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12.806cm"/>
    </style:style>
    <style:style style:name="co3" style:family="table-column">
      <style:table-column-properties fo:break-before="auto" style:column-width="19.701cm"/>
    </style:style>
    <style:style style:name="co4" style:family="table-column">
      <style:table-column-properties fo:break-before="auto" style:column-width="1.68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1.582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ro4" style:family="table-row">
      <style:table-row-properties style:row-height="2.351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736cm" fo:break-before="auto" style:use-optimal-row-height="true"/>
    </style:style>
    <style:style style:name="ro7" style:family="table-row">
      <style:table-row-properties style:row-height="11.578cm" fo:break-before="auto" style:use-optimal-row-height="true"/>
    </style:style>
    <style:style style:name="ro8" style:family="table-row">
      <style:table-row-properties style:row-height="4.658cm" fo:break-before="auto" style:use-optimal-row-height="true"/>
    </style:style>
    <style:style style:name="ro9" style:family="table-row">
      <style:table-row-properties style:row-height="1.967cm" fo:break-before="auto" style:use-optimal-row-height="true"/>
    </style:style>
    <style:style style:name="ro10" style:family="table-row">
      <style:table-row-properties style:row-height="10.04cm" fo:break-before="auto" style:use-optimal-row-height="true"/>
    </style:style>
    <style:style style:name="ro11" style:family="table-row">
      <style:table-row-properties style:row-height="16.96cm" fo:break-before="auto" style:use-optimal-row-height="true"/>
    </style:style>
    <style:style style:name="ro12" style:family="table-row">
      <style:table-row-properties style:row-height="44.616cm" fo:break-before="auto" style:use-optimal-row-height="true"/>
    </style:style>
    <style:style style:name="ro13" style:family="table-row">
      <style:table-row-properties style:row-height="3.12cm" fo:break-before="auto" style:use-optimal-row-height="true"/>
    </style:style>
    <style:style style:name="ro14" style:family="table-row">
      <style:table-row-properties style:row-height="5.426cm" fo:break-before="auto" style:use-optimal-row-height="true"/>
    </style:style>
    <style:style style:name="ro15" style:family="table-row">
      <style:table-row-properties style:row-height="5.041cm" fo:break-before="auto" style:use-optimal-row-height="true"/>
    </style:style>
    <style:style style:name="ro16" style:family="table-row">
      <style:table-row-properties style:row-height="3.889cm" fo:break-before="auto" style:use-optimal-row-height="true"/>
    </style:style>
    <style:style style:name="ro17" style:family="table-row">
      <style:table-row-properties style:row-height="9.271cm" fo:break-before="auto" style:use-optimal-row-height="true"/>
    </style:style>
    <style:style style:name="ro18" style:family="table-row">
      <style:table-row-properties style:row-height="6.964cm" fo:break-before="auto" style:use-optimal-row-height="true"/>
    </style:style>
    <style:style style:name="ro19" style:family="table-row">
      <style:table-row-properties style:row-height="12.347cm" fo:break-before="auto" style:use-optimal-row-height="true"/>
    </style:style>
    <style:style style:name="ro20" style:family="table-row">
      <style:table-row-properties style:row-height="4.274cm" fo:break-before="auto" style:use-optimal-row-height="true"/>
    </style:style>
    <style:style style:name="ro21" style:family="table-row">
      <style:table-row-properties style:row-height="14.268cm" fo:break-before="auto" style:use-optimal-row-height="true"/>
    </style:style>
    <style:style style:name="ro22" style:family="table-row">
      <style:table-row-properties style:row-height="7.348cm" fo:break-before="auto" style:use-optimal-row-height="true"/>
    </style:style>
    <style:style style:name="ro23" style:family="table-row">
      <style:table-row-properties style:row-height="3.505cm" fo:break-before="auto" style:use-optimal-row-height="true"/>
    </style:style>
    <style:style style:name="ro24" style:family="table-row">
      <style:table-row-properties style:row-height="7.733cm" fo:break-before="auto" style:use-optimal-row-height="true"/>
    </style:style>
    <style:style style:name="ro25" style:family="table-row">
      <style:table-row-properties style:row-height="32.722cm" fo:break-before="auto" style:use-optimal-row-height="true"/>
    </style:style>
    <style:style style:name="ro26" style:family="table-row">
      <style:table-row-properties style:row-height="33.875cm" fo:break-before="auto" style:use-optimal-row-height="true"/>
    </style:style>
    <style:style style:name="ro27" style:family="table-row">
      <style:table-row-properties style:row-height="46.538cm" fo:break-before="auto" style:use-optimal-row-height="true"/>
    </style:style>
    <style:style style:name="ro28" style:family="table-row">
      <style:table-row-properties style:row-height="6.579cm" fo:break-before="auto" style:use-optimal-row-height="true"/>
    </style:style>
    <style:style style:name="ro29" style:family="table-row">
      <style:table-row-properties style:row-height="10.809cm" fo:break-before="auto" style:use-optimal-row-height="true"/>
    </style:style>
    <style:style style:name="ro30" style:family="table-row">
      <style:table-row-properties style:row-height="15.422cm" fo:break-before="auto" style:use-optimal-row-height="true"/>
    </style:style>
    <style:style style:name="ro31" style:family="table-row">
      <style:table-row-properties style:row-height="6.195cm" fo:break-before="auto" style:use-optimal-row-height="true"/>
    </style:style>
    <style:style style:name="ro32" style:family="table-row">
      <style:table-row-properties style:row-height="22.341cm" fo:break-before="auto" style:use-optimal-row-height="true"/>
    </style:style>
    <style:style style:name="ro33" style:family="table-row">
      <style:table-row-properties style:row-height="11.963cm" fo:break-before="auto" style:use-optimal-row-height="true"/>
    </style:style>
    <style:style style:name="ro34" style:family="table-row">
      <style:table-row-properties style:row-height="8.117cm" fo:break-before="auto" style:use-optimal-row-height="true"/>
    </style:style>
    <style:style style:name="ro35" style:family="table-row">
      <style:table-row-properties style:row-height="27.34cm" fo:break-before="auto" style:use-optimal-row-height="true"/>
    </style:style>
    <style:style style:name="ro36" style:family="table-row">
      <style:table-row-properties style:row-height="8.502cm" fo:break-before="auto" style:use-optimal-row-height="true"/>
    </style:style>
    <style:style style:name="ro37" style:family="table-row">
      <style:table-row-properties style:row-height="9.656cm" fo:break-before="auto" style:use-optimal-row-height="true"/>
    </style:style>
    <style:style style:name="ro38" style:family="table-row">
      <style:table-row-properties style:row-height="5.81cm" fo:break-before="auto" style:use-optimal-row-height="true"/>
    </style:style>
    <style:style style:name="ro39" style:family="table-row">
      <style:table-row-properties style:row-height="22.726cm" fo:break-before="auto" style:use-optimal-row-height="true"/>
    </style:style>
    <style:style style:name="ro40" style:family="table-row">
      <style:table-row-properties style:row-height="15.037cm" fo:break-before="auto" style:use-optimal-row-height="true"/>
    </style:style>
    <style:style style:name="ro41" style:family="table-row">
      <style:table-row-properties style:row-height="15.806cm" fo:break-before="auto" style:use-optimal-row-height="true"/>
    </style:style>
    <style:style style:name="ro42" style:family="table-row">
      <style:table-row-properties style:row-height="13.499cm" fo:break-before="auto" style:use-optimal-row-height="true"/>
    </style:style>
    <style:style style:name="ro43" style:family="table-row">
      <style:table-row-properties style:row-height="12.73cm" fo:break-before="auto" style:use-optimal-row-height="true"/>
    </style:style>
    <style:style style:name="ro44" style:family="table-row">
      <style:table-row-properties style:row-height="44.231cm" fo:break-before="auto" style:use-optimal-row-height="true"/>
    </style:style>
    <style:style style:name="ro45" style:family="table-row">
      <style:table-row-properties style:row-height="14.725cm" fo:break-before="auto" style:use-optimal-row-height="true"/>
    </style:style>
    <style:style style:name="ro46" style:family="table-row">
      <style:table-row-properties style:row-height="19.651cm" fo:break-before="auto" style:use-optimal-row-height="true"/>
    </style:style>
    <style:style style:name="ro47" style:family="table-row">
      <style:table-row-properties style:row-height="14.653cm" fo:break-before="auto" style:use-optimal-row-height="true"/>
    </style:style>
    <style:style style:name="ro48" style:family="table-row">
      <style:table-row-properties style:row-height="18.498cm" fo:break-before="auto" style:use-optimal-row-height="true"/>
    </style:style>
    <style:style style:name="ro49" style:family="table-row">
      <style:table-row-properties style:row-height="23.11cm" fo:break-before="auto" style:use-optimal-row-height="true"/>
    </style:style>
    <style:style style:name="ro50" style:family="table-row">
      <style:table-row-properties style:row-height="8.886cm" fo:break-before="auto" style:use-optimal-row-height="true"/>
    </style:style>
    <style:style style:name="ro51" style:family="table-row">
      <style:table-row-properties style:row-height="10.425cm" fo:break-before="auto" style:use-optimal-row-height="true"/>
    </style:style>
    <style:style style:name="ro52" style:family="table-row">
      <style:table-row-properties style:row-height="2.531cm" fo:break-before="auto" style:use-optimal-row-height="true"/>
    </style:style>
    <style:style style:name="ro53" style:family="table-row">
      <style:table-row-properties style:row-height="31.184cm" fo:break-before="auto" style:use-optimal-row-height="true"/>
    </style:style>
    <style:style style:name="ro54" style:family="table-row">
      <style:table-row-properties style:row-height="26.187cm" fo:break-before="auto" style:use-optimal-row-height="true"/>
    </style:style>
    <style:style style:name="ro55" style:family="table-row">
      <style:table-row-properties style:row-height="22.907cm" fo:break-before="auto" style:use-optimal-row-height="true"/>
    </style:style>
    <style:style style:name="ro56" style:family="table-row">
      <style:table-row-properties style:row-height="42.31cm" fo:break-before="auto" style:use-optimal-row-height="true"/>
    </style:style>
    <style:style style:name="ro57" style:family="table-row">
      <style:table-row-properties style:row-height="13.115cm" fo:break-before="auto" style:use-optimal-row-height="true"/>
    </style:style>
    <style:style style:name="ro58" style:family="table-row">
      <style:table-row-properties style:row-height="11.194cm" fo:break-before="auto" style:use-optimal-row-height="true"/>
    </style:style>
    <style:style style:name="ro59" style:family="table-row">
      <style:table-row-properties style:row-height="29.646cm" fo:break-before="auto" style:use-optimal-row-height="true"/>
    </style:style>
    <style:style style:name="ro60" style:family="table-row">
      <style:table-row-properties style:row-height="27.723cm" fo:break-before="auto" style:use-optimal-row-height="true"/>
    </style:style>
    <style:style style:name="ro61" style:family="table-row">
      <style:table-row-properties style:row-height="26.956cm" fo:break-before="auto" style:use-optimal-row-height="true"/>
    </style:style>
    <style:style style:name="ro62" style:family="table-row">
      <style:table-row-properties style:row-height="16.191cm" fo:break-before="auto" style:use-optimal-row-height="true"/>
    </style:style>
    <style:style style:name="ro63" style:family="table-row">
      <style:table-row-properties style:row-height="23.495cm" fo:break-before="auto" style:use-optimal-row-height="true"/>
    </style:style>
    <style:style style:name="ro64" style:family="table-row">
      <style:table-row-properties style:row-height="58.073cm" fo:break-before="auto" style:use-optimal-row-height="true"/>
    </style:style>
    <style:style style:name="ro65" style:family="table-row">
      <style:table-row-properties style:row-height="60.378cm" fo:break-before="auto" style:use-optimal-row-height="true"/>
    </style:style>
    <style:style style:name="ro66" style:family="table-row">
      <style:table-row-properties style:row-height="29.261cm" fo:break-before="auto" style:use-optimal-row-height="true"/>
    </style:style>
    <style:style style:name="ro67" style:family="table-row">
      <style:table-row-properties style:row-height="18.882cm" fo:break-before="auto" style:use-optimal-row-height="true"/>
    </style:style>
    <style:style style:name="ro68" style:family="table-row">
      <style:table-row-properties style:row-height="20.803cm" fo:break-before="auto" style:use-optimal-row-height="true"/>
    </style:style>
    <style:style style:name="ro69" style:family="table-row">
      <style:table-row-properties style:row-height="28.108cm" fo:break-before="auto" style:use-optimal-row-height="true"/>
    </style:style>
    <style:style style:name="ro70" style:family="table-row">
      <style:table-row-properties style:row-height="20.419cm" fo:break-before="auto" style:use-optimal-row-height="true"/>
    </style:style>
    <style:style style:name="ro71" style:family="table-row">
      <style:table-row-properties style:row-height="0.225cm" fo:break-before="auto" style:use-optimal-row-height="true"/>
    </style:style>
    <style:style style:name="ro72" style:family="table-row">
      <style:table-row-properties style:row-height="23.88cm" fo:break-before="auto" style:use-optimal-row-height="true"/>
    </style:style>
    <style:style style:name="ro73" style:family="table-row">
      <style:table-row-properties style:row-height="56.15cm" fo:break-before="auto" style:use-optimal-row-height="true"/>
    </style:style>
    <style:style style:name="ro74" style:family="table-row">
      <style:table-row-properties style:row-height="43.464cm" fo:break-before="auto" style:use-optimal-row-height="true"/>
    </style:style>
    <style:style style:name="ro75" style:family="table-row">
      <style:table-row-properties style:row-height="60.762cm" fo:break-before="auto" style:use-optimal-row-height="true"/>
    </style:style>
    <style:style style:name="ro76" style:family="table-row">
      <style:table-row-properties style:row-height="17.417cm" fo:break-before="auto" style:use-optimal-row-height="true"/>
    </style:style>
    <style:style style:name="ro77" style:family="table-row">
      <style:table-row-properties style:row-height="64.077cm" fo:break-before="auto" style:use-optimal-row-height="true"/>
    </style:style>
    <style:style style:name="ro78" style:family="table-row">
      <style:table-row-properties style:row-height="26.571cm" fo:break-before="auto" style:use-optimal-row-height="true"/>
    </style:style>
    <style:style style:name="ro79" style:family="table-row">
      <style:table-row-properties style:row-height="20.034cm" fo:break-before="auto" style:use-optimal-row-height="true"/>
    </style:style>
    <style:style style:name="ro80" style:family="table-row">
      <style:table-row-properties style:row-height="21.885cm" fo:break-before="auto" style:use-optimal-row-height="true"/>
    </style:style>
    <style:style style:name="ro81" style:family="table-row">
      <style:table-row-properties style:row-height="48.846cm" fo:break-before="auto" style:use-optimal-row-height="true"/>
    </style:style>
    <style:style style:name="ro82" style:family="table-row">
      <style:table-row-properties style:row-height="38.283cm" fo:break-before="auto" style:use-optimal-row-height="true"/>
    </style:style>
    <style:style style:name="ro83" style:family="table-row">
      <style:table-row-properties style:row-height="0.885cm" fo:break-before="auto" style:use-optimal-row-height="true"/>
    </style:style>
    <style:style style:name="ro84" style:family="table-row">
      <style:table-row-properties style:row-height="37.516cm" fo:break-before="auto" style:use-optimal-row-height="true"/>
    </style:style>
    <style:style style:name="ro85" style:family="table-row">
      <style:table-row-properties style:row-height="47.091cm" fo:break-before="auto" style:use-optimal-row-height="true"/>
    </style:style>
    <style:style style:name="ro86" style:family="table-row">
      <style:table-row-properties style:row-height="39.474cm" fo:break-before="auto" style:use-optimal-row-height="true"/>
    </style:style>
    <style:style style:name="ro87" style:family="table-row">
      <style:table-row-properties style:row-height="49.999cm" fo:break-before="auto" style:use-optimal-row-height="true"/>
    </style:style>
    <style:style style:name="ro88" style:family="table-row">
      <style:table-row-properties style:row-height="4.729cm" fo:break-before="auto" style:use-optimal-row-height="true"/>
    </style:style>
    <style:style style:name="ro89" style:family="table-row">
      <style:table-row-properties style:row-height="13.884cm" fo:break-before="auto" style:use-optimal-row-height="true"/>
    </style:style>
    <style:style style:name="ro90" style:family="table-row">
      <style:table-row-properties style:row-height="13.68cm" fo:break-before="auto" style:use-optimal-row-height="true"/>
    </style:style>
    <style:style style:name="ta1" style:family="table" style:master-page-name="PageStyle_5f_Parqu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quet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 office:value-type="string">
            <text:p>Downloaded on</text:p>
          </table:table-cell>
          <table:table-cell table:number-columns-repeated="1023"/>
        </table:table-row>
        <table:table-row table:style-name="ro1">
          <table:table-cell office:value-type="string">
            <text:p>Wednesday, 19. February 2020 04:45P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omment ID</text:p>
          </table:table-cell>
          <table:table-cell office:value-type="string">
            <text:p>Comment Bod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24894</text:p>
          </table:table-cell>
          <table:table-cell office:value-type="string">
            <text:p>PARQUET-787</text:p>
          </table:table-cell>
          <table:table-cell office:value-type="string">
            <text:p>Add a size limit for heap allocations when read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6371730</text:p>
          </table:table-cell>
          <table:table-cell office:value-type="string">
            <text:p>Merged #390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24841</text:p>
          </table:table-cell>
          <table:table-cell office:value-type="string">
            <text:p>PARQUET-786</text:p>
          </table:table-cell>
          <table:table-cell office:value-type="string">
            <text:p>parquet-tools README incorrectly has 'java jar' instead of 'java -jar'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723779</text:p>
          </table:table-cell>
          <table:table-cell office:value-type="string">
            <text:p>Merged in:</text:p>
            <text:p>https://github.com/apache/parquet-mr/pull/386</text:p>
            <text:p>https://github.com/apache/parquet-mr/c</text:p>
            <text:p>ommit/7987a544cce59537467621114b400f670c71d7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24836</text:p>
          </table:table-cell>
          <table:table-cell office:value-type="string">
            <text:p>PARQUET-785</text:p>
          </table:table-cell>
          <table:table-cell office:value-type="string">
            <text:p>C++: List conversion for Arrow Schema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712948</text:p>
          </table:table-cell>
          <table:table-cell office:value-type="string">
            <text:p>PR: https://github.com/apache/parquet-cpp/pull/19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743341</text:p>
          </table:table-cell>
          <table:table-cell office:value-type="string">
            <text:p>Issue resolved by pull request 198</text:p>
            <text:p>[https://github.com/apache/parquet-cpp/pull/19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24594</text:p>
          </table:table-cell>
          <table:table-cell office:value-type="string">
            <text:p>PARQUET-784</text:p>
          </table:table-cell>
          <table:table-cell office:value-type="string">
            <text:p>C++: Reference Spark, Kudu and FrameOfReference in LICEN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709962</text:p>
          </table:table-cell>
          <table:table-cell office:value-type="string">
            <text:p>PR: https://github.com/apache/parquet-cpp/pull/19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720158</text:p>
          </table:table-cell>
          <table:table-cell office:value-type="string">
            <text:p>Issue resolved by pull request 197</text:p>
            <text:p>[https://github.com/apache/parquet-cpp/pull/19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3023855</text:p>
          </table:table-cell>
          <table:table-cell office:value-type="string">
            <text:p>PARQUET-783</text:p>
          </table:table-cell>
          <table:table-cell office:value-type="string">
            <text:p>H2SeekableInputStream does not close its underlying FSDataInputStream, leading to connection le</text:p>
            <text:p>ak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5721918</text:p>
          </table:table-cell>
          <table:table-cell office:value-type="string">
            <text:p>Hi [~michael],</text:p>
            <text:p>As you have linked the PR you should press the button "Submit Patch" so that the</text:p>
            <text:p><text:s/>status of this jira will be highlighted for the committers.</text:p>
            <text:p>I would also suggest assigning the</text:p>
            <text:p><text:s/>JIRA for yourself.</text:p>
            <text:p>Thanks a lo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722771</text:p>
          </table:table-cell>
          <table:table-cell office:value-type="string">
            <text:p>Hi [~gszadovszky]. Thanks for the advice. I don't seem to be able to assign this ticket to myse</text:p>
            <text:p>lf. Maybe you can do that for me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723722</text:p>
          </table:table-cell>
          <table:table-cell office:value-type="string">
            <text:p>Issue resolved by pull request 388</text:p>
            <text:p>[https://github.com/apache/parquet-mr/pull/388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724105</text:p>
          </table:table-cell>
          <table:table-cell office:value-type="string">
            <text:p>Any chance we can get this in 1.9.1? This bug makes parquet 1.9 unusable for u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752914</text:p>
          </table:table-cell>
          <table:table-cell office:value-type="string">
            <text:p>Yeah, we can make that happen. In the future, could you bring this up on the mailing list or op</text:p>
            <text:p>en an issue to release 1.9.1? Many of us just saw that this was resolved and not your latest co</text:p>
            <text:p>mment to get it in a patch release. Thanks, [~michael]!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6031811</text:p>
          </table:table-cell>
          <table:table-cell office:value-type="string">
            <text:p>We've been hit by this same issue as well. Any chance of 1.9.1 happening soon? </text:p>
            <text:p/>
            <text:p>imho this is a</text:p>
            <text:p><text:s/>quite serious issue given how extensively parquet is used.</text:p>
            <text:p><text:s/></text:p>
            <text:p>Thanks! 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6044382</text:p>
          </table:table-cell>
          <table:table-cell office:value-type="string">
            <text:p>Hi - is there any way we could help with this? It has become critical for us and obviously we u</text:p>
            <text:p>nderstand there are many priorities, but if there is any way we could help to get this out, let</text:p>
            <text:p><text:s/>us know.</text:p>
            <text:p/>
            <text:p>What you be able to indicate at least what is the current release timeline?</text:p>
            <text:p/>
            <text:p>Thank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6044715</text:p>
          </table:table-cell>
          <table:table-cell office:value-type="string">
            <text:p>Hi [~fuka], I created a jira ticket to make a 1.9.1 release: PARQUET-1027</text:p>
            <text:p>We should link to it </text:p>
            <text:p>any JIRA we think should be added and get it started soon.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23229</text:p>
          </table:table-cell>
          <table:table-cell office:value-type="string">
            <text:p>PARQUET-782</text:p>
          </table:table-cell>
          <table:table-cell office:value-type="string">
            <text:p>C++: Support writing to Arrow sink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94948</text:p>
          </table:table-cell>
          <table:table-cell office:value-type="string">
            <text:p>PR: https://github.com/apache/parquet-cpp/pull/19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700408</text:p>
          </table:table-cell>
          <table:table-cell office:value-type="string">
            <text:p>Issue resolved by pull request 196</text:p>
            <text:p>[https://github.com/apache/parquet-cpp/pull/19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22855</text:p>
          </table:table-cell>
          <table:table-cell office:value-type="string">
            <text:p>PARQUET-781</text:p>
          </table:table-cell>
          <table:table-cell office:value-type="string">
            <text:p>ParquetOuptputFormat should support custom OutputCommitt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22330</text:p>
          </table:table-cell>
          <table:table-cell office:value-type="string">
            <text:p>PARQUET-780</text:p>
          </table:table-cell>
          <table:table-cell office:value-type="string">
            <text:p>WriterBatch API does not properly handle NULL values for byte array type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685417</text:p>
          </table:table-cell>
          <table:table-cell office:value-type="string">
            <text:p>Mike,</text:p>
            <text:p>The block at {{examples/reader-writer.cc:175}} writes ByteArray values with NULLs.</text:p>
            <text:p>Can yo</text:p>
            <text:p>u provide a reproducer for your segfault?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>
            <text:p>15687065</text:p>
          </table:table-cell>
          <table:table-cell office:value-type="string">
            <text:p>You are correct it is more than just the NULL. My definition level array contained the wrong va</text:p>
            <text:p>lue (indicating there was an entry). However, when I write a simple test to reproduce the error</text:p>
            <text:p><text:s/>I get the expected exception "Less than the number of expected rows written in the current col</text:p>
            <text:p>umn chunk". <text:s/>The more complicated case produces this:</text:p>
            <text:p/>
            <text:p>Program received signal SIGSEGV, Segment</text:p>
            <text:p>ation fault.</text:p>
            <text:p>0x00007ffff6a07e08 in std::vector&lt;int, std::allocator&lt;int&gt; &gt;::push_back (__x=&lt;opti</text:p>
            <text:p>mized out&gt;, this=&lt;optimized out&gt;)</text:p>
            <text:p><text:s text:c="4"/>at /usr/include/c++/5/bits/stl_vector.h:923</text:p>
            <text:p>923<text:tab/><text:tab/> <text:s/>_M_emp</text:p>
            <text:p>lace_back_aux(__x);</text:p>
            <text:p>(gdb) bt</text:p>
            <text:p>#0 <text:s/>0x00007ffff6a07e08 in std::vector&lt;int, std::allocator&lt;int&gt; &gt;::</text:p>
            <text:p>push_back (__x=&lt;optimized out&gt;, this=&lt;optimized out&gt;)</text:p>
            <text:p><text:s text:c="4"/>at /usr/include/c++/5/bits/stl_vector</text:p>
            <text:p>.h:923</text:p>
            <text:p>#1 <text:s/>parquet::DictEncoder&lt;parquet::DataType&lt;(parquet::Type::type)6&gt; &gt;::Put (v=..., this=0</text:p>
            <text:p>x647840)</text:p>
            <text:p><text:s text:c="4"/>at /work/parquet-cpp/src/parquet/encodings/dictionary-encoding.h:332</text:p>
            <text:p>#2 <text:s/>parquet::</text:p>
            <text:p>DictEncoder&lt;parquet::DataType&lt;(parquet::Type::type)6&gt; &gt;::Put (this=&lt;optimized out&gt;, values=&lt;opt</text:p>
            <text:p>imized out&gt;, </text:p>
            <text:p><text:s text:c="4"/>num_values=&lt;optimized out&gt;) at /work/parquet-cpp/src/parquet/encodings/dictio</text:p>
            <text:p>nary-encoding.h:228</text:p>
            <text:p>#3 <text:s/>0x00007ffff6a0cccc in parquet::TypedColumnWriter&lt;parquet::DataType&lt;(par</text:p>
            <text:p>quet::Type::type)6&gt; &gt;::WriteMiniBatch (this=0x65a320, </text:p>
            <text:p><text:s text:c="4"/>num_values=1, def_levels=&lt;optimized </text:p>
            <text:p>out&gt;, rep_levels=0x6661a0, values=0x0) at /work/parquet-cpp/src/parquet/column/writer.cc:339</text:p>
            <text:p><text:s/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5687189</text:p>
          </table:table-cell>
          <table:table-cell office:value-type="string">
            <text:p>I guess your definition level is incorrect.</text:p>
            <text:p>Is the first element of your {{def_levels}} array e</text:p>
            <text:p>qual to {{0}} ? (Assuming you are writing a primitive column)</text:p>
            <text:p/>
            <text:p>Looking at the call stack, the c</text:p>
            <text:p>all below is not the right path when writing a NULL value.</text:p>
            <text:p><text:s/>#1 parquet::DictEncoder&lt;parquet::Da</text:p>
            <text:p>taType&lt;(parquet::Type::type)6&gt; &gt;::Put (v=..., this=0x647840)</text:p>
            <text:p>at /work/parquet-cpp/src/parquet/e</text:p>
            <text:p>ncodings/dictionary-encoding.h:332</text:p>
            <text:p/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688634</text:p>
          </table:table-cell>
          <table:table-cell office:value-type="string">
            <text:p>The definition level is an array of size 1 with a value of 1 (which is the max definition level</text:p>
            <text:p><text:s/>in this case) So if I am reading this correctly it will cause values_to_write to be incremente</text:p>
            <text:p>d and a write will be attempted using the NULL array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688697</text:p>
          </table:table-cell>
          <table:table-cell office:value-type="string">
            <text:p>NULL values are not explicitly stored in the Parquet format. The definition level must be 0 (&lt; </text:p>
            <text:p>max definition level) to represent a NULL value.</text:p>
            <text:p>When reading the values back, the definition l</text:p>
            <text:p>evel is used to implicitly derive the NULL value.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688777</text:p>
          </table:table-cell>
          <table:table-cell office:value-type="string">
            <text:p>I understand that but if the definition level is set incorrectly, as was the case here, this ca</text:p>
            <text:p>n cause the library to crash. <text:s/>A simple NULL check instead of calling WriteValues(1, NULL) <text:s/>cou</text:p>
            <text:p>ld throw an exception instead going into undefined behavior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89315</text:p>
          </table:table-cell>
          <table:table-cell office:value-type="string">
            <text:p>You could add a DCHECK in {{parquet-cpp/src/parquet/column/writer.cc:339}} before {{WriteValues</text:p>
            <text:p>}} that checks for a non-nullptr {{values}} if {{values_to_write &gt; 0}}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690114</text:p>
          </table:table-cell>
          <table:table-cell office:value-type="string">
            <text:p>Alternatively, we can push the DCHECK inside each encoder and avoid the {{if check}}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690944</text:p>
          </table:table-cell>
          <table:table-cell office:value-type="string">
            <text:p>https://github.com/apache/parquet-cpp/pull/19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98464</text:p>
          </table:table-cell>
          <table:table-cell office:value-type="string">
            <text:p>Resolved by https://github.com/apache/parquet-cpp/commit/47a94590d00e50a96d83ba3e8970af12718032</text:p>
            <text:p>1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21570</text:p>
          </table:table-cell>
          <table:table-cell office:value-type="string">
            <text:p>PARQUET-779</text:p>
          </table:table-cell>
          <table:table-cell office:value-type="string">
            <text:p>Export TypedRowGroupStatistics in libparque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74622</text:p>
          </table:table-cell>
          <table:table-cell office:value-type="string">
            <text:p>PR is available: https://github.com/apache/parquet-cpp/pull/19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98395</text:p>
          </table:table-cell>
          <table:table-cell office:value-type="string">
            <text:p>Resolved in https://github.com/apache/parquet-cpp/commit/086d5cc737f2103c55f1bae68989bd804a8c3a</text:p>
            <text:p>c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20920</text:p>
          </table:table-cell>
          <table:table-cell office:value-type="string">
            <text:p>PARQUET-778</text:p>
          </table:table-cell>
          <table:table-cell office:value-type="string">
            <text:p>Standardize the schema output to match the parquet-mr forma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677254</text:p>
          </table:table-cell>
          <table:table-cell office:value-type="string">
            <text:p>Issue resolved by pull request 192</text:p>
            <text:p>[https://github.com/apache/parquet-cpp/pull/19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20387</text:p>
          </table:table-cell>
          <table:table-cell office:value-type="string">
            <text:p>PARQUET-777</text:p>
          </table:table-cell>
          <table:table-cell office:value-type="string">
            <text:p>Add new Parquet CLI tool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6105852</text:p>
          </table:table-cell>
          <table:table-cell office:value-type="string">
            <text:p>Merged #384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9643</text:p>
          </table:table-cell>
          <table:table-cell office:value-type="string">
            <text:p>PARQUET-776</text:p>
          </table:table-cell>
          <table:table-cell office:value-type="string">
            <text:p>C++: Clear out license issu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977319</text:p>
          </table:table-cell>
          <table:table-cell office:value-type="string">
            <text:p>[~xhochy] Is this resolved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978232</text:p>
          </table:table-cell>
          <table:table-cell office:value-type="string">
            <text:p>Yes, [~wesmckinn] sorted that out before the relea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9563</text:p>
          </table:table-cell>
          <table:table-cell office:value-type="string">
            <text:p>PARQUET-775</text:p>
          </table:table-cell>
          <table:table-cell office:value-type="string">
            <text:p>C++: TrackingAllocator is not thread-saf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52025</text:p>
          </table:table-cell>
          <table:table-cell office:value-type="string">
            <text:p>PR: https://github.com/apache/parquet-cpp/pull/19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52457</text:p>
          </table:table-cell>
          <table:table-cell office:value-type="string">
            <text:p>Resolved in https://github.com/apache/parquet-cpp/commit/002466539f6aba7bf1f885b66f61f302ed88fa</text:p>
            <text:p>6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9301</text:p>
          </table:table-cell>
          <table:table-cell office:value-type="string">
            <text:p>PARQUET-774</text:p>
          </table:table-cell>
          <table:table-cell office:value-type="string">
            <text:p>Release parquet-cpp 0.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48354</text:p>
          </table:table-cell>
          <table:table-cell office:value-type="string">
            <text:p>We already have https://issues.apache.org/jira/browse/PARQUET-7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9298</text:p>
          </table:table-cell>
          <table:table-cell office:value-type="string">
            <text:p>PARQUET-773</text:p>
          </table:table-cell>
          <table:table-cell office:value-type="string">
            <text:p>C++: Check licenses with RAT in C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50193</text:p>
          </table:table-cell>
          <table:table-cell office:value-type="string">
            <text:p>PR: https://github.com/apache/parquet-cpp/pull/18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51196</text:p>
          </table:table-cell>
          <table:table-cell office:value-type="string">
            <text:p>Issue resolved by pull request 189</text:p>
            <text:p>[https://github.com/apache/parquet-cpp/pull/18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8901</text:p>
          </table:table-cell>
          <table:table-cell office:value-type="string">
            <text:p>PARQUET-772</text:p>
          </table:table-cell>
          <table:table-cell office:value-type="string">
            <text:p>Test fails if current locale has decimal mark other than 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840676</text:p>
          </table:table-cell>
          <table:table-cell office:value-type="string">
            <text:p>Issue resolved by pull request 395</text:p>
            <text:p>[https://github.com/apache/parquet-mr/pull/39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8898</text:p>
          </table:table-cell>
          <table:table-cell office:value-type="string">
            <text:p>PARQUET-771</text:p>
          </table:table-cell>
          <table:table-cell office:value-type="string">
            <text:p>C++: Sync KEYS fi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44795</text:p>
          </table:table-cell>
          <table:table-cell office:value-type="string">
            <text:p>PR: https://github.com/apache/parquet-cpp/pull/18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47879</text:p>
          </table:table-cell>
          <table:table-cell office:value-type="string">
            <text:p>Issue resolved by pull request 188</text:p>
            <text:p>[https://github.com/apache/parquet-cpp/pull/18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8881</text:p>
          </table:table-cell>
          <table:table-cell office:value-type="string">
            <text:p>PARQUET-770</text:p>
          </table:table-cell>
          <table:table-cell office:value-type="string">
            <text:p>[C++] Implement PARQUET-686 statistics bug fix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6853123</text:p>
          </table:table-cell>
          <table:table-cell office:value-type="string">
            <text:p>[~mdeepak] is this still an issue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853859</text:p>
          </table:table-cell>
          <table:table-cell office:value-type="string">
            <text:p>[~wesmckinn] this should be resolved no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8855</text:p>
          </table:table-cell>
          <table:table-cell office:value-type="string">
            <text:p>PARQUET-769</text:p>
          </table:table-cell>
          <table:table-cell office:value-type="string">
            <text:p>C++: Add support for Brotli Compress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44400</text:p>
          </table:table-cell>
          <table:table-cell office:value-type="string">
            <text:p>[~rdblue] Anything special here I have to take care of? Where is this yet implemented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684160</text:p>
          </table:table-cell>
          <table:table-cell office:value-type="string">
            <text:p>PR: https://github.com/apache/parquet-cpp/pull/19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98391</text:p>
          </table:table-cell>
          <table:table-cell office:value-type="string">
            <text:p>Issue resolved by pull request 194</text:p>
            <text:p>[https://github.com/apache/parquet-cpp/pull/19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8757</text:p>
          </table:table-cell>
          <table:table-cell office:value-type="string">
            <text:p>PARQUET-768</text:p>
          </table:table-cell>
          <table:table-cell office:value-type="string">
            <text:p>Add Uwe L. Korn to KEY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43409</text:p>
          </table:table-cell>
          <table:table-cell office:value-type="string">
            <text:p>PR: https://github.com/apache/parquet-mr/pull/38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44662</text:p>
          </table:table-cell>
          <table:table-cell office:value-type="string">
            <text:p>Issue resolved by pull request 383</text:p>
            <text:p>[https://github.com/apache/parquet-mr/pull/38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8695</text:p>
          </table:table-cell>
          <table:table-cell office:value-type="string">
            <text:p>PARQUET-767</text:p>
          </table:table-cell>
          <table:table-cell office:value-type="string">
            <text:p>Add release scripts for parquet-cpp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717781</text:p>
          </table:table-cell>
          <table:table-cell office:value-type="string">
            <text:p>PR: https://github.com/apache/parquet-cpp/pull/199</text:p>
            <text:p/>
            <text:p>Main issue currently that I cannot solve: T</text:p>
            <text:p>he release tag in JIRA is {{cpp-0.1}} and the scripts need {{cpp-0.1.0}}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737497</text:p>
          </table:table-cell>
          <table:table-cell office:value-type="string">
            <text:p>Issue resolved by pull request 199</text:p>
            <text:p>[https://github.com/apache/parquet-cpp/pull/19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8693</text:p>
          </table:table-cell>
          <table:table-cell office:value-type="string">
            <text:p>PARQUET-766</text:p>
          </table:table-cell>
          <table:table-cell office:value-type="string">
            <text:p>C++: Expose ParquetFileReader through Arrow reader as cons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42198</text:p>
          </table:table-cell>
          <table:table-cell office:value-type="string">
            <text:p>PR: https://github.com/apache/parquet-cpp/pull/18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42251</text:p>
          </table:table-cell>
          <table:table-cell office:value-type="string">
            <text:p>Issue resolved by pull request 186</text:p>
            <text:p>[https://github.com/apache/parquet-cpp/pull/18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8619</text:p>
          </table:table-cell>
          <table:table-cell office:value-type="string">
            <text:p>PARQUET-765</text:p>
          </table:table-cell>
          <table:table-cell office:value-type="string">
            <text:p>Upgrade Avro to 1.8.1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651450</text:p>
          </table:table-cell>
          <table:table-cell office:value-type="string">
            <text:p>Issue resolved by pull request 382</text:p>
            <text:p>[https://github.com/apache/parquet-mr/pull/38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8096</text:p>
          </table:table-cell>
          <table:table-cell office:value-type="string">
            <text:p>PARQUET-764</text:p>
          </table:table-cell>
          <table:table-cell office:value-type="string">
            <text:p>[CPP] Parquet Writer does not write Boolean values correctl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36987</text:p>
          </table:table-cell>
          <table:table-cell office:value-type="string">
            <text:p>[~mdeepak] I'm going to have a shot at thi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641602</text:p>
          </table:table-cell>
          <table:table-cell office:value-type="string">
            <text:p>PR: https://github.com/apache/parquet-cpp/pull/18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42259</text:p>
          </table:table-cell>
          <table:table-cell office:value-type="string">
            <text:p>Issue resolved by pull request 185</text:p>
            <text:p>[https://github.com/apache/parquet-cpp/pull/18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7685</text:p>
          </table:table-cell>
          <table:table-cell office:value-type="string">
            <text:p>PARQUET-763</text:p>
          </table:table-cell>
          <table:table-cell office:value-type="string">
            <text:p>C++: Expose ParquetFileReader through Arrow read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33051</text:p>
          </table:table-cell>
          <table:table-cell office:value-type="string">
            <text:p>PR: https://github.com/apache/parquet-cpp/pull/18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35524</text:p>
          </table:table-cell>
          <table:table-cell office:value-type="string">
            <text:p>Issue resolved by pull request 184</text:p>
            <text:p>[https://github.com/apache/parquet-cpp/pull/18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7591</text:p>
          </table:table-cell>
          <table:table-cell office:value-type="string">
            <text:p>PARQUET-762</text:p>
          </table:table-cell>
          <table:table-cell office:value-type="string">
            <text:p>C++: Use optimistic allocation instead of Arrow Build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32487</text:p>
          </table:table-cell>
          <table:table-cell office:value-type="string">
            <text:p>PR: https://github.com/apache/parquet-cpp/pull/18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42285</text:p>
          </table:table-cell>
          <table:table-cell office:value-type="string">
            <text:p>Issue resolved by pull request 183</text:p>
            <text:p>[https://github.com/apache/parquet-cpp/pull/18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3017587</text:p>
          </table:table-cell>
          <table:table-cell office:value-type="string">
            <text:p>PARQUET-761</text:p>
          </table:table-cell>
          <table:table-cell office:value-type="string">
            <text:p>C++: Shrink using realloc Buffer instead of doing a memcpy in FlatColumnReader::Impl::TypedRead</text:p>
            <text:p>Batch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932337</text:p>
          </table:table-cell>
          <table:table-cell office:value-type="string">
            <text:p>We already implemented this as part of a previous P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6418</text:p>
          </table:table-cell>
          <table:table-cell office:value-type="string">
            <text:p>PARQUET-760</text:p>
          </table:table-cell>
          <table:table-cell office:value-type="string">
            <text:p>On switching from dictionary to the fallback encoding, an incorrect encoding is se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19681</text:p>
          </table:table-cell>
          <table:table-cell office:value-type="string">
            <text:p>PR: https://github.com/apache/parquet-cpp/pull/18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23988</text:p>
          </table:table-cell>
          <table:table-cell office:value-type="string">
            <text:p>Issue resolved by pull request 182</text:p>
            <text:p>[https://github.com/apache/parquet-cpp/pull/18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6207</text:p>
          </table:table-cell>
          <table:table-cell office:value-type="string">
            <text:p>PARQUET-759</text:p>
          </table:table-cell>
          <table:table-cell office:value-type="string">
            <text:p>Cannot store columns consisting of empty string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17634</text:p>
          </table:table-cell>
          <table:table-cell office:value-type="string">
            <text:p>PR: https://github.com/apache/parquet-cpp/pull/18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23976</text:p>
          </table:table-cell>
          <table:table-cell office:value-type="string">
            <text:p>Issue resolved by pull request 181</text:p>
            <text:p>[https://github.com/apache/parquet-cpp/pull/18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6196</text:p>
          </table:table-cell>
          <table:table-cell office:value-type="string">
            <text:p>PARQUET-758</text:p>
          </table:table-cell>
          <table:table-cell office:value-type="string">
            <text:p>HALF precision FLOAT Logical typ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5531</text:p>
          </table:table-cell>
          <table:table-cell office:value-type="string">
            <text:p>PARQUET-757</text:p>
          </table:table-cell>
          <table:table-cell office:value-type="string">
            <text:p>Add NULL type to Bring Parquet logical types to par with Arrow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09359</text:p>
          </table:table-cell>
          <table:table-cell office:value-type="string">
            <text:p>PR: https://github.com/apache/parquet-format/pull/4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609566</text:p>
          </table:table-cell>
          <table:table-cell office:value-type="string">
            <text:p>Those differences came up in https://github.com/apache/parquet-mr/pull/38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37098</text:p>
          </table:table-cell>
          <table:table-cell office:value-type="string">
            <text:p>Issue resolved by pull request 45</text:p>
            <text:p>[https://github.com/apache/parquet-format/pull/4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5522</text:p>
          </table:table-cell>
          <table:table-cell office:value-type="string">
            <text:p>PARQUET-756</text:p>
          </table:table-cell>
          <table:table-cell office:value-type="string">
            <text:p>Add Union Logical typ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09305</text:p>
          </table:table-cell>
          <table:table-cell office:value-type="string">
            <text:p>PR: https://github.com/apache/parquet-format/pull/4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5218</text:p>
          </table:table-cell>
          <table:table-cell office:value-type="string">
            <text:p>PARQUET-755</text:p>
          </table:table-cell>
          <table:table-cell office:value-type="string">
            <text:p>create parquet-arrow module with schema conver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651443</text:p>
          </table:table-cell>
          <table:table-cell office:value-type="string">
            <text:p>Issue resolved by pull request 381</text:p>
            <text:p>[https://github.com/apache/parquet-mr/pull/38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3040</text:p>
          </table:table-cell>
          <table:table-cell office:value-type="string">
            <text:p>PARQUET-754</text:p>
          </table:table-cell>
          <table:table-cell office:value-type="string">
            <text:p>Deprecate the "strict" argument in MessageType.union(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3008</text:p>
          </table:table-cell>
          <table:table-cell office:value-type="string">
            <text:p>PARQUET-753</text:p>
          </table:table-cell>
          <table:table-cell office:value-type="string">
            <text:p>GroupType.union() doesn't merge the original typ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83673</text:p>
          </table:table-cell>
          <table:table-cell office:value-type="string">
            <text:p>Openend [PR#380|https://github.com/apache/parquet-mr/pull/380]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83942</text:p>
          </table:table-cell>
          <table:table-cell office:value-type="string">
            <text:p>PARQUET-379 resolves the {{union}} issue related to primitive types, but doesn't handle group t</text:p>
            <text:p>yp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608990</text:p>
          </table:table-cell>
          <table:table-cell office:value-type="string">
            <text:p>https://github.com/apache/parquet-mr/commit/e5cd652aeb3305ef2b82a7925cce3a132bf6f5a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2882</text:p>
          </table:table-cell>
          <table:table-cell office:value-type="string">
            <text:p>PARQUET-752</text:p>
          </table:table-cell>
          <table:table-cell office:value-type="string">
            <text:p>[C++] Conform parquet_arrow to upstream API chang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82556</text:p>
          </table:table-cell>
          <table:table-cell office:value-type="string">
            <text:p>see patch: https://github.com/apache/parquet-cpp/pull/18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85298</text:p>
          </table:table-cell>
          <table:table-cell office:value-type="string">
            <text:p>Issue resolved by pull request 180</text:p>
            <text:p>[https://github.com/apache/parquet-cpp/pull/18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2497</text:p>
          </table:table-cell>
          <table:table-cell office:value-type="string">
            <text:p>PARQUET-751</text:p>
          </table:table-cell>
          <table:table-cell office:value-type="string">
            <text:p>DictionaryFilter patch broke column projec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87202</text:p>
          </table:table-cell>
          <table:table-cell office:value-type="string">
            <text:p>Merged #379. Thanks for reviewing, Da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2459</text:p>
          </table:table-cell>
          <table:table-cell office:value-type="string">
            <text:p>PARQUET-750</text:p>
          </table:table-cell>
          <table:table-cell office:value-type="string">
            <text:p>Parquet tools cat/head parity, small fix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76394</text:p>
          </table:table-cell>
          <table:table-cell office:value-type="string">
            <text:p>PR: https://github.com/apache/parquet-mr/pull/37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2259</text:p>
          </table:table-cell>
          <table:table-cell office:value-type="string">
            <text:p>PARQUET-749</text:p>
          </table:table-cell>
          <table:table-cell office:value-type="string">
            <text:p>[C++] Schema building ParquetFileWrit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1493</text:p>
          </table:table-cell>
          <table:table-cell office:value-type="string">
            <text:p>PARQUET-748</text:p>
          </table:table-cell>
          <table:table-cell office:value-type="string">
            <text:p>Update assembly for parquet tool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566544</text:p>
          </table:table-cell>
          <table:table-cell office:value-type="string">
            <text:p>I will work on this, it is fairly trivial and will get myself familiarized with code base a lit</text:p>
            <text:p>tle bi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76345</text:p>
          </table:table-cell>
          <table:table-cell office:value-type="string">
            <text:p>See PR comments for more info.</text:p>
            <text:p>https://github.com/apache/parquet-mr/pull/37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1229</text:p>
          </table:table-cell>
          <table:table-cell office:value-type="string">
            <text:p>PARQUET-747</text:p>
          </table:table-cell>
          <table:table-cell office:value-type="string">
            <text:p>[C++] TypedRowGroupStatistics are not being exported in libparquet.so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565721</text:p>
          </table:table-cell>
          <table:table-cell office:value-type="string">
            <text:p>Issue resolved by pull request 178</text:p>
            <text:p>[https://github.com/apache/parquet-cpp/pull/17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0600</text:p>
          </table:table-cell>
          <table:table-cell office:value-type="string">
            <text:p>PARQUET-746</text:p>
          </table:table-cell>
          <table:table-cell office:value-type="string">
            <text:p>[C++] Remove conda builds from Travis CI process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585299</text:p>
          </table:table-cell>
          <table:table-cell office:value-type="string">
            <text:p>Resolved in https://github.com/apache/parquet-cpp/commit/82515feadd593482e509d2e6931cda29aba66c</text:p>
            <text:p>b0 for PARQUET-75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0567</text:p>
          </table:table-cell>
          <table:table-cell office:value-type="string">
            <text:p>PARQUET-745</text:p>
          </table:table-cell>
          <table:table-cell office:value-type="string">
            <text:p>TypedRowGroupStatistics fails to PlainDecode min and max in ByteArrayTyp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624102</text:p>
          </table:table-cell>
          <table:table-cell office:value-type="string">
            <text:p>Issue resolved by pull request 176</text:p>
            <text:p>[https://github.com/apache/parquet-cpp/pull/17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0556</text:p>
          </table:table-cell>
          <table:table-cell office:value-type="string">
            <text:p>PARQUET-744</text:p>
          </table:table-cell>
          <table:table-cell office:value-type="string">
            <text:p>Clarifications on build instruction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562901</text:p>
          </table:table-cell>
          <table:table-cell office:value-type="string">
            <text:p>lz4 isn't used in the library, so all references to that should be removed. We should be provid</text:p>
            <text:p>ing a working out-of-the-box sandbox-mode for new developers / users, so the README could use a</text:p>
            <text:p><text:s/>once over to capture these missing instructions (e.g. installing Thrift from Homebrew on OS X)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565634</text:p>
          </table:table-cell>
          <table:table-cell office:value-type="string">
            <text:p>Added the PR here:</text:p>
            <text:p/>
            <text:p>https://github.com/apache/parquet-cpp/pull/17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66096</text:p>
          </table:table-cell>
          <table:table-cell office:value-type="string">
            <text:p>Issue resolved by pull request 179</text:p>
            <text:p>[https://github.com/apache/parquet-cpp/pull/17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0555</text:p>
          </table:table-cell>
          <table:table-cell office:value-type="string">
            <text:p>PARQUET-743</text:p>
          </table:table-cell>
          <table:table-cell office:value-type="string">
            <text:p>DictionaryFilters can re-use StreamBytesInput when compressed</text:p>
          </table:table-cell>
          <table:table-cell table:number-columns-repeated="1021"/>
        </table:table-row>
        <table:table-row table:style-name="ro10">
          <table:table-cell table:number-columns-repeated="3"/>
          <table:table-cell office:value-type="string">
            <text:p>15555870</text:p>
          </table:table-cell>
          <table:table-cell office:value-type="string">
            <text:p>Copied from mailing list</text:p>
            <text:p>{code}</text:p>
            <text:p>Hey all,</text:p>
            <text:p/>
            <text:p>Running a parquet-mr build off of master and I'm seei</text:p>
            <text:p>ng some interesting behavior when using a DictionaryFilter to prune row groups. Basically, if I</text:p>
            <text:p><text:s/>have an And or Or filter the DictionaryPage object gets re-used. This seems to be a problem fo</text:p>
            <text:p>r StreamBytesInput because the stream gets exhausted after the first toByteArray call. My curre</text:p>
            <text:p>nt workaround is to synchronize and just re-use the byte array after the first read, but I'd be</text:p>
            <text:p><text:s/>curious as to what people think the best approach to solving this is and if we should be reusi</text:p>
            <text:p>ng the BytesInput at all.</text:p>
            <text:p/>
            <text:p>Best,</text:p>
            <text:p>Patrick </text:p>
            <text:p/>
            <text:p/>
            <text:p>---</text:p>
            <text:p/>
            <text:p>Looking a bit more - it looks like this is bec</text:p>
            <text:p>ause decompression converts to a StreamBytesInput automatically. The current tests run with the</text:p>
            <text:p><text:s/>uncompressed codec, so it doesn't hit this issue. I've put up a commit here that demonstrates </text:p>
            <text:p>the issue and my current workaround: https://github.com/palantir/parquet-mr/pull/10/commits/70c</text:p>
            <text:p>c00cba5c294d4c860bd4cd2c48c2d083a5809.</text:p>
            <text:p/>
            <text:p>Thanks,</text:p>
            <text:p>{code}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570431</text:p>
          </table:table-cell>
          <table:table-cell office:value-type="string">
            <text:p>Merged PR #376. Thanks for reviewing, [~julienledem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0235</text:p>
          </table:table-cell>
          <table:table-cell office:value-type="string">
            <text:p>PARQUET-742</text:p>
          </table:table-cell>
          <table:table-cell office:value-type="string">
            <text:p>Add missing license header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552805</text:p>
          </table:table-cell>
          <table:table-cell office:value-type="string">
            <text:p>[~dlemire] [~wesmckinn] Can you two please take care of {{src/parquet/util/bpacking.h}} ? I'm u</text:p>
            <text:p>nsure what to do ther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552837</text:p>
          </table:table-cell>
          <table:table-cell office:value-type="string">
            <text:p>PR: https://github.com/apache/parquet-cpp/pull/17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67314</text:p>
          </table:table-cell>
          <table:table-cell office:value-type="string">
            <text:p>Issue resolved by pull request 174</text:p>
            <text:p>[https://github.com/apache/parquet-cpp/pull/17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0179</text:p>
          </table:table-cell>
          <table:table-cell office:value-type="string">
            <text:p>PARQUET-741</text:p>
          </table:table-cell>
          <table:table-cell office:value-type="string">
            <text:p>compression_buffer_ is reused although it shouldn'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52712</text:p>
          </table:table-cell>
          <table:table-cell office:value-type="string">
            <text:p>PR: https://github.com/apache/parquet-cpp/pull/17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54491</text:p>
          </table:table-cell>
          <table:table-cell office:value-type="string">
            <text:p>Issue resolved by pull request 173</text:p>
            <text:p>[https://github.com/apache/parquet-cpp/pull/17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0133</text:p>
          </table:table-cell>
          <table:table-cell office:value-type="string">
            <text:p>PARQUET-740</text:p>
          </table:table-cell>
          <table:table-cell office:value-type="string">
            <text:p>Introduce editorconfi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52038</text:p>
          </table:table-cell>
          <table:table-cell office:value-type="string">
            <text:p>See: https://github.com/apache/parquet-mr/pull/37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63352</text:p>
          </table:table-cell>
          <table:table-cell office:value-type="string">
            <text:p>Resolved by https://github.com/apache/parquet-mr/commit/06768d91b5fe9eb98f5872efcbe87c3ea447f61</text:p>
            <text:p>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10037</text:p>
          </table:table-cell>
          <table:table-cell office:value-type="string">
            <text:p>PARQUET-739</text:p>
          </table:table-cell>
          <table:table-cell office:value-type="string">
            <text:p>Rle-decoding uses static buffer that is shared accross threads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15552702</text:p>
          </table:table-cell>
          <table:table-cell office:value-type="string">
            <text:p>Valgrind found this, seems two decoder unpacking to the same buffer...</text:p>
            <text:p>==56675== Possible data </text:p>
            <text:p>race during write of size 4 at 0x1EB3AAC by thread #10</text:p>
            <text:p>==56675== Locks held: none</text:p>
            <text:p>==56675== <text:s text:c="3"/></text:p>
            <text:p>at 0x172E420: parquet::unpack14_32(unsigned int const*, unsigned int*) (bpacking.h:1103)</text:p>
            <text:p>==5667</text:p>
            <text:p>5== <text:s text:c="3"/>by 0x1731386: parquet::unpack32(unsigned int const*, unsigned int*, int, int) (bpacking.</text:p>
            <text:p>h:3242)</text:p>
            <text:p>==56675== <text:s text:c="3"/>by 0x173333F: int parquet::BitReader::GetBatch&lt;int&gt;(int, int*, int) (bit-s</text:p>
            <text:p>tream-utils.inline.h:147)</text:p>
            <text:p>==56675== <text:s text:c="3"/>by 0x1734ADF: int parquet::RleDecoder::GetBatchWithDict&lt;</text:p>
            <text:p>parquet::ByteArray&gt;(parquet::Vector&lt;parquet::ByteArray&gt; const&amp;, parquet::ByteArray*, int) (rle-</text:p>
            <text:p>encoding.h:366)</text:p>
            <text:p>==56675== <text:s text:c="3"/>by 0x1734C48: parquet::DictionaryDecoder&lt;parquet::DataType&lt;(parque</text:p>
            <text:p>t::Type::type)6&gt; &gt;::Decode(parquet::ByteArray*, int) (dictionary-encoding.h:67)</text:p>
            <text:p>==56675== <text:s text:c="3"/>by</text:p>
            <text:p><text:s/>0x1731972: parquet::TypedColumnReader&lt;parquet::DataType&lt;(parquet::Type::type)6&gt; &gt;::ReadValues(</text:p>
            <text:p>long, parquet::ByteArray*) (reader.h:159)</text:p>
            <text:p>==56675== <text:s text:c="3"/>by 0x173414B: parquet::TypedColumnReader</text:p>
            <text:p>&lt;parquet::DataType&lt;(parquet::Type::type)6&gt; &gt;::ReadBatch(int, short*, short*, parquet::ByteArray</text:p>
            <text:p>*, long*) (reader.h:202)</text:p>
            <text:p>==56675== </text:p>
            <text:p>==56675== This conflicts with a previous write of size 4 by</text:p>
            <text:p><text:s/>thread #9</text:p>
            <text:p>==56675== Locks held: none</text:p>
            <text:p>==56675== <text:s text:c="3"/>at 0x172E522: parquet::unpack14_32(unsigned </text:p>
            <text:p>int const*, unsigned int*) (bpacking.h:1146)</text:p>
            <text:p>==56675== <text:s text:c="3"/>by 0x1731386: parquet::unpack32(unsig</text:p>
            <text:p>ned int const*, unsigned int*, int, int) (bpacking.h:3242)</text:p>
            <text:p>==56675== <text:s text:c="3"/>by 0x173333F: int parqu</text:p>
            <text:p>et::BitReader::GetBatch&lt;int&gt;(int, int*, int) (bit-stream-utils.inline.h:147)</text:p>
            <text:p>==56675== <text:s text:c="3"/>by 0x</text:p>
            <text:p>1734ADF: int parquet::RleDecoder::GetBatchWithDict&lt;parquet::ByteArray&gt;(parquet::Vector&lt;parquet:</text:p>
            <text:p>:ByteArray&gt; const&amp;, parquet::ByteArray*, int) (rle-encoding.h:366)</text:p>
            <text:p>==56675== <text:s text:c="3"/>by 0x1734C48: p</text:p>
            <text:p>arquet::DictionaryDecoder&lt;parquet::DataType&lt;(parquet::Type::type)6&gt; &gt;::Decode(parquet::ByteArra</text:p>
            <text:p>y*, int) (dictionary-encoding.h:67)</text:p>
            <text:p>==56675== <text:s text:c="3"/>by 0x1731972: parquet::TypedColumnReader&lt;parqu</text:p>
            <text:p>et::DataType&lt;(parquet::Type::type)6&gt; &gt;::ReadValues(long, parquet::ByteArray*) (reader.h:159)</text:p>
            <text:p>==</text:p>
            <text:p>56675== <text:s text:c="3"/>by 0x173414B: parquet::TypedColumnReader&lt;parquet::DataType&lt;(parquet::Type::type)6&gt; &gt;</text:p>
            <text:p>::ReadBatch(int, short*, short*, parquet::ByteArray*, long*) (reader.h:202)</text:p>
            <text:p>==56675==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553013</text:p>
          </table:table-cell>
          <table:table-cell office:value-type="string">
            <text:p>Can you post some example code to reproduce the problem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553982</text:p>
          </table:table-cell>
          <table:table-cell office:value-type="string">
            <text:p>The memory referenced by ByteArray objects is not owned by them, you might be running into memo</text:p>
            <text:p>ry ownership issues. Also little consideration so far has been given to concurrency. As an asid</text:p>
            <text:p>e, would appreciate some help with this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>
            <text:p>15555798</text:p>
          </table:table-cell>
          <table:table-cell office:value-type="string">
            <text:p>Here's an adapted version of parquet-reader to reproduce. The files need to contain rle diction</text:p>
            <text:p>ary encoded text columns. I'll try to create some test files.</text:p>
            <text:p>I've looked through the code and </text:p>
            <text:p>it seems that unpack32 writes to a stack buffer created by GetBatchWithDict(). I don't see how </text:p>
            <text:p>that could collide in multiple threads.</text:p>
            <text:p/>
            <text:p>{code}</text:p>
            <text:p>#include &lt;iostream&gt;</text:p>
            <text:p>#include &lt;fstream&gt;</text:p>
            <text:p>#include</text:p>
            <text:p><text:s/>&lt;list&gt;</text:p>
            <text:p>#include &lt;memory&gt;</text:p>
            <text:p>#include &lt;thread&gt;</text:p>
            <text:p/>
            <text:p>#include "parquet/api/reader.h"</text:p>
            <text:p>#include "parquet/</text:p>
            <text:p>column/scanner.h"</text:p>
            <text:p>#include "parquet/file/reader.h"</text:p>
            <text:p/>
            <text:p>#include &lt;cstdio&gt;</text:p>
            <text:p>#include &lt;sstream&gt;</text:p>
            <text:p>#inclu</text:p>
            <text:p>de &lt;string&gt;</text:p>
            <text:p>#include &lt;utility&gt;</text:p>
            <text:p>#include &lt;vector&gt;</text:p>
            <text:p/>
            <text:p>int main(int argc, char** argv)</text:p>
            <text:p>{</text:p>
            <text:p><text:s/>if (argc &gt;</text:p>
            <text:p><text:s/>5 || argc &lt; 2)</text:p>
            <text:p><text:s/>{</text:p>
            <text:p><text:s text:c="3"/>std::cerr &lt;&lt; "Usage: parquet_reader &lt;file...&gt;"</text:p>
            <text:p><text:s text:c="13"/>&lt;&lt; std::endl;</text:p>
            <text:p/>
            <text:p><text:s text:c="3"/>return -1;</text:p>
            <text:p><text:s/>}</text:p>
            <text:p/>
            <text:p><text:s/>std::string filename;</text:p>
            <text:p/>
            <text:p><text:s/>std::vector &lt;std::thread&gt; readers;</text:p>
            <text:p/>
            <text:p><text:s/>// Read comman</text:p>
            <text:p>d-line options</text:p>
            <text:p><text:s/>for (int i = 1; i &lt; argc; i++)</text:p>
            <text:p><text:s/>{</text:p>
            <text:p><text:s text:c="3"/>filename = argv[i];</text:p>
            <text:p><text:s text:c="3"/>readers.emplace_bac</text:p>
            <text:p>k(</text:p>
            <text:p><text:s text:c="6"/>[filename]()</text:p>
            <text:p><text:s text:c="6"/>{</text:p>
            <text:p><text:s text:c="8"/>std::ofstream stream("/dev/null");</text:p>
            <text:p><text:s text:c="8"/>parquet::Track</text:p>
            <text:p>ingAllocator allocator;</text:p>
            <text:p><text:s text:c="8"/>parquet::ReaderProperties props(&amp;allocator);</text:p>
            <text:p><text:s text:c="8"/>bool memor</text:p>
            <text:p>y_map = true;</text:p>
            <text:p><text:s text:c="8"/>std::unique_ptr &lt;parquet::ParquetFileReader&gt; reader =</text:p>
            <text:p><text:s text:c="11"/>parquet:</text:p>
            <text:p>:ParquetFileReader::OpenFile(filename,</text:p>
            <text:p><text:s text:c="48"/>memory_m</text:p>
            <text:p>ap, props);</text:p>
            <text:p/>
            <text:p><text:s text:c="8"/>const parquet::FileMetaData *file_metadata = reader-&gt;metadata();</text:p>
            <text:p><text:s text:c="8"/>f</text:p>
            <text:p>or (int r = 0;</text:p>
            <text:p><text:s text:c="13"/>r &lt; file_metadata-&gt;num_row_groups(); ++r)</text:p>
            <text:p><text:s text:c="8"/>{</text:p>
            <text:p><text:s text:c="10"/>auto </text:p>
            <text:p>group_reader = reader-&gt;RowGroup(r);</text:p>
            <text:p/>
            <text:p><text:s text:c="10"/>// Create readers for selected columns and print</text:p>
            <text:p><text:s/>contents</text:p>
            <text:p><text:s text:c="10"/>std::vector &lt;std::shared_ptr&lt;parquet::Scanner&gt;&gt; scanners;</text:p>
            <text:p><text:s text:c="10"/>for (in</text:p>
            <text:p>t j = 0; j &lt;</text:p>
            <text:p><text:s text:c="26"/>file_metadata-&gt;schema()-&gt;num_columns(); ++j)</text:p>
            <text:p><text:s text:c="10"/>{</text:p>
            <text:p/>
            <text:p><text:s text:c="12"/>std::shared_ptr &lt;parquet::ColumnReader&gt; col_reader = group_reader-&gt;Column(j);</text:p>
            <text:p/>
            <text:p><text:s text:c="3"/></text:p>
            <text:p><text:s text:c="9"/>// This is OK in this method as long as the RowGroupReader does not get</text:p>
            <text:p><text:s text:c="12"/>//</text:p>
            <text:p><text:s/>deleted</text:p>
            <text:p><text:s text:c="12"/>scanners.push_back(</text:p>
            <text:p><text:s text:c="15"/>parquet::Scanner::Make(col_reader, parq</text:p>
            <text:p>uet::DEFAULT_SCANNER_BATCH_SIZE, &amp;allocator));</text:p>
            <text:p><text:s text:c="10"/>}</text:p>
            <text:p/>
            <text:p><text:s text:c="10"/>bool hasRow;</text:p>
            <text:p><text:s text:c="10"/>do</text:p>
            <text:p/>
            <text:p><text:s text:c="10"/>{</text:p>
            <text:p><text:s text:c="12"/>hasRow = false;</text:p>
            <text:p><text:s text:c="12"/>for (auto scanner : scanners)</text:p>
            <text:p><text:s text:c="12"/></text:p>
            <text:p>{</text:p>
            <text:p><text:s text:c="14"/>if (scanner-&gt;HasNext())</text:p>
            <text:p><text:s text:c="14"/>{</text:p>
            <text:p><text:s text:c="16"/>hasRow = true;</text:p>
            <text:p><text:s text:c="8"/></text:p>
            <text:p><text:s text:c="8"/>scanner-&gt;PrintNext(stream, 100);</text:p>
            <text:p><text:s text:c="14"/>}</text:p>
            <text:p><text:s text:c="12"/>}</text:p>
            <text:p><text:s text:c="10"/>} while (hasRo</text:p>
            <text:p>w);</text:p>
            <text:p><text:s text:c="8"/>}</text:p>
            <text:p><text:s text:c="6"/>});</text:p>
            <text:p><text:s/>}</text:p>
            <text:p><text:s/>for (auto &amp;t : readers)</text:p>
            <text:p><text:s/>{</text:p>
            <text:p><text:s text:c="3"/>t.join();</text:p>
            <text:p><text:s/>}</text:p>
            <text:p><text:s/>return 0;</text:p>
            <text:p>}</text:p>
            <text:p>{code}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5555825</text:p>
          </table:table-cell>
          <table:table-cell office:value-type="string">
            <text:p>Found it, the indices buffer in GetBatchWithDict() is </text:p>
            <text:p>{code}</text:p>
            <text:p>static int indices[buffer_size]</text:p>
            <text:p>{</text:p>
            <text:p>code}</text:p>
            <text:p>so it is the same buffer in all threads..</text:p>
            <text:p>I guess the best solution is to have the indice</text:p>
            <text:p>s buffer as a member variable in RleDecoder. I'll create a pull request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62560</text:p>
          </table:table-cell>
          <table:table-cell office:value-type="string">
            <text:p>Issue resolved by pull request 175</text:p>
            <text:p>[https://github.com/apache/parquet-cpp/pull/175]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63911</text:p>
          </table:table-cell>
          <table:table-cell office:value-type="string">
            <text:p>I am hitting this bug at another place.</text:p>
            <text:p>PR: https://github.com/apache/parquet-cpp/pull/17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64240</text:p>
          </table:table-cell>
          <table:table-cell office:value-type="string">
            <text:p>Issue resolved by pull request 177</text:p>
            <text:p>[https://github.com/apache/parquet-cpp/pull/17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9992</text:p>
          </table:table-cell>
          <table:table-cell office:value-type="string">
            <text:p>PARQUET-738</text:p>
          </table:table-cell>
          <table:table-cell office:value-type="string">
            <text:p>Update arrow version that also supports newer Xcod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49976</text:p>
          </table:table-cell>
          <table:table-cell office:value-type="string">
            <text:p>Follow-up to PARQUET-73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49978</text:p>
          </table:table-cell>
          <table:table-cell office:value-type="string">
            <text:p>Also needed for end-users to have an easy setup with a newer XCode but as there were some other</text:p>
            <text:p><text:s/>changes in Arrow, I'll treat this separatel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549979</text:p>
          </table:table-cell>
          <table:table-cell office:value-type="string">
            <text:p>PR: https://github.com/apache/parquet-cpp/pull/17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51730</text:p>
          </table:table-cell>
          <table:table-cell office:value-type="string">
            <text:p>Issue resolved by pull request 172</text:p>
            <text:p>[https://github.com/apache/parquet-cpp/pull/17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9990</text:p>
          </table:table-cell>
          <table:table-cell office:value-type="string">
            <text:p>PARQUET-737</text:p>
          </table:table-cell>
          <table:table-cell office:value-type="string">
            <text:p>Use absolute namespace in macro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49981</text:p>
          </table:table-cell>
          <table:table-cell office:value-type="string">
            <text:p>PR: https://github.com/apache/parquet-cpp/pull/17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51733</text:p>
          </table:table-cell>
          <table:table-cell office:value-type="string">
            <text:p>Issue resolved by pull request 171</text:p>
            <text:p>[https://github.com/apache/parquet-cpp/pull/17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9969</text:p>
          </table:table-cell>
          <table:table-cell office:value-type="string">
            <text:p>PARQUET-736</text:p>
          </table:table-cell>
          <table:table-cell office:value-type="string">
            <text:p>XCode 8.0 breaks build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49967</text:p>
          </table:table-cell>
          <table:table-cell office:value-type="string">
            <text:p>PR: https://github.com/apache/parquet-cpp/pull/17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50889</text:p>
          </table:table-cell>
          <table:table-cell office:value-type="string">
            <text:p>Issue resolved by pull request 170</text:p>
            <text:p>[https://github.com/apache/parquet-cpp/pull/17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9416</text:p>
          </table:table-cell>
          <table:table-cell office:value-type="string">
            <text:p>PARQUET-735</text:p>
          </table:table-cell>
          <table:table-cell office:value-type="string">
            <text:p>[CPP] Newer bit packing segfaults with batch_size &gt; 128 in Release mode build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544297</text:p>
          </table:table-cell>
          <table:table-cell office:value-type="string">
            <text:p>Most likely introduced in</text:p>
            <text:p>https://github.com/apache/parquet-cpp/pull/140</text:p>
            <text:p>I was able to read thi</text:p>
            <text:p>s file with the version prior to this commit.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5544316</text:p>
          </table:table-cell>
          <table:table-cell office:value-type="string">
            <text:p>@edani I was able to resolve it using a compiler barrier at the segfault location. </text:p>
            <text:p>{code:title</text:p>
            <text:p>=src/parquet/util/bpacking.h:3189}</text:p>
            <text:p/>
            <text:p><text:s text:c="6"/>for (int i = 0; i &lt; num_loops; ++i) {</text:p>
            <text:p><text:s text:c="8"/>asm vol</text:p>
            <text:p>atile("" ::: "memory");</text:p>
            <text:p><text:s text:c="8"/>in = unpack1_32(in, out + i * 32);</text:p>
            <text:p><text:s text:c="6"/>}</text:p>
            <text:p>{code}</text:p>
            <text:p>Since this is</text:p>
            <text:p><text:s/>caused only in a release mode build, I assume the compiler is trying to reorder instructions w</text:p>
            <text:p>hich shouldn't.</text:p>
            <text:p>thoughts 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796020</text:p>
          </table:table-cell>
          <table:table-cell office:value-type="string">
            <text:p>Was this ever resolved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796821</text:p>
          </table:table-cell>
          <table:table-cell office:value-type="string">
            <text:p>This is not resolved. I don't know yet the exact cause of the crash. The current fix is just ba</text:p>
            <text:p>sed on my hypothesis. Is anybody else able to reproduce this on their platforms?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797498</text:p>
          </table:table-cell>
          <table:table-cell office:value-type="string">
            <text:p>No, I tried to reproduce it but it never segfaulted. If you could provide a snippet that segfau</text:p>
            <text:p>lts for your or the valgrind output fot the snippet, I could investigate a bit mor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803386</text:p>
          </table:table-cell>
          <table:table-cell office:value-type="string">
            <text:p>I cannot reproduce this on current trunk as well. I am closing this for no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9150</text:p>
          </table:table-cell>
          <table:table-cell office:value-type="string">
            <text:p>PARQUET-734</text:p>
          </table:table-cell>
          <table:table-cell office:value-type="string">
            <text:p>[C++] Incorporate upstream Arrow IO API chang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780835</text:p>
          </table:table-cell>
          <table:table-cell office:value-type="string">
            <text:p>This was done in https://github.com/apache/parquet-cpp/commit/82515feadd593482e509d2e6931cda29a</text:p>
            <text:p>ba66cb0 at least, and we're currently up to 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9077</text:p>
          </table:table-cell>
          <table:table-cell office:value-type="string">
            <text:p>PARQUET-733</text:p>
          </table:table-cell>
          <table:table-cell office:value-type="string">
            <text:p>[C++] Remove file IO implementations from public API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796017</text:p>
          </table:table-cell>
          <table:table-cell office:value-type="string">
            <text:p>This was done in PARQUET-818 https://github.com/apache/parquet-cpp/commit/2154e873d5aa728031418</text:p>
            <text:p>9a2683fb1e12a590c0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7644</text:p>
          </table:table-cell>
          <table:table-cell office:value-type="string">
            <text:p>PARQUET-732</text:p>
          </table:table-cell>
          <table:table-cell office:value-type="string">
            <text:p>Building a subset of dependencies does not work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525308</text:p>
          </table:table-cell>
          <table:table-cell office:value-type="string">
            <text:p>Issue resolved by pull request 168</text:p>
            <text:p>[https://github.com/apache/parquet-cpp/pull/16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7612</text:p>
          </table:table-cell>
          <table:table-cell office:value-type="string">
            <text:p>PARQUET-731</text:p>
          </table:table-cell>
          <table:table-cell office:value-type="string">
            <text:p>[CPP] Add API to return metadata size and Skip reading valu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540807</text:p>
          </table:table-cell>
          <table:table-cell office:value-type="string">
            <text:p>Issue resolved by pull request 169</text:p>
            <text:p>[https://github.com/apache/parquet-cpp/pull/16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7611</text:p>
          </table:table-cell>
          <table:table-cell office:value-type="string">
            <text:p>PARQUET-730</text:p>
          </table:table-cell>
          <table:table-cell office:value-type="string">
            <text:p>[C++] Remove redundant total_byte_size calcul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7297</text:p>
          </table:table-cell>
          <table:table-cell office:value-type="string">
            <text:p>PARQUET-729</text:p>
          </table:table-cell>
          <table:table-cell office:value-type="string">
            <text:p>[C++] Unable to write multi-column tables from parquet_arrow (regression from PARQUET-711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17925</text:p>
          </table:table-cell>
          <table:table-cell office:value-type="string">
            <text:p>This is part of the patch for PARQUET-728: https://github.com/apache/parquet-cpp/pull/16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21623</text:p>
          </table:table-cell>
          <table:table-cell office:value-type="string">
            <text:p>Resolved in https://github.com/apache/parquet-cpp/commit/5c1d9e94b8409d1a2b31491e68f92b4207e486</text:p>
            <text:p>4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7274</text:p>
          </table:table-cell>
          <table:table-cell office:value-type="string">
            <text:p>PARQUET-728</text:p>
          </table:table-cell>
          <table:table-cell office:value-type="string">
            <text:p>[C++] Bring parquet::arrow up to date with API changes in arrow::io 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17926</text:p>
          </table:table-cell>
          <table:table-cell office:value-type="string">
            <text:p>See https://github.com/apache/parquet-cpp/pull/16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21591</text:p>
          </table:table-cell>
          <table:table-cell office:value-type="string">
            <text:p>Issue resolved by pull request 167</text:p>
            <text:p>[https://github.com/apache/parquet-cpp/pull/16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7130</text:p>
          </table:table-cell>
          <table:table-cell office:value-type="string">
            <text:p>PARQUET-727</text:p>
          </table:table-cell>
          <table:table-cell office:value-type="string">
            <text:p>Ensure correct version of thrift is use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16625</text:p>
          </table:table-cell>
          <table:table-cell office:value-type="string">
            <text:p>https://github.com/apache/parquet-mr/pull/371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522718</text:p>
          </table:table-cell>
          <table:table-cell office:value-type="string">
            <text:p>[~julienledem] [~rdblue] Can you guys please add me as a contributor in Jira so I can assign Pa</text:p>
            <text:p>rquet issues to myself? Thanks.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56300</text:p>
          </table:table-cell>
          <table:table-cell office:value-type="string">
            <text:p>Issue resolved by pull request 371</text:p>
            <text:p>[https://github.com/apache/parquet-mr/pull/37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7128</text:p>
          </table:table-cell>
          <table:table-cell office:value-type="string">
            <text:p>PARQUET-726</text:p>
          </table:table-cell>
          <table:table-cell office:value-type="string">
            <text:p>TestMemoryManager consistently fail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16627</text:p>
          </table:table-cell>
          <table:table-cell office:value-type="string">
            <text:p>https://github.com/apache/parquet-mr/pull/37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49833</text:p>
          </table:table-cell>
          <table:table-cell office:value-type="string">
            <text:p>Issue resolved by pull request 370</text:p>
            <text:p>[https://github.com/apache/parquet-mr/pull/37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7111</text:p>
          </table:table-cell>
          <table:table-cell office:value-type="string">
            <text:p>PARQUET-725</text:p>
          </table:table-cell>
          <table:table-cell office:value-type="string">
            <text:p>Parquet AVRO tests fail when debug logging is enabled</text:p>
          </table:table-cell>
          <table:table-cell table:number-columns-repeated="1021"/>
        </table:table-row>
        <table:table-row table:style-name="ro15">
          <table:table-cell table:number-columns-repeated="3"/>
          <table:table-cell office:value-type="string">
            <text:p>15516463</text:p>
          </table:table-cell>
          <table:table-cell office:value-type="string">
            <text:p>It seems the ByteBuffer problem is caused by the fact that the Buffer.equals(...) method also l</text:p>
            <text:p>ooks at the position field. Not just the 'actual content'.</text:p>
            <text:p>Simple fix: Just pull the byte array</text:p>
            <text:p><text:s/>and compare that.</text:p>
            <text:p>Effectively several places:</text:p>
            <text:p>{code}</text:p>
            <text:p>- <text:s text:c="3"/>assertEquals(ByteBuffer.wrap("hello"</text:p>
            <text:p>.getBytes(Charsets.UTF_8)), nextRecord.get("mybytes"));</text:p>
            <text:p>+ <text:s text:c="3"/>assertArrayEquals(ByteBuffer.wrap(</text:p>
            <text:p>"hello".getBytes(Charsets.UTF_8)).array(), ((ByteBuffer) nextRecord.get("mybytes")).array());</text:p>
            <text:p>{</text:p>
            <text:p>code}</text:p>
            <text:p/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5516512</text:p>
          </table:table-cell>
          <table:table-cell office:value-type="string">
            <text:p>Found the root cause (fixed in a yet to be released version of AVRO): </text:p>
            <text:p>AVRO-1799: <text:s/>java: Generi</text:p>
            <text:p>cData.toString() mutates underlying ByteBuffer backed data</text:p>
            <text:p/>
            <text:p>This also is the reason this proble</text:p>
            <text:p>m did not occur in my IDE (IntelliJ).</text:p>
            <text:p>The debugger underlying does a 'toString' to show the rec</text:p>
            <text:p>ord on the screen during debugging.</text:p>
            <text:p>Because this was done on both the 'equals' a step later wou</text:p>
            <text:p>ld now succeed, while when running it would make it fail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5516632</text:p>
          </table:table-cell>
          <table:table-cell office:value-type="string">
            <text:p>So the root cause is AVRO-1799 which surfaced after changing the logging setup in PARQUET-423.</text:p>
            <text:p/>
            <text:p/>
            <text:p>For now I pushed a default log4j.properties that is set to INFO logging.</text:p>
            <text:p>This passed the build</text:p>
            <text:p>. Set if to DEBUG and the build will fail.</text:p>
            <text:p/>
            <text:p>The action that remains for this issue is to upgrad</text:p>
            <text:p>e to AVRO 1.8.2 (as soon as it is released).</text:p>
            <text:p>aIf you don't then any logging of the AVRO related</text:p>
            <text:p><text:s/>data is likely to be modified by the logging itself.</text:p>
            <text:p/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>
            <text:p>15532225</text:p>
          </table:table-cell>
          <table:table-cell office:value-type="string">
            <text:p>After AVRO 1.8.2. has been released this problem can easily be fixed by changing the version of</text:p>
            <text:p><text:s/>AVRO in the pom.xml.</text:p>
            <text:p/>
            <text:p>So this issue will eventually be fixed with:</text:p>
            <text:p>{code}</text:p>
            <text:p>diff --git pom.xml p</text:p>
            <text:p>om.xml</text:p>
            <text:p>index ca34309..e1f0cfd 100644</text:p>
            <text:p>--- pom.xml</text:p>
            <text:p>+++ pom.xml</text:p>
            <text:p>@@ -86,7 +86,7 @@</text:p>
            <text:p><text:s text:c="5"/>&lt;fastutil.v</text:p>
            <text:p>ersion&gt;6.5.7&lt;/fastutil.version&gt;</text:p>
            <text:p><text:s text:c="5"/>&lt;semver.api.version&gt;0.9.33&lt;/semver.api.version&gt;</text:p>
            <text:p><text:s text:c="5"/>&lt;slf4</text:p>
            <text:p>j.version&gt;1.7.5&lt;/slf4j.version&gt;</text:p>
            <text:p>- <text:s text:c="3"/>&lt;avro.version&gt;1.8.0&lt;/avro.version&gt;</text:p>
            <text:p>+ <text:s text:c="3"/>&lt;avro.version&gt;1.8.</text:p>
            <text:p>2&lt;/avro.version&gt;</text:p>
            <text:p><text:s text:c="5"/>&lt;guava.version&gt;11.0&lt;/guava.version&gt;</text:p>
            <text:p><text:s text:c="5"/>&lt;mockito.version&gt;1.9.5&lt;/mockito.</text:p>
            <text:p>version&gt;</text:p>
            <text:p><text:s text:c="3"/>&lt;/properties&gt;</text:p>
            <text:p>{code}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32822</text:p>
          </table:table-cell>
          <table:table-cell office:value-type="string">
            <text:p>Note that AVRO 1.8.2 (as it stands currently) is likely to introduce this problem AVRO-1924 bec</text:p>
            <text:p>ause that is used in the file parquet-avro/src/test/resources/car.avdl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5588034</text:p>
          </table:table-cell>
          <table:table-cell office:value-type="string">
            <text:p>Easy fix:</text:p>
            <text:p>{code}diff --git a/parquet-avro/src/test/resources/car.avdl b/parquet-avro/src/test/r</text:p>
            <text:p>esources/car.avdl</text:p>
            <text:p>index b848da5..1f459a3 100644</text:p>
            <text:p>--- a/parquet-avro/src/test/resources/car.avdl</text:p>
            <text:p/>
            <text:p>+++ b/parquet-avro/src/test/resources/car.avdl</text:p>
            <text:p>@@ -21,7 +21,7 @@</text:p>
            <text:p><text:s/>protocol Cars {</text:p>
            <text:p><text:s/></text:p>
            <text:p><text:s text:c="5"/>record</text:p>
            <text:p><text:s/>Service {</text:p>
            <text:p>- <text:s text:c="7"/>long date;</text:p>
            <text:p>+ <text:s text:c="7"/>long `date`;</text:p>
            <text:p><text:s text:c="9"/>string mechanic;</text:p>
            <text:p><text:s text:c="5"/>}</text:p>
            <text:p><text:s/></text:p>
            <text:p>{code}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704638</text:p>
          </table:table-cell>
          <table:table-cell office:value-type="string">
            <text:p>Looks like the date problem has been picked up in PARQUET-765.</text:p>
            <text:p>To fix the debug logging problem</text:p>
            <text:p><text:s/>Avro 1.8.2 is needed.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>
            <text:p>15806054</text:p>
          </table:table-cell>
          <table:table-cell office:value-type="string">
            <text:p>Another work-around for this is to use slf4j-simple during tests, which is configured at INFO b</text:p>
            <text:p>y the root POM. The reason why the log level is DEBUG is that slf4j-log4j12 is being pulled in </text:p>
            <text:p>transitively through hadoop-client. Excluding that dependency (which is provided anyway) avoids</text:p>
            <text:p><text:s/>the problem. We still need to update Avro once it is fixed, but this will allow builds to pass</text:p>
            <text:p><text:s/>for now.</text:p>
            <text:p/>
            <text:p>{code:lang=xml}</text:p>
            <text:p>diff --git a/parquet-avro/pom.xml b/parquet-avro/pom.xml</text:p>
            <text:p>index b3483</text:p>
            <text:p>8f..5eaf1e0 100644</text:p>
            <text:p>--- a/parquet-avro/pom.xml</text:p>
            <text:p>+++ b/parquet-avro/pom.xml</text:p>
            <text:p>@@ -63,6 +63,13 @@</text:p>
            <text:p><text:s text:c="3"/></text:p>
            <text:p><text:s text:c="4"/>&lt;artifactId&gt;hadoop-client&lt;/artifactId&gt;</text:p>
            <text:p><text:s text:c="7"/>&lt;version&gt;${hadoop.version}&lt;/version&gt;</text:p>
            <text:p><text:s text:c="7"/>&lt;</text:p>
            <text:p>scope&gt;provided&lt;/scope&gt;</text:p>
            <text:p>+ <text:s text:c="5"/>&lt;exclusions&gt;</text:p>
            <text:p>+ <text:s text:c="7"/>&lt;exclusion&gt;</text:p>
            <text:p>+ <text:s text:c="9"/>&lt;!-- this changes lo</text:p>
            <text:p>gger used in testing --&gt;</text:p>
            <text:p>+ <text:s text:c="9"/>&lt;groupId&gt;org.slf4j&lt;/groupId&gt;</text:p>
            <text:p>+ <text:s text:c="9"/>&lt;artifactId&gt;slf4j-l</text:p>
            <text:p>og4j12&lt;/artifactId&gt;</text:p>
            <text:p>+ <text:s text:c="7"/>&lt;/exclusion&gt;</text:p>
            <text:p>+ <text:s text:c="5"/>&lt;/exclusions&gt;</text:p>
            <text:p><text:s text:c="5"/>&lt;/dependency&gt;</text:p>
            <text:p><text:s text:c="5"/>&lt;depende</text:p>
            <text:p>ncy&gt;</text:p>
            <text:p><text:s text:c="7"/>&lt;groupId&gt;com.google.guava&lt;/groupId&gt;</text:p>
            <text:p>{code}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288236</text:p>
          </table:table-cell>
          <table:table-cell office:value-type="string">
            <text:p>I found that the upgrade to Avro 1.8.2 has been done in PARQUET-1149</text:p>
            <text:p>I verified and the proble</text:p>
            <text:p>m described here no longer occur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6636</text:p>
          </table:table-cell>
          <table:table-cell office:value-type="string">
            <text:p>PARQUET-724</text:p>
          </table:table-cell>
          <table:table-cell office:value-type="string">
            <text:p>Test more advanced properties sett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11056</text:p>
          </table:table-cell>
          <table:table-cell office:value-type="string">
            <text:p>https://github.com/apache/parquet-cpp/pull/16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12024</text:p>
          </table:table-cell>
          <table:table-cell office:value-type="string">
            <text:p>Issue resolved by pull request 166</text:p>
            <text:p>[https://github.com/apache/parquet-cpp/pull/16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6587</text:p>
          </table:table-cell>
          <table:table-cell office:value-type="string">
            <text:p>PARQUET-723</text:p>
          </table:table-cell>
          <table:table-cell office:value-type="string">
            <text:p>parquet is not storing the type for the column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609272</text:p>
          </table:table-cell>
          <table:table-cell office:value-type="string">
            <text:p>It looks like a bug/missing feature in Hive.</text:p>
            <text:p>[~spena] What do you think?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609684</text:p>
          </table:table-cell>
          <table:table-cell office:value-type="string">
            <text:p>The data is stored as STRING (or optional binary) in the first Parquet table. Then, we want to </text:p>
            <text:p>read a TIMESTAMP, and Hive expects to use the Timestamp inspector instead of a normal Text insp</text:p>
            <text:p>ector.</text:p>
            <text:p/>
            <text:p>This is not a Parquet bug, but a Hive missing feature similar to 'auto type widening' w</text:p>
            <text:p>e were working for integers values.</text:p>
            <text:p>See https://issues.apache.org/jira/browse/HIVE-1408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609740</text:p>
          </table:table-cell>
          <table:table-cell office:value-type="string">
            <text:p>I reported the issue in the Hive jira: https://issues.apache.org/jira/browse/HIVE-1507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6435</text:p>
          </table:table-cell>
          <table:table-cell office:value-type="string">
            <text:p>PARQUET-722</text:p>
          </table:table-cell>
          <table:table-cell office:value-type="string">
            <text:p>Building with JDK 8 fails over a maven bug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509269</text:p>
          </table:table-cell>
          <table:table-cell office:value-type="string">
            <text:p>I was looking at a really old version of the code.</text:p>
            <text:p>This problem has already been fix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511173</text:p>
          </table:table-cell>
          <table:table-cell office:value-type="string">
            <text:p>Thanks for spending the time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046456</text:p>
          </table:table-cell>
          <table:table-cell office:value-type="string">
            <text:p>I just ran into this today with the latest release and latest maven. Is there really no other w</text:p>
            <text:p>ay than installing java 7?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6911797</text:p>
          </table:table-cell>
          <table:table-cell office:value-type="string">
            <text:p>Looks like this was fixed when cascading3 support updated the maven-remote-resources-plugin: [h</text:p>
            <text:p>ttps://github.com/apache/parquet-mr/blob/master/pom.xml#L390-L397]</text:p>
            <text:p/>
            <text:p>I've confirmed that copyi</text:p>
            <text:p>ng that block into older versions also fixes the problem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5777</text:p>
          </table:table-cell>
          <table:table-cell office:value-type="string">
            <text:p>PARQUET-721</text:p>
          </table:table-cell>
          <table:table-cell office:value-type="string">
            <text:p>Performance benchmarks for reading into Arrow structur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09983</text:p>
          </table:table-cell>
          <table:table-cell office:value-type="string">
            <text:p>PR: https://github.com/apache/parquet-cpp/pull/16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21840</text:p>
          </table:table-cell>
          <table:table-cell office:value-type="string">
            <text:p>Issue resolved by pull request 165</text:p>
            <text:p>[https://github.com/apache/parquet-cpp/pull/16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5331</text:p>
          </table:table-cell>
          <table:table-cell office:value-type="string">
            <text:p>PARQUET-720</text:p>
          </table:table-cell>
          <table:table-cell office:value-type="string">
            <text:p>Parquet-cpp fails to link when included in multiple TU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501292</text:p>
          </table:table-cell>
          <table:table-cell office:value-type="string">
            <text:p>Issue resolved by pull request 163</text:p>
            <text:p>[https://github.com/apache/parquet-cpp/pull/16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5182</text:p>
          </table:table-cell>
          <table:table-cell office:value-type="string">
            <text:p>PARQUET-719</text:p>
          </table:table-cell>
          <table:table-cell office:value-type="string">
            <text:p>Fix WriterBatch API to handle NULL values 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93582</text:p>
          </table:table-cell>
          <table:table-cell office:value-type="string">
            <text:p>PR: https://github.com/apache/parquet-cpp/pull/16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93960</text:p>
          </table:table-cell>
          <table:table-cell office:value-type="string">
            <text:p>Issue resolved by pull request 160</text:p>
            <text:p>https://github.com/apache/parquet-cpp/pull/16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4620</text:p>
          </table:table-cell>
          <table:table-cell office:value-type="string">
            <text:p>PARQUET-718</text:p>
          </table:table-cell>
          <table:table-cell office:value-type="string">
            <text:p>Reading boolean pages written by parquet-cpp fail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87436</text:p>
          </table:table-cell>
          <table:table-cell office:value-type="string">
            <text:p>PR: https://github.com/apache/parquet-cpp/pull/15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93304</text:p>
          </table:table-cell>
          <table:table-cell office:value-type="string">
            <text:p>Issue resolved by pull request 159</text:p>
            <text:p>[https://github.com/apache/parquet-cpp/pull/15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4163</text:p>
          </table:table-cell>
          <table:table-cell office:value-type="string">
            <text:p>PARQUET-717</text:p>
          </table:table-cell>
          <table:table-cell office:value-type="string">
            <text:p>Implement fallback encoding in Parquet C++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82165</text:p>
          </table:table-cell>
          <table:table-cell office:value-type="string">
            <text:p>PARQUET-687 covers this.</text:p>
            <text:p>Apologies for this duplic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3814</text:p>
          </table:table-cell>
          <table:table-cell office:value-type="string">
            <text:p>PARQUET-716</text:p>
          </table:table-cell>
          <table:table-cell office:value-type="string">
            <text:p>Website is very out of dat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3700</text:p>
          </table:table-cell>
          <table:table-cell office:value-type="string">
            <text:p>PARQUET-715</text:p>
          </table:table-cell>
          <table:table-cell office:value-type="string">
            <text:p>clean up abandoned PR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3658</text:p>
          </table:table-cell>
          <table:table-cell office:value-type="string">
            <text:p>PARQUET-714</text:p>
          </table:table-cell>
          <table:table-cell office:value-type="string">
            <text:p>Add arrow as a thirdparty dependenc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95630</text:p>
          </table:table-cell>
          <table:table-cell office:value-type="string">
            <text:p>Will be done as part of PARQUET-7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3654</text:p>
          </table:table-cell>
          <table:table-cell office:value-type="string">
            <text:p>PARQUET-713</text:p>
          </table:table-cell>
          <table:table-cell office:value-type="string">
            <text:p>parquet-cpp 1.0.0 releas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840740</text:p>
          </table:table-cell>
          <table:table-cell office:value-type="string">
            <text:p>Per the e-mail discussion I've just renamed this to the 1.0.0 release. Are there any other JIRA</text:p>
            <text:p>s we want to close before making the release? Perhaps PARQUET-834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842421</text:p>
          </table:table-cell>
          <table:table-cell office:value-type="string">
            <text:p>Added PARQUET-834 as a blocker as it will break interfaces again. In the first round, I'll only</text:p>
            <text:p><text:s/>implemented lists of lists but the new interface should be ready for higher order of "lists of</text:p>
            <text:p><text:s/>lists of ..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3653</text:p>
          </table:table-cell>
          <table:table-cell office:value-type="string">
            <text:p>PARQUET-712</text:p>
          </table:table-cell>
          <table:table-cell office:value-type="string">
            <text:p>C++: Read into Arrow memory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74675</text:p>
          </table:table-cell>
          <table:table-cell office:value-type="string">
            <text:p>I would vote here to make arrow a non-optional dependency as it is a very generic memory storag</text:p>
            <text:p>e and would save us a lot of work.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5475169</text:p>
          </table:table-cell>
          <table:table-cell office:value-type="string">
            <text:p>As long as the current parquet-cpp reader / writer API remains unchanged, this should be okay. </text:p>
            <text:p/>
            <text:p/>
            <text:p>I understand that parquet-cpp will benefit from Arrow's richer I/O layers, file system layers</text:p>
            <text:p>, memory allocators, utility classes (encoding / compression). Reversing the dependency makes s</text:p>
            <text:p>ense for this benefit.</text:p>
            <text:p>It is not clear to me why generating Arrow records in this project will </text:p>
            <text:p>benefit in any way.</text:p>
            <text:p>It could make things complicated since parquet-cpp uses {{exceptions}} and </text:p>
            <text:p>Arrow uses {{Status}}.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475745</text:p>
          </table:table-cell>
          <table:table-cell office:value-type="string">
            <text:p>My preference would be to build the Arrow support in a leaf shared lib similar to the current {</text:p>
            <text:p>{libarrow_parquet}}, instead we'd have {{libparquet_arrow}}. That way users of parquet-cpp aren</text:p>
            <text:p>'t required to build and link libarrow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82241</text:p>
          </table:table-cell>
          <table:table-cell office:value-type="string">
            <text:p>[~wesmckinn] I'm already working on this, sry, forget to assign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82269</text:p>
          </table:table-cell>
          <table:table-cell office:value-type="string">
            <text:p>Sweet, I'll leave you to it then. Going to work instead on the file / RPC layout which is indep</text:p>
            <text:p>endent from thi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01378</text:p>
          </table:table-cell>
          <table:table-cell office:value-type="string">
            <text:p>Issue resolved by pull request 158</text:p>
            <text:p>[https://github.com/apache/parquet-cpp/pull/15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816</text:p>
          </table:table-cell>
          <table:table-cell office:value-type="string">
            <text:p>PARQUET-711</text:p>
          </table:table-cell>
          <table:table-cell office:value-type="string">
            <text:p>Use metadata builders in parquet wri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75739</text:p>
          </table:table-cell>
          <table:table-cell office:value-type="string">
            <text:p>Issue resolved by pull request 156</text:p>
            <text:p>[https://github.com/apache/parquet-cpp/pull/15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815</text:p>
          </table:table-cell>
          <table:table-cell office:value-type="string">
            <text:p>PARQUET-710</text:p>
          </table:table-cell>
          <table:table-cell office:value-type="string">
            <text:p>Remove unneeded private member variables from RowGroupReader ABI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466064</text:p>
          </table:table-cell>
          <table:table-cell office:value-type="string">
            <text:p>For what it's worth, the intent of the current structure was to permit test fixtures to be crea</text:p>
            <text:p>ted (for testing edge cases in these classes). PIMPL was the wrong name for this, more of a dep</text:p>
            <text:p>endency injecti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66072</text:p>
          </table:table-cell>
          <table:table-cell office:value-type="string">
            <text:p>Do you see any issues with using a structure similar to the {{FileMetaData}}/{{RowGroupMetaData</text:p>
            <text:p>}} classes ?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5466092</text:p>
          </table:table-cell>
          <table:table-cell office:value-type="string">
            <text:p>Generating test cases at the level of the file or row group is significantly more complex becau</text:p>
            <text:p>se many parts of the writing process are not necessarily under the control of a user of the pub</text:p>
            <text:p>lic API. By comparison, FileMetaData is a reasonably self-contained dependency (it doesn't real</text:p>
            <text:p>ly benefit from any DI-decoupling because the Thrift struct is the lowest level). </text:p>
            <text:p/>
            <text:p>The idea wa</text:p>
            <text:p>s to use a dependency injection sort of pattern to define the coupling between the business log</text:p>
            <text:p>ic of the file reader and row group reader and the underlying machinery (the column readers, et</text:p>
            <text:p>c.) that it interacts with. If the only thing you have at your disposal to manipulate the worki</text:p>
            <text:p>ngs of each public API (to isolate and test edge cases) is real Parquet files this makes things</text:p>
            <text:p><text:s/>much less flexibl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66099</text:p>
          </table:table-cell>
          <table:table-cell office:value-type="string">
            <text:p>See {{MockPageReader}} in parquet/column/test-util.h. You could create MockFileContents, MockRo</text:p>
            <text:p>wGroupContents, etc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466254</text:p>
          </table:table-cell>
          <table:table-cell office:value-type="string">
            <text:p>The injection capability is retained.</text:p>
            <text:p>The private members are removed in line with PIMPL.</text:p>
            <text:p>Patch</text:p>
            <text:p><text:s/>available: https://github.com/apache/parquet-cpp/pull/15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68480</text:p>
          </table:table-cell>
          <table:table-cell office:value-type="string">
            <text:p>Issue resolved by pull request 154</text:p>
            <text:p>[https://github.com/apache/parquet-cpp/pull/15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814</text:p>
          </table:table-cell>
          <table:table-cell office:value-type="string">
            <text:p>PARQUET-709</text:p>
          </table:table-cell>
          <table:table-cell office:value-type="string">
            <text:p>[C++] Fix conda dev binary build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66059</text:p>
          </table:table-cell>
          <table:table-cell office:value-type="string">
            <text:p>PR: https://github.com/apache/parquet-cpp/pull/15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66530</text:p>
          </table:table-cell>
          <table:table-cell office:value-type="string">
            <text:p>Issue resolved by pull request 153</text:p>
            <text:p>[https://github.com/apache/parquet-cpp/pull/15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786</text:p>
          </table:table-cell>
          <table:table-cell office:value-type="string">
            <text:p>PARQUET-708</text:p>
          </table:table-cell>
          <table:table-cell office:value-type="string">
            <text:p>[C++] RleEncoder does not account for "worst case scenario" in MaxBufferSize for bit_width &gt; 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67753</text:p>
          </table:table-cell>
          <table:table-cell office:value-type="string">
            <text:p>PR: https://github.com/apache/parquet-cpp/pull/15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68444</text:p>
          </table:table-cell>
          <table:table-cell office:value-type="string">
            <text:p>Issue resolved by pull request 155</text:p>
            <text:p>[https://github.com/apache/parquet-cpp/pull/15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785</text:p>
          </table:table-cell>
          <table:table-cell office:value-type="string">
            <text:p>PARQUET-707</text:p>
          </table:table-cell>
          <table:table-cell office:value-type="string">
            <text:p>[C++] Clean up SchemaDescriptor public API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77112</text:p>
          </table:table-cell>
          <table:table-cell office:value-type="string">
            <text:p>Issue resolved by pull request 156</text:p>
            <text:p>https://github.com/apache/parquet-cpp/pull/1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783</text:p>
          </table:table-cell>
          <table:table-cell office:value-type="string">
            <text:p>PARQUET-706</text:p>
          </table:table-cell>
          <table:table-cell office:value-type="string">
            <text:p>[C++] Create test case that uses libparquet as a 3rd party library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6078645</text:p>
          </table:table-cell>
          <table:table-cell office:value-type="string">
            <text:p>Since we are now testing Apache Arrow against parquet-cpp master I'm satisfied with that for th</text:p>
            <text:p>e time be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782</text:p>
          </table:table-cell>
          <table:table-cell office:value-type="string">
            <text:p>PARQUET-705</text:p>
          </table:table-cell>
          <table:table-cell office:value-type="string">
            <text:p>[C++] Consider renaming schema_descriptor() to schema() in FileMetaData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465774</text:p>
          </table:table-cell>
          <table:table-cell office:value-type="string">
            <text:p>The issue with using {{schema()}} for the descriptor is that we have another {{schema()}} insid</text:p>
            <text:p>e {{SchemaDescriptor}} that return the NodePtr. For instance, the code inside {{parquet-dump-sc</text:p>
            <text:p>hema:29}} will become {{schema()-&gt;schema()}}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65779</text:p>
          </table:table-cell>
          <table:table-cell office:value-type="string">
            <text:p>I see that PARQUET-707 will solve this problem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77110</text:p>
          </table:table-cell>
          <table:table-cell office:value-type="string">
            <text:p>Issue resolved by pull request 156</text:p>
            <text:p>https://github.com/apache/parquet-cpp/pull/1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780</text:p>
          </table:table-cell>
          <table:table-cell office:value-type="string">
            <text:p>PARQUET-704</text:p>
          </table:table-cell>
          <table:table-cell office:value-type="string">
            <text:p>[C++] scan-all.h is not being installed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65729</text:p>
          </table:table-cell>
          <table:table-cell office:value-type="string">
            <text:p>Issue resolved by pull request 151</text:p>
            <text:p>[https://github.com/apache/parquet-cpp/pull/15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779</text:p>
          </table:table-cell>
          <table:table-cell office:value-type="string">
            <text:p>PARQUET-703</text:p>
          </table:table-cell>
          <table:table-cell office:value-type="string">
            <text:p>[C++] Validate num_values metadata for columns with null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65757</text:p>
          </table:table-cell>
          <table:table-cell office:value-type="string">
            <text:p>See PR: https://github.com/apache/parquet-cpp/pull/15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67827</text:p>
          </table:table-cell>
          <table:table-cell office:value-type="string">
            <text:p>Issue resolved by pull request 152</text:p>
            <text:p>[https://github.com/apache/parquet-cpp/pull/15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178</text:p>
          </table:table-cell>
          <table:table-cell office:value-type="string">
            <text:p>PARQUET-702</text:p>
          </table:table-cell>
          <table:table-cell office:value-type="string">
            <text:p>Add a writer + reader example with detailed com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093</text:p>
          </table:table-cell>
          <table:table-cell office:value-type="string">
            <text:p>PARQUET-701</text:p>
          </table:table-cell>
          <table:table-cell office:value-type="string">
            <text:p>C++: Dictionary is written multiple times if close is called multiple times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55827</text:p>
          </table:table-cell>
          <table:table-cell office:value-type="string">
            <text:p>PR: https://github.com/apache/parquet-cpp/pull/14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56528</text:p>
          </table:table-cell>
          <table:table-cell office:value-type="string">
            <text:p>Resolved by pull request https://github.com/apache/parquet-cpp/pull/14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090</text:p>
          </table:table-cell>
          <table:table-cell office:value-type="string">
            <text:p>PARQUET-700</text:p>
          </table:table-cell>
          <table:table-cell office:value-type="string">
            <text:p>C++: Disable dictionary encoding for boolean column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55758</text:p>
          </table:table-cell>
          <table:table-cell office:value-type="string">
            <text:p>PR: https://github.com/apache/parquet-cpp/pull/14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58839</text:p>
          </table:table-cell>
          <table:table-cell office:value-type="string">
            <text:p>Issue resolved by pull request 148</text:p>
            <text:p>[https://github.com/apache/parquet-cpp/pull/14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2088</text:p>
          </table:table-cell>
          <table:table-cell office:value-type="string">
            <text:p>PARQUET-699</text:p>
          </table:table-cell>
          <table:table-cell office:value-type="string">
            <text:p>Update parquet.thrift from https://github.com/apache/parquet-forma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56315</text:p>
          </table:table-cell>
          <table:table-cell office:value-type="string">
            <text:p>Issue resolved by pull request 147</text:p>
            <text:p>[https://github.com/apache/parquet-cpp/pull/147]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6025166</text:p>
          </table:table-cell>
          <table:table-cell office:value-type="string">
            <text:p>Support recent format changes including</text:p>
            <text:p>1) PARQUET-906: Add LogicalType annotation (yet to comm</text:p>
            <text:p>it)</text:p>
            <text:p>2) PARQUET-686: Add Order to store the order used for min/max sta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026493</text:p>
          </table:table-cell>
          <table:table-cell office:value-type="string">
            <text:p>Can you open a new JIRA? Than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1303</text:p>
          </table:table-cell>
          <table:table-cell office:value-type="string">
            <text:p>PARQUET-698</text:p>
          </table:table-cell>
          <table:table-cell office:value-type="string">
            <text:p>Max buffer size for RLE encoding too small resulting in CheckBufferFull failure</text:p>
          </table:table-cell>
          <table:table-cell table:number-columns-repeated="1021"/>
        </table:table-row>
        <table:table-row table:style-name="ro21">
          <table:table-cell table:number-columns-repeated="3"/>
          <table:table-cell office:value-type="string">
            <text:p>15450826</text:p>
          </table:table-cell>
          <table:table-cell office:value-type="string">
            <text:p>This may be a dup of PARQUET-676 -- that JIRA contains the makings of a test case. A patch woul</text:p>
            <text:p>d be most welcome, but I want to make sure that we understand exactly what the problem is. </text:p>
            <text:p/>
            <text:p>ht</text:p>
            <text:p>tps://github.com/apache/parquet-format/blob/master/Encodings.md#run-length-encoding--bit-packin</text:p>
            <text:p>g-hybrid-rle--3</text:p>
            <text:p/>
            <text:p>In Impala's implementation of RLE encoding, which is what parquet-cpp's came f</text:p>
            <text:p>rom, it does not encode literal runs larger than 504 so that the indicator byte for RLE vs. lit</text:p>
            <text:p>eral is only a single byte (and the LSB is 1 for literal and 0 for RLE). </text:p>
            <text:p/>
            <text:p>See also the parquet</text:p>
            <text:p>-mr code:</text:p>
            <text:p/>
            <text:p>https://github.com/apache/parquet-mr/blob/master/parquet-column/src/main/java/org/ap</text:p>
            <text:p>ache/parquet/column/values/rle/RunLengthBitPackingHybridEncoder.java#L105</text:p>
            <text:p/>
            <text:p>and here's where the</text:p>
            <text:p><text:s/>limit enforced</text:p>
            <text:p/>
            <text:p>https://github.com/apache/parquet-mr/blob/master/parquet-column/src/main/java/</text:p>
            <text:p>org/apache/parquet/column/values/rle/RunLengthBitPackingHybridEncoder.java#L188</text:p>
            <text:p/>
            <text:p>here's where t</text:p>
            <text:p>he limit is enforced in parquet-cpp</text:p>
            <text:p/>
            <text:p>https://github.com/apache/parquet-cpp/blob/master/src/parq</text:p>
            <text:p>uet/util/rle-encoding.h#L447</text:p>
            <text:p/>
            <text:p>so in other words when there are 63 groups of 8 bit-packed values</text:p>
            <text:p>, it flushes the literal run. </text:p>
            <text:p/>
            <text:p>So the MAX_VALUES_PER_LITERAL_RUN should be 504, not 512, but i</text:p>
            <text:p>t seems there is little harm in the overestimate. </text:p>
            <text:p/>
            <text:p>That's as far as I can dig right now, if so</text:p>
            <text:p>meone can find the bug and write a patch with a test case that would be most helpful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59486</text:p>
          </table:table-cell>
          <table:table-cell office:value-type="string">
            <text:p>This should be fixed by https://github.com/apache/parquet-cpp/pull/150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461245</text:p>
          </table:table-cell>
          <table:table-cell office:value-type="string">
            <text:p>Resolved in https://github.com/apache/parquet-cpp/commit/fa6e47616e818f33d8d4774ce43ae6d62cdd59</text:p>
            <text:p>bd</text:p>
            <text:p/>
            <text:p>If you still run into this bug can you reopen the JIRA with a reproduction if possible? Tha</text:p>
            <text:p>n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1300</text:p>
          </table:table-cell>
          <table:table-cell office:value-type="string">
            <text:p>PARQUET-697</text:p>
          </table:table-cell>
          <table:table-cell office:value-type="string">
            <text:p>ProtoMessageConverter fails for unknown proto field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13086</text:p>
          </table:table-cell>
          <table:table-cell office:value-type="string">
            <text:p>Any comments on this? I'll be happy to provide a pull reques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1063</text:p>
          </table:table-cell>
          <table:table-cell office:value-type="string">
            <text:p>PARQUET-696</text:p>
          </table:table-cell>
          <table:table-cell office:value-type="string">
            <text:p>Move travis download from google code (defunct) to github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46697</text:p>
          </table:table-cell>
          <table:table-cell office:value-type="string">
            <text:p>Issue resolved by pull request 364</text:p>
            <text:p>[https://github.com/apache/parquet-mr/pull/36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0948</text:p>
          </table:table-cell>
          <table:table-cell office:value-type="string">
            <text:p>PARQUET-695</text:p>
          </table:table-cell>
          <table:table-cell office:value-type="string">
            <text:p>C++: Better default encoding user experienc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82144</text:p>
          </table:table-cell>
          <table:table-cell office:value-type="string">
            <text:p>Issue resolved by pull request 143</text:p>
            <text:p>https://github.com/apache/parquet-cpp/pull/14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0902</text:p>
          </table:table-cell>
          <table:table-cell office:value-type="string">
            <text:p>PARQUET-694</text:p>
          </table:table-cell>
          <table:table-cell office:value-type="string">
            <text:p>C++: Revert default data page size back to 1M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45357</text:p>
          </table:table-cell>
          <table:table-cell office:value-type="string">
            <text:p>PR: https://github.com/apache/parquet-cpp/pull/14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54021</text:p>
          </table:table-cell>
          <table:table-cell office:value-type="string">
            <text:p>Issue resolved by pull request 146</text:p>
            <text:p>[https://github.com/apache/parquet-cpp/pull/14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0901</text:p>
          </table:table-cell>
          <table:table-cell office:value-type="string">
            <text:p>PARQUET-693</text:p>
          </table:table-cell>
          <table:table-cell office:value-type="string">
            <text:p>C++: Determine a good default page siz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0848</text:p>
          </table:table-cell>
          <table:table-cell office:value-type="string">
            <text:p>PARQUET-692</text:p>
          </table:table-cell>
          <table:table-cell office:value-type="string">
            <text:p>Remove file metadata instance from ParquetFileReader clas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56665</text:p>
          </table:table-cell>
          <table:table-cell office:value-type="string">
            <text:p>Issue resolved by pull request 143</text:p>
            <text:p>https://github.com/apache/parquet-cpp/pull/14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0836</text:p>
          </table:table-cell>
          <table:table-cell office:value-type="string">
            <text:p>PARQUET-691</text:p>
          </table:table-cell>
          <table:table-cell office:value-type="string">
            <text:p>[C++] Write ColumnChunk metadata after each column chunk in the fi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833064</text:p>
          </table:table-cell>
          <table:table-cell office:value-type="string">
            <text:p>Is this really meant to be after each ColumnChunk or after each RowGroup? </text:p>
            <text:p/>
            <text:p>Also is there an ex</text:p>
            <text:p>ample where this is used/needed?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833098</text:p>
          </table:table-cell>
          <table:table-cell office:value-type="string">
            <text:p>It's in the spec: https://github.com/apache/parquet-format/blob/master/README.md</text:p>
            <text:p/>
            <text:p>I believe Hiv</text:p>
            <text:p>e may make use of thi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836190</text:p>
          </table:table-cell>
          <table:table-cell office:value-type="string">
            <text:p>PR: https://github.com/apache/parquet-cpp/pull/22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836581</text:p>
          </table:table-cell>
          <table:table-cell office:value-type="string">
            <text:p>Issue resolved by pull request 224</text:p>
            <text:p>[https://github.com/apache/parquet-cpp/pull/22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0832</text:p>
          </table:table-cell>
          <table:table-cell office:value-type="string">
            <text:p>PARQUET-690</text:p>
          </table:table-cell>
          <table:table-cell office:value-type="string">
            <text:p>[C++] Investigate / improve performance of Thrift utiliti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6734574</text:p>
          </table:table-cell>
          <table:table-cell office:value-type="string">
            <text:p>Issue resolved by pull request 3268</text:p>
            <text:p>[https://github.com/apache/arrow/pull/326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0752</text:p>
          </table:table-cell>
          <table:table-cell office:value-type="string">
            <text:p>PARQUET-689</text:p>
          </table:table-cell>
          <table:table-cell office:value-type="string">
            <text:p>C++: Compress DataPages eagerl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93823</text:p>
          </table:table-cell>
          <table:table-cell office:value-type="string">
            <text:p>PR: https://github.com/apache/parquet-cpp/pull/16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95585</text:p>
          </table:table-cell>
          <table:table-cell office:value-type="string">
            <text:p>Issue resolved by pull request 162</text:p>
            <text:p>[https://github.com/apache/parquet-cpp/pull/16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3000540</text:p>
          </table:table-cell>
          <table:table-cell office:value-type="string">
            <text:p>PARQUET-688</text:p>
          </table:table-cell>
          <table:table-cell office:value-type="string">
            <text:p>SIMD-accelerated dictionary coding</text:p>
          </table:table-cell>
          <table:table-cell table:number-columns-repeated="1021"/>
        </table:table-row>
        <table:table-row table:style-name="ro20">
          <table:table-cell table:number-columns-repeated="3"/>
          <table:table-cell office:value-type="string">
            <text:p>15440195</text:p>
          </table:table-cell>
          <table:table-cell office:value-type="string">
            <text:p>Parquet could benefit from SIMD accelerated processing on recent x64 hardware.</text:p>
            <text:p/>
            <text:p>Further reading</text:p>
            <text:p><text:s/>:</text:p>
            <text:p/>
            <text:p>https://github.com/lemire/dictionary</text:p>
            <text:p/>
            <text:p>http://lemire.me/blog/2016/08/25/faster-dictionary-de</text:p>
            <text:p>coding-with-simd-instructions/</text:p>
            <text:p/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40346</text:p>
          </table:table-cell>
          <table:table-cell office:value-type="string">
            <text:p>[~lemire], [~wesmckinn] opened a JIRA for this recently. https://issues.apache.org/jira/browse/</text:p>
            <text:p>PARQUET-68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45972</text:p>
          </table:table-cell>
          <table:table-cell office:value-type="string">
            <text:p>Let us close this one the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9988</text:p>
          </table:table-cell>
          <table:table-cell office:value-type="string">
            <text:p>PARQUET-687</text:p>
          </table:table-cell>
          <table:table-cell office:value-type="string">
            <text:p>C++: Switch to PLAIN encoding if dictionary grows too larg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84787</text:p>
          </table:table-cell>
          <table:table-cell office:value-type="string">
            <text:p>Patch available here: https://github.com/apache/parquet-cpp/pull/15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93298</text:p>
          </table:table-cell>
          <table:table-cell office:value-type="string">
            <text:p>Issue resolved by pull request 157</text:p>
            <text:p>[https://github.com/apache/parquet-cpp/pull/15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9290</text:p>
          </table:table-cell>
          <table:table-cell office:value-type="string">
            <text:p>PARQUET-686</text:p>
          </table:table-cell>
          <table:table-cell office:value-type="string">
            <text:p>Allow for Unsigned Statistics in Binary Typ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33255</text:p>
          </table:table-cell>
          <table:table-cell office:value-type="string">
            <text:p>[~andrew_duffy] do you have a link to the corresponding avro / spark code handy? That would mak</text:p>
            <text:p>e fixing this much easier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33275</text:p>
          </table:table-cell>
          <table:table-cell office:value-type="string">
            <text:p>Umm nevermind, just saw your PR :-)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854487</text:p>
          </table:table-cell>
          <table:table-cell office:value-type="string">
            <text:p>[~rdblue], shall we resolve this since you've fixed it in [PR #367|https://github.com/apache/pa</text:p>
            <text:p>rquet-mr/pull/367]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854599</text:p>
          </table:table-cell>
          <table:table-cell office:value-type="string">
            <text:p>We shouldn't close this yet because we're working on adding sort order to the format. See the n</text:p>
            <text:p>ew link to Format PR #46.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5854685</text:p>
          </table:table-cell>
          <table:table-cell office:value-type="string">
            <text:p>It seems to me that the correct way to represent string orderings is to adhere to the same spec</text:p>
            <text:p>ification as <text:s/>the COLLATE in a standard SQL data type.</text:p>
            <text:p/>
            <text:p>Quoting to [a stackoverflow question ab</text:p>
            <text:p>out the COLLATE clause in Microsoft SQL Server|http://stackoverflow.com/questions/5039211/what-</text:p>
            <text:p>does-collate-sql-latin1-general-cp1-ci-as-do], {{SQL_Latin1_General_CP1_CI_AS}}</text:p>
            <text:p>breaks up into </text:p>
            <text:p>interesting parts:</text:p>
            <text:p/>
            <text:p>* {{latin1}} makes the server treat strings using charset latin 1, basicall</text:p>
            <text:p>y ascii</text:p>
            <text:p>* {{CI}} case insensitive comparisons so 'ABC' would equal 'abc'</text:p>
            <text:p>* {{AS}} accent sensit</text:p>
            <text:p>ive, so 'ü' does not equal 'u'</text:p>
            <text:p/>
            <text:p>I couldn't find an ISO definition of collation, but several dat</text:p>
            <text:p>abases support it, including [MySQL|https://dev.mysql.com/doc/refman/5.7/en/charset-collate.htm</text:p>
            <text:p>l] and [Oracle 12|https://docs.oracle.com/database/122/SQLRF/COLLATE-Operator.htm], so I suspec</text:p>
            <text:p>t it is pretty well defined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5854711</text:p>
          </table:table-cell>
          <table:table-cell office:value-type="string">
            <text:p>[~julianhyde], I'm not sure that we should make this SQL-specific. Right now, the PR allows a S</text:p>
            <text:p>tring identifier for custom sort orders, so this example could be expressed as "sql:SQL_Latin1_</text:p>
            <text:p>General_CP1_CI_AS". Does that work?</text:p>
            <text:p/>
            <text:p>Also, I'd like to find a spec for these, even if it is jus</text:p>
            <text:p>t a page documenting what postgres or some other implementation does.</text:p>
            <text:p/>
            <text:p>**Edit**: Fixed the exam</text:p>
            <text:p>ple, since {{SQL_Latin1_General_CP1_CI_AS}} is one collating sequenc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854720</text:p>
          </table:table-cell>
          <table:table-cell office:value-type="string">
            <text:p>If you're following the relevant industry standard you're not being SQL specific. I don't know </text:p>
            <text:p>whether there is an ISO standard, but even if there isn't, we'd be well advised to follow what </text:p>
            <text:p>the big DBs do. The folks at SQL Server and Oracle have had more time to identify the appropria</text:p>
            <text:p>te standard to follow. If we roll our own standard we are very likely to come up with something</text:p>
            <text:p><text:s/>worse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854825</text:p>
          </table:table-cell>
          <table:table-cell office:value-type="string">
            <text:p>The standard I found is ICU 54: http://userguide.icu-project.org/collation/api#TOC-Instantiatin</text:p>
            <text:p>g-the-Predefined-Collators</text:p>
            <text:p/>
            <text:p>I agree that we should support what SQL engines do, but I don't agr</text:p>
            <text:p>ee that they've necessarily chosen an appropriate or "correct" one. What they do is widely used</text:p>
            <text:p><text:s/>enough to be a de-facto standard, but I don't think that should preclude supporting other stan</text:p>
            <text:p>dards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854888</text:p>
          </table:table-cell>
          <table:table-cell office:value-type="string">
            <text:p>In Calcite, a collation is a character set, a dollar separator, a locale, a dollar separator, a</text:p>
            <text:p>nd a strength. Thus: {{COLLATE "ISO-8859-1$en_US$primary"}}. I have not had time to check how/w</text:p>
            <text:p>hether that jibes with the SQL standard. It does seem to align somewhat with [java.text.Collato</text:p>
            <text:p>r|http://docs.oracle.com/javase/8/docs/api/java/text/Collator.html], which has locale and stren</text:p>
            <text:p>gth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041802</text:p>
          </table:table-cell>
          <table:table-cell office:value-type="string">
            <text:p>The first issue of not returning bad stats was solved in: https://github.com/apache/parquet-mr/</text:p>
            <text:p>commit/de99127d77dabfc6c8134b3c58e0b9a0b74e5f37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6055749</text:p>
          </table:table-cell>
          <table:table-cell office:value-type="string">
            <text:p>[PR #46|https://github.com/apache/parquet-format/pull/46] went through a lot of changes during </text:p>
            <text:p>the code review and ended up being entirely different than the original thinking. However, when</text:p>
            <text:p><text:s/>it got committed, some parts of it still contained references to the original solution that go</text:p>
            <text:p>t abandoned. I created [PR #55|https://github.com/apache/parquet-format/pull/55] to clean up th</text:p>
            <text:p>ese inconsistencies.</text:p>
            <text:p/>
            <text:p>Can I reopen this issue for this change or should I create a new one for </text:p>
            <text:p>these clarifications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195435</text:p>
          </table:table-cell>
          <table:table-cell office:value-type="string">
            <text:p>Merged PR #55 with some follow-ups. Thanks for the fix, [~zi]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248231</text:p>
          </table:table-cell>
          <table:table-cell office:value-type="string">
            <text:p>Hi all, just curious if this issue is also resolved in Parquet 1.8.2, which is what Spark 2.2.0</text:p>
            <text:p><text:s/>uses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9282</text:p>
          </table:table-cell>
          <table:table-cell office:value-type="string">
            <text:p>PARQUET-685</text:p>
          </table:table-cell>
          <table:table-cell office:value-type="string">
            <text:p>Deprecated ParquetInputSplit constructor passes parameters in the wrong order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45629</text:p>
          </table:table-cell>
          <table:table-cell office:value-type="string">
            <text:p>Please, review the pull reques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49836</text:p>
          </table:table-cell>
          <table:table-cell office:value-type="string">
            <text:p>Issue resolved by pull request 372</text:p>
            <text:p>[https://github.com/apache/parquet-mr/pull/37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9102</text:p>
          </table:table-cell>
          <table:table-cell office:value-type="string">
            <text:p>PARQUET-684</text:p>
          </table:table-cell>
          <table:table-cell office:value-type="string">
            <text:p>[C++] Hardware optimizations for dictionary / RLE encoding/decoding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445971</text:p>
          </table:table-cell>
          <table:table-cell office:value-type="string">
            <text:p>Relevant blog post: </text:p>
            <text:p/>
            <text:p>https://github.com/lemire/dictionary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5497185</text:p>
          </table:table-cell>
          <table:table-cell office:value-type="string">
            <text:p>I looked at the code and the blog briefly. The current implementation works for dictionary indi</text:p>
            <text:p>ces that are bit-packed.</text:p>
            <text:p>This implementation will have to be extended to support Rle-Bitpacked </text:p>
            <text:p>hybrid encoding current used by parquet-cpp to encode dictionary index values.</text:p>
            <text:p>Encoding details</text:p>
            <text:p><text:s/>here: https://github.com/apache/parquet-cpp/blob/master/src/parquet/util/rle-encoding.h#L33</text:p>
            <text:p/>
            <text:p>I</text:p>
            <text:p><text:s/>guess the rle encoding of indices will furture improve the performance since it will not requi</text:p>
            <text:p>re the costly gather instruction.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8933</text:p>
          </table:table-cell>
          <table:table-cell office:value-type="string">
            <text:p>PARQUET-683</text:p>
          </table:table-cell>
          <table:table-cell office:value-type="string">
            <text:p>[C++] Add user documentation for API and utiliti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435119</text:p>
          </table:table-cell>
          <table:table-cell office:value-type="string">
            <text:p>[~mdeepak] do you have a good way to automatically generate API docs from the code comments wit</text:p>
            <text:p>h asciidoc? Until now I always preferred doxygen for this (and also intended to work on this in</text:p>
            <text:p><text:s/>the near future) as doxygen's code-comments-to-html functionality is really good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435569</text:p>
          </table:table-cell>
          <table:table-cell office:value-type="string">
            <text:p>[~xhochy] My plan here is add some design details, API usage examples and misc. details using a</text:p>
            <text:p>sciidoc. Something like https://github.com/apache/kudu/tree/master/docs</text:p>
            <text:p>I agree that we must us</text:p>
            <text:p>e doxygen to generate API docs from the code comments. This will be independen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435592</text:p>
          </table:table-cell>
          <table:table-cell office:value-type="string">
            <text:p>Instead of writing documentation that needs to be maintained separate from code right now, you </text:p>
            <text:p>could write an example .cc file with verbose comments explaining each step of an example workfl</text:p>
            <text:p>ow. This way we can also compile and check that the example code still works after each patc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82084</text:p>
          </table:table-cell>
          <table:table-cell office:value-type="string">
            <text:p>PARQUET-702 is tracking this detailed example idea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8378</text:p>
          </table:table-cell>
          <table:table-cell office:value-type="string">
            <text:p>PARQUET-682</text:p>
          </table:table-cell>
          <table:table-cell office:value-type="string">
            <text:p>Configure the encoding used by ValueWriters</text:p>
          </table:table-cell>
          <table:table-cell table:number-columns-repeated="1021"/>
        </table:table-row>
        <table:table-row table:style-name="ro24">
          <table:table-cell table:number-columns-repeated="3"/>
          <table:table-cell office:value-type="string">
            <text:p>15434083</text:p>
          </table:table-cell>
          <table:table-cell office:value-type="string">
            <text:p>I general I think we have 2 use cases:</text:p>
            <text:p/>
            <text:p>1) The users have specific knowledge of the data that m</text:p>
            <text:p>ake them pick a better encoding for a given column.</text:p>
            <text:p>For this we want the override to be by colu</text:p>
            <text:p>mn name rather than type.</text:p>
            <text:p>Because for example:</text:p>
            <text:p><text:s/>- the user knows that a field will not get dict</text:p>
            <text:p>ionary encoded but will perform in prefix coding. it will save time/memory not to fallback from</text:p>
            <text:p><text:s/>dic coding and just do prefix coding right away.</text:p>
            <text:p><text:s/>- the user knows that a specific encoding wi</text:p>
            <text:p>ll do better on a given column and wants to try it first.</text:p>
            <text:p><text:s/>- the user wants to force dictionary</text:p>
            <text:p><text:s/>encoding on a certain field (and fail if it gets too big) for perf reasons.</text:p>
            <text:p/>
            <text:p>2) Tweaking a gen</text:p>
            <text:p>eral heuristic to pick a good encoding unsupervised.</text:p>
            <text:p>your suggestion seems to apply to this in </text:p>
            <text:p>particular. (override by type)</text:p>
            <text:p/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5435916</text:p>
          </table:table-cell>
          <table:table-cell office:value-type="string">
            <text:p>Thanks [~julienledem] that makes sense. I'll file a couple of follow up jiras in that case to t</text:p>
            <text:p>ackle these two scenarios. For 1, we could do something on the lines of what I suggested above:</text:p>
            <text:p/>
            <text:p>{code}</text:p>
            <text:p>parquet.writer.encoding-override.my-column1="plain"</text:p>
            <text:p>parquet.writer.encoding-override.my</text:p>
            <text:p>-column2="delta_byte_array"</text:p>
            <text:p>{code}</text:p>
            <text:p>That seems like the more straightforward scenario to start o</text:p>
            <text:p>ff with. </text:p>
            <text:p/>
            <text:p>I guess some of the confusion was regarding the approach for 2. Would be nice if the</text:p>
            <text:p><text:s/>heuristic based algorithm was configurable. I guess for something like that to ensure we don't</text:p>
            <text:p><text:s/>use reflection explicitly we would have to have a list of well known overrides and map them to</text:p>
            <text:p><text:s/>actual value writer factories:</text:p>
            <text:p>{code}</text:p>
            <text:p>parquet.writer.encoding-override.int32="auto-heuristic-A</text:p>
            <text:p>"</text:p>
            <text:p>{code}</text:p>
            <text:p/>
            <text:p>And somewhere in the code we map auto-heuristic-A to say AutoHeuristicValuesWriterFac</text:p>
            <text:p>tory. Whenever we add a new heuristic, we update the map / enum and allow users to try it out. </text:p>
            <text:p>As an initial example, we could maybe provide a heuristic / strategy to allow users to override</text:p>
            <text:p><text:s/>encoding per type. That will give us a simple example in the repo which can be used as a templ</text:p>
            <text:p>ate for more sophisticated auto heuristic strategy in the future. (Open to a simpler example / </text:p>
            <text:p>heuristic if you'd prefer)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552747</text:p>
          </table:table-cell>
          <table:table-cell office:value-type="string">
            <text:p>cc [~dweeks-netflix]] / [~rdblue] - this was the jira I was talking about in our sync today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8339</text:p>
          </table:table-cell>
          <table:table-cell office:value-type="string">
            <text:p>PARQUET-681</text:p>
          </table:table-cell>
          <table:table-cell office:value-type="string">
            <text:p>Add tool to scan a parquet fi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31487</text:p>
          </table:table-cell>
          <table:table-cell office:value-type="string">
            <text:p>PR available here https://github.com/apache/parquet-cpp/pull/14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65678</text:p>
          </table:table-cell>
          <table:table-cell office:value-type="string">
            <text:p>Issue resolved by pull request 144</text:p>
            <text:p>[https://github.com/apache/parquet-cpp/pull/14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7714</text:p>
          </table:table-cell>
          <table:table-cell office:value-type="string">
            <text:p>PARQUET-680</text:p>
          </table:table-cell>
          <table:table-cell office:value-type="string">
            <text:p>[C++] Remove TODO file, update READM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6683035</text:p>
          </table:table-cell>
          <table:table-cell office:value-type="string">
            <text:p>Outdated now after monorepo mer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7636</text:p>
          </table:table-cell>
          <table:table-cell office:value-type="string">
            <text:p>PARQUET-679</text:p>
          </table:table-cell>
          <table:table-cell office:value-type="string">
            <text:p>[C++] Build and unit tests support for MSVC on Window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423054</text:p>
          </table:table-cell>
          <table:table-cell office:value-type="string">
            <text:p>Can you try by explicitly setting the compiler for cmake ?</text:p>
            <text:p><text:s/>"cmake -DCMAKE_CXX_COMPILER=cl ."</text:p>
            <text:p>T</text:p>
            <text:p>his should not invoke the CompilerInfo.cmake script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423063</text:p>
          </table:table-cell>
          <table:table-cell office:value-type="string">
            <text:p>CMake knows it's cl because it tries to run cl -v to get the version information.</text:p>
            <text:p/>
            <text:p>However, I r</text:p>
            <text:p>an cmake -DCMAKE_CXX_COMPILER=cl .</text:p>
            <text:p>and the results were the same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423069</text:p>
          </table:table-cell>
          <table:table-cell office:value-type="string">
            <text:p>Line 370 on CMakeLists.txt says:</text:p>
            <text:p>include(CompilerInfo)</text:p>
            <text:p/>
            <text:p>Should this be in an IF block?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423106</text:p>
          </table:table-cell>
          <table:table-cell office:value-type="string">
            <text:p>We will include a fix for this soon. </text:p>
            <text:p>For the time being, you can try commenting out "include(C</text:p>
            <text:p>ompilerInfo)" at CMakeList.txt:370</text:p>
            <text:p>This should not invoke the CompilerInfo.cmake.</text:p>
            <text:p/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423113</text:p>
          </table:table-cell>
          <table:table-cell office:value-type="string">
            <text:p>Ideally, cmake_modules/CompilerInfo.cmake must include windows compiler options as well to reso</text:p>
            <text:p>lve this.</text:p>
            <text:p>We don't test parquet-cpp on a windows platform in our current testing framework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423760</text:p>
          </table:table-cell>
          <table:table-cell office:value-type="string">
            <text:p>It would be great also to set up an Appveyor build so that we can get continuous integration fe</text:p>
            <text:p>edback on Windows. There are plenty of examples of how to make a cmake setup work with MSVC; ju</text:p>
            <text:p>st none of us have been developing on Windows! Building all the dependencies may be a bit of a </text:p>
            <text:p>pain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5423765</text:p>
          </table:table-cell>
          <table:table-cell office:value-type="string">
            <text:p>I agree, building the deps was a pain. <text:s/>Just a note, some of the CMake variables, like CMAKE_CX</text:p>
            <text:p>X_FLAGS are set by CMake and shouldn't be overridden locally unless absolutely necessary, plus </text:p>
            <text:p>other things provide useful information, such as:</text:p>
            <text:p/>
            <text:p>CMAKE_CXX_FLAGS_DEBUG(RELEASE/RELWITHDEBINFO</text:p>
            <text:p>) - settings for compiling debug, e.g. -G -ggdb </text:p>
            <text:p>CMAKE_COMPILER_IS_GNUCXX (true if it's g++ or </text:p>
            <text:p>a derivative)</text:p>
            <text:p>CMAKE_CXX_COMPILER_ID ("Clang", "GNU", "Intel", "MSVC")</text:p>
            <text:p>CMAKE_STATIC_LIBRARY_SUFF</text:p>
            <text:p>IX</text:p>
            <text:p/>
            <text:p>seems like these variables do a lot of the functionality that cmake_modules is trying to ac</text:p>
            <text:p>complish.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5431042</text:p>
          </table:table-cell>
          <table:table-cell office:value-type="string">
            <text:p>I think this should be closed as "Will not fix". I was able to create the Visual Studio project</text:p>
            <text:p>s, but I got a lot of errors compiling that suggest that making this build/run on Windows will </text:p>
            <text:p>be a significant effort. Specifically, </text:p>
            <text:p/>
            <text:p>Cannot open include file “endian.h”</text:p>
            <text:p>Cannot open includ</text:p>
            <text:p>e file “unistd.h”</text:p>
            <text:p>Cannot open include file “sys/mman.h”</text:p>
            <text:p>Cannot open include file “sys/time.h”</text:p>
            <text:p>‘</text:p>
            <text:p>fcntl’: identifier not found</text:p>
            <text:p>Use of the keyword “OPTIONAL” throughout the code as an enum, whic</text:p>
            <text:p>h Windows #defines as empty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31061</text:p>
          </table:table-cell>
          <table:table-cell office:value-type="string">
            <text:p>We can keep this open. We should eventually figure out a way to get windows into the build proc</text:p>
            <text:p>ess as well. The issues you posted will definitely help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432045</text:p>
          </table:table-cell>
          <table:table-cell office:value-type="string">
            <text:p>We will absolutely need to get this building in MSVC -- for example a substantial percentage of</text:p>
            <text:p><text:s/>Python programmers (my main target audience) are on Windows. For example, we got the Feather p</text:p>
            <text:p>roject working with some of these same portability issues:</text:p>
            <text:p/>
            <text:p>https://github.com/wesm/feather/blo</text:p>
            <text:p>b/master/cpp/src/feather/io.cc#L31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950016</text:p>
          </table:table-cell>
          <table:table-cell office:value-type="string">
            <text:p>We just got Apache Arrow's C++ libraries completely working today, with tests running in Appvey</text:p>
            <text:p>or -- since that handles a lot of Parquet's cross-platform IO issues (like files, memory maps),</text:p>
            <text:p><text:s/>this should be easier to get done now. Mainly we need to sort out the 3rd-party package toolch</text:p>
            <text:p>ain. If anyone wants to help, now is a good time to get involved. </text:p>
            <text:p/>
            <text:p>I'm marking this for the 1.</text:p>
            <text:p>1.0 releas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992889</text:p>
          </table:table-cell>
          <table:table-cell office:value-type="string">
            <text:p>Issue resolved by pull request 313</text:p>
            <text:p>[https://github.com/apache/parquet-cpp/pull/31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7376</text:p>
          </table:table-cell>
          <table:table-cell office:value-type="string">
            <text:p>PARQUET-678</text:p>
          </table:table-cell>
          <table:table-cell office:value-type="string">
            <text:p>Allow for custom compression codec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835341</text:p>
          </table:table-cell>
          <table:table-cell office:value-type="string">
            <text:p>This seems like a reasonable thing to have. I am planning to evaluate [zstd|https://github.com/</text:p>
            <text:p>facebook/zstd] as a compression codec for Parquet. [~rdblue] [~julienledem] any thoughts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860338</text:p>
          </table:table-cell>
          <table:table-cell office:value-type="string">
            <text:p>We find lz4 gives similar compression and is about 20% faster for our application. <text:s/>In addition</text:p>
            <text:p><text:s/>to zstd, I'm sure there is interest in other new compression algorithms, like brotli. <text:s/>It woul</text:p>
            <text:p>d seem natural for Parquet to work with any Hadoop compression codec. <text:s/>I can work up a patch if</text:p>
            <text:p><text:s/>there would be interest in accepting it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860404</text:p>
          </table:table-cell>
          <table:table-cell office:value-type="string">
            <text:p>The format also provides for Brotli compression: https://github.com/apache/parquet-format/blob/</text:p>
            <text:p>master/src/main/thrift/parquet.thrift#L331</text:p>
            <text:p/>
            <text:p>I am sure that LZ4 and zstd would be welcome additi</text:p>
            <text:p>ons -- at least on the C++ side adding these would not cause us much hardship (we have added Br</text:p>
            <text:p>otli support already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860940</text:p>
          </table:table-cell>
          <table:table-cell office:value-type="string">
            <text:p>Adding them to parquet-cpp and parquet-format is easy, the only thing that looks a bit harder f</text:p>
            <text:p>rom my side is to add to Hadoop as a codec so it can be used in parquet-mr. At least for Zstd, </text:p>
            <text:p>this seems to be done already: https://issues.apache.org/jira/browse/HADOOP-1357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860944</text:p>
          </table:table-cell>
          <table:table-cell office:value-type="string">
            <text:p>[~cotton] A patch would be very welcome, I can help for that on the C++ side once we have a Jav</text:p>
            <text:p>a patch availabl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195461</text:p>
          </table:table-cell>
          <table:table-cell office:value-type="string">
            <text:p>I think custom codecs is a bad idea. It will only cause compatibility issues to support arbitra</text:p>
            <text:p>ry codecs, so I recommend we implement a small set. Probably just adding brotli and zst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7276</text:p>
          </table:table-cell>
          <table:table-cell office:value-type="string">
            <text:p>PARQUET-677</text:p>
          </table:table-cell>
          <table:table-cell office:value-type="string">
            <text:p>Quoted identifiers in column name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426781</text:p>
          </table:table-cell>
          <table:table-cell office:value-type="string">
            <text:p>[~julienledem] I am in the process of putting together a PR for this issue. The master branch (</text:p>
            <text:p>1.8.2-SNAPSHOT) has a dependency on Hive 0.12. Some of the hive-related tests I'm trying to wri</text:p>
            <text:p>te would require Hive 0.13 which supports quoted identifiers. Is there any plan on moving up to</text:p>
            <text:p><text:s/>Hive 0.13?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429786</text:p>
          </table:table-cell>
          <table:table-cell office:value-type="string">
            <text:p>Parquet support for Hive has moved to the hive repo itself for more recent versions. You should</text:p>
            <text:p><text:s/>find the same tests there.</text:p>
            <text:p>The serde in the parquet repo is for older versions of Hive so it w</text:p>
            <text:p>ont be moving up.</text:p>
            <text:p>This was to better support compatibility across Hive versions since Hive's AP</text:p>
            <text:p>I kept changing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31520</text:p>
          </table:table-cell>
          <table:table-cell office:value-type="string">
            <text:p>PR: https://github.com/apache/parquet-mr/pull/36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6981</text:p>
          </table:table-cell>
          <table:table-cell office:value-type="string">
            <text:p>PARQUET-676</text:p>
          </table:table-cell>
          <table:table-cell office:value-type="string">
            <text:p>MAX_VALUES_PER_LITERAL_RUN causes RLE encoding failure</text:p>
          </table:table-cell>
          <table:table-cell table:number-columns-repeated="1021"/>
        </table:table-row>
        <table:table-row table:style-name="ro13">
          <table:table-cell table:number-columns-repeated="3"/>
          <table:table-cell office:value-type="string">
            <text:p>15420782</text:p>
          </table:table-cell>
          <table:table-cell office:value-type="string">
            <text:p>It looks like the implementation of {{LevelEncoder::MaxBufferSize}} may be incorrect if it is n</text:p>
            <text:p>ot resulting in a large enough buffer being allocated. </text:p>
            <text:p/>
            <text:p>https://github.com/apache/parquet-cpp/</text:p>
            <text:p>commit/35c8eb54aadcc18057b25db0cc6fd22239dee908#diff-33bc8df68e71e99c391f762f8e397488</text:p>
            <text:p/>
            <text:p>[~xhochy</text:p>
            <text:p>] can you take a look at this to see what might be going wrong?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450842</text:p>
          </table:table-cell>
          <table:table-cell office:value-type="string">
            <text:p>[~mschaefe] see my exposition on a bug report for the same problem in PARQUET-698. I'm leaving </text:p>
            <text:p>both JIRAs open until we confirm that both issues are caused by the same bug (it seems so, but </text:p>
            <text:p>until we know...). </text:p>
            <text:p/>
            <text:p>EDIT: My previous comment was incorrect. I'm not in a place where I can wo</text:p>
            <text:p>rk on a test case or patch, so it will be earliest next week before I can take a look at this m</text:p>
            <text:p>ore closely / do the math on paper. 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456030</text:p>
          </table:table-cell>
          <table:table-cell office:value-type="string">
            <text:p>Had a look at this as I also run into this also today. Currently we seem to write to many liter</text:p>
            <text:p>al indicators. Replacing {{if (++num_buffered_values_ == 8)}} with {{if (++num_buffered_values_</text:p>
            <text:p><text:s/>== MAX_VALUES_PER_LITERAL_RUN)}} fixed it. I will try to push a fix tomorrow once I have a rep</text:p>
            <text:p>roducing unit tes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456305</text:p>
          </table:table-cell>
          <table:table-cell office:value-type="string">
            <text:p>The current code there is OK (it only buffers a group of 8 values for a literal run before bitp</text:p>
            <text:p>acking them), the literal indicator is only written when {{FlushLiteralRun}} is called with {{t</text:p>
            <text:p>rue}}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56307</text:p>
          </table:table-cell>
          <table:table-cell office:value-type="string">
            <text:p>It might be worth diffing this code with the current Impala version of this to see where there </text:p>
            <text:p>is some divergence (it would seem weird if this bug existed there and had never surfac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59258</text:p>
          </table:table-cell>
          <table:table-cell office:value-type="string">
            <text:p>OK I've figured out the problem, I'll submit a patch at some point toda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59485</text:p>
          </table:table-cell>
          <table:table-cell office:value-type="string">
            <text:p>PR: https://github.com/apache/parquet-cpp/pull/15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61229</text:p>
          </table:table-cell>
          <table:table-cell office:value-type="string">
            <text:p>Issue resolved by pull request 150</text:p>
            <text:p>[https://github.com/apache/parquet-cpp/pull/15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6399</text:p>
          </table:table-cell>
          <table:table-cell office:value-type="string">
            <text:p>PARQUET-675</text:p>
          </table:table-cell>
          <table:table-cell office:value-type="string">
            <text:p>Add INTERVAL_YEAR_MONTH and INTERVAL_DAY_TIME typ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09226</text:p>
          </table:table-cell>
          <table:table-cell office:value-type="string">
            <text:p>PR: https://github.com/apache/parquet-format/pull/4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5813</text:p>
          </table:table-cell>
          <table:table-cell office:value-type="string">
            <text:p>PARQUET-674</text:p>
          </table:table-cell>
          <table:table-cell office:value-type="string">
            <text:p>Add an abstraction to get the length of a stream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43576</text:p>
          </table:table-cell>
          <table:table-cell office:value-type="string">
            <text:p>Merged #368. Thanks for reviewing, [~julienledem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5345</text:p>
          </table:table-cell>
          <table:table-cell office:value-type="string">
            <text:p>PARQUET-673</text:p>
          </table:table-cell>
          <table:table-cell office:value-type="string">
            <text:p>No compression for schema prefixed column path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87433</text:p>
          </table:table-cell>
          <table:table-cell office:value-type="string">
            <text:p>PR: https://github.com/apache/parquet-cpp/pull/15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95569</text:p>
          </table:table-cell>
          <table:table-cell office:value-type="string">
            <text:p>Issue resolved by pull request 159</text:p>
            <text:p>https://github.com/apache/parquet-cpp/pull/15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4748</text:p>
          </table:table-cell>
          <table:table-cell office:value-type="string">
            <text:p>PARQUET-672</text:p>
          </table:table-cell>
          <table:table-cell office:value-type="string">
            <text:p>[C++] Build testing conda artifacts in debug mod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06836</text:p>
          </table:table-cell>
          <table:table-cell office:value-type="string">
            <text:p>Issue resolved by pull request 141</text:p>
            <text:p>[https://github.com/apache/parquet-cpp/pull/14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4017</text:p>
          </table:table-cell>
          <table:table-cell office:value-type="string">
            <text:p>PARQUET-671</text:p>
          </table:table-cell>
          <table:table-cell office:value-type="string">
            <text:p>Improve performance of RLE/bit-packed decoding in parquet-cpp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02877</text:p>
          </table:table-cell>
          <table:table-cell office:value-type="string">
            <text:p>Thanks [~edaniel]</text:p>
            <text:p>Looking forward to see your PR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04752</text:p>
          </table:table-cell>
          <table:table-cell office:value-type="string">
            <text:p>https://github.com/apache/parquet-cpp/pull/140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05027</text:p>
          </table:table-cell>
          <table:table-cell office:value-type="string">
            <text:p>Issue resolved by pull request 140</text:p>
            <text:p>[https://github.com/apache/parquet-cpp/pull/14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3830</text:p>
          </table:table-cell>
          <table:table-cell office:value-type="string">
            <text:p>PARQUET-670</text:p>
          </table:table-cell>
          <table:table-cell office:value-type="string">
            <text:p>Allow for different metadata output path than paths in file foot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890293</text:p>
          </table:table-cell>
          <table:table-cell office:value-type="string">
            <text:p>Not really necessary anymore since we can read footers from stream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3829</text:p>
          </table:table-cell>
          <table:table-cell office:value-type="string">
            <text:p>PARQUET-669</text:p>
          </table:table-cell>
          <table:table-cell office:value-type="string">
            <text:p>Allow reading file footers from input streams when writing metadata fil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406646</text:p>
          </table:table-cell>
          <table:table-cell office:value-type="string">
            <text:p>Issue resolved by pull request 357</text:p>
            <text:p>https://github.com/apache/parquet-mr/pull/357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3806</text:p>
          </table:table-cell>
          <table:table-cell office:value-type="string">
            <text:p>PARQUET-668</text:p>
          </table:table-cell>
          <table:table-cell office:value-type="string">
            <text:p>Provide option to disable auto crop feature in DumpCommand outpu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01249</text:p>
          </table:table-cell>
          <table:table-cell office:value-type="string">
            <text:p>Added link to pull request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06629</text:p>
          </table:table-cell>
          <table:table-cell office:value-type="string">
            <text:p>Issue resolved by pull request 358</text:p>
            <text:p>[https://github.com/apache/parquet-mr/pull/35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3030</text:p>
          </table:table-cell>
          <table:table-cell office:value-type="string">
            <text:p>PARQUET-667</text:p>
          </table:table-cell>
          <table:table-cell office:value-type="string">
            <text:p>Update committers lists to point to apache websit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96210</text:p>
          </table:table-cell>
          <table:table-cell office:value-type="string">
            <text:p>Issue resolved by pull request 355</text:p>
            <text:p>[https://github.com/apache/parquet-mr/pull/35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3004</text:p>
          </table:table-cell>
          <table:table-cell office:value-type="string">
            <text:p>PARQUET-666</text:p>
          </table:table-cell>
          <table:table-cell office:value-type="string">
            <text:p>PLAIN_DICTIONARY write suppor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10558</text:p>
          </table:table-cell>
          <table:table-cell office:value-type="string">
            <text:p>PR: https://github.com/apache/parquet-cpp/pull/14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44247</text:p>
          </table:table-cell>
          <table:table-cell office:value-type="string">
            <text:p>Issue resolved by pull request 142</text:p>
            <text:p>[https://github.com/apache/parquet-cpp/pull/14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0881</text:p>
          </table:table-cell>
          <table:table-cell office:value-type="string">
            <text:p>PARQUET-665</text:p>
          </table:table-cell>
          <table:table-cell office:value-type="string">
            <text:p>Parquet-mr: Protobuf 3 suppor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630670</text:p>
          </table:table-cell>
          <table:table-cell office:value-type="string">
            <text:p>Any plans on official support for proto3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933315</text:p>
          </table:table-cell>
          <table:table-cell office:value-type="string">
            <text:p>supporting proto3 makes sense. all it takes is someone willing to integrate the changes.</text:p>
            <text:p>Contri</text:p>
            <text:p>butions welcom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979543</text:p>
          </table:table-cell>
          <table:table-cell office:value-type="string">
            <text:p>Issue resolved by pull request 407</text:p>
            <text:p>[https://github.com/apache/parquet-mr/pull/40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90488</text:p>
          </table:table-cell>
          <table:table-cell office:value-type="string">
            <text:p>PARQUET-664</text:p>
          </table:table-cell>
          <table:table-cell office:value-type="string">
            <text:p>parquet_wri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977540</text:p>
          </table:table-cell>
          <table:table-cell office:value-type="string">
            <text:p>{{parquet-cpp/examples/reader-writer.cc}} has an example for both the reader and the wri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9045</text:p>
          </table:table-cell>
          <table:table-cell office:value-type="string">
            <text:p>PARQUET-663</text:p>
          </table:table-cell>
          <table:table-cell office:value-type="string">
            <text:p>Link are Broken in README.m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74602</text:p>
          </table:table-cell>
          <table:table-cell office:value-type="string">
            <text:p>PR https://github.com/apache/parquet-mr/pull/350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379665</text:p>
          </table:table-cell>
          <table:table-cell office:value-type="string">
            <text:p>Merged. Thanks for contributing, [~nihed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8416</text:p>
          </table:table-cell>
          <table:table-cell office:value-type="string">
            <text:p>PARQUET-662</text:p>
          </table:table-cell>
          <table:table-cell office:value-type="string">
            <text:p>[C++] ParquetException must be explicitly exported in dynamic librari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71568</text:p>
          </table:table-cell>
          <table:table-cell office:value-type="string">
            <text:p>https://github.com/apache/parquet-cpp/pull/13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72123</text:p>
          </table:table-cell>
          <table:table-cell office:value-type="string">
            <text:p>Issue resolved by pull request 139</text:p>
            <text:p>[https://github.com/apache/parquet-cpp/pull/13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8180</text:p>
          </table:table-cell>
          <table:table-cell office:value-type="string">
            <text:p>PARQUET-661</text:p>
          </table:table-cell>
          <table:table-cell office:value-type="string">
            <text:p>[C++] Do not assume that perl is found in /usr/bi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71833</text:p>
          </table:table-cell>
          <table:table-cell office:value-type="string">
            <text:p>Issue resolved by pull request 138</text:p>
            <text:p>[https://github.com/apache/parquet-cpp/pull/13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8151</text:p>
          </table:table-cell>
          <table:table-cell office:value-type="string">
            <text:p>PARQUET-660</text:p>
          </table:table-cell>
          <table:table-cell office:value-type="string">
            <text:p>Writing Protobuf messages with extensions results in an error or data corruption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69942</text:p>
          </table:table-cell>
          <table:table-cell office:value-type="string">
            <text:p>I submitted a patch:</text:p>
            <text:p>https://github.com/apache/parquet-mr/pull/35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75126</text:p>
          </table:table-cell>
          <table:table-cell office:value-type="string">
            <text:p>Issue resolved by pull request 351</text:p>
            <text:p>[https://github.com/apache/parquet-mr/pull/35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8139</text:p>
          </table:table-cell>
          <table:table-cell office:value-type="string">
            <text:p>PARQUET-659</text:p>
          </table:table-cell>
          <table:table-cell office:value-type="string">
            <text:p>[C++] Instantiated template visibility is broken on clang / OS X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69839</text:p>
          </table:table-cell>
          <table:table-cell office:value-type="string">
            <text:p>https://github.com/apache/parquet-cpp/pull/13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69914</text:p>
          </table:table-cell>
          <table:table-cell office:value-type="string">
            <text:p>Issue resolved by pull request 137</text:p>
            <text:p>[https://github.com/apache/parquet-cpp/pull/13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8116</text:p>
          </table:table-cell>
          <table:table-cell office:value-type="string">
            <text:p>PARQUET-658</text:p>
          </table:table-cell>
          <table:table-cell office:value-type="string">
            <text:p>ColumnReader has no virtual destructo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69564</text:p>
          </table:table-cell>
          <table:table-cell office:value-type="string">
            <text:p>PR: https://github.com/apache/parquet-cpp/pull/13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69912</text:p>
          </table:table-cell>
          <table:table-cell office:value-type="string">
            <text:p>Issue resolved by pull request 136</text:p>
            <text:p>[https://github.com/apache/parquet-cpp/pull/13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8067</text:p>
          </table:table-cell>
          <table:table-cell office:value-type="string">
            <text:p>PARQUET-657</text:p>
          </table:table-cell>
          <table:table-cell office:value-type="string">
            <text:p>[C++] Don't define DISALLOW_COPY_AND_ASSIGN if already defined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69911</text:p>
          </table:table-cell>
          <table:table-cell office:value-type="string">
            <text:p>Issue resolved by pull request 135</text:p>
            <text:p>[https://github.com/apache/parquet-cpp/pull/13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8015</text:p>
          </table:table-cell>
          <table:table-cell office:value-type="string">
            <text:p>PARQUET-656</text:p>
          </table:table-cell>
          <table:table-cell office:value-type="string">
            <text:p>[C++] Revert PARQUET-653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69158</text:p>
          </table:table-cell>
          <table:table-cell office:value-type="string">
            <text:p>Issue resolved by pull request 134</text:p>
            <text:p>[https://github.com/apache/parquet-cpp/pull/13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7767</text:p>
          </table:table-cell>
          <table:table-cell office:value-type="string">
            <text:p>PARQUET-655</text:p>
          </table:table-cell>
          <table:table-cell office:value-type="string">
            <text:p>The LogicalTypes.md link in README.md points to the old Parquet GitHub repository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475070</text:p>
          </table:table-cell>
          <table:table-cell office:value-type="string">
            <text:p>Issue resolved by pull request 41</text:p>
            <text:p>[https://github.com/apache/parquet-format/pull/4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7702</text:p>
          </table:table-cell>
          <table:table-cell office:value-type="string">
            <text:p>PARQUET-654</text:p>
          </table:table-cell>
          <table:table-cell office:value-type="string">
            <text:p>Make record-level filtering optiona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71967</text:p>
          </table:table-cell>
          <table:table-cell office:value-type="string">
            <text:p>Implemented in PR #353. [~lian cheng], could you review? Thanks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375836</text:p>
          </table:table-cell>
          <table:table-cell office:value-type="string">
            <text:p>Merged #353. Thanks for reviewing, [~julienledem]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249333</text:p>
          </table:table-cell>
          <table:table-cell office:value-type="string">
            <text:p>Hi [~rdblue], Is it backported to 1.8.2 as well? Looks I am seeing it in https://github.com/apa</text:p>
            <text:p>che/parquet-mr/blob/apache-parquet-1.8.2/parquet-hadoop/src/main/java/org/apache/parquet/hadoop</text:p>
            <text:p>/ParquetInputFormat.java#L122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7022</text:p>
          </table:table-cell>
          <table:table-cell office:value-type="string">
            <text:p>PARQUET-653</text:p>
          </table:table-cell>
          <table:table-cell office:value-type="string">
            <text:p>[C++] Re-enable -static-libstdc++ in dev artifact build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65205</text:p>
          </table:table-cell>
          <table:table-cell office:value-type="string">
            <text:p>Issue resolved by pull request 133</text:p>
            <text:p>[https://github.com/apache/parquet-cpp/pull/13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6679</text:p>
          </table:table-cell>
          <table:table-cell office:value-type="string">
            <text:p>PARQUET-652</text:p>
          </table:table-cell>
          <table:table-cell office:value-type="string">
            <text:p>parquet depends on hadoop-lzo, which requires Twitter's Maven repo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6173</text:p>
          </table:table-cell>
          <table:table-cell office:value-type="string">
            <text:p>PARQUET-651</text:p>
          </table:table-cell>
          <table:table-cell office:value-type="string">
            <text:p>Parquet-avro fails to decode array of record with a single field name "element" correctly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71282</text:p>
          </table:table-cell>
          <table:table-cell office:value-type="string">
            <text:p>Fixed in PR #352 by converting the file's element schema to Avro and comparing it with the expe</text:p>
            <text:p>cted schema. Thanks to [~lian cheng], who came up with the solution for SPARK-16344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381545</text:p>
          </table:table-cell>
          <table:table-cell office:value-type="string">
            <text:p>Merged #352. Thanks for reviewing, [~lian cheng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5251</text:p>
          </table:table-cell>
          <table:table-cell office:value-type="string">
            <text:p>PARQUET-648</text:p>
          </table:table-cell>
          <table:table-cell office:value-type="string">
            <text:p>[C++] Update developer documentation for C++11, clang tools, style guide links, etc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6683034</text:p>
          </table:table-cell>
          <table:table-cell office:value-type="string">
            <text:p>This was accomplished in the monorepo mer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4546</text:p>
          </table:table-cell>
          <table:table-cell office:value-type="string">
            <text:p>PARQUET-647</text:p>
          </table:table-cell>
          <table:table-cell office:value-type="string">
            <text:p>Null Pointer Exception in Hive upon reading Parquet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353962</text:p>
          </table:table-cell>
          <table:table-cell office:value-type="string">
            <text:p>Screenshots and StackTraces attached.</text:p>
            <text:p>Note: The same works fine with ORC format without any iss</text:p>
            <text:p>ue in hi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55548</text:p>
          </table:table-cell>
          <table:table-cell office:value-type="string">
            <text:p>I also tried adding Parquet-hive bundle to check if there is any parquet version mismatch, stil</text:p>
            <text:p>l it produced Null Pointer Exception. 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474349</text:p>
          </table:table-cell>
          <table:table-cell office:value-type="string">
            <text:p>[~msudarsanan], I think this is fixed in more recent versions of Hive. 0.14 is a really old ver</text:p>
            <text:p>sion.</text:p>
            <text:p/>
            <text:p>I'm going to close this because it is a Hive issue and is fixed. If you still see the pr</text:p>
            <text:p>oblem in Hive 2.x, please open a Hive issue. Thank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4457</text:p>
          </table:table-cell>
          <table:table-cell office:value-type="string">
            <text:p>PARQUET-646</text:p>
          </table:table-cell>
          <table:table-cell office:value-type="string">
            <text:p>[C++] Enable easier 3rd-party toolchain clang builds on Linux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53792</text:p>
          </table:table-cell>
          <table:table-cell office:value-type="string">
            <text:p>Issue resolved by pull request 130</text:p>
            <text:p>[https://github.com/apache/parquet-cpp/pull/13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4215</text:p>
          </table:table-cell>
          <table:table-cell office:value-type="string">
            <text:p>PARQUET-645</text:p>
          </table:table-cell>
          <table:table-cell office:value-type="string">
            <text:p>DictionaryFilter incorrectly handles nul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52283</text:p>
          </table:table-cell>
          <table:table-cell office:value-type="string">
            <text:p>Fixed by PR #348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57446</text:p>
          </table:table-cell>
          <table:table-cell office:value-type="string">
            <text:p>Issue resolved by pull request 348</text:p>
            <text:p>[https://github.com/apache/parquet-mr/pull/34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4185</text:p>
          </table:table-cell>
          <table:table-cell office:value-type="string">
            <text:p>PARQUET-644</text:p>
          </table:table-cell>
          <table:table-cell office:value-type="string">
            <text:p>[C++] Add API for writing boolean values as a packed bitmap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85544</text:p>
          </table:table-cell>
          <table:table-cell office:value-type="string">
            <text:p>[~wesmckinn] I'd like to work on i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386478</text:p>
          </table:table-cell>
          <table:table-cell office:value-type="string">
            <text:p>Sounds good; I assigned the issue to you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908283</text:p>
          </table:table-cell>
          <table:table-cell office:value-type="string">
            <text:p>It's probably easiest now (after ARROW-3246) to implement {{TypedEncoder::Put(const arrow::Arra</text:p>
            <text:p>y&amp;)}} for BooleanArray inpu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3241</text:p>
          </table:table-cell>
          <table:table-cell office:value-type="string">
            <text:p>PARQUET-643</text:p>
          </table:table-cell>
          <table:table-cell office:value-type="string">
            <text:p>Add const modifier to schema pointer reference in ParquetFileWri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50044</text:p>
          </table:table-cell>
          <table:table-cell office:value-type="string">
            <text:p>PR: https://github.com/apache/parquet-cpp/pull/12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51399</text:p>
          </table:table-cell>
          <table:table-cell office:value-type="string">
            <text:p>Issue resolved by pull request 128</text:p>
            <text:p>[https://github.com/apache/parquet-cpp/pull/12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2757</text:p>
          </table:table-cell>
          <table:table-cell office:value-type="string">
            <text:p>PARQUET-642</text:p>
          </table:table-cell>
          <table:table-cell office:value-type="string">
            <text:p>Improve performance of ByteBuffer based read / write paths</text:p>
          </table:table-cell>
          <table:table-cell table:number-columns-repeated="1021"/>
        </table:table-row>
        <table:table-row table:style-name="ro25">
          <table:table-cell table:number-columns-repeated="3"/>
          <table:table-cell office:value-type="string">
            <text:p>15348769</text:p>
          </table:table-cell>
          <table:table-cell office:value-type="string">
            <text:p>Basic micro bench mark of just String encoding / decoding:</text:p>
            <text:p>{code}</text:p>
            <text:p>./parquet-benchmarks/run_main</text:p>
            <text:p>.sh -wi 5 -i 10 -f 5 -bm thrpt</text:p>
            <text:p>Benchmark <text:s text:c="54"/></text:p>
            <text:p><text:s text:c="36"/>Mode <text:s/>Samples <text:s text:c="7"/>Score <text:s text:c="7"/>Error <text:s/>Units</text:p>
            <text:p><text:s/>o.a.p.b.Str</text:p>
            <text:p>ingEncodingBenchmarks.readBytesAsString_charset <text:s text:c="6"/>thrpt <text:s text:c="6"/>50 <text:s text:c="14"/>4745459.365 </text:p>
            <text:p>± 154135.792 <text:s/>ops/s</text:p>
            <text:p><text:s/>o.a.p.b.StringEncodingBenchmarks.readBytesAsString_newString <text:s text:c="4"/>thrpt <text:s text:c="3"/></text:p>
            <text:p><text:s text:c="3"/>50 <text:s text:c="12"/>7447380.382 ± <text:s/>97667.509 <text:s/>ops/s</text:p>
            <text:p><text:s/>o.a.p.b.StringEncodingBenchmarks.readStrAsBy</text:p>
            <text:p>teBuffer_charset <text:s text:c="4"/>thrpt <text:s text:c="6"/>50 <text:s text:c="13"/>1699074.087 ± <text:s/>34233.840 <text:s/>ops/s</text:p>
            <text:p><text:s/>o.a.p.b.Strin</text:p>
            <text:p>gEncodingBenchmarks.readStrAsByteBuffer_getBytes <text:s text:c="3"/>thrpt <text:s text:c="6"/>50 <text:s text:c="12"/>5411374.351 ± 34</text:p>
            <text:p>6074.359 <text:s/>ops/s</text:p>
            <text:p>{code}</text:p>
            <text:p/>
            <text:p>{code}</text:p>
            <text:p>public class StringEncodingBenchmarks {</text:p>
            <text:p/>
            <text:p><text:s text:c="2"/>private static final </text:p>
            <text:p>String testString = "helloworldhelloworldhelloworldhelloworldhelloworldhelloworldhelloworldhell</text:p>
            <text:p>oworldhelloworldhelloworldhelloworldhelloworldhelloworldhelloworldhelloworld";</text:p>
            <text:p><text:s text:c="2"/>private static</text:p>
            <text:p><text:s/>final String testString2 = "helloworldhelloworldhelloworldhelloworldhelloworldhelloworldhellow</text:p>
            <text:p>orldhelloworldhelloworldhelloworldhelloworldhelloworldhelloworldhelloworldhelloworld";</text:p>
            <text:p><text:s text:c="2"/>privat</text:p>
            <text:p>e static final ByteBuffer testBytes = getTestBytes();</text:p>
            <text:p><text:s text:c="2"/>private static final ByteBuffer testByt</text:p>
            <text:p>es2 = getTestBytes();</text:p>
            <text:p/>
            <text:p><text:s text:c="2"/>private static final ThreadLocal&lt;CharsetEncoder&gt; ENCODER =</text:p>
            <text:p><text:s text:c="4"/>new Thr</text:p>
            <text:p>eadLocal&lt;CharsetEncoder&gt;() {</text:p>
            <text:p><text:s text:c="6"/>@Override</text:p>
            <text:p><text:s text:c="6"/>protected CharsetEncoder initialValue() {</text:p>
            <text:p><text:s text:c="2"/></text:p>
            <text:p><text:s text:c="6"/>return StandardCharsets.UTF_8.newEncoder();</text:p>
            <text:p><text:s text:c="6"/>}</text:p>
            <text:p><text:s text:c="4"/>};</text:p>
            <text:p/>
            <text:p><text:s text:c="2"/>private static ByteBuffer g</text:p>
            <text:p>etTestBytes() {</text:p>
            <text:p><text:s text:c="4"/>try {</text:p>
            <text:p><text:s text:c="6"/>return ByteBuffer.wrap(testString.getBytes("UTF-8"));</text:p>
            <text:p><text:s text:c="4"/>} cat</text:p>
            <text:p>ch(Exception e) {</text:p>
            <text:p><text:s text:c="6"/>Throwables.propagate(e);</text:p>
            <text:p><text:s text:c="4"/>}</text:p>
            <text:p><text:s text:c="4"/>return ByteBuffer.allocate(1);</text:p>
            <text:p><text:s text:c="2"/>}</text:p>
            <text:p/>
            <text:p/>
            <text:p><text:s text:c="2"/>@Benchmark</text:p>
            <text:p><text:s text:c="2"/>public ByteBuffer readStrAsByteBuffer_charset(Blackhole blackhole) throws Except</text:p>
            <text:p>ion {</text:p>
            <text:p><text:s text:c="4"/>return ENCODER.get().encode(CharBuffer.wrap(testString));</text:p>
            <text:p><text:s text:c="2"/>}</text:p>
            <text:p/>
            <text:p><text:s text:c="2"/>@Benchmark</text:p>
            <text:p><text:s text:c="2"/>public </text:p>
            <text:p>ByteBuffer readStrAsByteBuffer_getBytes(Blackhole blackhole) throws Exception {</text:p>
            <text:p><text:s text:c="4"/>return Byte</text:p>
            <text:p>Buffer.wrap(testString2.getBytes("UTF-8"));</text:p>
            <text:p><text:s text:c="2"/>}</text:p>
            <text:p/>
            <text:p><text:s text:c="2"/>@Benchmark</text:p>
            <text:p><text:s text:c="2"/>public String readBytesAsString</text:p>
            <text:p>_charset(Blackhole blackhole) throws Exception {</text:p>
            <text:p><text:s text:c="4"/>testBytes.position(0);</text:p>
            <text:p><text:s text:c="4"/>return Standard</text:p>
            <text:p>Charsets.UTF_8.decode(testBytes).toString();</text:p>
            <text:p><text:s text:c="2"/>}</text:p>
            <text:p/>
            <text:p><text:s text:c="2"/>@Benchmark</text:p>
            <text:p><text:s text:c="2"/>public String readBytesAsStrin</text:p>
            <text:p>g_newString(Blackhole blackhole) throws Exception {</text:p>
            <text:p><text:s text:c="4"/>testBytes2.position(0);</text:p>
            <text:p><text:s text:c="4"/>return new </text:p>
            <text:p>String(testBytes2.array(), testBytes2.arrayOffset(), testBytes2.remaining(), "UTF-8");</text:p>
            <text:p><text:s text:c="2"/>}</text:p>
            <text:p>}</text:p>
            <text:p>{c</text:p>
            <text:p>ode}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>
            <text:p>15348843</text:p>
          </table:table-cell>
          <table:table-cell office:value-type="string">
            <text:p>Also tried out some benchmarks where I read / write a thrift Parquet file:</text:p>
            <text:p>{code}</text:p>
            <text:p>Old Run:</text:p>
            <text:p>Benc</text:p>
            <text:p>hmark <text:s text:c="36"/>Mode <text:s/>Samples <text:s/>Score <text:s text:c="2"/>Error <text:s/>Units</text:p>
            <text:p>o.a.p.b.ThriftSig</text:p>
            <text:p>nupAttempts.readFile_0 <text:s text:c="5"/>thrpt <text:s text:c="6"/>50 <text:s/>0.467 ± 0.053 <text:s/>ops/s</text:p>
            <text:p>o.a.p.b.ThriftSignupAttempts.w</text:p>
            <text:p>riteFile_0 <text:s text:c="4"/>thrpt <text:s text:c="6"/>50 <text:s/>2.152 ± 0.132 <text:s/>ops/s</text:p>
            <text:p/>
            <text:p>New Run:</text:p>
            <text:p>Benchmark <text:s text:c="23"/></text:p>
            <text:p><text:s text:c="13"/>Mode <text:s/>Samples <text:s/>Score <text:s text:c="2"/>Error <text:s/>Units</text:p>
            <text:p>o.a.p.b.ThriftSignupAttempts.readFile_0 <text:s text:c="5"/>t</text:p>
            <text:p>hrpt <text:s text:c="6"/>50 <text:s/>0.571 ± 0.047 <text:s/>ops/s</text:p>
            <text:p>o.a.p.b.ThriftSignupAttempts.writeFile_0 <text:s text:c="4"/>thrpt <text:s text:c="6"/>50</text:p>
            <text:p><text:s text:c="2"/>2.200 ± 0.113 <text:s/>ops/s</text:p>
            <text:p>{code}</text:p>
            <text:p/>
            <text:p>{code}</text:p>
            <text:p>public class TestParquetThriftReadWrite {</text:p>
            <text:p/>
            <text:p><text:s text:c="2"/>public stati</text:p>
            <text:p>c final Path FILE_0 = new Path("parquet-perf/part-00000-m-00000.parquet");</text:p>
            <text:p><text:s text:c="2"/>public static fina</text:p>
            <text:p>l Path WRITE_FILE_0 = new Path("parquet-perf/write-part-00000-m-00000.parquet");</text:p>
            <text:p><text:s text:c="2"/>public stati</text:p>
            <text:p>c final int RECORD_COUNT_0 = 72048;</text:p>
            <text:p/>
            <text:p><text:s text:c="2"/>public static List&lt;MyStruct&gt; structList = testRead(FILE_</text:p>
            <text:p>0);</text:p>
            <text:p/>
            <text:p><text:s text:c="2"/>private static List&lt;MyStruct&gt; testRead(Path file) {</text:p>
            <text:p><text:s text:c="4"/>List&lt;MyStruct&gt; structList = new </text:p>
            <text:p>ArrayList&lt;MyStruct&gt;(RECORD_COUNT_0);</text:p>
            <text:p><text:s text:c="4"/>try {</text:p>
            <text:p><text:s text:c="6"/>ThriftParquetReader&lt;MyStruct&gt; thriftParque</text:p>
            <text:p>tReader = new ThriftParquetReader&lt;MyStruct&gt;(file, MyStruct.class);</text:p>
            <text:p/>
            <text:p><text:s text:c="6"/>MyStruct row = null;</text:p>
            <text:p/>
            <text:p><text:s text:c="6"/>do {</text:p>
            <text:p><text:s text:c="8"/>row = thriftParquetReader.read();</text:p>
            <text:p><text:s text:c="8"/>structList.add(row);</text:p>
            <text:p><text:s text:c="6"/>} while</text:p>
            <text:p><text:s/>(row != null);</text:p>
            <text:p/>
            <text:p><text:s text:c="6"/>thriftParquetReader.close();</text:p>
            <text:p><text:s text:c="4"/>} catch (Exception e) {</text:p>
            <text:p><text:s text:c="6"/>e.printSt</text:p>
            <text:p>ackTrace();</text:p>
            <text:p><text:s text:c="4"/>}</text:p>
            <text:p><text:s text:c="4"/>return structList;</text:p>
            <text:p><text:s text:c="2"/>}</text:p>
            <text:p/>
            <text:p><text:s text:c="2"/>private static void testWrite(Path file, List&lt;M</text:p>
            <text:p>yStruct&gt; structList) throws Exception {</text:p>
            <text:p><text:s text:c="4"/>ThriftParquetWriter&lt;MyStruct&gt; thriftParquetWriter =</text:p>
            <text:p><text:s/>new ThriftParquetWriter&lt;MyStruct&gt;(file, MyStruct.class, CompressionCodecName.UNCOMPRESSED);</text:p>
            <text:p><text:s text:c="2"/></text:p>
            <text:p><text:s text:c="2"/>for (MyStruct struct : structList) {</text:p>
            <text:p><text:s text:c="6"/>if (struct == null) {</text:p>
            <text:p><text:s text:c="8"/>System.out.println("</text:p>
            <text:p>Skipping null..");</text:p>
            <text:p><text:s text:c="6"/>} else {</text:p>
            <text:p><text:s text:c="8"/>thriftParquetWriter.write(struct);</text:p>
            <text:p><text:s text:c="6"/>}</text:p>
            <text:p><text:s text:c="4"/>}</text:p>
            <text:p/>
            <text:p><text:s text:c="3"/></text:p>
            <text:p><text:s/>thriftParquetWriter.close();</text:p>
            <text:p><text:s text:c="2"/>}</text:p>
            <text:p/>
            <text:p><text:s text:c="2"/>@Benchmark</text:p>
            <text:p><text:s text:c="2"/>public void readFile_0(Blackhole blackhole) t</text:p>
            <text:p>hrows Exception {</text:p>
            <text:p><text:s text:c="4"/>testRead(FILE_0);</text:p>
            <text:p><text:s text:c="2"/>}</text:p>
            <text:p/>
            <text:p><text:s text:c="2"/>@Benchmark</text:p>
            <text:p><text:s text:c="2"/>public void writeFile_0(Blackhole b</text:p>
            <text:p>lackhole) throws Exception {</text:p>
            <text:p><text:s text:c="4"/>BenchmarkUtils.deleteIfExists(new Configuration(), WRITE_FILE_</text:p>
            <text:p>0);</text:p>
            <text:p><text:s text:c="4"/>testWrite(WRITE_FILE_0, structList);</text:p>
            <text:p><text:s text:c="2"/>}</text:p>
            <text:p>}</text:p>
            <text:p>{code}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57456</text:p>
          </table:table-cell>
          <table:table-cell office:value-type="string">
            <text:p>Issue resolved by pull request 347</text:p>
            <text:p>[https://github.com/apache/parquet-mr/pull/34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2711</text:p>
          </table:table-cell>
          <table:table-cell office:value-type="string">
            <text:p>PARQUET-641</text:p>
          </table:table-cell>
          <table:table-cell office:value-type="string">
            <text:p>Instantiate stringstream only if needed in SerializedPageReader::NextPag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48400</text:p>
          </table:table-cell>
          <table:table-cell office:value-type="string">
            <text:p>PR: https://github.com/apache/parquet-cpp/pull/12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48933</text:p>
          </table:table-cell>
          <table:table-cell office:value-type="string">
            <text:p>Issue resolved by pull request 126</text:p>
            <text:p>[https://github.com/apache/parquet-cpp/pull/12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2444</text:p>
          </table:table-cell>
          <table:table-cell office:value-type="string">
            <text:p>PARQUET-640</text:p>
          </table:table-cell>
          <table:table-cell office:value-type="string">
            <text:p>[C++] Force the use of gcc 4.9 in conda build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47521</text:p>
          </table:table-cell>
          <table:table-cell office:value-type="string">
            <text:p>Issue resolved by pull request 125</text:p>
            <text:p>[https://github.com/apache/parquet-cpp/pull/12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2240</text:p>
          </table:table-cell>
          <table:table-cell office:value-type="string">
            <text:p>PARQUET-639</text:p>
          </table:table-cell>
          <table:table-cell office:value-type="string">
            <text:p>Do not export DCHECK in public header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48261</text:p>
          </table:table-cell>
          <table:table-cell office:value-type="string">
            <text:p>This will be quite hard to achieve, the alternative could be that we rename these macros so the</text:p>
            <text:p>y do not clash with arrow and other users anymor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48306</text:p>
          </table:table-cell>
          <table:table-cell office:value-type="string">
            <text:p>[~wesmckinn] Can you give me a quick heads up if you are happy with renaming these macros to {{</text:p>
            <text:p>PARQUET_DCHECK}} 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348851</text:p>
          </table:table-cell>
          <table:table-cell office:value-type="string">
            <text:p>https://github.com/apache/parquet-cpp/pull/12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49000</text:p>
          </table:table-cell>
          <table:table-cell office:value-type="string">
            <text:p>Issue resolved by pull request 127</text:p>
            <text:p>[https://github.com/apache/parquet-cpp/pull/12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2171</text:p>
          </table:table-cell>
          <table:table-cell office:value-type="string">
            <text:p>PARQUET-638</text:p>
          </table:table-cell>
          <table:table-cell office:value-type="string">
            <text:p>[C++] Revert static linking of libstdc++ in conda builds until symbol visibility addressed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45776</text:p>
          </table:table-cell>
          <table:table-cell office:value-type="string">
            <text:p>Issue resolved by pull request 124</text:p>
            <text:p>[https://github.com/apache/parquet-cpp/pull/12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0917</text:p>
          </table:table-cell>
          <table:table-cell office:value-type="string">
            <text:p>PARQUET-637</text:p>
          </table:table-cell>
          <table:table-cell office:value-type="string">
            <text:p>Streamed RLE encoding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49603</text:p>
          </table:table-cell>
          <table:table-cell office:value-type="string">
            <text:p>Looked a bit through parquet-mr code and it seems like currently RLE is only used in for defini</text:p>
            <text:p>tion and repetition levels thus the current code base is sufficien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0911</text:p>
          </table:table-cell>
          <table:table-cell office:value-type="string">
            <text:p>PARQUET-636</text:p>
          </table:table-cell>
          <table:table-cell office:value-type="string">
            <text:p>Expose selection for different encoding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39924</text:p>
          </table:table-cell>
          <table:table-cell office:value-type="string">
            <text:p>PR: https://github.com/apache/parquet-cpp/pull/12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43850</text:p>
          </table:table-cell>
          <table:table-cell office:value-type="string">
            <text:p>Issue resolved by pull request 122</text:p>
            <text:p>[https://github.com/apache/parquet-cpp/pull/12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0314</text:p>
          </table:table-cell>
          <table:table-cell office:value-type="string">
            <text:p>PARQUET-635</text:p>
          </table:table-cell>
          <table:table-cell office:value-type="string">
            <text:p>[C++] Statically link libstdc++ on Linux in conda recip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40731</text:p>
          </table:table-cell>
          <table:table-cell office:value-type="string">
            <text:p>https://github.com/apache/parquet-cpp/pull/12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42608</text:p>
          </table:table-cell>
          <table:table-cell office:value-type="string">
            <text:p>Issue resolved by pull request 123</text:p>
            <text:p>[https://github.com/apache/parquet-cpp/pull/12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80105</text:p>
          </table:table-cell>
          <table:table-cell office:value-type="string">
            <text:p>PARQUET-634</text:p>
          </table:table-cell>
          <table:table-cell office:value-type="string">
            <text:p>Consistent private linking of dependenci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35557</text:p>
          </table:table-cell>
          <table:table-cell office:value-type="string">
            <text:p>PR: https://github.com/apache/parquet-cpp/pull/12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35616</text:p>
          </table:table-cell>
          <table:table-cell office:value-type="string">
            <text:p>Issue resolved by pull request 120</text:p>
            <text:p>[https://github.com/apache/parquet-cpp/pull/12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9904</text:p>
          </table:table-cell>
          <table:table-cell office:value-type="string">
            <text:p>PARQUET-633</text:p>
          </table:table-cell>
          <table:table-cell office:value-type="string">
            <text:p>Add version to WriterProperti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35517</text:p>
          </table:table-cell>
          <table:table-cell office:value-type="string">
            <text:p>Issue resolved by pull request 119</text:p>
            <text:p>[https://github.com/apache/parquet-cpp/pull/11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8197</text:p>
          </table:table-cell>
          <table:table-cell office:value-type="string">
            <text:p>PARQUET-632</text:p>
          </table:table-cell>
          <table:table-cell office:value-type="string">
            <text:p>Parquet file in invalid state while writing to S3 from EM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523489</text:p>
          </table:table-cell>
          <table:table-cell office:value-type="string">
            <text:p>+1 on this, getting a similar issue on my end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856338</text:p>
          </table:table-cell>
          <table:table-cell office:value-type="string">
            <text:p>I am having the same issue in spark 1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579311</text:p>
          </table:table-cell>
          <table:table-cell office:value-type="string">
            <text:p>i'm also facing this issue. I'm using spark 2.2.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579966</text:p>
          </table:table-cell>
          <table:table-cell office:value-type="string">
            <text:p>[~pkgajulapalli], there isn't enough information here to know what's happening. Can you post th</text:p>
            <text:p>e schema of the dataframe you're writing and a stack trace?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6580761</text:p>
          </table:table-cell>
          <table:table-cell office:value-type="string">
            <text:p>[~rdblue], the schema of dataframe is pretty simple.</text:p>
            <text:p>{quote}scala&gt; df.schema</text:p>
            <text:p><text:s/>res2: org.apach</text:p>
            <text:p>e.spark.sql.types.StructType = StructType(StructField(col1,StringType,true), StructField(col2,I</text:p>
            <text:p>ntegerType,true), StructField(col3,DateType,true), StructField(col4,StringType,true), StructFie</text:p>
            <text:p>ld(col5,DecimalType(18,4),true))</text:p>
            <text:p>{quote}</text:p>
            <text:p>The stack trace is same as in description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581275</text:p>
          </table:table-cell>
          <table:table-cell office:value-type="string">
            <text:p>[~pkgajulapalli], can you go ahead and post the stack trace? I thought you said you were using </text:p>
            <text:p>2.2.0. These classes definitely changed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7019754</text:p>
          </table:table-cell>
          <table:table-cell office:value-type="string">
            <text:p>I am having a similar issue when calling ParquetWriter.write directly with parquet-hadoop 1.10.</text:p>
            <text:p>0.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>
            <text:p>17039121</text:p>
          </table:table-cell>
          <table:table-cell office:value-type="string">
            <text:p>I am facing same issue writing to S3A path with spark standalone (v2.3.4) but no EMR.</text:p>
            <text:p/>
            <text:p>2020-0</text:p>
            <text:p>2-17 21:26:35,367 [task-result-getter-3] WARN <text:s/>org.apache.spark.scheduler.TaskSetManager - Lost</text:p>
            <text:p><text:s/>task 0.0 in stage 41.0 (TID 47, xxx, executor 1): org.apache.spark.SparkException: Task failed</text:p>
            <text:p><text:s/>while writing rows.</text:p>
            <text:p><text:tab/>at org.apache.spark.sql.execution.datasources.FileFormatWriter$.org$apac</text:p>
            <text:p>he$spark$sql$execution$datasources$FileFormatWriter$$executeTask(FileFormatWriter.scala:288)</text:p>
            <text:p><text:tab/></text:p>
            <text:p>at org.apache.spark.sql.execution.datasources.FileFormatWriter$$anonfun$write$1.apply(FileForma</text:p>
            <text:p>tWriter.scala:198)</text:p>
            <text:p><text:tab/>at org.apache.spark.sql.execution.datasources.FileFormatWriter$$anonfun$wr</text:p>
            <text:p>ite$1.apply(FileFormatWriter.scala:197)</text:p>
            <text:p><text:tab/>at org.apache.spark.scheduler.ResultTask.runTask(Resu</text:p>
            <text:p>ltTask.scala:87)</text:p>
            <text:p><text:tab/>at org.apache.spark.scheduler.Task.run(Task.scala:109)</text:p>
            <text:p><text:tab/>at org.apache.spark</text:p>
            <text:p>.executor.Executor$TaskRunner.run(Executor.scala:345)</text:p>
            <text:p><text:tab/>at java.util.concurrent.ThreadPoolExecu</text:p>
            <text:p>tor.runWorker(ThreadPoolExecutor.java:1149)</text:p>
            <text:p><text:tab/>at java.util.concurrent.ThreadPoolExecutor$Worker</text:p>
            <text:p>.run(ThreadPoolExecutor.java:624)</text:p>
            <text:p><text:tab/>at java.lang.Thread.run(Thread.java:748)</text:p>
            <text:p>Caused by: java.i</text:p>
            <text:p>o.IOException: No space left on device</text:p>
            <text:p><text:tab/>at java.io.FileOutputStream.writeBytes(Native Method)</text:p>
            <text:p/>
            <text:p><text:tab/>at java.io.FileOutputStream.write(FileOutputStream.java:326)</text:p>
            <text:p><text:tab/>at java.io.BufferedOutputStrea</text:p>
            <text:p>m.flushBuffer(BufferedOutputStream.java:82)</text:p>
            <text:p><text:tab/>at java.io.BufferedOutputStream.write(BufferedOut</text:p>
            <text:p>putStream.java:126)</text:p>
            <text:p><text:tab/>at org.apache.hadoop.fs.s3a.S3AOutputStream.write(S3AOutputStream.java:14</text:p>
            <text:p>0)</text:p>
            <text:p><text:tab/>at org.apache.hadoop.fs.FSDataOutputStream$PositionCache.write(FSDataOutputStream.java:58)</text:p>
            <text:p/>
            <text:p><text:tab/>at java.io.DataOutputStream.write(DataOutputStream.java:107)</text:p>
            <text:p><text:tab/>at java.io.FilterOutputStream</text:p>
            <text:p>.write(FilterOutputStream.java:97)</text:p>
            <text:p><text:tab/>at org.apache.parquet.bytes.ConcatenatingByteArrayCollecto</text:p>
            <text:p>r.writeAllTo(ConcatenatingByteArrayCollector.java:46)</text:p>
            <text:p><text:tab/>at org.apache.parquet.hadoop.ParquetFil</text:p>
            <text:p>eWriter.writeDataPages(ParquetFileWriter.java:443)</text:p>
            <text:p><text:tab/>at org.apache.parquet.hadoop.ColumnChunkPa</text:p>
            <text:p>geWriteStore$ColumnChunkPageWriter.writeToFileWriter(ColumnChunkPageWriteStore.java:186)</text:p>
            <text:p><text:tab/>at o</text:p>
            <text:p>rg.apache.parquet.hadoop.ColumnChunkPageWriteStore.flushToFileWriter(ColumnChunkPageWriteStore.</text:p>
            <text:p>java:245)</text:p>
            <text:p><text:tab/>at org.apache.parquet.hadoop.InternalParquetRecordWriter.flushRowGroupToStore(Inter</text:p>
            <text:p>nalParquetRecordWriter.java:168)</text:p>
            <text:p><text:tab/>at org.apache.parquet.hadoop.InternalParquetRecordWriter.che</text:p>
            <text:p>ckBlockSizeReached(InternalParquetRecordWriter.java:143)</text:p>
            <text:p><text:tab/>at org.apache.parquet.hadoop.Interna</text:p>
            <text:p>lParquetRecordWriter.write(InternalParquetRecordWriter.java:125)</text:p>
            <text:p><text:tab/>at org.apache.parquet.hadoop</text:p>
            <text:p>.ParquetRecordWriter.write(ParquetRecordWriter.java:180)</text:p>
            <text:p><text:tab/>at org.apache.parquet.hadoop.Parquet</text:p>
            <text:p>RecordWriter.write(ParquetRecordWriter.java:46)</text:p>
            <text:p><text:tab/>at org.apache.spark.sql.execution.datasources</text:p>
            <text:p>.parquet.ParquetOutputWriter.write(ParquetOutputWriter.scala:40)</text:p>
            <text:p><text:tab/>at org.apache.spark.sql.exec</text:p>
            <text:p>ution.datasources.FileFormatWriter$DynamicPartitionWriteTask$$anonfun$execute$5.apply(FileForma</text:p>
            <text:p>tWriter.scala:563)</text:p>
            <text:p><text:tab/>at org.apache.spark.sql.execution.datasources.FileFormatWriter$DynamicPart</text:p>
            <text:p>itionWriteTask$$anonfun$execute$5.apply(FileFormatWriter.scala:530)</text:p>
            <text:p><text:tab/>at scala.collection.Itera</text:p>
            <text:p>tor$class.foreach(Iterator.scala:893)</text:p>
            <text:p><text:tab/>at scala.collection.AbstractIterator.foreach(Iterator.s</text:p>
            <text:p>cala:1336)</text:p>
            <text:p><text:tab/>at org.apache.spark.sql.execution.datasources.FileFormatWriter$DynamicPartitionWri</text:p>
            <text:p>teTask.execute(FileFormatWriter.scala:530)</text:p>
            <text:p><text:tab/>at org.apache.spark.sql.execution.datasources.File</text:p>
            <text:p>FormatWriter$$anonfun$org$apache$spark$sql$execution$datasources$FileFormatWriter$$executeTask$</text:p>
            <text:p>3.apply(FileFormatWriter.scala:272)</text:p>
            <text:p><text:tab/>at org.apache.spark.sql.execution.datasources.FileFormatW</text:p>
            <text:p>riter$$anonfun$org$apache$spark$sql$execution$datasources$FileFormatWriter$$executeTask$3.apply</text:p>
            <text:p>(FileFormatWriter.scala:270)</text:p>
            <text:p><text:tab/>at org.apache.spark.util.Utils$.tryWithSafeFinallyAndFailureCall</text:p>
            <text:p>backs(Utils.scala:1417)</text:p>
            <text:p><text:tab/>at org.apache.spark.sql.execution.datasources.FileFormatWriter$.org$a</text:p>
            <text:p>pache$spark$sql$execution$datasources$FileFormatWriter$$executeTask(FileFormatWriter.scala:275)</text:p>
            <text:p/>
            <text:p><text:tab/>... 8 more</text:p>
            <text:p><text:tab/>Suppressed: java.io.IOException: The file being written is in an invalid state.</text:p>
            <text:p><text:s/>Probably caused by an error thrown previously. Current state: COLUMN</text:p>
            <text:p><text:tab/><text:tab/>at org.apache.parquet.</text:p>
            <text:p>hadoop.ParquetFileWriter$STATE.error(ParquetFileWriter.java:182)</text:p>
            <text:p><text:tab/><text:tab/>at org.apache.parquet.hadoo</text:p>
            <text:p>p.ParquetFileWriter$STATE.startBlock(ParquetFileWriter.java:174)</text:p>
            <text:p><text:tab/><text:tab/>at org.apache.parquet.hadoo</text:p>
            <text:p>p.ParquetFileWriter.startBlock(ParquetFileWriter.java:284)</text:p>
            <text:p><text:tab/><text:tab/>at org.apache.parquet.hadoop.Inte</text:p>
            <text:p>rnalParquetRecordWriter.flushRowGroupToStore(InternalParquetRecordWriter.java:166)</text:p>
            <text:p><text:tab/><text:tab/>at org.ap</text:p>
            <text:p>ache.parquet.hadoop.InternalParquetRecordWriter.close(InternalParquetRecordWriter.java:109)</text:p>
            <text:p><text:tab/><text:tab/></text:p>
            <text:p>at org.apache.parquet.hadoop.ParquetRecordWriter.close(ParquetRecordWriter.java:163)</text:p>
            <text:p><text:tab/><text:tab/>at org.</text:p>
            <text:p>apache.spark.sql.execution.datasources.parquet.ParquetOutputWriter.close(ParquetOutputWriter.sc</text:p>
            <text:p>ala:42)</text:p>
            <text:p><text:tab/><text:tab/>at org.apache.spark.sql.execution.datasources.FileFormatWriter$DynamicPartitionWrite</text:p>
            <text:p>Task.releaseResources(FileFormatWriter.scala:577)</text:p>
            <text:p><text:tab/><text:tab/>at org.apache.spark.sql.execution.datasour</text:p>
            <text:p>ces.FileFormatWriter$$anonfun$org$apache$spark$sql$execution$datasources$FileFormatWriter$$exec</text:p>
            <text:p>uteTask$1.apply$mcV$sp(FileFormatWriter.scala:278)</text:p>
            <text:p><text:tab/><text:tab/>at org.apache.spark.util.Utils$.tryWithSa</text:p>
            <text:p>feFinallyAndFailureCallbacks(Utils.scala:1426)</text:p>
            <text:p><text:tab/><text:tab/>... 9 more</text:p>
            <text:p>2020-02-17 21:26:35,368 [dispatch</text:p>
            <text:p>er-event-loop-9] INFO <text:s/>org.apache.spark.scheduler.TaskSetManager - Starting task 0.1 in stage 4</text:p>
            <text:p>1.0 (TID 48, xxx, executor 1, partition 0, PROCESS_LOCAL, 8657 bytes)</text:p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7996</text:p>
          </table:table-cell>
          <table:table-cell office:value-type="string">
            <text:p>PARQUET-631</text:p>
          </table:table-cell>
          <table:table-cell office:value-type="string">
            <text:p>ScroogeWriteSupport can not handle structs with union member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326752</text:p>
          </table:table-cell>
          <table:table-cell office:value-type="string">
            <text:p>This issue exists if attempting to write ThriftStruct instances generated using older versions </text:p>
            <text:p>of Scrooge (&lt;= 3.17.0). Upgrading to a newer version of Scrooge resolves this problem. I have n</text:p>
            <text:p>ot tested all recent versions of Scrooge -- only version 4.6.0 of scrooge-core in conjunction w</text:p>
            <text:p>ith version 4.5.0 of the sbt-scrooge plug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7944</text:p>
          </table:table-cell>
          <table:table-cell office:value-type="string">
            <text:p>PARQUET-630</text:p>
          </table:table-cell>
          <table:table-cell office:value-type="string">
            <text:p>C++: Support link flags for older CMake version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26344</text:p>
          </table:table-cell>
          <table:table-cell office:value-type="string">
            <text:p>PR: https://github.com/apache/parquet-cpp/pull/11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28018</text:p>
          </table:table-cell>
          <table:table-cell office:value-type="string">
            <text:p>Issue resolved by pull request 118</text:p>
            <text:p>[https://github.com/apache/parquet-cpp/pull/11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6087</text:p>
          </table:table-cell>
          <table:table-cell office:value-type="string">
            <text:p>PARQUET-629</text:p>
          </table:table-cell>
          <table:table-cell office:value-type="string">
            <text:p>RowGroupSerializer should only close itself onc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21633</text:p>
          </table:table-cell>
          <table:table-cell office:value-type="string">
            <text:p>Issue resolved by pull request 117</text:p>
            <text:p>[https://github.com/apache/parquet-cpp/pull/11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5819</text:p>
          </table:table-cell>
          <table:table-cell office:value-type="string">
            <text:p>PARQUET-628</text:p>
          </table:table-cell>
          <table:table-cell office:value-type="string">
            <text:p>Link thrift privatel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15928</text:p>
          </table:table-cell>
          <table:table-cell office:value-type="string">
            <text:p>PR: https://github.com/apache/parquet-cpp/pull/11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17906</text:p>
          </table:table-cell>
          <table:table-cell office:value-type="string">
            <text:p>Issue resolved by pull request 116</text:p>
            <text:p>[https://github.com/apache/parquet-cpp/pull/11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5438</text:p>
          </table:table-cell>
          <table:table-cell office:value-type="string">
            <text:p>PARQUET-627</text:p>
          </table:table-cell>
          <table:table-cell office:value-type="string">
            <text:p>Ensure that thrift headers are generated before source compil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13942</text:p>
          </table:table-cell>
          <table:table-cell office:value-type="string">
            <text:p>PR: https://github.com/apache/parquet-cpp/pull/11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14829</text:p>
          </table:table-cell>
          <table:table-cell office:value-type="string">
            <text:p>Issue resolved by pull request 115</text:p>
            <text:p>[https://github.com/apache/parquet-cpp/pull/11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4939</text:p>
          </table:table-cell>
          <table:table-cell office:value-type="string">
            <text:p>PARQUET-626</text:p>
          </table:table-cell>
          <table:table-cell office:value-type="string">
            <text:p>Fix builds due to unavailable llvm.org apt mirro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12982</text:p>
          </table:table-cell>
          <table:table-cell office:value-type="string">
            <text:p>patch here: https://github.com/apache/parquet-cpp/pull/11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13012</text:p>
          </table:table-cell>
          <table:table-cell office:value-type="string">
            <text:p>Issue resolved by pull request 114</text:p>
            <text:p>[https://github.com/apache/parquet-cpp/pull/11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3819</text:p>
          </table:table-cell>
          <table:table-cell office:value-type="string">
            <text:p>PARQUET-625</text:p>
          </table:table-cell>
          <table:table-cell office:value-type="string">
            <text:p>Improve RLE read performan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06007</text:p>
          </table:table-cell>
          <table:table-cell office:value-type="string">
            <text:p>PR: https://github.com/apache/parquet-cpp/pull/11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14537</text:p>
          </table:table-cell>
          <table:table-cell office:value-type="string">
            <text:p>Issue resolved by pull request 111</text:p>
            <text:p>[https://github.com/apache/parquet-cpp/pull/11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972237</text:p>
          </table:table-cell>
          <table:table-cell office:value-type="string">
            <text:p>PARQUET-624</text:p>
          </table:table-cell>
          <table:table-cell office:value-type="string">
            <text:p>Value count used for memSize calculation in ColumnWriterV1 can be skewed based on first 100 val</text:p>
            <text:p>u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297353</text:p>
          </table:table-cell>
          <table:table-cell office:value-type="string">
            <text:p>Also noticed that there is a way around this in the current version in master - can override th</text:p>
            <text:p>e estimateNextSizeCheck property. Didn't notice this earlier as we're on an older sha due to Pa</text:p>
            <text:p>rquet-400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97358</text:p>
          </table:table-cell>
          <table:table-cell office:value-type="string">
            <text:p>Closing this as there is a way to work around which I missed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2048</text:p>
          </table:table-cell>
          <table:table-cell office:value-type="string">
            <text:p>PARQUET-623</text:p>
          </table:table-cell>
          <table:table-cell office:value-type="string">
            <text:p>DeltaByteArrayReader has incorrect skip behaviou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28034</text:p>
          </table:table-cell>
          <table:table-cell office:value-type="string">
            <text:p>We should change `skip` to call `readBytes` and discard the result if there isn't a better fix.</text:p>
            <text:p><text:s/>Thanks for reporting this, [~oae]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74314</text:p>
          </table:table-cell>
          <table:table-cell office:value-type="string">
            <text:p>Fixed in PR #366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75061</text:p>
          </table:table-cell>
          <table:table-cell office:value-type="string">
            <text:p>Issue resolved by pull request 366</text:p>
            <text:p>[https://github.com/apache/parquet-mr/pull/36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1031</text:p>
          </table:table-cell>
          <table:table-cell office:value-type="string">
            <text:p>PARQUET-622</text:p>
          </table:table-cell>
          <table:table-cell office:value-type="string">
            <text:p>Each RowGroup has one DictionaryData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0429</text:p>
          </table:table-cell>
          <table:table-cell office:value-type="string">
            <text:p>PARQUET-621</text:p>
          </table:table-cell>
          <table:table-cell office:value-type="string">
            <text:p>C++: Uninitialised DecimalMetadata is rea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86994</text:p>
          </table:table-cell>
          <table:table-cell office:value-type="string">
            <text:p>PR: https://github.com/apache/parquet-cpp/pull/10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89462</text:p>
          </table:table-cell>
          <table:table-cell office:value-type="string">
            <text:p>Issue resolved by pull request 109</text:p>
            <text:p>[https://github.com/apache/parquet-cpp/pull/10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0426</text:p>
          </table:table-cell>
          <table:table-cell office:value-type="string">
            <text:p>PARQUET-620</text:p>
          </table:table-cell>
          <table:table-cell office:value-type="string">
            <text:p>C++: Duplicate calls to ParquetFileWriter::Close cause duplicate metdata writ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86989</text:p>
          </table:table-cell>
          <table:table-cell office:value-type="string">
            <text:p>PR: https://github.com/apache/parquet-cpp/pull/10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88090</text:p>
          </table:table-cell>
          <table:table-cell office:value-type="string">
            <text:p>Issue resolved by pull request 108</text:p>
            <text:p>[https://github.com/apache/parquet-cpp/pull/10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0425</text:p>
          </table:table-cell>
          <table:table-cell office:value-type="string">
            <text:p>PARQUET-619</text:p>
          </table:table-cell>
          <table:table-cell office:value-type="string">
            <text:p>C++: Add OutputStream for local fil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86985</text:p>
          </table:table-cell>
          <table:table-cell office:value-type="string">
            <text:p>PR: https://github.com/apache/parquet-cpp/pull/10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89445</text:p>
          </table:table-cell>
          <table:table-cell office:value-type="string">
            <text:p>Issue resolved by pull request 107</text:p>
            <text:p>[https://github.com/apache/parquet-cpp/pull/10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70259</text:p>
          </table:table-cell>
          <table:table-cell office:value-type="string">
            <text:p>PARQUET-618</text:p>
          </table:table-cell>
          <table:table-cell office:value-type="string">
            <text:p>C++: Automatically upload conda build artifacts on commits to mas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87390</text:p>
          </table:table-cell>
          <table:table-cell office:value-type="string">
            <text:p>Issue resolved by pull request 110</text:p>
            <text:p>[https://github.com/apache/parquet-cpp/pull/11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9784</text:p>
          </table:table-cell>
          <table:table-cell office:value-type="string">
            <text:p>PARQUET-617</text:p>
          </table:table-cell>
          <table:table-cell office:value-type="string">
            <text:p>C++: Enable conda build to work on systems with non-default C++ toolchai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85020</text:p>
          </table:table-cell>
          <table:table-cell office:value-type="string">
            <text:p>Issue resolved by pull request 106</text:p>
            <text:p>[https://github.com/apache/parquet-cpp/pull/10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9624</text:p>
          </table:table-cell>
          <table:table-cell office:value-type="string">
            <text:p>PARQUET-616</text:p>
          </table:table-cell>
          <table:table-cell office:value-type="string">
            <text:p>C++: WriteBatch should accept const array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283080</text:p>
          </table:table-cell>
          <table:table-cell office:value-type="string">
            <text:p>PR: https://github.com/apache/parquet-cpp/pull/105</text:p>
            <text:p/>
            <text:p>Seems like I cannot assign issues anymor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83117</text:p>
          </table:table-cell>
          <table:table-cell office:value-type="string">
            <text:p>Issue resolved by pull request 105</text:p>
            <text:p>[https://github.com/apache/parquet-cpp/pull/105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83118</text:p>
          </table:table-cell>
          <table:table-cell office:value-type="string">
            <text:p>[~julienledem] can you add Uwe as a Contributor on the Parquet JIRA roles? Thank you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83431</text:p>
          </table:table-cell>
          <table:table-cell office:value-type="string">
            <text:p>d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9424</text:p>
          </table:table-cell>
          <table:table-cell office:value-type="string">
            <text:p>PARQUET-615</text:p>
          </table:table-cell>
          <table:table-cell office:value-type="string">
            <text:p>C++: Building static or shared libparquet should not be mutually exclusiv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06031</text:p>
          </table:table-cell>
          <table:table-cell office:value-type="string">
            <text:p>PR: https://github.com/apache/parquet-cpp/pull/11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13787</text:p>
          </table:table-cell>
          <table:table-cell office:value-type="string">
            <text:p>Issue resolved by pull request 112</text:p>
            <text:p>[https://github.com/apache/parquet-cpp/pull/11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9413</text:p>
          </table:table-cell>
          <table:table-cell office:value-type="string">
            <text:p>PARQUET-614</text:p>
          </table:table-cell>
          <table:table-cell office:value-type="string">
            <text:p>C++: Remove unneeded LZ4-related cod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82217</text:p>
          </table:table-cell>
          <table:table-cell office:value-type="string">
            <text:p>PR here: https://github.com/apache/parquet-cpp/pull/10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82897</text:p>
          </table:table-cell>
          <table:table-cell office:value-type="string">
            <text:p>Issue resolved by pull request 103</text:p>
            <text:p>[https://github.com/apache/parquet-cpp/pull/10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9108</text:p>
          </table:table-cell>
          <table:table-cell office:value-type="string">
            <text:p>PARQUET-613</text:p>
          </table:table-cell>
          <table:table-cell office:value-type="string">
            <text:p>C++: Add conda packaging recip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82385</text:p>
          </table:table-cell>
          <table:table-cell office:value-type="string">
            <text:p>I reduced the scope of this issue. I will configure uploading dev artifacts separ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82392</text:p>
          </table:table-cell>
          <table:table-cell office:value-type="string">
            <text:p>PR here: https://github.com/apache/parquet-cpp/pull/10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83644</text:p>
          </table:table-cell>
          <table:table-cell office:value-type="string">
            <text:p>Issue resolved by pull request 104</text:p>
            <text:p>[https://github.com/apache/parquet-cpp/pull/10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7555</text:p>
          </table:table-cell>
          <table:table-cell office:value-type="string">
            <text:p>PARQUET-612</text:p>
          </table:table-cell>
          <table:table-cell office:value-type="string">
            <text:p>Add compression to FileEncodingIT test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57462</text:p>
          </table:table-cell>
          <table:table-cell office:value-type="string">
            <text:p>Issue resolved by pull request 343</text:p>
            <text:p>[https://github.com/apache/parquet-mr/pull/34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7490</text:p>
          </table:table-cell>
          <table:table-cell office:value-type="string">
            <text:p>PARQUET-611</text:p>
          </table:table-cell>
          <table:table-cell office:value-type="string">
            <text:p>Use google logging library (glog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80378</text:p>
          </table:table-cell>
          <table:table-cell office:value-type="string">
            <text:p>[~wesmckinn] [~xhochy] do you have any thoughts on this 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280759</text:p>
          </table:table-cell>
          <table:table-cell office:value-type="string">
            <text:p>I'd prefer not to leak the glog headers into the public API (which would require any user of li</text:p>
            <text:p>bparquet to also install glog). Is there some other solution that does not cause this to happen</text:p>
            <text:p>?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363007</text:p>
          </table:table-cell>
          <table:table-cell office:value-type="string">
            <text:p>PARQUET-551 is tracking thi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7168</text:p>
          </table:table-cell>
          <table:table-cell office:value-type="string">
            <text:p>PARQUET-610</text:p>
          </table:table-cell>
          <table:table-cell office:value-type="string">
            <text:p>Print ColumnMetaData for each RowGroup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81681</text:p>
          </table:table-cell>
          <table:table-cell office:value-type="string">
            <text:p>Issue resolved by pull request 102</text:p>
            <text:p>[https://github.com/apache/parquet-cpp/pull/10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7165</text:p>
          </table:table-cell>
          <table:table-cell office:value-type="string">
            <text:p>PARQUET-609</text:p>
          </table:table-cell>
          <table:table-cell office:value-type="string">
            <text:p>Add Brotli compression to Parquet forma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71296</text:p>
          </table:table-cell>
          <table:table-cell office:value-type="string">
            <text:p>Merged #40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7164</text:p>
          </table:table-cell>
          <table:table-cell office:value-type="string">
            <text:p>PARQUET-608</text:p>
          </table:table-cell>
          <table:table-cell office:value-type="string">
            <text:p>Add thrift.executable property to parquet-format buil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71300</text:p>
          </table:table-cell>
          <table:table-cell office:value-type="string">
            <text:p>Merged in PR #40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6188</text:p>
          </table:table-cell>
          <table:table-cell office:value-type="string">
            <text:p>PARQUET-607</text:p>
          </table:table-cell>
          <table:table-cell office:value-type="string">
            <text:p>Public Writer head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76812</text:p>
          </table:table-cell>
          <table:table-cell office:value-type="string">
            <text:p>Issue resolved by pull request 100</text:p>
            <text:p>[https://github.com/apache/parquet-cpp/pull/10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6099</text:p>
          </table:table-cell>
          <table:table-cell office:value-type="string">
            <text:p>PARQUET-606</text:p>
          </table:table-cell>
          <table:table-cell office:value-type="string">
            <text:p>Travis coverage is broke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76828</text:p>
          </table:table-cell>
          <table:table-cell office:value-type="string">
            <text:p>The problem is that I switched us from Ubuntu 14.04 to 12.04 because of the LLVM toolchain swit</text:p>
            <text:p>ch, and it caused some issues. I'm going to try to revert it now 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277194</text:p>
          </table:table-cell>
          <table:table-cell office:value-type="string">
            <text:p>patch here: https://github.com/apache/parquet-cpp/pull/101</text:p>
            <text:p/>
            <text:p>will verify that it fixes the cover</text:p>
            <text:p>age build before we merg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77282</text:p>
          </table:table-cell>
          <table:table-cell office:value-type="string">
            <text:p>Issue resolved by pull request 101</text:p>
            <text:p>[https://github.com/apache/parquet-cpp/pull/10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5923</text:p>
          </table:table-cell>
          <table:table-cell office:value-type="string">
            <text:p>PARQUET-605</text:p>
          </table:table-cell>
          <table:table-cell office:value-type="string">
            <text:p>Expose schema node in ColumnDescripto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75732</text:p>
          </table:table-cell>
          <table:table-cell office:value-type="string">
            <text:p>PR: https://github.com/apache/parquet-cpp/pull/9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75831</text:p>
          </table:table-cell>
          <table:table-cell office:value-type="string">
            <text:p>Issue resolved by pull request 99</text:p>
            <text:p>[https://github.com/apache/parquet-cpp/pull/9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5922</text:p>
          </table:table-cell>
          <table:table-cell office:value-type="string">
            <text:p>PARQUET-604</text:p>
          </table:table-cell>
          <table:table-cell office:value-type="string">
            <text:p>Install writer.h head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75729</text:p>
          </table:table-cell>
          <table:table-cell office:value-type="string">
            <text:p>PR: https://github.com/apache/parquet-cpp/pull/9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75818</text:p>
          </table:table-cell>
          <table:table-cell office:value-type="string">
            <text:p>Issue resolved by pull request 98</text:p>
            <text:p>[https://github.com/apache/parquet-cpp/pull/9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5902</text:p>
          </table:table-cell>
          <table:table-cell office:value-type="string">
            <text:p>PARQUET-603</text:p>
          </table:table-cell>
          <table:table-cell office:value-type="string">
            <text:p>Implement missing information in schema descripto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75964</text:p>
          </table:table-cell>
          <table:table-cell office:value-type="string">
            <text:p>Issue resolved by pull request 97</text:p>
            <text:p>[https://github.com/apache/parquet-cpp/pull/9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965795</text:p>
          </table:table-cell>
          <table:table-cell office:value-type="string">
            <text:p>PARQUET-602</text:p>
          </table:table-cell>
          <table:table-cell office:value-type="string">
            <text:p>Add type of Decimal data with 20 Bytes to accomodate dynamic Precision and Scale with data like</text:p>
            <text:p><text:s/>Oracle Number typ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5365</text:p>
          </table:table-cell>
          <table:table-cell office:value-type="string">
            <text:p>PARQUET-601</text:p>
          </table:table-cell>
          <table:table-cell office:value-type="string">
            <text:p>Add support in Parquet to configure the encoding used by ValueWriters</text:p>
          </table:table-cell>
          <table:table-cell table:number-columns-repeated="1021"/>
        </table:table-row>
        <table:table-row table:style-name="ro28">
          <table:table-cell table:number-columns-repeated="3"/>
          <table:table-cell office:value-type="string">
            <text:p>15409974</text:p>
          </table:table-cell>
          <table:table-cell office:value-type="string">
            <text:p>Another option suggested by [~alexlevenson], was to allow overriding of the ValuesWriterFactory</text:p>
            <text:p><text:s/>using reflection:</text:p>
            <text:p>{code}</text:p>
            <text:p>parquet.writer.factory-override = "org.apache.parquet.hadoop.MyValues</text:p>
            <text:p>WriterFactory"</text:p>
            <text:p>{code}</text:p>
            <text:p/>
            <text:p>This creates a factory, MyValuesWriterFactory which is then invoked for </text:p>
            <text:p>every ColumnDescriptor to get a ValueWriter. This provides the flexibility to the user to imple</text:p>
            <text:p>ment a ValuesWriterFactory that can read configuration for per type / column encoding overrides</text:p>
            <text:p>. Can also be used to plug-in a more sophisticated approach where we choose the appropriate enc</text:p>
            <text:p>oding based on the data being seen. A concern raised by [~rdblue] regarding this approach was t</text:p>
            <text:p>hat ValuesWriters are supposed to be internal classes in Parquet. So we shouldn't be allowing u</text:p>
            <text:p>sers to configure the ValuesWriter factories via config. </text:p>
            <text:p/>
            <text:p>cc [~julienledem] / [~rdblue] / [~al</text:p>
            <text:p>exlevenson]. We could also explore other ideas based on any other potential use cases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17887</text:p>
          </table:table-cell>
          <table:table-cell office:value-type="string">
            <text:p>Issue resolved by pull request 342</text:p>
            <text:p>[https://github.com/apache/parquet-mr/pull/342]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727804</text:p>
          </table:table-cell>
          <table:table-cell office:value-type="string">
            <text:p>Hi, I have one question; I tried this new feature in v1.9 and could override ValuesWriterFactor</text:p>
            <text:p>y via ParquetProperties though, I'm not sure how to define an new ValueReader for the new write</text:p>
            <text:p>r. IIUC I need to add a new entry in Encoding though, <text:s/>it seems to be difficult to do that beca</text:p>
            <text:p>use ti's hard-coded. Anything I miss? Also, any document about how to define a new encoders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5040</text:p>
          </table:table-cell>
          <table:table-cell office:value-type="string">
            <text:p>PARQUET-600</text:p>
          </table:table-cell>
          <table:table-cell office:value-type="string">
            <text:p>Add benchmarks for RLE-Level encoding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5271361</text:p>
          </table:table-cell>
          <table:table-cell office:value-type="string">
            <text:p>We may look at the RLE encoding/decoding implementations (in C) in HAWQ (for performance optimi</text:p>
            <text:p>zations):</text:p>
            <text:p/>
            <text:p>https://github.com/apache/incubator-hawq/blob/master/src/backend/cdb/cdbparquetrleen</text:p>
            <text:p>coder.c</text:p>
            <text:p/>
            <text:p>In general adding vector encoding / decoding might be a good first step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86124</text:p>
          </table:table-cell>
          <table:table-cell office:value-type="string">
            <text:p>Issue resolved by pull request 95</text:p>
            <text:p>[https://github.com/apache/parquet-cpp/pull/9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5038</text:p>
          </table:table-cell>
          <table:table-cell office:value-type="string">
            <text:p>PARQUET-599</text:p>
          </table:table-cell>
          <table:table-cell office:value-type="string">
            <text:p>ColumnWriter::RleEncodeLevels' size estimation might be wro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72127</text:p>
          </table:table-cell>
          <table:table-cell office:value-type="string">
            <text:p>PR: https://github.com/apache/parquet-cpp/pull/9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75799</text:p>
          </table:table-cell>
          <table:table-cell office:value-type="string">
            <text:p>Issue resolved by pull request 96</text:p>
            <text:p>[https://github.com/apache/parquet-cpp/pull/9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4873</text:p>
          </table:table-cell>
          <table:table-cell office:value-type="string">
            <text:p>PARQUET-598</text:p>
          </table:table-cell>
          <table:table-cell office:value-type="string">
            <text:p>[C++] Test writing all primitive data typ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07267</text:p>
          </table:table-cell>
          <table:table-cell office:value-type="string">
            <text:p>PR: https://github.com/apache/parquet-cpp/pull/11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13790</text:p>
          </table:table-cell>
          <table:table-cell office:value-type="string">
            <text:p>Issue resolved by pull request 113</text:p>
            <text:p>[https://github.com/apache/parquet-cpp/pull/11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4421</text:p>
          </table:table-cell>
          <table:table-cell office:value-type="string">
            <text:p>PARQUET-597</text:p>
          </table:table-cell>
          <table:table-cell office:value-type="string">
            <text:p>Add data rates to benchmark outpu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67365</text:p>
          </table:table-cell>
          <table:table-cell office:value-type="string">
            <text:p>PR: https://github.com/apache/parquet-cpp/pull/9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69940</text:p>
          </table:table-cell>
          <table:table-cell office:value-type="string">
            <text:p>Issue resolved by pull request 94</text:p>
            <text:p>[https://github.com/apache/parquet-cpp/pull/9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4352</text:p>
          </table:table-cell>
          <table:table-cell office:value-type="string">
            <text:p>PARQUET-596</text:p>
          </table:table-cell>
          <table:table-cell office:value-type="string">
            <text:p>Parquet need to support empty list and empty map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74337</text:p>
          </table:table-cell>
          <table:table-cell office:value-type="string">
            <text:p>This was fixed in Hiv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2045</text:p>
          </table:table-cell>
          <table:table-cell office:value-type="string">
            <text:p>PARQUET-595</text:p>
          </table:table-cell>
          <table:table-cell office:value-type="string">
            <text:p>Add API for key-value metadat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970080</text:p>
          </table:table-cell>
          <table:table-cell office:value-type="string">
            <text:p>I'm working on this in support of writing pandas DataFrames' indexes to parquet fil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988092</text:p>
          </table:table-cell>
          <table:table-cell office:value-type="string">
            <text:p>PR: https://github.com/apache/parquet-cpp/pull/314. Team effort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989980</text:p>
          </table:table-cell>
          <table:table-cell office:value-type="string">
            <text:p>Issue resolved by pull request 314</text:p>
            <text:p>[https://github.com/apache/parquet-cpp/pull/31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2044</text:p>
          </table:table-cell>
          <table:table-cell office:value-type="string">
            <text:p>PARQUET-594</text:p>
          </table:table-cell>
          <table:table-cell office:value-type="string">
            <text:p>[C++] Support CRC checksums in pag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55386</text:p>
          </table:table-cell>
          <table:table-cell office:value-type="string">
            <text:p>I do not believe these have been implemented in any Parquet implementation. [~julienledem] can </text:p>
            <text:p>confirm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55394</text:p>
          </table:table-cell>
          <table:table-cell office:value-type="string">
            <text:p>Interesting. What's the rational isn't described. At least it should be optional because the un</text:p>
            <text:p>derlying storage system (say HDFS) can do it and someone might not want to do it redundantly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55395</text:p>
          </table:table-cell>
          <table:table-cell office:value-type="string">
            <text:p>[~drankye] this is referring to https://github.com/apache/parquet-format/blob/master/src/main/t</text:p>
            <text:p>hrift/parquet.thrift#L414, which has not been implemented IIRC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5255407</text:p>
          </table:table-cell>
          <table:table-cell office:value-type="string">
            <text:p>Thanks Wes, I see. It assumes the parquet format and definition context where I also found:</text:p>
            <text:p>{qu</text:p>
            <text:p>ote}</text:p>
            <text:p>Checksumming</text:p>
            <text:p>Data pages can be individually checksummed. This allows disabling of checksum</text:p>
            <text:p>s at the HDFS file level, to better support single row lookups.</text:p>
            <text:p>{quote}</text:p>
            <text:p>Not clear what it meant</text:p>
            <text:p><text:s/>by disabling HDFS file level checksuming. HDFS file/block level checksuming isn't allowed to b</text:p>
            <text:p>e disabled. Sure it can skip verifying checksum while reading.</text:p>
            <text:p>By doing individually checksumin</text:p>
            <text:p>g in pages, how it help to better support single row lookups? Does it mean to skip HDFS file/bl</text:p>
            <text:p>ock level checksum verifying by just verifying only some pages checksums? If so, sounds good.</text:p>
            <text:p/>
            <text:p/>
            <text:p>Ref. the mentioned line:</text:p>
            <text:p>{code}</text:p>
            <text:p>/** 32bit crc for the data below. This allows for disabling che</text:p>
            <text:p>cksumming in HDFS</text:p>
            <text:p><text:s/>* <text:s/>if only a few pages needs to be read</text:p>
            <text:p><text:s/>**/</text:p>
            <text:p>optional i32 crc</text:p>
            <text:p>{code}</text:p>
            <text:p>If conv</text:p>
            <text:p>enient, I suggest {{crc}} be renamed to {{crc32}} by conventions.</text:p>
            <text:p/>
            <text:p>Thanks for clarifying my que</text:p>
            <text:p>stions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255616</text:p>
          </table:table-cell>
          <table:table-cell office:value-type="string">
            <text:p>[~drankye] This isn't in scope for Parquet-cpp at the moment (until both Java and C++ decide to</text:p>
            <text:p><text:s/>implement checksumming), so there isn't much value in discussing it more here.</text:p>
            <text:p/>
            <text:p>If you require</text:p>
            <text:p><text:s/>CRC checksumming for some application, I suggest that this be taken up more generally on the P</text:p>
            <text:p>arquet mailing list with the parquet-mr developers. Currently the Java implementation is the on</text:p>
            <text:p>ly one being used in production. 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283433</text:p>
          </table:table-cell>
          <table:table-cell office:value-type="string">
            <text:p>This has been defined in the spec but is not implemented.</text:p>
            <text:p>Sometimes you may want to turn off hd</text:p>
            <text:p>fs crc check to speed up things (crc on pages are finer granularity and require less checking d</text:p>
            <text:p>epending on what you are doing)</text:p>
            <text:p>I agree that it's low on parquet-cpp priority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2043</text:p>
          </table:table-cell>
          <table:table-cell office:value-type="string">
            <text:p>PARQUET-593</text:p>
          </table:table-cell>
          <table:table-cell office:value-type="string">
            <text:p>Add API for writing Page statistic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50202</text:p>
          </table:table-cell>
          <table:table-cell office:value-type="string">
            <text:p>https://github.com/apache/parquet-cpp/pull/12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42951</text:p>
          </table:table-cell>
          <table:table-cell office:value-type="string">
            <text:p>Issue resolved by pull request 129</text:p>
            <text:p>[https://github.com/apache/parquet-cpp/pull/12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2042</text:p>
          </table:table-cell>
          <table:table-cell office:value-type="string">
            <text:p>PARQUET-592</text:p>
          </table:table-cell>
          <table:table-cell office:value-type="string">
            <text:p>Support compressed writ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39421</text:p>
          </table:table-cell>
          <table:table-cell office:value-type="string">
            <text:p>Issue resolved by pull request 121</text:p>
            <text:p>[https://github.com/apache/parquet-cpp/pull/12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2041</text:p>
          </table:table-cell>
          <table:table-cell office:value-type="string">
            <text:p>PARQUET-591</text:p>
          </table:table-cell>
          <table:table-cell office:value-type="string">
            <text:p>Page size estimation during writ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443728</text:p>
          </table:table-cell>
          <table:table-cell office:value-type="string">
            <text:p>PR: https://github.com/apache/parquet-cpp/pull/1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2040</text:p>
          </table:table-cell>
          <table:table-cell office:value-type="string">
            <text:p>PARQUET-590</text:p>
          </table:table-cell>
          <table:table-cell office:value-type="string">
            <text:p>Parquet/WriterProperties class to chose serialization opti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72446</text:p>
          </table:table-cell>
          <table:table-cell office:value-type="string">
            <text:p>Issue resolved by pull request 89</text:p>
            <text:p>https://github.com/apache/parquet-cpp/pull/89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5419027</text:p>
          </table:table-cell>
          <table:table-cell office:value-type="string">
            <text:p>That pull request did not fix the issue: This block of code is still there:</text:p>
            <text:p/>
            <text:p><text:s text:c="2"/>// TODO(PARQUET-</text:p>
            <text:p>590): Encodings are hard-coded</text:p>
            <text:p><text:s text:c="2"/>int64_t bytes_written = pager_-&gt;WriteDataPage(num_buffered_val</text:p>
            <text:p>ues_,</text:p>
            <text:p><text:s text:c="6"/>num_buffered_encoded_values_, definition_levels, Encoding::RLE, repetition_levels,</text:p>
            <text:p/>
            <text:p><text:s text:c="6"/>Encoding::RLE, values, Encoding::PLAIN)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19048</text:p>
          </table:table-cell>
          <table:table-cell office:value-type="string">
            <text:p>Looks like there are some more hard coded properties. Re-opening this JIRA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77214</text:p>
          </table:table-cell>
          <table:table-cell office:value-type="string">
            <text:p>Issue resolved by pull request 142</text:p>
            <text:p>https://github.com/apache/parquet-cpp/pull/1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1078</text:p>
          </table:table-cell>
          <table:table-cell office:value-type="string">
            <text:p>PARQUET-589</text:p>
          </table:table-cell>
          <table:table-cell office:value-type="string">
            <text:p>Implement Chunked InMemoryInputStream for better memory usag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71879</text:p>
          </table:table-cell>
          <table:table-cell office:value-type="string">
            <text:p>Issue resolved by pull request 89</text:p>
            <text:p>[https://github.com/apache/parquet-cpp/pull/8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0582</text:p>
          </table:table-cell>
          <table:table-cell office:value-type="string">
            <text:p>PARQUET-588</text:p>
          </table:table-cell>
          <table:table-cell office:value-type="string">
            <text:p>Finalize Parquet 2.0 spec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0247</text:p>
          </table:table-cell>
          <table:table-cell office:value-type="string">
            <text:p>PARQUET-587</text:p>
          </table:table-cell>
          <table:table-cell office:value-type="string">
            <text:p>Implement BufferReader::Read(int64_t,uint8_t*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49392</text:p>
          </table:table-cell>
          <table:table-cell office:value-type="string">
            <text:p>PR: https://github.com/apache/parquet-cpp/pull/8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54025</text:p>
          </table:table-cell>
          <table:table-cell office:value-type="string">
            <text:p>Issue resolved by pull request 88</text:p>
            <text:p>[https://github.com/apache/parquet-cpp/pull/8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60043</text:p>
          </table:table-cell>
          <table:table-cell office:value-type="string">
            <text:p>PARQUET-586</text:p>
          </table:table-cell>
          <table:table-cell office:value-type="string">
            <text:p>Not able to store int or boolean from Pig to Parque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9819</text:p>
          </table:table-cell>
          <table:table-cell office:value-type="string">
            <text:p>PARQUET-585</text:p>
          </table:table-cell>
          <table:table-cell office:value-type="string">
            <text:p>Slowly ramp up sizes of int[]s in IntList to keep sizes small when data sets are smal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51205</text:p>
          </table:table-cell>
          <table:table-cell office:value-type="string">
            <text:p>Committed. Thanks for working on this [~pnarang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9519</text:p>
          </table:table-cell>
          <table:table-cell office:value-type="string">
            <text:p>PARQUET-584</text:p>
          </table:table-cell>
          <table:table-cell office:value-type="string">
            <text:p>show proper command usage when there's no argu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45074</text:p>
          </table:table-cell>
          <table:table-cell office:value-type="string">
            <text:p>pull request: https://github.com/apache/parquet-mr/pull/33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47981</text:p>
          </table:table-cell>
          <table:table-cell office:value-type="string">
            <text:p>Merged. Thanks for fixing this, [~kaufman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9400</text:p>
          </table:table-cell>
          <table:table-cell office:value-type="string">
            <text:p>PARQUET-583</text:p>
          </table:table-cell>
          <table:table-cell office:value-type="string">
            <text:p>Implement Parquet to Thrift schema convers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44306</text:p>
          </table:table-cell>
          <table:table-cell office:value-type="string">
            <text:p>PR: https://github.com/apache/parquet-cpp/pull/8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47395</text:p>
          </table:table-cell>
          <table:table-cell office:value-type="string">
            <text:p>Issue resolved by pull request 87</text:p>
            <text:p>[https://github.com/apache/parquet-cpp/pull/8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9395</text:p>
          </table:table-cell>
          <table:table-cell office:value-type="string">
            <text:p>PARQUET-582</text:p>
          </table:table-cell>
          <table:table-cell office:value-type="string">
            <text:p>Conversion functions for Parquet enums to Thrift enum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44297</text:p>
          </table:table-cell>
          <table:table-cell office:value-type="string">
            <text:p>PR: https://github.com/apache/parquet-cpp/pull/8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44852</text:p>
          </table:table-cell>
          <table:table-cell office:value-type="string">
            <text:p>Issue resolved by pull request 86</text:p>
            <text:p>[https://github.com/apache/parquet-cpp/pull/8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9287</text:p>
          </table:table-cell>
          <table:table-cell office:value-type="string">
            <text:p>PARQUET-581</text:p>
          </table:table-cell>
          <table:table-cell office:value-type="string">
            <text:p>Min/max row count for page size check are conflated in some plac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44485</text:p>
          </table:table-cell>
          <table:table-cell office:value-type="string">
            <text:p>I merged the fix. Thanks [~michael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9024</text:p>
          </table:table-cell>
          <table:table-cell office:value-type="string">
            <text:p>PARQUET-580</text:p>
          </table:table-cell>
          <table:table-cell office:value-type="string">
            <text:p>Potentially unnecessary creation of large int[] in IntList for columns that aren't use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42245</text:p>
          </table:table-cell>
          <table:table-cell office:value-type="string">
            <text:p>PR for this: https://github.com/apache/parquet-mr/pull/339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244487</text:p>
          </table:table-cell>
          <table:table-cell office:value-type="string">
            <text:p>Thanks for fixing this, [~pnarang]!</text:p>
            <text:p/>
            <text:p>About scaling the size of the array up from a smaller size</text:p>
            <text:p>, I think [~alexlevenson] may be able to comment about why this was 64k to begin with. I've not</text:p>
            <text:p><text:s/>done extensive testing but I definitely recommend talking with him if you'd like to change the</text:p>
            <text:p><text:s/>way that works. Thank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7759</text:p>
          </table:table-cell>
          <table:table-cell office:value-type="string">
            <text:p>PARQUET-579</text:p>
          </table:table-cell>
          <table:table-cell office:value-type="string">
            <text:p>Add API for writing Column statistic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630381</text:p>
          </table:table-cell>
          <table:table-cell office:value-type="string">
            <text:p>[~xhochy], [~lomereiter] Is this resolved with https://github.com/apache/parquet-cpp/pull/129 ?</text:p>
            <text:p><text:s/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642184</text:p>
          </table:table-cell>
          <table:table-cell office:value-type="string">
            <text:p>That's already resolved with the above issue. I thought this would also include file-level stat</text:p>
            <text:p>istics but it seems that the most upper level on which we have statistics in Parquet is the Row</text:p>
            <text:p>Group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6644</text:p>
          </table:table-cell>
          <table:table-cell office:value-type="string">
            <text:p>PARQUET-578</text:p>
          </table:table-cell>
          <table:table-cell office:value-type="string">
            <text:p>Parquet silently discards decimal values if they do not fit in declared typ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4898</text:p>
          </table:table-cell>
          <table:table-cell office:value-type="string">
            <text:p>PARQUET-577</text:p>
          </table:table-cell>
          <table:table-cell office:value-type="string">
            <text:p>mandatory status of avro columns ignored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4460</text:p>
          </table:table-cell>
          <table:table-cell office:value-type="string">
            <text:p>PARQUET-576</text:p>
          </table:table-cell>
          <table:table-cell office:value-type="string">
            <text:p>C++: Simplify RandomAccessSource reads producing InputStream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72441</text:p>
          </table:table-cell>
          <table:table-cell office:value-type="string">
            <text:p>Issue resolved by pull request 89</text:p>
            <text:p>https://github.com/apache/parquet-cpp/pull/8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4187</text:p>
          </table:table-cell>
          <table:table-cell office:value-type="string">
            <text:p>PARQUET-575</text:p>
          </table:table-cell>
          <table:table-cell office:value-type="string">
            <text:p>Different RLE Encoding Specification 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5215467</text:p>
          </table:table-cell>
          <table:table-cell office:value-type="string">
            <text:p>[~fmilo] parquet-cpp handles this prefix part of the RLE-hybrid-bit-packed format outside of {{</text:p>
            <text:p>RleDecoder}}</text:p>
            <text:p/>
            <text:p>https://github.com/apache/parquet-cpp/blob/master/src/parquet/column/levels.h#L11</text:p>
            <text:p>2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>
            <text:p>15217399</text:p>
          </table:table-cell>
          <table:table-cell office:value-type="string">
            <text:p>ok and that works for the level definition inside the dataPage. But then for the plainDictionar</text:p>
            <text:p>yDecoder ? </text:p>
            <text:p>https://github.com/apache/parquet-cpp/blob/master/src/parquet/encodings/dictionary-</text:p>
            <text:p>encoding.h#L61</text:p>
            <text:p/>
            <text:p>Seems the RLE Decoder is used straight without having the initial &lt;length&gt; &lt;enc</text:p>
            <text:p>oded-data&gt;</text:p>
            <text:p/>
            <text:p>dumping the contents of the testdata files seems like that is the case or I am miss</text:p>
            <text:p>ing something:</text:p>
            <text:p/>
            <text:p>dumping the dataPage for the smallint_col from the testdata/alltypes_plain.parq</text:p>
            <text:p>uet file </text:p>
            <text:p/>
            <text:p>```</text:p>
            <text:p>page size: 9 <text:s/>bytes</text:p>
            <text:p>dataPage: INT32 PLAIN_DICTIONARY 8 OPTIONAL</text:p>
            <text:p>0000: 02 00 00 0</text:p>
            <text:p>0</text:p>
            <text:p>0004: 10 01 01 03</text:p>
            <text:p>0008: aa</text:p>
            <text:p>```</text:p>
            <text:p>here there is the entire page of 9 bytes. The first 4 bytes is</text:p>
            <text:p><text:s/>the length, then two bytes for the rle run. </text:p>
            <text:p>At this point the documentation <text:s/>(https://github.</text:p>
            <text:p>com/Parquet/parquet-format/blob/master/Encodings.md#dictionary-encoding-plain_dictionary--2) st</text:p>
            <text:p>ates that:</text:p>
            <text:p/>
            <text:p><text:s text:c="4"/>Data page format: the bit width used to encode the entry ids stored as 1 byte (</text:p>
            <text:p>max bit width = 32), followed by the values <text:s text:c="3"/>encoded using RLE/Bit packed described above (wi</text:p>
            <text:p>th the given bit width).</text:p>
            <text:p/>
            <text:p>So I would expect another 4 bytes with the length and the following R</text:p>
            <text:p>LE runs, but there is not enough data for that, only for a series of RLE runs . </text:p>
            <text:p/>
            <text:p>Is <text:s/>the docum</text:p>
            <text:p>entation wrong and the length part only applies to level encodings? </text:p>
            <text:p/>
            <text:p/>
            <text:p><text:s/>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>
            <text:p>15218046</text:p>
          </table:table-cell>
          <table:table-cell office:value-type="string">
            <text:p>RLE/Bit packed hybrid requires 3 values (rle_buffer, rle_length, bit_width). </text:p>
            <text:p>Some of these val</text:p>
            <text:p>ues are optimized for the levels and dictionary data.</text:p>
            <text:p/>
            <text:p>In the case of levels, the bit_width is </text:p>
            <text:p>obtained from the maximum definition/repetition levels and only the rle_length followed by rle_</text:p>
            <text:p>buffer is stored explicitly.</text:p>
            <text:p>https://github.com/apache/parquet-cpp/blob/master/src/parquet/colu</text:p>
            <text:p>mn/levels.h#L109</text:p>
            <text:p/>
            <text:p>In the case of dictionary data pages, the rle_length is the size of the data </text:p>
            <text:p>page itself and only the bit_width followed by the rle_buffer is stored explicitly.</text:p>
            <text:p>https://git</text:p>
            <text:p>hub.com/apache/parquet-cpp/blob/master/src/parquet/column/reader.cc#L167</text:p>
            <text:p>https://github.com/apa</text:p>
            <text:p>che/parquet-cpp/blob/master/src/parquet/encodings/dictionary-encoding.h#L55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5218715</text:p>
          </table:table-cell>
          <table:table-cell office:value-type="string">
            <text:p>Thanks. It does make sense and I was able to reverse engineer it. But this arrangement is not e</text:p>
            <text:p>xplicit in any way in the parquet-format documentation https://github.com/apache/parquet-format</text:p>
            <text:p/>
            <text:p/>
            <text:p>I think that a clarification would help.</text:p>
            <text:p/>
            <text:p>Also seems there is a lot of stagnant pull requests</text:p>
            <text:p><text:s/>for the format: https://github.com/apache/parquet-format/pulls </text:p>
            <text:p>should I open another ticket i</text:p>
            <text:p>n JIRA ? </text:p>
            <text:p/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4063</text:p>
          </table:table-cell>
          <table:table-cell office:value-type="string">
            <text:p>PARQUET-574</text:p>
          </table:table-cell>
          <table:table-cell office:value-type="string">
            <text:p>Boolean format in Plain Decoder 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14952</text:p>
          </table:table-cell>
          <table:table-cell office:value-type="string">
            <text:p>Sounds like this is my mistake in parquet-cpp -- if someone can reference the relevant code in </text:p>
            <text:p>parquet-mr confirming one way or the other we can fix the C++ implementation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218330</text:p>
          </table:table-cell>
          <table:table-cell office:value-type="string">
            <text:p>Java uses [RLE for boolean|https://github.com/apache/parquet-mr/blob/master/parquet-column/src/</text:p>
            <text:p>main/java/org/apache/parquet/column/ParquetProperties.java#L210]. Bit packing is supported for </text:p>
            <text:p>reads, but deprecated and Parquet MR no longer uses it when writing 2.0 encodings. I believe we</text:p>
            <text:p><text:s/>should be able to read bit-packed booleans just fine, but using RLE will be much smaller if th</text:p>
            <text:p>ere are runs in the data, which is fairly common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5218740</text:p>
          </table:table-cell>
          <table:table-cell office:value-type="string">
            <text:p>[~rdblue] so is the length part omitted and is just the length of the whole remaining dataPage </text:p>
            <text:p>or is the length also written as 4 byte unsigned before the actual RLE runs ?</text:p>
            <text:p/>
            <text:p>I am puzzled by </text:p>
            <text:p>this &lt;length&gt; &lt;encoded data&gt;. See also https://issues.apache.org/jira/browse/PARQUET-575 </text:p>
            <text:p/>
            <text:p>Seem</text:p>
            <text:p>s the length is present only in the definition levels and if that is the case the format spec s</text:p>
            <text:p>hould be updated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220566</text:p>
          </table:table-cell>
          <table:table-cell office:value-type="string">
            <text:p>[~fmilo], the length is [added in the writer|https://github.com/Parquet/parquet-mr/blob/master/</text:p>
            <text:p>parquet-column/src/main/java/parquet/column/values/rle/RunLengthBitPackingHybridValuesWriter.ja</text:p>
            <text:p>va#L68].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5224485</text:p>
          </table:table-cell>
          <table:table-cell office:value-type="string">
            <text:p>[~fmilo] [~blue@cloudera.com] it seems that RLE for boolean is only in Parquet 2.0, can you con</text:p>
            <text:p>firm? </text:p>
            <text:p/>
            <text:p>https://github.com/apache/parquet-format/tree/parquet-format-1.0.0</text:p>
            <text:p/>
            <text:p>The current parquet</text:p>
            <text:p>-cpp implementation I believe is in sync with Parquet 1.0 as implemented in Impala, though obvi</text:p>
            <text:p>ously we will need to support both:</text:p>
            <text:p/>
            <text:p>https://github.com/cloudera/Impala/blob/cdh5-trunk/be/src/</text:p>
            <text:p>exec/hdfs-parquet-table-writer.cc#L335</text:p>
            <text:p/>
            <text:p>Before I dig around a bunch, can you tell me how I can </text:p>
            <text:p>distinguish between these cases?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224848</text:p>
          </table:table-cell>
          <table:table-cell office:value-type="string">
            <text:p>Wes, Parquet Java will only write booleans using RLE for 2.0, so to be safe I think we should c</text:p>
            <text:p>onsider it 2.0. But, I don't think readers would have a problem with it because RLE is part of </text:p>
            <text:p>the 1.0 spec and most of the time the encoding should be interchange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3867</text:p>
          </table:table-cell>
          <table:table-cell office:value-type="string">
            <text:p>PARQUET-573</text:p>
          </table:table-cell>
          <table:table-cell office:value-type="string">
            <text:p>C++: Create a public API for reading and writing file metadat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80050</text:p>
          </table:table-cell>
          <table:table-cell office:value-type="string">
            <text:p>[~wesmckinn] I would like to take a shot at this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382835</text:p>
          </table:table-cell>
          <table:table-cell office:value-type="string">
            <text:p>No problem -- at this point this is largely a refactoring task. I will also want to be able to </text:p>
            <text:p>expose these metadata APIs in downstream language bindings (e.g. to let Python programmers insp</text:p>
            <text:p>ect a file's metadata)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27325</text:p>
          </table:table-cell>
          <table:table-cell office:value-type="string">
            <text:p>Patch available here https://github.com/apache/parquet-cpp/pull/14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55266</text:p>
          </table:table-cell>
          <table:table-cell office:value-type="string">
            <text:p>Issue resolved by pull request 143</text:p>
            <text:p>[https://github.com/apache/parquet-cpp/pull/14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3795</text:p>
          </table:table-cell>
          <table:table-cell office:value-type="string">
            <text:p>PARQUET-572</text:p>
          </table:table-cell>
          <table:table-cell office:value-type="string">
            <text:p>Rename parquet_cpp namespace to parquet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213273</text:p>
          </table:table-cell>
          <table:table-cell office:value-type="string">
            <text:p>Sounds great to make the change if it's not too late! I guess this namespace will contain all t</text:p>
            <text:p>he essential facilities to deal with the parquet format and writing/reading a parquet format fi</text:p>
            <text:p>le. parquet::metadata may be better than parquet::thrift if there is/will be no other definitio</text:p>
            <text:p>n than tha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13634</text:p>
          </table:table-cell>
          <table:table-cell office:value-type="string">
            <text:p>See patch: https://github.com/apache/parquet-cpp/pull/8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14403</text:p>
          </table:table-cell>
          <table:table-cell office:value-type="string">
            <text:p>Issue resolved by pull request 85</text:p>
            <text:p>[https://github.com/apache/parquet-cpp/pull/8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3374</text:p>
          </table:table-cell>
          <table:table-cell office:value-type="string">
            <text:p>PARQUET-571</text:p>
          </table:table-cell>
          <table:table-cell office:value-type="string">
            <text:p>Fix potential leak in ParquetFileReader.close(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12279</text:p>
          </table:table-cell>
          <table:table-cell office:value-type="string">
            <text:p>Issue resolved by pull request 338</text:p>
            <text:p>[https://github.com/apache/parquet-mr/pull/33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3188</text:p>
          </table:table-cell>
          <table:table-cell office:value-type="string">
            <text:p>PARQUET-570</text:p>
          </table:table-cell>
          <table:table-cell office:value-type="string">
            <text:p>Write parquet to STDOUT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218399</text:p>
          </table:table-cell>
          <table:table-cell office:value-type="string">
            <text:p>Currently there is no option to do that although it would be technically feasible.</text:p>
            <text:p>Contribution</text:p>
            <text:p>s welcom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2978</text:p>
          </table:table-cell>
          <table:table-cell office:value-type="string">
            <text:p>PARQUET-569</text:p>
          </table:table-cell>
          <table:table-cell office:value-type="string">
            <text:p>ParquetMetadataConverter offset filter is brok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09392</text:p>
          </table:table-cell>
          <table:table-cell office:value-type="string">
            <text:p>Fixed in PR #337. [~dweeks-netflix], could you review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54976</text:p>
          </table:table-cell>
          <table:table-cell office:value-type="string">
            <text:p>Merged #337. Thanks for the review, [~julienledem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2064</text:p>
          </table:table-cell>
          <table:table-cell office:value-type="string">
            <text:p>PARQUET-568</text:p>
          </table:table-cell>
          <table:table-cell office:value-type="string">
            <text:p>Read only specified top-level columns in DebugPrin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07694</text:p>
          </table:table-cell>
          <table:table-cell office:value-type="string">
            <text:p>Issue resolved by pull request 81</text:p>
            <text:p>[https://github.com/apache/parquet-cpp/pull/8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951738</text:p>
          </table:table-cell>
          <table:table-cell office:value-type="string">
            <text:p>PARQUET-567</text:p>
          </table:table-cell>
          <table:table-cell office:value-type="string">
            <text:p>C++: Add a "file iterator" abstraction and API-compatible interface for scanning directories of</text:p>
            <text:p><text:s/>Parquet fil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6831301</text:p>
          </table:table-cell>
          <table:table-cell office:value-type="string">
            <text:p>We are planning to address this use case downstream in Apache Arrow. I do not think it is usefu</text:p>
            <text:p>l to implement such logic in a Parquet-specific way, so best left to consumers of parquet-cp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1603</text:p>
          </table:table-cell>
          <table:table-cell office:value-type="string">
            <text:p>PARQUET-566</text:p>
          </table:table-cell>
          <table:table-cell office:value-type="string">
            <text:p>Add method to retrieve the full column path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05008</text:p>
          </table:table-cell>
          <table:table-cell office:value-type="string">
            <text:p>PR: https://github.com/apache/parquet-cpp/pull/8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13568</text:p>
          </table:table-cell>
          <table:table-cell office:value-type="string">
            <text:p>Issue resolved by pull request 82</text:p>
            <text:p>[https://github.com/apache/parquet-cpp/pull/8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50827</text:p>
          </table:table-cell>
          <table:table-cell office:value-type="string">
            <text:p>PARQUET-565</text:p>
          </table:table-cell>
          <table:table-cell office:value-type="string">
            <text:p>Use PATH instead of DIRECTORY in get_filename_component to support CMake&lt;2.8.12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97638</text:p>
          </table:table-cell>
          <table:table-cell office:value-type="string">
            <text:p>Issue resolved by pull request 80</text:p>
            <text:p>[https://github.com/apache/parquet-cpp/pull/8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9713</text:p>
          </table:table-cell>
          <table:table-cell office:value-type="string">
            <text:p>PARQUET-564</text:p>
          </table:table-cell>
          <table:table-cell office:value-type="string">
            <text:p>Add option to run unit tests with valgrind --tool=memcheck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92447</text:p>
          </table:table-cell>
          <table:table-cell office:value-type="string">
            <text:p>see patch https://github.com/apache/parquet-cpp/pull/7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94799</text:p>
          </table:table-cell>
          <table:table-cell office:value-type="string">
            <text:p>Issue resolved by pull request 79</text:p>
            <text:p>[https://github.com/apache/parquet-cpp/pull/7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9711</text:p>
          </table:table-cell>
          <table:table-cell office:value-type="string">
            <text:p>PARQUET-563</text:p>
          </table:table-cell>
          <table:table-cell office:value-type="string">
            <text:p>Add support for ASAN builds with cla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6683032</text:p>
          </table:table-cell>
          <table:table-cell office:value-type="string">
            <text:p>This was accomplished with the Arrow monorepo mer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9695</text:p>
          </table:table-cell>
          <table:table-cell office:value-type="string">
            <text:p>PARQUET-562</text:p>
          </table:table-cell>
          <table:table-cell office:value-type="string">
            <text:p>Simplified ZSH support in build script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92445</text:p>
          </table:table-cell>
          <table:table-cell office:value-type="string">
            <text:p>Issue resolved by pull request 78</text:p>
            <text:p>[https://github.com/apache/parquet-cpp/pull/7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9688</text:p>
          </table:table-cell>
          <table:table-cell office:value-type="string">
            <text:p>PARQUET-561</text:p>
          </table:table-cell>
          <table:table-cell office:value-type="string">
            <text:p>ParquetFileReader::Contents PIMPL missing a virtual destructo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92265</text:p>
          </table:table-cell>
          <table:table-cell office:value-type="string">
            <text:p>PR: https://github.com/apache/parquet-cpp/pull/7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92442</text:p>
          </table:table-cell>
          <table:table-cell office:value-type="string">
            <text:p>Issue resolved by pull request 77</text:p>
            <text:p>[https://github.com/apache/parquet-cpp/pull/7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7871</text:p>
          </table:table-cell>
          <table:table-cell office:value-type="string">
            <text:p>PARQUET-560</text:p>
          </table:table-cell>
          <table:table-cell office:value-type="string">
            <text:p>Incorrect synchronization in SnappyCompresso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57137</text:p>
          </table:table-cell>
          <table:table-cell office:value-type="string">
            <text:p>Merged #334. Thanks [~nezihyigitbasi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7777</text:p>
          </table:table-cell>
          <table:table-cell office:value-type="string">
            <text:p>PARQUET-559</text:p>
          </table:table-cell>
          <table:table-cell office:value-type="string">
            <text:p>Enable InputStream as a source to the ParquetFileRead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07702</text:p>
          </table:table-cell>
          <table:table-cell office:value-type="string">
            <text:p>Issue resolved by pull request 83</text:p>
            <text:p>[https://github.com/apache/parquet-cpp/pull/8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7497</text:p>
          </table:table-cell>
          <table:table-cell office:value-type="string">
            <text:p>PARQUET-558</text:p>
          </table:table-cell>
          <table:table-cell office:value-type="string">
            <text:p>Support ZSH in build scrip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82053</text:p>
          </table:table-cell>
          <table:table-cell office:value-type="string">
            <text:p>See patch https://github.com/apache/parquet-cpp/pull/7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82237</text:p>
          </table:table-cell>
          <table:table-cell office:value-type="string">
            <text:p>Issue resolved by pull request 75</text:p>
            <text:p>[https://github.com/apache/parquet-cpp/pull/7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7422</text:p>
          </table:table-cell>
          <table:table-cell office:value-type="string">
            <text:p>PARQUET-557</text:p>
          </table:table-cell>
          <table:table-cell office:value-type="string">
            <text:p>Enums are incorrectly handled by parquet-avro when using GenericRecord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6675</text:p>
          </table:table-cell>
          <table:table-cell office:value-type="string">
            <text:p>PARQUET-556</text:p>
          </table:table-cell>
          <table:table-cell office:value-type="string">
            <text:p>Extend RowGroupStatistics to include "min" "max" statistic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88145</text:p>
          </table:table-cell>
          <table:table-cell office:value-type="string">
            <text:p>I would also like to add num_rows() to the GroupReader API in this JIRA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92448</text:p>
          </table:table-cell>
          <table:table-cell office:value-type="string">
            <text:p>Issue resolved by pull request 76</text:p>
            <text:p>[https://github.com/apache/parquet-cpp/pull/7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6596</text:p>
          </table:table-cell>
          <table:table-cell office:value-type="string">
            <text:p>PARQUET-555</text:p>
          </table:table-cell>
          <table:table-cell office:value-type="string">
            <text:p>Dictionary page metadata handling inconsistencie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5178313</text:p>
          </table:table-cell>
          <table:table-cell office:value-type="string">
            <text:p>If I understood it correctly,</text:p>
            <text:p>PLAIN_DICTIONARY: 1 PLAIN encoded Dictionary page with the dictio</text:p>
            <text:p>nary values followed by rle-encoded Data pages with corresponding indices <text:s/>(4 byte integers).</text:p>
            <text:p>R</text:p>
            <text:p>LE_DICTIONARY: rle encoded Data pages with indices (4 byte integers). (There is no dictionary a</text:p>
            <text:p>ssociated)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78362</text:p>
          </table:table-cell>
          <table:table-cell office:value-type="string">
            <text:p>It looks like PLAIN_DICTIONARY is being handled. Can you please elaborate on this issue ? Thank</text:p>
            <text:p>s!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>
            <text:p>15178385</text:p>
          </table:table-cell>
          <table:table-cell office:value-type="string">
            <text:p>Sorry, I misread the code, but we still have some inconsistencies. </text:p>
            <text:p/>
            <text:p>Currently, when any dictio</text:p>
            <text:p>nary page is encountered, the encoding is forced to RLE_DICTIONARY and the dictionary page is a</text:p>
            <text:p>ssumed to be in plain encoding:</text:p>
            <text:p/>
            <text:p>{code}</text:p>
            <text:p>void TypedColumnReader&lt;TYPE&gt;::ConfigureDictionary(const</text:p>
            <text:p><text:s/>DictionaryPage* page) {</text:p>
            <text:p><text:s text:c="2"/>int encoding = static_cast&lt;int&gt;(Encoding::RLE_DICTIONARY);</text:p>
            <text:p/>
            <text:p><text:s text:c="2"/>auto i</text:p>
            <text:p>t = decoders_.find(encoding);</text:p>
            <text:p><text:s text:c="2"/>if (it != decoders_.end()) {</text:p>
            <text:p><text:s text:c="4"/>throw ParquetException("Column</text:p>
            <text:p><text:s/>cannot have more than one dictionary.");</text:p>
            <text:p><text:s text:c="2"/>}</text:p>
            <text:p/>
            <text:p><text:s text:c="2"/>PlainDecoder&lt;TYPE&gt; dictionary(descr_);</text:p>
            <text:p><text:s text:c="2"/>dicti</text:p>
            <text:p>onary.SetData(page-&gt;num_values(), page-&gt;data(), page-&gt;size());</text:p>
            <text:p>{code}</text:p>
            <text:p/>
            <text:p>In fact, the dictionary </text:p>
            <text:p>need not be PLAIN encoding (we only support PLAIN at the moment -- Parquet 2.0 byte array encod</text:p>
            <text:p>ings could be used). Later on, if a data page in either PLAIN_DICTIONARY or RLE_DICTIONARY is e</text:p>
            <text:p>ncountered, the encoding is forced to RLE_DICTIONARY. </text:p>
            <text:p/>
            <text:p>{code}</text:p>
            <text:p><text:s text:c="6"/>if (IsDictionaryIndexEncod</text:p>
            <text:p>ing(encoding)) {</text:p>
            <text:p><text:s text:c="8"/>encoding = Encoding::RLE_DICTIONARY;</text:p>
            <text:p><text:s text:c="6"/>}</text:p>
            <text:p/>
            <text:p><text:s text:c="6"/>auto it = decoders</text:p>
            <text:p>_.find(static_cast&lt;int&gt;(encoding));</text:p>
            <text:p><text:s text:c="6"/>if (it != decoders_.end()) {</text:p>
            <text:p><text:s text:c="8"/>current_decoder_</text:p>
            <text:p><text:s/>= it-&gt;second.get();</text:p>
            <text:p><text:s text:c="6"/>} else {</text:p>
            <text:p><text:s text:c="8"/>switch (encoding) {</text:p>
            <text:p><text:s text:c="10"/>case Encoding::PLAIN:</text:p>
            <text:p><text:s/>{</text:p>
            <text:p><text:s text:c="12"/>std::shared_ptr&lt;DecoderType&gt; decoder(new PlainDecoder&lt;TYPE&gt;(descr_));</text:p>
            <text:p><text:s text:c="10"/></text:p>
            <text:p><text:s text:c="2"/>decoders_[static_cast&lt;int&gt;(encoding)] = decoder;</text:p>
            <text:p><text:s text:c="12"/>current_decoder_ = decoder.get()</text:p>
            <text:p>;</text:p>
            <text:p><text:s text:c="12"/>break;</text:p>
            <text:p><text:s text:c="10"/>}</text:p>
            <text:p><text:s text:c="10"/>case Encoding::RLE_DICTIONARY:</text:p>
            <text:p><text:s text:c="12"/>throw Par</text:p>
            <text:p>quetException("Dictionary page must be before data page.");</text:p>
            <text:p>{code}</text:p>
            <text:p/>
            <text:p>This is pretty loose logic.</text:p>
            <text:p><text:s/>If the encoding is not PLAIN or PLAIN_DICTIONARY in the Dictionary page, we should throw an ex</text:p>
            <text:p>ception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80298</text:p>
          </table:table-cell>
          <table:table-cell office:value-type="string">
            <text:p>Issue resolved by pull request 73</text:p>
            <text:p>[https://github.com/apache/parquet-cpp/pull/7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6439</text:p>
          </table:table-cell>
          <table:table-cell office:value-type="string">
            <text:p>PARQUET-554</text:p>
          </table:table-cell>
          <table:table-cell office:value-type="string">
            <text:p>Recursive Thrift Data Structur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5970</text:p>
          </table:table-cell>
          <table:table-cell office:value-type="string">
            <text:p>PARQUET-553</text:p>
          </table:table-cell>
          <table:table-cell office:value-type="string">
            <text:p>The README instructions for parquet-tools do not run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6947932</text:p>
          </table:table-cell>
          <table:table-cell office:value-type="string">
            <text:p>I think this has already been fixed in </text:p>
            <text:p/>
            <text:p>https://issues.apache.org/jira/browse/PARQUET-786</text:p>
            <text:p/>
            <text:p/>
            <text:p>Can this Jira be closed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948290</text:p>
          </table:table-cell>
          <table:table-cell office:value-type="string">
            <text:p>Thanks, [~krishna.gayatrik@gmail.com]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5868</text:p>
          </table:table-cell>
          <table:table-cell office:value-type="string">
            <text:p>PARQUET-552</text:p>
          </table:table-cell>
          <table:table-cell office:value-type="string">
            <text:p>[C++] Estimate dynamic memory usage using FileMetadata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5698</text:p>
          </table:table-cell>
          <table:table-cell office:value-type="string">
            <text:p>PARQUET-551</text:p>
          </table:table-cell>
          <table:table-cell office:value-type="string">
            <text:p>Handle compiler warnings due to disabled DCHECKs in release build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63019</text:p>
          </table:table-cell>
          <table:table-cell office:value-type="string">
            <text:p>Patch at</text:p>
            <text:p>https://github.com/apache/parquet-cpp/pull/13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65210</text:p>
          </table:table-cell>
          <table:table-cell office:value-type="string">
            <text:p>Issue resolved by pull request 132</text:p>
            <text:p>[https://github.com/apache/parquet-cpp/pull/13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5550</text:p>
          </table:table-cell>
          <table:table-cell office:value-type="string">
            <text:p>PARQUET-550</text:p>
          </table:table-cell>
          <table:table-cell office:value-type="string">
            <text:p>Large file concerns with fseek/ftell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299247</text:p>
          </table:table-cell>
          <table:table-cell office:value-type="string">
            <text:p>Ran into this in another project recently: https://github.com/wesm/feather/issues/155. Suffice </text:p>
            <text:p>to say, Parquet files over 2 GB can't be read with parquet-cpp right now on all platforms. I'll</text:p>
            <text:p><text:s/>look into addressing both of these issues at the same tim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796032</text:p>
          </table:table-cell>
          <table:table-cell office:value-type="string">
            <text:p>This was resolved by PARQUET-818 (OS file interactions are handled by libarrow_io, which does n</text:p>
            <text:p>ot have the large file concerns cited he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5235</text:p>
          </table:table-cell>
          <table:table-cell office:value-type="string">
            <text:p>PARQUET-549</text:p>
          </table:table-cell>
          <table:table-cell office:value-type="string">
            <text:p>Add scanner and column reader tests for dictionary data pag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77249</text:p>
          </table:table-cell>
          <table:table-cell office:value-type="string">
            <text:p>Issue resolved by pull request 71</text:p>
            <text:p>[https://github.com/apache/parquet-cpp/pull/7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4970</text:p>
          </table:table-cell>
          <table:table-cell office:value-type="string">
            <text:p>PARQUET-548</text:p>
          </table:table-cell>
          <table:table-cell office:value-type="string">
            <text:p>Add Java metadata for PageEncodingSta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54973</text:p>
          </table:table-cell>
          <table:table-cell office:value-type="string">
            <text:p>Merged #332. Thanks for reviewing, [~julienledem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4525</text:p>
          </table:table-cell>
          <table:table-cell office:value-type="string">
            <text:p>PARQUET-547</text:p>
          </table:table-cell>
          <table:table-cell office:value-type="string">
            <text:p>Refactor most templates to use DataType structs rather than the Type::type enum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65155</text:p>
          </table:table-cell>
          <table:table-cell office:value-type="string">
            <text:p>Patch here: https://github.com/apache/parquet-cpp/pull/9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65403</text:p>
          </table:table-cell>
          <table:table-cell office:value-type="string">
            <text:p>Issue resolved by pull request 91</text:p>
            <text:p>[https://github.com/apache/parquet-cpp/pull/9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3100</text:p>
          </table:table-cell>
          <table:table-cell office:value-type="string">
            <text:p>PARQUET-546</text:p>
          </table:table-cell>
          <table:table-cell office:value-type="string">
            <text:p>Implement preconditions for creating PrimitiveNod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275603</text:p>
          </table:table-cell>
          <table:table-cell office:value-type="string">
            <text:p>Issue resolved by pull request 65</text:p>
            <text:p>https://github.com/apache/parquet-cpp/pull/6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3018</text:p>
          </table:table-cell>
          <table:table-cell office:value-type="string">
            <text:p>PARQUET-545</text:p>
          </table:table-cell>
          <table:table-cell office:value-type="string">
            <text:p>Improve API to support Decimal typ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168396</text:p>
          </table:table-cell>
          <table:table-cell office:value-type="string">
            <text:p>Can we scope this issue a bit (what does "support" mean)? See {{runtime/decimal-value.h}} and r</text:p>
            <text:p>elated files -- there's a lot of things we can do to make interactions with Decimal data either</text:p>
            <text:p>. I'm uncertain how much of that should be included in parquet-cpp. I have not yet looked at th</text:p>
            <text:p>e decimal code in parquet-mr. 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169295</text:p>
          </table:table-cell>
          <table:table-cell office:value-type="string">
            <text:p>As far as I understood, Impala treats `Decimal` and `Timestamp` values similar to parquet primi</text:p>
            <text:p>tive types and supports them at the encode/decode layer. `parquet-mr` on the other hand, leaves</text:p>
            <text:p><text:s/>it to its clients (say `hive`) to interpret them from the parquet primitive types (eg: `FIXED_</text:p>
            <text:p>LEN_BYTE_ARRAY`). However, `parquet-mr` does some basic checks on `length` `precison` and `scal</text:p>
            <text:p>e` values specified in the schema. I will update the scope of this JIRA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72258</text:p>
          </table:table-cell>
          <table:table-cell office:value-type="string">
            <text:p>Issue resolved by pull request 65</text:p>
            <text:p>[https://github.com/apache/parquet-cpp/pull/6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942883</text:p>
          </table:table-cell>
          <table:table-cell office:value-type="string">
            <text:p>PARQUET-544</text:p>
          </table:table-cell>
          <table:table-cell office:value-type="string">
            <text:p>ParquetWriter.close() throws NullPointerException on second call, improper implementation of Cl</text:p>
            <text:p>oseable contrac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57440</text:p>
          </table:table-cell>
          <table:table-cell office:value-type="string">
            <text:p>Issue resolved by pull request 345</text:p>
            <text:p>[https://github.com/apache/parquet-mr/pull/34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1156</text:p>
          </table:table-cell>
          <table:table-cell office:value-type="string">
            <text:p>PARQUET-543</text:p>
          </table:table-cell>
          <table:table-cell office:value-type="string">
            <text:p>Remove BoundedInt encoding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57601</text:p>
          </table:table-cell>
          <table:table-cell office:value-type="string">
            <text:p>Implemented in PR #32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381573</text:p>
          </table:table-cell>
          <table:table-cell office:value-type="string">
            <text:p>Merged #329. Thanks for reviewing, [~julienledem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0801</text:p>
          </table:table-cell>
          <table:table-cell office:value-type="string">
            <text:p>PARQUET-542</text:p>
          </table:table-cell>
          <table:table-cell office:value-type="string">
            <text:p>Support memory allocation from external memory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55705</text:p>
          </table:table-cell>
          <table:table-cell office:value-type="string">
            <text:p>Sounds great. We should go through a small design process with this before starting a patch to </text:p>
            <text:p>figure out how to introduce it without adding a lot of internal complexity. 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5174026</text:p>
          </table:table-cell>
          <table:table-cell office:value-type="string">
            <text:p>As a part of this feature, we should either implement a custom STL allocator or replace std::ve</text:p>
            <text:p>ctor with a custom DataArray class that can use an external memory pool. I strongly support the</text:p>
            <text:p><text:s/>latter option, for multiple reasons, including</text:p>
            <text:p>- ensure that the array capacity cannot be incr</text:p>
            <text:p>eased implicitly, by adding new elements,</text:p>
            <text:p>- ensure that array size and capacity change are hand</text:p>
            <text:p>led explicitly and precisely to the specified parameter.</text:p>
            <text:p/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174124</text:p>
          </table:table-cell>
          <table:table-cell office:value-type="string">
            <text:p>I am also in favor of using a custom memory pool. The resizable buffer classes I added (https:/</text:p>
            <text:p>/github.com/apache/parquet-cpp/blob/master/src/parquet/util/buffer.h#L116) were intended to fac</text:p>
            <text:p>ilitate this (for example, a ResizableBuffer subclass which requests memory from a central memo</text:p>
            <text:p>ry pool)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74523</text:p>
          </table:table-cell>
          <table:table-cell office:value-type="string">
            <text:p>I'm going to poke at this. We can discuss and evolve this using a WIP pull reques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74613</text:p>
          </table:table-cell>
          <table:table-cell office:value-type="string">
            <text:p>Can you describe what you are planning? Does it relate at all to the memory pool being used for</text:p>
            <text:p><text:s/>dictionary encoding? 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5175921</text:p>
          </table:table-cell>
          <table:table-cell office:value-type="string">
            <text:p>Tentatively:</text:p>
            <text:p>- introduce a MemoryPool interface with Allocate() and Free() methods;</text:p>
            <text:p>- implement</text:p>
            <text:p><text:s/>a default class that uses std::malloc() and std::free();</text:p>
            <text:p>- have Buffer and its descendants use</text:p>
            <text:p><text:s/>a specified MemoryPool class.</text:p>
            <text:p/>
            <text:p>If you want to have compatibility with Impala, MemPool (that wa</text:p>
            <text:p>s ported from Impala) can be made a descendant of the MemoryPool interfac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76381</text:p>
          </table:table-cell>
          <table:table-cell office:value-type="string">
            <text:p>Seems reasonable. Note that the {{MemPool}} from Impala was imported only as a matter of expedi</text:p>
            <text:p>ency to get dictionary encoding working; it would be better to consolidate the memory allocatio</text:p>
            <text:p>n / management if possible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97629</text:p>
          </table:table-cell>
          <table:table-cell office:value-type="string">
            <text:p>Issue resolved by pull request 72</text:p>
            <text:p>[https://github.com/apache/parquet-cpp/pull/7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0800</text:p>
          </table:table-cell>
          <table:table-cell office:value-type="string">
            <text:p>PARQUET-541</text:p>
          </table:table-cell>
          <table:table-cell office:value-type="string">
            <text:p>Portable build script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55875</text:p>
          </table:table-cell>
          <table:table-cell office:value-type="string">
            <text:p>Issue resolved by pull request 61</text:p>
            <text:p>[https://github.com/apache/parquet-cpp/pull/6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0659</text:p>
          </table:table-cell>
          <table:table-cell office:value-type="string">
            <text:p>PARQUET-540</text:p>
          </table:table-cell>
          <table:table-cell office:value-type="string">
            <text:p>Cascading3 module doesn't build when using thrift 0.9.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379673</text:p>
          </table:table-cell>
          <table:table-cell office:value-type="string">
            <text:p>Merged #328. Thanks [~pnarang] and [~dweeks-netflix] for reviewing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0603</text:p>
          </table:table-cell>
          <table:table-cell office:value-type="string">
            <text:p>PARQUET-539</text:p>
          </table:table-cell>
          <table:table-cell office:value-type="string">
            <text:p>Enable include_order cpplint check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69689</text:p>
          </table:table-cell>
          <table:table-cell office:value-type="string">
            <text:p>done in https://github.com/apache/parquet-cpp/commit/c6e069297a3b8d0f9ad45da04fe114d40c5931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0577</text:p>
          </table:table-cell>
          <table:table-cell office:value-type="string">
            <text:p>PARQUET-538</text:p>
          </table:table-cell>
          <table:table-cell office:value-type="string">
            <text:p>Improve ColumnReader Test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63471</text:p>
          </table:table-cell>
          <table:table-cell office:value-type="string">
            <text:p>Issue resolved by pull request 62</text:p>
            <text:p>[https://github.com/apache/parquet-cpp/pull/6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0289</text:p>
          </table:table-cell>
          <table:table-cell office:value-type="string">
            <text:p>PARQUET-537</text:p>
          </table:table-cell>
          <table:table-cell office:value-type="string">
            <text:p>LocalFileSource leaks resourc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153246</text:p>
          </table:table-cell>
          <table:table-cell office:value-type="string">
            <text:p>Could you clarify how to reproduce this problem? The file's lifetime is currently tied to the {</text:p>
            <text:p>{ParquetFileReader}} -- are you saying that when {{ParquetFileReader}} is deleted that {{LocalF</text:p>
            <text:p>ileSource}}'s virtual dtor is not called?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53255</text:p>
          </table:table-cell>
          <table:table-cell office:value-type="string">
            <text:p>Yes, that's what it looks like. It's strange, since {{LocalFileSource}} should be taken care of</text:p>
            <text:p><text:s/>during the destruction of the {{unique_ptr}} holding it. I'll post a PR shortl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72645</text:p>
          </table:table-cell>
          <table:table-cell office:value-type="string">
            <text:p>PR available here: https://github.com/apache/parquet-cpp/pull/6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74808</text:p>
          </table:table-cell>
          <table:table-cell office:value-type="string">
            <text:p>Issue resolved by pull request 68</text:p>
            <text:p>[https://github.com/apache/parquet-cpp/pull/6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40249</text:p>
          </table:table-cell>
          <table:table-cell office:value-type="string">
            <text:p>PARQUET-536</text:p>
          </table:table-cell>
          <table:table-cell office:value-type="string">
            <text:p>Configure Travis CI caching to preserve built thirdparty in between build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9540</text:p>
          </table:table-cell>
          <table:table-cell office:value-type="string">
            <text:p>PARQUET-535</text:p>
          </table:table-cell>
          <table:table-cell office:value-type="string">
            <text:p>Make writeAllFields more efficient in proto-parquet componen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9381</text:p>
          </table:table-cell>
          <table:table-cell office:value-type="string">
            <text:p>PARQUET-534</text:p>
          </table:table-cell>
          <table:table-cell office:value-type="string">
            <text:p>Add Travis CI and codecov.io badges to README.md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55398</text:p>
          </table:table-cell>
          <table:table-cell office:value-type="string">
            <text:p>Added coveralls badge. codecov.io is not permitted by the INFRA folks because of too broad gith</text:p>
            <text:p>ub permiss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9164</text:p>
          </table:table-cell>
          <table:table-cell office:value-type="string">
            <text:p>PARQUET-533</text:p>
          </table:table-cell>
          <table:table-cell office:value-type="string">
            <text:p>Simplify RandomAccessSource API to combine Seek/Read 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155382</text:p>
          </table:table-cell>
          <table:table-cell office:value-type="string">
            <text:p>See patch https://github.com/apache/parquet-cpp/pull/59</text:p>
            <text:p/>
            <text:p>Can be merged after PARQUET-45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55874</text:p>
          </table:table-cell>
          <table:table-cell office:value-type="string">
            <text:p>Issue resolved by pull request 59</text:p>
            <text:p>[https://github.com/apache/parquet-cpp/pull/5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9154</text:p>
          </table:table-cell>
          <table:table-cell office:value-type="string">
            <text:p>PARQUET-532</text:p>
          </table:table-cell>
          <table:table-cell office:value-type="string">
            <text:p>Null values detection needs to be fixed and teste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54551</text:p>
          </table:table-cell>
          <table:table-cell office:value-type="string">
            <text:p>The fix for this will be included in the patch for PARQUET-526 that [~asandryh] is working on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63802</text:p>
          </table:table-cell>
          <table:table-cell office:value-type="string">
            <text:p>Resolved with https://github.com/apache/parquet-cpp/pull/62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9150</text:p>
          </table:table-cell>
          <table:table-cell office:value-type="string">
            <text:p>PARQUET-531</text:p>
          </table:table-cell>
          <table:table-cell office:value-type="string">
            <text:p>Can't read past first page in a colum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46749</text:p>
          </table:table-cell>
          <table:table-cell office:value-type="string">
            <text:p>This is a single shard of an HDFS/Parquet output from Apache Spark 1.5.0 -- just hit it with pa</text:p>
            <text:p>rquet_reader after enabling GZip decompression. 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146819</text:p>
          </table:table-cell>
          <table:table-cell office:value-type="string">
            <text:p>Thanks [~spirom] for having a look! This is a pretty active construction site at the moment so </text:p>
            <text:p>bear with us -- [~mdeepak] is working on the column reader/scanner code path with multiple data</text:p>
            <text:p><text:s/>pages. We'll take a look at your data and make sure it can be scanned properly once this work </text:p>
            <text:p>is completed in the next several day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46820</text:p>
          </table:table-cell>
          <table:table-cell office:value-type="string">
            <text:p>See PARQUET-523 and PARQUET-515 for the relevant issu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49557</text:p>
          </table:table-cell>
          <table:table-cell office:value-type="string">
            <text:p>[~mdeepak] I just tried reading this file after PARQUET-515 and PARQUET-523 were applied and it</text:p>
            <text:p><text:s/>appears the bug lies in the Scanner, so we can leave this open until we have a test case repro</text:p>
            <text:p>ducti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9593</text:p>
          </table:table-cell>
          <table:table-cell office:value-type="string">
            <text:p>[~wesmckinn] I will look into this once the PARQUET-499 patch is completed. Looks like some var</text:p>
            <text:p>iables are not being re-initialized in the scanne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3496</text:p>
          </table:table-cell>
          <table:table-cell office:value-type="string">
            <text:p>This will be resolved by the upcoming patches for PARQUET-526 and PARQUET-53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3506</text:p>
          </table:table-cell>
          <table:table-cell office:value-type="string">
            <text:p>Do you have a time estimate for these patches (for my own planning)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3527</text:p>
          </table:table-cell>
          <table:table-cell office:value-type="string">
            <text:p>I will work with [~asandryh] and try to push them by tomorrow or this weekend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63797</text:p>
          </table:table-cell>
          <table:table-cell office:value-type="string">
            <text:p>This was fixed in https://github.com/apache/parquet-cpp/pull/62. I verified that invoking {{par</text:p>
            <text:p>quet_reader}} on the attached file now prints the contents without failing. Thank you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9127</text:p>
          </table:table-cell>
          <table:table-cell office:value-type="string">
            <text:p>PARQUET-530</text:p>
          </table:table-cell>
          <table:table-cell office:value-type="string">
            <text:p>Add support for LZO compress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46688</text:p>
          </table:table-cell>
          <table:table-cell office:value-type="string">
            <text:p>This should be resolved with PARQUET-457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54537</text:p>
          </table:table-cell>
          <table:table-cell office:value-type="string">
            <text:p>Spoke too soon. This is a can of worms as we are going to need to add run-time shared-library l</text:p>
            <text:p>oading (e.g. {{dlopen}}) for LZO to work around GPL issues. I will implement the other compress</text:p>
            <text:p>ion types in PARQUET-457 and raise an exception for LZO. 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6195459</text:p>
          </table:table-cell>
          <table:table-cell office:value-type="string">
            <text:p>We've been testing compression codecs lately and I think it makes more sense to add LZ4 and Zst</text:p>
            <text:p>d instead of LZO. LZO has licensing difficulties and is unlikely to outperform LZ4. Zstd and br</text:p>
            <text:p>otli are far better options than even LZ4, so I think we'd be needlessly expanding the spec to </text:p>
            <text:p>add LZO. [~asandryh], is that okay with you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195703</text:p>
          </table:table-cell>
          <table:table-cell office:value-type="string">
            <text:p>[~rdblue] Is the plan to deprecate/remove LZO compression from parquet format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197226</text:p>
          </table:table-cell>
          <table:table-cell office:value-type="string">
            <text:p>Sorry, I didn't realize we already have LZO in the spec. I thought this was suggesting we add i</text:p>
            <text:p>t. Please ignore my other comment. Thanks, Deepa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683030</text:p>
          </table:table-cell>
          <table:table-cell office:value-type="string">
            <text:p>There isn't that much LZO in the wild anymore. Suggest we close this and revisit if someone has</text:p>
            <text:p><text:s/>old files that use LZO that they want to read with parquet-cpp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9115</text:p>
          </table:table-cell>
          <table:table-cell office:value-type="string">
            <text:p>PARQUET-529</text:p>
          </table:table-cell>
          <table:table-cell office:value-type="string">
            <text:p>Avoid evoking job.toString() in ParquetLoad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56399</text:p>
          </table:table-cell>
          <table:table-cell office:value-type="string">
            <text:p>I committed the fix. Thanks, [~proflin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9114</text:p>
          </table:table-cell>
          <table:table-cell office:value-type="string">
            <text:p>PARQUET-528</text:p>
          </table:table-cell>
          <table:table-cell office:value-type="string">
            <text:p>Fix flush() for RecordConsumer and implementati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81683</text:p>
          </table:table-cell>
          <table:table-cell office:value-type="string">
            <text:p>Issue resolved by pull request 325</text:p>
            <text:p>[https://github.com/apache/parquet-mr/pull/32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9034</text:p>
          </table:table-cell>
          <table:table-cell office:value-type="string">
            <text:p>PARQUET-527</text:p>
          </table:table-cell>
          <table:table-cell office:value-type="string">
            <text:p>Provide sandbox option for creating release builds including 3rd-party librari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952746</text:p>
          </table:table-cell>
          <table:table-cell office:value-type="string">
            <text:p>This was addressed by PARQUET-865 in https://github.com/apache/parquet-cpp/commit/36bda25209eb6</text:p>
            <text:p>261a8c004e8e885f462c374d1b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8850</text:p>
          </table:table-cell>
          <table:table-cell office:value-type="string">
            <text:p>PARQUET-526</text:p>
          </table:table-cell>
          <table:table-cell office:value-type="string">
            <text:p>Add more complete unit test coverage for column Scanner implementation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46647</text:p>
          </table:table-cell>
          <table:table-cell office:value-type="string">
            <text:p>PR available here: https://github.com/apache/parquet-cpp/pull/5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63784</text:p>
          </table:table-cell>
          <table:table-cell office:value-type="string">
            <text:p>Resolved by combined patch https://github.com/apache/parquet-cpp/commit/1df5a26d62386b38cdd544c</text:p>
            <text:p>fcbb2d009b32a77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8844</text:p>
          </table:table-cell>
          <table:table-cell office:value-type="string">
            <text:p>PARQUET-525</text:p>
          </table:table-cell>
          <table:table-cell office:value-type="string">
            <text:p>Test coverage for malformed file failure modes on the read path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57805</text:p>
          </table:table-cell>
          <table:table-cell office:value-type="string">
            <text:p>Issue resolved by pull request 60</text:p>
            <text:p>[https://github.com/apache/parquet-cpp/pull/6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8841</text:p>
          </table:table-cell>
          <table:table-cell office:value-type="string">
            <text:p>PARQUET-524</text:p>
          </table:table-cell>
          <table:table-cell office:value-type="string">
            <text:p>In ColumnReader::ReadBatch, continue reading data pages until batch_size reached or EO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44803</text:p>
          </table:table-cell>
          <table:table-cell office:value-type="string">
            <text:p>[~wesmckinn] This needs PARQUET-515. When are you planning to work on this 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44828</text:p>
          </table:table-cell>
          <table:table-cell office:value-type="string">
            <text:p>I don't need it today, but next week. I'll wait for PARQUET-5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4678</text:p>
          </table:table-cell>
          <table:table-cell office:value-type="string">
            <text:p>[~wesmckinn] If you already have a lot on your plate, I can work on the patch for this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4682</text:p>
          </table:table-cell>
          <table:table-cell office:value-type="string">
            <text:p>I can also add tests as part of PARQUET-53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54686</text:p>
          </table:table-cell>
          <table:table-cell office:value-type="string">
            <text:p>Please be my guest. I'm working on compression tests and then memory management, so should take</text:p>
            <text:p><text:s/>me rest of today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63785</text:p>
          </table:table-cell>
          <table:table-cell office:value-type="string">
            <text:p>As discussed in https://github.com/apache/parquet-cpp/pull/62, we will not fix this until buffe</text:p>
            <text:p>red memory lifetime (for BYTE_ARRAY and FIXED_LEN_BYTE_ARRAY) is revisited in more detail in th</text:p>
            <text:p>e future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8840</text:p>
          </table:table-cell>
          <table:table-cell office:value-type="string">
            <text:p>PARQUET-523</text:p>
          </table:table-cell>
          <table:table-cell office:value-type="string">
            <text:p>Test ColumnReader on a column chunk containing multiple data pages <text:s/>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45093</text:p>
          </table:table-cell>
          <table:table-cell office:value-type="string">
            <text:p>[~mdeepak] can you include this in your patch for PARQUET-515? Thank you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5112</text:p>
          </table:table-cell>
          <table:table-cell office:value-type="string">
            <text:p>Sure! I started testing my patch for PARQUET-515. I will add a test for multiple data pages as </text:p>
            <text:p>well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9509</text:p>
          </table:table-cell>
          <table:table-cell office:value-type="string">
            <text:p>Issue resolved by pull request 51</text:p>
            <text:p>https://github.com/apache/parquet-cpp/pull/5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8563</text:p>
          </table:table-cell>
          <table:table-cell office:value-type="string">
            <text:p>PARQUET-522</text:p>
          </table:table-cell>
          <table:table-cell office:value-type="string">
            <text:p>#include cleanup with include-what-you-use 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47927</text:p>
          </table:table-cell>
          <table:table-cell office:value-type="string">
            <text:p>Done in https://github.com/apache/parquet-cpp/pull/49. We will want to review includes periodic</text:p>
            <text:p>ally with IWY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8378</text:p>
          </table:table-cell>
          <table:table-cell office:value-type="string">
            <text:p>PARQUET-521</text:p>
          </table:table-cell>
          <table:table-cell office:value-type="string">
            <text:p>Add Brotli compression to Parquet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278648</text:p>
          </table:table-cell>
          <table:table-cell office:value-type="string">
            <text:p>[~marki], thanks for opening this issue! I've actually been testing out Brotli lately with jbro</text:p>
            <text:p>tli and didn't realize there was already an issue for it. I just submitted HADOOP-13126 to add </text:p>
            <text:p>a codec to Hadoop and I'm going to post a PR for this issue so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8373</text:p>
          </table:table-cell>
          <table:table-cell office:value-type="string">
            <text:p>PARQUET-520</text:p>
          </table:table-cell>
          <table:table-cell office:value-type="string">
            <text:p>Add version of LocalFileSource that uses memory-mapping for zero-copy read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72327</text:p>
          </table:table-cell>
          <table:table-cell office:value-type="string">
            <text:p>see patch: https://github.com/apache/parquet-cpp/pull/6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72957</text:p>
          </table:table-cell>
          <table:table-cell office:value-type="string">
            <text:p>Issue resolved by pull request 66</text:p>
            <text:p>[https://github.com/apache/parquet-cpp/pull/6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8055</text:p>
          </table:table-cell>
          <table:table-cell office:value-type="string">
            <text:p>PARQUET-519</text:p>
          </table:table-cell>
          <table:table-cell office:value-type="string">
            <text:p>Disable compiler warning supressions and fix all DEBUG build warning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73023</text:p>
          </table:table-cell>
          <table:table-cell office:value-type="string">
            <text:p>Patch available: https://github.com/apache/parquet-cpp/pull/69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73033</text:p>
          </table:table-cell>
          <table:table-cell office:value-type="string">
            <text:p>I'm creating a separate JIRA for looking at the compiler warnings with optimizations on -- many</text:p>
            <text:p><text:s/>of them are for unused variables used only in a DCHECK context and so it may not be worth the </text:p>
            <text:p>effort of fixing the warnings (instead suppressing them only in release mode)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74810</text:p>
          </table:table-cell>
          <table:table-cell office:value-type="string">
            <text:p>Issue resolved by pull request 69</text:p>
            <text:p>[https://github.com/apache/parquet-cpp/pull/6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8007</text:p>
          </table:table-cell>
          <table:table-cell office:value-type="string">
            <text:p>PARQUET-518</text:p>
          </table:table-cell>
          <table:table-cell office:value-type="string">
            <text:p>Review usages of size_t and unsigned integers generally per Google style guide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5140875</text:p>
          </table:table-cell>
          <table:table-cell office:value-type="string">
            <text:p>It will be nice to enforce explicit casting between integers with static_cast. We can easily ch</text:p>
            <text:p>eck for implicit casts with compiler flags.</text:p>
            <text:p/>
            <text:p>We use STL containers, and those rely on size_t (f</text:p>
            <text:p>or example, size() method). Since size_t is portable, IMO it's ok to keep using i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70246</text:p>
          </table:table-cell>
          <table:table-cell office:value-type="string">
            <text:p>Patch available here https://github.com/apache/parquet-cpp/pull/6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72954</text:p>
          </table:table-cell>
          <table:table-cell office:value-type="string">
            <text:p>Issue resolved by pull request 63</text:p>
            <text:p>[https://github.com/apache/parquet-cpp/pull/6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7905</text:p>
          </table:table-cell>
          <table:table-cell office:value-type="string">
            <text:p>PARQUET-517</text:p>
          </table:table-cell>
          <table:table-cell office:value-type="string">
            <text:p>[C++] Use arrow::MemoryPool for all heap allocation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6683042</text:p>
          </table:table-cell>
          <table:table-cell office:value-type="string">
            <text:p>I renamed the issue. Using {{arrow::MemoryPool}} for allocations will ensure alignment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692147</text:p>
          </table:table-cell>
          <table:table-cell office:value-type="string">
            <text:p>I took a look through the codebase and didn't find any significant STL heap allocations. Closin</text:p>
            <text:p>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844020</text:p>
          </table:table-cell>
          <table:table-cell office:value-type="string">
            <text:p>The {{std::vector&lt;int&gt; buffered_indices_}} inside {{DictEncoder}} can benefit using an arrow::M</text:p>
            <text:p>emoryPool. This is significant when there are many column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970412</text:p>
          </table:table-cell>
          <table:table-cell office:value-type="string">
            <text:p>Issue resolved by pull request 5496</text:p>
            <text:p>[https://github.com/apache/arrow/pull/549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7902</text:p>
          </table:table-cell>
          <table:table-cell office:value-type="string">
            <text:p>PARQUET-516</text:p>
          </table:table-cell>
          <table:table-cell office:value-type="string">
            <text:p>Add better error handling for reading local fil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41510</text:p>
          </table:table-cell>
          <table:table-cell office:value-type="string">
            <text:p>[~asandryh] can you let me know if/when you are going to work on this? I am moving code around </text:p>
            <text:p>as part of PARQUET-501 so want to avoid conflic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1515</text:p>
          </table:table-cell>
          <table:table-cell office:value-type="string">
            <text:p>I am not going to work on this immediately, it looks like a lower-priority task. Maybe in a few</text:p>
            <text:p><text:s/>days or next week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3264</text:p>
          </table:table-cell>
          <table:table-cell office:value-type="string">
            <text:p>Initial PR is available: https://github.com/apache/parquet-cpp/pull/5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73021</text:p>
          </table:table-cell>
          <table:table-cell office:value-type="string">
            <text:p>Fixed in https://github.com/apache/parquet-cpp/commit/41c1e6887cc53d43d48c7d327ed04ee4dd1a57b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7889</text:p>
          </table:table-cell>
          <table:table-cell office:value-type="string">
            <text:p>PARQUET-515</text:p>
          </table:table-cell>
          <table:table-cell office:value-type="string">
            <text:p>Add "Reset" to LevelEncoder and LevelDecod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39843</text:p>
          </table:table-cell>
          <table:table-cell office:value-type="string">
            <text:p>Per discussion in https://github.com/apache/parquet-cpp/pull/30, in order for this to be proper</text:p>
            <text:p>ly tested we will need to construct test cases with multiple data pages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141666</text:p>
          </table:table-cell>
          <table:table-cell office:value-type="string">
            <text:p>I am planning to work on this next. The idea is to club this with reading multiple data pages f</text:p>
            <text:p>or a given batch value.</text:p>
            <text:p>[~wesmckinn] Did you open a JIRA to read multiple data pages for a give</text:p>
            <text:p>n batch value ? I remember seeing a JIRA but I can't find one now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45419</text:p>
          </table:table-cell>
          <table:table-cell office:value-type="string">
            <text:p>Warning: the forthcoming patch for PARQUET-446 is going to be a bit bloody as all instances of </text:p>
            <text:p>the {{parquet::}} namespace are getting removed except for the absolutely necessary places. Hop</text:p>
            <text:p>efully rebasing work you've done on this so far won't be too bad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5443</text:p>
          </table:table-cell>
          <table:table-cell office:value-type="string">
            <text:p>Thanks! for the update. The patch for `Reset` is light. I should be able to swim through this. </text:p>
            <text:p>I will hold on to other JIRAs until PARQUET-446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9490</text:p>
          </table:table-cell>
          <table:table-cell office:value-type="string">
            <text:p>Issue resolved by pull request 51</text:p>
            <text:p>[https://github.com/apache/parquet-cpp/pull/5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49508</text:p>
          </table:table-cell>
          <table:table-cell office:value-type="string">
            <text:p>Thank you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7329</text:p>
          </table:table-cell>
          <table:table-cell office:value-type="string">
            <text:p>PARQUET-514</text:p>
          </table:table-cell>
          <table:table-cell office:value-type="string">
            <text:p>Automate coveralls.io updates in Travis C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49169</text:p>
          </table:table-cell>
          <table:table-cell office:value-type="string">
            <text:p>I've asked ASF infra to help with this, see INFRA-112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3679</text:p>
          </table:table-cell>
          <table:table-cell office:value-type="string">
            <text:p>see patch https://github.com/apache/parquet-cpp/pull/5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54983</text:p>
          </table:table-cell>
          <table:table-cell office:value-type="string">
            <text:p>Issue resolved by pull request 57</text:p>
            <text:p>[https://github.com/apache/parquet-cpp/pull/5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7323</text:p>
          </table:table-cell>
          <table:table-cell office:value-type="string">
            <text:p>PARQUET-513</text:p>
          </table:table-cell>
          <table:table-cell office:value-type="string">
            <text:p>Valgrind errors are not failing the Travis CI buil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36055</text:p>
          </table:table-cell>
          <table:table-cell office:value-type="string">
            <text:p>https://github.com/apache/parquet-cpp/pull/4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8202</text:p>
          </table:table-cell>
          <table:table-cell office:value-type="string">
            <text:p>Issue resolved by pull request 42</text:p>
            <text:p>[https://github.com/apache/parquet-cpp/pull/4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7284</text:p>
          </table:table-cell>
          <table:table-cell office:value-type="string">
            <text:p>PARQUET-512</text:p>
          </table:table-cell>
          <table:table-cell office:value-type="string">
            <text:p>Add optional google/benchmark 3rd-party dependency for performance test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55741</text:p>
          </table:table-cell>
          <table:table-cell office:value-type="string">
            <text:p>Figure we can use the same setup from Arrow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65822</text:p>
          </table:table-cell>
          <table:table-cell office:value-type="string">
            <text:p>PR: https://github.com/apache/parquet-cpp/pull/9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66027</text:p>
          </table:table-cell>
          <table:table-cell office:value-type="string">
            <text:p>Issue resolved by pull request 93</text:p>
            <text:p>[https://github.com/apache/parquet-cpp/pull/9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7148</text:p>
          </table:table-cell>
          <table:table-cell office:value-type="string">
            <text:p>PARQUET-511</text:p>
          </table:table-cell>
          <table:table-cell office:value-type="string">
            <text:p>Integer overflow on counting values in colum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36638</text:p>
          </table:table-cell>
          <table:table-cell office:value-type="string">
            <text:p>Please see https://github.com/apache/parquet-mr/pull/321 for fix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40121</text:p>
          </table:table-cell>
          <table:table-cell office:value-type="string">
            <text:p>Thanks [~goreckim]! I'll have a look soon. I know we've also considered a maximum number of rec</text:p>
            <text:p>ords to add to a row group for cases where compression is good enough that you never hit the ma</text:p>
            <text:p>x. That would work for a fix as well (if that's not what you did)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02874</text:p>
          </table:table-cell>
          <table:table-cell office:value-type="string">
            <text:p>Issue resolved by pull request 321</text:p>
            <text:p>[https://github.com/apache/parquet-mr/pull/32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6919</text:p>
          </table:table-cell>
          <table:table-cell office:value-type="string">
            <text:p>PARQUET-510</text:p>
          </table:table-cell>
          <table:table-cell office:value-type="string">
            <text:p>Add ability to parse nested schemas from text specification like parquet-m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6845</text:p>
          </table:table-cell>
          <table:table-cell office:value-type="string">
            <text:p>PARQUET-509</text:p>
          </table:table-cell>
          <table:table-cell office:value-type="string">
            <text:p>Incorrect number of args passed to string.format call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35964</text:p>
          </table:table-cell>
          <table:table-cell office:value-type="string">
            <text:p>Issue resolved by pull request 320</text:p>
            <text:p>[https://github.com/apache/parquet-mr/pull/32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6403</text:p>
          </table:table-cell>
          <table:table-cell office:value-type="string">
            <text:p>PARQUET-508</text:p>
          </table:table-cell>
          <table:table-cell office:value-type="string">
            <text:p>Add ParquetFilePrin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30755</text:p>
          </table:table-cell>
          <table:table-cell office:value-type="string">
            <text:p>[~wesmckinn] I will work on this after PARQUET-442 is complet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977536</text:p>
          </table:table-cell>
          <table:table-cell office:value-type="string">
            <text:p>PR https://github.com/apache/parquet-cpp/pull/30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978809</text:p>
          </table:table-cell>
          <table:table-cell office:value-type="string">
            <text:p>Issue resolved by pull request 307</text:p>
            <text:p>[https://github.com/apache/parquet-cpp/pull/30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6184</text:p>
          </table:table-cell>
          <table:table-cell office:value-type="string">
            <text:p>PARQUET-507</text:p>
          </table:table-cell>
          <table:table-cell office:value-type="string">
            <text:p>Improve runtime of rle-test.cc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29408</text:p>
          </table:table-cell>
          <table:table-cell office:value-type="string">
            <text:p>https://github.com/apache/parquet-cpp/pull/3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5982</text:p>
          </table:table-cell>
          <table:table-cell office:value-type="string">
            <text:p>Issue resolved by pull request 37</text:p>
            <text:p>[https://github.com/apache/parquet-cpp/pull/3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6159</text:p>
          </table:table-cell>
          <table:table-cell office:value-type="string">
            <text:p>PARQUET-506</text:p>
          </table:table-cell>
          <table:table-cell office:value-type="string">
            <text:p>Please delete old releases from mirroring system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602902</text:p>
          </table:table-cell>
          <table:table-cell office:value-type="string">
            <text:p>I removed old release artifacts when I added Parquet MR 1.9.0. I'll update the docs to recommen</text:p>
            <text:p>d removing old versions when adding new on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6087</text:p>
          </table:table-cell>
          <table:table-cell office:value-type="string">
            <text:p>PARQUET-505</text:p>
          </table:table-cell>
          <table:table-cell office:value-type="string">
            <text:p>Column reader: automatically handle large data page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5138033</text:p>
          </table:table-cell>
          <table:table-cell office:value-type="string">
            <text:p>[~mdeepak] I have looked at the Impala code that handles this, I presume there is corresponding</text:p>
            <text:p><text:s/>code in parquet-mr that inspects more and more of the file until finding a complete page heade</text:p>
            <text:p>r.</text:p>
            <text:p/>
            <text:p>This patch will require a unit test fixture for {{SerializedPageReader}}; let me know if I </text:p>
            <text:p>can help with that. 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5138299</text:p>
          </table:table-cell>
          <table:table-cell office:value-type="string">
            <text:p>[~wesmckinn] I followed the Impala code. <text:s/>I am adding a unit test as well.</text:p>
            <text:p/>
            <text:p/>
            <text:p/>
            <text:p/>
            <text:p>-- </text:p>
            <text:p>regards,</text:p>
            <text:p>Dee</text:p>
            <text:p>pak Majeti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3101</text:p>
          </table:table-cell>
          <table:table-cell office:value-type="string">
            <text:p>Issue resolved by pull request 44</text:p>
            <text:p>[https://github.com/apache/parquet-cpp/pull/4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6085</text:p>
          </table:table-cell>
          <table:table-cell office:value-type="string">
            <text:p>PARQUET-504</text:p>
          </table:table-cell>
          <table:table-cell office:value-type="string">
            <text:p>Integrate asan into pre commit hook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6073</text:p>
          </table:table-cell>
          <table:table-cell office:value-type="string">
            <text:p>PARQUET-503</text:p>
          </table:table-cell>
          <table:table-cell office:value-type="string">
            <text:p>Re-enable parquet 2.0 encoding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28903</text:p>
          </table:table-cell>
          <table:table-cell office:value-type="string">
            <text:p>related: PARQUET-490, PARQUET-491, PARQUET-49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9238</text:p>
          </table:table-cell>
          <table:table-cell office:value-type="string">
            <text:p>Issue resolved by pull request 35</text:p>
            <text:p>[https://github.com/apache/parquet-cpp/pull/3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6007</text:p>
          </table:table-cell>
          <table:table-cell office:value-type="string">
            <text:p>PARQUET-502</text:p>
          </table:table-cell>
          <table:table-cell office:value-type="string">
            <text:p>Scanner segfaults when its batch size is smaller than the number of row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28516</text:p>
          </table:table-cell>
          <table:table-cell office:value-type="string">
            <text:p>Can you check if this also fails with the patch for PARQUET-485? I fixed some bugs on the scan </text:p>
            <text:p>path. Either way we need to get that patch merged ASAP for unit testing purposes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8556</text:p>
          </table:table-cell>
          <table:table-cell office:value-type="string">
            <text:p>It does not segfault with your patch for PARQUET-485 anymore. Nice! I will wait till that PR is</text:p>
            <text:p><text:s/>merged and close this issu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8560</text:p>
          </table:table-cell>
          <table:table-cell office:value-type="string">
            <text:p>Let's leave this open until we have unit tests to verify?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8570</text:p>
          </table:table-cell>
          <table:table-cell office:value-type="string">
            <text:p>Tests will be included with a patch for PARQUET-481. But you are right, logistically this jira </text:p>
            <text:p>should stay ope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32985</text:p>
          </table:table-cell>
          <table:table-cell office:value-type="string">
            <text:p>This issue has resurfaced again on the current trunk. I will take a look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3306</text:p>
          </table:table-cell>
          <table:table-cell office:value-type="string">
            <text:p>We should reproduce the issue using the {{MockPageReader}} test fixture. Let me know if you nee</text:p>
            <text:p>d help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35355</text:p>
          </table:table-cell>
          <table:table-cell office:value-type="string">
            <text:p>Thanks. I will do this after #38 is committed. It looks like the error is not specific to FLBA </text:p>
            <text:p>(it's just a co-incidence because the last column in my test files is FLBA). It seems to be is </text:p>
            <text:p>caused the logic of TypedScanner.NextValue(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37673</text:p>
          </table:table-cell>
          <table:table-cell office:value-type="string">
            <text:p>PR is available here: https://github.com/apache/parquet-cpp/pull/4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63787</text:p>
          </table:table-cell>
          <table:table-cell office:value-type="string">
            <text:p>The fix for this was combined with the patch https://github.com/apache/parquet-cpp/pull/62. tha</text:p>
            <text:p>nk you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960</text:p>
          </table:table-cell>
          <table:table-cell office:value-type="string">
            <text:p>PARQUET-501</text:p>
          </table:table-cell>
          <table:table-cell office:value-type="string">
            <text:p>Add an OutputStream abstraction (capable of memory allocation) for Encoder public API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41122</text:p>
          </table:table-cell>
          <table:table-cell office:value-type="string">
            <text:p>I'm going to work on this shortly as it touches all the encoding code, and we want to be able t</text:p>
            <text:p>o get going on the unit tests there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41723</text:p>
          </table:table-cell>
          <table:table-cell office:value-type="string">
            <text:p>See patch: https://github.com/apache/parquet-cpp/pull/4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2307</text:p>
          </table:table-cell>
          <table:table-cell office:value-type="string">
            <text:p>Issue resolved by pull request 46</text:p>
            <text:p>[https://github.com/apache/parquet-cpp/pull/4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760</text:p>
          </table:table-cell>
          <table:table-cell office:value-type="string">
            <text:p>PARQUET-500</text:p>
          </table:table-cell>
          <table:table-cell office:value-type="string">
            <text:p>Enable coveralls.io for apache/parquet-cpp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136030</text:p>
          </table:table-cell>
          <table:table-cell office:value-type="string">
            <text:p>See patch here https://github.com/apache/parquet-cpp/pull/41. If we enable the project on cover</text:p>
            <text:p>alls.io I can periodically post coverage builds, unless we come up with a way to automatically </text:p>
            <text:p>do it while protecting the API toke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6049</text:p>
          </table:table-cell>
          <table:table-cell office:value-type="string">
            <text:p>I much prefer codecov.io https://codecov.io/github/wesm/parquet-cpp?ref=fbd0a7b949aa1c8648af833</text:p>
            <text:p>5c37916cab9d0438b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8205</text:p>
          </table:table-cell>
          <table:table-cell office:value-type="string">
            <text:p>Issue resolved by pull request 41</text:p>
            <text:p>[https://github.com/apache/parquet-cpp/pull/4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722</text:p>
          </table:table-cell>
          <table:table-cell office:value-type="string">
            <text:p>PARQUET-499</text:p>
          </table:table-cell>
          <table:table-cell office:value-type="string">
            <text:p>Complete PlainEncoder implementation for all primitive types and test end to end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53335</text:p>
          </table:table-cell>
          <table:table-cell office:value-type="string">
            <text:p>resolved by:</text:p>
            <text:p>https://github.com/apache/parquet-cpp/pull/5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718</text:p>
          </table:table-cell>
          <table:table-cell office:value-type="string">
            <text:p>PARQUET-498</text:p>
          </table:table-cell>
          <table:table-cell office:value-type="string">
            <text:p>Add a ColumnChunk builder abstraction as part of creating new row group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55311</text:p>
          </table:table-cell>
          <table:table-cell office:value-type="string">
            <text:p>PR: https://github.com/apache/parquet-cpp/pull/9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714</text:p>
          </table:table-cell>
          <table:table-cell office:value-type="string">
            <text:p>PARQUET-497</text:p>
          </table:table-cell>
          <table:table-cell office:value-type="string">
            <text:p>Decouple Parquet physical file structure from FileReader clas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130777</text:p>
          </table:table-cell>
          <table:table-cell office:value-type="string">
            <text:p>[~wesmckinn] What do you have in mind? ParquetFileReader currently uses FileLike, which does no</text:p>
            <text:p>t have to be a file (but it has to have the structure of a whole file, with metadata, data, etc</text:p>
            <text:p>. in the right places)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130802</text:p>
          </table:table-cell>
          <table:table-cell office:value-type="string">
            <text:p>See what I did with ColumnReader in PARQUET-485? The file reader does not need to know about th</text:p>
            <text:p>e physical file structure or how to deserialize the metadata, for example. By decoupling these </text:p>
            <text:p>concerns we will be able to test both the serialized file layout details and the file reader AP</text:p>
            <text:p>I independently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5956</text:p>
          </table:table-cell>
          <table:table-cell office:value-type="string">
            <text:p>The patch for PARQUET-455 https://github.com/apache/parquet-cpp/pull/40 fixed an unsigned integ</text:p>
            <text:p>er comparison bug for malformed Parquet files that should get tested as a part of this JIRA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2063</text:p>
          </table:table-cell>
          <table:table-cell office:value-type="string">
            <text:p>See https://github.com/apache/parquet-cpp/pull/47. @nongli can you please look when you can? Th</text:p>
            <text:p>ank you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2406</text:p>
          </table:table-cell>
          <table:table-cell office:value-type="string">
            <text:p>Issue resolved by pull request 47</text:p>
            <text:p>[https://github.com/apache/parquet-cpp/pull/4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512</text:p>
          </table:table-cell>
          <table:table-cell office:value-type="string">
            <text:p>PARQUET-496</text:p>
          </table:table-cell>
          <table:table-cell office:value-type="string">
            <text:p>Fix cpplint configuration to be more restrictiv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26869</text:p>
          </table:table-cell>
          <table:table-cell office:value-type="string">
            <text:p>Our {{make lint}} target is misconfigured. Patch in the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6889</text:p>
          </table:table-cell>
          <table:table-cell office:value-type="string">
            <text:p>See https://github.com/apache/parquet-cpp/pull/3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6926</text:p>
          </table:table-cell>
          <table:table-cell office:value-type="string">
            <text:p>Issue resolved by pull request 33</text:p>
            <text:p>[https://github.com/apache/parquet-cpp/pull/3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510</text:p>
          </table:table-cell>
          <table:table-cell office:value-type="string">
            <text:p>PARQUET-495</text:p>
          </table:table-cell>
          <table:table-cell office:value-type="string">
            <text:p>Fix mismatches in Types class comment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26690</text:p>
          </table:table-cell>
          <table:table-cell office:value-type="string">
            <text:p>Issue resolved by pull request 317</text:p>
            <text:p>[https://github.com/apache/parquet-mr/pull/31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461</text:p>
          </table:table-cell>
          <table:table-cell office:value-type="string">
            <text:p>PARQUET-494</text:p>
          </table:table-cell>
          <table:table-cell office:value-type="string">
            <text:p>Implement PLAIN_DICTIONARY encoding and decoding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38158</text:p>
          </table:table-cell>
          <table:table-cell office:value-type="string">
            <text:p>Doing this will be somewhat difficult without first adding a {{DictEncoder}} (e.g. PARQUET-493)</text:p>
            <text:p>. Can you let me know before you start working on this so we can coordinate? Thank you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66711</text:p>
          </table:table-cell>
          <table:table-cell office:value-type="string">
            <text:p>see patch https://github.com/apache/parquet-cpp/pull/6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69412</text:p>
          </table:table-cell>
          <table:table-cell office:value-type="string">
            <text:p>Issue resolved by pull request 64</text:p>
            <text:p>[https://github.com/apache/parquet-cpp/pull/6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459</text:p>
          </table:table-cell>
          <table:table-cell office:value-type="string">
            <text:p>PARQUET-493</text:p>
          </table:table-cell>
          <table:table-cell office:value-type="string">
            <text:p>Adapt DictEncoder from Impala (or implement a new one) and unit tes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38159</text:p>
          </table:table-cell>
          <table:table-cell office:value-type="string">
            <text:p>Impala has recently revamped its SSE-enabled hash functions, so we should be able to adapt thes</text:p>
            <text:p>e to work for our dict-encoding needs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66709</text:p>
          </table:table-cell>
          <table:table-cell office:value-type="string">
            <text:p>see patch https://github.com/apache/parquet-cpp/pull/6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69586</text:p>
          </table:table-cell>
          <table:table-cell office:value-type="string">
            <text:p>Complete in https://github.com/apache/parquet-cpp/commit/c6e069297a3b8d0f9ad45da04fe114d40c5931</text:p>
            <text:p>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458</text:p>
          </table:table-cell>
          <table:table-cell office:value-type="string">
            <text:p>PARQUET-492</text:p>
          </table:table-cell>
          <table:table-cell office:value-type="string">
            <text:p>[C++] Incorporate DELTA_BYTE_ARRAY value encoder into library and add unit test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457</text:p>
          </table:table-cell>
          <table:table-cell office:value-type="string">
            <text:p>PARQUET-491</text:p>
          </table:table-cell>
          <table:table-cell office:value-type="string">
            <text:p>[C++] Incorporate DELTA_LENGTH_BYTE_ARRAY value encoder into library and add unit test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456</text:p>
          </table:table-cell>
          <table:table-cell office:value-type="string">
            <text:p>PARQUET-490</text:p>
          </table:table-cell>
          <table:table-cell office:value-type="string">
            <text:p>[C++] Incorporate DELTA_BINARY_PACKED value encoder into library and add unit test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388</text:p>
          </table:table-cell>
          <table:table-cell office:value-type="string">
            <text:p>PARQUET-489</text:p>
          </table:table-cell>
          <table:table-cell office:value-type="string">
            <text:p>Add visibility macros to be used for public and internal APIs of libparque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315801</text:p>
          </table:table-cell>
          <table:table-cell office:value-type="string">
            <text:p>Once we only export our public symbols, we cannot link the internal tests against the dynamic l</text:p>
            <text:p>ibrary anymore as these symbols are not visible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5345479</text:p>
          </table:table-cell>
          <table:table-cell office:value-type="string">
            <text:p>It's true. Kudu, for example, generates internal and exported variants of each of its leaf libr</text:p>
            <text:p>aries, and creates an exported {{libkudu_client.so}}</text:p>
            <text:p/>
            <text:p>https://github.com/apache/incubator-kudu/</text:p>
            <text:p>blob/master/src/kudu/client/CMakeLists.txt#L78</text:p>
            <text:p/>
            <text:p>I guess for now we should have tight visibility</text:p>
            <text:p><text:s/>in the shared library (since this is causing problems already) and statically link libparquet </text:p>
            <text:p>for the unit tests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45482</text:p>
          </table:table-cell>
          <table:table-cell office:value-type="string">
            <text:p>See also the helpful cmake function https://github.com/apache/incubator-kudu/blob/master/CMakeL</text:p>
            <text:p>ists.txt#L462</text:p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>
            <text:p>15347912</text:p>
          </table:table-cell>
          <table:table-cell office:value-type="string">
            <text:p>Related to PARQUET-638, currently on CentOS 6 we have:</text:p>
            <text:p/>
            <text:p>{code}</text:p>
            <text:p>$ ldd libparquet.so </text:p>
            <text:p>ldd: warnin</text:p>
            <text:p>g: you do not have execution permission for `./libparquet.so'</text:p>
            <text:p>./libparquet.so: /usr/lib64/libst</text:p>
            <text:p>dc++.so.6: version `GLIBCXX_3.4.18' not found (required by ./libparquet.so)</text:p>
            <text:p>./libparquet.so: /u</text:p>
            <text:p>sr/lib64/libstdc++.so.6: version `CXXABI_1.3.5' not found (required by ./libparquet.so)</text:p>
            <text:p>./libpa</text:p>
            <text:p>rquet.so: /usr/lib64/libstdc++.so.6: version `GLIBCXX_3.4.20' not found (required by ./libparqu</text:p>
            <text:p>et.so)</text:p>
            <text:p>./libparquet.so: /usr/lib64/libstdc++.so.6: version `GLIBCXX_3.4.15' not found (required</text:p>
            <text:p><text:s/>by ./libparquet.so)</text:p>
            <text:p><text:tab/>linux-vdso.so.1 =&gt; <text:s/>(0x00007ffed0b75000)</text:p>
            <text:p><text:tab/>libstdc++.so.6 =&gt; /usr/lib64/li</text:p>
            <text:p>bstdc++.so.6 (0x00007f2e53191000)</text:p>
            <text:p><text:tab/>libgcc_s.so.1 =&gt; /lib64/libgcc_s.so.1 (0x00007f2e52f7a000)</text:p>
            <text:p>{</text:p>
            <text:p>code}</text:p>
            <text:p/>
            <text:p>So as soon as we have visibility set up, hypothetically we'll be able to statically link</text:p>
            <text:p><text:s/>libstdc++ to create libraries that can be used on Linuxes with older glibc / libstdc++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59694</text:p>
          </table:table-cell>
          <table:table-cell office:value-type="string">
            <text:p>Issue resolved by pull request 131</text:p>
            <text:p>[https://github.com/apache/parquet-cpp/pull/13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385</text:p>
          </table:table-cell>
          <table:table-cell office:value-type="string">
            <text:p>PARQUET-488</text:p>
          </table:table-cell>
          <table:table-cell office:value-type="string">
            <text:p>Add SSE-related cmake options to manage compiler flag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5128862</text:p>
          </table:table-cell>
          <table:table-cell office:value-type="string">
            <text:p>[~wesmckinn]</text:p>
            <text:p>GCC 4.8 provides a nice solution, which takes care of build and dispatch.</text:p>
            <text:p>https://</text:p>
            <text:p>gcc.gnu.org/wiki/FunctionMultiVersioning</text:p>
            <text:p/>
            <text:p>Main issue is that the function can't get inlined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81917</text:p>
          </table:table-cell>
          <table:table-cell office:value-type="string">
            <text:p>see patch https://github.com/apache/parquet-cpp/pull/7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94099</text:p>
          </table:table-cell>
          <table:table-cell office:value-type="string">
            <text:p>Issue resolved by pull request 74</text:p>
            <text:p>[https://github.com/apache/parquet-cpp/pull/7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384</text:p>
          </table:table-cell>
          <table:table-cell office:value-type="string">
            <text:p>PARQUET-487</text:p>
          </table:table-cell>
          <table:table-cell office:value-type="string">
            <text:p>Add cmake options for various dependency-linking scenarios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5216244</text:p>
          </table:table-cell>
          <table:table-cell office:value-type="string">
            <text:p>How will this work with upstream dependencies? When I build thrift and parquet today, I get the</text:p>
            <text:p><text:s/>following failure:</text:p>
            <text:p/>
            <text:p>/usr/bin/ld: /usr/local/lib/libthrift.a(TProtocol.o): relocation R_X86_64_</text:p>
            <text:p>32S against `_ZTVN6apache6thrift8protocol16TProtocolFactoryE' can not be used when making a sha</text:p>
            <text:p>red object; recompile with -fPIC</text:p>
            <text:p/>
            <text:p>I can work around this by configuring parquet-cpp to build st</text:p>
            <text:p>atically.</text:p>
            <text:p/>
            <text:p>Do you build thrift with -fPIC?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16410</text:p>
          </table:table-cell>
          <table:table-cell office:value-type="string">
            <text:p>Yep: https://github.com/apache/parquet-cpp/blob/master/thirdparty/build_thirdparty.sh#L1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950011</text:p>
          </table:table-cell>
          <table:table-cell office:value-type="string">
            <text:p>I think this is done to our satisfaction as of 1.0.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368</text:p>
          </table:table-cell>
          <table:table-cell office:value-type="string">
            <text:p>PARQUET-486</text:p>
          </table:table-cell>
          <table:table-cell office:value-type="string">
            <text:p>Add gcov to Travis CI build and upload results to coverall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359</text:p>
          </table:table-cell>
          <table:table-cell office:value-type="string">
            <text:p>PARQUET-485</text:p>
          </table:table-cell>
          <table:table-cell office:value-type="string">
            <text:p>Decouple data page delimiting from column reader / scanner classes, create test fixtur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26474</text:p>
          </table:table-cell>
          <table:table-cell office:value-type="string">
            <text:p>See https://github.com/apache/parquet-cpp/pull/32. This is ready for review and merge after add</text:p>
            <text:p>ressing CR comm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8773</text:p>
          </table:table-cell>
          <table:table-cell office:value-type="string">
            <text:p>Issue resolved by pull request 32</text:p>
            <text:p>[https://github.com/apache/parquet-cpp/pull/3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352</text:p>
          </table:table-cell>
          <table:table-cell office:value-type="string">
            <text:p>PARQUET-484</text:p>
          </table:table-cell>
          <table:table-cell office:value-type="string">
            <text:p>Warn when Decimal is stored as INT64 while could be stored as INT3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48077</text:p>
          </table:table-cell>
          <table:table-cell office:value-type="string">
            <text:p>Merged #316. Thanks for fixing this, [~proflin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277</text:p>
          </table:table-cell>
          <table:table-cell office:value-type="string">
            <text:p>PARQUET-483</text:p>
          </table:table-cell>
          <table:table-cell office:value-type="string">
            <text:p>Write tests investigating failure modes with malformed encoded levels in data pag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201</text:p>
          </table:table-cell>
          <table:table-cell office:value-type="string">
            <text:p>PARQUET-482</text:p>
          </table:table-cell>
          <table:table-cell office:value-type="string">
            <text:p>Organize src code file structure to have a very clear folder with public headers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23926</text:p>
          </table:table-cell>
          <table:table-cell office:value-type="string">
            <text:p>Effectively {{parquet/parquet.h}} is the only public header right now. How about having {{parqu</text:p>
            <text:p>et/api/}} contain the public headers (or {{parquet/api.h}} if it only needs to be one file)?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73147</text:p>
          </table:table-cell>
          <table:table-cell office:value-type="string">
            <text:p>patch for this: https://github.com/apache/parquet-cpp/pull/7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74813</text:p>
          </table:table-cell>
          <table:table-cell office:value-type="string">
            <text:p>Issue resolved by pull request 70</text:p>
            <text:p>[https://github.com/apache/parquet-cpp/pull/7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181</text:p>
          </table:table-cell>
          <table:table-cell office:value-type="string">
            <text:p>PARQUET-481</text:p>
          </table:table-cell>
          <table:table-cell office:value-type="string">
            <text:p>[C++] Refactor and expand reader-test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5123827</text:p>
          </table:table-cell>
          <table:table-cell office:value-type="string">
            <text:p>I feel very strongly about keeping the low-level unit tests next to the code they are testing (</text:p>
            <text:p>see for example the Kudu and Impala codebases) -- so {{foo.cc}} is accompanied by {{foo-test.cc</text:p>
            <text:p>}}. If we are doing some macro-level testing that spans the library let's create a separate dir</text:p>
            <text:p>ectory and put those tests there. It's sort of disorganized right now -- {{reader-test.cc}} con</text:p>
            <text:p>tains tests that belong in a {{column/reader-test.cc}} and {{column/scanner-test.cc}}. Let's cr</text:p>
            <text:p>eate a common header file for unit tests containing test fixtures that can be shared amongst un</text:p>
            <text:p>it test suite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6425</text:p>
          </table:table-cell>
          <table:table-cell office:value-type="string">
            <text:p>If we want to be consistent with other codebases using parquet, let's keep unit tests next to t</text:p>
            <text:p>he code. I'll separate scanner and reader tests, too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9073</text:p>
          </table:table-cell>
          <table:table-cell office:value-type="string">
            <text:p>PR is available at https://github.com/apache/parquet-cpp/pull/36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8947</text:p>
          </table:table-cell>
          <table:table-cell office:value-type="string">
            <text:p>I am adding few tests to check NULLS for the Scanner as part of PARQUET-532. Making sure we don</text:p>
            <text:p>'t duplicate work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173</text:p>
          </table:table-cell>
          <table:table-cell office:value-type="string">
            <text:p>PARQUET-480</text:p>
          </table:table-cell>
          <table:table-cell office:value-type="string">
            <text:p>Update for Cascading 3.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23708</text:p>
          </table:table-cell>
          <table:table-cell office:value-type="string">
            <text:p>Pull request here: https://github.com/apache/parquet-mr/pull/284 cc [~julienledem]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5685</text:p>
          </table:table-cell>
          <table:table-cell office:value-type="string">
            <text:p>Issue resolved by pull request 284</text:p>
            <text:p>[https://github.com/apache/parquet-mr/pull/28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5123</text:p>
          </table:table-cell>
          <table:table-cell office:value-type="string">
            <text:p>PARQUET-479</text:p>
          </table:table-cell>
          <table:table-cell office:value-type="string">
            <text:p>Improve/expand functional unit test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23564</text:p>
          </table:table-cell>
          <table:table-cell office:value-type="string">
            <text:p>Can you explain how you envision regression testing fitting into the development workflow, as c</text:p>
            <text:p>ompared with functional unit tests (verifying correctness)?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3565</text:p>
          </table:table-cell>
          <table:table-cell office:value-type="string">
            <text:p>Since we do not have writing functionality yet, the first iteration of tests will use pre-gener</text:p>
            <text:p>ated parquet files in /data/ (existing and new files)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23570</text:p>
          </table:table-cell>
          <table:table-cell office:value-type="string">
            <text:p>In our case, regression testing will consist of running all functional unit tests on each modif</text:p>
            <text:p>ication. This will ensure that we do not mess up the already implemented, presumably correct fu</text:p>
            <text:p>nctionality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3574</text:p>
          </table:table-cell>
          <table:table-cell office:value-type="string">
            <text:p>How is this different from just running the test suite with {{ctest}}? That is already part of </text:p>
            <text:p>the Travis CI build script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3583</text:p>
          </table:table-cell>
          <table:table-cell office:value-type="string">
            <text:p>Ah, I missed that you've already added it in .travis.yml a few days ago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123598</text:p>
          </table:table-cell>
          <table:table-cell office:value-type="string">
            <text:p>This JIRA does not have a well defined scope. Almost all patches need to be accompanied by unit</text:p>
            <text:p><text:s/>tests -- the problem right now is that we need a way to generate test data using parquet-mr (o</text:p>
            <text:p>r some other tool) so that tests can be written right now for reader functionality until parque</text:p>
            <text:p>t-cpp has write capability. Another option is that we can mock out details of the file format (</text:p>
            <text:p>e.g. data and dictionary pages) and write tests that way (starting first with testing the value</text:p>
            <text:p><text:s/>encoders and decoders so we know we can generate data pages in memory). 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123609</text:p>
          </table:table-cell>
          <table:table-cell office:value-type="string">
            <text:p>So far the jira is a bit vague because its first objective is to discuss and decide on the test</text:p>
            <text:p>ing setup. :)</text:p>
            <text:p>Just to be clear: by "generate test data using parquet-mr," do you mean to do thi</text:p>
            <text:p>s offline and add files to the repository, e.g. to /data directory?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5123632</text:p>
          </table:table-cell>
          <table:table-cell office:value-type="string">
            <text:p>I definitely don't want to bloat the git repo. So if we go that route, either we would host tes</text:p>
            <text:p>t data files outside of the main git repo or have a data generation script that creates them fr</text:p>
            <text:p>om scratch locally. parquet-mr probably never had to face this issue because it was the proverb</text:p>
            <text:p>ial chicken. </text:p>
            <text:p/>
            <text:p>My preference would be to focus on testing round-tripping data from the ground u</text:p>
            <text:p>p, but I also need to be able to write Parquet files =) It might be useful to have some "smoke </text:p>
            <text:p>tests" that use external pre-generated data files but it doesn't feel like a scalable solution </text:p>
            <text:p>(e.g. bug fixes may require generating the right file to reproduce a bug)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3642</text:p>
          </table:table-cell>
          <table:table-cell office:value-type="string">
            <text:p>IMHO, it's not a big issue to add a few parquet files to /data for the time being. As soon as w</text:p>
            <text:p>e can write, we'll remove these files and update the corresponding tests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123660</text:p>
          </table:table-cell>
          <table:table-cell office:value-type="string">
            <text:p>This is fine with me, as long as we don't exceed a few megabytes. My priority will definitely b</text:p>
            <text:p>e to have test fixtures ASAP that enable data to be round-tripped to in-memory buffers without </text:p>
            <text:p>having to assemble a fully formed file -- for the purposes of verifying column reading you only</text:p>
            <text:p><text:s/>need to be able to generate the different encoded page types. 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125001</text:p>
          </table:table-cell>
          <table:table-cell office:value-type="string">
            <text:p>I thought some more about this, and I'm not supportive of checking in more test data files unti</text:p>
            <text:p>l we've improved our ability to unit test the existing code (http://martinfowler.com/bliki/Test</text:p>
            <text:p>Pyramid.html). Let's take the discussion to the mailing list thread about this, and as we ident</text:p>
            <text:p>ify well-defined tasks to improve the test infrastructure we can create new JIRAs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26448</text:p>
          </table:table-cell>
          <table:table-cell office:value-type="string">
            <text:p>This is not an issue, but rather a discussion on functional and intergration tests. It has been</text:p>
            <text:p><text:s/>moved to https://docs.google.com/document/d/1WyquzupLc3UkErO2OhqLJNQ9a84Cccc8LVUSuLQz39o/edit#</text:p>
            <text:p>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941</text:p>
          </table:table-cell>
          <table:table-cell office:value-type="string">
            <text:p>PARQUET-478</text:p>
          </table:table-cell>
          <table:table-cell office:value-type="string">
            <text:p>Reassembly algorithms for Arrow in-memory columnar memory layou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81728</text:p>
          </table:table-cell>
          <table:table-cell office:value-type="string">
            <text:p>We're tackling the Parquet-Arrow adapter problem within Apache Arr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899</text:p>
          </table:table-cell>
          <table:table-cell office:value-type="string">
            <text:p>PARQUET-477</text:p>
          </table:table-cell>
          <table:table-cell office:value-type="string">
            <text:p>Enable clang-format check during the Travis CI buil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65539</text:p>
          </table:table-cell>
          <table:table-cell office:value-type="string">
            <text:p>see https://github.com/apache/parquet-cpp/pull/9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65800</text:p>
          </table:table-cell>
          <table:table-cell office:value-type="string">
            <text:p>Issue resolved by pull request 92</text:p>
            <text:p>[https://github.com/apache/parquet-cpp/pull/9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639</text:p>
          </table:table-cell>
          <table:table-cell office:value-type="string">
            <text:p>PARQUET-476</text:p>
          </table:table-cell>
          <table:table-cell office:value-type="string">
            <text:p>Add a utility function to print the raw repetition / definition levels to an std::ostream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30808</text:p>
          </table:table-cell>
          <table:table-cell office:value-type="string">
            <text:p>It would be best to wait for PARQUET-442 (this week) before undertaking this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584</text:p>
          </table:table-cell>
          <table:table-cell office:value-type="string">
            <text:p>PARQUET-475</text:p>
          </table:table-cell>
          <table:table-cell office:value-type="string">
            <text:p>Run DebugPrint on all data files in the data/ director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38182</text:p>
          </table:table-cell>
          <table:table-cell office:value-type="string">
            <text:p>We are removing the use of the parquet files in /data directory from the test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512</text:p>
          </table:table-cell>
          <table:table-cell office:value-type="string">
            <text:p>PARQUET-474</text:p>
          </table:table-cell>
          <table:table-cell office:value-type="string">
            <text:p>[C++] InputStream and RandomAccessSource classes are not threadsafe</text:p>
          </table:table-cell>
          <table:table-cell table:number-columns-repeated="1021"/>
        </table:table-row>
        <table:table-row table:style-name="ro33">
          <table:table-cell table:number-columns-repeated="3"/>
          <table:table-cell office:value-type="string">
            <text:p>15334441</text:p>
          </table:table-cell>
          <table:table-cell office:value-type="string">
            <text:p>Took a look at this. Reading a range of bytes from a local file must be made an atomic operatio</text:p>
            <text:p>n so that we can lock the source while performing a seek then read. Currently we have code like</text:p>
            <text:p/>
            <text:p/>
            <text:p>{code}</text:p>
            <text:p><text:s text:c="2"/>source_-&gt;Seek(filesize - FOOTER_SIZE);</text:p>
            <text:p><text:s text:c="2"/>int64_t bytes_read = source_-&gt;Read(FOOTER_S</text:p>
            <text:p>IZE, footer_buffer);</text:p>
            <text:p>{code}</text:p>
            <text:p/>
            <text:p>This can be made thread-safe by having an API like</text:p>
            <text:p/>
            <text:p>{code}</text:p>
            <text:p>source_</text:p>
            <text:p>-&gt;ReadAt(filesize - FOOTER_SIZE, FOOTER_SIZE, footer_buffer);</text:p>
            <text:p>{code}</text:p>
            <text:p/>
            <text:p>We already have</text:p>
            <text:p/>
            <text:p>{code}</text:p>
            <text:p><text:s/></text:p>
            <text:p><text:s/>std::shared_ptr&lt;Buffer&gt; ReadAt(int64_t pos, int64_t nbytes);</text:p>
            <text:p>{code}</text:p>
            <text:p/>
            <text:p>in which we can also bloc</text:p>
            <text:p>k other threads (as needed) while performing the read.</text:p>
            <text:p/>
            <text:p>The stream classes are slightly differe</text:p>
            <text:p>nt rabbit hole -- to get the best performance we'd want to have a buffered stream that continue</text:p>
            <text:p>s to buffer data from the source in a background thread (presently it is synchronous / on-deman</text:p>
            <text:p>d buffering)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5338078</text:p>
          </table:table-cell>
          <table:table-cell office:value-type="string">
            <text:p>I don't think we should make parquet-cpp library handle multi-threading at all. Managing synchr</text:p>
            <text:p>onization will be an unnecessary complication and is usually handled well by the downstream app</text:p>
            <text:p>lication.</text:p>
            <text:p>For parallelism, downstream applications can create multiple instances of the reader,</text:p>
            <text:p><text:s/>one per thread.</text:p>
            <text:p>For efficiency, we could implement an API to share read-only resources like "f</text:p>
            <text:p>ile footer" among the instances.</text:p>
            <text:p/>
            <text:p>This is what ORC library does too and it works very well.</text:p>
            <text:p>htt</text:p>
            <text:p>ps://github.com/apache/orc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>
            <text:p>15338946</text:p>
          </table:table-cell>
          <table:table-cell office:value-type="string">
            <text:p>Sorry, let me be a little more specific about the problems right now</text:p>
            <text:p/>
            <text:p>- We have code that assum</text:p>
            <text:p>es that a particular thread has exclusive access to a IO resource having internal state. e.g. t</text:p>
            <text:p>he code snippet that uses {{Seek}}</text:p>
            <text:p>- We are writing files in a way that assumes that IO is sync</text:p>
            <text:p>hronous -- i.e. we are not continuing to serialize data while we are waiting for IO to complete</text:p>
            <text:p>.</text:p>
            <text:p>- The BufferedInputStream is synchronous -- while we may not implement it in parquet-cpp, the</text:p>
            <text:p><text:s/>design should probably allow for an input stream which buffers data in a background thread</text:p>
            <text:p/>
            <text:p>I </text:p>
            <text:p>do not think we should implement a multithreaded IO scheduler in parquet-cpp at all right now. </text:p>
            <text:p>However, we need to be writing code so that users may implement subclasses of the abstract IO i</text:p>
            <text:p>nterfaces which may deal in asynchronous IO and concurrency. </text:p>
            <text:p/>
            <text:p>The asynchronous IO thing is a l</text:p>
            <text:p>ittle bit thorny and out of scope for this JIRA. </text:p>
            <text:p/>
            <text:p>Does that make sense? I haven't dug through </text:p>
            <text:p>the ORC library yet -- does it perform IO in an asynchronous or synchronous fashion?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5339582</text:p>
          </table:table-cell>
          <table:table-cell office:value-type="string">
            <text:p>ORC C++ does IO in a synchronous fashion. It's framework works in a batch manner.</text:p>
            <text:p>If I understa</text:p>
            <text:p>nd your requirement correctly, you want parquet-cpp to have {{synchronized}} IO API (eg: {{Read</text:p>
            <text:p>At()}} must be threadsafe), so that multiple client threads can share the same IO resource with</text:p>
            <text:p><text:s/>internal state. In other words, you are looking at a code with a pipeline/streaming like frame</text:p>
            <text:p>work. This JIRA makes sense for these cases.</text:p>
            <text:p/>
            <text:p>Some applications work in a batch manner by creat</text:p>
            <text:p>ing multiple instances of the IO resource.</text:p>
            <text:p>My concern is that introducing {{synchronized}} IO A</text:p>
            <text:p>PI can cause overheads for such applications.</text:p>
            <text:p>For this JIRA, can you use {{if-defs}} to enable/</text:p>
            <text:p>disable the synchronization ?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343170</text:p>
          </table:table-cell>
          <table:table-cell office:value-type="string">
            <text:p>I figure right now we can leave it to the users to handle threadsafety themselves in the course</text:p>
            <text:p><text:s/>of implementing the RandomAccessSource interface. I don't see a problem necessarily in putting</text:p>
            <text:p><text:s/>a lock in the LocalFileSource class. I'd frankly be in favor of eliminating Seek from the publ</text:p>
            <text:p>ic API since "read range [possibly buffered]" and "write to stream" are the only really necessa</text:p>
            <text:p>ry operations. 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345434</text:p>
          </table:table-cell>
          <table:table-cell office:value-type="string">
            <text:p>It makes sense to replace the {{Seek}} with a {{ReadAt}} in the public API. It will simplify yo</text:p>
            <text:p>ur locking of the LocalFileSource class. </text:p>
            <text:p>Looking at the parquet code, it looks like {{Seek}} i</text:p>
            <text:p>s used only in the sequential parts. I am guessing you will need to lock only the {{Read}} call</text:p>
            <text:p>, in which case the API need not chang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729683</text:p>
          </table:table-cell>
          <table:table-cell office:value-type="string">
            <text:p>This will be resolved by ARROW-1422 (the built-in IO interfaces are threadsafe, otherwise threa</text:p>
            <text:p>d-safety is the responsibility of the implementation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508</text:p>
          </table:table-cell>
          <table:table-cell office:value-type="string">
            <text:p>PARQUET-473</text:p>
          </table:table-cell>
          <table:table-cell office:value-type="string">
            <text:p>[C++] Develop external predicate pushdown API for column reader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298</text:p>
          </table:table-cell>
          <table:table-cell office:value-type="string">
            <text:p>PARQUET-472</text:p>
          </table:table-cell>
          <table:table-cell office:value-type="string">
            <text:p>Clean up InputStream ownership semantics in ColumnRead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19417</text:p>
          </table:table-cell>
          <table:table-cell office:value-type="string">
            <text:p>[~wesmckinn] Can you elaborate on this issue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0777</text:p>
          </table:table-cell>
          <table:table-cell office:value-type="string">
            <text:p>I just clarified in the descriptio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1748</text:p>
          </table:table-cell>
          <table:table-cell office:value-type="string">
            <text:p>[~wesmckinn]Thank you. Can you assign this jira to me? Somehow, JIRA doesn't let me do thi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1775</text:p>
          </table:table-cell>
          <table:table-cell office:value-type="string">
            <text:p>I think you can click the "Assign to me" button; I'm not able to assign to you either using the</text:p>
            <text:p><text:s/>"Assign" butt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1791</text:p>
          </table:table-cell>
          <table:table-cell office:value-type="string">
            <text:p>It doesn't show "Assign to me" option, either... Anyway, I will work on this jira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1973</text:p>
          </table:table-cell>
          <table:table-cell office:value-type="string">
            <text:p>PR available here: https://github.com/apache/parquet-cpp/pull/2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3767</text:p>
          </table:table-cell>
          <table:table-cell office:value-type="string">
            <text:p>Issue resolved by pull request 29</text:p>
            <text:p>[https://github.com/apache/parquet-cpp/pull/2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285</text:p>
          </table:table-cell>
          <table:table-cell office:value-type="string">
            <text:p>PARQUET-471</text:p>
          </table:table-cell>
          <table:table-cell office:value-type="string">
            <text:p>Use the same environment setup script for Travis CI as local sandbox developmen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53049</text:p>
          </table:table-cell>
          <table:table-cell office:value-type="string">
            <text:p>See patch https://github.com/apache/parquet-cpp/pull/5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53338</text:p>
          </table:table-cell>
          <table:table-cell office:value-type="string">
            <text:p>Issue resolved by pull request 54</text:p>
            <text:p>[https://github.com/apache/parquet-cpp/pull/5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219</text:p>
          </table:table-cell>
          <table:table-cell office:value-type="string">
            <text:p>PARQUET-470</text:p>
          </table:table-cell>
          <table:table-cell office:value-type="string">
            <text:p>Thrift 0.9.3 cannot be used in conjunction with googletest and C++11 on Linux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17941</text:p>
          </table:table-cell>
          <table:table-cell office:value-type="string">
            <text:p>https://github.com/apache/parquet-cpp/pull/25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5139477</text:p>
          </table:table-cell>
          <table:table-cell office:value-type="string">
            <text:p>I ran into what I think is this same problem. I am able to demonstrate a workaround, I think, w</text:p>
            <text:p>ith this:</text:p>
            <text:p/>
            <text:p>#define GTEST_USE_OWN_TR1_TUPLE 0</text:p>
            <text:p>#include &lt;gmock/gmock.h&gt;</text:p>
            <text:p>#include &lt;thrift/cxxfunct</text:p>
            <text:p>ional.h&gt;</text:p>
            <text:p/>
            <text:p>This is using 0.9.2 - but it appears to be the same problem.</text:p>
            <text:p/>
            <text:p>- Mark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9990</text:p>
          </table:table-cell>
          <table:table-cell office:value-type="string">
            <text:p>Thanks [~markn@ieee.org]. Let me know if you figure out a fix -- perhaps we should open an issu</text:p>
            <text:p>e with Thrift itself to track this?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39991</text:p>
          </table:table-cell>
          <table:table-cell office:value-type="string">
            <text:p>For the time being Thrift 0.9.0 seems to work reliably Linux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45064</text:p>
          </table:table-cell>
          <table:table-cell office:value-type="string">
            <text:p>See THRIFT-361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3252</text:p>
          </table:table-cell>
          <table:table-cell office:value-type="string">
            <text:p>this is fixed in https://github.com/apache/parquet-cpp/pull/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3577</text:p>
          </table:table-cell>
          <table:table-cell office:value-type="string">
            <text:p>Resolved in PARQUET-46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214</text:p>
          </table:table-cell>
          <table:table-cell office:value-type="string">
            <text:p>PARQUET-469</text:p>
          </table:table-cell>
          <table:table-cell office:value-type="string">
            <text:p>Roll back Thrift bindings to 0.9.0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17966</text:p>
          </table:table-cell>
          <table:table-cell office:value-type="string">
            <text:p>On Linux, Thrift bindings compiled with 0.9.1 or higher have a compiler conflict with googletes</text:p>
            <text:p>t. See PARQUET-470 for mor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8152</text:p>
          </table:table-cell>
          <table:table-cell office:value-type="string">
            <text:p>Issue resolved by pull request 25</text:p>
            <text:p>[https://github.com/apache/parquet-cpp/pull/2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183</text:p>
          </table:table-cell>
          <table:table-cell office:value-type="string">
            <text:p>PARQUET-468</text:p>
          </table:table-cell>
          <table:table-cell office:value-type="string">
            <text:p>Add a cmake option to generate the Parquet thrift headers with the thriftc in the environmen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17881</text:p>
          </table:table-cell>
          <table:table-cell office:value-type="string">
            <text:p>May be we should first modify the build script to compile the parquet.thrift header with Thrift</text:p>
            <text:p><text:s/>0.9.1 since we are already installing this version as part of the thirdparty build scrip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17883</text:p>
          </table:table-cell>
          <table:table-cell office:value-type="string">
            <text:p>I'm rolling back the compiled bindings and the thirdparty build script right now to 0.9.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17884</text:p>
          </table:table-cell>
          <table:table-cell office:value-type="string">
            <text:p>see PARQUET-46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8073</text:p>
          </table:table-cell>
          <table:table-cell office:value-type="string">
            <text:p>Impala's cmake tooling for this can be repurposed: https://github.com/cloudera/Impala/blob/cdh5</text:p>
            <text:p>-trunk/common/thrift/CMakeLists.tx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3253</text:p>
          </table:table-cell>
          <table:table-cell office:value-type="string">
            <text:p>see patch https://github.com/apache/parquet-cpp/pull/5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53392</text:p>
          </table:table-cell>
          <table:table-cell office:value-type="string">
            <text:p>Issue resolved by pull request 55</text:p>
            <text:p>[https://github.com/apache/parquet-cpp/pull/5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044</text:p>
          </table:table-cell>
          <table:table-cell office:value-type="string">
            <text:p>PARQUET-467</text:p>
          </table:table-cell>
          <table:table-cell office:value-type="string">
            <text:p>Implement and test BIT_PACKED level encoding / decoding 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24182</text:p>
          </table:table-cell>
          <table:table-cell office:value-type="string">
            <text:p>Per PARQUET-462 we can go ahead and implement this level encoding. Will leave this issue open u</text:p>
            <text:p>ntil it's been tested sufficient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5127</text:p>
          </table:table-cell>
          <table:table-cell office:value-type="string">
            <text:p>Doesn't the rle decoder from Impala also handle bit_packed ?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25155</text:p>
          </table:table-cell>
          <table:table-cell office:value-type="string">
            <text:p>No, not the BIT_PACKED encoding as specified. The hybrid RLE / bit-packed encoding has indicato</text:p>
            <text:p>r values prefixing each RLE or literal run telling you which decoding code path to use for each</text:p>
            <text:p><text:s/>chunk of levels. In the case of BIT_PACKED there are no such indicator values IIUC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5125160</text:p>
          </table:table-cell>
          <table:table-cell office:value-type="string">
            <text:p>I thought the Impala code uses a short cut to read bit-packed values via the BitReader instance</text:p>
            <text:p><text:s/>in rle decoder.</text:p>
            <text:p>Can you please verify ?</text:p>
            <text:p>https://github.com/cloudera/Impala/blob/cdh5-trunk/be/</text:p>
            <text:p>src/exec/hdfs-parquet-scanner.cc#L1247</text:p>
            <text:p>https://github.com/cloudera/Impala/blob/cdh5-trunk/be/sr</text:p>
            <text:p>c/exec/hdfs-parquet-scanner.cc#L1269</text:p>
            <text:p>Does the BIT_PACKED referenced above have a different spec</text:p>
            <text:p><text:s/>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5162</text:p>
          </table:table-cell>
          <table:table-cell office:value-type="string">
            <text:p>Please see https://github.com/cloudera/Impala/blob/cdh5-trunk/be/src/exec/hdfs-parquet-scanner.</text:p>
            <text:p>cc#L195 and let me know if not clear 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125172</text:p>
          </table:table-cell>
          <table:table-cell office:value-type="string">
            <text:p>I still don't get it. Can't we use the BitReader to decode BIT_PACKED values?</text:p>
            <text:p>It looks like eve</text:p>
            <text:p>n the boolean decoder uses the same.</text:p>
            <text:p>https://github.com/cloudera/Impala/blob/cdh5-trunk/be/src/</text:p>
            <text:p>exec/hdfs-parquet-scanner.cc#L860</text:p>
            <text:p>I believe PARQUET-454 can be fixed using BitReader as well.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5125213</text:p>
          </table:table-cell>
          <table:table-cell office:value-type="string">
            <text:p>Yes:</text:p>
            <text:p/>
            <text:p>* BIT_PACKED uses {{BitReader}}</text:p>
            <text:p>* RLE uses {{RleDecoder}}</text:p>
            <text:p/>
            <text:p>The Impala code has a LevelDec</text:p>
            <text:p>oder class extending RleDecoder which calls into BitReader where appropriate. I would prefer to</text:p>
            <text:p><text:s/>create a clean abstraction (i.e. do not use inheritance) that doesn't conflate the two encodin</text:p>
            <text:p>g styles (which are different: BIT_PACKED is not RLE encoding, even though the RLE encoding use</text:p>
            <text:p>s bitpacking to save space). I would be happy to take on these JIRAs if it is not clear, please</text:p>
            <text:p><text:s/>let me know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25220</text:p>
          </table:table-cell>
          <table:table-cell office:value-type="string">
            <text:p>I am sorry, but I am confused with the scope of this JIRA.</text:p>
            <text:p>If we already have the necessary bit</text:p>
            <text:p>s for BIT_PACKED encoding/ decoding, what are we planning to implement here?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5221</text:p>
          </table:table-cell>
          <table:table-cell office:value-type="string">
            <text:p>If you try to read a file that uses this encoding, BIT_PACKED is not implemented. There are als</text:p>
            <text:p>o no tests to verify whether or not it works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25339</text:p>
          </table:table-cell>
          <table:table-cell office:value-type="string">
            <text:p>The word "implement" threw me off track and for a moment I assumed you were re-implementing Bit</text:p>
            <text:p>Reader.</text:p>
            <text:p>Can I support BIT_PACKED in PARQUET-169 and use this JIRA to add the test cases 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5389</text:p>
          </table:table-cell>
          <table:table-cell office:value-type="string">
            <text:p>Yes (both JIRAs need test cases, PARQUET-485 will make that easier/possible)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25678</text:p>
          </table:table-cell>
          <table:table-cell office:value-type="string">
            <text:p>We expect the tests for a given implementation to be submitted together with the implementation</text:p>
            <text:p>.</text:p>
            <text:p>"and test" is implici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2964</text:p>
          </table:table-cell>
          <table:table-cell office:value-type="string">
            <text:p>Issue resolved by pull request 30</text:p>
            <text:p>https://github.com/apache/parquet-cpp/pull/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4016</text:p>
          </table:table-cell>
          <table:table-cell office:value-type="string">
            <text:p>PARQUET-466</text:p>
          </table:table-cell>
          <table:table-cell office:value-type="string">
            <text:p>Make parquet-format a git submodule and add tool for updating generated Thrift cod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125105</text:p>
          </table:table-cell>
          <table:table-cell office:value-type="string">
            <text:p>In the interest of parsimonious development, I propose to settle (for now) for periodically syn</text:p>
            <text:p>cing {{parquet.thrift}} with upstream parquet-format and automatically generate the Thrift bind</text:p>
            <text:p>ings as part of the build process (as described in PARQUET-468) rather than checking in the gen</text:p>
            <text:p>erated bindings (which may indeed by Thrift version-dependent as we've seen)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3275</text:p>
          </table:table-cell>
          <table:table-cell office:value-type="string">
            <text:p>This can be resolved when https://github.com/apache/parquet-cpp/pull/55 is mer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5349</text:p>
          </table:table-cell>
          <table:table-cell office:value-type="string">
            <text:p>We can keep parquet.thrift updated manually until it becomes an issue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999</text:p>
          </table:table-cell>
          <table:table-cell office:value-type="string">
            <text:p>PARQUET-465</text:p>
          </table:table-cell>
          <table:table-cell office:value-type="string">
            <text:p>Parquet-Avro does not support field removal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5116413</text:p>
          </table:table-cell>
          <table:table-cell office:value-type="string">
            <text:p>[~eggsby], sorry for the confusion here. Right now, parquet-avro has a strange way of doing thi</text:p>
            <text:p>ngs. There are two read-side schemas you should worry about. The one you're setting is the sche</text:p>
            <text:p>ma you expect records to conform to. So that allows you to set the defaults for missing fields.</text:p>
            <text:p><text:s/>Then there is also the projection schema, which is used to actually do the column selection. S</text:p>
            <text:p>o you could filter out foo with the projection schema and also have a default value for it adde</text:p>
            <text:p>d to your records using the read schema. I think these should be the same thing and we should d</text:p>
            <text:p>erive the projection from the expected schema... I just haven't had time to build it yet (patch</text:p>
            <text:p>es welcome!).</text:p>
            <text:p/>
            <text:p>So here's what you should do to fix it: set the projection schema to your reader</text:p>
            <text:p><text:s/>schema using {{AvroParquetInputFormat.setRequestedProjection}}. That should prevent the code f</text:p>
            <text:p>rom expecting foo.</text:p>
          </table:table-cell>
          <table:table-cell table:number-columns-repeated="1019"/>
        </table:table-row>
        <table:table-row table:style-name="ro35">
          <table:table-cell table:number-columns-repeated="3"/>
          <table:table-cell office:value-type="string">
            <text:p>15116441</text:p>
          </table:table-cell>
          <table:table-cell office:value-type="string">
            <text:p>Ryan, </text:p>
            <text:p/>
            <text:p>Thank you for the quick response.</text:p>
            <text:p/>
            <text:p>Unfortunately, adding `AvroParquetInputFormat.setReq</text:p>
            <text:p>uestedProjection(avroReaderSchema)` breaks other things. <text:s/>Specifically you lose the ability to </text:p>
            <text:p>rename fields (lookups silently fail and put `null` into the field value) and apply default val</text:p>
            <text:p>ues.</text:p>
            <text:p/>
            <text:p>I actually created a series of evolving schemas in order to see what was supported and wh</text:p>
            <text:p>at was not:</text:p>
            <text:p/>
            <text:p>{code}</text:p>
            <text:p>@namespace("com.example.avro.compatibility")</text:p>
            <text:p>protocol Compatibility {</text:p>
            <text:p/>
            <text:p><text:s text:c="2"/>//</text:p>
            <text:p><text:s/>original record, only one field</text:p>
            <text:p><text:s text:c="2"/>@namespace("com.example.avro.compatibility.v1")</text:p>
            <text:p><text:s text:c="2"/>record Com</text:p>
            <text:p>patibilityTestRecord {</text:p>
            <text:p><text:s text:c="4"/>long time;</text:p>
            <text:p><text:s text:c="2"/>}</text:p>
            <text:p/>
            <text:p><text:s text:c="2"/>// add new field with default value</text:p>
            <text:p><text:s text:c="2"/>@namespace("</text:p>
            <text:p>com.example.avro.compatibility.v2")</text:p>
            <text:p><text:s text:c="2"/>record CompatibilityTestRecord {</text:p>
            <text:p><text:s text:c="4"/>long time;</text:p>
            <text:p><text:s text:c="4"/>strin</text:p>
            <text:p>g id = "v2";</text:p>
            <text:p><text:s text:c="2"/>}</text:p>
            <text:p/>
            <text:p><text:s text:c="2"/>// reorder fields</text:p>
            <text:p><text:s text:c="2"/>@namespace("com.example.avro.compatibility.v3")</text:p>
            <text:p><text:s text:c="2"/>recor</text:p>
            <text:p>d CompatibilityTestRecord {</text:p>
            <text:p><text:s text:c="4"/>string id = "v3";</text:p>
            <text:p><text:s text:c="4"/>long time;</text:p>
            <text:p><text:s text:c="2"/>}</text:p>
            <text:p><text:s text:c="2"/></text:p>
            <text:p><text:s text:c="2"/>// alias field</text:p>
            <text:p><text:s text:c="2"/>@nam</text:p>
            <text:p>espace("com.example.avro.compatibility.v4")</text:p>
            <text:p><text:s text:c="2"/>record CompatibilityTestRecord {</text:p>
            <text:p><text:s text:c="4"/>string @alia</text:p>
            <text:p>ses(["id"]) notId = "v4";</text:p>
            <text:p><text:s text:c="4"/>long @aliases(["time"]) notTime;</text:p>
            <text:p><text:s text:c="2"/>}</text:p>
            <text:p/>
            <text:p><text:s text:c="2"/>// drop field</text:p>
            <text:p><text:s text:c="2"/>@namespac</text:p>
            <text:p>e("com.example.avro.compatibility.v5")</text:p>
            <text:p><text:s text:c="2"/>record CompatibilityTestRecord {</text:p>
            <text:p><text:s text:c="4"/>string @aliases([</text:p>
            <text:p>"notId"]) id = "v5";</text:p>
            <text:p><text:s text:c="2"/>}</text:p>
            <text:p/>
            <text:p>}</text:p>
            <text:p>{code}</text:p>
            <text:p/>
            <text:p>I wrote 5 parquet files each containing one record written </text:p>
            <text:p>at the specific version, then tried to read them in: v2 reading v1, v3 reading v2 and v1, etc.</text:p>
            <text:p/>
            <text:p/>
            <text:p>Only setting setAvroReadSchema to the latest version of the schema causes all to pass besides </text:p>
            <text:p>the final case of dropping a field, but setting both read and projection causes all to fail due</text:p>
            <text:p><text:s/>to defaults not being properly applied and aliases not being respected.</text:p>
            <text:p/>
            <text:p>Thanks again, what is</text:p>
            <text:p><text:s/>there is great -- I have been reading your commits all day :)</text:p>
          </table:table-cell>
          <table:table-cell table:number-columns-repeated="1019"/>
        </table:table-row>
        <table:table-row table:style-name="ro36">
          <table:table-cell table:number-columns-repeated="3"/>
          <table:table-cell office:value-type="string">
            <text:p>15118075</text:p>
          </table:table-cell>
          <table:table-cell office:value-type="string">
            <text:p>[~eggsby], thanks for the thoroughness! Have you tried using different schemas for the projecti</text:p>
            <text:p>on and read?</text:p>
            <text:p/>
            <text:p>It looks like the read schema can handle renames, but the projection schema must </text:p>
            <text:p>use the same names as the underlying file (which we should definitely fix). What if you try wit</text:p>
            <text:p>h v5 for your read schema, but this write schema:</text:p>
            <text:p/>
            <text:p>{code}</text:p>
            <text:p>{ "type": "record",</text:p>
            <text:p><text:s text:c="2"/>"name": "com.ex</text:p>
            <text:p>ample.avro.compatibility.v5.CompatibilityTestRecord",</text:p>
            <text:p><text:s text:c="2"/>"fields": [</text:p>
            <text:p><text:s text:c="4"/>{ "name": "notId", "typ</text:p>
            <text:p>e": "string" }</text:p>
            <text:p><text:s text:c="2"/>] }</text:p>
            <text:p>{code}</text:p>
            <text:p/>
            <text:p>Also, what do you think about adding these cases as tests? I'd lov</text:p>
            <text:p>e to verify this behavior and use your work to ensure that we don't have future regressions! We</text:p>
            <text:p><text:s/>also need to improve this area and this is a great start for figuring out what to improve. I w</text:p>
            <text:p>as just wondering what the cases are where you need different read and projection schemas on my</text:p>
            <text:p><text:s/>way to work and this answers 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997</text:p>
          </table:table-cell>
          <table:table-cell office:value-type="string">
            <text:p>PARQUET-464</text:p>
          </table:table-cell>
          <table:table-cell office:value-type="string">
            <text:p>Add cmake option and #defines to enable/disable struct packing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952745</text:p>
          </table:table-cell>
          <table:table-cell office:value-type="string">
            <text:p>Since Int96 is effectively being deprecated in the Parquet format, it's probably not worthwhile</text:p>
            <text:p><text:s/>to be invest more in performance for this typ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935</text:p>
          </table:table-cell>
          <table:table-cell office:value-type="string">
            <text:p>PARQUET-463</text:p>
          </table:table-cell>
          <table:table-cell office:value-type="string">
            <text:p>Add DCHECK* macros for assertions in debug build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24074</text:p>
          </table:table-cell>
          <table:table-cell office:value-type="string">
            <text:p>These macros are all in Google's glog library, so I (or someone) can add glog to the build tool</text:p>
            <text:p>chain and add includes to {{parquet/util/logging.h}}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72507</text:p>
          </table:table-cell>
          <table:table-cell office:value-type="string">
            <text:p>see patch https://github.com/apache/parquet-cpp/pull/6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73003</text:p>
          </table:table-cell>
          <table:table-cell office:value-type="string">
            <text:p>Issue resolved by pull request 67</text:p>
            <text:p>[https://github.com/apache/parquet-cpp/pull/6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933898</text:p>
          </table:table-cell>
          <table:table-cell office:value-type="string">
            <text:p>PARQUET-462</text:p>
          </table:table-cell>
          <table:table-cell office:value-type="string">
            <text:p>Implement a LevelDecoder class (like Impala) which dispatches to RLE or BIT_PACKED decoding as </text:p>
            <text:p>appropriat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115790</text:p>
          </table:table-cell>
          <table:table-cell office:value-type="string">
            <text:p>Could you explain this in more detail, especially in the context of PARQUET-435? My plan there </text:p>
            <text:p>was to add ColumnReader methods that decode arrays of repetition levels into preallocated {{int</text:p>
            <text:p>16_t*}} buffer. 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5115820</text:p>
          </table:table-cell>
          <table:table-cell office:value-type="string">
            <text:p>The main idea is to prevent code duplication between Definition and Repetition Levels.</text:p>
            <text:p>The Leve</text:p>
            <text:p>ls class will have a single get() implementation that returns a level value. Since the Levels a</text:p>
            <text:p>re RLE encoded as of now, I plan to extend the RleDecoder class. </text:p>
            <text:p/>
            <text:p>I can also add a pointer to </text:p>
            <text:p>your int16_t* buffer and necessary set/get methods. </text:p>
            <text:p>Are you planning to incorporate a parallel</text:p>
            <text:p><text:s/>algorithm for RLE decoding ? If not, we can just use the existing get() method to populate the</text:p>
            <text:p><text:s/>int16_t* buffer or expand the get() implementation to return a batch of levels.</text:p>
            <text:p/>
            <text:p>Will this sch</text:p>
            <text:p>eme work in the context of PARQUET-435 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5825</text:p>
          </table:table-cell>
          <table:table-cell office:value-type="string">
            <text:p>The methods for reading the definition and repetition levels would invoke common code, so there</text:p>
            <text:p><text:s/>should not be code duplication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5868</text:p>
          </table:table-cell>
          <table:table-cell office:value-type="string">
            <text:p>The code duplication will happen during the initialization of the level decoders. I will wait u</text:p>
            <text:p>ntil you finish PARQUET-435 to get an idea of the API and see if this is more or less useful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5883</text:p>
          </table:table-cell>
          <table:table-cell office:value-type="string">
            <text:p>Sounds good. I'm going to work on PARQUET-435 as soon as we get caught up on the current patch </text:p>
            <text:p>queue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18702</text:p>
          </table:table-cell>
          <table:table-cell office:value-type="string">
            <text:p>Have a look at the patch for PARQUET-435 and let me know your thoughts. Thank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2963</text:p>
          </table:table-cell>
          <table:table-cell office:value-type="string">
            <text:p>Issue resolved by pull request 30</text:p>
            <text:p>https://github.com/apache/parquet-cpp/pull/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851</text:p>
          </table:table-cell>
          <table:table-cell office:value-type="string">
            <text:p>PARQUET-461</text:p>
          </table:table-cell>
          <table:table-cell office:value-type="string">
            <text:p>Improve ColumnReader API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44764</text:p>
          </table:table-cell>
          <table:table-cell office:value-type="string">
            <text:p>[~mdeepak] can you define scope for this issue after the refactoring that's taken place? Thank </text:p>
            <text:p>you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4795</text:p>
          </table:table-cell>
          <table:table-cell office:value-type="string">
            <text:p>The current refactoring of column reader exposes sufficient details. I am resolving this for no</text:p>
            <text:p>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583</text:p>
          </table:table-cell>
          <table:table-cell office:value-type="string">
            <text:p>PARQUET-460</text:p>
          </table:table-cell>
          <table:table-cell office:value-type="string">
            <text:p>Parquet files concat tool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5117811</text:p>
          </table:table-cell>
          <table:table-cell office:value-type="string">
            <text:p>This would be a useful tool, [~flykobe]. I recently built one as part of Kite, but it hasn't be</text:p>
            <text:p>en released. The branch is [merge-parquet|https://github.com/rdblue/kite/commits/merge-parquet]</text:p>
            <text:p>. I committed the Parquet changes in PARQUET-382, which adds the ability to append encoded bloc</text:p>
            <text:p>ks to a Parquet file. You should be able to see how the changes are used in both the MR job and</text:p>
            <text:p><text:s/>the CLI tool. Hopefully that helps with this work. Thanks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30055</text:p>
          </table:table-cell>
          <table:table-cell office:value-type="string">
            <text:p>Thank you for your reply, [~rdblue]! It’s what we want! </text:p>
            <text:p>And do you mind I wrapper a MergeComma</text:p>
            <text:p>nd in parquet-tool, or spark?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33068</text:p>
          </table:table-cell>
          <table:table-cell office:value-type="string">
            <text:p>A merge command for parquet-tools would be great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7015</text:p>
          </table:table-cell>
          <table:table-cell office:value-type="string">
            <text:p>I have submit a pull request for the merge tool, could you help me to review? Thank you very mu</text:p>
            <text:p>ch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23133</text:p>
          </table:table-cell>
          <table:table-cell office:value-type="string">
            <text:p>Issue resolved by pull request 327</text:p>
            <text:p>[https://github.com/apache/parquet-mr/pull/327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790461</text:p>
          </table:table-cell>
          <table:table-cell office:value-type="string">
            <text:p>Do we have this tool/feature on C++ version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523</text:p>
          </table:table-cell>
          <table:table-cell office:value-type="string">
            <text:p>PARQUET-459</text:p>
          </table:table-cell>
          <table:table-cell office:value-type="string">
            <text:p>Improve handling of null valu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13492</text:p>
          </table:table-cell>
          <table:table-cell office:value-type="string">
            <text:p>Makes sense. Want to make you aware of https://github.com/apache/parquet-cpp/pull/22 before you</text:p>
            <text:p><text:s/>start working on the patch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5113509</text:p>
          </table:table-cell>
          <table:table-cell office:value-type="string">
            <text:p>Related to PARQUET-435. A main issue here is that there are typically more repetition/definitio</text:p>
            <text:p>n levels than values. For both nested and flat data iteration, it would probably be better to r</text:p>
            <text:p>etrieve a batch of repetition / definition levels and a batch of values, and leave the iteratio</text:p>
            <text:p>n / null inference to the downstream application developer. </text:p>
            <text:p/>
            <text:p>I think the idea with returning a</text:p>
            <text:p><text:s/>default undefined value with the current API is to look at the definition level to determine w</text:p>
            <text:p>hether the returned value is actually null or not. At minimum we need to have some unit tests f</text:p>
            <text:p>or the current API.</text:p>
            <text:p/>
            <text:p>I'm going to implement PARQUET-435 and PARQUET-451 together and will let y</text:p>
            <text:p>ou know</text:p>
          </table:table-cell>
          <table:table-cell table:number-columns-repeated="1019"/>
        </table:table-row>
        <table:table-row table:style-name="ro37">
          <table:table-cell table:number-columns-repeated="3"/>
          <table:table-cell office:value-type="string">
            <text:p>15113830</text:p>
          </table:table-cell>
          <table:table-cell office:value-type="string">
            <text:p>I agree that it better to expose the definition and repetition levels past the column readers f</text:p>
            <text:p>or nested data. The downstream application should manage stitching the collection data based on</text:p>
            <text:p><text:s/>its internal data structures.</text:p>
            <text:p>For a flat data iteration, I was hoping we can do away with an _</text:p>
            <text:p>array_ _of_ _bools_ for each value representing a null or not instead of exposing repetition/de</text:p>
            <text:p>finition levels. This scheme could save us some space as well.</text:p>
            <text:p>Also, can you just read the data</text:p>
            <text:p><text:s/>values from the data pages without the help of definition and repetition levels ? I am asking </text:p>
            <text:p>this because nulls are not stored physically and you might have to speculate when reading a dat</text:p>
            <text:p>a page. However, if you end up using definition and repetition levels to read data values of fl</text:p>
            <text:p>at data, it will be redundant to pass def/rep values to the top level.</text:p>
            <text:p/>
            <text:p>I was hoping PARQUET-43</text:p>
            <text:p>5 will have different classes for flat data "ScalarColumnReader" and nested data "CollectionCol</text:p>
            <text:p>umnReader". We could provide different API for flat and nested data ColumnReaders for efficienc</text:p>
            <text:p>y.</text:p>
            <text:p/>
            <text:p>I don't see the current API exposing the definition values to infer nulls. _definition\_lev</text:p>
            <text:p>el\_decoder_ is private.</text:p>
            <text:p>The current API looks at only the definition level and it should work </text:p>
            <text:p>since it only supports flat data at the top level. But if we want to infer nulls from nested da</text:p>
            <text:p>ta columns, we will need both repetition and definition levels.</text:p>
            <text:p/>
            <text:p>I am waiting for the pull 22 t</text:p>
            <text:p>o merge. I want to pull PARQUET-428 as well.</text:p>
          </table:table-cell>
          <table:table-cell table:number-columns-repeated="1019"/>
        </table:table-row>
        <table:table-row table:style-name="ro38">
          <table:table-cell table:number-columns-repeated="3"/>
          <table:table-cell office:value-type="string">
            <text:p>15113835</text:p>
          </table:table-cell>
          <table:table-cell office:value-type="string">
            <text:p>Do you have a patch for PARQUET-428 somewhere? </text:p>
            <text:p/>
            <text:p>Re: PARQUET-435: all of the data in Parquet is</text:p>
            <text:p><text:s/>stored flat, so these lowest level classes should probably just concern themselves with intera</text:p>
            <text:p>cting with the file format itself: i.e. decoding the rep/def levels and values as fast as possi</text:p>
            <text:p>ble. The idea with PARQUET-435 was reading the raw decoded data in batches into C arrays, and y</text:p>
            <text:p>ou can read the def/rep levels and values separately rather than together (so if you only want </text:p>
            <text:p>the values, you don't have to decode the levels necessarily). Determining the null values will </text:p>
            <text:p>be up to you in that case. </text:p>
            <text:p/>
            <text:p>Separately, I agree we should have code for interpreting the rep /</text:p>
            <text:p><text:s/>def levels as a nested data structure. There are many different choices of data structures (re</text:p>
            <text:p>cord-oriented, column-oriented), so we should implement various options. I know that [~nongli] </text:p>
            <text:p>and others on the Spark team are working on columnar Parquet performance right now, so we shoul</text:p>
            <text:p>d collaborate there on algorithms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114012</text:p>
          </table:table-cell>
          <table:table-cell office:value-type="string">
            <text:p>[~wesmckinn] I made a pull request for PARQUET-428 here https://github.com/apache/parquet-cpp/p</text:p>
            <text:p>ull/24</text:p>
            <text:p/>
            <text:p>I like the idea of PARQUET-435. I am just curious about reading the raw decoded data in</text:p>
            <text:p>to C arrays without the levels. You will have to deal at a granularity of a DATA_PAGE atleast. </text:p>
            <text:p/>
            <text:p>How will you deal with C arrays sizes that do not consume the entire DATA PAGE ?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5114022</text:p>
          </table:table-cell>
          <table:table-cell office:value-type="string">
            <text:p>The value decoders are already internally buffering arrays of values. The idea with PARQUET-435</text:p>
            <text:p><text:s/>is to expose an array-oriented reader interface. So, rather than decoding values into an inter</text:p>
            <text:p>nal buffer, data from the data page would be able to be buffered directly into memory allocated</text:p>
            <text:p><text:s/>elsewhere. This way, application developers can use threads to pipeline decoding and applicati</text:p>
            <text:p>on-level processing of the decoded data. </text:p>
            <text:p/>
            <text:p>This of course also extends to the RleDecoder which </text:p>
            <text:p>currently decodes one value at a time (see RleDecoder::Get); instead you can retrieve a batch o</text:p>
            <text:p>f levels at once. </text:p>
            <text:p/>
            <text:p>This vectorized reader interface is all restricted to the context of a part</text:p>
            <text:p>icular data page that's been decompressed in memory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8787</text:p>
          </table:table-cell>
          <table:table-cell office:value-type="string">
            <text:p>[~mdeepak] can you let me know if the patch for PARQUET-435 addresses your needs here for the t</text:p>
            <text:p>ime being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5468</text:p>
          </table:table-cell>
          <table:table-cell office:value-type="string">
            <text:p>I believe this can be closed now with the new {{Scanner}} API, [~mdeepak] can you confirm? Than</text:p>
            <text:p>k you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5485</text:p>
          </table:table-cell>
          <table:table-cell office:value-type="string">
            <text:p>Yes, nulls can be handled with the new API. Thanks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5488</text:p>
          </table:table-cell>
          <table:table-cell office:value-type="string">
            <text:p>Fixed in commit #5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461</text:p>
          </table:table-cell>
          <table:table-cell office:value-type="string">
            <text:p>PARQUET-458</text:p>
          </table:table-cell>
          <table:table-cell office:value-type="string">
            <text:p>[C++] Implement support for DataPageV2</text:p>
          </table:table-cell>
          <table:table-cell table:number-columns-repeated="1021"/>
        </table:table-row>
        <table:table-row table:style-name="ro14">
          <table:table-cell table:number-columns-repeated="3"/>
          <table:table-cell office:value-type="string">
            <text:p>16855019</text:p>
          </table:table-cell>
          <table:table-cell office:value-type="string">
            <text:p>There's multiple issues here preventing the library from reading the pages yet:</text:p>
            <text:p/>
            <text:p>In DataPageV</text:p>
            <text:p>2</text:p>
            <text:p/>
            <text:p>* the encoded rep/def levels prefix is not included in the data, it's part of the page hea</text:p>
            <text:p>der, so this logic is incorrect: https://github.com/apache/arrow/blob/master/cpp/src/parquet/co</text:p>
            <text:p>lumn_reader.cc#L53</text:p>
            <text:p>* the compressed data size in the page header refers only to the portion of</text:p>
            <text:p><text:s/>the page after the definition_levels_num_bytes and repetition_levels_num_bytes from the page h</text:p>
            <text:p>eader</text:p>
            <text:p/>
            <text:p>I started working on a patch, I'll see if I can get something up in the next week or s</text:p>
            <text:p>o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6876703</text:p>
          </table:table-cell>
          <table:table-cell office:value-type="string">
            <text:p>Hi Wes Mckinney,</text:p>
            <text:p/>
            <text:p>Are you working on fixing this issue ? Any update on when this fix will be </text:p>
            <text:p>available?</text:p>
            <text:p/>
            <text:p>Is below reported datapage v2 issue will also be solved with your fix?</text:p>
            <text:p/>
            <text:p>https:/</text:p>
            <text:p>/issues.apache.org/jira/browse/PARQUET-1560</text:p>
            <text:p/>
            <text:p>Thanks in advance for your response. 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6876738</text:p>
          </table:table-cell>
          <table:table-cell office:value-type="string">
            <text:p>Hello,</text:p>
            <text:p/>
            <text:p>If it helps, Rust parquet library in Apache Arrow already implements Data page V2 for</text:p>
            <text:p><text:s/>both writes and reads, so you can use that as a reference when working on C++ code and check c</text:p>
            <text:p>orrectness in either Rust or C++.</text:p>
            <text:p/>
            <text:p>Here are some links for column reader/writer:</text:p>
            <text:p/>
            <text:p>https://g</text:p>
            <text:p>ithub.com/apache/arrow/blob/master/rust/parquet/src/column/reader.rs#L342</text:p>
            <text:p>https://github.com/a</text:p>
            <text:p>pache/arrow/blob/master/rust/parquet/src/column/writer.rs#L544</text:p>
            <text:p/>
            <text:p>We also added a bunch of Data</text:p>
            <text:p><text:s/>page v2 encodings added in Rust, and quite a few correctness tests to check encoding/decoding </text:p>
            <text:p>works.</text:p>
            <text:p/>
            <text:p>Hopefully, it helps, [~wesmckinn]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876823</text:p>
          </table:table-cell>
          <table:table-cell office:value-type="string">
            <text:p>Thanks for the response Ivan Sadikov.</text:p>
            <text:p/>
            <text:p> 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877115</text:p>
          </table:table-cell>
          <table:table-cell office:value-type="string">
            <text:p>I do plan to write a C++ patch for this but it will be next week at the earliest. I expect the </text:p>
            <text:p>fix will be a part of the next Arrow release, but you can create builds from master in the mean</text:p>
            <text:p>time once a fix it 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881141</text:p>
          </table:table-cell>
          <table:table-cell office:value-type="string">
            <text:p>Thanks Wes Mckinney 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890972</text:p>
          </table:table-cell>
          <table:table-cell office:value-type="string">
            <text:p>Hello [~wesmckinn] ,</text:p>
            <text:p/>
            <text:p>Any update on when this fix will be merged 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891009</text:p>
          </table:table-cell>
          <table:table-cell office:value-type="string">
            <text:p>Seeing as how I haven't written it yet I have no ide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895091</text:p>
          </table:table-cell>
          <table:table-cell office:value-type="string">
            <text:p>Okay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901491</text:p>
          </table:table-cell>
          <table:table-cell office:value-type="string">
            <text:p>[~xhochy] I think we should disable V2 writes until this can be correctly implemented, what do </text:p>
            <text:p>you think? It's unfortunate that it's been broken for such a long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901517</text:p>
          </table:table-cell>
          <table:table-cell office:value-type="string">
            <text:p>[~tpboudreau] wanted to make sure you're aware of this issue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6902497</text:p>
          </table:table-cell>
          <table:table-cell office:value-type="string">
            <text:p>Thanks for the heads up.</text:p>
            <text:p/>
            <text:p>WRT timestamps, it seems the primary consequence of withdrawing V2 </text:p>
            <text:p>support will be that (Py)Arrow/Parquet users will not be able to create int64 nanosecond timest</text:p>
            <text:p>amps, while non-Arrow parquet-cpp users will still be able to create them.</text:p>
            <text:p/>
            <text:p>I suppose we coul</text:p>
            <text:p>d consider adding a separate Arrow boolean file writer property like "retain_nanosecond_timesta</text:p>
            <text:p>mps" that defaulted to "false" (meaning preserve legacy (V1) behavior of coercing nanos to micr</text:p>
            <text:p>os) but could be overridden to obtain the current V2 behavior. But this would probably only be </text:p>
            <text:p>worth the effort (and API clutter) if the reintroduction of V2 were a long way off.</text:p>
            <text:p/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6902525</text:p>
          </table:table-cell>
          <table:table-cell office:value-type="string">
            <text:p>I'd like to fix the underlying issues with the V2 read/write path. I'm not sure if I'll get to </text:p>
            <text:p>it this month but I at least have it on mind. I'm doing some refactoring of parquet/column_writ</text:p>
            <text:p>er.cc at the moment but the change to get the format right should not be too large. Making sure</text:p>
            <text:p><text:s/>it's adequately tested may be as much or more work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931137</text:p>
          </table:table-cell>
          <table:table-cell office:value-type="string">
            <text:p>[~wesmckinn]  any update on this issue?</text:p>
            <text:p/>
            <text:p> 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931913</text:p>
          </table:table-cell>
          <table:table-cell office:value-type="string">
            <text:p>I have no immediate plans to do this work. Such is the nature of open source software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931914</text:p>
          </table:table-cell>
          <table:table-cell office:value-type="string">
            <text:p>BTW V2 files are not considered suitable for production by the Parquet communit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932159</text:p>
          </table:table-cell>
          <table:table-cell office:value-type="string">
            <text:p>Thanks for the inform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454</text:p>
          </table:table-cell>
          <table:table-cell office:value-type="string">
            <text:p>PARQUET-457</text:p>
          </table:table-cell>
          <table:table-cell office:value-type="string">
            <text:p>Add compressed data page unit tes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43804</text:p>
          </table:table-cell>
          <table:table-cell office:value-type="string">
            <text:p>Can be completed after PARQUET-456 is done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54867</text:p>
          </table:table-cell>
          <table:table-cell office:value-type="string">
            <text:p>see patch here https://github.com/apache/parquet-cpp/pull/5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55824</text:p>
          </table:table-cell>
          <table:table-cell office:value-type="string">
            <text:p>Issue resolved by pull request 58</text:p>
            <text:p>[https://github.com/apache/parquet-cpp/pull/5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453</text:p>
          </table:table-cell>
          <table:table-cell office:value-type="string">
            <text:p>PARQUET-456</text:p>
          </table:table-cell>
          <table:table-cell office:value-type="string">
            <text:p>Add zlib codec suppor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43855</text:p>
          </table:table-cell>
          <table:table-cell office:value-type="string">
            <text:p>See completed patch with tests here https://github.com/apache/parquet-cpp/pull/4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5561</text:p>
          </table:table-cell>
          <table:table-cell office:value-type="string">
            <text:p>Issue resolved by pull request 48</text:p>
            <text:p>[https://github.com/apache/parquet-cpp/pull/4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449</text:p>
          </table:table-cell>
          <table:table-cell office:value-type="string">
            <text:p>PARQUET-455</text:p>
          </table:table-cell>
          <table:table-cell office:value-type="string">
            <text:p>Fix compiler warnings on OS X / Cla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35955</text:p>
          </table:table-cell>
          <table:table-cell office:value-type="string">
            <text:p>see https://github.com/apache/parquet-cpp/pull/4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5994</text:p>
          </table:table-cell>
          <table:table-cell office:value-type="string">
            <text:p>Issue resolved by pull request 40</text:p>
            <text:p>[https://github.com/apache/parquet-cpp/pull/4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448</text:p>
          </table:table-cell>
          <table:table-cell office:value-type="string">
            <text:p>PARQUET-454</text:p>
          </table:table-cell>
          <table:table-cell office:value-type="string">
            <text:p>Address inconsistencies in boolean decod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27125</text:p>
          </table:table-cell>
          <table:table-cell office:value-type="string">
            <text:p>Fixed in https://github.com/apache/parquet-cpp/pull/34. Will rebase when PARQUET-485 is merg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9271</text:p>
          </table:table-cell>
          <table:table-cell office:value-type="string">
            <text:p>Issue resolved by pull request 34</text:p>
            <text:p>[https://github.com/apache/parquet-cpp/pull/3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446</text:p>
          </table:table-cell>
          <table:table-cell office:value-type="string">
            <text:p>PARQUET-453</text:p>
          </table:table-cell>
          <table:table-cell office:value-type="string">
            <text:p>Refactor parquet_reader.cc into a ParquetFileReader::DebugPrint metho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14000</text:p>
          </table:table-cell>
          <table:table-cell office:value-type="string">
            <text:p>This is done as part of https://github.com/apache/parquet-cpp/pull/23 aka PARQUET-45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0794</text:p>
          </table:table-cell>
          <table:table-cell office:value-type="string">
            <text:p>This was resolved in pull request:</text:p>
            <text:p>https://github.com/apache/parquet-cpp/pull/2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445</text:p>
          </table:table-cell>
          <table:table-cell office:value-type="string">
            <text:p>PARQUET-452</text:p>
          </table:table-cell>
          <table:table-cell office:value-type="string">
            <text:p>Add a RowGroup writer interface clas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55310</text:p>
          </table:table-cell>
          <table:table-cell office:value-type="string">
            <text:p>PR: https://github.com/apache/parquet-cpp/pull/9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60472</text:p>
          </table:table-cell>
          <table:table-cell office:value-type="string">
            <text:p>Issue resolved by pull request 90</text:p>
            <text:p>https://github.com/apache/parquet-cpp/pull/9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442</text:p>
          </table:table-cell>
          <table:table-cell office:value-type="string">
            <text:p>PARQUET-451</text:p>
          </table:table-cell>
          <table:table-cell office:value-type="string">
            <text:p>Add a RowGroup reader interface class</text:p>
          </table:table-cell>
          <table:table-cell table:number-columns-repeated="1021"/>
        </table:table-row>
        <table:table-row table:style-name="ro23">
          <table:table-cell table:number-columns-repeated="3"/>
          <table:table-cell office:value-type="string">
            <text:p>15113999</text:p>
          </table:table-cell>
          <table:table-cell office:value-type="string">
            <text:p>This is done in https://github.com/apache/parquet-cpp/pull/23</text:p>
            <text:p/>
            <text:p>The API currently returns std::s</text:p>
            <text:p>hared_ptr instances owned by the parent file reader. Feedback on this API is requested.</text:p>
            <text:p/>
            <text:p>{code}</text:p>
            <text:p/>
            <text:p>std::shared_ptr&lt;RowGroupReader&gt; reader = file_reader-&gt;RowGroup(i);</text:p>
            <text:p>{code}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0773</text:p>
          </table:table-cell>
          <table:table-cell office:value-type="string">
            <text:p>Issue resolved by pull request 23</text:p>
            <text:p>[https://github.com/apache/parquet-cpp/pull/2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3129</text:p>
          </table:table-cell>
          <table:table-cell office:value-type="string">
            <text:p>PARQUET-450</text:p>
          </table:table-cell>
          <table:table-cell office:value-type="string">
            <text:p>Small typos/issues in parquet-format document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23932</text:p>
          </table:table-cell>
          <table:table-cell office:value-type="string">
            <text:p>Issue resolved by pull request 36</text:p>
            <text:p>[https://github.com/apache/parquet-format/pull/3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992</text:p>
          </table:table-cell>
          <table:table-cell office:value-type="string">
            <text:p>PARQUET-449</text:p>
          </table:table-cell>
          <table:table-cell office:value-type="string">
            <text:p>Update to latest parquet.thrif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10813</text:p>
          </table:table-cell>
          <table:table-cell office:value-type="string">
            <text:p>Happy to do thi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6192</text:p>
          </table:table-cell>
          <table:table-cell office:value-type="string">
            <text:p>Issue resolved by pull request 21</text:p>
            <text:p>[https://github.com/apache/parquet-cpp/pull/2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16337</text:p>
          </table:table-cell>
          <table:table-cell office:value-type="string">
            <text:p>[~nongli] the GitHub PR is still outsta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975</text:p>
          </table:table-cell>
          <table:table-cell office:value-type="string">
            <text:p>PARQUET-448</text:p>
          </table:table-cell>
          <table:table-cell office:value-type="string">
            <text:p>Add cmake option to skip building the unit tes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34457</text:p>
          </table:table-cell>
          <table:table-cell office:value-type="string">
            <text:p>see patch https://github.com/apache/parquet-cpp/pull/3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5995</text:p>
          </table:table-cell>
          <table:table-cell office:value-type="string">
            <text:p>Issue resolved by pull request 39</text:p>
            <text:p>[https://github.com/apache/parquet-cpp/pull/3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974</text:p>
          </table:table-cell>
          <table:table-cell office:value-type="string">
            <text:p>PARQUET-447</text:p>
          </table:table-cell>
          <table:table-cell office:value-type="string">
            <text:p>Add Debug and Release build types and associated compiler flag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40131</text:p>
          </table:table-cell>
          <table:table-cell office:value-type="string">
            <text:p>See https://github.com/apache/parquet-cpp/pull/45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2299</text:p>
          </table:table-cell>
          <table:table-cell office:value-type="string">
            <text:p>Issue resolved by pull request 45</text:p>
            <text:p>[https://github.com/apache/parquet-cpp/pull/4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809</text:p>
          </table:table-cell>
          <table:table-cell office:value-type="string">
            <text:p>PARQUET-446</text:p>
          </table:table-cell>
          <table:table-cell office:value-type="string">
            <text:p>Hide thrift dependency in parquet-cpp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109706</text:p>
          </table:table-cell>
          <table:table-cell office:value-type="string">
            <text:p>Makes sense; it would be nice to extract the TCompactProtocol bits from Thrift into a less heav</text:p>
            <text:p>yweight form. The only downside with this would be taking on responsible for portability issues</text:p>
            <text:p><text:s/>(this will all need to compile with MSVC)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131391</text:p>
          </table:table-cell>
          <table:table-cell office:value-type="string">
            <text:p>While it doesn't get rid of the Thrift linking dependency, I'm working on limiting the exposure</text:p>
            <text:p><text:s/>of the compiled Thrift headers as much as possible, so many of the compilation units will not </text:p>
            <text:p>have to include {{parquet_types.h}} at all. </text:p>
            <text:p/>
            <text:p>This is similar to the approach taken in parquet-</text:p>
            <text:p>mr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1777</text:p>
          </table:table-cell>
          <table:table-cell office:value-type="string">
            <text:p>see patch for PARQUET-442 which cuts down the number of compilation units touching Thrift signi</text:p>
            <text:p>ficantly (but still more to do): https://github.com/apache/parquet-cpp/pull/3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5042</text:p>
          </table:table-cell>
          <table:table-cell office:value-type="string">
            <text:p>I'm going to tackle this and PARQUET-277 jointly today. I believe that may also resolve PARQUET</text:p>
            <text:p>-470 but I will verify after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45538</text:p>
          </table:table-cell>
          <table:table-cell office:value-type="string">
            <text:p>see patch: https://github.com/apache/parquet-cpp/pull/4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7915</text:p>
          </table:table-cell>
          <table:table-cell office:value-type="string">
            <text:p>Issue resolved by pull request 49</text:p>
            <text:p>[https://github.com/apache/parquet-cpp/pull/4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778</text:p>
          </table:table-cell>
          <table:table-cell office:value-type="string">
            <text:p>PARQUET-445</text:p>
          </table:table-cell>
          <table:table-cell office:value-type="string">
            <text:p>Batch/vectorized decoding of array sizes within each repetition leve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6684253</text:p>
          </table:table-cell>
          <table:table-cell office:value-type="string">
            <text:p>This will be addressed in the course of implementing nested data support for Arr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776</text:p>
          </table:table-cell>
          <table:table-cell office:value-type="string">
            <text:p>PARQUET-444</text:p>
          </table:table-cell>
          <table:table-cell office:value-type="string">
            <text:p>Metadata generation: Nested physical schema build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774</text:p>
          </table:table-cell>
          <table:table-cell office:value-type="string">
            <text:p>PARQUET-443</text:p>
          </table:table-cell>
          <table:table-cell office:value-type="string">
            <text:p>Schema resolution: map encoding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773</text:p>
          </table:table-cell>
          <table:table-cell office:value-type="string">
            <text:p>PARQUET-442</text:p>
          </table:table-cell>
          <table:table-cell office:value-type="string">
            <text:p>Convert flat SchemaElement vector to implied nested schema data structur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120790</text:p>
          </table:table-cell>
          <table:table-cell office:value-type="string">
            <text:p>I'm going to take this on soon — there's some code in the outstanding patch for PARQUET-169 whi</text:p>
            <text:p>ch I may be able to adapt for it. As part of it I'll need to address / write tests for PARQUET-</text:p>
            <text:p>441 and PARQUET-44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2307</text:p>
          </table:table-cell>
          <table:table-cell office:value-type="string">
            <text:p>I hijacked PARQUET-169 to implement reading the repetition levels. We just read definition leve</text:p>
            <text:p>ls as of today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22317</text:p>
          </table:table-cell>
          <table:table-cell office:value-type="string">
            <text:p>Cool -- I'm planning to use the Impala test suite as a guide for writing tests for nested schem</text:p>
            <text:p>a resolution so best to leave those bits alone (and the record data structures) for now. The sc</text:p>
            <text:p>hema will give us the information necessary to start working on the reassembly algorithms. 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129064</text:p>
          </table:table-cell>
          <table:table-cell office:value-type="string">
            <text:p>I'm getting going on this, otherwise we're going to accumulate a bunch of refactoring debt with</text:p>
            <text:p><text:s/>{{ColumnReader}} and its forthcoming unit tests (ColumnReader needs to accept an as-yet-unname</text:p>
            <text:p>d ColumnSchema parameter containing the {{parquet::SchemaElement}} and the max rep/def levels c</text:p>
            <text:p>omputed by analyzing the schema tree). 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129973</text:p>
          </table:table-cell>
          <table:table-cell office:value-type="string">
            <text:p>There's a lot more to do here than fits in one JIRA. I'll post a WIP patch within the next coup</text:p>
            <text:p>le days and create a bunch of follow up JIRAs about schema-related stuff. The biggest priority </text:p>
            <text:p>is initializing the column readers with a proper {{ColumnDescriptor}} indicating the repetition</text:p>
            <text:p><text:s/>/ definition level of the leaf node (since we are unable to read most nested data at the momen</text:p>
            <text:p>t)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30409</text:p>
          </table:table-cell>
          <table:table-cell office:value-type="string">
            <text:p>Another priority is a `column_id` indicating the physical column number(`parquet::SchemaElement</text:p>
            <text:p>` with 0 children). Is your plan to implement the Impala's way, which is to build a tree from t</text:p>
            <text:p>he flat `parquet::SchemaElement` array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0423</text:p>
          </table:table-cell>
          <table:table-cell office:value-type="string">
            <text:p>Yep, in progress here: https://github.com/wesm/parquet-cpp/tree/PARQUET-442. Will cc you when I</text:p>
            <text:p>'ve written enough tests to solidify the main API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31781</text:p>
          </table:table-cell>
          <table:table-cell office:value-type="string">
            <text:p>Patch in progress: https://github.com/apache/parquet-cpp/pull/38. Going to add some more tests </text:p>
            <text:p>but looking for reviews from experienced Parquet people (like to avoid any pitfalls with schema</text:p>
            <text:p><text:s/>analysis early if possible)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5451</text:p>
          </table:table-cell>
          <table:table-cell office:value-type="string">
            <text:p>Issue resolved by pull request 38</text:p>
            <text:p>[https://github.com/apache/parquet-cpp/pull/3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772</text:p>
          </table:table-cell>
          <table:table-cell office:value-type="string">
            <text:p>PARQUET-441</text:p>
          </table:table-cell>
          <table:table-cell office:value-type="string">
            <text:p>Schema resolution: one, two, and three-level array encoding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560</text:p>
          </table:table-cell>
          <table:table-cell office:value-type="string">
            <text:p>PARQUET-440</text:p>
          </table:table-cell>
          <table:table-cell office:value-type="string">
            <text:p>Error handling: C++ exceptions or Status</text:p>
          </table:table-cell>
          <table:table-cell table:number-columns-repeated="1021"/>
        </table:table-row>
        <table:table-row table:style-name="ro13">
          <table:table-cell table:number-columns-repeated="3"/>
          <table:table-cell office:value-type="string">
            <text:p>15108874</text:p>
          </table:table-cell>
          <table:table-cell office:value-type="string">
            <text:p>Personally, I think that exceptions are an amazing benefit of a modern language. <text:s/>There are a [</text:p>
            <text:p>lot|https://www.linkedin.com/pulse/20140503193653-3046051-why-google-style-guide-for-c-is-a-dea</text:p>
            <text:p>l-breaker] of things I don't like about the google style guide, but this is a primary one. <text:s/>Goo</text:p>
            <text:p>gles own style guide [states|https://google.github.io/styleguide/cppguide.html#Exceptions], "Ou</text:p>
            <text:p>r advice against using exceptions is not predicated on philosophical or moral grounds, but prac</text:p>
            <text:p>tical ones. ... Things would probably be different if we had to do it all over again from scrat</text:p>
            <text:p>ch." <text:s/>While you do state some practical reasons for not using them, to me the benefits outweigh</text:p>
            <text:p><text:s/>the cons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108898</text:p>
          </table:table-cell>
          <table:table-cell office:value-type="string">
            <text:p>I did a little bit of digging, and at least from a Python perspective there's a fairly straight</text:p>
            <text:p>forward way to catch and translate C++ exceptions raised out of a thirdparty library, but it is</text:p>
            <text:p><text:s/>strictly more difficult. Most of my interactions with libparquet are going to be in C++ anyway</text:p>
            <text:p>, so these exceptions likely won't bubble up to the Python side very often. I am fine with eith</text:p>
            <text:p>er decision if it's for the overall benefit of parquet-cpp internally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08910</text:p>
          </table:table-cell>
          <table:table-cell office:value-type="string">
            <text:p>+1 for keeping exceptions. They provide a standard interface for applications that use parquet-</text:p>
            <text:p>cpp; with status objects, the apps would need to understand these objects, and that's not good </text:p>
            <text:p>OOD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09113</text:p>
          </table:table-cell>
          <table:table-cell office:value-type="string">
            <text:p>I feel pretty strongly about using exceptions. We could explore adding a c-binding to the libra</text:p>
            <text:p>ry that catches the exceptions and turns them into something els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09441</text:p>
          </table:table-cell>
          <table:table-cell office:value-type="string">
            <text:p>Sounds good, thanks for the comments. I don't think the overall impact on downstream bindings w</text:p>
            <text:p>ill be too bad. Let's go ahead and close this issue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542</text:p>
          </table:table-cell>
          <table:table-cell office:value-type="string">
            <text:p>PARQUET-439</text:p>
          </table:table-cell>
          <table:table-cell office:value-type="string">
            <text:p>Conform all copyright headers to ASF requiremen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21927</text:p>
          </table:table-cell>
          <table:table-cell office:value-type="string">
            <text:p>see https://github.com/apache/parquet-cpp/pull/2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2108</text:p>
          </table:table-cell>
          <table:table-cell office:value-type="string">
            <text:p>Issue resolved by pull request 28</text:p>
            <text:p>[https://github.com/apache/parquet-cpp/pull/2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534</text:p>
          </table:table-cell>
          <table:table-cell office:value-type="string">
            <text:p>PARQUET-438</text:p>
          </table:table-cell>
          <table:table-cell office:value-type="string">
            <text:p>Update RLE encoder/decoder modules from Impala upstream changes and adapt unit test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5122458</text:p>
          </table:table-cell>
          <table:table-cell office:value-type="string">
            <text:p>As a follow up on this, I am working on identifying the precise set of common code (essentially</text:p>
            <text:p>, the encoder/decoder code and tests) from Impala that we can move into parquet-cpp, so that pa</text:p>
            <text:p>rquet-cpp can eventually become a 3rd-party dependency of Impala. Much of the rest of Impala's </text:p>
            <text:p>Parquet read/write code is too tightly coupled to Impala's internal runtime. 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5124111</text:p>
          </table:table-cell>
          <table:table-cell office:value-type="string">
            <text:p>I briefly went through the Impala decoders. I am not sure if they handle the parquet spec well.</text:p>
            <text:p/>
            <text:p>The current parquet spec requires a hybrid rle-bit-packed encoder decoder.</text:p>
            <text:p>The parquet-mr code</text:p>
            <text:p><text:s/>has some necessary details</text:p>
            <text:p>https://github.com/apache/parquet-mr/tree/6b605a4ea05b66e1a6bf84335</text:p>
            <text:p>3abcb4834a4ced8/parquet-column/src/main/java/org/apache/parquet/column/values/rle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124123</text:p>
          </table:table-cell>
          <table:table-cell office:value-type="string">
            <text:p>See https://github.com/apache/parquet-cpp/pull/31</text:p>
            <text:p/>
            <text:p>I'm addressing only the RLE encoding bits he</text:p>
            <text:p>re. I looked into Impala's dictionary encoding facilities and it did not appear trivial to adap</text:p>
            <text:p>t that code here. I will investigate in follow up JIRA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4173</text:p>
          </table:table-cell>
          <table:table-cell office:value-type="string">
            <text:p>[~mdeepak] If you identify a specific problem with the Impala RLE encoding/decoding code, I'm s</text:p>
            <text:p>ure the team will be very keen to hear about it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4538</text:p>
          </table:table-cell>
          <table:table-cell office:value-type="string">
            <text:p>[~wesmckinn] I misunderstood the parquet-mr rle-bit-packed-hybrid code with respect to the parq</text:p>
            <text:p>uet spec. The impala code makes sense now. 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5125673</text:p>
          </table:table-cell>
          <table:table-cell office:value-type="string">
            <text:p>FYI, There has been cross compatibility tests run between parquet-mr and impala to make sure th</text:p>
            <text:p>ey can read each-other's files.</text:p>
            <text:p>You can find the file generation from parquet-mr and reading fi</text:p>
            <text:p>les that were generated by impala here:</text:p>
            <text:p>https://github.com/Parquet/parquet-compatibility</text:p>
            <text:p/>
            <text:p>This </text:p>
            <text:p>repo has not been imported when we moved to apache.</text:p>
            <text:p>It also does some backward compatibility ch</text:p>
            <text:p>ecking (reading old files with the new lib)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5784</text:p>
          </table:table-cell>
          <table:table-cell office:value-type="string">
            <text:p>[~julienledem] noted, adding a note about this to the roadmap doc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7326</text:p>
          </table:table-cell>
          <table:table-cell office:value-type="string">
            <text:p>Issue resolved by pull request 31</text:p>
            <text:p>[https://github.com/apache/parquet-cpp/pull/3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932533</text:p>
          </table:table-cell>
          <table:table-cell office:value-type="string">
            <text:p>PARQUET-437</text:p>
          </table:table-cell>
          <table:table-cell office:value-type="string">
            <text:p>Incorporate googletest thirdparty dependency and add cmake tools (ADD_PARQUET_TEST) to simplify</text:p>
            <text:p><text:s/>adding new unit tes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07610</text:p>
          </table:table-cell>
          <table:table-cell office:value-type="string">
            <text:p>See https://github.com/apache/parquet-cpp/pull/1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7665</text:p>
          </table:table-cell>
          <table:table-cell office:value-type="string">
            <text:p>Issue resolved by pull request 19</text:p>
            <text:p>[https://github.com/apache/parquet-cpp/pull/1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532</text:p>
          </table:table-cell>
          <table:table-cell office:value-type="string">
            <text:p>PARQUET-436</text:p>
          </table:table-cell>
          <table:table-cell office:value-type="string">
            <text:p>Implement ParquetFileWriter class entry point for generating new Parquet fil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55305</text:p>
          </table:table-cell>
          <table:table-cell office:value-type="string">
            <text:p>PR: https://github.com/apache/parquet-cpp/pull/9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258525</text:p>
          </table:table-cell>
          <table:table-cell office:value-type="string">
            <text:p>Issue resolved by pull request 90</text:p>
            <text:p>[https://github.com/apache/parquet-cpp/pull/9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531</text:p>
          </table:table-cell>
          <table:table-cell office:value-type="string">
            <text:p>PARQUET-435</text:p>
          </table:table-cell>
          <table:table-cell office:value-type="string">
            <text:p>Provide vectorized ColumnReader interfac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107458</text:p>
          </table:table-cell>
          <table:table-cell office:value-type="string">
            <text:p>[~wesmckinn] This functionality certainly overlaps with PARQUET-433. Let's coordinate how we wa</text:p>
            <text:p>nt to extend ColumnReader functionality in both JIRAs. Do you already have anything in mind? I </text:p>
            <text:p>am planning to submit a PR for PARQUET-433 shortly.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5107511</text:p>
          </table:table-cell>
          <table:table-cell office:value-type="string">
            <text:p>I haven't started working on anything yet; I mainly need PARQUET-434 right this second. </text:p>
            <text:p/>
            <text:p>I was</text:p>
            <text:p><text:s/>thinking about having each column reader able to populate a preallocated C array of an indicat</text:p>
            <text:p>ed size from a row group (returning the actual length if there is not enough data available in </text:p>
            <text:p>a row group), as opposed to having one function call per value.</text:p>
            <text:p/>
            <text:p>Aside: the lack of unit tests </text:p>
            <text:p>is causing me some anxiety -- I will put up a patch for PARQUET-437 so that we can start asking</text:p>
            <text:p><text:s/>for unit tests with further libparquet patches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17599</text:p>
          </table:table-cell>
          <table:table-cell office:value-type="string">
            <text:p>I should have a patch for this toda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8695</text:p>
          </table:table-cell>
          <table:table-cell office:value-type="string">
            <text:p>See https://github.com/apache/parquet-cpp/pull/26. I think decoupling level decoding from file </text:p>
            <text:p>access is the right path here, while making the column access array-oriented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5080</text:p>
          </table:table-cell>
          <table:table-cell office:value-type="string">
            <text:p>Issue resolved by pull request 26</text:p>
            <text:p>[https://github.com/apache/parquet-cpp/pull/2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932530</text:p>
          </table:table-cell>
          <table:table-cell office:value-type="string">
            <text:p>PARQUET-434</text:p>
          </table:table-cell>
          <table:table-cell office:value-type="string">
            <text:p>Add a ParquetFileReader class to encapsulate some low-level details of interacting with Parquet</text:p>
            <text:p><text:s/>file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5107960</text:p>
          </table:table-cell>
          <table:table-cell office:value-type="string">
            <text:p>See https://github.com/apache/parquet-cpp/pull/20</text:p>
            <text:p/>
            <text:p>I'd like to do some more refactoring and lib</text:p>
            <text:p>rary consolidation (i.e. splitting apart parquet.h/parquet.cc) but will wait until after this a</text:p>
            <text:p>nd https://github.com/apache/parquet-cpp/pull/18 are mer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07967</text:p>
          </table:table-cell>
          <table:table-cell office:value-type="string">
            <text:p>[~asandryh] have a look; I tried to steer clear of code affected by your patch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8309</text:p>
          </table:table-cell>
          <table:table-cell office:value-type="string">
            <text:p>Issue resolved by pull request 20</text:p>
            <text:p>[https://github.com/apache/parquet-cpp/pull/2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526</text:p>
          </table:table-cell>
          <table:table-cell office:value-type="string">
            <text:p>PARQUET-433</text:p>
          </table:table-cell>
          <table:table-cell office:value-type="string">
            <text:p>Specialize ColumnReaders based on the column typ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11352</text:p>
          </table:table-cell>
          <table:table-cell office:value-type="string">
            <text:p>[~asandryh] where do you stand on your patch for this? I have several other things to work on b</text:p>
            <text:p>ut PARQUET-435 is next up to start writing test for end-to-end reading of flat fil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11366</text:p>
          </table:table-cell>
          <table:table-cell office:value-type="string">
            <text:p>[~wesmckinn] I don't have a final patch yet. How badly is this blocking you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1375</text:p>
          </table:table-cell>
          <table:table-cell office:value-type="string">
            <text:p>I'd love to have it within the next couple days. I can also take this issue over if it's not as</text:p>
            <text:p><text:s/>urgent for you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11378</text:p>
          </table:table-cell>
          <table:table-cell office:value-type="string">
            <text:p>That's fine, you can take over. Thanks!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113402</text:p>
          </table:table-cell>
          <table:table-cell office:value-type="string">
            <text:p>[~asandryh] This is completed in https://github.com/wesm/parquet-cpp/commit/8ea406bea87eb0d4b33</text:p>
            <text:p>7a1680eaef72ad44c9ad4 . Take a look and let me know if that's what you had in mind</text:p>
            <text:p/>
            <text:p>here is the</text:p>
            <text:p><text:s/>pull request which includes the 3 other in-flight patches (including PARQUET-418) https://gith</text:p>
            <text:p>ub.com/apache/parquet-cpp/pull/2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15751</text:p>
          </table:table-cell>
          <table:table-cell office:value-type="string">
            <text:p>[~wesmckinn] Yes, your commit looks very close. Thanks for taking care of this issue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0796</text:p>
          </table:table-cell>
          <table:table-cell office:value-type="string">
            <text:p>This was resolved in:</text:p>
            <text:p>https://github.com/apache/parquet-cpp/pull/2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2351</text:p>
          </table:table-cell>
          <table:table-cell office:value-type="string">
            <text:p>PARQUET-432</text:p>
          </table:table-cell>
          <table:table-cell office:value-type="string">
            <text:p>Complete a todo for method ColumnDescriptor.compareTo()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24070</text:p>
          </table:table-cell>
          <table:table-cell office:value-type="string">
            <text:p>Issue resolved by pull request 314</text:p>
            <text:p>[https://github.com/apache/parquet-mr/pull/31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1740</text:p>
          </table:table-cell>
          <table:table-cell office:value-type="string">
            <text:p>PARQUET-431</text:p>
          </table:table-cell>
          <table:table-cell office:value-type="string">
            <text:p>Make ParquetOutputFormat.memoryManager volatil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47939</text:p>
          </table:table-cell>
          <table:table-cell office:value-type="string">
            <text:p>Issue resolved by pull request 313</text:p>
            <text:p>[https://github.com/apache/parquet-mr/pull/31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1739</text:p>
          </table:table-cell>
          <table:table-cell office:value-type="string">
            <text:p>PARQUET-430</text:p>
          </table:table-cell>
          <table:table-cell office:value-type="string">
            <text:p>Change to use Locale parameterized version of String.toUpperCase()/toLowerCas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47937</text:p>
          </table:table-cell>
          <table:table-cell office:value-type="string">
            <text:p>Issue resolved by pull request 312</text:p>
            <text:p>[https://github.com/apache/parquet-mr/pull/31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30035</text:p>
          </table:table-cell>
          <table:table-cell office:value-type="string">
            <text:p>PARQUET-429</text:p>
          </table:table-cell>
          <table:table-cell office:value-type="string">
            <text:p>Enables predicates collecting their referred column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9952</text:p>
          </table:table-cell>
          <table:table-cell office:value-type="string">
            <text:p>PARQUET-428</text:p>
          </table:table-cell>
          <table:table-cell office:value-type="string">
            <text:p>Support INT96 and FIXED_LEN_BYTE_ARRAY types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5102254</text:p>
          </table:table-cell>
          <table:table-cell office:value-type="string">
            <text:p>[~mdeepak], thanks for taking this on! You're right about the Hive mappings so you'll need this</text:p>
            <text:p><text:s/>to support DECIMAL and the current TIMESTAMP. A couple of things to keep in mind on that event</text:p>
            <text:p>ual goal: first, while Hive maps decimal to an underlying fixed, there are several primitive ty</text:p>
            <text:p>pes allowed by the spec that need to be supported when it comes time. I'm happy to help when it</text:p>
            <text:p><text:s/>comes to ensuring compatibility so just open up a JIRA and ping me. Second, the int96 timestam</text:p>
            <text:p>p type has a lot of problems that I'm trying to fix in various processing engines. Again, when </text:p>
            <text:p>it comes time to implement we can help you through the compatibility story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106895</text:p>
          </table:table-cell>
          <table:table-cell office:value-type="string">
            <text:p>[~rdblue], My plan is to first extend the parquet reader to read bits of all the Parquet types </text:p>
            <text:p>(as of today only INT96 and FIXED_LEN_BYTE_ARRAY are missing). Once we complete this, we can su</text:p>
            <text:p>pport other primitive and complex types (of hive) by just re-interpreting these bits.</text:p>
            <text:p>I have al</text:p>
            <text:p>ready started implementing support for INT96 in the reader. I will be happy to discuss the comp</text:p>
            <text:p>atibility story at this point. Thanks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2703</text:p>
          </table:table-cell>
          <table:table-cell office:value-type="string">
            <text:p>Issue resolved by pull request 27</text:p>
            <text:p>[https://github.com/apache/parquet-cpp/pull/2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9727</text:p>
          </table:table-cell>
          <table:table-cell office:value-type="string">
            <text:p>PARQUET-427</text:p>
          </table:table-cell>
          <table:table-cell office:value-type="string">
            <text:p>Push predicates into the whole read path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095761</text:p>
          </table:table-cell>
          <table:table-cell office:value-type="string">
            <text:p>[~julienledem][~rdblue] would you take a look at it, please? Any comments are welcome. Also, wh</text:p>
            <text:p>o else should we @ ? :-)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5145671</text:p>
          </table:table-cell>
          <table:table-cell office:value-type="string">
            <text:p>[~proflin] Thanks for putting together such a comprehensive document describing this. <text:s/></text:p>
            <text:p/>
            <text:p>Overal</text:p>
            <text:p>l, I think I agree with the intent of everything in the document. <text:s/>I'm not sure I agree we want</text:p>
            <text:p><text:s/>to tag the primitive types with (#1 under proposed changes). <text:s/>I think it would be better to us</text:p>
            <text:p>e explicit set logic with the three schemas (requested, file, predicate) which would help with </text:p>
            <text:p>both readability and wouldn't require someone to be aware of the set intersection mapping to un</text:p>
            <text:p>derstand the logic in the implementation.</text:p>
            <text:p/>
            <text:p>You could simply add some set notation/grammar with </text:p>
            <text:p>the schema object to facilitate this. <text:s/></text:p>
            <text:p/>
            <text:p>Another note (I'm not clear how spark handles this), b</text:p>
            <text:p>ut I believe row F is actually handled by the implementation in the engines (hive, pig, presto)</text:p>
            <text:p>, though this is accurate in that it's not handled currently in the parquet implementation. <text:s/>I </text:p>
            <text:p>do agree this should be handled gracefully by parquet though. </text:p>
            <text:p/>
            <text:p>Do you have a working implement</text:p>
            <text:p>ation for the proposed changes?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929724</text:p>
          </table:table-cell>
          <table:table-cell office:value-type="string">
            <text:p>PARQUET-426</text:p>
          </table:table-cell>
          <table:table-cell office:value-type="string">
            <text:p>Throw Exception when predicate contains columns not specified in prejection, to prevent filteri</text:p>
            <text:p>ng out data improperl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97553</text:p>
          </table:table-cell>
          <table:table-cell office:value-type="string">
            <text:p>Will issue a PR for this ticket as soon as PR#310 for PARQUET-429 is merg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929719</text:p>
          </table:table-cell>
          <table:table-cell office:value-type="string">
            <text:p>PARQUET-425</text:p>
          </table:table-cell>
          <table:table-cell office:value-type="string">
            <text:p>Fix the bug when predicate contains columns not specified in prejection, to prevent filtering o</text:p>
            <text:p>ut data improperly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6307836</text:p>
          </table:table-cell>
          <table:table-cell office:value-type="string">
            <text:p>Hello [~rdblue], there is confusion with release notes for parquet version 1.9.0 [https://githu</text:p>
            <text:p>b.com/apache/parquet-mr/blob/master/CHANGES.md]. Release notes says this bug was fixed in versi</text:p>
            <text:p>on 1.9.0, but as you can see the ticket is still open and there is no fix version label. Was th</text:p>
            <text:p>is bug reopened? It's not clear for me if required functionality is present in 1.9.0 or not? Th</text:p>
            <text:p>ank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9635</text:p>
          </table:table-cell>
          <table:table-cell office:value-type="string">
            <text:p>PARQUET-424</text:p>
          </table:table-cell>
          <table:table-cell office:value-type="string">
            <text:p>Vectorized Read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9514</text:p>
          </table:table-cell>
          <table:table-cell office:value-type="string">
            <text:p>PARQUET-423</text:p>
          </table:table-cell>
          <table:table-cell office:value-type="string">
            <text:p>Make writing Avro to Parquet less nois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94216</text:p>
          </table:table-cell>
          <table:table-cell office:value-type="string">
            <text:p>I submitted a patch via Github <text:s/>PR# 30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608890</text:p>
          </table:table-cell>
          <table:table-cell office:value-type="string">
            <text:p>merged in https://github.com/apache/parquet-mr/commit/df9d8e415436292ae33e1ca0b8da256640de9710</text:p>
            <text:p/>
            <text:p/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929350</text:p>
          </table:table-cell>
          <table:table-cell office:value-type="string">
            <text:p>PARQUET-422</text:p>
          </table:table-cell>
          <table:table-cell office:value-type="string">
            <text:p>Fix a potential bug in MessageTypeParser where we ignore and overwrite the initial value of a m</text:p>
            <text:p>ethod parame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95136</text:p>
          </table:table-cell>
          <table:table-cell office:value-type="string">
            <text:p>Merged #308. Thanks, [~proflin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9339</text:p>
          </table:table-cell>
          <table:table-cell office:value-type="string">
            <text:p>PARQUET-421</text:p>
          </table:table-cell>
          <table:table-cell office:value-type="string">
            <text:p>Fix mismatch of javadoc names and method parameters in module encoding, column, and hadoop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95096</text:p>
          </table:table-cell>
          <table:table-cell office:value-type="string">
            <text:p>I merged #307. Thanks for contributing this fix, [~proflin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8602</text:p>
          </table:table-cell>
          <table:table-cell office:value-type="string">
            <text:p>PARQUET-420</text:p>
          </table:table-cell>
          <table:table-cell office:value-type="string">
            <text:p>Provide example to write/save your own object (without thrift, avro, protoc)</text:p>
          </table:table-cell>
          <table:table-cell table:number-columns-repeated="1021"/>
        </table:table-row>
        <table:table-row table:style-name="ro23">
          <table:table-cell table:number-columns-repeated="3"/>
          <table:table-cell office:value-type="string">
            <text:p>15092674</text:p>
          </table:table-cell>
          <table:table-cell office:value-type="string">
            <text:p>Thanks for taking the time to put this together, [~nicolasr]. It looks like you're implementing</text:p>
            <text:p><text:s/>the Converter/RecordMaterializer interfaces to do this, which I generally think of as interfac</text:p>
            <text:p>es for object model (e.g., Avro, Protobuf) implementers rather than applications. What was your</text:p>
            <text:p><text:s/>rationale for that?</text:p>
            <text:p/>
            <text:p>The reason why I'm wondering is that Avro can read and write your Java ob</text:p>
            <text:p>jects using Avro's reflection support. That would be an easier way to accomplish the same thing</text:p>
            <text:p>. Did you need to write your own object model for performance? It may have been that it isn't v</text:p>
            <text:p>ery clear how Avro could handle this for you and, if so, we should fix the docs!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5093537</text:p>
          </table:table-cell>
          <table:table-cell office:value-type="string">
            <text:p>Thanks [~rdblue] for this tip!</text:p>
            <text:p>My first goal was to try out parquet on few POJO of an existing </text:p>
            <text:p>application.</text:p>
            <text:p>I wanted to check if using Parquet file would save some disk space compare to our </text:p>
            <text:p>current custom file format (which is not column based).</text:p>
            <text:p/>
            <text:p>On the README page, just after Avro an</text:p>
            <text:p>d Thrift section, there is a "Create your own objects" section. This made me think that it is a</text:p>
            <text:p>pparently OK to simply do not use Avro/Thrift or protoc. So I started to investigate that "manu</text:p>
            <text:p>al" way.</text:p>
            <text:p/>
            <text:p>And I confirm, I could feel there was something awkward while implementing it.</text:p>
            <text:p>(writi</text:p>
            <text:p>ng is quite natural, reading is more complex)</text:p>
            <text:p/>
            <text:p>Performance is a key factor of our current appli</text:p>
            <text:p>cation but my initial goal was to check disk space. So you are right, using Avro reflection was</text:p>
            <text:p><text:s/>the right way to go and documentation may probably be improved in that regar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95115</text:p>
          </table:table-cell>
          <table:table-cell office:value-type="string">
            <text:p>Great, thanks for your feedback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8226</text:p>
          </table:table-cell>
          <table:table-cell office:value-type="string">
            <text:p>PARQUET-419</text:p>
          </table:table-cell>
          <table:table-cell office:value-type="string">
            <text:p>Update dev script in parquet-cpp to remove incubator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096854</text:p>
          </table:table-cell>
          <table:table-cell office:value-type="string">
            <text:p>Issue resolved by pull request 17</text:p>
            <text:p>[https://github.com/apache/parquet-cpp/pull/1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7361</text:p>
          </table:table-cell>
          <table:table-cell office:value-type="string">
            <text:p>PARQUET-418</text:p>
          </table:table-cell>
          <table:table-cell office:value-type="string">
            <text:p>Add a utility to print contents of a Parquet file to stdou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107418</text:p>
          </table:table-cell>
          <table:table-cell office:value-type="string">
            <text:p>Not sure why the PR hasn't showed up here automatically: https://github.com/apache/parquet-cpp/</text:p>
            <text:p>pull/1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8372</text:p>
          </table:table-cell>
          <table:table-cell office:value-type="string">
            <text:p>Issue resolved by pull request 18</text:p>
            <text:p>[https://github.com/apache/parquet-cpp/pull/1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7163</text:p>
          </table:table-cell>
          <table:table-cell office:value-type="string">
            <text:p>PARQUET-417</text:p>
          </table:table-cell>
          <table:table-cell office:value-type="string">
            <text:p>Questionable encoding decisions</text:p>
          </table:table-cell>
          <table:table-cell table:number-columns-repeated="1021"/>
        </table:table-row>
        <table:table-row table:style-name="ro31">
          <table:table-cell table:number-columns-repeated="3"/>
          <table:table-cell office:value-type="string">
            <text:p>15085888</text:p>
          </table:table-cell>
          <table:table-cell office:value-type="string">
            <text:p>Hi [~banjiewen], Several people were on vacation due to the holidays, that's why you got a slow</text:p>
            <text:p><text:s/>response on the dev@ email. The issue you're reporting is not a bug but you might be using a d</text:p>
            <text:p>ifferent encoding version of Parquet.</text:p>
            <text:p/>
            <text:p>Currently, Parquet has two encoding versions, PARQUET_1_</text:p>
            <text:p>0 and PARQUET_2_0. PARQUET_2_0 is an experimental feature where different types of encodings ar</text:p>
            <text:p>e applied per column type such the ones you are mentioning and also mentioned in https://github</text:p>
            <text:p>.com/apache/parquet-format/blob/master/Encodings.md. Only parquet 2.x versions have PARQUET_2_0</text:p>
            <text:p><text:s/>enabled by default. Parquet 1.x versions have PARQUET_1_0 enabled by default, but PARQUET_2_0 </text:p>
            <text:p>should be supported I think.</text:p>
            <text:p/>
            <text:p>How are you writing your data to Parquet? Did you write your own </text:p>
            <text:p>application, or using Hive, Impala, or anything else?</text:p>
            <text:p/>
            <text:p>Btw, I will close this ticket, and move </text:p>
            <text:p>the conversation to the dev@ lis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85890</text:p>
          </table:table-cell>
          <table:table-cell office:value-type="string">
            <text:p>Moving questions to the dev@ lis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86035</text:p>
          </table:table-cell>
          <table:table-cell office:value-type="string">
            <text:p>Thanks Sergio - my message to dev@ hadn't appeared in the archives yet, so I got suspicious. Ch</text:p>
            <text:p>eer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4227</text:p>
          </table:table-cell>
          <table:table-cell office:value-type="string">
            <text:p>PARQUET-416</text:p>
          </table:table-cell>
          <table:table-cell office:value-type="string">
            <text:p>C++11, cpplint cleanup, package target and header instal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081813</text:p>
          </table:table-cell>
          <table:table-cell office:value-type="string">
            <text:p>I'm working on getting Travis CI working again on Linux and OS X for this and then would apprec</text:p>
            <text:p>iate if someone would take a look. Will keep you pos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83382</text:p>
          </table:table-cell>
          <table:table-cell office:value-type="string">
            <text:p>Related; PARQUET-267. I will incorporate those changes (and other feedback from this PR) and re</text:p>
            <text:p>port back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86548</text:p>
          </table:table-cell>
          <table:table-cell office:value-type="string">
            <text:p>[~nongli] I opened a new PR https://github.com/apache/parquet-cpp/pull/14. Will look at rebasin</text:p>
            <text:p>g changes in PARQUET-267 on this PR based on what's decided re: build toolchain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90221</text:p>
          </table:table-cell>
          <table:table-cell office:value-type="string">
            <text:p>Issue resolved by pull request 14</text:p>
            <text:p>[https://github.com/apache/parquet-cpp/pull/1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3868</text:p>
          </table:table-cell>
          <table:table-cell office:value-type="string">
            <text:p>PARQUET-415</text:p>
          </table:table-cell>
          <table:table-cell office:value-type="string">
            <text:p>ByteBufferBackedBinary serialization is brok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68891</text:p>
          </table:table-cell>
          <table:table-cell office:value-type="string">
            <text:p>Fixed in PR #305. Luckily, no other Binary classes failed the new serialization tes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31095</text:p>
          </table:table-cell>
          <table:table-cell office:value-type="string">
            <text:p>Merged. Thanks for reviewing, Liwei and Julien!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6432019</text:p>
          </table:table-cell>
          <table:table-cell office:value-type="string">
            <text:p>jinxing64 commented on issue #305: PARQUET-415: Fix ByteBuffer Binary serialization.</text:p>
            <text:p>URL: https</text:p>
            <text:p>://github.com/apache/parquet-mr/pull/305#issuecomment-380045863</text:p>
            <text:p><text:s/></text:p>
            <text:p><text:s/></text:p>
            <text:p><text:s text:c="3"/>@rdblue </text:p>
            <text:p><text:s text:c="3"/>Thanks for </text:p>
            <text:p>fixing this problem, may I ask a question?</text:p>
            <text:p><text:s text:c="3"/>1. What parquet version includes this change? is</text:p>
            <text:p><text:s/>it 1.9.0?</text:p>
            <text:p><text:s text:c="3"/>2. Without this change, what exception will be thrown? is it below?</text:p>
            <text:p><text:s text:c="3"/>```</text:p>
            <text:p><text:s text:c="3"/></text:p>
            <text:p>Caused by: java.nio.BufferUnderflowException</text:p>
            <text:p><text:s text:c="11"/>at java.nio.HeapByteBuffer.get(HeapByt</text:p>
            <text:p>eBuffer.java:151)</text:p>
            <text:p><text:s text:c="11"/>at java.nio.ByteBuffer.get(ByteBuffer.java:715)</text:p>
            <text:p><text:s text:c="11"/>at or</text:p>
            <text:p>g.apache.parquet.io.api.Binary$ByteBufferBackedBinary.getBytes(Binary.java:405)</text:p>
            <text:p><text:s text:c="11"/>at </text:p>
            <text:p>org.apache.parquet.io.api.Binary$ByteBufferBackedBinary.getBytesUnsafe(Binary.java:414)</text:p>
            <text:p><text:s text:c="6"/></text:p>
            <text:p><text:s text:c="5"/>at org.apache.parquet.io.api.Binary$ByteBufferBackedBinary.writeObject(Binary.java:484)</text:p>
            <text:p><text:s/></text:p>
            <text:p><text:s text:c="10"/>at sun.reflect.NativeMethodAccessorImpl.invoke0(Native Method)</text:p>
            <text:p><text:s text:c="11"/>at sun.ref</text:p>
            <text:p>lect.NativeMethodAccessorImpl.invoke(NativeMethodAccessorImpl.java:62)</text:p>
            <text:p><text:s text:c="11"/>at sun.refle</text:p>
            <text:p>ct.DelegatingMethodAccessorImpl.invoke(DelegatingMethodAccessorImpl.java:43)</text:p>
            <text:p><text:s text:c="11"/>at jav</text:p>
            <text:p>a.lang.reflect.Method.invoke(Method.java:498)</text:p>
            <text:p><text:s text:c="11"/>at java.io.ObjectStreamClass.invokeWr</text:p>
            <text:p>iteObject(ObjectStreamClass.java:1028)</text:p>
            <text:p><text:s text:c="11"/>at java.io.ObjectOutputStream.writeSerialDat</text:p>
            <text:p>a(ObjectOutputStream.java:1496)</text:p>
            <text:p><text:s text:c="11"/>at java.io.ObjectOutputStream.writeOrdinaryObject(O</text:p>
            <text:p>bjectOutputStream.java:1432)</text:p>
            <text:p><text:s text:c="11"/>at java.io.ObjectOutputStream.writeObject0(ObjectOutpu</text:p>
            <text:p>tStream.java:1178)</text:p>
            <text:p><text:s text:c="11"/>at java.io.ObjectOutputStream.defaultWriteFields(ObjectOutputStr</text:p>
            <text:p>eam.java:1548)</text:p>
            <text:p><text:s text:c="11"/>at java.io.ObjectOutputStream.writeSerialData(ObjectOutputStream.jav</text:p>
            <text:p>a:1509)</text:p>
            <text:p><text:s text:c="11"/>at java.io.ObjectOutputStream.writeOrdinaryObject(ObjectOutputStream.java:1</text:p>
            <text:p>432)</text:p>
            <text:p><text:s text:c="3"/>......</text:p>
            <text:p><text:s text:c="3"/>```</text:p>
            <text:p/>
            <text:p>----------------------------------------------------------------</text:p>
            <text:p>This </text:p>
            <text:p>is an automated message from the Apache Git Service.</text:p>
            <text:p>To respond to the message, please log on G</text:p>
            <text:p>itHub and use the</text:p>
            <text:p>URL above to go to the specific comment.</text:p>
            <text:p><text:s/></text:p>
            <text:p>For queries about this service, pl</text:p>
            <text:p>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6432466</text:p>
          </table:table-cell>
          <table:table-cell office:value-type="string">
            <text:p>rdblue commented on issue #305: PARQUET-415: Fix ByteBuffer Binary serialization.</text:p>
            <text:p>URL: https://</text:p>
            <text:p>github.com/apache/parquet-mr/pull/305#issuecomment-380143377</text:p>
            <text:p><text:s/></text:p>
            <text:p><text:s/></text:p>
            <text:p><text:s text:c="3"/>@jinxing64, this is fixed i</text:p>
            <text:p>n 1.9.0. It could result in the trace you pasted, I think. I'm not sure if that's actually happ</text:p>
            <text:p>ening though.</text:p>
            <text:p/>
            <text:p>----------------------------------------------------------------</text:p>
            <text:p>This is an auto</text:p>
            <text:p>mated message from the Apache Git Service.</text:p>
            <text:p>To respond to the message, please log on GitHub and </text:p>
            <text:p>use the</text:p>
            <text:p>URL above to go to the specific comment.</text:p>
            <text:p><text:s/></text:p>
            <text:p>For queries about this service, please conta</text:p>
            <text:p>ct Infrastructure at:</text:p>
            <text:p>users@infra.apache.org</text:p>
            <text:p/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6433287</text:p>
          </table:table-cell>
          <table:table-cell office:value-type="string">
            <text:p>jinxing64 commented on issue #305: PARQUET-415: Fix ByteBuffer Binary serialization.</text:p>
            <text:p>URL: https</text:p>
            <text:p>://github.com/apache/parquet-mr/pull/305#issuecomment-380301709</text:p>
            <text:p><text:s/></text:p>
            <text:p><text:s/></text:p>
            <text:p><text:s text:c="3"/>@rdblue </text:p>
            <text:p><text:s text:c="3"/>Thanks a lo</text:p>
            <text:p>t !</text:p>
            <text:p/>
            <text:p>----------------------------------------------------------------</text:p>
            <text:p>This is an automated mess</text:p>
            <text:p>age from the Apache Git Service.</text:p>
            <text:p>To respond to the message, please log on GitHub and use the</text:p>
            <text:p>UR</text:p>
            <text:p>L above to go to the specific comment.</text:p>
            <text:p><text:s/></text:p>
            <text:p>For queries about this service, please contact Infrast</text:p>
            <text:p>ructure at:</text:p>
            <text:p>users@infra.apache.org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3840</text:p>
          </table:table-cell>
          <table:table-cell office:value-type="string">
            <text:p>PARQUET-414</text:p>
          </table:table-cell>
          <table:table-cell office:value-type="string">
            <text:p>Binary tests check conditions not part of the API contrac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3158</text:p>
          </table:table-cell>
          <table:table-cell office:value-type="string">
            <text:p>PARQUET-413</text:p>
          </table:table-cell>
          <table:table-cell office:value-type="string">
            <text:p>Test failures for Java 8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087730</text:p>
          </table:table-cell>
          <table:table-cell office:value-type="string">
            <text:p>Issue resolved by pull request 304</text:p>
            <text:p>[https://github.com/apache/parquet-mr/pull/30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3077</text:p>
          </table:table-cell>
          <table:table-cell office:value-type="string">
            <text:p>PARQUET-412</text:p>
          </table:table-cell>
          <table:table-cell office:value-type="string">
            <text:p>Format: Do not shade slf4j-api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146658</text:p>
          </table:table-cell>
          <table:table-cell office:value-type="string">
            <text:p>I have just fixed the code, please review my changes and merge them.</text:p>
            <text:p>https://github.com/apache/</text:p>
            <text:p>parquet-format/pull/3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80209</text:p>
          </table:table-cell>
          <table:table-cell office:value-type="string">
            <text:p>I'm removing this as a blocker for the 1.9.0 release since it's a format change. If we want it </text:p>
            <text:p>in, then I think we should do a format release and get that into a Parquet MR releas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199327</text:p>
          </table:table-cell>
          <table:table-cell office:value-type="string">
            <text:p>Fixed in PR #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3074</text:p>
          </table:table-cell>
          <table:table-cell office:value-type="string">
            <text:p>PARQUET-411</text:p>
          </table:table-cell>
          <table:table-cell office:value-type="string">
            <text:p>Format: Add a flag when min/max are truncated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3070</text:p>
          </table:table-cell>
          <table:table-cell office:value-type="string">
            <text:p>PARQUET-410</text:p>
          </table:table-cell>
          <table:table-cell office:value-type="string">
            <text:p>Fix subprocess hang in merge_parquet_pr.p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31012</text:p>
          </table:table-cell>
          <table:table-cell office:value-type="string">
            <text:p>Merged. Thanks for reviewing, Juli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2456</text:p>
          </table:table-cell>
          <table:table-cell office:value-type="string">
            <text:p>PARQUET-409</text:p>
          </table:table-cell>
          <table:table-cell office:value-type="string">
            <text:p>InternalParquetRecordWriter doesn't use min/max row coun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60524</text:p>
          </table:table-cell>
          <table:table-cell office:value-type="string">
            <text:p>[~dweeks-netflix], do you have thoughts on this?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060774</text:p>
          </table:table-cell>
          <table:table-cell office:value-type="string">
            <text:p>I definitely think it's worth exposing as a configurable property. <text:s/>However, I haven't seen an </text:p>
            <text:p>issue where these checks are producing bad row group sizes.</text:p>
            <text:p/>
            <text:p>I have seen some outlier datasets </text:p>
            <text:p>that have rows in excess of 10MB, but only a few records per file. <text:s/>With that kind of size, you</text:p>
            <text:p><text:s/>could get disproportionately sized row groups given enough record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320786</text:p>
          </table:table-cell>
          <table:table-cell office:value-type="string">
            <text:p>In our use case we have large data items (images) and 100 rows hardcoded minimum is too large. </text:p>
            <text:p>We definitely need this parameter.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6512573</text:p>
          </table:table-cell>
          <table:table-cell office:value-type="string">
            <text:p>rgruener opened a new pull request #495: PARQUET-409: Add a configuration key that controls min</text:p>
            <text:p>/max row count for block size check</text:p>
            <text:p>URL: https://github.com/apache/parquet-mr/pull/495</text:p>
            <text:p><text:s/></text:p>
            <text:p><text:s/></text:p>
            <text:p><text:s text:c="3"/>A</text:p>
            <text:p>dds way to control the min/max amount of rows to pass when checking on the block size instead o</text:p>
            <text:p>f hard coded values.</text:p>
            <text:p/>
            <text:p>----------------------------------------------------------------</text:p>
            <text:p>This is </text:p>
            <text:p>an automated message from the Apache Git Service.</text:p>
            <text:p>To respond to the message, please log on GitH</text:p>
            <text:p>ub and use the</text:p>
            <text:p>URL above to go to the specific comment.</text:p>
            <text:p><text:s/></text:p>
            <text:p>For queries about this service, pleas</text:p>
            <text:p>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512574</text:p>
          </table:table-cell>
          <table:table-cell office:value-type="string">
            <text:p>So I have created a PR for this task https://github.com/apache/parquet-mr/pull/495</text:p>
          </table:table-cell>
          <table:table-cell table:number-columns-repeated="1019"/>
        </table:table-row>
        <table:table-row table:style-name="ro40">
          <table:table-cell table:number-columns-repeated="3"/>
          <table:table-cell office:value-type="string">
            <text:p>16513746</text:p>
          </table:table-cell>
          <table:table-cell office:value-type="string">
            <text:p>nandorKollar commented on a change in pull request #495: PARQUET-409: Add a configuration key t</text:p>
            <text:p>hat controls min/max row count for block size check</text:p>
            <text:p>URL: https://github.com/apache/parquet-mr/p</text:p>
            <text:p>ull/495#discussion_r195715017</text:p>
            <text:p><text:s/></text:p>
            <text:p><text:s/></text:p>
            <text:p/>
            <text:p><text:s/>##########</text:p>
            <text:p><text:s/>File path: parquet-column/src/main/java/org/apa</text:p>
            <text:p>che/parquet/column/ParquetProperties.java</text:p>
            <text:p><text:s/>##########</text:p>
            <text:p><text:s/>@@ -45,8 +45,10 @@</text:p>
            <text:p><text:s text:c="3"/>public static fina</text:p>
            <text:p>l boolean DEFAULT_IS_DICTIONARY_ENABLED = true;</text:p>
            <text:p><text:s text:c="3"/>public static final WriterVersion DEFAULT_WR</text:p>
            <text:p>ITER_VERSION = WriterVersion.PARQUET_1_0;</text:p>
            <text:p><text:s text:c="3"/>public static final boolean DEFAULT_ESTIMATE_ROW_C</text:p>
            <text:p>OUNT_FOR_PAGE_SIZE_CHECK = true;</text:p>
            <text:p>- <text:s/>public static final int DEFAULT_MINIMUM_RECORD_COUNT_FOR_CH</text:p>
            <text:p>ECK = 100;</text:p>
            <text:p><text:s/></text:p>
            <text:p><text:s/>Review comment:</text:p>
            <text:p><text:s text:c="3"/>Renaming a public constants is a backward incompatible change.</text:p>
            <text:p><text:s/>How about keeping the original constants as an alias for the new constants, mark and document </text:p>
            <text:p>that they are deprecated with a reference to the new names, and use the new constants in the fi</text:p>
            <text:p>le.</text:p>
            <text:p><text:s text:c="3"/></text:p>
            <text:p/>
            <text:p>----------------------------------------------------------------</text:p>
            <text:p>This is an automated</text:p>
            <text:p><text:s/>message from the Apache Git Service.</text:p>
            <text:p>To respond to the message, please log on GitHub and use t</text:p>
            <text:p>he</text:p>
            <text:p>URL above to go to the specific comment.</text:p>
            <text:p><text:s/></text:p>
            <text:p>For queries about this service, please contact In</text:p>
            <text:p>frastructure at:</text:p>
            <text:p>users@infra.apache.org</text:p>
            <text:p/>
          </table:table-cell>
          <table:table-cell table:number-columns-repeated="1019"/>
        </table:table-row>
        <table:table-row table:style-name="ro41">
          <table:table-cell table:number-columns-repeated="3"/>
          <table:table-cell office:value-type="string">
            <text:p>16515482</text:p>
          </table:table-cell>
          <table:table-cell office:value-type="string">
            <text:p>gszadovszky commented on a change in pull request #495: PARQUET-409: Add a configuration key th</text:p>
            <text:p>at controls min/max row count for block size check</text:p>
            <text:p>URL: https://github.com/apache/parquet-mr/pu</text:p>
            <text:p>ll/495#discussion_r195994804</text:p>
            <text:p><text:s/></text:p>
            <text:p><text:s/></text:p>
            <text:p/>
            <text:p><text:s/>##########</text:p>
            <text:p><text:s/>File path: parquet-hadoop/src/main/java/org/apac</text:p>
            <text:p>he/parquet/hadoop/InternalParquetRecordWriter.java</text:p>
            <text:p><text:s/>##########</text:p>
            <text:p><text:s/>@@ -147,12 +147,12 @@ private v</text:p>
            <text:p>oid checkBlockSizeReached() throws IOException {</text:p>
            <text:p><text:s text:c="9"/>LOG.info("mem size {} &gt; {}: flushing </text:p>
            <text:p>{} records to disk.", memSize, nextRowGroupSize, recordCount);</text:p>
            <text:p><text:s text:c="9"/>flushRowGroupToStore();</text:p>
            <text:p/>
            <text:p><text:s text:c="9"/>initStore();</text:p>
            <text:p>- <text:s text:c="7"/>recordCountForNextMemCheck = min(max(MINIMUM_RECORD_COUNT_FOR_C</text:p>
            <text:p>HECK, recordCount / 2), MAXIMUM_RECORD_COUNT_FOR_CHECK);</text:p>
            <text:p>+ <text:s text:c="7"/>recordCountForNextMemCheck = </text:p>
            <text:p>min(max(props.getMinRowCountForBlockSizeCheck(), recordCount / 2), props.getMaxRowCountForBlock</text:p>
            <text:p>SizeCheck());</text:p>
            <text:p><text:s/></text:p>
            <text:p><text:s/>Review comment:</text:p>
            <text:p><text:s text:c="3"/>Now, it seems that the local constants MINIMUM_RECORD_COUNT</text:p>
            <text:p>_FOR_CHECK and MAXIMUM_RECORD_COUNT_FOR_CHECK are not needed anymore. Could you please remove t</text:p>
            <text:p>hem? (recordCountForNextMemCheck should be initialized by using the corresponding value from Pa</text:p>
            <text:p>rquetProperties.)</text:p>
            <text:p/>
            <text:p>----------------------------------------------------------------</text:p>
            <text:p>This is an </text:p>
            <text:p>automated message from the Apache Git Service.</text:p>
            <text:p>To respond to the message, please log on GitHub </text:p>
            <text:p>and use the</text:p>
            <text:p>URL above to go to the specific comment.</text:p>
            <text:p><text:s/></text:p>
            <text:p>For queries about this service, please c</text:p>
            <text:p>ontact Infrastructure at:</text:p>
            <text:p>users@infra.apache.org</text:p>
            <text:p/>
          </table:table-cell>
          <table:table-cell table:number-columns-repeated="1019"/>
        </table:table-row>
        <table:table-row table:style-name="ro42">
          <table:table-cell table:number-columns-repeated="3"/>
          <table:table-cell office:value-type="string">
            <text:p>16515945</text:p>
          </table:table-cell>
          <table:table-cell office:value-type="string">
            <text:p>rgruener commented on a change in pull request #495: PARQUET-409: Add a configuration key that </text:p>
            <text:p>controls min/max row count for block size check</text:p>
            <text:p>URL: https://github.com/apache/parquet-mr/pull/</text:p>
            <text:p>495#discussion_r196134461</text:p>
            <text:p><text:s/></text:p>
            <text:p><text:s/></text:p>
            <text:p/>
            <text:p><text:s/>##########</text:p>
            <text:p><text:s/>File path: parquet-column/src/main/java/org/apache/</text:p>
            <text:p>parquet/column/ParquetProperties.java</text:p>
            <text:p><text:s/>##########</text:p>
            <text:p><text:s/>@@ -45,8 +45,10 @@</text:p>
            <text:p><text:s text:c="3"/>public static final bo</text:p>
            <text:p>olean DEFAULT_IS_DICTIONARY_ENABLED = true;</text:p>
            <text:p><text:s text:c="3"/>public static final WriterVersion DEFAULT_WRITER</text:p>
            <text:p>_VERSION = WriterVersion.PARQUET_1_0;</text:p>
            <text:p><text:s text:c="3"/>public static final boolean DEFAULT_ESTIMATE_ROW_COUNT</text:p>
            <text:p>_FOR_PAGE_SIZE_CHECK = true;</text:p>
            <text:p>- <text:s/>public static final int DEFAULT_MINIMUM_RECORD_COUNT_FOR_CHECK </text:p>
            <text:p>= 100;</text:p>
            <text:p><text:s/></text:p>
            <text:p><text:s/>Review comment:</text:p>
            <text:p><text:s text:c="3"/>Totally forgot about that, fixed.</text:p>
            <text:p/>
            <text:p>-------------------------------</text:p>
            <text:p>---------------------------------</text:p>
            <text:p>This is an automated message from the Apache Git Service.</text:p>
            <text:p>To </text:p>
            <text:p>respond to the message, please log on GitHub and use the</text:p>
            <text:p>URL above to go to the specific commen</text:p>
            <text:p>t.</text:p>
            <text:p><text:s/></text:p>
            <text:p>For queries about this servic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40">
          <table:table-cell table:number-columns-repeated="3"/>
          <table:table-cell office:value-type="string">
            <text:p>16515946</text:p>
          </table:table-cell>
          <table:table-cell office:value-type="string">
            <text:p>rgruener commented on a change in pull request #495: PARQUET-409: Add a configuration key that </text:p>
            <text:p>controls min/max row count for block size check</text:p>
            <text:p>URL: https://github.com/apache/parquet-mr/pull/</text:p>
            <text:p>495#discussion_r196134801</text:p>
            <text:p><text:s/></text:p>
            <text:p><text:s/></text:p>
            <text:p/>
            <text:p><text:s/>##########</text:p>
            <text:p><text:s/>File path: parquet-hadoop/src/main/java/org/apache/</text:p>
            <text:p>parquet/hadoop/InternalParquetRecordWriter.java</text:p>
            <text:p><text:s/>##########</text:p>
            <text:p><text:s/>@@ -147,12 +147,12 @@ private void</text:p>
            <text:p><text:s/>checkBlockSizeReached() throws IOException {</text:p>
            <text:p><text:s text:c="9"/>LOG.info("mem size {} &gt; {}: flushing {} </text:p>
            <text:p>records to disk.", memSize, nextRowGroupSize, recordCount);</text:p>
            <text:p><text:s text:c="9"/>flushRowGroupToStore();</text:p>
            <text:p><text:s text:c="2"/></text:p>
            <text:p><text:s text:c="7"/>initStore();</text:p>
            <text:p>- <text:s text:c="7"/>recordCountForNextMemCheck = min(max(MINIMUM_RECORD_COUNT_FOR_CHEC</text:p>
            <text:p>K, recordCount / 2), MAXIMUM_RECORD_COUNT_FOR_CHECK);</text:p>
            <text:p>+ <text:s text:c="7"/>recordCountForNextMemCheck = min</text:p>
            <text:p>(max(props.getMinRowCountForBlockSizeCheck(), recordCount / 2), props.getMaxRowCountForBlockSiz</text:p>
            <text:p>eCheck());</text:p>
            <text:p><text:s/></text:p>
            <text:p><text:s/>Review comment:</text:p>
            <text:p><text:s text:c="3"/>👍 I also removed the unused rowGroupSize instance variable </text:p>
            <text:p/>
            <text:p>-</text:p>
            <text:p>---------------------------------------------------------------</text:p>
            <text:p>This is an automated message fr</text:p>
            <text:p>om the Apache Git Service.</text:p>
            <text:p>To respond to the message, please log on GitHub and use the</text:p>
            <text:p>URL abov</text:p>
            <text:p>e to go to the specific comment.</text:p>
            <text:p><text:s/></text:p>
            <text:p>For queries about this service, please contact Infrastructur</text:p>
            <text:p>e at:</text:p>
            <text:p>users@infra.apache.org</text:p>
            <text:p/>
          </table:table-cell>
          <table:table-cell table:number-columns-repeated="1019"/>
        </table:table-row>
        <table:table-row table:style-name="ro43">
          <table:table-cell table:number-columns-repeated="3"/>
          <table:table-cell office:value-type="string">
            <text:p>16528070</text:p>
          </table:table-cell>
          <table:table-cell office:value-type="string">
            <text:p>rgruener closed pull request #495: PARQUET-409: Add a configuration key that controls min/max r</text:p>
            <text:p>ow count for block size check</text:p>
            <text:p>URL: https://github.com/apache/parquet-mr/pull/495</text:p>
            <text:p><text:s/></text:p>
            <text:p><text:s/></text:p>
            <text:p><text:s text:c="3"/></text:p>
            <text:p/>
            <text:p>This </text:p>
            <text:p>is a PR merged from a forked repository.</text:p>
            <text:p>As GitHub hides the original diff on merge, it is disp</text:p>
            <text:p>layed below for</text:p>
            <text:p>the sake of provenance:</text:p>
            <text:p/>
            <text:p>As this is a foreign pull request (from a fork), the d</text:p>
            <text:p>iff is supplied</text:p>
            <text:p>below (as it won't show otherwise due to GitHub magic):</text:p>
            <text:p/>
            <text:p/>
            <text:p/>
            <text:p><text:s/></text:p>
            <text:p/>
            <text:p>-----------------</text:p>
            <text:p>-----------------------------------------------</text:p>
            <text:p>This is an automated message from the Apache Gi</text:p>
            <text:p>t Service.</text:p>
            <text:p>To respond to the message, please log on GitHub and use the</text:p>
            <text:p>URL above to go to the s</text:p>
            <text:p>pecific comment.</text:p>
            <text:p><text:s/></text:p>
            <text:p>For queries about this service, please contact Infrastructure at:</text:p>
            <text:p>users@infr</text:p>
            <text:p>a.apache.org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2381</text:p>
          </table:table-cell>
          <table:table-cell office:value-type="string">
            <text:p>PARQUET-408</text:p>
          </table:table-cell>
          <table:table-cell office:value-type="string">
            <text:p>Shutdown hook in parquet-avro library corrupts data and disables logging</text:p>
          </table:table-cell>
          <table:table-cell table:number-columns-repeated="1021"/>
        </table:table-row>
        <table:table-row table:style-name="ro24">
          <table:table-cell table:number-columns-repeated="3"/>
          <table:table-cell office:value-type="string">
            <text:p>15060737</text:p>
          </table:table-cell>
          <table:table-cell office:value-type="string">
            <text:p>[~turek@avast.com], thank you for the very detailed report of what you're seeing. Bug reports l</text:p>
            <text:p>ike this are much easier to work with.</text:p>
            <text:p/>
            <text:p>I'm not sure I'm convinced that this is a bug with Parq</text:p>
            <text:p>uet. If I understand correctly, you're using a Java 7 try-with-resources block to instantiate t</text:p>
            <text:p>he parquet-avro writer, which is calls close on that writer when it exits. That happens only wh</text:p>
            <text:p>en the thread is signaled via AtomicBoolean finished. Finished is set in your shutdown hook, so</text:p>
            <text:p><text:s/>your when hook runs, it gracefully shuts down the writing thread, which closes the file. But t</text:p>
            <text:p>he error you're seeing is from closing the Parquet file after the underlying file stream has be</text:p>
            <text:p>en closed. Parquet doesn't have a shutdown hook that causes that, I think [HDFS does|https://gi</text:p>
            <text:p>thub.com/apache/hadoop/blob/cbc7b6bf97a80c39d4bbb3005e42dacae6726baf/hadoop-common-project/hado</text:p>
            <text:p>op-common/src/main/java/org/apache/hadoop/fs/FileSystem.java#L2873].</text:p>
            <text:p/>
            <text:p>I think the problem is th</text:p>
            <text:p>at your hook gets called to shut down after the HDFS client closes all of its connections. That</text:p>
            <text:p>'s solved by your work-around, which I think isn't a work around so much as the only way to do </text:p>
            <text:p>what you want to with HDFS. :)</text:p>
            <text:p/>
            <text:p>Does that sound reasonable? I think the logging issues are unre</text:p>
            <text:p>lated, too.</text:p>
          </table:table-cell>
          <table:table-cell table:number-columns-repeated="1019"/>
        </table:table-row>
        <table:table-row table:style-name="ro44">
          <table:table-cell table:number-columns-repeated="3"/>
          <table:table-cell office:value-type="string">
            <text:p>15061970</text:p>
          </table:table-cell>
          <table:table-cell office:value-type="string">
            <text:p>Hi Ryan, thank you for the very quick response and pointing to FileSystem class. I found config</text:p>
            <text:p>uration "fs.automatic.close" in its code, setting it to "false" solves the corruption of files </text:p>
            <text:p>too.</text:p>
            <text:p/>
            <text:p>https://hadoop.apache.org/docs/current/hadoop-project-dist/hadoop-common/core-default.xml</text:p>
            <text:p/>
            <text:p/>
            <text:p>{quote}</text:p>
            <text:p>By default, FileSystem instances are automatically closed at program exit using a JVM</text:p>
            <text:p><text:s/>shutdown hook. Setting this property to false disables this behavior. This is an advanced opti</text:p>
            <text:p>on that should only be used by server applications requiring a more carefully orchestrated shut</text:p>
            <text:p>down sequence.</text:p>
            <text:p>{quote}</text:p>
            <text:p/>
            <text:p>I don't expect that the last closed Parquet writer will also close the </text:p>
            <text:p>underlying instance of FileSystem, on the other hand it is not accessible to the application co</text:p>
            <text:p>de at all. Should I call static {{FileSystem.closeAll()}} by myself? It's pretty undocumented a</text:p>
            <text:p>nd looks like broken by design in Hadoop... or I missed something again.</text:p>
            <text:p/>
            <text:p>Why do you think the </text:p>
            <text:p>logging issues are unrelated? Parquet library disables application logging for no reason, it lo</text:p>
            <text:p>oks like very related for me. I have updated the example to support also sequence files to show</text:p>
            <text:p><text:s/>you differences (parquet-broken-shutdown_2015-12-17.tar.gz). </text:p>
            <text:p/>
            <text:p>While using sequence files I se</text:p>
            <text:p>e:</text:p>
            <text:p/>
            <text:p>{noformat}</text:p>
            <text:p>...</text:p>
            <text:p>2015-12-17 13:09:30.249 TRACE c.a.b.parquet.ParquetBrokenShutdown [main]: Wr</text:p>
            <text:p>iting record: {"test": "test value"} (ParquetBrokenShutdown.java:136)</text:p>
            <text:p>2015-12-17 13:09:31.250 T</text:p>
            <text:p>RACE c.a.b.parquet.ParquetBrokenShutdown [main]: Writing record: {"test": "test value"} (Parque</text:p>
            <text:p>tBrokenShutdown.java:136)</text:p>
            <text:p>Logging test: stopping application</text:p>
            <text:p>2015-12-17 13:09:31.913 INFO <text:s/>c.a.</text:p>
            <text:p>b.parquet.ParquetBrokenShutdown [Thread-0]: =============== STOPPING APPLICATION ==============</text:p>
            <text:p>= (ParquetBrokenShutdown.java:176)</text:p>
            <text:p>2015-12-17 13:09:31.913 TRACE c.a.b.parquet.ParquetBrokenShu</text:p>
            <text:p>tdown [Thread-0]: Logging test: stopping application (ParquetBrokenShutdown.java:177)</text:p>
            <text:p>2015-12-1</text:p>
            <text:p>7 13:09:31.913 DEBUG c.a.b.parquet.ParquetBrokenShutdown [Thread-0]: Logging test: stopping app</text:p>
            <text:p>lication (ParquetBrokenShutdown.java:178)</text:p>
            <text:p>2015-12-17 13:09:31.913 INFO <text:s/>c.a.b.parquet.ParquetBr</text:p>
            <text:p>okenShutdown [Thread-0]: Logging test: stopping application (ParquetBrokenShutdown.java:179)</text:p>
            <text:p>20</text:p>
            <text:p>15-12-17 13:09:31.913 WARN <text:s/>c.a.b.parquet.ParquetBrokenShutdown [Thread-0]: Logging test: stopp</text:p>
            <text:p>ing application (ParquetBrokenShutdown.java:180)</text:p>
            <text:p>2015-12-17 13:09:31.913 ERROR c.a.b.parquet.Pa</text:p>
            <text:p>rquetBrokenShutdown [Thread-0]: Logging test: stopping application (ParquetBrokenShutdown.java:</text:p>
            <text:p>181)</text:p>
            <text:p>2015-12-17 13:09:31.913 INFO <text:s/>c.a.b.parquet.ParquetBrokenShutdown [Thread-0]: Closing inst</text:p>
            <text:p>ance (ParquetBrokenShutdown.java:61)</text:p>
            <text:p>2015-12-17 13:09:32.251 DEBUG c.a.b.parquet.ParquetBrokenS</text:p>
            <text:p>hutdown [main]: Closing sequence file: hdfs://nameservice1/user/turek/bugreport.seq (ParquetBro</text:p>
            <text:p>kenShutdown.java:141)</text:p>
            <text:p>2015-12-17 13:09:32.425 DEBUG c.a.b.parquet.ParquetBrokenShutdown [main]:</text:p>
            <text:p><text:s/>Sequence file closed: hdfs://nameservice1/user/turek/bugreport.seq (ParquetBrokenShutdown.java</text:p>
            <text:p>:144)</text:p>
            <text:p>2015-12-17 13:09:32.425 INFO <text:s/>c.a.b.parquet.ParquetBrokenShutdown [main]: ===============</text:p>
            <text:p><text:s/>APPLICATION FINISHED =============== (ParquetBrokenShutdown.java:176)</text:p>
            <text:p>2015-12-17 13:09:32.425 </text:p>
            <text:p>TRACE c.a.b.parquet.ParquetBrokenShutdown [main]: Logging test: application finished (ParquetBr</text:p>
            <text:p>okenShutdown.java:177)</text:p>
            <text:p>2015-12-17 13:09:32.426 DEBUG c.a.b.parquet.ParquetBrokenShutdown [main]</text:p>
            <text:p>: Logging test: application finished (ParquetBrokenShutdown.java:178)</text:p>
            <text:p>2015-12-17 13:09:32.426 I</text:p>
            <text:p>NFO <text:s/>c.a.b.parquet.ParquetBrokenShutdown [main]: Logging test: application finished (ParquetBro</text:p>
            <text:p>kenShutdown.java:179)</text:p>
            <text:p>2015-12-17 13:09:32.426 WARN <text:s/>c.a.b.parquet.ParquetBrokenShutdown [main]:</text:p>
            <text:p><text:s/>Logging test: application finished (ParquetBrokenShutdown.java:180)</text:p>
            <text:p>2015-12-17 13:09:32.426 ER</text:p>
            <text:p>ROR c.a.b.parquet.ParquetBrokenShutdown [main]: Logging test: application finished (ParquetBrok</text:p>
            <text:p>enShutdown.java:181)</text:p>
            <text:p>Logging test: application finished</text:p>
            <text:p>2015-12-17 13:09:32.527 INFO <text:s/>c.a.b.par</text:p>
            <text:p>quet.ParquetBrokenShutdown [Thread-0]: =============== SHUTDOWN HOOK FINISHED =============== (</text:p>
            <text:p>ParquetBrokenShutdown.java:176)</text:p>
            <text:p>2015-12-17 13:09:32.528 TRACE c.a.b.parquet.ParquetBrokenShutdo</text:p>
            <text:p>wn [Thread-0]: Logging test: shutdown hook finished (ParquetBrokenShutdown.java:177)</text:p>
            <text:p>2015-12-17</text:p>
            <text:p><text:s/>13:09:32.528 DEBUG c.a.b.parquet.ParquetBrokenShutdown [Thread-0]: Logging test: shutdown hook</text:p>
            <text:p><text:s/>finished (ParquetBrokenShutdown.java:178)</text:p>
            <text:p>2015-12-17 13:09:32.528 INFO <text:s/>c.a.b.parquet.ParquetB</text:p>
            <text:p>rokenShutdown [Thread-0]: Logging test: shutdown hook finished (ParquetBrokenShutdown.java:179)</text:p>
            <text:p/>
            <text:p>2015-12-17 13:09:32.528 WARN <text:s/>c.a.b.parquet.ParquetBrokenShutdown [Thread-0]: Logging test: sh</text:p>
            <text:p>utdown hook finished (ParquetBrokenShutdown.java:180)</text:p>
            <text:p>2015-12-17 13:09:32.528 ERROR c.a.b.parqu</text:p>
            <text:p>et.ParquetBrokenShutdown [Thread-0]: Logging test: shutdown hook finished (ParquetBrokenShutdow</text:p>
            <text:p>n.java:181)</text:p>
            <text:p>Logging test: shutdown hook finished</text:p>
            <text:p>{noformat}</text:p>
            <text:p/>
            <text:p>But while using Parquet files and </text:p>
            <text:p>parquet-avro library I see only:</text:p>
            <text:p/>
            <text:p>{noformat}</text:p>
            <text:p>...</text:p>
            <text:p>2015-12-17 13:10:36.909 TRACE c.a.b.parquet.Pa</text:p>
            <text:p>rquetBrokenShutdown [main]: Writing record: {"test": "test value"} (ParquetBrokenShutdown.java:</text:p>
            <text:p>110)</text:p>
            <text:p>2015-12-17 13:10:37.910 TRACE c.a.b.parquet.ParquetBrokenShutdown [main]: Writing record: </text:p>
            <text:p>{"test": "test value"} (ParquetBrokenShutdown.java:110)</text:p>
            <text:p>Logging test: stopping application</text:p>
            <text:p>SLF4</text:p>
            <text:p>J: Failed to load class "org.slf4j.impl.StaticLoggerBinder".</text:p>
            <text:p>SLF4J: Defaulting to no-operation </text:p>
            <text:p>(NOP) logger implementation</text:p>
            <text:p>SLF4J: See http://www.slf4j.org/codes.html#StaticLoggerBinder for f</text:p>
            <text:p>urther details.</text:p>
            <text:p>Logging test: application finished</text:p>
            <text:p>Logging test: shutdown hook finished</text:p>
            <text:p>{noform</text:p>
            <text:p>at}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>
            <text:p>15062411</text:p>
          </table:table-cell>
          <table:table-cell office:value-type="string">
            <text:p>After you're done closing Parquet files, I think you should call {{FileSystem.closeAll()}} sinc</text:p>
            <text:p>e that is what the hook you've disabled would do.</text:p>
            <text:p/>
            <text:p>I think your file corruption issue is now un</text:p>
            <text:p>derstood and the logging problem isn't causing it. That's what I mean when I say they are indep</text:p>
            <text:p>endent.</text:p>
            <text:p/>
            <text:p>PARQUET-369 will only drop logs from thrift within parquet-format, and the only one I'</text:p>
            <text:p>ve seen is when close, not flush, fails. That didn't happen here because the exception wasn't c</text:p>
            <text:p>aught, logged, and suppressed in thrift. It was correctly propagated up to your application. Yo</text:p>
            <text:p>u can see in the stack trace that it went through TIOStreamTransport. You may be right that we </text:p>
            <text:p>should expose the logs with the trade-off of adding the dependency, which we are discussing on </text:p>
            <text:p>that issue.</text:p>
            <text:p/>
            <text:p>I'm not sure what the problem you're seeing in this application is, but it looks l</text:p>
            <text:p>ike it is related to not configuring SLF4J. All of the log lines you list above that are missin</text:p>
            <text:p>g are from your application, not from calls into Parque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4967</text:p>
          </table:table-cell>
          <table:table-cell office:value-type="string">
            <text:p>Logging breaks in shutdown hooks because log4js own shutdown hook is being called in parallel w</text:p>
            <text:p>ith the others. This can be disabled via configuration in log4j2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47589</text:p>
          </table:table-cell>
          <table:table-cell office:value-type="string">
            <text:p>Thanks, Jim! I think that closes out what we needed to explain here. We'll follow up on the Par</text:p>
            <text:p>quet logging changes in PARQUET-412 and I'll close this issue. Feel free to re-open if I missed</text:p>
            <text:p><text:s/>something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5148233</text:p>
          </table:table-cell>
          <table:table-cell office:value-type="string">
            <text:p>Hi Jim, can you point to a related code snippet where log4j2 comes from? I can't find anything,</text:p>
            <text:p><text:s/>where did you find it? Is it shadowed somewhere similarly to slf4j-api and slf4j-nop in parque</text:p>
            <text:p>t-format? Our project doesn't use it at all and there is no related JAR in dependencies. We use</text:p>
            <text:p><text:s/>standard slf4j-api, various slf4j bridges and logback as logger implementation. It's also quit</text:p>
            <text:p>e bad idea to configure logging of everything e.g. in logback.xml and have a second configurati</text:p>
            <text:p>on file only due to one concrete library that is not well behaved. Am I the only one who see it</text:p>
            <text:p>? ;-)</text:p>
            <text:p/>
            <text:p>{noformat}</text:p>
            <text:p>find . -name '*log4j*'</text:p>
            <text:p>./log4j-over-slf4j-1.7.14.jar</text:p>
            <text:p>{noformat}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5148323</text:p>
          </table:table-cell>
          <table:table-cell office:value-type="string">
            <text:p>I have just tried to add `log4j.xml` and `log4j2.xml` on classpath but it didn't help as expect</text:p>
            <text:p>ed.</text:p>
            <text:p/>
            <text:p>http://coders-kitchen.com/2014/01/29/tip-disable-log4j-2s-shutdown-handler/</text:p>
            <text:p/>
            <text:p>{noformat}</text:p>
            <text:p>&lt;?</text:p>
            <text:p>xml version="1.0" encoding="UTF-8"?&gt;</text:p>
            <text:p>&lt;Configuration status="WARN" monitoringInterval="30" shutd</text:p>
            <text:p>ownHook="disable"&gt;</text:p>
            <text:p><text:s text:c="4"/>&lt;!-- Empty --&gt;</text:p>
            <text:p>&lt;/Configuration&gt;</text:p>
            <text:p>{noformat}</text:p>
            <text:p/>
            <text:p>Adding {{import org.apache.l</text:p>
            <text:p>ogging.log4j.Logger;}} introduces a compiler error so I'm pretty sure, log4j2 is not the cause.</text:p>
            <text:p/>
            <text:p/>
            <text:p>Can you update the attached sample code and make it functional to demonstrate your fix, pleas</text:p>
            <text:p>e?</text:p>
          </table:table-cell>
          <table:table-cell table:number-columns-repeated="1019"/>
        </table:table-row>
        <table:table-row table:style-name="ro45">
          <table:table-cell table:number-columns-repeated="3"/>
          <table:table-cell office:value-type="string">
            <text:p>15148540</text:p>
          </table:table-cell>
          <table:table-cell office:value-type="string">
            <text:p>Ok, I was debugging for a while and finally found what is happening. Logging is not disabled on</text:p>
            <text:p><text:s/>shutdown at all but shutdown hook of {{java.util.logging}} corrupts stdout stream. Messages th</text:p>
            <text:p>at go to {{System.out}} using {{ConsoleAppender}} are not written, because the stream is closed</text:p>
            <text:p>. On the other hand messages that go to a file using {{RollingFileAppender}} are correctly ther</text:p>
            <text:p>e.</text:p>
            <text:p/>
            <text:p>Bellow is a detailed analysis if anyone is interested. Note there is a workaround at the ve</text:p>
            <text:p>ry end.</text:p>
            <text:p/>
            <text:p/>
            <text:p>Effective logback.xml:</text:p>
            <text:p/>
            <text:p>{noformat}</text:p>
            <text:p>&lt;?xml version="1.0" encoding="UTF-8" ?&gt;</text:p>
            <text:p>&lt;configura</text:p>
            <text:p>tion scan="true" scanPeriod="30 seconds"&gt;</text:p>
            <text:p><text:s text:c="4"/>&lt;appender name="STDOUT" class="ch.qos.logback.cor</text:p>
            <text:p>e.ConsoleAppender"&gt;</text:p>
            <text:p><text:s text:c="8"/>&lt;encoder&gt;</text:p>
            <text:p><text:s text:c="12"/>&lt;pattern&gt;%d{yyyy-MM-dd HH:mm:ss.SSS} %-5level</text:p>
            <text:p><text:s/>%-35logger{35} [%thread]: %msg \(%file:%line\)%n%xThrowable{full}&lt;/pattern&gt;</text:p>
            <text:p><text:s text:c="8"/>&lt;/encoder&gt;</text:p>
            <text:p/>
            <text:p><text:s text:c="4"/>&lt;/appender&gt;</text:p>
            <text:p/>
            <text:p><text:s text:c="4"/>&lt;appender name="FILE" class="ch.qos.logback.core.rolling.RollingFileAppen</text:p>
            <text:p>der"&gt;</text:p>
            <text:p><text:s text:c="8"/>&lt;file&gt;test.log&lt;/file&gt;</text:p>
            <text:p/>
            <text:p><text:s text:c="8"/>&lt;rollingPolicy class="ch.qos.logback.core.rolling.</text:p>
            <text:p>TimeBasedRollingPolicy"&gt;</text:p>
            <text:p><text:s text:c="12"/>&lt;fileNamePattern&gt;test.log.%d{yyyy-MM-dd}_%i.gz&lt;/fileNamePa</text:p>
            <text:p>ttern&gt;</text:p>
            <text:p><text:s text:c="12"/>&lt;maxHistory&gt;30&lt;/maxHistory&gt;</text:p>
            <text:p><text:s text:c="12"/>&lt;timeBasedFileNamingAndTriggeringPol</text:p>
            <text:p>icy class="ch.qos.logback.core.rolling.SizeAndTimeBasedFNATP"&gt;</text:p>
            <text:p><text:s text:c="16"/>&lt;maxFileSize&gt;250</text:p>
            <text:p>MB&lt;/maxFileSize&gt;</text:p>
            <text:p><text:s text:c="12"/>&lt;/timeBasedFileNamingAndTriggeringPolicy&gt;</text:p>
            <text:p><text:s text:c="8"/>&lt;/rollingPolicy&gt;</text:p>
            <text:p/>
            <text:p/>
            <text:p><text:s text:c="8"/>&lt;encoder&gt;</text:p>
            <text:p><text:s text:c="12"/>&lt;pattern&gt;%d{yyyy-MM-dd HH:mm:ss.SSS} %-5level %-45logger{45} [%</text:p>
            <text:p>thread]: %msg%n%xThrowable{full}&lt;/pattern&gt;</text:p>
            <text:p><text:s text:c="8"/>&lt;/encoder&gt;</text:p>
            <text:p><text:s text:c="4"/>&lt;/appender&gt;</text:p>
            <text:p/>
            <text:p><text:s text:c="4"/>&lt;root level=</text:p>
            <text:p>"INFO"&gt;</text:p>
            <text:p><text:s text:c="8"/>&lt;appender-ref ref="STDOUT"/&gt;</text:p>
            <text:p><text:s text:c="8"/>&lt;appender-ref ref="FILE"/&gt;</text:p>
            <text:p><text:s text:c="4"/>&lt;/root&gt;</text:p>
            <text:p/>
            <text:p><text:s text:c="2"/></text:p>
            <text:p><text:s text:c="2"/>&lt;logger name="com.avast.bugreport" level="TRACE"/&gt;</text:p>
            <text:p>&lt;/configuration&gt;</text:p>
            <text:p>{noformat}</text:p>
            <text:p/>
            <text:p/>
            <text:p>Output on co</text:p>
            <text:p>nsole or in JIdea IDE:</text:p>
            <text:p/>
            <text:p>{noformat}</text:p>
            <text:p>Logging test: starting application</text:p>
            <text:p>Logging test: application</text:p>
            <text:p><text:s/>started</text:p>
            <text:p>2016-02-16 12:39:58.922 INFO <text:s/>c.a.b.parquet.ParquetBrokenShutdown [main]: ============</text:p>
            <text:p>=== STARTING APPLICATION =============== (ParquetBrokenShutdown.java:177)</text:p>
            <text:p>2016-02-16 12:39:58.9</text:p>
            <text:p>28 TRACE c.a.b.parquet.ParquetBrokenShutdown [main]: Logging test: starting application (Parque</text:p>
            <text:p>tBrokenShutdown.java:178)</text:p>
            <text:p>2016-02-16 12:39:58.928 DEBUG c.a.b.parquet.ParquetBrokenShutdown [ma</text:p>
            <text:p>in]: Logging test: starting application (ParquetBrokenShutdown.java:179)</text:p>
            <text:p>2016-02-16 12:39:58.92</text:p>
            <text:p>8 INFO <text:s/>c.a.b.parquet.ParquetBrokenShutdown [main]: Logging test: starting application (Parquet</text:p>
            <text:p>BrokenShutdown.java:180)</text:p>
            <text:p>2016-02-16 12:39:58.928 WARN <text:s/>c.a.b.parquet.ParquetBrokenShutdown [mai</text:p>
            <text:p>n]: Logging test: starting application (ParquetBrokenShutdown.java:181)</text:p>
            <text:p>2016-02-16 12:39:58.928</text:p>
            <text:p><text:s/>ERROR c.a.b.parquet.ParquetBrokenShutdown [main]: Logging test: starting application (ParquetB</text:p>
            <text:p>rokenShutdown.java:182)</text:p>
            <text:p>2016-02-16 12:39:58.929 INFO <text:s/>c.a.b.parquet.ParquetBrokenShutdown [main</text:p>
            <text:p>]: =============== APPLICATION STARTED =============== (ParquetBrokenShutdown.java:177)</text:p>
            <text:p>2016-02</text:p>
            <text:p>-16 12:39:58.930 TRACE c.a.b.parquet.ParquetBrokenShutdown [main]: Logging test: application st</text:p>
            <text:p>arted (ParquetBrokenShutdown.java:178)</text:p>
            <text:p>2016-02-16 12:39:58.930 DEBUG c.a.b.parquet.ParquetBroke</text:p>
            <text:p>nShutdown [main]: Logging test: application started (ParquetBrokenShutdown.java:179)</text:p>
            <text:p>2016-02-16</text:p>
            <text:p><text:s/>12:39:58.930 INFO <text:s/>c.a.b.parquet.ParquetBrokenShutdown [main]: Logging test: application start</text:p>
            <text:p>ed (ParquetBrokenShutdown.java:180)</text:p>
            <text:p>2016-02-16 12:39:58.930 WARN <text:s/>c.a.b.parquet.ParquetBrokenSh</text:p>
            <text:p>utdown [main]: Logging test: application started (ParquetBrokenShutdown.java:181)</text:p>
            <text:p>2016-02-16 12</text:p>
            <text:p>:39:58.931 ERROR c.a.b.parquet.ParquetBrokenShutdown [main]: Logging test: application started </text:p>
            <text:p>(ParquetBrokenShutdown.java:182)</text:p>
            <text:p>2016-02-16 12:39:59.188 DEBUG c.a.b.parquet.ParquetBrokenShutd</text:p>
            <text:p>own [main]: Opening Parquet file: hdfs://nameservice1/user/turek/bugreport.parquet (ParquetBrok</text:p>
            <text:p>enShutdown.java:95)</text:p>
            <text:p>2016-02-16 12:39:59.335 WARN <text:s/>o.a.hadoop.util.NativeCodeLoader <text:s text:c="3"/>[main]: U</text:p>
            <text:p>nable to load native-hadoop library for your platform... using builtin-java classes where appli</text:p>
            <text:p>cable (NativeCodeLoader.java:62)</text:p>
            <text:p>2016-02-16 12:40:00.228 INFO <text:s/>o.a.hadoop.io.compress.CodecPool</text:p>
            <text:p><text:s text:c="4"/>[main]: Got brand-new compressor [.gz] (CodecPool.java:151)</text:p>
            <text:p>2016-02-16 12:40:00.295 DEBUG c</text:p>
            <text:p>.a.b.parquet.ParquetBrokenShutdown [main]: Parquet file opened: hdfs://nameservice1/user/turek/</text:p>
            <text:p>bugreport.parquet (ParquetBrokenShutdown.java:105)</text:p>
            <text:p>2016-02-16 12:40:00.297 TRACE c.a.b.parquet.</text:p>
            <text:p>ParquetBrokenShutdown [main]: Writing record: {"test": "test value"} (ParquetBrokenShutdown.jav</text:p>
            <text:p>a:111)</text:p>
            <text:p>2016-02-16 12:40:01.299 TRACE c.a.b.parquet.ParquetBrokenShutdown [main]: Writing record</text:p>
            <text:p>: {"test": "test value"} (ParquetBrokenShutdown.java:111)</text:p>
            <text:p>2016-02-16 12:40:02.299 TRACE c.a.b.p</text:p>
            <text:p>arquet.ParquetBrokenShutdown [main]: Writing record: {"test": "test value"} (ParquetBrokenShutd</text:p>
            <text:p>own.java:111)</text:p>
            <text:p>2016-02-16 12:40:03.301 TRACE c.a.b.parquet.ParquetBrokenShutdown [main]: Writing</text:p>
            <text:p><text:s/>record: {"test": "test value"} (ParquetBrokenShutdown.java:111)</text:p>
            <text:p>2016-02-16 12:40:03.585 INFO <text:s/></text:p>
            <text:p>c.a.b.parquet.ParquetBrokenShutdown [Thread-0]: =============== STOPPING APPLICATION ==========</text:p>
            <text:p>===== (ParquetBrokenShutdown.java:177)</text:p>
            <text:p>Logging test: stopping application</text:p>
            <text:p>Logging test: applica</text:p>
            <text:p>tion finished</text:p>
            <text:p>Logging test: shutdown hook finished</text:p>
            <text:p/>
            <text:p>Process finished with exit code 143</text:p>
            <text:p>{noform</text:p>
            <text:p>at}</text:p>
            <text:p/>
            <text:p/>
            <text:p>Output in {{test.log}} file:</text:p>
            <text:p/>
            <text:p>{noformat}</text:p>
            <text:p>2016-02-16 12:39:58.922 INFO <text:s/>c.a.bugreport.parq</text:p>
            <text:p>uet.ParquetBrokenShutdown <text:s text:c="2"/>[main]: =============== STARTING APPLICATION ===============</text:p>
            <text:p>2016-0</text:p>
            <text:p>2-16 12:39:58.928 TRACE c.a.bugreport.parquet.ParquetBrokenShutdown <text:s text:c="2"/>[main]: Logging test: sta</text:p>
            <text:p>rting application</text:p>
            <text:p>2016-02-16 12:39:58.928 DEBUG c.a.bugreport.parquet.ParquetBrokenShutdown <text:s text:c="2"/>[</text:p>
            <text:p>main]: Logging test: starting application</text:p>
            <text:p>2016-02-16 12:39:58.928 INFO <text:s/>c.a.bugreport.parquet.P</text:p>
            <text:p>arquetBrokenShutdown <text:s text:c="2"/>[main]: Logging test: starting application</text:p>
            <text:p>2016-02-16 12:39:58.928 WARN </text:p>
            <text:p><text:s/>c.a.bugreport.parquet.ParquetBrokenShutdown <text:s text:c="2"/>[main]: Logging test: starting application</text:p>
            <text:p>2016-</text:p>
            <text:p>02-16 12:39:58.928 ERROR c.a.bugreport.parquet.ParquetBrokenShutdown <text:s text:c="2"/>[main]: Logging test: st</text:p>
            <text:p>arting application</text:p>
            <text:p>2016-02-16 12:39:58.929 INFO <text:s/>c.a.bugreport.parquet.ParquetBrokenShutdown <text:s text:c="2"/></text:p>
            <text:p>[main]: =============== APPLICATION STARTED ===============</text:p>
            <text:p>2016-02-16 12:39:58.930 TRACE c.a.b</text:p>
            <text:p>ugreport.parquet.ParquetBrokenShutdown <text:s text:c="2"/>[main]: Logging test: application started</text:p>
            <text:p>2016-02-16 1</text:p>
            <text:p>2:39:58.930 DEBUG c.a.bugreport.parquet.ParquetBrokenShutdown <text:s text:c="2"/>[main]: Logging test: applicati</text:p>
            <text:p>on started</text:p>
            <text:p>2016-02-16 12:39:58.930 INFO <text:s/>c.a.bugreport.parquet.ParquetBrokenShutdown <text:s text:c="2"/>[main]: </text:p>
            <text:p>Logging test: application started</text:p>
            <text:p>2016-02-16 12:39:58.930 WARN <text:s/>c.a.bugreport.parquet.ParquetBr</text:p>
            <text:p>okenShutdown <text:s text:c="2"/>[main]: Logging test: application started</text:p>
            <text:p>2016-02-16 12:39:58.931 ERROR c.a.bugr</text:p>
            <text:p>eport.parquet.ParquetBrokenShutdown <text:s text:c="2"/>[main]: Logging test: application started</text:p>
            <text:p>2016-02-16 12:3</text:p>
            <text:p>9:59.188 DEBUG c.a.bugreport.parquet.ParquetBrokenShutdown <text:s text:c="2"/>[main]: Opening Parquet file: hdfs</text:p>
            <text:p>://nameservice1/user/turek/bugreport.parquet</text:p>
            <text:p>2016-02-16 12:39:59.335 WARN <text:s/>org.apache.hadoop.ut</text:p>
            <text:p>il.NativeCodeLoader <text:s text:c="6"/>[main]: Unable to load native-hadoop library for your platform... usi</text:p>
            <text:p>ng builtin-java classes where applicable</text:p>
            <text:p>2016-02-16 12:40:00.228 INFO <text:s/>org.apache.hadoop.io.com</text:p>
            <text:p>press.CodecPool <text:s text:c="6"/>[main]: Got brand-new compressor [.gz]</text:p>
            <text:p>2016-02-16 12:40:00.295 DEBUG c.a.</text:p>
            <text:p>bugreport.parquet.ParquetBrokenShutdown <text:s text:c="2"/>[main]: Parquet file opened: hdfs://nameservice1/user</text:p>
            <text:p>/turek/bugreport.parquet</text:p>
            <text:p>2016-02-16 12:40:00.297 TRACE c.a.bugreport.parquet.ParquetBrokenShutd</text:p>
            <text:p>own <text:s text:c="2"/>[main]: Writing record: {"test": "test value"}</text:p>
            <text:p>2016-02-16 12:40:01.299 TRACE c.a.bugrepor</text:p>
            <text:p>t.parquet.ParquetBrokenShutdown <text:s text:c="2"/>[main]: Writing record: {"test": "test value"}</text:p>
            <text:p>2016-02-16 12:</text:p>
            <text:p>40:02.299 TRACE c.a.bugreport.parquet.ParquetBrokenShutdown <text:s text:c="2"/>[main]: Writing record: {"test": </text:p>
            <text:p>"test value"}</text:p>
            <text:p>2016-02-16 12:40:03.301 TRACE c.a.bugreport.parquet.ParquetBrokenShutdown <text:s text:c="2"/>[main</text:p>
            <text:p>]: Writing record: {"test": "test value"}</text:p>
            <text:p>2016-02-16 12:40:03.585 INFO <text:s/>c.a.bugreport.parquet.P</text:p>
            <text:p>arquetBrokenShutdown <text:s text:c="2"/>[Thread-0]: =============== STOPPING APPLICATION ===============</text:p>
            <text:p>2016-02</text:p>
            <text:p>-16 12:40:03.585 TRACE c.a.bugreport.parquet.ParquetBrokenShutdown <text:s text:c="2"/>[Thread-0]: Logging test: </text:p>
            <text:p>stopping application</text:p>
            <text:p>2016-02-16 12:40:03.585 DEBUG c.a.bugreport.parquet.ParquetBrokenShutdown </text:p>
            <text:p><text:s text:c="2"/>[Thread-0]: Logging test: stopping application</text:p>
            <text:p>2016-02-16 12:40:03.585 INFO <text:s/>c.a.bugreport.pa</text:p>
            <text:p>rquet.ParquetBrokenShutdown <text:s text:c="2"/>[Thread-0]: Logging test: stopping application</text:p>
            <text:p>2016-02-16 12:40:0</text:p>
            <text:p>3.585 WARN <text:s/>c.a.bugreport.parquet.ParquetBrokenShutdown <text:s text:c="2"/>[Thread-0]: Logging test: stopping ap</text:p>
            <text:p>plication</text:p>
            <text:p>2016-02-16 12:40:03.586 ERROR c.a.bugreport.parquet.ParquetBrokenShutdown <text:s text:c="2"/>[Thread-0</text:p>
            <text:p>]: Logging test: stopping application</text:p>
            <text:p>2016-02-16 12:40:03.586 INFO <text:s/>c.a.bugreport.parquet.Parqu</text:p>
            <text:p>etBrokenShutdown <text:s text:c="2"/>[Thread-0]: Closing instance</text:p>
            <text:p>2016-02-16 12:40:04.302 DEBUG c.a.bugreport.par</text:p>
            <text:p>quet.ParquetBrokenShutdown <text:s text:c="2"/>[main]: Closing Parquet file: hdfs://nameservice1/user/turek/bugre</text:p>
            <text:p>port.parquet</text:p>
            <text:p>2016-02-16 12:40:04.514 DEBUG c.a.bugreport.parquet.ParquetBrokenShutdown <text:s text:c="2"/>[main]</text:p>
            <text:p>: Parquet file closed: hdfs://nameservice1/user/turek/bugreport.parquet</text:p>
            <text:p>2016-02-16 12:40:04.514</text:p>
            <text:p><text:s/>INFO <text:s/>c.a.bugreport.parquet.ParquetBrokenShutdown <text:s text:c="2"/>[main]: =============== APPLICATION FINISH</text:p>
            <text:p>ED ===============</text:p>
            <text:p>2016-02-16 12:40:04.514 TRACE c.a.bugreport.parquet.ParquetBrokenShutdown <text:s text:c="2"/></text:p>
            <text:p>[main]: Logging test: application finished</text:p>
            <text:p>2016-02-16 12:40:04.514 DEBUG c.a.bugreport.parquet.</text:p>
            <text:p>ParquetBrokenShutdown <text:s text:c="2"/>[main]: Logging test: application finished</text:p>
            <text:p>2016-02-16 12:40:04.515 INFO</text:p>
            <text:p><text:s text:c="2"/>c.a.bugreport.parquet.ParquetBrokenShutdown <text:s text:c="2"/>[main]: Logging test: application finished</text:p>
            <text:p>2016</text:p>
            <text:p>-02-16 12:40:04.515 WARN <text:s/>c.a.bugreport.parquet.ParquetBrokenShutdown <text:s text:c="2"/>[main]: Logging test: a</text:p>
            <text:p>pplication finished</text:p>
            <text:p>2016-02-16 12:40:04.515 ERROR c.a.bugreport.parquet.ParquetBrokenShutdown <text:s/></text:p>
            <text:p><text:s/>[main]: Logging test: application finished</text:p>
            <text:p>2016-02-16 12:40:04.616 INFO <text:s/>c.a.bugreport.parquet</text:p>
            <text:p>.ParquetBrokenShutdown <text:s text:c="2"/>[Thread-0]: =============== SHUTDOWN HOOK FINISHED ===============</text:p>
            <text:p>201</text:p>
            <text:p>6-02-16 12:40:04.616 TRACE c.a.bugreport.parquet.ParquetBrokenShutdown <text:s text:c="2"/>[Thread-0]: Logging te</text:p>
            <text:p>st: shutdown hook finished</text:p>
            <text:p>2016-02-16 12:40:04.616 DEBUG c.a.bugreport.parquet.ParquetBrokenShu</text:p>
            <text:p>tdown <text:s text:c="2"/>[Thread-0]: Logging test: shutdown hook finished</text:p>
            <text:p>2016-02-16 12:40:04.616 INFO <text:s/>c.a.bugr</text:p>
            <text:p>eport.parquet.ParquetBrokenShutdown <text:s text:c="2"/>[Thread-0]: Logging test: shutdown hook finished</text:p>
            <text:p>2016-02-</text:p>
            <text:p>16 12:40:04.616 WARN <text:s/>c.a.bugreport.parquet.ParquetBrokenShutdown <text:s text:c="2"/>[Thread-0]: Logging test: s</text:p>
            <text:p>hutdown hook finished</text:p>
            <text:p>2016-02-16 12:40:04.617 ERROR c.a.bugreport.parquet.ParquetBrokenShutdown</text:p>
            <text:p><text:s text:c="3"/>[Thread-0]: Logging test: shutdown hook finished</text:p>
            <text:p>{noformat}</text:p>
            <text:p/>
            <text:p/>
            <text:p>So somebody either manipulates</text:p>
            <text:p><text:s/>console appender or closes {{System.out}} stream.</text:p>
            <text:p/>
            <text:p>{noformat}</text:p>
            <text:p><text:s text:c="4"/>private static void loggingT</text:p>
            <text:p>est(String description) {</text:p>
            <text:p><text:s text:c="8"/>LOGGER.info("=============== {} ===============", description</text:p>
            <text:p>.toUpperCase());</text:p>
            <text:p><text:s text:c="8"/>LOGGER.trace("Logging test: " + description);</text:p>
            <text:p><text:s text:c="8"/>LOGGER.debug("Lo</text:p>
            <text:p>gging test: " + description);</text:p>
            <text:p><text:s text:c="8"/>LOGGER.info("Logging test: " + description);</text:p>
            <text:p><text:s text:c="8"/>LOGG</text:p>
            <text:p>ER.warn("Logging test: " + description);</text:p>
            <text:p><text:s text:c="8"/>LOGGER.error("Logging test: " + description);</text:p>
            <text:p/>
            <text:p><text:s text:c="8"/>System.out.println("Logging test: stdout, " + description); <text:s text:c="3"/>// &lt;&lt;&lt;&lt;&lt; ADDED</text:p>
            <text:p><text:s text:c="8"/>S</text:p>
            <text:p>ystem.err.println("Logging test: stderr, " + description);</text:p>
            <text:p><text:s text:c="4"/>}</text:p>
            <text:p>{noformat}</text:p>
            <text:p/>
            <text:p/>
            <text:p>{noformat}</text:p>
            <text:p>2016-0</text:p>
            <text:p>2-16 13:14:22.497 TRACE c.a.b.parquet.ParquetBrokenShutdown [main]: Writing record: {"test": "t</text:p>
            <text:p>est value"} (ParquetBrokenShutdown.java:111)</text:p>
            <text:p>2016-02-16 13:14:23.498 TRACE c.a.b.parquet.Parque</text:p>
            <text:p>tBrokenShutdown [main]: Writing record: {"test": "test value"} (ParquetBrokenShutdown.java:111)</text:p>
            <text:p/>
            <text:p>2016-02-16 13:14:23.726 INFO <text:s/>c.a.b.parquet.ParquetBrokenShutdown [Thread-0]: =============== </text:p>
            <text:p>STOPPING APPLICATION =============== (ParquetBrokenShutdown.java:177)</text:p>
            <text:p>Logging test: stderr, sto</text:p>
            <text:p>pping application</text:p>
            <text:p>Logging test: stderr, application finished</text:p>
            <text:p>Logging test: stderr, shutdown hoo</text:p>
            <text:p>k finished</text:p>
            <text:p/>
            <text:p>Process finished with exit code 143</text:p>
            <text:p>{noformat}</text:p>
            <text:p/>
            <text:p/>
            <text:p>So somebody closes {{System.out}},</text:p>
            <text:p><text:s/>nice! Put a breakpoint to {{java.io.PrintStream.close()}} and the winner is... {{java.util.log</text:p>
            <text:p>ging}}, which is used internally in {{org.apache.parquet.Log}}.</text:p>
            <text:p/>
            <text:p>{noformat}</text:p>
            <text:p>"Thread-1@3141" pri</text:p>
            <text:p>o=5 tid=0xe nid=NA runnable</text:p>
            <text:p><text:s text:c="2"/>java.lang.Thread.State: RUNNABLE</text:p>
            <text:p><text:tab/> <text:s/>at java.io.PrintStream.close(</text:p>
            <text:p>PrintStream.java:355)</text:p>
            <text:p><text:tab/> <text:s/>at sun.nio.cs.StreamEncoder.implClose(StreamEncoder.java:320)</text:p>
            <text:p><text:tab/> <text:s/>at su</text:p>
            <text:p>n.nio.cs.StreamEncoder.close(StreamEncoder.java:149)</text:p>
            <text:p><text:tab/> <text:s/>- locked &lt;0xc55&gt; (a java.io.OutputStrea</text:p>
            <text:p>mWriter)</text:p>
            <text:p><text:tab/> <text:s/>at java.io.OutputStreamWriter.close(OutputStreamWriter.java:233)</text:p>
            <text:p><text:tab/> <text:s/>at java.util.lo</text:p>
            <text:p>gging.StreamHandler.flushAndClose(StreamHandler.java:278)</text:p>
            <text:p><text:tab/> <text:s/>- locked &lt;0xc56&gt; (a java.util.logg</text:p>
            <text:p>ing.StreamHandler)</text:p>
            <text:p><text:tab/> <text:s/>at java.util.logging.StreamHandler.close(StreamHandler.java:302)</text:p>
            <text:p><text:tab/> <text:s/>at ja</text:p>
            <text:p>va.util.logging.LogManager.resetLogger(LogManager.java:1346)</text:p>
            <text:p><text:tab/> <text:s/>at java.util.logging.LogManager</text:p>
            <text:p>.reset(LogManager.java:1332)</text:p>
            <text:p><text:tab/> <text:s/>at java.util.logging.LogManager$Cleaner.run(LogManager.java:239</text:p>
            <text:p>)</text:p>
            <text:p>{noformat}</text:p>
            <text:p/>
            <text:p/>
            <text:p>It seems workaround from here http://stackoverflow.com/a/13825590 works and can </text:p>
            <text:p>be used as a temporary fix in the application code.</text:p>
            <text:p/>
            <text:p>{noformat}</text:p>
            <text:p>public class Main {</text:p>
            <text:p><text:s text:c="4"/>static </text:p>
            <text:p>{</text:p>
            <text:p><text:s text:c="8"/>// must be called before any Logger method is used.</text:p>
            <text:p><text:s text:c="8"/>System.setProperty("java.</text:p>
            <text:p>util.logging.manager", MyLogManager.class.getName());</text:p>
            <text:p><text:s text:c="4"/>}</text:p>
            <text:p/>
            <text:p><text:s text:c="4"/>public static class MyLogManag</text:p>
            <text:p>er extends LogManager {</text:p>
            <text:p><text:s text:c="8"/>static MyLogManager instance;</text:p>
            <text:p><text:s text:c="8"/>public MyLogManager() { i</text:p>
            <text:p>nstance = this; }</text:p>
            <text:p><text:s text:c="8"/>@Override public void reset() { /* don't reset yet. */ }</text:p>
            <text:p><text:s text:c="8"/>priv</text:p>
            <text:p>ate void reset0() { super.reset(); }</text:p>
            <text:p><text:s text:c="8"/>public static void resetFinally() { instance.reset</text:p>
            <text:p>0(); }</text:p>
            <text:p><text:s text:c="4"/>}</text:p>
            <text:p/>
            <text:p><text:s text:c="4"/>public static void main(String... args) {</text:p>
            <text:p><text:s text:c="8"/>// ...</text:p>
            <text:p><text:s text:c="4"/>}</text:p>
            <text:p>}</text:p>
            <text:p>{noformat}</text:p>
            <text:p/>
            <text:p/>
            <text:p>{{java.util.logging}} dependency is planned to be removed in PARQUET-401, which will be a final</text:p>
            <text:p><text:s/>fix.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8545</text:p>
          </table:table-cell>
          <table:table-cell office:value-type="string">
            <text:p>I'm closing the issue, workaround is known and can be used in the applications and PARQUET-401 </text:p>
            <text:p>will introduce a final fix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1847</text:p>
          </table:table-cell>
          <table:table-cell office:value-type="string">
            <text:p>PARQUET-407</text:p>
          </table:table-cell>
          <table:table-cell office:value-type="string">
            <text:p>Incorrect delta-encoding exampl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059573</text:p>
          </table:table-cell>
          <table:table-cell office:value-type="string">
            <text:p>I made a PR for this here, </text:p>
            <text:p>https://github.com/apache/parquet-format/pull/3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86518</text:p>
          </table:table-cell>
          <table:table-cell office:value-type="string">
            <text:p>Issue resolved by pull request 35</text:p>
            <text:p>[https://github.com/apache/parquet-format/pull/35]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86519</text:p>
          </table:table-cell>
          <table:table-cell office:value-type="string">
            <text:p>[~julienledem] I cannot assign [~woo cheol] to this ticket (it does not find the username). </text:p>
            <text:p>Do</text:p>
            <text:p><text:s/>you know why?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086546</text:p>
          </table:table-cell>
          <table:table-cell office:value-type="string">
            <text:p>hi my username woo cheol</text:p>
            <text:p>i don't know this situation. so,,i don't understand why can't assign t</text:p>
            <text:p>o</text:p>
            <text:p>me...</text:p>
            <text:p/>
            <text:p/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1765</text:p>
          </table:table-cell>
          <table:table-cell office:value-type="string">
            <text:p>PARQUET-406</text:p>
          </table:table-cell>
          <table:table-cell office:value-type="string">
            <text:p>Counter Initialization causes NP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1719</text:p>
          </table:table-cell>
          <table:table-cell office:value-type="string">
            <text:p>PARQUET-405</text:p>
          </table:table-cell>
          <table:table-cell office:value-type="string">
            <text:p>Backwards-incompatible change to thrift metadata</text:p>
          </table:table-cell>
          <table:table-cell table:number-columns-repeated="1021"/>
        </table:table-row>
        <table:table-row table:style-name="ro36">
          <table:table-cell table:number-columns-repeated="3"/>
          <table:table-cell office:value-type="string">
            <text:p>15056802</text:p>
          </table:table-cell>
          <table:table-cell office:value-type="string">
            <text:p>Failure stacktrace:</text:p>
            <text:p/>
            <text:p>{code}</text:p>
            <text:p>Caused by: org.apache.parquet.ShouldNeverHappenException: Encounter</text:p>
            <text:p>ed UNKNOWN StructOrUnionType</text:p>
            <text:p><text:s text:c="4"/>at org.apache.parquet.thrift.ThriftSchemaConvertVisitor.isUnio</text:p>
            <text:p>n(ThriftSchemaConvertVisitor.java:337)</text:p>
            <text:p><text:s text:c="4"/>at org.apache.parquet.thrift.ThriftSchemaConvertVisi</text:p>
            <text:p>tor.visit(ThriftSchemaConvertVisitor.java:213)</text:p>
            <text:p><text:s text:c="4"/>at org.apache.parquet.thrift.ThriftSchemaCon</text:p>
            <text:p>vertVisitor.visit(ThriftSchemaConvertVisitor.java:76)</text:p>
            <text:p><text:s text:c="4"/>at org.apache.parquet.thrift.struct.T</text:p>
            <text:p>hriftType$StructType.accept(ThriftType.java:272)</text:p>
            <text:p><text:s text:c="4"/>at org.apache.parquet.thrift.ThriftSchemaC</text:p>
            <text:p>onvertVisitor.convert(ThriftSchemaConvertVisitor.java:88)</text:p>
            <text:p><text:s text:c="4"/>at org.apache.parquet.thrift.Thri</text:p>
            <text:p>ftSchemaConverter.convert(ThriftSchemaConverter.java:60)</text:p>
            <text:p><text:s text:c="4"/>at org.apache.parquet.thrift.Thrif</text:p>
            <text:p>tRecordConverter.&lt;init&gt;(ThriftRecordConverter.java:797)</text:p>
            <text:p><text:s text:c="4"/>at org.apache.parquet.scrooge.Scroo</text:p>
            <text:p>geRecordConverter.&lt;init&gt;(ScroogeRecordConverter.java:36)</text:p>
            <text:p>{code}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57013</text:p>
          </table:table-cell>
          <table:table-cell office:value-type="string">
            <text:p>Thanks, Ben! Both for reporting the issue and for helping us keep the issues organiz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1704</text:p>
          </table:table-cell>
          <table:table-cell office:value-type="string">
            <text:p>PARQUET-404</text:p>
          </table:table-cell>
          <table:table-cell office:value-type="string">
            <text:p>Replace git@github.com.apache for HTTPS URL on dev/README.md to avoid permission issu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63103</text:p>
          </table:table-cell>
          <table:table-cell office:value-type="string">
            <text:p>Merged #301. Thanks, Sergio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0896</text:p>
          </table:table-cell>
          <table:table-cell office:value-type="string">
            <text:p>PARQUET-403</text:p>
          </table:table-cell>
          <table:table-cell office:value-type="string">
            <text:p>Remove incubating from parquet-format release proces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56384</text:p>
          </table:table-cell>
          <table:table-cell office:value-type="string">
            <text:p>Merged #34. Thanks for reviewing, Juli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0735</text:p>
          </table:table-cell>
          <table:table-cell office:value-type="string">
            <text:p>PARQUET-402</text:p>
          </table:table-cell>
          <table:table-cell office:value-type="string">
            <text:p>Apache Pig cannot store Map data type into Parquet format</text:p>
          </table:table-cell>
          <table:table-cell table:number-columns-repeated="1021"/>
        </table:table-row>
        <table:table-row table:style-name="ro13">
          <table:table-cell table:number-columns-repeated="3"/>
          <table:table-cell office:value-type="string">
            <text:p>15051022</text:p>
          </table:table-cell>
          <table:table-cell office:value-type="string">
            <text:p>My bad, I didn't realize you had to specify the map type like so:</text:p>
            <text:p>table_with_map_data = FOREACH</text:p>
            <text:p><text:s/>random_data GENERATE TOMAP('123', 'hello', '456', 'world') as (my_map:map[chararray]);</text:p>
            <text:p/>
            <text:p>I foun</text:p>
            <text:p>d the issue reading an avro file where the map was properly defined to have string values. Appa</text:p>
            <text:p>rently Pig didn't properly convert that schema. By manually enforcing the map type map[charrarr</text:p>
            <text:p>ay] it works correctly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051312</text:p>
          </table:table-cell>
          <table:table-cell office:value-type="string">
            <text:p>What was the type of my_map before you used the explicit type? It seems to me that the type sho</text:p>
            <text:p>uld be something we can work with. I wonder if there is still a bug here we should address.</text:p>
            <text:p/>
            <text:p>Al</text:p>
            <text:p>so, could you open an issue for the second problem you found, that you now have to use the full</text:p>
            <text:p><text:s/>path to ParquetStorer? That's probably something we can fix easily and (I'm guessing) happened</text:p>
            <text:p><text:s/>when we moved to org.apache packages.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5051474</text:p>
          </table:table-cell>
          <table:table-cell office:value-type="string">
            <text:p>I think the issue is that Pig's TOMAP specifies a schema of "Map" without any particulars about</text:p>
            <text:p><text:s/>KV types.</text:p>
            <text:p/>
            <text:p/>
            <text:p>{code}</text:p>
            <text:p><text:s text:c="4"/>@Override</text:p>
            <text:p><text:s text:c="4"/>public Schema <text:s/>[More ...] outputSchema(Schema input) {</text:p>
            <text:p><text:s text:c="2"/></text:p>
            <text:p><text:s text:c="6"/>return new Schema(new Schema.FieldSchema(null, DataType.MAP));</text:p>
            <text:p><text:s text:c="4"/>}</text:p>
            <text:p>{code}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51521</text:p>
          </table:table-cell>
          <table:table-cell office:value-type="string">
            <text:p>Is there anything we can do about it? Maybe we should at least throw an exception when the map </text:p>
            <text:p>type passed to Parquet can't be converted to a valid Parquet schema because the KV types are mi</text:p>
            <text:p>ssing.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5052677</text:p>
          </table:table-cell>
          <table:table-cell office:value-type="string">
            <text:p/>
            <text:p>The following code doesn't work, I think it should because the schema is defined. I'm not sure</text:p>
            <text:p><text:s/>if the problem is in Avro-&gt;Pig or Pig-&gt;Parquet, somewhere the schema gets losts. By adding for</text:p>
            <text:p>each/generate step where I only redefined the map as map[chararray] it works.</text:p>
            <text:p>{code}data = LOAD</text:p>
            <text:p><text:s/>'...' USING org.apache.pig.piggybank.storage.avro.AvroStorage(</text:p>
            <text:p><text:s text:c="4"/>'ignore_bad_files',</text:p>
            <text:p><text:s text:c="4"/>'sc</text:p>
            <text:p>hema', '</text:p>
            <text:p><text:s text:c="4"/>{"namespace": "...",</text:p>
            <text:p><text:s text:c="5"/>"type": "record",</text:p>
            <text:p><text:s text:c="5"/>"name": "...",</text:p>
            <text:p><text:s text:c="5"/>"fields": [</text:p>
            <text:p><text:s/></text:p>
            <text:p><text:s text:c="7"/>...</text:p>
            <text:p><text:s text:c="8"/>{"name": "headers", "type": ["null", {"type": "map", "values": "string"}]},</text:p>
            <text:p/>
            <text:p><text:s text:c="8"/>...</text:p>
            <text:p><text:s text:c="5"/>]</text:p>
            <text:p><text:s text:c="4"/>}');</text:p>
            <text:p/>
            <text:p>STORE data INTO '...' USING ParquetStorer();{code}</text:p>
            <text:p/>
            <text:p>All parquet-pi</text:p>
            <text:p>g-bundles after version 1.6.0 (under twitter) use some different package naming scheme and you </text:p>
            <text:p>get class not found for ParquetStorer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54721</text:p>
          </table:table-cell>
          <table:table-cell office:value-type="string">
            <text:p>In the pig UDF you could reuse information from the input schema to add more info in the output</text:p>
            <text:p><text:s/>Map schema (as seen in Dmitriy's comment).</text:p>
            <text:p>In any case, this is a Pig bug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0158</text:p>
          </table:table-cell>
          <table:table-cell office:value-type="string">
            <text:p>PARQUET-401</text:p>
          </table:table-cell>
          <table:table-cell office:value-type="string">
            <text:p>Deprecate Log and move to SLF4J Logger</text:p>
          </table:table-cell>
          <table:table-cell table:number-columns-repeated="1021"/>
        </table:table-row>
        <table:table-row table:style-name="ro46">
          <table:table-cell table:number-columns-repeated="3"/>
          <table:table-cell office:value-type="string">
            <text:p>15057800</text:p>
          </table:table-cell>
          <table:table-cell office:value-type="string">
            <text:p>Hi, our libraries use generic dependency {{slf4j-api}} and applications concrete {{logback}}. I</text:p>
            <text:p><text:s/>started using {{parquet-avro}} library in our application and found a possibly related issue t</text:p>
            <text:p>hat is not so obvious. So am adding a comment for considering during the refactoring.</text:p>
            <text:p/>
            <text:p>{noforma</text:p>
            <text:p>t}</text:p>
            <text:p><text:s text:c="8"/>&lt;dependency&gt;</text:p>
            <text:p><text:s text:c="12"/>&lt;groupId&gt;org.apache.parquet&lt;/groupId&gt;</text:p>
            <text:p><text:s text:c="12"/>&lt;artifact</text:p>
            <text:p>Id&gt;parquet-avro&lt;/artifactId&gt;</text:p>
            <text:p><text:s text:c="12"/>&lt;version&gt;1.8.1&lt;/version&gt;</text:p>
            <text:p><text:s text:c="8"/>&lt;/dependency&gt;</text:p>
            <text:p>{noform</text:p>
            <text:p>at}</text:p>
            <text:p/>
            <text:p>The following lines are appearing in stderr on close of Parquet file ({{ParquetWriter&lt;Gene</text:p>
            <text:p>ricRecord&gt;}}).</text:p>
            <text:p/>
            <text:p>{noformat}</text:p>
            <text:p>SLF4J: Failed to load class "org.slf4j.impl.StaticLoggerBinder".</text:p>
            <text:p>SLF</text:p>
            <text:p>4J: Defaulting to no-operation (NOP) logger implementation</text:p>
            <text:p>SLF4J: See http://www.slf4j.org/code</text:p>
            <text:p>s.html#StaticLoggerBinder for further details.</text:p>
            <text:p>{noformat}</text:p>
            <text:p/>
            <text:p>After a few hours of debugging and f</text:p>
            <text:p>rustration I found the following... {{parquet-avro}} depends on {{org.apache.parquet:parquet-fo</text:p>
            <text:p>rmat:2.3.0-incubating}} which is shadowing slf4j library. This means that Java CLASSPATH contai</text:p>
            <text:p>ns everything from slf4j twice - for example standard one {{org.slf4j.LoggerFactory}} and shado</text:p>
            <text:p>w {{parquet.org.slf4j.LoggerFactory}}.</text:p>
            <text:p/>
            <text:p>The standard implementation is able to find {{logback}}</text:p>
            <text:p><text:s/>and properly configure logging for the application code using {{logback.xml}}, the second one </text:p>
            <text:p>fails and displays the error log above (including improper package name).</text:p>
            <text:p/>
            <text:p>After finding this i</text:p>
            <text:p>t was easy to put a breakpoint to the correct place and find the caller, which is {{parquet.org</text:p>
            <text:p>.apache.thrift.transport.TIOStreamTransport}}.</text:p>
            <text:p/>
            <text:p>I found commit https://github.com/apache/parque</text:p>
            <text:p>t-format/commit/145f4df56bacd388b77ac9ff62d0b7c3c1b4eab9 and PARQUET-369 that already tries to </text:p>
            <text:p>solve this issue, but I don't think that adding shaded dependency to slf4j-nop is correct. This</text:p>
            <text:p><text:s/>only disables logging for this library, including warning/error log message from {{TIOStreamTr</text:p>
            <text:p>ansport.close()}}. Very important information is effectively lost in such case.</text:p>
            <text:p/>
            <text:p>Please conside</text:p>
            <text:p>r to implement logging properly and depend only on non-shadowed {{slf4j-api}} and let the users</text:p>
            <text:p><text:s/>of your libraries to decide which log messages to see and which not. I can attach an example s</text:p>
            <text:p>ource code if you want, but I think the issue is quite obvious. Please let me know in case of a</text:p>
            <text:p>ny questions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058745</text:p>
          </table:table-cell>
          <table:table-cell office:value-type="string">
            <text:p>[~turek@avast.com], thanks for bringing this up. It sounds like the issue you're raising about </text:p>
            <text:p>the move to use the SLF4J API, but is about PARQUET-369. I just want to make sure that the disc</text:p>
            <text:p>ussion doesn't really affect how or when Parquet MR moves.</text:p>
            <text:p/>
            <text:p>For the issue you brought up with P</text:p>
            <text:p>ARQUET-369, I'm going to go ahead and respond on that issue so it's easy to follow later when I</text:p>
            <text:p><text:s/>completely forget everything. :)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5127515</text:p>
          </table:table-cell>
          <table:table-cell office:value-type="string">
            <text:p>hi [~julienledem], [~rdblue], and [~liancheng]:</text:p>
            <text:p>Now that [Parquet-305|https://issues.apache.org</text:p>
            <text:p>/jira/browse/PARQUET-305] has been merged, maybe we should consider replacing all Log.java usag</text:p>
            <text:p>es with slf4j? Should anyone hasn't started it yet, I'd like to do this.</text:p>
            <text:p/>
            <text:p>Will remove the +if (</text:p>
            <text:p>Log.DEBUG)+ condition, and place the original +LOG.debug("msg is" + msg)+ with the slfj4 parame</text:p>
            <text:p>terized form +LOG.debug("msg is {}", msg)+, leaving it for slf4j to judge if the certain log le</text:p>
            <text:p>vel is enabled or no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27535</text:p>
          </table:table-cell>
          <table:table-cell office:value-type="string">
            <text:p>Looked through the code base and have found hundreds of Log.xxx() usages within 90+ classes. Sh</text:p>
            <text:p>ould take 3 days to replace all of them. Do we want to get this in 1.9.0? I think it'd better n</text:p>
            <text:p>ot delay the releas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7668</text:p>
          </table:table-cell>
          <table:table-cell office:value-type="string">
            <text:p>Fix of this issue is nice to have but probably shouldn't block 1.9.0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383882</text:p>
          </table:table-cell>
          <table:table-cell office:value-type="string">
            <text:p>Is this planned to be fixed in the next release 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384371</text:p>
          </table:table-cell>
          <table:table-cell office:value-type="string">
            <text:p>This may not be, but logging will happen though SLF4J. We made the Log class use SLF4J instead </text:p>
            <text:p>of java.util.Logging already, this is just needed to clean up internally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118594</text:p>
          </table:table-cell>
          <table:table-cell office:value-type="string">
            <text:p>Just in case it helps anybody... when using Hive with Parquet in CDH 5.x, I found a work-around</text:p>
            <text:p><text:s/>for unwanted log output from Parquet in the container logs: https://issues.apache.org/jira/bro</text:p>
            <text:p>wse/SPARK-4412?focusedCommentId=1611840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20109</text:p>
          </table:table-cell>
          <table:table-cell office:value-type="string">
            <text:p>PARQUET-400</text:p>
          </table:table-cell>
          <table:table-cell office:value-type="string">
            <text:p>Error reading some files after PARQUET-77 bytebuffer read path</text:p>
          </table:table-cell>
          <table:table-cell table:number-columns-repeated="1021"/>
        </table:table-row>
        <table:table-row table:style-name="ro14">
          <table:table-cell table:number-columns-repeated="3"/>
          <table:table-cell office:value-type="string">
            <text:p>15046993</text:p>
          </table:table-cell>
          <table:table-cell office:value-type="string">
            <text:p>[~dweeks] I built parquet at the bytebuffer commit (6b605a4ea05b66e1a6bf843353abcb4834a4ced8) a</text:p>
            <text:p>nd tried reading this file using parquet-tools as well as Drill. Neither gave me the exception </text:p>
            <text:p>reading this file, are you reading the file off of local disk? We have seen some different beha</text:p>
            <text:p>viors reading files from different FileSystem implementations, as some of them choose to take a</text:p>
            <text:p>dvantage of the ability to return a subset of a requested read length. In a few cases in the Dr</text:p>
            <text:p>ill parquet reader we had neglected to handle this case and it showed up when we started queryi</text:p>
            <text:p>ng files on S3. That being said, I don't even know if you can provide a remote path the the par</text:p>
            <text:p>quet-tools, so I assume you were just reading this off of local disk, in which case we'll have </text:p>
            <text:p>to do some more digging.</text:p>
            <text:p/>
            <text:p>Let me know if you can think of any config that may be different on y</text:p>
            <text:p>our machine or any other leads.</text:p>
            <text:p/>
            <text:p/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5047074</text:p>
          </table:table-cell>
          <table:table-cell office:value-type="string">
            <text:p>[~jaltekruse] <text:s/>Thanks for creating the JIRA.</text:p>
            <text:p/>
            <text:p>I tested the attached file with Hadoop 2.4 (Ubunt</text:p>
            <text:p>u 14.04.3 LTS) against S3 and HDFS and both failed. <text:s/>I just tested it against the local filesys</text:p>
            <text:p>tem and it was able to read it.</text:p>
            <text:p/>
            <text:p>The larger example I have can't be read with S3, HDFS, or loca</text:p>
            <text:p>l. <text:s/>I'll try to create an example of this and test it across different versions of hadoop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47166</text:p>
          </table:table-cell>
          <table:table-cell office:value-type="string">
            <text:p>I'll throw the file into an S3 bucket and read it from there, should repro the issue. Don't wor</text:p>
            <text:p>ry too much about creating a second repro on the local fs right away. I'll update you if I get </text:p>
            <text:p>stuck.</text:p>
          </table:table-cell>
          <table:table-cell table:number-columns-repeated="1019"/>
        </table:table-row>
        <table:table-row table:style-name="ro47">
          <table:table-cell table:number-columns-repeated="3"/>
          <table:table-cell office:value-type="string">
            <text:p>15074606</text:p>
          </table:table-cell>
          <table:table-cell office:value-type="string">
            <text:p>[~dweeks] <text:s/>[~zhenxiao] apologies for the delay on this, I finally got a chance to try to debug </text:p>
            <text:p>it further and I unfortunately am receiving a different error when reading the file from HDFS.</text:p>
            <text:p/>
            <text:p/>
            <text:p>I did not see any issue reading the file from a 2.6.0 cdh cluster through parquet-cat. I creat</text:p>
            <text:p>ed a test that used the example GroupReadSupport and I saw the following error [1]. I'm confuse</text:p>
            <text:p>d though why this wouldn't have been reported by parquet-tools as well.</text:p>
            <text:p/>
            <text:p>I had some trouble try</text:p>
            <text:p>ing to read the file from s3, can you give me a little more info about your setup, are you usin</text:p>
            <text:p>g jets3t? What version are you using to read the file? Are you using s3:// s3a:// or s3n:// ?</text:p>
            <text:p/>
            <text:p/>
            <text:p>[1]</text:p>
            <text:p>org.apache.parquet.io.ParquetDecodingException: Can not read value at 0 in block -1 in file</text:p>
            <text:p><text:s/>hdfs://h011.d.drem.io/tmp/bytebyffer_read_fail.gz.parquet</text:p>
            <text:p><text:tab/>at org.apache.parquet.hadoop.Intern</text:p>
            <text:p>alParquetRecordReader.nextKeyValue(InternalParquetRecordReader.java:243)</text:p>
            <text:p><text:tab/>at org.apache.parquet</text:p>
            <text:p>.hadoop.ParquetReader.read(ParquetReader.java:125)</text:p>
            <text:p><text:tab/>at org.apache.parquet.hadoop.ParquetReader.</text:p>
            <text:p>read(ParquetReader.java:129)</text:p>
            <text:p><text:tab/>at org.apache.drill.TestExampleQueries.random(TestExampleQueries.</text:p>
            <text:p>java:49)</text:p>
            <text:p><text:tab/>at sun.reflect.NativeMethodAccessorImpl.invoke0(Native Method)</text:p>
            <text:p><text:tab/>at sun.reflect.Native</text:p>
            <text:p>MethodAccessorImpl.invoke0(Native Method)</text:p>
            <text:p>Caused by: org.apache.parquet.io.ParquetDecodingExcep</text:p>
            <text:p>tion: more than one dictionary page in column [value, bag, array] DOUBLE</text:p>
            <text:p><text:tab/>at org.apache.parquet</text:p>
            <text:p>.hadoop.ParquetFileReader$Chunk.readAllPages(ParquetFileReader.java:597)</text:p>
            <text:p><text:tab/>at org.apache.parquet</text:p>
            <text:p>.hadoop.ParquetFileReader.readNextRowGroup(ParquetFileReader.java:541)</text:p>
            <text:p><text:tab/>at org.apache.parquet.h</text:p>
            <text:p>adoop.InternalParquetRecordReader.checkRead(InternalParquetRecordReader.java:130)</text:p>
            <text:p><text:tab/>at org.apach</text:p>
            <text:p>e.parquet.hadoop.InternalParquetRecordReader.nextKeyValue(InternalParquetRecordReader.java:214)</text:p>
            <text:p/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081400</text:p>
          </table:table-cell>
          <table:table-cell office:value-type="string">
            <text:p>[~jaltekruse] <text:s/>We use EMR for our hadoop distro currently (AMI 3.9 / Hadoop 2.4). <text:s/>We're readin</text:p>
            <text:p>g the file with the EmrFileSystem from S3, but see the same error reading from hdfs.</text:p>
            <text:p/>
            <text:p>You could</text:p>
            <text:p><text:s/>always configure S3AFileSystem if you're using 2.6 (2.7.1 would be better though). <text:s/>I'm also s</text:p>
            <text:p>urprised that parquet-cat didn't show the problem.</text:p>
          </table:table-cell>
          <table:table-cell table:number-columns-repeated="1019"/>
        </table:table-row>
        <table:table-row table:style-name="ro38">
          <table:table-cell table:number-columns-repeated="3"/>
          <table:table-cell office:value-type="string">
            <text:p>15086556</text:p>
          </table:table-cell>
          <table:table-cell office:value-type="string">
            <text:p>[~dweeks] can you please try out the branch on the PR? I believe I figured out both the origina</text:p>
            <text:p>l issue as well as the secondary issue that was coming up when I ran with a different hadoop ve</text:p>
            <text:p>rsion. Both are explained by the reads to the FSDataInputSteam API not returning all requested </text:p>
            <text:p>data. Before the bytebuffer changes the readFully() method was used to avoid this problem, ther</text:p>
            <text:p>e is no equivalent in the 2.x API for reading into a ByteBuffer and we had missed filling in th</text:p>
            <text:p>is functional gap ourselves.</text:p>
            <text:p/>
            <text:p>The second error message was related to a different compatibility</text:p>
            <text:p><text:s/>codepath for some old semi-corrupt files that could be falsely triggered by this incomplete re</text:p>
            <text:p>ad, this would only happen before the error you had reported if a certain subset of the column </text:p>
            <text:p>chunk had been returned. If enough was returned it could avoid this condition and make it right</text:p>
            <text:p><text:s/>to the error you reported, explaining the inconsistent behavior.</text:p>
            <text:p/>
            <text:p>https://github.com/apache/pa</text:p>
            <text:p>rquet-mr/pull/306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120179</text:p>
          </table:table-cell>
          <table:table-cell office:value-type="string">
            <text:p>[~jaltekruse] I've made a pull request to your branch to add an option to blacklist S3 (or any </text:p>
            <text:p>filesystem scheme) that currently doesn't work well with bytebuffer read path.</text:p>
            <text:p/>
            <text:p>I've verified t</text:p>
            <text:p>his work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34909</text:p>
          </table:table-cell>
          <table:table-cell office:value-type="string">
            <text:p>[~jaltekruse] <text:s/>If you have a chance, could you take a look at my PR(https://github.com/jaltekru</text:p>
            <text:p>se/parquet-mr-1/pull/1). <text:s/>I'd like to close this one out if possible.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5003</text:p>
          </table:table-cell>
          <table:table-cell office:value-type="string">
            <text:p>Was just taking a look again. I'll update my PR against the main repo with your commit shortly.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260618</text:p>
          </table:table-cell>
          <table:table-cell office:value-type="string">
            <text:p>Thought I'd chime in as we ran into this issue as well when we tried to cut an internal Parquet</text:p>
            <text:p><text:s/>release with what's currently the latest sha at master. We are running plain HDFS (not on S3) </text:p>
            <text:p>think based off version 2.6.0. Would be great if the fix handles hdfs as well. Looking at the c</text:p>
            <text:p>urrent PR (https://github.com/apache/parquet-mr/pull/306/files) seems like the blacklist is onl</text:p>
            <text:p>y s3 based. 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277348</text:p>
          </table:table-cell>
          <table:table-cell office:value-type="string">
            <text:p>[~pnarang] We uncovered that this isn't related to S3 and shouldn't be handled through blacklis</text:p>
            <text:p>ting.</text:p>
            <text:p/>
            <text:p>The underlying issue is related to buffer allocations made in a tight loop and [~jaltekr</text:p>
            <text:p>use] is looking into the fix.</text:p>
          </table:table-cell>
          <table:table-cell table:number-columns-repeated="1019"/>
        </table:table-row>
        <table:table-row table:style-name="ro48">
          <table:table-cell table:number-columns-repeated="3"/>
          <table:table-cell office:value-type="string">
            <text:p>15363915</text:p>
          </table:table-cell>
          <table:table-cell office:value-type="string">
            <text:p>[~dweeks] [~jaltekruse] Is there any JIRA tracking the fix for this issue? I can easily reprodu</text:p>
            <text:p>ce it by executing the following Hive SQL after depending on the upstream code. Or any workarou</text:p>
            <text:p>nd for it?</text:p>
            <text:p>{noformat}</text:p>
            <text:p>CREATE EXTERNAL TABLE customer_temporary</text:p>
            <text:p><text:s text:c="2"/>( c_customer_sk <text:s text:c="12"/>bi</text:p>
            <text:p>gint <text:s text:c="13"/>--not null</text:p>
            <text:p><text:s text:c="2"/>, c_customer_id <text:s text:c="12"/>string <text:s text:c="13"/>--not null</text:p>
            <text:p><text:s text:c="2"/>, c</text:p>
            <text:p>_current_cdemo_sk <text:s text:c="7"/>bigint</text:p>
            <text:p><text:s text:c="2"/>, c_current_hdemo_sk <text:s text:c="7"/>bigint</text:p>
            <text:p><text:s text:c="2"/>, c_current_addr_sk <text:s text:c="4"/></text:p>
            <text:p><text:s text:c="4"/>bigint</text:p>
            <text:p><text:s text:c="2"/>, c_first_shipto_date_sk <text:s text:c="3"/>bigint</text:p>
            <text:p><text:s text:c="2"/>, c_first_sales_date_sk <text:s text:c="4"/>bigint</text:p>
            <text:p><text:s text:c="2"/>, c_salu</text:p>
            <text:p>tation <text:s text:c="13"/>string</text:p>
            <text:p><text:s text:c="2"/>, c_first_name <text:s text:c="13"/>string</text:p>
            <text:p><text:s text:c="2"/>, c_last_name <text:s text:c="14"/>s</text:p>
            <text:p>tring</text:p>
            <text:p><text:s text:c="2"/>, c_preferred_cust_flag <text:s text:c="4"/>string</text:p>
            <text:p><text:s text:c="2"/>, c_birth_day <text:s text:c="14"/>int</text:p>
            <text:p><text:s text:c="2"/>, c_birth_month </text:p>
            <text:p><text:s text:c="12"/>int</text:p>
            <text:p><text:s text:c="2"/>, c_birth_year <text:s text:c="13"/>int</text:p>
            <text:p><text:s text:c="2"/>, c_birth_country <text:s text:c="10"/>string</text:p>
            <text:p><text:s text:c="2"/>, c_lo</text:p>
            <text:p>gin <text:s text:c="18"/>string</text:p>
            <text:p><text:s text:c="2"/>, c_email_address <text:s text:c="10"/>string</text:p>
            <text:p><text:s text:c="2"/>, c_last_review_date <text:s text:c="6"/></text:p>
            <text:p><text:s/>string</text:p>
            <text:p><text:s text:c="2"/>)</text:p>
            <text:p>ROW FORMAT DELIMITED FIELDS TERMINATED BY '|'</text:p>
            <text:p>STORED AS TEXTFILE LOCATION 'file:///</text:p>
            <text:p>tmp/data/';</text:p>
            <text:p/>
            <text:p>Select count(*) from customer_temporary;</text:p>
            <text:p/>
            <text:p>DROP TABLE IF EXISTS customer2;</text:p>
            <text:p/>
            <text:p>CREATE </text:p>
            <text:p>TABLE customer2</text:p>
            <text:p>STORED AS PARQUET</text:p>
            <text:p>AS</text:p>
            <text:p>SELECT * FROM customer_temporary;</text:p>
            <text:p>SELECT count(*) from cus</text:p>
            <text:p>tomer2;</text:p>
            <text:p>{noformat}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364563</text:p>
          </table:table-cell>
          <table:table-cell office:value-type="string">
            <text:p>[~Ferd] This is the JIRA tracking the issue.</text:p>
            <text:p/>
            <text:p>This issue doesn't affect any currently released </text:p>
            <text:p>version of parquet. Also, using anything prior to the bytebuffer patch should still work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19649</text:p>
          </table:table-cell>
          <table:table-cell office:value-type="string">
            <text:p>PARQUET-399</text:p>
          </table:table-cell>
          <table:table-cell office:value-type="string">
            <text:p>website should list mailing list adresse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5054722</text:p>
          </table:table-cell>
          <table:table-cell office:value-type="string">
            <text:p>FYI, the parquet site is defined here:</text:p>
            <text:p>https://svn.apache.org/repos/asf/parquet/site/source/</text:p>
            <text:p>Fe</text:p>
            <text:p>el free to propose a patch.</text:p>
            <text:p>[~caniszczyk] is the original contributor for thi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17900</text:p>
          </table:table-cell>
          <table:table-cell office:value-type="string">
            <text:p>PARQUET-398</text:p>
          </table:table-cell>
          <table:table-cell office:value-type="string">
            <text:p>Testing JIRA ticket for testing committership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17358</text:p>
          </table:table-cell>
          <table:table-cell office:value-type="string">
            <text:p>PARQUET-397</text:p>
          </table:table-cell>
          <table:table-cell office:value-type="string">
            <text:p>Pig Predicate Pushdown using Filter2 AP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34448</text:p>
          </table:table-cell>
          <table:table-cell office:value-type="string">
            <text:p>https://github.com/apache/parquet-mr/pull/2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69478</text:p>
          </table:table-cell>
          <table:table-cell office:value-type="string">
            <text:p>Merged #331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16646</text:p>
          </table:table-cell>
          <table:table-cell office:value-type="string">
            <text:p>PARQUET-396</text:p>
          </table:table-cell>
          <table:table-cell office:value-type="string">
            <text:p>The builder for AvroParquetReader loses the record typ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29970</text:p>
          </table:table-cell>
          <table:table-cell office:value-type="string">
            <text:p>fixed in https://github.com/apache/parquet-mr/pull/29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32794</text:p>
          </table:table-cell>
          <table:table-cell office:value-type="string">
            <text:p>Thanks for fixing this, Chris! Nice work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16210</text:p>
          </table:table-cell>
          <table:table-cell office:value-type="string">
            <text:p>PARQUET-395</text:p>
          </table:table-cell>
          <table:table-cell office:value-type="string">
            <text:p>System.out is used as logger in org.apache.parquet.Log</text:p>
          </table:table-cell>
          <table:table-cell table:number-columns-repeated="1021"/>
        </table:table-row>
        <table:table-row table:style-name="ro35">
          <table:table-cell table:number-columns-repeated="3"/>
          <table:table-cell office:value-type="string">
            <text:p>15029013</text:p>
          </table:table-cell>
          <table:table-cell office:value-type="string">
            <text:p>h4. Workaround</text:p>
            <text:p>The below code is noway beautiful but will work as workaround and should be impl</text:p>
            <text:p>emented before you call any API in the Parquet library. </text:p>
            <text:p/>
            <text:p>{code}</text:p>
            <text:p>import java.util.loggingLogger</text:p>
            <text:p>;</text:p>
            <text:p>import org.apache.commons.io.output.NullOutputStream;</text:p>
            <text:p>import org.apache.parquet.Log;</text:p>
            <text:p>import j</text:p>
            <text:p>ava.util.logging.SimpleFormatter;</text:p>
            <text:p>import java.util.logging.StreamHandler;</text:p>
            <text:p/>
            <text:p>OffStreamHandler off</text:p>
            <text:p>H = new OffStreamHandler(new NullOutputStream(), new SimpleFormatter());</text:p>
            <text:p>Logger logger = Logger</text:p>
            <text:p>.getLogger(Log.class.getPackage().getName());</text:p>
            <text:p>logger.addHandler(offH);</text:p>
            <text:p>{code}</text:p>
            <text:p/>
            <text:p>{code:title=OffS</text:p>
            <text:p>treamHandler|borderStyle=solid}</text:p>
            <text:p>public class OffStreamHandler extends StreamHandler {</text:p>
            <text:p><text:tab/>private </text:p>
            <text:p>Level myLevel = Level.OFF; <text:s/>// by default, put out off</text:p>
            <text:p/>
            <text:p><text:tab/>/**</text:p>
            <text:p><text:tab/> <text:s/>* The only method we really cha</text:p>
            <text:p>nge to check whether the message</text:p>
            <text:p><text:tab/> <text:s/>* is smaller than maxlevel.</text:p>
            <text:p><text:tab/> <text:s/>*/</text:p>
            <text:p><text:tab/>@Override</text:p>
            <text:p><text:tab/>public synchr</text:p>
            <text:p>onized void publish(LogRecord record) {</text:p>
            <text:p><text:tab/> <text:s text:c="3"/>if (record.getLevel().intValue() &gt; this.myLevel.in</text:p>
            <text:p>tValue()) {</text:p>
            <text:p><text:tab/> <text:s text:c="7"/>// do nothing if the level is above myLevel</text:p>
            <text:p><text:tab/> <text:s text:c="3"/>} else {</text:p>
            <text:p><text:tab/> <text:s text:c="11"/>// </text:p>
            <text:p>if we arrived here, do what we always do</text:p>
            <text:p><text:tab/> <text:s text:c="11"/>super.publish(record);</text:p>
            <text:p><text:tab/> <text:s text:c="11"/>super</text:p>
            <text:p>.flush();</text:p>
            <text:p><text:tab/> <text:s text:c="3"/>}</text:p>
            <text:p><text:tab/>}</text:p>
            <text:p><text:tab/> <text:s text:c="3"/></text:p>
            <text:p><text:tab/>@Override</text:p>
            <text:p><text:tab/>public synchronized void close() throws SecurityException</text:p>
            <text:p><text:s/>{</text:p>
            <text:p><text:tab/><text:tab/>super.close();</text:p>
            <text:p><text:tab/>}</text:p>
            <text:p/>
            <text:p><text:tab/>public void setLevel(Level l) {</text:p>
            <text:p><text:tab/><text:tab/>myLevel = l;</text:p>
            <text:p><text:tab/>}</text:p>
            <text:p/>
            <text:p><text:tab/>/** Constructor fo</text:p>
            <text:p>rwarding */</text:p>
            <text:p><text:tab/>public OffStreamHandler(OutputStream out, Formatter formatter) {</text:p>
            <text:p><text:tab/> <text:s text:c="3"/>super(out, f</text:p>
            <text:p>ormatter);</text:p>
            <text:p><text:tab/>}</text:p>
            <text:p/>
            <text:p><text:tab/>/** Constructor forwarding */</text:p>
            <text:p><text:tab/>public OffStreamHandler() {</text:p>
            <text:p><text:tab/> <text:s text:c="3"/>super();</text:p>
            <text:p><text:tab/>}</text:p>
            <text:p>}</text:p>
            <text:p>{</text:p>
            <text:p>code}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32313</text:p>
          </table:table-cell>
          <table:table-cell office:value-type="string">
            <text:p>Thanks for reporting this, [~hbaastrup]. I think you're right that we should be using slf4j and</text:p>
            <text:p><text:s/>I have an open pull request for PARQUET-305 that implements that. I'd like to get that in for </text:p>
            <text:p>the 1.9.0 release. I'll leave this open until we get that done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033372</text:p>
          </table:table-cell>
          <table:table-cell office:value-type="string">
            <text:p>Sounds great with the integration of slf4j.</text:p>
            <text:p>But in the mean time I think it would be a good ide</text:p>
            <text:p>a to drop the log handler there use the System.out in the org.apache.parquet.Log, because as is</text:p>
            <text:p><text:s/>today, a user of the library risk to close this stream, without to know it.</text:p>
            <text:p>If you need any he</text:p>
            <text:p>lp I'm ready to give a hand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47807</text:p>
          </table:table-cell>
          <table:table-cell office:value-type="string">
            <text:p>Moving to SLF4J was implemented in PARQUET-305. This should be fixed by configuring the SLF4J b</text:p>
            <text:p>indings used by application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14503</text:p>
          </table:table-cell>
          <table:table-cell office:value-type="string">
            <text:p>PARQUET-394</text:p>
          </table:table-cell>
          <table:table-cell office:value-type="string">
            <text:p>OOM when writing a table with 1700 columns in hiv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014355</text:p>
          </table:table-cell>
          <table:table-cell office:value-type="string">
            <text:p>apparently with large number of columns the memory usage in MR job increased higher than expect</text:p>
            <text:p>ed. After setting mapreduce.map.java.opts.max.heap to 2GB no more out of memory was reported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14704</text:p>
          </table:table-cell>
          <table:table-cell office:value-type="string">
            <text:p>Good to hear you found a solution. This is not an uncommon problem because so much data is buff</text:p>
            <text:p>ered per file. Generally, try to avoid writing to multiple Parquet output files at once by shuf</text:p>
            <text:p>fling data for each partition to a single reduc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14012</text:p>
          </table:table-cell>
          <table:table-cell office:value-type="string">
            <text:p>PARQUET-393</text:p>
          </table:table-cell>
          <table:table-cell office:value-type="string">
            <text:p>release parquet-format 2.3.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11600</text:p>
          </table:table-cell>
          <table:table-cell office:value-type="string">
            <text:p>Do we want to get a spec for UNION done before this?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011701</text:p>
          </table:table-cell>
          <table:table-cell office:value-type="string">
            <text:p>I would say that we can have UNION afterwards. and make another release.</text:p>
            <text:p>I'm happy to release o</text:p>
            <text:p>ften.</text:p>
            <text:p>That said I'll let Jason comment on this.</text:p>
            <text:p>[~jaltekruse] do you want to submit a PR for UN</text:p>
            <text:p>ION before we release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11742</text:p>
          </table:table-cell>
          <table:table-cell office:value-type="string">
            <text:p>I can get something up in the next few days, I have some other tasks I am looking at as well. I</text:p>
            <text:p>f you wanted to do a release first and follow up with a small release with just the Union chang</text:p>
            <text:p>es that would be okay for m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12191</text:p>
          </table:table-cell>
          <table:table-cell office:value-type="string">
            <text:p>This probably isn't something we should rush, but either way is fine with me. If we want to get</text:p>
            <text:p><text:s/>union in, I'll plan on making it a priority to get the necessary discussion and design don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51731</text:p>
          </table:table-cell>
          <table:table-cell office:value-type="string">
            <text:p>I'm updating this to release 2.3.1. There are no substantial format changes. The only functiona</text:p>
            <text:p>l change is to add slf4j-nop to get rid of the binder warning, which I think qualifies as an in</text:p>
            <text:p>ternal bug fix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56385</text:p>
          </table:table-cell>
          <table:table-cell office:value-type="string">
            <text:p>Vote thread started. Please vote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64177</text:p>
          </table:table-cell>
          <table:table-cell office:value-type="string">
            <text:p>Artifacts are in maven central: [parquet-format 2.3.1|https://search.maven.org/#artifactdetails</text:p>
            <text:p>%7Corg.apache.parquet%7Cparquet-format%7C2.3.1%7Cjar]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13917</text:p>
          </table:table-cell>
          <table:table-cell office:value-type="string">
            <text:p>PARQUET-392</text:p>
          </table:table-cell>
          <table:table-cell office:value-type="string">
            <text:p>Release Parquet-mr 1.9.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5362248</text:p>
          </table:table-cell>
          <table:table-cell office:value-type="string">
            <text:p>Hi Parquet gurus</text:p>
            <text:p/>
            <text:p>It seems Parquent 1.9.0 has been blocking for nearly a year, </text:p>
            <text:p>any plans to co</text:p>
            <text:p>ntinue the process? Is the project still being actively maintained?</text:p>
            <text:p/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363918</text:p>
          </table:table-cell>
          <table:table-cell office:value-type="string">
            <text:p>Seems there are still some blocking issues unresolved tracked in this JIRA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385587</text:p>
          </table:table-cell>
          <table:table-cell office:value-type="string">
            <text:p>any roadmap on the release date ? trying to see if we can make use of parquet 1.9 in spark 2.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75130</text:p>
          </table:table-cell>
          <table:table-cell office:value-type="string">
            <text:p>[~rdblue] is making a RC soo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572834</text:p>
          </table:table-cell>
          <table:table-cell office:value-type="string">
            <text:p>The [vote thread|http://mail-archives.apache.org/mod_mbox/incubator-parquet-dev/201610.mbox/%3C</text:p>
            <text:p>CAO4re1kic7NnAhtGRK%3D2QOZ1D%3Dyk5xMcKSg8%3DwGqe6OX4QnwLg%40mail.gmail.com%3E] for RC1 is open.</text:p>
            <text:p><text:s/>Please take a look at the candidate and vote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041286</text:p>
          </table:table-cell>
          <table:table-cell office:value-type="string">
            <text:p>Can this JIRA be closed? It seems to be obsolete as 1.9.0 is already ou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041333</text:p>
          </table:table-cell>
          <table:table-cell office:value-type="string">
            <text:p>Curious about the status of PARQUET-686. So 1.9.0 is out even though the blocking issue PARQUET</text:p>
            <text:p>-686 is unresolved? Doesn't sound like a blocking issue at all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041805</text:p>
          </table:table-cell>
          <table:table-cell office:value-type="string">
            <text:p>[~djiangxu] I have updated PARQUET-686: jiras should be closed automatically when we merge the </text:p>
            <text:p>PR. This one fell through: https://github.com/apache/parquet-mr/commit/de99127d77dabfc6c8134b3c</text:p>
            <text:p>58e0b9a0b74e5f3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041807</text:p>
          </table:table-cell>
          <table:table-cell office:value-type="string">
            <text:p>[~zi] done. Thanks for checking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11937</text:p>
          </table:table-cell>
          <table:table-cell office:value-type="string">
            <text:p>PARQUET-391</text:p>
          </table:table-cell>
          <table:table-cell office:value-type="string">
            <text:p>Parquet build fails with thrift9 profile 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999133</text:p>
          </table:table-cell>
          <table:table-cell office:value-type="string">
            <text:p>I think this is a duplicate of PARQUET-380. There's a PR with a fix here: https://github.com/ap</text:p>
            <text:p>ache/parquet-mr/pull/276</text:p>
            <text:p/>
            <text:p>Is it okay with you if I close this and track it on the other issue?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999166</text:p>
          </table:table-cell>
          <table:table-cell office:value-type="string">
            <text:p>https://github.com/apache/parquet-mr/pull/287</text:p>
            <text:p/>
            <text:p/>
            <text:p>closed in favor of </text:p>
            <text:p/>
            <text:p>https://github.com/apache/</text:p>
            <text:p>parquet-mr/pull/276</text:p>
            <text:p/>
            <text:p>Please track in PARQUET-3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10357</text:p>
          </table:table-cell>
          <table:table-cell office:value-type="string">
            <text:p>PARQUET-390</text:p>
          </table:table-cell>
          <table:table-cell office:value-type="string">
            <text:p>GroupType.union(Type toMerge, boolean strict) does not honor strict parameter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4989939</text:p>
          </table:table-cell>
          <table:table-cell office:value-type="string">
            <text:p>Thanks for the bug report, Michael. I think you're right about this.</text:p>
            <text:p/>
            <text:p>Could you share with us w</text:p>
            <text:p>hat you're using this for? This was originally used for building an overall schema for the file</text:p>
            <text:p>s in a job, but it isn't necessary to do that and we mostly removed the need to in PARQUET-139.</text:p>
            <text:p><text:s/>I'd like to see what your use case for it is. Thanks!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4989977</text:p>
          </table:table-cell>
          <table:table-cell office:value-type="string">
            <text:p>Hi Ryan,</text:p>
            <text:p/>
            <text:p>I ran into this when I was trying to test whether two different but similar parquet m</text:p>
            <text:p>essage types would be compatible. Ultimately, these are derived from Hive table schema of two t</text:p>
            <text:p>ables---an older table and a newer table. The message types are not union-compatible from a str</text:p>
            <text:p>ict perspective, but I got a message about not being able to convert an optional int64 to an op</text:p>
            <text:p>tional int32 when I passed "strict = false" and it made me scratch my head. It seems this parti</text:p>
            <text:p>cular source code is behind the reason I get that error even when I try non-strict type union.</text:p>
            <text:p/>
            <text:p/>
            <text:p>Cheers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4990028</text:p>
          </table:table-cell>
          <table:table-cell office:value-type="string">
            <text:p>Good to know. It sounds like what you're after isn't a union of the schemas but a test to see i</text:p>
            <text:p>f evolution from one to the other is valid or supported. That's not an area we do particularly </text:p>
            <text:p>well right now and I don't think that this union function would help. I guess it union(new, old</text:p>
            <text:p>) == new then you know it works.</text:p>
            <text:p/>
            <text:p>I think we need to come up with a set of schema evolution rul</text:p>
            <text:p>es and tests that validate them. Some things we know probably won't work, like type coercion (e</text:p>
            <text:p>specially when using logical types with different primitive representations). Other things like</text:p>
            <text:p><text:s/>changing a required field to an optional field work, but I don't think union handles this case</text:p>
            <text:p><text:s/>correctly.</text:p>
            <text:p/>
            <text:p>What object model are you using? Hive?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4990046</text:p>
          </table:table-cell>
          <table:table-cell office:value-type="string">
            <text:p>Hi Ryan,</text:p>
            <text:p/>
            <text:p>Correct, I want to test compatibility between the two schemas modulo some basic primi</text:p>
            <text:p>tive type conversions. FWIW, all of our fields are optional so for our use case that's not an i</text:p>
            <text:p>ssue.</text:p>
            <text:p/>
            <text:p>To answer your question, the object model is the Spark SQL Catalyst data types, which ar</text:p>
            <text:p>e converted to parquet types and hive schema.</text:p>
            <text:p/>
            <text:p>I think I came up with a tentative solution this</text:p>
            <text:p><text:s/>morning for testing compatibility using the catalyst types. I'm going to give that a shot.</text:p>
            <text:p/>
            <text:p>Ch</text:p>
            <text:p>eers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990275</text:p>
          </table:table-cell>
          <table:table-cell office:value-type="string">
            <text:p>Hi Ryan,</text:p>
            <text:p/>
            <text:p>The approach you're suggesting sounds prudent but ambitious at the same time. Does it</text:p>
            <text:p><text:s/>make sense to commit this change as a simple bug fix for the functionality that currently exis</text:p>
            <text:p>ts (however limited)?</text:p>
            <text:p/>
            <text:p>Thank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997083</text:p>
          </table:table-cell>
          <table:table-cell office:value-type="string">
            <text:p>You're right that my suggestion is a much larger issue. For this problem, I'm fine with fixing </text:p>
            <text:p>the union function, though I'd like to see it fixed and tested rather than just tweaked, if tha</text:p>
            <text:p>t sounds reasonabl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18953</text:p>
          </table:table-cell>
          <table:table-cell office:value-type="string">
            <text:p>[~julienledem], what do you think about getting this done for 1.9.0? Seems pretty reasonable to</text:p>
            <text:p><text:s/>me, but it needs test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08483</text:p>
          </table:table-cell>
          <table:table-cell office:value-type="string">
            <text:p>PARQUET-389</text:p>
          </table:table-cell>
          <table:table-cell office:value-type="string">
            <text:p>Filter predicates should work with missing colum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978702</text:p>
          </table:table-cell>
          <table:table-cell office:value-type="string">
            <text:p>I agree, assuming that by "merged" you mean resolving the requested schema against different fi</text:p>
            <text:p>le schema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379669</text:p>
          </table:table-cell>
          <table:table-cell office:value-type="string">
            <text:p>Merged #354. Thanks [~lian cheng] and [~dweeks-netflix] for reviewing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05419</text:p>
          </table:table-cell>
          <table:table-cell office:value-type="string">
            <text:p>PARQUET-388</text:p>
          </table:table-cell>
          <table:table-cell office:value-type="string">
            <text:p>ProtoRecordConverter might wrongly cast a Message.Builder to Message</text:p>
          </table:table-cell>
          <table:table-cell table:number-columns-repeated="1021"/>
        </table:table-row>
        <table:table-row table:style-name="ro36">
          <table:table-cell table:number-columns-repeated="3"/>
          <table:table-cell office:value-type="string">
            <text:p>14985793</text:p>
          </table:table-cell>
          <table:table-cell office:value-type="string">
            <text:p>I'm a little confused on this one, because the signature for {{ProtoRecordConverter}} is:</text:p>
            <text:p/>
            <text:p>{cod</text:p>
            <text:p>e}</text:p>
            <text:p>public class ProtoRecordConverter&lt;T extends MessageOrBuilder&gt; extends ProtoMessageConverter </text:p>
            <text:p>{ ... }</text:p>
            <text:p>{code}</text:p>
            <text:p/>
            <text:p>And both {{Message}} and {{Message.Builder}} both extend from this:</text:p>
            <text:p/>
            <text:p>{code}</text:p>
            <text:p>// </text:p>
            <text:p>Message.java</text:p>
            <text:p>public interface Message extends MessageLite, MessageOrBuilder {</text:p>
            <text:p><text:s text:c="2"/>...</text:p>
            <text:p><text:s text:c="2"/>public in</text:p>
            <text:p>terface Builder extends Builder, MessageOrBuilder { ... }</text:p>
            <text:p>}</text:p>
            <text:p>{code}</text:p>
            <text:p/>
            <text:p>So technically it is correc</text:p>
            <text:p>t that the current record could be either {{Message}} or {{Message.Builder}}.</text:p>
          </table:table-cell>
          <table:table-cell table:number-columns-repeated="1019"/>
        </table:table-row>
        <table:table-row table:style-name="ro49">
          <table:table-cell table:number-columns-repeated="3"/>
          <table:table-cell office:value-type="string">
            <text:p>14986645</text:p>
          </table:table-cell>
          <table:table-cell office:value-type="string">
            <text:p>hi Reuben,</text:p>
            <text:p/>
            <text:p>Yes, <text:s/>I agree that current record could be either Message or Message.Builder. But t</text:p>
            <text:p>he problem is when I use it, the 'buildBefore' flag would always be false, which means the Buil</text:p>
            <text:p>der instance is always returned.</text:p>
            <text:p/>
            <text:p>More details,</text:p>
            <text:p>I'm implementing a wrapper for cascading to rea</text:p>
            <text:p>d/write parquet|protobuf data. And the default ProtoReadSupport class is used to help with that</text:p>
            <text:p>.</text:p>
            <text:p/>
            <text:p>The signature for ProtoReadSupport is as follows, where only Mesage type is declared as the </text:p>
            <text:p>type parameter.</text:p>
            <text:p>{code:title=ProtoReadSupport.java|borderStyle=solid}</text:p>
            <text:p>public class ProtoReadSupp</text:p>
            <text:p>ort&lt;T extends Message&gt; extends ReadSupport&lt;T&gt; { }</text:p>
            <text:p>{code}</text:p>
            <text:p>But the RecordMaterializer inside Prot</text:p>
            <text:p>oReadSupport is actually returning Message.Builder. This is where type inconsistency comes from</text:p>
            <text:p>.</text:p>
            <text:p/>
            <text:p>To make it work, I need to add some hacks for RecordMaterializer (ProtoRecordConverter), by </text:p>
            <text:p>switch the 'buildBefore' flag.</text:p>
            <text:p>{code:title=ProtoReadSupport.java|borderStyle=solid}</text:p>
            <text:p><text:s text:c="4"/>@Overri</text:p>
            <text:p>de</text:p>
            <text:p><text:s text:c="4"/>public RecordMaterializer&lt;T&gt; prepareForRead(Configuration configuration, Map&lt;String, Str</text:p>
            <text:p>ing&gt; keyValueMetaData, MessageType fileSchema, ReadContext readContext) {</text:p>
            <text:p><text:s text:c="8"/>String header</text:p>
            <text:p>ProtoClass = keyValueMetaData.get(PB_CLASS);</text:p>
            <text:p><text:s text:c="8"/>String configuredProtoClass = configuratio</text:p>
            <text:p>n.get(PB_CLASS);</text:p>
            <text:p/>
            <text:p><text:s text:c="8"/>if (configuredProtoClass != null) {</text:p>
            <text:p><text:s text:c="12"/>LOG.debug("Replacing </text:p>
            <text:p>class " + headerProtoClass + " by " + configuredProtoClass);</text:p>
            <text:p><text:s text:c="12"/>headerProtoClass = con</text:p>
            <text:p>figuredProtoClass;</text:p>
            <text:p><text:s text:c="8"/>}</text:p>
            <text:p/>
            <text:p><text:s text:c="8"/>if (headerProtoClass == null) {</text:p>
            <text:p><text:s text:c="12"/>throw new Run</text:p>
            <text:p>timeException("I Need parameter " + PB_CLASS + " with Protocol Buffer class");</text:p>
            <text:p><text:s text:c="8"/>}</text:p>
            <text:p/>
            <text:p><text:s text:c="5"/></text:p>
            <text:p><text:s text:c="3"/>LOG.debug("Reading data with Protocol Buffer class " + headerProtoClass);</text:p>
            <text:p/>
            <text:p><text:s text:c="8"/>MessageTy</text:p>
            <text:p>pe requestedSchema = readContext.getRequestedSchema();</text:p>
            <text:p><text:s text:c="8"/>Class&lt;? extends Message&gt; protobu</text:p>
            <text:p>fClass = Protobufs.getProtobufClass(headerProtoClass);</text:p>
            <text:p><text:s text:c="8"/>ProtoRecordMaterializer&lt;T&gt; mater</text:p>
            <text:p>ializer = new ProtoRecordMaterializer&lt;T&gt;(requestedSchema, protobufClass);</text:p>
            <text:p><text:s text:c="8"/>((ProtoRecord</text:p>
            <text:p>Converter&lt;T&gt;)materializer.getRootConverter()).setBuildBefore(true);</text:p>
            <text:p><text:s text:c="8"/>return materializer</text:p>
            <text:p>;</text:p>
            <text:p><text:s text:c="4"/>}</text:p>
            <text:p>{code}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987136</text:p>
          </table:table-cell>
          <table:table-cell office:value-type="string">
            <text:p>Hi, author here.</text:p>
            <text:p>The cast is correct, the buildBefore flag is extra feature, its not used much.</text:p>
            <text:p/>
            <text:p>Do you really need data converted from Builder to Message ? Using Builder is more efficient.</text:p>
          </table:table-cell>
          <table:table-cell table:number-columns-repeated="1019"/>
        </table:table-row>
        <table:table-row table:style-name="ro50">
          <table:table-cell table:number-columns-repeated="3"/>
          <table:table-cell office:value-type="string">
            <text:p>14987295</text:p>
          </table:table-cell>
          <table:table-cell office:value-type="string">
            <text:p/>
            <text:p>Hi Lukas,</text:p>
            <text:p/>
            <text:p>Thanks for your reply.</text:p>
            <text:p>To be sure, when you say 'The cast is correct', do you mean </text:p>
            <text:p>by that {{ProtoRecordConverter&lt;MyProtoMessage&gt;::getCurrentRecord}} would work correctly ?</text:p>
            <text:p/>
            <text:p>In m</text:p>
            <text:p>y case, I created a instance of {{ProtoReadSupport&lt;MyProtoMessage&gt;}}, which then created {{Reco</text:p>
            <text:p>rdMaterializer&lt;MyProtoMessage&gt;}} and {{ProtoRecordConverter&lt;MyProtoMessage&gt;}} instances interna</text:p>
            <text:p>lly. <text:s/>Since the {{buildBefore}} flag is not set, {{ProtoRecordConverter&lt;MyProtoMessage&gt;::getCur</text:p>
            <text:p>rentRecord}} would definitely cast a {{MyProtoMessage.Builder}} instance to {{MyProtoMessage}},</text:p>
            <text:p><text:s/>with runtime exceptions.</text:p>
            <text:p/>
            <text:p>P.S. The signature for {{ProtoReadSupport}} is as follows, which lea</text:p>
            <text:p>ds {{ProtoReadSupport&lt;MyProtoMessage.Builder&gt;}} to compile time error.</text:p>
            <text:p>{code}</text:p>
            <text:p>public class Prot</text:p>
            <text:p>oReadSupport&lt;T extends Message&gt; extends ReadSupport&lt;T&gt; {}</text:p>
            <text:p>{code}</text:p>
            <text:p/>
            <text:p/>
            <text:p>wu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4987434</text:p>
          </table:table-cell>
          <table:table-cell office:value-type="string">
            <text:p>&gt; To be sure, when you say 'The cast is correct', do you mean by that ProtoRecordConverter&lt;MyPr</text:p>
            <text:p>otoMessage&gt;::getCurrentRecord would work correctly ?</text:p>
            <text:p/>
            <text:p>No, it won't work correctly but <text:s/>ProtoRec</text:p>
            <text:p>ordConverter&lt;MyProtoMessage.Builder&gt;::getCurrentRecord will work correctly.</text:p>
            <text:p/>
            <text:p>&gt; The signature fo</text:p>
            <text:p>r ProtoReadSupport is as follows, which leads ProtoReadSupport&lt;MyProtoMessage.Builder&gt; to compi</text:p>
            <text:p>le time error.</text:p>
            <text:p/>
            <text:p>It looks like there is bug in the signature. IMO it should be </text:p>
            <text:p/>
            <text:p>public class Pr</text:p>
            <text:p>otoReadSupport&lt;T extends MessageOrBuilder &gt; extends ReadSupport&lt;T&gt; {}</text:p>
            <text:p/>
            <text:p>I will look at it later </text:p>
            <text:p>today.</text:p>
            <text:p/>
            <text:p>Thank you very much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987875</text:p>
          </table:table-cell>
          <table:table-cell office:value-type="string">
            <text:p>Just as a general comment, returning {{&lt;T extends MessageOrBuilder&gt;}} does feel very mysterious</text:p>
            <text:p><text:s/>to me. Does it make sense to have two explicit methods like {{asBuilder}} and {{asMessage}} in</text:p>
            <text:p><text:s/>addition to the current {{getCurrentRecord}}?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4988762</text:p>
          </table:table-cell>
          <table:table-cell office:value-type="string">
            <text:p>One more suggestion, let's just be honest to align the type signature of {{ProtoRecordConverter</text:p>
            <text:p>}} class definition and {{getCurrentRecord}} method.</text:p>
            <text:p/>
            <text:p>I mean, when we use {{ProtoRecordConverte</text:p>
            <text:p>r&lt;MyProtoMessage&gt;}} (or ProtoReadSupport&lt;MyProtoMessage&gt;), only MyProtoMessage instances would </text:p>
            <text:p>be returned from getCurrentRecord.</text:p>
            <text:p>On the other hand, when we use {{ProtoRecordConverter&lt;MyProt</text:p>
            <text:p>oMessage.Builder&gt;}} or ProtoReadSupport&lt;MyProtoMessage.Builder&gt;, only MyProtoMessage.Builder in</text:p>
            <text:p>stances returned.</text:p>
            <text:p/>
            <text:p>In this way, I would feel less confused about ProtoRecordConverter API.</text:p>
          </table:table-cell>
          <table:table-cell table:number-columns-repeated="1019"/>
        </table:table-row>
        <table:table-row table:style-name="ro43">
          <table:table-cell table:number-columns-repeated="3"/>
          <table:table-cell office:value-type="string">
            <text:p>15127838</text:p>
          </table:table-cell>
          <table:table-cell office:value-type="string">
            <text:p>I agree with [~wxiang7] that there seems to be something a little bit off here. <text:s/>I'm also getti</text:p>
            <text:p>ng an unexpected ClassCastException in the following Scala code:</text:p>
            <text:p/>
            <text:p>{code}</text:p>
            <text:p>val reader = ParquetRe</text:p>
            <text:p>ader.builder(new ProtoReadSupport[SomeMessageClass](), new Path(file.toURI)).build</text:p>
            <text:p>...</text:p>
            <text:p>reader.r</text:p>
            <text:p>ead</text:p>
            <text:p>{code}</text:p>
            <text:p/>
            <text:p>At reader.read I get the following exception:</text:p>
            <text:p/>
            <text:p>{code}</text:p>
            <text:p>ClassCastException: : SomeMes</text:p>
            <text:p>sageClass$Builder cannot be cast to SomeMessageClass</text:p>
            <text:p>{code}</text:p>
            <text:p/>
            <text:p>I cannot change the declaration of</text:p>
            <text:p><text:s/>reader to the following:</text:p>
            <text:p/>
            <text:p>{code}</text:p>
            <text:p>val reader = ParquetReader.builder(new ProtoReadSupport[SomeM</text:p>
            <text:p>essageClass$Builder](), new Path(file.toURI)).build</text:p>
            <text:p>{code}</text:p>
            <text:p/>
            <text:p>because then I get the following er</text:p>
            <text:p>ror:</text:p>
            <text:p/>
            <text:p>{code}</text:p>
            <text:p>type arguments [SomeMessageClass$Builder] do not conform to class ProtoReadSupport</text:p>
            <text:p>'s type parameter bounds [T &lt;: com.google.protobuf.Message]</text:p>
            <text:p>{code}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292627</text:p>
          </table:table-cell>
          <table:table-cell office:value-type="string">
            <text:p>A workaround I found was to replace all of the {{Message}} references in [ProtoReadSupport|http</text:p>
            <text:p>s://github.com/apache/parquet-mr/blob/master/parquet-protobuf/src/main/java/org/apache/parquet/</text:p>
            <text:p>proto/ProtoReadSupport.java] with {{MessageOrBuilder}}. <text:s/>You can then fairly easily resolve the</text:p>
            <text:p><text:s/>{{Builder}} into a {{Message}} outside of the reading mechanism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03570</text:p>
          </table:table-cell>
          <table:table-cell office:value-type="string">
            <text:p>PARQUET-387</text:p>
          </table:table-cell>
          <table:table-cell office:value-type="string">
            <text:p>TwoLevelListWriter does not handle null values in arra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949647</text:p>
          </table:table-cell>
          <table:table-cell office:value-type="string">
            <text:p>I believe setting {{parquet.avro.write-old-list-structure}} to {{false}} fixes this issue.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5018972</text:p>
          </table:table-cell>
          <table:table-cell office:value-type="string">
            <text:p>As Cheng notes, setting the configuration property to use the new, 3-level list structure fixes</text:p>
            <text:p><text:s/>the problem. Support for arrays that contain null was the point of moving to the 3-level struc</text:p>
            <text:p>ture. Unfortunately, we couldn't do that by default because it is a behavior change. That's why</text:p>
            <text:p><text:s/>we have the property.</text:p>
            <text:p/>
            <text:p>As far as what the correct behavior is for this case, I think the NPE i</text:p>
            <text:p>s actually right. Because the 2-level structure can't handle null values, we have the choice of</text:p>
            <text:p><text:s/>either silently dropping them or throwing an exception. Silently dropping them clearly isn't a</text:p>
            <text:p><text:s/>good idea, so the NPE is the best option. What we could do to make this more friendly is catch</text:p>
            <text:p><text:s/>the NPE and throw a new one with an error message to tell you what happened: that null values </text:p>
            <text:p>aren't allowed in Avro arrays unless you write using the propert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25824</text:p>
          </table:table-cell>
          <table:table-cell office:value-type="string">
            <text:p>I've fixed the error messages in PR #291. I think that's all we need to do for thi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42099</text:p>
          </table:table-cell>
          <table:table-cell office:value-type="string">
            <text:p>Thanks for reviewing, [~lian cheng]! The error message for this case is now more friend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902036</text:p>
          </table:table-cell>
          <table:table-cell office:value-type="string">
            <text:p>PARQUET-386</text:p>
          </table:table-cell>
          <table:table-cell office:value-type="string">
            <text:p>Printing out the statistics of metadata in parquet-tool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940644</text:p>
          </table:table-cell>
          <table:table-cell office:value-type="string">
            <text:p>I have already made this patch with [~hyukjin.kwon]. I would like to add PR to thi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18975</text:p>
          </table:table-cell>
          <table:table-cell office:value-type="string">
            <text:p>[~onrsyr] did you post a PR? This would be a good thing to get into the 1.9.0 releas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19285</text:p>
          </table:table-cell>
          <table:table-cell office:value-type="string">
            <text:p>Yes [~rdblue]. Here;</text:p>
            <text:p/>
            <text:p>https://github.com/apache/parquet-mr/pull/279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622688</text:p>
          </table:table-cell>
          <table:table-cell office:value-type="string">
            <text:p>As noted in the comment https://github.com/apache/parquet-mr/pull/279</text:p>
            <text:p>Re-opening the JIRA since</text:p>
            <text:p><text:s/>we do not yet print the Statistics in the ColumnMetaData. </text:p>
            <text:p><text:s/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320277</text:p>
          </table:table-cell>
          <table:table-cell office:value-type="string">
            <text:p>Issue resolved by pull request 442</text:p>
            <text:p>[https://github.com/apache/parquet-mr/pull/442]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6735715</text:p>
          </table:table-cell>
          <table:table-cell office:value-type="string">
            <text:p>gszadovszky commented on pull request #279: PARQUET-386: Printing out the statistics of metadat</text:p>
            <text:p>a in parquet-tools</text:p>
            <text:p>URL: https://github.com/apache/parquet-mr/pull/279</text:p>
            <text:p><text:s/></text:p>
            <text:p><text:s/></text:p>
            <text:p><text:s text:c="3"/></text:p>
            <text:p><text:s/></text:p>
            <text:p>---------------</text:p>
            <text:p>-------------------------------------------------</text:p>
            <text:p>This is an automated message from the Apache </text:p>
            <text:p>Git Service.</text:p>
            <text:p>To respond to the message, please log on GitHub and use the</text:p>
            <text:p>URL above to go to the</text:p>
            <text:p><text:s/>specific comment.</text:p>
            <text:p><text:s/></text:p>
            <text:p>For queries about this service, please contact Infrastructure at:</text:p>
            <text:p>users@in</text:p>
            <text:p>fra.apache.org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901105</text:p>
          </table:table-cell>
          <table:table-cell office:value-type="string">
            <text:p>PARQUET-385</text:p>
          </table:table-cell>
          <table:table-cell office:value-type="string">
            <text:p>PrimitiveType.union accepts fixed_len_byte_array fields with different lengths when strict mode</text:p>
            <text:p><text:s/>is 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62518</text:p>
          </table:table-cell>
          <table:table-cell office:value-type="string">
            <text:p>[~lian cheng] Did you have a patch for this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0369</text:p>
          </table:table-cell>
          <table:table-cell office:value-type="string">
            <text:p>Just opened one for this https://github.com/apache/parquet-mr/pull/31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5977</text:p>
          </table:table-cell>
          <table:table-cell office:value-type="string">
            <text:p>Issue resolved by pull request 315</text:p>
            <text:p>[https://github.com/apache/parquet-mr/pull/31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96266</text:p>
          </table:table-cell>
          <table:table-cell office:value-type="string">
            <text:p>PARQUET-384</text:p>
          </table:table-cell>
          <table:table-cell office:value-type="string">
            <text:p>Add Dictionary Based Filtering to Filter2 API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990573</text:p>
          </table:table-cell>
          <table:table-cell office:value-type="string">
            <text:p>https://github.com/apache/parquet-mr/pull/286</text:p>
            <text:p/>
            <text:p>[~alexlevenson] <text:s/>Can you take a look at the chan</text:p>
            <text:p>ges I made to accommodate the dictionary filter?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87564</text:p>
          </table:table-cell>
          <table:table-cell office:value-type="string">
            <text:p>I submitted an updated PR, #330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87577</text:p>
          </table:table-cell>
          <table:table-cell office:value-type="string">
            <text:p>This now includes the api for reading dictionaries and supersedes PARQUET-374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88061</text:p>
          </table:table-cell>
          <table:table-cell office:value-type="string">
            <text:p>Merged #330. Thanks for reviewing, Da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96247</text:p>
          </table:table-cell>
          <table:table-cell office:value-type="string">
            <text:p>PARQUET-383</text:p>
          </table:table-cell>
          <table:table-cell office:value-type="string">
            <text:p>ParquetOutputCommitter should propagate errors when writing metadata fil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907123</text:p>
          </table:table-cell>
          <table:table-cell office:value-type="string">
            <text:p>I think this is a good idea. I'd make the error fatal only if the user opted to use the metadat</text:p>
            <text:p>a file. I'd suggest that we not write the metadata file by default, but I don't think that's an</text:p>
            <text:p><text:s/>option without a major version bump because it could break users.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6531536</text:p>
          </table:table-cell>
          <table:table-cell office:value-type="string">
            <text:p>rgruener opened a new pull request #502: PARQUET-383: Add config for propagating errors when wr</text:p>
            <text:p>iting metadata files</text:p>
            <text:p>URL: https://github.com/apache/parquet-mr/pull/502</text:p>
            <text:p><text:s/></text:p>
            <text:p><text:s/></text:p>
            <text:p><text:s text:c="3"/>Allow for the op</text:p>
            <text:p>tion to not just eat errors when writing the metadata files. The code isn't as clean as it coul</text:p>
            <text:p>d be but I was optimizing for making sure it was 100% backwards compatible. The code would pote</text:p>
            <text:p>ntially be cleaner if we rethrow a runtime exception in the catches of the original method thou</text:p>
            <text:p>gh that is not the most correct way to handle this.</text:p>
            <text:p><text:s text:c="3"/></text:p>
            <text:p><text:s text:c="3"/>Also I think it would be nice to n</text:p>
            <text:p>ot have another explicit config but rather propagate errors if the user explicitly set the job </text:p>
            <text:p>summary level (meaning it wasnt just the default) though that has the potential to break people</text:p>
            <text:p><text:s/>who have it explicitly set but do not expect it to ever error out.</text:p>
            <text:p/>
            <text:p>--------------------------</text:p>
            <text:p>--------------------------------------</text:p>
            <text:p>This is an automated message from the Apache Git Service</text:p>
            <text:p>.</text:p>
            <text:p>To respond to the message, please log on GitHub and use the</text:p>
            <text:p>URL above to go to the specific c</text:p>
            <text:p>omment.</text:p>
            <text:p><text:s/></text:p>
            <text:p>For queries about this service, please contact Infrastructure at:</text:p>
            <text:p>users@infra.apache.</text:p>
            <text:p>org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96162</text:p>
          </table:table-cell>
          <table:table-cell office:value-type="string">
            <text:p>PARQUET-382</text:p>
          </table:table-cell>
          <table:table-cell office:value-type="string">
            <text:p>Add a way to append encoded blocks in ParquetFileWri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47622</text:p>
          </table:table-cell>
          <table:table-cell office:value-type="string">
            <text:p>Merged #278. Thanks for reviewing, Sergio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95982</text:p>
          </table:table-cell>
          <table:table-cell office:value-type="string">
            <text:p>PARQUET-381</text:p>
          </table:table-cell>
          <table:table-cell office:value-type="string">
            <text:p>It should be possible to merge summary files, and control which files are generated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955860</text:p>
          </table:table-cell>
          <table:table-cell office:value-type="string">
            <text:p>Issue resolved by pull request 277</text:p>
            <text:p>[https://github.com/apache/parquet-mr/pull/277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490166</text:p>
          </table:table-cell>
          <table:table-cell office:value-type="string">
            <text:p>[~rdblue], seems this got in 1.10 too. Should we fix the Fix Version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491350</text:p>
          </table:table-cell>
          <table:table-cell office:value-type="string">
            <text:p>Fixed. Thanks for pointing this ou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95906</text:p>
          </table:table-cell>
          <table:table-cell office:value-type="string">
            <text:p>PARQUET-380</text:p>
          </table:table-cell>
          <table:table-cell office:value-type="string">
            <text:p>Cascading and scrooge builds fail when using thrift 0.9.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08461</text:p>
          </table:table-cell>
          <table:table-cell office:value-type="string">
            <text:p>Any updates 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09063</text:p>
          </table:table-cell>
          <table:table-cell office:value-type="string">
            <text:p>There are build failures from thrift's SLF4J dependency. I just need to have some time to work </text:p>
            <text:p>through it.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5009838</text:p>
          </table:table-cell>
          <table:table-cell office:value-type="string">
            <text:p>When I add the dependency for libthrift, I get an error somewhere in cascading that there is no</text:p>
            <text:p><text:s/>StaticLoggerBinder for SLF4J. That's an easy fix: add a binder like slf4j-nop or slf4j-simple.</text:p>
            <text:p><text:s/>But, when I add slf4j-simple:1.7.5, I get:</text:p>
            <text:p/>
            <text:p>{code}</text:p>
            <text:p>SLF4J: The requested version 1.6.99 by your</text:p>
            <text:p><text:s/>slf4j binding is not compatible with [1.5.5, 1.5.6, 1.5.7, 1.5.8]</text:p>
            <text:p>. . .</text:p>
            <text:p>java.lang.NoSuchMethod</text:p>
            <text:p>Error: org.slf4j.helpers.MessageFormatter.format(Ljava/lang/String;Ljava/lang/Object;Ljava/lang</text:p>
            <text:p>/Object;)Lorg/slf4j/helpers/FormattingTuple;</text:p>
            <text:p><text:s text:c="2"/>at org.slf4j.impl.SimpleLogger.formatAndLog(Simp</text:p>
            <text:p>leLogger.java:414)</text:p>
            <text:p><text:s text:c="2"/>at org.slf4j.impl.SimpleLogger.info(SimpleLogger.java:546)</text:p>
            <text:p>{code}</text:p>
            <text:p/>
            <text:p>The ver</text:p>
            <text:p>sion of SLF4J that is pulled in by libthrift is too old to work with a new binding. But, using </text:p>
            <text:p>a slf4j-simple version that works with the older version of thrift causes failures in the hadoo</text:p>
            <text:p>p-2 profile because Hadoop pulls in a version of SLF4J that isn't compatible with the older slf</text:p>
            <text:p>4j-simple. So the fix is to pull in the new version of both slf4j-api and slf4j-simple that mat</text:p>
            <text:p>ches the hadoop-2 verison. In the default profile, it overrides the transitive SLF4J dependency</text:p>
            <text:p><text:s/>from libthrift and everything works. This is only needed for test dependencies, allowing downs</text:p>
            <text:p>tream projects to use whatever version of the SLF4J API they need, which will override the old </text:p>
            <text:p>one in libthrift.</text:p>
            <text:p/>
            <text:p>I've pushed a new version that should work, I'll commit it after CI tests pa</text:p>
            <text:p>s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09872</text:p>
          </table:table-cell>
          <table:table-cell office:value-type="string">
            <text:p>Fixed. Thanks for the push, [~saucam]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10337</text:p>
          </table:table-cell>
          <table:table-cell office:value-type="string">
            <text:p>Thanks for fixing this [~rdblue] ! I was kind of blocked on this :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95900</text:p>
          </table:table-cell>
          <table:table-cell office:value-type="string">
            <text:p>PARQUET-379</text:p>
          </table:table-cell>
          <table:table-cell office:value-type="string">
            <text:p>PrimitiveType.union erases original type</text:p>
          </table:table-cell>
          <table:table-cell table:number-columns-repeated="1021"/>
        </table:table-row>
        <table:table-row table:style-name="ro51">
          <table:table-cell table:number-columns-repeated="3"/>
          <table:table-cell office:value-type="string">
            <text:p>14933630</text:p>
          </table:table-cell>
          <table:table-cell office:value-type="string">
            <text:p>While trying to fix this issue, I got a problem regarding to the {{strict}} argument of {{Primi</text:p>
            <text:p>tiveType.union}}, and correspondingly, {{MessageType.union}}. <text:s/>Seems that throughout the whole </text:p>
            <text:p>parquet-mr code base (including tests), we always call these methods with {{strict}} being {{tr</text:p>
            <text:p>ue}}, which means schema primitive types should match.</text:p>
            <text:p/>
            <text:p>Maybe I missed something here, but I do</text:p>
            <text:p>n't see a sound use case of non-strict schema merging. <text:s/>Especially, the field types of {{t1.uni</text:p>
            <text:p>on(t2, false)}} is completely determined by {{t1}}, rather than the "wider" ones:</text:p>
            <text:p>{noformat}</text:p>
            <text:p>me</text:p>
            <text:p>ssage t1 { required int32 f; }</text:p>
            <text:p>message t2 { required int64 f; }</text:p>
            <text:p/>
            <text:p>t1.union(t2, false) =&gt;</text:p>
            <text:p><text:s text:c="2"/>messa</text:p>
            <text:p>ge t3 { required int32 f; }</text:p>
            <text:p>{noformat}</text:p>
            <text:p>Basically we can't use such a schema to read actual Parq</text:p>
            <text:p>uet files even if we add some sort of automatic "type widening" logic inside Parquet readers si</text:p>
            <text:p>nce the merged one above loses precision.</text:p>
            <text:p/>
            <text:p>So my questions are:</text:p>
            <text:p># Is there a practical scenario</text:p>
            <text:p><text:s/>where non-strict schema merging makes sense?</text:p>
            <text:p># If not, should we deprecate it? (We can't remov</text:p>
            <text:p>e it since {{MessageType.union(MessageType, boolean)}} is part of the public API.)</text:p>
            <text:p/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933846</text:p>
          </table:table-cell>
          <table:table-cell office:value-type="string">
            <text:p>I think this is part of a larger issue of handling schema evolution. The main use case I know o</text:p>
            <text:p>f for union is merging file schemas into a metadata summary file. Those are no longer really ne</text:p>
            <text:p>eded because each schema is resolved against the requested schema individually on the reader, w</text:p>
            <text:p>hich eliminates the bottle-neck that the metadata file was intended to avoid. And as you note, </text:p>
            <text:p>union doesn't really create a union as one might expect: a schema that can be used to read both</text:p>
            <text:p><text:s/>of the input schema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934084</text:p>
          </table:table-cell>
          <table:table-cell office:value-type="string">
            <text:p>So deprecating non-strict schema merging seems to be reasonable? Namely, deprecate {{MessageTyp</text:p>
            <text:p>e.union(MessageType toMerge, boolean strict)}}, and always set {{strict}} to {{true}} when we c</text:p>
            <text:p>all this method internall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62516</text:p>
          </table:table-cell>
          <table:table-cell office:value-type="string">
            <text:p>[~lian cheng] Did you have a patch for thi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0370</text:p>
          </table:table-cell>
          <table:table-cell office:value-type="string">
            <text:p>Just opened one for this: https://github.com/apache/parquet-mr/pull/31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35978</text:p>
          </table:table-cell>
          <table:table-cell office:value-type="string">
            <text:p><text:s/>Issue resolved by pull request 315</text:p>
            <text:p>https://github.com/apache/parquet-mr/pull/3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95818</text:p>
          </table:table-cell>
          <table:table-cell office:value-type="string">
            <text:p>PARQUET-378</text:p>
          </table:table-cell>
          <table:table-cell office:value-type="string">
            <text:p>Add thoroughly parquet test encoding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904755</text:p>
          </table:table-cell>
          <table:table-cell office:value-type="string">
            <text:p>Added link to pull request</text:p>
            <text:p>https://github.com/apache/parquet-mr/pull/27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14126</text:p>
          </table:table-cell>
          <table:table-cell office:value-type="string">
            <text:p>Merged. Thanks for building this, Sergio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88642</text:p>
          </table:table-cell>
          <table:table-cell office:value-type="string">
            <text:p>PARQUET-377</text:p>
          </table:table-cell>
          <table:table-cell office:value-type="string">
            <text:p>The file written in version 2 can't be read back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876168</text:p>
          </table:table-cell>
          <table:table-cell office:value-type="string">
            <text:p>DeltaByteArrayWriter could be used for FIXED_LEN_BYTE_ARRAY, but the reader didn't accept it, w</text:p>
            <text:p>ill send a PR soo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876182</text:p>
          </table:table-cell>
          <table:table-cell office:value-type="string">
            <text:p>Just realized that it's already fixed in master, close this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63999</text:p>
          </table:table-cell>
          <table:table-cell office:value-type="string">
            <text:p>PARQUET-376</text:p>
          </table:table-cell>
          <table:table-cell office:value-type="string">
            <text:p>Tolerate square brackets in PR titl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744505</text:p>
          </table:table-cell>
          <table:table-cell office:value-type="string">
            <text:p>Issue resolved by pull request 271</text:p>
            <text:p>[https://github.com/apache/parquet-mr/pull/27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63944</text:p>
          </table:table-cell>
          <table:table-cell office:value-type="string">
            <text:p>PARQUET-375</text:p>
          </table:table-cell>
          <table:table-cell office:value-type="string">
            <text:p>Parquet Readme.md still points to release 1.7.0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744529</text:p>
          </table:table-cell>
          <table:table-cell office:value-type="string">
            <text:p>Issue resolved by pull request 260</text:p>
            <text:p>[https://github.com/apache/parquet-mr/pull/26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63576</text:p>
          </table:table-cell>
          <table:table-cell office:value-type="string">
            <text:p>PARQUET-374</text:p>
          </table:table-cell>
          <table:table-cell office:value-type="string">
            <text:p>Add api to read dictionary from each column chunk for predicate pushdow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741838</text:p>
          </table:table-cell>
          <table:table-cell office:value-type="string">
            <text:p>https://github.com/apache/parquet-mr/pull/27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87588</text:p>
          </table:table-cell>
          <table:table-cell office:value-type="string">
            <text:p>I'm marking this as "Won't fix" because PARQUET-384 includes the proposed API for accessing dic</text:p>
            <text:p>tionari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63543</text:p>
          </table:table-cell>
          <table:table-cell office:value-type="string">
            <text:p>PARQUET-373</text:p>
          </table:table-cell>
          <table:table-cell office:value-type="string">
            <text:p>MemoryManager tests are flak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741677</text:p>
          </table:table-cell>
          <table:table-cell office:value-type="string">
            <text:p>Fixed in #269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63150</text:p>
          </table:table-cell>
          <table:table-cell office:value-type="string">
            <text:p>PARQUET-372</text:p>
          </table:table-cell>
          <table:table-cell office:value-type="string">
            <text:p>Parquet stats can have awkwardly large valu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273067</text:p>
          </table:table-cell>
          <table:table-cell office:value-type="string">
            <text:p>Merged #275. Thanks for reviewing, [~dweeks-netflix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62794</text:p>
          </table:table-cell>
          <table:table-cell office:value-type="string">
            <text:p>PARQUET-371</text:p>
          </table:table-cell>
          <table:table-cell office:value-type="string">
            <text:p>Bumps Thrift version to 0.9.3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739731</text:p>
          </table:table-cell>
          <table:table-cell office:value-type="string">
            <text:p>I believe that the underlying thrift format is compatible across versions, so this should work.</text:p>
            <text:p><text:s/>But, I'd rather update everything to thrift 9 instead of worrying about compatibility between </text:p>
            <text:p>the two. I don't want to have a case where we add a class that causes issues when it uses the w</text:p>
            <text:p>rong libthrift version and have that possibly sneak into a releas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740068</text:p>
          </table:table-cell>
          <table:table-cell office:value-type="string">
            <text:p>That would be even nicer. I'll update my PR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18990</text:p>
          </table:table-cell>
          <table:table-cell office:value-type="string">
            <text:p>[~alexlevenson], is this okay to merge? I think it's a good idea to update our thrift version, </text:p>
            <text:p>but I think you guys are the heaviest users. We'll need to check that elephantbird doesn't pull</text:p>
            <text:p><text:s/>in 0.7.0 also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64281</text:p>
          </table:table-cell>
          <table:table-cell office:value-type="string">
            <text:p>We just talked about this in the Parquet sync and think it is a good idea. I'm marking this for</text:p>
            <text:p><text:s/>inclusion in parquet-format 2.4.0. Thanks, Cheng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80204</text:p>
          </table:table-cell>
          <table:table-cell office:value-type="string">
            <text:p>I'm removing this as a blocker for the 1.9.0 release. This is a format change so we should rele</text:p>
            <text:p>ase parquet-format 2.4.0 to pull it into a Parquet MR releas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199325</text:p>
          </table:table-cell>
          <table:table-cell office:value-type="string">
            <text:p>This PR was merg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62375</text:p>
          </table:table-cell>
          <table:table-cell office:value-type="string">
            <text:p>PARQUET-370</text:p>
          </table:table-cell>
          <table:table-cell office:value-type="string">
            <text:p>Nested records are not properly read if none of their fields are requested</text:p>
          </table:table-cell>
          <table:table-cell table:number-columns-repeated="1021"/>
        </table:table-row>
        <table:table-row table:style-name="ro14">
          <table:table-cell table:number-columns-repeated="3"/>
          <table:table-cell office:value-type="string">
            <text:p>14734568</text:p>
          </table:table-cell>
          <table:table-cell office:value-type="string">
            <text:p>A complete sample code for reproducing this issue against parquet-mr 1.7.0 can be found in [lia</text:p>
            <text:p>ncheng@github.com/parquet-compat|https://github.com/liancheng/parquet-compat/blob/cbd9dd89b0150</text:p>
            <text:p>49c43054c5db81737405f6618e2/src/test/scala/com/databricks/parquet/schema/SchemaEvolutionSuite.s</text:p>
            <text:p>cala#L9-L61]. <text:s/>This sample writes a Parquet file with schema {{S1}} and reads it back with {{S2</text:p>
            <text:p>}} as requested schema using parquet-avro. <text:s/>Related Avro IDL definition can be found [here|http</text:p>
            <text:p>s://github.com/liancheng/parquet-compat/blob/cbd9dd89b015049c43054c5db81737405f6618e2/src/main/</text:p>
            <text:p>avro/parquet-avro-compat.avdl].</text:p>
            <text:p/>
            <text:p>BTW, this repository is a playground of mine for investigating</text:p>
            <text:p><text:s/>various Parquet compatibility and interoperability issues. <text:s/>The Scala DSL illustrated in the s</text:p>
            <text:p>ample code is inspired by the {{writeDirect}} method in parquet-avro testing code. <text:s/>It is defin</text:p>
            <text:p>ed [here|https://github.com/liancheng/parquet-compat/blob/db39ec3437abd3c254457c39193685e9f9dee</text:p>
            <text:p>1ed/src/main/scala/com/databricks/parquet/dsl/package.scala]. <text:s/>I found it pretty neat and intui</text:p>
            <text:p>tive for building test cases, and we are using a similar testing API in Spark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18994</text:p>
          </table:table-cell>
          <table:table-cell office:value-type="string">
            <text:p>[~julienledem], what do you think about getting this in for 1.9.0? It seems like a minor and co</text:p>
            <text:p>uld be put off, depending on how complicated it is to fix 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62022</text:p>
          </table:table-cell>
          <table:table-cell office:value-type="string">
            <text:p>PARQUET-369</text:p>
          </table:table-cell>
          <table:table-cell office:value-type="string">
            <text:p>Shading SLF4J prevents SLF4J locating org.slf4j.impl.StaticLoggerBind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731974</text:p>
          </table:table-cell>
          <table:table-cell office:value-type="string">
            <text:p>Nice! I had been wondering what was causing that message in spark.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733502</text:p>
          </table:table-cell>
          <table:table-cell office:value-type="string">
            <text:p>Found [this old Google groups post|https://groups.google.com/d/msg/parquet-dev/-KhNF5shQ3A/Ga4G</text:p>
            <text:p>mLvLqf0J] by [~julienledem]. I think it should be OK to just stop shading SLF4J in parquet-form</text:p>
            <text:p>at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733506</text:p>
          </table:table-cell>
          <table:table-cell office:value-type="string">
            <text:p>Here is a more concrete version in another thread https://groups.google.com/d/msg/parquet-dev/U</text:p>
            <text:p>jpbHbzoQj0/R6LG2gECQuIJ</text:p>
            <text:p/>
            <text:p>[~julienledem] According to the link above, is testing the only reason</text:p>
            <text:p><text:s/>why we have the static JUL initialization block in parquet-mr? If that is true, I'm happy to h</text:p>
            <text:p>ave a try to remove it. We've been using pretty hacky way in Spark to redirect Parquet JUL logs</text:p>
            <text:p>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906915</text:p>
          </table:table-cell>
          <table:table-cell office:value-type="string">
            <text:p>I've fixed this by using an exclusion to not shade the org.slf4j.impl.* classes. There aren't a</text:p>
            <text:p>ny impl classes in the jar so there are no leaked org.slf4j classes, but this prevents referenc</text:p>
            <text:p>es to log bindings from being modified.</text:p>
            <text:p/>
            <text:p>Not shading slf4j would be a problem because parquet-f</text:p>
            <text:p>ormat would have a dependency on it. I also tried minimizing the jar to see if it went away ent</text:p>
            <text:p>irely, but slf4j was still required because classes in thrift still reference it. I think this </text:p>
            <text:p>is a good fix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906920</text:p>
          </table:table-cell>
          <table:table-cell office:value-type="string">
            <text:p>I should also note: I've verified that there are no org.slf4j.* classes in the shaded parquet-f</text:p>
            <text:p>ormat jar (they are now shaded.parquet.org.slf4j) and I decompiled LoggerFactory and verified t</text:p>
            <text:p>hat the reference to StaticLoggerBinder.class is unmodified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906986</text:p>
          </table:table-cell>
          <table:table-cell office:value-type="string">
            <text:p>Ignore my comment above, I just tested out the partial relocation and it doesn't work because o</text:p>
            <text:p>f references back to some of the moved classes. Looks like we can either ship parquet-format wi</text:p>
            <text:p>th a slf4j-api dependency or bundle it with a logger implementation, like slf4j-nop.</text:p>
            <text:p/>
            <text:p>I don't t</text:p>
            <text:p>hink there is much interesting information being logged by thrift, plus we haven't been able to</text:p>
            <text:p><text:s/>get those messages for at least the last release without complaints. I suggest we add slf4j-no</text:p>
            <text:p>p and shade that to avoid the warning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906993</text:p>
          </table:table-cell>
          <table:table-cell office:value-type="string">
            <text:p>I've updated the PR to shade slf4j-nop and confirmed that everything still works, but the warni</text:p>
            <text:p>ng is gone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975588</text:p>
          </table:table-cell>
          <table:table-cell office:value-type="string">
            <text:p>What is the reason to include shaded slf4j-api and slf4j-nop into parquet-format jar?</text:p>
            <text:p/>
            <text:p>slf4j is</text:p>
            <text:p><text:s/>not used by parquet-format (but it looks like it is used by libtrift)</text:p>
            <text:p/>
            <text:p>I think it would be muc</text:p>
            <text:p>h better to not shade these jars and let the application decide which logging framework to use.</text:p>
            <text:p><text:s/>Including slf4j-nop effectively silence all logging from libthrift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977264</text:p>
          </table:table-cell>
          <table:table-cell office:value-type="string">
            <text:p>[~k.shaposhnikov@gmail.com], we could either shade and silence logging from libthrift or we cou</text:p>
            <text:p>ld pass on the dependency as you suggest. In my opinion, silencing is the better option because</text:p>
            <text:p><text:s/>needing access to the logging done by libthrift is rare for Parquet. I would much rather not p</text:p>
            <text:p>ollute the dependency graph, especially when we are using such an old version of thrift and wha</text:p>
            <text:p>tever slf4j version was out at that tim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57809</text:p>
          </table:table-cell>
          <table:table-cell office:value-type="string">
            <text:p>Please see comment https://issues.apache.org/jira/browse/PARQUET-401?focusedCommentId=15057800&amp;</text:p>
            <text:p>page=com.atlassian.jira.plugin.system.issuetabpanels:comment-tabpanel#comment-15057800 and opti</text:p>
            <text:p>onally consider to reopen this issue.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5058769</text:p>
          </table:table-cell>
          <table:table-cell office:value-type="string">
            <text:p>The issue [~turek@avast.com] raises is basically that shading both slf4j-api and slf4j-nop disa</text:p>
            <text:p>bles logging from thrift entirely. (Only thrift is affected because the Parquet code doesn't co</text:p>
            <text:p>ntain any logging.) Specifically, that will suppress warnings for IOExceptions caught in [TIOSt</text:p>
            <text:p>reamTransport#close|https://github.com/apache/thrift/blob/master/lib/java/src/org/apache/thrift</text:p>
            <text:p>/transport/TIOStreamTransport.java#L104]. That's the same problem that [~k.shaposhnikov@gmail.c</text:p>
            <text:p>om] brought up.</text:p>
            <text:p/>
            <text:p>I'm still okay with this change. I think that it is rare for Thrift to suppres</text:p>
            <text:p>s exceptions and log them and the right solution is to allow exceptions to propagate. That beha</text:p>
            <text:p>vior isn't going to change, but I still don't think exceptions that happen on close are worth a</text:p>
            <text:p>dding a dependency on SLF4J.</text:p>
            <text:p/>
            <text:p>But... this has been flagged twice. In addition, Parquet MR now d</text:p>
            <text:p>epends on SLF4J for its logging (PARQUET-305), so it may not make as much sense to avoid the de</text:p>
            <text:p>pendency from parquet-format any more. As long as any user of Parquet MR has a dependency on SL</text:p>
            <text:p>F4J, why not add it here also? The version is *old* but we could add a direct dependency on a n</text:p>
            <text:p>ewer SLF4J to override the transitive dependency.</text:p>
            <text:p/>
            <text:p>[~julienledem], [~dweeks-netflix], [~alexlev</text:p>
            <text:p>enson], [~lian cheng], what do you guys think?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058810</text:p>
          </table:table-cell>
          <table:table-cell office:value-type="string">
            <text:p>Can we just replace all logging w/ java.util.logging? Does that simplify or no?</text:p>
            <text:p/>
            <text:p>I find that wo</text:p>
            <text:p>rking with slf4j, log4j, and the 12 other jvm logging libraries + bridges is a lot of pain to j</text:p>
            <text:p>ust wind up with everything going to stderr anyway because you can never get the 12 different c</text:p>
            <text:p>onfig files just right or on the classpath correctly or whatever it is that makes them work. I'</text:p>
            <text:p>m not that familiar with actually getting these things to work.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5059046</text:p>
          </table:table-cell>
          <table:table-cell office:value-type="string">
            <text:p>Using java.util.logging doesn't simplify it. I think that the right way to simplify things is t</text:p>
            <text:p>o use SLF4J because its purpose is to provide a good/standard API and also allow you to swap ou</text:p>
            <text:p>t the actual logging framework for whatever you want. It's basically what we were trying to do </text:p>
            <text:p>in the Log class but done for us. SLF4J also has a benefit of being pretty much standard for Ja</text:p>
            <text:p>va these days, which is why our dependencies use it.</text:p>
            <text:p/>
            <text:p>The solution we've committed for Parquet </text:p>
            <text:p>MR is to use the SLF4J API and allow downstream consumers to choose the right underlying framew</text:p>
            <text:p>ork for them by depending on slf4j-log4j or something similar. All that is being proposed here </text:p>
            <text:p>is to expose the dependency from parquet-format so that those logs aren't lost. The trade-off i</text:p>
            <text:p>s exposing the dependency vs. losing what is logged by thrift for the format classes. Before, w</text:p>
            <text:p>e opted to remove the dependency but now that all of Parquet MR uses SLF4J, I'm coming around t</text:p>
            <text:p>o the idea that we might want to expose it from parquet-forma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59056</text:p>
          </table:table-cell>
          <table:table-cell office:value-type="string">
            <text:p>+1 for Ryan's suggestion. Not sure how many Java users exist that depend on the format but not </text:p>
            <text:p>MR (are there any?). Might as well use slf4j for both.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5059666</text:p>
          </table:table-cell>
          <table:table-cell office:value-type="string">
            <text:p>Alex, java.util.logging would be (from my point of view) the worst possible solution. It isn't </text:p>
            <text:p>simple and it's performance inefficient to bridge it because it is part of JVM and the dependen</text:p>
            <text:p>cy can't be simply excluded in maven/gradle like for other frameworks.</text:p>
            <text:p/>
            <text:p>As others have already </text:p>
            <text:p>written, slf4j is today's standard. All libraries should depend on tiny slf4j-api interfaces. E</text:p>
            <text:p>ach application can then independently choose which concrete logging framework to use just by a</text:p>
            <text:p>dding dependency to logback, log4j or even java.util.logging.</text:p>
            <text:p/>
            <text:p>The slf4j bridges are just neces</text:p>
            <text:p>sary for legacy libraries that incorrectly depend on a concrete logging framework instead of on</text:p>
            <text:p><text:s/>(some) interfaces. For example we are using logback in our microservices and want to see logs </text:p>
            <text:p>from all used libraries so we have to explicitly exclude all log4j, slf4j-log4j12, commons-logg</text:p>
            <text:p>ing etc. JAR's in Maven and include log4j-over-slf4j and other bridges. It would be much simple</text:p>
            <text:p>r if all libraries were well behaved and depend only on slf4j-api.</text:p>
            <text:p/>
            <text:p>By the way, it was Sun's bi</text:p>
            <text:p>g mistake to fight with log4j and bring another incompatible java.util.logging implementation a</text:p>
            <text:p>t that days. The world would be much better if java.util.logging is more generic and looked lik</text:p>
            <text:p>e slf4j-api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64293</text:p>
          </table:table-cell>
          <table:table-cell office:value-type="string">
            <text:p>I've opened PARQUET-412 to track not shading slf4j-api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6052280</text:p>
          </table:table-cell>
          <table:table-cell office:value-type="string">
            <text:p>I am still seeing this problem using the latest Spark (2.1.0).</text:p>
            <text:p>So is this issue really resolved</text:p>
            <text:p>, or just understood?</text:p>
            <text:p>i.e., how do you read/write parquet files without getting these messages?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6052326</text:p>
          </table:table-cell>
          <table:table-cell office:value-type="string">
            <text:p>ok - if i force the versions of parquet dependencies to use parquet-format 2.3.1 (and other ver</text:p>
            <text:p>sions to 1.8.2) the message goes away.</text:p>
            <text:p>it appears that the 2.1.1 version of spark-sql reference</text:p>
            <text:p>s older parquet artifacts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61522</text:p>
          </table:table-cell>
          <table:table-cell office:value-type="string">
            <text:p>PARQUET-368</text:p>
          </table:table-cell>
          <table:table-cell office:value-type="string">
            <text:p>Support dictionaries in parquet-thrif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9608</text:p>
          </table:table-cell>
          <table:table-cell office:value-type="string">
            <text:p>PARQUET-367</text:p>
          </table:table-cell>
          <table:table-cell office:value-type="string">
            <text:p>"parquet-cat -j" doesn't show all record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960968</text:p>
          </table:table-cell>
          <table:table-cell office:value-type="string">
            <text:p>Added pull reques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09311</text:p>
          </table:table-cell>
          <table:table-cell office:value-type="string">
            <text:p>thanks [~sircodesalot]. Could you update the description to add what's expected?</text:p>
            <text:p>I assume somet</text:p>
            <text:p>hing like {noformat}{"repeatedInt":[1,2,3]}{noformat} 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10806</text:p>
          </table:table-cell>
          <table:table-cell office:value-type="string">
            <text:p>Updat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73078</text:p>
          </table:table-cell>
          <table:table-cell office:value-type="string">
            <text:p>Merged #281. Thanks for fixing this, [~sircodesalot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9473</text:p>
          </table:table-cell>
          <table:table-cell office:value-type="string">
            <text:p>PARQUET-366</text:p>
          </table:table-cell>
          <table:table-cell office:value-type="string">
            <text:p>Add a flag to allow empty structs in the thrift schema compat check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8815</text:p>
          </table:table-cell>
          <table:table-cell office:value-type="string">
            <text:p>PARQUET-365</text:p>
          </table:table-cell>
          <table:table-cell office:value-type="string">
            <text:p>Class Summary does not provide a getter to return inputSchem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712389</text:p>
          </table:table-cell>
          <table:table-cell office:value-type="string">
            <text:p>Providing a getting to return inputSchema can fix PARQUET-334 parti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712602</text:p>
          </table:table-cell>
          <table:table-cell office:value-type="string">
            <text:p>https://github.com/apache/parquet-mr/pull/26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712604</text:p>
          </table:table-cell>
          <table:table-cell office:value-type="string">
            <text:p>The patch is https://github.com/apache/parquet-mr/pull/265, please review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903098</text:p>
          </table:table-cell>
          <table:table-cell office:value-type="string">
            <text:p>I commented in the PR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904268</text:p>
          </table:table-cell>
          <table:table-cell office:value-type="string">
            <text:p>Hi Julien, thanks for the comments! But would you please review the patch-1 of PARQUET-334 uplo</text:p>
            <text:p>aded by Daniel ? If that patch can be accepted, we did not need to make any change in Summary a</text:p>
            <text:p>ny mor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19000</text:p>
          </table:table-cell>
          <table:table-cell office:value-type="string">
            <text:p>[~julienledem], since you've looked at this already, can you comment on whether we should inclu</text:p>
            <text:p>de a fix in 1.9.0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32549</text:p>
          </table:table-cell>
          <table:table-cell office:value-type="string">
            <text:p>Instead of this JIRA, PARQUET-334 should be considered because it makes this change obsolete. C</text:p>
            <text:p>urrently there is a pull-request for PARQUET-334 up for revie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7858</text:p>
          </table:table-cell>
          <table:table-cell office:value-type="string">
            <text:p>PARQUET-364</text:p>
          </table:table-cell>
          <table:table-cell office:value-type="string">
            <text:p>Parquet-avro cannot decode Avro/Thrift array of primitive array (e.g. array&lt;array&lt;int&gt;&gt;)</text:p>
          </table:table-cell>
          <table:table-cell table:number-columns-repeated="1021"/>
        </table:table-row>
        <table:table-row table:style-name="ro52">
          <table:table-cell table:number-columns-repeated="3"/>
          <table:table-cell office:value-type="string">
            <text:p>14706760</text:p>
          </table:table-cell>
          <table:table-cell office:value-type="string">
            <text:p>Tried to write a test case in parquet-mr, but fail to build parquet-mr locally on OSX 10.10 bec</text:p>
            <text:p>ause of some environment issue. Verified this bug while fixing SPARK-10136, which is the Spark </text:p>
            <text:p>version of this bug. And here is a Spark SQL {{ParquetAvroCompatibilitySuite}} test case for re</text:p>
            <text:p>producing this issue:</text:p>
            <text:p>{code}</text:p>
            <text:p><text:s text:c="2"/>test("PARQUET-364 avro array of primitive array") {</text:p>
            <text:p><text:s text:c="4"/>withTemp</text:p>
            <text:p>Path { dir =&gt;</text:p>
            <text:p><text:s text:c="6"/>val path = dir.getCanonicalPath</text:p>
            <text:p/>
            <text:p><text:s text:c="6"/>val records = (0 until 3).map { i =&gt;</text:p>
            <text:p/>
            <text:p><text:s text:c="8"/>AvroArrayOfArray.newBuilder()</text:p>
            <text:p><text:s text:c="10"/>.setIntArraysColumn(</text:p>
            <text:p><text:s text:c="12"/>Seq.tabulate(</text:p>
            <text:p>3, 3)((j, k) =&gt; i + j * 3 + k: Integer).map(_.asJava).asJava)</text:p>
            <text:p><text:s text:c="10"/>.build()</text:p>
            <text:p><text:s text:c="6"/>}</text:p>
            <text:p/>
            <text:p><text:s text:c="5"/></text:p>
            <text:p><text:s/>val writer = new AvroParquetWriter[AvroArrayOfArray](</text:p>
            <text:p><text:s text:c="8"/>new Path(path), AvroArrayOfArray</text:p>
            <text:p>.getClassSchema)</text:p>
            <text:p><text:s text:c="6"/>records.foreach(writer.write)</text:p>
            <text:p><text:s text:c="6"/>writer.close()</text:p>
            <text:p/>
            <text:p><text:s text:c="6"/>val reader = A</text:p>
            <text:p>vroParquetReader.builder[AvroArrayOfArray](new Path(path)).build()</text:p>
            <text:p><text:s text:c="6"/>assert((0 until 10).ma</text:p>
            <text:p>p(_ =&gt; reader.read()) === records)</text:p>
            <text:p><text:s text:c="4"/>}</text:p>
            <text:p><text:s text:c="2"/>}</text:p>
            <text:p>{code}</text:p>
            <text:p>Exception:</text:p>
            <text:p>{noformat}</text:p>
            <text:p>[info] - PARQUET-364 </text:p>
            <text:p>avro array of primitive array *** FAILED *** (428 milliseconds)</text:p>
            <text:p>[info] <text:s text:c="2"/>java.lang.ClassCastExc</text:p>
            <text:p>eption: repeated int32 array is not a group</text:p>
            <text:p>[info] <text:s text:c="2"/>at org.apache.parquet.schema.Type.asGroupT</text:p>
            <text:p>ype(Type.java:202)</text:p>
            <text:p>[info] <text:s text:c="2"/>at org.apache.parquet.avro.AvroIndexedRecordConverter.newConverter(</text:p>
            <text:p>AvroIndexedRecordConverter.java:144)</text:p>
            <text:p>[info] <text:s text:c="2"/>at org.apache.parquet.avro.AvroIndexedRecordConve</text:p>
            <text:p>rter.access$200(AvroIndexedRecordConverter.java:42)</text:p>
            <text:p>[info] <text:s text:c="2"/>at org.apache.parquet.avro.AvroInd</text:p>
            <text:p>exedRecordConverter$AvroArrayConverter$ElementConverter.&lt;init&gt;(AvroIndexedRecordConverter.java:</text:p>
            <text:p>548)</text:p>
            <text:p>[info] <text:s text:c="2"/>at org.apache.parquet.avro.AvroIndexedRecordConverter$AvroArrayConverter.&lt;init&gt;(A</text:p>
            <text:p>vroIndexedRecordConverter.java:480)</text:p>
            <text:p>[info] <text:s text:c="2"/>at org.apache.parquet.avro.AvroIndexedRecordConver</text:p>
            <text:p>ter.newConverter(AvroIndexedRecordConverter.java:144)</text:p>
            <text:p>[info] <text:s text:c="2"/>at org.apache.parquet.avro.AvroI</text:p>
            <text:p>ndexedRecordConverter.&lt;init&gt;(AvroIndexedRecordConverter.java:89)</text:p>
            <text:p>[info] <text:s text:c="2"/>at org.apache.parquet</text:p>
            <text:p>.avro.AvroIndexedRecordConverter.&lt;init&gt;(AvroIndexedRecordConverter.java:60)</text:p>
            <text:p>[info] <text:s text:c="2"/>at org.apa</text:p>
            <text:p>che.parquet.avro.AvroRecordMaterializer.&lt;init&gt;(AvroRecordMaterializer.java:34)</text:p>
            <text:p>[info] <text:s text:c="2"/>at org.</text:p>
            <text:p>apache.parquet.avro.AvroReadSupport.prepareForRead(AvroReadSupport.java:111)</text:p>
            <text:p>[info] <text:s text:c="2"/>at org.ap</text:p>
            <text:p>ache.parquet.hadoop.InternalParquetRecordReader.initialize(InternalParquetRecordReader.java:174</text:p>
            <text:p>)</text:p>
            <text:p>[info] <text:s text:c="2"/>at org.apache.parquet.hadoop.ParquetReader.initReader(ParquetReader.java:151)</text:p>
            <text:p>[info]</text:p>
            <text:p><text:s text:c="3"/>at org.apache.parquet.hadoop.ParquetReader.read(ParquetReader.java:127)</text:p>
            <text:p>[info] <text:s text:c="2"/>at org.apac</text:p>
            <text:p>he.spark.sql.execution.datasources.parquet.ParquetAvroCompatibilitySuite$$anonfun$5$$anonfun$ap</text:p>
            <text:p>ply$mcV$sp$4$$anonfun$13.apply(ParquetAvroCompatibilitySuite.scala:186)</text:p>
            <text:p>[info] <text:s text:c="2"/>at org.apache.</text:p>
            <text:p>spark.sql.execution.datasources.parquet.ParquetAvroCompatibilitySuite$$anonfun$5$$anonfun$apply</text:p>
            <text:p>$mcV$sp$4$$anonfun$13.apply(ParquetAvroCompatibilitySuite.scala:186)</text:p>
            <text:p>[info] <text:s text:c="2"/>at scala.collecti</text:p>
            <text:p>on.TraversableLike$$anonfun$map$1.apply(TraversableLike.scala:244)</text:p>
            <text:p>[info] <text:s text:c="2"/>at scala.collection</text:p>
            <text:p>.TraversableLike$$anonfun$map$1.apply(TraversableLike.scala:244)</text:p>
            <text:p>[info] <text:s text:c="2"/>at scala.collection.i</text:p>
            <text:p>mmutable.Range.foreach(Range.scala:141)</text:p>
            <text:p>[info] <text:s text:c="2"/>at scala.collection.TraversableLike$class.map(</text:p>
            <text:p>TraversableLike.scala:244)</text:p>
            <text:p>[info] <text:s text:c="2"/>at scala.collection.AbstractTraversable.map(Traversable.sca</text:p>
            <text:p>la:105)</text:p>
            <text:p>[info] <text:s text:c="2"/>at org.apache.spark.sql.execution.datasources.parquet.ParquetAvroCompatibility</text:p>
            <text:p>Suite$$anonfun$5$$anonfun$apply$mcV$sp$4.apply(ParquetAvroCompatibilitySuite.scala:186)</text:p>
            <text:p>[info] </text:p>
            <text:p><text:s text:c="2"/>at org.apache.spark.sql.execution.datasources.parquet.ParquetAvroCompatibilitySuite$$anonfun$</text:p>
            <text:p>5$$anonfun$apply$mcV$sp$4.apply(ParquetAvroCompatibilitySuite.scala:170)</text:p>
            <text:p>[info] <text:s text:c="2"/>at org.apache</text:p>
            <text:p>.spark.sql.test.SQLTestUtils$class.withTempPath(SQLTestUtils.scala:117)</text:p>
            <text:p>[info] <text:s text:c="2"/>at org.apache.</text:p>
            <text:p>spark.sql.execution.datasources.parquet.ParquetCompatibilityTest.withTempPath(ParquetCompatibil</text:p>
            <text:p>ityTest.scala:31)</text:p>
            <text:p>[info] <text:s text:c="2"/>at org.apache.spark.sql.execution.datasources.parquet.ParquetAvroCom</text:p>
            <text:p>patibilitySuite$$anonfun$5.apply$mcV$sp(ParquetAvroCompatibilitySuite.scala:170)</text:p>
            <text:p>[info] <text:s text:c="2"/>at or</text:p>
            <text:p>g.apache.spark.sql.execution.datasources.parquet.ParquetAvroCompatibilitySuite$$anonfun$5.apply</text:p>
            <text:p>(ParquetAvroCompatibilitySuite.scala:170)</text:p>
            <text:p>[info] <text:s text:c="2"/>at org.apache.spark.sql.execution.datasource</text:p>
            <text:p>s.parquet.ParquetAvroCompatibilitySuite$$anonfun$5.apply(ParquetAvroCompatibilitySuite.scala:17</text:p>
            <text:p>0)</text:p>
            <text:p>[info] <text:s text:c="2"/>at org.scalatest.Transformer$$anonfun$apply$1.apply$mcV$sp(Transformer.scala:22)</text:p>
            <text:p>[i</text:p>
            <text:p>nfo] <text:s text:c="2"/>at org.scalatest.OutcomeOf$class.outcomeOf(OutcomeOf.scala:85)</text:p>
            <text:p>[info] <text:s text:c="2"/>at org.scalatest</text:p>
            <text:p>.OutcomeOf$.outcomeOf(OutcomeOf.scala:104)</text:p>
            <text:p>[info] <text:s text:c="2"/>at org.scalatest.Transformer.apply(Transfor</text:p>
            <text:p>mer.scala:22)</text:p>
            <text:p>[info] <text:s text:c="2"/>at org.scalatest.Transformer.apply(Transformer.scala:20)</text:p>
            <text:p>[info] <text:s text:c="2"/>at org</text:p>
            <text:p>.scalatest.FunSuiteLike$$anon$1.apply(FunSuiteLike.scala:166)</text:p>
            <text:p>[info] <text:s text:c="2"/>at org.apache.spark.Spar</text:p>
            <text:p>kFunSuite.withFixture(SparkFunSuite.scala:42)</text:p>
            <text:p>[info] <text:s text:c="2"/>at org.scalatest.FunSuiteLike$class.invo</text:p>
            <text:p>keWithFixture$1(FunSuiteLike.scala:163)</text:p>
            <text:p>[info] <text:s text:c="2"/>at org.scalatest.FunSuiteLike$$anonfun$runTest</text:p>
            <text:p>$1.apply(FunSuiteLike.scala:175)</text:p>
            <text:p>[info] <text:s text:c="2"/>at org.scalatest.FunSuiteLike$$anonfun$runTest$1.appl</text:p>
            <text:p>y(FunSuiteLike.scala:175)</text:p>
            <text:p>[info] <text:s text:c="2"/>at org.scalatest.SuperEngine.runTestImpl(Engine.scala:306)</text:p>
            <text:p>[</text:p>
            <text:p>info] <text:s text:c="2"/>at org.scalatest.FunSuiteLike$class.runTest(FunSuiteLike.scala:175)</text:p>
            <text:p>[info] <text:s text:c="2"/>at org.sca</text:p>
            <text:p>latest.FunSuite.runTest(FunSuite.scala:1555)</text:p>
            <text:p>[info] <text:s text:c="2"/>at org.scalatest.FunSuiteLike$$anonfun$ru</text:p>
            <text:p>nTests$1.apply(FunSuiteLike.scala:208)</text:p>
            <text:p>[info] <text:s text:c="2"/>at org.scalatest.FunSuiteLike$$anonfun$runTests</text:p>
            <text:p>$1.apply(FunSuiteLike.scala:208)</text:p>
            <text:p>[info] <text:s text:c="2"/>at org.scalatest.SuperEngine$$anonfun$traverseSubNode</text:p>
            <text:p>s$1$1.apply(Engine.scala:413)</text:p>
            <text:p>[info] <text:s text:c="2"/>at org.scalatest.SuperEngine$$anonfun$traverseSubNodes$1</text:p>
            <text:p>$1.apply(Engine.scala:401)</text:p>
            <text:p>[info] <text:s text:c="2"/>at scala.collection.immutable.List.foreach(List.scala:318)</text:p>
            <text:p/>
            <text:p>[info] <text:s text:c="2"/>at org.scalatest.SuperEngine.traverseSubNodes$1(Engine.scala:401)</text:p>
            <text:p>[info] <text:s text:c="2"/>at org.scal</text:p>
            <text:p>atest.SuperEngine.org$scalatest$SuperEngine$$runTestsInBranch(Engine.scala:396)</text:p>
            <text:p>[info] <text:s text:c="2"/>at org</text:p>
            <text:p>.scalatest.SuperEngine.runTestsImpl(Engine.scala:483)</text:p>
            <text:p>[info] <text:s text:c="2"/>at org.scalatest.FunSuiteLike$cl</text:p>
            <text:p>ass.runTests(FunSuiteLike.scala:208)</text:p>
            <text:p>[info] <text:s text:c="2"/>at org.scalatest.FunSuite.runTests(FunSuite.scala</text:p>
            <text:p>:1555)</text:p>
            <text:p>[info] <text:s text:c="2"/>at org.scalatest.Suite$class.run(Suite.scala:1424)</text:p>
            <text:p>[info] <text:s text:c="2"/>at org.scalatest.Fu</text:p>
            <text:p>nSuite.org$scalatest$FunSuiteLike$$super$run(FunSuite.scala:1555)</text:p>
            <text:p>[info] <text:s text:c="2"/>at org.scalatest.Fun</text:p>
            <text:p>SuiteLike$$anonfun$run$1.apply(FunSuiteLike.scala:212)</text:p>
            <text:p>[info] <text:s text:c="2"/>at org.scalatest.FunSuiteLike$$</text:p>
            <text:p>anonfun$run$1.apply(FunSuiteLike.scala:212)</text:p>
            <text:p>[info] <text:s text:c="2"/>at org.scalatest.SuperEngine.runImpl(Engin</text:p>
            <text:p>e.scala:545)</text:p>
            <text:p>[info] <text:s text:c="2"/>at org.scalatest.FunSuiteLike$class.run(FunSuiteLike.scala:212)</text:p>
            <text:p>[info] <text:s text:c="2"/></text:p>
            <text:p>at org.apache.spark.sql.execution.datasources.parquet.ParquetCompatibilityTest.org$scalatest$Be</text:p>
            <text:p>foreAndAfterAll$$super$run(ParquetCompatibilityTest.scala:31)</text:p>
            <text:p>[info] <text:s text:c="2"/>at org.scalatest.BeforeA</text:p>
            <text:p>ndAfterAll$class.liftedTree1$1(BeforeAndAfterAll.scala:257)</text:p>
            <text:p>[info] <text:s text:c="2"/>at org.scalatest.BeforeAnd</text:p>
            <text:p>AfterAll$class.run(BeforeAndAfterAll.scala:256)</text:p>
            <text:p>[info] <text:s text:c="2"/>at org.apache.spark.sql.execution.data</text:p>
            <text:p>sources.parquet.ParquetCompatibilityTest.run(ParquetCompatibilityTest.scala:31)</text:p>
            <text:p>[info] <text:s text:c="2"/>at org</text:p>
            <text:p>.scalatest.tools.Framework.org$scalatest$tools$Framework$$runSuite(Framework.scala:462)</text:p>
            <text:p>[info] </text:p>
            <text:p><text:s text:c="2"/>at org.scalatest.tools.Framework$ScalaTestTask.execute(Framework.scala:671)</text:p>
            <text:p>[info] <text:s text:c="2"/>at sbt.F</text:p>
            <text:p>orkMain$Run$2.call(ForkMain.java:294)</text:p>
            <text:p>[info] <text:s text:c="2"/>at sbt.ForkMain$Run$2.call(ForkMain.java:284)</text:p>
            <text:p>[i</text:p>
            <text:p>nfo] <text:s text:c="2"/>at java.util.concurrent.FutureTask.run(FutureTask.java:262)</text:p>
            <text:p>[info] <text:s text:c="2"/>at java.util.concur</text:p>
            <text:p>rent.ThreadPoolExecutor.runWorker(ThreadPoolExecutor.java:1145)</text:p>
            <text:p>[info] <text:s text:c="2"/>at java.util.concurren</text:p>
            <text:p>t.ThreadPoolExecutor$Worker.run(ThreadPoolExecutor.java:615)</text:p>
            <text:p>[info] <text:s text:c="2"/>at java.lang.Thread.run(T</text:p>
            <text:p>hread.java:745)</text:p>
            <text:p>{noformat}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706766</text:p>
          </table:table-cell>
          <table:table-cell office:value-type="string">
            <text:p>Although I haven't verified it yet, I suspect parquet-thrift suffers from a similar issue, e.g.</text:p>
            <text:p><text:s/>cannot decode Parquet records translated from Thrift structure like {{list&lt;list&lt;i32&gt;&gt;}}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706938</text:p>
          </table:table-cell>
          <table:table-cell office:value-type="string">
            <text:p>Verified that parquet-avro doesn't correctly decode Parquet records generated by parquet-thrift</text:p>
            <text:p><text:s/>with Thrift type {{list&lt;list&lt;i32&gt;&gt;}} either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706959</text:p>
          </table:table-cell>
          <table:table-cell office:value-type="string">
            <text:p>I tested the Thrift case with Thrift 0.9.2 because I can't get Thrift 0.7.0 compiled on Mac OS </text:p>
            <text:p>X 10.10 because of lacking proper C++ header files. I assume that this doesn't change the essen</text:p>
            <text:p>ce of this issue.</text:p>
            <text:p/>
            <text:p>(BTW, any plan to upgrade to Thrift 0.9.2?)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706988</text:p>
          </table:table-cell>
          <table:table-cell office:value-type="string">
            <text:p>Attached Parquet files generated by parquet-avro and parquet-thrift 1.7.0 with the described sc</text:p>
            <text:p>hema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707150</text:p>
          </table:table-cell>
          <table:table-cell office:value-type="string">
            <text:p>[~rdblue] The suggested fix has been verified by [Spark PR #8361|https://github.com/apache/spar</text:p>
            <text:p>k/pull/8361/files]. I'd like to deliver a PR for parquet-mr, but hit some local build issues. P</text:p>
            <text:p>lease feel free to assign this issue to other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707162</text:p>
          </table:table-cell>
          <table:table-cell office:value-type="string">
            <text:p>Thanks, [~lian cheng]! I'll have a look at this when I get a chanc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708387</text:p>
          </table:table-cell>
          <table:table-cell office:value-type="string">
            <text:p>Sent out a PR https://github.com/apache/parquet-mr/pull/26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19001</text:p>
          </table:table-cell>
          <table:table-cell office:value-type="string">
            <text:p>Linking to PARQUET-212, which should ensure it tests these cas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19002</text:p>
          </table:table-cell>
          <table:table-cell office:value-type="string">
            <text:p>This is now fixed in mast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7767</text:p>
          </table:table-cell>
          <table:table-cell office:value-type="string">
            <text:p>PARQUET-363</text:p>
          </table:table-cell>
          <table:table-cell office:value-type="string">
            <text:p>Cannot construct empty MessageType for ReadContext.requestedSchem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706904</text:p>
          </table:table-cell>
          <table:table-cell office:value-type="string">
            <text:p>Fixed in PR #263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7642</text:p>
          </table:table-cell>
          <table:table-cell office:value-type="string">
            <text:p>PARQUET-362</text:p>
          </table:table-cell>
          <table:table-cell office:value-type="string">
            <text:p>Parquet buffered writer is too sensitive regarding unions and unknown field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705732</text:p>
          </table:table-cell>
          <table:table-cell office:value-type="string">
            <text:p>Issue resolved by pull request 262</text:p>
            <text:p>[https://github.com/apache/parquet-mr/pull/26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7328</text:p>
          </table:table-cell>
          <table:table-cell office:value-type="string">
            <text:p>PARQUET-361</text:p>
          </table:table-cell>
          <table:table-cell office:value-type="string">
            <text:p>Add prerelease logic to semantic version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6841</text:p>
          </table:table-cell>
          <table:table-cell office:value-type="string">
            <text:p>PARQUET-360</text:p>
          </table:table-cell>
          <table:table-cell office:value-type="string">
            <text:p>parquet-cat json dump is broken for map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803410</text:p>
          </table:table-cell>
          <table:table-cell office:value-type="string">
            <text:p>Merged #360. Thanks [~nezihyigitbasi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856430</text:p>
          </table:table-cell>
          <table:table-cell office:value-type="string">
            <text:p>PARQUET-359</text:p>
          </table:table-cell>
          <table:table-cell office:value-type="string">
            <text:p>Existing _common_metadata should be deleted when ParquetOutputCommitter fails to write summary </text:p>
            <text:p>fil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019022</text:p>
          </table:table-cell>
          <table:table-cell office:value-type="string">
            <text:p>It looks like this was [fixed last month by Alex|https://github.com/apache/parquet-mr/commit/b1</text:p>
            <text:p>ea059a66c7d6d6bb4cb53d2005a9b7bb599ada#diff-d5b10649340d9819495f082b4ceb63c4R99] as part of PAR</text:p>
            <text:p>QUET-381. [~lian cheng], do you think we can close this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19230</text:p>
          </table:table-cell>
          <table:table-cell office:value-type="string">
            <text:p>Nevermind, I just saw on the PR for this one that you said #277 fixed it. I'll close thi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6039</text:p>
          </table:table-cell>
          <table:table-cell office:value-type="string">
            <text:p>PARQUET-358</text:p>
          </table:table-cell>
          <table:table-cell office:value-type="string">
            <text:p>Add support for temporal logical types to AVRO/Parquet conversion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697252</text:p>
          </table:table-cell>
          <table:table-cell office:value-type="string">
            <text:p>Thanks for opening an issue on this one, [~k.shaposhnikov@gmail.com]. Avro is currently holding</text:p>
            <text:p><text:s/>a vote for release 1.8.0, which adds support for date/time types and decimals. I was waiting o</text:p>
            <text:p>n that to go through so we can build the parquet-avro support to match its behavior. I would be</text:p>
            <text:p><text:s/>glad to have your help building this if you're interested!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4698906</text:p>
          </table:table-cell>
          <table:table-cell office:value-type="string">
            <text:p>[~rdblue], yes I am interested to work on this.</text:p>
            <text:p/>
            <text:p>There are two questions related to the impleme</text:p>
            <text:p>ntation:</text:p>
            <text:p/>
            <text:p>1. Is it ok for parquet-avro library depend on AVRO 1.8.0 once it is released? Or sho</text:p>
            <text:p>uld the conversion be implemented in such a way that it works with AVRO 1.7.x?</text:p>
            <text:p>2. TIME_MICROS a</text:p>
            <text:p>nd TIMESTAMP_MICROS has been added to parquet-format but there is no released version with thes</text:p>
            <text:p>e types. It would be good to release parquet-format library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701496</text:p>
          </table:table-cell>
          <table:table-cell office:value-type="string">
            <text:p>1. Yes, I think that's the best thing to do so we can use the Avro conversions</text:p>
            <text:p>2. Yes, we need </text:p>
            <text:p>to do a release and then add those type annotations to the conversion from the thrift objects t</text:p>
            <text:p>o Parquet MR's metadata representation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127208</text:p>
          </table:table-cell>
          <table:table-cell office:value-type="string">
            <text:p>[~k.shaposhnikov@gmail.com], the upstream Avro 1.8.0 release is out. It was delayed a bit by li</text:p>
            <text:p>censing issues. I've added a PR that implements the logical types API from Avro 1.8.0 in parque</text:p>
            <text:p>t-avro. It would be a huge help if you have time to review it. Thank you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50111</text:p>
          </table:table-cell>
          <table:table-cell office:value-type="string">
            <text:p>I committed this. Thanks [~tomwhite] and [~k.shaposhnikov@gmail.com] for reviewing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5818</text:p>
          </table:table-cell>
          <table:table-cell office:value-type="string">
            <text:p>PARQUET-357</text:p>
          </table:table-cell>
          <table:table-cell office:value-type="string">
            <text:p>Parquet-thrift generates wrong schema for Thrift binary field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6280258</text:p>
          </table:table-cell>
          <table:table-cell office:value-type="string">
            <text:p>[~lian cheng], [~zi], [~julienledem] what do you think about my PR? I'm pretty new in Parquet, </text:p>
            <text:p>not sure that my solution is complete, could you please have a look at it and let me know your </text:p>
            <text:p>thoughts? Also, it looks like PARQUET-158 is related to the same problem, is it a duplicate of </text:p>
            <text:p>this issue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311632</text:p>
          </table:table-cell>
          <table:table-cell office:value-type="string">
            <text:p>Issue resolved by pull request 439</text:p>
            <text:p>[https://github.com/apache/parquet-mr/pull/43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5643</text:p>
          </table:table-cell>
          <table:table-cell office:value-type="string">
            <text:p>PARQUET-356</text:p>
          </table:table-cell>
          <table:table-cell office:value-type="string">
            <text:p>Add ElephantBird section to LICENSE fil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705786</text:p>
          </table:table-cell>
          <table:table-cell office:value-type="string">
            <text:p>Issue resolved by pull request 256</text:p>
            <text:p>[https://github.com/apache/parquet-mr/pull/25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2955</text:p>
          </table:table-cell>
          <table:table-cell office:value-type="string">
            <text:p>PARQUET-355</text:p>
          </table:table-cell>
          <table:table-cell office:value-type="string">
            <text:p>Create Integration tests to validate statistic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662000</text:p>
          </table:table-cell>
          <table:table-cell office:value-type="string">
            <text:p>[~sircodesalot], thanks for working on this! Can you describe the approach you're taking in the</text:p>
            <text:p><text:s/>PR to ensure these are tested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62053</text:p>
          </table:table-cell>
          <table:table-cell office:value-type="string">
            <text:p>[Updated|https://github.com/apache/parquet-mr/pull/255] thanks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99537</text:p>
          </table:table-cell>
          <table:table-cell office:value-type="string">
            <text:p>Updated Pull request with chang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706784</text:p>
          </table:table-cell>
          <table:table-cell office:value-type="string">
            <text:p>New update availabl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902868</text:p>
          </table:table-cell>
          <table:table-cell office:value-type="string">
            <text:p>Merged! Thanks [~sircodesalot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1137</text:p>
          </table:table-cell>
          <table:table-cell office:value-type="string">
            <text:p>PARQUET-354</text:p>
          </table:table-cell>
          <table:table-cell office:value-type="string">
            <text:p>Question on parquet-protobuf and parquet-pig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0793</text:p>
          </table:table-cell>
          <table:table-cell office:value-type="string">
            <text:p>PARQUET-353</text:p>
          </table:table-cell>
          <table:table-cell office:value-type="string">
            <text:p>Compressors not getting recycled while writing parquet files, causing memory leak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63098</text:p>
          </table:table-cell>
          <table:table-cell office:value-type="string">
            <text:p>PR - https://github.com/Parquet/parquet-mr/pull/44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53574</text:p>
          </table:table-cell>
          <table:table-cell office:value-type="string">
            <text:p>Merged #295, which has a small change to Nitin's original fix. Thanks for contributing this fix</text:p>
            <text:p>, [~nitin2goyal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0308</text:p>
          </table:table-cell>
          <table:table-cell office:value-type="string">
            <text:p>PARQUET-352</text:p>
          </table:table-cell>
          <table:table-cell office:value-type="string">
            <text:p>Add tags to "created by" metadata in the file footer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5019169</text:p>
          </table:table-cell>
          <table:table-cell office:value-type="string">
            <text:p>Implemented a fix that adds {{getName}} to the {{WriteContext}} that is automatically included </text:p>
            <text:p>in the footer key-value metadata. In future API versions, we can require this to be defined but</text:p>
            <text:p><text:s/>it is optional now for compatibilit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47183</text:p>
          </table:table-cell>
          <table:table-cell office:value-type="string">
            <text:p>Merged #289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0097</text:p>
          </table:table-cell>
          <table:table-cell office:value-type="string">
            <text:p>PARQUET-351</text:p>
          </table:table-cell>
          <table:table-cell office:value-type="string">
            <text:p>Backwards compat check should enforce enums are not renamed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019172</text:p>
          </table:table-cell>
          <table:table-cell office:value-type="string">
            <text:p>[~alexlevenson], is this a blocker for the 1.9.0 release? If so, please add a blocker link to P</text:p>
            <text:p>ARQUET-392. Thank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50096</text:p>
          </table:table-cell>
          <table:table-cell office:value-type="string">
            <text:p>PARQUET-350</text:p>
          </table:table-cell>
          <table:table-cell office:value-type="string">
            <text:p>ThriftRecordConverter throws NPE for unrecognized enum valu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693815</text:p>
          </table:table-cell>
          <table:table-cell office:value-type="string">
            <text:p>I think the reason why we store enums as strings instead of adding logic for explicit ordinals </text:p>
            <text:p>is that we can let the dictionary encoding do the conversion for us. Then we don't have to keep</text:p>
            <text:p><text:s/>a known list of symbo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9753</text:p>
          </table:table-cell>
          <table:table-cell office:value-type="string">
            <text:p>PARQUET-349</text:p>
          </table:table-cell>
          <table:table-cell office:value-type="string">
            <text:p>VersionParser does not handle versions like "parquet-mr 1.6.0rc4"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963892</text:p>
          </table:table-cell>
          <table:table-cell office:value-type="string">
            <text:p>Added patch (PR-283)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47169</text:p>
          </table:table-cell>
          <table:table-cell office:value-type="string">
            <text:p>Merged PR #283. Thanks for fixing this, Reuben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200597</text:p>
          </table:table-cell>
          <table:table-cell office:value-type="string">
            <text:p>[~rdblue] Is it possible to make this fix available in parquet 1.8.1 as well ? <text:s/>The fix is curr</text:p>
            <text:p>ently available in 1.9 and 1.8.2 . Apache Hive use parquet 1.8.1 and this issue is causing log </text:p>
            <text:p>flooding for parquet 1.6 files in Hiv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200657</text:p>
          </table:table-cell>
          <table:table-cell office:value-type="string">
            <text:p>[~arjun_kr], releases are immutable, so we don't make changes to them. Since this is in the 1.8</text:p>
            <text:p>.2 release, I'd recommend updating to that or asking your Hadoop vendor to make sure they backp</text:p>
            <text:p>ort this to their distribu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9752</text:p>
          </table:table-cell>
          <table:table-cell office:value-type="string">
            <text:p>PARQUET-348</text:p>
          </table:table-cell>
          <table:table-cell office:value-type="string">
            <text:p>shouldIgnoreStatistics too noisy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9721</text:p>
          </table:table-cell>
          <table:table-cell office:value-type="string">
            <text:p>PARQUET-347</text:p>
          </table:table-cell>
          <table:table-cell office:value-type="string">
            <text:p>Thrift projection does not handle new (optional) fields in requestedSchema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644955</text:p>
          </table:table-cell>
          <table:table-cell office:value-type="string">
            <text:p>Seems like we should more generally take a look at what schema evolution changes are allowed an</text:p>
            <text:p>d have tests for all of them. I'm planning on doing the same for Avro and it would be great to </text:p>
            <text:p>coordinate that so we know we can evolve an Avro schema and still read it in Thrift or vice ver</text:p>
            <text:p>sa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9720</text:p>
          </table:table-cell>
          <table:table-cell office:value-type="string">
            <text:p>PARQUET-346</text:p>
          </table:table-cell>
          <table:table-cell office:value-type="string">
            <text:p>ThriftSchemaConverter throws for unknown struct or union typ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650041</text:p>
          </table:table-cell>
          <table:table-cell office:value-type="string">
            <text:p>Issue resolved by pull request 252</text:p>
            <text:p>[https://github.com/apache/parquet-mr/pull/25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9718</text:p>
          </table:table-cell>
          <table:table-cell office:value-type="string">
            <text:p>PARQUET-345</text:p>
          </table:table-cell>
          <table:table-cell office:value-type="string">
            <text:p>ThriftMetaData toString() should not try to load class reflectively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9615</text:p>
          </table:table-cell>
          <table:table-cell office:value-type="string">
            <text:p>PARQUET-344</text:p>
          </table:table-cell>
          <table:table-cell office:value-type="string">
            <text:p>Limit the number of rows per block and per split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4644711</text:p>
          </table:table-cell>
          <table:table-cell office:value-type="string">
            <text:p>[~QuentinFra], you can currently set the row group size and HDFS block size. That allows you to</text:p>
            <text:p><text:s/>make smaller row groups and control the parallelism.</text:p>
            <text:p/>
            <text:p>* {{parquet.block.size}} - the target ro</text:p>
            <text:p>w group size, which we try to be slightly under</text:p>
            <text:p>* {{dfs.blocksize}} - sets the HDFS block size.</text:p>
            <text:p><text:s/>Make this a whole-number multiple of the row group size</text:p>
            <text:p/>
            <text:p>Is that sufficient for your use case,</text:p>
            <text:p><text:s/>or do you think that a limit in terms of number of rows would be better? We can certainly add </text:p>
            <text:p>that, but I'm not sure it's a good idea. When you set the end row group size in bytes, you don'</text:p>
            <text:p>t have to know what compression ratio you're going to get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4644738</text:p>
          </table:table-cell>
          <table:table-cell office:value-type="string">
            <text:p>Thx [~rdblue]. In our case, to solve the problem we would need to decrease the parquet.block.si</text:p>
            <text:p>ze to something like a few mb... I believe that decreasing the block size to such a value would</text:p>
            <text:p><text:s/>significantly reduce the compression performance we are looking for from Parquet. We found tha</text:p>
            <text:p>t 128mb is a good block size for most of our data except for a small fraction of it that create</text:p>
            <text:p>s the small files with hundreds of millions of rows I mentioned. </text:p>
            <text:p/>
            <text:p>So limiting the number of ro</text:p>
            <text:p>ws would just be a "safety" parameter that would enable us to keep a decent block size and at t</text:p>
            <text:p>he same time not ending up with a few small files with hundreds of millions of rows. </text:p>
            <text:p/>
            <text:p>I am not</text:p>
            <text:p><text:s/>sure I am very clear..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709272</text:p>
          </table:table-cell>
          <table:table-cell office:value-type="string">
            <text:p>Any feedback on this?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709669</text:p>
          </table:table-cell>
          <table:table-cell office:value-type="string">
            <text:p>[~rdblue] I have seen this problem with telemetry data where values don't change frequently and</text:p>
            <text:p><text:s/>compress very (too) well. <text:s/>It's hard to set good block sizes because each dataset will compres</text:p>
            <text:p>s differently, so it would help to have a sane upper bound.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4709932</text:p>
          </table:table-cell>
          <table:table-cell office:value-type="string">
            <text:p>I see the need to address the situation where way too many records fit in a single row group an</text:p>
            <text:p>d start causing individual tasks to take forever because all of that data is can't be processed</text:p>
            <text:p><text:s/>in parallel. But I'm not sure how we would handle a few things:</text:p>
            <text:p/>
            <text:p>* Would we expose a maximum r</text:p>
            <text:p>ows per row-group setting? I could see that being misused really easily.</text:p>
            <text:p>* If we don't expose a</text:p>
            <text:p><text:s/>maximum rows setting, how would we configure this?</text:p>
            <text:p>* Because the row groups are getting great </text:p>
            <text:p>compression, it's safe to assume that if we did break a row group at some number of records, we</text:p>
            <text:p><text:s/>would still have a single HDFS block. That conflicts with the current practice of not reading </text:p>
            <text:p>the row group offsets from the file footer to avoid a huge job startup cost. It would be best t</text:p>
            <text:p>o stop the HDFS block after the first row group, so how can we make that happen?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>
            <text:p>14710193</text:p>
          </table:table-cell>
          <table:table-cell office:value-type="string">
            <text:p>For bullet #1, I could see it being abused if set globally to something small, but pretty much </text:p>
            <text:p>any setting could be abused this way.</text:p>
            <text:p>For bullet #3, At least if you cap the number of rows per</text:p>
            <text:p><text:s/>row group during write, you can adjust the parallelism on the read side (many tasks may end up</text:p>
            <text:p><text:s/>processing the same file). <text:s/>This doesn't require reading the footer in the split calculation (</text:p>
            <text:p>client side), but does require tuning of the split size.</text:p>
            <text:p/>
            <text:p>What might make more sense in lieu of</text:p>
            <text:p><text:s/>number of rows (bullet #2) is a raw data size limit per row group (prior to encoding/compressi</text:p>
            <text:p>on). <text:s/>At least then you are capping the maximum amount of data a task would need to process, wh</text:p>
            <text:p>ich is really what we're trying to do. <text:s/>The raw size will somewhat normalize the effectiveness </text:p>
            <text:p>of the encodings and compression algorithms. <text:s/>Obviously, this will still be reduced by column p</text:p>
            <text:p>rojection, but that's no different than what we do now (with the exception of client side metad</text:p>
            <text:p>ata based split calculations like available in pig). <text:s/></text:p>
            <text:p/>
            <text:p>For me, this makes more sense than numb</text:p>
            <text:p>er of rows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712050</text:p>
          </table:table-cell>
          <table:table-cell office:value-type="string">
            <text:p>Thanks for your comments. Up to now we have been using a limit on the number of rows (see the G</text:p>
            <text:p>ithub PR attached) but I agree it would probably make more sense to limit the raw data size per</text:p>
            <text:p><text:s/>row group as you suggested.</text:p>
            <text:p/>
            <text:p>At this point, we'll probably stick to what we've made so far wit</text:p>
            <text:p>h the limit on the number of rows as it works well for us, but we could add a task to our roadm</text:p>
            <text:p>ap and work on a fix to add a limit for the raw data size instea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712105</text:p>
          </table:table-cell>
          <table:table-cell office:value-type="string">
            <text:p>Good point on the split calculations, that makes sens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712108</text:p>
          </table:table-cell>
          <table:table-cell office:value-type="string">
            <text:p>Thanks Quentin! I like Dan's idea of limiting the raw data size as a way to control this that i</text:p>
            <text:p>sn't exposed to users. If you are willing to build a patch for that, thank you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9032</text:p>
          </table:table-cell>
          <table:table-cell office:value-type="string">
            <text:p>PARQUET-343</text:p>
          </table:table-cell>
          <table:table-cell office:value-type="string">
            <text:p>Caching nulls on group node to improve write performance on wide schema sparse dat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19174</text:p>
          </table:table-cell>
          <table:table-cell office:value-type="string">
            <text:p>This was already fixed in #249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6953</text:p>
          </table:table-cell>
          <table:table-cell office:value-type="string">
            <text:p>PARQUET-342</text:p>
          </table:table-cell>
          <table:table-cell office:value-type="string">
            <text:p>Can't build Parquet on Java 6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4639964</text:p>
          </table:table-cell>
          <table:table-cell office:value-type="string">
            <text:p>Thanks for the fixes. I think this opens up the discussion of: do we need to / want to continue</text:p>
            <text:p><text:s/>supporting java 6 in parquet? </text:p>
            <text:p>That might be worth starting a thread on the mailing list about</text:p>
            <text:p>.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39982</text:p>
          </table:table-cell>
          <table:table-cell office:value-type="string">
            <text:p>Totally agreed. Since Parquet can already be compiled with Java 7 (and it has long been since J</text:p>
            <text:p>ava 6 is EOL), it seems like it's time to mov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45106</text:p>
          </table:table-cell>
          <table:table-cell office:value-type="string">
            <text:p>Issue resolved by pull request 248</text:p>
            <text:p>[https://github.com/apache/parquet-mr/pull/24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6709</text:p>
          </table:table-cell>
          <table:table-cell office:value-type="string">
            <text:p>PARQUET-341</text:p>
          </table:table-cell>
          <table:table-cell office:value-type="string">
            <text:p>Improve write performance with wide schema sparse dat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19177</text:p>
          </table:table-cell>
          <table:table-cell office:value-type="string">
            <text:p>This was fixed by #247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5921</text:p>
          </table:table-cell>
          <table:table-cell office:value-type="string">
            <text:p>PARQUET-340</text:p>
          </table:table-cell>
          <table:table-cell office:value-type="string">
            <text:p>totalMemoryPool is truncated to 32 bit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4632343</text:p>
          </table:table-cell>
          <table:table-cell office:value-type="string">
            <text:p>resolved by pull request, https://github.com/apache/parquet-mr/pull/246</text:p>
            <text:p/>
            <text:p>A better solution woul</text:p>
            <text:p>d be to type the ratio to a double but that requires API change and version of Hadoop doesnt ha</text:p>
            <text:p>ve getDou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33820</text:p>
          </table:table-cell>
          <table:table-cell office:value-type="string">
            <text:p>+1 thanks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33831</text:p>
          </table:table-cell>
          <table:table-cell office:value-type="string">
            <text:p>Issue resolved by pull request 246</text:p>
            <text:p>[https://github.com/apache/parquet-mr/pull/24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5754</text:p>
          </table:table-cell>
          <table:table-cell office:value-type="string">
            <text:p>PARQUET-339</text:p>
          </table:table-cell>
          <table:table-cell office:value-type="string">
            <text:p>Add Alex Levenson to KEYS fil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630582</text:p>
          </table:table-cell>
          <table:table-cell office:value-type="string">
            <text:p>Issue resolved by pull request 245</text:p>
            <text:p>[https://github.com/apache/parquet-mr/pull/245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31811</text:p>
          </table:table-cell>
          <table:table-cell office:value-type="string">
            <text:p>I'm fine just pushing changes like this, though we should probably have consensus on 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5746</text:p>
          </table:table-cell>
          <table:table-cell office:value-type="string">
            <text:p>PARQUET-338</text:p>
          </table:table-cell>
          <table:table-cell office:value-type="string">
            <text:p>Readme references wrong format of pull request titl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630538</text:p>
          </table:table-cell>
          <table:table-cell office:value-type="string">
            <text:p>Issue resolved by pull request 244</text:p>
            <text:p>[https://github.com/apache/parquet-mr/pull/24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5736</text:p>
          </table:table-cell>
          <table:table-cell office:value-type="string">
            <text:p>PARQUET-337</text:p>
          </table:table-cell>
          <table:table-cell office:value-type="string">
            <text:p>binary fields inside map/set/list are not handled in parquet-scroog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630471</text:p>
          </table:table-cell>
          <table:table-cell office:value-type="string">
            <text:p>Can you share a little more about the case you're running into? Maybe a thrift schema that exhi</text:p>
            <text:p>bits the problem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30477</text:p>
          </table:table-cell>
          <table:table-cell office:value-type="string">
            <text:p>There's a test case in the PR I just sent: https://github.com/apache/parquet-mr/pull/24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30490</text:p>
          </table:table-cell>
          <table:table-cell office:value-type="string">
            <text:p>Thanks for letting us know and working on the fix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30542</text:p>
          </table:table-cell>
          <table:table-cell office:value-type="string">
            <text:p>Issue resolved by pull request 243</text:p>
            <text:p>[https://github.com/apache/parquet-mr/pull/24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5470</text:p>
          </table:table-cell>
          <table:table-cell office:value-type="string">
            <text:p>PARQUET-336</text:p>
          </table:table-cell>
          <table:table-cell office:value-type="string">
            <text:p>ArrayIndexOutOfBounds in checkDeltaByteArrayProblem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29128</text:p>
          </table:table-cell>
          <table:table-cell office:value-type="string">
            <text:p>https://github.com/apache/parquet-mr/pull/24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30544</text:p>
          </table:table-cell>
          <table:table-cell office:value-type="string">
            <text:p>Issue resolved by pull request 242</text:p>
            <text:p>[https://github.com/apache/parquet-mr/pull/24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5420</text:p>
          </table:table-cell>
          <table:table-cell office:value-type="string">
            <text:p>PARQUET-335</text:p>
          </table:table-cell>
          <table:table-cell office:value-type="string">
            <text:p>Avro object model should not require MAP_KEY_VALU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845251</text:p>
          </table:table-cell>
          <table:table-cell office:value-type="string">
            <text:p>PARQUET-334</text:p>
          </table:table-cell>
          <table:table-cell office:value-type="string">
            <text:p>UT TestSummary failed with "java.lang.RuntimeException: Usage: B = FOREACH (GROUP A ALL) GENERA</text:p>
            <text:p>TE Summary(A); Can not get schema from null" when Pig &gt;=0.15</text:p>
          </table:table-cell>
          <table:table-cell table:number-columns-repeated="1021"/>
        </table:table-row>
        <table:table-row table:style-name="ro47">
          <table:table-cell table:number-columns-repeated="3"/>
          <table:table-cell office:value-type="string">
            <text:p>14628056</text:p>
          </table:table-cell>
          <table:table-cell office:value-type="string">
            <text:p>Update parquet-pig/src/main/java/parquet/pig/summary/Summary.java to yield a more clear stack t</text:p>
            <text:p>race.</text:p>
            <text:p/>
            <text:p>java.lang.NullPointerException</text:p>
            <text:p><text:s text:c="4"/>at parquet.pig.summary.Summary.setInputSchema(Summary</text:p>
            <text:p>.java:261)</text:p>
            <text:p><text:s text:c="4"/>at org.apache.pig.newplan.logical.expression.ExpToPhyTranslationVisitor.visit(Ex</text:p>
            <text:p>pToPhyTranslationVisitor.java:512)</text:p>
            <text:p><text:s text:c="4"/>at org.apache.pig.newplan.logical.expression.UserFuncExp</text:p>
            <text:p>ression.accept(UserFuncExpression.java:113)</text:p>
            <text:p><text:s text:c="4"/>at org.apache.pig.newplan.ReverseDependencyOrde</text:p>
            <text:p>rWalkerWOSeenChk.walk(ReverseDependencyOrderWalkerWOSeenChk.java:69)</text:p>
            <text:p><text:s text:c="4"/>at org.apache.pig.newp</text:p>
            <text:p>lan.logical.relational.LogToPhyTranslationVisitor.visit(LogToPhyTranslationVisitor.java:807)</text:p>
            <text:p><text:s text:c="2"/></text:p>
            <text:p><text:s text:c="2"/>at org.apache.pig.newplan.logical.relational.LOForEach.accept(LOForEach.java:87)</text:p>
            <text:p><text:s text:c="4"/>at org.a</text:p>
            <text:p>pache.pig.newplan.DependencyOrderWalker.walk(DependencyOrderWalker.java:75)</text:p>
            <text:p><text:s text:c="4"/>at org.apache.p</text:p>
            <text:p>ig.newplan.PlanVisitor.visit(PlanVisitor.java:52)</text:p>
            <text:p><text:s text:c="4"/>at org.apache.pig.backend.hadoop.executio</text:p>
            <text:p>nengine.HExecutionEngine.compile(HExecutionEngine.java:260)</text:p>
            <text:p><text:s text:c="4"/>at org.apache.pig.backend.hadoo</text:p>
            <text:p>p.executionengine.HExecutionEngine.launchPig(HExecutionEngine.java:295)</text:p>
            <text:p><text:s text:c="4"/>at org.apache.pig.P</text:p>
            <text:p>igServer.launchPlan(PigServer.java:1390)</text:p>
            <text:p><text:s text:c="4"/>at org.apache.pig.PigServer.executeCompiledLogical</text:p>
            <text:p>Plan(PigServer.java:1375)</text:p>
            <text:p><text:s text:c="4"/>at org.apache.pig.PigServer.execute(PigServer.java:1364)</text:p>
            <text:p><text:s text:c="4"/>at o</text:p>
            <text:p>rg.apache.pig.PigServer.access$500(PigServer.java:113)</text:p>
            <text:p><text:s text:c="4"/>at org.apache.pig.PigServer$Graph.re</text:p>
            <text:p>gisterQuery(PigServer.java:1689)</text:p>
            <text:p><text:s text:c="4"/>at org.apache.pig.PigServer.registerQuery(PigServer.java:6</text:p>
            <text:p>23)</text:p>
            <text:p><text:s text:c="4"/>at org.apache.pig.PigServer.registerQuery(PigServer.java:636)</text:p>
            <text:p><text:s text:c="4"/>at parquet.pig.summar</text:p>
            <text:p>y.TestSummary.testPigScript(TestSummary.java:139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>
            <text:p>14628059</text:p>
          </table:table-cell>
          <table:table-cell office:value-type="string">
            <text:p>In Pig code, src/org/apache/pig/EvalFunc.java. A private number "inputSchemaInternal" represent</text:p>
            <text:p><text:s/>the schema. Setter and Getter are also provided</text:p>
            <text:p>{code}</text:p>
            <text:p>316 <text:s text:c="4"/>private Schema inputSchemaInter</text:p>
            <text:p>nal=null;</text:p>
            <text:p/>
            <text:p>328 <text:s text:c="4"/>/**</text:p>
            <text:p>329 <text:s text:c="5"/>* This method is for internal use. It is called by Pig core in </text:p>
            <text:p>both front-end</text:p>
            <text:p>330 <text:s text:c="5"/>* and back-end to setup the right input schema for EvalFunc</text:p>
            <text:p>331 <text:s text:c="5"/>*/</text:p>
            <text:p/>
            <text:p>332 <text:s text:c="4"/>public void setInputSchema(Schema input){</text:p>
            <text:p>333 <text:s text:c="8"/>this.inputSchemaInternal=input;</text:p>
            <text:p/>
            <text:p>334 <text:s text:c="4"/>}</text:p>
            <text:p>335 </text:p>
            <text:p>336 <text:s text:c="4"/>/**</text:p>
            <text:p>337 <text:s text:c="5"/>* This method is intended to be called by the user in {@lin</text:p>
            <text:p>k EvalFunc} to get the input</text:p>
            <text:p>338 <text:s text:c="5"/>* schema of the EvalFunc</text:p>
            <text:p>339 <text:s text:c="5"/>*/</text:p>
            <text:p>340 <text:s text:c="4"/>public Schem</text:p>
            <text:p>a getInputSchema(){</text:p>
            <text:p>341 <text:s text:c="8"/>return this.inputSchemaInternal;</text:p>
            <text:p>342 <text:s text:c="4"/>}</text:p>
            <text:p>{code}</text:p>
            <text:p/>
            <text:p>But actually</text:p>
            <text:p>, they are overrided. In parquet-mr/parquet-pig/src/main/java/parquet/pig/summary/Summary.java,</text:p>
            <text:p><text:s/>It uses a new number called inputSchema(vs. inputSchemaInternal) to represent schema and overr</text:p>
            <text:p>ide setInputSchema(), but not override getInputSchema()</text:p>
            <text:p/>
            <text:p>{code}</text:p>
            <text:p>51 <text:s/>public class Summary extend</text:p>
            <text:p>s EvalFunc&lt;String&gt; implements Algebraic {</text:p>
            <text:p/>
            <text:p>54 <text:s text:c="4"/>private Schema inputSchema;</text:p>
            <text:p/>
            <text:p>257 <text:s text:c="2"/>@Override</text:p>
            <text:p/>
            <text:p>258 <text:s text:c="2"/>public void setInputSchema(Schema input) {</text:p>
            <text:p>259 <text:s text:c="4"/>try {</text:p>
            <text:p>260 <text:s text:c="6"/>// relation.bag.tuple</text:p>
            <text:p/>
            <text:p>261 <text:s text:c="6"/>this.inputSchema=input.getField(0).schema.getField(0).schema;</text:p>
            <text:p>262 <text:s text:c="6"/>saveSchemaToU</text:p>
            <text:p>DFContext();</text:p>
            <text:p>263 <text:s text:c="4"/>} catch (FrontendException e) {</text:p>
            <text:p>264 <text:s text:c="6"/>throw new RuntimeException("Usag</text:p>
            <text:p>e: B = FOREACH (GROUP A ALL) GENERATE Summary(A); Can not get schema from " + input, e);</text:p>
            <text:p>265 <text:s text:c="2"/></text:p>
            <text:p><text:s text:c="2"/>} catch (RuntimeException e) {</text:p>
            <text:p>266 <text:s text:c="6"/>throw new RuntimeException("Usage: B = FOREACH (GROU</text:p>
            <text:p>P A ALL) GENERATE Summary(A); Can not get schema from "+input, e);</text:p>
            <text:p>267 <text:s text:c="4"/>}</text:p>
            <text:p>268 <text:s text:c="2"/>}</text:p>
            <text:p>{code}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740158</text:p>
          </table:table-cell>
          <table:table-cell office:value-type="string">
            <text:p>Input Schema is maintained by Pig inside EvalFunc. No need to maintain this in Parquet side. At</text:p>
            <text:p>tach patch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904127</text:p>
          </table:table-cell>
          <table:table-cell office:value-type="string">
            <text:p>Thanks Daniel for taking care of this!</text:p>
            <text:p>+1 for the patch, more reasonable to fix it on Parquet s</text:p>
            <text:p>ide. UT passed on Parquet 1.8.0</text:p>
            <text:p/>
            <text:p>Hi Julien, could you please give a review?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032551</text:p>
          </table:table-cell>
          <table:table-cell office:value-type="string">
            <text:p>I updated the patch from Daniel and removed the private inputSchema variable and instead call t</text:p>
            <text:p>he getInputSchema method of the parent class. Otherwise inputSchema was always null.</text:p>
            <text:p>[~julienle</text:p>
            <text:p>dem], can you please review my pull-request with the patch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54714</text:p>
          </table:table-cell>
          <table:table-cell office:value-type="string">
            <text:p>Issue resolved by pull request 292</text:p>
            <text:p>[https://github.com/apache/parquet-mr/pull/292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56970</text:p>
          </table:table-cell>
          <table:table-cell office:value-type="string">
            <text:p>Thanks, [~julienledem]. Shouldn't the fix version be a parquet-mr release, not parquet-format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4886</text:p>
          </table:table-cell>
          <table:table-cell office:value-type="string">
            <text:p>PARQUET-333</text:p>
          </table:table-cell>
          <table:table-cell office:value-type="string">
            <text:p>[Vectorized Reader] Add attributes in ColumnVector and RowBatch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4848</text:p>
          </table:table-cell>
          <table:table-cell office:value-type="string">
            <text:p>PARQUET-332</text:p>
          </table:table-cell>
          <table:table-cell office:value-type="string">
            <text:p>Incompatible changes in o.a.p.thrift.projec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28767</text:p>
          </table:table-cell>
          <table:table-cell office:value-type="string">
            <text:p>Resolved from discussion on the mailing list. These changes are to a non-public API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4832</text:p>
          </table:table-cell>
          <table:table-cell office:value-type="string">
            <text:p>PARQUET-331</text:p>
          </table:table-cell>
          <table:table-cell office:value-type="string">
            <text:p>Merge script doesn't surface stderr from failed sub process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25560</text:p>
          </table:table-cell>
          <table:table-cell office:value-type="string">
            <text:p>https://github.com/apache/parquet-mr/pull/24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26649</text:p>
          </table:table-cell>
          <table:table-cell office:value-type="string">
            <text:p>Issue resolved by pull request 240</text:p>
            <text:p>[https://github.com/apache/parquet-mr/pull/24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4403</text:p>
          </table:table-cell>
          <table:table-cell office:value-type="string">
            <text:p>PARQUET-330</text:p>
          </table:table-cell>
          <table:table-cell office:value-type="string">
            <text:p>Semver checks is excluded for o.a.p.thrift.projec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23640</text:p>
          </table:table-cell>
          <table:table-cell office:value-type="string">
            <text:p>[~rdblue], [~alexlevenson] what are your thoughts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24030</text:p>
          </table:table-cell>
          <table:table-cell office:value-type="string">
            <text:p>[~singhashish], can you open an issue for the incompatibility you found and mark it a blocker f</text:p>
            <text:p>or the 1.8.0 release? (Blocks PARQUET-292) This will probably require us to do another RC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19184</text:p>
          </table:table-cell>
          <table:table-cell office:value-type="string">
            <text:p>We determined that this package is not part of the public API before releasing 1.8.0 and 1.8.1.</text:p>
            <text:p><text:s/>I'll close this issue now. Thanks for bringing it up, Ashish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3960</text:p>
          </table:table-cell>
          <table:table-cell office:value-type="string">
            <text:p>PARQUET-329</text:p>
          </table:table-cell>
          <table:table-cell office:value-type="string">
            <text:p>ThriftReadSupport#THRIFT_COLUMN_FILTER_KEY was removed (incompatible change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21207</text:p>
          </table:table-cell>
          <table:table-cell office:value-type="string">
            <text:p>[~rdblue], [~alexlevenson] what do you guys think?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621308</text:p>
          </table:table-cell>
          <table:table-cell office:value-type="string">
            <text:p>Yes, I think this is an incompatible change. Plus, the {{setProjectionPushdown}} method at the </text:p>
            <text:p>end of {{ThriftReadSupport}} has been removed. That's definitely incompatible.</text:p>
            <text:p/>
            <text:p>[~singhashish],</text:p>
            <text:p><text:s/>why wasn't this caught by semver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21309</text:p>
          </table:table-cell>
          <table:table-cell office:value-type="string">
            <text:p>Marking as a blocker for 1.8.0. Thanks for catching this before it was released, Ashish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21355</text:p>
          </table:table-cell>
          <table:table-cell office:value-type="string">
            <text:p>[~blue@cloudera.com] the removed method was added back in later semver restore PR. I am not sur</text:p>
            <text:p>e why semver did not catch this, but I will take a look at i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21392</text:p>
          </table:table-cell>
          <table:table-cell office:value-type="string">
            <text:p>[~rdblue] looks like everything in o.a.parquet.hadoop.thrift is excluded for semver checks, [he</text:p>
            <text:p>re|https://github.com/apache/parquet-mr/blob/master/pom.xml#L222]. Should this be removed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621423</text:p>
          </table:table-cell>
          <table:table-cell office:value-type="string">
            <text:p>I don't think that's correct. The read support should be part of the public API because we have</text:p>
            <text:p><text:s/>public methods, like setProjectionPushdown there. [~julienledem] or [~tianshuo], do you agree </text:p>
            <text:p>that the ThriftReadSupport is public?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623622</text:p>
          </table:table-cell>
          <table:table-cell office:value-type="string">
            <text:p>I've merged Ashish's fix because it isn't intrusive, just a variable rename. I've also gone ahe</text:p>
            <text:p>ad with the patch to remove o.a.p.hadoop.thrift from the exclusion list. It is currently compat</text:p>
            <text:p>ible, so we can check compatibility and determine whether this is public later, though I'm pret</text:p>
            <text:p>ty sure it is public API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3257</text:p>
          </table:table-cell>
          <table:table-cell office:value-type="string">
            <text:p>PARQUET-328</text:p>
          </table:table-cell>
          <table:table-cell office:value-type="string">
            <text:p>ParquetReader not using FileSystem cache effectively?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617298</text:p>
          </table:table-cell>
          <table:table-cell office:value-type="string">
            <text:p>I'd be much more inclined to simply allow and external tool to cache and pass in the FileSystem</text:p>
            <text:p><text:s/>object. <text:s/>In general, I prefer to avoid (as much as possible), holding changing state in static</text:p>
            <text:p><text:s/>members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617332</text:p>
          </table:table-cell>
          <table:table-cell office:value-type="string">
            <text:p>File system handles are cached by the Hadoop FS API, so it is safe to call FileSystem.get every</text:p>
            <text:p><text:s/>time. I agree with Jacques that we shouldn't cache in Parquet, though I don't like the idea of</text:p>
            <text:p><text:s/>relying on a user to pass in the correct file system. That causes errors when they pass a FS t</text:p>
            <text:p>hat doesn't match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617356</text:p>
          </table:table-cell>
          <table:table-cell office:value-type="string">
            <text:p>I'm not sure about how other frameworks use Parquet... but in the case of Drill, we already hav</text:p>
            <text:p>e the FS object since we're doing a bunch of stuff. <text:s/>(As such, this method requires us to conve</text:p>
            <text:p>rt back into a conf so that it can be converted into an FS again.)</text:p>
            <text:p/>
            <text:p/>
          </table:table-cell>
          <table:table-cell table:number-columns-repeated="1019"/>
        </table:table-row>
        <table:table-row table:style-name="ro53">
          <table:table-cell table:number-columns-repeated="3"/>
          <table:table-cell office:value-type="string">
            <text:p>14617437</text:p>
          </table:table-cell>
          <table:table-cell office:value-type="string">
            <text:p>Actually the original ticket does not show the issue clearly.</text:p>
            <text:p>I created this ticket because we'</text:p>
            <text:p>ve seen a spark job getting stucked with following trace, it seems the caching is not being eff</text:p>
            <text:p>ective.</text:p>
            <text:p>Anyone else seeing this problem?</text:p>
            <text:p/>
            <text:p>java.util.HashMap.put(HashMap.java:494)</text:p>
            <text:p>org.apache.ha</text:p>
            <text:p>doop.conf.Configuration.set(Configuration.java:1065)</text:p>
            <text:p>org.apache.hadoop.conf.Configuration.set(C</text:p>
            <text:p>onfiguration.java:1035)</text:p>
            <text:p>org.apache.hadoop.fs.viewfs.HDFSCompatibleViewFileSystem.mergeViewFsHdf</text:p>
            <text:p>sMountPoints(HDFSCompatibleViewFileSystem.java:491)</text:p>
            <text:p>org.apache.hadoop.fs.viewfs.HDFSCompatibleV</text:p>
            <text:p>iewFileSystem.mergeConfFromDirectory(HDFSCompatibleViewFileSystem.java:413)</text:p>
            <text:p>org.apache.hadoop.f</text:p>
            <text:p>s.viewfs.HDFSCompatibleViewFileSystem.mergeViewFsAndHdfs(HDFSCompatibleViewFileSystem.java:273)</text:p>
            <text:p/>
            <text:p>org.apache.hadoop.fs.viewfs.HDFSCompatibleViewFileSystem.initialize(HDFSCompatibleViewFileSyst</text:p>
            <text:p>em.java:190)</text:p>
            <text:p>org.apache.hadoop.fs.FileSystem.createFileSystem(FileSystem.java:2438)</text:p>
            <text:p>org.apache.</text:p>
            <text:p>hadoop.fs.FileSystem.access$200(FileSystem.java:90)</text:p>
            <text:p>org.apache.hadoop.fs.FileSystem$Cache.getIn</text:p>
            <text:p>ternal(FileSystem.java:2472)</text:p>
            <text:p>org.apache.hadoop.fs.FileSystem$Cache.get(FileSystem.java:2454)</text:p>
            <text:p>or</text:p>
            <text:p>g.apache.hadoop.fs.FileSystem.get(FileSystem.java:384)</text:p>
            <text:p>org.apache.hadoop.fs.Path.getFileSystem(</text:p>
            <text:p>Path.java:296)</text:p>
            <text:p>parquet.hadoop.ParquetFileReader.readFooter(ParquetFileReader.java:384)</text:p>
            <text:p>parquet.</text:p>
            <text:p>hadoop.ParquetRecordReader.initializeInternalReader(ParquetRecordReader.java:157)</text:p>
            <text:p>parquet.hadoo</text:p>
            <text:p>p.ParquetRecordReader.initialize(ParquetRecordReader.java:140)</text:p>
            <text:p>org.apache.spark.rdd.NewHadoopRD</text:p>
            <text:p>D$$anon$1.&lt;init&gt;(NewHadoopRDD.scala:133)</text:p>
            <text:p>org.apache.spark.rdd.NewHadoopRDD.compute(NewHadoopRDD</text:p>
            <text:p>.scala:104)</text:p>
            <text:p>org.apache.spark.rdd.NewHadoopRDD.compute(NewHadoopRDD.scala:66)</text:p>
            <text:p>org.apache.spark.r</text:p>
            <text:p>dd.RDD.computeOrReadCheckpoint(RDD.scala:277)</text:p>
            <text:p>org.apache.spark.rdd.RDD.iterator(RDD.scala:244)</text:p>
            <text:p/>
            <text:p>org.apache.spark.rdd.NewHadoopRDD$NewHadoopMapPartitionsWithSplitRDD.compute(NewHadoopRDD.scala</text:p>
            <text:p>:244)</text:p>
            <text:p>org.apache.spark.rdd.RDD.computeOrReadCheckpoint(RDD.scala:277)</text:p>
            <text:p>org.apache.spark.rdd.RDD.</text:p>
            <text:p>iterator(RDD.scala:244)</text:p>
            <text:p>org.apache.spark.rdd.MapPartitionsRDD.compute(MapPartitionsRDD.scala:35</text:p>
            <text:p>)</text:p>
            <text:p>org.apache.spark.rdd.RDD.computeOrReadCheckpoint(RDD.scala:277)</text:p>
            <text:p>org.apache.spark.rdd.RDD.iter</text:p>
            <text:p>ator(RDD.scala:244)</text:p>
            <text:p>org.apache.spark.rdd.MapPartitionsRDD.compute(MapPartitionsRDD.scala:35)</text:p>
            <text:p>or</text:p>
            <text:p>g.apache.spark.rdd.RDD.computeOrReadCheckpoint(RDD.scala:277)</text:p>
            <text:p>org.apache.spark.rdd.RDD.iterator</text:p>
            <text:p>(RDD.scala:244)</text:p>
            <text:p>org.apache.spark.rdd.MapPartitionsRDD.compute(MapPartitionsRDD.scala:35)</text:p>
            <text:p>org.ap</text:p>
            <text:p>ache.spark.rdd.RDD.computeOrReadCheckpoint(RDD.scala:277)</text:p>
            <text:p>org.apache.spark.rdd.RDD.iterator(RDD</text:p>
            <text:p>.scala:244)</text:p>
            <text:p>org.apache.spark.rdd.MapPartitionsRDD.compute(MapPartitionsRDD.scala:35)</text:p>
            <text:p>org.apache</text:p>
            <text:p>.spark.rdd.RDD.computeOrReadCheckpoint(RDD.scala:277)</text:p>
            <text:p>org.apache.spark.rdd.RDD.iterator(RDD.sca</text:p>
            <text:p>la:244)</text:p>
            <text:p>org.apache.spark.scheduler.ShuffleMapTask.runTask(ShuffleMapTask.scala:68)</text:p>
            <text:p>org.apache.s</text:p>
            <text:p>park.scheduler.ShuffleMapTask.runTask(ShuffleMapTask.scala:41)</text:p>
            <text:p>org.apache.spark.scheduler.Task.</text:p>
            <text:p>run(Task.scala:64)</text:p>
            <text:p>org.apache.spark.executor.Executor$TaskRunner.run(Executor.scala:203)</text:p>
            <text:p>java.u</text:p>
            <text:p>til.concurrent.ThreadPoolExecutor.runWorker(ThreadPoolExecutor.java:1145)</text:p>
            <text:p>java.util.concurrent.</text:p>
            <text:p>ThreadPoolExecutor$Worker.run(ThreadPoolExecutor.java:615)</text:p>
            <text:p>java.lang.Thread.run(Thread.java:745</text:p>
            <text:p>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617493</text:p>
          </table:table-cell>
          <table:table-cell office:value-type="string">
            <text:p>I see what you guys are saying and I could be convinced to have an API where you can pass in a </text:p>
            <text:p>FileSystem to avoid this. I also have code that has a copy of the FileSystem, though I would ge</text:p>
            <text:p>nerally discourage users from passing the FS in because it can throw exceptions in cases where </text:p>
            <text:p>they path and FS don't match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4634083</text:p>
          </table:table-cell>
          <table:table-cell office:value-type="string">
            <text:p>Have you seen: PARQUET-284 ?</text:p>
            <text:p/>
            <text:p>Concurrent access to a HashMap can cause deadlock, wonder if that</text:p>
            <text:p>'s what's happening here?</text:p>
            <text:p/>
            <text:p>Hadoop has a cacheing mechanism for FileSystem.get() -- which is syn</text:p>
            <text:p>chronized -- however I don't think the returned FileSystem objects are themselves thread safe (</text:p>
            <text:p>maybe FileSystem.get() uses thread local? not sure). So either way, care has to be taken to not</text:p>
            <text:p><text:s/>pass fs instances across threads as far as I know. It's actually important to cache the FS ins</text:p>
            <text:p>tances however, in the past we've tried using FileSystem.newInstance() instead of the cache, bu</text:p>
            <text:p>t turns out that constructing a fs instance is very expensive (similar to constructing a new Co</text:p>
            <text:p>nfiguration object, it involves parsing xml of disk and such)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19185</text:p>
          </table:table-cell>
          <table:table-cell office:value-type="string">
            <text:p>[~alexlevenson], didn't we address this? Can we close it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3220</text:p>
          </table:table-cell>
          <table:table-cell office:value-type="string">
            <text:p>PARQUET-327</text:p>
          </table:table-cell>
          <table:table-cell office:value-type="string">
            <text:p>Show statistics in the dump outpu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16899</text:p>
          </table:table-cell>
          <table:table-cell office:value-type="string">
            <text:p>See [PR #237|https://github.com/apache/parquet-mr/pull/237]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251211</text:p>
          </table:table-cell>
          <table:table-cell office:value-type="string">
            <text:p>Thanks for fixing this, Tom! I've committed your changes along with the suggestions on the P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3214</text:p>
          </table:table-cell>
          <table:table-cell office:value-type="string">
            <text:p>PARQUET-326</text:p>
          </table:table-cell>
          <table:table-cell office:value-type="string">
            <text:p>Binary statistics are invalid if buffers are reuse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16865</text:p>
          </table:table-cell>
          <table:table-cell office:value-type="string">
            <text:p>See [PR #236|https://github.com/apache/parquet-mr/pull/236]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2148</text:p>
          </table:table-cell>
          <table:table-cell office:value-type="string">
            <text:p>PARQUET-325</text:p>
          </table:table-cell>
          <table:table-cell office:value-type="string">
            <text:p>Do not target row group sizes if padding is set to 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11198</text:p>
          </table:table-cell>
          <table:table-cell office:value-type="string">
            <text:p>Merged #234. Thanks, Tianshuo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2096</text:p>
          </table:table-cell>
          <table:table-cell office:value-type="string">
            <text:p>PARQUET-324</text:p>
          </table:table-cell>
          <table:table-cell office:value-type="string">
            <text:p>row count incorrect if data file has more than 2^31 row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11040</text:p>
          </table:table-cell>
          <table:table-cell office:value-type="string">
            <text:p>Submitted pull request with fix: https://github.com/apache/parquet-mr/pull/23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13359</text:p>
          </table:table-cell>
          <table:table-cell office:value-type="string">
            <text:p>Thanks for contributing the fix, [~tfriedr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1918</text:p>
          </table:table-cell>
          <table:table-cell office:value-type="string">
            <text:p>PARQUET-323</text:p>
          </table:table-cell>
          <table:table-cell office:value-type="string">
            <text:p>INT96 should be marked as deprecated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610663</text:p>
          </table:table-cell>
          <table:table-cell office:value-type="string">
            <text:p>While we don't want to encourage anyone to use int96 as a timestamp, I'm not sure if it is nece</text:p>
            <text:p>ssary to get rid of the type entirely. If int96 is a JVM and hardware-supported type, then it m</text:p>
            <text:p>akes sense to keep it. But if everything jumps to int128 instead, then maybe we should go with </text:p>
            <text:p>that instead. Do we have enough information to make that decision yet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12297</text:p>
          </table:table-cell>
          <table:table-cell office:value-type="string">
            <text:p>AFAIK JVM doesn't have native support for INT96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406330</text:p>
          </table:table-cell>
          <table:table-cell office:value-type="string">
            <text:p>I think we should deprecate it and discourage its use. For backward compatibility, it has to st</text:p>
            <text:p>ay.</text:p>
            <text:p>https://github.com/apache/parquet-format/blob/master/LogicalTypes.md doesn't even refer to </text:p>
            <text:p>it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406334</text:p>
          </table:table-cell>
          <table:table-cell office:value-type="string">
            <text:p>+1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902218</text:p>
          </table:table-cell>
          <table:table-cell office:value-type="string">
            <text:p>We discussed this issue in today's Parquet sync and agreed to deprecate INT96. As a replacement</text:p>
            <text:p><text:s/>to store timestamps (the most common use for INT96) we will encourage all projects who current</text:p>
            <text:p>ly use INT96 to switch to INT64 and either use the TIMESTAMP_MILLIS or TIMESTAMP_MICROS logical</text:p>
            <text:p><text:s/>types.</text:p>
            <text:p/>
            <text:p>We will not fix the ordering issues around INT96 that resulted in parquet-mr writing w</text:p>
            <text:p>rong min/max statistics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902259</text:p>
          </table:table-cell>
          <table:table-cell office:value-type="string">
            <text:p>I created [IMPALA-5049|https://issues.cloudera.org/browse/IMPALA-5049] to track the required wo</text:p>
            <text:p>rk on Impala's side.</text:p>
            <text:p/>
            <text:p>What other projects need to transition away from INT96? Who should create</text:p>
            <text:p><text:s/>JIRAs for them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904007</text:p>
          </table:table-cell>
          <table:table-cell office:value-type="string">
            <text:p>I'm reasonably sure it's the only timestamp format that Spark currently supports (see https://g</text:p>
            <text:p>ithub.com/apache/spark/pull/3820)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904667</text:p>
          </table:table-cell>
          <table:table-cell office:value-type="string">
            <text:p>The "offending code" that blocks the usage of {{TIMESTAMP_MILLIS}} in Spark is at https://githu</text:p>
            <text:p>b.com/apache/spark/blob/master/sql/core/src/main/scala/org/apache/spark/sql/execution/datasourc</text:p>
            <text:p>es/parquet/ParquetSchemaConverter.scala#L16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924999</text:p>
          </table:table-cell>
          <table:table-cell office:value-type="string">
            <text:p>There is a PR against Spark that adds support for TIMESTAMP_MILLIS (https://github.com/apache/s</text:p>
            <text:p>park/pull/15332) but after a good deal of commentary and a working patch, it has sat untouched </text:p>
            <text:p>since October. Perhaps simply asking in a Spark JIRA ticket to re-review that PR would be the q</text:p>
            <text:p>uickest way for Spark to support reading int64 TIMESTAMP_MILLIS?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6396315</text:p>
          </table:table-cell>
          <table:table-cell office:value-type="string">
            <text:p>lekv opened a new pull request #86: PARQUET-323: Mark INT96 as deprecated</text:p>
            <text:p>URL: https://github.c</text:p>
            <text:p>om/apache/parquet-format/pull/86</text:p>
            <text:p><text:s/></text:p>
            <text:p><text:s/></text:p>
            <text:p><text:s text:c="3"/>Closes #49</text:p>
            <text:p/>
            <text:p>-------------------------------------------</text:p>
            <text:p>---------------------</text:p>
            <text:p>This is an automated message from the Apache Git Service.</text:p>
            <text:p>To respond to t</text:p>
            <text:p>he message, please log on GitHub and use the</text:p>
            <text:p>URL above to go to the specific comment.</text:p>
            <text:p><text:s/></text:p>
            <text:p>For que</text:p>
            <text:p>ries about this servic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6397196</text:p>
          </table:table-cell>
          <table:table-cell office:value-type="string">
            <text:p>rdblue commented on issue #86: PARQUET-323: Mark INT96 as deprecated</text:p>
            <text:p>URL: https://github.com/ap</text:p>
            <text:p>ache/parquet-format/pull/86#issuecomment-372726185</text:p>
            <text:p><text:s/></text:p>
            <text:p><text:s/></text:p>
            <text:p><text:s text:c="3"/>+1</text:p>
            <text:p/>
            <text:p>---------------------------------</text:p>
            <text:p>-------------------------------</text:p>
            <text:p>This is an automated message from the Apache Git Service.</text:p>
            <text:p>To re</text:p>
            <text:p>spond to the message, please log on GitHub and use the</text:p>
            <text:p>URL above to go to the specific comment.</text:p>
            <text:p/>
            <text:p><text:s/></text:p>
            <text:p>For queries about this servic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54">
          <table:table-cell table:number-columns-repeated="3"/>
          <table:table-cell office:value-type="string">
            <text:p>16410496</text:p>
          </table:table-cell>
          <table:table-cell office:value-type="string">
            <text:p>lekv closed pull request #86: PARQUET-323: Mark INT96 as deprecated</text:p>
            <text:p>URL: https://github.com/apa</text:p>
            <text:p>che/parquet-format/pull/86</text:p>
            <text:p><text:s/></text:p>
            <text:p><text:s/></text:p>
            <text:p><text:s text:c="3"/></text:p>
            <text:p/>
            <text:p>This is a PR merged from a forked repository.</text:p>
            <text:p>As GitHub hid</text:p>
            <text:p>es the original diff on merge, it is displayed below for</text:p>
            <text:p>the sake of provenance:</text:p>
            <text:p/>
            <text:p>As this is a </text:p>
            <text:p>foreign pull request (from a fork), the diff is supplied</text:p>
            <text:p>below (as it won't show otherwise due </text:p>
            <text:p>to GitHub magic):</text:p>
            <text:p/>
            <text:p>diff --git a/Encodings.md b/Encodings.md</text:p>
            <text:p>index 28429be7..b8905bf4 100644</text:p>
            <text:p>---</text:p>
            <text:p><text:s/>a/Encodings.md</text:p>
            <text:p>+++ b/Encodings.md</text:p>
            <text:p>@@ -34,7 +34,7 @@ stores the data in the following format:</text:p>
            <text:p><text:s/></text:p>
            <text:p><text:s/>- BOOLEAN: [Bit Packed](#RLE), LSB first</text:p>
            <text:p><text:s text:c="2"/>- INT32: 4 bytes little endian</text:p>
            <text:p><text:s text:c="2"/>- INT64: 8 bytes l</text:p>
            <text:p>ittle endian</text:p>
            <text:p>- - INT96: 12 bytes little endian</text:p>
            <text:p>+ - INT96: 12 bytes little endian (deprecated)</text:p>
            <text:p><text:s/></text:p>
            <text:p><text:s/>- FLOAT: 4 bytes IEEE little endian</text:p>
            <text:p><text:s text:c="2"/>- DOUBLE: 8 bytes IEEE little endian</text:p>
            <text:p><text:s text:c="2"/>- BYTE_ARRAY: len</text:p>
            <text:p>gth in 4 bytes little endian followed by the bytes contained in the array</text:p>
            <text:p>diff --git a/src/main</text:p>
            <text:p>/thrift/parquet.thrift b/src/main/thrift/parquet.thrift</text:p>
            <text:p>index 195ff908..4d2e7001 100644</text:p>
            <text:p>--- a/s</text:p>
            <text:p>rc/main/thrift/parquet.thrift</text:p>
            <text:p>+++ b/src/main/thrift/parquet.thrift</text:p>
            <text:p>@@ -33,7 +33,7 @@ enum Type </text:p>
            <text:p>{</text:p>
            <text:p><text:s text:c="3"/>BOOLEAN = 0;</text:p>
            <text:p><text:s text:c="3"/>INT32 = 1;</text:p>
            <text:p><text:s text:c="3"/>INT64 = 2;</text:p>
            <text:p>- <text:s/>INT96 = 3;</text:p>
            <text:p>+ <text:s/>INT96 = 3; <text:s/>// deprecated, only </text:p>
            <text:p>used by legacy implementations.</text:p>
            <text:p><text:s text:c="3"/>FLOAT = 4;</text:p>
            <text:p><text:s text:c="3"/>DOUBLE = 5;</text:p>
            <text:p><text:s text:c="3"/>BYTE_ARRAY = 6;</text:p>
            <text:p/>
            <text:p/>
            <text:p><text:s/></text:p>
            <text:p/>
            <text:p>----------</text:p>
            <text:p>------------------------------------------------------</text:p>
            <text:p>This is an automated message from the Ap</text:p>
            <text:p>ache Git Service.</text:p>
            <text:p>To respond to the message, please log on GitHub and use the</text:p>
            <text:p>URL above to go t</text:p>
            <text:p>o the specific comment.</text:p>
            <text:p><text:s/></text:p>
            <text:p>For queries about this service, please contact Infrastructure at:</text:p>
            <text:p>use</text:p>
            <text:p>rs@infra.apache.org</text:p>
            <text:p/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6872626</text:p>
          </table:table-cell>
          <table:table-cell office:value-type="string">
            <text:p>[~lv] Hi Lars, is it the direction of the community to deprecate INT96 support? In that case, w</text:p>
            <text:p>hat will be used to support nanosec precision? In some financial services use cases, support fo</text:p>
            <text:p>r nanosecond precision is critical. Could you please advise the potential plan of the deprecati</text:p>
            <text:p>on plan?</text:p>
            <text:p/>
            <text:p> 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6872653</text:p>
          </table:table-cell>
          <table:table-cell office:value-type="string">
            <text:p>[~liusztc09] support for nanoseconds in the INT64 type has been added </text:p>
            <text:p/>
            <text:p>https://github.com/ap</text:p>
            <text:p>ache/parquet-format/commit/b879065ac1bee3fe1d770eb3c4b60ab4267044d7</text:p>
            <text:p/>
            <text:p>This is the recommended </text:p>
            <text:p>path forwar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1916</text:p>
          </table:table-cell>
          <table:table-cell office:value-type="string">
            <text:p>PARQUET-322</text:p>
          </table:table-cell>
          <table:table-cell office:value-type="string">
            <text:p>Document ENUM as a logical typ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019188</text:p>
          </table:table-cell>
          <table:table-cell office:value-type="string">
            <text:p>[~jaltekruse], I'm assigning this to you since you brought it up on the dev list. Good to know </text:p>
            <text:p>that there is already an issue open to track i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195445</text:p>
          </table:table-cell>
          <table:table-cell office:value-type="string">
            <text:p>Merged PR #54. Thank you for contributing the fix, [~jkukul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1778</text:p>
          </table:table-cell>
          <table:table-cell office:value-type="string">
            <text:p>PARQUET-321</text:p>
          </table:table-cell>
          <table:table-cell office:value-type="string">
            <text:p>Set the HDFS padding default to 8MB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5019189</text:p>
          </table:table-cell>
          <table:table-cell office:value-type="string">
            <text:p>[~alexlevenson], [~julienledem], and [~dweeks], what do you all think about committing this cha</text:p>
            <text:p>ng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1508</text:p>
          </table:table-cell>
          <table:table-cell office:value-type="string">
            <text:p>PARQUET-320</text:p>
          </table:table-cell>
          <table:table-cell office:value-type="string">
            <text:p>Restore semver check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11185</text:p>
          </table:table-cell>
          <table:table-cell office:value-type="string">
            <text:p>Merged #2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0412</text:p>
          </table:table-cell>
          <table:table-cell office:value-type="string">
            <text:p>PARQUET-319</text:p>
          </table:table-cell>
          <table:table-cell office:value-type="string">
            <text:p>Define the parquet bloom filter statistics in parquet forma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00583</text:p>
          </table:table-cell>
          <table:table-cell office:value-type="string">
            <text:p>The pull request is available in https://github.com/apache/parquet-format/pull/2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024232</text:p>
          </table:table-cell>
          <table:table-cell office:value-type="string">
            <text:p>Hi [~rdblue], could you help me review the updated patch? Thank you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086000</text:p>
          </table:table-cell>
          <table:table-cell office:value-type="string">
            <text:p>[~Ferd], there is also https://docs.google.com/document/d/1mIZ0W24Cr79QHJWN1sQ3dIUc4lAK5AVqozwS</text:p>
            <text:p>wtpFhW8/edit#. Which one is the main place reviews should happen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086639</text:p>
          </table:table-cell>
          <table:table-cell office:value-type="string">
            <text:p>[~jbapple] https://docs.google.com/document/d/1mIZ0W24Cr79QHJWN1sQ3dIUc4lAK5AVqozwSwtpFhW8/edit</text:p>
            <text:p># this URL is where we discuss. This jira is open to track the changes in Parquet Format. I wil</text:p>
            <text:p>l link this ticket to that Doc. Thank you for pointing out this.</text:p>
          </table:table-cell>
          <table:table-cell table:number-columns-repeated="1019"/>
        </table:table-row>
        <table:table-row table:style-name="ro55">
          <table:table-cell table:number-columns-repeated="3"/>
          <table:table-cell office:value-type="string">
            <text:p>16628158</text:p>
          </table:table-cell>
          <table:table-cell office:value-type="string">
            <text:p>winningsix closed pull request #28: PARQUET-319: Define the parquet bloom filter statistics in </text:p>
            <text:p>parquet format</text:p>
            <text:p>URL: https://github.com/apache/parquet-format/pull/28</text:p>
            <text:p><text:s/></text:p>
            <text:p><text:s/></text:p>
            <text:p><text:s text:c="3"/></text:p>
            <text:p/>
            <text:p>This is a PR merg</text:p>
            <text:p>ed from a forked repository.</text:p>
            <text:p>As GitHub hides the original diff on merge, it is displayed below </text:p>
            <text:p>for</text:p>
            <text:p>the sake of provenance:</text:p>
            <text:p/>
            <text:p>As this is a foreign pull request (from a fork), the diff is suppl</text:p>
            <text:p>ied</text:p>
            <text:p>below (as it won't show otherwise due to GitHub magic):</text:p>
            <text:p/>
            <text:p>diff --git a/.gitignore b/.gitigno</text:p>
            <text:p>re</text:p>
            <text:p>index cb047215..094f7bde 100644</text:p>
            <text:p>--- a/.gitignore</text:p>
            <text:p>+++ b/.gitignore</text:p>
            <text:p>@@ -3,3 +3,5 @@ target</text:p>
            <text:p><text:s/>de</text:p>
            <text:p>pendency-reduced-pom.xml</text:p>
            <text:p><text:s/>.classpath</text:p>
            <text:p><text:s/>.project</text:p>
            <text:p>+.idea</text:p>
            <text:p>+*.iml</text:p>
            <text:p>diff --git a/Statistics.md b/Stati</text:p>
            <text:p>stics.md</text:p>
            <text:p>new file mode 100644</text:p>
            <text:p>index 00000000..f7e76782</text:p>
            <text:p>--- /dev/null</text:p>
            <text:p>+++ b/Statistics.md</text:p>
            <text:p>@@ -0,</text:p>
            <text:p>0 +1,71 @@</text:p>
            <text:p>+&lt;!--</text:p>
            <text:p>+ <text:s/>- Licensed to the Apache Software Foundation (ASF) under one</text:p>
            <text:p>+ <text:s/>- or more c</text:p>
            <text:p>ontributor license agreements. <text:s/>See the NOTICE file</text:p>
            <text:p>+ <text:s/>- distributed with this work for additio</text:p>
            <text:p>nal information</text:p>
            <text:p>+ <text:s/>- regarding copyright ownership. <text:s/>The ASF licenses this file</text:p>
            <text:p>+ <text:s/>- to you und</text:p>
            <text:p>er the Apache License, Version 2.0 (the</text:p>
            <text:p>+ <text:s/>- "License"); you may not use this file except in co</text:p>
            <text:p>mpliance</text:p>
            <text:p>+ <text:s/>- with the License. <text:s/>You may obtain a copy of the License at</text:p>
            <text:p>+ <text:s/>-</text:p>
            <text:p>+ <text:s/>- <text:s text:c="2"/>http://www</text:p>
            <text:p>.apache.org/licenses/LICENSE-2.0</text:p>
            <text:p>+ <text:s/>-</text:p>
            <text:p>+ <text:s/>- Unless required by applicable law or agreed to in wr</text:p>
            <text:p>iting,</text:p>
            <text:p>+ <text:s/>- software distributed under the License is distributed on an</text:p>
            <text:p>+ <text:s/>- "AS IS" BASIS, WIT</text:p>
            <text:p>HOUT WARRANTIES OR CONDITIONS OF ANY</text:p>
            <text:p>+ <text:s/>- KIND, either express or implied. <text:s/>See the License for</text:p>
            <text:p><text:s/>the</text:p>
            <text:p>+ <text:s/>- specific language governing permissions and limitations</text:p>
            <text:p>+ <text:s/>- under the License.</text:p>
            <text:p>+ <text:s/>--</text:p>
            <text:p>&gt;</text:p>
            <text:p>+</text:p>
            <text:p>+Parquet statistics definitions</text:p>
            <text:p>+===</text:p>
            <text:p>+This file contains the specification of all supported</text:p>
            <text:p><text:s/>encodings.</text:p>
            <text:p>+</text:p>
            <text:p>+### Bloom filter statistics</text:p>
            <text:p>+</text:p>
            <text:p>+Supported Types: INT32, INT64, INT96, BINARY, FLO</text:p>
            <text:p>AT, DOUBLE, BYTE_ARRAY</text:p>
            <text:p>+</text:p>
            <text:p>+The bloom filter is stored per row group which is used to filter some</text:p>
            <text:p><text:s/>blocks when reading the parquet file.</text:p>
            <text:p>+</text:p>
            <text:p>+#### Background for bloom filter</text:p>
            <text:p>+In short, bloom fil</text:p>
            <text:p>ter maintains a bit set which is set to 1 for all bits. Once one entry added to the filter, it </text:p>
            <text:p>will use the hash functions to set several bits to 1. Using thge same hash functions,</text:p>
            <text:p>+we can s</text:p>
            <text:p>ee if a new entry is already included checking all of the related bits value. If all of them ar</text:p>
            <text:p>e set to 1, it means this entry is already added, otherwise not.</text:p>
            <text:p>+In this way we can use the bl</text:p>
            <text:p>oom filter to skip some data in block level for parquet. From the Wikipedia, the definition of </text:p>
            <text:p>bloom filter is follown as:</text:p>
            <text:p>+```An empty Bloom filter is a bit array of m bits, all set to 0.</text:p>
            <text:p>+</text:p>
            <text:p>There must also be k different hash functions defined, each of which maps or hashes some set el</text:p>
            <text:p>ement to one of the m array positions with a uniform random distribution.```</text:p>
            <text:p>+To construct a bl</text:p>
            <text:p>oom filter, two parameters are required:</text:p>
            <text:p>+* _m_: Number of bits</text:p>
            <text:p>+* _k_: Number of hash function</text:p>
            <text:p/>
            <text:p>+These two parameters could be approximated by two other parameters (The formulas are availabl</text:p>
            <text:p>e in the [Wikipedia](https://en.wikipedia.org/wiki/Bloom_filter)):</text:p>
            <text:p>+</text:p>
            <text:p>+* _f_: abbreviation for f</text:p>
            <text:p>alse positive probability</text:p>
            <text:p>+* _n_: the number of elements stored in bloom filter</text:p>
            <text:p>+</text:p>
            <text:p>+### The stru</text:p>
            <text:p>cture of bloom filter in parquet-format</text:p>
            <text:p>+In the statistics, we have the following information f</text:p>
            <text:p>or bloom filter.</text:p>
            <text:p>+```</text:p>
            <text:p>+list&lt;i64&gt; bitSet: the bit set storing the generated bit values using add</text:p>
            <text:p>ed entries</text:p>
            <text:p>+i32 numBits; number of bit which is evaluated in the way discussed in the previous </text:p>
            <text:p>section</text:p>
            <text:p>+i32 numHashFunctions; number of hash functions to generate the bit from the encounteri</text:p>
            <text:p>ng entries</text:p>
            <text:p>+```</text:p>
            <text:p>+</text:p>
            <text:p>+#### Implementation of the bloom filter</text:p>
            <text:p>+Currently two bloom filter strategi</text:p>
            <text:p>es are supported. One is using two 32-bit hash functions and another is using all 128 bits of M</text:p>
            <text:p>urmur3 128 when hashing. The first one is mentioned in "Less Hashing, Same Performance: Buildin</text:p>
            <text:p>g a Better Bloom Filter" by Kirsch et.al. From abstract 'only two hash functions are necessary </text:p>
            <text:p>to effectively implement a Bloom filter without any loss in the asymptotic false positive proba</text:p>
            <text:p>bility' Lets split up 64-bit hashcode into two 32-bit hash codes and employ the technique menti</text:p>
            <text:p>oned in the above paper</text:p>
            <text:p>+</text:p>
            <text:p>+MurmurHash3 yields a 32-bit or 128-bit hash value. When using 128-bi</text:p>
            <text:p>ts, the x86 and x64 versions do not produce the same values, as the algorithms are optimized fo</text:p>
            <text:p>r their respective platforms according to [WIKIPEDIA](https://en.wikipedia.org/wiki/MurmurHash)</text:p>
            <text:p>.</text:p>
            <text:p>+</text:p>
            <text:p>+#### Build a bloom filter</text:p>
            <text:p>+To build a bloom filter, the number of expected entries number </text:p>
            <text:p>and FPP value are required.</text:p>
            <text:p>+FPP means false positive probability and the expected entries numb</text:p>
            <text:p>er means the number of values stored in bloom filter.</text:p>
            <text:p>+</text:p>
            <text:p>+#### How BloomFilter works in Parquet</text:p>
            <text:p/>
            <text:p>+The bloom filter is part of the statistics like Min/Max Statistics.</text:p>
            <text:p>+For EQ operation, it will</text:p>
            <text:p><text:s/>be checked if one entry is included in the row group.</text:p>
            <text:p>+If the number isn't within the range or</text:p>
            <text:p><text:s/>not include in the bloom filter, it will be dropped.</text:p>
            <text:p>+</text:p>
            <text:p>+#### Examples</text:p>
            <text:p>+Assume that 12, 14, 16 </text:p>
            <text:p>and 17 in one block. And in case of executing the statement `SELECT * FROM tble_name WHERE id &gt;</text:p>
            <text:p><text:s/>11 AND id &lt; 17` on the table `tble_name` defined in the structure `(id Int, value Int)`.</text:p>
            <text:p>+For </text:p>
            <text:p>Min/Max statistics, this block will not be skipped in the reader initial stage since it accepts</text:p>
            <text:p><text:s/>the Statistics filter.</text:p>
            <text:p>+With bloom filter enabled, this block will be dropped since the bit se</text:p>
            <text:p>t stored in the bloom stats doesn't have all bits 16 required.</text:p>
            <text:p>+</text:p>
            <text:p>+</text:p>
            <text:p>diff --git a/src/main/thrift</text:p>
            <text:p>/parquet.thrift b/src/main/thrift/parquet.thrift</text:p>
            <text:p>index 47812abc..d50d8fe7 100644</text:p>
            <text:p>--- a/src/main</text:p>
            <text:p>/thrift/parquet.thrift</text:p>
            <text:p>+++ b/src/main/thrift/parquet.thrift</text:p>
            <text:p>@@ -208,6 +208,30 @@ enum FieldRepe</text:p>
            <text:p>titionType {</text:p>
            <text:p><text:s text:c="3"/>REPEATED = 2;</text:p>
            <text:p><text:s/>}</text:p>
            <text:p><text:s/></text:p>
            <text:p>+enum BloomFilterStrategy{</text:p>
            <text:p>+ <text:s/>/**</text:p>
            <text:p>+ <text:s text:c="2"/>* See "Less Hashing, S</text:p>
            <text:p>ame Performance: Building a Better Bloom Filter" by Adam Kirsch and</text:p>
            <text:p>+ <text:s text:c="2"/>* Michael Mitzenmacher.</text:p>
            <text:p><text:s/>The paper argues that this trick doesn't significantly deteriorate the</text:p>
            <text:p>+ <text:s text:c="2"/>* performance of a </text:p>
            <text:p>Bloom filter (yet only needs two 32bit hash functions).</text:p>
            <text:p>+ <text:s text:c="2"/>*/</text:p>
            <text:p>+ <text:s/>MURMUR128_32 = 0;</text:p>
            <text:p>+</text:p>
            <text:p>+ <text:s/>/**</text:p>
            <text:p>+ </text:p>
            <text:p><text:s text:c="2"/>* This strategy uses all 128 bits of {@link Hashing#murmur3_128} when hashing. It looks</text:p>
            <text:p>+ <text:s text:c="2"/>*</text:p>
            <text:p><text:s/>different than the implementation in MURMUR128_MITZ_32 because we're avoiding the</text:p>
            <text:p>+ <text:s text:c="2"/>* multip</text:p>
            <text:p>lication in the loop and doing a (much simpler) += hash2. We're also changing the</text:p>
            <text:p>+ <text:s text:c="2"/>* index t</text:p>
            <text:p>o a positive number by AND'ing with Long.MAX_VALUE instead of flipping the bits.</text:p>
            <text:p>+ <text:s text:c="2"/>*/</text:p>
            <text:p>+ <text:s/>MURM</text:p>
            <text:p>UR128_64 = 1;</text:p>
            <text:p>+}</text:p>
            <text:p>+</text:p>
            <text:p>+struct BloomFilter{</text:p>
            <text:p>+ <text:s text:c="3"/>1: required binary bitSet;</text:p>
            <text:p>+ <text:s text:c="3"/>2: required i32 nu</text:p>
            <text:p>mBits;</text:p>
            <text:p>+ <text:s text:c="3"/>3: required i32 numHashFunctions;</text:p>
            <text:p>+ <text:s text:c="3"/>4: required BloomFilterStrategy bloomFilterS</text:p>
            <text:p>trategy;</text:p>
            <text:p>+}</text:p>
            <text:p>+</text:p>
            <text:p><text:s/>/**</text:p>
            <text:p><text:s text:c="2"/>* Statistics per row group and per page</text:p>
            <text:p><text:s text:c="2"/>* All fields are optional.</text:p>
            <text:p>@@ -2</text:p>
            <text:p>40,6 +264,7 @@ struct Statistics {</text:p>
            <text:p><text:s text:c="5"/>*/</text:p>
            <text:p><text:s text:c="4"/>5: optional binary max_value;</text:p>
            <text:p><text:s text:c="4"/>6: optional bi</text:p>
            <text:p>nary min_value;</text:p>
            <text:p>+ <text:s text:c="2"/>7: optional BloomFilter bloom_filter;</text:p>
            <text:p><text:s/>}</text:p>
            <text:p><text:s/></text:p>
            <text:p><text:s/>/**</text:p>
            <text:p/>
            <text:p/>
            <text:p><text:s/></text:p>
            <text:p/>
            <text:p>----------------------</text:p>
            <text:p>------------------------------------------</text:p>
            <text:p>This is an automated message from the Apache Git Ser</text:p>
            <text:p>vice.</text:p>
            <text:p>To respond to the message, please log on GitHub and use the</text:p>
            <text:p>URL above to go to the specif</text:p>
            <text:p>ic comment.</text:p>
            <text:p><text:s/></text:p>
            <text:p>For queries about this service, please contact Infrastructure at:</text:p>
            <text:p>users@infra.apa</text:p>
            <text:p>che.org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872878</text:p>
          </table:table-cell>
          <table:table-cell office:value-type="string">
            <text:p>[~rdblue], could you resolve this with the fix version "format-2.7.0"? I'm preparing release no</text:p>
            <text:p>tes, but I don't have the auths to resolve this ticke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0282</text:p>
          </table:table-cell>
          <table:table-cell office:value-type="string">
            <text:p>PARQUET-318</text:p>
          </table:table-cell>
          <table:table-cell office:value-type="string">
            <text:p>Remove unnecessary objectmapper from ParquetMetadat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060656</text:p>
          </table:table-cell>
          <table:table-cell office:value-type="string">
            <text:p>Merged #227. Thanks, Nezih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40281</text:p>
          </table:table-cell>
          <table:table-cell office:value-type="string">
            <text:p>PARQUET-317</text:p>
          </table:table-cell>
          <table:table-cell office:value-type="string">
            <text:p>writeMetaDataFile crashes when a relative root Path is use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99905</text:p>
          </table:table-cell>
          <table:table-cell office:value-type="string">
            <text:p>https://github.com/apache/parquet-mr/pull/22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02392</text:p>
          </table:table-cell>
          <table:table-cell office:value-type="string">
            <text:p>Merged #228. Thanks for fixing this, Stev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9919</text:p>
          </table:table-cell>
          <table:table-cell office:value-type="string">
            <text:p>PARQUET-316</text:p>
          </table:table-cell>
          <table:table-cell office:value-type="string">
            <text:p>Run.sh is broken in parquet-benchmark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08754</text:p>
          </table:table-cell>
          <table:table-cell office:value-type="string">
            <text:p>Merged Nezih's PR. Thanks for fixing thi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9600</text:p>
          </table:table-cell>
          <table:table-cell office:value-type="string">
            <text:p>PARQUET-315</text:p>
          </table:table-cell>
          <table:table-cell office:value-type="string">
            <text:p>Add PARQUET_1_0 and non-repeated data performance tests to parquet-benchmark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96368</text:p>
          </table:table-cell>
          <table:table-cell office:value-type="string">
            <text:p>Add link to pull request</text:p>
            <text:p>https://github.com/apache/parquet-mr/pull/2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9255</text:p>
          </table:table-cell>
          <table:table-cell office:value-type="string">
            <text:p>PARQUET-314</text:p>
          </table:table-cell>
          <table:table-cell office:value-type="string">
            <text:p>Fix broken equals implementation(s)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94036</text:p>
          </table:table-cell>
          <table:table-cell office:value-type="string">
            <text:p>https://github.com/apache/parquet-mr/pull/22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96519</text:p>
          </table:table-cell>
          <table:table-cell office:value-type="string">
            <text:p>Merged. Thanks for catching this and fixing it, [~nezihyigitbasi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9248</text:p>
          </table:table-cell>
          <table:table-cell office:value-type="string">
            <text:p>PARQUET-313</text:p>
          </table:table-cell>
          <table:table-cell office:value-type="string">
            <text:p>Implement 3 level list writing rule for Parquet-Thrif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9215</text:p>
          </table:table-cell>
          <table:table-cell office:value-type="string">
            <text:p>PARQUET-312</text:p>
          </table:table-cell>
          <table:table-cell office:value-type="string">
            <text:p>Version class is not generated</text:p>
          </table:table-cell>
          <table:table-cell table:number-columns-repeated="1021"/>
        </table:table-row>
        <table:table-row table:style-name="ro15">
          <table:table-cell table:number-columns-repeated="3"/>
          <table:table-cell office:value-type="string">
            <text:p>14593831</text:p>
          </table:table-cell>
          <table:table-cell office:value-type="string">
            <text:p>What I get after the build is</text:p>
            <text:p/>
            <text:p>{code:java|borderStyle=solid}</text:p>
            <text:p>(master) [/Users/nyigitbasi/other_</text:p>
            <text:p>workspace/parquet-mr] &gt;&gt; ll parquet-generator/src/main/java/org/apache/parquet/version/</text:p>
            <text:p>total 8</text:p>
            <text:p/>
            <text:p>-rw-r--r--+ 1 nyigitbasi 2119906183 1048 Jun 19 12:07 Generator.java</text:p>
            <text:p>-rw-r--r--+ 1 nyigitbasi </text:p>
            <text:p>2119906183 2616 Jun 19 12:07 VersionGenerator.java</text:p>
            <text:p>{code}</text:p>
            <text:p/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94099</text:p>
          </table:table-cell>
          <table:table-cell office:value-type="string">
            <text:p>[~nezihyigitbasi] the version file should be generated in {{./parquet-common/target/classes/org</text:p>
            <text:p>/apache/parquet}}. Could you check the same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94121</text:p>
          </table:table-cell>
          <table:table-cell office:value-type="string">
            <text:p>[~singhashish] you are right, my bad. My IDE was confusing me as `parquet-common/target/generat</text:p>
            <text:p>ed-src/` was not in the sources list. Thank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94124</text:p>
          </table:table-cell>
          <table:table-cell office:value-type="string">
            <text:p>Np. Glad I could help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9213</text:p>
          </table:table-cell>
          <table:table-cell office:value-type="string">
            <text:p>PARQUET-311</text:p>
          </table:table-cell>
          <table:table-cell office:value-type="string">
            <text:p>NPE when debug logging file metadat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93991</text:p>
          </table:table-cell>
          <table:table-cell office:value-type="string">
            <text:p>https://github.com/apache/parquet-mr/pull/2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96673</text:p>
          </table:table-cell>
          <table:table-cell office:value-type="string">
            <text:p>Merged #221. Thanks [~nezihyigitbasi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9035</text:p>
          </table:table-cell>
          <table:table-cell office:value-type="string">
            <text:p>PARQUET-310</text:p>
          </table:table-cell>
          <table:table-cell office:value-type="string">
            <text:p>ParquetMetadataConverter.java is too lo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96377</text:p>
          </table:table-cell>
          <table:table-cell office:value-type="string">
            <text:p>We should define its public API at the same time and make sure the packages line up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8365</text:p>
          </table:table-cell>
          <table:table-cell office:value-type="string">
            <text:p>PARQUET-309</text:p>
          </table:table-cell>
          <table:table-cell office:value-type="string">
            <text:p>Remove unnecessary compile dependency on parquet-generato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90840</text:p>
          </table:table-cell>
          <table:table-cell office:value-type="string">
            <text:p>Thanks [~k.shaposhnikov@gmail.com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8320</text:p>
          </table:table-cell>
          <table:table-cell office:value-type="string">
            <text:p>PARQUET-308</text:p>
          </table:table-cell>
          <table:table-cell office:value-type="string">
            <text:p>Add accessor to ParquetWriter to get current data siz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11205</text:p>
          </table:table-cell>
          <table:table-cell office:value-type="string">
            <text:p>Merged #212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7253</text:p>
          </table:table-cell>
          <table:table-cell office:value-type="string">
            <text:p>PARQUET-307</text:p>
          </table:table-cell>
          <table:table-cell office:value-type="string">
            <text:p>Parquet Thrift/Scrooge uses file schema as requested schema when projection is not specified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82642</text:p>
          </table:table-cell>
          <table:table-cell office:value-type="string">
            <text:p>I think this is fixed in the nested types pull request I put up that is still waiting for revie</text:p>
            <text:p>w. Maybe check there before working on thi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6613</text:p>
          </table:table-cell>
          <table:table-cell office:value-type="string">
            <text:p>PARQUET-306</text:p>
          </table:table-cell>
          <table:table-cell office:value-type="string">
            <text:p>Improve alignment between row groups and HDFS block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79618</text:p>
          </table:table-cell>
          <table:table-cell office:value-type="string">
            <text:p>The PR implements #1 and #3. HDFS-3689 isn't available ye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96899</text:p>
          </table:table-cell>
          <table:table-cell office:value-type="string">
            <text:p>Merged #211. Thanks for reviewing, Alex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6414</text:p>
          </table:table-cell>
          <table:table-cell office:value-type="string">
            <text:p>PARQUET-305</text:p>
          </table:table-cell>
          <table:table-cell office:value-type="string">
            <text:p>Logger instantiated for package org.apache.parquet may be GC-ed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5025794</text:p>
          </table:table-cell>
          <table:table-cell office:value-type="string">
            <text:p>We've talked for a while about moving to SLF4J so I went ahead and implemented that as a fix fo</text:p>
            <text:p>r this problem. That should make redirecting logs easier in general.</text:p>
            <text:p/>
            <text:p>We can always go with a s</text:p>
            <text:p>impler fix for the 1.9.0 release, but this seemed like a good excuse to get this don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47227</text:p>
          </table:table-cell>
          <table:table-cell office:value-type="string">
            <text:p>Merged #29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6355</text:p>
          </table:table-cell>
          <table:table-cell office:value-type="string">
            <text:p>PARQUET-304</text:p>
          </table:table-cell>
          <table:table-cell office:value-type="string">
            <text:p>Add an option for making requested schema case insensitive while read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78362</text:p>
          </table:table-cell>
          <table:table-cell office:value-type="string">
            <text:p>https://github.com/apache/parquet-mr/pull/2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4765</text:p>
          </table:table-cell>
          <table:table-cell office:value-type="string">
            <text:p>PARQUET-303</text:p>
          </table:table-cell>
          <table:table-cell office:value-type="string">
            <text:p>[Vectorized Reader] Add Testcases/Benchmarks for ParquetVectorizedRead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4764</text:p>
          </table:table-cell>
          <table:table-cell office:value-type="string">
            <text:p>PARQUET-302</text:p>
          </table:table-cell>
          <table:table-cell office:value-type="string">
            <text:p>[Vectorized Reader] Lazy Decoding in Vectorized Read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4763</text:p>
          </table:table-cell>
          <table:table-cell office:value-type="string">
            <text:p>PARQUET-301</text:p>
          </table:table-cell>
          <table:table-cell office:value-type="string">
            <text:p>[Vectorized Reader] Lazy Load in Vectorized Read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4762</text:p>
          </table:table-cell>
          <table:table-cell office:value-type="string">
            <text:p>PARQUET-300</text:p>
          </table:table-cell>
          <table:table-cell office:value-type="string">
            <text:p>[Vectorized Reader] Make sure all encodings work in Parquet Vectorized Read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92121</text:p>
          </table:table-cell>
          <table:table-cell office:value-type="string">
            <text:p>My latest PR already addresses this issue as the vector read path is encoding agnostic: <text:s/>https:</text:p>
            <text:p>//github.com/zhenxiao/incubator-parquet-mr/pull/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4760</text:p>
          </table:table-cell>
          <table:table-cell office:value-type="string">
            <text:p>PARQUET-299</text:p>
          </table:table-cell>
          <table:table-cell office:value-type="string">
            <text:p>[Vectorized Reader] ColumnVector length should be in terms of rows, not DataPag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76716</text:p>
          </table:table-cell>
          <table:table-cell office:value-type="string">
            <text:p>Hi [~zhenxiao], are you working on this? If not, may I dev some code and PR to your repo's vect</text:p>
            <text:p>or branch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77456</text:p>
          </table:table-cell>
          <table:table-cell office:value-type="string">
            <text:p>[~dongc] I have already implemented this, please take a look at other open jiras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580185</text:p>
          </table:table-cell>
          <table:table-cell office:value-type="string">
            <text:p>That's great. Thanks. When do you plan to PR or merge it to vector branch? </text:p>
            <text:p/>
            <text:p>I would like to up</text:p>
            <text:p>date HIVE side with this change, since current returned batch size is not default 1024, but a l</text:p>
            <text:p>ittle greater than it, cause by adding extra rows from the last {{DataPage}} in vectors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584171</text:p>
          </table:table-cell>
          <table:table-cell office:value-type="string">
            <text:p>[~dongc] aha I now got what you mean. You are right that currently it may return more than 1K r</text:p>
            <text:p>ows except for the last page of data. The problem is, a data page holds the data as a `BytesInp</text:p>
            <text:p>ut` and with that we cannot know the element boundaries without decoding the page. So to really</text:p>
            <text:p><text:s/>exactly load 1K rows we have to decode a page and only read as many rows as necessary, and thi</text:p>
            <text:p>s will incur some performance penalty due to decoding on the read path (and we have some plans </text:p>
            <text:p>to support lazy decoding so this also conflicts with that). I guess you better should handle th</text:p>
            <text:p>is at Hive side and keep an internal pointer in the vector that the vectorized reader returns, </text:p>
            <text:p>and after you read you only push exactly 1K rows to further stages of processing.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4588122</text:p>
          </table:table-cell>
          <table:table-cell office:value-type="string">
            <text:p>Thanks [~nezihyigitbasi], I will take a try on Hive side to handle this.</text:p>
            <text:p/>
            <text:p>If the rows size of v</text:p>
            <text:p>ector depends on the data pages and is not constant, I get a question about the array {{values}</text:p>
            <text:p>} in {{ColumnVector}}. For example, the {{int[] values}} in {{IntColumnVector}}, is initialized</text:p>
            <text:p><text:s/>with default size 1K. I guessed this array is designed to store decoded values if eager decodi</text:p>
            <text:p>ng. Since the actual rows numbers is always a litter bigger, how will we handle this? Resize it</text:p>
            <text:p><text:s/>to {{ColumnVector.numValues}}, or other thoughts?</text:p>
            <text:p/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88332</text:p>
          </table:table-cell>
          <table:table-cell office:value-type="string">
            <text:p>[~dongc] you are right that array size is fixed and that's an issue and we are still working on</text:p>
            <text:p><text:s/>sorting out these issues. Will keep you posted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92109</text:p>
          </table:table-cell>
          <table:table-cell office:value-type="string">
            <text:p>My latest changes include fix for this issue: https://github.com/zhenxiao/incubator-parquet-mr/</text:p>
            <text:p>pull/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4759</text:p>
          </table:table-cell>
          <table:table-cell office:value-type="string">
            <text:p>PARQUET-298</text:p>
          </table:table-cell>
          <table:table-cell office:value-type="string">
            <text:p>[Vectorized Reader] Support Complex Types (Map, Array, Struct) in Parquet Vectorized Read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92106</text:p>
          </table:table-cell>
          <table:table-cell office:value-type="string">
            <text:p>Added support for complex types with https://github.com/zhenxiao/incubator-parquet-mr/pull/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4562</text:p>
          </table:table-cell>
          <table:table-cell office:value-type="string">
            <text:p>PARQUET-297</text:p>
          </table:table-cell>
          <table:table-cell office:value-type="string">
            <text:p>created_by in file meta data doesn't contain parquet library vers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69057</text:p>
          </table:table-cell>
          <table:table-cell office:value-type="string">
            <text:p>https://github.com/apache/parquet-mr/pull/20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92752</text:p>
          </table:table-cell>
          <table:table-cell office:value-type="string">
            <text:p>Issue resolved by pull request 213</text:p>
            <text:p>[https://github.com/apache/parquet-mr/pull/213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92763</text:p>
          </table:table-cell>
          <table:table-cell office:value-type="string">
            <text:p>tests: https://github.com/apache/parquet-mr/pull/21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4411</text:p>
          </table:table-cell>
          <table:table-cell office:value-type="string">
            <text:p>PARQUET-296</text:p>
          </table:table-cell>
          <table:table-cell office:value-type="string">
            <text:p>Set master branch version back to 1.8.0-SNAPSHO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68183</text:p>
          </table:table-cell>
          <table:table-cell office:value-type="string">
            <text:p>Fixed in PR #206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23627</text:p>
          </table:table-cell>
          <table:table-cell office:value-type="string">
            <text:p>Looks like we aren't going to fix master and will just release to update the vers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3944</text:p>
          </table:table-cell>
          <table:table-cell office:value-type="string">
            <text:p>PARQUET-295</text:p>
          </table:table-cell>
          <table:table-cell office:value-type="string">
            <text:p>Filter predicate should be able to filter on columns not specified in projection pushdown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567624</text:p>
          </table:table-cell>
          <table:table-cell office:value-type="string">
            <text:p>Agreed,</text:p>
            <text:p>Also the field needed in the filter predicate that are not needed by the projection sho</text:p>
            <text:p>uld not be materialized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70090</text:p>
          </table:table-cell>
          <table:table-cell office:value-type="string">
            <text:p>agreed, we could even consider changing the order of the columns visited to visit the filter re</text:p>
            <text:p>lated columns fir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3890</text:p>
          </table:table-cell>
          <table:table-cell office:value-type="string">
            <text:p>PARQUET-294</text:p>
          </table:table-cell>
          <table:table-cell office:value-type="string">
            <text:p>NPE in ParquetInputFormat.getSplits when no .parquet files exis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65457</text:p>
          </table:table-cell>
          <table:table-cell office:value-type="string">
            <text:p>Running on parquet-hadoop-1.6.0rc3 which is what Spark 1.3.1 depends o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76258</text:p>
          </table:table-cell>
          <table:table-cell office:value-type="string">
            <text:p>Is this related to PARQUET-151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3528</text:p>
          </table:table-cell>
          <table:table-cell office:value-type="string">
            <text:p>PARQUET-293</text:p>
          </table:table-cell>
          <table:table-cell office:value-type="string">
            <text:p>ScalaReflectionException when trying to convert an RDD of Scrooge to a DataFram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63496</text:p>
          </table:table-cell>
          <table:table-cell office:value-type="string">
            <text:p>[~lian cheng], could you take a look at this? Seems like your area of expertise. Do you think t</text:p>
            <text:p>his should be a Spark issue instead of a Parquet issue?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4564332</text:p>
          </table:table-cell>
          <table:table-cell office:value-type="string">
            <text:p>Hm, it's possible. But the context is a little too vague to diagnose.</text:p>
            <text:p/>
            <text:p>[~zzztimbo] Could you pl</text:p>
            <text:p>ease provide more details? For example:</text:p>
            <text:p/>
            <text:p>- Spark version</text:p>
            <text:p>- Full exception stack trace</text:p>
            <text:p>- How you</text:p>
            <text:p>r Spark program interacts with Parquet? (I guess you were trying to save the Scrooge RDD as a P</text:p>
            <text:p>arquet file?)</text:p>
            <text:p>- It would be great if you can provide a snippet that reproduces this issu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5713</text:p>
          </table:table-cell>
          <table:table-cell office:value-type="string">
            <text:p>[~liancheng] I've updated the description. </text:p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>
            <text:p>14577242</text:p>
          </table:table-cell>
          <table:table-cell office:value-type="string">
            <text:p>Hey [~zzztimbo], thanks for the details and sorry for the late reply. Didn't got time to invest</text:p>
            <text:p>igate this issue last week. <text:s/>I tried to reproduce this issue by modifying the scrooge-maven-dem</text:p>
            <text:p>o comes with Scrooge (I was using the most recent master, Git commit hash: 59eb954f8f1bf091a6dd</text:p>
            <text:p>d6e6fb21219aff8cbcc5). <text:s/>The reason of this exception is that, the Scala code Scrooge generates </text:p>
            <text:p>is actually a trait extending {{Product}}:</text:p>
            <text:p>{code}</text:p>
            <text:p>trait Junk</text:p>
            <text:p><text:s text:c="2"/>extends ThriftStruct</text:p>
            <text:p><text:s text:c="2"/>with scal</text:p>
            <text:p>a.Product2[Long, String]</text:p>
            <text:p><text:s text:c="2"/>with java.io.Serializable</text:p>
            <text:p>{code}</text:p>
            <text:p>while Spark expects a case class, s</text:p>
            <text:p>omething like:</text:p>
            <text:p>{code}</text:p>
            <text:p>case class Junk(junkID: Long, junkString: String)</text:p>
            <text:p>{code}</text:p>
            <text:p>The key differen</text:p>
            <text:p>ce here is that the latter case class version has a constructor whose arguments can be transfor</text:p>
            <text:p>med into fields of the DataFrame schema. <text:s/>The exception was thrown because Spark can't find suc</text:p>
            <text:p>h a constructor from trait {{Junk}}.</text:p>
            <text:p/>
            <text:p>I think we can resolve this issue since it's an expected </text:p>
            <text:p>behavior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580243</text:p>
          </table:table-cell>
          <table:table-cell office:value-type="string">
            <text:p>Created SPARK-8288 to track this issue in the scope of Spark. A solution is also provided there</text:p>
            <text:p>.</text:p>
            <text:p/>
            <text:p>[~rdblue], I think it's OK to close this issue now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80868</text:p>
          </table:table-cell>
          <table:table-cell office:value-type="string">
            <text:p>Linking to the issue that replaces thi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80869</text:p>
          </table:table-cell>
          <table:table-cell office:value-type="string">
            <text:p>Closing as a duplicate. Please follow SPARK-8288 instea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3227</text:p>
          </table:table-cell>
          <table:table-cell office:value-type="string">
            <text:p>PARQUET-292</text:p>
          </table:table-cell>
          <table:table-cell office:value-type="string">
            <text:p>Release Parquet 1.8.0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61903</text:p>
          </table:table-cell>
          <table:table-cell office:value-type="string">
            <text:p>Adding PARQUET-251 as a blocker. We need to stop writing bad data and ignore the bad data we've</text:p>
            <text:p><text:s/>written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61905</text:p>
          </table:table-cell>
          <table:table-cell office:value-type="string">
            <text:p>Adding PARQUET-286, which is ready to merge. This is a behavior change that should happen along</text:p>
            <text:p><text:s/>with the new avro-reflect support. Both are guarded by a config propert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1909</text:p>
          </table:table-cell>
          <table:table-cell office:value-type="string">
            <text:p>Adding PARQUET-263, which has changes that went into the 1.7.0 release branch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61914</text:p>
          </table:table-cell>
          <table:table-cell office:value-type="string">
            <text:p>Might want to fix PARQUET-246. There's currently a PR for it: [#171|https://github.com/apache/p</text:p>
            <text:p>arquet-mr/pull/17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1920</text:p>
          </table:table-cell>
          <table:table-cell office:value-type="string">
            <text:p>Adding PARQUET-284, which is an easy bug fix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1927</text:p>
          </table:table-cell>
          <table:table-cell office:value-type="string">
            <text:p>Adding PARQUET-265 instead of PARQUET-263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1930</text:p>
          </table:table-cell>
          <table:table-cell office:value-type="string">
            <text:p>Adding PARQUET-264 because we should update the READM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61939</text:p>
          </table:table-cell>
          <table:table-cell office:value-type="string">
            <text:p>Updating PARQUET-246 to be a blocker. There's a PR with a write-side fix already, but we can't </text:p>
            <text:p>close the issue until we figure out how to read existing data. We should at least fix write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61951</text:p>
          </table:table-cell>
          <table:table-cell office:value-type="string">
            <text:p>Adding PARQUET-201, which was a bug fix pushed out for the 1.6.0 release. We don't have a very </text:p>
            <text:p>good reason to push it out this time, so I'm marking it as a blocke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08638</text:p>
          </table:table-cell>
          <table:table-cell office:value-type="string">
            <text:p>[~rdblue] Can we please get PARQUET-316 in for the 1.8 release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28784</text:p>
          </table:table-cell>
          <table:table-cell office:value-type="string">
            <text:p>Convenience binaries have made it to maven central and the source tarball is available in the m</text:p>
            <text:p>irrors: https://www.apache.org/dyn/closer.cgi/parquet/parquet-1.8.0/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3061</text:p>
          </table:table-cell>
          <table:table-cell office:value-type="string">
            <text:p>PARQUET-291</text:p>
          </table:table-cell>
          <table:table-cell office:value-type="string">
            <text:p>Difference between parquet-mr implementation and parquet-format documentation</text:p>
          </table:table-cell>
          <table:table-cell table:number-columns-repeated="1021"/>
        </table:table-row>
        <table:table-row table:style-name="ro14">
          <table:table-cell table:number-columns-repeated="3"/>
          <table:table-cell office:value-type="string">
            <text:p>14561159</text:p>
          </table:table-cell>
          <table:table-cell office:value-type="string">
            <text:p>It also looks like Impala got it almost right ;)</text:p>
            <text:p/>
            <text:p>In the file from parquet-compatibility projec</text:p>
            <text:p>t (</text:p>
            <text:p>https://github.com/Parquet/parquet-compatibility/blob/master/parquet-testdata/impala/1.1.1-</text:p>
            <text:p>NONE/nation.impala.parquet) *ColumnChunk.file_offset + 4* points to the serialized ColumnMetaDa</text:p>
            <text:p>ta. I assume +4 because of PAR1 at the beginning of the file.</text:p>
            <text:p/>
            <text:p>I guess both Impala and parquet-</text:p>
            <text:p>mr never read ColumnChunk.file_offset and do not use ColumnMetaData that is written after Colum</text:p>
            <text:p>nChunk data and always rely on optional ColumnMetaData from FileMetaData.</text:p>
            <text:p/>
            <text:p>It might be good ide</text:p>
            <text:p>a to update documentation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068604</text:p>
          </table:table-cell>
          <table:table-cell office:value-type="string">
            <text:p>As we discussed in the Parquet sync-up yesterday, these fields were added for a planned feature</text:p>
            <text:p><text:s/>that didn't get implemented. We should deprecate these fields. I will update parquet.thrift ac</text:p>
            <text:p>cordingly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133127</text:p>
          </table:table-cell>
          <table:table-cell office:value-type="string">
            <text:p>It turned out these fields were incorrectly assumed to be unused. Summary files still use them.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2811</text:p>
          </table:table-cell>
          <table:table-cell office:value-type="string">
            <text:p>PARQUET-290</text:p>
          </table:table-cell>
          <table:table-cell office:value-type="string">
            <text:p>Add Avro data model to the reader build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11242</text:p>
          </table:table-cell>
          <table:table-cell office:value-type="string">
            <text:p>Merged #204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2809</text:p>
          </table:table-cell>
          <table:table-cell office:value-type="string">
            <text:p>PARQUET-289</text:p>
          </table:table-cell>
          <table:table-cell office:value-type="string">
            <text:p>Allow object models to extend the ParquetReader build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611227</text:p>
          </table:table-cell>
          <table:table-cell office:value-type="string">
            <text:p>Merged #203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2806</text:p>
          </table:table-cell>
          <table:table-cell office:value-type="string">
            <text:p>PARQUET-288</text:p>
          </table:table-cell>
          <table:table-cell office:value-type="string">
            <text:p>Add dictionary support to Avro converter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559629</text:p>
          </table:table-cell>
          <table:table-cell office:value-type="string">
            <text:p>https://issues.apache.org/jira/browse/PARQUET-123</text:p>
            <text:p/>
            <text:p>There is already dictionary support in AvroI</text:p>
            <text:p>ndexedRecordReader. Which converter are referencing here? 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559826</text:p>
          </table:table-cell>
          <table:table-cell office:value-type="string">
            <text:p>[~massie], I noticed that only the String converter had dictionary support while working on PAR</text:p>
            <text:p>QUET-286 and extended that to other binary readers in [PR #201|https://github.com/apache/parque</text:p>
            <text:p>t-mr/pull/201]. This issue covers adding support in the other primitive type converters that ca</text:p>
            <text:p>n also benef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1257</text:p>
          </table:table-cell>
          <table:table-cell office:value-type="string">
            <text:p>PARQUET-287</text:p>
          </table:table-cell>
          <table:table-cell office:value-type="string">
            <text:p>Projecting unions in thrift causes TExceptions in deserializatoi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51691</text:p>
          </table:table-cell>
          <table:table-cell office:value-type="string">
            <text:p>Issue resolved by pull request 189</text:p>
            <text:p>[https://github.com/apache/parquet-mr/pull/18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0443</text:p>
          </table:table-cell>
          <table:table-cell office:value-type="string">
            <text:p>PARQUET-286</text:p>
          </table:table-cell>
          <table:table-cell office:value-type="string">
            <text:p>Avro object model should use Utf8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46928</text:p>
          </table:table-cell>
          <table:table-cell office:value-type="string">
            <text:p>Linking to reflect support. This should be added after that work goes in because it is a behavi</text:p>
            <text:p>or chang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73793</text:p>
          </table:table-cell>
          <table:table-cell office:value-type="string">
            <text:p>Mer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0368</text:p>
          </table:table-cell>
          <table:table-cell office:value-type="string">
            <text:p>PARQUET-285</text:p>
          </table:table-cell>
          <table:table-cell office:value-type="string">
            <text:p>Implement nested types write rules in parquet-avro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51342</text:p>
          </table:table-cell>
          <table:table-cell office:value-type="string">
            <text:p>Adding PR #198 with implementatio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8314</text:p>
          </table:table-cell>
          <table:table-cell office:value-type="string">
            <text:p>Merged #198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0138</text:p>
          </table:table-cell>
          <table:table-cell office:value-type="string">
            <text:p>PARQUET-284</text:p>
          </table:table-cell>
          <table:table-cell office:value-type="string">
            <text:p>Should use ConcurrentHashMap instead of HashMap in ParquetMetadataConver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545828</text:p>
          </table:table-cell>
          <table:table-cell office:value-type="string">
            <text:p>Looks like we should probably change that HashMap and make it static. The reason why it wasn't </text:p>
            <text:p>concurrent is that it is an instance field. But ParquetFileReader keeps a static ParquetMetadat</text:p>
            <text:p>aConverter around, assuming that it is thread-safe. At the same time, we should make sure the r</text:p>
            <text:p>est of the class is thread-safe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592873</text:p>
          </table:table-cell>
          <table:table-cell office:value-type="string">
            <text:p>How important is it to cache this state? Simply not cacheing this (and any other instance varia</text:p>
            <text:p>bles) will make this class thread safe / stateless.</text:p>
            <text:p/>
            <text:p>Or, how about using a ThreadLocal cache? D</text:p>
            <text:p>oes recomputing this per-thread ruin the performance gain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92925</text:p>
          </table:table-cell>
          <table:table-cell office:value-type="string">
            <text:p>Update: the cache was actually never being used as a cache... so I've removed the cacheing enti</text:p>
            <text:p>rely, and made this class stateless + static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592963</text:p>
          </table:table-cell>
          <table:table-cell office:value-type="string">
            <text:p>[~yanzt], I've sent a PR to clean up this class and remove it's use of a HashMap.</text:p>
            <text:p/>
            <text:p>However, I d</text:p>
            <text:p>on't think this was your root issue -- do you know how concurrent access to a HashMap could dea</text:p>
            <text:p>dlock? HashMap is not synchronized, so concurrent access probably doesn't involve locking (for </text:p>
            <text:p>dead lock) and would probably result in undefined return values / behavior or concurrent modifi</text:p>
            <text:p>cation exceptions.</text:p>
            <text:p/>
            <text:p>Or is there some way it can get into an infinite loop that you know of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92964</text:p>
          </table:table-cell>
          <table:table-cell office:value-type="string">
            <text:p>welp, I'm wrong: https://gist.github.com/rednaxelafx/1081908</text:p>
            <text:p>It can cause an infinite loop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94287</text:p>
          </table:table-cell>
          <table:table-cell office:value-type="string">
            <text:p>Thanks for the fix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94288</text:p>
          </table:table-cell>
          <table:table-cell office:value-type="string">
            <text:p>Thanks for the fix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00330</text:p>
          </table:table-cell>
          <table:table-cell office:value-type="string">
            <text:p>Issue resolved by pull request 220</text:p>
            <text:p>[https://github.com/apache/parquet-mr/pull/22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30097</text:p>
          </table:table-cell>
          <table:table-cell office:value-type="string">
            <text:p>PARQUET-283</text:p>
          </table:table-cell>
          <table:table-cell office:value-type="string">
            <text:p>Parquet-Thrift does not handle dropping values in a map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45112</text:p>
          </table:table-cell>
          <table:table-cell office:value-type="string">
            <text:p>https://github.com/apache/parquet-mr/pull/18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9798</text:p>
          </table:table-cell>
          <table:table-cell office:value-type="string">
            <text:p>PARQUET-282</text:p>
          </table:table-cell>
          <table:table-cell office:value-type="string">
            <text:p>OutOfMemoryError in job commit / ParquetMetadataConverter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543919</text:p>
          </table:table-cell>
          <table:table-cell office:value-type="string">
            <text:p>The commit happens on a single node, but you must have too much metadata to summarize in memory</text:p>
            <text:p>. You can add more memory, or turn off the summary metadata by setting {{parquet.enable.summary</text:p>
            <text:p>-metadata}} to {{true}} in your job configuratio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45022</text:p>
          </table:table-cell>
          <table:table-cell office:value-type="string">
            <text:p>OK, thanks for the reply. Would you know what setting can be used to increase the memory?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546030</text:p>
          </table:table-cell>
          <table:table-cell office:value-type="string">
            <text:p>you can set it as:</text:p>
            <text:p>-Dyarn.app.mapreduce.am.resource.mb=8192 </text:p>
            <text:p>-Dyarn.app.mapreduce.am.command-op</text:p>
            <text:p>ts=-Xmx8000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788297</text:p>
          </table:table-cell>
          <table:table-cell office:value-type="string">
            <text:p>This looks like not a problem from parquet-mr itself, let's close it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9481</text:p>
          </table:table-cell>
          <table:table-cell office:value-type="string">
            <text:p>PARQUET-281</text:p>
          </table:table-cell>
          <table:table-cell office:value-type="string">
            <text:p>Statistic and Filter need a mechanism to get customized comparator from high layer us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41555</text:p>
          </table:table-cell>
          <table:table-cell office:value-type="string">
            <text:p>Trying to find a way to add the comparator in column-level rather than Binary class.</text:p>
          </table:table-cell>
          <table:table-cell table:number-columns-repeated="1019"/>
        </table:table-row>
        <table:table-row table:style-name="ro42">
          <table:table-cell table:number-columns-repeated="3"/>
          <table:table-cell office:value-type="string">
            <text:p>14574129</text:p>
          </table:table-cell>
          <table:table-cell office:value-type="string">
            <text:p>Hi [~rdblue], as we discussed in HIVE-10254, here is some thoughts about adding a comparator at</text:p>
            <text:p><text:s/>column level rather than Binary class. Could you take a look if time is available? Thanks.</text:p>
            <text:p/>
            <text:p>Th</text:p>
            <text:p>e customized comparator will be injected and used in 3 parts: </text:p>
            <text:p>* generating blocks statistics w</text:p>
            <text:p>hen writing</text:p>
            <text:p>* filter blocks with predicate when reading</text:p>
            <text:p>* filter records with predicate when re</text:p>
            <text:p>ading</text:p>
            <text:p/>
            <text:p>1. Writing</text:p>
            <text:p>{{Statistics}} instance hold the data and is compared &amp; updated when writing </text:p>
            <text:p>a record. It is initialized in {{ColumnWriter}} inside Parquet and not exposed for Hive.</text:p>
            <text:p/>
            <text:p>In or</text:p>
            <text:p>der to transit the comparator from Hive to Parquet, how about we adding params (like {{parquet.</text:p>
            <text:p>customized.comparator.type}} and {{p.c.c.class}}) in conf or WriteContext.extraMetaData? Then a</text:p>
            <text:p>dd a delegated comparator in {{Statistic}}. {{Statistics}} could extract the param and instanti</text:p>
            <text:p>ate the comparator based on data type.</text:p>
            <text:p/>
            <text:p>2. Reading</text:p>
            <text:p>Methods like {{FilterApi.binaryColumn}} is e</text:p>
            <text:p>xposed so that we could pass the comparator from Hive. Then {{Operators.Column}} class should h</text:p>
            <text:p>ave an attribute to store the comparator.</text:p>
            <text:p/>
            <text:p>For filtering blocks, modify the {{visit}} methods i</text:p>
            <text:p>n {{StatisticsFilter}} to get the comparator through {{Column}} and use it if existed.</text:p>
            <text:p/>
            <text:p>For fit</text:p>
            <text:p>lering records, modify the {{update}} methods in {{IncrementallyUpdatedFilterPredicate.ValueIns</text:p>
            <text:p>pector}} (the impl is actually in {{IncrementallyUpdatedFilterPredicateGenerator}}) to get the </text:p>
            <text:p>comparator through {{Column}} and use it if existed.</text:p>
            <text:p/>
            <text:p>How does this sound?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4574831</text:p>
          </table:table-cell>
          <table:table-cell office:value-type="string">
            <text:p>bq. In order to transit the comparator from Hive to Parquet . . .</text:p>
            <text:p/>
            <text:p>There should be no need to p</text:p>
            <text:p>ass a comparator between Hive and Parquet. This would be completely inside of Parquet because P</text:p>
            <text:p>arquet defines the types and implements the predicates. That means that Parquet should be able </text:p>
            <text:p>to have a custom comparator for any type, determined by its logical type. For this, I would add</text:p>
            <text:p><text:s/>a `getComparator` method to the `Type`, but I'd like to hear what [~alexlevenson]'s opinion is</text:p>
            <text:p>.</text:p>
            <text:p/>
            <text:p>For example, UINT32 will need a custom comparator that sorts negative numbers after positive</text:p>
            <text:p><text:s/>ones because the sign bit isn't sign, it is data.</text:p>
            <text:p/>
            <text:p>When you can get a `Comparator` from the `T</text:p>
            <text:p>ype`, then you should be passing only the type and getting a comparator when it is needed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576697</text:p>
          </table:table-cell>
          <table:table-cell office:value-type="string">
            <text:p>Sounds good. Thanks [~rdblue].</text:p>
            <text:p/>
            <text:p>Last question is shall we need to consider the possibility that</text:p>
            <text:p><text:s/>user code and Parquet have different conversion for logical type and 'Type', such as Decimal &lt;</text:p>
            <text:p>-&gt; Binary?</text:p>
            <text:p>Maybe it will not happen, then Parquet can build the custom comparator inside for an</text:p>
            <text:p>y types based on their logical typ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77430</text:p>
          </table:table-cell>
          <table:table-cell office:value-type="string">
            <text:p>[~dongc], I'd prefer to keep the logical type representations separate from this. The Comparato</text:p>
            <text:p>r should work on the primitive type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6835065</text:p>
          </table:table-cell>
          <table:table-cell office:value-type="string">
            <text:p>Does this affect also `timestamp` and `string` logical data types? </text:p>
            <text:p>Those are also stored as `</text:p>
            <text:p>binary` / byte array in parquet.</text:p>
            <text:p/>
            <text:p>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9034</text:p>
          </table:table-cell>
          <table:table-cell office:value-type="string">
            <text:p>PARQUET-280</text:p>
          </table:table-cell>
          <table:table-cell office:value-type="string">
            <text:p>Please create a DOAP file for your TLP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542526</text:p>
          </table:table-cell>
          <table:table-cell office:value-type="string">
            <text:p>[~julienledem], I've posted the RDF file. Can you add it to the list from the submit directions</text:p>
            <text:p><text:s/>above? The URL is:</text:p>
            <text:p/>
            <text:p><text:s/>https://svn.apache.org/repos/asf/parquet/site/publish/doap_Parquet.rdf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4542544</text:p>
          </table:table-cell>
          <table:table-cell office:value-type="string">
            <text:p>{noformat}</text:p>
            <text:p>$ svn diff</text:p>
            <text:p>Index: files.xml</text:p>
            <text:p>========================================================</text:p>
            <text:p>===========</text:p>
            <text:p>--- files.xml<text:tab/>(revision 1679264)</text:p>
            <text:p>+++ files.xml<text:tab/>(working copy)</text:p>
            <text:p>@@ -198,6 +198,7 @@</text:p>
            <text:p><text:s/></text:p>
            <text:p><text:s text:c="2"/>&lt;location&gt;http://openoffice.apache.org/doap_openoffice.rdf&lt;/location&gt;</text:p>
            <text:p><text:s text:c="3"/>&lt;location&gt;http://svn</text:p>
            <text:p>.apache.org/repos/asf/openwebbeans/docs/doap_OpenWebBeans.rdf&lt;/location&gt;</text:p>
            <text:p><text:s text:c="3"/>&lt;location&gt;http://or</text:p>
            <text:p>c.apache.org/doap_orc.rdf&lt;/location&gt;</text:p>
            <text:p>+ <text:s/>&lt;location&gt;http://parquet.apache.org/doap_Parquet.rdf&lt;/l</text:p>
            <text:p>ocation&gt;</text:p>
            <text:p><text:s text:c="3"/>&lt;location&gt;http://svn.apache.org/repos/asf/pdfbox/trunk/doap_PDFBox.rdf&lt;/location&gt;</text:p>
            <text:p><text:s/></text:p>
            <text:p><text:s text:c="2"/>&lt;location&gt;http://svn.apache.org/repos/asf/perl/modperl/docs/trunk/doap_Perl.rdf&lt;/location&gt;</text:p>
            <text:p><text:s text:c="2"/></text:p>
            <text:p><text:s/>&lt;location&gt;http://svn.apache.org/repos/asf/phoenix/doap_phoenix.rdf&lt;/location&gt;</text:p>
            <text:p>$ svn ci -m "add</text:p>
            <text:p><text:s/>Parquet"</text:p>
            <text:p>Sending <text:s text:c="7"/>files.xml</text:p>
            <text:p>Transmitting file data .</text:p>
            <text:p>Committed revision 1679265.</text:p>
            <text:p>{noform</text:p>
            <text:p>at}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44548</text:p>
          </table:table-cell>
          <table:table-cell office:value-type="string">
            <text:p>Thanks, Julien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44607</text:p>
          </table:table-cell>
          <table:table-cell office:value-type="string">
            <text:p>Thank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8896</text:p>
          </table:table-cell>
          <table:table-cell office:value-type="string">
            <text:p>PARQUET-279</text:p>
          </table:table-cell>
          <table:table-cell office:value-type="string">
            <text:p>Check empty struct in the CompatibilityChecker util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8895</text:p>
          </table:table-cell>
          <table:table-cell office:value-type="string">
            <text:p>PARQUET-278</text:p>
          </table:table-cell>
          <table:table-cell office:value-type="string">
            <text:p>enforce non empty group on MessageType level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538512</text:p>
          </table:table-cell>
          <table:table-cell office:value-type="string">
            <text:p>What about deprecating the Type constructors in favor of the builders? We already do this kind </text:p>
            <text:p>of check there: https://github.com/apache/parquet-mr/blob/master/parquet-column/src/main/java/o</text:p>
            <text:p>rg/apache/parquet/schema/Types.java#L554</text:p>
          </table:table-cell>
          <table:table-cell table:number-columns-repeated="1019"/>
        </table:table-row>
        <table:table-row table:style-name="ro46">
          <table:table-cell table:number-columns-repeated="3"/>
          <table:table-cell office:value-type="string">
            <text:p>14546168</text:p>
          </table:table-cell>
          <table:table-cell office:value-type="string">
            <text:p>It's good to double check empty fields in the constructor of GroupType.</text:p>
            <text:p>Even if we make the con</text:p>
            <text:p>structor non public, the fluent builder api still calls it.</text:p>
            <text:p/>
            <text:p>Migrating to using the builder API</text:p>
            <text:p><text:s/>could be in another separate PR.</text:p>
            <text:p/>
            <text:p>Also not sure if</text:p>
            <text:p/>
            <text:p>Types.buildMessage()</text:p>
            <text:p><text:s text:c="7"/>.required(INT6</text:p>
            <text:p>4).named("DocId")</text:p>
            <text:p><text:s text:c="6"/>.optionalGroup()</text:p>
            <text:p><text:s text:c="6"/>.repeated(INT64).named("Backward")</text:p>
            <text:p><text:s text:c="6"/>.repeat</text:p>
            <text:p>ed(INT64).named("Forward")</text:p>
            <text:p><text:s text:c="6"/>.named("Links")</text:p>
            <text:p><text:s text:c="6"/>.repeatedGroup()</text:p>
            <text:p><text:s text:c="6"/>.repeatedGroup()</text:p>
            <text:p/>
            <text:p><text:s text:c="6"/>.required(BINARY).named("Code")</text:p>
            <text:p><text:s text:c="6"/>.optional(BINARY).named("Country")</text:p>
            <text:p><text:s text:c="6"/>.named("La</text:p>
            <text:p>nguage")</text:p>
            <text:p><text:s text:c="6"/>.optional(BINARY).named("Url")</text:p>
            <text:p><text:s text:c="6"/>.named("Name")</text:p>
            <text:p><text:s text:c="6"/>.named("Document");</text:p>
            <text:p/>
            <text:p>r</text:p>
            <text:p>eally looks better than the constructor API in terms of readability since parquet schema is a n</text:p>
            <text:p>ested structure, but the fluentAPI needs manually indentation to reflect the nested structure. </text:p>
            <text:p>The constructor based API is simple and clear, does its job nicely which is constructing object</text:p>
            <text:p>s and IDE can indent it pretty well.</text:p>
            <text:p/>
            <text:p>new MessageType("Document",</text:p>
            <text:p><text:s text:c="10"/>new PrimitiveType(R</text:p>
            <text:p>EQUIRED, INT64, "DocId"),</text:p>
            <text:p><text:s text:c="10"/>new GroupType(OPTIONAL, "Links",</text:p>
            <text:p><text:s text:c="14"/>new Primitiv</text:p>
            <text:p>eType(REPEATED, INT64, "Backward"),</text:p>
            <text:p><text:s text:c="14"/>new PrimitiveType(REPEATED, INT64, "Forward")</text:p>
            <text:p/>
            <text:p><text:s text:c="14"/>),</text:p>
            <text:p><text:s text:c="10"/>new GroupType(REPEATED, "Name",</text:p>
            <text:p><text:s text:c="14"/>new GroupType(REPEATE</text:p>
            <text:p>D, "Language",</text:p>
            <text:p><text:s text:c="18"/>new PrimitiveType(REQUIRED, BINARY, "Code"),</text:p>
            <text:p><text:s text:c="17"/></text:p>
            <text:p><text:s/>new PrimitiveType(OPTIONAL, BINARY, "Country")),</text:p>
            <text:p><text:s text:c="14"/>new PrimitiveType(OPTIONAL, BIN</text:p>
            <text:p>ARY, "Url")));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4546178</text:p>
          </table:table-cell>
          <table:table-cell office:value-type="string">
            <text:p>We could actually change the fluentAPI to be more clear about showing the nested structure. lik</text:p>
            <text:p>e:</text:p>
            <text:p/>
            <text:p/>
            <text:p>message("myMessage").with(</text:p>
            <text:p><text:s text:c="2"/>group("firstGroup").with(</text:p>
            <text:p><text:s text:c="5"/>primitive("age").type("INT").o</text:p>
            <text:p>ptional()</text:p>
            <text:p><text:s text:c="2"/>)</text:p>
            <text:p>)</text:p>
            <text:p/>
            <text:p>Instead of building an API that chains everything together, I prefer an DSL th</text:p>
            <text:p>at actually look s more like the real structured schem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46294</text:p>
          </table:table-cell>
          <table:table-cell office:value-type="string">
            <text:p>[~tianshuo], I'm fine changing the API a bit, but using the constructors doesn't help ensure ty</text:p>
            <text:p>pes are valid. That's the primary reason for moving to the Types API, whatever it ends up looki</text:p>
            <text:p>ng like.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4548336</text:p>
          </table:table-cell>
          <table:table-cell office:value-type="string">
            <text:p>Not sure what you mean by "using constructors doesn't help ensure types are valid". With the fl</text:p>
            <text:p>uentAPI, you do the check in the builder, with constructors, you put the check in the construct</text:p>
            <text:p>or. I don't see in the case of constructing a MessageType, what can be done in the builder can </text:p>
            <text:p>not be done in the constructor.</text:p>
            <text:p/>
            <text:p>The goal is to construct a tree(nested) MessageType object, IM</text:p>
            <text:p>O, the things that matters are:</text:p>
            <text:p>1. Prefer API to reflect the structure of the schema being cons</text:p>
            <text:p>tructed</text:p>
            <text:p>2. The simpler the better</text:p>
            <text:p/>
            <text:p>No strong opinion on doing it on builders or constructors th</text:p>
            <text:p>ough, but prefer simplicity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48405</text:p>
          </table:table-cell>
          <table:table-cell office:value-type="string">
            <text:p>It's just more difficult to maintain validations in the constructors and we don't want to maint</text:p>
            <text:p>ain them in two places. Plus, a builder can do a better job with the API over time. Constructor</text:p>
            <text:p>s have to be deprecated and replaced.</text:p>
          </table:table-cell>
          <table:table-cell table:number-columns-repeated="1019"/>
        </table:table-row>
        <table:table-row table:style-name="ro56">
          <table:table-cell table:number-columns-repeated="3"/>
          <table:table-cell office:value-type="string">
            <text:p>16352822</text:p>
          </table:table-cell>
          <table:table-cell office:value-type="string">
            <text:p>GitHub user vdiravka opened a pull request:</text:p>
            <text:p/>
            <text:p><text:s text:c="4"/>https://github.com/apache/drill/pull/1111</text:p>
            <text:p/>
            <text:p><text:s text:c="3"/></text:p>
            <text:p><text:s/>Upgrade drill-hive libraries to 2.1.1 version.</text:p>
            <text:p/>
            <text:p><text:s text:c="4"/>Updating hive properties for tests and res</text:p>
            <text:p>olving dependencies and API conflicts:</text:p>
            <text:p><text:s text:c="4"/></text:p>
            <text:p><text:s text:c="4"/>* Allowing of using Hive's own calcite-core a</text:p>
            <text:p>nd avatica versions by hive-exec.</text:p>
            <text:p><text:s text:c="4"/>Calcite version is removed from root POM Dependency Mana</text:p>
            <text:p>gement</text:p>
            <text:p><text:s text:c="4"/>* Fix for "hive.metastore.schema.verification", MetaException(message:</text:p>
            <text:p><text:s text:c="4"/>Version</text:p>
            <text:p><text:s/>information not found in metastore)</text:p>
            <text:p><text:s text:c="4"/>https://cwiki.apache.org/confluence/display/Hive/Hive</text:p>
            <text:p>+Schema+Tool</text:p>
            <text:p><text:s text:c="4"/>METASTORE_SCHEMA_VERIFICATION="false" property is added</text:p>
            <text:p><text:s text:c="4"/>* Fix JSONExcept</text:p>
            <text:p>ion class is not found (excluded banned org.json dependency)</text:p>
            <text:p><text:s text:c="4"/>* Added METASTORE_AUTO_CREATE</text:p>
            <text:p>_ALL="true", properties to tests, because some additional</text:p>
            <text:p><text:s text:c="4"/>tables are necessary in Hive met</text:p>
            <text:p>astore</text:p>
            <text:p><text:s text:c="4"/>* Disabling calcite CBO for (Hive's CalcitePlanner) for tests, because it is in con</text:p>
            <text:p>flict</text:p>
            <text:p><text:s text:c="4"/>with Drill's Calcite version for Drill unit tests. HIVE_CBO_ENABLED="false" property</text:p>
            <text:p/>
            <text:p><text:s text:c="4"/>* jackson and parquet libraries are relocated in hive-exec-shade module</text:p>
            <text:p><text:s text:c="4"/>* org.apache</text:p>
            <text:p>.parquet:parquet-column Drill version is added to "hive-exec" to</text:p>
            <text:p><text:s text:c="4"/>allow of using Parquet em</text:p>
            <text:p>pty group on MessageType level (PARQUET-278)</text:p>
            <text:p><text:s text:c="4"/>* Removing of commons-codec exclusion from hi</text:p>
            <text:p>ve core. This dependency is</text:p>
            <text:p><text:s text:c="4"/>necessary for hive-exec and hive-metastore.</text:p>
            <text:p><text:s text:c="4"/>* Setting Hiv</text:p>
            <text:p>e's internal properties for transactional scan:</text:p>
            <text:p><text:s text:c="4"/>HiveConf.HIVE_TRANSACTIONAL_TABLE_SCAN and</text:p>
            <text:p><text:s/>for schema evolution: HiveConf.HIVE_SCHEMA_EVOLUTION,</text:p>
            <text:p><text:s text:c="4"/>IOConstants.SCHEMA_EVOLUTION_COLUMN</text:p>
            <text:p>S, IOConstants.SCHEMA_EVOLUTION_COLUMNS_TYPES</text:p>
            <text:p/>
            <text:p>You can merge this pull request into a Git repos</text:p>
            <text:p>itory by running:</text:p>
            <text:p/>
            <text:p><text:s text:c="4"/>$ git pull https://github.com/vdiravka/drill DRILL-5978</text:p>
            <text:p/>
            <text:p>Alternatively y</text:p>
            <text:p>ou can review and apply these changes as the patch at:</text:p>
            <text:p/>
            <text:p><text:s text:c="4"/>https://github.com/apache/drill/pul</text:p>
            <text:p>l/1111.patch</text:p>
            <text:p/>
            <text:p>To close this pull request, make a commit to your master/trunk branch</text:p>
            <text:p>with (at le</text:p>
            <text:p>ast) the following in the commit message:</text:p>
            <text:p/>
            <text:p><text:s text:c="4"/>This closes #1111</text:p>
            <text:p><text:s text:c="4"/></text:p>
            <text:p>----</text:p>
            <text:p>commit 476c44cce7a38</text:p>
            <text:p>ff818c5e328e3db61773bab18a3</text:p>
            <text:p>Author: Vitalii Diravka &lt;vitalii.diravka@...&gt;</text:p>
            <text:p>Date: <text:s text:c="2"/>2017-11-13T16</text:p>
            <text:p>:04:03Z</text:p>
            <text:p/>
            <text:p><text:s text:c="4"/>Upgrade drill-hive libraries to 2.1.1 version.</text:p>
            <text:p><text:s text:c="4"/></text:p>
            <text:p><text:s text:c="4"/>Updating hive properties f</text:p>
            <text:p>or tests and resolving dependencies and API conflicts:</text:p>
            <text:p><text:s text:c="4"/>* Allowing of using Hive's own calci</text:p>
            <text:p>te-core and avatica versions by hive-exec.</text:p>
            <text:p><text:s text:c="4"/>Calcite version is removed from root POM Depende</text:p>
            <text:p>ncy Management</text:p>
            <text:p><text:s text:c="4"/>* Fix for "hive.metastore.schema.verification", MetaException(message:</text:p>
            <text:p><text:s text:c="4"/>V</text:p>
            <text:p>ersion information not found in metastore)</text:p>
            <text:p><text:s text:c="4"/>https://cwiki.apache.org/confluence/display/Hive</text:p>
            <text:p>/Hive+Schema+Tool</text:p>
            <text:p><text:s text:c="4"/>METASTORE_SCHEMA_VERIFICATION="false" property is added</text:p>
            <text:p><text:s text:c="4"/>* Fix JSONExc</text:p>
            <text:p>eption class is not found (excluded banned org.json dependency)</text:p>
            <text:p><text:s text:c="4"/>* Added METASTORE_AUTO_CREA</text:p>
            <text:p>TE_ALL="true", properties to tests, because some additional</text:p>
            <text:p><text:s text:c="4"/>tables are necessary in Hive me</text:p>
            <text:p>tastore</text:p>
            <text:p><text:s text:c="4"/>* Disabling calcite CBO for (Hive's CalcitePlanner) for tests, because it is in con</text:p>
            <text:p>flict</text:p>
            <text:p><text:s text:c="4"/>with Drill's Calcite version for Drill unit tests. HIVE_CBO_ENABLED="false" property</text:p>
            <text:p/>
            <text:p><text:s text:c="4"/>* jackson and parquet libraries are relocated in hive-exec-shade module</text:p>
            <text:p><text:s text:c="4"/>* org.apache.pa</text:p>
            <text:p>rquet:parquet-column Drill version is added to "hive-exec" to</text:p>
            <text:p><text:s text:c="4"/>allow of using Parquet empty </text:p>
            <text:p>group on MessageType level (PARQUET-278)</text:p>
            <text:p><text:s text:c="4"/>* Removing of commons-codec exclusion from hive co</text:p>
            <text:p>re. This dependency is</text:p>
            <text:p><text:s text:c="4"/>necessary for hive-exec and hive-metastore.</text:p>
            <text:p><text:s text:c="4"/>* Setting Hive's int</text:p>
            <text:p>ernal properties for transactional scan:</text:p>
            <text:p><text:s text:c="4"/>HiveConf.HIVE_TRANSACTIONAL_TABLE_SCAN and for sch</text:p>
            <text:p>ema evolution: HiveConf.HIVE_SCHEMA_EVOLUTION,</text:p>
            <text:p><text:s text:c="4"/>IOConstants.SCHEMA_EVOLUTION_COLUMNS, IOCons</text:p>
            <text:p>tants.SCHEMA_EVOLUTION_COLUMNS_TYPES</text:p>
            <text:p/>
            <text:p>----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8271</text:p>
          </table:table-cell>
          <table:table-cell office:value-type="string">
            <text:p>PARQUET-277</text:p>
          </table:table-cell>
          <table:table-cell office:value-type="string">
            <text:p>Remove boost dependency</text:p>
          </table:table-cell>
          <table:table-cell table:number-columns-repeated="1021"/>
        </table:table-row>
        <table:table-row table:style-name="ro23">
          <table:table-cell table:number-columns-repeated="3"/>
          <table:table-cell office:value-type="string">
            <text:p>14534713</text:p>
          </table:table-cell>
          <table:table-cell office:value-type="string">
            <text:p>I don't think we can remove the boost dependency entirely as we depend on thrift. <text:s/>Thrift still</text:p>
            <text:p><text:s/>requires boost even in the most recent release. <text:s/>It looks like they have a issue tracking c\+\</text:p>
            <text:p>+11 conversion but that it isn't a top priority for core developers, <text:s/>[THRIFT-2242|https://issu</text:p>
            <text:p>es.apache.org/jira/browse/THRIFT-2242].</text:p>
            <text:p/>
            <text:p>However, I agree that the parquet-cpp library proper w</text:p>
            <text:p>ould do well to replace as much boost with c\+\+11 as possible. <text:s/>I too think it would make the </text:p>
            <text:p>library much nicer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42287</text:p>
          </table:table-cell>
          <table:table-cell office:value-type="string">
            <text:p>[~nongli] comments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42328</text:p>
          </table:table-cell>
          <table:table-cell office:value-type="string">
            <text:p>Yea, I think this is a good idea. We should use standard libraries over external libraries wher</text:p>
            <text:p>e possible. I think we have some patches that are going towards this direction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07419</text:p>
          </table:table-cell>
          <table:table-cell office:value-type="string">
            <text:p>With PARQUET-416 we are now on C++11 and the only boost dependency are Thrift APIs that use boo</text:p>
            <text:p>st::shared_ptr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134418</text:p>
          </table:table-cell>
          <table:table-cell office:value-type="string">
            <text:p>[~nongli] I don't think it's possible to remove boost as a build dependency for libparquet beca</text:p>
            <text:p>use of Thrift, but we should absolutely prevent boost from being included in the public API hea</text:p>
            <text:p>ders. Are you comfortable reducing the scope of this issue to that? I can take care of both thi</text:p>
            <text:p>s and PARQUET-446 in a single patch. Not having to find and include Thrift and Boost in downstr</text:p>
            <text:p>eam projects will help me a lot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47926</text:p>
          </table:table-cell>
          <table:table-cell office:value-type="string">
            <text:p>Resolved by https://github.com/apache/parquet-cpp/pull/4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8056</text:p>
          </table:table-cell>
          <table:table-cell office:value-type="string">
            <text:p>PARQUET-276</text:p>
          </table:table-cell>
          <table:table-cell office:value-type="string">
            <text:p>Updates CONTRIBUTING file with new repo info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33403</text:p>
          </table:table-cell>
          <table:table-cell office:value-type="string">
            <text:p>Issue resolved by pull request 193</text:p>
            <text:p>[https://github.com/apache/parquet-mr/pull/19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7806</text:p>
          </table:table-cell>
          <table:table-cell office:value-type="string">
            <text:p>PARQUET-275</text:p>
          </table:table-cell>
          <table:table-cell office:value-type="string">
            <text:p>It should not be possible to project away columns of a key in a map in parquet-thrif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33427</text:p>
          </table:table-cell>
          <table:table-cell office:value-type="string">
            <text:p>For that matter, projecting in sets shouldn't be allowed either..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33429</text:p>
          </table:table-cell>
          <table:table-cell office:value-type="string">
            <text:p>[~julienledem] [~tianshuo] what do you think?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533432</text:p>
          </table:table-cell>
          <table:table-cell office:value-type="string">
            <text:p>It *could* work for a set, if the user understands what they're doing, eg:</text:p>
            <text:p/>
            <text:p>projecting a Set[Us</text:p>
            <text:p>er] down to say, Set[User.country], would yield a (smaller) set of the unique countries in the </text:p>
            <text:p>original Se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33435</text:p>
          </table:table-cell>
          <table:table-cell office:value-type="string">
            <text:p>thought the types would still be weird, eg Set[User], one per unique country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533981</text:p>
          </table:table-cell>
          <table:table-cell office:value-type="string">
            <text:p>Looks like I even documented that the key can't be partially projected here: https://github.com</text:p>
            <text:p>/apache/parquet-mr/blame/b8aae90d333094da4afd65ad5f5eb13854811f28/parquet_cascading.md#L115</text:p>
            <text:p/>
            <text:p>bu</text:p>
            <text:p>t it's not enforced. I'm going to include this fix in https://github.com/apache/parquet-mr/pull</text:p>
            <text:p>/18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38869</text:p>
          </table:table-cell>
          <table:table-cell office:value-type="string">
            <text:p>agree that the user should not be able to project out part of the key</text:p>
          </table:table-cell>
          <table:table-cell table:number-columns-repeated="1019"/>
        </table:table-row>
        <table:table-row table:style-name="ro57">
          <table:table-cell table:number-columns-repeated="3"/>
          <table:table-cell office:value-type="string">
            <text:p>14542270</text:p>
          </table:table-cell>
          <table:table-cell office:value-type="string">
            <text:p>Projecting inside a set should not change the number of elements in the set.</text:p>
            <text:p>When projecting, w</text:p>
            <text:p>e just mean that we are not going to access the other fields, but that does not change the data</text:p>
            <text:p><text:s/>content.</text:p>
            <text:p>It is an optimization for not loading the data that we are not going to access.</text:p>
            <text:p/>
            <text:p>In t</text:p>
            <text:p>he case of the Map api, you would be able to list entries when part of the key is projected but</text:p>
            <text:p><text:s/>you would not be able to get something by key obviously as that requires having the entire key</text:p>
            <text:p>.</text:p>
            <text:p>same thing for a set, you would not be able to use add or contains but you would be able to i</text:p>
            <text:p>terate and access the fields that are not projected out.</text:p>
            <text:p/>
            <text:p>But to support this in parquet-thrift</text:p>
            <text:p><text:s/>we need to be able to use our own implementation of Set or Map so the current implementation w</text:p>
            <text:p>ould have to change.</text:p>
            <text:p>{noformat}</text:p>
            <text:p>class ProjectedSet extends Set {</text:p>
            <text:p><text:s text:c="2"/>add() { throw ...}</text:p>
            <text:p><text:s text:c="2"/>contain</text:p>
            <text:p>s() { throw ...}</text:p>
            <text:p><text:s text:c="2"/>iterator() { return iterator }</text:p>
            <text:p>}</text:p>
            <text:p>class ProjectedMap extends Map {</text:p>
            <text:p><text:s text:c="3"/>put() {</text:p>
            <text:p><text:s/>throw ...}</text:p>
            <text:p><text:s text:c="2"/>contains() { throw ...}</text:p>
            <text:p><text:s text:c="2"/>get() { throw ...} // if keys are partially projected, </text:p>
            <text:p>otherwise its ok</text:p>
            <text:p><text:s text:c="2"/>entries() { return entries }</text:p>
            <text:p>}</text:p>
            <text:p>{noformat}</text:p>
            <text:p>as a short term solution, restrict</text:p>
            <text:p>ing projection or just adding back columns in those cases seems reasonable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545109</text:p>
          </table:table-cell>
          <table:table-cell office:value-type="string">
            <text:p>Yeah so, the way I'd rather deal with that is for us to stop returning thrift objects, and inst</text:p>
            <text:p>ead return something with a schema that matches the projection. In the case of maps + sets, we </text:p>
            <text:p>would instead return lists.</text:p>
            <text:p/>
            <text:p>Returning sets that can blow up when used as a set doesn't seem gr</text:p>
            <text:p>eat, but yes it could work. The more we do things like this though the more I feel that it'd be</text:p>
            <text:p><text:s/>better to return a different kind of object other than thrif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7777</text:p>
          </table:table-cell>
          <table:table-cell office:value-type="string">
            <text:p>PARQUET-274</text:p>
          </table:table-cell>
          <table:table-cell office:value-type="string">
            <text:p>Updates URLs to link against the apache user instead of Parquet on githu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46082</text:p>
          </table:table-cell>
          <table:table-cell office:value-type="string">
            <text:p>Merged #192. Thanks for fixing this, B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7767</text:p>
          </table:table-cell>
          <table:table-cell office:value-type="string">
            <text:p>PARQUET-273</text:p>
          </table:table-cell>
          <table:table-cell office:value-type="string">
            <text:p>should remove usage of ReflectiveOperationException to support java6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6760213</text:p>
          </table:table-cell>
          <table:table-cell office:value-type="string">
            <text:p>Java8 is the minimu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7734</text:p>
          </table:table-cell>
          <table:table-cell office:value-type="string">
            <text:p>PARQUET-272</text:p>
          </table:table-cell>
          <table:table-cell office:value-type="string">
            <text:p>Updates docs decscription to match data model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31679</text:p>
          </table:table-cell>
          <table:table-cell office:value-type="string">
            <text:p>Issue resolved by pull request 190</text:p>
            <text:p>[https://github.com/apache/parquet-mr/pull/19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6130</text:p>
          </table:table-cell>
          <table:table-cell office:value-type="string">
            <text:p>PARQUET-271</text:p>
          </table:table-cell>
          <table:table-cell office:value-type="string">
            <text:p>Fix -jar switch in parquet-tools exampl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20648</text:p>
          </table:table-cell>
          <table:table-cell office:value-type="string">
            <text:p>Thanks, Brett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6128</text:p>
          </table:table-cell>
          <table:table-cell office:value-type="string">
            <text:p>PARQUET-270</text:p>
          </table:table-cell>
          <table:table-cell office:value-type="string">
            <text:p>Add legend to parquet-tools readme.m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20646</text:p>
          </table:table-cell>
          <table:table-cell office:value-type="string">
            <text:p>Thanks Brett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6113</text:p>
          </table:table-cell>
          <table:table-cell office:value-type="string">
            <text:p>PARQUET-269</text:p>
          </table:table-cell>
          <table:table-cell office:value-type="string">
            <text:p>Restore scrooge-maven-plugin to 3.17.0 or greater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520249</text:p>
          </table:table-cell>
          <table:table-cell office:value-type="string">
            <text:p>Both 3.17 and 3.18 had issues (3.17 depended on a snapshot that was deleted from maven central,</text:p>
            <text:p><text:s/>3.18 had a configuration parsing issue). So we downgraded to 3.16.3, but soon as a working ver</text:p>
            <text:p>sion is released we should upgrad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20621</text:p>
          </table:table-cell>
          <table:table-cell office:value-type="string">
            <text:p>Make sure to remove the ignores in parquet-scrooge/src/test/java/org/apache/parquet/scrooge/Scr</text:p>
            <text:p>oogeStructConverterTest.java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22519</text:p>
          </table:table-cell>
          <table:table-cell office:value-type="string">
            <text:p>Issue resolved by pull request 188</text:p>
            <text:p>[https://github.com/apache/parquet-mr/pull/18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6082</text:p>
          </table:table-cell>
          <table:table-cell office:value-type="string">
            <text:p>PARQUET-268</text:p>
          </table:table-cell>
          <table:table-cell office:value-type="string">
            <text:p>Build is failing with parquet-scrooge errors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20078</text:p>
          </table:table-cell>
          <table:table-cell office:value-type="string">
            <text:p>Fixed in #187. Had to downgrade the plugin dependency version to 3.16.0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20236</text:p>
          </table:table-cell>
          <table:table-cell office:value-type="string">
            <text:p>Looks like you beat me to it, I was doing the same thing. The scrooge folks are working on a fi</text:p>
            <text:p>x so we can roll forward once that's ou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20515</text:p>
          </table:table-cell>
          <table:table-cell office:value-type="string">
            <text:p>Looks like downgrading won't work for us.</text:p>
            <text:p>Spoke with the scrooge folks and they are working on </text:p>
            <text:p>doing a release to fix the issue, but I think we are stuck until then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520519</text:p>
          </table:table-cell>
          <table:table-cell office:value-type="string">
            <text:p>Issue to watch:</text:p>
            <text:p>https://github.com/twitter/scrooge/issues/184</text:p>
            <text:p/>
            <text:p>Summary of the issue is the vers</text:p>
            <text:p>ion we were using (3.17) depended on a snapshot that has been deleted (it was a bug that it dep</text:p>
            <text:p>ended on a snapshot)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20532</text:p>
          </table:table-cell>
          <table:table-cell office:value-type="string">
            <text:p>I'm going to do the downgrade and ignore the failing tests. We know that the library works righ</text:p>
            <text:p>t as long as Scrooge does, so I think it is reasonable. I'll ping you on the PR for review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5996</text:p>
          </table:table-cell>
          <table:table-cell office:value-type="string">
            <text:p>PARQUET-267</text:p>
          </table:table-cell>
          <table:table-cell office:value-type="string">
            <text:p>Detach thirdparty code from build configuration.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519656</text:p>
          </table:table-cell>
          <table:table-cell office:value-type="string">
            <text:p>Github Pull Request: https://github.com/apache/parquet-cpp/pull/10</text:p>
            <text:p/>
            <text:p>This pull request builds of</text:p>
            <text:p>f of the pull request submitted for https://issues.apache.org/jira/browse/PARQUET-259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45697</text:p>
          </table:table-cell>
          <table:table-cell office:value-type="string">
            <text:p>[~nongli] I updated the pull request per your comments last week. <text:s/>Did you have any more feedba</text:p>
            <text:p>ck? 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083409</text:p>
          </table:table-cell>
          <table:table-cell office:value-type="string">
            <text:p>[~nongli] or whoever might be maintaining this now days. <text:s/>I think the first hurdle to approachi</text:p>
            <text:p>ng parquet-cpp right now is the build config. <text:s/>There are now three pull requests on the github </text:p>
            <text:p>repo updating this. <text:s/>It would be great to get one of the merged so that others don't keep reimp</text:p>
            <text:p>lementing the same workarounds.</text:p>
            <text:p/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5086405</text:p>
          </table:table-cell>
          <table:table-cell office:value-type="string">
            <text:p>[~kmills] I agree, this is a big barrier to getting started. I think there are few things we ne</text:p>
            <text:p>ed to decide on before we pick one implementation.</text:p>
            <text:p/>
            <text:p>I think the high level requirements are:</text:p>
            <text:p><text:s text:c="2"/></text:p>
            <text:p>1. Easy to build the project out of the box. We want to minimize the steps required from no dev</text:p>
            <text:p><text:s/>environment to repo cloned, built and tests passing. This needs to work on a large variety of </text:p>
            <text:p>environments.</text:p>
            <text:p><text:s text:c="2"/>2. Easy to update or add new dependencies.</text:p>
            <text:p/>
            <text:p>This makes me lean towards *not* ha</text:p>
            <text:p>ving the developer have maintain the build environment by default. For someone who does a lot o</text:p>
            <text:p>f c++ development and has an existing environment they like, they should be able to use that bu</text:p>
            <text:p>t for someone getting started, we should provide a "sandboxed" environment that just works. Fur</text:p>
            <text:p>thermore, the sandbox environment IMO, is the only supported one. In other words, we can for ex</text:p>
            <text:p>ample, upgrade to a new version of glog just by upgrading the sandbox version. If you chose to </text:p>
            <text:p>run a custom glog that is too old, too bad, you have to figure out how to manage your custom en</text:p>
            <text:p>v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086427</text:p>
          </table:table-cell>
          <table:table-cell office:value-type="string">
            <text:p>Per discussion on PARQUET-416; I'll split out the code reorganization into its own patch so we </text:p>
            <text:p>can figure out a plan here. I'm happy using https://github.com/apache/parquet-cpp/pull/10 as a </text:p>
            <text:p>starting point and adding `${LIBNAME_HOME}` variables so that one can easily set up a custom to</text:p>
            <text:p>olchain with environment variables. </text:p>
          </table:table-cell>
          <table:table-cell table:number-columns-repeated="1019"/>
        </table:table-row>
        <table:table-row table:style-name="ro58">
          <table:table-cell table:number-columns-repeated="3"/>
          <table:table-cell office:value-type="string">
            <text:p>15086575</text:p>
          </table:table-cell>
          <table:table-cell office:value-type="string">
            <text:p>[~nongli], I agree that a sandboxed env would be very useful for quickstart development. <text:s/>I thi</text:p>
            <text:p>nk, however, that it should be a script which initializes the environment for use, rather than </text:p>
            <text:p>part of the build configuration. <text:s/>Right now, apache/parquet-cpp:master requires download_thirdp</text:p>
            <text:p>arty.sh and build_thirdparty.sh to be run as prerequisites to running cmake because cmake relie</text:p>
            <text:p>s on specifics.</text:p>
            <text:p/>
            <text:p>I'd rather see a cmake configuration that is customizable for determining libr</text:p>
            <text:p>ary locations and then an {{./initialize_sandbox.sh &lt;path_to_build_dir&gt;}} which can download an</text:p>
            <text:p>d install everything required by the sandbox as well as configure cmake in that directory with </text:p>
            <text:p>the sandbox libraries. <text:s/>(In fact this would make the travisci build configuration simpler too b</text:p>
            <text:p>ecause travisci could leverage the sandbox env.)</text:p>
            <text:p/>
            <text:p>I think this is what [~wesmckinn] is getting </text:p>
            <text:p>at with his comment above. <text:s/>My pull request here does three, I think important, things. <text:s/></text:p>
            <text:p># It </text:p>
            <text:p>removes third party code from the repo. <text:s/></text:p>
            <text:p># It makes library discovery more generic. <text:s/></text:p>
            <text:p># It dec</text:p>
            <text:p>ouples the build configuration from the build environment. <text:s/></text:p>
            <text:p/>
            <text:p>With this as a foundation, I thin</text:p>
            <text:p>k that one can script sandbox creation in a straightforward and decoupled manner. <text:s/></text:p>
            <text:p/>
            <text:p>I guess yo</text:p>
            <text:p>ur point is that with this pull request I'm removing an existing sandbox solution, but I'm hopi</text:p>
            <text:p>ng that this would be a good stepping stone for a better solution. <text:s/>I don't want to duplicate w</text:p>
            <text:p>ork that Wes is doing, but if you'd like I can implement a version of initialize_sandbox.sh so </text:p>
            <text:p>that the sandbox feature still exists. <text:s/>[~wesmckinn] is that sort of the direction you were alr</text:p>
            <text:p>eady headed?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086588</text:p>
          </table:table-cell>
          <table:table-cell office:value-type="string">
            <text:p>That makes sense to me; if we can avoid putting thirdparty libraries in the git repo for the sa</text:p>
            <text:p>ndbox that would be great. If you want to rebase your cmake changes on my PR https://github.com</text:p>
            <text:p>/apache/parquet-cpp/pull/14 plus an initialize_sandbox.sh that sounds ideal if [~nongli] agrees</text:p>
            <text:p>. I can do some of the legwork, too, if you prefer.</text:p>
            <text:p/>
            <text:p>The only thing we probably shouldn't build</text:p>
            <text:p><text:s/>in the sandbox is boost. 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5086785</text:p>
          </table:table-cell>
          <table:table-cell office:value-type="string">
            <text:p>[~kmills] [~wesmckinn] Sounds good to me. I'm not particularly tied to how we make the dev env </text:p>
            <text:p>work as long as it meets the goals which I think we all agree on. If the set up scripts exist i</text:p>
            <text:p>n some reasonable form, I'm good with that.</text:p>
            <text:p/>
            <text:p>wrt to boost, I think if we upgrade to c++ 11, we </text:p>
            <text:p>might not need boost at all. </text:p>
            <text:p/>
            <text:p/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87883</text:p>
          </table:table-cell>
          <table:table-cell office:value-type="string">
            <text:p>Thrift requires boost so we are probably stuck with it. I'll wait to see what [~kmills] wants t</text:p>
            <text:p>o do with the existing patch and we can go from there. 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087973</text:p>
          </table:table-cell>
          <table:table-cell office:value-type="string">
            <text:p>I was about say the say thing about boost and thrift.</text:p>
            <text:p/>
            <text:p>I'll spend some time today trying to reb</text:p>
            <text:p>ase my stuff off of Wes's. <text:s/>Hopefully it isn't too difficult and then I can update my pull requ</text:p>
            <text:p>est.</text:p>
          </table:table-cell>
          <table:table-cell table:number-columns-repeated="1019"/>
        </table:table-row>
        <table:table-row table:style-name="ro51">
          <table:table-cell table:number-columns-repeated="3"/>
          <table:table-cell office:value-type="string">
            <text:p>15088856</text:p>
          </table:table-cell>
          <table:table-cell office:value-type="string">
            <text:p>I have a new [branch|https://github.com/kalaxy/parquet-cpp/tree/libparquet-library-update-build</text:p>
            <text:p>] where I rebased my cmake changes from the original pull request off of Wes' changes. <text:s/>I also </text:p>
            <text:p>removed the thirdparty lz4 code and added support for downloading it in the download_thirdparty</text:p>
            <text:p>.sh script. <text:s/>This basically keeps the original sandbox in place while removing and specifics fo</text:p>
            <text:p>r it from the build system.</text:p>
            <text:p/>
            <text:p>For the final commit, I also pulled thrift into the thirdparty set</text:p>
            <text:p>up scripts. <text:s/>But I got to wondering, do you think thrift should be provided by the sandbox scri</text:p>
            <text:p>pts? <text:s/>Thrift is pretty finicky to build. <text:s/>So it may to a constant thorn to try and maintain a s</text:p>
            <text:p>cript that can build and install it on multiple platforms. <text:s/>Thrift also has a fair number of de</text:p>
            <text:p>pendencies so it complicates describing how to get a dependencies in order. <text:s/>I wonder what your</text:p>
            <text:p><text:s/>thoughts are. <text:s/>At a minimum, I can pull the last commit off and we'd be back to the same sandb</text:p>
            <text:p>ox capabilities as before but with a cleaner build config.</text:p>
            <text:p/>
            <text:p>A couple of other things:</text:p>
            <text:p>* I clean</text:p>
            <text:p>ed up the .travisci a bit because things like g++4.9 weren't actually getting used. <text:s/>(I tried t</text:p>
            <text:p>o get the 4.9 build working for several hours but had no luck. Maybe another day.) </text:p>
            <text:p>* In pullin</text:p>
            <text:p>g the lz4 directly from github, the api used had to be updated. <text:s/>Apparently the version used in</text:p>
            <text:p><text:s/>the committed code was very old.</text:p>
            <text:p>* Currently the thirdparty scripts still have to use the repo</text:p>
            <text:p>'s thirdparty/ directory. <text:s/>I think it would be nicer in the future to move thirdparty libraries</text:p>
            <text:p><text:s/>to the actual build directory. </text:p>
            <text:p/>
            <text:p>Anyway let me know what you think and if you think this is go</text:p>
            <text:p>ing in a good direction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5089486</text:p>
          </table:table-cell>
          <table:table-cell office:value-type="string">
            <text:p>I can look into getting gcc-4.9 working on Travis; sorry about the hassle there.</text:p>
            <text:p/>
            <text:p>The trouble w</text:p>
            <text:p>ith installing thirdparty in the build directory is that there may be multiple build directorie</text:p>
            <text:p>s (in the case of out-of-source builds -- this makes branch-switching less painful) -- but peop</text:p>
            <text:p>le doing significant development are probably going to want to set the install locations of all</text:p>
            <text:p><text:s/>the dependencies outside of the sandbox. </text:p>
            <text:p/>
            <text:p>I agree that maintaining a Thrift build recipe may </text:p>
            <text:p>be onerous (see an example one here: https://github.com/cloudera/native-toolchain/blob/master/s</text:p>
            <text:p>ource/thrift/build.sh). As long as we have a consistent pattern for configuring each library in</text:p>
            <text:p>stall prefix, then that's already a big improvement.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5089650</text:p>
          </table:table-cell>
          <table:table-cell office:value-type="string">
            <text:p>No worries about gcc-4.9. <text:s/>I was trying to do too much as once, so it may have been a compoundi</text:p>
            <text:p>ng set of problems.</text:p>
            <text:p/>
            <text:p>Ah so that's what native-toolchain is. <text:s/>That's pretty nice. <text:s/>With the chan</text:p>
            <text:p>ges I've made to the build config it would be easy to set up a build that points to a native-to</text:p>
            <text:p>olchain initialized build dir.</text:p>
            <text:p/>
            <text:p>Is it good enough to just have instructions for setting up depe</text:p>
            <text:p>ndencies through native-toolchain and not maintain build recipes here? <text:s/>Or is it better to have</text:p>
            <text:p><text:s/>build recipes specific to this repo?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>
            <text:p>15089830</text:p>
          </table:table-cell>
          <table:table-cell office:value-type="string">
            <text:p>So it looks like native-toolchain doesn't build individual packages on mac so leveraging that i</text:p>
            <text:p>sn't doable for my dev env. <text:s/>However I had another alternative thought. <text:s/>I think the instructio</text:p>
            <text:p>ns could go something like this.</text:p>
            <text:p># create a build directory</text:p>
            <text:p># cd &lt;build-dir&gt;</text:p>
            <text:p># cp -r &lt;source-di</text:p>
            <text:p>r&gt;/thirdparty .</text:p>
            <text:p># ./thirdparty/download_thirdparty.sh</text:p>
            <text:p># ./thirdparty/build_thirdparty.sh</text:p>
            <text:p># THRI</text:p>
            <text:p>FT_HOME=$PWD/thirdparty/installed SNAPPY_HOME=$PWD/thirdparty/installed LZ4_HOME=$PWD/thirdpart</text:p>
            <text:p>y/installed cmake &lt;source_dir&gt;</text:p>
            <text:p># make</text:p>
            <text:p/>
            <text:p>This could also be thrown into a script which takes &lt;bui</text:p>
            <text:p>ld-dir&gt; as a parameter. <text:s/>This puts all of the thirdparty libraries right in the build dir so th</text:p>
            <text:p>at build envs can be independent in which libraries they use.</text:p>
            <text:p/>
            <text:p>Here we still maintain build rec</text:p>
            <text:p>ipes but that can evolve over time as support for more envs is requested. <text:s/>(It might also be ni</text:p>
            <text:p>ce to eventually separate the build recipes like done in native-toolchain.)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089899</text:p>
          </table:table-cell>
          <table:table-cell office:value-type="string">
            <text:p>I went ahead and added the instructions above to my branch and reworked the travis ci build to </text:p>
            <text:p>follow those instructions.</text:p>
            <text:p/>
            <text:p>I've opened pull request [16|https://github.com/apache/parquet-cpp/</text:p>
            <text:p>pull/16] and will close 10 shortly. <text:s/>Let me know what you think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5090840</text:p>
          </table:table-cell>
          <table:table-cell office:value-type="string">
            <text:p>I have a patch out to build a subset of the packages in the native-toolchain; you might have so</text:p>
            <text:p>me thoughts: https://github.com/cloudera/native-toolchain/pull/8. Basically looking for the equ</text:p>
            <text:p>ivalent of requirements.txt (for pip) for C++ development.</text:p>
            <text:p/>
            <text:p>We should definitely add instructio</text:p>
            <text:p>ns for using a custom toolchain like the native-toolchain. Personally, I'm going to have 3 proj</text:p>
            <text:p>ects sharing a common toolchain:</text:p>
            <text:p/>
            <text:p>- parquet-cpp</text:p>
            <text:p>- arrow (In-memory columnar data structures — u</text:p>
            <text:p>nder proposal for ASF)</text:p>
            <text:p>- Python wrapper layer for arrow + parquet (and other libraries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092596</text:p>
          </table:table-cell>
          <table:table-cell office:value-type="string">
            <text:p>Do you mean something more specific then the readme in the pull request? <text:s/>I think the readme is</text:p>
            <text:p><text:s/>pretty clear about how to guide cmake to find dependencies. <text:s/>It should work quite well with po</text:p>
            <text:p>inting at any toolchain. <text:s/>I'm not really sure what to add that wouldn't be super specific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07548</text:p>
          </table:table-cell>
          <table:table-cell office:value-type="string">
            <text:p>Issue resolved by pull request 16</text:p>
            <text:p>[https://github.com/apache/parquet-cpp/pull/1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5859</text:p>
          </table:table-cell>
          <table:table-cell office:value-type="string">
            <text:p>PARQUET-266</text:p>
          </table:table-cell>
          <table:table-cell office:value-type="string">
            <text:p>Add support for lists of primitives to Pig schema conver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19013</text:p>
          </table:table-cell>
          <table:table-cell office:value-type="string">
            <text:p>Patch for current mas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1923</text:p>
          </table:table-cell>
          <table:table-cell office:value-type="string">
            <text:p>[~dweeks-netflix] or [~julienledem], you guys are the reviewers for Pig patches, right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1928</text:p>
          </table:table-cell>
          <table:table-cell office:value-type="string">
            <text:p>I can take a look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568139</text:p>
          </table:table-cell>
          <table:table-cell office:value-type="string">
            <text:p>Patch looks good to me (reviewed, builds, tests pass, and verified with real data against 1.7.0</text:p>
            <text:p>), but it doesn't cleanly apply to the current master. <text:s/>[~ccrolf] could you update the patch (o</text:p>
            <text:p>r possibly issue a pull request through github)?</text:p>
            <text:p/>
            <text:p>Thank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69138</text:p>
          </table:table-cell>
          <table:table-cell office:value-type="string">
            <text:p>Hi Daniel, thanks for the review! Created a PR on github: https://github.com/apache/parquet-mr/</text:p>
            <text:p>pull/20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74891</text:p>
          </table:table-cell>
          <table:table-cell office:value-type="string">
            <text:p>Issue resolved by pull request 209</text:p>
            <text:p>[https://github.com/apache/parquet-mr/pull/209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74895</text:p>
          </table:table-cell>
          <table:table-cell office:value-type="string">
            <text:p>Thanks [~ccrolf] for the contributio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5737</text:p>
          </table:table-cell>
          <table:table-cell office:value-type="string">
            <text:p>PARQUET-265</text:p>
          </table:table-cell>
          <table:table-cell office:value-type="string">
            <text:p>Update build for graduation from incubato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61929</text:p>
          </table:table-cell>
          <table:table-cell office:value-type="string">
            <text:p>Linking to P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5701</text:p>
          </table:table-cell>
          <table:table-cell office:value-type="string">
            <text:p>PARQUET-264</text:p>
          </table:table-cell>
          <table:table-cell office:value-type="string">
            <text:p>Update README docs for gradu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92278</text:p>
          </table:table-cell>
          <table:table-cell office:value-type="string">
            <text:p>Issue resolved by pull request 216</text:p>
            <text:p>[https://github.com/apache/parquet-mr/pull/21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5700</text:p>
          </table:table-cell>
          <table:table-cell office:value-type="string">
            <text:p>PARQUET-263</text:p>
          </table:table-cell>
          <table:table-cell office:value-type="string">
            <text:p>Release apache-parquet-1.7.0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4543233</text:p>
          </table:table-cell>
          <table:table-cell office:value-type="string">
            <text:p>Hi, [~rdblue]</text:p>
            <text:p>When parquet-mr-1.7 will be released? </text:p>
            <text:p>Can it co-work with parquet-format-2.3.0?</text:p>
            <text:p/>
            <text:p/>
            <text:p>Thank you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51276</text:p>
          </table:table-cell>
          <table:table-cell office:value-type="string">
            <text:p>Release is don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5696</text:p>
          </table:table-cell>
          <table:table-cell office:value-type="string">
            <text:p>PARQUET-262</text:p>
          </table:table-cell>
          <table:table-cell office:value-type="string">
            <text:p>When 1.7.0 is released, restore semver plugin config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4381</text:p>
          </table:table-cell>
          <table:table-cell office:value-type="string">
            <text:p>PARQUET-261</text:p>
          </table:table-cell>
          <table:table-cell office:value-type="string">
            <text:p>Classes fail to load when not packaged with Parquet.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4514671</text:p>
          </table:table-cell>
          <table:table-cell office:value-type="string">
            <text:p>First attempt at a patch here: https://github.com/apache/parquet-mr/pull/181</text:p>
            <text:p/>
            <text:p>EDIT - Rebasing a</text:p>
            <text:p>gainst new org.apache code layout.</text:p>
            <text:p>EDIT - Rebas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17823</text:p>
          </table:table-cell>
          <table:table-cell office:value-type="string">
            <text:p>Actually, I don't think my patch fixes the issue. Maybe I've misunderstood the cau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3157</text:p>
          </table:table-cell>
          <table:table-cell office:value-type="string">
            <text:p>PARQUET-260</text:p>
          </table:table-cell>
          <table:table-cell office:value-type="string">
            <text:p>Graduation Checklis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09001</text:p>
          </table:table-cell>
          <table:table-cell office:value-type="string">
            <text:p>all step have been comp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3112</text:p>
          </table:table-cell>
          <table:table-cell office:value-type="string">
            <text:p>PARQUET-259</text:p>
          </table:table-cell>
          <table:table-cell office:value-type="string">
            <text:p>Support Travis CI in parquet-cpp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32499</text:p>
          </table:table-cell>
          <table:table-cell office:value-type="string">
            <text:p>Issue resolved by pull request 9</text:p>
            <text:p>[https://github.com/apache/Parquet-cpp/pull/9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32501</text:p>
          </table:table-cell>
          <table:table-cell office:value-type="string">
            <text:p>Thanks! Very usefu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3055</text:p>
          </table:table-cell>
          <table:table-cell office:value-type="string">
            <text:p>PARQUET-258</text:p>
          </table:table-cell>
          <table:table-cell office:value-type="string">
            <text:p>Binary statistics is not updated correctly if an underlying Binary array is modified in pla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14816</text:p>
          </table:table-cell>
          <table:table-cell office:value-type="string">
            <text:p>I think this duplicates PARQUET-251. [~k.shaposhnikov@gmail.com], could you verify that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15981</text:p>
          </table:table-cell>
          <table:table-cell office:value-type="string">
            <text:p>[~rdblue], you are right, I should have searched for an existing bug report firs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16077</text:p>
          </table:table-cell>
          <table:table-cell office:value-type="string">
            <text:p>No problem, I just wanted to make su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2332</text:p>
          </table:table-cell>
          <table:table-cell office:value-type="string">
            <text:p>PARQUET-257</text:p>
          </table:table-cell>
          <table:table-cell office:value-type="string">
            <text:p>Download documentation references non-existent "2.1.0" version of com.twitter:parque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03300</text:p>
          </table:table-cell>
          <table:table-cell office:value-type="string">
            <text:p>Thanks for letting us know about this! 2.1.0 is actually a recent release of parquet-format, wh</text:p>
            <text:p>ich is the format definition and associated thrift-based tools. We'll get this fixed up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760207</text:p>
          </table:table-cell>
          <table:table-cell office:value-type="string">
            <text:p>The version is set to 1.9 now, which is valid, but outdat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1227</text:p>
          </table:table-cell>
          <table:table-cell office:value-type="string">
            <text:p>PARQUET-256</text:p>
          </table:table-cell>
          <table:table-cell office:value-type="string">
            <text:p>Deprecate ConversionPattern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496483</text:p>
          </table:table-cell>
          <table:table-cell office:value-type="string">
            <text:p>Ashish is working on the builders and we are very close to getting those committed. I plan to a</text:p>
            <text:p>lso update `ConversionPatterns` and do the deprecation when we fix the write side for the Avro </text:p>
            <text:p>and Thrift object models. You're right we need to do this and thanks for opening the JIRA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95420</text:p>
          </table:table-cell>
          <table:table-cell office:value-type="string">
            <text:p>[~rdblue] could you share some updates for this, please?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096761</text:p>
          </table:table-cell>
          <table:table-cell office:value-type="string">
            <text:p>The {{Types}} builders are capable of creating map and list types now, so I think it makes sens</text:p>
            <text:p>e to begin moving everything over to the builders. That would greatly reduce the API footprint </text:p>
            <text:p>of the schema package, but removing the signatures would require a major version bump. I'm all </text:p>
            <text:p>for deprecating and getting ready for thi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1028</text:p>
          </table:table-cell>
          <table:table-cell office:value-type="string">
            <text:p>PARQUET-255</text:p>
          </table:table-cell>
          <table:table-cell office:value-type="string">
            <text:p>Typo in decimal type specific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62735</text:p>
          </table:table-cell>
          <table:table-cell office:value-type="string">
            <text:p>Resolved by https://github.com/apache/parquet-format/pull/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1025</text:p>
          </table:table-cell>
          <table:table-cell office:value-type="string">
            <text:p>PARQUET-254</text:p>
          </table:table-cell>
          <table:table-cell office:value-type="string">
            <text:p>Wrong exception message for unsupported INT96 typ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46070</text:p>
          </table:table-cell>
          <table:table-cell office:value-type="string">
            <text:p>Merged #17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1024</text:p>
          </table:table-cell>
          <table:table-cell office:value-type="string">
            <text:p>PARQUET-253</text:p>
          </table:table-cell>
          <table:table-cell office:value-type="string">
            <text:p>AvroSchemaConverter has confusing Javadoc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46067</text:p>
          </table:table-cell>
          <table:table-cell office:value-type="string">
            <text:p>Merged #173. Thank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1003</text:p>
          </table:table-cell>
          <table:table-cell office:value-type="string">
            <text:p>PARQUET-252</text:p>
          </table:table-cell>
          <table:table-cell office:value-type="string">
            <text:p>parquet scrooge support should support nested container typ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14504</text:p>
          </table:table-cell>
          <table:table-cell office:value-type="string">
            <text:p>Issue resolved by pull request 175</text:p>
            <text:p>[https://github.com/apache/parquet-mr/pull/175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18189</text:p>
          </table:table-cell>
          <table:table-cell office:value-type="string">
            <text:p>reopen, reapply the chang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27085</text:p>
          </table:table-cell>
          <table:table-cell office:value-type="string">
            <text:p>Issue resolved by pull request 185</text:p>
            <text:p>[https://github.com/apache/parquet-mr/pull/18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0438</text:p>
          </table:table-cell>
          <table:table-cell office:value-type="string">
            <text:p>PARQUET-251</text:p>
          </table:table-cell>
          <table:table-cell office:value-type="string">
            <text:p>Binary column statistics error when reuse byte[] among row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492496</text:p>
          </table:table-cell>
          <table:table-cell office:value-type="string">
            <text:p>It sounds like we need to add a defensive copy to make sure the internal min and max byte array</text:p>
            <text:p>s aren't changed, and work out a way to ignore min/max stats for all existing data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92633</text:p>
          </table:table-cell>
          <table:table-cell office:value-type="string">
            <text:p>We have a fix for this already in our pull request (49) for PARQUET-7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492663</text:p>
          </table:table-cell>
          <table:table-cell office:value-type="string">
            <text:p>[~jnadeau], does that include the fix to ignore min/max byte arrays for data written with 1.6.0</text:p>
            <text:p><text:s/>and earlier?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>
            <text:p>14493364</text:p>
          </table:table-cell>
          <table:table-cell office:value-type="string">
            <text:p>[~jnadeau], I checked the PR, It seems you just change</text:p>
            <text:p>{code}</text:p>
            <text:p>public void updateStats(Binary mi</text:p>
            <text:p>n_value, Binary max_value) {</text:p>
            <text:p><text:s text:c="4"/>if (min.compareTo(min_value) &gt; 0) { min = min_value; }</text:p>
            <text:p><text:s text:c="4"/>if </text:p>
            <text:p>(max.compareTo(max_value) &lt; 0) { max = max_value; }</text:p>
            <text:p><text:s text:c="2"/>}</text:p>
            <text:p>{code}</text:p>
            <text:p>to </text:p>
            <text:p>{code}</text:p>
            <text:p>public void updateSta</text:p>
            <text:p>ts(Binary min_value, Binary max_value) {</text:p>
            <text:p><text:s text:c="4"/>if (min.compareTo(min_value) &gt; 0) { min = Binary.f</text:p>
            <text:p>romByteArray(min_value.getBytes()); }</text:p>
            <text:p><text:s text:c="4"/>if (max.compareTo(max_value) &lt; 0) { max = Binary.from</text:p>
            <text:p>ByteArray(max_value.getBytes()); }</text:p>
            <text:p>}</text:p>
            <text:p>{code}</text:p>
            <text:p/>
            <text:p>As I mentioned in the description, the bug occurs </text:p>
            <text:p>when I reuse byte[], using ByteArrayBackedBinary as Binary, fromByteArray &amp; getBytes are not re</text:p>
            <text:p>ally doing the "defensive copy" job mentioned by [~rdblue], it's still passing the original byt</text:p>
            <text:p>e[].</text:p>
            <text:p/>
            <text:p>Correct me if I misunderstand your PR :)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4493386</text:p>
          </table:table-cell>
          <table:table-cell office:value-type="string">
            <text:p>[~yijieshen] It looks like the issue was only solved in the PR for the case where the new ByteB</text:p>
            <text:p>uffer backed implementation returned by the fromByteBuffer() method in the Binary.java class is</text:p>
            <text:p><text:s/>used (or others that make a copy themselves). For most implementations of Binary it looks to b</text:p>
            <text:p>e making a copy to return a byte[] from the getBytes() method. It looks like a more general app</text:p>
            <text:p>roach will be needed if the Binary object may return an array it plans on re-using. That being </text:p>
            <text:p>said, as there is no way to resize an array, it would seem like this getBytes() method might be</text:p>
            <text:p><text:s/>best to be defined to be required to return a copy, unless the Binary object is immutable or y</text:p>
            <text:p>ou are only sharing the byte[] where the values are of equal length. This seems to be the entir</text:p>
            <text:p>e purpose for having the interface in the first place, which allows a buffer of a large length </text:p>
            <text:p>to stay allocated for all values and have the length set appropriately with each new value.</text:p>
            <text:p/>
            <text:p>If</text:p>
            <text:p><text:s/>this was enforced at the Binary interface level than I think the PR would solve the functional</text:p>
            <text:p><text:s/>issue.</text:p>
            <text:p/>
            <text:p>It does however create the unfortunate overhead of making a ton of copies if a column </text:p>
            <text:p>is full of increasing or decreasing values, it might be worth processing a small list of values</text:p>
            <text:p><text:s/>to see if it finds a new min/max and make one defensive copy for that group.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4494974</text:p>
          </table:table-cell>
          <table:table-cell office:value-type="string">
            <text:p>I think a Binary is supposed to just be a unifying API over byte[] and various other byte[]-lik</text:p>
            <text:p>e types (slices of byte arrays, byte buffers, and so on).</text:p>
            <text:p/>
            <text:p>So I think that should come with the</text:p>
            <text:p><text:s/>same caveats as sharing a byte[] -- if someone gives you a byte[] you might need to make a def</text:p>
            <text:p>ensive copy, as in this case for the statistics. But in cases where you just use the Binary to </text:p>
            <text:p>write to a stream, no need for a copy.</text:p>
            <text:p/>
            <text:p>I guess what I'm saying is, it's not Binary that should</text:p>
            <text:p><text:s/>be responsible for handling shared state, but rather the user of it, right?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4495062</text:p>
          </table:table-cell>
          <table:table-cell office:value-type="string">
            <text:p>For a design standpoint, I completely agree that it would be clearest to have the Binary object</text:p>
            <text:p>s maintain zero shared state.</text:p>
            <text:p/>
            <text:p>I think my concern is that the interface that is trying to unify</text:p>
            <text:p><text:s/>byte[] with other types might be ill fit to have a method that returns a bare byte[] without a</text:p>
            <text:p>n explicit expectation that it be an immutable copy of the data being currently represented. An</text:p>
            <text:p><text:s/>implementation that re-uses a buffer will not be able to return its byte[] alone if the buffer</text:p>
            <text:p><text:s/>has a chance of being allocated to the wrong size for the current value, so it would need to m</text:p>
            <text:p>ake a copy anyway.</text:p>
            <text:p/>
            <text:p>As far as writing to a stream is concerned, this is actually already covere</text:p>
            <text:p>d by methods on Binary itself, which can write the current value to a stream with whatever meth</text:p>
            <text:p>od they need, specific to how the bytes are stored. I think adding interfaces for any other use</text:p>
            <text:p><text:s/>cases is the cleanest way to do it. For example how the statistics want to use the data, it mi</text:p>
            <text:p>ght make the most sense for the binary to include a clone method explicitly, that will create a</text:p>
            <text:p><text:s/>copy of the binary in the most efficient manner possible. For Drill it would be useful if we c</text:p>
            <text:p>ould have the flexibility to return a new Binary backed by a direct memory buffer that we can t</text:p>
            <text:p>rack with our own allocator, for another type of binary, maybe one that internally has some amo</text:p>
            <text:p>unt of compression on individual values, would return a more efficient copy of itself than a co</text:p>
            <text:p>py that could be made of the byte[] returned from this method.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4495488</text:p>
          </table:table-cell>
          <table:table-cell office:value-type="string">
            <text:p>Yes, my point was that Binary is just a wrapper, and the decision to copy / not copy seems like</text:p>
            <text:p><text:s/>it should be handled outside the wrapper.</text:p>
            <text:p/>
            <text:p>So maybe all that is needed is to add a helper meth</text:p>
            <text:p>od to Binary called copyToByteArray()?</text:p>
            <text:p>Though toByteArray() usually make a copy, so maybe we sh</text:p>
            <text:p>ould just make that the contract?</text:p>
            <text:p/>
            <text:p>Or just some consistency around ownership? If you pass a byt</text:p>
            <text:p>e[] to a Binary, should we say the contract is that ownership has passed to the Binary and you </text:p>
            <text:p>shouldn't mutate it any more?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>
            <text:p>14527414</text:p>
          </table:table-cell>
          <table:table-cell office:value-type="string">
            <text:p>Hey guys, I am planning to take a stab on this. After following the detailed discussion so far,</text:p>
            <text:p><text:s/>I think (feel free to correct me) following needs to be done.</text:p>
            <text:p/>
            <text:p>1. We need a clone() or copyToB</text:p>
            <text:p>yteArray() method in Binary. Having the method should make it obvious to the user that the byte</text:p>
            <text:p>[] should not be mutated and if it plans on doing it clone() or copyToByteArray() should be use</text:p>
            <text:p>d. However, this should be explicitly mentioned in the docs as well.</text:p>
            <text:p/>
            <text:p>2. Update BinaryStatistic</text:p>
            <text:p>s to use clone() or copyToByteArray() on the Binary value passed to it.</text:p>
            <text:p/>
            <text:p>3. Ignore min/max byte</text:p>
            <text:p><text:s/>arrays for data written with 1.6.0 and earlier.</text:p>
            <text:p/>
            <text:p>If you guys agree with it, I should be able t</text:p>
            <text:p>o submit a PR soon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29267</text:p>
          </table:table-cell>
          <table:table-cell office:value-type="string">
            <text:p>[~alexlevenson], [~jaltekruse] and [~rdblue], if time permits can you guys can take a look at t</text:p>
            <text:p>he suggestion above. I will wait for at least one of you guys to confirm that my suggestions ar</text:p>
            <text:p>e inline with what you guys have in mind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29323</text:p>
          </table:table-cell>
          <table:table-cell office:value-type="string">
            <text:p>I think this makes sense to me, I would try to wait for Ryan or Alex's input. I am trying to pu</text:p>
            <text:p>t some more time into parquet, but I am not a committer on the project, so they would be the be</text:p>
            <text:p>st for a final answer on what confirms to the patterns in the current code.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>
            <text:p>14529875</text:p>
          </table:table-cell>
          <table:table-cell office:value-type="string">
            <text:p>The only thing I want to check is whether we've got this backwards or not.</text:p>
            <text:p/>
            <text:p>Binary already has </text:p>
            <text:p>a getBytes() method and I think that is exactly what we need, I don't think we need a clone() m</text:p>
            <text:p>ethod do we? All the getBytes() methods do a copy except for ByteArrayBackedBinary. Maybe it sh</text:p>
            <text:p>ould do a copy. Or maybe a copy should happen when ByteArrayBackedBinary is constructed. </text:p>
            <text:p/>
            <text:p>The </text:p>
            <text:p>real question is, who "owns" the byte array passed to ByteArrayBackedBinary? It seems a little </text:p>
            <text:p>odd to "give" this array to ByteArrayBackedBinary and then continue to mutate it right?</text:p>
            <text:p/>
            <text:p>But ag</text:p>
            <text:p>ain, one way to think of Binary is as a *view* to some other byte source. So the real bug is in</text:p>
            <text:p><text:s/>the statistics collection code path which should be making a defensive copy. But do we need Bi</text:p>
            <text:p>nary to manage this or not?</text:p>
            <text:p/>
            <text:p>Another approach would be to make getBytes() always do a copy (whi</text:p>
            <text:p>ch it currently does for everything except ByteArrayBackedBinary). Most code paths should be us</text:p>
            <text:p>ing the .writeTo methods anyway right? </text:p>
            <text:p/>
            <text:p/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4530324</text:p>
          </table:table-cell>
          <table:table-cell office:value-type="string">
            <text:p>I am still learning parquet code base so please take my comments with a grain of salt.</text:p>
            <text:p/>
            <text:p>Doing a</text:p>
            <text:p><text:s/>copy in BinaryStatistics is probably better as it potentially reduces number of copies (and ga</text:p>
            <text:p>rbage). Though in the worst case when binary field is sorted it will still create a copy for ea</text:p>
            <text:p>ch update.</text:p>
            <text:p/>
            <text:p>I think on the write path Binary.getBytes() almost always needs to return a copy. E</text:p>
            <text:p>.g. PlainBinaryDictionaryValuesWriter already does copy() before storing a Binary in the intern</text:p>
            <text:p>al dictionary.</text:p>
            <text:p/>
            <text:p>However I think that this is not needed on the read path. Which suggests that t</text:p>
            <text:p>wo methods are required.</text:p>
            <text:p/>
            <text:p/>
            <text:p>One more possible cleanup could be to remove public methods from Sta</text:p>
            <text:p>tistics classes that are not used or used in tests only (e.g. genericGetMin/Max, getMax, getMin</text:p>
            <text:p>, etc). This will break backward compatibility so I am not sure if this can be done though.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>
            <text:p>14533219</text:p>
          </table:table-cell>
          <table:table-cell office:value-type="string">
            <text:p>Thanks for the inputs guys. The reason I was suggesting to add a clone() method is that we do n</text:p>
            <text:p>ot change the existing behavior. However, on giving another thought, I think getBytes(), genera</text:p>
            <text:p>lly in java, returns a copy. Maybe we should be consistent with what developers/ users are prob</text:p>
            <text:p>ably already used to. The onus of cautiously using getBytes() for performance/ space considerat</text:p>
            <text:p>ions is on the clients.</text:p>
            <text:p/>
            <text:p>Does the modified approach below makes sense?</text:p>
            <text:p>1. Modify getBytes in By</text:p>
            <text:p>teArrayBackedBinary to return a copy of backing byte array.</text:p>
            <text:p>2. Update BinaryStatistics to use g</text:p>
            <text:p>etBytes() on the Binary value passed to it only when it is updating its min or max.</text:p>
            <text:p>3. Ignore m</text:p>
            <text:p>in/max byte arrays for data written with 1.6.0 and earlier.</text:p>
            <text:p/>
            <text:p>If you guys agree with it, I shoul</text:p>
            <text:p>d be able to submit a PR soon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533289</text:p>
          </table:table-cell>
          <table:table-cell office:value-type="string">
            <text:p>[~singhashish] I think that sounds good, but we will now be doing more copies than we used to, </text:p>
            <text:p>and only some of them will be necessary -- I think we need to watch out for whether this is a b</text:p>
            <text:p>ig performance regression or not.</text:p>
            <text:p/>
            <text:p>Another approach is to split Binary into two -- ImmutableBin</text:p>
            <text:p>ary and MutableBinary, and use these two types to signal who has ownership of the backing byte </text:p>
            <text:p>arrays (eg, ImmutableBinary is guaranteed to never be mutated underneath you, but MutableBinary</text:p>
            <text:p><text:s/>require a copy to safely be held on to).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4535060</text:p>
          </table:table-cell>
          <table:table-cell office:value-type="string">
            <text:p>[~alexlevenson] I agree with you that we will have to watch out for performance regression. How</text:p>
            <text:p>ever, having ImmutableBinary and MutableBinary still requires clients to use the right version </text:p>
            <text:p>of it, which will be true even if we just have {{getBytes()}} return the copy. </text:p>
            <text:p/>
            <text:p>In current sta</text:p>
            <text:p>te, {{getBytes()}} acts differently for different implementations. For some implementations it </text:p>
            <text:p>returns a copy and for some it returns the backing array. I believe it will be best to fix this</text:p>
            <text:p><text:s/>and have a standard definition of {{getBytes}}. Once we know for sure that {{getBytes}} will a</text:p>
            <text:p>lways return a copy, we should to fix usages of the {{getBytes()}}. For example, {{AvroIndexedR</text:p>
            <text:p>ecordCoverter.FieldBytesConverter}} call {{getBytes}} and then create a new buffer from those b</text:p>
            <text:p>ytes, so there is a redundant copy happening for sure. However, I think it would be scope creep</text:p>
            <text:p><text:s/>if we plan on doing it as part of this JIRA. We should create a separate JIRA with a clear int</text:p>
            <text:p>ent. Would you agree?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535311</text:p>
          </table:table-cell>
          <table:table-cell office:value-type="string">
            <text:p>Yeah sounds good to me -- I think the PR should try to also find as many (now un-needed) defens</text:p>
            <text:p>ive copies and remove them. That should help, and if it turns into a performance problem we can</text:p>
            <text:p><text:s/>address it.</text:p>
            <text:p/>
            <text:p>We should also look for any code that hangs on to a Binary like the statistics do</text:p>
            <text:p>es. 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536081</text:p>
          </table:table-cell>
          <table:table-cell office:value-type="string">
            <text:p>I agree with the idea to make {{getBytes}} return a copy. As was noted, this is also used in {{</text:p>
            <text:p>PlainBinaryDictionaryValuesWriter}}, where we had to fix basically the same bug with a defensiv</text:p>
            <text:p>e copy. If we forget that getBytes makes a copy, things run a bit slower, but that is better th</text:p>
            <text:p>an choosing to make callers copy the data themselves and corrupting data when we make a mistake</text:p>
            <text:p>.</text:p>
            <text:p/>
            <text:p>We should make sure that the uses are currently correct by running through all the uses of g</text:p>
            <text:p>etBytes, I think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546930</text:p>
          </table:table-cell>
          <table:table-cell office:value-type="string">
            <text:p>Submitted PR, https://github.com/apache/parquet-mr/pull/197.</text:p>
            <text:p/>
            <text:p>There are a few places which do n</text:p>
            <text:p>ot need a copy of the backing byte array, as they are not modifying it. I am wondering if it ma</text:p>
            <text:p>kes sense to add {{getBackingBytes()}} to Binary. Having the method will help in avoiding copie</text:p>
            <text:p>s, usages of {{getBytes()}}, done at places where there is no need. However, the method only ma</text:p>
            <text:p>kes sense for {{ByteArrayBackedBinary}}. If you guys think there is value in adding the method,</text:p>
            <text:p><text:s/>then I can update the PR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547026</text:p>
          </table:table-cell>
          <table:table-cell office:value-type="string">
            <text:p>+1 for {{getBackingBytes}}. I was just working on PARQUET-286, which would ideally not use a co</text:p>
            <text:p>py and currently calls {{getBytes}}. Thought maybe we can come up with a name that doesn't nece</text:p>
            <text:p>ssarily imply no copy is made? The problem is that sometimes you must make a copy. For example,</text:p>
            <text:p><text:s/>when a {{ByteBuffer}} isn't backed by a {{byte[]}}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49285</text:p>
          </table:table-cell>
          <table:table-cell office:value-type="string">
            <text:p>[~rdblue] I have updated the PR with a new, unsafe, version of {{getBytes}}, {{getBytesUnsafe}}</text:p>
            <text:p>.</text:p>
          </table:table-cell>
          <table:table-cell table:number-columns-repeated="1019"/>
        </table:table-row>
        <table:table-row table:style-name="ro33">
          <table:table-cell table:number-columns-repeated="3"/>
          <table:table-cell office:value-type="string">
            <text:p>14549590</text:p>
          </table:table-cell>
          <table:table-cell office:value-type="string">
            <text:p>The main goal of the {{Binary}} class is to abstract out over the bytes representation, whether</text:p>
            <text:p><text:s/>if it's a {{byte[]}} a subsection of an existing array or something else. The idea is to avoid</text:p>
            <text:p><text:s/>copying bytes as much as possible when those needs to passed several layers in and possibly lo</text:p>
            <text:p>gically split or concatenated before the final reading or writing.</text:p>
            <text:p>Depending on what we do with</text:p>
            <text:p><text:s/>the bytes and where they are coming from, we want to either copy them or get the existing arra</text:p>
            <text:p>y. We certainly want to avoid unnecessary copies.</text:p>
            <text:p/>
            <text:p>this depends on two things:</text:p>
            <text:p><text:s/>- whether the p</text:p>
            <text:p>roducer of the {{Binary}} object intends to reuse the underlying bytes (if it is backed by a bu</text:p>
            <text:p>ffer) or they are actually never mutated anymore (only the Binary object as a reference to it)</text:p>
            <text:p/>
            <text:p><text:s/>- whether the consumer of the {{Binary}} object intends to hold onto it (dictionaries, stats) </text:p>
            <text:p>or not (it just writes it to a buffer).</text:p>
            <text:p/>
            <text:p>We can capture this at the producer level by different</text:p>
            <text:p>iating between mutable and immutable bytes.</text:p>
            <text:p>{{Binary.fromMutable(...)}} or {{Binary.fromImmutab</text:p>
            <text:p>le(...)}}</text:p>
            <text:p>Then on the consumer side we use {{getBackingBytes()}} if we don't intend to hold on </text:p>
            <text:p>it outside the current scope and {{copy()}} if we do. </text:p>
            <text:p>Now {{ImmutableBinary}} can implement {{</text:p>
            <text:p>copy()}} as just {{return this}}.</text:p>
            <text:p/>
            <text:p>I would prefer that we don't call the new method {{getBytesU</text:p>
            <text:p>nsafe}} as it is not unsafe if used in the right condition (not using the resulting bytes outsi</text:p>
            <text:p>de the current scope). I prefer {{getBackingBytes}} that reflects better the intent. +1 on maki</text:p>
            <text:p>ng {{getBytes()}} a synonym of {{copy()}}</text:p>
            <text:p/>
            <text:p/>
          </table:table-cell>
          <table:table-cell table:number-columns-repeated="1019"/>
        </table:table-row>
        <table:table-row table:style-name="ro36">
          <table:table-cell table:number-columns-repeated="3"/>
          <table:table-cell office:value-type="string">
            <text:p>14550807</text:p>
          </table:table-cell>
          <table:table-cell office:value-type="string">
            <text:p>I agree with your breakdown of the dependencies, but I don't think Mutable/Immutable is the rig</text:p>
            <text:p>ht distinction here. This violates the contract of [{{Immutable}}|https://jsr-305.googlecode.co</text:p>
            <text:p>m/svn/trunk/javadoc/javax/annotation/concurrent/Immutable.html]: Immutable means ". . . that me</text:p>
            <text:p>thods do not publish references to any internal state which is mutable by implementation even i</text:p>
            <text:p>f not by design".</text:p>
            <text:p/>
            <text:p>We certainly intend for those bytes to not be changed, but there is no way t</text:p>
            <text:p>o control that this is the case. With the proposed {{ImmutableBinary}} API, it would be easy fo</text:p>
            <text:p>r someone to accidentally mutate the backing bytes with entirely reasonable operations: {{copy}</text:p>
            <text:p>} appears to return a copy of the bytes, so it seems safe to reuse and update. I think a {{copy</text:p>
            <text:p>}} method should reliably copy or return an object that is immutable.</text:p>
            <text:p/>
            <text:p>The API only needs to re</text:p>
            <text:p>flect the consumer's intent because it doesn't necessarily know where the binary came from. I a</text:p>
            <text:p>gree it makes sense to have a flag or separate class to signal the producer's intent when it cr</text:p>
            <text:p>eates the Binary.</text:p>
            <text:p/>
            <text:p>I think what Ashish has currently works. We have to assume that the caller i</text:p>
            <text:p>sn't thinking about the bytes changing in the background, so {{getBytes}} making a copy is defi</text:p>
            <text:p>nitely a requirement. I like {{getBytesUnsafe}} because it makes the caller either avoid it or </text:p>
            <text:p>be careful. And I think that is in line with the typical use of "unsafe": be careful because yo</text:p>
            <text:p>u can do something dumb. If it were completely unsafe, we wouldn't expose the method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60383</text:p>
          </table:table-cell>
          <table:table-cell office:value-type="string">
            <text:p>I have updated the PR with logic to skip using binary stats of files written with versions olde</text:p>
            <text:p>r than 1.6.1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88945</text:p>
          </table:table-cell>
          <table:table-cell office:value-type="string">
            <text:p>I made some comments on the PR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09419</text:p>
          </table:table-cell>
          <table:table-cell office:value-type="string">
            <text:p>Issue resolved by pull request 197</text:p>
            <text:p>[https://github.com/apache/parquet-mr/pull/19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0301</text:p>
          </table:table-cell>
          <table:table-cell office:value-type="string">
            <text:p>PARQUET-250</text:p>
          </table:table-cell>
          <table:table-cell office:value-type="string">
            <text:p>StatisticsFilter "And"'s semantic erro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490992</text:p>
          </table:table-cell>
          <table:table-cell office:value-type="string">
            <text:p>I believe this ticket duplicates PARQUET-173 and has already been fixed by [PR #108|https://git</text:p>
            <text:p>hub.com/apache/incubator-parquet-mr/pull/108]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491337</text:p>
          </table:table-cell>
          <table:table-cell office:value-type="string">
            <text:p>[~lian cheng] Yes, I didn't check the tickets history before I make this one, sorry for this. </text:p>
            <text:p/>
            <text:p>I found this error with spark's mater branch, which relies on parquet-1.6.0rc3 now, should it a</text:p>
            <text:p>lso be fixed?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491385</text:p>
          </table:table-cell>
          <table:table-cell office:value-type="string">
            <text:p>Yeah, we need to bump Parquet version used in Spark to fix this. However, the official 1.6.0 re</text:p>
            <text:p>lease hasn't been out yet. You may track SPARK-5463 for thi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20101</text:p>
          </table:table-cell>
          <table:table-cell office:value-type="string">
            <text:p>PARQUET-249</text:p>
          </table:table-cell>
          <table:table-cell office:value-type="string">
            <text:p>Parquet does not compile with -Phadoop-2</text:p>
          </table:table-cell>
          <table:table-cell table:number-columns-repeated="1021"/>
        </table:table-row>
        <table:table-row table:style-name="ro37">
          <table:table-cell table:number-columns-repeated="3"/>
          <table:table-cell office:value-type="string">
            <text:p>14489875</text:p>
          </table:table-cell>
          <table:table-cell office:value-type="string">
            <text:p>Hi Tony,</text:p>
            <text:p/>
            <text:p>We don't actually use the hadoop-2 profile for compilation, just for </text:p>
            <text:p>testing. We com</text:p>
            <text:p>pile against hadoop-1 and use shims to run with any </text:p>
            <text:p>Hadoop version. The hadoop-2 profile is ho</text:p>
            <text:p>w we verify that all of the </text:p>
            <text:p>project tests work when running with hadoop-2.</text:p>
            <text:p/>
            <text:p>As a side note, I </text:p>
            <text:p>think we should start a discussion at some point after </text:p>
            <text:p>1.7.0 about when we're going to move of</text:p>
            <text:p>f of Hadoop 1, and when we'll </text:p>
            <text:p>start using Java 7 source.</text:p>
            <text:p/>
            <text:p>rb</text:p>
            <text:p/>
            <text:p/>
            <text:p/>
            <text:p>-- </text:p>
            <text:p>Ryan Blue</text:p>
            <text:p>Software Enginee</text:p>
            <text:p>r</text:p>
            <text:p>Cloudera, Inc.</text:p>
            <text:p/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492611</text:p>
          </table:table-cell>
          <table:table-cell office:value-type="string">
            <text:p>Hy Ryan,</text:p>
            <text:p>I found no document explaining how Parquet is tested with Hadoop 2 .</text:p>
            <text:p>Would you mind po</text:p>
            <text:p>inting me to a document explaining how you test ? and what are these "shims" you use ?</text:p>
            <text:p>I need t</text:p>
            <text:p>o check that Parquet works fine with Hadoop version 2.6.6 and, for now, I do not know how to do</text:p>
            <text:p>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492631</text:p>
          </table:table-cell>
          <table:table-cell office:value-type="string">
            <text:p>Tony, what you're looking for is our Travis CI configuration: [{{.travis.yml}}|https://github.c</text:p>
            <text:p>om/apache/incubator-parquet-mr/blob/master/.travis.yml]</text:p>
            <text:p/>
            <text:p>That has the build setup (install prot</text:p>
            <text:p>oc and thrift) and shows the commands for running tests. If you want to test with a specific co</text:p>
            <text:p>nfiguration, just add a profile like hadoop-2 with those versions.</text:p>
          </table:table-cell>
          <table:table-cell table:number-columns-repeated="1019"/>
        </table:table-row>
        <table:table-row table:style-name="ro59">
          <table:table-cell table:number-columns-repeated="3"/>
          <table:table-cell office:value-type="string">
            <text:p>14493860</text:p>
          </table:table-cell>
          <table:table-cell office:value-type="string">
            <text:p>Thanks for the link !</text:p>
            <text:p>Running the compilation and tests are described here, that works pefectly</text:p>
            <text:p><text:s/>fine in my PPC64LE/RHEL7.1/OpenJDK environment :</text:p>
            <text:p/>
            <text:p>24</text:p>
            <text:p>Module <text:s text:c="34"/></text:p>
            <text:p><text:s text:c="16"/>Total Failure Error Skipped</text:p>
            <text:p>---------------------------------------------------</text:p>
            <text:p>---------------------------------</text:p>
            <text:p>Apache Parquet Common (Incubating) 1.6.0 <text:s text:c="20"/></text:p>
            <text:p>4 <text:s text:c="4"/>0 <text:s text:c="4"/>0 <text:s text:c="4"/>0</text:p>
            <text:p>Apache Parquet Generator (Incubating) 1.6.0 <text:s text:c="17"/>0 <text:s text:c="4"/>0 <text:s text:c="4"/>0 </text:p>
            <text:p><text:s text:c="4"/>0</text:p>
            <text:p>Apache Parquet Encodings (Incubating) 1.6.0 <text:s text:c="16"/>29 <text:s text:c="4"/>0 <text:s text:c="4"/>0 <text:s text:c="4"/>0</text:p>
            <text:p>Apache P</text:p>
            <text:p>arquet Column (Incubating) 1.6.0 <text:s text:c="18"/>174 <text:s text:c="4"/>0 <text:s text:c="4"/>0 <text:s text:c="4"/>1</text:p>
            <text:p>Apache Parquet Jackson</text:p>
            <text:p><text:s/>(Incubating) 1.6.0 <text:s text:c="19"/>0 <text:s text:c="4"/>0 <text:s text:c="4"/>0 <text:s text:c="4"/>0</text:p>
            <text:p>Apache Parquet Hadoop (Incubating) 1</text:p>
            <text:p>.6.0 <text:s text:c="19"/>78 <text:s text:c="4"/>0 <text:s text:c="4"/>0 <text:s text:c="4"/>0</text:p>
            <text:p>Apache Parquet Avro (Incubating) 1.6.0 <text:s text:c="11"/></text:p>
            <text:p><text:s text:c="10"/>42 <text:s text:c="4"/>0 <text:s text:c="4"/>0 <text:s text:c="4"/>2</text:p>
            <text:p>Parquet Benchmarks 1.6.0 <text:s text:c="36"/>0 <text:s/></text:p>
            <text:p><text:s text:c="3"/>0 <text:s text:c="4"/>0 <text:s text:c="4"/>0</text:p>
            <text:p>Apache Parquet Pig (Incubating) 1.6.0 <text:s text:c="22"/>35 <text:s text:c="4"/>0 <text:s text:c="4"/>0 <text:s text:c="3"/></text:p>
            <text:p><text:s/>0</text:p>
            <text:p>Apache Parquet Thrift (Incubating) 1.6.0 <text:s text:c="19"/>67 <text:s text:c="4"/>0 <text:s text:c="4"/>0 <text:s text:c="4"/>0</text:p>
            <text:p>Apache Parq</text:p>
            <text:p>uet Cascading (Incubating) 1.6.0 <text:s text:c="17"/>5 <text:s text:c="4"/>0 <text:s text:c="4"/>0 <text:s text:c="4"/>0</text:p>
            <text:p>Apache Parquet Pig Bundle</text:p>
            <text:p><text:s/>(Incubating) 1.6.0 <text:s text:c="16"/>0 <text:s text:c="4"/>0 <text:s text:c="4"/>0 <text:s text:c="4"/>0</text:p>
            <text:p>Apache Parquet Protobuf (Incubating) 1.</text:p>
            <text:p>6.0 <text:s text:c="17"/>16 <text:s text:c="4"/>0 <text:s text:c="4"/>0 <text:s text:c="4"/>0</text:p>
            <text:p>Apache Parquet Scala (Incubating) 1.6.0 <text:s text:c="13"/></text:p>
            <text:p><text:s text:c="8"/>3 <text:s text:c="4"/>0 <text:s text:c="4"/>0 <text:s text:c="4"/>0</text:p>
            <text:p>Apache Parquet Scrooge (Incubating) 1.6.0 <text:s text:c="18"/>16 <text:s text:c="4"/></text:p>
            <text:p>0 <text:s text:c="4"/>0 <text:s text:c="4"/>0</text:p>
            <text:p>Apache Parquet Hadoop Bundle (Incubating) 1.6.0 <text:s text:c="13"/>0 <text:s text:c="4"/>0 <text:s text:c="4"/>0 <text:s text:c="4"/>0</text:p>
            <text:p/>
            <text:p>Apache Parquet Hive Binding Interface (Incubating) 1.6.0 <text:s text:c="4"/>0 <text:s text:c="4"/>0 <text:s text:c="4"/>0 <text:s text:c="4"/>0</text:p>
            <text:p>Apache Parquet</text:p>
            <text:p><text:s/>Hive 0.10 Binding (Incubating) 1.6.0 <text:s text:c="9"/>0 <text:s text:c="4"/>0 <text:s text:c="4"/>0 <text:s text:c="4"/>0</text:p>
            <text:p>Apache Parquet Hive 0.12 Bin</text:p>
            <text:p>ding (Incubating) 1.6.0 <text:s text:c="9"/>0 <text:s text:c="4"/>0 <text:s text:c="4"/>0 <text:s text:c="4"/>0</text:p>
            <text:p>Apache Parquet Hive Binding Factory (Incub</text:p>
            <text:p>ating) 1.6.0 <text:s text:c="5"/>10 <text:s text:c="4"/>0 <text:s text:c="4"/>0 <text:s text:c="4"/>0</text:p>
            <text:p>Apache Parquet Hive Binding Bundle (Incubating) 1.6.0 <text:s text:c="2"/></text:p>
            <text:p><text:s text:c="5"/>0 <text:s text:c="4"/>0 <text:s text:c="4"/>0 <text:s text:c="4"/>0</text:p>
            <text:p>Parquet Hive Storage Handler 1.6.0 <text:s text:c="25"/>31 <text:s text:c="4"/>0 <text:s/></text:p>
            <text:p><text:s text:c="3"/>0 <text:s text:c="4"/>0</text:p>
            <text:p>Apache Parquet Hive Bundle (Incubating) 1.6.0 <text:s text:c="15"/>0 <text:s text:c="4"/>0 <text:s text:c="4"/>0 <text:s text:c="4"/>0</text:p>
            <text:p>Apa</text:p>
            <text:p>che Parquet Tools (Incubating) 1.6.0 <text:s text:c="21"/>0 <text:s text:c="4"/>0 <text:s text:c="4"/>0 <text:s text:c="4"/>0</text:p>
            <text:p>-----------------</text:p>
            <text:p>-------------------------------------------------------------------</text:p>
            <text:p><text:s text:c="27"/></text:p>
            <text:p><text:s text:c="22"/>Total <text:s text:c="4"/>510 <text:s text:c="4"/>0 <text:s text:c="4"/>0 <text:s text:c="4"/>3</text:p>
            <text:p/>
            <text:p>So, I will close this defect very soon.</text:p>
            <text:p/>
            <text:p/>
            <text:p/>
            <text:p>However, looking at: https://github.com/apache/incubator-parquet-mr <text:s/>README.md part, Folowing</text:p>
            <text:p><text:s/>link: "The build runs in Travis CI: Build Status". I see that job https://travis-ci.org/Parque</text:p>
            <text:p>t/parquet-mr/jobs/57383239 (from https://travis-ci.org/Parquet/parquet-mr : (1571.2 -Phadoop-2)</text:p>
            <text:p>) failed :</text:p>
            <text:p>8890 <text:s/>Apr 6, 2015 8:08:09 PM WARNING: parquet.hadoop.codec.CodecConfig: codec class </text:p>
            <text:p>not found: Compression codec unexistedCodec was not found.</text:p>
            <text:p>Only 205 tests were run.</text:p>
            <text:p>However, lo</text:p>
            <text:p>oking at 1571.1 (HADOOP_PROFILE=default), it is the same.</text:p>
            <text:p/>
            <text:p/>
            <text:p>I see that tag parquet-1.6.0rc7 see</text:p>
            <text:p>ms to be the official 1.6.0 version. When do you plan to finalize it ?</text:p>
            <text:p/>
            <text:p>Thanks for your help !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494389</text:p>
          </table:table-cell>
          <table:table-cell office:value-type="string">
            <text:p>The link in the README needs to be updated. The Travis CI project is https://travis-ci.org/apac</text:p>
            <text:p>he/incubator-parquet-mr</text:p>
            <text:p/>
            <text:p>The 1.6.0 release is tracked by PARQUET-211 and we're currently voting</text:p>
            <text:p><text:s/>on a release candidate. It should be out sometime tomorrow, assuming we don't find a blocker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495875</text:p>
          </table:table-cell>
          <table:table-cell office:value-type="string">
            <text:p>Looking at: https://travis-ci.org/apache/incubator-parquet-mr <text:s/>it appears that only 10,000 line</text:p>
            <text:p>s of log are stored, showing result of only about 283 tests.</text:p>
            <text:p/>
            <text:p>OK. I will look at <text:s/>PARQUET-211 t</text:p>
            <text:p>omorrow.</text:p>
            <text:p/>
            <text:p>Thx 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09177</text:p>
          </table:table-cell>
          <table:table-cell office:value-type="string">
            <text:p>Not an issue.</text:p>
            <text:p>1) Build without -P</text:p>
            <text:p>2° Run tests with -P hadoop-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19537</text:p>
          </table:table-cell>
          <table:table-cell office:value-type="string">
            <text:p>PARQUET-248</text:p>
          </table:table-cell>
          <table:table-cell office:value-type="string">
            <text:p>Simplify ParquetWriters's constructor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4487686</text:p>
          </table:table-cell>
          <table:table-cell office:value-type="string">
            <text:p>I built one of these in the parquet-avro reflect support: https://github.com/apache/incubator-p</text:p>
            <text:p>arquet-mr/pull/165</text:p>
            <text:p/>
            <text:p>It's built to allow moving it eventually into parquet-hadoop and implementi</text:p>
            <text:p>ng subclasses for the object models (that's why there is a {{getReadSupport}} method)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51340</text:p>
          </table:table-cell>
          <table:table-cell office:value-type="string">
            <text:p>Linking to PR #199 with a builder implementation. There is only a concrete builder for parquet-</text:p>
            <text:p>avro. Other object models will need to add builder class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01501</text:p>
          </table:table-cell>
          <table:table-cell office:value-type="string">
            <text:p>Added a builder class that can be extended by object mode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19227</text:p>
          </table:table-cell>
          <table:table-cell office:value-type="string">
            <text:p>PARQUET-247</text:p>
          </table:table-cell>
          <table:table-cell office:value-type="string">
            <text:p>Add DATE mapping in ValidTypeMap of filter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484944</text:p>
          </table:table-cell>
          <table:table-cell office:value-type="string">
            <text:p>PR: https://github.com/apache/incubator-parquet-mr/pull/169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923149</text:p>
          </table:table-cell>
          <table:table-cell office:value-type="string">
            <text:p>Since PARQUET-201 was resolved by removing OriginalType from the type check, I don't think this</text:p>
            <text:p><text:s/>Jira is an outstanding issue and blocker for Hive Parquet PPD any more, hence I resolve it. Fe</text:p>
            <text:p>el free to reopen if I was wrong.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6923152</text:p>
          </table:table-cell>
          <table:table-cell office:value-type="string">
            <text:p>nandorKollar commented on pull request #169: PARQUET-247: Add DATE mapping in ValidTypeMap of f</text:p>
            <text:p>ilter2</text:p>
            <text:p>URL: https://github.com/apache/parquet-mr/pull/169</text:p>
            <text:p><text:s/></text:p>
            <text:p><text:s/></text:p>
            <text:p><text:s text:c="3"/></text:p>
            <text:p><text:s/></text:p>
            <text:p>---------------------------</text:p>
            <text:p>-------------------------------------</text:p>
            <text:p>This is an automated message from the Apache Git Service.</text:p>
            <text:p/>
            <text:p>To respond to the message, please log on to GitHub and use the</text:p>
            <text:p>URL above to go to the specific</text:p>
            <text:p><text:s/>comment.</text:p>
            <text:p><text:s/></text:p>
            <text:p>For queries about this service, please contact Infrastructure at:</text:p>
            <text:p>users@infra.apach</text:p>
            <text:p>e.org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19219</text:p>
          </table:table-cell>
          <table:table-cell office:value-type="string">
            <text:p>PARQUET-246</text:p>
          </table:table-cell>
          <table:table-cell office:value-type="string">
            <text:p>ArrayIndexOutOfBoundsException with Parquet write version v2</text:p>
          </table:table-cell>
          <table:table-cell table:number-columns-repeated="1021"/>
        </table:table-row>
        <table:table-row table:style-name="ro23">
          <table:table-cell table:number-columns-repeated="3"/>
          <table:table-cell office:value-type="string">
            <text:p>14484975</text:p>
          </table:table-cell>
          <table:table-cell office:value-type="string">
            <text:p>When the exception occurred in DeltaByteArrayReader.readBytes method:</text:p>
            <text:p>- previous = Binary{0 byt</text:p>
            <text:p>es, []}</text:p>
            <text:p>- prefixLength = 1</text:p>
            <text:p/>
            <text:p>Could it be because the same DeltaByteArrayWriter was reused across</text:p>
            <text:p><text:s/>multiple pages?</text:p>
            <text:p/>
            <text:p/>
          </table:table-cell>
          <table:table-cell table:number-columns-repeated="1019"/>
        </table:table-row>
        <table:table-row table:style-name="ro60">
          <table:table-cell table:number-columns-repeated="3"/>
          <table:table-cell office:value-type="string">
            <text:p>14484997</text:p>
          </table:table-cell>
          <table:table-cell office:value-type="string">
            <text:p>The following pull request seems to fix the problem: https://github.com/apache/incubator-parque</text:p>
            <text:p>t-mr/pull/171</text:p>
            <text:p/>
            <text:p>The following code can be used to generate problematic parquet file:</text:p>
            <text:p/>
            <text:p>{code}</text:p>
            <text:p>imp</text:p>
            <text:p>ort java.io.File;</text:p>
            <text:p/>
            <text:p>import org.apache.avro.Schema;</text:p>
            <text:p>import org.apache.avro.generic.GenericData;</text:p>
            <text:p>i</text:p>
            <text:p>mport org.apache.avro.generic.GenericRecord;</text:p>
            <text:p>import org.apache.hadoop.conf.Configuration;</text:p>
            <text:p>impor</text:p>
            <text:p>t org.apache.hadoop.fs.Path;</text:p>
            <text:p/>
            <text:p>import parquet.column.ParquetProperties.WriterVersion;</text:p>
            <text:p>import par</text:p>
            <text:p>quet.hadoop.ParquetWriter;</text:p>
            <text:p>import parquet.hadoop.api.WriteSupport;</text:p>
            <text:p>import parquet.hadoop.metada</text:p>
            <text:p>ta.CompressionCodecName;</text:p>
            <text:p/>
            <text:p>public class Test {</text:p>
            <text:p><text:tab/> <text:s/>@SuppressWarnings("unchecked")</text:p>
            <text:p><text:tab/> <text:s/>private stat</text:p>
            <text:p>ic &lt;T&gt; WriteSupport&lt;T&gt; writeSupport(Schema avroSchema) {</text:p>
            <text:p><text:tab/> <text:s text:c="3"/>return (WriteSupport&lt;T&gt;) new Avro</text:p>
            <text:p>WriteSupport(</text:p>
            <text:p><text:tab/> <text:s text:c="7"/>new AvroSchemaConverter().convert(avroSchema), avroSchema);</text:p>
            <text:p><text:tab/> <text:s/>}</text:p>
            <text:p><text:tab/></text:p>
            <text:p><text:tab/>publ</text:p>
            <text:p>ic static void main(String[] args) throws Exception {</text:p>
            <text:p><text:tab/><text:tab/>Schema schema = new Schema.Parser().par</text:p>
            <text:p>se("{\"type\":\"record\",\"name\":\"A\",\"namespace\":\"B\",\"fields\":[{\"name\":\"id\",\"type</text:p>
            <text:p>\":\"string\"}]}");</text:p>
            <text:p><text:tab/><text:tab/></text:p>
            <text:p><text:tab/><text:tab/>new File("C:/Temp/test.parquet").delete();</text:p>
            <text:p><text:tab/><text:tab/>Path outputPath = new Pat</text:p>
            <text:p>h("C:/Temp/test.parquet");</text:p>
            <text:p><text:tab/><text:tab/></text:p>
            <text:p><text:tab/><text:tab/>ParquetWriter&lt;GenericRecord&gt; parquetOut = new ParquetWriter&lt;Gen</text:p>
            <text:p>ericRecord&gt;(outputPath,</text:p>
            <text:p><text:tab/><text:tab/><text:tab/><text:tab/>Test.&lt;GenericRecord&gt;writeSupport(schema),</text:p>
            <text:p><text:tab/><text:tab/><text:tab/><text:tab/>CompressionCodecName.</text:p>
            <text:p>SNAPPY,</text:p>
            <text:p><text:tab/><text:tab/><text:tab/><text:tab/>ParquetWriter.DEFAULT_BLOCK_SIZE, ParquetWriter.DEFAULT_PAGE_SIZE, ParquetWriter.DE</text:p>
            <text:p>FAULT_PAGE_SIZE,</text:p>
            <text:p><text:tab/><text:tab/><text:tab/><text:tab/>true, // enable dictionary</text:p>
            <text:p><text:tab/><text:tab/><text:tab/><text:tab/>false, // validating</text:p>
            <text:p><text:tab/><text:tab/><text:tab/><text:tab/>WriterVersion.PARQ</text:p>
            <text:p>UET_2_0,</text:p>
            <text:p><text:tab/><text:tab/><text:tab/><text:tab/>new Configuration());</text:p>
            <text:p><text:tab/><text:tab/></text:p>
            <text:p><text:tab/><text:tab/>for (int i = 0; i &lt; 100000; i++) {</text:p>
            <text:p><text:tab/><text:tab/><text:tab/>GenericRecord rec</text:p>
            <text:p>ord = new GenericData.Record(schema);</text:p>
            <text:p><text:tab/><text:tab/><text:tab/>record.put("id", "a" + i);</text:p>
            <text:p><text:tab/><text:tab/><text:tab/>parquetOut.write(record)</text:p>
            <text:p>;</text:p>
            <text:p><text:tab/><text:tab/>}</text:p>
            <text:p/>
            <text:p><text:tab/><text:tab/>parquetOut.close();</text:p>
            <text:p><text:tab/>}</text:p>
            <text:p>}</text:p>
            <text:p/>
            <text:p>{code}</text:p>
            <text:p/>
            <text:p>When dumping the created file using dump command fro</text:p>
            <text:p>m parquet tools an exception is shown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89996</text:p>
          </table:table-cell>
          <table:table-cell office:value-type="string">
            <text:p>Issue resolved by pull request 171</text:p>
            <text:p>[https://github.com/apache/parquet-mr/pull/171]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90045</text:p>
          </table:table-cell>
          <table:table-cell office:value-type="string">
            <text:p>Should we also update the read side so we can recover data written with this bug? Does this hap</text:p>
            <text:p>pen when reading the entire file, or just when reading from a middle row group in MR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90272</text:p>
          </table:table-cell>
          <table:table-cell office:value-type="string">
            <text:p>[~rdblue] Yes, a read-side fix would be *very* helpful so we can read files corrupted by this b</text:p>
            <text:p>ug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590353</text:p>
          </table:table-cell>
          <table:table-cell office:value-type="string">
            <text:p>[~michael] can you answer my questions about this? When does this happen? Whenever you read a f</text:p>
            <text:p>ile like this? If so, then we need to add support (with a flag) to initialize the delta byte ar</text:p>
            <text:p>ray from the last value in the last page/row group. That would mean we also need to keep it aro</text:p>
            <text:p>und and throw an exception if it isn't present (if you were reading from the middle of the file</text:p>
            <text:p>, we can't back up to get it right). I think data recovery needs to be part of the solution for</text:p>
            <text:p><text:s/>this.</text:p>
          </table:table-cell>
          <table:table-cell table:number-columns-repeated="1019"/>
        </table:table-row>
        <table:table-row table:style-name="ro41">
          <table:table-cell table:number-columns-repeated="3"/>
          <table:table-cell office:value-type="string">
            <text:p>14590400</text:p>
          </table:table-cell>
          <table:table-cell office:value-type="string">
            <text:p>Hi [~rdblue]. Sorry, I'm still wrapping my head around this problem. I'm just at the point wher</text:p>
            <text:p>e I have a parquet file I can't read with the parquet-dump command. This is what I'm seeing so </text:p>
            <text:p>far:</text:p>
            <text:p/>
            <text:p>{noformat}</text:p>
            <text:p>[msa@50-204-120-228-static chunk=1434499205000-1434499920000]$ parquet-dump -m</text:p>
            <text:p><text:s/>--debug part-r-00001.parquet &gt; part-r-00001.parquet.dump.rc7</text:p>
            <text:p>parquet.io.ParquetDecodingExcepti</text:p>
            <text:p>on: Can't read value in column [response, seatbid, array, bid, array, adm] BINARY at value 201 </text:p>
            <text:p>out of 8794, 1 out of 200 in currentPage. repetition level: 0, definition level: 6</text:p>
            <text:p><text:tab/>at parquet.</text:p>
            <text:p>column.impl.ColumnReaderImpl.readValue(ColumnReaderImpl.java:462)</text:p>
            <text:p><text:tab/>at parquet.column.impl.Colum</text:p>
            <text:p>nReaderImpl.getBinary(ColumnReaderImpl.java:410)</text:p>
            <text:p><text:tab/>at parquet.tools.command.DumpCommand.dump(Dum</text:p>
            <text:p>pCommand.java:291)</text:p>
            <text:p><text:tab/>at parquet.tools.command.DumpCommand.dump(DumpCommand.java:218)</text:p>
            <text:p><text:tab/>at parquet</text:p>
            <text:p>.tools.command.DumpCommand.execute(DumpCommand.java:139)</text:p>
            <text:p><text:tab/>at parquet.tools.Main.main(Main.java:</text:p>
            <text:p>222)</text:p>
            <text:p>Caused by: java.lang.ArrayIndexOutOfBoundsException</text:p>
            <text:p><text:tab/>at parquet.column.values.deltastrings</text:p>
            <text:p>.DeltaByteArrayReader.readBytes(DeltaByteArrayReader.java:70)</text:p>
            <text:p><text:tab/>at parquet.column.impl.ColumnRea</text:p>
            <text:p>derImpl$2$6.read(ColumnReaderImpl.java:307)</text:p>
            <text:p><text:tab/>at parquet.column.impl.ColumnReaderImpl.readValue(</text:p>
            <text:p>ColumnReaderImpl.java:458)</text:p>
            <text:p><text:tab/>... 5 more</text:p>
            <text:p>Can't read value in column [response, seatbid, array, bi</text:p>
            <text:p>d, array, adm] BINARY at value 201 out of 8794, 1 out of 200 in currentPage. repetition level: </text:p>
            <text:p>0, definition level: 6</text:p>
            <text:p>{noformat}</text:p>
            <text:p/>
            <text:p>This parquet file has a single row group. I haven't yet dete</text:p>
            <text:p>rmined whether this is affecting all of the files we have or just some. LMK if there's anything</text:p>
            <text:p><text:s/>else about this file you'd like me to send, like a metadata dump. Alternatively, I believe I c</text:p>
            <text:p>an send you the file itself if you'd like to see it. I would have to double check from the high</text:p>
            <text:p>er ups. The file itself is only 3.9 MB. I could put it in a dropbox or something.</text:p>
            <text:p/>
            <text:p>Cheers.</text:p>
          </table:table-cell>
          <table:table-cell table:number-columns-repeated="1019"/>
        </table:table-row>
        <table:table-row table:style-name="ro61">
          <table:table-cell table:number-columns-repeated="3"/>
          <table:table-cell office:value-type="string">
            <text:p>14590497</text:p>
          </table:table-cell>
          <table:table-cell office:value-type="string">
            <text:p>I have the same error using one of the files generated by parquet-benchmarks.</text:p>
            <text:p/>
            <text:p>First, parquet-b</text:p>
            <text:p>enchmark read fails due to the PARQUET-152 issue. I skipped PARQUET-152 issue by writing the ne</text:p>
            <text:p>w files with a dictionary page size equals to the byte array size. After that, the read fails w</text:p>
            <text:p>ith the same error on this ticket:</text:p>
            <text:p/>
            <text:p>{noformat}</text:p>
            <text:p>org.apache.parquet.io.ParquetDecodingException: </text:p>
            <text:p>Can not read value at 188801 in block 0 in file file:/opt/local/parquet/upstream/parquet-mr/par</text:p>
            <text:p>quet-benchmarks/target/tests/ParquetBenchmarks/PARQUET-1M-BS256M_PS4M</text:p>
            <text:p><text:s text:c="8"/>at org.apache.par</text:p>
            <text:p>quet.hadoop.InternalParquetRecordReader.nextKeyValue(InternalParquetRecordReader.java:240)</text:p>
            <text:p><text:s text:c="4"/></text:p>
            <text:p><text:s text:c="4"/>at org.apache.parquet.hadoop.ParquetReader.read(ParquetReader.java:124)</text:p>
            <text:p><text:s text:c="8"/>at org.apac</text:p>
            <text:p>he.parquet.benchmarks.ReadBenchmarks.read(ReadBenchmarks.java:40)</text:p>
            <text:p><text:s text:c="8"/>at org.apache.parquet</text:p>
            <text:p>.benchmarks.ReadBenchmarks.read1MRowsBS256MPS4MUncompressed(ReadBenchmarks.java:64)</text:p>
            <text:p><text:s text:c="8"/>at </text:p>
            <text:p>org.apache.parquet.benchmarks.generated.ReadBenchmarks_read1MRowsBS256MPS4MUncompressed.read1MR</text:p>
            <text:p>owsBS256MPS4MUncompressed_avgt_jmhStub(ReadBenchmarks_read1MRowsBS256MPS4MUncompressed.java:170</text:p>
            <text:p>)</text:p>
            <text:p><text:s text:c="8"/>at org.apache.parquet.benchmarks.generated.ReadBenchmarks_read1MRowsBS256MPS4MUncompr</text:p>
            <text:p>essed.read1MRowsBS256MPS4MUncompressed_AverageTime(ReadBenchmarks_read1MRowsBS256MPS4MUncompres</text:p>
            <text:p>sed.java:134)</text:p>
            <text:p><text:s text:c="8"/>at sun.reflect.NativeMethodAccessorImpl.invoke0(Native Method)</text:p>
            <text:p><text:s text:c="8"/>at</text:p>
            <text:p><text:s/>sun.reflect.NativeMethodAccessorImpl.invoke(NativeMethodAccessorImpl.java:57)</text:p>
            <text:p><text:s text:c="8"/>at sun.r</text:p>
            <text:p>eflect.DelegatingMethodAccessorImpl.invoke(DelegatingMethodAccessorImpl.java:43)</text:p>
            <text:p><text:s text:c="8"/>at jav</text:p>
            <text:p>a.lang.reflect.Method.invoke(Method.java:606)</text:p>
            <text:p><text:s text:c="8"/>at org.openjdk.jmh.runner.BenchmarkHandle</text:p>
            <text:p>r$BenchmarkTask.call(BenchmarkHandler.java:452)</text:p>
            <text:p><text:s text:c="8"/>at org.openjdk.jmh.runner.BenchmarkHand</text:p>
            <text:p>ler$BenchmarkTask.call(BenchmarkHandler.java:434)</text:p>
            <text:p><text:s text:c="8"/>at java.util.concurrent.FutureTask.ru</text:p>
            <text:p>n(FutureTask.java:262)</text:p>
            <text:p><text:s text:c="8"/>at java.util.concurrent.ThreadPoolExecutor.runWorker(ThreadPoolE</text:p>
            <text:p>xecutor.java:1145)</text:p>
            <text:p><text:s text:c="8"/>at java.util.concurrent.ThreadPoolExecutor$Worker.run(ThreadPoolExec</text:p>
            <text:p>utor.java:615)</text:p>
            <text:p><text:s text:c="8"/>at java.lang.Thread.run(Thread.java:745)</text:p>
            <text:p>Caused by: org.apache.parquet.i</text:p>
            <text:p>o.ParquetDecodingException: Can't read value in column [binary_field] BINARY at value 188801 ou</text:p>
            <text:p>t of 1000000, 1 out of 94400 in currentPage. repetition level: 0, definition level: 0</text:p>
            <text:p><text:s text:c="8"/>a</text:p>
            <text:p>t org.apache.parquet.column.impl.ColumnReaderImpl.readValue(ColumnReaderImpl.java:462)</text:p>
            <text:p><text:s text:c="8"/></text:p>
            <text:p>at org.apache.parquet.column.impl.ColumnReaderImpl.writeCurrentValueToConverter(ColumnReaderImp</text:p>
            <text:p>l.java:364)</text:p>
            <text:p><text:s text:c="8"/>at org.apache.parquet.io.RecordReaderImplementation.read(RecordReaderImplem</text:p>
            <text:p>entation.java:405)</text:p>
            <text:p><text:s text:c="8"/>at org.apache.parquet.hadoop.InternalParquetRecordReader.nextKeyValu</text:p>
            <text:p>e(InternalParquetRecordReader.java:215)</text:p>
            <text:p><text:s text:c="8"/>... 15 more</text:p>
            <text:p>Caused by: java.lang.ArrayIndexOutO</text:p>
            <text:p>fBoundsException</text:p>
            <text:p><text:s text:c="8"/>at org.apache.parquet.column.values.deltastrings.DeltaByteArrayReader.</text:p>
            <text:p>readBytes(DeltaByteArrayReader.java:70)</text:p>
            <text:p><text:s text:c="8"/>at org.apache.parquet.column.impl.ColumnReaderI</text:p>
            <text:p>mpl$2$6.read(ColumnReaderImpl.java:307)</text:p>
            <text:p><text:s text:c="8"/>at org.apache.parquet.column.impl.ColumnReaderI</text:p>
            <text:p>mpl.readValue(ColumnReaderImpl.java:458)</text:p>
            <text:p><text:s text:c="8"/>... 18 more</text:p>
            <text:p>{noformat}</text:p>
            <text:p/>
            <text:p>I'll help investigatin</text:p>
            <text:p>g this issue. I am working on updating some benchmark tests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590837</text:p>
          </table:table-cell>
          <table:table-cell office:value-type="string">
            <text:p>Here's a pull request to read files written with the issue.</text:p>
            <text:p>https://github.com/apache/parquet-m</text:p>
            <text:p>r/pull/171</text:p>
            <text:p/>
            <text:p>Please review. Seems it is working correctly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591390</text:p>
          </table:table-cell>
          <table:table-cell office:value-type="string">
            <text:p>[~spena] Thanks for helping with this. I'll give your patch a try in the morning.</text:p>
            <text:p/>
            <text:p>BTW, I think</text:p>
            <text:p><text:s/>you meant to link to https://github.com/apache/parquet-mr/pull/217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92162</text:p>
          </table:table-cell>
          <table:table-cell office:value-type="string">
            <text:p>[~spena] I tried your patch and was able to successfully dump my previously unreadable parquet </text:p>
            <text:p>file. Thanks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620902</text:p>
          </table:table-cell>
          <table:table-cell office:value-type="string">
            <text:p>Merged [#235|https://github.com/apache/parquet-mr/pull/235] to read data written with this bug.</text:p>
            <text:p><text:s/>This will fail MR jobs unless "parquet.split.files" is set to false because data must be read </text:p>
            <text:p>sequentially from the start of the fil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20905</text:p>
          </table:table-cell>
          <table:table-cell office:value-type="string">
            <text:p>Closing this now that the read side has a fix. Thanks Konstantin, Sergio, Alex, and Tianshuo fo</text:p>
            <text:p>r all your work getting this resolved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620908</text:p>
          </table:table-cell>
          <table:table-cell office:value-type="string">
            <text:p>Thanks everyone for your awesome work on this. [~rdblue] to make sure I understand correctly, w</text:p>
            <text:p>ill setting {{parquet.split.files=false}} read all parquet files sequentially or only the ones </text:p>
            <text:p>with the defective encoding?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620919</text:p>
          </table:table-cell>
          <table:table-cell office:value-type="string">
            <text:p>The {{parquet.split.files}} option will read all files sequentially. You'll get one task per fi</text:p>
            <text:p>le instead of one task per input split (HDFS block). The reason is that we can't detect this si</text:p>
            <text:p>tuation while calculating splits without reading the file metadata to determine what version of</text:p>
            <text:p><text:s/>Parquet wrote the file and whether it uses the delta byte array encoding. That would mean read</text:p>
            <text:p>ing the footers on the task side, which is a bottleneck that we just fixed in PARQUET-139. Basi</text:p>
            <text:p>cally, reading the footers to plan splits doesn't scale well enough. So the compromise is to de</text:p>
            <text:p>tect when a job would read corrupt data and fail those tasks with a message that tells you how </text:p>
            <text:p>to avoid the problem. It isn't ideal, but luckily this encoding wasn't very widely us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20935</text:p>
          </table:table-cell>
          <table:table-cell office:value-type="string">
            <text:p>Cool. Thanks [~rdblue]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19057</text:p>
          </table:table-cell>
          <table:table-cell office:value-type="string">
            <text:p>PARQUET-245</text:p>
          </table:table-cell>
          <table:table-cell office:value-type="string">
            <text:p>Travis CI runs tests even if build fail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18135</text:p>
          </table:table-cell>
          <table:table-cell office:value-type="string">
            <text:p>Merged #167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18912</text:p>
          </table:table-cell>
          <table:table-cell office:value-type="string">
            <text:p>PARQUET-244</text:p>
          </table:table-cell>
          <table:table-cell office:value-type="string">
            <text:p>DeltaByteArrayReader fails with ArrayIndexOutOfBoundsException when moving across pages</text:p>
          </table:table-cell>
          <table:table-cell table:number-columns-repeated="1021"/>
        </table:table-row>
        <table:table-row table:style-name="ro62">
          <table:table-cell table:number-columns-repeated="3"/>
          <table:table-cell office:value-type="string">
            <text:p>14483088</text:p>
          </table:table-cell>
          <table:table-cell office:value-type="string">
            <text:p>Stacktrace:</text:p>
            <text:p>{noformat}</text:p>
            <text:p>Exception in thread "main" parquet.io.ParquetDecodingException: Can not </text:p>
            <text:p>read value at 94400 in block 0 in file file:/home/abennett/parquet/bug/sample.par</text:p>
            <text:p><text:tab/>at parquet.h</text:p>
            <text:p>adoop.InternalParquetRecordReader.nextKeyValue(InternalParquetRecordReader.java:228)</text:p>
            <text:p><text:tab/>at parque</text:p>
            <text:p>t.hadoop.ParquetReader.read(ParquetReader.java:129)</text:p>
            <text:p><text:tab/>at in.alosh.garage.parquet.SimplestParquet</text:p>
            <text:p>Read$.main(SimplestParquetRead.scala:26)</text:p>
            <text:p><text:tab/>at in.alosh.garage.parquet.SimplestParquetRead.main(S</text:p>
            <text:p>implestParquetRead.scala)</text:p>
            <text:p><text:tab/>at sun.reflect.NativeMethodAccessorImpl.invoke0(Native Method)</text:p>
            <text:p><text:tab/>at s</text:p>
            <text:p>un.reflect.NativeMethodAccessorImpl.invoke(NativeMethodAccessorImpl.java:62)</text:p>
            <text:p><text:tab/>at sun.reflect.De</text:p>
            <text:p>legatingMethodAccessorImpl.invoke(DelegatingMethodAccessorImpl.java:43)</text:p>
            <text:p><text:tab/>at java.lang.reflect.M</text:p>
            <text:p>ethod.invoke(Method.java:483)</text:p>
            <text:p><text:tab/>at com.intellij.rt.execution.application.AppMain.main(AppMain.ja</text:p>
            <text:p>va:134)</text:p>
            <text:p>Caused by: parquet.io.ParquetDecodingException: Can't read value in column [message] BI</text:p>
            <text:p>NARY at value 94401 out of 100000, 1 out of 5600 in currentPage. repetition level: 0, definitio</text:p>
            <text:p>n level: 0</text:p>
            <text:p><text:tab/>at parquet.column.impl.ColumnReaderImpl.readValue(ColumnReaderImpl.java:464)</text:p>
            <text:p><text:tab/>at pa</text:p>
            <text:p>rquet.column.impl.ColumnReaderImpl.writeCurrentValueToConverter(ColumnReaderImpl.java:365)</text:p>
            <text:p><text:tab/>at </text:p>
            <text:p>parquet.io.RecordReaderImplementation.read(RecordReaderImplementation.java:418)</text:p>
            <text:p><text:tab/>at parquet.had</text:p>
            <text:p>oop.InternalParquetRecordReader.nextKeyValue(InternalParquetRecordReader.java:209)</text:p>
            <text:p><text:tab/>... 8 more</text:p>
            <text:p/>
            <text:p>Caused by: java.lang.ArrayIndexOutOfBoundsException</text:p>
            <text:p><text:tab/>at parquet.column.values.deltastrings.Delt</text:p>
            <text:p>aByteArrayReader.readBytes(DeltaByteArrayReader.java:70)</text:p>
            <text:p><text:tab/>at parquet.column.impl.ColumnReaderIm</text:p>
            <text:p>pl$2$6.read(ColumnReaderImpl.java:308)</text:p>
            <text:p><text:tab/>at parquet.column.impl.ColumnReaderImpl.readValue(Colum</text:p>
            <text:p>nReaderImpl.java:459)</text:p>
            <text:p><text:tab/>... 11 more</text:p>
            <text:p>{noformat}</text:p>
          </table:table-cell>
          <table:table-cell table:number-columns-repeated="1019"/>
        </table:table-row>
        <table:table-row table:style-name="ro63">
          <table:table-cell table:number-columns-repeated="3"/>
          <table:table-cell office:value-type="string">
            <text:p>14483098</text:p>
          </table:table-cell>
          <table:table-cell office:value-type="string">
            <text:p>Code to reproduce the bug. This will create a Parquet file that should contain a UTF-8 column s</text:p>
            <text:p>plit across multiple pages. The bug can be reproduced by reading this file from a sample progra</text:p>
            <text:p>m or via spark-shell.</text:p>
            <text:p>{code:title=Bug.java|borderStyle=solid}</text:p>
            <text:p><text:s text:c="4"/>public static void main(Strin</text:p>
            <text:p>g[] args) throws IOException {</text:p>
            <text:p><text:s text:c="8"/>String parquetFile = "file:///home/abennett/parquet/bug/</text:p>
            <text:p>sample.par";</text:p>
            <text:p><text:s text:c="8"/>String schema = "message Document { required binary message (UTF8); }";</text:p>
            <text:p><text:s text:c="2"/></text:p>
            <text:p><text:s text:c="6"/>WriteSupport&lt;Document&gt; writeSupport = new WriteSupport&lt;Document&gt;() {</text:p>
            <text:p><text:s text:c="12"/>RecordCo</text:p>
            <text:p>nsumer rec;</text:p>
            <text:p><text:s text:c="12"/>@Override</text:p>
            <text:p><text:s text:c="12"/>public WriteContext init(Configuration configurat</text:p>
            <text:p>ion) {</text:p>
            <text:p><text:s text:c="16"/>return new WriteContext(MessageTypeParser.parseMessageType(schema), new </text:p>
            <text:p>HashMap&lt;&gt;());</text:p>
            <text:p><text:s text:c="12"/>}</text:p>
            <text:p/>
            <text:p><text:s text:c="12"/>@Override</text:p>
            <text:p><text:s text:c="12"/>public void prepareForWrite(Reco</text:p>
            <text:p>rdConsumer recordConsumer) {</text:p>
            <text:p><text:s text:c="16"/>rec = recordConsumer;</text:p>
            <text:p><text:s text:c="12"/>}</text:p>
            <text:p/>
            <text:p><text:s text:c="12"/>@</text:p>
            <text:p>Override</text:p>
            <text:p><text:s text:c="12"/>public void write(Document document) {</text:p>
            <text:p><text:s text:c="16"/>rec.startMessage();</text:p>
            <text:p/>
            <text:p><text:s text:c="16"/>rec.startField("message", 0);</text:p>
            <text:p><text:s text:c="16"/>rec.addBinary(Binary.fromString(</text:p>
            <text:p>document.message));</text:p>
            <text:p><text:s text:c="16"/>rec.endField("message", 0);</text:p>
            <text:p><text:s text:c="16"/>rec.endMessage(</text:p>
            <text:p>);</text:p>
            <text:p/>
            <text:p><text:s text:c="12"/>}</text:p>
            <text:p><text:s text:c="8"/>};</text:p>
            <text:p><text:s text:c="8"/>ParquetWriter&lt;Document&gt; writer = new ParquetWriter&lt;Documen</text:p>
            <text:p>t&gt;(new Path(parquetFile), writeSupport, CompressionCodecName.SNAPPY,</text:p>
            <text:p><text:s text:c="16"/>ParquetWri</text:p>
            <text:p>ter.DEFAULT_BLOCK_SIZE, ParquetWriter.DEFAULT_PAGE_SIZE,</text:p>
            <text:p><text:s text:c="16"/>ParquetWriter.DEFAULT_</text:p>
            <text:p>PAGE_SIZE, true, false, ParquetProperties.WriterVersion.PARQUET_2_0);</text:p>
            <text:p><text:s text:c="8"/>Document doc = ne</text:p>
            <text:p>w Document();</text:p>
            <text:p><text:s text:c="8"/>for(int i = 0; i &lt; 100000; i++) {</text:p>
            <text:p><text:s text:c="12"/>doc.message = UUID.randomUU</text:p>
            <text:p>ID().toString();</text:p>
            <text:p><text:s text:c="12"/>writer.write(doc);</text:p>
            <text:p><text:s text:c="8"/>}</text:p>
            <text:p><text:s text:c="8"/>writer.close();</text:p>
            <text:p><text:s text:c="4"/>}</text:p>
            <text:p/>
            <text:p><text:s text:c="4"/>pr</text:p>
            <text:p>ivate static class Document {</text:p>
            <text:p><text:s text:c="8"/>String message;</text:p>
            <text:p><text:s text:c="4"/>}</text:p>
            <text:p>{code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18719</text:p>
          </table:table-cell>
          <table:table-cell office:value-type="string">
            <text:p>PARQUET-243</text:p>
          </table:table-cell>
          <table:table-cell office:value-type="string">
            <text:p>Add avro-reflect suppor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484261</text:p>
          </table:table-cell>
          <table:table-cell office:value-type="string">
            <text:p>Implemented in PR #165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48307</text:p>
          </table:table-cell>
          <table:table-cell office:value-type="string">
            <text:p>Merged #165. Thanks for the review, Tom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818646</text:p>
          </table:table-cell>
          <table:table-cell office:value-type="string">
            <text:p>PARQUET-242</text:p>
          </table:table-cell>
          <table:table-cell office:value-type="string">
            <text:p>AvroReadSupport.setAvroDataSupplier is broke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481488</text:p>
          </table:table-cell>
          <table:table-cell office:value-type="string">
            <text:p>Fixed in #161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8314</text:p>
          </table:table-cell>
          <table:table-cell office:value-type="string">
            <text:p>PARQUET-241</text:p>
          </table:table-cell>
          <table:table-cell office:value-type="string">
            <text:p>ParquetInputFormat.getFooters() should return in the same order as what listStatus() return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425995</text:p>
          </table:table-cell>
          <table:table-cell office:value-type="string">
            <text:p>What is your reasoning for needing this feature? Is that order useful for some reason?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4481552</text:p>
          </table:table-cell>
          <table:table-cell office:value-type="string">
            <text:p>I'm using ParquetInputFormat for my Spark job, and being able to set the precise order is cruci</text:p>
            <text:p>al in keeping the order information across persistence. For example, if you sort your data in S</text:p>
            <text:p>park and write it out to HDFS, part-00001 will have the largest rows. However, if part files ar</text:p>
            <text:p>e read in a rather arbitrary order by ParquetInputFormat, the order is not guaranteed when I re</text:p>
            <text:p>ad in those files.</text:p>
            <text:p/>
            <text:p>Another thing is consistency. Because of the footer cache, if I call .getSp</text:p>
            <text:p>lits() with the same input multiple times, it's only the first call that doesn't preserve the o</text:p>
            <text:p>rder, while the subsequent calls does (assuming all footers fit in the cache). Since this is fa</text:p>
            <text:p>irly easy to fix, I thought it's worth it.</text:p>
            <text:p/>
            <text:p>My preliminary commit is at https://github.com/ming</text:p>
            <text:p>yukim/incubator-parquet-mr/commit/eb2b5fc3a0509a6df00cd0d75ad4f5a3ddd3589d. I'll write unit tes</text:p>
            <text:p>t, clean things up (e.g. bug number is wrong currently) and submit a PR soo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82718</text:p>
          </table:table-cell>
          <table:table-cell office:value-type="string">
            <text:p>PR submitted at https://github.com/apache/incubator-parquet-mr/pull/16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86414</text:p>
          </table:table-cell>
          <table:table-cell office:value-type="string">
            <text:p>Hi [~rdblue], can you take a look at my PR or add someone to it for review? Thanks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977266</text:p>
          </table:table-cell>
          <table:table-cell office:value-type="string">
            <text:p>Does this affect actual data order shown on spark for example...eg. use collect() on an parquet</text:p>
            <text:p><text:s/>file as dataframe ... Hdfs seems preserving the order of data...Is order of data out of the sc</text:p>
            <text:p>ope of parquet?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977329</text:p>
          </table:table-cell>
          <table:table-cell office:value-type="string">
            <text:p>[~skonto], I think that most formats are consistent by accident, but that consistency isn't gua</text:p>
            <text:p>ranteed. This would probably make the collect result in Spark more consistent.</text:p>
          </table:table-cell>
          <table:table-cell table:number-columns-repeated="1019"/>
        </table:table-row>
        <table:table-row table:style-name="ro62">
          <table:table-cell table:number-columns-repeated="3"/>
          <table:table-cell office:value-type="string">
            <text:p>14978112</text:p>
          </table:table-cell>
          <table:table-cell office:value-type="string">
            <text:p>I suspected that...Is there some spec about the semantics regarding Parquet?</text:p>
            <text:p/>
            <text:p>Btw I built the p</text:p>
            <text:p>arquet 1.7.0 with the patch and didnt seem to have any effect at the spark level (built spark w</text:p>
            <text:p>ith the new library as well 1.5.1). Does listStatus return the correct order?</text:p>
            <text:p>I am checking wit</text:p>
            <text:p>h this code snippet:</text:p>
            <text:p><text:s/>import org.apache.spark.{SparkConf, SparkContext}</text:p>
            <text:p><text:s/>import org.apache.spar</text:p>
            <text:p>k.sql.SQLContext</text:p>
            <text:p><text:s/>import org.apache.spark.sql.functions._</text:p>
            <text:p><text:s/>import sqlContext.implicits._</text:p>
            <text:p><text:s/></text:p>
            <text:p/>
            <text:p>sc.</text:p>
            <text:p>makeRDD(1 to 100).sum</text:p>
            <text:p>case class Record(key: Int, value: String)</text:p>
            <text:p/>
            <text:p>val df = sc.parallelize((1 to</text:p>
            <text:p><text:s/>100).map(i =&gt; Record(i, s"val_$i"))).toDF()</text:p>
            <text:p>df.registerTempTable("records")</text:p>
            <text:p/>
            <text:p>sqlContext.sql("S</text:p>
            <text:p>ELECT * FROM records").collect().foreach(println)</text:p>
            <text:p>df.write.parquet("hdfs://localhost:8020/p2.pa</text:p>
            <text:p>rquet")</text:p>
            <text:p/>
            <text:p>val parquetFile = sqlContext.read.parquet("hdfs://localhost:8020/p2.parquet")</text:p>
            <text:p>parquetF</text:p>
            <text:p>ile.collect().foreach(println)</text:p>
            <text:p/>
            <text:p>If you do :</text:p>
            <text:p/>
            <text:p>...saveAsTextFile("hdfs://localhost:8020/result3.t</text:p>
            <text:p>xt")</text:p>
            <text:p/>
            <text:p>...sc.textFile("hdfs://localhost:8020/result3.txt")</text:p>
            <text:p/>
            <text:p>and print the results then order is </text:p>
            <text:p>preserved... I was looking at spark code too, i was not expecting much difference...</text:p>
            <text:p/>
            <text:p>Thanx!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978699</text:p>
          </table:table-cell>
          <table:table-cell office:value-type="string">
            <text:p>Building 1.7.0 shouldn't make a difference because this issue is still unresolved. There are sp</text:p>
            <text:p>ecs for Parquet, but nothing that covers this behavior. The order of listStatus probably depend</text:p>
            <text:p>s on the order files were created, like most file systems. This would only make it so that the </text:p>
            <text:p>order of footers is the same as the order of the file status array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981492</text:p>
          </table:table-cell>
          <table:table-cell office:value-type="string">
            <text:p>Merged #164. Thanks [~mkim] for the contribution!</text:p>
            <text:p/>
            <text:p>(And sorry this took so long. Next time, fee</text:p>
            <text:p>l free to ping the mailing list to remind us!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981542</text:p>
          </table:table-cell>
          <table:table-cell office:value-type="string">
            <text:p>Will do. Thanks for following up on my PR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8277</text:p>
          </table:table-cell>
          <table:table-cell office:value-type="string">
            <text:p>PARQUET-240</text:p>
          </table:table-cell>
          <table:table-cell office:value-type="string">
            <text:p>Typo in LIST logical type descrip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95836</text:p>
          </table:table-cell>
          <table:table-cell office:value-type="string">
            <text:p>Merged #25. Thanks for fixing this, [~colinmarc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8128</text:p>
          </table:table-cell>
          <table:table-cell office:value-type="string">
            <text:p>PARQUET-239</text:p>
          </table:table-cell>
          <table:table-cell office:value-type="string">
            <text:p>Make AvroParquetReader#builder() static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95205</text:p>
          </table:table-cell>
          <table:table-cell office:value-type="string">
            <text:p>Fixed in #158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84010</text:p>
          </table:table-cell>
          <table:table-cell office:value-type="string">
            <text:p>Merged! Thanks for reviewing, [~julienledem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8117</text:p>
          </table:table-cell>
          <table:table-cell office:value-type="string">
            <text:p>PARQUET-238</text:p>
          </table:table-cell>
          <table:table-cell office:value-type="string">
            <text:p>Unable to Install C++ Driver - reference to 'share_ptr' is ambiguou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95153</text:p>
          </table:table-cell>
          <table:table-cell office:value-type="string">
            <text:p>Are you using c++ 11? Is this clang?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395426</text:p>
          </table:table-cell>
          <table:table-cell office:value-type="string">
            <text:p>Yes</text:p>
            <text:p/>
            <text:p/>
            <text:p/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396365</text:p>
          </table:table-cell>
          <table:table-cell office:value-type="string">
            <text:p>Try putting boost:: before the ambiguous shared_ptr errors. </text:p>
            <text:p/>
            <text:p>We should probably require c++11 </text:p>
            <text:p>as it is pretty mature now but that might require some more work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07425</text:p>
          </table:table-cell>
          <table:table-cell office:value-type="string">
            <text:p>[~aaronbenz] now that we are on C++11 with PARQUET-416, can you see if you are able to build th</text:p>
            <text:p>e library? We are testing the build on OS X with C++11 in Travis CI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16456</text:p>
          </table:table-cell>
          <table:table-cell office:value-type="string">
            <text:p>This is resolved with PARQUET-416 and PARQUET-267. Please let us know if you run into more prob</text:p>
            <text:p>lems building on OSX 10.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7901</text:p>
          </table:table-cell>
          <table:table-cell office:value-type="string">
            <text:p>PARQUET-237</text:p>
          </table:table-cell>
          <table:table-cell office:value-type="string">
            <text:p>Check ParquetWriter constructor compatibility with 1.5.0</text:p>
          </table:table-cell>
          <table:table-cell table:number-columns-repeated="1021"/>
        </table:table-row>
        <table:table-row table:style-name="ro17">
          <table:table-cell table:number-columns-repeated="3"/>
          <table:table-cell office:value-type="string">
            <text:p>14395392</text:p>
          </table:table-cell>
          <table:table-cell office:value-type="string">
            <text:p>The commits since 1.5.0 all look fine, but the binary changes appear to have a problem (sorry i</text:p>
            <text:p>t is hard to read):</text:p>
            <text:p/>
            <text:p>{code}</text:p>
            <text:p>Class parquet.hadoop.ParquetWriter</text:p>
            <text:p><text:s/>Added Method &lt;init&gt;, sig (Lorg/</text:p>
            <text:p>apache/hadoop/fs/Path;Lparquet/hadoop/ParquetFileWriter$Mode;Lparquet/hadoop/api/WriteSupport&lt;T</text:p>
            <text:p>T;&gt;;Lparquet/hadoop/metadata/CompressionCodecName;IIIZZLparquet/column/ParquetProperties$Writer</text:p>
            <text:p>Version;Lorg/apache/hadoop/conf/Configuration;)V, desc (Lorg/apache/hadoop/fs/Path;Lparquet/had</text:p>
            <text:p>oop/ParquetFileWriter$Mode;Lparquet/hadoop/api/WriteSupport;Lparquet/hadoop/metadata/Compressio</text:p>
            <text:p>nCodecName;IIIZZLparquet/column/ParquetProperties$WriterVersion;Lorg/apache/hadoop/conf/Configu</text:p>
            <text:p>ration;)V, access public</text:p>
            <text:p><text:s/>Removed Method &lt;init&gt;, sig (Lorg/apache/hadoop/fs/Path;Lparquet/hadoo</text:p>
            <text:p>p/api/WriteSupport&lt;TT;&gt;;Lparquet/hadoop/metadata/CompressionCodecName;IIIZZLorg/apache/hadoop/c</text:p>
            <text:p>onf/Configuration;)V, desc (Lorg/apache/hadoop/fs/Path;Lparquet/hadoop/api/WriteSupport;Lparque</text:p>
            <text:p>t/hadoop/metadata/CompressionCodecName;IIIZZLorg/apache/hadoop/conf/Configuration;)V, access pu</text:p>
            <text:p>blic</text:p>
            <text:p><text:s/>Added Method &lt;init&gt;, sig (Lorg/apache/hadoop/fs/Path;Lorg/apache/hadoop/conf/Configuratio</text:p>
            <text:p>n;Lparquet/hadoop/api/WriteSupport&lt;TT;&gt;;)V, desc (Lorg/apache/hadoop/fs/Path;Lorg/apache/hadoop</text:p>
            <text:p>/conf/Configuration;Lparquet/hadoop/api/WriteSupport;)V, access public</text:p>
            <text:p>{code}</text:p>
            <text:p/>
            <text:p>I have no idea w</text:p>
            <text:p>hy that's there, so it would be great to have someone else take a look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482035</text:p>
          </table:table-cell>
          <table:table-cell office:value-type="string">
            <text:p>"&lt;init&gt;" is the name of the constructor in the bytecode.</text:p>
            <text:p>Added ones should not be a problem, so</text:p>
            <text:p><text:s/>it looks like it's complaining about removing:</text:p>
            <text:p>```ParquetWriter(Path, WriteSupport, Compressio</text:p>
            <text:p>nCodecName, Configuration)```</text:p>
            <text:p>it should be easy to make one that calls this one with defaults f</text:p>
            <text:p>or the other parameters:</text:p>
            <text:p>https://github.com/apache/incubator-parquet-mr/blob/bfb314505469afcd5e</text:p>
            <text:p>a7b5bd15121acd50425318/parquet-hadoop/src/main/java/parquet/hadoop/ParquetWriter.java#L195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483517</text:p>
          </table:table-cell>
          <table:table-cell office:value-type="string">
            <text:p>I'm not sure why semver is saying this was removed, but the semver plugin doesn't fail when I c</text:p>
            <text:p>heck this against 1.5.0 (with Binary and parquet.metadata added to the exclusion list) so I'm g</text:p>
            <text:p>oing to resolve thi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7900</text:p>
          </table:table-cell>
          <table:table-cell office:value-type="string">
            <text:p>PARQUET-236</text:p>
          </table:table-cell>
          <table:table-cell office:value-type="string">
            <text:p>Check parquet-scrooge compatibilit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482012</text:p>
          </table:table-cell>
          <table:table-cell office:value-type="string">
            <text:p>should they just be added back? do you have the link to the change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483894</text:p>
          </table:table-cell>
          <table:table-cell office:value-type="string">
            <text:p>Looks like this was removed in [668d031d|https://github.com/apache/incubator-parquet-mr/commit/</text:p>
            <text:p>668d031d]. There was no support previously, so it should be easy to revert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483901</text:p>
          </table:table-cell>
          <table:table-cell office:value-type="string">
            <text:p>The missing methods are provided by superclasses, so this isn't a problem. The binary diff didn</text:p>
            <text:p>'t catch this for some reason, but "moving a method upward in the class hierarchy" is specifica</text:p>
            <text:p>lly supported in the [binary compatibility docs|https://docs.oracle.com/javase/specs/jls/se7/ht</text:p>
            <text:p>ml/jls-13.html]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83960</text:p>
          </table:table-cell>
          <table:table-cell office:value-type="string">
            <text:p>we should open an issue on the semver plugi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83963</text:p>
          </table:table-cell>
          <table:table-cell office:value-type="string">
            <text:p>https://github.com/jeluard/semantic-versio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83968</text:p>
          </table:table-cell>
          <table:table-cell office:value-type="string">
            <text:p>The plugin didn't catch it, but the command-line diff tool did. I need to figure out wh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7899</text:p>
          </table:table-cell>
          <table:table-cell office:value-type="string">
            <text:p>PARQUET-235</text:p>
          </table:table-cell>
          <table:table-cell office:value-type="string">
            <text:p>Fix compatibility of parquet.metadata with 1.5.0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482009</text:p>
          </table:table-cell>
          <table:table-cell office:value-type="string">
            <text:p>I don't think those were meant to be public.</text:p>
            <text:p>possibly we want parquet.hadoop.metadata to be bla</text:p>
            <text:p>cklisted in the semver plugin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483738</text:p>
          </table:table-cell>
          <table:table-cell office:value-type="string">
            <text:p>I'm currently testing a fix where parquet-common defines parquet.common.internal.ColumnPath, an</text:p>
            <text:p>d both ColumnPath and Canonicalizer are added back to parquet.hadoop.metadata for compatibility</text:p>
            <text:p>. I agree that we want to limit what we're going to expose in this package after the next break</text:p>
            <text:p>ing API change, but for now I think we should go with the compatibility guarantee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483873</text:p>
          </table:table-cell>
          <table:table-cell office:value-type="string">
            <text:p>Adding PR #166 with the fix. This required moving the classes back into parquet.hadoop.metadata</text:p>
            <text:p>. The subclass strategy doesn't work because ColumnPath is final so that it can be canonicalize</text:p>
            <text:p>d.</text:p>
            <text:p/>
            <text:p>Canonicalization allows code to determine equivalence using equality, which means there can</text:p>
            <text:p><text:s/>be no subclasses. The ColumnPath implementation is correctly marked final to prevent bad behav</text:p>
            <text:p>ior, but it precludes options for compatible migration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83965</text:p>
          </table:table-cell>
          <table:table-cell office:value-type="string">
            <text:p>Merged #166. Thanks for reviewing, [~julienledem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7898</text:p>
          </table:table-cell>
          <table:table-cell office:value-type="string">
            <text:p>PARQUET-234</text:p>
          </table:table-cell>
          <table:table-cell office:value-type="string">
            <text:p>Restore ParquetInputSplit methods from 1.5.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95227</text:p>
          </table:table-cell>
          <table:table-cell office:value-type="string">
            <text:p>Fixed in PR #5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83966</text:p>
          </table:table-cell>
          <table:table-cell office:value-type="string">
            <text:p>Merged #159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7845</text:p>
          </table:table-cell>
          <table:table-cell office:value-type="string">
            <text:p>PARQUET-233</text:p>
          </table:table-cell>
          <table:table-cell office:value-type="string">
            <text:p>Update README with how to contribut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7732</text:p>
          </table:table-cell>
          <table:table-cell office:value-type="string">
            <text:p>PARQUET-232</text:p>
          </table:table-cell>
          <table:table-cell office:value-type="string">
            <text:p>minor compilation issu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93666</text:p>
          </table:table-cell>
          <table:table-cell office:value-type="string">
            <text:p>Issue resolved by pull request 7</text:p>
            <text:p>[https://github.com/apache/incubator-Parquet-cpp/pull/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7503</text:p>
          </table:table-cell>
          <table:table-cell office:value-type="string">
            <text:p>PARQUET-231</text:p>
          </table:table-cell>
          <table:table-cell office:value-type="string">
            <text:p>Parquet-hive build fails on debian and OSX yosemit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391775</text:p>
          </table:table-cell>
          <table:table-cell office:value-type="string">
            <text:p>The [CI build|https://travis-ci.org/apache/incubator-parquet-mr/builds/56651551] for that commi</text:p>
            <text:p>t is passing, so I don't think that's it. Did you build the entire project from the root, or di</text:p>
            <text:p>d you run the build from a sub-directory? Maven has known problems when you don't build the ent</text:p>
            <text:p>ire reactor project first that typically look like the errors you're seeing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91799</text:p>
          </table:table-cell>
          <table:table-cell office:value-type="string">
            <text:p>I forgot to mention that I'm building from the root directory. All the commands I've listed are</text:p>
            <text:p><text:s/>executed there.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4391815</text:p>
          </table:table-cell>
          <table:table-cell office:value-type="string">
            <text:p>So this works:</text:p>
            <text:p/>
            <text:p>{code}</text:p>
            <text:p>mvn clean install ; mvn test</text:p>
            <text:p>{code}</text:p>
            <text:p/>
            <text:p>But this doesn't:</text:p>
            <text:p/>
            <text:p>{code}</text:p>
            <text:p>mvn test</text:p>
            <text:p/>
            <text:p>mvn compile</text:p>
            <text:p>{code}</text:p>
            <text:p/>
            <text:p>So it looks like the failure is happening because you are missing dependenc</text:p>
            <text:p>ies. The test and compile targets both require module dependencies, but won't make artifacts av</text:p>
            <text:p>ailable to other modules. The install target does, which is why that works. Is there a problem </text:p>
            <text:p>after you run {{mvn install}}? How is it broken after that point, are you running {{mvn clean}}</text:p>
            <text:p>?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391862</text:p>
          </table:table-cell>
          <table:table-cell office:value-type="string">
            <text:p>I worked on a contribution to parquet and wanted to make sure that the tests are still passing.</text:p>
            <text:p><text:s/>After they failed on parquet-hive (i've modified parquet-encoding only) I decided to try the c</text:p>
            <text:p>ode from master and got the described errors. </text:p>
            <text:p/>
            <text:p>- Yes, I'm running {{mvn clean}} before every "</text:p>
            <text:p>experiment".</text:p>
            <text:p>- Well, are there any other implicit dependencies than thrift and protobufs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91911</text:p>
          </table:table-cell>
          <table:table-cell office:value-type="string">
            <text:p>I think it's a problem with the way you're calling maven. {{mvn install}} should run the tests </text:p>
            <text:p>for you and I recommend testing a build with {{mvn clean install}}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7109</text:p>
          </table:table-cell>
          <table:table-cell office:value-type="string">
            <text:p>PARQUET-230</text:p>
          </table:table-cell>
          <table:table-cell office:value-type="string">
            <text:p>Add build instructions to the READM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89711</text:p>
          </table:table-cell>
          <table:table-cell office:value-type="string">
            <text:p>Fixed in PR #156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5694</text:p>
          </table:table-cell>
          <table:table-cell office:value-type="string">
            <text:p>PARQUET-229</text:p>
          </table:table-cell>
          <table:table-cell office:value-type="string">
            <text:p>Make an alternate, stricter thrift column projection API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22564</text:p>
          </table:table-cell>
          <table:table-cell office:value-type="string">
            <text:p>Issue resolved by pull request 150</text:p>
            <text:p>[https://github.com/apache/parquet-mr/pull/15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5607</text:p>
          </table:table-cell>
          <table:table-cell office:value-type="string">
            <text:p>PARQUET-228</text:p>
          </table:table-cell>
          <table:table-cell office:value-type="string">
            <text:p>parquet Binary Writable result is not prop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81690</text:p>
          </table:table-cell>
          <table:table-cell office:value-type="string">
            <text:p>Reading from hive is wrong since my hive is old with no binary support . It was showing hex of </text:p>
            <text:p>string instead if hex from binary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5445</text:p>
          </table:table-cell>
          <table:table-cell office:value-type="string">
            <text:p>PARQUET-227</text:p>
          </table:table-cell>
          <table:table-cell office:value-type="string">
            <text:p>Parquet thrift can write unions that have 0 or more than 1 set valu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380673</text:p>
          </table:table-cell>
          <table:table-cell office:value-type="string">
            <text:p>Should we define a type annotation for unions? That way Avro, Thrift, and Hive unions could be </text:p>
            <text:p>compatible. That would also be a good opportunity to standardize behavior, so if a union has mu</text:p>
            <text:p>ltiple non-null values we have predictable behavior for interpreting the data across object mod</text:p>
            <text:p>els. Obviously, this wouldn't block your work her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80779</text:p>
          </table:table-cell>
          <table:table-cell office:value-type="string">
            <text:p>Yeah that makes sense to m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20945</text:p>
          </table:table-cell>
          <table:table-cell office:value-type="string">
            <text:p>Issue resolved by pull request 153</text:p>
            <text:p>[https://github.com/apache/parquet-mr/pull/15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5406</text:p>
          </table:table-cell>
          <table:table-cell office:value-type="string">
            <text:p>PARQUET-226</text:p>
          </table:table-cell>
          <table:table-cell office:value-type="string">
            <text:p>Introduce an interface for controlling the encoding per column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4393718</text:p>
          </table:table-cell>
          <table:table-cell office:value-type="string">
            <text:p>Enabling more precise configuration of encodings per column is a useful feature.</text:p>
            <text:p>Could you desc</text:p>
            <text:p>ribe how you want to control the encoding?</text:p>
            <text:p>something like ```parquet.column.encoding.column_pat</text:p>
            <text:p>h=ENCODING``` ?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394773</text:p>
          </table:table-cell>
          <table:table-cell office:value-type="string">
            <text:p>I decided to do it by exposing ParquetProperties to the user. It was already public. I just had</text:p>
            <text:p><text:s/>to change once static method and its corresponding invocations.</text:p>
            <text:p/>
            <text:p>It also turned out that the c</text:p>
            <text:p>onstructors of ParquetWriter are way too many and I decided to add a builder while marking the </text:p>
            <text:p>regular constructors for deprecation.</text:p>
            <text:p/>
            <text:p>Here is the pull request: https://github.com/apache/incu</text:p>
            <text:p>bator-parquet-mr/pull/15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5361</text:p>
          </table:table-cell>
          <table:table-cell office:value-type="string">
            <text:p>PARQUET-225</text:p>
          </table:table-cell>
          <table:table-cell office:value-type="string">
            <text:p>INT64 support for Delta Encoding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79003</text:p>
          </table:table-cell>
          <table:table-cell office:value-type="string">
            <text:p>Is somebody working on implementing this feature? I have a working code + unit tests for it. Is</text:p>
            <text:p><text:s/>that interesting to you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79006</text:p>
          </table:table-cell>
          <table:table-cell office:value-type="string">
            <text:p>[~lunchev], I don't know of anyone working on it. Please open a pull request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84667</text:p>
          </table:table-cell>
          <table:table-cell office:value-type="string">
            <text:p>The Travis CI build passed for the pull request. Waiting for a review:</text:p>
            <text:p>https://github.com/apach</text:p>
            <text:p>e/incubator-parquet-mr/pull/154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5742264</text:p>
          </table:table-cell>
          <table:table-cell office:value-type="string">
            <text:p>Guys how do I enable it? <text:s/>I tried to encode : </text:p>
            <text:p>{code:java}</text:p>
            <text:p>Types.required(PrimitiveTypeName.INT</text:p>
            <text:p>64).named("foo")</text:p>
            <text:p>{code}</text:p>
            <text:p/>
            <text:p>that starts from 0 being incremented by 1, but I the resulting parquet</text:p>
            <text:p><text:s/>file size is identical in 1.9.0 and 1.8.0 versions...</text:p>
            <text:p/>
            <text:p>Is there something I have to enable for</text:p>
            <text:p><text:s/>Delta Encoding to get applied?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742532</text:p>
          </table:table-cell>
          <table:table-cell office:value-type="string">
            <text:p>[~l154k], parquet format 2.0 encodings aren't enabled by default because we haven't finalized t</text:p>
            <text:p>he set of encodings that must be supported for 2.0. You can read and write the current set by e</text:p>
            <text:p>xplicitly setting your writer to use version 2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5742546</text:p>
          </table:table-cell>
          <table:table-cell office:value-type="string">
            <text:p>[~rdblue], I set it to version 2, I reported it here https://issues.apache.org/jira/browse/PARQ</text:p>
            <text:p>UET-796 </text:p>
            <text:p/>
            <text:p>{code:java}</text:p>
            <text:p>ParquetWriter writer = new ParquetWriter&lt;Group&gt;(outFile, new GroupWriteSu</text:p>
            <text:p>pport, codec, blockSize, pageSize, dictPageSize, true, true, ParquetProperties.WriterVersion.PA</text:p>
            <text:p>RQUET_2_0, configuration)</text:p>
            <text:p>{code}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4940</text:p>
          </table:table-cell>
          <table:table-cell office:value-type="string">
            <text:p>PARQUET-224</text:p>
          </table:table-cell>
          <table:table-cell office:value-type="string">
            <text:p>Implement writing Parquet files into Cassandra natively</text:p>
          </table:table-cell>
          <table:table-cell table:number-columns-repeated="1021"/>
        </table:table-row>
        <table:table-row table:style-name="ro23">
          <table:table-cell table:number-columns-repeated="3"/>
          <table:table-cell office:value-type="string">
            <text:p>14393776</text:p>
          </table:table-cell>
          <table:table-cell office:value-type="string">
            <text:p>That sounds doable.</text:p>
            <text:p>You'd create a new PageStore:</text:p>
            <text:p>https://github.com/apache/incubator-parquet-m</text:p>
            <text:p>r/blob/master/parquet-column/src/test/java/parquet/column/page/mem/MemPageStore.java</text:p>
            <text:p/>
            <text:p>example h</text:p>
            <text:p>ere of using parquet assembly independently of a file:</text:p>
            <text:p>https://github.com/apache/incubator-parq</text:p>
            <text:p>uet-mr/blob/master/parquet-column/src/test/java/parquet/io/TestColumnIO.jav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3372</text:p>
          </table:table-cell>
          <table:table-cell office:value-type="string">
            <text:p>PARQUET-223</text:p>
          </table:table-cell>
          <table:table-cell office:value-type="string">
            <text:p>Add Map and List builid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70496</text:p>
          </table:table-cell>
          <table:table-cell office:value-type="string">
            <text:p>Created PR: https://github.com/apache/incubator-parquet-mr/pull/14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0077</text:p>
          </table:table-cell>
          <table:table-cell office:value-type="string">
            <text:p>I committed this. Thanks for the contribution [~singhashish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783146</text:p>
          </table:table-cell>
          <table:table-cell office:value-type="string">
            <text:p>PARQUET-222</text:p>
          </table:table-cell>
          <table:table-cell office:value-type="string">
            <text:p>parquet writer runs into OOM during writing when calling DataFrame.saveAsParquetFile in Spark S</text:p>
            <text:p>QL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369698</text:p>
          </table:table-cell>
          <table:table-cell office:value-type="string">
            <text:p>The problem is usually that Parquet buffers records in memory to write them as large groups; by</text:p>
            <text:p><text:s/>default 128MB of space is required for each open file. I'm not sure how Spark SQL is writing d</text:p>
            <text:p>ata, but multiple open files can easily cause an OOM exception. What is the heap space allocate</text:p>
            <text:p>d to your task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70906</text:p>
          </table:table-cell>
          <table:table-cell office:value-type="string">
            <text:p>[~rdblue] I set the heap size to 512m. But every row of records has thousands of columns, so it</text:p>
            <text:p><text:s/>throw OOM exception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71548</text:p>
          </table:table-cell>
          <table:table-cell office:value-type="string">
            <text:p>[~debugger87] You're probably going to need a much larger heap than 512m. <text:s/>There simply isn't e</text:p>
            <text:p>nough headroom for the process and parquet to coexist. <text:s/>We currently run with a 10GB heap for S</text:p>
            <text:p>park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51354</text:p>
          </table:table-cell>
          <table:table-cell office:value-type="string">
            <text:p>[~debugger87] did you get past this problem? Can we close this issue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74867</text:p>
          </table:table-cell>
          <table:table-cell office:value-type="string">
            <text:p>I am getting same issue for a file with 26k columns but single row. Even after I have set 4gb h</text:p>
            <text:p>eap space, I am getting OOM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74880</text:p>
          </table:table-cell>
          <table:table-cell office:value-type="string">
            <text:p>I believe you are running into the problem described in PARQUET-183 due to the number of column</text:p>
            <text:p>s you have.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74886</text:p>
          </table:table-cell>
          <table:table-cell office:value-type="string">
            <text:p>Is there is any stats on how many columns current format can handle? And also I don't have spar</text:p>
            <text:p>se columns, all columns have value. Is it too much for paquet?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574894</text:p>
          </table:table-cell>
          <table:table-cell office:value-type="string">
            <text:p>[~phatak.dev]: the problem is probably the number of files you're trying to write to at once. E</text:p>
            <text:p>ach file buffers to the Parquet row group size (set by parquet.block.size, defaults to 128MB). </text:p>
            <text:p>If you have 10 files open for a processor, that's ~1.3GB and Spark already uses quite a bit of </text:p>
            <text:p>memory itself.</text:p>
            <text:p/>
            <text:p>[~lian cheng], any ideas since you're the most familiar with how Spark writes f</text:p>
            <text:p>rom data frames? Is it possible to shuffle the data to have only one open file per executor at </text:p>
            <text:p>a time?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>
            <text:p>14575783</text:p>
          </table:table-cell>
          <table:table-cell office:value-type="string">
            <text:p>There are several ways to alleviate this.</text:p>
            <text:p/>
            <text:p>Firstly, for those DataFrames whose data sizes are s</text:p>
            <text:p>mall (e.g., the single row case [~phatak.dev] mentioned), you may try {{df.coalesce(1)}} to red</text:p>
            <text:p>uce partition number to 1. <text:s/>In this way, only a single file will be written. <text:s/>In most cases, th</text:p>
            <text:p>e default parallelism equals to the number of cores. <text:s/>For example, if you are running a Spark a</text:p>
            <text:p>pplication with a single executor on a single 8-core node, that executor process needs to write</text:p>
            <text:p><text:s/>8 Parquet files even there's only a single row.</text:p>
            <text:p/>
            <text:p>Secondly, when you are writing DataFrames wit</text:p>
            <text:p>h large volume, you may try to adjust DataFrame partition number (via {{df.repartition(m)}} and</text:p>
            <text:p>/or {{df.coalesce(m)}}) and executor number (via the {{--num-executors}} flag of {{spark-submit</text:p>
            <text:p>}}) to ensure the former is less than or equal to the latter, so that each executor process onl</text:p>
            <text:p>y opens and writes one Parquet file on average.</text:p>
            <text:p/>
            <text:p>And of course, heap size of a single executor </text:p>
            <text:p>should be large enough to allow Parquet to write at least a single fil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76292</text:p>
          </table:table-cell>
          <table:table-cell office:value-type="string">
            <text:p>It doesn't seems to be partitions issues. <text:s/>I am running in local, with master set as "local". I</text:p>
            <text:p><text:s/>also printed number of partitions reported by df.rdd.partitions.length. It is equal to 1.</text:p>
          </table:table-cell>
          <table:table-cell table:number-columns-repeated="1019"/>
        </table:table-row>
        <table:table-row table:style-name="ro43">
          <table:table-cell table:number-columns-repeated="3"/>
          <table:table-cell office:value-type="string">
            <text:p>14577257</text:p>
          </table:table-cell>
          <table:table-cell office:value-type="string">
            <text:p>Hey [~phatak.dev], thanks for the information. <text:s/>I tried to reproduce this issue with the follow</text:p>
            <text:p>ing Spark shell snippet:</text:p>
            <text:p>{code}</text:p>
            <text:p>import sqlContext._</text:p>
            <text:p>import sqlContext.implicits._</text:p>
            <text:p/>
            <text:p>import org.a</text:p>
            <text:p>pache.spark.sql.types._</text:p>
            <text:p>import org.apache.spark.sql.Row</text:p>
            <text:p/>
            <text:p>val n = 26000</text:p>
            <text:p>val schema = StructType(</text:p>
            <text:p>(1 to n).map(i =&gt; StructField(s"f$i", IntegerType, nullable = false)))</text:p>
            <text:p>val bigRow = Row((1 to n</text:p>
            <text:p>): _*)</text:p>
            <text:p>val df = createDataFrame(sc.parallelize(bigRow :: Nil), schema)</text:p>
            <text:p>df.coalesce(1).write.mod</text:p>
            <text:p>e("overwrite").format("orc").save("file:///tmp/foo")</text:p>
            <text:p>{code}</text:p>
            <text:p>I was using Spark 1.4.0-SNAPSHOT. <text:s/></text:p>
            <text:p>Command line used to start the shell is:</text:p>
            <text:p>{noformat}</text:p>
            <text:p>./bin/spark-shell --driver-memory 4g</text:p>
            <text:p>{nofor</text:p>
            <text:p>mat}</text:p>
            <text:p>I didn't get an OOM, but it does hang like forever. <text:s/>After profiling it with YJP, it turns</text:p>
            <text:p><text:s/>out that this super wide table is somehow stressing out the query planner by making Spark SQL </text:p>
            <text:p>allocates a large number of small objects. <text:s/>Haven't tried 1.3.1 yet. Will do when I got time.</text:p>
            <text:p/>
            <text:p/>
            <text:p>I found that you had once posted this issue to Spark user mailing list. <text:s/>Would you mind to prov</text:p>
            <text:p>ide a full stack trace of the OOM error? <text:s/>Maybe it's more like a Spark SQL issue rather than a </text:p>
            <text:p>Parquet issu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77258</text:p>
          </table:table-cell>
          <table:table-cell office:value-type="string">
            <text:p>Specifically, I think your problem is different from the one described in this JIRA ticket.</text:p>
          </table:table-cell>
          <table:table-cell table:number-columns-repeated="1019"/>
        </table:table-row>
        <table:table-row table:style-name="ro64">
          <table:table-cell table:number-columns-repeated="3"/>
          <table:table-cell office:value-type="string">
            <text:p>14577276</text:p>
          </table:table-cell>
          <table:table-cell office:value-type="string">
            <text:p>The following is the complete stack trace</text:p>
            <text:p/>
            <text:p>{code}</text:p>
            <text:p>java.lang.OutOfMemoryError: Java heap space</text:p>
            <text:p><text:tab/></text:p>
            <text:p>at parquet.column.values.dictionary.IntList.initSlab(IntList.java:87)</text:p>
            <text:p><text:tab/>at parquet.column.values</text:p>
            <text:p>.dictionary.IntList.&lt;init&gt;(IntList.java:83)</text:p>
            <text:p><text:tab/>at parquet.column.values.dictionary.DictionaryValu</text:p>
            <text:p>esWriter.&lt;init&gt;(DictionaryValuesWriter.java:85)</text:p>
            <text:p><text:tab/>at parquet.column.values.dictionary.Dictionary</text:p>
            <text:p>ValuesWriter$PlainBinaryDictionaryValuesWriter.&lt;init&gt;(DictionaryValuesWriter.java:251)</text:p>
            <text:p><text:tab/>at parq</text:p>
            <text:p>uet.column.ParquetProperties.getValuesWriter(ParquetProperties.java:77)</text:p>
            <text:p><text:tab/>at parquet.column.impl</text:p>
            <text:p>.ColumnWriterImpl.&lt;init&gt;(ColumnWriterImpl.java:74)</text:p>
            <text:p><text:tab/>at parquet.column.impl.ColumnWriteStoreImpl</text:p>
            <text:p>.newMemColumn(ColumnWriteStoreImpl.java:68)</text:p>
            <text:p><text:tab/>at parquet.column.impl.ColumnWriteStoreImpl.getCol</text:p>
            <text:p>umnWriter(ColumnWriteStoreImpl.java:56)</text:p>
            <text:p><text:tab/>at parquet.io.MessageColumnIO$MessageColumnIORecordCon</text:p>
            <text:p>sumer.&lt;init&gt;(MessageColumnIO.java:178)</text:p>
            <text:p><text:tab/>at parquet.io.MessageColumnIO.getRecordWriter(MessageCo</text:p>
            <text:p>lumnIO.java:369)</text:p>
            <text:p><text:tab/>at parquet.hadoop.InternalParquetRecordWriter.initStore(InternalParquetRecord</text:p>
            <text:p>Writer.java:108)</text:p>
            <text:p><text:tab/>at parquet.hadoop.InternalParquetRecordWriter.&lt;init&gt;(InternalParquetRecordWri</text:p>
            <text:p>ter.java:94)</text:p>
            <text:p><text:tab/>at parquet.hadoop.ParquetRecordWriter.&lt;init&gt;(ParquetRecordWriter.java:64)</text:p>
            <text:p><text:tab/>at par</text:p>
            <text:p>quet.hadoop.ParquetOutputFormat.getRecordWriter(ParquetOutputFormat.java:282)</text:p>
            <text:p><text:tab/>at parquet.hadoo</text:p>
            <text:p>p.ParquetOutputFormat.getRecordWriter(ParquetOutputFormat.java:252)</text:p>
            <text:p><text:tab/>at org.apache.spark.sql.pa</text:p>
            <text:p>rquet.ParquetRelation2.org$apache$spark$sql$parquet$ParquetRelation2$$writeShard$1(newParquet.s</text:p>
            <text:p>cala:667)</text:p>
            <text:p><text:tab/>at org.apache.spark.sql.parquet.ParquetRelation2$$anonfun$insert$2.apply(newParquet.</text:p>
            <text:p>scala:689)</text:p>
            <text:p><text:tab/>at org.apache.spark.sql.parquet.ParquetRelation2$$anonfun$insert$2.apply(newParquet</text:p>
            <text:p>.scala:689)</text:p>
            <text:p><text:tab/>at org.apache.spark.scheduler.ResultTask.runTask(ResultTask.scala:61)</text:p>
            <text:p><text:tab/>at org.apac</text:p>
            <text:p>he.spark.scheduler.Task.run(Task.scala:64)</text:p>
            <text:p><text:tab/>at org.apache.spark.executor.Executor$TaskRunner.ru</text:p>
            <text:p>n(Executor.scala:203)</text:p>
            <text:p><text:tab/>at java.util.concurrent.ThreadPoolExecutor.runWorker(ThreadPoolExecutor.</text:p>
            <text:p>java:1145)</text:p>
            <text:p><text:tab/>at java.util.concurrent.ThreadPoolExecutor$Worker.run(ThreadPoolExecutor.java:615)</text:p>
            <text:p/>
            <text:p><text:tab/>at java.lang.Thread.run(Thread.java:744)</text:p>
            <text:p>15/06/08 20:11:07 ERROR SparkUncaughtExceptionHandler</text:p>
            <text:p>: Uncaught exception in thread Thread[Executor task launch worker-1,5,main]</text:p>
            <text:p>java.lang.OutOfMemo</text:p>
            <text:p>ryError: Java heap space</text:p>
            <text:p><text:tab/>at parquet.column.values.dictionary.IntList.initSlab(IntList.java:87)</text:p>
            <text:p/>
            <text:p><text:tab/>at parquet.column.values.dictionary.IntList.&lt;init&gt;(IntList.java:83)</text:p>
            <text:p><text:tab/>at parquet.column.values</text:p>
            <text:p>.dictionary.DictionaryValuesWriter.&lt;init&gt;(DictionaryValuesWriter.java:85)</text:p>
            <text:p><text:tab/>at parquet.column.va</text:p>
            <text:p>lues.dictionary.DictionaryValuesWriter$PlainBinaryDictionaryValuesWriter.&lt;init&gt;(DictionaryValue</text:p>
            <text:p>sWriter.java:251)</text:p>
            <text:p><text:tab/>at parquet.column.ParquetProperties.getValuesWriter(ParquetProperties.java:7</text:p>
            <text:p>7)</text:p>
            <text:p><text:tab/>at parquet.column.impl.ColumnWriterImpl.&lt;init&gt;(ColumnWriterImpl.java:74)</text:p>
            <text:p><text:tab/>at parquet.column</text:p>
            <text:p>.impl.ColumnWriteStoreImpl.newMemColumn(ColumnWriteStoreImpl.java:68)</text:p>
            <text:p><text:tab/>at parquet.column.impl.C</text:p>
            <text:p>olumnWriteStoreImpl.getColumnWriter(ColumnWriteStoreImpl.java:56)</text:p>
            <text:p><text:tab/>at parquet.io.MessageColumnI</text:p>
            <text:p>O$MessageColumnIORecordConsumer.&lt;init&gt;(MessageColumnIO.java:178)</text:p>
            <text:p><text:tab/>at parquet.io.MessageColumnIO</text:p>
            <text:p>.getRecordWriter(MessageColumnIO.java:369)</text:p>
            <text:p><text:tab/>at parquet.hadoop.InternalParquetRecordWriter.initS</text:p>
            <text:p>tore(InternalParquetRecordWriter.java:108)</text:p>
            <text:p><text:tab/>at parquet.hadoop.InternalParquetRecordWriter.&lt;init</text:p>
            <text:p>&gt;(InternalParquetRecordWriter.java:94)</text:p>
            <text:p><text:tab/>at parquet.hadoop.ParquetRecordWriter.&lt;init&gt;(ParquetRec</text:p>
            <text:p>ordWriter.java:64)</text:p>
            <text:p><text:tab/>at parquet.hadoop.ParquetOutputFormat.getRecordWriter(ParquetOutputFormat.j</text:p>
            <text:p>ava:282)</text:p>
            <text:p><text:tab/>at parquet.hadoop.ParquetOutputFormat.getRecordWriter(ParquetOutputFormat.java:252)</text:p>
            <text:p><text:tab/></text:p>
            <text:p>at org.apache.spark.sql.parquet.ParquetRelation2.org$apache$spark$sql$parquet$ParquetRelation2$</text:p>
            <text:p>$writeShard$1(newParquet.scala:667)</text:p>
            <text:p><text:tab/>at org.apache.spark.sql.parquet.ParquetRelation2$$anonfun$</text:p>
            <text:p>insert$2.apply(newParquet.scala:689)</text:p>
            <text:p><text:tab/>at org.apache.spark.sql.parquet.ParquetRelation2$$anonfun</text:p>
            <text:p>$insert$2.apply(newParquet.scala:689)</text:p>
            <text:p><text:tab/>at org.apache.spark.scheduler.ResultTask.runTask(ResultT</text:p>
            <text:p>ask.scala:61)</text:p>
            <text:p><text:tab/>at org.apache.spark.scheduler.Task.run(Task.scala:64)</text:p>
            <text:p><text:tab/>at org.apache.spark.execu</text:p>
            <text:p>tor.Executor$TaskRunner.run(Executor.scala:203)</text:p>
            <text:p><text:tab/>at java.util.concurrent.ThreadPoolExecutor.run</text:p>
            <text:p>Worker(ThreadPoolExecutor.java:1145)</text:p>
            <text:p><text:tab/>at java.util.concurrent.ThreadPoolExecutor$Worker.run(Thr</text:p>
            <text:p>eadPoolExecutor.java:615)</text:p>
            <text:p><text:tab/>at java.lang.Thread.run(Thread.java:744)</text:p>
            <text:p>15/06/08 20:11:07 WARN Task</text:p>
            <text:p>SetManager: Lost task 0.0 in stage 1.0 (TID 1, localhost): java.lang.OutOfMemoryError: Java hea</text:p>
            <text:p>p space</text:p>
            <text:p><text:tab/>at parquet.column.values.dictionary.IntList.initSlab(IntList.java:87)</text:p>
            <text:p><text:tab/>at parquet.colu</text:p>
            <text:p>mn.values.dictionary.IntList.&lt;init&gt;(IntList.java:83)</text:p>
            <text:p><text:tab/>at parquet.column.values.dictionary.Dicti</text:p>
            <text:p>onaryValuesWriter.&lt;init&gt;(DictionaryValuesWriter.java:85)</text:p>
            <text:p><text:tab/>at parquet.column.values.dictionary.D</text:p>
            <text:p>ictionaryValuesWriter$PlainBinaryDictionaryValuesWriter.&lt;init&gt;(DictionaryValuesWriter.java:251)</text:p>
            <text:p/>
            <text:p><text:tab/>at parquet.column.ParquetProperties.getValuesWriter(ParquetProperties.java:77)</text:p>
            <text:p><text:tab/>at parquet.co</text:p>
            <text:p>lumn.impl.ColumnWriterImpl.&lt;init&gt;(ColumnWriterImpl.java:74)</text:p>
            <text:p><text:tab/>at parquet.column.impl.ColumnWrite</text:p>
            <text:p>StoreImpl.newMemColumn(ColumnWriteStoreImpl.java:68)</text:p>
            <text:p><text:tab/>at parquet.column.impl.ColumnWriteStoreIm</text:p>
            <text:p>pl.getColumnWriter(ColumnWriteStoreImpl.java:56)</text:p>
            <text:p><text:tab/>at parquet.io.MessageColumnIO$MessageColumnIO</text:p>
            <text:p>RecordConsumer.&lt;init&gt;(MessageColumnIO.java:178)</text:p>
            <text:p><text:tab/>at parquet.io.MessageColumnIO.getRecordWriter(</text:p>
            <text:p>MessageColumnIO.java:369)</text:p>
            <text:p><text:tab/>at parquet.hadoop.InternalParquetRecordWriter.initStore(InternalParq</text:p>
            <text:p>uetRecordWriter.java:108)</text:p>
            <text:p><text:tab/>at parquet.hadoop.InternalParquetRecordWriter.&lt;init&gt;(InternalParquet</text:p>
            <text:p>RecordWriter.java:94)</text:p>
            <text:p><text:tab/>at parquet.hadoop.ParquetRecordWriter.&lt;init&gt;(ParquetRecordWriter.java:64</text:p>
            <text:p>)</text:p>
            <text:p><text:tab/>at parquet.hadoop.ParquetOutputFormat.getRecordWriter(ParquetOutputFormat.java:282)</text:p>
            <text:p><text:tab/>at parq</text:p>
            <text:p>uet.hadoop.ParquetOutputFormat.getRecordWriter(ParquetOutputFormat.java:252)</text:p>
            <text:p><text:tab/>at org.apache.spa</text:p>
            <text:p>rk.sql.parquet.ParquetRelation2.org$apache$spark$sql$parquet$ParquetRelation2$$writeShard$1(new</text:p>
            <text:p>Parquet.scala:667)</text:p>
            <text:p><text:tab/>at org.apache.spark.sql.parquet.ParquetRelation2$$anonfun$insert$2.apply(ne</text:p>
            <text:p>wParquet.scala:689)</text:p>
            <text:p><text:tab/>at org.apache.spark.sql.parquet.ParquetRelation2$$anonfun$insert$2.apply(n</text:p>
            <text:p>ewParquet.scala:689)</text:p>
            <text:p><text:tab/>at org.apache.spark.scheduler.ResultTask.runTask(ResultTask.scala:61)</text:p>
            <text:p><text:tab/>at</text:p>
            <text:p><text:s/>org.apache.spark.scheduler.Task.run(Task.scala:64)</text:p>
            <text:p><text:tab/>at org.apache.spark.executor.Executor$Task</text:p>
            <text:p>Runner.run(Executor.scala:203)</text:p>
            <text:p><text:tab/>at java.util.concurrent.ThreadPoolExecutor.runWorker(ThreadPool</text:p>
            <text:p>Executor.java:1145)</text:p>
            <text:p><text:tab/>at java.util.concurrent.ThreadPoolExecutor$Worker.run(ThreadPoolExecutor.j</text:p>
            <text:p>ava:615)</text:p>
            <text:p><text:tab/>at java.lang.Thread.run(Thread.java:744)</text:p>
            <text:p>{code}</text:p>
            <text:p/>
            <text:p/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77304</text:p>
          </table:table-cell>
          <table:table-cell office:value-type="string">
            <text:p>Thanks! I'll try 1.3.1 later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577423</text:p>
          </table:table-cell>
          <table:table-cell office:value-type="string">
            <text:p>[~lian cheng], in other frameworks, we've gotten around this issue by re-partitioning the data </text:p>
            <text:p>using the final partition keys that will be used on disk. That way, each task needs just one fi</text:p>
            <text:p>le open and a long-running executor is much less likely to hit this problem because memory cons</text:p>
            <text:p>umption grows per file. Does Spark have anything like that? You mentioned repartition above, bu</text:p>
            <text:p>t I didn't get the impression that it would ensure the fewest number of files. Sounds like that</text:p>
            <text:p><text:s/>just spreads the work between more tasks.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4580339</text:p>
          </table:table-cell>
          <table:table-cell office:value-type="string">
            <text:p>Hey [~phatak.dev], finally got some time to try 1.3.1 and reproduced this OOM.</text:p>
            <text:p/>
            <text:p>While trying th</text:p>
            <text:p>is case with 1.4, it got stuck in the query planner, so I was adjusting {{\-\-driver-memory}}. </text:p>
            <text:p><text:s/>In the case of 1.3.1, by tuning {{\-\-executor-memory}}, I can see two kinds of exceptions. <text:s/>T</text:p>
            <text:p>he first one is exactly the same as what you saw. <text:s/>In my test code, I create 26k INT columns, s</text:p>
            <text:p>o Parquet tries to initialize 26k column writers, each allocates a default slab (an {{int[]}}) </text:p>
            <text:p>with 64k elements. <text:s/>This takes at least {{26k * 64k * 4b = 6.34gb}} memory.</text:p>
            <text:p/>
            <text:p>After increasing e</text:p>
            <text:p>xecutor memory to 10g, I saw similar exception thrown from {{RunLengthBitPackingHybridEncoder}}</text:p>
            <text:p>. <text:s/>I guess Parquet is trying to allocate an RLE encoder for each column here to perform compres</text:p>
            <text:p>sion (not 100% sure about this for now). <text:s/>Similarly, each encoder initializes a default slab (a</text:p>
            <text:p><text:s/>{{byte[]}}) with at least 64k elements, and that's another {{26k * 64k * 1b = 1.6gb}} memory.</text:p>
            <text:p/>
            <text:p/>
            <text:p>Only have a laptop for now, so... not sure how much memory it needs to write such wide a table</text:p>
            <text:p>. <text:s/>But essentially Parquet needs to pre-allocate some memory for each column to compress and bu</text:p>
            <text:p>ffer data. <text:s/>And 26k columns altogether just eats too much memory here. <text:s/>That's why even your ta</text:p>
            <text:p>ble has only a single row, it still causes OOM.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>
            <text:p>14580765</text:p>
          </table:table-cell>
          <table:table-cell office:value-type="string">
            <text:p>Hey [~rdblue], it seems that you are referring to use cases like writing to Hive dynamic partit</text:p>
            <text:p>ions (where a single task may need to write to write multiple Parquet files according to partit</text:p>
            <text:p>ion column values)? <text:s/>I believe the use case described in the JIRA description is different. <text:s/>Un</text:p>
            <text:p>like Hive or Pig, which use process level parallelism, Spark uses thread level parallelism (tas</text:p>
            <text:p>ks are executed in thread pool). <text:s/>And currently, there's no way to "pin" a Spark task to a spec</text:p>
            <text:p>ific process. <text:s/>So even each task is guaranteed to write at most one Parquet file, it's still po</text:p>
            <text:p>ssible for a single executor process to write multiple Parquet files at some point. <text:s/>So in the </text:p>
            <text:p>scope of Spark, currently there isn't a very good mechanism to fix this problem. <text:s/>What I sugges</text:p>
            <text:p>ted was essentially to shrink partition number so that on average an executor writes only a sin</text:p>
            <text:p>gle file (I made a mistake in my previous comment and said "at most one Parquet file", it shoul</text:p>
            <text:p>d be "on average").</text:p>
            <text:p/>
            <text:p>In case of dynamic partitioning, we do plan to re-partition the data accor</text:p>
            <text:p>ding to partition column values before writing the data to reduce number of parallel writers. <text:s/></text:p>
            <text:p>Another possible approach was to sort the data within each task before writing, so that only a </text:p>
            <text:p>single writer is active for a task at any point of time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580861</text:p>
          </table:table-cell>
          <table:table-cell office:value-type="string">
            <text:p>Okay, so it sounds like you're talking about writing out data to a single folder without FS par</text:p>
            <text:p>titioning. Then, I agree that the solution to reduce the number of tasks so to try and minimize</text:p>
            <text:p><text:s/>the number of files. Sounds like you already do the optimization for FS partitioning, which is</text:p>
            <text:p><text:s/>great. Thanks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83626</text:p>
          </table:table-cell>
          <table:table-cell office:value-type="string">
            <text:p>It doesn't sound like there are any bugs here, just that Parquet + Spark takes a lot of memory,</text:p>
            <text:p><text:s/>right? Anyone opposed to closing this?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583691</text:p>
          </table:table-cell>
          <table:table-cell office:value-type="string">
            <text:p>I tend to agree this issue can be closed.</text:p>
            <text:p/>
            <text:p>The problem is that if two or more tasks that are wr</text:p>
            <text:p>iting Parquet files are happened to be scheduled to a single Spark executor, and the Parquet fi</text:p>
            <text:p>le happened to have relatively more fields, then it tends to OOM. <text:s/>Reducing partition numbers v</text:p>
            <text:p>ia {{DataFrame.repartition()}} before writing Parquet files can be a reasonable workaround for </text:p>
            <text:p>this issue. <text:s/>But I don't see a good workaround for super wide tables (e.g., the 26k columns cas</text:p>
            <text:p>e discussed above) yet. <text:s/>Maybe we can have a separate JIRA for writing wide sparse Parquet tabl</text:p>
            <text:p>e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83703</text:p>
          </table:table-cell>
          <table:table-cell office:value-type="string">
            <text:p>I'm closing because this isn't something we can directly fix. Thanks to [~lian cheng] for provi</text:p>
            <text:p>ding information to avoid the problem, I think that's the best solution right now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583752</text:p>
          </table:table-cell>
          <table:table-cell office:value-type="string">
            <text:p>[~lian cheng] <text:s/>For extremely wide tables like this, columnar may not work particularly well for</text:p>
            <text:p><text:s/>a number of reasons. <text:s/>Beyond just the memory issues, you'll only get a few rows per page/row g</text:p>
            <text:p>roup which will result in poor compression and degraded performance on the read side as well. <text:s/></text:p>
            <text:p>There are other ways to improve performance for extremely wide tables, but most columnar format</text:p>
            <text:p><text:s/>won't be optimal.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3119</text:p>
          </table:table-cell>
          <table:table-cell office:value-type="string">
            <text:p>PARQUET-221</text:p>
          </table:table-cell>
          <table:table-cell office:value-type="string">
            <text:p>For array type, inconsistent names are used as the array element name.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369847</text:p>
          </table:table-cell>
          <table:table-cell office:value-type="string">
            <text:p>[~rdblue] has been working on standardizing this.</text:p>
            <text:p>See: https://github.com/apache/incubator-parq</text:p>
            <text:p>uet-format/blob/master/LogicalTypes.md#lis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3096</text:p>
          </table:table-cell>
          <table:table-cell office:value-type="string">
            <text:p>PARQUET-220</text:p>
          </table:table-cell>
          <table:table-cell office:value-type="string">
            <text:p>Unnecessary warning in ParquetRecordReader.initialize</text:p>
          </table:table-cell>
          <table:table-cell table:number-columns-repeated="1021"/>
        </table:table-row>
        <table:table-row table:style-name="ro65">
          <table:table-cell table:number-columns-repeated="3"/>
          <table:table-cell office:value-type="string">
            <text:p>14368359</text:p>
          </table:table-cell>
          <table:table-cell office:value-type="string">
            <text:p>{code}</text:p>
            <text:p>diff --git a/parquet-hadoop/src/main/java/parquet/hadoop/ParquetRecordReader.java b/parq</text:p>
            <text:p>uet-hadoop/src/main/java/parquet/hadoop/ParquetRecordReader.java</text:p>
            <text:p>index abf65c1..120eeb6 100644</text:p>
            <text:p/>
            <text:p>--- a/parquet-hadoop/src/main/java/parquet/hadoop/ParquetRecordReader.java</text:p>
            <text:p>+++ b/parquet-hadoop</text:p>
            <text:p>/src/main/java/parquet/hadoop/ParquetRecordReader.java</text:p>
            <text:p>@@ -41,7 +41,6 @@ import org.apache.hado</text:p>
            <text:p>op.mapreduce.TaskAttemptContext;</text:p>
            <text:p><text:s/>import org.apache.hadoop.mapreduce.TaskInputOutputContext;</text:p>
            <text:p><text:s/></text:p>
            <text:p/>
            <text:p><text:s/>import org.apache.hadoop.mapreduce.lib.input.FileSplit;</text:p>
            <text:p>-import parquet.Log;</text:p>
            <text:p><text:s/>import parquet.f</text:p>
            <text:p>ilter.UnboundRecordFilter;</text:p>
            <text:p><text:s/>import parquet.filter2.compat.FilterCompat;</text:p>
            <text:p><text:s/>import parquet.filter2</text:p>
            <text:p>.compat.FilterCompat.Filter;</text:p>
            <text:p>@@ -63,7 +62,6 @@ import parquet.schema.MessageType;</text:p>
            <text:p><text:s text:c="2"/>*/</text:p>
            <text:p><text:s/>public </text:p>
            <text:p>class ParquetRecordReader&lt;T&gt; extends RecordReader&lt;Void, T&gt; {</text:p>
            <text:p><text:s/></text:p>
            <text:p>- <text:s/>private static final Log LOG </text:p>
            <text:p>= Log.getLog(ParquetRecordReader.class);</text:p>
            <text:p><text:s text:c="3"/>private final InternalParquetRecordReader&lt;T&gt; intern</text:p>
            <text:p>alReader;</text:p>
            <text:p><text:s/></text:p>
            <text:p><text:s text:c="3"/>/**</text:p>
            <text:p>@@ -130,12 +128,7 @@ public class ParquetRecordReader&lt;T&gt; extends RecordReade</text:p>
            <text:p>r&lt;Void, T&gt; {</text:p>
            <text:p><text:s text:c="3"/>@Override</text:p>
            <text:p><text:s text:c="3"/>public void initialize(InputSplit inputSplit, TaskAttemptContext c</text:p>
            <text:p>ontext)</text:p>
            <text:p><text:s text:c="7"/>throws IOException, InterruptedException {</text:p>
            <text:p>- <text:s text:c="3"/>if (context instanceof TaskInput</text:p>
            <text:p>OutputContext&lt;?, ?, ?, ?&gt;) {</text:p>
            <text:p>- <text:s text:c="5"/>BenchmarkCounter.initCounterFromContext((TaskInputOutputCon</text:p>
            <text:p>text&lt;?, ?, ?, ?&gt;) context);</text:p>
            <text:p>- <text:s text:c="3"/>} else {</text:p>
            <text:p>- <text:s text:c="5"/>LOG.error("Can not initialize counter due to c</text:p>
            <text:p>ontext is not a instance of TaskInputOutputContext, but is "</text:p>
            <text:p>- <text:s text:c="13"/>+ context.getClass(</text:p>
            <text:p>).getCanonicalName());</text:p>
            <text:p>- <text:s text:c="3"/>}</text:p>
            <text:p>+ <text:s text:c="3"/>BenchmarkCounter.initCounterFromContext(context);</text:p>
            <text:p><text:s/></text:p>
            <text:p><text:s text:c="5"/>ini</text:p>
            <text:p>tializeInternalReader(toParquetSplit(inputSplit), ContextUtil.getConfiguration(context));</text:p>
            <text:p><text:s text:c="3"/>}</text:p>
            <text:p/>
            <text:p>diff --git a/parquet-hadoop/src/main/java/parquet/hadoop/util/ContextUtil.java b/parquet-hadoop</text:p>
            <text:p>/src/main/java/parquet/hadoop/util/ContextUtil.java</text:p>
            <text:p>index bb344ad..2e25093 100644</text:p>
            <text:p>--- a/parquet</text:p>
            <text:p>-hadoop/src/main/java/parquet/hadoop/util/ContextUtil.java</text:p>
            <text:p>+++ b/parquet-hadoop/src/main/java/p</text:p>
            <text:p>arquet/hadoop/util/ContextUtil.java</text:p>
            <text:p>@@ -35,7 +35,6 @@ import org.apache.hadoop.mapreduce.Record</text:p>
            <text:p>Writer;</text:p>
            <text:p><text:s/>import org.apache.hadoop.mapreduce.StatusReporter;</text:p>
            <text:p><text:s/>import org.apache.hadoop.mapreduce</text:p>
            <text:p>.TaskAttemptContext;</text:p>
            <text:p><text:s/>import org.apache.hadoop.mapreduce.TaskAttemptID;</text:p>
            <text:p>-import org.apache.hado</text:p>
            <text:p>op.mapreduce.TaskInputOutputContext;</text:p>
            <text:p><text:s/></text:p>
            <text:p><text:s/>/*</text:p>
            <text:p><text:s text:c="2"/>* This is based on ContextFactory.java from hadoop</text:p>
            <text:p>-2.0.x sources.</text:p>
            <text:p>@@ -251,7 +250,7 @@ public class ContextUtil {</text:p>
            <text:p><text:s text:c="5"/>}</text:p>
            <text:p><text:s text:c="3"/>}</text:p>
            <text:p><text:s/></text:p>
            <text:p>- <text:s/>public static C</text:p>
            <text:p>ounter getCounter(TaskInputOutputContext context,</text:p>
            <text:p>+ <text:s/>public static Counter getCounter(TaskAttem</text:p>
            <text:p>ptContext context,</text:p>
            <text:p><text:s text:c="36"/>String groupName, String counterName) {</text:p>
            <text:p/>
            <text:p><text:s text:c="5"/>return (Counter) invoke(GET_COUNTER_METHOD, context, groupName, counterName);</text:p>
            <text:p><text:s text:c="3"/>}</text:p>
            <text:p>diff --</text:p>
            <text:p>git a/parquet-hadoop/src/main/java/parquet/hadoop/util/counters/BenchmarkCounter.java b/parquet</text:p>
            <text:p>-hadoop/src/main/java/parquet/hadoop/util/counters/BenchmarkCounter.java</text:p>
            <text:p>index c388d5b..c550c16</text:p>
            <text:p><text:s/>100644</text:p>
            <text:p>--- a/parquet-hadoop/src/main/java/parquet/hadoop/util/counters/BenchmarkCounter.java</text:p>
            <text:p>+</text:p>
            <text:p>++ b/parquet-hadoop/src/main/java/parquet/hadoop/util/counters/BenchmarkCounter.java</text:p>
            <text:p>@@ -20,7 +</text:p>
            <text:p>20,7 @@ package parquet.hadoop.util.counters;</text:p>
            <text:p><text:s/></text:p>
            <text:p><text:s/>import org.apache.hadoop.conf.Configuration;</text:p>
            <text:p><text:s/></text:p>
            <text:p>import org.apache.hadoop.mapred.Reporter;</text:p>
            <text:p>-import org.apache.hadoop.mapreduce.TaskInputOutputCo</text:p>
            <text:p>ntext;</text:p>
            <text:p>+import org.apache.hadoop.mapreduce.TaskAttemptContext;</text:p>
            <text:p><text:s/>import parquet.hadoop.util.coun</text:p>
            <text:p>ters.mapred.MapRedCounterLoader;</text:p>
            <text:p><text:s/>import parquet.hadoop.util.counters.mapreduce.MapReduceCounte</text:p>
            <text:p>rLoader;</text:p>
            <text:p><text:s/></text:p>
            <text:p>@@ -48,7 +48,7 @@ public class BenchmarkCounter {</text:p>
            <text:p><text:s text:c="4"/>*</text:p>
            <text:p><text:s text:c="4"/>* @param context</text:p>
            <text:p><text:s text:c="4"/>*/</text:p>
            <text:p/>
            <text:p>- <text:s/>public static void initCounterFromContext(TaskInputOutputContext&lt;?, ?, ?, ?&gt; context) {</text:p>
            <text:p>+ <text:s/>p</text:p>
            <text:p>ublic static void initCounterFromContext(TaskAttemptContext context) {</text:p>
            <text:p><text:s text:c="5"/>counterLoader = new</text:p>
            <text:p><text:s/>MapReduceCounterLoader(context);</text:p>
            <text:p><text:s text:c="5"/>loadCounters();</text:p>
            <text:p><text:s text:c="3"/>}</text:p>
            <text:p>diff --git a/parquet-hadoop/src/mai</text:p>
            <text:p>n/java/parquet/hadoop/util/counters/mapreduce/MapReduceCounterLoader.java b/parquet-hadoop/src/</text:p>
            <text:p>main/java/parquet/hadoop/util/counters/mapreduce/MapReduceCounterLoader.java</text:p>
            <text:p>index 75ec1a2..c74</text:p>
            <text:p>bfb3 100644</text:p>
            <text:p>--- a/parquet-hadoop/src/main/java/parquet/hadoop/util/counters/mapreduce/MapReduce</text:p>
            <text:p>CounterLoader.java</text:p>
            <text:p>+++ b/parquet-hadoop/src/main/java/parquet/hadoop/util/counters/mapreduce/Ma</text:p>
            <text:p>pReduceCounterLoader.java</text:p>
            <text:p>@@ -18,7 +18,7 @@</text:p>
            <text:p><text:s text:c="2"/>*/</text:p>
            <text:p><text:s/>package parquet.hadoop.util.counters.mapreduc</text:p>
            <text:p>e;</text:p>
            <text:p><text:s/></text:p>
            <text:p>-import org.apache.hadoop.mapreduce.TaskInputOutputContext;</text:p>
            <text:p>+import org.apache.hadoop.mapr</text:p>
            <text:p>educe.TaskAttemptContext;</text:p>
            <text:p><text:s/>import parquet.hadoop.util.ContextUtil;</text:p>
            <text:p><text:s/>import parquet.hadoop.util.</text:p>
            <text:p>counters.BenchmarkCounter;</text:p>
            <text:p><text:s/>import parquet.hadoop.util.counters.CounterLoader;</text:p>
            <text:p>@@ -30,9 +30,9 @</text:p>
            <text:p>@ import parquet.hadoop.util.counters.ICounter;</text:p>
            <text:p><text:s text:c="2"/>* @author Tianshuo Deng</text:p>
            <text:p><text:s text:c="2"/>*/</text:p>
            <text:p><text:s/>public class Ma</text:p>
            <text:p>pReduceCounterLoader implements CounterLoader {</text:p>
            <text:p>- <text:s/>private TaskInputOutputContext&lt;?, ?, ?, ?&gt; c</text:p>
            <text:p>ontext;</text:p>
            <text:p>+ <text:s/>private TaskAttemptContext context;</text:p>
            <text:p><text:s/></text:p>
            <text:p>- <text:s/>public MapReduceCounterLoader(TaskInputOutp</text:p>
            <text:p>utContext&lt;?, ?, ?, ?&gt; context) {</text:p>
            <text:p>+ <text:s/>public MapReduceCounterLoader(TaskAttemptContext context) {</text:p>
            <text:p/>
            <text:p><text:s text:c="5"/>this.context = context;</text:p>
            <text:p><text:s text:c="3"/>}</text:p>
            <text:p><text:s/></text:p>
            <text:p>{code}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78881</text:p>
          </table:table-cell>
          <table:table-cell office:value-type="string">
            <text:p>Thanks [~k.shaposhnikov@gmail.com], this looks fine to me. Would you mind submitting a pull req</text:p>
            <text:p>uest for this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79106</text:p>
          </table:table-cell>
          <table:table-cell office:value-type="string">
            <text:p>https://github.com/apache/incubator-parquet-mr/pull/15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82016</text:p>
          </table:table-cell>
          <table:table-cell office:value-type="string">
            <text:p>Merged in #162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482133</text:p>
          </table:table-cell>
          <table:table-cell office:value-type="string">
            <text:p>I had to revert the commit because this had test failures (my bad for not running the hadoop-1 </text:p>
            <text:p>tests). Evidently, there are cases in hadoop-1 where the context is not a TaskInputOutputContex</text:p>
            <text:p>t and TaskAttemptContext has no getCounter method. I don't think the error message was unnecess</text:p>
            <text:p>ary after all, so I'll leave this closed. Feel free to reopen to address it in a different way </text:p>
            <text:p>if you think there is one.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4482545</text:p>
          </table:table-cell>
          <table:table-cell office:value-type="string">
            <text:p>Sorry for late response, I was away from my computer on holidays.</text:p>
            <text:p/>
            <text:p>I've created a new pull requ</text:p>
            <text:p>est that hopefully addresses the issue with Hadoop 1.x: https://github.com/apache/incubator-par</text:p>
            <text:p>quet-mr/pull/163</text:p>
            <text:p/>
            <text:p>The fix moves the check and logging to ContextUtil getCounter() method. Conte</text:p>
            <text:p>xt class doesn't need to be TaskInputOutputContext, it just needs to have getCounter(String, St</text:p>
            <text:p>ring) method.</text:p>
            <text:p/>
            <text:p>I've included your changes to the pull request (pom.xml and new deprecated metho</text:p>
            <text:p>ds) as well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483523</text:p>
          </table:table-cell>
          <table:table-cell office:value-type="string">
            <text:p>I'm pushing this out of 1.6.0 to get the RC out today. This isn't time-sensitive since it is ju</text:p>
            <text:p>st avoiding a warning messag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949147</text:p>
          </table:table-cell>
          <table:table-cell office:value-type="string">
            <text:p>Added new pull request for this issue since the old one seems to be dead.</text:p>
            <text:p/>
            <text:p>Than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974795</text:p>
          </table:table-cell>
          <table:table-cell office:value-type="string">
            <text:p>[~sircodesalot] I found the old link: https://github.com/apache/parquet-mr/pull/163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975576</text:p>
          </table:table-cell>
          <table:table-cell office:value-type="string">
            <text:p>I beleive https://github.com/apache/parquet-mr/pull/163/files is still valid though it has to b</text:p>
            <text:p>e rebased. I am happy to do it if there is interest to merge it.</text:p>
            <text:p/>
            <text:p>[~sircodesalot]'s PR looks go</text:p>
            <text:p>od too and I will be happy to see it merged as long as the issue is fix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21771</text:p>
          </table:table-cell>
          <table:table-cell office:value-type="string">
            <text:p>This PR should have high priority, since this bug creates a mess in our logs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723919</text:p>
          </table:table-cell>
          <table:table-cell office:value-type="string">
            <text:p>Issue resolved by pull request 280</text:p>
            <text:p>[https://github.com/apache/parquet-mr/pull/28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2300</text:p>
          </table:table-cell>
          <table:table-cell office:value-type="string">
            <text:p>PARQUET-219</text:p>
          </table:table-cell>
          <table:table-cell office:value-type="string">
            <text:p>Add measurement of compression/decompression tim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2287</text:p>
          </table:table-cell>
          <table:table-cell office:value-type="string">
            <text:p>PARQUET-218</text:p>
          </table:table-cell>
          <table:table-cell office:value-type="string">
            <text:p>Macro based Scala APIs for Predicate and Projection push down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4363558</text:p>
          </table:table-cell>
          <table:table-cell office:value-type="string">
            <text:p>I think these macros are great, but I'd like to see if we can go a bit further.</text:p>
            <text:p/>
            <text:p>I'd like Proje</text:p>
            <text:p>ction[T, U] to extend (or be implicitly convertible to Function1[T, U]) so that we can use proj</text:p>
            <text:p>ections in scalding/spark without being sure the underlying data supports parquet project (we h</text:p>
            <text:p>ave sources that are mixed: for some time ranges they are parquet, but older data might just be</text:p>
            <text:p><text:s/>compressed thrift).</text:p>
            <text:p/>
            <text:p>If we have this functionality, we can project as the IO layer when possib</text:p>
            <text:p>le, when not possible we can do it at scalding/spark layer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363743</text:p>
          </table:table-cell>
          <table:table-cell office:value-type="string">
            <text:p>How would we want to handle the case where the macro can't really tell what's going on in the c</text:p>
            <text:p>losure?</text:p>
            <text:p>The more we make the closure look like a plain chunk of any scala code, the more confus</text:p>
            <text:p>ing it's going to be to users when no, actually, only a tiny subset of valid scala can go here.</text:p>
            <text:p/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363810</text:p>
          </table:table-cell>
          <table:table-cell office:value-type="string">
            <text:p>True in most cases it doesn't and we only use a tiny subset.</text:p>
            <text:p/>
            <text:p>In Projection[T], only avroObj.ge</text:p>
            <text:p>tField1.getField2... is allowed. And in Predicate[T], only basic boolean comparison &amp; logical e</text:p>
            <text:p>xpression are allowed. Value expressions/literals from the closure will be pulled in as is.</text:p>
            <text:p/>
            <text:p>Al</text:p>
            <text:p>so it probably only works for data representation formats from schema, e.g. Avro, Proto, Thrift</text:p>
            <text:p>?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363821</text:p>
          </table:table-cell>
          <table:table-cell office:value-type="string">
            <text:p>I would just fail the macro with an explanation that only field access is allowed in Projection</text:p>
            <text:p>.</text:p>
            <text:p/>
            <text:p>I think Projection[T, U] and Predicate[T] being valid functions that we can run will be of u</text:p>
            <text:p>se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363844</text:p>
          </table:table-cell>
          <table:table-cell office:value-type="string">
            <text:p>Yes, I agree they should be valid functions, and failing fast when they aren't understood is a </text:p>
            <text:p>pretty good solution.</text:p>
            <text:p>I guess i was just wondering if we could make it more clear to users that</text:p>
            <text:p><text:s/>they aren't writing just any function, they're writing a very specific function. Good error re</text:p>
            <text:p>porting is probably enough.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4366667</text:p>
          </table:table-cell>
          <table:table-cell office:value-type="string">
            <text:p>One more thing we need to support is projecting / filtering into repeated columns, which is a l</text:p>
            <text:p>ittle bit harder.</text:p>
            <text:p/>
            <text:p>A normal function for that would look like:</text:p>
            <text:p/>
            <text:p>myStruct.foo.bar.someList.map {</text:p>
            <text:p><text:s/>x =&gt; (x.a, x.d, x.f) }</text:p>
            <text:p/>
            <text:p>And for filtering:</text:p>
            <text:p>myStruct.foo.bar.someList.filter { x =&gt; x.a &gt; 0 &amp;&amp; </text:p>
            <text:p>x.d &gt; 0 }</text:p>
            <text:p/>
            <text:p>So these macros will have to recurse, instead of taking the approach of pulling the </text:p>
            <text:p>0th element out of a repeated field and operating on th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1911</text:p>
          </table:table-cell>
          <table:table-cell office:value-type="string">
            <text:p>PARQUET-217</text:p>
          </table:table-cell>
          <table:table-cell office:value-type="string">
            <text:p>Memory Manager's min allocation heuristic is not valid for schemas with many column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61010</text:p>
          </table:table-cell>
          <table:table-cell office:value-type="string">
            <text:p>See the discussion in https://github.com/apache/incubator-parquet-mr/pull/14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61014</text:p>
          </table:table-cell>
          <table:table-cell office:value-type="string">
            <text:p>Issue resolved by pull request 143</text:p>
            <text:p>[https://github.com/apache/incubator-parquet-mr/pull/14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1658</text:p>
          </table:table-cell>
          <table:table-cell office:value-type="string">
            <text:p>PARQUET-216</text:p>
          </table:table-cell>
          <table:table-cell office:value-type="string">
            <text:p>Decrease the default page size to 64k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4363587</text:p>
          </table:table-cell>
          <table:table-cell office:value-type="string">
            <text:p>We should do some measurement on our existing datasets. (CC [~alexlevenson])</text:p>
            <text:p>Converting one fil</text:p>
            <text:p>e of each should be enough.</text:p>
            <text:p>Things to look at:</text:p>
            <text:p><text:s/>- file size</text:p>
            <text:p><text:s/>- read speed</text:p>
            <text:p><text:s/>- write spe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63805</text:p>
          </table:table-cell>
          <table:table-cell office:value-type="string">
            <text:p>We could add something like this to the PARQUET-165 (still outstanding) <text:s/>and have runs with dif</text:p>
            <text:p>ferent sizes as part of the benchmark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63814</text:p>
          </table:table-cell>
          <table:table-cell office:value-type="string">
            <text:p>There are already some benchmarks for a few different page sizes in that PR. I will be happy to</text:p>
            <text:p><text:s/>coordinate with you to add more and then rebase &amp; get it merged.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4364582</text:p>
          </table:table-cell>
          <table:table-cell office:value-type="string">
            <text:p>I think we need substantially more information on this before a decision should be made. <text:s/>We ha</text:p>
            <text:p>ven't even scratched the possibilities with regards to page pruning. <text:s/>By making the pages very </text:p>
            <text:p>small, we substantially reduce the effectiveness of zonemap-like algorithms. <text:s/>I'm currently exp</text:p>
            <text:p>erimenting/prototyping moving page headers to the footer and adding advanced statistics to the </text:p>
            <text:p>page metadata. <text:s/>This will likely allow vast improvements over current patterns but is only reas</text:p>
            <text:p>onable in the case that pages are reasonably large. <text:s text:c="2"/></text:p>
            <text:p/>
            <text:p>I think a lot more work should go into </text:p>
            <text:p>trying to leverage the current default page sizes because they are based on sound algorithmic g</text:p>
            <text:p>rounding. <text:s/>Only after we've explored that should we consider moving to a new size. <text:s/>In the mean</text:p>
            <text:p>time, people can always change the option if it is helpful for their particular workloa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1106</text:p>
          </table:table-cell>
          <table:table-cell office:value-type="string">
            <text:p>PARQUET-215</text:p>
          </table:table-cell>
          <table:table-cell office:value-type="string">
            <text:p>Parquet Thrift should discard records with unrecognized union memb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56436</text:p>
          </table:table-cell>
          <table:table-cell office:value-type="string">
            <text:p>https://github.com/apache/incubator-parquet-mr/pull/14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59451</text:p>
          </table:table-cell>
          <table:table-cell office:value-type="string">
            <text:p>Issue resolved by pull request 146</text:p>
            <text:p>[https://github.com/apache/incubator-parquet-mr/pull/14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646</text:p>
          </table:table-cell>
          <table:table-cell office:value-type="string">
            <text:p>PARQUET-214</text:p>
          </table:table-cell>
          <table:table-cell office:value-type="string">
            <text:p>Avro: Regression caused by schema handl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55473</text:p>
          </table:table-cell>
          <table:table-cell office:value-type="string">
            <text:p>https://github.com/apache/incubator-parquet-mr/pull/14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89692</text:p>
          </table:table-cell>
          <table:table-cell office:value-type="string">
            <text:p>Merged PR #142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630</text:p>
          </table:table-cell>
          <table:table-cell office:value-type="string">
            <text:p>PARQUET-213</text:p>
          </table:table-cell>
          <table:table-cell office:value-type="string">
            <text:p>Log the projected schem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53764</text:p>
          </table:table-cell>
          <table:table-cell office:value-type="string">
            <text:p>See some discussion in: https://github.com/apache/incubator-parquet-mr/pull/12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599</text:p>
          </table:table-cell>
          <table:table-cell office:value-type="string">
            <text:p>PARQUET-212</text:p>
          </table:table-cell>
          <table:table-cell office:value-type="string">
            <text:p>Implement nested type read rules in parquet-thrif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78724</text:p>
          </table:table-cell>
          <table:table-cell office:value-type="string">
            <text:p>Adding a link to the P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95087</text:p>
          </table:table-cell>
          <table:table-cell office:value-type="string">
            <text:p>Merged #300. Thanks for reviewing, Sergio and Tianshuo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593</text:p>
          </table:table-cell>
          <table:table-cell office:value-type="string">
            <text:p>PARQUET-211</text:p>
          </table:table-cell>
          <table:table-cell office:value-type="string">
            <text:p>Release parquet-mr 1.6.0</text:p>
          </table:table-cell>
          <table:table-cell table:number-columns-repeated="1021"/>
        </table:table-row>
        <table:table-row table:style-name="ro66">
          <table:table-cell table:number-columns-repeated="3"/>
          <table:table-cell office:value-type="string">
            <text:p>14394047</text:p>
          </table:table-cell>
          <table:table-cell office:value-type="string">
            <text:p>I've been going through the command-line semver tool's reports for changes between 1.5.0 and th</text:p>
            <text:p>e current master. There are lots of breaking changes in {{parquet.column}}, but I think that en</text:p>
            <text:p>tire package is internal or SPI rather than API. I've flagged the following to fix:</text:p>
            <text:p>* {{Parquet</text:p>
            <text:p>InputSplit#getExtraMetadata}}, {{#getFileSchema}}, {{#getRequestedSchema}}, {{#getBlocks}}, and</text:p>
            <text:p><text:s/>{{#getReadSupportMetadata}} were removed and should be added back (This is now documented inte</text:p>
            <text:p>rnal, but was part of the API and had external users).</text:p>
            <text:p>* {{ParquetWriter}} constructors may hav</text:p>
            <text:p>e an incompatible change</text:p>
            <text:p/>
            <text:p>And someone needs to look into this one:</text:p>
            <text:p>* {{ParquetScroogeScheme#sin</text:p>
            <text:p>k}} and {{#isSink}} were removed. ({{ScroogeStructConverter}} had removals, but I consider it i</text:p>
            <text:p>nternal)</text:p>
            <text:p/>
            <text:p>Lastly, there are quite a few incompatible changes to {{parquet.metadata}} (see below</text:p>
            <text:p>). Is this public? It seems like it is part of the API because the metadata is exposed. Fixing </text:p>
            <text:p>it will be annoying because {{ColumnPath}} was removed entirely.</text:p>
            <text:p/>
            <text:p>{code:title=parquet.metadata </text:p>
            <text:p>changes}</text:p>
            <text:p>Class parquet.hadoop.metadata.Canonicalizer</text:p>
            <text:p><text:s/>Removed Class , access public super synch</text:p>
            <text:p>ronized</text:p>
            <text:p>Class parquet.hadoop.metadata.ColumnChunkMetaData</text:p>
            <text:p><text:s/>Added Method getPath, desc ()Lparque</text:p>
            <text:p>t/common/schema/ColumnPath;, access public</text:p>
            <text:p><text:s/>Removed Method get, sig (Lparquet/hadoop/metadata/C</text:p>
            <text:p>olumnPath;Lparquet/schema/PrimitiveType$PrimitiveTypeName;Lparquet/hadoop/metadata/CompressionC</text:p>
            <text:p>odecName;Ljava/util/Set&lt;Lparquet/column/Encoding;&gt;;Lparquet/column/statistics/Statistics;JJJJJ)</text:p>
            <text:p>Lparquet/hadoop/metadata/ColumnChunkMetaData;, desc (Lparquet/hadoop/metadata/ColumnPath;Lparqu</text:p>
            <text:p>et/schema/PrimitiveType$PrimitiveTypeName;Lparquet/hadoop/metadata/CompressionCodecName;Ljava/u</text:p>
            <text:p>til/Set;Lparquet/column/statistics/Statistics;JJJJJ)Lparquet/hadoop/metadata/ColumnChunkMetaDat</text:p>
            <text:p>a;, access public static</text:p>
            <text:p><text:s/>Added Method get, sig (Lparquet/common/schema/ColumnPath;Lparquet/sch</text:p>
            <text:p>ema/PrimitiveType$PrimitiveTypeName;Lparquet/hadoop/metadata/CompressionCodecName;Ljava/util/Se</text:p>
            <text:p>t&lt;Lparquet/column/Encoding;&gt;;JJJJJ)Lparquet/hadoop/metadata/ColumnChunkMetaData;, desc (Lparque</text:p>
            <text:p>t/common/schema/ColumnPath;Lparquet/schema/PrimitiveType$PrimitiveTypeName;Lparquet/hadoop/meta</text:p>
            <text:p>data/CompressionCodecName;Ljava/util/Set;JJJJJ)Lparquet/hadoop/metadata/ColumnChunkMetaData;, a</text:p>
            <text:p>ccess public static</text:p>
            <text:p><text:s/>Added Method get, sig (Lparquet/common/schema/ColumnPath;Lparquet/schema/P</text:p>
            <text:p>rimitiveType$PrimitiveTypeName;Lparquet/hadoop/metadata/CompressionCodecName;Ljava/util/Set&lt;Lpa</text:p>
            <text:p>rquet/column/Encoding;&gt;;Lparquet/column/statistics/Statistics;JJJJJ)Lparquet/hadoop/metadata/Co</text:p>
            <text:p>lumnChunkMetaData;, desc (Lparquet/common/schema/ColumnPath;Lparquet/schema/PrimitiveType$Primi</text:p>
            <text:p>tiveTypeName;Lparquet/hadoop/metadata/CompressionCodecName;Ljava/util/Set;Lparquet/column/stati</text:p>
            <text:p>stics/Statistics;JJJJJ)Lparquet/hadoop/metadata/ColumnChunkMetaData;, access public static</text:p>
            <text:p><text:s/>Rem</text:p>
            <text:p>oved Method getPath, desc ()Lparquet/hadoop/metadata/ColumnPath;, access public</text:p>
            <text:p><text:s/>Removed Method</text:p>
            <text:p><text:s/>get, sig (Lparquet/hadoop/metadata/ColumnPath;Lparquet/schema/PrimitiveType$PrimitiveTypeName;</text:p>
            <text:p>Lparquet/hadoop/metadata/CompressionCodecName;Ljava/util/Set&lt;Lparquet/column/Encoding;&gt;;JJJJJ)L</text:p>
            <text:p>parquet/hadoop/metadata/ColumnChunkMetaData;, desc (Lparquet/hadoop/metadata/ColumnPath;Lparque</text:p>
            <text:p>t/schema/PrimitiveType$PrimitiveTypeName;Lparquet/hadoop/metadata/CompressionCodecName;Ljava/ut</text:p>
            <text:p>il/Set;JJJJJ)Lparquet/hadoop/metadata/ColumnChunkMetaData;, access public static</text:p>
            <text:p>Class parquet.</text:p>
            <text:p>hadoop.metadata.ColumnChunkProperties</text:p>
            <text:p><text:s/>Added Method getPath, desc ()Lparquet/common/schema/Colu</text:p>
            <text:p>mnPath;, access public</text:p>
            <text:p><text:s/>Removed Method getPath, desc ()Lparquet/hadoop/metadata/ColumnPath;, ac</text:p>
            <text:p>cess public</text:p>
            <text:p><text:s/>Removed Method get, sig (Lparquet/hadoop/metadata/ColumnPath;Lparquet/schema/Primi</text:p>
            <text:p>tiveType$PrimitiveTypeName;Lparquet/hadoop/metadata/CompressionCodecName;Ljava/util/Set&lt;Lparque</text:p>
            <text:p>t/column/Encoding;&gt;;)Lparquet/hadoop/metadata/ColumnChunkProperties;, desc (Lparquet/hadoop/met</text:p>
            <text:p>adata/ColumnPath;Lparquet/schema/PrimitiveType$PrimitiveTypeName;Lparquet/hadoop/metadata/Compr</text:p>
            <text:p>essionCodecName;Ljava/util/Set;)Lparquet/hadoop/metadata/ColumnChunkProperties;, access public </text:p>
            <text:p>static</text:p>
            <text:p><text:s/>Added Method get, sig (Lparquet/common/schema/ColumnPath;Lparquet/schema/PrimitiveType$</text:p>
            <text:p>PrimitiveTypeName;Lparquet/hadoop/metadata/CompressionCodecName;Ljava/util/Set&lt;Lparquet/column/</text:p>
            <text:p>Encoding;&gt;;)Lparquet/hadoop/metadata/ColumnChunkProperties;, desc (Lparquet/common/schema/Colum</text:p>
            <text:p>nPath;Lparquet/schema/PrimitiveType$PrimitiveTypeName;Lparquet/hadoop/metadata/CompressionCodec</text:p>
            <text:p>Name;Ljava/util/Set;)Lparquet/hadoop/metadata/ColumnChunkProperties;, access public static</text:p>
            <text:p>Clas</text:p>
            <text:p>s parquet.hadoop.metadata.ColumnPath</text:p>
            <text:p><text:s/>Removed Class , access final public super synchronized</text:p>
            <text:p>{c</text:p>
            <text:p>ode}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94049</text:p>
          </table:table-cell>
          <table:table-cell office:value-type="string">
            <text:p>I'm attaching the wrapper script for semver I used to show all the changes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394061</text:p>
          </table:table-cell>
          <table:table-cell office:value-type="string">
            <text:p>I opened issues for the incompatibilities above and marked them as blockers.</text:p>
            <text:p/>
            <text:p>* I'll fix PARQUE</text:p>
            <text:p>T-234 and PARQUET-237</text:p>
            <text:p>* PARQUET-220 and PARQUET-230 need reviews</text:p>
            <text:p>* PARQUET-235 needs to be disc</text:p>
            <text:p>ussed (part of the API?)</text:p>
            <text:p>* Someone needs to claim PARQUET-23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497318</text:p>
          </table:table-cell>
          <table:table-cell office:value-type="string">
            <text:p>The IPMC release vote just passed, so 1.6.0 is officially released. I've updated the release SV</text:p>
            <text:p>N and it should propagate to mirrors in the next day or so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493</text:p>
          </table:table-cell>
          <table:table-cell office:value-type="string">
            <text:p>PARQUET-210</text:p>
          </table:table-cell>
          <table:table-cell office:value-type="string">
            <text:p>JSON output for parquet-ca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52956</text:p>
          </table:table-cell>
          <table:table-cell office:value-type="string">
            <text:p>PR: https://github.com/apache/incubator-parquet-mr/pull/140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372526</text:p>
          </table:table-cell>
          <table:table-cell office:value-type="string">
            <text:p>Hi [~neville],</text:p>
            <text:p>Can you bit explain me how I can contribute to this issue ? can please you give </text:p>
            <text:p>few guide guidelines. </text:p>
            <text:p/>
            <text:p>Regards,</text:p>
            <text:p>A.Y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73039</text:p>
          </table:table-cell>
          <table:table-cell office:value-type="string">
            <text:p>[~ayd] I'm working on this alread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89669</text:p>
          </table:table-cell>
          <table:table-cell office:value-type="string">
            <text:p>Merged! Thanks for the contribution, [~sinisa_lyh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229</text:p>
          </table:table-cell>
          <table:table-cell office:value-type="string">
            <text:p>PARQUET-209</text:p>
          </table:table-cell>
          <table:table-cell office:value-type="string">
            <text:p>Enhance ParquetWriter with exposing in-memory size of writer objec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203</text:p>
          </table:table-cell>
          <table:table-cell office:value-type="string">
            <text:p>PARQUET-208</text:p>
          </table:table-cell>
          <table:table-cell office:value-type="string">
            <text:p>revert PARQUET-197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51225</text:p>
          </table:table-cell>
          <table:table-cell office:value-type="string">
            <text:p>Issue resolved by pull request 139</text:p>
            <text:p>[https://github.com/apache/incubator-parquet-mr/pull/13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202</text:p>
          </table:table-cell>
          <table:table-cell office:value-type="string">
            <text:p>PARQUET-207</text:p>
          </table:table-cell>
          <table:table-cell office:value-type="string">
            <text:p>ParquetInputSplit end calculation bug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170</text:p>
          </table:table-cell>
          <table:table-cell office:value-type="string">
            <text:p>PARQUET-206</text:p>
          </table:table-cell>
          <table:table-cell office:value-type="string">
            <text:p>MapredParquetOutputCommitter does not work in hadoop2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78891</text:p>
          </table:table-cell>
          <table:table-cell office:value-type="string">
            <text:p>[~tianshuo] should this be considered a blocker for 1.6.0? If so, please link to PARQUET-211 to</text:p>
            <text:p><text:s/>indicate that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378916</text:p>
          </table:table-cell>
          <table:table-cell office:value-type="string">
            <text:p>It's already merged in https://issues.apache.org/jira/browse/PARQUET-197</text:p>
            <text:p/>
            <text:p>I should have closed </text:p>
            <text:p>this tick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060</text:p>
          </table:table-cell>
          <table:table-cell office:value-type="string">
            <text:p>PARQUET-205</text:p>
          </table:table-cell>
          <table:table-cell office:value-type="string">
            <text:p>Ignore _SUCCESS files in RAT plugin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350694</text:p>
          </table:table-cell>
          <table:table-cell office:value-type="string">
            <text:p>[~sinisa_lyh], where are the _SUCCESS files? The entire target/ directory should be ignored by </text:p>
            <text:p>RAT and I would prefer to fix this by not dropping _SUCCESS files in the project outside of the</text:p>
            <text:p><text:s/>target/ folders. Test artifacts should either be in /tmp or in target/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50702</text:p>
          </table:table-cell>
          <table:table-cell office:value-type="string">
            <text:p>They are in output directory generated by another Hadoop job. But you are right I can drop test</text:p>
            <text:p><text:s/>folders in target/ instead. Shall I close this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50708</text:p>
          </table:table-cell>
          <table:table-cell office:value-type="string">
            <text:p>yes please. Just have test jobs write somewhere under targe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058</text:p>
          </table:table-cell>
          <table:table-cell office:value-type="string">
            <text:p>PARQUET-204</text:p>
          </table:table-cell>
          <table:table-cell office:value-type="string">
            <text:p>Directory support for parquet-schem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50625</text:p>
          </table:table-cell>
          <table:table-cell office:value-type="string">
            <text:p>could you clarify what part of the code you are talking about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50658</text:p>
          </table:table-cell>
          <table:table-cell office:value-type="string">
            <text:p>It's the parquet-schema command in parquet-tool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50678</text:p>
          </table:table-cell>
          <table:table-cell office:value-type="string">
            <text:p>[~neville], thanks for reporting this. Are you planning to work on this?</text:p>
            <text:p>Otherwise I can assign</text:p>
            <text:p><text:s/>it to myself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50682</text:p>
          </table:table-cell>
          <table:table-cell office:value-type="string">
            <text:p>Here's the PR: https://github.com/apache/incubator-parquet-mr/pull/13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78868</text:p>
          </table:table-cell>
          <table:table-cell office:value-type="string">
            <text:p>Issue resolved by pull request 136</text:p>
            <text:p>[https://github.com/apache/incubator-parquet-mr/pull/13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80056</text:p>
          </table:table-cell>
          <table:table-cell office:value-type="string">
            <text:p>PARQUET-203</text:p>
          </table:table-cell>
          <table:table-cell office:value-type="string">
            <text:p>Consolidate PathFilter for hidden fil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50683</text:p>
          </table:table-cell>
          <table:table-cell office:value-type="string">
            <text:p>PR here: https://github.com/apache/incubator-parquet-mr/pull/13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78874</text:p>
          </table:table-cell>
          <table:table-cell office:value-type="string">
            <text:p>Fixed with PARQUET-204 in PR #136. Thanks for contributing, Neville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9964</text:p>
          </table:table-cell>
          <table:table-cell office:value-type="string">
            <text:p>PARQUET-202</text:p>
          </table:table-cell>
          <table:table-cell office:value-type="string">
            <text:p>Typo in the connection info in the pom prevents publishing an RC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49825</text:p>
          </table:table-cell>
          <table:table-cell office:value-type="string">
            <text:p>Issue resolved by pull request 134</text:p>
            <text:p>[https://github.com/apache/incubator-parquet-mr/pull/13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9702</text:p>
          </table:table-cell>
          <table:table-cell office:value-type="string">
            <text:p>PARQUET-201</text:p>
          </table:table-cell>
          <table:table-cell office:value-type="string">
            <text:p>Column with OriginalType INT_8 failed at filter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78893</text:p>
          </table:table-cell>
          <table:table-cell office:value-type="string">
            <text:p>[~alexlevenson] is this a blocker for 1.6.0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79100</text:p>
          </table:table-cell>
          <table:table-cell office:value-type="string">
            <text:p>It also apply to PrimitiveType: INT32, OriginalType: INT_1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79216</text:p>
          </table:table-cell>
          <table:table-cell office:value-type="string">
            <text:p>[~rdblue] we should probably fix it, it's an easy fix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90479</text:p>
          </table:table-cell>
          <table:table-cell office:value-type="string">
            <text:p>When do we expect the fix to release?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391029</text:p>
          </table:table-cell>
          <table:table-cell office:value-type="string">
            <text:p>[~alexlevenson], I'm going to make this a blocker for the 1.6.0 release since it is a simple fi</text:p>
            <text:p>x. Would you mind fixing it? I don't really know my way through the filter code.</text:p>
            <text:p/>
            <text:p>[~chinwei], i</text:p>
            <text:p>f this makes the 1.6.0 release, then it will be released next wee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482019</text:p>
          </table:table-cell>
          <table:table-cell office:value-type="string">
            <text:p>Is there a PR for this?</text:p>
            <text:p>If not, I would suggest not making it a blocker for 1.6 as it does not </text:p>
            <text:p>look like a regression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482079</text:p>
          </table:table-cell>
          <table:table-cell office:value-type="string">
            <text:p>This isn't a regression because the filter2 API and INT_* types were introduced since 1.5.0. Bu</text:p>
            <text:p>t it is a known bug with the new code and should be an easy fix. I don't mind not including thi</text:p>
            <text:p>s since it is so close to RC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83476</text:p>
          </table:table-cell>
          <table:table-cell office:value-type="string">
            <text:p>I'm pushing this out of 1.6.0 to get the RC out toda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484488</text:p>
          </table:table-cell>
          <table:table-cell office:value-type="string">
            <text:p>sorry, I haven't had a chance to revisit thi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18568</text:p>
          </table:table-cell>
          <table:table-cell office:value-type="string">
            <text:p>It seems to me like we shouldn't care so much what the original type is when checking the filte</text:p>
            <text:p>r. <text:s/>The only case in which I can understand that is for the UTF-8 strings etc., but for numeric</text:p>
            <text:p><text:s/>values it doesn't make a lot of sense to m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20655</text:p>
          </table:table-cell>
          <table:table-cell office:value-type="string">
            <text:p>Yes, this is probably overly strict. </text:p>
            <text:p>I'm trying to remember why I put this in there initially,</text:p>
            <text:p><text:s/>but I agree it seems like we should let all the various kinds of numbers through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00137</text:p>
          </table:table-cell>
          <table:table-cell office:value-type="string">
            <text:p>Issue resolved by pull request 219</text:p>
            <text:p>[https://github.com/apache/parquet-mr/pull/21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9640</text:p>
          </table:table-cell>
          <table:table-cell office:value-type="string">
            <text:p>PARQUET-200</text:p>
          </table:table-cell>
          <table:table-cell office:value-type="string">
            <text:p>Add microsecond time and timestamp annotati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47817</text:p>
          </table:table-cell>
          <table:table-cell office:value-type="string">
            <text:p>Updated the spec and documentation in [PR #23|https://github.com/apache/incubator-parquet-forma</text:p>
            <text:p>t/pull/23]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551089</text:p>
          </table:table-cell>
          <table:table-cell office:value-type="string">
            <text:p>I just updated this for microsecond instead of nanosecond types. SQL requires microseconds, and</text:p>
            <text:p><text:s/>most nanosecond times aren't accurate enough to be valuable. Impala intends to move away from </text:p>
            <text:p>nanosecond precision and this proposal is now in line with the microsecond types we removed fro</text:p>
            <text:p>m the PR when we added millisecond time typ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9636</text:p>
          </table:table-cell>
          <table:table-cell office:value-type="string">
            <text:p>PARQUET-199</text:p>
          </table:table-cell>
          <table:table-cell office:value-type="string">
            <text:p>Add a callback when the MemoryManager adjusts row group siz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47796</text:p>
          </table:table-cell>
          <table:table-cell office:value-type="string">
            <text:p>This builds on PARQUET-164; see discussion on Dong's pull request: https://github.com/apache/in</text:p>
            <text:p>cubator-parquet-mr/pull/12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1967</text:p>
          </table:table-cell>
          <table:table-cell office:value-type="string">
            <text:p>This was merged a few days ago, just forgot to clos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9576</text:p>
          </table:table-cell>
          <table:table-cell office:value-type="string">
            <text:p>PARQUET-198</text:p>
          </table:table-cell>
          <table:table-cell office:value-type="string">
            <text:p>parquet-cascading Add Parquet Avro Scheme </text:p>
          </table:table-cell>
          <table:table-cell table:number-columns-repeated="1021"/>
        </table:table-row>
        <table:table-row table:style-name="ro13">
          <table:table-cell table:number-columns-repeated="3"/>
          <table:table-cell office:value-type="string">
            <text:p>14347609</text:p>
          </table:table-cell>
          <table:table-cell office:value-type="string">
            <text:p>There are two options for adding this support.</text:p>
            <text:p>As Parquet-cascading will start pulling dependen</text:p>
            <text:p>cies for all the parquet modules we can either:</text:p>
            <text:p><text:s/>- make all these dependencies "provided" and l</text:p>
            <text:p>et users add the dependency they want (parquet-avro or parquet-thrift, ...)</text:p>
            <text:p><text:s/>- make a sub modul</text:p>
            <text:p>e for each: parquet-cascading-avro, parquet-cascading-thrift, ...</text:p>
            <text:p>CC [~rdblue] [~alexlevenson]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56434</text:p>
          </table:table-cell>
          <table:table-cell office:value-type="string">
            <text:p>I'd rather do sub-modules if we can -- provided dependencies are not easily discovered by users</text:p>
            <text:p>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57193</text:p>
          </table:table-cell>
          <table:table-cell office:value-type="string">
            <text:p>I agree, submodules sound like a better solution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376050</text:p>
          </table:table-cell>
          <table:table-cell office:value-type="string">
            <text:p>I added a first implementation neither based on submodules nor on provided dependencies (I need</text:p>
            <text:p>ed something that works right now). I agree that probably it would be best to keep the respecti</text:p>
            <text:p>ve Avro and Thrift dependencies separate, so maybe separate submodules could be the way to go.</text:p>
            <text:p/>
            <text:p/>
            <text:p>Would be great if somebody would have a look at my PR: https://github.com/apache/incubator-par</text:p>
            <text:p>quet-mr/pull/151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393825</text:p>
          </table:table-cell>
          <table:table-cell office:value-type="string">
            <text:p>It looks like there are 2 PR for this:</text:p>
            <text:p>https://github.com/apache/incubator-parquet-mr/pull/122</text:p>
            <text:p/>
            <text:p>https://github.com/apache/incubator-parquet-mr/pull/151</text:p>
            <text:p>Does someone want to move it to a separ</text:p>
            <text:p>ate submodule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94002</text:p>
          </table:table-cell>
          <table:table-cell office:value-type="string">
            <text:p>I did not know about PR122 but it seems the approach is a bit different. In any case I will cha</text:p>
            <text:p>nge my PR so it will be in a separate submodul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96261</text:p>
          </table:table-cell>
          <table:table-cell office:value-type="string">
            <text:p>Reshuffled the code into its own submodule and added a few more tests. Would be great if you co</text:p>
            <text:p>uld have a look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08659</text:p>
          </table:table-cell>
          <table:table-cell office:value-type="string">
            <text:p>New link to the PR due to the incubator graduation (congrats, btw): https://github.com/apache/p</text:p>
            <text:p>arquet-mr/pull/15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9227</text:p>
          </table:table-cell>
          <table:table-cell office:value-type="string">
            <text:p>PARQUET-197</text:p>
          </table:table-cell>
          <table:table-cell office:value-type="string">
            <text:p>parquet-cascading and the mapred API does not create metadata fil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49648</text:p>
          </table:table-cell>
          <table:table-cell office:value-type="string">
            <text:p>Issue resolved by pull request 131</text:p>
            <text:p>[https://github.com/apache/incubator-parquet-mr/pull/131]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61012</text:p>
          </table:table-cell>
          <table:table-cell office:value-type="string">
            <text:p>reopen this for fixing hadoop 2 API:</text:p>
            <text:p>https://github.com/apache/incubator-parquet-mr/pull/14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61052</text:p>
          </table:table-cell>
          <table:table-cell office:value-type="string">
            <text:p>Issue resolved by pull request 141</text:p>
            <text:p>[https://github.com/apache/incubator-parquet-mr/pull/14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8954</text:p>
          </table:table-cell>
          <table:table-cell office:value-type="string">
            <text:p>PARQUET-196</text:p>
          </table:table-cell>
          <table:table-cell office:value-type="string">
            <text:p>parquet-tools command to get rowcount &amp; siz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486532</text:p>
          </table:table-cell>
          <table:table-cell office:value-type="string">
            <text:p>https://github.com/apache/incubator-parquet-mr/pull/17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20063</text:p>
          </table:table-cell>
          <table:table-cell office:value-type="string">
            <text:p>It's very useful feature. What's the status of this jira? I can help on addressing the feedback</text:p>
            <text:p>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572615</text:p>
          </table:table-cell>
          <table:table-cell office:value-type="string">
            <text:p>For those who are looking for this feature, when you run the parquet-tools "meta" command, you </text:p>
            <text:p>can find the row count after "RC:", for example: "row group 1: *RC:2040356* ..."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008785</text:p>
          </table:table-cell>
          <table:table-cell office:value-type="string">
            <text:p>Issue resolved by pull request 406</text:p>
            <text:p>[https://github.com/apache/parquet-mr/pull/40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8153</text:p>
          </table:table-cell>
          <table:table-cell office:value-type="string">
            <text:p>PARQUET-195</text:p>
          </table:table-cell>
          <table:table-cell office:value-type="string">
            <text:p>parquet-pig should not throw an exception reading a timestamp from impala fil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345291</text:p>
          </table:table-cell>
          <table:table-cell office:value-type="string">
            <text:p>Could you post the exception you're getting from Pig when you try to read a timestamp? We've ad</text:p>
            <text:p>ded support for the underlying data type (int96 as you noted) to show up as a byte array, so I </text:p>
            <text:p>think this might be a bug rather than a NYI feature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345549</text:p>
          </table:table-cell>
          <table:table-cell office:value-type="string">
            <text:p>I've just patched the 1.5.0 branch for my own purposes; it's the same thing with the master and</text:p>
            <text:p><text:s/>1.6.0rc4 branches . I don't have my code right now but the exception comes from [PigSchemaConv</text:p>
            <text:p>erter|https://github.com/apache/incubator-parquet-mr/blob/parquet-1.6.0rc4/parquet-pig/src/main</text:p>
            <text:p>/java/parquet/pig/PigSchemaConverter.java#L238] class <text:s/>(line 238).</text:p>
            <text:p/>
            <text:p>The patch simply return a D</text:p>
            <text:p>ataType.BYTEARRAY instead an exception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45552</text:p>
          </table:table-cell>
          <table:table-cell office:value-type="string">
            <text:p>Okay, so the int96 support is only in the common libraries and Avro, but not Pig. Would you min</text:p>
            <text:p>d posting your fix as a pull request so we can fix master? Thanks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323031</text:p>
          </table:table-cell>
          <table:table-cell office:value-type="string">
            <text:p>[~gpolaert] it looks like a change similar to what you've described is already in Parquet maste</text:p>
            <text:p>r [here|https://github.com/apache/parquet-mr/blob/master/parquet-pig/src/main/java/org/apache/p</text:p>
            <text:p>arquet/pig/PigSchemaConverter.java#L243]. <text:s/>Does that change work for you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7784</text:p>
          </table:table-cell>
          <table:table-cell office:value-type="string">
            <text:p>PARQUET-194</text:p>
          </table:table-cell>
          <table:table-cell office:value-type="string">
            <text:p>Provide callback to allow user defined key-value metadata merging strategy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37932</text:p>
          </table:table-cell>
          <table:table-cell office:value-type="string">
            <text:p>This should go away because we shouldn't need to merge metadata. PARQUET-139 updates ParquetInp</text:p>
            <text:p>utFormat so that the ReadContext is initialized for each file independently on the task sid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78903</text:p>
          </table:table-cell>
          <table:table-cell office:value-type="string">
            <text:p>Linking to 1.6.0 release issue, which makes this no longer needed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79795</text:p>
          </table:table-cell>
          <table:table-cell office:value-type="string">
            <text:p>Thanks[~rdblue], I'm closing this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395722</text:p>
          </table:table-cell>
          <table:table-cell office:value-type="string">
            <text:p>[~rdblue] After double thinking about this, I think providing such a callback is still useful. </text:p>
            <text:p>Because we also need to merge user defined key-value metadata in {{ParquetOutputCommitter}} for</text:p>
            <text:p><text:s/>writing summary files. Currently, if any conflicting user defined key-value pair is found, Par</text:p>
            <text:p>quet simply throws an exception and gives up writing the summary file.</text:p>
            <text:p/>
            <text:p>I noticed that in PARQU</text:p>
            <text:p>ET-179, Parquet developers tried to retire both {{_metadata}} and {{_common_metadata}} at first</text:p>
            <text:p>, but later on decided to keep {{_common_metadata}} for frameworks and tools like Pig, where no</text:p>
            <text:p><text:s/>centralized schema management service is available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395835</text:p>
          </table:table-cell>
          <table:table-cell office:value-type="string">
            <text:p>True, we decided we needed to keep the code to produce {{_common_metadata}} around for a while </text:p>
            <text:p>longer. That isn't to say I think it should be used, except in some specific cases. The problem</text:p>
            <text:p><text:s/>is that information in that file could easily be incorrect from normal operations on a folder </text:p>
            <text:p>of Parquet data, like adding new files. A better option would be to track the metadata elsewher</text:p>
            <text:p>e, like the Hive metastore or with another dataset management library like Kite. Parquet doesn'</text:p>
            <text:p>t manage entire datasets of Parquet files and I'm not sure that it should be expected to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7775</text:p>
          </table:table-cell>
          <table:table-cell office:value-type="string">
            <text:p>PARQUET-193</text:p>
          </table:table-cell>
          <table:table-cell office:value-type="string">
            <text:p>Avro: Implement read compatibility rules for nested typ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47926</text:p>
          </table:table-cell>
          <table:table-cell office:value-type="string">
            <text:p>This is fixed in [PR #128|https://github.com/apache/incubator-parquet-mr/pull/128]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51257</text:p>
          </table:table-cell>
          <table:table-cell office:value-type="string">
            <text:p>Issue resolved by pull request 128</text:p>
            <text:p>[https://github.com/apache/incubator-parquet-mr/pull/12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7716</text:p>
          </table:table-cell>
          <table:table-cell office:value-type="string">
            <text:p>PARQUET-192</text:p>
          </table:table-cell>
          <table:table-cell office:value-type="string">
            <text:p>Avro maps drop null valu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37824</text:p>
          </table:table-cell>
          <table:table-cell office:value-type="string">
            <text:p>Implemented in [PR #127|https://github.com/apache/incubator-parquet-mr/pull/127]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47509</text:p>
          </table:table-cell>
          <table:table-cell office:value-type="string">
            <text:p>Issue resolved by pull request 127</text:p>
            <text:p>[https://github.com/apache/incubator-parquet-mr/pull/12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7713</text:p>
          </table:table-cell>
          <table:table-cell office:value-type="string">
            <text:p>PARQUET-191</text:p>
          </table:table-cell>
          <table:table-cell office:value-type="string">
            <text:p>Avro schema conversion incorrectly converts maps with nullable values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37819</text:p>
          </table:table-cell>
          <table:table-cell office:value-type="string">
            <text:p>Implemented in [PR #126|https://github.com/apache/incubator-parquet-mr/pull/126]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47493</text:p>
          </table:table-cell>
          <table:table-cell office:value-type="string">
            <text:p>Issue resolved by pull request 126</text:p>
            <text:p>[https://github.com/apache/incubator-parquet-mr/pull/12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7555</text:p>
          </table:table-cell>
          <table:table-cell office:value-type="string">
            <text:p>PARQUET-190</text:p>
          </table:table-cell>
          <table:table-cell office:value-type="string">
            <text:p>Fix an inconsistent Javadoc comment of ReadSupport.prepareForRead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39211</text:p>
          </table:table-cell>
          <table:table-cell office:value-type="string">
            <text:p>Issue resolved by pull request 125</text:p>
            <text:p>[https://github.com/apache/incubator-parquet-mr/pull/12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7415</text:p>
          </table:table-cell>
          <table:table-cell office:value-type="string">
            <text:p>PARQUET-189</text:p>
          </table:table-cell>
          <table:table-cell office:value-type="string">
            <text:p>Support building parquet with thrift 0.9.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78920</text:p>
          </table:table-cell>
          <table:table-cell office:value-type="string">
            <text:p>Merged. Thanks [~Ferd]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79148</text:p>
          </table:table-cell>
          <table:table-cell office:value-type="string">
            <text:p>Thanks [~rdblue] for your review and comm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6830</text:p>
          </table:table-cell>
          <table:table-cell office:value-type="string">
            <text:p>PARQUET-188</text:p>
          </table:table-cell>
          <table:table-cell office:value-type="string">
            <text:p>Parquet writes columns out of order (compared to the schema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335625</text:p>
          </table:table-cell>
          <table:table-cell office:value-type="string">
            <text:p>I don't think there is a requirement in the format spec ([docs here|https://parquet.incubator.a</text:p>
            <text:p>pache.org/documentation/latest/]) to write columns in a specific order. I agree that it would i</text:p>
            <text:p>deally match, but I'm surprised that this is causing a problems because the column chunk metada</text:p>
            <text:p>ta contains the offset where the each column chunk starts.</text:p>
          </table:table-cell>
          <table:table-cell table:number-columns-repeated="1019"/>
        </table:table-row>
        <table:table-row table:style-name="ro38">
          <table:table-cell table:number-columns-repeated="3"/>
          <table:table-cell office:value-type="string">
            <text:p>14343916</text:p>
          </table:table-cell>
          <table:table-cell office:value-type="string">
            <text:p>The problem here is actually that the column chunk metadata in the metadata for a row group is </text:p>
            <text:p>out of order, not that the column chunks themselves are out of order. So Impala's implementatio</text:p>
            <text:p>n is correctly using the row group offset, but decides which offset to use based on the order o</text:p>
            <text:p>f the column metadata order rather than column names. An order for columns in the metadata isn'</text:p>
            <text:p>t required by the format spec, so we should add one or update Impala to not assume there is an </text:p>
            <text:p>order. I strongly prefer the former: let's add to the spec that the column metadata should matc</text:p>
            <text:p>h the schema.</text:p>
            <text:p/>
            <text:p>The change seems to have happened here: https://github.com/apache/incubator-parq</text:p>
            <text:p>uet-mr/commit/ccc29e4dde24584118211f27c71bb01bacc39326#diff-e07dbce51b4235a8510fc220b9bf4b48R21</text:p>
            <text:p>6</text:p>
            <text:p/>
            <text:p>I think we just need to patch that and the ordering will be back to normal. PageFormatV2 has</text:p>
            <text:p><text:s/>not been released in any formal release or a release candidate (RC4 was in Nov, the above comm</text:p>
            <text:p>it was Dec), so we should be able to fix this without a problem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44153</text:p>
          </table:table-cell>
          <table:table-cell office:value-type="string">
            <text:p>Fixed in [PR #129|https://github.com/apache/incubator-parquet-mr/pull/129]. I've added a test a</text:p>
            <text:p>nd validated written file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47536</text:p>
          </table:table-cell>
          <table:table-cell office:value-type="string">
            <text:p>Issue resolved by pull request 129</text:p>
            <text:p>[https://github.com/apache/incubator-parquet-mr/pull/129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47621</text:p>
          </table:table-cell>
          <table:table-cell office:value-type="string">
            <text:p>Reopening to track the spec updat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47624</text:p>
          </table:table-cell>
          <table:table-cell office:value-type="string">
            <text:p>I spoke with Julien about updating the spec and he agreed that the order should match the schem</text:p>
            <text:p>a's field order. [Parquet Format PR #22|https://github.com/apache/incubator-parquet-format/pull</text:p>
            <text:p>/22] fixes the forma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53507</text:p>
          </table:table-cell>
          <table:table-cell office:value-type="string">
            <text:p>Merged the spec update, #22. Thanks for reviewing it, Julien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53676</text:p>
          </table:table-cell>
          <table:table-cell office:value-type="string">
            <text:p>Thanks for fixing my bugs [~rdblue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4916</text:p>
          </table:table-cell>
          <table:table-cell office:value-type="string">
            <text:p>PARQUET-187</text:p>
          </table:table-cell>
          <table:table-cell office:value-type="string">
            <text:p>parquet-scrooge doesn't compile under 2.1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20211</text:p>
          </table:table-cell>
          <table:table-cell office:value-type="string">
            <text:p>pr: https://github.com/apache/incubator-parquet-mr/pull/12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47555</text:p>
          </table:table-cell>
          <table:table-cell office:value-type="string">
            <text:p>Issue resolved by pull request 121</text:p>
            <text:p>[https://github.com/apache/incubator-parquet-mr/pull/12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4662</text:p>
          </table:table-cell>
          <table:table-cell office:value-type="string">
            <text:p>PARQUET-186</text:p>
          </table:table-cell>
          <table:table-cell office:value-type="string">
            <text:p>Poor performance in SnappyCodec because of string concat in tight loop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321095</text:p>
          </table:table-cell>
          <table:table-cell office:value-type="string">
            <text:p>Argh.</text:p>
            <text:p>Preconditions.checkArgument should be replaced with an if to avoid generating the string </text:p>
            <text:p>when there is no error.</text:p>
            <text:p/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321103</text:p>
          </table:table-cell>
          <table:table-cell office:value-type="string">
            <text:p>What about updating Preconditions to take an {{Object...}} argument and use {{String.format}}? </text:p>
            <text:p>That way we don't have to wrap all preconditions in an if for the same expression they check. S</text:p>
            <text:p>ee [{{ValidationException.check}}|https://github.com/kite-sdk/kite/blob/master/kite-data/kite-d</text:p>
            <text:p>ata-core/src/main/java/org/kitesdk/data/ValidationException.java#L49] for an example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324794</text:p>
          </table:table-cell>
          <table:table-cell office:value-type="string">
            <text:p>This would still incur the cost of wrapping the parameters into an Array of Objects (ints into </text:p>
            <text:p>Integers and then array).</text:p>
            <text:p>It could be negligible but we should verify this.</text:p>
            <text:p/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4347881</text:p>
          </table:table-cell>
          <table:table-cell office:value-type="string">
            <text:p>I just did a quick test for the overhead. I ran 10,000,000 iterations and observed the time usi</text:p>
            <text:p>ng {{System.nanoTime()}} to record start and end times:</text:p>
            <text:p/>
            <text:p>* With varargs, no args: 3868817 nanos</text:p>
            <text:p/>
            <text:p>* With varargs, 2 args: 5954869 nanos</text:p>
            <text:p>* Without varargs: 3745177 nanos</text:p>
            <text:p/>
            <text:p>Re-running each seemed</text:p>
            <text:p><text:s/>to produce approximately the same values. While it is slower, it isn't an order of magnitude s</text:p>
            <text:p>lower and is significantly faster than string operation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47892</text:p>
          </table:table-cell>
          <table:table-cell office:value-type="string">
            <text:p>Fixed in [PR #133|https://github.com/apache/incubator-parquet-mr/pull/133]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47946</text:p>
          </table:table-cell>
          <table:table-cell office:value-type="string">
            <text:p>Issue resolved by pull request 133</text:p>
            <text:p>[https://github.com/apache/incubator-parquet-mr/pull/13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4346</text:p>
          </table:table-cell>
          <table:table-cell office:value-type="string">
            <text:p>PARQUET-185</text:p>
          </table:table-cell>
          <table:table-cell office:value-type="string">
            <text:p>Update parquet-format release scripts and POM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17239</text:p>
          </table:table-cell>
          <table:table-cell office:value-type="string">
            <text:p>Merg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3187</text:p>
          </table:table-cell>
          <table:table-cell office:value-type="string">
            <text:p>PARQUET-184</text:p>
          </table:table-cell>
          <table:table-cell office:value-type="string">
            <text:p>Add release scripts and document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10459</text:p>
          </table:table-cell>
          <table:table-cell office:value-type="string">
            <text:p>Added [PR #20|https://github.com/apache/incubator-parquet-format/pull/20]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12800</text:p>
          </table:table-cell>
          <table:table-cell office:value-type="string">
            <text:p>Issue resolved by pull request 20</text:p>
            <text:p>[https://github.com/apache/incubator-parquet-format/pull/2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3093</text:p>
          </table:table-cell>
          <table:table-cell office:value-type="string">
            <text:p>PARQUET-183</text:p>
          </table:table-cell>
          <table:table-cell office:value-type="string">
            <text:p>Special case empty columns to store 0 pages and no column chunks in the foo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09720</text:p>
          </table:table-cell>
          <table:table-cell office:value-type="string">
            <text:p>As this is a change in format, this should happen in major release. Hopefully 2.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439621</text:p>
          </table:table-cell>
          <table:table-cell office:value-type="string">
            <text:p>Seeing this issue - super-wide column tables as they say, with sparse data in one of the trees.</text:p>
            <text:p/>
            <text:p/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2906</text:p>
          </table:table-cell>
          <table:table-cell office:value-type="string">
            <text:p>PARQUET-182</text:p>
          </table:table-cell>
          <table:table-cell office:value-type="string">
            <text:p>FilteredRecordReader skips rows it shouldn't for schema with optional columns</text:p>
          </table:table-cell>
          <table:table-cell table:number-columns-repeated="1021"/>
        </table:table-row>
        <table:table-row table:style-name="ro15">
          <table:table-cell table:number-columns-repeated="3"/>
          <table:table-cell office:value-type="string">
            <text:p>14316879</text:p>
          </table:table-cell>
          <table:table-cell office:value-type="string">
            <text:p>Adding the csv data I used to create the Parquet file my tests run against (missing data is tre</text:p>
            <text:p>ated as null):</text:p>
            <text:p>2014-08-01,2014-08-10,X,Mark,5,111.111,1</text:p>
            <text:p>2014-08-02,2014-08-10,,Mark,5,222.222,2</text:p>
            <text:p/>
            <text:p>2014-08-01,2014-08-10,Y,,5,333.333,3</text:p>
            <text:p>2014-08-02,2014-08-10,Y,Mark,,444.444,4</text:p>
            <text:p>2014-08-01,2014-0</text:p>
            <text:p>8-20,X,Randy,5,,5</text:p>
            <text:p>2014-08-02,2014-08-20,X,Randy,5,666.666,6</text:p>
            <text:p>2014-08-01,2014-08-20,X,Randy,10,77</text:p>
            <text:p>7.777,</text:p>
            <text:p>2014-08-02,2014-08-20,X,Randy,10,888.888,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55252</text:p>
          </table:table-cell>
          <table:table-cell office:value-type="string">
            <text:p>Any update on this issue? picking up the latest 1.7.0 jar didn't have any impact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636132</text:p>
          </table:table-cell>
          <table:table-cell office:value-type="string">
            <text:p>Yikes -- I was sort of worried that this was the case when I was building the filter2 API (I wa</text:p>
            <text:p>sn't sure how the unbound record filter was managing to keep track of nulls, or repeated values</text:p>
            <text:p><text:s/>for that matter) -- i wonder if this is also part of the cause for PARQUET-98 (filter2 API is </text:p>
            <text:p>slower than unbound record filter)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636329</text:p>
          </table:table-cell>
          <table:table-cell office:value-type="string">
            <text:p>I'm surprised no one else has encountered this; it seems like a major blocker. I would love a r</text:p>
            <text:p>esolution; my current project has multiple implementations of readers depending on wether or no</text:p>
            <text:p>t the schena contains nullables.</text:p>
            <text:p/>
            <text:p>-Steve Mellinger</text:p>
            <text:p/>
            <text:p/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637495</text:p>
          </table:table-cell>
          <table:table-cell office:value-type="string">
            <text:p>Hi [~stevemel] </text:p>
            <text:p/>
            <text:p>Yes, I'm surprised nobody else has run into this, I don't know how many people</text:p>
            <text:p><text:s/>are using the unbound record filter, or if they are using it on optional columns / nested sche</text:p>
            <text:p>mas.</text:p>
            <text:p/>
            <text:p>As a quick work-around, you could give the filter2 api a try. Have you seen this API? It </text:p>
            <text:p>accomplishes the same goal, and also potentially applies filters to metadata about chunks of da</text:p>
            <text:p>ta which can be a huge win in some cases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638221</text:p>
          </table:table-cell>
          <table:table-cell office:value-type="string">
            <text:p>I'm using both filter APIs in my project. Filter2 was much slower, so I</text:p>
            <text:p>wanted to use Filter1 A</text:p>
            <text:p>PI in all cases. I currently use Filter2 when the</text:p>
            <text:p>schema has nullables and Filter1 API for sche</text:p>
            <text:p>ma that do not.</text:p>
            <text:p/>
            <text:p>On Wed, Jul 22, 2015 at 12:37 PM, Alex Levenson (JIRA) &lt;jira@apache.org&gt;</text:p>
            <text:p/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2784</text:p>
          </table:table-cell>
          <table:table-cell office:value-type="string">
            <text:p>PARQUET-181</text:p>
          </table:table-cell>
          <table:table-cell office:value-type="string">
            <text:p>Scrooge Write Suppor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07846</text:p>
          </table:table-cell>
          <table:table-cell office:value-type="string">
            <text:p>Issue resolved by pull request 58</text:p>
            <text:p>[https://github.com/apache/incubator-parquet-mr/pull/5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2755</text:p>
          </table:table-cell>
          <table:table-cell office:value-type="string">
            <text:p>PARQUET-180</text:p>
          </table:table-cell>
          <table:table-cell office:value-type="string">
            <text:p>Parquet-thrift compile issue with 0.9.2.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307649</text:p>
          </table:table-cell>
          <table:table-cell office:value-type="string">
            <text:p>Fixed in [PR #118|https://github.com/apache/incubator-parquet-mr/pull/118]. The reason to remov</text:p>
            <text:p>e it now is to avoid linker errors if thrift 0.9.1 or later is found in the classpath. Other th</text:p>
            <text:p>an this problem, updating to 0.9.2 builds and passes tests.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4307743</text:p>
          </table:table-cell>
          <table:table-cell office:value-type="string">
            <text:p>The trouble is that data corruption issues in Thrift will produce hard-to-debug OOM errors.</text:p>
            <text:p>Ano</text:p>
            <text:p>ther option is to lookup whether the method exists through reflection in a static block and set</text:p>
            <text:p><text:s/>a boolean IS_READ_LENGTH_SETABLE or something equivalent.</text:p>
            <text:p>Then the block becomes:</text:p>
            <text:p>```</text:p>
            <text:p>if ( IS_</text:p>
            <text:p>READ_LENGTH_SETABLE) {</text:p>
            <text:p><text:s text:c="6"/>((TBinaryProtocol)protocol).setReadLength(record.getLength());</text:p>
            <text:p><text:s/>}</text:p>
            <text:p/>
            <text:p>```</text:p>
            <text:p>and now we won't have linking issue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07775</text:p>
          </table:table-cell>
          <table:table-cell office:value-type="string">
            <text:p>That works? I didn't think linking was done lazily like that. Either way, we can definitely do </text:p>
            <text:p>this through reflection if it's valuable.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4339338</text:p>
          </table:table-cell>
          <table:table-cell office:value-type="string">
            <text:p>I don't think the one-time reflection strategy works. I get compile errors when I build against</text:p>
            <text:p><text:s/>0.9.2. Is it safe to build against 0.9.0 or 0.7.0 and assume it works in 0.9.2?</text:p>
            <text:p/>
            <text:p>{code}</text:p>
            <text:p>[ERROR</text:p>
            <text:p>] Failed to execute goal org.apache.maven.plugins:maven-compiler-plugin:3.1:compile (default-co</text:p>
            <text:p>mpile) on project parquet-thrift: Compilation failure</text:p>
            <text:p>[ERROR] /home/blue/workspace/parquet-mr/p</text:p>
            <text:p>arquet-thrift/src/main/java/parquet/hadoop/thrift/ThriftBytesWriteSupport.java:[136,34] cannot </text:p>
            <text:p>find symbol</text:p>
            <text:p>[ERROR] symbol: <text:s text:c="2"/>method setReadLength(int)</text:p>
            <text:p>[ERROR] location: class org.apache.thri</text:p>
            <text:p>ft.protocol.TBinaryProtocol</text:p>
            <text:p>{code}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39340</text:p>
          </table:table-cell>
          <table:table-cell office:value-type="string">
            <text:p>I could pretty easily add a version that uses a {{Method}} field to do this with {{invoke}}, bu</text:p>
            <text:p>t I don't know that it's a good idea. Is it possible to do this check in another way?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348030</text:p>
          </table:table-cell>
          <table:table-cell office:value-type="string">
            <text:p>I updated the PR to use the one-time reflection strategy. I verified that it is binary compatib</text:p>
            <text:p>le with 0.9.2, but cannot be built against 0.9.2.</text:p>
            <text:p/>
            <text:p>I'd like to find a better way to introduce t</text:p>
            <text:p>his check, maybe one that works with all of the protocols by limiting the ByteBuffer (or whatev</text:p>
            <text:p>er) passed to thrift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57720</text:p>
          </table:table-cell>
          <table:table-cell office:value-type="string">
            <text:p>Issue resolved by pull request 118</text:p>
            <text:p>[https://github.com/apache/incubator-parquet-mr/pull/11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2598</text:p>
          </table:table-cell>
          <table:table-cell office:value-type="string">
            <text:p>PARQUET-179</text:p>
          </table:table-cell>
          <table:table-cell office:value-type="string">
            <text:p>Retire _metadata generation 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307683</text:p>
          </table:table-cell>
          <table:table-cell office:value-type="string">
            <text:p>I agree with this, although with PARQUET-139 we shouldn't need (or try to use) either _metadata</text:p>
            <text:p><text:s/>or _common_metadata. Those assume that the files in the directory haven't changed and could be</text:p>
            <text:p><text:s/>a lurking problem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07794</text:p>
          </table:table-cell>
          <table:table-cell office:value-type="string">
            <text:p>_common_metadata is useful when reading from Pig (without a central metadata service) as it pro</text:p>
            <text:p>vides the schema for the dataset.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07806</text:p>
          </table:table-cell>
          <table:table-cell office:value-type="string">
            <text:p>You're right. I wasn't thinking about Pig. Does Pig have a method to turn off looking at _commo</text:p>
            <text:p>n_metadata? Or do we have a way to know that it is still valid for a directory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07826</text:p>
          </table:table-cell>
          <table:table-cell office:value-type="string">
            <text:p>If you provide the schema to the ParquetLoader then it won't look at it. that's what [~dweeks] </text:p>
            <text:p>does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6531503</text:p>
          </table:table-cell>
          <table:table-cell office:value-type="string">
            <text:p>I am curious if there is still the plan to remove the _metadata file (it seems like it is the p</text:p>
            <text:p>lan looking at the code). We currently use it to find the row group information for a dataset s</text:p>
            <text:p>ince it is extremely inefficient to read the footers of all individual parquet files. We are re</text:p>
            <text:p>ading data directly from parquet into tensorflow on a single node for deep learning use cases. </text:p>
            <text:p/>
            <text:p/>
            <text:p>Will there be any similar method for doing this operation or will we be on our own to creat</text:p>
            <text:p>e an index for the dataset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2580</text:p>
          </table:table-cell>
          <table:table-cell office:value-type="string">
            <text:p>PARQUET-178</text:p>
          </table:table-cell>
          <table:table-cell office:value-type="string">
            <text:p>META-INF for slf4j should not be in parquet-format jar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4307688</text:p>
          </table:table-cell>
          <table:table-cell office:value-type="string">
            <text:p>Hi [~koert], I have a PR to remove the LICENSE and NOTICE for SLF4J (these are covered by the p</text:p>
            <text:p>roject's LICENSE and NOTICE files), [#19|https://github.com/apache/incubator-parquet-format/pul</text:p>
            <text:p>l/19]. I don't see a problem with these files though, since they contain some useful informatio</text:p>
            <text:p>n about the SLF4J version that was used to build parquet-format. Is this causing a problem? I j</text:p>
            <text:p>ust want to understand the reasoning behind removing them: should we be removing all META-INF d</text:p>
            <text:p>irectories when we shade?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307715</text:p>
          </table:table-cell>
          <table:table-cell office:value-type="string">
            <text:p>they caused trouble for me because the same files are also in the slf4j-api jar. i was using sb</text:p>
            <text:p>t assembly to build a super-jar (jar with all compile dependencies included) and it threw an er</text:p>
            <text:p>ror because it didn't know how to handle these duplicates.</text:p>
            <text:p/>
            <text:p>also besides super-jars, people in </text:p>
            <text:p>general might include their own slf4j version. i know we do. these files might potentially prov</text:p>
            <text:p>ide the wrong information if they clobber the ones included with a slf4j dependency? not sure..</text:p>
            <text:p>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307727</text:p>
          </table:table-cell>
          <table:table-cell office:value-type="string">
            <text:p>The slf4j classes themselves weren't conflicting? I would have expected that to be a larger iss</text:p>
            <text:p>ue. Does an exclusion work?</text:p>
            <text:p/>
            <text:p>Any idea whether we can relocate the slf4j classes and still have </text:p>
            <text:p>them work? I know they use strange tricks to switch between implementations.</text:p>
          </table:table-cell>
          <table:table-cell table:number-columns-repeated="1019"/>
        </table:table-row>
        <table:table-row table:style-name="ro67">
          <table:table-cell table:number-columns-repeated="3"/>
          <table:table-cell office:value-type="string">
            <text:p>14307759</text:p>
          </table:table-cell>
          <table:table-cell office:value-type="string">
            <text:p>the slf4j classes themselves are shaded, no? so they dont conflict?</text:p>
            <text:p/>
            <text:p>{noformat}</text:p>
            <text:p>$ jar tf lib_ma</text:p>
            <text:p>naged/parquet-format-2.2.0-rc1.jar <text:s/>| grep slf</text:p>
            <text:p>parquet/org/slf4j/</text:p>
            <text:p>parquet/org/slf4j/helpers/</text:p>
            <text:p>pa</text:p>
            <text:p>rquet/org/slf4j/helpers/BasicMarker.class</text:p>
            <text:p>parquet/org/slf4j/helpers/BasicMarkerFactory.class</text:p>
            <text:p>pa</text:p>
            <text:p>rquet/org/slf4j/helpers/BasicMDCAdapter.class</text:p>
            <text:p>parquet/org/slf4j/helpers/FormattingTuple.class</text:p>
            <text:p>p</text:p>
            <text:p>arquet/org/slf4j/helpers/MarkerIgnoringBase.class</text:p>
            <text:p>parquet/org/slf4j/helpers/MessageFormatter.cl</text:p>
            <text:p>ass</text:p>
            <text:p>parquet/org/slf4j/helpers/NamedLoggerBase.class</text:p>
            <text:p>parquet/org/slf4j/helpers/NOPLogger.class</text:p>
            <text:p>p</text:p>
            <text:p>arquet/org/slf4j/helpers/NOPLoggerFactory.class</text:p>
            <text:p>parquet/org/slf4j/helpers/NOPMDCAdapter.class</text:p>
            <text:p>p</text:p>
            <text:p>arquet/org/slf4j/helpers/SubstituteLoggerFactory.class</text:p>
            <text:p>parquet/org/slf4j/helpers/Util.class</text:p>
            <text:p>par</text:p>
            <text:p>quet/org/slf4j/ILoggerFactory.class</text:p>
            <text:p>parquet/org/slf4j/IMarkerFactory.class</text:p>
            <text:p>parquet/org/slf4j/Lo</text:p>
            <text:p>gger.class</text:p>
            <text:p>parquet/org/slf4j/LoggerFactory.class</text:p>
            <text:p>parquet/org/slf4j/Marker.class</text:p>
            <text:p>parquet/org/slf</text:p>
            <text:p>4j/MarkerFactory.class</text:p>
            <text:p>parquet/org/slf4j/MDC.class</text:p>
            <text:p>parquet/org/slf4j/spi/</text:p>
            <text:p>parquet/org/slf4j/spi</text:p>
            <text:p>/LocationAwareLogger.class</text:p>
            <text:p>parquet/org/slf4j/spi/LoggerFactoryBinder.class</text:p>
            <text:p>parquet/org/slf4j/sp</text:p>
            <text:p>i/MarkerFactoryBinder.class</text:p>
            <text:p>parquet/org/slf4j/spi/MDCAdapter.class</text:p>
            <text:p>META-INF/maven/org.slf4j/</text:p>
            <text:p>ME</text:p>
            <text:p>TA-INF/maven/org.slf4j/slf4j-api/</text:p>
            <text:p>META-INF/maven/org.slf4j/slf4j-api/pom.xml</text:p>
            <text:p>META-INF/maven/org</text:p>
            <text:p>.slf4j/slf4j-api/pom.properties</text:p>
            <text:p>{noformat}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307773</text:p>
          </table:table-cell>
          <table:table-cell office:value-type="string">
            <text:p>It may be time to revisit the inclusion of slf4j in parquet-format.</text:p>
            <text:p>The main idea was to shade </text:p>
            <text:p>thrift in this jar so that the version of thrift we use to read/write the metadata in the parqu</text:p>
            <text:p>et file would not conflict with the version of thrift users want with parquet-thrift.</text:p>
            <text:p>Thrift ha</text:p>
            <text:p>ppens to depend on slf4j so I just shaded it as well at the time so that thrift would be totall</text:p>
            <text:p>y invisible.</text:p>
            <text:p>It sounds like we could remove it, or remove/rename META-INF/maven/org.slf4j (whic</text:p>
            <text:p>h makes it *not* invisible)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07777</text:p>
          </table:table-cell>
          <table:table-cell office:value-type="string">
            <text:p>Oh, that makes sense. We already relocate slf4j. In that case, we can just remove the META-INF </text:p>
            <text:p>folder. That's an easy solutio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47975</text:p>
          </table:table-cell>
          <table:table-cell office:value-type="string">
            <text:p>Fixed in [PR #24|https://github.com/apache/incubator-parquet-format/pull/24]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88359</text:p>
          </table:table-cell>
          <table:table-cell office:value-type="string">
            <text:p>Merged. Thanks for letting us know about this [~koert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2214</text:p>
          </table:table-cell>
          <table:table-cell office:value-type="string">
            <text:p>PARQUET-177</text:p>
          </table:table-cell>
          <table:table-cell office:value-type="string">
            <text:p>MemoryManager ensure minimum Column Chunk siz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04428</text:p>
          </table:table-cell>
          <table:table-cell office:value-type="string">
            <text:p>https://github.com/apache/incubator-parquet-mr/pull/11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08148</text:p>
          </table:table-cell>
          <table:table-cell office:value-type="string">
            <text:p>Issue resolved by pull request 115</text:p>
            <text:p>[https://github.com/apache/incubator-parquet-mr/pull/115]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12708</text:p>
          </table:table-cell>
          <table:table-cell office:value-type="string">
            <text:p>Based on review comments, the limit is not based on row group size, but on an estimated minimum</text:p>
            <text:p><text:s/>column chunk size. <text:s/>This will help ensure that a "reasonable" amount of data will be written p</text:p>
            <text:p>er column (default is page size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1880</text:p>
          </table:table-cell>
          <table:table-cell office:value-type="string">
            <text:p>PARQUET-176</text:p>
          </table:table-cell>
          <table:table-cell office:value-type="string">
            <text:p>Parquet fails to parse schema contains '\r'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02494</text:p>
          </table:table-cell>
          <table:table-cell office:value-type="string">
            <text:p>https://github.com/apache/incubator-parquet-mr/pull/112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302546</text:p>
          </table:table-cell>
          <table:table-cell office:value-type="string">
            <text:p>[~rekhajoshm], where did the Schema come from that you're using? I think this is a good additio</text:p>
            <text:p>n, but I think we don't run into this much because not may people actually write Parquet Schema</text:p>
            <text:p>s by hand. Mostly, they're built by translating from some other object model's schema. If that'</text:p>
            <text:p>s what you're doing and Parquet creates Schemas with \r when running on a windows platform, the</text:p>
            <text:p>n I think there are two bugs to fix, not just this on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0851</text:p>
          </table:table-cell>
          <table:table-cell office:value-type="string">
            <text:p>PARQUET-175</text:p>
          </table:table-cell>
          <table:table-cell office:value-type="string">
            <text:p>Allow setting of a custom protobuf class when reading parquet file using parquet-protobuf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21300</text:p>
          </table:table-cell>
          <table:table-cell office:value-type="string">
            <text:p>Issue resolved by pull request 183</text:p>
            <text:p>[https://github.com/apache/parquet-mr/pull/18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0821</text:p>
          </table:table-cell>
          <table:table-cell office:value-type="string">
            <text:p>PARQUET-174</text:p>
          </table:table-cell>
          <table:table-cell office:value-type="string">
            <text:p>Fix Java6 compatibility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96110</text:p>
          </table:table-cell>
          <table:table-cell office:value-type="string">
            <text:p>Issue resolved by pull request 101</text:p>
            <text:p>[https://github.com/apache/incubator-parquet-mr/pull/10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0628</text:p>
          </table:table-cell>
          <table:table-cell office:value-type="string">
            <text:p>PARQUET-173</text:p>
          </table:table-cell>
          <table:table-cell office:value-type="string">
            <text:p>StatisticsFilter doesn't handle And properl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294930</text:p>
          </table:table-cell>
          <table:table-cell office:value-type="string">
            <text:p>PR: https://github.com/apache/incubator-parquet-mr/pull/10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03963</text:p>
          </table:table-cell>
          <table:table-cell office:value-type="string">
            <text:p>Issue resolved by pull request 108</text:p>
            <text:p>[https://github.com/apache/incubator-parquet-mr/pull/108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03966</text:p>
          </table:table-cell>
          <table:table-cell office:value-type="string">
            <text:p>Thanks for the fix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70545</text:p>
          </table:table-cell>
          <table:table-cell office:value-type="string">
            <text:p>PARQUET-172</text:p>
          </table:table-cell>
          <table:table-cell office:value-type="string">
            <text:p>Add support for non-String binary in parquet-thrift</text:p>
          </table:table-cell>
          <table:table-cell table:number-columns-repeated="1021"/>
        </table:table-row>
        <table:table-row table:style-name="ro68">
          <table:table-cell table:number-columns-repeated="3"/>
          <table:table-cell office:value-type="string">
            <text:p>14355894</text:p>
          </table:table-cell>
          <table:table-cell office:value-type="string">
            <text:p>This was based on a [reported parquet-scrooge bug|https://github.com/laurencer/parquet-mr-bug/c</text:p>
            <text:p>ommit/d09126e03e2dc9f60eb5fd7b13b8166ab4d52ba0] and an incomplete analysis on my part. I looked</text:p>
            <text:p><text:s/>only at the Schema converter, which doesn't show support for binary but doesn't need it. Suppo</text:p>
            <text:p>rt for binary already exists; [{{ParquetWriteProtocol}}|https://github.com/apache/incubator-par</text:p>
            <text:p>quet-mr/blob/master/parquet-thrift/src/main/java/parquet/thrift/ParquetWriteProtocol.java#L298]</text:p>
            <text:p><text:s/>allows binary data to be written as either a String or binar, and the [{{ThriftRecordConverter</text:p>
            <text:p>}}|https://github.com/apache/incubator-parquet-mr/blob/master/parquet-thrift/src/main/java/parq</text:p>
            <text:p>uet/thrift/ThriftRecordConverter.java#L413] generates correct protocol events that handle both.</text:p>
            <text:p/>
            <text:p/>
            <text:p>It turns out that the original bug report wasn't correct. The summary does appear to have cor</text:p>
            <text:p>rupt data:</text:p>
            <text:p>{code}</text:p>
            <text:p>Parquet Example</text:p>
            <text:p>---------------</text:p>
            <text:p/>
            <text:p><text:s text:c="4"/>./sbt "run-main com.rouesnel.parquetmr.b</text:p>
            <text:p>ug.ParquetExample"</text:p>
            <text:p/>
            <text:p>This should print the following:</text:p>
            <text:p/>
            <text:p><text:s text:c="4"/>Parquet</text:p>
            <text:p><text:s text:c="4"/>=======</text:p>
            <text:p/>
            <text:p><text:s text:c="4"/>Parquet File</text:p>
            <text:p><text:s/>written to /some/random/location/test-324324-foo.parquet</text:p>
            <text:p/>
            <text:p><text:s text:c="4"/>After encoding - binary field is</text:p>
            <text:p><text:s/>equal to original binary field: false</text:p>
            <text:p><text:s text:c="4"/>After encoding - binary field is equal to UTF8 encod</text:p>
            <text:p>ed binary field: false</text:p>
            <text:p/>
            <text:p/>
            <text:p><text:s text:c="4"/>Original</text:p>
            <text:p><text:s text:c="4"/>-----</text:p>
            <text:p><text:s text:c="4"/>binaryField: <text:s text:c="8"/>-123, 20, 33</text:p>
            <text:p><text:s text:c="4"/>strin</text:p>
            <text:p>gField: <text:s text:c="8"/>foo</text:p>
            <text:p><text:s text:c="4"/>binaryAsStringField: -17, -65, -67, 20, 33</text:p>
            <text:p/>
            <text:p/>
            <text:p/>
            <text:p><text:s text:c="4"/>Thrift Serialized</text:p>
            <text:p><text:s text:c="3"/></text:p>
            <text:p><text:s/>-----</text:p>
            <text:p><text:s text:c="4"/>binaryField: <text:s text:c="8"/>3, 0, 0, 0, -123, 20, 33</text:p>
            <text:p><text:s text:c="4"/>stringField: <text:s text:c="8"/>foo</text:p>
            <text:p><text:s text:c="4"/>binar</text:p>
            <text:p>yAsStringField: -17, -65, -67, 20, 33</text:p>
            <text:p>{code}</text:p>
            <text:p/>
            <text:p>Tests show that the underlying byte buffers are c</text:p>
            <text:p>orrect and the error is caused by assuming the ByteBuffer's backing array contains only the byt</text:p>
            <text:p>es serialized. When restricted to the position and limit, the data is correc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55914</text:p>
          </table:table-cell>
          <table:table-cell office:value-type="string">
            <text:p>Added tests to validate binary support in [PR #145|https://github.com/apache/incubator-parquet-</text:p>
            <text:p>mr/pull/145]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9971</text:p>
          </table:table-cell>
          <table:table-cell office:value-type="string">
            <text:p>PARQUET-171</text:p>
          </table:table-cell>
          <table:table-cell office:value-type="string">
            <text:p>AvroReadSupport does not support Avro schema resolut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291287</text:p>
          </table:table-cell>
          <table:table-cell office:value-type="string">
            <text:p>https://github.com/apache/incubator-parquet-mr/pull/107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281417</text:p>
          </table:table-cell>
          <table:table-cell office:value-type="string">
            <text:p>Hi, I am very interested to view the patch. But, with the change, of hosting of the parquet-mr </text:p>
            <text:p>project, the url is broken.</text:p>
            <text:p/>
            <text:p>Is It still possible to acces to this pull request ?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281542</text:p>
          </table:table-cell>
          <table:table-cell office:value-type="string">
            <text:p>Hey Jerome, for reference/historical purposes, you can find the patch here: https://github.com/</text:p>
            <text:p>apache/parquet-mr/pull/107.</text:p>
            <text:p/>
            <text:p>Please note that this PR was ultimately closed and left unmerged b</text:p>
            <text:p>ecause a fix for the underlying issue was resolved via parallel development in the upstream rep</text:p>
            <text:p>ository (https://issues.apache.org/jira/browse/PARQUET-139). If you use version 1.6.0 or greate</text:p>
            <text:p>r, Avro schema evolution/resolution should work appropriate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9880</text:p>
          </table:table-cell>
          <table:table-cell office:value-type="string">
            <text:p>PARQUET-170</text:p>
          </table:table-cell>
          <table:table-cell office:value-type="string">
            <text:p>update parquet-thrift to use elephant-bird and elephant-bird-pig to 4.5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9204</text:p>
          </table:table-cell>
          <table:table-cell office:value-type="string">
            <text:p>PARQUET-169</text:p>
          </table:table-cell>
          <table:table-cell office:value-type="string">
            <text:p>Parquet-cpp: Implement support for bulk reading and writing repetition/definition levels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22264</text:p>
          </table:table-cell>
          <table:table-cell office:value-type="string">
            <text:p>[~nongli] I am taking on this implementation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142245</text:p>
          </table:table-cell>
          <table:table-cell office:value-type="string">
            <text:p>Issue resolved by pull request 30</text:p>
            <text:p>[https://github.com/apache/parquet-cpp/pull/3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9093</text:p>
          </table:table-cell>
          <table:table-cell office:value-type="string">
            <text:p>PARQUET-168</text:p>
          </table:table-cell>
          <table:table-cell office:value-type="string">
            <text:p>Wrong command line option description in parquet-tools 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286478</text:p>
          </table:table-cell>
          <table:table-cell office:value-type="string">
            <text:p>PR at https://github.com/apache/incubator-parquet-mr/pull/10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90256</text:p>
          </table:table-cell>
          <table:table-cell office:value-type="string">
            <text:p>Issue resolved by pull request 106</text:p>
            <text:p>[https://github.com/apache/incubator-parquet-mr/pull/10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6818</text:p>
          </table:table-cell>
          <table:table-cell office:value-type="string">
            <text:p>PARQUET-167</text:p>
          </table:table-cell>
          <table:table-cell office:value-type="string">
            <text:p>Snappy Compression: Optimize DirectBuffer handling/relea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273526</text:p>
          </table:table-cell>
          <table:table-cell office:value-type="string">
            <text:p>PR at https://github.com/apache/incubator-parquet-mr/pull/10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6550</text:p>
          </table:table-cell>
          <table:table-cell office:value-type="string">
            <text:p>PARQUET-166</text:p>
          </table:table-cell>
          <table:table-cell office:value-type="string">
            <text:p>Validate parquet row group size and HDFS block siz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634273</text:p>
          </table:table-cell>
          <table:table-cell office:value-type="string">
            <text:p>The first part of this, ensuring that the row group size is less than the block size, was added</text:p>
            <text:p><text:s/>in PARQUET-306 along with row group padding. We should determine whether the second part is wo</text:p>
            <text:p>rth doing. People will ignore warnings and would not appreciate error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6489</text:p>
          </table:table-cell>
          <table:table-cell office:value-type="string">
            <text:p>PARQUET-165</text:p>
          </table:table-cell>
          <table:table-cell office:value-type="string">
            <text:p>A benchmark module for Parquet would be ni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319282</text:p>
          </table:table-cell>
          <table:table-cell office:value-type="string">
            <text:p>https://github.com/apache/incubator-parquet-mr/pull/10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89094</text:p>
          </table:table-cell>
          <table:table-cell office:value-type="string">
            <text:p>Issue resolved by pull request 104</text:p>
            <text:p>[https://github.com/apache/incubator-parquet-mr/pull/104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89175</text:p>
          </table:table-cell>
          <table:table-cell office:value-type="string">
            <text:p>New pom file had wrong rc version, which will cause master to break. <text:s/>Updating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89188</text:p>
          </table:table-cell>
          <table:table-cell office:value-type="string">
            <text:p>Created a new PR: https://github.com/apache/incubator-parquet-mr/pull/15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89196</text:p>
          </table:table-cell>
          <table:table-cell office:value-type="string">
            <text:p>Issue resolved by pull request 155</text:p>
            <text:p>[https://github.com/apache/incubator-parquet-mr/pull/15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5930</text:p>
          </table:table-cell>
          <table:table-cell office:value-type="string">
            <text:p>PARQUET-164</text:p>
          </table:table-cell>
          <table:table-cell office:value-type="string">
            <text:p>Warn when parquet memory manager kicks i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71702</text:p>
          </table:table-cell>
          <table:table-cell office:value-type="string">
            <text:p>Thinking about this more, we should increment a counter every time this kicks in. This will all</text:p>
            <text:p>ow us to warn the user on the Hive sid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13300</text:p>
          </table:table-cell>
          <table:table-cell office:value-type="string">
            <text:p>Implemented in [PR #119|https://github.com/apache/incubator-parquet-mr/pull/119]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13303</text:p>
          </table:table-cell>
          <table:table-cell office:value-type="string">
            <text:p>We'll have to do the counter idea in a separate issue. I'd like to get the warning in before to</text:p>
            <text:p>o many people start hitting this limit without knowing i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13720</text:p>
          </table:table-cell>
          <table:table-cell office:value-type="string">
            <text:p>Merged PR #119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16157</text:p>
          </table:table-cell>
          <table:table-cell office:value-type="string">
            <text:p>I write a patch about the counter. Will do some cleanup and upload it tomorrow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17448</text:p>
          </table:table-cell>
          <table:table-cell office:value-type="string">
            <text:p>Upload patch about the counter in https://github.com/apache/incubator-parquet-mr/pull/12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50956</text:p>
          </table:table-cell>
          <table:table-cell office:value-type="string">
            <text:p>Merged #120. Thanks, Dong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5911</text:p>
          </table:table-cell>
          <table:table-cell office:value-type="string">
            <text:p>PARQUET-163</text:p>
          </table:table-cell>
          <table:table-cell office:value-type="string">
            <text:p><text:s/>BytesWritable is not in <text:s/>parquet 's writePrimitive method in DataWritableWriter clas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271571</text:p>
          </table:table-cell>
          <table:table-cell office:value-type="string">
            <text:p>[~manish.agarwal], are you using Hive's DataWritableWriter class? That class is not really desi</text:p>
            <text:p>gned to be user-facing, it is part of the Hive implementation. I recommend using a different ob</text:p>
            <text:p>ject model, like parquet-avro, that would be more straight-forward and not require using Writab</text:p>
            <text:p>l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5888</text:p>
          </table:table-cell>
          <table:table-cell office:value-type="string">
            <text:p>PARQUET-162</text:p>
          </table:table-cell>
          <table:table-cell office:value-type="string">
            <text:p>ParquetThrift should throw when unrecognized columns are passed to the column projection API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70182</text:p>
          </table:table-cell>
          <table:table-cell office:value-type="string">
            <text:p>[~skrishnan] points out that passing a wrong column name actually causes all columns to be drop</text:p>
            <text:p>ped, which is bad news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49603</text:p>
          </table:table-cell>
          <table:table-cell office:value-type="string">
            <text:p>Issue resolved by pull request 123</text:p>
            <text:p>[https://github.com/apache/incubator-parquet-mr/pull/12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5840</text:p>
          </table:table-cell>
          <table:table-cell office:value-type="string">
            <text:p>PARQUET-161</text:p>
          </table:table-cell>
          <table:table-cell office:value-type="string">
            <text:p>Parquet does not write statistics for column chunks that are all null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69941</text:p>
          </table:table-cell>
          <table:table-cell office:value-type="string">
            <text:p>[~saucam] if you have any supporting evidence for these stats not being written or a simple rep</text:p>
            <text:p>ro case that would be great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71028</text:p>
          </table:table-cell>
          <table:table-cell office:value-type="string">
            <text:p>https://github.com/apache/incubator-parquet-mr/pull/1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93002</text:p>
          </table:table-cell>
          <table:table-cell office:value-type="string">
            <text:p>[~alexlevenson] can we close this ticket as well, since everything is fixed by PARQUET-136 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93037</text:p>
          </table:table-cell>
          <table:table-cell office:value-type="string">
            <text:p>Yes, thank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5236</text:p>
          </table:table-cell>
          <table:table-cell office:value-type="string">
            <text:p>PARQUET-160</text:p>
          </table:table-cell>
          <table:table-cell office:value-type="string">
            <text:p>Simplify CapacityByteArrayOutputStream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347907</text:p>
          </table:table-cell>
          <table:table-cell office:value-type="string">
            <text:p>Issue resolved by pull request 98</text:p>
            <text:p>[https://github.com/apache/incubator-parquet-mr/pull/9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4747</text:p>
          </table:table-cell>
          <table:table-cell office:value-type="string">
            <text:p>PARQUET-159</text:p>
          </table:table-cell>
          <table:table-cell office:value-type="string">
            <text:p>paquet-hadoop tests fail to compile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4263766</text:p>
          </table:table-cell>
          <table:table-cell office:value-type="string">
            <text:p>java version "1.6.0_45"</text:p>
            <text:p>Java(TM) SE Runtime Environment (build 1.6.0_45-b06)</text:p>
            <text:p>Java HotSpot(TM) 6</text:p>
            <text:p>4-Bit Server VM (build 20.45-b01, mixed mode)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63767</text:p>
          </table:table-cell>
          <table:table-cell office:value-type="string">
            <text:p>PR added at https://github.com/apache/incubator-parquet-mr/pull/9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4095</text:p>
          </table:table-cell>
          <table:table-cell office:value-type="string">
            <text:p>PARQUET-158</text:p>
          </table:table-cell>
          <table:table-cell office:value-type="string">
            <text:p>Thrift binary fields are not serialized correctly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4059</text:p>
          </table:table-cell>
          <table:table-cell office:value-type="string">
            <text:p>PARQUET-157</text:p>
          </table:table-cell>
          <table:table-cell office:value-type="string">
            <text:p>Divide by zero in logging cod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71572</text:p>
          </table:table-cell>
          <table:table-cell office:value-type="string">
            <text:p>Added a PR to take care of this problem: https://github.com/apache/incubator-parquet-mr/pull/10</text:p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98046</text:p>
          </table:table-cell>
          <table:table-cell office:value-type="string">
            <text:p>Issue resolved by pull request 102</text:p>
            <text:p>[https://github.com/apache/incubator-parquet-mr/pull/10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4058</text:p>
          </table:table-cell>
          <table:table-cell office:value-type="string">
            <text:p>PARQUET-156</text:p>
          </table:table-cell>
          <table:table-cell office:value-type="string">
            <text:p>Document recommendations for block size and page size given an expected number of writ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260341</text:p>
          </table:table-cell>
          <table:table-cell office:value-type="string">
            <text:p>PARQUET-108?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260743</text:p>
          </table:table-cell>
          <table:table-cell office:value-type="string">
            <text:p>Hi Brock , <text:s/>i will have to test it out if I get any more memory errors if <text:s/>I use the latest ver</text:p>
            <text:p>sion . However I am actually <text:s/>interested in finding if I can control these values from outside </text:p>
            <text:p>to get best Write performance <text:s/>, i.e. if I can specify my <text:s/>block size / page size , <text:s/>given that</text:p>
            <text:p><text:s text:c="2"/>I have M threads and R ram memory available to me , in such a way that I <text:s/>get the best of wri</text:p>
            <text:p>te performance <text:s/>. 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4261258</text:p>
          </table:table-cell>
          <table:table-cell office:value-type="string">
            <text:p>I'm interested in what you find out on tuning, Manish. For this issue, I think Brock is right t</text:p>
            <text:p>hat PARQUET-108 covers the "automatic memory management to avoid OOM". Maybe you could update t</text:p>
            <text:p>his to "document recommendations for block size and page size given an expected number of write</text:p>
            <text:p>rs"? I'm not sure that is very valuable though. Really, you want your block size above a certai</text:p>
            <text:p>n minimum, which means you ideally wouldn't use a the memory manager. While a manager keeps you</text:p>
            <text:p><text:s/>from hitting OOM, it will degrade read performance if it makes the parquet row group size (par</text:p>
            <text:p>quet block size) too small.</text:p>
            <text:p/>
            <text:p>Here are some general ideas to follow:</text:p>
            <text:p>1. Row group size should al</text:p>
            <text:p>ways be smaller than HDFS block size.</text:p>
            <text:p>2. A multiple of the row group size should be approximate</text:p>
            <text:p>ly (maybe a little less than) the HDFS block size. For example, 2 row groups might fit in a sin</text:p>
            <text:p>gle HDFS block.</text:p>
            <text:p>3. Remember row group size is an indicator of the memory footprint of each open</text:p>
            <text:p><text:s/>file for both reading and writing. Reading will ideally be smaller, but this is down to a cons</text:p>
            <text:p>tant factor from the columns you project.</text:p>
            <text:p>4. Keep the expected number of open writers (M in you</text:p>
            <text:p>r case) times the expected consumption below your memory threshold (lower than total heap) and </text:p>
            <text:p>avoid letting the memory manager do this for you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3656</text:p>
          </table:table-cell>
          <table:table-cell office:value-type="string">
            <text:p>PARQUET-155</text:p>
          </table:table-cell>
          <table:table-cell office:value-type="string">
            <text:p>Hive Avro to Parquet table conversion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4258425</text:p>
          </table:table-cell>
          <table:table-cell office:value-type="string">
            <text:p>Hive [doesn't currently implement union types <text:s/>in parquet|https://github.com/apache/hive/blob/t</text:p>
            <text:p>runk/ql/src/java/org/apache/hadoop/hive/ql/io/parquet/convert/HiveSchemaConverter.java#L110], s</text:p>
            <text:p>o we would have to plan and implement it to do this in Hive.</text:p>
            <text:p/>
            <text:p>Parquet-avro does support mapping</text:p>
            <text:p><text:s/>union types to Parquet by replacing the union with a group where each possible type in the uni</text:p>
            <text:p>on is a field. Then only one field in that group is defined at a time. What you could try is to</text:p>
            <text:p><text:s/>write a simple map-only job that reads with Avro and writes with Parquet-avro. Then you wouldn</text:p>
            <text:p>'t have to do any conversion. (Also, you should be able to do this without any code using the K</text:p>
            <text:p>ite CLI copy command)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258692</text:p>
          </table:table-cell>
          <table:table-cell office:value-type="string">
            <text:p>&gt;&gt;&gt; What you could try is to write a simple map-only job that reads with Avro and writes with P</text:p>
            <text:p>arquet-avro. Then you wouldn't have to do any conversion</text:p>
            <text:p/>
            <text:p>If I'll do this, then I need to defin</text:p>
            <text:p>e parquet backed table by myself, am I right? This is not very good approach for me, because my</text:p>
            <text:p><text:s/>real schema is really big. Or there some other way to create hive table using existing parquet</text:p>
            <text:p><text:s/>files? I searched for this, but only two approaches I've found "create as select" and define t</text:p>
            <text:p>able when create it.</text:p>
          </table:table-cell>
          <table:table-cell table:number-columns-repeated="1019"/>
        </table:table-row>
        <table:table-row table:style-name="ro36">
          <table:table-cell table:number-columns-repeated="3"/>
          <table:table-cell office:value-type="string">
            <text:p>14260392</text:p>
          </table:table-cell>
          <table:table-cell office:value-type="string">
            <text:p>bq. If I'll do this, then I need to define parquet backed table by myself, am I right?</text:p>
            <text:p/>
            <text:p>Yes, yo</text:p>
            <text:p>u would until HIVE-8950 is merged and released.</text:p>
            <text:p/>
            <text:p>In the mean time, if you already have an Avro </text:p>
            <text:p>table (with some minor restrictions), you can use Kite to get around the problem. Kite is a lay</text:p>
            <text:p>er around Parquet and Avro that manages a collection of files as a dataset, similar to what Hiv</text:p>
            <text:p>e does. Kite can inspect an Avro Hive table and give you the schema, then you can use it to cre</text:p>
            <text:p>ate a Parquet table with that schema. Finally, you can copy from one to the other:</text:p>
            <text:p/>
            <text:p>{code}</text:p>
            <text:p>kite</text:p>
            <text:p>-dataset schema avro_table --output hdfs:/user/me/schemas/table.avsc</text:p>
            <text:p>kite-dataset create parque</text:p>
            <text:p>t_table --schema hdfs:/user/me/schemas/table.avsc --format parquet</text:p>
            <text:p>kite-dataset copy avro_table</text:p>
            <text:p><text:s/>parquet_table</text:p>
            <text:p>{code}</text:p>
            <text:p/>
            <text:p>You can find more information on Kite at [kitesdk.org|http://kitesdk.org</text:p>
            <text:p>/docs/current/] and find more help on the Kite mailing lis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3180</text:p>
          </table:table-cell>
          <table:table-cell office:value-type="string">
            <text:p>PARQUET-154</text:p>
          </table:table-cell>
          <table:table-cell office:value-type="string">
            <text:p>parquet Constructors not taking file System object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4255940</text:p>
          </table:table-cell>
          <table:table-cell office:value-type="string">
            <text:p>bq. Is there some reason we avoided using the fileSystem object in constructor ?</text:p>
            <text:p/>
            <text:p>I generally a</text:p>
            <text:p>void passing a FileSystem around because you can't always assume that the Path and FileSystem t</text:p>
            <text:p>hat are passed in match. If you pass a handle to the local FS and an explicit hdfs:// path, the</text:p>
            <text:p>n any operation throws an exception that the path and FS don't match. I think it is best practi</text:p>
            <text:p>ce to use the Path object as a single source of truth for the file system so that you can ignor</text:p>
            <text:p>e the possibility. The caller has to use Path#makeQualified with the expected FS, and an error </text:p>
            <text:p>can be handled at that time by the caller. File systems are cached by FileSystem.get, so this i</text:p>
            <text:p>s fairly low overhead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256839</text:p>
          </table:table-cell>
          <table:table-cell office:value-type="string">
            <text:p>Ryan ,I agree <text:s/>with this approach but only for read operations . I think for write operations ,</text:p>
            <text:p><text:s text:c="2"/>like here where i am saying <text:s/>create a new parquet file , i can have a leverage to specify the</text:p>
            <text:p><text:s/>fileSystem separately with the file name <text:s text:c="2"/>. <text:s text:c="2"/></text:p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257264</text:p>
          </table:table-cell>
          <table:table-cell office:value-type="string">
            <text:p>Why would the write side be any different from the read side? We still have to worry about the </text:p>
            <text:p>same caller error (mismatched URI and FS) and the solution is the same: qualify the URI before </text:p>
            <text:p>passing it to create a writer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257952</text:p>
          </table:table-cell>
          <table:table-cell office:value-type="string">
            <text:p>for write : If the path is not Qualified and we pass path and file system separately in a write</text:p>
            <text:p><text:s/>call then there <text:s/>should not be any issue . <text:s/>it would open a handle using the file System on th</text:p>
            <text:p>e unqualified path . </text:p>
            <text:p/>
            <text:p>once we do it , <text:s/>ParquetFileWriter(FileSystem fs, MessageType schema, Pa</text:p>
            <text:p>th file) wil not be required to do FileSystem fs = file.getFileSystem(configuration); <text:s/>as it wi</text:p>
            <text:p>ll use the file system passed form the user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258391</text:p>
          </table:table-cell>
          <table:table-cell office:value-type="string">
            <text:p>bq. If the path is not Qualified and we pass path and file system separately in a write call th</text:p>
            <text:p>en there should not be any issue</text:p>
            <text:p/>
            <text:p>I don't think the problem isn't the cases where this works, l</text:p>
            <text:p>ike the one you point out here. The problem is that we can't guarantee the FS and the Path alwa</text:p>
            <text:p>ys match and I think it is better to have the caller construct a Path correctly. I think that w</text:p>
            <text:p>ill lead to fewer lurking bugs (where they do not match) because the caller has to think about </text:p>
            <text:p>whether or not they do and hopefully test the logic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59936</text:p>
          </table:table-cell>
          <table:table-cell office:value-type="string">
            <text:p>Feels good . Closing 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60266</text:p>
          </table:table-cell>
          <table:table-cell office:value-type="string">
            <text:p>Thanks, Manish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2655</text:p>
          </table:table-cell>
          <table:table-cell office:value-type="string">
            <text:p>PARQUET-153</text:p>
          </table:table-cell>
          <table:table-cell office:value-type="string">
            <text:p>Broken link on Parquet sit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2437</text:p>
          </table:table-cell>
          <table:table-cell office:value-type="string">
            <text:p>PARQUET-152</text:p>
          </table:table-cell>
          <table:table-cell office:value-type="string">
            <text:p>Encoding issue with fixed length byte array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592474</text:p>
          </table:table-cell>
          <table:table-cell office:value-type="string">
            <text:p>I think the RLE_DICTIONARY behavior is probably because the dictionary is using plain encoding </text:p>
            <text:p>rather than delta byte array.</text:p>
          </table:table-cell>
          <table:table-cell table:number-columns-repeated="1019"/>
        </table:table-row>
        <table:table-row table:style-name="ro37">
          <table:table-cell table:number-columns-repeated="3"/>
          <table:table-cell office:value-type="string">
            <text:p>14596763</text:p>
          </table:table-cell>
          <table:table-cell office:value-type="string">
            <text:p>A fixed length byte array is still written as a BINARY, isn't it? If so, then I think we should</text:p>
            <text:p><text:s/>allow FIXED_LEN_BYTE_ARRAY to be decoded by Encoding.DELTA_BYTE_ARRAY. </text:p>
            <text:p/>
            <text:p>I tested something li</text:p>
            <text:p>ke this, and it worked:</text:p>
            <text:p/>
            <text:p>{code}</text:p>
            <text:p>DELTA_BYTE_ARRAY {</text:p>
            <text:p><text:s text:c="4"/>@Override</text:p>
            <text:p><text:s text:c="4"/>public ValuesReader getVal</text:p>
            <text:p>uesReader(ColumnDescriptor descriptor,</text:p>
            <text:p><text:s text:c="8"/>ValuesType valuesType) {</text:p>
            <text:p><text:s text:c="6"/>if (descriptor.ge</text:p>
            <text:p>tType() != BINARY &amp;&amp; descriptor.getType() != FIXED_LEN_BYTE_ARRAY) {</text:p>
            <text:p><text:s text:c="8"/>throw new ParquetD</text:p>
            <text:p>ecodingException("Encoding DELTA_BYTE_ARRAY is only supported for type BINARY and FIXED_LEN_BYT</text:p>
            <text:p>E_ARRAY");</text:p>
            <text:p><text:s text:c="6"/>}</text:p>
            <text:p><text:s text:c="6"/>return new DeltaByteArrayReader();</text:p>
            <text:p><text:s text:c="4"/>}</text:p>
            <text:p><text:s text:c="2"/>},</text:p>
            <text:p>{code}</text:p>
            <text:p/>
            <text:p>I'll create a PR</text:p>
            <text:p>, and run more tests to check this scenario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98106</text:p>
          </table:table-cell>
          <table:table-cell office:value-type="string">
            <text:p>Here's the PR for this bug:</text:p>
            <text:p>https://github.com/apache/parquet-mr/pull/22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13358</text:p>
          </table:table-cell>
          <table:table-cell office:value-type="string">
            <text:p>Thanks for fixing this, [~spena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1530</text:p>
          </table:table-cell>
          <table:table-cell office:value-type="string">
            <text:p>PARQUET-151</text:p>
          </table:table-cell>
          <table:table-cell office:value-type="string">
            <text:p>Null Pointer exception in parquet.hadoop.ParquetFileWriter.mergeFooter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246950</text:p>
          </table:table-cell>
          <table:table-cell office:value-type="string">
            <text:p>One work-around is to use PARQUET-107, which disables the summary metadata files if you set par</text:p>
            <text:p>quet.enable.summary-metadata to false. This wasn't in 1.5.0, so you'll have to backport it, use</text:p>
            <text:p><text:s/>an unreleased RC version (not recommended), or find out if your Hadoop distribution has includ</text:p>
            <text:p>ed it in their version of Parque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7059</text:p>
          </table:table-cell>
          <table:table-cell office:value-type="string">
            <text:p>https://github.com/apache/parquet-mr/pull/20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68089</text:p>
          </table:table-cell>
          <table:table-cell office:value-type="string">
            <text:p>Merge [~saucam]'s patch. Thanks for the contributio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1170</text:p>
          </table:table-cell>
          <table:table-cell office:value-type="string">
            <text:p>PARQUET-150</text:p>
          </table:table-cell>
          <table:table-cell office:value-type="string">
            <text:p>Merge script requires ':' in PR nam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243238</text:p>
          </table:table-cell>
          <table:table-cell office:value-type="string">
            <text:p>Fix available in [PR #94|https://github.com/apache/incubator-parquet-mr/pull/94]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48568</text:p>
          </table:table-cell>
          <table:table-cell office:value-type="string">
            <text:p>Issue resolved by pull request 94</text:p>
            <text:p>[https://github.com/apache/incubator-parquet-mr/pull/9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0835</text:p>
          </table:table-cell>
          <table:table-cell office:value-type="string">
            <text:p>PARQUET-149</text:p>
          </table:table-cell>
          <table:table-cell office:value-type="string">
            <text:p>provide an option to skip a page in case corrupted bytes occu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0833</text:p>
          </table:table-cell>
          <table:table-cell office:value-type="string">
            <text:p>PARQUET-148</text:p>
          </table:table-cell>
          <table:table-cell office:value-type="string">
            <text:p>provide an option to skip entire row group in case corrupted bytes occu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0831</text:p>
          </table:table-cell>
          <table:table-cell office:value-type="string">
            <text:p>PARQUET-147</text:p>
          </table:table-cell>
          <table:table-cell office:value-type="string">
            <text:p>Parquet to report number of rows affected in the row group when corrupted bytes occu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0582</text:p>
          </table:table-cell>
          <table:table-cell office:value-type="string">
            <text:p>PARQUET-146</text:p>
          </table:table-cell>
          <table:table-cell office:value-type="string">
            <text:p>make Parquet compile with java 7 instead of java 6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93774</text:p>
          </table:table-cell>
          <table:table-cell office:value-type="string">
            <text:p>I believe this has been addressed and can be closed now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08834</text:p>
          </table:table-cell>
          <table:table-cell office:value-type="string">
            <text:p>[~singhashish] From the title of this issue it seems like the pom file should also be updated. </text:p>
            <text:p>I just created a PR for tha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08848</text:p>
          </table:table-cell>
          <table:table-cell office:value-type="string">
            <text:p>We should discuss this on the mailing list. We've had recent contributions fixing support for j</text:p>
            <text:p>ava 6, so we definitely want to build consensus before deprecating suppor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421754</text:p>
          </table:table-cell>
          <table:table-cell office:value-type="string">
            <text:p>Issue resolved by pull request 231</text:p>
            <text:p>[https://github.com/apache/parquet-mr/pull/23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0431</text:p>
          </table:table-cell>
          <table:table-cell office:value-type="string">
            <text:p>PARQUET-145</text:p>
          </table:table-cell>
          <table:table-cell office:value-type="string">
            <text:p>InternalParquetRecordReader.close() should not throw an exception if initialization has failed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239659</text:p>
          </table:table-cell>
          <table:table-cell office:value-type="string">
            <text:p>I think you're right. Initialization done in a try/finally should allow close to succeed even i</text:p>
            <text:p>f the initialization fails. If you want to submit a PR, I can merge it. Otherwise, I'll submit </text:p>
            <text:p>one later for this. Thanks, [~whoschek]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39867</text:p>
          </table:table-cell>
          <table:table-cell office:value-type="string">
            <text:p>PR is here: https://github.com/Parquet/parquet-mr/pull/42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40280</text:p>
          </table:table-cell>
          <table:table-cell office:value-type="string">
            <text:p>[~whoschek], could you submit that PR for https://github.com/apache/incubator-parquet-mr? We no</text:p>
            <text:p><text:s/>longer use the old repository and I can't merge from it. Thanks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40797</text:p>
          </table:table-cell>
          <table:table-cell office:value-type="string">
            <text:p>Ah, new PR (with new repo) is here: https://github.com/apache/incubator-parquet-mr/pull/9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43222</text:p>
          </table:table-cell>
          <table:table-cell office:value-type="string">
            <text:p>Issue resolved by pull request 93</text:p>
            <text:p>[https://github.com/apache/incubator-parquet-mr/pull/9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60220</text:p>
          </table:table-cell>
          <table:table-cell office:value-type="string">
            <text:p>PARQUET-144</text:p>
          </table:table-cell>
          <table:table-cell office:value-type="string">
            <text:p>read a single file outside of mapreduce framework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648824</text:p>
          </table:table-cell>
          <table:table-cell office:value-type="string">
            <text:p>Any comments on this? I've gone through google and seems there is no such method. I don't under</text:p>
            <text:p>stand why, because testing is pretty common concern and the file handling logic must be somewhe</text:p>
            <text:p>re in the code anyway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649334</text:p>
          </table:table-cell>
          <table:table-cell office:value-type="string">
            <text:p>[~hy5446]: you can read files outside of MR using the ParquetReader with Scrooge read support. </text:p>
            <text:p>The constructor you want is here: https://github.com/apache/parquet-mr/blob/master/parquet-hado</text:p>
            <text:p>op/src/main/java/org/apache/parquet/hadoop/ParquetReader.java#L64</text:p>
            <text:p/>
            <text:p>The read support is what det</text:p>
            <text:p>ermines the object model the reader will use. Most object models have a convenience reader, but</text:p>
            <text:p><text:s/>it looks like scrooge doesn't so you'll have to pass the right ReadSupport to the reader in yo</text:p>
            <text:p>ur code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649339</text:p>
          </table:table-cell>
          <table:table-cell office:value-type="string">
            <text:p>I'm resolving this as "not a problem" because it is a request for information and I think I've </text:p>
            <text:p>covered the question. In the future, you might have better luck getting information from the ma</text:p>
            <text:p>iling list (dev@parquet.apache.org) because that's where we typically see this kind of question</text:p>
            <text:p>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9843</text:p>
          </table:table-cell>
          <table:table-cell office:value-type="string">
            <text:p>PARQUET-143</text:p>
          </table:table-cell>
          <table:table-cell office:value-type="string">
            <text:p>Clean up parquet-cascading dependenci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9532</text:p>
          </table:table-cell>
          <table:table-cell office:value-type="string">
            <text:p>PARQUET-142</text:p>
          </table:table-cell>
          <table:table-cell office:value-type="string">
            <text:p>parquet-tools doesn't filter _SUCCESS fil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98042</text:p>
          </table:table-cell>
          <table:table-cell office:value-type="string">
            <text:p>Issue resolved by pull request 89</text:p>
            <text:p>[https://github.com/apache/incubator-parquet-mr/pull/8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8770</text:p>
          </table:table-cell>
          <table:table-cell office:value-type="string">
            <text:p>PARQUET-141</text:p>
          </table:table-cell>
          <table:table-cell office:value-type="string">
            <text:p>improve parquet scrooge integr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74439</text:p>
          </table:table-cell>
          <table:table-cell office:value-type="string">
            <text:p>Issue resolved by pull request 88</text:p>
            <text:p>[https://github.com/apache/incubator-parquet-mr/pull/8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8765</text:p>
          </table:table-cell>
          <table:table-cell office:value-type="string">
            <text:p>PARQUET-140</text:p>
          </table:table-cell>
          <table:table-cell office:value-type="string">
            <text:p>Allow clients to control the GenericData object that is used to read Avro record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230563</text:p>
          </table:table-cell>
          <table:table-cell office:value-type="string">
            <text:p>Created pull req: https://github.com/apache/incubator-parquet-mr/pull/9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31695</text:p>
          </table:table-cell>
          <table:table-cell office:value-type="string">
            <text:p>I committed this. Thanks Josh!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977447</text:p>
          </table:table-cell>
          <table:table-cell office:value-type="string">
            <text:p>I am wondering could address the converse case as well? (I have a SpecificData class on the cla</text:p>
            <text:p>sspath but want to coerce to GenericData.Record instances everywhere possible, including nested</text:p>
            <text:p><text:s/>records.)</text:p>
            <text:p/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978707</text:p>
          </table:table-cell>
          <table:table-cell office:value-type="string">
            <text:p>[~DeaconDesperado], you are correct. This allows you to use generic classes instead of specific</text:p>
            <text:p><text:s/>by specifying GenericData instead of SpecificData or ReflectData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8027</text:p>
          </table:table-cell>
          <table:table-cell office:value-type="string">
            <text:p>PARQUET-139</text:p>
          </table:table-cell>
          <table:table-cell office:value-type="string">
            <text:p>Avoid reading file footers in parquet-avro InputForma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33755</text:p>
          </table:table-cell>
          <table:table-cell office:value-type="string">
            <text:p>I've added a work-in-progress branch as a preliminary pull request, [#91|https://github.com/apa</text:p>
            <text:p>che/incubator-parquet-mr/pull/91]. Comments on the approach are welcom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08203</text:p>
          </table:table-cell>
          <table:table-cell office:value-type="string">
            <text:p>Issue resolved by pull request 91</text:p>
            <text:p>[https://github.com/apache/incubator-parquet-mr/pull/9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7058</text:p>
          </table:table-cell>
          <table:table-cell office:value-type="string">
            <text:p>PARQUET-138</text:p>
          </table:table-cell>
          <table:table-cell office:value-type="string">
            <text:p>Parquet should allow a merge between required and optional schemas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4221347</text:p>
          </table:table-cell>
          <table:table-cell office:value-type="string">
            <text:p>Yes, I think the union of a required field with an optional field is optional, which is the mor</text:p>
            <text:p>e relaxed constraint. This test seems to validate that the result would be required and because</text:p>
            <text:p><text:s/>some values could be null, that wouldn't work. I don't know what the implications of changing </text:p>
            <text:p>this are, though. I need to check whether the readers can read a required field with an optiona</text:p>
            <text:p>l schema, although I would assume it is oka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686257</text:p>
          </table:table-cell>
          <table:table-cell office:value-type="string">
            <text:p>[~rdblue] [~rjustice] this is still relevant right?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6686500</text:p>
          </table:table-cell>
          <table:table-cell office:value-type="string">
            <text:p>ntrinquier opened a new pull request #550: PARQUET-138: Allow merging more restrictive field in</text:p>
            <text:p><text:s/>less restrictive field</text:p>
            <text:p>URL: https://github.com/apache/parquet-mr/pull/550</text:p>
            <text:p><text:s/></text:p>
            <text:p><text:s/></text:p>
            <text:p><text:s text:c="3"/></text:p>
            <text:p/>
            <text:p>-----------</text:p>
            <text:p>-----------------------------------------------------</text:p>
            <text:p>This is an automated message from the Apa</text:p>
            <text:p>che Git Service.</text:p>
            <text:p>To respond to the message, please log on GitHub and use the</text:p>
            <text:p>URL above to go to</text:p>
            <text:p><text:s/>the specific comment.</text:p>
            <text:p><text:s/></text:p>
            <text:p>For queries about this service, please contact Infrastructure at:</text:p>
            <text:p>user</text:p>
            <text:p>s@infra.apache.org</text:p>
            <text:p/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6758571</text:p>
          </table:table-cell>
          <table:table-cell office:value-type="string">
            <text:p>rdblue commented on pull request #550: PARQUET-138: Allow merging more restrictive field in les</text:p>
            <text:p>s restrictive field</text:p>
            <text:p>URL: https://github.com/apache/parquet-mr/pull/550</text:p>
            <text:p><text:s/></text:p>
            <text:p><text:s/></text:p>
            <text:p><text:s text:c="3"/></text:p>
            <text:p><text:s/></text:p>
            <text:p>--------------</text:p>
            <text:p>--------------------------------------------------</text:p>
            <text:p>This is an automated message from the Apache</text:p>
            <text:p><text:s/>Git Service.</text:p>
            <text:p>To respond to the message, please log on GitHub and use the</text:p>
            <text:p>URL above to go to th</text:p>
            <text:p>e specific comment.</text:p>
            <text:p><text:s/></text:p>
            <text:p>For queries about this service, please contact Infrastructure at:</text:p>
            <text:p>users@i</text:p>
            <text:p>nfra.apache.org</text:p>
            <text:p/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6775022</text:p>
          </table:table-cell>
          <table:table-cell office:value-type="string">
            <text:p>rmettu1-rms commented on pull request #623: Merge PARQUET-138: Allow merging more restrictive f</text:p>
            <text:p>ield in less restrictive field</text:p>
            <text:p>URL: https://github.com/apache/parquet-mr/pull/623</text:p>
            <text:p><text:s/></text:p>
            <text:p><text:s/></text:p>
            <text:p><text:s text:c="3"/></text:p>
            <text:p><text:s/></text:p>
            <text:p>---</text:p>
            <text:p>-------------------------------------------------------------</text:p>
            <text:p>This is an automated message from</text:p>
            <text:p><text:s/>the Apache Git Service.</text:p>
            <text:p>To respond to the message, please log on GitHub and use the</text:p>
            <text:p>URL above </text:p>
            <text:p>to go to the specific comment.</text:p>
            <text:p><text:s/></text:p>
            <text:p>For queries about this service, please contact Infrastructure </text:p>
            <text:p>at:</text:p>
            <text:p>users@infra.apache.org</text:p>
            <text:p/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6775023</text:p>
          </table:table-cell>
          <table:table-cell office:value-type="string">
            <text:p>rmettu1-rms commented on pull request #623: Merge PARQUET-138: Allow merging more restrictive f</text:p>
            <text:p>ield in less restrictive field</text:p>
            <text:p>URL: https://github.com/apache/parquet-mr/pull/623</text:p>
            <text:p><text:s/></text:p>
            <text:p><text:s/></text:p>
            <text:p><text:s text:c="3"/></text:p>
            <text:p><text:s/></text:p>
            <text:p>---</text:p>
            <text:p>-------------------------------------------------------------</text:p>
            <text:p>This is an automated message from</text:p>
            <text:p><text:s/>the Apache Git Service.</text:p>
            <text:p>To respond to the message, please log on GitHub and use the</text:p>
            <text:p>URL above </text:p>
            <text:p>to go to the specific comment.</text:p>
            <text:p><text:s/></text:p>
            <text:p>For queries about this service, please contact Infrastructure </text:p>
            <text:p>at:</text:p>
            <text:p>users@infra.apache.org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6680</text:p>
          </table:table-cell>
          <table:table-cell office:value-type="string">
            <text:p>PARQUET-137</text:p>
          </table:table-cell>
          <table:table-cell office:value-type="string">
            <text:p>Add support for Pig datetim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19596</text:p>
          </table:table-cell>
          <table:table-cell office:value-type="string">
            <text:p>This uses the NanoTime class. We should probably fix that implementation as it's wrong. See PAR</text:p>
            <text:p>QUET-114.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4219613</text:p>
          </table:table-cell>
          <table:table-cell office:value-type="string">
            <text:p>Hi [~ccrolf],</text:p>
            <text:p/>
            <text:p>Long story short:</text:p>
            <text:p/>
            <text:p>1) The {{NanoTime}} class was implemented incorrect as descri</text:p>
            <text:p>bed in PARQUET-114.</text:p>
            <text:p>2) As noted by the package name on the class this was implemented as an exa</text:p>
            <text:p>mple. Users are expected to implement their own class.</text:p>
            <text:p/>
            <text:p>Brock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4220135</text:p>
          </table:table-cell>
          <table:table-cell office:value-type="string">
            <text:p>Thanks for looking at this, Christian! Brock is right that NanoTime is for demo purposes only. </text:p>
            <text:p>In fact, I wouldn't recommend building your own copy of it either because the "timestamp" it wo</text:p>
            <text:p>rks with is undocumented and uses an int96 without an annotation. We've been looking at this pr</text:p>
            <text:p>oblem lately and we have defined both type annotations and specified how they should be interpr</text:p>
            <text:p>eted. The next step is to implement those types in the object models like you've done here. In </text:p>
            <text:p>fact, this will be the first implementation.</text:p>
            <text:p/>
            <text:p>The specification for date/time types is on the [</text:p>
            <text:p>LogicalTypes page|https://github.com/apache/incubator-parquet-format/blob/master/LogicalTypes.m</text:p>
            <text:p>d#datetime-types]. If you need any help with the spec, feel free to ask questions and I'll clar</text:p>
            <text:p>ify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18979</text:p>
          </table:table-cell>
          <table:table-cell office:value-type="string">
            <text:p>Thanks for the feedback! Sorry I didn't have time to look into this further for a long time. Lo</text:p>
            <text:p>oks like Parquet format 2 will have totally different date types. So there isn't much point in </text:p>
            <text:p>fixing this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19683</text:p>
          </table:table-cell>
          <table:table-cell office:value-type="string">
            <text:p>Yeah, there's definitely value in making Pig work with the dates and times from the spec. Does </text:p>
            <text:p>Pig have date and time types as well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29073</text:p>
          </table:table-cell>
          <table:table-cell office:value-type="string">
            <text:p>Ok, will try to find time for it, Pig uses Joda time internally: http://pig.apache.org/docs/r0.</text:p>
            <text:p>14.0/basic.html#data-typ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594804</text:p>
          </table:table-cell>
          <table:table-cell office:value-type="string">
            <text:p>Fixed joda-time scope and version in dependences.</text:p>
          </table:table-cell>
          <table:table-cell table:number-columns-repeated="1019"/>
        </table:table-row>
        <table:table-row table:style-name="ro69">
          <table:table-cell table:number-columns-repeated="3"/>
          <table:table-cell office:value-type="string">
            <text:p>15594884</text:p>
          </table:table-cell>
          <table:table-cell office:value-type="string">
            <text:p>Tested fix with Pig and Hive</text:p>
            <text:p/>
            <text:p>*STEP 1: Create parquet data in Hive*</text:p>
            <text:p/>
            <text:p>{code:sql}</text:p>
            <text:p>CREATE TABLE IF</text:p>
            <text:p><text:s/>NOT EXISTS `test` (id int);</text:p>
            <text:p>CREATE External TABLE `pig` (</text:p>
            <text:p><text:s text:c="2"/>`campaignid` bigint,</text:p>
            <text:p><text:s text:c="2"/>`siteid` bi</text:p>
            <text:p>gint,</text:p>
            <text:p><text:s text:c="2"/>`name` string,</text:p>
            <text:p><text:s text:c="2"/>`lastupdated` timestamp,</text:p>
            <text:p><text:s text:c="2"/>`created` timestamp,</text:p>
            <text:p><text:s text:c="2"/>`active` boolean</text:p>
            <text:p>) S</text:p>
            <text:p>TORED AS PARQUET LOCATION '/user/test/pig';</text:p>
            <text:p>{code}</text:p>
            <text:p/>
            <text:p>Insert data.</text:p>
            <text:p/>
            <text:p>{code:sql}</text:p>
            <text:p>INSERT OVERWRITE T</text:p>
            <text:p>ABLE `test` VALUES (1),(2),(3),(4),(5),(6),(7),(8),(9),(10);</text:p>
            <text:p>INSERT OVERWRITE TABLE `pig`</text:p>
            <text:p>SELEC</text:p>
            <text:p>T</text:p>
            <text:p><text:s text:c="2"/>1,</text:p>
            <text:p><text:s text:c="2"/>2,</text:p>
            <text:p><text:s text:c="2"/>'sample',</text:p>
            <text:p><text:s text:c="2"/>'2016-10-17 11:22:33.232323434',</text:p>
            <text:p><text:s text:c="2"/>'2016-10-17 11:22:33.232323434',</text:p>
            <text:p><text:s/></text:p>
            <text:p><text:s/>1</text:p>
            <text:p>FROM `test`</text:p>
            <text:p>LIMIT 10;</text:p>
            <text:p>{code}</text:p>
            <text:p/>
            <text:p>*STEP 2. Load the data using pig:*</text:p>
            <text:p/>
            <text:p>{noformat}</text:p>
            <text:p>REGISTER /usr/p</text:p>
            <text:p>ig/pig-0.16/contrib/piggybank/java/piggybank.jar;</text:p>
            <text:p>parqData = LOAD '/user/test/pig/000000_0' USI</text:p>
            <text:p>NG parquet.pig.ParquetLoader('campaignid:long,siteid:long,name:chararray,lastupdated:datetime,c</text:p>
            <text:p>reated:datetime,active:boolean');</text:p>
            <text:p>DUMP parqData;</text:p>
            <text:p>{noformat}</text:p>
            <text:p/>
            <text:p>*EXPECTED RESULT:*</text:p>
            <text:p/>
            <text:p>{noformat}</text:p>
            <text:p>(1,</text:p>
            <text:p>2,sample,2016-10-17T20:22:33.232Z,2016-10-17T20:22:33.232Z,true)</text:p>
            <text:p>(1,2,sample,2016-10-17T20:22:3</text:p>
            <text:p>3.232Z,2016-10-17T20:22:33.232Z,true)</text:p>
            <text:p>(1,2,sample,2016-10-17T20:22:33.232Z,2016-10-17T20:22:33.</text:p>
            <text:p>232Z,true)</text:p>
            <text:p>(1,2,sample,2016-10-17T20:22:33.232Z,2016-10-17T20:22:33.232Z,true)</text:p>
            <text:p>(1,2,sample,2016</text:p>
            <text:p>-10-17T20:22:33.232Z,2016-10-17T20:22:33.232Z,true)</text:p>
            <text:p>(1,2,sample,2016-10-17T20:22:33.232Z,2016-1</text:p>
            <text:p>0-17T20:22:33.232Z,true)</text:p>
            <text:p>(1,2,sample,2016-10-17T20:22:33.232Z,2016-10-17T20:22:33.232Z,true)</text:p>
            <text:p>(1</text:p>
            <text:p>,2,sample,2016-10-17T20:22:33.232Z,2016-10-17T20:22:33.232Z,true)</text:p>
            <text:p>(1,2,sample,2016-10-17T20:22:</text:p>
            <text:p>33.232Z,2016-10-17T20:22:33.232Z,true)</text:p>
            <text:p>(1,2,sample,2016-10-17T20:22:33.232Z,2016-10-17T20:22:33</text:p>
            <text:p>.232Z,true)</text:p>
            <text:p>{noformat}</text:p>
            <text:p/>
            <text:p>Worked as expected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702770</text:p>
          </table:table-cell>
          <table:table-cell office:value-type="string">
            <text:p>Hi all!</text:p>
            <text:p/>
            <text:p>Can any body review the patch and apply it? Our customer is suffering...</text:p>
            <text:p/>
            <text:p>Thanks in ad</text:p>
            <text:p>vance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702796</text:p>
          </table:table-cell>
          <table:table-cell office:value-type="string">
            <text:p>Thanks, [~osayankin]! I didn't realize there was a patch to review here. We'll take a look.</text:p>
            <text:p/>
            <text:p>Co</text:p>
            <text:p>uld you open a pull request on github for this?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5705369</text:p>
          </table:table-cell>
          <table:table-cell office:value-type="string">
            <text:p>Hi [~rdblue].</text:p>
            <text:p/>
            <text:p>I am not a contributor at https://github.com/Parquet/parquet-mr so I can not cre</text:p>
            <text:p>ate a separate branch and hence a pull request for merge: not enough permissions.</text:p>
            <text:p/>
            <text:p>Well, either</text:p>
            <text:p><text:s/>I need to get permissions to create a new branch or ask some one who has ones to create it for</text:p>
            <text:p><text:s/>me and apply changes from the patch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705389</text:p>
          </table:table-cell>
          <table:table-cell office:value-type="string">
            <text:p>PS: I expected that patch will be applied automatically if it is well formatted. I waited somet</text:p>
            <text:p>hing like this</text:p>
            <text:p/>
            <text:p>PARQUET-&lt;JIRA-NUMBER&gt;[.&lt;patch-num&gt;][-&lt;branch-name&gt;].patch 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705814</text:p>
          </table:table-cell>
          <table:table-cell office:value-type="string">
            <text:p>You can open a pull request from your own repository. Just push a branch to your github fork an</text:p>
            <text:p>d open a PR for it from there.</text:p>
            <text:p/>
            <text:p>You may want to make sure you forked from https://github.com/ap</text:p>
            <text:p>ache/parquet-mr so you don't have to select that one manually. We no longer use the old reposit</text:p>
            <text:p>ory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708478</text:p>
          </table:table-cell>
          <table:table-cell office:value-type="string">
            <text:p>Done: https://github.com/apache/parquet-mr/pull/387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5957575</text:p>
          </table:table-cell>
          <table:table-cell office:value-type="string">
            <text:p>[~osayankin] [~rdblue] is the patch being re-submitted after comments in github. Is this being </text:p>
            <text:p>fixed elsewhere that I do not know of?</text:p>
            <text:p>Viraj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6269</text:p>
          </table:table-cell>
          <table:table-cell office:value-type="string">
            <text:p>PARQUET-136</text:p>
          </table:table-cell>
          <table:table-cell office:value-type="string">
            <text:p>NPE thrown in StatisticsFilter when all values in a string/binary column trunk are nul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219948</text:p>
          </table:table-cell>
          <table:table-cell office:value-type="string">
            <text:p>Thanks for reporting! I'll take a look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68834</text:p>
          </table:table-cell>
          <table:table-cell office:value-type="string">
            <text:p>https://github.com/apache/incubator-parquet-mr/pull/9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92863</text:p>
          </table:table-cell>
          <table:table-cell office:value-type="string">
            <text:p>Issue resolved by pull request 99</text:p>
            <text:p>[https://github.com/apache/incubator-parquet-mr/pull/9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755714</text:p>
          </table:table-cell>
          <table:table-cell office:value-type="string">
            <text:p>PARQUET-135</text:p>
          </table:table-cell>
          <table:table-cell office:value-type="string">
            <text:p><text:s/>Input location is not getting set for the getStatistics in ParquetLoader when using two differ</text:p>
            <text:p>ent loaders <text:s/>within a Pig script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15522</text:p>
          </table:table-cell>
          <table:table-cell office:value-type="string">
            <text:p>Issue resolved by pull request 86</text:p>
            <text:p>[https://github.com/apache/incubator-parquet-mr/pull/8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5538</text:p>
          </table:table-cell>
          <table:table-cell office:value-type="string">
            <text:p>PARQUET-134</text:p>
          </table:table-cell>
          <table:table-cell office:value-type="string">
            <text:p>Enhance ParquetWriter with file creation flag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4267901</text:p>
          </table:table-cell>
          <table:table-cell office:value-type="string">
            <text:p>Created pull request https://github.com/apache/incubator-parquet-mr/pull/100</text:p>
            <text:p/>
            <text:p>I am sorry, the p</text:p>
            <text:p>ull request number does not match the Jira number.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97977</text:p>
          </table:table-cell>
          <table:table-cell office:value-type="string">
            <text:p>they don't have to match.</text:p>
            <text:p>Thank you!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299503</text:p>
          </table:table-cell>
          <table:table-cell office:value-type="string">
            <text:p>Julien,</text:p>
            <text:p><text:s text:c="3"/>I changed the int constants to enum. <text:s/>Please review the new patch. <text:s/>The pull request</text:p>
            <text:p><text:s/>is:</text:p>
            <text:p/>
            <text:p>https://github.com/apache/incubator-parquet-mr/pull/111</text:p>
            <text:p/>
            <text:p>Thanks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48007</text:p>
          </table:table-cell>
          <table:table-cell office:value-type="string">
            <text:p>Thanks [~masokan]!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53058</text:p>
          </table:table-cell>
          <table:table-cell office:value-type="string">
            <text:p>Thanks Ryan for committing this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53258</text:p>
          </table:table-cell>
          <table:table-cell office:value-type="string">
            <text:p>thanks for contributing [~masokan] 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5238</text:p>
          </table:table-cell>
          <table:table-cell office:value-type="string">
            <text:p>PARQUET-133</text:p>
          </table:table-cell>
          <table:table-cell office:value-type="string">
            <text:p>Upgrade snappy-java to 1.1.1.6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98022</text:p>
          </table:table-cell>
          <table:table-cell office:value-type="string">
            <text:p>Issue resolved by pull request 85</text:p>
            <text:p>[https://github.com/apache/incubator-parquet-mr/pull/8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5122</text:p>
          </table:table-cell>
          <table:table-cell office:value-type="string">
            <text:p>PARQUET-132</text:p>
          </table:table-cell>
          <table:table-cell office:value-type="string">
            <text:p>AvroParquetInputFormat should use a parameterized typ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210088</text:p>
          </table:table-cell>
          <table:table-cell office:value-type="string">
            <text:p>I've added the change in [PR #84|https://github.com/apache/incubator-parquet-mr/pull/84]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212317</text:p>
          </table:table-cell>
          <table:table-cell office:value-type="string">
            <text:p>We should change it to {{AvroParquetInputFormat&lt;T&gt;}} so that we can support Avro reflect in the</text:p>
            <text:p><text:s/>future (see https://github.com/Parquet/parquet-mr/pull/308). If we changed it to {{AvroParquet</text:p>
            <text:p>InputFormat&lt;T extends IndexedRecord&gt;}} then we can't at a later point change it to {{AvroParque</text:p>
            <text:p>tInputFormat&lt;T&gt;}}, because adding a type parameter is compatible, while changing the bounds of </text:p>
            <text:p>one is not (see https://wiki.eclipse.org/Evolving_Java-based_APIs_2#Evolving_API_Classes).</text:p>
            <text:p/>
            <text:p>If </text:p>
            <text:p>we don't do the reflect work at this point, we could throw a runtime exception if T is not an I</text:p>
            <text:p>ndexedRecord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212696</text:p>
          </table:table-cell>
          <table:table-cell office:value-type="string">
            <text:p>Thanks for taking a look, Tom. I've updated the PR to add {{AvroParquetInputFormat&lt;T&gt;}} as you </text:p>
            <text:p>suggested. We don't actually get a reference to the type at runtime to inspect and throw an exc</text:p>
            <text:p>eption, so we will have to do that elsewhere. That update can wait until we add support for ref</text:p>
            <text:p>lec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17386</text:p>
          </table:table-cell>
          <table:table-cell office:value-type="string">
            <text:p>Issue resolved by pull request 84</text:p>
            <text:p>[https://github.com/apache/incubator-parquet-mr/pull/8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4314</text:p>
          </table:table-cell>
          <table:table-cell office:value-type="string">
            <text:p>PARQUET-131</text:p>
          </table:table-cell>
          <table:table-cell office:value-type="string">
            <text:p>Vectorized Reader In Parquet</text:p>
          </table:table-cell>
          <table:table-cell table:number-columns-repeated="1021"/>
        </table:table-row>
        <table:table-row table:style-name="ro17">
          <table:table-cell table:number-columns-repeated="3"/>
          <table:table-cell office:value-type="string">
            <text:p>14206579</text:p>
          </table:table-cell>
          <table:table-cell office:value-type="string">
            <text:p>Hi,</text:p>
            <text:p/>
            <text:p>Thank you very much for creating this! I sincerely appreciate you taking the type to creat</text:p>
            <text:p>e this proposal!</text:p>
            <text:p/>
            <text:p>From the Hive side, I have the following feedback:</text:p>
            <text:p/>
            <text:p>My understanding is that </text:p>
            <text:p>{{ColumnVector}} is an interface so we can provide our own impl. This will be required for Hive</text:p>
            <text:p><text:s/>since we have our own {{ColumnVector}} impl and it's extremely widely used. I don't think this</text:p>
            <text:p><text:s/>version of the {{ColumnVector}} interface will provide pluggability for the following reasons:</text:p>
            <text:p/>
            <text:p/>
            <text:p># Impls e.g {{LongVector}} have public members. This same thing was done in Hive (not use get</text:p>
            <text:p>ters and setters) but IMO for dubious reasons. No proof was provided that shows JIT does not op</text:p>
            <text:p>timize the getters setters out.</text:p>
            <text:p># Drill, Hive, etc will be required to extend {{LongVector}} in</text:p>
            <text:p><text:s/>order to make this work, but that would require massive change on the Hive side. We should pro</text:p>
            <text:p>vide getters and setters on the interface for the data types so that Hive can simply implement </text:p>
            <text:p>the {{ColumnVector}} interface with our existing implementation. We might also need to provide </text:p>
            <text:p>{{isLongVector}} methods so we know the type of the {{ColumnVector}}.</text:p>
            <text:p># I don't understanding w</text:p>
            <text:p>hy {{ColumnVector}} has an {{getEncoding}}. Isn't an encoding a storage feature not a column ve</text:p>
            <text:p>ctor feature?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208956</text:p>
          </table:table-cell>
          <table:table-cell office:value-type="string">
            <text:p>[~brocknoland]</text:p>
            <text:p>Thanks a lot for the comment.</text:p>
            <text:p>I will update the ColumnVector interface, with get</text:p>
            <text:p>ters and setters, and getTypes. And all primitive type Vectors are left for implementations.</text:p>
            <text:p>Ye</text:p>
            <text:p>s, we are keeping Encoding information in ColumnVector for Presto do lazy materialization. Pres</text:p>
            <text:p>to does not materialize the vector until it finishes the filer. It is OK not using this Encodin</text:p>
            <text:p>g information.</text:p>
          </table:table-cell>
          <table:table-cell table:number-columns-repeated="1019"/>
        </table:table-row>
        <table:table-row table:style-name="ro51">
          <table:table-cell table:number-columns-repeated="3"/>
          <table:table-cell office:value-type="string">
            <text:p>14210025</text:p>
          </table:table-cell>
          <table:table-cell office:value-type="string">
            <text:p>Few thoughts:</text:p>
            <text:p/>
            <text:p>- I agree with Brock's general comments about having to avoid a parquet canonica</text:p>
            <text:p>l representation of the in memory data structure. <text:s/></text:p>
            <text:p>- For the getter/setters, we need to suppor</text:p>
            <text:p>t bulk transfer and primitive transfer. </text:p>
            <text:p>- We should avoid copy unless necessary. <text:s/>For example,</text:p>
            <text:p><text:s/>in Drill we often choose to avoid copying the variable length data, instead choosing to use it</text:p>
            <text:p><text:s/>as is. <text:s/></text:p>
            <text:p>- The interface should also take in column level filter expression evaluator. <text:s/>Again,</text:p>
            <text:p><text:s/>this should be a no copy interface. <text:s/>While you may think that with vectorized reads, this isn'</text:p>
            <text:p>t necessary, we've found that it actually depends entirely on the selectivity of the filter and</text:p>
            <text:p><text:s/>whether you are using dictionary encoding.</text:p>
            <text:p/>
            <text:p>I also would suggest that this be a replacement fo</text:p>
            <text:p>r the lower layers of the Parquet reader rather than a secondary path. <text:s/>Otherwise, we're always</text:p>
            <text:p><text:s/>going to have a partial implementation. <text:s/>We're very engaged in trying to think through the ide</text:p>
            <text:p>as here and are definitely going to be pushing this along.</text:p>
            <text:p/>
            <text:p>One last thought, I'm not entirely </text:p>
            <text:p>convinced that this should be a column at a time interface. <text:s/>I've been thinking that a batch of</text:p>
            <text:p><text:s/>records at a time is more appropriate. <text:s/>Otherwise, there are too many internal concerns that h</text:p>
            <text:p>ave to be reimplemented and fancy inter column behaviors have to be implemented multiple times </text:p>
            <text:p>(as well as complex data support). <text:s/>On the flip side I'm not sure any other engines currently h</text:p>
            <text:p>ave vectorized readers for complex data but I think we're more than happy to push it that direc</text:p>
            <text:p>tion alone and people can fall back to a higher-level non-vectorized read interface for complex</text:p>
            <text:p><text:s/>data.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4215442</text:p>
          </table:table-cell>
          <table:table-cell office:value-type="string">
            <text:p>[~brocknoland] The gist is updated with ColumnVector interface. We are still discussing with th</text:p>
            <text:p>e Drill team about whether to use Primitive Arrays, or ByteBuffer, or byte[] for setters and ge</text:p>
            <text:p>tters.</text:p>
            <text:p>[~jnadeau] I just updated the gist with a ByteBuffer, hoping both Drill, Hive and Presto</text:p>
            <text:p><text:s/>could use this kind of generalized ByteBuffer. I will spend time reading Drill's code to see o</text:p>
            <text:p>ther magics. While, some relevant articles seems showing ByteBuffer is not as efficient/fast as</text:p>
            <text:p><text:s/>primitive arrays:</text:p>
            <text:p>http://www.evanjones.ca/software/java-bytebuffers.html</text:p>
            <text:p>https://groups.google</text:p>
            <text:p>.com/forum/#!topic/mechanical-sympathy/9I18sXm4bvY</text:p>
            <text:p>http://imranrashid.com/posts/profiling-byteb</text:p>
            <text:p>uffers/</text:p>
            <text:p>Still thinking primitive arrays could be the most efficient way. Anyway, let's continue</text:p>
            <text:p><text:s/>discussing about it.</text:p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>
            <text:p>14222902</text:p>
          </table:table-cell>
          <table:table-cell office:value-type="string">
            <text:p>Hi [~zhenxiao], [~brocknoland], [~jnadeau]</text:p>
            <text:p>I am working on HIVE-8128 and find here. Thank you f</text:p>
            <text:p>or creating and discussing this. From Hive perspective, hope below feedback could help.</text:p>
            <text:p/>
            <text:p>1. The</text:p>
            <text:p><text:s/>current code implementation of vectorization in Hive for reference.</text:p>
            <text:p>* In HIVE-4160, it mainly </text:p>
            <text:p>use data structure {{VectorizedRowBatch}} and {{ColumnVector}} to feed the vectorized sql engin</text:p>
            <text:p>e.</text:p>
            <text:p>* For {{VectorizedRowBatch}}, it has an array of {{ColumnVector}} to hold data of each colum</text:p>
            <text:p>n. And has an int size to indicate the number of rows in this batch. </text:p>
            <text:p>* For {{ColumnVector}}, i</text:p>
            <text:p>t has some booleans like noNulls and isRepeating, which help the engine skip some data. Also it</text:p>
            <text:p>s subclass representing concrete type (e.g. Long) holds an array of primitive data.</text:p>
            <text:p>* To genera</text:p>
            <text:p>te the {{VectorizedRowBatch}}, the reader (of ORC file) was added a new method nextBatch(), whi</text:p>
            <text:p>ch delegate each column to its type-suitable vectorized reader to load data. Similiar with the </text:p>
            <text:p>VectorReader in Zhenxiao's design.</text:p>
            <text:p/>
            <text:p>2. A few thoughs.</text:p>
            <text:p>* I agree with Jacques's comment about bu</text:p>
            <text:p>ild a batch of records at a time. Maybe a class {{ParquetRowBatch}} could be added to hold the </text:p>
            <text:p>columns.</text:p>
            <text:p>* {{ColumnVector}} could has the boolean indicators about null or repeating values, as</text:p>
            <text:p><text:s/>they are computed and set during extracting and building data from storage layer. These values</text:p>
            <text:p><text:s/>in vector provide useful info to sql engines.</text:p>
            <text:p>* How about give a length to the VectorReader? M</text:p>
            <text:p>aybe there is a possibility that sql engine wants to specify the rows fetched in a batch.</text:p>
            <text:p>* A r</text:p>
            <text:p>ough idea: add a readPatch() method in {{InternalParquetRecordReader&lt;T&gt;}}. And when vector mode</text:p>
            <text:p><text:s/>is on, reader will invoke this method to get {{ParquetRowBatch}}. <text:s/>The sql engine like Hive, D</text:p>
            <text:p>rill will convert this batch to the type they need. <text:s/>Primitive arrays in the vectors of batch m</text:p>
            <text:p>ight make conversion efficiently. The conversion procedure is reading values in {{ParquetRowBat</text:p>
            <text:p>ch}} and set them to XxxRowBatch object, which is sent to sql engine.</text:p>
            <text:p/>
            <text:p>I will keep going on thi</text:p>
            <text:p>s work to make things more detailed and joining the discussion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23222</text:p>
          </table:table-cell>
          <table:table-cell office:value-type="string">
            <text:p>[~dongc], I believe in Hive {{ColumnVector.isRepeating}} is used when it's a partition column. </text:p>
            <text:p>Is that your understanding?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224001</text:p>
          </table:table-cell>
          <table:table-cell office:value-type="string">
            <text:p>Hi [~brocknoland]</text:p>
            <text:p>bq. in Hive ColumnVector.isRepeating is used when it's a partition column</text:p>
            <text:p>I t</text:p>
            <text:p>hink using for a partition column is one case, and it can also used for normal columns, if the </text:p>
            <text:p>values are same in one column.</text:p>
            <text:p>In Hive, when the {{VectorExpression}} in {{Operator}} consume t</text:p>
            <text:p>he {{ColumnVector}}, it will check {{isRepeating}} first. If true, it will skip the array loop </text:p>
            <text:p>and just fetch the 1st element in the vector for computation.</text:p>
          </table:table-cell>
          <table:table-cell table:number-columns-repeated="1019"/>
        </table:table-row>
        <table:table-row table:style-name="ro36">
          <table:table-cell table:number-columns-repeated="3"/>
          <table:table-cell office:value-type="string">
            <text:p>14229555</text:p>
          </table:table-cell>
          <table:table-cell office:value-type="string">
            <text:p>Hi,</text:p>
            <text:p/>
            <text:p>After digging into the code more, I get some thoughts based on the design proposal. </text:p>
            <text:p/>
            <text:p>In o</text:p>
            <text:p>rder to describe these thoughts clearly, I uploaded a doc {{Parquet-Vectorized-APIs.pdf}}.</text:p>
            <text:p/>
            <text:p>The</text:p>
            <text:p><text:s/>general ideas are:</text:p>
            <text:p>* Parquet internal readers read one row at a time now. I think we don't hav</text:p>
            <text:p>e to add a series of Readers for vectorization. Maybe we could use these existed readers and ju</text:p>
            <text:p>st add methods like {{readBatch(T next, int size)}}.</text:p>
            <text:p>* ColumnReader.Binding is responsible for </text:p>
            <text:p>binding low level ValuesReader to the customized record Converter materializing records. We can</text:p>
            <text:p><text:s/>add new concrete Binding classes in Parquet and new customized Converter classes in SQL engine</text:p>
            <text:p><text:s/>like Hive, Drill. Then the loaded raw primitive data could be materialized to records in the r</text:p>
            <text:p>epresentation SQL engine expecting.</text:p>
            <text:p>This solution could decouple Parquet iterative raw data rea</text:p>
            <text:p>ding and SQL engine vectorized records materialization. Parquet will not have to organize the p</text:p>
            <text:p>rimitive data by itself. It just load the data iteratively for vectorization usage. SQL engines</text:p>
            <text:p><text:s/>could organize the data as they like.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31146</text:p>
          </table:table-cell>
          <table:table-cell office:value-type="string">
            <text:p>Briefly describe how Presto works with Parquet</text:p>
          </table:table-cell>
          <table:table-cell table:number-columns-repeated="1019"/>
        </table:table-row>
        <table:table-row table:style-name="ro70">
          <table:table-cell table:number-columns-repeated="3"/>
          <table:table-cell office:value-type="string">
            <text:p>14232184</text:p>
          </table:table-cell>
          <table:table-cell office:value-type="string">
            <text:p>Hello [~dongc],</text:p>
            <text:p/>
            <text:p>Today the informal elements of the "parquet vectorization" team in the US met.</text:p>
            <text:p><text:s/>This included myself, Zhenxiao, Daniel, and Eva for PrestoDB, Parth Jason for Drill, and [~spe</text:p>
            <text:p>na] and myself for Hive. I of course thought to invite you but the rest of the team wanted an o</text:p>
            <text:p>n-site and I know it's very late in China...</text:p>
            <text:p/>
            <text:p>h2. Questions</text:p>
            <text:p/>
            <text:p>*Why does presto read api specify </text:p>
            <text:p>ColumnVector. Do they read one column at a time?*</text:p>
            <text:p/>
            <text:p>Presto has code which reads all columns in a</text:p>
            <text:p><text:s/>loop, thus they don't need the batch API.</text:p>
            <text:p/>
            <text:p>*Original API specified encoding, does the reader u</text:p>
            <text:p>se the encoding to materialize?*</text:p>
            <text:p/>
            <text:p>ColumnVector will not expose Encoding and won’t materialize v</text:p>
            <text:p>alues until getter is called or initialize is called.</text:p>
            <text:p/>
            <text:p>*Does presto DB use ByteBuffers or primi</text:p>
            <text:p>tive arrays (long[], etc)?* </text:p>
            <text:p/>
            <text:p>They use primitive arrays, like Hive. Drill uses native Buffers.</text:p>
            <text:p/>
            <text:p/>
            <text:p>*If API is not going to materialize and gives back raw Buffer, is there any strategy for conve</text:p>
            <text:p>rting that to long array without copying?*</text:p>
            <text:p/>
            <text:p>We’ll pass in allocator which allocates appropriate</text:p>
            <text:p><text:s/>Buffer type. Presto and Hive will allocate instances of for exmaple {{LongBuffer}} which gives</text:p>
            <text:p><text:s/>us access to the primitive array.</text:p>
            <text:p/>
            <text:p>h2. Next Steps</text:p>
            <text:p/>
            <text:p># Update interface to remove Encoding as ge</text:p>
            <text:p>tters will materialize</text:p>
            <text:p># Add allocator interface</text:p>
            <text:p># Netflix will hack together POC (Drill and Hi</text:p>
            <text:p>ve might do POC on top of this POC)</text:p>
            <text:p># GSOC byte buffer patch is a requirement, thus we should m</text:p>
            <text:p>erge soon.</text:p>
            <text:p># Finish implementation of Parquet Vector* classes (part of POC)</text:p>
            <text:p># Finish Drill, Pre</text:p>
            <text:p>sto and Hive implementation</text:p>
            <text:p/>
            <text:p>[~dweeks-netflix] - in the meeting it was said that merging the GS</text:p>
            <text:p>OC buffer patch ([PR 49?|https://github.com/apache/incubator-parquet-mr/pull/49]) depended on d</text:p>
            <text:p>oing some parquet releases such as mr 1.6/1.7 and format 2.0. I chatted with [~rdblue] and he w</text:p>
            <text:p>asn't sure what that would be?</text:p>
            <text:p/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33609</text:p>
          </table:table-cell>
          <table:table-cell office:value-type="string">
            <text:p>[~dweeks-netflix] actually looks like [PR 6|https://github.com/apache/incubator-parquet-mr/pull</text:p>
            <text:p>/6]. Any thoughts on why you feel releases are required?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233942</text:p>
          </table:table-cell>
          <table:table-cell office:value-type="string">
            <text:p>Thanks [~brocknoland], PrestoDB team, and Drill team for the progress and plan! Adding the allo</text:p>
            <text:p>cator interface is a good idea.</text:p>
            <text:p>Looking forward to the POC. And hope I could help on Hive part </text:p>
            <text:p>then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241410</text:p>
          </table:table-cell>
          <table:table-cell office:value-type="string">
            <text:p>Hi guys,</text:p>
            <text:p/>
            <text:p>I'm a Tajo (tajo.apache.org) guy. We would also like to participate in this work. Is </text:p>
            <text:p>the current progress POC? We'll share the progress too here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44937</text:p>
          </table:table-cell>
          <table:table-cell office:value-type="string">
            <text:p>[~jaltekruse] [~parthc] Do you have the allocator interface in one of your PRs? May I get a ref</text:p>
            <text:p>erence to the PR? Thank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44945</text:p>
          </table:table-cell>
          <table:table-cell office:value-type="string">
            <text:p>The pull request is here : https://github.com/apache/incubator-parquet-mr/pull/50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323131</text:p>
          </table:table-cell>
          <table:table-cell office:value-type="string">
            <text:p>Hi all,</text:p>
            <text:p>Some time ago I have sent a message to the parquet dev mailing list about our efforts r</text:p>
            <text:p>egarding vector support. I also want to share it here in case some of you have missed it. Even </text:p>
            <text:p>though it's still early work-in-progress any feedback is welcome: https://github.com/zhenxiao/i</text:p>
            <text:p>ncubator-parquet-mr/pull/1</text:p>
            <text:p/>
            <text:p>Thanks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346530</text:p>
          </table:table-cell>
          <table:table-cell office:value-type="string">
            <text:p>Hi [~nezihyigitbasi],</text:p>
            <text:p>The work looks good! I built a HIVE POC (HIVE-8128) based on it and worke</text:p>
            <text:p>d.</text:p>
            <text:p>I lest some feedback in the PR: https://github.com/zhenxiao/incubator-parquet-mr/pull/1</text:p>
            <text:p/>
            <text:p>P.S</text:p>
            <text:p>.</text:p>
            <text:p>The code in this PR seems already to be merged. Sorry if I left the message in wrong plac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67510</text:p>
          </table:table-cell>
          <table:table-cell office:value-type="string">
            <text:p>Hi [~dongc], thanks for the feedback and glad that it worked for your Hive POC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44085</text:p>
          </table:table-cell>
          <table:table-cell office:value-type="string">
            <text:p>rebased vectorized parquet code against current master:</text:p>
            <text:p>https://github.com/zhenxiao/incubator-p</text:p>
            <text:p>arquet-mr/tree/vector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95736</text:p>
          </table:table-cell>
          <table:table-cell office:value-type="string">
            <text:p>Created a PR for the initial implementation of the vectorized reader: https://github.com/apache</text:p>
            <text:p>/parquet-mr/pull/257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192742</text:p>
          </table:table-cell>
          <table:table-cell office:value-type="string">
            <text:p>Hi</text:p>
            <text:p/>
            <text:p>How is the vectorized reader going on in this JIRA?</text:p>
            <text:p/>
            <text:p>Thank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193694</text:p>
          </table:table-cell>
          <table:table-cell office:value-type="string">
            <text:p>[~dongc] It's still WIP and there is some work to get it merged.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6184324</text:p>
          </table:table-cell>
          <table:table-cell office:value-type="string">
            <text:p>Hi,</text:p>
            <text:p/>
            <text:p>I see that recently there has been no activity on this JIRA. I wonder whether it is due to</text:p>
            <text:p><text:s/>the lack of time/interest or was there a technical barrier that stopped progress? Also, how do</text:p>
            <text:p><text:s/>you perceive the state of uncommitted pull requests? Are they worth revisiting or should the f</text:p>
            <text:p>eature be rebuilt from the ground up? </text:p>
            <text:p/>
            <text:p>Thanks,</text:p>
            <text:p/>
            <text:p>Zolta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663924</text:p>
          </table:table-cell>
          <table:table-cell office:value-type="string">
            <text:p>Any news on this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4121</text:p>
          </table:table-cell>
          <table:table-cell office:value-type="string">
            <text:p>PARQUET-130</text:p>
          </table:table-cell>
          <table:table-cell office:value-type="string">
            <text:p>Failed to read write avro data, when it has no fields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4205002</text:p>
          </table:table-cell>
          <table:table-cell office:value-type="string">
            <text:p>Is that a valid schema? If we were using just Avro for this, an arbitrary number of records wou</text:p>
            <text:p>ld be serialized as 0 bytes... so I don't think it should work.</text:p>
            <text:p/>
            <text:p>Why would you want to write a </text:p>
            <text:p>record with no data? I can see how this should be a valid read schema - if you want to count th</text:p>
            <text:p>e number of records, but don't need any data - but, again, I don't think writing should succeed</text:p>
            <text:p>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206123</text:p>
          </table:table-cell>
          <table:table-cell office:value-type="string">
            <text:p>This is a part of a bigger schema. In this schema we store activity of user in system. We store</text:p>
            <text:p><text:s/>it as events which describe some user actions, and this events have some additional info about</text:p>
            <text:p><text:s/>this actions. But few events don't have any additional info, they just show that action happen</text:p>
            <text:p>s. So we have big schema which always have some data, and not serialize as 0 bytes, but it have</text:p>
            <text:p><text:s/>such events as part of 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4119</text:p>
          </table:table-cell>
          <table:table-cell office:value-type="string">
            <text:p>PARQUET-129</text:p>
          </table:table-cell>
          <table:table-cell office:value-type="string">
            <text:p>AvroParquetWriter can't save object who can have link to object of same type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205005</text:p>
          </table:table-cell>
          <table:table-cell office:value-type="string">
            <text:p>I think the correct resolution is to catch recursive schemas and fail. We could design a system</text:p>
            <text:p><text:s/>for storing recursive records, but it would be a lot of work. So if we need this feature in th</text:p>
            <text:p>e long term we can keep this open, but the short-term solution is to reject schemas like this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299406</text:p>
          </table:table-cell>
          <table:table-cell office:value-type="string">
            <text:p>related to discussion here:</text:p>
            <text:p>https://github.com/Parquet/parquet-mr/issues/369</text:p>
            <text:p/>
            <text:p>One approach is t</text:p>
            <text:p>o have a setting with max depth and unroll the schema. Then fail if there's a record larger tha</text:p>
            <text:p>n that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299582</text:p>
          </table:table-cell>
          <table:table-cell office:value-type="string">
            <text:p>Allowing for max depth would be a nice addition. In some cases users should not have a define a</text:p>
            <text:p><text:s/>new proto just to use parquet, if their proto contains recursion.</text:p>
            <text:p/>
            <text:p>Especially if recursion is </text:p>
            <text:p>explicitly allowed in protobuf. </text:p>
          </table:table-cell>
          <table:table-cell table:number-columns-repeated="1019"/>
        </table:table-row>
        <table:table-row table:style-name="ro39">
          <table:table-cell table:number-columns-repeated="3"/>
          <table:table-cell office:value-type="string">
            <text:p>16311732</text:p>
          </table:table-cell>
          <table:table-cell office:value-type="string">
            <text:p>Gee, I am hitting the same old issues. Feel like stalking Ryan ;-)</text:p>
            <text:p/>
            <text:p>Kidding aside, I would li</text:p>
            <text:p>ke to reopen that. If there is valid Avro data and I want to persist that in Parquet, what shou</text:p>
            <text:p>ld I do? Failing at the Parquet write is too late, it would need to fail when creating the Avro</text:p>
            <text:p><text:s/>message already. Imagine you have a Kafka server and people put all kind of Avro messages into</text:p>
            <text:p><text:s/>it, long term persistence shall be Parquet.</text:p>
            <text:p>The solution with the max-depth has the character</text:p>
            <text:p><text:s/>of a workaround. Yes, it helps for 90% of the cases but....same argument as before.</text:p>
            <text:p/>
            <text:p>Given m</text:p>
            <text:p>y limited understanding of Parquet, I would redefine the problem as "How would you store that i</text:p>
            <text:p>n a relational table?". Parquet wants to store all primitive fields of schemas and their nested</text:p>
            <text:p><text:s/>schemas in single columns. Hence the problem redefinition makes sense, I hope. The answer woul</text:p>
            <text:p>d be then "By reusing the columns and adding a parent_key".</text:p>
            <text:p/>
            <text:p>Example with above schema:</text:p>
            <text:p/>
            <text:p>In</text:p>
            <text:p>put data shall be</text:p>
            <text:p>{"Fritz", [Fritz-friend1: {"Walter", [Walter-friend1: {"Joe", null}, Walter-</text:p>
            <text:p>friend2: {"Jil", null}]]}</text:p>
            <text:p/>
            <text:p>or rendered as a tree:</text:p>
            <text:p>Fritz</text:p>
            <text:p>..Walter</text:p>
            <text:p>....Joe</text:p>
            <text:p>....Jil</text:p>
            <text:p/>
            <text:p>Conve</text:p>
            <text:p>rting that to a Parquet structure:</text:p>
            <text:p>||id||name||friend||root||</text:p>
            <text:p>|1|Fritz|2|true|</text:p>
            <text:p>|2|Walter|3|f</text:p>
            <text:p>alse|</text:p>
            <text:p>|3|Joe|null|false|</text:p>
            <text:p>|4|Walter|5|false|</text:p>
            <text:p>|5|Jil|null|false|</text:p>
            <text:p/>
            <text:p>In other words:</text:p>
            <text:p># Wheneve</text:p>
            <text:p>r you find a record definition in the Avro Schema the first time, create it.</text:p>
            <text:p># If that record </text:p>
            <text:p>definition is being reused by name (without actual definition of the fields) its data goes into</text:p>
            <text:p><text:s/>the already created structure.</text:p>
            <text:p># If such a schema is used more than once, add the id and root</text:p>
            <text:p><text:s/>column. The id can hopefully be an Parquet internal pointer exposed as number hopefully.</text:p>
            <text:p># In</text:p>
            <text:p><text:s/>the nested column store the pointer instead of the actual record.</text:p>
            <text:p/>
            <text:p>The nice thing about that</text:p>
            <text:p><text:s/>is, it would delay the decision of the max-depth to the Spark query time. Such a table is easy</text:p>
            <text:p><text:s/>to read with Spark, supports the full flexibility available in tree structures including unbal</text:p>
            <text:p>anced trees, recursions in the data, .. everything. And you do not need to change Spark or Parq</text:p>
            <text:p>uet itself, it is just the logic within the AvroWriter.</text:p>
            <text:p/>
            <text:p>How does that sound?</text:p>
            <text:p/>
            <text:p/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6311809</text:p>
          </table:table-cell>
          <table:table-cell office:value-type="string">
            <text:p>[~wdaehn], if you'd like to pick this up and implement something to get around the restriction,</text:p>
            <text:p><text:s/>that would be great. A little more work has been done for this using Avro's logical types to b</text:p>
            <text:p>reak circular references. Check out this test for an example: https://github.com/apache/parquet</text:p>
            <text:p>-mr/blob/master/parquet-avro/src/test/java/org/apache/parquet/avro/TestCircularReferences.java</text:p>
            <text:p/>
            <text:p/>
            <text:p>That doens't happen transparently, but I think that's similar to what you're proposing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6311854</text:p>
          </table:table-cell>
          <table:table-cell office:value-type="string">
            <text:p>LogicalType.....how is that used to "break the circular references"? I did not get that idea. A</text:p>
            <text:p>n Avro logical type is just a synonym for a datatype - simple (like timestamp-&gt;long) or complex</text:p>
            <text:p>. But how is that related to circular references? Isn't that more for the flattening approach??</text:p>
            <text:p/>
            <text:p/>
            <text:p>I will have a look into it, okay. I am just so spanking new to these internals, hence scare</text:p>
            <text:p>d a bit. 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6313105</text:p>
          </table:table-cell>
          <table:table-cell office:value-type="string">
            <text:p>Okay, I believe I handled the schema conversion properly with all potential side effects. </text:p>
            <text:p>Wou</text:p>
            <text:p>ld you or somebody else help adding the actual code for writing the data? That is way over my h</text:p>
            <text:p>ead at the moment...</text:p>
            <text:p>https://github.com/apache/parquet-mr/pull/445 </text:p>
            <text:p/>
            <text:p/>
            <text:p>(Had to defer from th</text:p>
            <text:p>e exact logic I described above. Approach is the same but instead of bringing all reused tables</text:p>
            <text:p><text:s/>to the root level, I leave them in the sub structures to be backward compatible. And the root/</text:p>
            <text:p>child is implicit to the ID column.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732287</text:p>
          </table:table-cell>
          <table:table-cell office:value-type="string">
            <text:p>Is there anything planned to merge in [~wdaehn]'s, pull request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753921</text:p>
          </table:table-cell>
          <table:table-cell office:value-type="string">
            <text:p>PARQUET-128</text:p>
          </table:table-cell>
          <table:table-cell office:value-type="string">
            <text:p>Optimize the parquet RecordReader implementation when: <text:s/>A. filterpredicate is pushed down , B. </text:p>
            <text:p>filterpredicate is pushed down on a flat schema </text:p>
          </table:table-cell>
          <table:table-cell table:number-columns-repeated="1021"/>
        </table:table-row>
        <table:table-row table:style-name="ro20">
          <table:table-cell table:number-columns-repeated="3"/>
          <table:table-cell office:value-type="string">
            <text:p>14203458</text:p>
          </table:table-cell>
          <table:table-cell office:value-type="string">
            <text:p>For a 47 million row parquet table in spark-sql with schema with no nested/repeating columns ; </text:p>
            <text:p>applying a simple filter :</text:p>
            <text:p/>
            <text:p>select * from d_tup_parq_yash where id = 10; <text:s text:c="2"/>(which returns a sin</text:p>
            <text:p>gle record) </text:p>
            <text:p>or</text:p>
            <text:p>select * from d_tup_parq_yash where id &lt; 500; (which returns 500 records)</text:p>
            <text:p/>
            <text:p>time</text:p>
            <text:p><text:s/>taken before the patch : 4.4 seconds</text:p>
            <text:p>time taken after the patch : 2.6 seconds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204356</text:p>
          </table:table-cell>
          <table:table-cell office:value-type="string">
            <text:p>created a pull request : https://github.com/apache/incubator-parquet-mr/pull/82</text:p>
            <text:p>*This has been </text:p>
            <text:p>closed in favor of a new PR mentioned below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296364</text:p>
          </table:table-cell>
          <table:table-cell office:value-type="string">
            <text:p>This follows the approach mentioned in PARQUET-37 of restructuring the assembly algorithm to fi</text:p>
            <text:p>rst read columns involved in the filter predicate, and only if it passes are the other values r</text:p>
            <text:p>ead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5001675</text:p>
          </table:table-cell>
          <table:table-cell office:value-type="string">
            <text:p>Created <text:s/>PR </text:p>
            <text:p/>
            <text:p>https://github.com/apache/parquet-mr/pull/288</text:p>
            <text:p/>
            <text:p>after rebasing to the new code bas</text:p>
            <text:p>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3722</text:p>
          </table:table-cell>
          <table:table-cell office:value-type="string">
            <text:p>PARQUET-127</text:p>
          </table:table-cell>
          <table:table-cell office:value-type="string">
            <text:p>Use published Thrift plugin/artifac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02558</text:p>
          </table:table-cell>
          <table:table-cell office:value-type="string">
            <text:p>I had planned on switching this once I pushed the plugin, just waiting on the rc vote to finish</text:p>
            <text:p><text:s/>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4355846</text:p>
          </table:table-cell>
          <table:table-cell office:value-type="string">
            <text:p>I am surprised that no one is running into an error I keep running into, which is if the user h</text:p>
            <text:p>as a different version than 0.7 installed, incompatible thrift definitions will be generated th</text:p>
            <text:p>at aren't usable with libthrift 0.7 (which appears to be the one used by default during the bui</text:p>
            <text:p>ld, since it looks to me it's being pulled in via the Twitter elephant bird library, which expl</text:p>
            <text:p>icitly depends on thrift-0.7.0) </text:p>
            <text:p/>
            <text:p>I.E. I have 0.9.2 installed, and the java generator for 0.9.2</text:p>
            <text:p><text:s/>generates classes that aren't present in libthrift 0.7.0. <text:s/>If I force 0.9.2 in the root pom of</text:p>
            <text:p><text:s/>the parquet-mr project, I get a different build error.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55953</text:p>
          </table:table-cell>
          <table:table-cell office:value-type="string">
            <text:p>Hi [~nealsid], could you open an issue for your problem? This one is about using the thrift mav</text:p>
            <text:p>en plugin once it is generally available.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4357733</text:p>
          </table:table-cell>
          <table:table-cell office:value-type="string">
            <text:p>I guess the scenario is pretty well covered by this bug and <text:s/>parquet-180 -</text:p>
            <text:p>once the build uses </text:p>
            <text:p>the published maven artifacts, the installed copy of</text:p>
            <text:p>Thrift on a user's machine shouldn't matte</text:p>
            <text:p>r. <text:s/>If there is something that</text:p>
            <text:p>these two bugs wouldn't cover though, I'm happy to open a new on</text:p>
            <text:p>e, though.</text:p>
            <text:p/>
            <text:p/>
            <text:p/>
          </table:table-cell>
          <table:table-cell table:number-columns-repeated="1019"/>
        </table:table-row>
        <table:table-row table:style-name="ro71">
          <table:table-cell table:number-columns-repeated="3"/>
          <table:table-cell office:value-type="string">
            <text:p>16625728</text:p>
          </table:table-cell>
          <table:table-cell office:value-type="string">
            <text:p>gszadovszky closed pull request #81: PARQUET-127: Point to Maven Central for Thrift artifacts.</text:p>
            <text:p/>
            <text:p>URL: https://github.com/apache/parquet-mr/pull/81</text:p>
            <text:p><text:s/></text:p>
            <text:p><text:s/></text:p>
            <text:p><text:s text:c="3"/></text:p>
            <text:p/>
            <text:p>This is a PR merged from a forked re</text:p>
            <text:p>pository.</text:p>
            <text:p>As GitHub hides the original diff on merge, it is displayed below for</text:p>
            <text:p>the sake of pro</text:p>
            <text:p>venance:</text:p>
            <text:p/>
            <text:p>As this is a foreign pull request (from a fork), the diff is supplied</text:p>
            <text:p>below (as it wo</text:p>
            <text:p>n't show otherwise due to GitHub magic):</text:p>
            <text:p/>
            <text:p>diff --git a/parquet-cascading/pom.xml b/parquet-casc</text:p>
            <text:p>ading/pom.xml</text:p>
            <text:p>index 25e6e641d..d1d1ddd90 100644</text:p>
            <text:p>--- a/parquet-cascading/pom.xml</text:p>
            <text:p>+++ b/parquet-c</text:p>
            <text:p>ascading/pom.xml</text:p>
            <text:p>@@ -82,7 +82,7 @@</text:p>
            <text:p><text:s text:c="7"/>&lt;plugin&gt;</text:p>
            <text:p><text:s text:c="9"/>&lt;groupId&gt;org.apache.thrift.tools&lt;/g</text:p>
            <text:p>roupId&gt;</text:p>
            <text:p><text:s text:c="9"/>&lt;artifactId&gt;maven-thrift-plugin&lt;/artifactId&gt;</text:p>
            <text:p>- <text:s text:c="7"/>&lt;version&gt;0.1.10&lt;/version</text:p>
            <text:p>&gt;</text:p>
            <text:p>+ <text:s text:c="7"/>&lt;version&gt;0.1.11&lt;/version&gt;</text:p>
            <text:p><text:s text:c="9"/>&lt;configuration&gt;</text:p>
            <text:p><text:s text:c="11"/>&lt;thriftExecutable&gt;${th</text:p>
            <text:p>rift.executable}&lt;/thriftExecutable&gt;</text:p>
            <text:p><text:s text:c="9"/>&lt;/configuration&gt;</text:p>
            <text:p>diff --git a/parquet-scrooge/pom.</text:p>
            <text:p>xml b/parquet-scrooge/pom.xml</text:p>
            <text:p>index 035a0acc3..84520ebe6 100644</text:p>
            <text:p>--- a/parquet-scrooge/pom.xml</text:p>
            <text:p>+</text:p>
            <text:p>++ b/parquet-scrooge/pom.xml</text:p>
            <text:p>@@ -110,7 +110,7 @@</text:p>
            <text:p><text:s text:c="9"/>&lt;plugin&gt;</text:p>
            <text:p><text:s text:c="13"/>&lt;groupId&gt;org.ap</text:p>
            <text:p>ache.thrift.tools&lt;/groupId&gt;</text:p>
            <text:p><text:s text:c="13"/>&lt;artifactId&gt;maven-thrift-plugin&lt;/artifactId&gt;</text:p>
            <text:p>- <text:s text:c="7"/></text:p>
            <text:p><text:s text:c="4"/>&lt;version&gt;0.1.10&lt;/version&gt;</text:p>
            <text:p>+ <text:s text:c="11"/>&lt;version&gt;0.1.11&lt;/version&gt;</text:p>
            <text:p><text:s text:c="13"/>&lt;configuratio</text:p>
            <text:p>n&gt;</text:p>
            <text:p><text:s text:c="17"/>&lt;thriftExecutable&gt;${thrift.executable}&lt;/thriftExecutable&gt;</text:p>
            <text:p><text:s text:c="13"/>&lt;/co</text:p>
            <text:p>nfiguration&gt;</text:p>
            <text:p>diff --git a/parquet-thrift/pom.xml b/parquet-thrift/pom.xml</text:p>
            <text:p>index 08ba97549..efed</text:p>
            <text:p>f8e68 100644</text:p>
            <text:p>--- a/parquet-thrift/pom.xml</text:p>
            <text:p>+++ b/parquet-thrift/pom.xml</text:p>
            <text:p>@@ -97,7 +97,11 @@</text:p>
            <text:p><text:s text:c="5"/></text:p>
            <text:p><text:s text:c="2"/>&lt;version&gt;3.4&lt;/version&gt;</text:p>
            <text:p><text:s text:c="7"/>&lt;scope&gt;test&lt;/scope&gt;</text:p>
            <text:p><text:s text:c="5"/>&lt;/dependency&gt;</text:p>
            <text:p>-</text:p>
            <text:p>+ <text:s text:c="3"/>&lt;dependency&gt;</text:p>
            <text:p>+ <text:s text:c="2"/></text:p>
            <text:p><text:s text:c="3"/>&lt;groupId&gt;org.apache.thrift&lt;/groupId&gt;</text:p>
            <text:p>+ <text:s text:c="5"/>&lt;artifactId&gt;libthrift&lt;/artifactId&gt;</text:p>
            <text:p>+ <text:s text:c="5"/>&lt;versi</text:p>
            <text:p>on&gt;0.9.1&lt;/version&gt;</text:p>
            <text:p>+ <text:s text:c="3"/>&lt;/dependency&gt;</text:p>
            <text:p><text:s text:c="3"/>&lt;/dependencies&gt;</text:p>
            <text:p><text:s/></text:p>
            <text:p><text:s text:c="3"/>&lt;build&gt;</text:p>
            <text:p>@@ -113,7 +117,7 @@</text:p>
            <text:p><text:s text:c="5"/></text:p>
            <text:p><text:s text:c="2"/>&lt;plugin&gt;</text:p>
            <text:p><text:s text:c="9"/>&lt;groupId&gt;org.apache.thrift.tools&lt;/groupId&gt;</text:p>
            <text:p><text:s text:c="9"/>&lt;artifactId&gt;maven-thrif</text:p>
            <text:p>t-plugin&lt;/artifactId&gt;</text:p>
            <text:p>- <text:s text:c="7"/>&lt;version&gt;0.1.10&lt;/version&gt;</text:p>
            <text:p>+ <text:s text:c="7"/>&lt;version&gt;0.1.11&lt;/version&gt;</text:p>
            <text:p><text:s text:c="3"/></text:p>
            <text:p><text:s text:c="6"/>&lt;configuration&gt;</text:p>
            <text:p><text:s text:c="11"/>&lt;thriftExecutable&gt;${thrift.executable}&lt;/thriftExecutable&gt;</text:p>
            <text:p><text:s text:c="4"/></text:p>
            <text:p><text:s text:c="5"/>&lt;/configuration&gt;</text:p>
            <text:p>diff --git a/parquet-thrift/src/main/java/parquet/hadoop/thrift/ThriftByt</text:p>
            <text:p>esWriteSupport.java b/parquet-thrift/src/main/java/parquet/hadoop/thrift/ThriftBytesWriteSuppor</text:p>
            <text:p>t.java</text:p>
            <text:p>index 5eb4a30b3..2f84c37ea 100644</text:p>
            <text:p>--- a/parquet-thrift/src/main/java/parquet/hadoop/thri</text:p>
            <text:p>ft/ThriftBytesWriteSupport.java</text:p>
            <text:p>+++ b/parquet-thrift/src/main/java/parquet/hadoop/thrift/Thrift</text:p>
            <text:p>BytesWriteSupport.java</text:p>
            <text:p>@@ -118,14 +118,6 @@ public WriteContext init(Configuration configuratio</text:p>
            <text:p>n) {</text:p>
            <text:p><text:s/></text:p>
            <text:p><text:s text:c="3"/>private TProtocol protocol(BytesWritable record) {</text:p>
            <text:p><text:s text:c="5"/>TProtocol protocol = protocol</text:p>
            <text:p>Factory.getProtocol(new TIOStreamTransport(new ByteArrayInputStream(record.getBytes())));</text:p>
            <text:p>-</text:p>
            <text:p>- <text:s/></text:p>
            <text:p><text:s text:c="2"/>/* Reduce the chance of OOM when data is corrupted. When readBinary is called on TBinaryProto</text:p>
            <text:p>col, it reads the length of the binary first,</text:p>
            <text:p>- <text:s text:c="4"/>so if the data is corrupted, it could read </text:p>
            <text:p>a big integer as the length of the binary and therefore causes OOM to happen.</text:p>
            <text:p>- <text:s text:c="4"/>Currently t</text:p>
            <text:p>his fix only applies to TBinaryProtocol which has the setReadLength defined.</text:p>
            <text:p>- <text:s text:c="5"/>*/</text:p>
            <text:p>- <text:s text:c="3"/>if </text:p>
            <text:p>(protocol instanceof TBinaryProtocol) {</text:p>
            <text:p>- <text:s text:c="5"/>((TBinaryProtocol)protocol).setReadLength(record</text:p>
            <text:p>.getLength());</text:p>
            <text:p>- <text:s text:c="3"/>}</text:p>
            <text:p><text:s text:c="5"/>return protocol;</text:p>
            <text:p><text:s text:c="3"/>}</text:p>
            <text:p><text:s/></text:p>
            <text:p>diff --git a/pom.xml b/pom.xml</text:p>
            <text:p>index 95bacea</text:p>
            <text:p>61..031e023cc 100644</text:p>
            <text:p>--- a/pom.xml</text:p>
            <text:p>+++ b/pom.xml</text:p>
            <text:p>@@ -49,7 +49,6 @@</text:p>
            <text:p><text:s text:c="7"/>&lt;name&gt;Nexus Release R</text:p>
            <text:p>epository&lt;/name&gt;</text:p>
            <text:p><text:s text:c="7"/>&lt;url&gt;https://oss.sonatype.org/service/local/staging/deploy/maven2/&lt;/url</text:p>
            <text:p>&gt;</text:p>
            <text:p><text:s text:c="5"/>&lt;/repository&gt;</text:p>
            <text:p>-</text:p>
            <text:p><text:s text:c="3"/>&lt;/distributionManagement&gt;</text:p>
            <text:p><text:s/></text:p>
            <text:p><text:s text:c="3"/>&lt;repositories&gt;</text:p>
            <text:p>@@ -65,15 +64,6 @@</text:p>
            <text:p><text:s text:c="4"/></text:p>
            <text:p><text:s text:c="2"/>&lt;/repository&gt;</text:p>
            <text:p><text:s text:c="3"/>&lt;/repositories&gt;</text:p>
            <text:p><text:s/></text:p>
            <text:p>- <text:s/>&lt;!-- this is needed for maven-thrift-plugin, would like</text:p>
            <text:p><text:s/>to remove this.</text:p>
            <text:p>- <text:s text:c="2"/>see: https://issues.apache.org/jira/browse/THRIFT-1536 <text:s/>--&gt;</text:p>
            <text:p>- <text:s/>&lt;pluginRepo</text:p>
            <text:p>sitories&gt;</text:p>
            <text:p>- <text:s text:c="3"/>&lt;pluginRepository&gt;</text:p>
            <text:p>- <text:s text:c="5"/>&lt;id&gt;Twitter public Maven repo&lt;/id&gt;</text:p>
            <text:p>- <text:s text:c="5"/>&lt;url&gt;http://</text:p>
            <text:p>maven.twttr.com&lt;/url&gt;</text:p>
            <text:p>- <text:s text:c="3"/>&lt;/pluginRepository&gt;</text:p>
            <text:p>- <text:s/>&lt;/pluginRepositories&gt;</text:p>
            <text:p>-</text:p>
            <text:p><text:s text:c="3"/>&lt;properties&gt;</text:p>
            <text:p><text:s text:c="5"/></text:p>
            <text:p>&lt;targetJavaVersion&gt;1.6&lt;/targetJavaVersion&gt;</text:p>
            <text:p><text:s text:c="5"/>&lt;maven.compiler.source&gt;1.6&lt;/maven.compiler.sour</text:p>
            <text:p>ce&gt;</text:p>
            <text:p/>
            <text:p/>
            <text:p><text:s/></text:p>
            <text:p/>
            <text:p>----------------------------------------------------------------</text:p>
            <text:p>This is an automated </text:p>
            <text:p>message from the Apache Git Service.</text:p>
            <text:p>To respond to the message, please log on GitHub and use th</text:p>
            <text:p>e</text:p>
            <text:p>URL above to go to the specific comment.</text:p>
            <text:p><text:s/></text:p>
            <text:p>For queries about this service, please contact Inf</text:p>
            <text:p>rastructure at:</text:p>
            <text:p>users@infra.apache.org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3703</text:p>
          </table:table-cell>
          <table:table-cell office:value-type="string">
            <text:p>PARQUET-126</text:p>
          </table:table-cell>
          <table:table-cell office:value-type="string">
            <text:p>build fail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4202600</text:p>
          </table:table-cell>
          <table:table-cell office:value-type="string">
            <text:p>can you check the version of your thrift compiler?</text:p>
            <text:p>https://github.com/Parquet/parquet-mr/wiki/D</text:p>
            <text:p>eveloper-documentation#version-of-the-thrift-compiler-to-install</text:p>
            <text:p/>
            <text:p/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204459</text:p>
          </table:table-cell>
          <table:table-cell office:value-type="string">
            <text:p>I have thrift 0.9.1</text:p>
            <text:p>If you're saying that it works only with 0.7.0 then that should probably be</text:p>
            <text:p><text:s/>reflected in the README.md</text:p>
            <text:p>I'll try with 0.7.0. Are there any other strict version dependencie</text:p>
            <text:p>s?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204963</text:p>
          </table:table-cell>
          <table:table-cell office:value-type="string">
            <text:p>I've tested with 0.9.0 without problems, but 0.9.1 moves to the commons-lang 3.x dependency. If</text:p>
            <text:p><text:s/>you want a more recent version, then 0.9.0 should work fine. If you need to go with 0.9.1, the</text:p>
            <text:p>n you should override the version of libthrift. That should pull in the missing commons-lang de</text:p>
            <text:p>pendencies. I also recommend checking that there aren't dependency conflicts afterward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17372</text:p>
          </table:table-cell>
          <table:table-cell office:value-type="string">
            <text:p>[~hy5446] is this working for you? Would you mind if I close this issue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17564</text:p>
          </table:table-cell>
          <table:table-cell office:value-type="string">
            <text:p>Didn't have a chance to try it yet, but I assume the thrift version would be the culprit. So wo</text:p>
            <text:p>uldn't mind if this is clos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2217</text:p>
          </table:table-cell>
          <table:table-cell office:value-type="string">
            <text:p>PARQUET-125</text:p>
          </table:table-cell>
          <table:table-cell office:value-type="string">
            <text:p>Enhance the way path checking is done in ParquetFileWriter.mergeFooter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1879</text:p>
          </table:table-cell>
          <table:table-cell office:value-type="string">
            <text:p>PARQUET-124</text:p>
          </table:table-cell>
          <table:table-cell office:value-type="string">
            <text:p>parquet.hadoop.ParquetOutputCommitter.commitJob() throws parquet.io.ParquetEncodingException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192360</text:p>
          </table:table-cell>
          <table:table-cell office:value-type="string">
            <text:p>Looks like the problem is that we're matching a URI against a path. The check should be {{URI.g</text:p>
            <text:p>etPath().startWith(dirPath)}}. I'll submit a PR today unless you want to take care of it, Chris</text:p>
            <text:p>. The fix should be on line 422 of ParquetFileWriter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192591</text:p>
          </table:table-cell>
          <table:table-cell office:value-type="string">
            <text:p>I was trying to create a breaking test for it last night, but to no avail. Probably need to get</text:p>
            <text:p><text:s/>a bit more experience with the codebase. I went ahead and submitted the PR, but without a test</text:p>
            <text:p><text:s/>I don't feel great about i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92642</text:p>
          </table:table-cell>
          <table:table-cell office:value-type="string">
            <text:p>Great, now it'll look bad if I don't include a test. :)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192852</text:p>
          </table:table-cell>
          <table:table-cell office:value-type="string">
            <text:p>Chris, I'm attaching a test that produces the same error that you've posted. I ended up making </text:p>
            <text:p>the mergeFooters method accessible within the package to add it. Could you check your PR and pu</text:p>
            <text:p>sh a new version with this test included so we can see it passes tests in Travis?</text:p>
            <text:p/>
            <text:p>Also, is the</text:p>
            <text:p>re a better way to check that the path than to use {{String#startWith}}? If there is a Path or </text:p>
            <text:p>URI method that does it, that would be preferred. That way we don't run into problems trying to</text:p>
            <text:p><text:s/>merge hdfs:/ and file:/ URIs. That shouldn't ever happen though.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4193313</text:p>
          </table:table-cell>
          <table:table-cell office:value-type="string">
            <text:p>[~rdblue], I was not able to find a way compare to the path prefixes without using String#start</text:p>
            <text:p>sWith. It does seem very unlikely that there would ever exist a situation where the footers com</text:p>
            <text:p>e from a different filesystem than the root, since the footers are read out of the root to begi</text:p>
            <text:p>n with :) </text:p>
            <text:p/>
            <text:p>I thought of comparing the scheme as well, but I was not able to make that work sin</text:p>
            <text:p>ce the scheme was missing from the root path URI. If its important, I've got some other ideas, </text:p>
            <text:p>but I'm not sure its within scope of this issue. I'll go ahead and create a new one and work of</text:p>
            <text:p>f of that.</text:p>
            <text:p/>
            <text:p>Pull request is updated, and passing in Travi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98036</text:p>
          </table:table-cell>
          <table:table-cell office:value-type="string">
            <text:p>Issue resolved by pull request 79</text:p>
            <text:p>[https://github.com/apache/incubator-parquet-mr/pull/79]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964192</text:p>
          </table:table-cell>
          <table:table-cell office:value-type="string">
            <text:p>Still seeing this issue, at least when running locally. I think it needs to do something like F</text:p>
            <text:p>ileSystem.get(new URI("file:///"), new Configuration()).resolvePath(X) on both "root" and "new </text:p>
            <text:p>Path(footerPath)", except using the correct file system.</text:p>
          </table:table-cell>
          <table:table-cell table:number-columns-repeated="1019"/>
        </table:table-row>
        <table:table-row table:style-name="ro33">
          <table:table-cell table:number-columns-repeated="3"/>
          <table:table-cell office:value-type="string">
            <text:p>14996536</text:p>
          </table:table-cell>
          <table:table-cell office:value-type="string">
            <text:p>[~blue@cloudera.com]</text:p>
            <text:p/>
            <text:p>I still see the issues. Please see the Warning below: Which version to be</text:p>
            <text:p><text:s/>used to avoid this? I use 1.6.0 of parquet-avro.</text:p>
            <text:p/>
            <text:p><text:s text:c="8"/>&lt;dependency&gt;</text:p>
            <text:p><text:s text:c="12"/>&lt;groupId&gt;co</text:p>
            <text:p>m.twitter&lt;/groupId&gt;</text:p>
            <text:p><text:s text:c="12"/>&lt;artifactId&gt;parquet-avro&lt;/artifactId&gt;</text:p>
            <text:p><text:s text:c="12"/>&lt;version&gt;1.6.</text:p>
            <text:p>0&lt;/version&gt;</text:p>
            <text:p><text:s text:c="8"/>&lt;/dependency&gt;</text:p>
            <text:p/>
            <text:p/>
            <text:p>How is this issue resolved? I still see the following issue</text:p>
            <text:p><text:s/>when I try to save my parquet file.</text:p>
            <text:p>Nov 8, 2015 11:35:39 PM WARNING: parquet.hadoop.ParquetOut</text:p>
            <text:p>putCommitter: could not write summary file for active_sessions_current </text:p>
            <text:p>parquet.io.ParquetEncod</text:p>
            <text:p>ingException: maprfs:/user/testId/active_sessions_current/part-r-00142.parquet invalid: all the</text:p>
            <text:p><text:s/>files must be contained in the root active_sessions_current </text:p>
            <text:p>at parquet.hadoop.ParquetFileWrit</text:p>
            <text:p>er.mergeFooters(ParquetFileWriter.java:422) </text:p>
            <text:p>at parquet.hadoop.ParquetFileWriter.writeMetadataF</text:p>
            <text:p>ile(ParquetFileWriter.java:398) </text:p>
            <text:p>at parquet.hadoop.ParquetOutputCommitter.commitJob(ParquetOutp</text:p>
            <text:p>utCommitter.java:51) </text:p>
            <text:p>at org.apache.spark.rdd.PairRDDFunctions$$anonfun$saveAsNewAPIHadoopDatas</text:p>
            <text:p>et$1.apply$mcV$sp(PairRDDFunctions.scala:1056)</text:p>
            <text:p>at org.apache.spark.rdd.PairRDDFunctions$$anonfu</text:p>
            <text:p>n$saveAsNewAPIHadoopDataset$1.apply(PairRDDFunctions.scala:998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996949</text:p>
          </table:table-cell>
          <table:table-cell office:value-type="string">
            <text:p>[~swethakasireddy], it looks like this wasn't completely addressed by the fix above. [~terrasec</text:p>
            <text:p>t] had a problem with it as well. Would one of you be willing to open a new issue for the curre</text:p>
            <text:p>nt problem? Then we can work on getting it fixed. Thanks!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997989</text:p>
          </table:table-cell>
          <table:table-cell office:value-type="string">
            <text:p>[~rdblue]</text:p>
            <text:p/>
            <text:p>I can create a JIRA <text:s/>issue for this. Just to confirm, this is just a Warning message</text:p>
            <text:p><text:s/>right and would not affect the functionality in any case?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998017</text:p>
          </table:table-cell>
          <table:table-cell office:value-type="string">
            <text:p>[~rdblue]</text:p>
            <text:p/>
            <text:p>Following is the new issues.</text:p>
            <text:p/>
            <text:p>https://issues.apache.org/jira/browse/SPARK-1162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1862</text:p>
          </table:table-cell>
          <table:table-cell office:value-type="string">
            <text:p>PARQUET-123</text:p>
          </table:table-cell>
          <table:table-cell office:value-type="string">
            <text:p>Add dictionary support to AvroIndexedRecordRead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91655</text:p>
          </table:table-cell>
          <table:table-cell office:value-type="string">
            <text:p>Pull request: https://github.com/apache/incubator-parquet-mr/pull/7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94545</text:p>
          </table:table-cell>
          <table:table-cell office:value-type="string">
            <text:p>Issue resolved by pull request 76</text:p>
            <text:p>[https://github.com/apache/incubator-parquet-mr/pull/7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1766</text:p>
          </table:table-cell>
          <table:table-cell office:value-type="string">
            <text:p>PARQUET-122</text:p>
          </table:table-cell>
          <table:table-cell office:value-type="string">
            <text:p>make parquet.task.side.metadata=true by defaul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02464</text:p>
          </table:table-cell>
          <table:table-cell office:value-type="string">
            <text:p>Issue resolved by pull request 78</text:p>
            <text:p>[https://github.com/apache/incubator-parquet-mr/pull/7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1671</text:p>
          </table:table-cell>
          <table:table-cell office:value-type="string">
            <text:p>PARQUET-121</text:p>
          </table:table-cell>
          <table:table-cell office:value-type="string">
            <text:p>Allow Parquet to build with Java 8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90131</text:p>
          </table:table-cell>
          <table:table-cell office:value-type="string">
            <text:p>PR: https://github.com/apache/incubator-parquet-mr/pull/7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94558</text:p>
          </table:table-cell>
          <table:table-cell office:value-type="string">
            <text:p>Issue resolved by pull request 77</text:p>
            <text:p>[https://github.com/apache/incubator-parquet-mr/pull/7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1201</text:p>
          </table:table-cell>
          <table:table-cell office:value-type="string">
            <text:p>PARQUET-120</text:p>
          </table:table-cell>
          <table:table-cell office:value-type="string">
            <text:p>Add dev scripts to parquet-cpp</text:p>
          </table:table-cell>
          <table:table-cell table:number-columns-repeated="1021"/>
        </table:table-row>
        <table:table-row table:style-name="ro13">
          <table:table-cell table:number-columns-repeated="3"/>
          <table:table-cell office:value-type="string">
            <text:p>14187367</text:p>
          </table:table-cell>
          <table:table-cell office:value-type="string">
            <text:p>PARQUET-120: Copy dev scripts and readme from parquet-mr.</text:p>
            <text:p>Author: Nong Li &lt;nong@cloudera.com&gt;</text:p>
            <text:p/>
            <text:p/>
            <text:p>Closes #1 from nongli/dev and squashes the following commits:</text:p>
            <text:p/>
            <text:p>f67d3a5 [Nong Li] Copy dev scrip</text:p>
            <text:p>ts and readme from parquet-m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50316</text:p>
          </table:table-cell>
          <table:table-cell office:value-type="string">
            <text:p>PARQUET-119</text:p>
          </table:table-cell>
          <table:table-cell office:value-type="string">
            <text:p>add data_encodings to ColumnMetaData to enable dictionary based predicate push dow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90810</text:p>
          </table:table-cell>
          <table:table-cell office:value-type="string">
            <text:p>Issue resolved by pull request 16</text:p>
            <text:p>[https://github.com/apache/incubator-parquet-format/pull/1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9928</text:p>
          </table:table-cell>
          <table:table-cell office:value-type="string">
            <text:p>PARQUET-118</text:p>
          </table:table-cell>
          <table:table-cell office:value-type="string">
            <text:p>Provide option to use on-heap buffers for Snappy compression/decompression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4190636</text:p>
          </table:table-cell>
          <table:table-cell office:value-type="string">
            <text:p>Hello Patrick,</text:p>
            <text:p>Feel free to propose a pull request for this.</text:p>
            <text:p>I'd be happy to review.</text:p>
            <text:p>CC [~nongl</text:p>
            <text:p>i]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5133426</text:p>
          </table:table-cell>
          <table:table-cell office:value-type="string">
            <text:p>I've been working on [a patch|https://github.com/jhlch/parquet-mr/tree/bytebuffers] to allow on</text:p>
            <text:p><text:s/>heap byte buffers for easier spark configuration. I've realized the [xerial-snappy itself expl</text:p>
            <text:p>icitly disallows on heaps byte buffers.| https://github.com/xerial/snappy-java/blob/develop/src</text:p>
            <text:p>/main/java/org/xerial/snappy/Snappy.java#L136 ]The best I've got for handling this is trying to</text:p>
            <text:p><text:s/>make this change there too. Any thoughts? any idea how receptive they may be?</text:p>
          </table:table-cell>
          <table:table-cell table:number-columns-repeated="1019"/>
        </table:table-row>
        <table:table-row table:style-name="ro66">
          <table:table-cell table:number-columns-repeated="3"/>
          <table:table-cell office:value-type="string">
            <text:p>16030817</text:p>
          </table:table-cell>
          <table:table-cell office:value-type="string">
            <text:p>We meet spark + parquet-hadoop consumes a lot of unexpected off-heap... it is because the Direc</text:p>
            <text:p>tByteBuffer which was be PhantomReference will not be cleaned even after a many many Full GC, I</text:p>
            <text:p><text:s/>have no idea about why not release after Full GC... <text:s text:c="2"/>after we call " DirectBuffer.cleaner.cle</text:p>
            <text:p>an" directly, the off-heap usage became normal... </text:p>
            <text:p/>
            <text:p>the related code:</text:p>
            <text:p/>
            <text:p>SnappyCode.java</text:p>
            <text:p/>
            <text:p>{code}</text:p>
            <text:p/>
            <text:p><text:s/>@Override</text:p>
            <text:p>public synchronized void setInput(byte[] buffer, int off, int len) {</text:p>
            <text:p>SnappyUtil.vali</text:p>
            <text:p>dateBuffer(buffer, off, len);</text:p>
            <text:p>if (inputBuffer.capacity() - inputBuffer.position() &lt; len) {</text:p>
            <text:p>Byte</text:p>
            <text:p>Buffer newBuffer = ByteBuffer.allocateDirect(inputBuffer.position() + len);</text:p>
            <text:p>inputBuffer.rewind(</text:p>
            <text:p>);</text:p>
            <text:p>newBuffer.put(inputBuffer);</text:p>
            <text:p>inputBuffer = newBuffer;</text:p>
            <text:p>// add oldbuffer.cleaner.clean() here</text:p>
            <text:p>}</text:p>
            <text:p><text:s/>else {</text:p>
            <text:p>inputBuffer.limit(inputBuffer.position() + len);</text:p>
            <text:p>}</text:p>
            <text:p>inputBuffer.put(buffer, off, len);</text:p>
            <text:p>}</text:p>
            <text:p/>
            <text:p>{code}</text:p>
            <text:p/>
            <text:p/>
            <text:p>{code}</text:p>
            <text:p><text:s text:c="3"/>public synchronized int decompress(byte[] buffer, int off, int len) throws </text:p>
            <text:p>IOException {</text:p>
            <text:p>SnappyUtil.validateBuffer(buffer, off, len);</text:p>
            <text:p>if (inputBuffer.position() == 0 &amp;&amp; !</text:p>
            <text:p>outputBuffer.hasRemaining()) {</text:p>
            <text:p>return 0;</text:p>
            <text:p>}</text:p>
            <text:p>if (!outputBuffer.hasRemaining()) {</text:p>
            <text:p>inputBuffer.rewi</text:p>
            <text:p>nd();</text:p>
            <text:p>Preconditions.checkArgument(inputBuffer.position() == 0, "Invalid position of 0.");</text:p>
            <text:p>Preco</text:p>
            <text:p>nditions.checkArgument(outputBuffer.position() == 0, "Invalid position of 0.");</text:p>
            <text:p>// There is com</text:p>
            <text:p>pressed input, decompress it now.</text:p>
            <text:p>int decompressedSize = Snappy.uncompressedLength(inputBuffer)</text:p>
            <text:p>;</text:p>
            <text:p>if (decompressedSize &gt; outputBuffer.capacity()) {</text:p>
            <text:p>outputBuffer = ByteBuffer.allocateDirect(de</text:p>
            <text:p>compressedSize);</text:p>
            <text:p>// add oldBuffer.cleaner.clean here...</text:p>
            <text:p>}</text:p>
            <text:p>// Reset the previous outputBuffer (i</text:p>
            <text:p>.e. set position to 0)</text:p>
            <text:p>outputBuffer.clear();</text:p>
            <text:p>int size = Snappy.uncompress(inputBuffer, outputBu</text:p>
            <text:p>ffer);</text:p>
            <text:p>{code}</text:p>
            <text:p/>
            <text:p/>
            <text:p>what's more, <text:s/>we set the BUFFER_SIZE_CONFIG(io.file.buffer.size)=32K, and the s</text:p>
            <text:p>equence of <text:s/>compressed data size is like: 32K, 250K, 10MB, 32MB, 64MB....</text:p>
            <text:p/>
            <text:p>so the inputBuffer o</text:p>
            <text:p>f SnappyDecompressor need increase the size when meet a input data larger than current SnappyDe</text:p>
            <text:p>compressor inputBuffer, but it increase step is 32K...so it will called setInput() many times, </text:p>
            <text:p>and then allocateDirectByteBuffer manyTimes....and a lot of PhantomReference DirectBuffer.... </text:p>
            <text:p/>
            <text:p/>
            <text:p>It may be better to have a adaptive strategy to increase or decrease SnappyDecompressor inputB</text:p>
            <text:p>uffer/outputBuffer....</text:p>
            <text:p/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6201943</text:p>
          </table:table-cell>
          <table:table-cell office:value-type="string">
            <text:p>We are running into this same issue with Spark. We have some rows that are fairly large, and be</text:p>
            <text:p>cause of the amount of off heap storage being used, yarn is killing it for going over the memor</text:p>
            <text:p>yOverhead set in spark. Seems like the amount of off heap memory used scales with the size of a</text:p>
            <text:p><text:s/>row, which appears wrong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201945</text:p>
          </table:table-cell>
          <table:table-cell office:value-type="string">
            <text:p>Instead of switching to onheap, which I imagine negatively affects performance, I would be in f</text:p>
            <text:p>avor of making sure that the off heap used doesn't scale with the size of what we're decompress</text:p>
            <text:p>ing.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6928131</text:p>
          </table:table-cell>
          <table:table-cell office:value-type="string">
            <text:p>Any update on this? I am hitting this with Spark when a column is a struct that is very deep. S</text:p>
            <text:p>eems like the entire thing gets buffered at one time, so I have to set {{-XX:MaxDirectMemorySiz</text:p>
            <text:p>e}} to a very large number (biggest size of column * num rows in partition * num partitions pro</text:p>
            <text:p>cessed by a single JVM).</text:p>
            <text:p/>
            <text:p>It would be great to have a config to force on-heap buffer usage, e</text:p>
            <text:p>ven if there is a latency hit. Netty provides this functionality via {{-Dio.netty.noUnsafe}} fl</text:p>
            <text:p>ag and I think it was a wise decision by them.</text:p>
            <text:p/>
            <text:p>cc [~nongli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9342</text:p>
          </table:table-cell>
          <table:table-cell office:value-type="string">
            <text:p>PARQUET-117</text:p>
          </table:table-cell>
          <table:table-cell office:value-type="string">
            <text:p>implement the new page format for Parquet 2.0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34630</text:p>
          </table:table-cell>
          <table:table-cell office:value-type="string">
            <text:p>Issue resolved by pull request 75</text:p>
            <text:p>[https://github.com/apache/incubator-parquet-mr/pull/7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9030</text:p>
          </table:table-cell>
          <table:table-cell office:value-type="string">
            <text:p>PARQUET-116</text:p>
          </table:table-cell>
          <table:table-cell office:value-type="string">
            <text:p>Pass a filter object to user defined predicate in filter2 ap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75894</text:p>
          </table:table-cell>
          <table:table-cell office:value-type="string">
            <text:p>created a pull request : https://github.com/apache/incubator-parquet-mr/pull/7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13360</text:p>
          </table:table-cell>
          <table:table-cell office:value-type="string">
            <text:p>Issue resolved by pull request 73</text:p>
            <text:p>[https://github.com/apache/incubator-parquet-mr/pull/7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9028</text:p>
          </table:table-cell>
          <table:table-cell office:value-type="string">
            <text:p>PARQUET-115</text:p>
          </table:table-cell>
          <table:table-cell office:value-type="string">
            <text:p>Pass a filter object to user defined predicate in filter2 ap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90643</text:p>
          </table:table-cell>
          <table:table-cell office:value-type="string">
            <text:p>Is this a duplicate of PARQUET-116 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91346</text:p>
          </table:table-cell>
          <table:table-cell office:value-type="string">
            <text:p>yes, but i am wondering who created this 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94965</text:p>
          </table:table-cell>
          <table:table-cell office:value-type="string">
            <text:p>maybe a refresh in the browser..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6437</text:p>
          </table:table-cell>
          <table:table-cell office:value-type="string">
            <text:p>PARQUET-114</text:p>
          </table:table-cell>
          <table:table-cell office:value-type="string">
            <text:p>Sample NanoTime class serializes and deserializes Timestamp incorrectly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19609</text:p>
          </table:table-cell>
          <table:table-cell office:value-type="string">
            <text:p>Issue resolved by pull request 71</text:p>
            <text:p>[https://github.com/apache/incubator-parquet-mr/pull/7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6203</text:p>
          </table:table-cell>
          <table:table-cell office:value-type="string">
            <text:p>PARQUET-113</text:p>
          </table:table-cell>
          <table:table-cell office:value-type="string">
            <text:p>Clarify parquet-format specification for LIST and MAP structures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87819</text:p>
          </table:table-cell>
          <table:table-cell office:value-type="string">
            <text:p>Added [PR #17|https://github.com/apache/incubator-parquet-format/pull/17] with additions to the</text:p>
            <text:p><text:s/>spec for LIST and MAP.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>
            <text:p>14295943</text:p>
          </table:table-cell>
          <table:table-cell office:value-type="string">
            <text:p>Old versions of Hive (&lt;= 0.12) write Map types different than the proposed in this document.</text:p>
            <text:p/>
            <text:p>{</text:p>
            <text:p>noformat}</text:p>
            <text:p>optional group m1 (MAP_KEY_VALUE) {</text:p>
            <text:p><text:tab/>repeated group map {</text:p>
            <text:p><text:tab/><text:tab/>required binary key;</text:p>
            <text:p><text:tab/><text:tab/>op</text:p>
            <text:p>tional binary key;</text:p>
            <text:p><text:tab/>}</text:p>
            <text:p>}<text:tab/></text:p>
            <text:p>{noformat}</text:p>
            <text:p/>
            <text:p>The above is an example of the Map schema written by Hive </text:p>
            <text:p>0.12. When doing an upgrade to Hive 0.14, then Hive fails to read the file with the old schema.</text:p>
            <text:p><text:s/>We should be backwards compatible to this schema as well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295949</text:p>
          </table:table-cell>
          <table:table-cell office:value-type="string">
            <text:p>Thanks, [~spena]! It looks like we need to add another backward-compatibility rule to the spec </text:p>
            <text:p>for maps written with Hive. I think all we would need to do is require that MAP_KEY_VALUE can b</text:p>
            <text:p>e used in place of the MAP annotation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301047</text:p>
          </table:table-cell>
          <table:table-cell office:value-type="string">
            <text:p>[~rdblue] We've been hit with these issues using parquet-proto. We'd like to know whether chang</text:p>
            <text:p>ing our "raw" protobuf data model to fit the 2 or 3 level structure for arrays is a good idea :</text:p>
            <text:p><text:s/>we're afraid once PARQUET-113 gets implemented in parquet-protobuf then we will end up with a </text:p>
            <text:p>4 or 6 level structure. Any thoughts on this ?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301646</text:p>
          </table:table-cell>
          <table:table-cell office:value-type="string">
            <text:p>Thanks for taking a look, [~pgirolami]. The plan with parquet-proto is to not do any translatio</text:p>
            <text:p>n and to not add MAP or LIST annotations at all. The spec states that unannotated repeated grou</text:p>
            <text:p>ps should be converted to required lists of required items, so you would end up with the exact </text:p>
            <text:p>same structure you work with in protobuf if you read from parquet-avro or the other object mode</text:p>
            <text:p>ls. If that's something we should change, please let me know. Otherwise, I think that addresses</text:p>
            <text:p><text:s/>your concern that your structure will be inflated, right?</text:p>
          </table:table-cell>
          <table:table-cell table:number-columns-repeated="1019"/>
        </table:table-row>
        <table:table-row table:style-name="ro72">
          <table:table-cell table:number-columns-repeated="3"/>
          <table:table-cell office:value-type="string">
            <text:p>14302953</text:p>
          </table:table-cell>
          <table:table-cell office:value-type="string">
            <text:p>Appreciate the quick reply @rdblue ! It's quite clear.</text:p>
            <text:p/>
            <text:p>1) Based on my testing and understandin</text:p>
            <text:p>g, working with Lists using these 4 technologies is not currently possible (Protobuf 2.5/Parque</text:p>
            <text:p>t 1.6.0rc3/Hive 0.14/Spark 2.2), </text:p>
            <text:p>* SparkSQL doesn't understand 3-level lists unless they are a</text:p>
            <text:p>nnotated (LIST) and there is no way to annotate the parquet file built from protobuf </text:p>
            <text:p>* so I'm </text:p>
            <text:p>using 2-level lists in the proto schema using the appropriate field naming-scheme (which gives </text:p>
            <text:p>me the additional benefit of allowing me to null the list)</text:p>
            <text:p>* but Hive doesn't understand 2-leve</text:p>
            <text:p>l lists so I can't read the table in HIVE</text:p>
            <text:p>{code}</text:p>
            <text:p>//2-level encoding, written to Parquet using S</text:p>
            <text:p>park. Can be read in Spark 2.2 but not in Hive 0.14</text:p>
            <text:p>//this is a fake protracted example...</text:p>
            <text:p>mess</text:p>
            <text:p>age Wheel {</text:p>
            <text:p><text:tab/>required<text:tab/>bool<text:tab/>is_front = 1;</text:p>
            <text:p><text:tab/>required<text:tab/>bool is_left<text:tab/>= 2;</text:p>
            <text:p><text:tab/>optional<text:tab/>int32<text:tab/>size = 3;</text:p>
            <text:p/>
            <text:p><text:tab/>optional<text:tab/>string<text:tab/>color = 4;</text:p>
            <text:p>}</text:p>
            <text:p>message WheelInner {</text:p>
            <text:p><text:tab/>repeated Wheel array = 1;</text:p>
            <text:p>}</text:p>
            <text:p>message Car {</text:p>
            <text:p><text:tab/></text:p>
            <text:p>required uint64 id = 1;</text:p>
            <text:p><text:tab/>required string<text:tab/> make = 2;</text:p>
            <text:p><text:tab/>optional WheelInner wheels = 3;</text:p>
            <text:p>}</text:p>
            <text:p>{code}</text:p>
            <text:p/>
            <text:p/>
            <text:p>I see that you implemented HIVE-8909 <text:s/>: since the specs include handling "old" 2-level data, I'</text:p>
            <text:p>m assuming that once Hive 0.15 is released, I'll be able to read the data. I'm guessing that's </text:p>
            <text:p>what HiveCollectionConverter. isElementType() does. </text:p>
            <text:p/>
            <text:p>2) I've been able to use Maps by building</text:p>
            <text:p><text:s/>the protobuf schema as seen below. I suppose that's why you didn't have to test on special fie</text:p>
            <text:p>ld names for Maps too : "map", "keyvalues".{code}</text:p>
            <text:p>//3-level encoding, written to Parquet using </text:p>
            <text:p>Spark. Can be read in Spark 2.2 AND Hive 0.14</text:p>
            <text:p>message MapEntryOk {</text:p>
            <text:p><text:tab/>required string<text:tab/>key = 1;</text:p>
            <text:p><text:tab/>o</text:p>
            <text:p>ptional string value = 2;</text:p>
            <text:p>}</text:p>
            <text:p>message MyMapOk {</text:p>
            <text:p><text:tab/>repeated MapEntryOk<text:tab/>map = 1;</text:p>
            <text:p>}</text:p>
            <text:p>message MyEntityO</text:p>
            <text:p>k {</text:p>
            <text:p><text:tab/>optional string name = 1;</text:p>
            <text:p><text:tab/>optional MyMapOk keyvalues = 2;</text:p>
            <text:p>}</text:p>
            <text:p>{code}</text:p>
            <text:p/>
            <text:p>3) Regarding Spark, d</text:p>
            <text:p>o you know if anyone is working on implementing these ? I couldn't find a ticket.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>
            <text:p>14303668</text:p>
          </table:table-cell>
          <table:table-cell office:value-type="string">
            <text:p>The solution to #1 should be that SparkSQL implements the proposed compatibility rules from thi</text:p>
            <text:p>s ticket. We're working on moving all of the object models to use those rules and Hive was the </text:p>
            <text:p>first one to do it. You can write the older structures to get something working now, but I don'</text:p>
            <text:p>t recommend it as a long-term solution.</text:p>
            <text:p/>
            <text:p>For maps, I'm not sure how protobuf encodes them. I di</text:p>
            <text:p>dn't think protobuf had a special map type, but relied instead on the caller using a repeated k</text:p>
            <text:p>ey-value group instead (as you have here). There are currently no rules for encoding a structur</text:p>
            <text:p>e in protobuf that shows up as a map in the other object models. To do that, we would either ne</text:p>
            <text:p>ed to add a special case for the name (not ideal) or find a way to signal to parquet-protobuf t</text:p>
            <text:p>hat you want an annotated map structure. I prefer the second option, but I could be convinced t</text:p>
            <text:p>o do the first if there really is no way around it. This should be done in a follow-up ticket s</text:p>
            <text:p>o that the other rules aren't blocked.</text:p>
            <text:p/>
            <text:p>For Spark other than SparkSQL, I think people mostly us</text:p>
            <text:p>e the parquet-mr object models via the {{newAPIHadoopRDD}} method. That's not ideal with Avro r</text:p>
            <text:p>ecords, but hopefully we fix that soon enough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47487</text:p>
          </table:table-cell>
          <table:table-cell office:value-type="string">
            <text:p>Issue resolved by pull request 17</text:p>
            <text:p>[https://github.com/apache/incubator-parquet-format/pull/1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5426</text:p>
          </table:table-cell>
          <table:table-cell office:value-type="string">
            <text:p>PARQUET-112</text:p>
          </table:table-cell>
          <table:table-cell office:value-type="string">
            <text:p>RunLengthBitPackingHybridDecoder: Reading past RLE/BitPacking stream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56190</text:p>
          </table:table-cell>
          <table:table-cell office:value-type="string">
            <text:p>I should add that data is written using AvroParquetFileTarget and SNAPPY compression. Data is r</text:p>
            <text:p>ead using AvroParquetFileSource with UnboundRecordFilter and includeField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156279</text:p>
          </table:table-cell>
          <table:table-cell office:value-type="string">
            <text:p>Seems unrelated to compression and field inclusion. </text:p>
            <text:p/>
            <text:p>But if I remove the UnboundRecordFilter t</text:p>
            <text:p>he job finish successfully. </text:p>
            <text:p/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4156281</text:p>
          </table:table-cell>
          <table:table-cell office:value-type="string">
            <text:p>{code}</text:p>
            <text:p><text:s text:c="2"/>public static class ActionFilter implements UnboundRecordFilter {</text:p>
            <text:p/>
            <text:p><text:s text:c="4"/>private final U</text:p>
            <text:p>nboundRecordFilter filter;</text:p>
            <text:p/>
            <text:p><text:s text:c="4"/>public ActionFilter() {</text:p>
            <text:p><text:s text:c="6"/>filter = ColumnRecordFilter.colum</text:p>
            <text:p>n("action", ColumnPredicates.equalTo("bid"));</text:p>
            <text:p><text:s text:c="4"/>}</text:p>
            <text:p/>
            <text:p><text:s text:c="4"/>@Override</text:p>
            <text:p><text:s text:c="4"/>public RecordFilter bind</text:p>
            <text:p>(Iterable&lt;ColumnReader&gt; readers) {</text:p>
            <text:p><text:s text:c="6"/>return filter.bind(readers);</text:p>
            <text:p><text:s text:c="4"/>}</text:p>
            <text:p><text:s text:c="2"/>}</text:p>
            <text:p/>
            <text:p>{code}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967858</text:p>
          </table:table-cell>
          <table:table-cell office:value-type="string">
            <text:p>any news here? We are _sometimes_ facing the same problem with Parquet 1.5.0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7007768</text:p>
          </table:table-cell>
          <table:table-cell office:value-type="string">
            <text:p>facing the same issue with Parquet. When there are null fields in a column with filter, this is</text:p>
            <text:p>sue will ari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5105</text:p>
          </table:table-cell>
          <table:table-cell office:value-type="string">
            <text:p>PARQUET-111</text:p>
          </table:table-cell>
          <table:table-cell office:value-type="string">
            <text:p>Tasks for parquet-mr 1.6.0 release</text:p>
          </table:table-cell>
          <table:table-cell table:number-columns-repeated="1021"/>
        </table:table-row>
        <table:table-row table:style-name="ro41">
          <table:table-cell table:number-columns-repeated="3"/>
          <table:table-cell office:value-type="string">
            <text:p>14297500</text:p>
          </table:table-cell>
          <table:table-cell office:value-type="string">
            <text:p>Okay, I've posted a work-in-progress pull request with some of these changes. Mainly, I'm tryin</text:p>
            <text:p>g to get the file headers and NOTICE files in order right now. That means replacing all of the </text:p>
            <text:p>current headers with the [approved Apache header|https://www.apache.org/legal/src-headers.html#</text:p>
            <text:p>headers]. That page notes:</text:p>
            <text:p/>
            <text:p>{quote}</text:p>
            <text:p>If the source file is submitted with a copyright notice inc</text:p>
            <text:p>luded in it, the copyright owner (or owner's agent) must either:</text:p>
            <text:p>1. remove such notices, or</text:p>
            <text:p>2. </text:p>
            <text:p>move them to the NOTICE file associated with each applicable project release, or</text:p>
            <text:p>3. provide wri</text:p>
            <text:p>tten permission for the ASF to make such removal or relocation of the notices.</text:p>
            <text:p>{quote}</text:p>
            <text:p/>
            <text:p>There a</text:p>
            <text:p>re 3 existing headers:</text:p>
            <text:p>* "Copyright 2012 Twitter, Inc." everywhere</text:p>
            <text:p>* "Copyright 2013 ARRIS, Inc</text:p>
            <text:p>." in parquet-tools</text:p>
            <text:p>* "Copyright 2013 Lukas Nalezenec." in parquet-protobuf</text:p>
            <text:p/>
            <text:p>I've replaced the </text:p>
            <text:p>Twitter headers and [updated NOTICE|https://github.com/rdblue/incubator-parquet-mr/commit/88e6b</text:p>
            <text:p>ab7c9f2ee647184c2cd934714ab3ac8d322] to reflect the software grant to ASF. [~julienledem], plea</text:p>
            <text:p>se have a look at make sure this is correct. We can add a note about where it was initially dev</text:p>
            <text:p>eloped, if you would like to preserve that.</text:p>
            <text:p/>
            <text:p>For parquet-tools and parquet-protobuf, I've moved</text:p>
            <text:p><text:s/>the Copyright and license header into NOTICE. The documentation states that this can be done b</text:p>
            <text:p>y ASF with written permission. I think we will need [~wesleypeck] and [~lukas.nalezenec] to +1 </text:p>
            <text:p>the changes to move forward as written confirmation that we can move the copyright lines to NOT</text:p>
            <text:p>ICE.</text:p>
            <text:p/>
            <text:p>I've also made a few changes to NOTICE:</text:p>
            <text:p>* Moved the bit packing section for Daniel Lemire</text:p>
            <text:p>'s work to LICENSE because it was not contributed to Parquet. I think this now follows the rule</text:p>
            <text:p>s for third party code.</text:p>
            <text:p>* Removed the notes about dependence on other Apache projects. If code </text:p>
            <text:p>or binary artifacts are included in builds, then this will need to be included in the binary LI</text:p>
            <text:p>CENSE files (see PARQUET-109)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98010</text:p>
          </table:table-cell>
          <table:table-cell office:value-type="string">
            <text:p>I think [PR #109|https://github.com/apache/incubator-parquet-mr/pull/109] is ready to be review</text:p>
            <text:p>ed. Thanks!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302597</text:p>
          </table:table-cell>
          <table:table-cell office:value-type="string">
            <text:p>Thanks [~lukas.nalezenec] for your +1!</text:p>
            <text:p/>
            <text:p>I've separated out the parquet-tools changes into [PR #</text:p>
            <text:p>114|https://github.com/apache/incubator-parquet-mr/pull/114] and merged the rest of PR #109, si</text:p>
            <text:p>nce I don't want to rebase such a gigantic patch. I think all we need is for [~wesleypeck]'s ap</text:p>
            <text:p>proval and we should be able to close this. Then we'll be able to plan the first rc.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4353207</text:p>
          </table:table-cell>
          <table:table-cell office:value-type="string">
            <text:p>ARRIS got back to us via e-mail to confirm that they are okay with moving the copyright headers</text:p>
            <text:p><text:s/>to the NOTICE file:</text:p>
            <text:p/>
            <text:p>{quote}</text:p>
            <text:p>Sorry for the delay in response. We are OK to move the ARRIS copy</text:p>
            <text:p>rights header into the NOTICE file.</text:p>
            <text:p/>
            <text:p>Sushma Annareddy</text:p>
            <text:p/>
            <text:p>Sr. Manager, Software Engineering</text:p>
            <text:p/>
            <text:p>ARRIS</text:p>
            <text:p/>
            <text:p>o: +1 508-870-1151</text:p>
            <text:p>c: +1 508-579-1678</text:p>
            <text:p>e: sannareddy@arrisi.com</text:p>
            <text:p>w: www.arrisi.com <text:s text:c="2"/></text:p>
            <text:p/>
            <text:p>Follow ou</text:p>
            <text:p>r blog: www.arriseverywhere.com</text:p>
            <text:p/>
            <text:p>This electronic transmission (and any attached document) is fo</text:p>
            <text:p>r the sole use of the individual or entity to whom it is addressed. <text:s/>It is confidential and may</text:p>
            <text:p><text:s/>be attorney-client privileged. <text:s/>In any event the Sender reserves, to the fullest extent, any "</text:p>
            <text:p>legal advice privilege". <text:s/>Any further distribution or copying of this message is strictly prohi</text:p>
            <text:p>bited. <text:s/>If you received this message in error, please notify the Sender immediately and destroy</text:p>
            <text:p><text:s/>the attached message (and all attached documents).</text:p>
            <text:p>{quote}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53489</text:p>
          </table:table-cell>
          <table:table-cell office:value-type="string">
            <text:p>I've merged [PR #114|https://github.com/apache/incubator-parquet-mr/pull/114] with the header u</text:p>
            <text:p>pdates for parquet-tools. I think that the Apache requirements for a parquet-mr release are now</text:p>
            <text:p><text:s/>satisfied so I'll close this issu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53692</text:p>
          </table:table-cell>
          <table:table-cell office:value-type="string">
            <text:p>Awesome! Thanks @rdblue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5074</text:p>
          </table:table-cell>
          <table:table-cell office:value-type="string">
            <text:p>PARQUET-110</text:p>
          </table:table-cell>
          <table:table-cell office:value-type="string">
            <text:p>Some schemas without column projection cause Pig failur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53786</text:p>
          </table:table-cell>
          <table:table-cell office:value-type="string">
            <text:p>[~rdblue] I think we should open a PIG jira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153793</text:p>
          </table:table-cell>
          <table:table-cell office:value-type="string">
            <text:p>[~julienledem] and [~tianshuo], I've posted a test and a possible fix for this in [PR #70|https</text:p>
            <text:p>://github.com/apache/incubator-parquet-mr/pull/70], but I don't know the Pig integration well e</text:p>
            <text:p>nough to spot unintended consequences. Ideally, we'd fix this upstream in Pig, but this is caus</text:p>
            <text:p>ing a problem now and I think this work-around is saf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76761</text:p>
          </table:table-cell>
          <table:table-cell office:value-type="string">
            <text:p>This should probably be marked resolved if PIG-4219 resolves i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77243</text:p>
          </table:table-cell>
          <table:table-cell office:value-type="string">
            <text:p>Fixed by PIG-4219. Thanks, Harsh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4781</text:p>
          </table:table-cell>
          <table:table-cell office:value-type="string">
            <text:p>PARQUET-109</text:p>
          </table:table-cell>
          <table:table-cell office:value-type="string">
            <text:p>Fix LICENSE and NOTICE files for parquet-format releas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55697</text:p>
          </table:table-cell>
          <table:table-cell office:value-type="string">
            <text:p>Issue resolved by pull request 15</text:p>
            <text:p>[https://github.com/apache/incubator-parquet-format/pull/1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4697</text:p>
          </table:table-cell>
          <table:table-cell office:value-type="string">
            <text:p>PARQUET-108</text:p>
          </table:table-cell>
          <table:table-cell office:value-type="string">
            <text:p>Parquet Memory Management in Java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51794</text:p>
          </table:table-cell>
          <table:table-cell office:value-type="string">
            <text:p>Dong, I have assigned this task to you because you are working on the Hive side of things. If I</text:p>
            <text:p><text:s/>incorrectly assigned this to you, please let me know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152719</text:p>
          </table:table-cell>
          <table:table-cell office:value-type="string">
            <text:p>Hi Brock, it is assigned correctly. When working on the Hive side, I found the writers' dynamic</text:p>
            <text:p><text:s/>buffer size and flush method is needed to manage their memory usage balance. These info can on</text:p>
            <text:p>ly be accessed in Parquet, so I will try to implement it here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194287</text:p>
          </table:table-cell>
          <table:table-cell office:value-type="string">
            <text:p>Hi [~brocknoland], I uploaded a patch to implement the memory manager. Could you please help to</text:p>
            <text:p><text:s/>review it? </text:p>
            <text:p>The pull request is:</text:p>
            <text:p>https://github.com/apache/incubator-parquet-mr/pull/8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60154</text:p>
          </table:table-cell>
          <table:table-cell office:value-type="string">
            <text:p>Issue resolved by pull request 80</text:p>
            <text:p>[https://github.com/apache/incubator-parquet-mr/pull/80]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4934654</text:p>
          </table:table-cell>
          <table:table-cell office:value-type="string">
            <text:p>Hello,</text:p>
            <text:p/>
            <text:p><text:s text:c="4"/>We are creating parquet files from within our MR code as one of the MultipleOutputs</text:p>
            <text:p>. We observer that it starts giving OOM when the number of partitions exceeded. We are using ht</text:p>
            <text:p>tp://mvnrepository.com/artifact/com.twitter/parquet-avro/1.6.0</text:p>
            <text:p/>
            <text:p><text:s text:c="4"/>Will this work in our flow </text:p>
            <text:p>and not necessarily being written via hive ?</text:p>
            <text:p/>
            <text:p/>
            <text:p>PS: Sorry for adding a comment on a resolved tic</text:p>
            <text:p>ket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4510</text:p>
          </table:table-cell>
          <table:table-cell office:value-type="string">
            <text:p>PARQUET-107</text:p>
          </table:table-cell>
          <table:table-cell office:value-type="string">
            <text:p>Add option to disable summary metadata aggregation after MR job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155547</text:p>
          </table:table-cell>
          <table:table-cell office:value-type="string">
            <text:p>resolved by https://github.com/apache/incubator-parquet-mr/pull/68</text:p>
            <text:p/>
            <text:p>https://github.com/apache/i</text:p>
            <text:p>ncubator-parquet-mr/commit/be1222ef4a3260ddcf516d73c6ceecd144a134c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4372</text:p>
          </table:table-cell>
          <table:table-cell office:value-type="string">
            <text:p>PARQUET-106</text:p>
          </table:table-cell>
          <table:table-cell office:value-type="string">
            <text:p>Relax InputSplit Protection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49834</text:p>
          </table:table-cell>
          <table:table-cell office:value-type="string">
            <text:p>https://github.com/apache/incubator-parquet-mr/pull/6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88713</text:p>
          </table:table-cell>
          <table:table-cell office:value-type="string">
            <text:p>Issue resolved by pull request 67</text:p>
            <text:p>[https://github.com/apache/incubator-parquet-mr/pull/6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4342</text:p>
          </table:table-cell>
          <table:table-cell office:value-type="string">
            <text:p>PARQUET-105</text:p>
          </table:table-cell>
          <table:table-cell office:value-type="string">
            <text:p>Refactor and Document Parquet Tool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78626</text:p>
          </table:table-cell>
          <table:table-cell office:value-type="string">
            <text:p>Issue resolved by pull request 69</text:p>
            <text:p>[https://github.com/apache/incubator-parquet-mr/pull/6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4172</text:p>
          </table:table-cell>
          <table:table-cell office:value-type="string">
            <text:p>PARQUET-104</text:p>
          </table:table-cell>
          <table:table-cell office:value-type="string">
            <text:p>Parquet writes empty Rowgroup at the end of the fil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52074</text:p>
          </table:table-cell>
          <table:table-cell office:value-type="string">
            <text:p>Issue resolved by pull request 66</text:p>
            <text:p>[https://github.com/apache/incubator-parquet-mr/pull/6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4148</text:p>
          </table:table-cell>
          <table:table-cell office:value-type="string">
            <text:p>PARQUET-103</text:p>
          </table:table-cell>
          <table:table-cell office:value-type="string">
            <text:p>Support empty structs in Thrif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4147</text:p>
          </table:table-cell>
          <table:table-cell office:value-type="string">
            <text:p>PARQUET-102</text:p>
          </table:table-cell>
          <table:table-cell office:value-type="string">
            <text:p>no projection in thrift union types.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3427</text:p>
          </table:table-cell>
          <table:table-cell office:value-type="string">
            <text:p>PARQUET-101</text:p>
          </table:table-cell>
          <table:table-cell office:value-type="string">
            <text:p>Exception when reading data with parquet.task.side.metadata=fals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47996</text:p>
          </table:table-cell>
          <table:table-cell office:value-type="string">
            <text:p>Issue resolved by pull request 64</text:p>
            <text:p>[https://github.com/apache/incubator-parquet-mr/pull/6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3390</text:p>
          </table:table-cell>
          <table:table-cell office:value-type="string">
            <text:p>PARQUET-100</text:p>
          </table:table-cell>
          <table:table-cell office:value-type="string">
            <text:p>provide an option in parquet-pig to avoid reading footers in client side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14144142</text:p>
          </table:table-cell>
          <table:table-cell office:value-type="string">
            <text:p>There is one already:</text:p>
            <text:p>{noformat}</text:p>
            <text:p>set parquet.task.side.metadata=true</text:p>
            <text:p>{noformat}</text:p>
            <text:p>https://issues.</text:p>
            <text:p>apache.org/jira/browse/PARQUET-84</text:p>
            <text:p>https://github.com/apache/incubator-parquet-mr/pull/45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144173</text:p>
          </table:table-cell>
          <table:table-cell office:value-type="string">
            <text:p>Hi [~julienledem], we actually have turned that flag on in production, <text:s/>it does reduce the memo</text:p>
            <text:p>ry footprint but still read footers before applying that split strategy. </text:p>
            <text:p/>
            <text:p>This jira is to avoi</text:p>
            <text:p>d reading footers completely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144276</text:p>
          </table:table-cell>
          <table:table-cell office:value-type="string">
            <text:p>Thanks for the clarification.</text:p>
            <text:p>Once updated the write path, there is a new file _common_metadata</text:p>
            <text:p><text:s/>which is much smaller than _metadata for that purpose.</text:p>
            <text:p>Let me know if that help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44344</text:p>
          </table:table-cell>
          <table:table-cell office:value-type="string">
            <text:p>Hi Julien, the problem is that Parquet-Hive does not generate that _metadata file, although Par</text:p>
            <text:p>quetStorer (Pig) <text:s/>does generate that _metadata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144354</text:p>
          </table:table-cell>
          <table:table-cell office:value-type="string">
            <text:p>That's probably where we need to do something.</text:p>
            <text:p>The committer code is here:</text:p>
            <text:p>https://github.com/a</text:p>
            <text:p>pache/incubator-parquet-mr/blob/master/parquet-hadoop/src/main/java/parquet/hadoop/ParquetOutpu</text:p>
            <text:p>tCommitter.java</text:p>
            <text:p>possibly should be added there?</text:p>
            <text:p>https://github.com/apache/incubator-parquet-mr/</text:p>
            <text:p>blob/master/parquet-hive/parquet-hive-storage-handler/src/main/java/org/apache/hadoop/hive/ql/i</text:p>
            <text:p>o/parquet/MapredParquetOutputFormat.java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4147229</text:p>
          </table:table-cell>
          <table:table-cell office:value-type="string">
            <text:p>In Hive, things are a bit more complicated.</text:p>
            <text:p/>
            <text:p>1) Parquet hive's MapredParquetOutputFormat is usi</text:p>
            <text:p>ng old mapred API (org.apache.hadoop.mapred); ParquetOutputCommitter is using new mapreduce API</text:p>
            <text:p><text:s/>(org.apache.hadoop.mapreduce.lib.output). So some code duplicate is inevitable.</text:p>
            <text:p/>
            <text:p>2) in Hive, f</text:p>
            <text:p>or partitioned tables, generating _metadata file cannot be done in commitTask method since in d</text:p>
            <text:p>ynamic partitioning, one partition's file could be generated by many tasks, and one task can wr</text:p>
            <text:p>ite to many partitions. <text:s text:c="2"/>If we do it in commitJob, that basically just move the slow part from</text:p>
            <text:p><text:s/>read to write. (commitJob need to read all files and merge them, which could be very slow). </text:p>
            <text:p/>
            <text:p/>
            <text:p>3) hive "insert into" statement would make existing _metadata stale unless regenerating it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150201</text:p>
          </table:table-cell>
          <table:table-cell office:value-type="string">
            <text:p>Hi [~julienledem], in current TaskSideMetadataSplitStrategy implementation, <text:s/>the only informati</text:p>
            <text:p>on it needs from footer is filePath, which can be obtained by listStatus. I think we can move t</text:p>
            <text:p>he getFooter logic into ClientSideMetadataSplitStrategy. </text:p>
            <text:p/>
            <text:p>Please let me know whether this appr</text:p>
            <text:p>oach works or not, I can work on a patch and submit a pull request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50222</text:p>
          </table:table-cell>
          <table:table-cell office:value-type="string">
            <text:p>It actually also needs FileSchema and KeyValueMetadata from globalMetadata, <text:s/>maybe introduce a </text:p>
            <text:p>new strategy that does not read Footer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64426</text:p>
          </table:table-cell>
          <table:table-cell office:value-type="string">
            <text:p>pull request:</text:p>
            <text:p>https://github.com/apache/incubator-parquet-mr/pull/72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>
            <text:p>14165422</text:p>
          </table:table-cell>
          <table:table-cell office:value-type="string">
            <text:p>This patch introduces a new split strategy "TaskSideFooterSamplingSplitStrategy" which only rea</text:p>
            <text:p>ds one footer per folder. <text:s/>This class is a <text:s/>subclass of TaskSideMetadataSplitStrategy. They are</text:p>
            <text:p><text:s/>essentially the same split strategy in terms of how to calculate split. </text:p>
            <text:p/>
            <text:p>For HCatalog use cas</text:p>
            <text:p>e, <text:s/>the file schema and metadata should be the same across all file footers within each partiti</text:p>
            <text:p>on (folder), hence reading one per folder will be enough for this case. By default sampling str</text:p>
            <text:p>ategy is turned off, hence it is backward compatible. </text:p>
            <text:p/>
            <text:p>This speed up pig client processing qui</text:p>
            <text:p>te a bit.</text:p>
            <text:p/>
            <text:p>To use this new strategy:</text:p>
            <text:p/>
            <text:p>set parquet.task.side.metadata true;</text:p>
            <text:p>set parquet.task.sid</text:p>
            <text:p>e.metadata.samplefooters true;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23636</text:p>
          </table:table-cell>
          <table:table-cell office:value-type="string">
            <text:p>[~dweeks-netflix] or [~tongjie], are you guys still interested in this fix, or is PARQUET-139 s</text:p>
            <text:p>ufficient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25433</text:p>
          </table:table-cell>
          <table:table-cell office:value-type="string">
            <text:p>PARQUET-139 fixed this. <text:s/>Let's close this issu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25437</text:p>
          </table:table-cell>
          <table:table-cell office:value-type="string">
            <text:p>This is fixed assuming you provide a schema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25439</text:p>
          </table:table-cell>
          <table:table-cell office:value-type="string">
            <text:p>Thanks, Da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3387</text:p>
          </table:table-cell>
          <table:table-cell office:value-type="string">
            <text:p>PARQUET-99</text:p>
          </table:table-cell>
          <table:table-cell office:value-type="string">
            <text:p>Large rows cause unnecessary OOM exception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146508</text:p>
          </table:table-cell>
          <table:table-cell office:value-type="string">
            <text:p>Does disabling dictionary encoding helps?</text:p>
            <text:p/>
            <text:p>Jianshi</text:p>
          </table:table-cell>
          <table:table-cell table:number-columns-repeated="1019"/>
        </table:table-row>
        <table:table-row table:style-name="ro51">
          <table:table-cell table:number-columns-repeated="3"/>
          <table:table-cell office:value-type="string">
            <text:p>14146836</text:p>
          </table:table-cell>
          <table:table-cell office:value-type="string">
            <text:p>I disable dictionary and it still run into the problem.</text:p>
            <text:p>it keep creating new slabs (after 10 ti</text:p>
            <text:p>mes, grow exponentially) until it exhaust memory.</text:p>
            <text:p/>
            <text:p/>
            <text:p>Sep 24, 2014 7:10:31 PM INFO: parquet.bytes</text:p>
            <text:p>.CapacityByteArrayOutputStream: used 11 slabs, new slab size 55827257</text:p>
            <text:p>Sep 24, 2014 7:10:31 PM I</text:p>
            <text:p>NFO: parquet.bytes.CapacityByteArrayOutputStream: new slab of size 55827257</text:p>
            <text:p>Sep 24, 2014 7:10:3</text:p>
            <text:p>4 PM INFO: parquet.bytes.CapacityByteArrayOutputStream: used 12 slabs, new slab size 102292952</text:p>
            <text:p/>
            <text:p>Sep 24, 2014 7:10:34 PM INFO: parquet.bytes.CapacityByteArrayOutputStream: new slab of size 102</text:p>
            <text:p>292952</text:p>
            <text:p>Sep 24, 2014 7:10:42 PM INFO: parquet.bytes.CapacityByteArrayOutputStream: used 13 slabs</text:p>
            <text:p>, new slab size 212521210</text:p>
            <text:p>Sep 24, 2014 7:10:42 PM INFO: parquet.bytes.CapacityByteArrayOutputSt</text:p>
            <text:p>ream: new slab of size 212521210</text:p>
            <text:p>Sep 24, 2014 7:10:55 PM INFO: parquet.bytes.CapacityByteArrayO</text:p>
            <text:p>utputStream: used 14 slabs, new slab size 426081554</text:p>
            <text:p>Sep 24, 2014 7:10:55 PM INFO: parquet.bytes</text:p>
            <text:p>.CapacityByteArrayOutputStream: new slab of size 426081554</text:p>
            <text:p>Sep 24, 2014 7:10:56 PM INFO: parque</text:p>
            <text:p>t.hadoop.InternalParquetRecordWriter: mem size 463,559,051 &gt; 134,217,728: flushing 100 records </text:p>
            <text:p>to disk.</text:p>
            <text:p>Sep 24, 2014 7:10:56 PM INFO: parquet.hadoop.InternalParquetRecordWriter: Flushing mem</text:p>
            <text:p><text:s/>store to file. allocated memory: 907,972,14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47020</text:p>
          </table:table-cell>
          <table:table-cell office:value-type="string">
            <text:p>This is a more like a data issue. Close i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47944</text:p>
          </table:table-cell>
          <table:table-cell office:value-type="string">
            <text:p>did you have one huge record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48113</text:p>
          </table:table-cell>
          <table:table-cell office:value-type="string">
            <text:p>That table has a bunch of huge records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148693</text:p>
          </table:table-cell>
          <table:table-cell office:value-type="string">
            <text:p>It's a data issue, but I think Parquet should take care of the situation, say:</text:p>
            <text:p/>
            <text:p>If (string.leng</text:p>
            <text:p>th &gt; X) won't use dictionary encoding.</text:p>
            <text:p/>
            <text:p>Jianshi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387282</text:p>
          </table:table-cell>
          <table:table-cell office:value-type="string">
            <text:p>Re-open the jira. We hit the same problem a few more times and unfortunately there are no confi</text:p>
            <text:p>guration to work around it. <text:s/></text:p>
            <text:p/>
            <text:p>Basically when there are continuous fat rows, Parquet needs an e</text:p>
            <text:p>legant way to handle it. 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387321</text:p>
          </table:table-cell>
          <table:table-cell office:value-type="string">
            <text:p>Do we have any idea what the boundary condition is that causes this problem?</text:p>
            <text:p/>
            <text:p>Also: is this som</text:p>
            <text:p>ething we should do by 1.6.0?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88121</text:p>
          </table:table-cell>
          <table:table-cell office:value-type="string">
            <text:p>We have one file that contains 1100 rows of data, of which 670 rows are around 2M, and parquet </text:p>
            <text:p>fails to write those 1100 rows to a file.</text:p>
            <text:p/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4630228</text:p>
          </table:table-cell>
          <table:table-cell office:value-type="string">
            <text:p>This has been affecting us pretty regularly and I have a fix we're using internally and will cl</text:p>
            <text:p>ean it up and supply a patch.</text:p>
            <text:p/>
            <text:p>There are two ways this can be triggered:</text:p>
            <text:p/>
            <text:p>1) Rows are so large </text:p>
            <text:p>that OOM occurs before the initial page size check (ColumnWriter). <text:s/>This happens a when you hav</text:p>
            <text:p>e many very large rows (multiple megabytes per row). <text:s/>Of course, this might indicate that you h</text:p>
            <text:p>ave issues with your data, but parquet should be able to work around it.</text:p>
            <text:p>2) The size of the row</text:p>
            <text:p>s vary significantly and the estimation for the next page size check is determined by small row</text:p>
            <text:p>s and is set very high followed by may large rows. <text:s/>This is the case we've been running into re</text:p>
            <text:p>cently.</text:p>
            <text:p/>
            <text:p>The fix I have is to be able to configure the initial page size check and to force con</text:p>
            <text:p>stant checking (bypass the estimation) because the estimate can be problematic with certain dat</text:p>
            <text:p>asets.</text:p>
            <text:p/>
            <text:p>-Dan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41263</text:p>
          </table:table-cell>
          <table:table-cell office:value-type="string">
            <text:p>Pull request: https://github.com/apache/parquet-mr/pull/25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41265</text:p>
          </table:table-cell>
          <table:table-cell office:value-type="string">
            <text:p>https://github.com/apache/parquet-mr/pull/25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47615</text:p>
          </table:table-cell>
          <table:table-cell office:value-type="string">
            <text:p>Merged Dan's changes in #297. Thanks, Da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3362</text:p>
          </table:table-cell>
          <table:table-cell office:value-type="string">
            <text:p>PARQUET-98</text:p>
          </table:table-cell>
          <table:table-cell office:value-type="string">
            <text:p>filter2 API performance regression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61888</text:p>
          </table:table-cell>
          <table:table-cell office:value-type="string">
            <text:p>Any thoughts on this? No change with 1.6.0rc3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24516</text:p>
          </table:table-cell>
          <table:table-cell office:value-type="string">
            <text:p>anyone out there? :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224897</text:p>
          </table:table-cell>
          <table:table-cell office:value-type="string">
            <text:p>Could you try out the problem data with VisualVM or another profiling tool to see if there's an</text:p>
            <text:p>ything funny going on? It doesn't look like your code is the problem. If anything, I would have</text:p>
            <text:p><text:s/>guessed the first version runs more slowly because it converts a String to Binary each time it</text:p>
            <text:p><text:s/>run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232092</text:p>
          </table:table-cell>
          <table:table-cell office:value-type="string">
            <text:p>My initial impression based on a quick profiling run is that it was creating a whole lot more g</text:p>
            <text:p>arbage, seemingly instantiating all the protobufs (or just reading all columns of every row?), </text:p>
            <text:p>rather than just the ones matching the expression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32099</text:p>
          </table:table-cell>
          <table:table-cell office:value-type="string">
            <text:p>possibly related to https://issues.apache.org/jira/browse/PARQUET-128 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40274</text:p>
          </table:table-cell>
          <table:table-cell office:value-type="string">
            <text:p>PARQUET-128 does look like it might be related. Sorry I haven't had time to track this down lat</text:p>
            <text:p>ely. Maybe [~alexlevenson] can take a look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240333</text:p>
          </table:table-cell>
          <table:table-cell office:value-type="string">
            <text:p>I will try to take a look but it might take be a while before I get a chance.</text:p>
            <text:p>The filter2 API s</text:p>
            <text:p>till skips assembly for records that are filtered out (eg does not instantiate a protobuf), and</text:p>
            <text:p><text:s/>it only visits the columns you have asked for via the column projection API. But it doesn't lo</text:p>
            <text:p>ok at the columns in the filter and project to only those columns, (neither does the unbound re</text:p>
            <text:p>cord filter approach I think) and it also still visits every one of the columns that you want i</text:p>
            <text:p>n the final output record (it does not short circuit -- the unbound record filter might short c</text:p>
            <text:p>ircuit here, but the importance of that depends on the order columns are visited in)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52121</text:p>
          </table:table-cell>
          <table:table-cell office:value-type="string">
            <text:p/>
            <text:p>Tested with 1.6.0rc6, the problem still exists: filter2 API is more than 2x slower..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352561</text:p>
          </table:table-cell>
          <table:table-cell office:value-type="string">
            <text:p>I don't think anything has changed yet that would effect this, so no surprises there.</text:p>
            <text:p/>
            <text:p>I've not</text:p>
            <text:p><text:s/>had a chance to look into the performance difference yet, from your testing is there anything </text:p>
            <text:p>specific you suspect is causing the issue? Or still more investigation needed?</text:p>
            <text:p/>
            <text:p>Thanks,</text:p>
            <text:p>Ale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352715</text:p>
          </table:table-cell>
          <table:table-cell office:value-type="string">
            <text:p/>
            <text:p>While I'm not familiar with the internals of the implementation, the main difference seems to </text:p>
            <text:p>be that with filter2, all columns are deserialized for all rows. Wheres the classic approach, o</text:p>
            <text:p>nly the selector column is involved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53436</text:p>
          </table:table-cell>
          <table:table-cell office:value-type="string">
            <text:p>Yes, I think that is the main difference. However, I'm a bit surprised it has much performance </text:p>
            <text:p>impact -- for parquet to skip a value, it essentially has to deserialize it, so even when we ar</text:p>
            <text:p>en't reading some values, we do have to skip them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353457</text:p>
          </table:table-cell>
          <table:table-cell office:value-type="string">
            <text:p>bq. for parquet to skip a value, it essentially has to deserialize it</text:p>
            <text:p/>
            <text:p>Maybe the problem is a d</text:p>
            <text:p>efensive copy? Converting a byte array to a String would do it, too, which probably happens whe</text:p>
            <text:p>n the value is set in the object model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353562</text:p>
          </table:table-cell>
          <table:table-cell office:value-type="string">
            <text:p>Not knowing much about the implementation, this is just conjecture – but based on the performan</text:p>
            <text:p>ce results and the extra amount of garbage during profiling, it seems to also read columns that</text:p>
            <text:p><text:s/>are not needed for the query (e.g. if you have column A, B, C and you try to find rows where C</text:p>
            <text:p>='x', there's no need to read A and B – just when you have a match on C).</text:p>
            <text:p/>
            <text:p>But in any case, thi</text:p>
            <text:p>s slowness is easy to reproduce based on the example I have provided above, I'm sure someone fa</text:p>
            <text:p>miliar with the internals can figure this out without my guesses ;)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353615</text:p>
          </table:table-cell>
          <table:table-cell office:value-type="string">
            <text:p>[~phraktle] well that's my point, even though you don't need to read A and B, you've got to ski</text:p>
            <text:p>p their current values so you can move on to the next record. That often involves essentially r</text:p>
            <text:p>eading the value (think delta encoding for example). But as [~rdblue] said, we might be doing m</text:p>
            <text:p>ore work than needed to do the skip. Definitely worth investigating, and definitely room for im</text:p>
            <text:p>provement. 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53624</text:p>
          </table:table-cell>
          <table:table-cell office:value-type="string">
            <text:p/>
            <text:p>Not sure how the "classic" filter implementation gets by, but it seems to be doing a much bett</text:p>
            <text:p>er job (2-3x faster)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37083</text:p>
          </table:table-cell>
          <table:table-cell office:value-type="string">
            <text:p>Tested with 1.6.0 release, still has this issu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51393</text:p>
          </table:table-cell>
          <table:table-cell office:value-type="string">
            <text:p>[~phraktle], to save you some time, the 1.7.0 release will also have this problem. I'll find so</text:p>
            <text:p>me time to look into it furt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3357</text:p>
          </table:table-cell>
          <table:table-cell office:value-type="string">
            <text:p>PARQUET-97</text:p>
          </table:table-cell>
          <table:table-cell office:value-type="string">
            <text:p>ProtoParquetReader builder factory method not static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4352128</text:p>
          </table:table-cell>
          <table:table-cell office:value-type="string">
            <text:p>Pull request to fix this submitted months ago: https://github.com/apache/incubator-parquet-mr/p</text:p>
            <text:p>ull/63</text:p>
            <text:p/>
            <text:p>Does this project have a maintainer? :)</text:p>
            <text:p/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352147</text:p>
          </table:table-cell>
          <table:table-cell office:value-type="string">
            <text:p>Hi,I am sorry, i havent noticed it.</text:p>
            <text:p>Lukas</text:p>
            <text:p/>
            <text:p>On Sun, Mar 8, 2015 at 5:32 PM, Viktor Szathmáry (JI</text:p>
            <text:p>RA) &lt;jira@apache.org&gt;</text:p>
            <text:p/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53735</text:p>
          </table:table-cell>
          <table:table-cell office:value-type="string">
            <text:p>[~lukas.nalezenec] Do you want to merge it or should I ? </text:p>
            <text:p>See https://github.com/apache/incubat</text:p>
            <text:p>or-parquet-mr/blob/master/dev/README.m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54642</text:p>
          </table:table-cell>
          <table:table-cell office:value-type="string">
            <text:p>Julien: Thanks, I will do i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54852</text:p>
          </table:table-cell>
          <table:table-cell office:value-type="string">
            <text:p>Issue resolved by pull request 63</text:p>
            <text:p>[https://github.com/apache/incubator-parquet-mr/pull/6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3285</text:p>
          </table:table-cell>
          <table:table-cell office:value-type="string">
            <text:p>PARQUET-96</text:p>
          </table:table-cell>
          <table:table-cell office:value-type="string">
            <text:p>parquet.example.data.Group is missing some method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48503</text:p>
          </table:table-cell>
          <table:table-cell office:value-type="string">
            <text:p>Issue resolved by pull request 59</text:p>
            <text:p>[https://github.com/apache/incubator-parquet-mr/pull/5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2863</text:p>
          </table:table-cell>
          <table:table-cell office:value-type="string">
            <text:p>PARQUET-95</text:p>
          </table:table-cell>
          <table:table-cell office:value-type="string">
            <text:p>Parquet-mr project does not cross-publish scala 2.9 or 2.11 artifact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2861</text:p>
          </table:table-cell>
          <table:table-cell office:value-type="string">
            <text:p>PARQUET-94</text:p>
          </table:table-cell>
          <table:table-cell office:value-type="string">
            <text:p>ParquetScroogeScheme constructor ignores klass argumen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41388</text:p>
          </table:table-cell>
          <table:table-cell office:value-type="string">
            <text:p>https://github.com/apache/incubator-parquet-mr/pull/6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43555</text:p>
          </table:table-cell>
          <table:table-cell office:value-type="string">
            <text:p>Issue resolved by pull request 61</text:p>
            <text:p>[https://github.com/apache/incubator-parquet-mr/pull/6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2318</text:p>
          </table:table-cell>
          <table:table-cell office:value-type="string">
            <text:p>PARQUET-93</text:p>
          </table:table-cell>
          <table:table-cell office:value-type="string">
            <text:p>Add support for protobuf to parquet-cascading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1590</text:p>
          </table:table-cell>
          <table:table-cell office:value-type="string">
            <text:p>PARQUET-92</text:p>
          </table:table-cell>
          <table:table-cell office:value-type="string">
            <text:p>Parallel Footer Read Control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43569</text:p>
          </table:table-cell>
          <table:table-cell office:value-type="string">
            <text:p>Issue resolved by pull request 57</text:p>
            <text:p>[https://github.com/apache/incubator-parquet-mr/pull/5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1557</text:p>
          </table:table-cell>
          <table:table-cell office:value-type="string">
            <text:p>PARQUET-91</text:p>
          </table:table-cell>
          <table:table-cell office:value-type="string">
            <text:p>stream through files when writing the _metadata file to reduce memory usag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1550</text:p>
          </table:table-cell>
          <table:table-cell office:value-type="string">
            <text:p>PARQUET-90</text:p>
          </table:table-cell>
          <table:table-cell office:value-type="string">
            <text:p>Keep field ids in Parquet Schem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5107400</text:p>
          </table:table-cell>
          <table:table-cell office:value-type="string">
            <text:p>https://github.com/rdblue/parquet-mr/commit/1187f7189e5bf0a06e045929b457fc195117dc4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0577</text:p>
          </table:table-cell>
          <table:table-cell office:value-type="string">
            <text:p>PARQUET-89</text:p>
          </table:table-cell>
          <table:table-cell office:value-type="string">
            <text:p>All Parquet CI tests should be run against hadoop-2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128913</text:p>
          </table:table-cell>
          <table:table-cell office:value-type="string">
            <text:p>Submitted [PR #55|https://github.com/apache/incubator-parquet-mr/pull/55] with new test profile</text:p>
            <text:p>s and an update to the travis config that runs tests against hadoop-1 (default), hadoop-2, and </text:p>
            <text:p>cdh5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29030</text:p>
          </table:table-cell>
          <table:table-cell office:value-type="string">
            <text:p>We should only test against Apache releases. Testing for other distributions of Hadoop belongs </text:p>
            <text:p>in those project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29080</text:p>
          </table:table-cell>
          <table:table-cell office:value-type="string">
            <text:p>I've removed the profile from the build environment matrix. Should I also remove it from the PO</text:p>
            <text:p>M, or leave it for anyone that chooses to run those tests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29790</text:p>
          </table:table-cell>
          <table:table-cell office:value-type="string">
            <text:p>Remove it from the POM too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30429</text:p>
          </table:table-cell>
          <table:table-cell office:value-type="string">
            <text:p>Don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43917</text:p>
          </table:table-cell>
          <table:table-cell office:value-type="string">
            <text:p>Issue resolved by pull request 55</text:p>
            <text:p>[https://github.com/apache/incubator-parquet-mr/pull/55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0542</text:p>
          </table:table-cell>
          <table:table-cell office:value-type="string">
            <text:p>PARQUET-88</text:p>
          </table:table-cell>
          <table:table-cell office:value-type="string">
            <text:p>Fix pre-version enforcement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28987</text:p>
          </table:table-cell>
          <table:table-cell office:value-type="string">
            <text:p>Issue resolved by pull request 53</text:p>
            <text:p>[https://github.com/apache/incubator-parquet-mr/pull/5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40311</text:p>
          </table:table-cell>
          <table:table-cell office:value-type="string">
            <text:p>PARQUET-87</text:p>
          </table:table-cell>
          <table:table-cell office:value-type="string">
            <text:p>Better and unified API for projection pushdown on cascading schem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28780</text:p>
          </table:table-cell>
          <table:table-cell office:value-type="string">
            <text:p>Issue resolved by pull request 51</text:p>
            <text:p>[https://github.com/apache/incubator-parquet-mr/pull/5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9252</text:p>
          </table:table-cell>
          <table:table-cell office:value-type="string">
            <text:p>PARQUET-86</text:p>
          </table:table-cell>
          <table:table-cell office:value-type="string">
            <text:p>parquet-hive (and therefore Hive) depends on ParquetInputSplit constructor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122210</text:p>
          </table:table-cell>
          <table:table-cell office:value-type="string">
            <text:p>Here is a fix:</text:p>
            <text:p>https://github.com/julienledem/incubator-parquet-mr/commit/ccdd08c7030d9d4579b6b</text:p>
            <text:p>eef2b93981e327637c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8667</text:p>
          </table:table-cell>
          <table:table-cell office:value-type="string">
            <text:p>PARQUET-85</text:p>
          </table:table-cell>
          <table:table-cell office:value-type="string">
            <text:p>fix license headers in parquet-forma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20009</text:p>
          </table:table-cell>
          <table:table-cell office:value-type="string">
            <text:p>Merged PR #10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8657</text:p>
          </table:table-cell>
          <table:table-cell office:value-type="string">
            <text:p>PARQUET-84</text:p>
          </table:table-cell>
          <table:table-cell office:value-type="string">
            <text:p>Add an option to read the rowgroup metadata on the task side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91029</text:p>
          </table:table-cell>
          <table:table-cell office:value-type="string">
            <text:p>fixed by</text:p>
            <text:p>https://github.com/apache/incubator-parquet-mr/pull/4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6022</text:p>
          </table:table-cell>
          <table:table-cell office:value-type="string">
            <text:p>PARQUET-83</text:p>
          </table:table-cell>
          <table:table-cell office:value-type="string">
            <text:p>Hive Query failed if the data type is array&lt;string&gt; with parquet fil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06770</text:p>
          </table:table-cell>
          <table:table-cell office:value-type="string">
            <text:p>This patch fixes this issue,Since this feature we want to use in the next release of Hive. Requ</text:p>
            <text:p>esting someone to look into this patch changes and merge to the main branch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106775</text:p>
          </table:table-cell>
          <table:table-cell office:value-type="string">
            <text:p>Can someone look into this issue and provide any comments or suggestions for this fix. Provided</text:p>
            <text:p><text:s/>the patch and waiting for this patch to be merged to the main branch as this feature of Hive w</text:p>
            <text:p>e want use in our next release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107200</text:p>
          </table:table-cell>
          <table:table-cell office:value-type="string">
            <text:p>Hi Satish, can you please fix the formatting? <text:s/>Indents are 2 spaces (hive code is like that), a</text:p>
            <text:p>nd put a space after the comma, etc. <text:s/></text:p>
            <text:p/>
            <text:p>Otherwise it looks good to me. <text:s/>But granted, I'm not an</text:p>
            <text:p><text:s/>expert of parquet schema, so my only question is that it compatible with other tools? <text:s/>+ [~jco</text:p>
            <text:p>ffey], [~rdblue] for comments (if any).</text:p>
          </table:table-cell>
          <table:table-cell table:number-columns-repeated="1019"/>
        </table:table-row>
        <table:table-row table:style-name="ro73">
          <table:table-cell table:number-columns-repeated="3"/>
          <table:table-cell office:value-type="string">
            <text:p>14107432</text:p>
          </table:table-cell>
          <table:table-cell office:value-type="string">
            <text:p/>
            <text:p/>
            <text:p>{color:red}Overall{color}: -1 no tests executed</text:p>
            <text:p/>
            <text:p>Here are the results of testing the latest a</text:p>
            <text:p>ttachment:</text:p>
            <text:p>https://issues.apache.org/jira/secure/attachment/12663651/HIVE-7850.patch</text:p>
            <text:p/>
            <text:p>Test resu</text:p>
            <text:p>lts: http://ec2-174-129-184-35.compute-1.amazonaws.com/jenkins/job/PreCommit-HIVE-TRUNK-Build/4</text:p>
            <text:p>65/testReport</text:p>
            <text:p>Console output: http://ec2-174-129-184-35.compute-1.amazonaws.com/jenkins/job/Pre</text:p>
            <text:p>Commit-HIVE-TRUNK-Build/465/console</text:p>
            <text:p>Test logs: http://ec2-174-129-184-35.compute-1.amazonaws.co</text:p>
            <text:p>m/logs/PreCommit-HIVE-TRUNK-Build-465/</text:p>
            <text:p/>
            <text:p>Messages:</text:p>
            <text:p>{noformat}</text:p>
            <text:p>Executing org.apache.hive.ptest.ex</text:p>
            <text:p>ecution.PrepPhase</text:p>
            <text:p>Tests exited with: NonZeroExitCodeException</text:p>
            <text:p>Command 'bash /data/hive-ptest/wo</text:p>
            <text:p>rking/scratch/source-prep.sh' failed with exit status 1 and output '+ [[ -n /usr/java/jdk1.7.0_</text:p>
            <text:p>45-cloudera ]]</text:p>
            <text:p>+ export JAVA_HOME=/usr/java/jdk1.7.0_45-cloudera</text:p>
            <text:p>+ JAVA_HOME=/usr/java/jdk1.7.0</text:p>
            <text:p>_45-cloudera</text:p>
            <text:p>+ export PATH=/usr/java/jdk1.7.0_45-cloudera/bin/:/usr/java/jdk1.6.0_34/bin:/usr/l</text:p>
            <text:p>ocal/apache-maven-3.0.5/bin:/usr/local/apache-maven-3.0.5/bin:/usr/java/jdk1.6.0_34/bin:/usr/lo</text:p>
            <text:p>cal/apache-ant-1.9.1/bin:/usr/local/bin:/bin:/usr/bin:/usr/local/sbin:/usr/sbin:/sbin:/home/hiv</text:p>
            <text:p>eptest/bin</text:p>
            <text:p>+ PATH=/usr/java/jdk1.7.0_45-cloudera/bin/:/usr/java/jdk1.6.0_34/bin:/usr/local/apac</text:p>
            <text:p>he-maven-3.0.5/bin:/usr/local/apache-maven-3.0.5/bin:/usr/java/jdk1.6.0_34/bin:/usr/local/apach</text:p>
            <text:p>e-ant-1.9.1/bin:/usr/local/bin:/bin:/usr/bin:/usr/local/sbin:/usr/sbin:/sbin:/home/hiveptest/bi</text:p>
            <text:p>n</text:p>
            <text:p>+ export 'ANT_OPTS=-Xmx1g -XX:MaxPermSize=256m '</text:p>
            <text:p>+ ANT_OPTS='-Xmx1g -XX:MaxPermSize=256m '</text:p>
            <text:p>+ </text:p>
            <text:p>export 'M2_OPTS=-Xmx1g -XX:MaxPermSize=256m -Dhttp.proxyHost=localhost -Dhttp.proxyPort=3128'</text:p>
            <text:p>+</text:p>
            <text:p><text:s/>M2_OPTS='-Xmx1g -XX:MaxPermSize=256m -Dhttp.proxyHost=localhost -Dhttp.proxyPort=3128'</text:p>
            <text:p>+ cd /d</text:p>
            <text:p>ata/hive-ptest/working/</text:p>
            <text:p>+ tee /data/hive-ptest/logs/PreCommit-HIVE-TRUNK-Build-465/source-prep.</text:p>
            <text:p>txt</text:p>
            <text:p>+ [[ false == \t\r\u\e ]]</text:p>
            <text:p>+ mkdir -p maven ivy</text:p>
            <text:p>+ [[ svn = \s\v\n ]]</text:p>
            <text:p>+ [[ -n '' ]]</text:p>
            <text:p>+ [[ -d a</text:p>
            <text:p>pache-svn-trunk-source ]]</text:p>
            <text:p>+ [[ ! -d apache-svn-trunk-source/.svn ]]</text:p>
            <text:p>+ [[ ! -d apache-svn-trunk-</text:p>
            <text:p>source ]]</text:p>
            <text:p>+ cd apache-svn-trunk-source</text:p>
            <text:p>+ svn revert -R .</text:p>
            <text:p>Reverted 'hbase-handler/src/test/resul</text:p>
            <text:p>ts/positive/hbase_custom_key3.q.out'</text:p>
            <text:p>Reverted 'hbase-handler/src/test/results/positive/hbase_pp</text:p>
            <text:p>d_key_range.q.out'</text:p>
            <text:p>Reverted 'hbase-handler/src/test/org/apache/hadoop/hive/hbase/TestHBaseKeyFa</text:p>
            <text:p>ctory.java'</text:p>
            <text:p>Reverted 'hbase-handler/src/test/org/apache/hadoop/hive/hbase/TestHBaseKeyFactory2.</text:p>
            <text:p>java'</text:p>
            <text:p>Reverted 'hbase-handler/src/test/queries/positive/hbase_ppd_key_range.q'</text:p>
            <text:p>Reverted 'hbase-</text:p>
            <text:p>handler/src/java/org/apache/hadoop/hive/hbase/HiveHBaseTableInputFormat.java'</text:p>
            <text:p>Reverted 'hbase-h</text:p>
            <text:p>andler/src/java/org/apache/hadoop/hive/hbase/HBaseScanRange.java'</text:p>
            <text:p>Reverted 'hbase-handler/src/j</text:p>
            <text:p>ava/org/apache/hadoop/hive/hbase/HBaseSerDe.java'</text:p>
            <text:p>Reverted 'hbase-handler/src/java/org/apache/h</text:p>
            <text:p>adoop/hive/hbase/HBaseStorageHandler.java'</text:p>
            <text:p>Reverted 'hbase-handler/src/java/org/apache/hadoop/h</text:p>
            <text:p>ive/hbase/CompositeHBaseKeyFactory.java'</text:p>
            <text:p>Reverted 'hbase-handler/src/java/org/apache/hadoop/hiv</text:p>
            <text:p>e/hbase/DefaultHBaseKeyFactory.java'</text:p>
            <text:p>Reverted 'hbase-handler/src/java/org/apache/hadoop/hive/hb</text:p>
            <text:p>ase/HBaseRowSerializer.java'</text:p>
            <text:p>Reverted 'hbase-handler/src/java/org/apache/hadoop/hive/hbase/Abst</text:p>
            <text:p>ractHBaseKeyFactory.java'</text:p>
            <text:p>Reverted 'hbase-handler/src/java/org/apache/hadoop/hive/hbase/LazyHBa</text:p>
            <text:p>seRow.java'</text:p>
            <text:p>Reverted 'hbase-handler/src/java/org/apache/hadoop/hive/hbase/AbstractHBaseKeyPredi</text:p>
            <text:p>cateDecomposer.java'</text:p>
            <text:p>Reverted 'hbase-handler/src/java/org/apache/hadoop/hive/hbase/HiveHBaseInp</text:p>
            <text:p>utFormatUtil.java'</text:p>
            <text:p>Reverted 'hbase-handler/src/java/org/apache/hadoop/hive/hbase/ColumnMappings</text:p>
            <text:p>.java'</text:p>
            <text:p>Reverted 'ql/src/test/org/apache/hadoop/hive/ql/exec/vector/TestVectorizationContext.jav</text:p>
            <text:p>a'</text:p>
            <text:p>Reverted 'ql/src/java/org/apache/hadoop/hive/ql/ppd/OpProcFactory.java'</text:p>
            <text:p>Reverted 'ql/src/jav</text:p>
            <text:p>a/org/apache/hadoop/hive/ql/plan/ExprNodeDescUtils.java'</text:p>
            <text:p>Reverted 'ql/src/java/org/apache/hadoo</text:p>
            <text:p>p/hive/ql/plan/TableScanDesc.java'</text:p>
            <text:p>Reverted 'ql/src/java/org/apache/hadoop/hive/ql/parse/Identi</text:p>
            <text:p>fiersParser.g'</text:p>
            <text:p>Reverted 'ql/src/java/org/apache/hadoop/hive/ql/metadata/HiveStoragePredicateHan</text:p>
            <text:p>dler.java'</text:p>
            <text:p>Reverted 'ql/src/java/org/apache/hadoop/hive/ql/io/HiveInputFormat.java'</text:p>
            <text:p>Reverted 'q</text:p>
            <text:p>l/src/java/org/apache/hadoop/hive/ql/udf/generic/GenericUDFBetween.java'</text:p>
            <text:p>++ egrep -v '^X|^Perfo</text:p>
            <text:p>rming status on external'</text:p>
            <text:p>++ awk '{print $2}'</text:p>
            <text:p>++ svn status --no-ignore</text:p>
            <text:p>+ rm -rf target datanuc</text:p>
            <text:p>leus.log ant/target shims/target shims/0.20/target shims/0.20S/target shims/0.23/target shims/a</text:p>
            <text:p>ggregator/target shims/common/target shims/common-secure/target packaging/target hbase-handler/</text:p>
            <text:p>target hbase-handler/src/test/results/positive/hbase_ppd_or.q.out hbase-handler/src/test/querie</text:p>
            <text:p>s/positive/hbase_ppd_or.q hbase-handler/src/java/org/apache/hadoop/hive/hbase/OrPredicateHBaseK</text:p>
            <text:p>eyFactory.java hbase-handler/src/java/org/apache/hadoop/hive/hbase/predicate hbase-handler/src/</text:p>
            <text:p>java/org/apache/hadoop/hive/hbase/HBaseScanFactory.java testutils/target jdbc/target metastore/</text:p>
            <text:p>target itests/target itests/hcatalog-unit/target itests/test-serde/target itests/qtest/target i</text:p>
            <text:p>tests/hive-unit-hadoop2/target itests/hive-minikdc/target itests/hive-unit/target itests/custom</text:p>
            <text:p>-serde/target itests/util/target hcatalog/target hcatalog/core/target hcatalog/streaming/target</text:p>
            <text:p><text:s/>hcatalog/server-extensions/target hcatalog/webhcat/svr/target hcatalog/webhcat/java-client/tar</text:p>
            <text:p>get hcatalog/hcatalog-pig-adapter/target accumulo-handler/target hwi/target common/target commo</text:p>
            <text:p>n/src/gen contrib/target service/target serde/target beeline/target odbc/target cli/target ql/d</text:p>
            <text:p>ependency-reduced-pom.xml ql/target</text:p>
            <text:p>+ svn update</text:p>
            <text:p/>
            <text:p>Fetching external item into 'hcatalog/src/tes</text:p>
            <text:p>t/e2e/harness'</text:p>
            <text:p>External at revision 1619922.</text:p>
            <text:p/>
            <text:p>At revision 1619922.</text:p>
            <text:p>+ patchCommandPath=/data/hiv</text:p>
            <text:p>e-ptest/working/scratch/smart-apply-patch.sh</text:p>
            <text:p>+ patchFilePath=/data/hive-ptest/working/scratch/b</text:p>
            <text:p>uild.patch</text:p>
            <text:p>+ [[ -f /data/hive-ptest/working/scratch/build.patch ]]</text:p>
            <text:p>+ chmod +x /data/hive-ptest/</text:p>
            <text:p>working/scratch/smart-apply-patch.sh</text:p>
            <text:p>+ /data/hive-ptest/working/scratch/smart-apply-patch.sh /d</text:p>
            <text:p>ata/hive-ptest/working/scratch/build.patch</text:p>
            <text:p>The patch does not appear to apply with p0, p1, or p</text:p>
            <text:p>2</text:p>
            <text:p>+ exit 1</text:p>
            <text:p>'</text:p>
            <text:p>{noformat}</text:p>
            <text:p/>
            <text:p>This message is automatically generated.</text:p>
            <text:p/>
            <text:p>ATTACHMENT ID: 1266365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08831</text:p>
          </table:table-cell>
          <table:table-cell office:value-type="string">
            <text:p>New patch file submitted by correcting indentations.</text:p>
          </table:table-cell>
          <table:table-cell table:number-columns-repeated="1019"/>
        </table:table-row>
        <table:table-row table:style-name="ro74">
          <table:table-cell table:number-columns-repeated="3"/>
          <table:table-cell office:value-type="string">
            <text:p>14108912</text:p>
          </table:table-cell>
          <table:table-cell office:value-type="string">
            <text:p/>
            <text:p/>
            <text:p>{color:red}Overall{color}: -1 no tests executed</text:p>
            <text:p/>
            <text:p>Here are the results of testing the latest a</text:p>
            <text:p>ttachment:</text:p>
            <text:p>https://issues.apache.org/jira/secure/attachment/12664109/HIVE-7850.1.patch</text:p>
            <text:p/>
            <text:p>Test re</text:p>
            <text:p>sults: http://ec2-174-129-184-35.compute-1.amazonaws.com/jenkins/job/PreCommit-HIVE-TRUNK-Build</text:p>
            <text:p>/487/testReport</text:p>
            <text:p>Console output: http://ec2-174-129-184-35.compute-1.amazonaws.com/jenkins/job/P</text:p>
            <text:p>reCommit-HIVE-TRUNK-Build/487/console</text:p>
            <text:p>Test logs: http://ec2-174-129-184-35.compute-1.amazonaws.</text:p>
            <text:p>com/logs/PreCommit-HIVE-TRUNK-Build-487/</text:p>
            <text:p/>
            <text:p>Messages:</text:p>
            <text:p>{noformat}</text:p>
            <text:p>Executing org.apache.hive.ptest.</text:p>
            <text:p>execution.PrepPhase</text:p>
            <text:p>Tests exited with: NonZeroExitCodeException</text:p>
            <text:p>Command 'bash /data/hive-ptest/</text:p>
            <text:p>working/scratch/source-prep.sh' failed with exit status 1 and output '+ [[ -n /usr/java/jdk1.7.</text:p>
            <text:p>0_45-cloudera ]]</text:p>
            <text:p>+ export JAVA_HOME=/usr/java/jdk1.7.0_45-cloudera</text:p>
            <text:p>+ JAVA_HOME=/usr/java/jdk1.7</text:p>
            <text:p>.0_45-cloudera</text:p>
            <text:p>+ export PATH=/usr/java/jdk1.7.0_45-cloudera/bin/:/usr/java/jdk1.6.0_34/bin:/usr</text:p>
            <text:p>/local/apache-maven-3.0.5/bin:/usr/local/apache-maven-3.0.5/bin:/usr/java/jdk1.6.0_34/bin:/usr/</text:p>
            <text:p>local/apache-ant-1.9.1/bin:/usr/local/bin:/bin:/usr/bin:/usr/local/sbin:/usr/sbin:/sbin:/home/h</text:p>
            <text:p>iveptest/bin</text:p>
            <text:p>+ PATH=/usr/java/jdk1.7.0_45-cloudera/bin/:/usr/java/jdk1.6.0_34/bin:/usr/local/ap</text:p>
            <text:p>ache-maven-3.0.5/bin:/usr/local/apache-maven-3.0.5/bin:/usr/java/jdk1.6.0_34/bin:/usr/local/apa</text:p>
            <text:p>che-ant-1.9.1/bin:/usr/local/bin:/bin:/usr/bin:/usr/local/sbin:/usr/sbin:/sbin:/home/hiveptest/</text:p>
            <text:p>bin</text:p>
            <text:p>+ export 'ANT_OPTS=-Xmx1g -XX:MaxPermSize=256m '</text:p>
            <text:p>+ ANT_OPTS='-Xmx1g -XX:MaxPermSize=256m '</text:p>
            <text:p/>
            <text:p>+ export 'M2_OPTS=-Xmx1g -XX:MaxPermSize=256m -Dhttp.proxyHost=localhost -Dhttp.proxyPort=3128'</text:p>
            <text:p/>
            <text:p>+ M2_OPTS='-Xmx1g -XX:MaxPermSize=256m -Dhttp.proxyHost=localhost -Dhttp.proxyPort=3128'</text:p>
            <text:p>+ cd </text:p>
            <text:p>/data/hive-ptest/working/</text:p>
            <text:p>+ tee /data/hive-ptest/logs/PreCommit-HIVE-TRUNK-Build-487/source-pre</text:p>
            <text:p>p.txt</text:p>
            <text:p>+ [[ false == \t\r\u\e ]]</text:p>
            <text:p>+ mkdir -p maven ivy</text:p>
            <text:p>+ [[ svn = \s\v\n ]]</text:p>
            <text:p>+ [[ -n '' ]]</text:p>
            <text:p>+ [[ -d</text:p>
            <text:p><text:s/>apache-svn-trunk-source ]]</text:p>
            <text:p>+ [[ ! -d apache-svn-trunk-source/.svn ]]</text:p>
            <text:p>+ [[ ! -d apache-svn-trun</text:p>
            <text:p>k-source ]]</text:p>
            <text:p>+ cd apache-svn-trunk-source</text:p>
            <text:p>+ svn revert -R .</text:p>
            <text:p>Reverted 'common/src/java/org/apache</text:p>
            <text:p>/hadoop/hive/conf/HiveConf.java'</text:p>
            <text:p>Reverted 'common/src/java/org/apache/hadoop/hive/conf/Validato</text:p>
            <text:p>r.java'</text:p>
            <text:p>Reverted 'service/src/java/org/apache/hive/service/cli/OperationState.java'</text:p>
            <text:p>Reverted 's</text:p>
            <text:p>ervice/src/java/org/apache/hive/service/cli/session/HiveSession.java'</text:p>
            <text:p>Reverted 'service/src/jav</text:p>
            <text:p>a/org/apache/hive/service/cli/session/HiveSessionImpl.java'</text:p>
            <text:p>Reverted 'service/src/java/org/apac</text:p>
            <text:p>he/hive/service/cli/session/HiveSessionBase.java'</text:p>
            <text:p>Reverted 'service/src/java/org/apache/hive/se</text:p>
            <text:p>rvice/cli/session/SessionManager.java'</text:p>
            <text:p>Reverted 'service/src/java/org/apache/hive/service/cli/o</text:p>
            <text:p>peration/Operation.java'</text:p>
            <text:p>Reverted 'service/src/java/org/apache/hive/service/cli/operation/Opera</text:p>
            <text:p>tionManager.java'</text:p>
            <text:p>++ awk '{print $2}'</text:p>
            <text:p>++ egrep -v '^X|^Performing status on external'</text:p>
            <text:p>++ svn st</text:p>
            <text:p>atus --no-ignore</text:p>
            <text:p>+ rm -rf target datanucleus.log ant/target shims/target shims/0.20/target shim</text:p>
            <text:p>s/0.20S/target shims/0.23/target shims/aggregator/target shims/common/target shims/common-secur</text:p>
            <text:p>e/target packaging/target hbase-handler/target testutils/target jdbc/target metastore/target it</text:p>
            <text:p>ests/target itests/hcatalog-unit/target itests/test-serde/target itests/qtest/target itests/hiv</text:p>
            <text:p>e-unit-hadoop2/target itests/hive-minikdc/target itests/hive-unit/target itests/hive-unit/src/t</text:p>
            <text:p>est/java/org/apache/hive/jdbc/miniHS2/TestHiveServer2SessionTimeout.java itests/custom-serde/ta</text:p>
            <text:p>rget itests/util/target hcatalog/target hcatalog/core/target hcatalog/streaming/target hcatalog</text:p>
            <text:p>/server-extensions/target hcatalog/webhcat/svr/target hcatalog/webhcat/java-client/target hcata</text:p>
            <text:p>log/hcatalog-pig-adapter/target accumulo-handler/target hwi/target common/target common/src/gen</text:p>
            <text:p><text:s/>service/target contrib/target serde/target beeline/target odbc/target cli/target ql/dependency</text:p>
            <text:p>-reduced-pom.xml ql/target</text:p>
            <text:p>+ svn update</text:p>
            <text:p/>
            <text:p>Fetching external item into 'hcatalog/src/test/e2e/har</text:p>
            <text:p>ness'</text:p>
            <text:p>External at revision 1620279.</text:p>
            <text:p/>
            <text:p>At revision 1620279.</text:p>
            <text:p>+ patchCommandPath=/data/hive-ptest/w</text:p>
            <text:p>orking/scratch/smart-apply-patch.sh</text:p>
            <text:p>+ patchFilePath=/data/hive-ptest/working/scratch/build.patc</text:p>
            <text:p>h</text:p>
            <text:p>+ [[ -f /data/hive-ptest/working/scratch/build.patch ]]</text:p>
            <text:p>+ chmod +x /data/hive-ptest/working/s</text:p>
            <text:p>cratch/smart-apply-patch.sh</text:p>
            <text:p>+ /data/hive-ptest/working/scratch/smart-apply-patch.sh /data/hive-</text:p>
            <text:p>ptest/working/scratch/build.patch</text:p>
            <text:p>The patch does not appear to apply with p0, p1, or p2</text:p>
            <text:p>+ exit </text:p>
            <text:p>1</text:p>
            <text:p>'</text:p>
            <text:p>{noformat}</text:p>
            <text:p/>
            <text:p>This message is automatically generated.</text:p>
            <text:p/>
            <text:p>ATTACHMENT ID: 12664109</text:p>
          </table:table-cell>
          <table:table-cell table:number-columns-repeated="1019"/>
        </table:table-row>
        <table:table-row table:style-name="ro57">
          <table:table-cell table:number-columns-repeated="3"/>
          <table:table-cell office:value-type="string">
            <text:p>14109315</text:p>
          </table:table-cell>
          <table:table-cell office:value-type="string">
            <text:p>Looking at just the changes to the schema conversion, I'm not sure why the change to the list s</text:p>
            <text:p>tructure was done. Previously, lists were converted to:</text:p>
            <text:p/>
            <text:p>{code}</text:p>
            <text:p>// array&lt;string&gt; name</text:p>
            <text:p>optional </text:p>
            <text:p>group name (LIST) {</text:p>
            <text:p><text:s text:c="2"/>repeated group bag {</text:p>
            <text:p><text:s text:c="4"/>optional string array_element;</text:p>
            <text:p><text:s text:c="2"/>}</text:p>
            <text:p>}</text:p>
            <text:p>{code}</text:p>
            <text:p/>
            <text:p>Thi</text:p>
            <text:p>s allowed the list itself to be null and allowed null elements. This patch changes the conversi</text:p>
            <text:p>on to:</text:p>
            <text:p/>
            <text:p>{code}</text:p>
            <text:p>// array&lt;string&gt; name</text:p>
            <text:p>optional group name (LIST) {</text:p>
            <text:p><text:s text:c="2"/>repeated string array_eleme</text:p>
            <text:p>nt;</text:p>
            <text:p>}</text:p>
            <text:p>{code}</text:p>
            <text:p/>
            <text:p>This requires that the elements are non-null. Was this on purpose? The first one </text:p>
            <text:p>looks more correct to me, but the second would be if nulls aren't allowed in Hive lists. In add</text:p>
            <text:p>ition, the HiveSchemaConverter#listWrapper method and ParquetHiveSerDe.ARRAY static field are n</text:p>
            <text:p>o longer used but not removed.</text:p>
            <text:p/>
            <text:p>The other change to schema conversion tests the Repetition and </text:p>
            <text:p>calls {{Types.required}} or {{Types.optional}}. This should instead call {{Types.primitive(type</text:p>
            <text:p>, repetition)}} to pass the repetition to the {{Types}} API. That way, {{Repetition.REPEATED}} </text:p>
            <text:p>is supported also, which is a bug in the current patch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109347</text:p>
          </table:table-cell>
          <table:table-cell office:value-type="string">
            <text:p>It looks like {{ArrayWritableGroupConverter}} is only used for maps and arrays, but the array h</text:p>
            <text:p>andling was added mostly in this patch. Given that most of the methods check {{isMap}} and have</text:p>
            <text:p><text:s/>completely different implementations for map and array, it makes more sense to separate this i</text:p>
            <text:p>nto two classes, {{ArrayGroupConverter}} and {{MapGroupConverter}}. Then {{HiveSchemaConverter}</text:p>
            <text:p>} should choose the correct one based on the {{OriginalType}} annotation. If there is no origin</text:p>
            <text:p>al type annotation, but the type is repeated, it should use an {{ArrayGroupConverter}}.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4110435</text:p>
          </table:table-cell>
          <table:table-cell office:value-type="string">
            <text:p>Hi Ryan,</text:p>
            <text:p>I agree that the Hive should support lists with null elements. But can you give some i</text:p>
            <text:p>dea on the cases where the no null lists are being generated, Whenever the parquet files are be</text:p>
            <text:p>ing generated from the Avro files most of the files are having the array schema as below</text:p>
            <text:p>{code}</text:p>
            <text:p/>
            <text:p>optional group name (LIST) {</text:p>
            <text:p><text:s text:c="2"/>repeated string array_element;</text:p>
            <text:p>}</text:p>
            <text:p>{code}</text:p>
            <text:p>Do you provide any sugg</text:p>
            <text:p>estions on how best we can support for both kind of arrays. This patch only fix the arrays with</text:p>
            <text:p><text:s/>no null entries.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4110489</text:p>
          </table:table-cell>
          <table:table-cell office:value-type="string">
            <text:p>Used Types.primitive(type,repetition) as suggested by ryan and also working on separating Maps </text:p>
            <text:p>and Arrays Group converters into two separate classes. I will update my patch once done with my</text:p>
            <text:p><text:s/>changes.</text:p>
            <text:p/>
            <text:p>Regarding the LIST structure can you give your suggestions on how we can support for</text:p>
            <text:p><text:s/>both NULL elements list and Normal non null elements lists in Hive.</text:p>
            <text:p>I am of the opinion to bui</text:p>
            <text:p>ld a separate structure for NULL elements list like (NULL_LIST) as shown below,</text:p>
            <text:p>{code}</text:p>
            <text:p>// array</text:p>
            <text:p>&lt;string&gt; name</text:p>
            <text:p>optional group name (NULL_LIST) {</text:p>
            <text:p><text:s text:c="2"/>repeated group bag {</text:p>
            <text:p><text:s text:c="4"/>optional string arra</text:p>
            <text:p>y_element;</text:p>
            <text:p><text:s text:c="2"/>}</text:p>
            <text:p>}</text:p>
            <text:p>{code}</text:p>
            <text:p>Can you provide your suggestions on thi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10558</text:p>
          </table:table-cell>
          <table:table-cell office:value-type="string">
            <text:p>New patch submitted based on comments and suggestions from ryan.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4110922</text:p>
          </table:table-cell>
          <table:table-cell office:value-type="string">
            <text:p>The array fix is something we need to do on the parquet-avro module. We know it's not allowing </text:p>
            <text:p>null elements, but Hive was so that's why I mentioned it. Whether or not a null element is allo</text:p>
            <text:p>wed depends on the repetition of the "array_element" field. If it is repeated, then it doesn't </text:p>
            <text:p>allow null. But the element inside the LIST has to be repeated, so to get a nullable type you h</text:p>
            <text:p>ave to create a new group, "array_element" with one element that is optional (and then name the</text:p>
            <text:p><text:s/>repeated type "bag"). The easy way to support non-null and nullable array elements is to switc</text:p>
            <text:p>h the "array_element" field between required and optional. But, I don't think we need to suppor</text:p>
            <text:p>t non-null array elements.</text:p>
            <text:p/>
            <text:p>If Hive has a {{array&lt;string&gt;}} type, are the element nullable? If </text:p>
            <text:p>they are, then we don't need to support the other case.</text:p>
          </table:table-cell>
          <table:table-cell table:number-columns-repeated="1019"/>
        </table:table-row>
        <table:table-row table:style-name="ro75">
          <table:table-cell table:number-columns-repeated="3"/>
          <table:table-cell office:value-type="string">
            <text:p>14111075</text:p>
          </table:table-cell>
          <table:table-cell office:value-type="string">
            <text:p/>
            <text:p/>
            <text:p>{color:red}Overall{color}: -1 no tests executed</text:p>
            <text:p/>
            <text:p>Here are the results of testing the latest a</text:p>
            <text:p>ttachment:</text:p>
            <text:p>https://issues.apache.org/jira/secure/attachment/12664368/HIVE-7850.2.patch</text:p>
            <text:p/>
            <text:p>Test re</text:p>
            <text:p>sults: http://ec2-174-129-184-35.compute-1.amazonaws.com/jenkins/job/PreCommit-HIVE-TRUNK-Build</text:p>
            <text:p>/506/testReport</text:p>
            <text:p>Console output: http://ec2-174-129-184-35.compute-1.amazonaws.com/jenkins/job/P</text:p>
            <text:p>reCommit-HIVE-TRUNK-Build/506/console</text:p>
            <text:p>Test logs: http://ec2-174-129-184-35.compute-1.amazonaws.</text:p>
            <text:p>com/logs/PreCommit-HIVE-TRUNK-Build-506/</text:p>
            <text:p/>
            <text:p>Messages:</text:p>
            <text:p>{noformat}</text:p>
            <text:p>Executing org.apache.hive.ptest.</text:p>
            <text:p>execution.PrepPhase</text:p>
            <text:p>Tests exited with: NonZeroExitCodeException</text:p>
            <text:p>Command 'bash /data/hive-ptest/</text:p>
            <text:p>working/scratch/source-prep.sh' failed with exit status 1 and output '+ [[ -n /usr/java/jdk1.7.</text:p>
            <text:p>0_45-cloudera ]]</text:p>
            <text:p>+ export JAVA_HOME=/usr/java/jdk1.7.0_45-cloudera</text:p>
            <text:p>+ JAVA_HOME=/usr/java/jdk1.7</text:p>
            <text:p>.0_45-cloudera</text:p>
            <text:p>+ export PATH=/usr/java/jdk1.7.0_45-cloudera/bin/:/usr/java/jdk1.6.0_34/bin:/usr</text:p>
            <text:p>/local/apache-maven-3.0.5/bin:/usr/local/apache-maven-3.0.5/bin:/usr/java/jdk1.6.0_34/bin:/usr/</text:p>
            <text:p>local/apache-ant-1.9.1/bin:/usr/local/bin:/bin:/usr/bin:/usr/local/sbin:/usr/sbin:/sbin:/home/h</text:p>
            <text:p>iveptest/bin</text:p>
            <text:p>+ PATH=/usr/java/jdk1.7.0_45-cloudera/bin/:/usr/java/jdk1.6.0_34/bin:/usr/local/ap</text:p>
            <text:p>ache-maven-3.0.5/bin:/usr/local/apache-maven-3.0.5/bin:/usr/java/jdk1.6.0_34/bin:/usr/local/apa</text:p>
            <text:p>che-ant-1.9.1/bin:/usr/local/bin:/bin:/usr/bin:/usr/local/sbin:/usr/sbin:/sbin:/home/hiveptest/</text:p>
            <text:p>bin</text:p>
            <text:p>+ export 'ANT_OPTS=-Xmx1g -XX:MaxPermSize=256m '</text:p>
            <text:p>+ ANT_OPTS='-Xmx1g -XX:MaxPermSize=256m '</text:p>
            <text:p/>
            <text:p>+ export 'M2_OPTS=-Xmx1g -XX:MaxPermSize=256m -Dhttp.proxyHost=localhost -Dhttp.proxyPort=3128'</text:p>
            <text:p/>
            <text:p>+ M2_OPTS='-Xmx1g -XX:MaxPermSize=256m -Dhttp.proxyHost=localhost -Dhttp.proxyPort=3128'</text:p>
            <text:p>+ cd </text:p>
            <text:p>/data/hive-ptest/working/</text:p>
            <text:p>+ tee /data/hive-ptest/logs/PreCommit-HIVE-TRUNK-Build-506/source-pre</text:p>
            <text:p>p.txt</text:p>
            <text:p>+ [[ false == \t\r\u\e ]]</text:p>
            <text:p>+ mkdir -p maven ivy</text:p>
            <text:p>+ [[ svn = \s\v\n ]]</text:p>
            <text:p>+ [[ -n '' ]]</text:p>
            <text:p>+ [[ -d</text:p>
            <text:p><text:s/>apache-svn-trunk-source ]]</text:p>
            <text:p>+ [[ ! -d apache-svn-trunk-source/.svn ]]</text:p>
            <text:p>+ [[ ! -d apache-svn-trun</text:p>
            <text:p>k-source ]]</text:p>
            <text:p>+ cd apache-svn-trunk-source</text:p>
            <text:p>+ svn revert -R .</text:p>
            <text:p>Reverted 'common/src/java/org/apache</text:p>
            <text:p>/hadoop/hive/conf/HiveConf.java'</text:p>
            <text:p>Reverted 'service/src/java/org/apache/hive/service/cli/ICLISer</text:p>
            <text:p>vice.java'</text:p>
            <text:p>Reverted 'service/src/java/org/apache/hive/service/cli/thrift/ThriftCLIServiceClient</text:p>
            <text:p>.java'</text:p>
            <text:p>Reverted 'service/src/java/org/apache/hive/service/cli/thrift/ThriftCLIService.java'</text:p>
            <text:p>Rev</text:p>
            <text:p>erted 'service/src/java/org/apache/hive/service/cli/CLIServiceClient.java'</text:p>
            <text:p>Reverted 'service/sr</text:p>
            <text:p>c/java/org/apache/hive/service/cli/CLIService.java'</text:p>
            <text:p>Reverted 'service/src/java/org/apache/hive/</text:p>
            <text:p>service/cli/EmbeddedCLIServiceClient.java'</text:p>
            <text:p>Reverted 'service/src/java/org/apache/hive/service/c</text:p>
            <text:p>li/session/HiveSession.java'</text:p>
            <text:p>Reverted 'service/src/java/org/apache/hive/service/cli/session/Hiv</text:p>
            <text:p>eSessionImpl.java'</text:p>
            <text:p>Reverted 'service/src/java/org/apache/hive/service/cli/session/HiveSessionBa</text:p>
            <text:p>se.java'</text:p>
            <text:p>Reverted 'service/src/java/org/apache/hive/service/cli/session/SessionManager.java'</text:p>
            <text:p>Re</text:p>
            <text:p>verted 'service/src/java/org/apache/hive/service/cli/operation/Operation.java'</text:p>
            <text:p>Reverted 'servic</text:p>
            <text:p>e/src/java/org/apache/hive/service/cli/operation/MetadataOperation.java'</text:p>
            <text:p>Reverted 'service/src/</text:p>
            <text:p>java/org/apache/hive/service/cli/operation/GetColumnsOperation.java'</text:p>
            <text:p>Reverted 'service/src/java</text:p>
            <text:p>/org/apache/hive/service/cli/operation/GetSchemasOperation.java'</text:p>
            <text:p>Reverted 'service/src/java/org</text:p>
            <text:p>/apache/hive/service/cli/operation/HiveCommandOperation.java'</text:p>
            <text:p>Reverted 'service/src/java/org/ap</text:p>
            <text:p>ache/hive/service/cli/operation/GetTypeInfoOperation.java'</text:p>
            <text:p>Reverted 'service/src/java/org/apach</text:p>
            <text:p>e/hive/service/cli/operation/GetCatalogsOperation.java'</text:p>
            <text:p>Reverted 'service/src/java/org/apache/h</text:p>
            <text:p>ive/service/cli/operation/SQLOperation.java'</text:p>
            <text:p>Reverted 'service/src/java/org/apache/hive/service</text:p>
            <text:p>/cli/operation/GetFunctionsOperation.java'</text:p>
            <text:p>Reverted 'service/src/java/org/apache/hive/service/c</text:p>
            <text:p>li/operation/GetTablesOperation.java'</text:p>
            <text:p>Reverted 'service/src/java/org/apache/hive/service/cli/op</text:p>
            <text:p>eration/OperationManager.java'</text:p>
            <text:p>Reverted 'service/src/java/org/apache/hive/service/cli/operation</text:p>
            <text:p>/GetTableTypesOperation.java'</text:p>
            <text:p>Reverted 'service/src/gen/thrift/gen-py/TCLIService/ttypes.py'</text:p>
            <text:p>Re</text:p>
            <text:p>verted 'service/src/gen/thrift/gen-cpp/TCLIService_types.cpp'</text:p>
            <text:p>Reverted 'service/src/gen/thrift/</text:p>
            <text:p>gen-cpp/TCLIService_types.h'</text:p>
            <text:p>Reverted 'service/src/gen/thrift/gen-rb/t_c_l_i_service_types.rb'</text:p>
            <text:p/>
            <text:p>Reverted 'service/src/gen/thrift/gen-javabean/org/apache/hive/service/cli/thrift/TFetchResultsR</text:p>
            <text:p>eq.java'</text:p>
            <text:p>Reverted 'service/if/TCLIService.thrift'</text:p>
            <text:p>++ egrep -v '^X|^Performing status on externa</text:p>
            <text:p>l'</text:p>
            <text:p>++ awk '{print $2}'</text:p>
            <text:p>++ svn status --no-ignore</text:p>
            <text:p>+ rm -rf target datanucleus.log ant/target shi</text:p>
            <text:p>ms/target shims/0.20/target shims/0.20S/target shims/0.23/target shims/aggregator/target shims/</text:p>
            <text:p>common/target shims/common-secure/target packaging/target hbase-handler/target testutils/target</text:p>
            <text:p><text:s/>jdbc/target metastore/target itests/target itests/hcatalog-unit/target itests/test-serde/targe</text:p>
            <text:p>t itests/qtest/target itests/hive-unit-hadoop2/target itests/hive-minikdc/target itests/hive-un</text:p>
            <text:p>it/target itests/custom-serde/target itests/util/target hcatalog/target hcatalog/core/target hc</text:p>
            <text:p>atalog/streaming/target hcatalog/server-extensions/target hcatalog/hcatalog-pig-adapter/target </text:p>
            <text:p>hcatalog/webhcat/svr/target hcatalog/webhcat/java-client/target accumulo-handler/target hwi/tar</text:p>
            <text:p>get common/target common/src/gen service/target service/src/test/org/apache/hive/service/cli/op</text:p>
            <text:p>eration service/src/java/org/apache/hive/service/cli/FetchType.java service/src/java/org/apache</text:p>
            <text:p>/hive/service/cli/operation/OperationLog.java service/src/java/org/apache/hive/service/cli/oper</text:p>
            <text:p>ation/LogDivertAppender.java contrib/target serde/target beeline/target odbc/target cli/target </text:p>
            <text:p>ql/dependency-reduced-pom.xml ql/target</text:p>
            <text:p>+ svn update</text:p>
            <text:p>U <text:s text:c="3"/>ql/src/test/queries/clientpositive/op</text:p>
            <text:p>timize_nullscan.q</text:p>
            <text:p>U <text:s text:c="3"/>ql/src/test/results/clientpositive/optimize_nullscan.q.out</text:p>
            <text:p>U <text:s text:c="3"/>ql/src/t</text:p>
            <text:p>est/results/clientpositive/tez/optimize_nullscan.q.out</text:p>
            <text:p/>
            <text:p>Fetching external item into 'hcatalog/s</text:p>
            <text:p>rc/test/e2e/harness'</text:p>
            <text:p>Updated external to revision 1620682.</text:p>
            <text:p/>
            <text:p>Updated to revision 1620682.</text:p>
            <text:p>+ patc</text:p>
            <text:p>hCommandPath=/data/hive-ptest/working/scratch/smart-apply-patch.sh</text:p>
            <text:p>+ patchFilePath=/data/hive-p</text:p>
            <text:p>test/working/scratch/build.patch</text:p>
            <text:p>+ [[ -f /data/hive-ptest/working/scratch/build.patch ]]</text:p>
            <text:p>+ chmo</text:p>
            <text:p>d +x /data/hive-ptest/working/scratch/smart-apply-patch.sh</text:p>
            <text:p>+ /data/hive-ptest/working/scratch/s</text:p>
            <text:p>mart-apply-patch.sh /data/hive-ptest/working/scratch/build.patch</text:p>
            <text:p>The patch does not appear to a</text:p>
            <text:p>pply with p0, p1, or p2</text:p>
            <text:p>+ exit 1</text:p>
            <text:p>'</text:p>
            <text:p>{noformat}</text:p>
            <text:p/>
            <text:p>This message is automatically generated.</text:p>
            <text:p/>
            <text:p>ATTACH</text:p>
            <text:p>MENT ID: 12664368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112528</text:p>
          </table:table-cell>
          <table:table-cell office:value-type="string">
            <text:p>Thanks Ryan,</text:p>
            <text:p>Based on your comments it looks like no particular changed needed in the Hive serd</text:p>
            <text:p>e side for handling Non nullable arrays and Parquet Avro library needs to be fixed to convert t</text:p>
            <text:p>he schema format properly.</text:p>
            <text:p>I am planning to work on fixing the parquet Avro library for properl</text:p>
            <text:p>y generating the parquet files with schema understandable by the Hive, I will update my finding</text:p>
            <text:p>s once my changes are done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117089</text:p>
          </table:table-cell>
          <table:table-cell office:value-type="string">
            <text:p>Submitted my changes as a pull request to the parquet-mr branch,</text:p>
            <text:p>The details of the changes mad</text:p>
            <text:p>e in parquet-avro branch are shown below,</text:p>
            <text:p>https://github.com/apache/incubator-parquet-mr/pull/4</text:p>
            <text:p>7</text:p>
            <text:p/>
            <text:p>Can you review and provide suggestions on this fix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23642</text:p>
          </table:table-cell>
          <table:table-cell office:value-type="string">
            <text:p>This issue is fixed by HIVE-8909. That issue includes several tests that verify Hive can read e</text:p>
            <text:p>xisting data with arrays created by Avro and Thrift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224077</text:p>
          </table:table-cell>
          <table:table-cell office:value-type="string">
            <text:p>Hi Ryan,</text:p>
            <text:p>Does it mean it's included in the nightly build?</text:p>
            <text:p/>
            <text:p>Thanks</text:p>
            <text:p>Daniel</text:p>
            <text:p/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224899</text:p>
          </table:table-cell>
          <table:table-cell office:value-type="string">
            <text:p>[~danielil], which nightly build are you referring to? It would be in Hive nightly builds becau</text:p>
            <text:p>se it's in trunk, but this hasn't been backported to the parquet-hive module in Parquet-mr so i</text:p>
            <text:p>t wouldn't be there.</text:p>
          </table:table-cell>
          <table:table-cell table:number-columns-repeated="1019"/>
        </table:table-row>
        <table:table-row table:style-name="ro76">
          <table:table-cell table:number-columns-repeated="3"/>
          <table:table-cell office:value-type="string">
            <text:p>14225986</text:p>
          </table:table-cell>
          <table:table-cell office:value-type="string">
            <text:p>Hi,</text:p>
            <text:p>It seems like something is broken now.. I ran this query on a parquet from</text:p>
            <text:p>0.13:</text:p>
            <text:p>0: jdbc:hi</text:p>
            <text:p>ve2://hdname:10000/default&gt; select count(*) from A1;</text:p>
            <text:p>+-----------+</text:p>
            <text:p>+-----------+</text:p>
            <text:p>+-----------+</text:p>
            <text:p/>
            <text:p>1 row selected (48.401 seconds)</text:p>
            <text:p/>
            <text:p>and when I run it from 0.15 I get:</text:p>
            <text:p>2014-11-26 02:01:54,556 WAR</text:p>
            <text:p>N [main] org.apache.hadoop.mapred.YarnChild:</text:p>
            <text:p>Exception running child : java.io.IOException:</text:p>
            <text:p>jav</text:p>
            <text:p>a.lang.reflect.InvocationTargetException</text:p>
            <text:p><text:s text:c="8"/>at</text:p>
            <text:p>org.apache.hadoop.hive.io.HiveIOExceptionHa</text:p>
            <text:p>ndlerChain.handleRecordReaderCreationException(HiveIOExceptionHandlerChain.java:97)</text:p>
            <text:p><text:s text:c="8"/>at</text:p>
            <text:p/>
            <text:p>org.apache.hadoop.hive.io.HiveIOExceptionHandlerUtil.handleRecordReaderCreationException(HiveIO</text:p>
            <text:p>ExceptionHandlerUtil.java:57)</text:p>
            <text:p><text:s text:c="8"/>at</text:p>
            <text:p>org.apache.hadoop.hive.shims.HadoopShimsSecure$Combine</text:p>
            <text:p>FileRecordReader.initNextRecordReader(HadoopShimsSecure.java:312)</text:p>
            <text:p><text:s text:c="8"/>at</text:p>
            <text:p>org.apache.hadoop.</text:p>
            <text:p>hive.shims.HadoopShimsSecure$CombineFileRecordReader.&lt;init&gt;(HadoopShimsSecure.java:259)</text:p>
            <text:p><text:s text:c="7"/></text:p>
            <text:p><text:s/>at</text:p>
            <text:p>org.apache.hadoop.hive.shims.HadoopShimsSecure$CombineFileInputFormatShim.getRecordReader(H</text:p>
            <text:p>adoopShimsSecure.java:386)</text:p>
            <text:p><text:s text:c="8"/>at</text:p>
            <text:p>org.apache.hadoop.hive.ql.io.CombineHiveInputFormat.getRe</text:p>
            <text:p>cordReader(CombineHiveInputFormat.java:652)</text:p>
            <text:p><text:s text:c="8"/>at</text:p>
            <text:p>org.apache.hadoop.mapred.MapTask$Tracked</text:p>
            <text:p>RecordReader.&lt;init&gt;(MapTask.java:168)</text:p>
            <text:p><text:s text:c="8"/>at org.apache.hadoop.mapred.MapTask.runOldMapper(</text:p>
            <text:p>MapTask.java:409)</text:p>
            <text:p><text:s text:c="8"/>at org.apache.hadoop.mapred.MapTask.run(MapTask.java:342)</text:p>
            <text:p><text:s text:c="8"/>at </text:p>
            <text:p>org.apache.hadoop.mapred.YarnChild$2.run(YarnChild.java:168)</text:p>
            <text:p><text:s text:c="8"/>at java.security.AccessCon</text:p>
            <text:p>troller.doPrivileged(Native Method)</text:p>
            <text:p><text:s text:c="8"/>at javax.security.auth.Subject.doAs(Subject.java:41</text:p>
            <text:p>5)</text:p>
            <text:p><text:s text:c="8"/>at</text:p>
            <text:p>org.apache.hadoop.security.UserGroupInformation.doAs(UserGroupInformation.java:15</text:p>
            <text:p>94)</text:p>
            <text:p><text:s text:c="8"/>at org.apache.hadoop.mapred.YarnChild.main(YarnChild.java:163)</text:p>
            <text:p>Caused by: java.lang</text:p>
            <text:p>.reflect.InvocationTargetException</text:p>
            <text:p><text:s text:c="8"/>at sun.reflect.NativeConstructorAccessorImpl.newInst</text:p>
            <text:p>ance0(Native</text:p>
            <text:p>Method)</text:p>
            <text:p><text:s text:c="8"/>at</text:p>
            <text:p>sun.reflect.NativeConstructorAccessorImpl.newInstance(NativeCon</text:p>
            <text:p>structorAccessorImpl.java:57)</text:p>
            <text:p><text:s text:c="8"/>at</text:p>
            <text:p>sun.reflect.DelegatingConstructorAccessorImpl.newInsta</text:p>
            <text:p>nce(DelegatingConstructorAccessorImpl.java:45)</text:p>
            <text:p><text:s text:c="8"/>at java.lang.reflect.Constructor.newInst</text:p>
            <text:p>ance(Constructor.java:526)</text:p>
            <text:p><text:s text:c="8"/>at</text:p>
            <text:p>org.apache.hadoop.hive.shims.HadoopShimsSecure$CombineFil</text:p>
            <text:p>eRecordReader.initNextRecordReader(HadoopShimsSecure.java:298)</text:p>
            <text:p><text:s text:c="8"/>... 11 more</text:p>
            <text:p>Caused by: j</text:p>
            <text:p>ava.lang.IllegalStateException: All the offsets listed in the</text:p>
            <text:p>split should be found in the file</text:p>
            <text:p>. expected: [4, 4] found:</text:p>
            <text:p>[BlockMetaData{1560100, 413986404 [</text:p>
            <text:p>ColumnMetaData{GZIP [adformat] BI</text:p>
            <text:p>NARY <text:s/>[BIT_PACKED, RLE, PLAIN_DICTIONARY],</text:p>
            <text:p>4}, ColumnMetaData{GZIP [adspaces] BINARY <text:s/>[BIT_PACK</text:p>
            <text:p>ED, RLE,</text:p>
            <text:p>PLAIN_DICTIONARY], 336814}, Col</text:p>
            <text:p>umnMetaData{GZIP [age] BINARY <text:s/>[BIT_PACKED, RLE, PLAIN</text:p>
            <text:p>_DICTIONARY],</text:p>
            <text:p>589854}, ColumnMetaData{GZIP [app_id] BINARY <text:s/>[BIT_PACKED, RLE,</text:p>
            <text:p>PLAIN_DICTIONARY]</text:p>
            <text:p>, 625872}, ColumnMe</text:p>
            <text:p>taData{GZIP [app_name] BINARY <text:s/>[BIT_PACKED, RLE, PLAIN], 2112900},</text:p>
            <text:p>ColumnMe</text:p>
            <text:p>taData{GZIP [bs_height] INT32 <text:s/>[BIT_PACKED, RLE, PLAIN_DICTIONARY],</text:p>
            <text:p>2112949}, ColumnMetaData{</text:p>
            <text:p>G</text:p>
            <text:p>ZIP [bs_width] INT32 <text:s/>[BIT_PACKED, RLE, PLAIN_DICTIONARY], 2162163},</text:p>
            <text:p>ColumnMetaData{GZIP [categ</text:p>
            <text:p>ories, array] BINARY <text:s/>[RLE, PLAIN_DICTIONARY],</text:p>
            <text:p>2211377}, ColumnMetaData{</text:p>
            <text:p>GZIP [computer_id] INT</text:p>
            <text:p>32 <text:s/>[BIT_PACKED, RLE, PLAIN_DICTIONARY], 3835760},</text:p>
            <text:p>ColumnMetaData{GZIP [deviceIdType] BINARY <text:s/>[</text:p>
            <text:p>BIT_PACKED, RLE,</text:p>
            <text:p>PLAIN_DICTIONARY], 3836706}, Colum</text:p>
            <text:p>nMetaData{GZIP [deviceInfo, brand_name] BIN</text:p>
            <text:p>ARY <text:s/>[BIT_PACKED, RLE,</text:p>
            <text:p>PLAIN_DICTIONARY], 4189159}, ColumnMetaData{GZIP [deviceInfo,</text:p>
            <text:p>device_mat</text:p>
            <text:p>ching_result] BINARY <text:s/>[BIT_PAC</text:p>
            <text:p>KED, RLE, PLAIN_DICTIONARY], 5293759}, ColumnMetaData{GZIP [devi</text:p>
            <text:p>ceInfo,</text:p>
            <text:p>device_os] BINARY <text:s/>[BIT_PACKED, RLE, PLAIN_DICTIONARY], 5434944},</text:p>
            <text:p>ColumnMetaData{GZIP [</text:p>
            <text:p>deviceInf</text:p>
            <text:p>o, is_opera] BOOLEAN <text:s/>[BIT_PACKED, RLE, PLAIN], 5801709},</text:p>
            <text:p>ColumnMetaData{GZIP [device</text:p>
            <text:p>Info, is_tablet] BOOLEAN <text:s/>[BIT_PACKED, RLE,</text:p>
            <text:p>PLAIN], 5802020}, ColumnMetaData{GZIP [</text:p>
            <text:p>deviceInfo,</text:p>
            <text:p><text:s/>is_touch_screen] BOOLEAN <text:s/>[BIT_PACKED, RLE, PLAIN], 5966941},</text:p>
            <text:p>ColumnMetaData{GZIP [deviceInfo,</text:p>
            <text:p><text:s/>model_name] BINARY <text:s/>[BIT_PACKED, RLE,</text:p>
            <text:p>PLAIN_DICTIONARY], 6088</text:p>
            <text:p>909}, ColumnMetaData{GZIP [devic</text:p>
            <text:p>eInfo, screen_height] INT32 <text:s/>[BIT_PACKED,</text:p>
            <text:p>RLE, PLAIN_DICTIONARY], 8287356}, ColumnMetaData{GZIP</text:p>
            <text:p><text:s/>[deviceInfo,</text:p>
            <text:p>screen_width] INT32 <text:s/>[BIT_P</text:p>
            <text:p>ACKED, RLE, PLAIN_DICTIONARY], 9167938}, ColumnMetaDa</text:p>
            <text:p>ta{GZIP [deviceInfo,</text:p>
            <text:p>user_agent] BINARY <text:s/>[BIT_PACKED, RLE, PLAIN, PLAIN_DICTIONARY], 10078081},</text:p>
            <text:p/>
            <text:p>ColumnMetaData{GZIP</text:p>
            <text:p><text:s/>[device_id_hash] BINARY <text:s/>[BIT_PACKED, RLE, PLAIN_DICTIONARY], 30019984},</text:p>
            <text:p/>
            <text:p>ColumnMetaData{GZIP [gender] BINARY <text:s/>[BIT_PACKED, RLE, PLAIN_DICTIONARY],</text:p>
            <text:p>30155884}, ColumnMet</text:p>
            <text:p/>
            <text:p>aData{GZIP [geoLocationInfo, carrier] BINARY <text:s/>[BIT_PACKED, RLE,</text:p>
            <text:p>PLAIN_DICTIONARY], 30193050}, C</text:p>
            <text:p>olumnMetaData{GZIP [geoLocationInfo, city]</text:p>
            <text:p>BINARY <text:s/>[BIT_PACKED, RLE, PLAI</text:p>
            <text:p>N_DICTIONARY], 325885</text:p>
            <text:p>17}, ColumnMetaData{GZIP [geoLocationInfo,</text:p>
            <text:p>connection_type] BINARY <text:s/>[BIT_PACKED, RLE, PLAIN_DIC</text:p>
            <text:p>TIONARY], 35068217},</text:p>
            <text:p>ColumnMetaData{GZIP [geoLocatio</text:p>
            <text:p>nInfo, country] BINARY <text:s/>[BIT_PACKED, RLE, </text:p>
            <text:p>PLAIN_DICTIONARY], 35260730},</text:p>
            <text:p>ColumnMetaData{GZIP [geoLocationInfo, ip] BINARY <text:s/>[BIT_PACKED, RL</text:p>
            <text:p>E, PLAIN,</text:p>
            <text:p>PLAIN_DICTIONARY], 36</text:p>
            <text:p>396542}, ColumnMetaData{GZIP [geoLocationInfo, ip_routing_type]</text:p>
            <text:p><text:s/>BINARY</text:p>
            <text:p><text:s/>[BIT_PACKED, RLE, PLAIN_DICTIONARY], 45147363}, ColumnMetaData{GZIP</text:p>
            <text:p>[geoLocationInfo, </text:p>
            <text:p>is_cache]</text:p>
            <text:p>BOOLEAN <text:s/>[BIT_PACKED, RLE, PLAIN], 45339937}, ColumnMetaData{GZIP</text:p>
            <text:p>[geoLocationInfo, i</text:p>
            <text:p>s_longlat_from_req] BOOLEAN <text:s/>[BIT_PACKED, RLE, PLAIN],</text:p>
            <text:p>45340248}, ColumnMetaData{GZ</text:p>
            <text:p>IP [geoLoca</text:p>
            <text:p>tionInfo, latitude] DOUBLE <text:s/>[BIT_PACKED, RLE, PLAIN_DICTIONARY],</text:p>
            <text:p>45533425}, ColumnMetaData{GZIP</text:p>
            <text:p><text:s/>[geoLocationInfo, longitude] DOUBLE</text:p>
            <text:p><text:s/>[BIT_PACKED, RLE, PLAIN_</text:p>
            <text:p>DICTIONARY], 48382336}, ColumnMe</text:p>
            <text:p>taData{GZIP [geoLocationInfo,</text:p>
            <text:p>mobile_operator] BINARY <text:s/>[BIT_PACKED, RLE, PLAIN_DICTIONARY], 513</text:p>
            <text:p>75539},</text:p>
            <text:p>ColumnMetaData{GZIP [geoLocationI</text:p>
            <text:p>nfo, postal_code] BINARY <text:s/>[BIT_PACKED, RLE, PLAIN_DIC</text:p>
            <text:p>TIONARY], 52219982},</text:p>
            <text:p>ColumnMetaData{GZIP [geoLocationInfo, region] BINARY <text:s/>[BIT_PACKED, RLE,</text:p>
            <text:p>PL</text:p>
            <text:p>AIN_DICTIONARY], 532</text:p>
            <text:p>57246}, ColumnMetaData{GZIP [handling_time] INT32 <text:s/>[BIT_PACKED, RLE,</text:p>
            <text:p>PLAIN</text:p>
            <text:p>_DICTIONARY], 54739550}, ColumnMetaData{GZIP [impression_id] BINARY</text:p>
            <text:p><text:s/>[BIT_PACKED, RLE, PLAIN],</text:p>
            <text:p/>
            <text:p><text:s/>56296474}, ColumnMetaData{GZIP [markup] BINARY <text:s/>[BIT_PACKED, RLE,</text:p>
            <text:p>PLAIN_DICTIONARY], 75636083}</text:p>
            <text:p>, ColumnMetaData{GZIP [mode] BINARY</text:p>
            <text:p><text:s/>[BIT_PACKED, RLE, PLAIN_DICTIONARY],</text:p>
            <text:p><text:s/>75903538}, ColumnMet</text:p>
            <text:p>aData{GZIP [publisher_id] INT32 <text:s/>[BIT_PACKED, RLE,</text:p>
            <text:p>PLAIN_DICTIONARY], 75905807}, ColumnMetaData</text:p>
            <text:p>{GZIP [referrer] BINARY</text:p>
            <text:p><text:s/>[BIT_PACKED, RLE, PLAIN], 7</text:p>
            <text:p>6560085}, ColumnMetaData{GZIP [request_dat</text:p>
            <text:p>e] INT64 <text:s/>[BIT_PACKED, RLE,</text:p>
            <text:p>PLAIN, PLAIN_DICTIONARY], 76560134}, ColumnMetaData{GZIP [request_i</text:p>
            <text:p>d]</text:p>
            <text:p>BINARY <text:s/>[BIT_PACKED, RLE, PL</text:p>
            <text:p>AIN], 79416424}, ColumnMetaData{GZIP [request_source] BINARY <text:s/>[</text:p>
            <text:p>BIT_PACKED,</text:p>
            <text:p>RLE, PLAIN_DICTIONARY], 95503559}, ColumnMetaData{GZIP [request_type] INT32</text:p>
            <text:p><text:s/>[BIT_P</text:p>
            <text:p>ACKED, RLE</text:p>
            <text:p>, PLAIN_DICTIONARY], 95770325}, ColumnMetaData{GZIP [selected_campaigns]</text:p>
            <text:p>BINARY <text:s/>[BI</text:p>
            <text:p>T_PACKED, RLE, PLAIN_DICTIONARY], 95770977}, ColumnMetaData{GZIP</text:p>
            <text:p>[site_id] BINARY <text:s/>[</text:p>
            <text:p>BIT_PACKED</text:p>
            <text:p>, RLE, PLAIN_DICTIONARY], 96469724}, ColumnMetaData{GZIP</text:p>
            <text:p>[source_ip] BINARY <text:s/>[BIT_PACKED, RLE, </text:p>
            <text:p>PLAIN, PLAIN_DICTIONARY], 97567391},</text:p>
            <text:p>ColumnMetaData{GZIP [udid]</text:p>
            <text:p><text:s/>BINARY <text:s/>[BIT_PACKED, RLE, PLAI</text:p>
            <text:p>N, PLAIN_DICTIONARY], 102171524},</text:p>
            <text:p>ColumnMetaData{GZIP [user_id] BINARY <text:s/>[BIT_PACKED, RLE, PLAIN</text:p>
            <text:p>,</text:p>
            <text:p>PLAIN_DICTIONARY], 110665022}]}] out of:</text:p>
            <text:p><text:s/>[4, 111186045, 221785906, 332758529, 450099685, 566</text:p>
            <text:p>558359, 677625032] in</text:p>
            <text:p>range 0, 134217728</text:p>
            <text:p><text:s text:c="8"/>at</text:p>
            <text:p>parquet.hadoop.ParquetRecordReader.initiali</text:p>
            <text:p>zeInternalReader(ParquetRecordReader.java:180)</text:p>
            <text:p><text:s text:c="8"/>at</text:p>
            <text:p>parquet.hadoop.ParquetRecordReader.in</text:p>
            <text:p>itialize(ParquetRecordReader.java:138)</text:p>
            <text:p><text:s text:c="8"/>at</text:p>
            <text:p>org.apache.hadoop.hive.ql.io.parquet.read.Par</text:p>
            <text:p>quetRecordReaderWrapper.&lt;init&gt;(ParquetRecordReaderWrapper.java:99)</text:p>
            <text:p><text:s text:c="8"/>at</text:p>
            <text:p>org.apache.hadoop</text:p>
            <text:p>.hive.ql.io.parquet.read.ParquetRecordReaderWrapper.&lt;init&gt;(ParquetRecordReaderWrapper.java:71)</text:p>
            <text:p/>
            <text:p><text:s text:c="8"/>at</text:p>
            <text:p>org.apache.hadoop.hive.ql.io.parquet.VectorizedParquetInputFormat$VectorizedParquetR</text:p>
            <text:p>ecordReader.&lt;init&gt;(VectorizedParquetInputFormat.java:63)</text:p>
            <text:p><text:s text:c="8"/>at</text:p>
            <text:p>org.apache.hadoop.hive.ql.i</text:p>
            <text:p>o.parquet.VectorizedParquetInputFormat.getRecordReader(VectorizedParquetInputFormat.java:153)</text:p>
            <text:p><text:s/></text:p>
            <text:p><text:s text:c="7"/>at</text:p>
            <text:p>org.apache.hadoop.hive.ql.io.parquet.MapredParquetInputFormat.getRecordReader(MapredP</text:p>
            <text:p>arquetInputFormat.java:65)</text:p>
            <text:p><text:s text:c="8"/>at</text:p>
            <text:p>org.apache.hadoop.hive.ql.io.CombineHiveRecordReader.&lt;ini</text:p>
            <text:p>t&gt;(CombineHiveRecordReader.java:65)</text:p>
            <text:p><text:s text:c="8"/>... 16 more</text:p>
            <text:p/>
            <text:p>and</text:p>
            <text:p/>
            <text:p>2014-11-26 02:01:55,579 INFO [mai</text:p>
            <text:p>n]</text:p>
            <text:p>org.apache.hadoop.hive.ql.exec.vector.VectorSelectOperator: 1 Close done</text:p>
            <text:p>2014-11-26 02:01:55</text:p>
            <text:p>,579 INFO [main]</text:p>
            <text:p>org.apache.hadoop.hive.ql.exec.TableScanOperator: 0 Close done</text:p>
            <text:p>2014-11-26 02:0</text:p>
            <text:p>1:55,579 INFO [main]</text:p>
            <text:p>org.apache.hadoop.hive.ql.exec.vector.VectorMapOperator: 11 Close done</text:p>
            <text:p>201</text:p>
            <text:p>4-11-26 02:01:55,583 WARN [main] org.apache.hadoop.mapred.YarnChild:</text:p>
            <text:p>Exception running child : </text:p>
            <text:p>java.io.IOException: java.io.IOException:</text:p>
            <text:p>java.lang.NullPointerExcepti</text:p>
            <text:p>on</text:p>
            <text:p><text:s text:c="8"/>at</text:p>
            <text:p>org.apache</text:p>
            <text:p>.hadoop.hive.io.HiveIOExceptionHandlerChain.handleRecordReaderNextException(HiveIOExceptionHand</text:p>
            <text:p>lerChain.java:121)</text:p>
            <text:p><text:s text:c="8"/>at</text:p>
            <text:p>org.apache.hadoop.hive.io.HiveIOExceptionHandlerUtil.handleRecord</text:p>
            <text:p>ReaderNextException(HiveIOExceptionHandlerUtil.java:77)</text:p>
            <text:p><text:s text:c="8"/>at</text:p>
            <text:p>org.apache.hadoop.hive.shims</text:p>
            <text:p>.HadoopShimsSecure$CombineFileRecordReader.doNextWithExceptionHandler(HadoopShimsSecure.java:27</text:p>
            <text:p>3)</text:p>
            <text:p><text:s text:c="8"/>at</text:p>
            <text:p>org.apache.hadoop.hive.shims.HadoopShimsSecure$CombineFileRecordReader.next(Hadoo</text:p>
            <text:p>pShimsSecure.java:183)</text:p>
            <text:p><text:s text:c="8"/>at</text:p>
            <text:p>org.apache.hadoop.mapred.MapTask$TrackedRecordReader.moveToNe</text:p>
            <text:p>xt(MapTask.java:198)</text:p>
            <text:p><text:s text:c="8"/>at</text:p>
            <text:p>org.apache.hadoop.mapred.MapTask$TrackedRecordReader.next(MapTa</text:p>
            <text:p>sk.java:184)</text:p>
            <text:p><text:s text:c="8"/>at org.apache.hadoop.mapred.MapRunner.run(MapRunner.java:52)</text:p>
            <text:p><text:s text:c="8"/>at or</text:p>
            <text:p>g.apache.hadoop.mapred.MapTask.runOldMapper(MapTask.java:430)</text:p>
            <text:p><text:s text:c="8"/>at org.apache.hadoop.mapr</text:p>
            <text:p>ed.MapTask.run(MapTask.java:342)</text:p>
            <text:p><text:s text:c="8"/>at org.apache.hadoop.mapred.YarnChild$2.run(YarnChild.</text:p>
            <text:p>java:168)</text:p>
            <text:p><text:s text:c="8"/>at java.security.AccessController.doPrivileged(Native Method)</text:p>
            <text:p><text:s text:c="8"/>at java</text:p>
            <text:p>x.security.auth.Subject.doAs(Subject.java:415)</text:p>
            <text:p><text:s text:c="8"/>at</text:p>
            <text:p>org.apache.hadoop.security.UserGroupI</text:p>
            <text:p>nformation.doAs(UserGroupInformation.java:1594)</text:p>
            <text:p><text:s text:c="8"/>at org.apache.hadoop.mapred.YarnChild.m</text:p>
            <text:p>ain(YarnChild.java:163)</text:p>
            <text:p>Caused by: java.io.IOException: java.lang.NullPointerException</text:p>
            <text:p><text:s text:c="8"/></text:p>
            <text:p>at</text:p>
            <text:p>org.apache.hadoop.hive.io.HiveIOExceptionHandlerChain.handleRecordReaderNextException(HiveIO</text:p>
            <text:p>ExceptionHandlerChain.java:121)</text:p>
            <text:p><text:s text:c="8"/>at</text:p>
            <text:p>org.apache.hadoop.hive.io.HiveIOExceptionHandlerUtil</text:p>
            <text:p>.handleRecordReaderNextException(HiveIOExceptionHandlerUtil.java:77)</text:p>
            <text:p><text:s text:c="8"/>at</text:p>
            <text:p>org.apache.hado</text:p>
            <text:p>op.hive.ql.io.HiveContextAwareRecordReader.doNext(HiveContextAwareRecordReader.java:352)</text:p>
            <text:p><text:s text:c="6"/></text:p>
            <text:p><text:s text:c="2"/>at</text:p>
            <text:p>org.apache.hadoop.hive.ql.io.CombineHiveRecordReader.doNext(CombineHiveRecordReader.java:1</text:p>
            <text:p>01)</text:p>
            <text:p><text:s text:c="8"/>at</text:p>
            <text:p>org.apache.hadoop.hive.ql.io.CombineHiveRecordReader.doNext(CombineHiveRecordRea</text:p>
            <text:p>der.java:41)</text:p>
            <text:p><text:s text:c="8"/>at</text:p>
            <text:p>org.apache.hadoop.hive.ql.io.HiveContextAwareRecordReader.next(HiveCont</text:p>
            <text:p>extAwareRecordReader.java:115)</text:p>
            <text:p><text:s text:c="8"/>at</text:p>
            <text:p>org.apache.hadoop.hive.shims.HadoopShimsSecure$Combin</text:p>
            <text:p>eFileRecordReader.doNextWithExceptionHandler(HadoopShimsSecure.java:271)</text:p>
            <text:p><text:s text:c="8"/>... 11 more</text:p>
            <text:p>Ca</text:p>
            <text:p>used by: java.lang.NullPointerException</text:p>
            <text:p><text:s text:c="8"/>at</text:p>
            <text:p>org.apache.hadoop.hive.ql.io.parquet.read.Pa</text:p>
            <text:p>rquetRecordReaderWrapper.next(ParquetRecordReaderWrapper.java:191)</text:p>
            <text:p><text:s text:c="8"/>at</text:p>
            <text:p>org.apache.hadoop</text:p>
            <text:p>.hive.ql.io.parquet.VectorizedParquetInputFormat$VectorizedParquetRecordReader.next(VectorizedP</text:p>
            <text:p>arquetInputFormat.java:117)</text:p>
            <text:p><text:s text:c="8"/>at</text:p>
            <text:p>org.apache.hadoop.hive.ql.io.parquet.VectorizedParquetIn</text:p>
            <text:p>putFormat$VectorizedParquetRecordReader.next(VectorizedParquetInputFormat.java:49)</text:p>
            <text:p><text:s text:c="8"/>at</text:p>
            <text:p>o</text:p>
            <text:p>rg.apache.hadoop.hive.ql.io.HiveContextAwareRecordReader.doNext(HiveContextAwareRecordReader.ja</text:p>
            <text:p>va:347)</text:p>
            <text:p><text:s text:c="8"/>... 15 more</text:p>
            <text:p/>
            <text:p/>
            <text:p>My parquet files were generated by Spark <text:s/>(I can share them if yo</text:p>
            <text:p>u need</text:p>
            <text:p>them for testing purposes).</text:p>
            <text:p/>
            <text:p>Daniel</text:p>
            <text:p/>
            <text:p>On Tue, Nov 25, 2014 at 7:47 PM, Ryan Blue (JIRA) &lt;</text:p>
            <text:p>jira@apache.org&gt; wrote:</text:p>
            <text:p/>
            <text:p/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226412</text:p>
          </table:table-cell>
          <table:table-cell office:value-type="string">
            <text:p>[~danielil], I wouldn't expect this to be fixed in your environment if you're running Hive 0.13</text:p>
            <text:p>.x. This is currently in the Hive trunk, but hasn't been released. If you were using nightly bu</text:p>
            <text:p>ilds of Hive, then you would see the fix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65138</text:p>
          </table:table-cell>
          <table:table-cell office:value-type="string">
            <text:p>Can you please tell which version this fix is going to be included in? Cloudera's CDH 5.3 says </text:p>
            <text:p>there are lot of hive, parquet fixes - does this one got included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65148</text:p>
          </table:table-cell>
          <table:table-cell office:value-type="string">
            <text:p>[~pranavkrs], HIVE-8909 is in CDH 5.3. For that release, Hive should be able to read files crea</text:p>
            <text:p>ted by parquet-avro, parquet-thrift, and parquet-hive that use the container typ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7942</text:p>
          </table:table-cell>
          <table:table-cell office:value-type="string">
            <text:p>PARQUET-82</text:p>
          </table:table-cell>
          <table:table-cell office:value-type="string">
            <text:p>ColumnChunkPageWriteStore assumes pages are smaller than Integer.MAX_VALU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16047</text:p>
          </table:table-cell>
          <table:table-cell office:value-type="string">
            <text:p>Pull request ready for review: [#48|https://github.com/apache/incubator-parquet-mr/pull/48]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45271</text:p>
          </table:table-cell>
          <table:table-cell office:value-type="string">
            <text:p>Issue resolved by pull request 48</text:p>
            <text:p>[https://github.com/apache/incubator-parquet-mr/pull/4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7604</text:p>
          </table:table-cell>
          <table:table-cell office:value-type="string">
            <text:p>PARQUET-81</text:p>
          </table:table-cell>
          <table:table-cell office:value-type="string">
            <text:p>fix typo in parquet-forma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7495</text:p>
          </table:table-cell>
          <table:table-cell office:value-type="string">
            <text:p>PARQUET-80</text:p>
          </table:table-cell>
          <table:table-cell office:value-type="string">
            <text:p>upgrade semver plugin version to 0.9.27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14051</text:p>
          </table:table-cell>
          <table:table-cell office:value-type="string">
            <text:p>Issue resolved by pull request 46</text:p>
            <text:p>https://github.com/apache/incubator-parquet-mr/pull/4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6567</text:p>
          </table:table-cell>
          <table:table-cell office:value-type="string">
            <text:p>PARQUET-79</text:p>
          </table:table-cell>
          <table:table-cell office:value-type="string">
            <text:p>Add thrift streaming API to read metadata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16121</text:p>
          </table:table-cell>
          <table:table-cell office:value-type="string">
            <text:p>merged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116228</text:p>
          </table:table-cell>
          <table:table-cell office:value-type="string">
            <text:p>Issue resolved by pull request 8</text:p>
            <text:p>https://github.com/apache/incubator-parquet-format/pull/8</text:p>
            <text:p/>
            <text:p>htt</text:p>
            <text:p>ps://github.com/apache/incubator-parquet-format/commit/addbbb914a74f4ccf64d4e3a84fb92b035e2ce62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6198</text:p>
          </table:table-cell>
          <table:table-cell office:value-type="string">
            <text:p>PARQUET-78</text:p>
          </table:table-cell>
          <table:table-cell office:value-type="string">
            <text:p>Provide a ByteBuffer based write path</text:p>
          </table:table-cell>
          <table:table-cell table:number-columns-repeated="1021"/>
        </table:table-row>
        <table:table-row table:style-name="ro13">
          <table:table-cell table:number-columns-repeated="3"/>
          <table:table-cell office:value-type="string">
            <text:p>14115491</text:p>
          </table:table-cell>
          <table:table-cell office:value-type="string">
            <text:p>Thanks!</text:p>
            <text:p>Can you post this as a pull request to the github repo?</text:p>
            <text:p/>
            <text:p>You can see the recommended pr</text:p>
            <text:p>ocess for contributions in CONTRIBUTING.md:</text:p>
            <text:p/>
            <text:p>https://github.com/apache/incubator-parquet-mr/blo</text:p>
            <text:p>b/master/CONTRIBUTING.m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22174</text:p>
          </table:table-cell>
          <table:table-cell office:value-type="string">
            <text:p>Added a pull request - </text:p>
            <text:p>https://github.com/apache/incubator-parquet-mr/pull/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6195</text:p>
          </table:table-cell>
          <table:table-cell office:value-type="string">
            <text:p>PARQUET-77</text:p>
          </table:table-cell>
          <table:table-cell office:value-type="string">
            <text:p>Improvements in ByteBuffer read path</text:p>
          </table:table-cell>
          <table:table-cell table:number-columns-repeated="1021"/>
        </table:table-row>
        <table:table-row table:style-name="ro23">
          <table:table-cell table:number-columns-repeated="3"/>
          <table:table-cell office:value-type="string">
            <text:p>14115492</text:p>
          </table:table-cell>
          <table:table-cell office:value-type="string">
            <text:p>Thanks!</text:p>
            <text:p>Can you post this as a pull request to the github repo?</text:p>
            <text:p/>
            <text:p>You can see the recommended pr</text:p>
            <text:p>ocess for contributions in CONTRIBUTING.md:</text:p>
            <text:p/>
            <text:p>https://github.com/apache/incubator-parquet-mr/blo</text:p>
            <text:p>b/master/CONTRIBUTING.md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22165</text:p>
          </table:table-cell>
          <table:table-cell office:value-type="string">
            <text:p>Added a pull request- </text:p>
            <text:p>https://github.com/apache/incubator-parquet-mr/pull/4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990044</text:p>
          </table:table-cell>
          <table:table-cell office:value-type="string">
            <text:p>Issue resolved by pull request 267</text:p>
            <text:p>[https://github.com/apache/parquet-mr/pull/267]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6502574</text:p>
          </table:table-cell>
          <table:table-cell office:value-type="string">
            <text:p>parthchandra commented on issue #49: PARQUET-77 zero copy improvements</text:p>
            <text:p>URL: https://github.com/</text:p>
            <text:p>apache/parquet-mr/pull/49#issuecomment-394878342</text:p>
            <text:p><text:s/></text:p>
            <text:p><text:s/></text:p>
            <text:p><text:s text:c="3"/>Subsumed in PR 267 (committed as 6b605a</text:p>
            <text:p>4)</text:p>
            <text:p/>
            <text:p>----------------------------------------------------------------</text:p>
            <text:p>This is an automated messa</text:p>
            <text:p>ge from the Apache Git Service.</text:p>
            <text:p>To respond to the message, please log on GitHub and use the</text:p>
            <text:p>URL</text:p>
            <text:p><text:s/>above to go to the specific comment.</text:p>
            <text:p><text:s/></text:p>
            <text:p>For queries about this service, please contact Infrastr</text:p>
            <text:p>ucture at:</text:p>
            <text:p>users@infra.apache.org</text:p>
            <text:p/>
          </table:table-cell>
          <table:table-cell table:number-columns-repeated="1019"/>
        </table:table-row>
        <table:table-row table:style-name="ro77">
          <table:table-cell table:number-columns-repeated="3"/>
          <table:table-cell office:value-type="string">
            <text:p>16502575</text:p>
          </table:table-cell>
          <table:table-cell office:value-type="string">
            <text:p>parthchandra closed pull request #49: PARQUET-77 zero copy improvements</text:p>
            <text:p>URL: https://github.com</text:p>
            <text:p>/apache/parquet-mr/pull/49</text:p>
            <text:p><text:s/></text:p>
            <text:p><text:s/></text:p>
            <text:p><text:s text:c="3"/></text:p>
            <text:p/>
            <text:p>This is a PR merged from a forked repository.</text:p>
            <text:p>As GitHub hid</text:p>
            <text:p>es the original diff on merge, it is displayed below for</text:p>
            <text:p>the sake of provenance:</text:p>
            <text:p/>
            <text:p>As this is a </text:p>
            <text:p>foreign pull request (from a fork), the diff is supplied</text:p>
            <text:p>below (as it won't show otherwise due </text:p>
            <text:p>to GitHub magic):</text:p>
            <text:p/>
            <text:p>diff --git a/parquet-column/src/main/java/parquet/column/impl/ColumnReaderIm</text:p>
            <text:p>pl.java b/parquet-column/src/main/java/parquet/column/impl/ColumnReaderImpl.java</text:p>
            <text:p>index a58bfd9e</text:p>
            <text:p>c..f06ab9412 100644</text:p>
            <text:p>--- a/parquet-column/src/main/java/parquet/column/impl/ColumnReaderImpl.jav</text:p>
            <text:p>a</text:p>
            <text:p>+++ b/parquet-column/src/main/java/parquet/column/impl/ColumnReaderImpl.java</text:p>
            <text:p>@@ -20,6 +20,7 @</text:p>
            <text:p>@</text:p>
            <text:p><text:s/>import static parquet.Preconditions.checkNotNull;</text:p>
            <text:p><text:s/></text:p>
            <text:p><text:s/>import java.io.IOException;</text:p>
            <text:p>+import jav</text:p>
            <text:p>a.nio.ByteBuffer;</text:p>
            <text:p><text:s/></text:p>
            <text:p><text:s/>import parquet.Log;</text:p>
            <text:p><text:s/>import parquet.column.ColumnDescriptor;</text:p>
            <text:p>@@ -518,16 +5</text:p>
            <text:p>19,16 @@ private void readPage() {</text:p>
            <text:p><text:s text:c="5"/>this.pageValueCount = page.getValueCount();</text:p>
            <text:p><text:s text:c="5"/>this.e</text:p>
            <text:p>ndOfPageValueCount = readValues + pageValueCount;</text:p>
            <text:p><text:s text:c="5"/>try {</text:p>
            <text:p>- <text:s text:c="5"/>byte[] bytes = page.getByte</text:p>
            <text:p>s().toByteArray();</text:p>
            <text:p>- <text:s text:c="5"/>if (DEBUG) LOG.debug("page size " + bytes.length + " bytes and " + pa</text:p>
            <text:p>geValueCount + " records");</text:p>
            <text:p>+ <text:s text:c="5"/>ByteBuffer byteBuf = page.getBytes().toByteBuffer();</text:p>
            <text:p>+ <text:s text:c="5"/></text:p>
            <text:p>if (DEBUG) LOG.debug("page size " + page.getBytes().size() + " bytes and " + pageValueCount + "</text:p>
            <text:p><text:s/>records");</text:p>
            <text:p><text:s text:c="7"/>if (DEBUG) LOG.debug("reading repetition levels at 0");</text:p>
            <text:p>- <text:s text:c="5"/>repetitionLev</text:p>
            <text:p>elColumn.initFromPage(pageValueCount, bytes, 0);</text:p>
            <text:p>+ <text:s text:c="5"/>repetitionLevelColumn.initFromPage(page</text:p>
            <text:p>ValueCount, byteBuf, 0);</text:p>
            <text:p><text:s text:c="7"/>int next = repetitionLevelColumn.getNextOffset();</text:p>
            <text:p><text:s text:c="7"/>if (DE</text:p>
            <text:p>BUG) LOG.debug("reading definition levels at " + next);</text:p>
            <text:p>- <text:s text:c="5"/>definitionLevelColumn.initFromPa</text:p>
            <text:p>ge(pageValueCount, bytes, next);</text:p>
            <text:p>+ <text:s text:c="5"/>definitionLevelColumn.initFromPage(pageValueCount, byte</text:p>
            <text:p>Buf, next);</text:p>
            <text:p><text:s text:c="7"/>next = definitionLevelColumn.getNextOffset();</text:p>
            <text:p><text:s text:c="7"/>if (DEBUG) LOG.debug("r</text:p>
            <text:p>eading data at " + next);</text:p>
            <text:p>- <text:s text:c="5"/>dataColumn.initFromPage(pageValueCount, bytes, next);</text:p>
            <text:p>+ <text:s text:c="5"/>d</text:p>
            <text:p>ataColumn.initFromPage(pageValueCount, byteBuf, next);</text:p>
            <text:p><text:s text:c="5"/>} catch (IOException e) {</text:p>
            <text:p><text:s text:c="7"/>th</text:p>
            <text:p>row new ParquetDecodingException("could not read page " + page + " in col " + path, e);</text:p>
            <text:p><text:s text:c="5"/>}</text:p>
            <text:p/>
            <text:p>diff --git a/parquet-column/src/main/java/parquet/column/statistics/BinaryStatistics.java b/par</text:p>
            <text:p>quet-column/src/main/java/parquet/column/statistics/BinaryStatistics.java</text:p>
            <text:p>index f125b2f0e..6f0d</text:p>
            <text:p>1d8dc 100644</text:p>
            <text:p>--- a/parquet-column/src/main/java/parquet/column/statistics/BinaryStatistics.java</text:p>
            <text:p/>
            <text:p>+++ b/parquet-column/src/main/java/parquet/column/statistics/BinaryStatistics.java</text:p>
            <text:p>@@ -67,13 +</text:p>
            <text:p>67,13 @@ public String toString() {</text:p>
            <text:p><text:s text:c="3"/>}</text:p>
            <text:p><text:s/></text:p>
            <text:p><text:s text:c="3"/>public void updateStats(Binary min_value, Binary </text:p>
            <text:p>max_value) {</text:p>
            <text:p>- <text:s text:c="3"/>if (min.compareTo(min_value) &gt; 0) { min = min_value; }</text:p>
            <text:p>- <text:s text:c="3"/>if (max.compareTo</text:p>
            <text:p>(max_value) &lt; 0) { max = max_value; }</text:p>
            <text:p>+ <text:s text:c="3"/>if (min.compareTo(min_value) &gt; 0) { min = Binary.fro</text:p>
            <text:p>mByteArray(min_value.getBytes()); }</text:p>
            <text:p>+ <text:s text:c="3"/>if (max.compareTo(max_value) &lt; 0) { max = Binary.fromB</text:p>
            <text:p>yteArray(max_value.getBytes()); }</text:p>
            <text:p><text:s text:c="3"/>}</text:p>
            <text:p><text:s/></text:p>
            <text:p><text:s text:c="3"/>public void initializeStats(Binary min_value, Binar</text:p>
            <text:p>y max_value) {</text:p>
            <text:p>- <text:s text:c="5"/>min = min_value;</text:p>
            <text:p>- <text:s text:c="5"/>max = max_value;</text:p>
            <text:p>+ <text:s text:c="5"/>min = Binary.fromByteArra</text:p>
            <text:p>y(min_value.getBytes());</text:p>
            <text:p>+ <text:s text:c="5"/>max = Binary.fromByteArray(max_value.getBytes());</text:p>
            <text:p><text:s text:c="7"/>this.m</text:p>
            <text:p>arkAsNotEmpty();</text:p>
            <text:p><text:s text:c="3"/>}</text:p>
            <text:p><text:s/></text:p>
            <text:p>diff --git a/parquet-column/src/main/java/parquet/column/values/ValuesR</text:p>
            <text:p>eader.java b/parquet-column/src/main/java/parquet/column/values/ValuesReader.java</text:p>
            <text:p>index ec2c038</text:p>
            <text:p>6a..3cf5b5cfc 100644</text:p>
            <text:p>--- a/parquet-column/src/main/java/parquet/column/values/ValuesReader.java</text:p>
            <text:p/>
            <text:p>+++ b/parquet-column/src/main/java/parquet/column/values/ValuesReader.java</text:p>
            <text:p>@@ -19,11 +19,12 @@</text:p>
            <text:p/>
            <text:p><text:s/></text:p>
            <text:p><text:s/>import parquet.io.ParquetDecodingException;</text:p>
            <text:p><text:s/>import parquet.io.api.Binary;</text:p>
            <text:p>+import java.nio</text:p>
            <text:p>.ByteBuffer;</text:p>
            <text:p><text:s/></text:p>
            <text:p><text:s/>/**</text:p>
            <text:p><text:s text:c="2"/>* Base class to implement an encoding for a given column type.</text:p>
            <text:p><text:s text:c="2"/>*</text:p>
            <text:p>- * A </text:p>
            <text:p>ValuesReader is provided with a page (byte-array) and is responsible</text:p>
            <text:p>+ * A ValuesReader is prov</text:p>
            <text:p>ided with a page (byte-buffer) and is responsible</text:p>
            <text:p><text:s text:c="2"/>* for deserializing the primitive values st</text:p>
            <text:p>ored in that page.</text:p>
            <text:p><text:s text:c="2"/>*</text:p>
            <text:p><text:s text:c="2"/>* Given that pages are homogeneous (store only a single type), typical</text:p>
            <text:p><text:s/>subclasses</text:p>
            <text:p>@@ -55,6 +56,11 @@</text:p>
            <text:p><text:s text:c="4"/>*</text:p>
            <text:p><text:s text:c="4"/>* @throws IOException</text:p>
            <text:p><text:s text:c="4"/>*/</text:p>
            <text:p>+ <text:s/>public abstract void i</text:p>
            <text:p>nitFromPage(int valueCount, ByteBuffer page, int offset) throws IOException;</text:p>
            <text:p>+ <text:s/></text:p>
            <text:p>+ <text:s/>/*</text:p>
            <text:p>+ <text:s text:c="2"/>* Co</text:p>
            <text:p>mpatitble Interface.</text:p>
            <text:p>+ <text:s text:c="2"/>*/</text:p>
            <text:p><text:s text:c="3"/>public abstract void initFromPage(int valueCount, byte[] page, i</text:p>
            <text:p>nt offset) throws IOException;</text:p>
            <text:p><text:s text:c="3"/></text:p>
            <text:p><text:s text:c="3"/>/**</text:p>
            <text:p>diff --git a/parquet-column/src/main/java/parquet/col</text:p>
            <text:p>umn/values/bitpacking/BitPackingValuesReader.java b/parquet-column/src/main/java/parquet/column</text:p>
            <text:p>/values/bitpacking/BitPackingValuesReader.java</text:p>
            <text:p>index 7d8513a4f..74ed80dd1 100644</text:p>
            <text:p>--- a/parquet-</text:p>
            <text:p>column/src/main/java/parquet/column/values/bitpacking/BitPackingValuesReader.java</text:p>
            <text:p>+++ b/parquet</text:p>
            <text:p>-column/src/main/java/parquet/column/values/bitpacking/BitPackingValuesReader.java</text:p>
            <text:p>@@ -18,11 +1</text:p>
            <text:p>8,12 @@</text:p>
            <text:p><text:s/>import static parquet.bytes.BytesUtils.getWidthFromMaxInt;</text:p>
            <text:p><text:s/>import static parquet.colu</text:p>
            <text:p>mn.values.bitpacking.BitPacking.createBitPackingReader;</text:p>
            <text:p><text:s/></text:p>
            <text:p>-import java.io.ByteArrayInputStream;</text:p>
            <text:p/>
            <text:p><text:s/>import java.io.IOException;</text:p>
            <text:p>+import java.nio.ByteBuffer;</text:p>
            <text:p><text:s/></text:p>
            <text:p><text:s/>import parquet.Log;</text:p>
            <text:p><text:s/>import parqu</text:p>
            <text:p>et.bytes.BytesUtils;</text:p>
            <text:p>+import parquet.bytes.ByteBufferInputStream;</text:p>
            <text:p><text:s/>import parquet.column.values</text:p>
            <text:p>.ValuesReader;</text:p>
            <text:p><text:s/>import parquet.column.values.bitpacking.BitPacking.BitPackingReader;</text:p>
            <text:p><text:s/>import pa</text:p>
            <text:p>rquet.io.ParquetDecodingException;</text:p>
            <text:p>@@ -36,7 +37,7 @@</text:p>
            <text:p><text:s/>public class BitPackingValuesReader exten</text:p>
            <text:p>ds ValuesReader {</text:p>
            <text:p><text:s text:c="3"/>private static final Log LOG = Log.getLog(BitPackingValuesReader.class);</text:p>
            <text:p><text:s/></text:p>
            <text:p/>
            <text:p>- <text:s/>private ByteArrayInputStream in;</text:p>
            <text:p>+ <text:s/>private ByteBufferInputStream in;</text:p>
            <text:p><text:s text:c="3"/>private BitPacking</text:p>
            <text:p>Reader bitPackingReader;</text:p>
            <text:p><text:s text:c="3"/>private final int bitsPerValue;</text:p>
            <text:p><text:s text:c="3"/>private int nextOffset;</text:p>
            <text:p>@@ -66,1</text:p>
            <text:p>5 +67,20 @@ public int readInteger() {</text:p>
            <text:p><text:s text:c="4"/>* @see parquet.column.values.ValuesReader#initFromPa</text:p>
            <text:p>ge(long, byte[], int)</text:p>
            <text:p><text:s text:c="4"/>*/</text:p>
            <text:p><text:s text:c="3"/>@Override</text:p>
            <text:p>- <text:s/>public void initFromPage(int valueCount, byte[] in</text:p>
            <text:p>, int offset) throws IOException {</text:p>
            <text:p>+ <text:s/>public void initFromPage(int valueCount, ByteBuffer in, i</text:p>
            <text:p>nt offset) throws IOException {</text:p>
            <text:p><text:s text:c="5"/>int effectiveBitLength = valueCount * bitsPerValue;</text:p>
            <text:p><text:s text:c="5"/>i</text:p>
            <text:p>nt length = BytesUtils.paddedByteCountFromBits(effectiveBitLength);</text:p>
            <text:p><text:s text:c="5"/>if (Log.DEBUG) LOG.deb</text:p>
            <text:p>ug("reading " + length + " bytes for " + valueCount + " values of size " + bitsPerValue + " bit</text:p>
            <text:p>s." );</text:p>
            <text:p>- <text:s text:c="3"/>this.in = new ByteArrayInputStream(in, offset, length);</text:p>
            <text:p>+ <text:s text:c="3"/>this.in = new ByteBuff</text:p>
            <text:p>erInputStream(in.duplicate(), offset, length);</text:p>
            <text:p><text:s text:c="5"/>this.bitPackingReader = createBitPackingRea</text:p>
            <text:p>der(bitsPerValue, this.in, valueCount);</text:p>
            <text:p><text:s text:c="5"/>this.nextOffset = offset + length;</text:p>
            <text:p><text:s text:c="3"/>}</text:p>
            <text:p><text:s text:c="3"/></text:p>
            <text:p>+ <text:s/>@Ov</text:p>
            <text:p>erride</text:p>
            <text:p>+ <text:s/>public void initFromPage(int valueCount, byte[] page, int offset) throws IOException{</text:p>
            <text:p/>
            <text:p>+ <text:s text:c="3"/>this.initFromPage(valueCount, ByteBuffer.wrap(page), offset);</text:p>
            <text:p>+ <text:s/>}</text:p>
            <text:p>+ <text:s/></text:p>
            <text:p><text:s text:c="3"/>@Override</text:p>
            <text:p><text:s text:c="3"/>pu</text:p>
            <text:p>blic int getNextOffset() {</text:p>
            <text:p><text:s text:c="5"/>return nextOffset;</text:p>
            <text:p>diff --git a/parquet-column/src/main/java/pa</text:p>
            <text:p>rquet/column/values/bitpacking/ByteBitPackingValuesReader.java b/parquet-column/src/main/java/p</text:p>
            <text:p>arquet/column/values/bitpacking/ByteBitPackingValuesReader.java</text:p>
            <text:p>index 22a6d92c0..8af93f149 1006</text:p>
            <text:p>44</text:p>
            <text:p>--- a/parquet-column/src/main/java/parquet/column/values/bitpacking/ByteBitPackingValuesRead</text:p>
            <text:p>er.java</text:p>
            <text:p>+++ b/parquet-column/src/main/java/parquet/column/values/bitpacking/ByteBitPackingValue</text:p>
            <text:p>sReader.java</text:p>
            <text:p>@@ -17,6 +17,7 @@</text:p>
            <text:p><text:s/></text:p>
            <text:p><text:s/>import java.io.IOException;</text:p>
            <text:p><text:s/>import java.util.Arrays;</text:p>
            <text:p>+import</text:p>
            <text:p><text:s/>java.nio.ByteBuffer;</text:p>
            <text:p><text:s/></text:p>
            <text:p><text:s/>import parquet.Log;</text:p>
            <text:p><text:s/>import parquet.bytes.BytesUtils;</text:p>
            <text:p>@@ -31,7 +32,7 @</text:p>
            <text:p>@</text:p>
            <text:p><text:s text:c="3"/>private final BytePacker packer;</text:p>
            <text:p><text:s text:c="3"/>private final int[] decoded = new int[VALUES_AT_A_TIME</text:p>
            <text:p>];</text:p>
            <text:p><text:s text:c="3"/>private int decodedPosition = VALUES_AT_A_TIME - 1;</text:p>
            <text:p>- <text:s/>private byte[] encoded;</text:p>
            <text:p>+ <text:s/>private</text:p>
            <text:p><text:s/>ByteBuffer encoded;</text:p>
            <text:p><text:s text:c="3"/>private int encodedPos;</text:p>
            <text:p><text:s text:c="3"/>private int nextOffset;</text:p>
            <text:p><text:s/></text:p>
            <text:p>@@ -39,16 +40,21 @</text:p>
            <text:p>@ public ByteBitPackingValuesReader(int bound, Packer packer) {</text:p>
            <text:p><text:s text:c="5"/>this.bitWidth = BytesUtils</text:p>
            <text:p>.getWidthFromMaxInt(bound);</text:p>
            <text:p><text:s text:c="5"/>this.packer = packer.newBytePacker(bitWidth);</text:p>
            <text:p><text:s text:c="3"/>}</text:p>
            <text:p>-</text:p>
            <text:p>+ <text:s/></text:p>
            <text:p><text:s text:c="3"/>@O</text:p>
            <text:p>verride</text:p>
            <text:p><text:s text:c="3"/>public int readInteger() {</text:p>
            <text:p><text:s text:c="5"/>++ decodedPosition;</text:p>
            <text:p><text:s text:c="5"/>if (decodedPosition == deco</text:p>
            <text:p>ded.length) {</text:p>
            <text:p>- <text:s text:c="5"/>if (encodedPos + bitWidth &gt; encoded.length) {</text:p>
            <text:p>- <text:s text:c="7"/>packer.unpack8Value</text:p>
            <text:p>s(Arrays.copyOfRange(encoded, encodedPos, encodedPos + bitWidth), 0, decoded, 0);</text:p>
            <text:p>+ <text:s text:c="5"/>encode</text:p>
            <text:p>d.position(encodedPos);</text:p>
            <text:p>+ <text:s text:c="5"/>if (encodedPos + bitWidth &gt; encoded.limit()) {</text:p>
            <text:p>+ <text:s text:c="7"/>// unpac</text:p>
            <text:p>k8Values needs at least bitWidth bytes to read from,</text:p>
            <text:p>+ <text:s text:c="7"/>// We have to fill in 0 byte at t</text:p>
            <text:p>he end of encoded bytes.</text:p>
            <text:p>+ <text:s text:c="7"/>byte[] tempEncode = new byte[bitWidth];</text:p>
            <text:p>+ <text:s text:c="7"/>encoded.get(</text:p>
            <text:p>tempEncode, 0, encoded.limit() - encodedPos);</text:p>
            <text:p>+ <text:s text:c="7"/>packer.unpack8Values(ByteBuffer.wrap(tem</text:p>
            <text:p>pEncode), 0, decoded, 0);</text:p>
            <text:p><text:s text:c="7"/>} else {</text:p>
            <text:p><text:s text:c="9"/>packer.unpack8Values(encoded, encodedPos, de</text:p>
            <text:p>coded, 0);</text:p>
            <text:p>- <text:s text:c="5"/>}</text:p>
            <text:p>+ <text:s text:c="5"/>} <text:s text:c="5"/></text:p>
            <text:p><text:s text:c="7"/>encodedPos += bitWidth;</text:p>
            <text:p><text:s text:c="7"/>decodedPosition = 0;</text:p>
            <text:p><text:s/></text:p>
            <text:p><text:s text:c="4"/>}</text:p>
            <text:p>@@ -56,7 +62,7 @@ public int readInteger() {</text:p>
            <text:p><text:s text:c="3"/>}</text:p>
            <text:p><text:s/></text:p>
            <text:p><text:s text:c="3"/>@Override</text:p>
            <text:p>- <text:s/>public void initFromP</text:p>
            <text:p>age(int valueCount, byte[] page, int offset)</text:p>
            <text:p>+ <text:s/>public void initFromPage(int valueCount, ByteBu</text:p>
            <text:p>ffer page, int offset)</text:p>
            <text:p><text:s text:c="7"/>throws IOException {</text:p>
            <text:p><text:s text:c="5"/>int effectiveBitLength = valueCount * b</text:p>
            <text:p>itWidth;</text:p>
            <text:p><text:s text:c="5"/>int length = BytesUtils.paddedByteCountFromBits(effectiveBitLength); // ceil</text:p>
            <text:p>@@ -</text:p>
            <text:p>67,6 +73,11 @@ public void initFromPage(int valueCount, byte[] page, int offset)</text:p>
            <text:p><text:s text:c="5"/>this.next</text:p>
            <text:p>Offset = offset + length;</text:p>
            <text:p><text:s text:c="3"/>}</text:p>
            <text:p><text:s text:c="3"/></text:p>
            <text:p>+ <text:s/>@Override</text:p>
            <text:p>+ <text:s/>public void initFromPage(int valueCount, byt</text:p>
            <text:p>e[] page, int offset) throws IOException{</text:p>
            <text:p>+ <text:s text:c="3"/>this.initFromPage(valueCount, ByteBuffer.wrap(pa</text:p>
            <text:p>ge), offset);</text:p>
            <text:p>+ <text:s/>}</text:p>
            <text:p>+ <text:s/></text:p>
            <text:p><text:s text:c="3"/>@Override</text:p>
            <text:p><text:s text:c="3"/>public int getNextOffset() {</text:p>
            <text:p><text:s text:c="5"/>return nextOffset;</text:p>
            <text:p>dif</text:p>
            <text:p>f --git a/parquet-column/src/main/java/parquet/column/values/boundedint/BitReader.java b/parque</text:p>
            <text:p>t-column/src/main/java/parquet/column/values/boundedint/BitReader.java</text:p>
            <text:p>index a7abd7dbe..6b4bc4b</text:p>
            <text:p>5c 100644</text:p>
            <text:p>--- a/parquet-column/src/main/java/parquet/column/values/boundedint/BitReader.java</text:p>
            <text:p>++</text:p>
            <text:p>+ b/parquet-column/src/main/java/parquet/column/values/boundedint/BitReader.java</text:p>
            <text:p>@@ -16,13 +16,</text:p>
            <text:p>14 @@</text:p>
            <text:p><text:s/>package parquet.column.values.boundedint;</text:p>
            <text:p><text:s/></text:p>
            <text:p><text:s/>import java.io.IOException;</text:p>
            <text:p>+import java.ni</text:p>
            <text:p>o.ByteBuffer;</text:p>
            <text:p><text:s/></text:p>
            <text:p><text:s/>import parquet.io.ParquetDecodingException;</text:p>
            <text:p><text:s/></text:p>
            <text:p><text:s/>class BitReader {</text:p>
            <text:p><text:s text:c="3"/>private in</text:p>
            <text:p>t currentByte = 0;</text:p>
            <text:p><text:s text:c="3"/>private int currentPosition = 8;</text:p>
            <text:p>- <text:s/>private byte[] buf;</text:p>
            <text:p>+ <text:s/>private ByteBu</text:p>
            <text:p>ffer buf;</text:p>
            <text:p><text:s text:c="3"/>private int currentBufferPosition = 0;</text:p>
            <text:p><text:s text:c="3"/>private static final int[] byteGetValueM</text:p>
            <text:p>ask = new int[8];</text:p>
            <text:p><text:s text:c="3"/>private static final int[] readMask = new int[32];</text:p>
            <text:p>@@ -47,7 +48,7 @@</text:p>
            <text:p><text:s text:c="4"/>*</text:p>
            <text:p><text:s/>The array is not copied, so must not be mutated during the course of</text:p>
            <text:p><text:s text:c="4"/>* reading.</text:p>
            <text:p><text:s text:c="4"/>*/</text:p>
            <text:p>- <text:s/></text:p>
            <text:p>public void prepare(byte[] buf, int offset, int length) {</text:p>
            <text:p>+ <text:s/>public void prepare(ByteBuffer buf</text:p>
            <text:p>, int offset, int length) {</text:p>
            <text:p><text:s text:c="5"/>this.buf = buf;</text:p>
            <text:p><text:s text:c="5"/>this.endBufferPosistion = offset + length</text:p>
            <text:p>;</text:p>
            <text:p><text:s text:c="5"/>currentByte = 0;</text:p>
            <text:p>@@ -84,7 +85,7 @@ public int readNBitInteger(int bitsPerValue) {</text:p>
            <text:p><text:s/></text:p>
            <text:p><text:s text:c="3"/>p</text:p>
            <text:p>rivate int getNextByte() {</text:p>
            <text:p><text:s text:c="5"/>if (currentBufferPosition &lt; endBufferPosistion) {</text:p>
            <text:p>- <text:s text:c="5"/>return</text:p>
            <text:p><text:s/>buf[currentBufferPosition++] &amp; 0xFF;</text:p>
            <text:p>+ <text:s text:c="5"/>return buf.get(currentBufferPosition++) &amp; 0xFF;</text:p>
            <text:p><text:s text:c="2"/></text:p>
            <text:p><text:s text:c="3"/>}</text:p>
            <text:p><text:s text:c="5"/>return 0;</text:p>
            <text:p><text:s text:c="3"/>}</text:p>
            <text:p>diff --git a/parquet-column/src/main/java/parquet/column/values/bounde</text:p>
            <text:p>dint/BoundedIntValuesReader.java b/parquet-column/src/main/java/parquet/column/values/boundedin</text:p>
            <text:p>t/BoundedIntValuesReader.java</text:p>
            <text:p>index 9244ee24f..61928e40b 100644</text:p>
            <text:p>--- a/parquet-column/src/main/j</text:p>
            <text:p>ava/parquet/column/values/boundedint/BoundedIntValuesReader.java</text:p>
            <text:p>+++ b/parquet-column/src/main/</text:p>
            <text:p>java/parquet/column/values/boundedint/BoundedIntValuesReader.java</text:p>
            <text:p>@@ -18,6 +18,7 @@</text:p>
            <text:p><text:s/>import sta</text:p>
            <text:p>tic parquet.Log.DEBUG;</text:p>
            <text:p><text:s/></text:p>
            <text:p><text:s/>import java.io.IOException;</text:p>
            <text:p>+import java.nio.ByteBuffer;</text:p>
            <text:p><text:s/></text:p>
            <text:p><text:s/>import pa</text:p>
            <text:p>rquet.Log;</text:p>
            <text:p><text:s/>import parquet.bytes.BytesUtils;</text:p>
            <text:p>@@ -67,8 +68,8 @@ public int readInteger() {</text:p>
            <text:p><text:s text:c="3"/>//</text:p>
            <text:p><text:s/>bytes would have to be serialized). This is the flip-side</text:p>
            <text:p><text:s text:c="3"/>// to BoundedIntColumnWriter.writ</text:p>
            <text:p>eData(BytesOutput)</text:p>
            <text:p><text:s text:c="3"/>@Override</text:p>
            <text:p>- <text:s/>public void initFromPage(int valueCount, byte[] in, int offs</text:p>
            <text:p>et) throws IOException {</text:p>
            <text:p>- <text:s text:c="3"/>if (DEBUG) LOG.debug("reading size at "+ offset + ": " + in[offse</text:p>
            <text:p>t] + " " + in[offset + 1] + " " + in[offset + 2] + " " + in[offset + 3] + " ");</text:p>
            <text:p>+ <text:s/>public void </text:p>
            <text:p>initFromPage(int valueCount, ByteBuffer in, int offset) throws IOException {</text:p>
            <text:p>+ <text:s text:c="3"/>if (DEBUG) LO</text:p>
            <text:p>G.debug("reading size at "+ offset + ": " + in.get(offset) + " " + in.get(offset + 1) + " " + i</text:p>
            <text:p>n.get(offset + 2) + " " + in.get(offset + 3) + " ");</text:p>
            <text:p><text:s text:c="5"/>int totalBytes = BytesUtils.readIntLi</text:p>
            <text:p>ttleEndian(in, offset);</text:p>
            <text:p><text:s text:c="5"/>if (DEBUG) LOG.debug("will read "+ totalBytes + " bytes");</text:p>
            <text:p><text:s text:c="5"/>cu</text:p>
            <text:p>rrentValueCt = 0;</text:p>
            <text:p>@@ -78,6 +79,11 @@ public void initFromPage(int valueCount, byte[] in, int of</text:p>
            <text:p>fset) throws IOExcepti</text:p>
            <text:p><text:s text:c="5"/>this.nextOffset = offset + totalBytes + 4;</text:p>
            <text:p><text:s text:c="3"/>}</text:p>
            <text:p><text:s text:c="3"/></text:p>
            <text:p>+ <text:s/>@Override</text:p>
            <text:p>+ </text:p>
            <text:p><text:s/>public void initFromPage(int valueCount, byte[] page, int offset) throws IOException{</text:p>
            <text:p>+ <text:s text:c="3"/>thi</text:p>
            <text:p>s.initFromPage(valueCount, ByteBuffer.wrap(page), offset);</text:p>
            <text:p>+ <text:s/>}</text:p>
            <text:p>+ <text:s/></text:p>
            <text:p><text:s text:c="3"/>@Override</text:p>
            <text:p><text:s text:c="3"/>public int </text:p>
            <text:p>getNextOffset() {</text:p>
            <text:p><text:s text:c="5"/>return this.nextOffset;</text:p>
            <text:p>diff --git a/parquet-column/src/main/java/parque</text:p>
            <text:p>t/column/values/boundedint/ZeroIntegerValuesReader.java b/parquet-column/src/main/java/parquet/</text:p>
            <text:p>column/values/boundedint/ZeroIntegerValuesReader.java</text:p>
            <text:p>index 9cab44c82..905eafdc1 100644</text:p>
            <text:p>--- a/p</text:p>
            <text:p>arquet-column/src/main/java/parquet/column/values/boundedint/ZeroIntegerValuesReader.java</text:p>
            <text:p>+++ b</text:p>
            <text:p>/parquet-column/src/main/java/parquet/column/values/boundedint/ZeroIntegerValuesReader.java</text:p>
            <text:p>@@ </text:p>
            <text:p>-16,6 +16,7 @@</text:p>
            <text:p><text:s/>package parquet.column.values.boundedint;</text:p>
            <text:p><text:s/></text:p>
            <text:p><text:s/>import java.io.IOException;</text:p>
            <text:p>+impor</text:p>
            <text:p>t java.nio.ByteBuffer;</text:p>
            <text:p><text:s/></text:p>
            <text:p><text:s/>import parquet.column.values.ValuesReader;</text:p>
            <text:p><text:s/></text:p>
            <text:p>@@ -33,10 +34,15 @@ publ</text:p>
            <text:p>ic int readInteger() {</text:p>
            <text:p><text:s text:c="3"/>}</text:p>
            <text:p><text:s/></text:p>
            <text:p><text:s text:c="3"/>@Override</text:p>
            <text:p>- <text:s/>public void initFromPage(int valueCount, byte[] i</text:p>
            <text:p>n, int offset) throws IOException {</text:p>
            <text:p>+ <text:s/>public void initFromPage(int valueCount, ByteBuffer in, </text:p>
            <text:p>int offset) throws IOException {</text:p>
            <text:p><text:s text:c="5"/>this.nextOffset = offset;</text:p>
            <text:p><text:s text:c="3"/>}</text:p>
            <text:p><text:s text:c="3"/></text:p>
            <text:p>+ <text:s/>@Override</text:p>
            <text:p>+ <text:s/>public</text:p>
            <text:p><text:s/>void initFromPage(int valueCount, byte[] page, int offset) throws IOException{</text:p>
            <text:p>+ <text:s text:c="3"/>this.initF</text:p>
            <text:p>romPage(valueCount, ByteBuffer.wrap(page), offset);</text:p>
            <text:p>+ <text:s/>}</text:p>
            <text:p>+ <text:s/></text:p>
            <text:p><text:s text:c="3"/>@Override</text:p>
            <text:p><text:s text:c="3"/>public int getNext</text:p>
            <text:p>Offset() {</text:p>
            <text:p><text:s text:c="5"/>return nextOffset;</text:p>
            <text:p>diff --git a/parquet-column/src/main/java/parquet/column/val</text:p>
            <text:p>ues/delta/DeltaBinaryPackingValuesReader.java b/parquet-column/src/main/java/parquet/column/val</text:p>
            <text:p>ues/delta/DeltaBinaryPackingValuesReader.java</text:p>
            <text:p>index e79ac6efb..0acf2ecd5 100644</text:p>
            <text:p>--- a/parquet-c</text:p>
            <text:p>olumn/src/main/java/parquet/column/values/delta/DeltaBinaryPackingValuesReader.java</text:p>
            <text:p>+++ b/parqu</text:p>
            <text:p>et-column/src/main/java/parquet/column/values/delta/DeltaBinaryPackingValuesReader.java</text:p>
            <text:p>@@ -21,</text:p>
            <text:p>9 +21,11 @@</text:p>
            <text:p><text:s/>import parquet.column.values.bitpacking.BytePacker;</text:p>
            <text:p><text:s/>import parquet.column.values.</text:p>
            <text:p>bitpacking.Packer;</text:p>
            <text:p><text:s/>import parquet.io.ParquetDecodingException;</text:p>
            <text:p>+import parquet.bytes.ByteBuffe</text:p>
            <text:p>rInputStream;</text:p>
            <text:p><text:s/></text:p>
            <text:p>-import java.io.ByteArrayInputStream;</text:p>
            <text:p><text:s/>import java.io.IOException;</text:p>
            <text:p>+import java</text:p>
            <text:p>.nio.ByteBuffer;</text:p>
            <text:p>+import java.util.Arrays;</text:p>
            <text:p><text:s/></text:p>
            <text:p><text:s/>/**</text:p>
            <text:p><text:s text:c="2"/>* Read values written by {@link DeltaBinary</text:p>
            <text:p>PackingValuesWriter}</text:p>
            <text:p>@@ -37,7 +39,7 @@</text:p>
            <text:p><text:s text:c="4"/>*/</text:p>
            <text:p><text:s text:c="3"/>private int valuesRead;</text:p>
            <text:p><text:s text:c="3"/>private int minDelt</text:p>
            <text:p>aInCurrentBlock;</text:p>
            <text:p>- <text:s/>private byte[] page;</text:p>
            <text:p>+ <text:s/>private ByteBuffer page;</text:p>
            <text:p><text:s text:c="3"/>/**</text:p>
            <text:p><text:s text:c="4"/>* stores the de</text:p>
            <text:p>coded values including the first value which is written to the header</text:p>
            <text:p><text:s text:c="4"/>*/</text:p>
            <text:p>@@ -47,7 +49,7 @@</text:p>
            <text:p/>
            <text:p><text:s text:c="4"/>* when data is not aligned to mini block, which means padding 0s are in the buffer</text:p>
            <text:p><text:s text:c="4"/>*/</text:p>
            <text:p><text:s/></text:p>
            <text:p><text:s text:c="2"/>private int valuesBuffered;</text:p>
            <text:p>- <text:s/>private ByteArrayInputStream in;</text:p>
            <text:p>+ <text:s/>private ByteBufferInputStr</text:p>
            <text:p>eam in;</text:p>
            <text:p><text:s text:c="3"/>private int nextOffset;</text:p>
            <text:p><text:s text:c="3"/>private DeltaBinaryPackingConfig config;</text:p>
            <text:p><text:s text:c="3"/>private int[]</text:p>
            <text:p><text:s/>bitWidths;</text:p>
            <text:p>@@ -61,8 +63,8 @@</text:p>
            <text:p><text:s text:c="4"/>* @throws IOException</text:p>
            <text:p><text:s text:c="4"/>*/</text:p>
            <text:p><text:s text:c="3"/>@Override</text:p>
            <text:p>- <text:s/>public void init</text:p>
            <text:p>FromPage(int valueCount, byte[] page, int offset) throws IOException {</text:p>
            <text:p>- <text:s text:c="3"/>in = new ByteArrayI</text:p>
            <text:p>nputStream(page, offset, page.length - offset);</text:p>
            <text:p>+ <text:s/>public void initFromPage(int valueCount, Byt</text:p>
            <text:p>eBuffer page, int offset) throws IOException {</text:p>
            <text:p>+ <text:s text:c="3"/>in = new ByteBufferInputStream(page.duplica</text:p>
            <text:p>te(), offset, page.limit() - offset);</text:p>
            <text:p><text:s text:c="5"/>this.config = DeltaBinaryPackingConfig.readConfig(in</text:p>
            <text:p>);</text:p>
            <text:p><text:s text:c="5"/>this.page = page;</text:p>
            <text:p><text:s text:c="5"/>this.totalValueCount = BytesUtils.readUnsignedVarInt(in);</text:p>
            <text:p>@@ -75</text:p>
            <text:p>,7 +77,12 @@ public void initFromPage(int valueCount, byte[] page, int offset) throws IOExcep</text:p>
            <text:p><text:s/></text:p>
            <text:p><text:s text:c="4"/>while (valuesBuffered &lt; totalValueCount) { //values Buffered could be more than totalValueC</text:p>
            <text:p>ount, since we flush on a mini block basis</text:p>
            <text:p><text:s text:c="7"/>loadNewBlockToBuffer();</text:p>
            <text:p><text:s text:c="5"/>}</text:p>
            <text:p>- <text:s text:c="3"/>this.next</text:p>
            <text:p>Offset = page.length - in.available();</text:p>
            <text:p>+ <text:s text:c="3"/>this.nextOffset = page.limit() - in.available();</text:p>
            <text:p>+ </text:p>
            <text:p><text:s/>}</text:p>
            <text:p>+ <text:s/></text:p>
            <text:p>+ <text:s/>@Override</text:p>
            <text:p>+ <text:s/>public void initFromPage(int valueCount, byte[] page, int offset) throws</text:p>
            <text:p><text:s/>IOException{</text:p>
            <text:p>+ <text:s text:c="3"/>this.initFromPage(valueCount, ByteBuffer.wrap(page), offset);</text:p>
            <text:p><text:s text:c="3"/>}</text:p>
            <text:p><text:s text:c="3"/></text:p>
            <text:p><text:s text:c="3"/>@O</text:p>
            <text:p>verride</text:p>
            <text:p>@@ -148,7 +155,7 @@ private void unpackMiniBlock(BytePacker packer) {</text:p>
            <text:p><text:s/></text:p>
            <text:p><text:s text:c="3"/>private void</text:p>
            <text:p><text:s/>unpack8Values(BytePacker packer) {</text:p>
            <text:p><text:s text:c="5"/>//calculate the pos because the packer api uses array </text:p>
            <text:p>not stream</text:p>
            <text:p>- <text:s text:c="3"/>int pos = page.length - in.available();</text:p>
            <text:p>+ <text:s text:c="3"/>int pos = page.limit() - in.availa</text:p>
            <text:p>ble();</text:p>
            <text:p><text:s text:c="5"/>packer.unpack8Values(page, pos, valuesBuffer, valuesBuffered);</text:p>
            <text:p><text:s text:c="5"/>this.valuesBuff</text:p>
            <text:p>ered += 8;</text:p>
            <text:p><text:s text:c="5"/>//sync the pos in stream</text:p>
            <text:p>diff --git a/parquet-column/src/main/java/parquet/colu</text:p>
            <text:p>mn/values/deltalengthbytearray/DeltaLengthByteArrayValuesReader.java b/parquet-column/src/main/</text:p>
            <text:p>java/parquet/column/values/deltalengthbytearray/DeltaLengthByteArrayValuesReader.java</text:p>
            <text:p>index 902</text:p>
            <text:p>f1a450..467f49832 100644</text:p>
            <text:p>--- a/parquet-column/src/main/java/parquet/column/values/deltalengthby</text:p>
            <text:p>tearray/DeltaLengthByteArrayValuesReader.java</text:p>
            <text:p>+++ b/parquet-column/src/main/java/parquet/column</text:p>
            <text:p>/values/deltalengthbytearray/DeltaLengthByteArrayValuesReader.java</text:p>
            <text:p>@@ -18,6 +18,7 @@</text:p>
            <text:p><text:s/>import st</text:p>
            <text:p>atic parquet.Log.DEBUG;</text:p>
            <text:p><text:s/></text:p>
            <text:p><text:s/>import java.io.IOException;</text:p>
            <text:p>+import java.nio.ByteBuffer;</text:p>
            <text:p><text:s/></text:p>
            <text:p><text:s/>import p</text:p>
            <text:p>arquet.Log;</text:p>
            <text:p><text:s/>import parquet.column.values.ValuesReader;</text:p>
            <text:p>@@ -34,7 +35,7 @@</text:p>
            <text:p><text:s/></text:p>
            <text:p><text:s text:c="3"/>private static f</text:p>
            <text:p>inal Log LOG = Log.getLog(DeltaLengthByteArrayValuesReader.class);</text:p>
            <text:p><text:s text:c="3"/>private ValuesReader leng</text:p>
            <text:p>thReader;</text:p>
            <text:p>- <text:s/>private byte[] in;</text:p>
            <text:p>+ <text:s/>private ByteBuffer in;</text:p>
            <text:p><text:s text:c="3"/>private int offset;</text:p>
            <text:p><text:s/></text:p>
            <text:p><text:s text:c="3"/>public De</text:p>
            <text:p>ltaLengthByteArrayValuesReader() {</text:p>
            <text:p>@@ -42,21 +43,26 @@ public DeltaLengthByteArrayValuesReader(</text:p>
            <text:p>) {</text:p>
            <text:p><text:s text:c="3"/>}</text:p>
            <text:p><text:s/></text:p>
            <text:p><text:s text:c="3"/>@Override</text:p>
            <text:p>- <text:s/>public void initFromPage(int valueCount, byte[] in, int offset)</text:p>
            <text:p>+ <text:s/>p</text:p>
            <text:p>ublic void initFromPage(int valueCount, ByteBuffer in, int offset)</text:p>
            <text:p><text:s text:c="7"/>throws IOException {</text:p>
            <text:p/>
            <text:p>- <text:s text:c="3"/>if (DEBUG) LOG.debug("init from page at offset "+ offset + " for length " + (in.length - o</text:p>
            <text:p>ffset));</text:p>
            <text:p>+ <text:s text:c="3"/>if (DEBUG) LOG.debug("init from page at offset "+ offset + " for length " + (in.l</text:p>
            <text:p>imit() - offset));</text:p>
            <text:p><text:s text:c="5"/>lengthReader.initFromPage(valueCount, in, offset);</text:p>
            <text:p><text:s text:c="5"/>offset = length</text:p>
            <text:p>Reader.getNextOffset();</text:p>
            <text:p><text:s text:c="5"/>this.in = in;</text:p>
            <text:p><text:s text:c="5"/>this.offset = offset;</text:p>
            <text:p><text:s text:c="3"/>}</text:p>
            <text:p><text:s/></text:p>
            <text:p>+ <text:s/>@Override</text:p>
            <text:p>+ <text:s/>pu</text:p>
            <text:p>blic void initFromPage(int valueCount, byte[] page, int offset) throws IOException{</text:p>
            <text:p>+ <text:s text:c="3"/>this.i</text:p>
            <text:p>nitFromPage(valueCount, ByteBuffer.wrap(page), offset);</text:p>
            <text:p>+ <text:s/>}</text:p>
            <text:p>+ <text:s/></text:p>
            <text:p><text:s text:c="3"/>@Override</text:p>
            <text:p><text:s text:c="3"/>public Binary </text:p>
            <text:p>readBytes() {</text:p>
            <text:p><text:s text:c="5"/>int length = lengthReader.readInteger();</text:p>
            <text:p><text:s text:c="5"/>int start = offset;</text:p>
            <text:p><text:s text:c="5"/>offse</text:p>
            <text:p>t = start + length;</text:p>
            <text:p>- <text:s text:c="3"/>return Binary.fromByteArray(in, start, length);</text:p>
            <text:p>+ <text:s text:c="3"/>return Binary.fro</text:p>
            <text:p>mByteBuffer(in, start, length);</text:p>
            <text:p><text:s text:c="3"/>}</text:p>
            <text:p><text:s/></text:p>
            <text:p><text:s text:c="3"/>@Override</text:p>
            <text:p>diff --git a/parquet-column/src/main/java/p</text:p>
            <text:p>arquet/column/values/deltastrings/DeltaByteArrayReader.java b/parquet-column/src/main/java/parq</text:p>
            <text:p>uet/column/values/deltastrings/DeltaByteArrayReader.java</text:p>
            <text:p>index f62a74695..723a31d48 100644</text:p>
            <text:p>--- </text:p>
            <text:p>a/parquet-column/src/main/java/parquet/column/values/deltastrings/DeltaByteArrayReader.java</text:p>
            <text:p>+++</text:p>
            <text:p><text:s/>b/parquet-column/src/main/java/parquet/column/values/deltastrings/DeltaByteArrayReader.java</text:p>
            <text:p>@@</text:p>
            <text:p><text:s/>-16,6 +16,7 @@</text:p>
            <text:p><text:s/>package parquet.column.values.deltastrings;</text:p>
            <text:p><text:s/></text:p>
            <text:p><text:s/>import java.io.IOException;</text:p>
            <text:p>+im</text:p>
            <text:p>port java.nio.ByteBuffer;</text:p>
            <text:p><text:s/></text:p>
            <text:p><text:s/>import parquet.column.values.ValuesReader;</text:p>
            <text:p><text:s/>import parquet.column.</text:p>
            <text:p>values.delta.DeltaBinaryPackingValuesReader;</text:p>
            <text:p>@@ -41,12 +42,17 @@ public DeltaByteArrayReader() </text:p>
            <text:p>{</text:p>
            <text:p><text:s text:c="3"/>}</text:p>
            <text:p><text:s/></text:p>
            <text:p><text:s text:c="3"/>@Override</text:p>
            <text:p>- <text:s/>public void initFromPage(int valueCount, byte[] page, int offset)</text:p>
            <text:p>+ <text:s/>p</text:p>
            <text:p>ublic void initFromPage(int valueCount, ByteBuffer page, int offset)</text:p>
            <text:p><text:s text:c="7"/>throws IOException </text:p>
            <text:p>{</text:p>
            <text:p><text:s text:c="5"/>prefixLengthReader.initFromPage(valueCount, page, offset);</text:p>
            <text:p><text:s text:c="5"/>int next = prefixLengthR</text:p>
            <text:p>eader.getNextOffset();</text:p>
            <text:p><text:s text:c="5"/>suffixReader.initFromPage(valueCount, page, next);<text:tab/></text:p>
            <text:p><text:s text:c="3"/>}</text:p>
            <text:p>+ <text:s/></text:p>
            <text:p>+ <text:s/>@Ov</text:p>
            <text:p>erride</text:p>
            <text:p>+ <text:s/>public void initFromPage(int valueCount, byte[] page, int offset) throws IOException{</text:p>
            <text:p/>
            <text:p>+ <text:s text:c="3"/>this.initFromPage(valueCount, ByteBuffer.wrap(page), offset);</text:p>
            <text:p>+ <text:s/>}</text:p>
            <text:p><text:s/></text:p>
            <text:p><text:s text:c="3"/>@Override</text:p>
            <text:p><text:s text:c="3"/>publ</text:p>
            <text:p>ic void skip() {</text:p>
            <text:p>diff --git a/parquet-column/src/main/java/parquet/column/values/dictionary/Dic</text:p>
            <text:p>tionaryValuesReader.java b/parquet-column/src/main/java/parquet/column/values/dictionary/Dictio</text:p>
            <text:p>naryValuesReader.java</text:p>
            <text:p>index 5c105ed73..23f8644ed 100644</text:p>
            <text:p>--- a/parquet-column/src/main/java/parq</text:p>
            <text:p>uet/column/values/dictionary/DictionaryValuesReader.java</text:p>
            <text:p>+++ b/parquet-column/src/main/java/par</text:p>
            <text:p>quet/column/values/dictionary/DictionaryValuesReader.java</text:p>
            <text:p>@@ -17,10 +17,12 @@</text:p>
            <text:p><text:s/></text:p>
            <text:p><text:s/>import static </text:p>
            <text:p>parquet.Log.DEBUG;</text:p>
            <text:p><text:s/></text:p>
            <text:p>-import java.io.ByteArrayInputStream;</text:p>
            <text:p><text:s/>import java.io.IOException;</text:p>
            <text:p>+import</text:p>
            <text:p><text:s/>java.io.InputStream;</text:p>
            <text:p>+import java.nio.ByteBuffer;</text:p>
            <text:p><text:s/></text:p>
            <text:p><text:s/>import parquet.Log;</text:p>
            <text:p>+import parquet.bytes</text:p>
            <text:p>.ByteBufferInputStream;</text:p>
            <text:p><text:s/>import parquet.bytes.BytesUtils;</text:p>
            <text:p><text:s/>import parquet.column.Dictionary;</text:p>
            <text:p><text:s/>i</text:p>
            <text:p>mport parquet.column.values.ValuesReader;</text:p>
            <text:p>@@ -37,7 +39,7 @@</text:p>
            <text:p><text:s/>public class DictionaryValuesReade</text:p>
            <text:p>r extends ValuesReader {</text:p>
            <text:p><text:s text:c="3"/>private static final Log LOG = Log.getLog(DictionaryValuesReader.cl</text:p>
            <text:p>ass);</text:p>
            <text:p><text:s/></text:p>
            <text:p>- <text:s/>private ByteArrayInputStream in;</text:p>
            <text:p>+ <text:s/>private ByteBufferInputStream in;</text:p>
            <text:p><text:s/></text:p>
            <text:p><text:s text:c="3"/>private D</text:p>
            <text:p>ictionary dictionary;</text:p>
            <text:p><text:s/></text:p>
            <text:p>@@ -48,12 +50,12 @@ public DictionaryValuesReader(Dictionary dictionary</text:p>
            <text:p>) {</text:p>
            <text:p><text:s text:c="3"/>}</text:p>
            <text:p><text:s/></text:p>
            <text:p><text:s text:c="3"/>@Override</text:p>
            <text:p>- <text:s/>public void initFromPage(int valueCount, byte[] page, int offset)</text:p>
            <text:p>+ </text:p>
            <text:p><text:s/>public void initFromPage(int valueCount, ByteBuffer page, int offset)</text:p>
            <text:p><text:s text:c="7"/>throws IOExceptio</text:p>
            <text:p>n {</text:p>
            <text:p>- <text:s text:c="3"/>this.in = new ByteArrayInputStream(page, offset, page.length - offset);</text:p>
            <text:p>- <text:s text:c="3"/>if (page.</text:p>
            <text:p>length - offset &gt; 0) {</text:p>
            <text:p>+ <text:s text:c="3"/>this.in = new ByteBufferInputStream(page, offset, page.limit() - of</text:p>
            <text:p>fset);</text:p>
            <text:p>+ <text:s text:c="3"/>if (page.limit() - offset &gt; 0) {</text:p>
            <text:p><text:s text:c="7"/>if (DEBUG)</text:p>
            <text:p>- <text:s text:c="7"/>LOG.debug("init from pa</text:p>
            <text:p>ge at offset " + offset + " for length " + (page.length - offset));</text:p>
            <text:p>+ <text:s text:c="7"/>LOG.debug("init fr</text:p>
            <text:p>om page at offset " + offset + " for length " + (page.limit() - offset));</text:p>
            <text:p><text:s text:c="7"/>int bitWidth =</text:p>
            <text:p><text:s/>BytesUtils.readIntLittleEndianOnOneByte(in);</text:p>
            <text:p><text:s text:c="7"/>if (DEBUG) LOG.debug("bit width " + bitWid</text:p>
            <text:p>th);</text:p>
            <text:p><text:s text:c="7"/>decoder = new RunLengthBitPackingHybridDecoder(bitWidth, in);</text:p>
            <text:p>@@ -66,7 +68,12 @@ pu</text:p>
            <text:p>blic int readInt() throws IOException {</text:p>
            <text:p><text:s text:c="7"/>};</text:p>
            <text:p><text:s text:c="5"/>}</text:p>
            <text:p><text:s text:c="3"/>}</text:p>
            <text:p>-</text:p>
            <text:p>+ <text:s/></text:p>
            <text:p>+ <text:s/>@Override</text:p>
            <text:p>+ <text:s/>public void</text:p>
            <text:p><text:s/>initFromPage(int valueCount, byte[] page, int offset) throws IOException{</text:p>
            <text:p>+ <text:s text:c="3"/>this.initFromPa</text:p>
            <text:p>ge(valueCount, ByteBuffer.wrap(page), offset);</text:p>
            <text:p>+ <text:s/>}</text:p>
            <text:p>+ <text:s/></text:p>
            <text:p><text:s text:c="3"/>@Override</text:p>
            <text:p><text:s text:c="3"/>public int readValueDic</text:p>
            <text:p>tionaryId() {</text:p>
            <text:p><text:s text:c="5"/>try {</text:p>
            <text:p>diff --git a/parquet-column/src/main/java/parquet/column/values/dictio</text:p>
            <text:p>nary/PlainValuesDictionary.java b/parquet-column/src/main/java/parquet/column/values/dictionary</text:p>
            <text:p>/PlainValuesDictionary.java</text:p>
            <text:p>index 33deab87c..3e6ec2a1a 100644</text:p>
            <text:p>--- a/parquet-column/src/main/jav</text:p>
            <text:p>a/parquet/column/values/dictionary/PlainValuesDictionary.java</text:p>
            <text:p>+++ b/parquet-column/src/main/jav</text:p>
            <text:p>a/parquet/column/values/dictionary/PlainValuesDictionary.java</text:p>
            <text:p>@@ -19,6 +19,7 @@</text:p>
            <text:p><text:s/>import static </text:p>
            <text:p>parquet.column.Encoding.PLAIN_DICTIONARY;</text:p>
            <text:p><text:s/></text:p>
            <text:p><text:s/>import java.io.IOException;</text:p>
            <text:p>+import java.nio.ByteB</text:p>
            <text:p>uffer;</text:p>
            <text:p><text:s/></text:p>
            <text:p><text:s/>import parquet.Preconditions;</text:p>
            <text:p><text:s/>import parquet.column.Dictionary;</text:p>
            <text:p>@@ -81,17 +82,18 @@ </text:p>
            <text:p>public PlainBinaryDictionary(DictionaryPage dictionaryPage) throws IOException {</text:p>
            <text:p><text:s text:c="6"/>*/</text:p>
            <text:p><text:s text:c="5"/></text:p>
            <text:p>public PlainBinaryDictionary(DictionaryPage dictionaryPage, Integer length) throws IOException </text:p>
            <text:p>{</text:p>
            <text:p><text:s text:c="7"/>super(dictionaryPage);</text:p>
            <text:p>- <text:s text:c="5"/>final byte[] dictionaryBytes = dictionaryPage.getBytes()</text:p>
            <text:p>.toByteArray();</text:p>
            <text:p>+ <text:s text:c="5"/>final ByteBuffer dictionaryBytes = dictionaryPage.getBytes().toByteBuffe</text:p>
            <text:p>r();</text:p>
            <text:p><text:s text:c="7"/>binaryDictionaryContent = new Binary[dictionaryPage.getDictionarySize()];</text:p>
            <text:p>- <text:s text:c="5"/>in</text:p>
            <text:p>t offset = 0;</text:p>
            <text:p>+ <text:s text:c="5"/>int offset = dictionaryBytes.position();</text:p>
            <text:p><text:s text:c="7"/>if (length == null) {</text:p>
            <text:p><text:s text:c="4"/></text:p>
            <text:p><text:s text:c="5"/>// dictionary values are stored in order: size (4 bytes LE) followed by {size} bytes</text:p>
            <text:p>+ <text:s text:c="3"/></text:p>
            <text:p><text:s text:c="4"/></text:p>
            <text:p><text:s text:c="9"/>for (int i = 0; i &lt; binaryDictionaryContent.length; i++) {</text:p>
            <text:p><text:s text:c="11"/>int len = r</text:p>
            <text:p>eadIntLittleEndian(dictionaryBytes, offset);</text:p>
            <text:p><text:s text:c="11"/>// read the length</text:p>
            <text:p><text:s text:c="11"/>offset +=</text:p>
            <text:p><text:s/>4;</text:p>
            <text:p><text:s text:c="11"/>// wrap the content in a binary</text:p>
            <text:p>- <text:s text:c="9"/>binaryDictionaryContent[i] = Binary.f</text:p>
            <text:p>romByteArray(dictionaryBytes, offset, len);</text:p>
            <text:p>+ <text:s text:c="9"/>binaryDictionaryContent[i] = Binary.from</text:p>
            <text:p>ByteBuffer(dictionaryBytes, offset, len);</text:p>
            <text:p><text:s text:c="11"/>// increment to the next value</text:p>
            <text:p><text:s text:c="11"/></text:p>
            <text:p>offset += len;</text:p>
            <text:p><text:s text:c="9"/>}</text:p>
            <text:p>@@ -101,14 +103,14 @@ public PlainBinaryDictionary(DictionaryPage dic</text:p>
            <text:p>tionaryPage, Integer length) thro</text:p>
            <text:p><text:s text:c="13"/>"Invalid byte array length: " + length);</text:p>
            <text:p><text:s text:c="7"/></text:p>
            <text:p><text:s text:c="2"/>for (int i = 0; i &lt; binaryDictionaryContent.length; i++) {</text:p>
            <text:p><text:s text:c="11"/>// wrap the content in </text:p>
            <text:p>a Binary</text:p>
            <text:p>- <text:s text:c="9"/>binaryDictionaryContent[i] = Binary.fromByteArray(</text:p>
            <text:p>+ <text:s text:c="9"/>binaryDiction</text:p>
            <text:p>aryContent[i] = Binary.fromByteBuffer(</text:p>
            <text:p><text:s text:c="15"/>dictionaryBytes, offset, length);</text:p>
            <text:p><text:s text:c="7"/></text:p>
            <text:p><text:s text:c="4"/>// increment to the next value</text:p>
            <text:p><text:s text:c="11"/>offset += length;</text:p>
            <text:p><text:s text:c="9"/>}</text:p>
            <text:p><text:s text:c="7"/>}</text:p>
            <text:p><text:s text:c="5"/>}</text:p>
            <text:p>-</text:p>
            <text:p>+ </text:p>
            <text:p><text:s text:c="3"/></text:p>
            <text:p><text:s text:c="5"/>@Override</text:p>
            <text:p><text:s text:c="5"/>public Binary decodeToBinary(int id) {</text:p>
            <text:p><text:s text:c="7"/>return binaryDictionaryCo</text:p>
            <text:p>ntent[id];</text:p>
            <text:p>@@ -143,10 +145,10 @@ public int getMaxId() {</text:p>
            <text:p><text:s text:c="6"/>*/</text:p>
            <text:p><text:s text:c="5"/>public PlainLongDictiona</text:p>
            <text:p>ry(DictionaryPage dictionaryPage) throws IOException {</text:p>
            <text:p><text:s text:c="7"/>super(dictionaryPage);</text:p>
            <text:p>- <text:s text:c="5"/>fin</text:p>
            <text:p>al byte[] dictionaryBytes = dictionaryPage.getBytes().toByteArray();</text:p>
            <text:p>+ <text:s text:c="5"/>final ByteBuffer di</text:p>
            <text:p>ctionaryByteBuf = dictionaryPage.getBytes().toByteBuffer();</text:p>
            <text:p><text:s text:c="7"/>longDictionaryContent = new </text:p>
            <text:p>long[dictionaryPage.getDictionarySize()];</text:p>
            <text:p><text:s text:c="7"/>LongPlainValuesReader longReader = new LongPla</text:p>
            <text:p>inValuesReader();</text:p>
            <text:p>- <text:s text:c="5"/>longReader.initFromPage(dictionaryPage.getDictionarySize(), dictionary</text:p>
            <text:p>Bytes, 0);</text:p>
            <text:p>+ <text:s text:c="5"/>longReader.initFromPage(dictionaryPage.getDictionarySize(), dictionaryByteBuf</text:p>
            <text:p>, dictionaryByteBuf.position());</text:p>
            <text:p><text:s text:c="7"/>for (int i = 0; i &lt; longDictionaryContent.length; i++) </text:p>
            <text:p>{</text:p>
            <text:p><text:s text:c="9"/>longDictionaryContent[i] = longReader.readLong();</text:p>
            <text:p><text:s text:c="7"/>}</text:p>
            <text:p>@@ -186,10 +188,10 @@ pub</text:p>
            <text:p>lic int getMaxId() {</text:p>
            <text:p><text:s text:c="6"/>*/</text:p>
            <text:p><text:s text:c="5"/>public PlainDoubleDictionary(DictionaryPage dictionaryPage) </text:p>
            <text:p>throws IOException {</text:p>
            <text:p><text:s text:c="7"/>super(dictionaryPage);</text:p>
            <text:p>- <text:s text:c="5"/>final byte[] dictionaryBytes = dictio</text:p>
            <text:p>naryPage.getBytes().toByteArray();</text:p>
            <text:p>+ <text:s text:c="5"/>final ByteBuffer dictionaryByteBuf = dictionaryPage.g</text:p>
            <text:p>etBytes().toByteBuffer();</text:p>
            <text:p><text:s text:c="7"/>doubleDictionaryContent = new double[dictionaryPage.getDiction</text:p>
            <text:p>arySize()];</text:p>
            <text:p><text:s text:c="7"/>DoublePlainValuesReader doubleReader = new DoublePlainValuesReader();</text:p>
            <text:p>- <text:s text:c="4"/></text:p>
            <text:p><text:s/>doubleReader.initFromPage(dictionaryPage.getDictionarySize(), dictionaryBytes, 0);</text:p>
            <text:p>+ <text:s text:c="5"/>doub</text:p>
            <text:p>leReader.initFromPage(dictionaryPage.getDictionarySize(), dictionaryByteBuf, dictionaryByteBuf.</text:p>
            <text:p>position());</text:p>
            <text:p><text:s text:c="7"/>for (int i = 0; i &lt; doubleDictionaryContent.length; i++) {</text:p>
            <text:p><text:s text:c="9"/>doubleD</text:p>
            <text:p>ictionaryContent[i] = doubleReader.readDouble();</text:p>
            <text:p><text:s text:c="7"/>}</text:p>
            <text:p>@@ -229,10 +231,10 @@ public int getM</text:p>
            <text:p>axId() {</text:p>
            <text:p><text:s text:c="6"/>*/</text:p>
            <text:p><text:s text:c="5"/>public PlainIntegerDictionary(DictionaryPage dictionaryPage) throws IOEx</text:p>
            <text:p>ception {</text:p>
            <text:p><text:s text:c="7"/>super(dictionaryPage);</text:p>
            <text:p>- <text:s text:c="5"/>final byte[] dictionaryBytes = dictionaryPage.ge</text:p>
            <text:p>tBytes().toByteArray();</text:p>
            <text:p>+ <text:s text:c="5"/>final ByteBuffer dictionaryByteBuf = dictionaryPage.getBytes().t</text:p>
            <text:p>oByteBuffer();</text:p>
            <text:p><text:s text:c="7"/>intDictionaryContent = new int[dictionaryPage.getDictionarySize()];</text:p>
            <text:p><text:s text:c="5"/></text:p>
            <text:p><text:s text:c="2"/>IntegerPlainValuesReader intReader = new IntegerPlainValuesReader();</text:p>
            <text:p>- <text:s text:c="5"/>intReader.initFro</text:p>
            <text:p>mPage(dictionaryPage.getDictionarySize(), dictionaryBytes, 0);</text:p>
            <text:p>+ <text:s text:c="5"/>intReader.initFromPage(di</text:p>
            <text:p>ctionaryPage.getDictionarySize(), dictionaryByteBuf, dictionaryByteBuf.position());</text:p>
            <text:p><text:s text:c="7"/>for </text:p>
            <text:p>(int i = 0; i &lt; intDictionaryContent.length; i++) {</text:p>
            <text:p><text:s text:c="9"/>intDictionaryContent[i] = intReade</text:p>
            <text:p>r.readInteger();</text:p>
            <text:p><text:s text:c="7"/>}</text:p>
            <text:p>@@ -272,10 +274,10 @@ public int getMaxId() {</text:p>
            <text:p><text:s text:c="6"/>*/</text:p>
            <text:p><text:s text:c="5"/>public Pl</text:p>
            <text:p>ainFloatDictionary(DictionaryPage dictionaryPage) throws IOException {</text:p>
            <text:p><text:s text:c="7"/>super(dictionaryP</text:p>
            <text:p>age);</text:p>
            <text:p>- <text:s text:c="5"/>final byte[] dictionaryBytes = dictionaryPage.getBytes().toByteArray();</text:p>
            <text:p>+ <text:s text:c="5"/>fin</text:p>
            <text:p>al ByteBuffer dictionaryByteBuf = dictionaryPage.getBytes().toByteBuffer();</text:p>
            <text:p><text:s text:c="7"/>floatDiction</text:p>
            <text:p>aryContent = new float[dictionaryPage.getDictionarySize()];</text:p>
            <text:p><text:s text:c="7"/>FloatPlainValuesReader float</text:p>
            <text:p>Reader = new FloatPlainValuesReader();</text:p>
            <text:p>- <text:s text:c="5"/>floatReader.initFromPage(dictionaryPage.getDictio</text:p>
            <text:p>narySize(), dictionaryBytes, 0);</text:p>
            <text:p>+ <text:s text:c="5"/>floatReader.initFromPage(dictionaryPage.getDictionarySi</text:p>
            <text:p>ze(), dictionaryByteBuf, dictionaryByteBuf.position());</text:p>
            <text:p><text:s text:c="7"/>for (int i = 0; i &lt; floatDiction</text:p>
            <text:p>aryContent.length; i++) {</text:p>
            <text:p><text:s text:c="9"/>floatDictionaryContent[i] = floatReader.readFloat();</text:p>
            <text:p><text:s text:c="7"/></text:p>
            <text:p>}</text:p>
            <text:p>diff --git a/parquet-column/src/main/java/parquet/column/values/plain/BinaryPlainValuesReader</text:p>
            <text:p>.java b/parquet-column/src/main/java/parquet/column/values/plain/BinaryPlainValuesReader.java</text:p>
            <text:p>i</text:p>
            <text:p>ndex e1d890633..d884ed8dc 100644</text:p>
            <text:p>--- a/parquet-column/src/main/java/parquet/column/values/plain</text:p>
            <text:p>/BinaryPlainValuesReader.java</text:p>
            <text:p>+++ b/parquet-column/src/main/java/parquet/column/values/plain/Bi</text:p>
            <text:p>naryPlainValuesReader.java</text:p>
            <text:p>@@ -18,6 +18,7 @@</text:p>
            <text:p><text:s/>import static parquet.Log.DEBUG;</text:p>
            <text:p><text:s/></text:p>
            <text:p><text:s/>import java.i</text:p>
            <text:p>o.IOException;</text:p>
            <text:p>+import java.nio.ByteBuffer;</text:p>
            <text:p><text:s/></text:p>
            <text:p><text:s/>import parquet.Log;</text:p>
            <text:p><text:s/>import parquet.bytes.BytesU</text:p>
            <text:p>tils;</text:p>
            <text:p>@@ -27,7 +28,7 @@</text:p>
            <text:p><text:s/></text:p>
            <text:p><text:s/>public class BinaryPlainValuesReader extends ValuesReader {</text:p>
            <text:p><text:s text:c="3"/>priva</text:p>
            <text:p>te static final Log LOG = Log.getLog(BinaryPlainValuesReader.class);</text:p>
            <text:p>- <text:s/>private byte[] in;</text:p>
            <text:p>+ <text:s/>p</text:p>
            <text:p>rivate ByteBuffer in;</text:p>
            <text:p><text:s text:c="3"/>private int offset;</text:p>
            <text:p><text:s/></text:p>
            <text:p><text:s text:c="3"/>@Override</text:p>
            <text:p>@@ -36,7 +37,7 @@ public Binary rea</text:p>
            <text:p>dBytes() {</text:p>
            <text:p><text:s text:c="7"/>int length = BytesUtils.readIntLittleEndian(in, offset);</text:p>
            <text:p><text:s text:c="7"/>int start = o</text:p>
            <text:p>ffset + 4;</text:p>
            <text:p><text:s text:c="7"/>offset = start + length;</text:p>
            <text:p>- <text:s text:c="5"/>return Binary.fromByteArray(in, start, length</text:p>
            <text:p>);</text:p>
            <text:p>+ <text:s text:c="5"/>return Binary.fromByteBuffer(in, start, length);</text:p>
            <text:p><text:s text:c="5"/>} catch (IOException e) {</text:p>
            <text:p><text:s text:c="5"/></text:p>
            <text:p><text:s text:c="2"/>throw new ParquetDecodingException("could not read bytes at offset " + offset, e);</text:p>
            <text:p><text:s text:c="5"/>} cat</text:p>
            <text:p>ch (RuntimeException e) {</text:p>
            <text:p>@@ -57,11 +58,15 @@ public void skip() {</text:p>
            <text:p><text:s text:c="3"/>}</text:p>
            <text:p><text:s/></text:p>
            <text:p><text:s text:c="3"/>@Override</text:p>
            <text:p>- <text:s/>publi</text:p>
            <text:p>c void initFromPage(int valueCount, byte[] in, int offset)</text:p>
            <text:p>+ <text:s/>public void initFromPage(int valu</text:p>
            <text:p>eCount, ByteBuffer in, int offset)</text:p>
            <text:p><text:s text:c="7"/>throws IOException {</text:p>
            <text:p>- <text:s text:c="3"/>if (DEBUG) LOG.debug("init </text:p>
            <text:p>from page at offset "+ offset + " for length " + (in.length - offset));</text:p>
            <text:p>+ <text:s text:c="3"/>if (DEBUG) LOG.deb</text:p>
            <text:p>ug("init from page at offset "+ offset + " for length " + (in.limit() - offset));</text:p>
            <text:p><text:s text:c="5"/>this.in </text:p>
            <text:p>= in;</text:p>
            <text:p><text:s text:c="5"/>this.offset = offset;</text:p>
            <text:p><text:s text:c="3"/>}</text:p>
            <text:p><text:s/></text:p>
            <text:p>+ <text:s/>@Override</text:p>
            <text:p>+ <text:s/>public void initFromPage(int valueCount</text:p>
            <text:p>, byte[] page, int offset) throws IOException{</text:p>
            <text:p>+ <text:s text:c="3"/>this.initFromPage(valueCount, ByteBuffer.wr</text:p>
            <text:p>ap(page), offset);</text:p>
            <text:p>+ <text:s/>}</text:p>
            <text:p><text:s/>}</text:p>
            <text:p>diff --git a/parquet-column/src/main/java/parquet/column/values/plai</text:p>
            <text:p>n/BooleanPlainValuesReader.java b/parquet-column/src/main/java/parquet/column/values/plain/Bool</text:p>
            <text:p>eanPlainValuesReader.java</text:p>
            <text:p>index e349f876a..96bfb72c6 100644</text:p>
            <text:p>--- a/parquet-column/src/main/java/</text:p>
            <text:p>parquet/column/values/plain/BooleanPlainValuesReader.java</text:p>
            <text:p>+++ b/parquet-column/src/main/java/pa</text:p>
            <text:p>rquet/column/values/plain/BooleanPlainValuesReader.java</text:p>
            <text:p>@@ -19,6 +19,7 @@</text:p>
            <text:p><text:s/>import static parque</text:p>
            <text:p>t.column.values.bitpacking.Packer.LITTLE_ENDIAN;</text:p>
            <text:p><text:s/></text:p>
            <text:p><text:s/>import java.io.IOException;</text:p>
            <text:p>+import java.ni</text:p>
            <text:p>o.ByteBuffer;</text:p>
            <text:p><text:s/></text:p>
            <text:p><text:s/>import parquet.Log;</text:p>
            <text:p><text:s/>import parquet.column.values.ValuesReader;</text:p>
            <text:p>@@ -59,14 +60,</text:p>
            <text:p>19 @@ public void skip() {</text:p>
            <text:p><text:s text:c="4"/>* @see parquet.column.values.ValuesReader#initFromPage(byte[], i</text:p>
            <text:p>nt)</text:p>
            <text:p><text:s text:c="4"/>*/</text:p>
            <text:p><text:s text:c="3"/>@Override</text:p>
            <text:p>- <text:s/>public void initFromPage(int valueCount, byte[] in, int offset) thro</text:p>
            <text:p>ws IOException {</text:p>
            <text:p>- <text:s text:c="3"/>if (DEBUG) LOG.debug("init from page at offset "+ offset + " for length "</text:p>
            <text:p><text:s/>+ (in.length - offset));</text:p>
            <text:p>+ <text:s/>public void initFromPage(int valueCount, ByteBuffer in, int offset</text:p>
            <text:p>) throws IOException {</text:p>
            <text:p>+ <text:s text:c="3"/>if (DEBUG) LOG.debug("init from page at offset "+ offset + " for le</text:p>
            <text:p>ngth " + (in.limit() - offset));</text:p>
            <text:p><text:s text:c="5"/>this.in.initFromPage(valueCount, in, offset);</text:p>
            <text:p><text:s text:c="3"/>}</text:p>
            <text:p><text:s text:c="3"/></text:p>
            <text:p>+ </text:p>
            <text:p><text:s/>@Override</text:p>
            <text:p>+ <text:s/>public void initFromPage(int valueCount, byte[] page, int offset) throws IOExcept</text:p>
            <text:p>ion{</text:p>
            <text:p>+ <text:s text:c="3"/>this.initFromPage(valueCount, ByteBuffer.wrap(page), offset);</text:p>
            <text:p>+ <text:s/>}</text:p>
            <text:p>+ <text:s/></text:p>
            <text:p><text:s text:c="3"/>@Override</text:p>
            <text:p><text:s/></text:p>
            <text:p><text:s text:c="2"/>public int getNextOffset() {</text:p>
            <text:p><text:s text:c="5"/>return this.in.getNextOffset();</text:p>
            <text:p><text:s text:c="3"/>}</text:p>
            <text:p><text:s/></text:p>
            <text:p>-}</text:p>
            <text:p>\ No newline at e</text:p>
            <text:p>nd of file</text:p>
            <text:p>+}</text:p>
            <text:p>diff --git a/parquet-column/src/main/java/parquet/column/values/plain/FixedLenByt</text:p>
            <text:p>eArrayPlainValuesReader.java b/parquet-column/src/main/java/parquet/column/values/plain/FixedLe</text:p>
            <text:p>nByteArrayPlainValuesReader.java</text:p>
            <text:p>index 084da9cda..6ba6e8484 100644</text:p>
            <text:p>--- a/parquet-column/src/mai</text:p>
            <text:p>n/java/parquet/column/values/plain/FixedLenByteArrayPlainValuesReader.java</text:p>
            <text:p>+++ b/parquet-column</text:p>
            <text:p>/src/main/java/parquet/column/values/plain/FixedLenByteArrayPlainValuesReader.java</text:p>
            <text:p>@@ -16,6 +16</text:p>
            <text:p>,7 @@</text:p>
            <text:p><text:s/>package parquet.column.values.plain;</text:p>
            <text:p><text:s/></text:p>
            <text:p><text:s/>import java.io.IOException;</text:p>
            <text:p>+import java.nio.Byt</text:p>
            <text:p>eBuffer;</text:p>
            <text:p><text:s/>import parquet.Log;</text:p>
            <text:p><text:s/>import parquet.column.values.ValuesReader;</text:p>
            <text:p><text:s/>import parquet.io.Pa</text:p>
            <text:p>rquetDecodingException;</text:p>
            <text:p>@@ -30,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5558</text:p>
          </table:table-cell>
          <table:table-cell office:value-type="string">
            <text:p>PARQUET-76</text:p>
          </table:table-cell>
          <table:table-cell office:value-type="string">
            <text:p>Hive cannot determine the list of columns automatically based on Parquet serd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21541</text:p>
          </table:table-cell>
          <table:table-cell office:value-type="string">
            <text:p>I have started working on this. I could not assign this JIRA to myself. If someone could, that </text:p>
            <text:p>will be helpful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21824</text:p>
          </table:table-cell>
          <table:table-cell office:value-type="string">
            <text:p>Created HIVE-8950, which should take care of thi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42203</text:p>
          </table:table-cell>
          <table:table-cell office:value-type="string">
            <text:p>[~julienledem] could you assign this to me.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5062028</text:p>
          </table:table-cell>
          <table:table-cell office:value-type="string">
            <text:p>Is this being worked? Has it been resolved under another issue?</text:p>
            <text:p/>
            <text:p>With hive 1.2 I am still seein</text:p>
            <text:p>g similar messages:</text:p>
            <text:p/>
            <text:p>{code}</text:p>
            <text:p><text:s/>Error in .local(conn, statement, ...) : </text:p>
            <text:p><text:s text:c="2"/>execute JDBC update que</text:p>
            <text:p>ry failed in dbSendUpdate (Error while compiling statement: FAILED: SemanticException [Error 10</text:p>
            <text:p>043]: Either list of columns or a custom serializer should be specified) </text:p>
            <text:p>{code}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85911</text:p>
          </table:table-cell>
          <table:table-cell office:value-type="string">
            <text:p>It is not currently working on Hive. The feature is still under review, and with opinions about</text:p>
            <text:p><text:s/>using a different SQL language on HIVE-1059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5527</text:p>
          </table:table-cell>
          <table:table-cell office:value-type="string">
            <text:p>PARQUET-75</text:p>
          </table:table-cell>
          <table:table-cell office:value-type="string">
            <text:p>String decode using 'new String' is slow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04459</text:p>
          </table:table-cell>
          <table:table-cell office:value-type="string">
            <text:p>https://issues.apache.org/jira/browse/PARQUET-7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14124</text:p>
          </table:table-cell>
          <table:table-cell office:value-type="string">
            <text:p>Issue resolved by pull request 40</text:p>
            <text:p>[https://github.com/apache/incubator-parquet-mr/pull/4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5513</text:p>
          </table:table-cell>
          <table:table-cell office:value-type="string">
            <text:p>PARQUET-74</text:p>
          </table:table-cell>
          <table:table-cell office:value-type="string">
            <text:p>Use thread local decoder cache in Binary toStringUsingUTF8()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114365</text:p>
          </table:table-cell>
          <table:table-cell office:value-type="string">
            <text:p>Thanks for submitting a patch.</text:p>
            <text:p>This has been merged in </text:p>
            <text:p>https://github.com/apache/incubator-par</text:p>
            <text:p>quet-mr/pull/4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3917</text:p>
          </table:table-cell>
          <table:table-cell office:value-type="string">
            <text:p>PARQUET-73</text:p>
          </table:table-cell>
          <table:table-cell office:value-type="string">
            <text:p>Add support for FilterPredicates to cascading schemes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136163</text:p>
          </table:table-cell>
          <table:table-cell office:value-type="string">
            <text:p>This looks like it was resolved in [0d497c4|https://github.com/apache/incubator-parquet-mr/comm</text:p>
            <text:p>it/0d497c4] / [PR #34|https://github.com/apache/incubator-parquet-mr/pull/34]. If not, please r</text:p>
            <text:p>eope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3853</text:p>
          </table:table-cell>
          <table:table-cell office:value-type="string">
            <text:p>PARQUET-72</text:p>
          </table:table-cell>
          <table:table-cell office:value-type="string">
            <text:p>Prepare parquet-format for Apache release</text:p>
          </table:table-cell>
          <table:table-cell table:number-columns-repeated="1021"/>
        </table:table-row>
        <table:table-row table:style-name="ro8">
          <table:table-cell table:number-columns-repeated="3"/>
          <table:table-cell office:value-type="string">
            <text:p>14095999</text:p>
          </table:table-cell>
          <table:table-cell office:value-type="string">
            <text:p>I've added [PR #6|https://github.com/apache/incubator-parquet-format/pull/6] with most of the c</text:p>
            <text:p>hanges required by the Incubator release checklist. We still need to:</text:p>
            <text:p/>
            <text:p>1. Determine how the las</text:p>
            <text:p>t com.twitter release should be done -- probably using Apache infrastructure.</text:p>
            <text:p>2. Reconfigure th</text:p>
            <text:p>e POM file for Apache release infrastructure (for 2.3.0 if not 2.2.0)</text:p>
            <text:p>3. Get release managers' </text:p>
            <text:p>keys added to the KEYS file and signed by other RMs</text:p>
            <text:p/>
            <text:p>For #3, we should sign keys at Monday's ha</text:p>
            <text:p>ngout?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096016</text:p>
          </table:table-cell>
          <table:table-cell office:value-type="string">
            <text:p>The PR adds license headers to quite a few docs files that should probably be on parquet.incuba</text:p>
            <text:p>tor.apache.org. [~julienledem] do you know where that site lives so we can move the docs there?</text:p>
            <text:p><text:s/>Then we wouldn't need to keep them in two places. Plus, the site currently points back to the </text:p>
            <text:p>Parquet/parquet-format github pages for things like logical type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096019</text:p>
          </table:table-cell>
          <table:table-cell office:value-type="string">
            <text:p>[~rdblue] site is at https://svn.apache.org/repos/asf/incubator/parquet/site/ , site can pull i</text:p>
            <text:p>n the docs from the source if needed so we can keep them there and have them auto update when g</text:p>
            <text:p>enerating the website for updates (thats now I set it up for Mesos and Aurora)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19016</text:p>
          </table:table-cell>
          <table:table-cell office:value-type="string">
            <text:p>Issue resolved by pull request 6</text:p>
            <text:p>[https://github.com/apache/incubator-parquet-format/pull/6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19062</text:p>
          </table:table-cell>
          <table:table-cell office:value-type="string">
            <text:p>oops. I merged the pull request, but this is not the entire ticke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20410</text:p>
          </table:table-cell>
          <table:table-cell office:value-type="string">
            <text:p>Issue resolved by pull request 11</text:p>
            <text:p>[https://github.com/apache/incubator-parquet-format/pull/1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3738</text:p>
          </table:table-cell>
          <table:table-cell office:value-type="string">
            <text:p>PARQUET-71</text:p>
          </table:table-cell>
          <table:table-cell office:value-type="string">
            <text:p>column chunk page write store log message displays incorrect information</text:p>
          </table:table-cell>
          <table:table-cell table:number-columns-repeated="1021"/>
        </table:table-row>
        <table:table-row table:style-name="ro68">
          <table:table-cell table:number-columns-repeated="3"/>
          <table:table-cell office:value-type="string">
            <text:p>14114671</text:p>
          </table:table-cell>
          <table:table-cell office:value-type="string">
            <text:p>Here is the "writeDictionaryPage" code from ParquetFileWriter:</text:p>
            <text:p/>
            <text:p>{code}</text:p>
            <text:p><text:s text:c="2"/>/**</text:p>
            <text:p><text:s text:c="3"/>* writes a dict</text:p>
            <text:p>ionary page page</text:p>
            <text:p><text:s text:c="3"/>* @param dictionaryPage the dictionary page</text:p>
            <text:p><text:s text:c="3"/>*/</text:p>
            <text:p><text:s text:c="2"/>public void writeDictio</text:p>
            <text:p>naryPage(DictionaryPage dictionaryPage) throws IOException {</text:p>
            <text:p><text:s text:c="4"/>state = state.write();</text:p>
            <text:p><text:s text:c="4"/>if </text:p>
            <text:p>(DEBUG) LOG.debug(out.getPos() + ": write dictionary page: " + dictionaryPage.getDictionarySize</text:p>
            <text:p>() + " values");</text:p>
            <text:p><text:s text:c="4"/>currentChunkDictionaryPageOffset = out.getPos();</text:p>
            <text:p><text:s text:c="4"/>int uncompressedSize </text:p>
            <text:p>= dictionaryPage.getUncompressedSize();</text:p>
            <text:p><text:s text:c="4"/>int compressedPageSize = (int)dictionaryPage.getByt</text:p>
            <text:p>es().size(); // TODO: fix casts</text:p>
            <text:p><text:s text:c="4"/>metadataConverter.writeDictionaryPageHeader(</text:p>
            <text:p><text:s text:c="8"/>uncomp</text:p>
            <text:p>ressedSize,</text:p>
            <text:p><text:s text:c="8"/>compressedPageSize,</text:p>
            <text:p><text:s text:c="8"/>dictionaryPage.getDictionarySize(),</text:p>
            <text:p><text:s text:c="8"/>dic</text:p>
            <text:p>tionaryPage.getEncoding(),</text:p>
            <text:p><text:s text:c="8"/>out);</text:p>
            <text:p><text:s text:c="4"/>long headerSize = out.getPos() - currentChunkDicti</text:p>
            <text:p>onaryPageOffset;</text:p>
            <text:p><text:s text:c="4"/>this.uncompressedLength += uncompressedSize + headerSize;</text:p>
            <text:p><text:s text:c="4"/>this.compres</text:p>
            <text:p>sedLength += compressedPageSize + headerSize;</text:p>
            <text:p><text:s text:c="4"/>if (DEBUG) LOG.debug(out.getPos() + ": write </text:p>
            <text:p>dictionary page content " + compressedPageSize);</text:p>
            <text:p><text:s text:c="4"/>dictionaryPage.getBytes().writeAllTo(out);</text:p>
            <text:p/>
            <text:p><text:s text:c="4"/>currentEncodings.add(dictionaryPage.getEncoding());</text:p>
            <text:p><text:s text:c="2"/>}</text:p>
            <text:p>{code}</text:p>
            <text:p/>
            <text:p>So compressedLength is com</text:p>
            <text:p>pressedPageSize + headerSize. Header size is a few bytes. compressedPageSize is just dictionary</text:p>
            <text:p>Page.getBytes.().size().</text:p>
            <text:p/>
            <text:p>DictionaryPage.getUncompressedSize returns bytes.size(), which is the</text:p>
            <text:p><text:s/>same thing as compressedPageSize. </text:p>
            <text:p/>
            <text:p>So really there's almost no difference between compressed </text:p>
            <text:p>and uncompressed size for the dictionary -- there is no special compression, and while you are </text:p>
            <text:p>right that there's a typo, we should print out dictionaryPage.getUncompressedSize() instead!</text:p>
            <text:p/>
            <text:p>N</text:p>
            <text:p>ow, this does beg the question of why we aren't feeding this through a compressor like Snappy o</text:p>
            <text:p>r LZO or whatever the user set as compression for this particular Parquet file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14720</text:p>
          </table:table-cell>
          <table:table-cell office:value-type="string">
            <text:p>That doesn't sound consistent with the large differences I saw while stepping through the code </text:p>
            <text:p>to observe the actual byte counts. I'll have to take another look and get back to you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116060</text:p>
          </table:table-cell>
          <table:table-cell office:value-type="string">
            <text:p>Thanks for reporting.</text:p>
            <text:p>The log message is incorrect (Pull request welcome), but the metadata is </text:p>
            <text:p>correct.</text:p>
            <text:p>https://github.com/apache/incubator-parquet-mr/blob/7a105068e60b7dd6e9f28dd0ccdb9b696a</text:p>
            <text:p>9bc941/parquet-hadoop/src/main/java/parquet/hadoop/ColumnChunkPageWriteStore.java#L152</text:p>
            <text:p>Those va</text:p>
            <text:p>lues are used to allocate buffers of the right size when reading so it should be correct.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3350</text:p>
          </table:table-cell>
          <table:table-cell office:value-type="string">
            <text:p>PARQUET-70</text:p>
          </table:table-cell>
          <table:table-cell office:value-type="string">
            <text:p>PARQUET #36: Pig Schema Storage to UDFContex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104555</text:p>
          </table:table-cell>
          <table:table-cell office:value-type="string">
            <text:p>Issue resolved by pull request 36</text:p>
            <text:p>[https://github.com/apache/incubator-parquet-mr/pull/36]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622058</text:p>
          </table:table-cell>
          <table:table-cell office:value-type="string">
            <text:p>Hi Julien, I might meet the same problem as this one, but the page of https://github.com/apache</text:p>
            <text:p>/incubator-parquet-mr/pull/36 is not available now... Would you please upload your patch by att</text:p>
            <text:p>aching files ? Thanks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22600</text:p>
          </table:table-cell>
          <table:table-cell office:value-type="string">
            <text:p>Just remove the "incubator-" part of the URL: https://github.com/apache/parquet-mr/issues/3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26477</text:p>
          </table:table-cell>
          <table:table-cell office:value-type="string">
            <text:p>Got it. Thank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2926</text:p>
          </table:table-cell>
          <table:table-cell office:value-type="string">
            <text:p>PARQUET-69</text:p>
          </table:table-cell>
          <table:table-cell office:value-type="string">
            <text:p>Add committer doc and REVIEWERS fil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91310</text:p>
          </table:table-cell>
          <table:table-cell office:value-type="string">
            <text:p>+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15495</text:p>
          </table:table-cell>
          <table:table-cell office:value-type="string">
            <text:p>patch was committ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2736</text:p>
          </table:table-cell>
          <table:table-cell office:value-type="string">
            <text:p>PARQUET-68</text:p>
          </table:table-cell>
          <table:table-cell office:value-type="string">
            <text:p>Incompatible behavior for ColumnChunk.file_offset between Parquet-mr and Impala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2721</text:p>
          </table:table-cell>
          <table:table-cell office:value-type="string">
            <text:p>PARQUET-67</text:p>
          </table:table-cell>
          <table:table-cell office:value-type="string">
            <text:p>mechanism to add extra metadata in the footer 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90038</text:p>
          </table:table-cell>
          <table:table-cell office:value-type="string">
            <text:p>https://github.com/apache/incubator-parquet-mr/pull/3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798790</text:p>
          </table:table-cell>
          <table:table-cell office:value-type="string">
            <text:p>Isn't this issue resolved? https://github.com/apache/parquet-mr/pull/32 seems to have been comm</text:p>
            <text:p>itt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2543</text:p>
          </table:table-cell>
          <table:table-cell office:value-type="string">
            <text:p>PARQUET-66</text:p>
          </table:table-cell>
          <table:table-cell office:value-type="string">
            <text:p>InternalParquetRecordWriter int overflow causes unnecessary memory check warning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90041</text:p>
          </table:table-cell>
          <table:table-cell office:value-type="string">
            <text:p>Thanks for reporting.</text:p>
            <text:p>Did you have a patch ready?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090091</text:p>
          </table:table-cell>
          <table:table-cell office:value-type="string">
            <text:p>https://github.com/apache/incubator-parquet-mr/pull/33</text:p>
            <text:p/>
            <text:p>thanks</text:p>
            <text:p/>
            <text:p/>
            <text:p/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04591</text:p>
          </table:table-cell>
          <table:table-cell office:value-type="string">
            <text:p>Issue resolved by pull request 33</text:p>
            <text:p>[https://github.com/apache/incubator-parquet-mr/pull/3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2200</text:p>
          </table:table-cell>
          <table:table-cell office:value-type="string">
            <text:p>PARQUET-65</text:p>
          </table:table-cell>
          <table:table-cell office:value-type="string">
            <text:p>Create a jackson integration module for pojo suppor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94656</text:p>
          </table:table-cell>
          <table:table-cell office:value-type="string">
            <text:p>Certainly seems like an approach worth pursuing to me, would make things more flexible and get </text:p>
            <text:p>rid of some of my hand-cranked logic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6816053</text:p>
          </table:table-cell>
          <table:table-cell office:value-type="string">
            <text:p>Is this still a subject?</text:p>
            <text:p/>
            <text:p>It would be great to be able to generate a parquet schema from a po</text:p>
            <text:p>jo (in the same way as [https://github.com/FasterXML/jackson-dataformats-binary/tree/master/avr</text:p>
            <text:p>o#generating-avro-schema-from-pojo-definition)] and then be able to write it to a parquet file,</text:p>
            <text:p><text:s/>but without all the overhead of going through avro (which implies serializing to bytes then re</text:p>
            <text:p>ad it back with a generic record from avro before usirg the AvroParquetWriter, cf https://githu</text:p>
            <text:p>b.com/FasterXML/jackson-dataformats-binary/issues/9#issuecomment-325685012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1565</text:p>
          </table:table-cell>
          <table:table-cell office:value-type="string">
            <text:p>PARQUET-64</text:p>
          </table:table-cell>
          <table:table-cell office:value-type="string">
            <text:p>Add new logical types to parquet-column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083690</text:p>
          </table:table-cell>
          <table:table-cell office:value-type="string">
            <text:p>I've implemented the required parts in parquet-column and parquet-hadoop in [PR #31|https://git</text:p>
            <text:p>hub.com/apache/incubator-parquet-mr/pull/31]. I'll update it for the parquet-format release and</text:p>
            <text:p><text:s/>rebase when needed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55475</text:p>
          </table:table-cell>
          <table:table-cell office:value-type="string">
            <text:p>Issue resolved by pull request 31</text:p>
            <text:p>[https://github.com/apache/incubator-parquet-mr/pull/3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1486</text:p>
          </table:table-cell>
          <table:table-cell office:value-type="string">
            <text:p>PARQUET-63</text:p>
          </table:table-cell>
          <table:table-cell office:value-type="string">
            <text:p>Fixed-length columns cannot be dictionary encoded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83339</text:p>
          </table:table-cell>
          <table:table-cell office:value-type="string">
            <text:p>Resubmitted in [PR #30|https://github.com/apache/incubator-parquet-mr/pull/30]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21724</text:p>
          </table:table-cell>
          <table:table-cell office:value-type="string">
            <text:p>Issue resolved by pull request 30</text:p>
            <text:p>[https://github.com/apache/incubator-parquet-mr/pull/3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1484</text:p>
          </table:table-cell>
          <table:table-cell office:value-type="string">
            <text:p>PARQUET-62</text:p>
          </table:table-cell>
          <table:table-cell office:value-type="string">
            <text:p>DictionaryValuesWriter dictionaries are corrupted by user changes.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83332</text:p>
          </table:table-cell>
          <table:table-cell office:value-type="string">
            <text:p>Added a fix in [PR #29|https://github.com/apache/incubator-parquet-mr/pull/29]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04573</text:p>
          </table:table-cell>
          <table:table-cell office:value-type="string">
            <text:p>Issue resolved by pull request 29</text:p>
            <text:p>[https://github.com/apache/incubator-parquet-mr/pull/29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1466</text:p>
          </table:table-cell>
          <table:table-cell office:value-type="string">
            <text:p>PARQUET-61</text:p>
          </table:table-cell>
          <table:table-cell office:value-type="string">
            <text:p>Avoid fixing protocol events when there is not required field miss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20606</text:p>
          </table:table-cell>
          <table:table-cell office:value-type="string">
            <text:p>merged https://github.com/apache/incubator-parquet-mr/pull/2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1458</text:p>
          </table:table-cell>
          <table:table-cell office:value-type="string">
            <text:p>PARQUET-60</text:p>
          </table:table-cell>
          <table:table-cell office:value-type="string">
            <text:p>Add findbugs support, esp for @Nullable / @NonNull annotatio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1455</text:p>
          </table:table-cell>
          <table:table-cell office:value-type="string">
            <text:p>PARQUET-59</text:p>
          </table:table-cell>
          <table:table-cell office:value-type="string">
            <text:p>Scrooge tests use hadoop-1 API, fail on hadoop-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83179</text:p>
          </table:table-cell>
          <table:table-cell office:value-type="string">
            <text:p>Submitted fix in [PR #27|https://github.com/apache/incubator-parquet-mr/pull/27]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085666</text:p>
          </table:table-cell>
          <table:table-cell office:value-type="string">
            <text:p>Merged. Thanks for the review, Tom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932</text:p>
          </table:table-cell>
          <table:table-cell office:value-type="string">
            <text:p>PARQUET-58</text:p>
          </table:table-cell>
          <table:table-cell office:value-type="string">
            <text:p>Add PR merge tool to incubator-parquet-forma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80093</text:p>
          </table:table-cell>
          <table:table-cell office:value-type="string">
            <text:p>Added [PR #4|https://github.com/apache/incubator-parquet-format/pull/4]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086616</text:p>
          </table:table-cell>
          <table:table-cell office:value-type="string">
            <text:p>Issue resolved by pull request 4</text:p>
            <text:p>[https://github.com/apache/incubator-parquet-format/pull/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919</text:p>
          </table:table-cell>
          <table:table-cell office:value-type="string">
            <text:p>PARQUET-57</text:p>
          </table:table-cell>
          <table:table-cell office:value-type="string">
            <text:p>Make dev commit script easier to us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80024</text:p>
          </table:table-cell>
          <table:table-cell office:value-type="string">
            <text:p>It would be nice if the script prompted for the JIRA login and password if they are not se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081556</text:p>
          </table:table-cell>
          <table:table-cell office:value-type="string">
            <text:p>Issue resolved by pull request 26</text:p>
            <text:p>[https://github.com/apache/incubator-parquet-mr/pull/26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889</text:p>
          </table:table-cell>
          <table:table-cell office:value-type="string">
            <text:p>PARQUET-56</text:p>
          </table:table-cell>
          <table:table-cell office:value-type="string">
            <text:p>Added an accessor for the Long column type in example Group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80002</text:p>
          </table:table-cell>
          <table:table-cell office:value-type="string">
            <text:p>Merged but the commit script errored out due to a missing jira dependency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080027</text:p>
          </table:table-cell>
          <table:table-cell office:value-type="string">
            <text:p>merged in: https://github.com/apache/incubator-parquet-mr/commit/21d871b54940ad8e552fac54808fe0</text:p>
            <text:p>b31872ade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824</text:p>
          </table:table-cell>
          <table:table-cell office:value-type="string">
            <text:p>PARQUET-55</text:p>
          </table:table-cell>
          <table:table-cell office:value-type="string">
            <text:p>Remove author tags from sourc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815</text:p>
          </table:table-cell>
          <table:table-cell office:value-type="string">
            <text:p>PARQUET-54</text:p>
          </table:table-cell>
          <table:table-cell office:value-type="string">
            <text:p>Parquet Hive should resolve column names in case insensitive manne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745</text:p>
          </table:table-cell>
          <table:table-cell office:value-type="string">
            <text:p>PARQUET-53</text:p>
          </table:table-cell>
          <table:table-cell office:value-type="string">
            <text:p>Error in reading a list type data in hive which was generated through pig 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79134</text:p>
          </table:table-cell>
          <table:table-cell office:value-type="string">
            <text:p>Will it suffice to make changes in PigSchemaConverter to fix this? I can send a quick patch for</text:p>
            <text:p><text:s/>review in that case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080009</text:p>
          </table:table-cell>
          <table:table-cell office:value-type="string">
            <text:p>PARQUET-14 is trying to address this problem in a more general way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221713</text:p>
          </table:table-cell>
          <table:table-cell office:value-type="string">
            <text:p>[~abhishek.agarwal]: We've been working on compatibility rules and a spec for how to store list</text:p>
            <text:p><text:s/>structures in PARQUET-113. HIVE-8909 implements the read-side support for Hive and I think it </text:p>
            <text:p>will fix this problem. Is this something you can test with a version of Hive that includes that</text:p>
            <text:p>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668</text:p>
          </table:table-cell>
          <table:table-cell office:value-type="string">
            <text:p>PARQUET-52</text:p>
          </table:table-cell>
          <table:table-cell office:value-type="string">
            <text:p>Improve the encoding fall back mechanism for Parquet 2.0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224988</text:p>
          </table:table-cell>
          <table:table-cell office:value-type="string">
            <text:p>Issue resolved by pull request 74</text:p>
            <text:p>[https://github.com/apache/incubator-parquet-mr/pull/7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666</text:p>
          </table:table-cell>
          <table:table-cell office:value-type="string">
            <text:p>PARQUET-51</text:p>
          </table:table-cell>
          <table:table-cell office:value-type="string">
            <text:p>Add a check in the merge PR script to verify that the build on travis-ci pass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652</text:p>
          </table:table-cell>
          <table:table-cell office:value-type="string">
            <text:p>PARQUET-50</text:p>
          </table:table-cell>
          <table:table-cell office:value-type="string">
            <text:p>Remove items from semver blacklis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97700</text:p>
          </table:table-cell>
          <table:table-cell office:value-type="string">
            <text:p>https://github.com/apache/incubator-parquet-mr/pull/3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04548</text:p>
          </table:table-cell>
          <table:table-cell office:value-type="string">
            <text:p>Issue resolved by pull request 37</text:p>
            <text:p>[https://github.com/apache/incubator-parquet-mr/pull/37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618</text:p>
          </table:table-cell>
          <table:table-cell office:value-type="string">
            <text:p>PARQUET-49</text:p>
          </table:table-cell>
          <table:table-cell office:value-type="string">
            <text:p>Create a new filter API that supports filtering groups of records based on their statistic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78427</text:p>
          </table:table-cell>
          <table:table-cell office:value-type="string">
            <text:p>Issue resolved by pull request 4</text:p>
            <text:p>[https://github.com/apache/incubator-parquet-mr/pull/4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372</text:p>
          </table:table-cell>
          <table:table-cell office:value-type="string">
            <text:p>PARQUET-48</text:p>
          </table:table-cell>
          <table:table-cell office:value-type="string">
            <text:p>Parquet scrooge for scala 2.1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26112</text:p>
          </table:table-cell>
          <table:table-cell office:value-type="string">
            <text:p>merged https://github.com/apache/incubator-parquet-mr/pull/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30091</text:p>
          </table:table-cell>
          <table:table-cell office:value-type="string">
            <text:p>PARQUET-47</text:p>
          </table:table-cell>
          <table:table-cell office:value-type="string">
            <text:p>SERDE backed schema for parquet storage in Hiv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75750</text:p>
          </table:table-cell>
          <table:table-cell office:value-type="string">
            <text:p>cc [~brocknoland] Let us know if this is feasible to do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21542</text:p>
          </table:table-cell>
          <table:table-cell office:value-type="string">
            <text:p>I have started working on this. I could not assign this JIRA to myself. If someone could, that </text:p>
            <text:p>will be helpful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221826</text:p>
          </table:table-cell>
          <table:table-cell office:value-type="string">
            <text:p>Created HIVE-8950. Correct me if I am wrong, but I believe that should be able to take care of </text:p>
            <text:p>thi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42204</text:p>
          </table:table-cell>
          <table:table-cell office:value-type="string">
            <text:p>[~julienledem] could you assign this to m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643</text:p>
          </table:table-cell>
          <table:table-cell office:value-type="string">
            <text:p>PARQUET-46</text:p>
          </table:table-cell>
          <table:table-cell office:value-type="string">
            <text:p>Consider making a specialized / non-generic UserDefinedPredicat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642</text:p>
          </table:table-cell>
          <table:table-cell office:value-type="string">
            <text:p>PARQUET-45</text:p>
          </table:table-cell>
          <table:table-cell office:value-type="string">
            <text:p>Increment a hadoop counter for bytes filtered / skipped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729377</text:p>
          </table:table-cell>
          <table:table-cell office:value-type="string">
            <text:p>PARQUET-44</text:p>
          </table:table-cell>
          <table:table-cell office:value-type="string">
            <text:p>Consider adding checks that validate eq(null) / notEq(null) is not used on a required column in</text:p>
            <text:p><text:s/>the filter2 API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76</text:p>
          </table:table-cell>
          <table:table-cell office:value-type="string">
            <text:p>PARQUET-43</text:p>
          </table:table-cell>
          <table:table-cell office:value-type="string">
            <text:p>Support filtering on group-is-null in filter2 API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75</text:p>
          </table:table-cell>
          <table:table-cell office:value-type="string">
            <text:p>PARQUET-42</text:p>
          </table:table-cell>
          <table:table-cell office:value-type="string">
            <text:p>Add HyperLogLog / CountMinSketch to parquet statistic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74</text:p>
          </table:table-cell>
          <table:table-cell office:value-type="string">
            <text:p>PARQUET-41</text:p>
          </table:table-cell>
          <table:table-cell office:value-type="string">
            <text:p>Add bloom filters to parquet statistic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4349409</text:p>
          </table:table-cell>
          <table:table-cell office:value-type="string">
            <text:p>This will require some planning and discussion around parquet-format.</text:p>
            <text:p>We need to choose how we </text:p>
            <text:p>will serialize a bloom filter into parquet statistics, how it's size will be configured, etc.</text:p>
            <text:p>B</text:p>
            <text:p>ut ultimately it needs to be a bloom filter easily deserialized from C++, and it needs to be du</text:p>
            <text:p>rable (so java.io.Serializable <text:s/>or anything similar won't work here.)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51204</text:p>
          </table:table-cell>
          <table:table-cell office:value-type="string">
            <text:p>While it would be great to have them be compatible between java/C++/etc, that shouldn't necessa</text:p>
            <text:p>rily be a requirement. <text:s/>A bloom filter is an optimization, so if the reader doesn't know how to</text:p>
            <text:p><text:s/>interpret it, it can simply be ignored.</text:p>
          </table:table-cell>
          <table:table-cell table:number-columns-repeated="1019"/>
        </table:table-row>
        <table:table-row table:style-name="ro33">
          <table:table-cell table:number-columns-repeated="3"/>
          <table:table-cell office:value-type="string">
            <text:p>14351224</text:p>
          </table:table-cell>
          <table:table-cell office:value-type="string">
            <text:p>I don't know if it helps - but in scala , using algebird, when i want to serialize a Bloom Filt</text:p>
            <text:p>er into a file and then be able to re-read it from another job i do:</text:p>
            <text:p/>
            <text:p><text:s text:c="2"/>def serialize(dataStruc</text:p>
            <text:p>ture: Any): Array[Byte] = {</text:p>
            <text:p><text:s text:c="4"/>val stream = new ByteArrayOutputStream()</text:p>
            <text:p><text:s text:c="4"/>val out = new Obje</text:p>
            <text:p>ctOutputStream(stream)</text:p>
            <text:p><text:s text:c="4"/>out.writeObject(dataStructure)</text:p>
            <text:p><text:s text:c="4"/>out.close()</text:p>
            <text:p><text:s text:c="4"/>stream.close()</text:p>
            <text:p><text:s text:c="2"/></text:p>
            <text:p><text:s text:c="2"/>stream.toByteArray</text:p>
            <text:p><text:s text:c="2"/>}</text:p>
            <text:p/>
            <text:p><text:s text:c="2"/>def deserialize[T](byteArray: Array[Byte]): T = {</text:p>
            <text:p><text:s text:c="4"/>val is = new </text:p>
            <text:p>ObjectInputStream(new ByteArrayInputStream(byteArray))</text:p>
            <text:p><text:s text:c="4"/>is.readObject().asInstanceOf[T]</text:p>
            <text:p><text:s text:c="2"/>}</text:p>
            <text:p/>
            <text:p/>
            <text:p>and then from i.e. Scalding </text:p>
            <text:p/>
            <text:p>pipe.mapTo('bloom -&gt; 'serialized) { bf:BF =&gt; io.scalding.approxi</text:p>
            <text:p>mations.Utils.serialize(bf) }.write( ... )</text:p>
            <text:p>pipe.mapTo('bloom -&gt; 'serialized) { bf:BF =&gt; new Str</text:p>
            <text:p>ing(io.scalding.approximations.Utils.serialize(bf)) }.write( ... )</text:p>
            <text:p/>
            <text:p>Where BF is actually com.tw</text:p>
            <text:p>itter.algebird.BF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4351374</text:p>
          </table:table-cell>
          <table:table-cell office:value-type="string">
            <text:p>If the data for the bloom filter is going to be stored in the parquet-format thrift statistics </text:p>
            <text:p>schema, I think it should be well a well defined format, that is not specific to java (for exam</text:p>
            <text:p>ple, the format should not be whatever comes out of an ObjectOutputStream).</text:p>
            <text:p>I think it's fine t</text:p>
            <text:p>hat the two runtimes support different features, but so far we have maintained binary compatibi</text:p>
            <text:p>lity between the two.</text:p>
            <text:p/>
            <text:p>Even if we didn't care about interoperability, we still need a well defi</text:p>
            <text:p>ned binary format for the bloom filter that is durable over time, unlike plain java.io serializ</text:p>
            <text:p>ation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351376</text:p>
          </table:table-cell>
          <table:table-cell office:value-type="string">
            <text:p>Right, so while this works for temporary storage / transport of java objects, it's not a durabl</text:p>
            <text:p>e format with guaranteed stability over time. If the algebird bloom filter changes later, it wi</text:p>
            <text:p>ll serialize differently, etc. So I think we need to still define a thrift / binary format for </text:p>
            <text:p>storing the bloom filter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351377</text:p>
          </table:table-cell>
          <table:table-cell office:value-type="string">
            <text:p>To clarify, I'm not saying the C++ has to use the bloom filter at runtime right away, but we sh</text:p>
            <text:p>ould not use a binary format that would make it impossible / difficult for the C++ impl to use </text:p>
            <text:p>it if it wanted to. And I think it would also be bad news if each impl serialized bloom filters</text:p>
            <text:p><text:s/>in their own way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352599</text:p>
          </table:table-cell>
          <table:table-cell office:value-type="string">
            <text:p>Hi [~alexlevenson] and [~antwnis], thank you for your comments. </text:p>
            <text:p>I'd like to have a short summa</text:p>
            <text:p>ry for your summary. We should implement the BF by thrift other than some unstable framework li</text:p>
            <text:p>brary.</text:p>
            <text:p>Regards to the size of bloom filter, I think we should configure it from the upper level</text:p>
            <text:p><text:s/>since user can have a better understanding of the size of column numbers. Any thought about th</text:p>
            <text:p>e size configuration?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4353285</text:p>
          </table:table-cell>
          <table:table-cell office:value-type="string">
            <text:p>The first step is to specify how we would store the Bloom Filter in parquet-format.</text:p>
            <text:p>As [~alexle</text:p>
            <text:p>venson] mentioned it should be defined at the binary level.</text:p>
            <text:p>A bloom filter is just a byte array</text:p>
            <text:p><text:s/>(or possibly a few) and probably the spec of the hash functions used so it should not be that </text:p>
            <text:p>hard to defined.</text:p>
            <text:p/>
            <text:p>Alternatively there are custom properties that can be added for non standard </text:p>
            <text:p>things but I would recommend going the way defined above for bloom filters as they are a standa</text:p>
            <text:p>rd we want to define.</text:p>
            <text:p/>
            <text:p>listing a few folks that should probably review the format for this (fro</text:p>
            <text:p>m Impala, Drill, SparkSQL): [~marcelk] [~nongli] [~pipfiddle] [~jaltekruse] [~rdblue] [~marmbru</text:p>
            <text:p>s] 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353296</text:p>
          </table:table-cell>
          <table:table-cell office:value-type="string">
            <text:p>bq. As Alex Levenson mentioned it should be defined at the binary level . . . <text:s/>and probably the</text:p>
            <text:p><text:s/>spec of the hash functions used so it should not be that hard to defined.</text:p>
            <text:p/>
            <text:p>+1</text:p>
            <text:p/>
            <text:p/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4353425</text:p>
          </table:table-cell>
          <table:table-cell office:value-type="string">
            <text:p>Yes, I was just thinking, the hash functions for each data type need to be well defined too but</text:p>
            <text:p><text:s/>Julien beat me to it :)</text:p>
            <text:p/>
            <text:p>So I would say next steps are:</text:p>
            <text:p>1) Define a binary format for serializ</text:p>
            <text:p>ing a bloom filter into a byte array, including any configuration data (like size), and also di</text:p>
            <text:p>scuss whether that should be global (stored once) or repeated into each bloom filter.</text:p>
            <text:p/>
            <text:p>2) Defin</text:p>
            <text:p>e the hash function used for each data type</text:p>
            <text:p/>
            <text:p>3) Create a java implementation of the above, poss</text:p>
            <text:p>ibly borrowing code snippets from Algebird or Guava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353778</text:p>
          </table:table-cell>
          <table:table-cell office:value-type="string">
            <text:p>Agree with [~alexlevenson], [~julienledem], and [~rdblue]. <text:s/>We need non-language-specific binar</text:p>
            <text:p>y specification. <text:s/>I'd also argue that we need to see highly performant proof of concept code in</text:p>
            <text:p><text:s/>C and Java before we can decide that a particular specification is acceptable. 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367660</text:p>
          </table:table-cell>
          <table:table-cell office:value-type="string">
            <text:p>ORC implemented bloom filters recently. Their design doc - [1] - is worth a gander. </text:p>
            <text:p/>
            <text:p>[1]: http</text:p>
            <text:p>s://cwiki.apache.org/confluence/display/Hive/LanguageManual+ORC <text:s/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89323</text:p>
          </table:table-cell>
          <table:table-cell office:value-type="string">
            <text:p>Thanks [~prateekrungta]! Looks like I need to go read "Less Hashing, Same Performance: Building</text:p>
            <text:p><text:s/>a Better Bloom Filter" by Kirsch et. al. now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93604</text:p>
          </table:table-cell>
          <table:table-cell office:value-type="string">
            <text:p>[~Ferd] does the info about ORC or the paper help at all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93817</text:p>
          </table:table-cell>
          <table:table-cell office:value-type="string">
            <text:p>Thanks [~rdblue] and [~prateekrungta] for this information, I will take time look at it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589347</text:p>
          </table:table-cell>
          <table:table-cell office:value-type="string">
            <text:p>Hi guys,</text:p>
            <text:p>The pull request for parquet-format-mr is located at https://github.com/apache/parquet</text:p>
            <text:p>-mr/pull/215 and the one for parquet-format is at https://github.com/apache/parquet-format/pull</text:p>
            <text:p>/28. Currently, I only add the support for integer and test passed for unit test and hive side.</text:p>
            <text:p><text:s/>The second one is used to define the data structure. Please help me review these two PRs. Than</text:p>
            <text:p>k you!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90073</text:p>
          </table:table-cell>
          <table:table-cell office:value-type="string">
            <text:p>Great, thanks [~Ferd]! Could you also tell us a bit more about how this works and the approach </text:p>
            <text:p>you're taking? At first glance, we need quite a bit more in the format to specify exactly what </text:p>
            <text:p>the structure means and how to use it. It would be good to discuss that here, too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90088</text:p>
          </table:table-cell>
          <table:table-cell office:value-type="string">
            <text:p>Agreed. <text:s/>I think a good discussion and design review around this is critical given the importan</text:p>
            <text:p>ce of this feature.</text:p>
          </table:table-cell>
          <table:table-cell table:number-columns-repeated="1019"/>
        </table:table-row>
        <table:table-row table:style-name="ro69">
          <table:table-cell table:number-columns-repeated="3"/>
          <table:table-cell office:value-type="string">
            <text:p>14591301</text:p>
          </table:table-cell>
          <table:table-cell office:value-type="string">
            <text:p>Sure, for the basic background about bloom filter, please refer to the Wikipedia ([bloom filter</text:p>
            <text:p>|https://en.wikipedia.org/wiki/Bloom_filter]) and the discussion above.</text:p>
            <text:p>As I already have a pat</text:p>
            <text:p>ch available for this feature, I’d like to explain my design based on my code.</text:p>
            <text:p/>
            <text:p>*Background for</text:p>
            <text:p><text:s/>bloom filter*</text:p>
            <text:p>In short, bloom filter maintains a bit set which is set to 1 for all bits. Once </text:p>
            <text:p>one entry added to the filter, it will use the hash functions to set several bits to 1. By usin</text:p>
            <text:p>g a hash function, we can see a new entry is already included if all of the related bits are se</text:p>
            <text:p>t to 1. In this way we can use the bloom filter to skip some data in block level for parquet.</text:p>
            <text:p>F</text:p>
            <text:p>rom the Wikipedia, you can see the definition of bloom filter as follows:</text:p>
            <text:p>{quote}An empty Bloom</text:p>
            <text:p><text:s/>filter is a bit array of m bits, all set to 0. There must also be k different hash functions d</text:p>
            <text:p>efined, each of which maps or hashes some set element to one of the m array positions with a un</text:p>
            <text:p>iform random distribution.{quote}</text:p>
            <text:p>To construct a bloom filter, two parameters are required: </text:p>
            <text:p>* </text:p>
            <text:p>_m_: Number of bits</text:p>
            <text:p>* _k_: Number of hash function</text:p>
            <text:p/>
            <text:p>These two parameters could be approximated </text:p>
            <text:p>by two other parameters (The formulas are available in the Wikipedia mentioned above):</text:p>
            <text:p>* _f_: a</text:p>
            <text:p>bbreviation for false positive probability</text:p>
            <text:p>* _n_: the number of elements being filtered</text:p>
            <text:p>The cod</text:p>
            <text:p>e snippet for the data structure of bloom filter is mainly referred from Hive project and the i</text:p>
            <text:p>mplementation of bloom filter from Guava.</text:p>
            <text:p/>
            <text:p>*Build a bloom filter*</text:p>
            <text:p>To build a bloom filter, user</text:p>
            <text:p>s need to add four configurations: </text:p>
            <text:p>* _parquet.enable.bloom.filter_: Whether to enable the bloo</text:p>
            <text:p>m filter</text:p>
            <text:p>* _parquet.bloom.filter.fpp.value_: The value of FPP (Abbr. false positive probability</text:p>
            <text:p>)</text:p>
            <text:p>* _parquet.bloom.filter.fpp.provided_: As the fpp is optional, so this configuration is not r</text:p>
            <text:p>equired and the default value is 0.05</text:p>
            <text:p>* _parquet.expected.entries_: The expected entries number</text:p>
            <text:p/>
            <text:p/>
            <text:p>These configurations are grouped into BloomFilterOpts. The class BloomFilterBuilder could use</text:p>
            <text:p><text:s/>BloomFilterOpts to build a BloomFilter. And the bloom filter is supported only in some of the </text:p>
            <text:p>basic data type. For example, it doesn’t make sense to enable bloom filter for a bool type. Add</text:p>
            <text:p>ressing this concern, the supported Statistics needs to implement the interface BloomFilterStat</text:p>
            <text:p>istics.</text:p>
            <text:p/>
            <text:p>*How BloomFilter works in Parquet*</text:p>
            <text:p>The bloom filter is part of the statistics like Min</text:p>
            <text:p>/Max Statistics. For EQ operation, you could check if one entry is included in the row group. Y</text:p>
            <text:p>ou could refer to the code snippet in StatisticsFilter. If the number isn’t within the range or</text:p>
            <text:p><text:s/>not include in the bloom filter, it will be dropped.</text:p>
            <text:p/>
            <text:p>*How to enable it in Hive side*</text:p>
            <text:p>You can </text:p>
            <text:p>refer the code in HIVE-9260. Besides the bloom filter related configuration, you need to add th</text:p>
            <text:p>e parameters to enable predicate pushing down as well. {noformat}SET hive.optimize.ppd=true; SE</text:p>
            <text:p>T hive.optimize.index.filter=true;{noformat}</text:p>
            <text:p/>
            <text:p>*ARs for my side about next developing plan*</text:p>
            <text:p>* Up</text:p>
            <text:p>date design document in the statistics.md</text:p>
            <text:p>* Add more JavaDoc for some common API</text:p>
            <text:p>* Update some </text:p>
            <text:p>code style issues mentioned in the PRs</text:p>
            <text:p>* If no more further comments exists for the present pat</text:p>
            <text:p>ch, I will add the support for some other data types.</text:p>
            <text:p/>
            <text:p>Feel free to raise more questions about </text:p>
            <text:p>my patch. Thank you!</text:p>
            <text:p/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4597222</text:p>
          </table:table-cell>
          <table:table-cell office:value-type="string">
            <text:p>Hi,</text:p>
            <text:p>Any suggestion or comments about my current solution?</text:p>
            <text:p>I'm also thinking about using the Blo</text:p>
            <text:p>om Filter API from Guava instead of implementing it by our own.</text:p>
            <text:p>[http://docs.guava-libraries.go</text:p>
            <text:p>oglecode.com/git-history/release/javadoc/com/google/common/hash/BloomFilter.html#create(com.goo</text:p>
            <text:p>gle.common.hash.Funnel, int, double)]</text:p>
            <text:p>In the first step we should finalize what we should store</text:p>
            <text:p><text:s/>in the parquet-format.</text:p>
            <text:p>If trying to use the guava, we will store the expected insertions and t</text:p>
            <text:p>he false positive probabilities which could be different from the current solution.</text:p>
            <text:p/>
            <text:p>With the r</text:p>
            <text:p>egards of the comments from [~dwhite], we could put the discussion of multi-strategies support </text:p>
            <text:p>here. And also we could discuss about how we archive the fall back for bloom filter as [~spena]</text:p>
            <text:p><text:s/>suggests.</text:p>
            <text:p/>
            <text:p>Thank you!</text:p>
          </table:table-cell>
          <table:table-cell table:number-columns-repeated="1019"/>
        </table:table-row>
        <table:table-row table:style-name="ro36">
          <table:table-cell table:number-columns-repeated="3"/>
          <table:table-cell office:value-type="string">
            <text:p>14597767</text:p>
          </table:table-cell>
          <table:table-cell office:value-type="string">
            <text:p>Hey [~Ferd], </text:p>
            <text:p/>
            <text:p>I did a quick glance through the code and it looks pretty good to me. Few points</text:p>
            <text:p>:</text:p>
            <text:p/>
            <text:p>- Even though it seems like you only use the 64-bit hash in the BloomFilter creation at the </text:p>
            <text:p>moment, I'd suggest you add a way to specify which hash function was used to the BloomFilter st</text:p>
            <text:p>ructure - https://github.com/apache/parquet-format/pull/28/files#diff-df72922e72e5b91cbb5728429</text:p>
            <text:p>610e912R194 - i.e. if the hash function used was 32/64/128 bits. To enforce an explicit contrac</text:p>
            <text:p>t between readers/writer of the data.</text:p>
            <text:p>- Regarding migrating to the guava implementation of Murm</text:p>
            <text:p>ur3, one of the SolrCloud devs has a pretty good write-up on why he went the route of making hi</text:p>
            <text:p>s own, instead of using Guava - http://yonik.com/murmurhash3-for-java/ - the code is public dom</text:p>
            <text:p>ain, so we could use that maybe. </text:p>
            <text:p>- One of the points in the blog above is that Guava has inter</text:p>
            <text:p>operability issues between C++ &amp; Java. So regardless of which hash implementation we go with, I</text:p>
            <text:p><text:s/>suggest we add test readers in at least those two languages to ensure the BF implementation is</text:p>
            <text:p><text:s/>interoperable. </text:p>
            <text:p>- This maybe followup work to this JIRA: some rudimentary performance analysis</text:p>
            <text:p><text:s/>- read/write overhead with BFs enabled - would be useful. </text:p>
            <text:p/>
            <text:p>-prateek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597859</text:p>
          </table:table-cell>
          <table:table-cell office:value-type="string">
            <text:p>I did not get a chance to look through the code yet, but one possible consideration to think ab</text:p>
            <text:p>out in regards to Hive. For their ACID support, it would be useful to allow the bloom filter to</text:p>
            <text:p><text:s/>be modifiable upon deletion of a record before a compaction of the original data and the diff </text:p>
            <text:p>file. If you design the bloom filter to be an array of integers instead of an array of bits you</text:p>
            <text:p><text:s/>can remove elements from it as well as add, as each position can now store the number of hashe</text:p>
            <text:p>s that ended up in that position, rather than a flag to say at least one ended up there. This w</text:p>
            <text:p>ould allow them and other users of parquet that may want to implement update/delete to subtract</text:p>
            <text:p><text:s/>out the elements from the bloom filter that have been deleted or changed.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597887</text:p>
          </table:table-cell>
          <table:table-cell office:value-type="string">
            <text:p>Sorry for the delay, [~Ferd], I'll have more feedback for you today.</text:p>
            <text:p/>
            <text:p>[~jaltekruse], it isn't p</text:p>
            <text:p>ossible to remove a record from a bloom filter, unless you recompute the filter without it. The</text:p>
            <text:p><text:s/>k positions for each element overlap, which is why you get a great size reduction. Unfortunate</text:p>
            <text:p>ly, that means you can't unset one without possibly changing the inclusion judgement for all th</text:p>
            <text:p>e other inserted elements that overlapped that bit position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597897</text:p>
          </table:table-cell>
          <table:table-cell office:value-type="string">
            <text:p>If you store a bit array that is true. There is a related datastructure, as I understood it the</text:p>
            <text:p>re is not an alternative name for it that does allow for deletions. The trade off is storage si</text:p>
            <text:p>ze, but this is tunable just as the regular bloom filter is in terms of a trade off between siz</text:p>
            <text:p>e and false positive rate.</text:p>
            <text:p/>
            <text:p>http://www.ics.uci.edu/~jsimons/slides/seminar/IBF.pdf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597901</text:p>
          </table:table-cell>
          <table:table-cell office:value-type="string">
            <text:p>This might have been a little confusing, I was not proposing that Hive could re-write the filte</text:p>
            <text:p>r in place, but instead store a bloom filter with the appropriate additions and deletions that </text:p>
            <text:p>could be combined together with the one in the original file. With the integer array this would</text:p>
            <text:p><text:s/>be as simple as a loop to add together all of the corresponding indexes, where some may be neg</text:p>
            <text:p>ative in the diff to indicate that several values that hashed to that position had been deleted</text:p>
            <text:p>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597906</text:p>
          </table:table-cell>
          <table:table-cell office:value-type="string">
            <text:p>Interesting, I hadn't heard about the counting bloom filters. But as I think a bit more about h</text:p>
            <text:p>ow the Hive ACID stuff works, I don't think it would help.</text:p>
            <text:p/>
            <text:p>The base file is rewritten periodic</text:p>
            <text:p>ally to incorporate changes stored in the current set of deltas. That would rewrite the bloom f</text:p>
            <text:p>ilter from scratch, so there is no need for it to be reversible. Then if you're applying a delt</text:p>
            <text:p>a on top of the base file, you only need to apply the filters to your delta because those rows </text:p>
            <text:p>entirely replace rows in the base. In that case, you have a static bloom filter per delta file </text:p>
            <text:p>and static bloom filters in the base file, too.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4597943</text:p>
          </table:table-cell>
          <table:table-cell office:value-type="string">
            <text:p>If rewriting happens frequently enough there may not be a need for it. However I think there ar</text:p>
            <text:p>e some cases that can not be completely solved by two independent bit filters in the base and d</text:p>
            <text:p>elta files. Additions can certainly work, but I don't think it is possible to incorporate delet</text:p>
            <text:p>es or updates with this strategy. The bloom filter for your base file will return true when you</text:p>
            <text:p><text:s/>look up a deleted record.</text:p>
            <text:p/>
            <text:p>Even if the delta file absolutely replaces rows from your base file</text:p>
            <text:p>, there is no association between a result of the bloom filter lookup and a row number. You cou</text:p>
            <text:p>ld not know that a particular update in the delta file relates to a lookup in the base file blo</text:p>
            <text:p>om filter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598003</text:p>
          </table:table-cell>
          <table:table-cell office:value-type="string">
            <text:p>[~rdblue] I believe [~jaltekruse] is right that to support element removal (without creating th</text:p>
            <text:p>e filter from scratch) one needs to keep an integer/counter array, then you get what's called a</text:p>
            <text:p><text:s/>counting bloom filter (see https://en.wikipedia.org/wiki/Bloom_filter#Counting_filters)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598090</text:p>
          </table:table-cell>
          <table:table-cell office:value-type="string">
            <text:p>Not sure we need a counting bloom filter to support Hive acid tx (at least for now). The base f</text:p>
            <text:p>ile is updated with the deltas with some frequency (called major compaction, frequency depends </text:p>
            <text:p>on the hive.compactor.delta.pct.threshold config parameter) and the bloom filter of the base fi</text:p>
            <text:p>le will get rewritten with major compaction. I guess it's OK for the bloom filter to return tru</text:p>
            <text:p>e when a delta file has a delete for that particular record as currently Hive only supports sna</text:p>
            <text:p>pshot isolation (that is, if another tx deleted that row after the first tx started).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4598800</text:p>
          </table:table-cell>
          <table:table-cell office:value-type="string">
            <text:p>Hi [~nezihyigitbasi] [~jaltekruse], I don’t think we need to handle the deletion case for bloom</text:p>
            <text:p><text:s/>filter when comes to an ACID table. For ACID in Hive, we should consider three things: read, w</text:p>
            <text:p>rite, compactor (merge). For R/W operation, it doesn't require the deletion. For read operation</text:p>
            <text:p>, the hive merger reader handles this by creating a user-view data using the base&amp; delta files.</text:p>
            <text:p><text:s/></text:p>
            <text:p>For the compaction, there are two kinds: *Minor Compaction* and *Major Compaction*.</text:p>
            <text:p>Minor com</text:p>
            <text:p>paction is used to compact the delta files. Several delta files are compacted into a single del</text:p>
            <text:p>ta file (_delta_x_y_ where x is the begin and y is end transaction id). So it’s a different fil</text:p>
            <text:p>e after compaction.</text:p>
            <text:p>Major compaction is used to compact delta files into the base file (_base_z</text:p>
            <text:p>_ where z stands for the highest transaction id compacted). </text:p>
            <text:p>So we should generate a new bloom </text:p>
            <text:p>filter instead of merging the previous ones(Compactor is writing another file in fact). Any tho</text:p>
            <text:p>ughts about this [~spena] [~rdblue]?</text:p>
            <text:p/>
            <text:p>Besides, I read again about the configuration for the sup</text:p>
            <text:p>port of bloom filter in ORC. It seems we could add one more configuration to specify which colu</text:p>
            <text:p>mn we will apply the bloom filter.</text:p>
            <text:p/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599093</text:p>
          </table:table-cell>
          <table:table-cell office:value-type="string">
            <text:p>Hi,</text:p>
            <text:p>I have updated the PR for multiple bloom filter strategies support. Please help me review i</text:p>
            <text:p>t. Thank you!</text:p>
            <text:p>See [https://github.com/winningsix/parquet-format/commit/21ecbb245b763e61d51ffdfe</text:p>
            <text:p>c85882b8c924cc9d]</text:p>
            <text:p/>
            <text:p>Yours,</text:p>
            <text:p>Fer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600363</text:p>
          </table:table-cell>
          <table:table-cell office:value-type="string">
            <text:p>Are you saying you'd have a bloom filter in the diff that gets subtracted from the bloom filter</text:p>
            <text:p><text:s/>in the base file while reading?</text:p>
            <text:p/>
            <text:p>If so, I don't think that works. You'd have to know what reco</text:p>
            <text:p>rds are in a particular page, calculate the bloom filter diff, and then use it. I don't think t</text:p>
            <text:p>hat would be worth it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600367</text:p>
          </table:table-cell>
          <table:table-cell office:value-type="string">
            <text:p>I don't think the counting bloom filter idea is worth the increased size or the work to make it</text:p>
            <text:p><text:s/>happen, when the trade-off is a false-positive. The ACID support will periodically rebuild the</text:p>
            <text:p><text:s/>bloom filters anyway, so we're only talking about false positives for data in the delta files,</text:p>
            <text:p><text:s/>which we expect to be small.</text:p>
          </table:table-cell>
          <table:table-cell table:number-columns-repeated="1019"/>
        </table:table-row>
        <table:table-row table:style-name="ro78">
          <table:table-cell table:number-columns-repeated="3"/>
          <table:table-cell office:value-type="string">
            <text:p>14602532</text:p>
          </table:table-cell>
          <table:table-cell office:value-type="string">
            <text:p>Thanks for working on this, [~Ferd], it's great to be making some good progress on it. This is </text:p>
            <text:p>getting to be a pretty long comment. I don't have all that many conclusions, but I wanted to sh</text:p>
            <text:p>are some observations to start a discussion around how this feature should be done.</text:p>
            <text:p/>
            <text:p>I've mostl</text:p>
            <text:p>y been thinking lately about the bloom filter configuration. I like that FPP is a user setting </text:p>
            <text:p>because the query patterns really affect what value you want for it. You can get much better sp</text:p>
            <text:p>ace savings with a high FPP if you know that typical queries will only look for a few items.</text:p>
            <text:p/>
            <text:p>W</text:p>
            <text:p>e can think of FPP as the probability that we will have to read a data page even though it does</text:p>
            <text:p>n't actually have the item we are looking for. That is multiplied by the number of items in a q</text:p>
            <text:p>uery, which could be large but I think will generally be less than ~10 elements (for basing a d</text:p>
            <text:p>efault). That puts a general upper limit on the FPP because if it is something too high, like 1</text:p>
            <text:p>0%, a fair number of queries will end up reading unnecessary data with a 50+% probability (anyt</text:p>
            <text:p>hing checking for 7 or more unique items).</text:p>
            <text:p/>
            <text:p>I think we should have a way to read the page stats</text:p>
            <text:p><text:s/>without the filter, since they can be pretty big. I took a look at a real-world dataset with 8</text:p>
            <text:p>-byte timestamps that are ~75% unique, which put the expected filter size for a 2.5% false-posi</text:p>
            <text:p>tive rate at 9% of the block size. If I'm looking for 32 timestamps at once, I have an 80% chan</text:p>
            <text:p>ce of reading pages I don't need to read, and end up reading an extra 9% for every page's bloom</text:p>
            <text:p><text:s/>filter alone.</text:p>
            <text:p/>
            <text:p>I don't think we want a setting for the expected number of entries. For one thi</text:p>
            <text:p>ng, this varies widely across pages. I have a dataset with 20-30 values per page in one column </text:p>
            <text:p>and 131,000 values per page in another. A setting for all columns will definitely be a problem </text:p>
            <text:p>and I don't think we can trust users to set this correctly for their data on every column.</text:p>
            <text:p/>
            <text:p>We </text:p>
            <text:p>also don't know much about how many unique values are in a column or how that column will compr</text:p>
            <text:p>ess with the encodings. Bloom filters are surprisingly expensive in terms of space considering </text:p>
            <text:p>some of the encoding sizes we can get in Parquet. For example, if we have a column where delta </text:p>
            <text:p>integer encoding is doing a good job, values might be ~2 bytes each. If the column is 75% uniqu</text:p>
            <text:p>e, then even a 10% FPP will create a bloom filter that is ~22.5% of the page size, and a 1% FPP</text:p>
            <text:p><text:s/>is ~44.9% of the page size. To compare to not as good encoding, 8-bytes per value ends up bein</text:p>
            <text:p>g ~11.2% of the page size for a 1% FPP, which is still significant. As encoding gets better, pa</text:p>
            <text:p>ges have more values and the bloom filter needs to be larger.</text:p>
            <text:p/>
            <text:p>Without knowing the percentage o</text:p>
            <text:p>f unique values or the encoding size, choosing the expected number of values for a page is impo</text:p>
            <text:p>ssible. Because of the potential size of the filters compared to the page size, over-estimating</text:p>
            <text:p><text:s/>the filter size isn't enough: we don't want something 10% of the page size or larger. That mea</text:p>
            <text:p>ns that if we chose an estimate for the number of values, we would still end up overloading fil</text:p>
            <text:p>ters fairly often. I took a look at the false-positive probability for overloaded filters: if a</text:p>
            <text:p><text:s/>filter is 125% loaded, then the actual false-positive probability at least doubles, and for an</text:p>
            <text:p><text:s/>original 1% FPP, it triples. It gets much worse as the overloading increases: 200% loaded resu</text:p>
            <text:p>lts in a 9% actual FPP based on a 1% original FPP. Keep in mind that the expected overloading i</text:p>
            <text:p>s probably not as low as 200% given that the number of values per page can vary from tens to te</text:p>
            <text:p>ns of thousands.</text:p>
            <text:p/>
            <text:p>I think there are 2 approaches to fixing this. First, there's a paper, [Scala</text:p>
            <text:p>ble Bloom Filters|http://gsd.di.uminho.pt/members/cbm/ps/dbloom.pdf], that has a strategy to us</text:p>
            <text:p>e a series of bloom filters so you don't have to know the size in advance. It's a good paper, b</text:p>
            <text:p>ut we would want to change the heuristics for growing the filter because we know when we are ge</text:p>
            <text:p>tting close to the total number of elements in the page. Another draw-back is that it uses a se</text:p>
            <text:p>ries of filters, so testing for an element has to be done in each filter.</text:p>
            <text:p/>
            <text:p>I think a second app</text:p>
            <text:p>roach is to keep the data in memory until we have enough to determine the properties of the blo</text:p>
            <text:p>om filter. This would only need to be done for the first few pages, while memory consumption is</text:p>
            <text:p><text:s/>still small. We could keep the hashed values instead of the actual data to get the size down t</text:p>
            <text:p>o a set of integers that will be approximately the number of uniques items in the page (minus c</text:p>
            <text:p>ollisions). I like this option better because it is all on the write side and trades a reasonab</text:p>
            <text:p>le amount of memory for a more complicated filter. The read side would be as it is now.</text:p>
            <text:p/>
            <text:p>Okay, </text:p>
            <text:p>this is long enough. I'll clean up the spreadsheet I'm basing my numbers on and share it tomorr</text:p>
            <text:p>ow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603401</text:p>
          </table:table-cell>
          <table:table-cell office:value-type="string">
            <text:p>I just posted a google spreadsheet to back up the numbers in the above comment. It has 2 pages:</text:p>
            <text:p/>
            <text:p>1. Filter size compared to encoded data size by FPP and expected uniqueness</text:p>
            <text:p>2. Effective FPP w</text:p>
            <text:p>hen a filter is overloaded</text:p>
            <text:p/>
            <text:p>It would be great to have some people double-check those calculatio</text:p>
            <text:p>ns and my conclusions above.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>
            <text:p>14605183</text:p>
          </table:table-cell>
          <table:table-cell office:value-type="string">
            <text:p>Hi [~rdblue], really appreciate for your long comments and the concrete data. To ensure I follo</text:p>
            <text:p>w your points well, I’d like to make a short summary at first. For current solution or design, </text:p>
            <text:p>we get two cons. The first is taking the space efficient as a consideration. According to the c</text:p>
            <text:p>alculations in the sheet, the bloom filter bit set will occupied much more space than expected.</text:p>
            <text:p><text:s/>The second is about the approach to obtain the setting for the expected number of entries. For</text:p>
            <text:p><text:s/>the first one, I am thinking about adding a header (kind of Statistics header) as the dictiona</text:p>
            <text:p>ry did. We may create a map-like data structure with datapage as key and bloom filter as value.</text:p>
            <text:p><text:s/>Just a rough idea and more investigation needed here. WRT the setting of expected numbers, I l</text:p>
            <text:p>ike your second idea too. We could obtain it at the runtime and write to the bloom filter when </text:p>
            <text:p>flush happened. Any thoughts here?</text:p>
            <text:p/>
            <text:p>Thank you!</text:p>
            <text:p>Ferd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605258</text:p>
          </table:table-cell>
          <table:table-cell office:value-type="string">
            <text:p>I did a check for some entries in the 1st page and got the same result as you. Do you mind addi</text:p>
            <text:p>ng some explanations for the second page? I don't follow this part. Thank you!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4606664</text:p>
          </table:table-cell>
          <table:table-cell office:value-type="string">
            <text:p>No problem.</text:p>
            <text:p/>
            <text:p>The second page calculates the effective false-positive probability given a filter</text:p>
            <text:p><text:s/>of some size and an amount of overloading. The first table calculates the size of a bloom filt</text:p>
            <text:p>er for a given FPP and number of expected values. The second table to the right of it shows the</text:p>
            <text:p><text:s/>actual FPP for all of the filter sizes on the left if they are overloaded by the overloading f</text:p>
            <text:p>actor, the green box just below.</text:p>
            <text:p/>
            <text:p>For example, the table on the left calculates a size for stor</text:p>
            <text:p>ing 512 values with a 1% FPP: 614 bytes. The table on the right then multiplies the number of v</text:p>
            <text:p>alues by the overloading factor: 512 * 1.25 = 640. Then assuming we stored 640 values in that 6</text:p>
            <text:p>14 byte filter, it calculates that the actual FPP will be 2.5% instead of the 1% FPP we wanted.</text:p>
            <text:p/>
            <text:p/>
            <text:p>This shows that we need to base the size of a filter on the actual number of values stored. L</text:p>
            <text:p>ike I said above, overloading a 1% filter with 125% of its capacity results in a 2.5% actual FP</text:p>
            <text:p>P. 200% load results in a 10% actual FPP. And the actual expectation is that the capacity we gu</text:p>
            <text:p>ess would be off by an order of magnitude, not just double.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606674</text:p>
          </table:table-cell>
          <table:table-cell office:value-type="string">
            <text:p>I should also point out there's a table on the first page that calculates the probability of at</text:p>
            <text:p><text:s/>least one false-positive when querying multiple items. That's pretty useful to apply here. If </text:p>
            <text:p>we are querying for 10 items and the bloom filter says it is 1%, then there is a 9.56% chance o</text:p>
            <text:p>f reading a page when it has none of the items. But if the actual FPP of that filter is 10% bec</text:p>
            <text:p>ause of overloading, then we get a 65% probability when we were expecting that 9.56%.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>
            <text:p>14616251</text:p>
          </table:table-cell>
          <table:table-cell office:value-type="string">
            <text:p>Hi [~rdblue], I have some thoughts for the bloom filter about the space efficiency.</text:p>
            <text:p>At first, I</text:p>
            <text:p><text:s/>think we should define in which level the bloom filter takes effect. The bloom filter is a com</text:p>
            <text:p>plement to the dictionary. For page level, we have already the dictionary page which helps us f</text:p>
            <text:p>ilter data page. In the upper level, we could use bloom filter to filter the column chunk witho</text:p>
            <text:p>ut parsing the dictionary page. Serving for this purpose, we could do some changes on the curre</text:p>
            <text:p>nt implementations. Now bloom filter statistics is part of the statistics stored with the data </text:p>
            <text:p>page header. It's not a good design since it used more space than expectations. So I am thinkin</text:p>
            <text:p>g about making the bloom filter statistics as part of ColumnChunk instead. One extra benefits w</text:p>
            <text:p>e can obtain is that we can postpone the time for constructing the bloom filter. In this way, w</text:p>
            <text:p>e can do the construction of bloom filter in the flush method. In this stage, we have a better </text:p>
            <text:p>understand about how data is like(how much unique value there is). Any suggestions on this? We </text:p>
            <text:p>could have several rounds of discussions and do the POC work once completed. </text:p>
            <text:p/>
            <text:p>Regards,</text:p>
            <text:p>Ferd</text:p>
          </table:table-cell>
          <table:table-cell table:number-columns-repeated="1019"/>
        </table:table-row>
        <table:table-row table:style-name="ro79">
          <table:table-cell table:number-columns-repeated="3"/>
          <table:table-cell office:value-type="string">
            <text:p>14617693</text:p>
          </table:table-cell>
          <table:table-cell office:value-type="string">
            <text:p>[~Ferd], I think you're right about the conclusions from my last note:</text:p>
            <text:p/>
            <text:p>1. The filter is larger</text:p>
            <text:p><text:s/>than expected and might not be worth storing</text:p>
            <text:p>2. How to avoid over-filling</text:p>
            <text:p/>
            <text:p>For the first, we n</text:p>
            <text:p>eed to plan how to determine whether or not a bloom filter should be written. For the second, I</text:p>
            <text:p><text:s/>think the solution I proposed is a good enough estimate, though we will probably want to fail </text:p>
            <text:p>fast when determining the rules under which the bloom filter will not be needed. That way we ca</text:p>
            <text:p>n avoid the memory overhead of keeping those hashes around.</text:p>
            <text:p/>
            <text:p>I've been thinking more about wher</text:p>
            <text:p>e we will put this data in the format and whether the data will be per page or per row group. W</text:p>
            <text:p>e definitely want to be able to skip entire row groups. But if the filter is large, it would be</text:p>
            <text:p><text:s/>nice to be able to skip pages as well because one positive check would require reading the who</text:p>
            <text:p>le row group, even if the value is in a single page. I think it makes sense to use page-level f</text:p>
            <text:p>ilters but keep them at the column-chunk level (index page?) so they can be used for both filte</text:p>
            <text:p>ring row groups and pages.</text:p>
            <text:p/>
            <text:p>I've added another page to the [bloom filter spreadsheet|https://do</text:p>
            <text:p>cs.google.com/spreadsheets/d/1LQqGZ1EQSkPBXtdi9nyANiQOhwNFwqiiFe8Sazclf5Y/edit#gid=1995371636] </text:p>
            <text:p>for some calculations around this, in the "row group filters" page. I compared 2 strategies:</text:p>
            <text:p/>
            <text:p>1</text:p>
            <text:p>. The idea from the Scalable Bloom Filters paper to geometrically decrease the FPP</text:p>
            <text:p>2. To estima</text:p>
            <text:p>te the number of pages and calculate a uniform per-page FPP that results in an overall row grou</text:p>
            <text:p>p FPP (page-FPP = 1 - (1 - row-group-FPP)^(1/num-pages))</text:p>
            <text:p/>
            <text:p>The second strategy is the clear winn</text:p>
            <text:p>er. The FPP for pages is the same for all pages in a row group, you get an overall FPP for the </text:p>
            <text:p>row group, and the size required is under 3x the size of one big bloom filter for the row group</text:p>
            <text:p>. This also performs much better (space and FPP) than the scalable bloom filters strategy when </text:p>
            <text:p>there are few pages. I think the drawback is that this will limit the ideal number of pages per</text:p>
            <text:p><text:s/>row group.</text:p>
            <text:p/>
            <text:p>So I'm proposing we go with this tentative design:</text:p>
            <text:p>* Build one bloom filter per pa</text:p>
            <text:p>ge (or one for the dictionary page) using the strategy I proposed above (keep hashes around, bu</text:p>
            <text:p>t not data)</text:p>
            <text:p>* Collect all page filters and write them in index pages to allow skipping the filt</text:p>
            <text:p>ers since they may be quite large</text:p>
            <text:p>* Make the FPP setting control the column chunk/row group FPP</text:p>
            <text:p><text:s/>and calculate the per-page FPP to make that happen. Default at around 10% should work.</text:p>
            <text:p>* Base </text:p>
            <text:p>fallback on the filter size as a fraction of the total column chunk size: only write a bloom fi</text:p>
            <text:p>lter if it is less than X% of the total size.</text:p>
            <text:p/>
            <text:p>Then we would have a bunch of rules for detectin</text:p>
            <text:p>g that the bloom filter is too large so that we can free up memory early.</text:p>
            <text:p/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001854</text:p>
          </table:table-cell>
          <table:table-cell office:value-type="string">
            <text:p>Hi [~rdblue], </text:p>
            <text:p>I have updated two related PRs(https://github.com/apache/parquet-format/pull/28 </text:p>
            <text:p>and https://github.com/apache/parquet-mr/pull/215). Could you help me review them? Thank you.</text:p>
            <text:p>I</text:p>
            <text:p>n the latest patch, the bloom filter bitset will not be stored in page level. It will reduce th</text:p>
            <text:p>e extra space significantly.</text:p>
            <text:p/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5009099</text:p>
          </table:table-cell>
          <table:table-cell office:value-type="string">
            <text:p>[~Ferd], I think we need a design doc for this feature and some data about it before building a</text:p>
            <text:p>n implementation. There are still some unknowns that I don't think we have designed enough. I d</text:p>
            <text:p>on't think the current approach that mirrors ORC is appropriate because we don't know the numbe</text:p>
            <text:p>r of unique values in pages and the filters are very sensitive to over-filling.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5009981</text:p>
          </table:table-cell>
          <table:table-cell office:value-type="string">
            <text:p>Thank you for your feedback. I worked on the patch working on CDH 5.5. It brings ~2.6X performa</text:p>
            <text:p>nce improvement at the cost of 3% extra space when executing query on a data set of 1.5G if I d</text:p>
            <text:p>isable the min/max statistics. Since there's a big divergence in the code base between CDH 5.5 </text:p>
            <text:p>and the master, some further work are needed to make it work on the upstream. I think we need n</text:p>
            <text:p>ot calculate the number of unique value since the same value will result in the same hash value</text:p>
            <text:p><text:s/>by executing the same hash functions. If the expected number is higher than the real value, it</text:p>
            <text:p><text:s/>should be OK. So the problem will change to how we get the total number of pages. I will think</text:p>
            <text:p><text:s/>about it and work on the design document. Thank you! 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5148130</text:p>
          </table:table-cell>
          <table:table-cell office:value-type="string">
            <text:p>Hi [~rdblue],</text:p>
            <text:p>I have a basic idea about how to estimate the expected entries required by bloom </text:p>
            <text:p>filter. </text:p>
            <text:p>AFAIK we can’t get the row count for each row group before all data are flushed into t</text:p>
            <text:p>he disk. Since this we can estimate the size in the following way.</text:p>
            <text:p>For the first row group, we </text:p>
            <text:p>don’t create bloom filter statistics for it at the beginning. By flushing the first row group, </text:p>
            <text:p>we’re able to have a general idea of the row counts. For the rest of the row groups, we will ch</text:p>
            <text:p>oose this row count to create the bloom filter bit set. </text:p>
            <text:p>We can do a small improvement for the </text:p>
            <text:p>strategy above. We have the size for the whole row group. We can calculate the expected entry n</text:p>
            <text:p>umber based on the average size for the first 100 or 1000 rows. Since the characteristic of blo</text:p>
            <text:p>om filter, we need to store these items in a tmp buffer. Once the bloom filter bit set is creat</text:p>
            <text:p>ed, we will flush these data into bit set and then drop them.</text:p>
            <text:p>One thing I want to highlight is </text:p>
            <text:p>that we don’t need to know the *exact* row count and an estimated value is enough. </text:p>
            <text:p>Any thought</text:p>
            <text:p>s about the idea?</text:p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005452</text:p>
          </table:table-cell>
          <table:table-cell office:value-type="string">
            <text:p>Any news on this one? This would be great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005480</text:p>
          </table:table-cell>
          <table:table-cell office:value-type="string">
            <text:p>[~costimuraru], dictionary-based filters were added that satisfy much of the need for bloom fil</text:p>
            <text:p>ters. We've not seen a use case yet where bloom filters would help beyond what dictionary filte</text:p>
            <text:p>rs can do. What is your use case that you think bloom filters would work for?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6005755</text:p>
          </table:table-cell>
          <table:table-cell office:value-type="string">
            <text:p>It's very useful when trying to filter non-partitioning column. With this patch, we could obtai</text:p>
            <text:p>n the following performance acceleration in customer's environment. For Bloom Filter in Impala,</text:p>
            <text:p><text:s/>initial test results shows it brings about 2X faster when query an existent item, and about 15</text:p>
            <text:p>X faster when query an nonexistent item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6006656</text:p>
          </table:table-cell>
          <table:table-cell office:value-type="string">
            <text:p>[~Ferd], I agree that this type of filtering is a good thing, but I haven't seen cases where bl</text:p>
            <text:p>oom filters are necessary when we could have used dictionary-based filtering to do the same thi</text:p>
            <text:p>ng.</text:p>
            <text:p/>
            <text:p>Since we're already producing and storing dictionaries, which have no false positives, usi</text:p>
            <text:p>ng those is a much better strategy. This is only applicable for columns that aren't dictionary-</text:p>
            <text:p>encoded, or in other words those columns with a large number of distinct values. For those case</text:p>
            <text:p>s, I think you're better off using a larger dictionary or you're unlikely to get a benefit from</text:p>
            <text:p><text:s/>a bloom filter because of the size needed.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>
            <text:p>16007446</text:p>
          </table:table-cell>
          <table:table-cell office:value-type="string">
            <text:p>bq. This is only applicable for columns that aren't dictionary-encoded, or in other words those</text:p>
            <text:p><text:s/>columns with a large number of distinct values.</text:p>
            <text:p/>
            <text:p>Agree.</text:p>
            <text:p/>
            <text:p>bq. For those cases, I think you're b</text:p>
            <text:p>etter off using a larger dictionary or you're unlikely to get a benefit from a bloom filter bec</text:p>
            <text:p>ause of the size needed.</text:p>
            <text:p/>
            <text:p>If one column is not using dictionary encoded, converting it to dicti</text:p>
            <text:p>onary encoded will increase its size based on its distinct value size. In some of our test and </text:p>
            <text:p>customers environment, enabling Bloom filter only have 3% extra space cost to archive 3X ~ 7X p</text:p>
            <text:p>erformance improvement.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>
            <text:p>16015449</text:p>
          </table:table-cell>
          <table:table-cell office:value-type="string">
            <text:p>Hi [~rdblue]</text:p>
            <text:p>We have a real use case from a Telecom company which has to store very detailed ca</text:p>
            <text:p>ll record of subscribers. <text:s/>The schema of record mainly includes caller Tel number, <text:s/>receiver Te</text:p>
            <text:p>l number, phone IMEI, user id, location, ip, tunnel, ring_time, client_mac, server_mac, receive</text:p>
            <text:p>r phone type, imei, etc. total 90+ columns. Every row represents a call record <text:s/>and the data co</text:p>
            <text:p>mes about 10 billion rows every day. The record in row group ( row group size is set to 256MB )</text:p>
            <text:p><text:s/>is mostly distinct. </text:p>
            <text:p/>
            <text:p>They have a very common requirement to retrieve records in seconds for s</text:p>
            <text:p>imple conditional query, such as "select * from table where use_num='13xxxxxxxxx'". I think Blo</text:p>
            <text:p>om Filter should be more suitable than dictionary based filter consider the extra data space an</text:p>
            <text:p>d data cardinality. What do you think? </text:p>
            <text:p/>
            <text:p>Many banks also have similar scenarios like this, they</text:p>
            <text:p><text:s/>capture the transaction events and store to database, and execute conditional query afterward.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6016458</text:p>
          </table:table-cell>
          <table:table-cell office:value-type="string">
            <text:p>[~junjie] &amp; [~Ferd], it would be great to get a bit more data on these use cases, like the numb</text:p>
            <text:p>er of distinct values in each column. I know you probably can't share the data, but I'd like to</text:p>
            <text:p><text:s/>understand how large the space is where bloom filters will make a difference. We will also hav</text:p>
            <text:p>e to solve the problem of tuning bloom filters, which become useless quickly with the wrong con</text:p>
            <text:p>fig.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>
            <text:p>16016790</text:p>
          </table:table-cell>
          <table:table-cell office:value-type="string">
            <text:p>Hi [~rdblue]</text:p>
            <text:p>The distinct values in each column is increasing always. We may need to care more </text:p>
            <text:p>about the distinct values in a window such as row group or page. Take Telecom company as exampl</text:p>
            <text:p>e, they produce about one row group (256MB) every minute, almost all records in this window are</text:p>
            <text:p><text:s/>not repeated. Also smaller window may contains less repeated value while it needs more metadat</text:p>
            <text:p>a overall.</text:p>
            <text:p/>
            <text:p>As for effect of BF, it depends on the time spend on HDFS scan of a query, in other</text:p>
            <text:p><text:s/>words, data scale. It takes about 5-6 minutes for a query w/o BF and takes 10+s with BF with o</text:p>
            <text:p>ne day Telecom data workload in a 8-nodes cluster. </text:p>
            <text:p/>
            <text:p>For optimization, I agree your point that </text:p>
            <text:p>bloom filter become useless with wrong config. It needs users understand their data clearly and</text:p>
            <text:p><text:s/>set correct parameters. It also need to take into account in future that dynamically setting t</text:p>
            <text:p>he bloom filter parameters according to sampling or change parameters at run time etc.. Right n</text:p>
            <text:p>ow, a 'static' BF should be a good option to users who know their data.</text:p>
            <text:p/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6017758</text:p>
          </table:table-cell>
          <table:table-cell office:value-type="string">
            <text:p>[~junjie], it sounds like your query column has 100% unique values, like a UUID column? How man</text:p>
            <text:p>y values is your customer searching for in a typical query? What is your starting false-positiv</text:p>
            <text:p>e probability? And if you know how many row groups are false-positives, that would be great to </text:p>
            <text:p>know, too.</text:p>
            <text:p/>
            <text:p>I'm a little worried that bloom filters work just for very specific cases. For exam</text:p>
            <text:p>ple, if you have 100% unique values and a 10% FPP then the size of the bloom filter will be 10%</text:p>
            <text:p><text:s/>of the size of the data (assuming each ID or UUID is stored in just 6 bytes after compression)</text:p>
            <text:p>. That means the expected amount of data read for a 1-item query is ~20%: 10% for the BF and 10</text:p>
            <text:p>% for false-positives. For a 2-item query, that goes up to about 30%. One problem is that these</text:p>
            <text:p><text:s/>numbers don't match your telecom example. If you're seeing a 6m query go down to 15s, that's b</text:p>
            <text:p>etter than a 20x speedup. Any idea what the difference is?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6018218</text:p>
          </table:table-cell>
          <table:table-cell office:value-type="string">
            <text:p>Hi [~rdblue]</text:p>
            <text:p>In telecom example, query column is not unique if someone has two calls in short t</text:p>
            <text:p>ime such as 1 minute. The number of rows in telecom example query depends on the how frequency </text:p>
            <text:p>the subscriber been recorded and the number of columns in the telecom example query is 90+ . In</text:p>
            <text:p><text:s/>the telecom example query tests, the false positive parameter was set to 0.05.</text:p>
            <text:p/>
            <text:p>About the diff</text:p>
            <text:p>erence of time speed up, I think is how many columns in table. In your calculation, the bloom f</text:p>
            <text:p>ilter is 10% of the data, but the proportion would be significant reduced in a 90+ columns tabl</text:p>
            <text:p>e in telecom example (the time spend in read column maybe not significant reduced due to vector</text:p>
            <text:p>ization/projection, but the size of bloom filter in a row group can be significantly shrink ). </text:p>
            <text:p/>
            <text:p/>
            <text:p>Multiple columns tables are very common in many customers, based on your calculation, we can </text:p>
            <text:p>spend very small size of index statistic to achieve at least 5 times speedup in HDFS scan stage</text:p>
            <text:p><text:s/>in big tables with multiple columns if the data in row group is unique.</text:p>
            <text:p/>
            <text:p/>
            <text:p/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6019792</text:p>
          </table:table-cell>
          <table:table-cell office:value-type="string">
            <text:p>Thanks [~rdblue] for your comments. </text:p>
            <text:p/>
            <text:p>bq. For example, if you have 100% unique values and a 10%</text:p>
            <text:p><text:s/>FPP then the size of the bloom filter will be 10% of the size of the data (assuming each ID or</text:p>
            <text:p><text:s/>UUID is stored in just 6 bytes after compression).</text:p>
            <text:p/>
            <text:p>For the current implementation of bloom fi</text:p>
            <text:p>lter, we only store the column chunk level instead of page level. So the data is significantly </text:p>
            <text:p>reduced and limited in 5% in our test of a column typed in string.</text:p>
            <text:p/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6019802</text:p>
          </table:table-cell>
          <table:table-cell office:value-type="string">
            <text:p>[~Ferd], it shouldn't matter that the bloom filter is stored at the column or page level. The s</text:p>
            <text:p>ize of the filter depends on the number of unique values and the FPP, so its size relative to a</text:p>
            <text:p><text:s/>page or a column chunk is the same percentage as long as the average encoded size is consisten</text:p>
            <text:p>t between the two.</text:p>
            <text:p/>
            <text:p>It sounds like there's a good use case for bloom filters based on your tele</text:p>
            <text:p>com example / case study. What's the status of the PARQUET-319 proposal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019812</text:p>
          </table:table-cell>
          <table:table-cell office:value-type="string">
            <text:p>The pull request for PARQUET-319 is out of date which requires some rebase. Could you help revi</text:p>
            <text:p>ew it once it's ready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019813</text:p>
          </table:table-cell>
          <table:table-cell office:value-type="string">
            <text:p>Yeah, I'll help review it.</text:p>
          </table:table-cell>
          <table:table-cell table:number-columns-repeated="1019"/>
        </table:table-row>
        <table:table-row table:style-name="ro50">
          <table:table-cell table:number-columns-repeated="3"/>
          <table:table-cell office:value-type="string">
            <text:p>16093432</text:p>
          </table:table-cell>
          <table:table-cell office:value-type="string">
            <text:p>We might want to consider "Cache-, Hash- and Space-Efficient Bloom Filters": http://algo2.iti.k</text:p>
            <text:p>it.edu/documents/cacheefficientbloomfilters-jea.pdf</text:p>
            <text:p/>
            <text:p>Here is an implementation using those bloc</text:p>
            <text:p>k Bloom filters combined with so-called "split" Bloom filters as described in "Network Applicat</text:p>
            <text:p>ions of Bloom Filters: A Survey", section 2.1: https://www.eecs.harvard.edu/~michaelm/postscrip</text:p>
            <text:p>ts/im2005b.pdf</text:p>
            <text:p/>
            <text:p>https://gist.github.com/jbapple-cloudera/e78460e641967e33d6b68877cff27202</text:p>
            <text:p/>
            <text:p>This</text:p>
            <text:p><text:s/>can be very fast for a couple of reasons:</text:p>
            <text:p/>
            <text:p>1. Only touching one cache line can be much faster </text:p>
            <text:p>than touching `k` cache lines as in a standard Bloom filter.</text:p>
            <text:p/>
            <text:p>2. Intel and AMD processors in th</text:p>
            <text:p>e last 2-4 years have AVX2 instructions that can parallelize a number of the operations https:/</text:p>
            <text:p>/en.wikipedia.org/wiki/Advanced_Vector_Extensions#CPUs_with_AVX2 <text:s/></text:p>
            <text:p/>
            <text:p>As a result, I have seen sp</text:p>
            <text:p>eedups of 50% to 500% (depending on the operation and filter size) over the fastest other gener</text:p>
            <text:p>al-purpose Bloom filter I know of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094006</text:p>
          </table:table-cell>
          <table:table-cell office:value-type="string">
            <text:p>Thanks Jim</text:p>
            <text:p>Very useful links and example code!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6095614</text:p>
          </table:table-cell>
          <table:table-cell office:value-type="string">
            <text:p>Thanks [~jbapple] for the suggestions.</text:p>
            <text:p/>
            <text:p>{noformat}</text:p>
            <text:p>As a result, I have seen speedups of 50% to </text:p>
            <text:p>500% (depending on the operation and filter size) over the fastest other general-purpose Bloom </text:p>
            <text:p>filter I know of.</text:p>
            <text:p>{noformat}</text:p>
            <text:p/>
            <text:p>Is there any benchmark or reference about this number?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095685</text:p>
          </table:table-cell>
          <table:table-cell office:value-type="string">
            <text:p>In response to your request for a benchmark, see https://github.com/efficient/cuckoofilter. Run</text:p>
            <text:p><text:s/>the bulk-insert-and-query benchmark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143288</text:p>
          </table:table-cell>
          <table:table-cell office:value-type="string">
            <text:p>Add related [design doc|https://docs.google.com/document/d/1mIZ0W24Cr79QHJWN1sQ3dIUc4lAK5AVqozw</text:p>
            <text:p>SwtpFhW8/edit#heading=h.hmt1hrab3fpc].</text:p>
            <text:p/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6143463</text:p>
          </table:table-cell>
          <table:table-cell office:value-type="string">
            <text:p>Hi [~blue_impala_48d6]</text:p>
            <text:p>I update an initial PR for Bloom Filter itself, please see <text:s/>parquet-mr :</text:p>
            <text:p><text:s/>https://github.com/apache/parquet-mr/pull/425 and parquet-format: https://github.com/apache/pa</text:p>
            <text:p>rquet-format/pull/62. Could you please help to review?</text:p>
            <text:p/>
            <text:p/>
            <text:p/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6331598</text:p>
          </table:table-cell>
          <table:table-cell office:value-type="string">
            <text:p>cjjnjust opened a new pull request #431: PARQUET-41: Add bloom filter for parquet-cpp</text:p>
            <text:p>URL: http</text:p>
            <text:p>s://github.com/apache/parquet-cpp/pull/431</text:p>
            <text:p><text:s/></text:p>
            <text:p><text:s/></text:p>
            <text:p><text:s text:c="3"/>This is a early PR for bloom filter utility t</text:p>
            <text:p>o get comments early.</text:p>
            <text:p/>
            <text:p>----------------------------------------------------------------</text:p>
            <text:p>This is</text:p>
            <text:p><text:s/>an automated message from the Apache Git Service.</text:p>
            <text:p>To respond to the message, please log on Git</text:p>
            <text:p>Hub and use the</text:p>
            <text:p>URL above to go to the specific comment.</text:p>
            <text:p><text:s/></text:p>
            <text:p>For queries about this service, plea</text:p>
            <text:p>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80">
          <table:table-cell table:number-columns-repeated="3"/>
          <table:table-cell office:value-type="string">
            <text:p>16331602</text:p>
          </table:table-cell>
          <table:table-cell office:value-type="string">
            <text:p>cjjnjust closed pull request #431: PARQUET-41: Add bloom filter for parquet-cpp</text:p>
            <text:p>URL: https://gi</text:p>
            <text:p>thub.com/apache/parquet-cpp/pull/431</text:p>
            <text:p><text:s/></text:p>
            <text:p><text:s/></text:p>
            <text:p><text:s text:c="3"/></text:p>
            <text:p/>
            <text:p>This is a PR merged from a forked repository.</text:p>
            <text:p>As </text:p>
            <text:p>GitHub hides the original diff on merge, it is displayed below for</text:p>
            <text:p>the sake of provenance:</text:p>
            <text:p/>
            <text:p>As </text:p>
            <text:p>this is a foreign pull request (from a fork), the diff is supplied</text:p>
            <text:p>below (as it won't show othe</text:p>
            <text:p>rwise due to GitHub magic):</text:p>
            <text:p/>
            <text:p>diff --git a/CMakeLists.txt b/CMakeLists.txt</text:p>
            <text:p>index 5aa8b930..2b69b</text:p>
            <text:p>109 100644</text:p>
            <text:p>--- a/CMakeLists.txt</text:p>
            <text:p>+++ b/CMakeLists.txt</text:p>
            <text:p>@@ -675,6 +675,8 @@ set(LIBPARQUET_SRCS</text:p>
            <text:p><text:s text:c="2"/></text:p>
            <text:p><text:s/>src/parquet/column_reader.cc</text:p>
            <text:p><text:s text:c="3"/>src/parquet/column_scanner.cc</text:p>
            <text:p><text:s text:c="3"/>src/parquet/column_writer.cc</text:p>
            <text:p/>
            <text:p>+ <text:s/>src/parquet/murmur3.cc</text:p>
            <text:p>+ <text:s/>src/parquet/bloom.cc</text:p>
            <text:p><text:s/></text:p>
            <text:p><text:s text:c="3"/>src/parquet/file/metadata.cc</text:p>
            <text:p><text:s text:c="3"/>src/parq</text:p>
            <text:p>uet/file/printer.cc</text:p>
            <text:p>diff --git a/src/parquet/CMakeLists.txt b/src/parquet/CMakeLists.txt</text:p>
            <text:p>index </text:p>
            <text:p>a2e283e2..a8a87323 100644</text:p>
            <text:p>--- a/src/parquet/CMakeLists.txt</text:p>
            <text:p>+++ b/src/parquet/CMakeLists.txt</text:p>
            <text:p>@@ </text:p>
            <text:p>-27,6 +27,8 @@ install(FILES</text:p>
            <text:p><text:s text:c="3"/>schema.h</text:p>
            <text:p><text:s text:c="3"/>statistics.h</text:p>
            <text:p><text:s text:c="3"/>types.h</text:p>
            <text:p>+ <text:s/>bloom.h</text:p>
            <text:p>+ <text:s/>murmur3.h</text:p>
            <text:p><text:s text:c="3"/></text:p>
            <text:p>DESTINATION "${CMAKE_INSTALL_INCLUDEDIR}/parquet")</text:p>
            <text:p><text:s/></text:p>
            <text:p><text:s/>configure_file(parquet_version.h.in</text:p>
            <text:p>@@ -5</text:p>
            <text:p>6,6 +58,7 @@ ADD_PARQUET_TEST(public-api-test)</text:p>
            <text:p><text:s/>ADD_PARQUET_TEST(types-test)</text:p>
            <text:p><text:s/>ADD_PARQUET_TEST(</text:p>
            <text:p>reader-test)</text:p>
            <text:p><text:s/>ADD_PARQUET_TEST(schema-test)</text:p>
            <text:p>+ADD_PARQUET_TEST(bloom-test)</text:p>
            <text:p><text:s/></text:p>
            <text:p><text:s/>ADD_PARQUET_BENCHM</text:p>
            <text:p>ARK(column-io-benchmark)</text:p>
            <text:p><text:s/>ADD_PARQUET_BENCHMARK(encoding-benchmark)</text:p>
            <text:p>diff --git a/src/parquet/bl</text:p>
            <text:p>oom-test.cc b/src/parquet/bloom-test.cc</text:p>
            <text:p>new file mode 100644</text:p>
            <text:p>index 00000000..5621d13b</text:p>
            <text:p>--- /dev/</text:p>
            <text:p>null</text:p>
            <text:p>+++ b/src/parquet/bloom-test.cc</text:p>
            <text:p>@@ -0,0 +1,73 @@</text:p>
            <text:p>+// Licensed to the Apache Software Found</text:p>
            <text:p>ation (ASF) under one</text:p>
            <text:p>+// or more contributor license agreements. <text:s/>See the NOTICE file</text:p>
            <text:p>+// dist</text:p>
            <text:p>ributed with this work for additional information</text:p>
            <text:p>+// regarding copyright ownership. <text:s/>The ASF l</text:p>
            <text:p>icenses this file</text:p>
            <text:p>+// to you under the Apache License, Version 2.0 (the</text:p>
            <text:p>+// "License"); you may</text:p>
            <text:p><text:s/>not use this file except in compliance</text:p>
            <text:p>+// with the License. <text:s/>You may obtain a copy of the Lic</text:p>
            <text:p>ense at</text:p>
            <text:p>+//</text:p>
            <text:p>+// <text:s text:c="2"/>http://www.apache.org/licenses/LICENSE-2.0</text:p>
            <text:p>+//</text:p>
            <text:p>+// Unless required by applica</text:p>
            <text:p>ble law or agreed to in writing,</text:p>
            <text:p>+// software distributed under the License is distributed on a</text:p>
            <text:p>n</text:p>
            <text:p>+// "AS IS" BASIS, WITHOUT WARRANTIES OR CONDITIONS OF ANY</text:p>
            <text:p>+// KIND, either express or implie</text:p>
            <text:p>d. <text:s/>See the License for the</text:p>
            <text:p>+// specific language governing permissions and limitations</text:p>
            <text:p>+// und</text:p>
            <text:p>er the License.</text:p>
            <text:p>+</text:p>
            <text:p>+#include &lt;gtest/gtest.h&gt;</text:p>
            <text:p>+</text:p>
            <text:p>+#include "parquet/murmur3.h"</text:p>
            <text:p>+#include "parquet/</text:p>
            <text:p>bloom.h"</text:p>
            <text:p>+</text:p>
            <text:p>+#include "parquet/util/memory.h"</text:p>
            <text:p>+</text:p>
            <text:p>+namespace parquet {</text:p>
            <text:p>+namespace test {</text:p>
            <text:p>+TEST(Mur</text:p>
            <text:p>mur3Test, TestBloomFilter) {</text:p>
            <text:p>+ <text:s/>const uint8_t bitset[8] = {0x0, 0x1, 0x2, 0x3, 0x4, 0x5, 0x6, 0</text:p>
            <text:p>x7};</text:p>
            <text:p>+ <text:s/>int64_t result;</text:p>
            <text:p>+ <text:s/>MurmurHash3_x64_128(bitset, 8, Bloom::DEFAULT_SEED, &amp;result);</text:p>
            <text:p>+ <text:s/>ASS</text:p>
            <text:p>ERT_EQ(result, -3850979349427597861l);</text:p>
            <text:p>+}</text:p>
            <text:p>+</text:p>
            <text:p>+</text:p>
            <text:p>+TEST(FindTest, TestBloomFilter) {</text:p>
            <text:p>+ <text:s/>std::unique</text:p>
            <text:p>_ptr&lt;Bloom&gt; bloom(new Bloom(1024));</text:p>
            <text:p>+ <text:s/>for(int i = 0; i&lt;10; i++) {</text:p>
            <text:p>+ <text:s text:c="3"/>uint64_t hash_value = b</text:p>
            <text:p>loom-&gt;hash(i);</text:p>
            <text:p>+ <text:s text:c="3"/>bloom-&gt;insert(hash_value);</text:p>
            <text:p>+ <text:s/>}</text:p>
            <text:p>+ <text:s/>std::shared_ptr&lt;InMemoryOutputStream&gt; si</text:p>
            <text:p>nk;</text:p>
            <text:p>+ <text:s/>sink.reset(new InMemoryOutputStream());</text:p>
            <text:p>+</text:p>
            <text:p>+ <text:s/>bloom-&gt;writeTo(sink);</text:p>
            <text:p>+</text:p>
            <text:p>+ <text:s/>std::shared_ptr&lt;</text:p>
            <text:p>InMemoryInputStream&gt; source(new InMemoryInputStream(sink-&gt;GetBuffer()));</text:p>
            <text:p>+</text:p>
            <text:p>+ <text:s/>int64_t bytes_ava</text:p>
            <text:p>liable;</text:p>
            <text:p>+ <text:s/>uint32_t length = *(reinterpret_cast&lt;const uint32_t *&gt;(</text:p>
            <text:p>+ <text:s text:c="5"/>source-&gt;Read(4, &amp;byte</text:p>
            <text:p>s_avaliable)));</text:p>
            <text:p>+ <text:s/>ASSERT_EQ(length, 1024);</text:p>
            <text:p>+</text:p>
            <text:p>+ <text:s/>uint32_t hash = *(reinterpret_cast&lt;const uint3</text:p>
            <text:p>2_t *&gt;(</text:p>
            <text:p>+ <text:s text:c="5"/>source-&gt;Read(4, &amp;bytes_avaliable)));</text:p>
            <text:p>+ <text:s/>ASSERT_EQ(hash, 0);</text:p>
            <text:p>+</text:p>
            <text:p>+ <text:s/>uint32_t algo =</text:p>
            <text:p><text:s/>*(reinterpret_cast&lt;const uint32_t *&gt;(</text:p>
            <text:p>+ <text:s text:c="5"/>source-&gt;Read(4, &amp;bytes_avaliable)));</text:p>
            <text:p>+ <text:s/>ASSERT_EQ</text:p>
            <text:p>(algo, 0);</text:p>
            <text:p>+</text:p>
            <text:p>+ <text:s/>const uint8_t* bitset = source-&gt;Read(length, &amp;bytes_avaliable);</text:p>
            <text:p>+</text:p>
            <text:p>+ <text:s/>std::uniqu</text:p>
            <text:p>e_ptr&lt;Bloom&gt; de_bloom(new Bloom(bitset, length));</text:p>
            <text:p>+</text:p>
            <text:p>+ <text:s/>for(int i = 0; i&lt;10; i++) {</text:p>
            <text:p>+ <text:s text:c="3"/>ASSERT_</text:p>
            <text:p>TRUE(de_bloom-&gt;find(bloom-&gt;hash(i)));</text:p>
            <text:p>+ <text:s/>}</text:p>
            <text:p>+}</text:p>
            <text:p>+</text:p>
            <text:p>+}//namespace test</text:p>
            <text:p>+</text:p>
            <text:p>+</text:p>
            <text:p>+}// namespace parquet</text:p>
            <text:p>d</text:p>
            <text:p>iff --git a/src/parquet/bloom.cc b/src/parquet/bloom.cc</text:p>
            <text:p>new file mode 100644</text:p>
            <text:p>index 00000000..ca</text:p>
            <text:p>c71e45</text:p>
            <text:p>--- /dev/null</text:p>
            <text:p>+++ b/src/parquet/bloom.cc</text:p>
            <text:p>@@ -0,0 +1,216 @@</text:p>
            <text:p>+// Licensed to the Apache So</text:p>
            <text:p>ftware Foundation (ASF) under one</text:p>
            <text:p>+// or more contributor license agreements. <text:s/>See the NOTICE f</text:p>
            <text:p>ile</text:p>
            <text:p>+// distributed with this work for additional information</text:p>
            <text:p>+// regarding copyright ownership</text:p>
            <text:p>. <text:s/>The ASF licenses this file</text:p>
            <text:p>+// to you under the Apache License, Version 2.0 (the</text:p>
            <text:p>+// "Licens</text:p>
            <text:p>e"); you may not use this file except in compliance</text:p>
            <text:p>+// with the License. <text:s/>You may obtain a cop</text:p>
            <text:p>y of the License at</text:p>
            <text:p>+//</text:p>
            <text:p>+// <text:s text:c="2"/>http://www.apache.org/licenses/LICENSE-2.0</text:p>
            <text:p>+//</text:p>
            <text:p>+// Unless require</text:p>
            <text:p>d by applicable law or agreed to in writing,</text:p>
            <text:p>+// software distributed under the License is dist</text:p>
            <text:p>ributed on an</text:p>
            <text:p>+// "AS IS" BASIS, WITHOUT WARRANTIES OR CONDITIONS OF ANY</text:p>
            <text:p>+// KIND, either expre</text:p>
            <text:p>ss or implied. <text:s/>See the License for the</text:p>
            <text:p>+// specific language governing permissions and limitat</text:p>
            <text:p>ions</text:p>
            <text:p>+// under the License.</text:p>
            <text:p>+#include "parquet/bloom.h"</text:p>
            <text:p>+</text:p>
            <text:p>+#include &lt;algorithm&gt;</text:p>
            <text:p>+#include &lt;cstd</text:p>
            <text:p>int&gt;</text:p>
            <text:p>+</text:p>
            <text:p>+#include "arrow/util/bit-util.h"</text:p>
            <text:p>+</text:p>
            <text:p>+#include "parquet/exception.h"</text:p>
            <text:p>+#include "parquet/m</text:p>
            <text:p>urmur3.h"</text:p>
            <text:p>+#include "parquet/util/logging.h"</text:p>
            <text:p>+</text:p>
            <text:p>+namespace parquet {</text:p>
            <text:p>+constexpr uint32_t Bloom::</text:p>
            <text:p>SALT[8];</text:p>
            <text:p>+</text:p>
            <text:p>+Bloom::Bloom(uint32_t num_bytes)</text:p>
            <text:p>+ <text:s text:c="3"/>: num_bytes(num_bytes),</text:p>
            <text:p>+ <text:s text:c="5"/>hash_strategy(</text:p>
            <text:p>MURMUR3_X64_128),</text:p>
            <text:p>+ <text:s text:c="5"/>algorithm(BLOCK),</text:p>
            <text:p>+ <text:s text:c="5"/>hashFunc(NULL) {</text:p>
            <text:p>+ <text:s/>initBitset(num_bytes);</text:p>
            <text:p>+</text:p>
            <text:p/>
            <text:p>+ <text:s/>switch (hash_strategy) {</text:p>
            <text:p>+ <text:s/>case MURMUR3_X64_128:</text:p>
            <text:p>+ <text:s text:c="3"/>this-&gt;hashFunc = &amp;MurmurHash3_x64_128</text:p>
            <text:p>;</text:p>
            <text:p>+ <text:s text:c="3"/>break;</text:p>
            <text:p>+ <text:s/>default:</text:p>
            <text:p>+ <text:s text:c="3"/>throw parquet::ParquetException("Unknown hash strategy.");</text:p>
            <text:p>+ <text:s/>}</text:p>
            <text:p/>
            <text:p>+}</text:p>
            <text:p>+</text:p>
            <text:p>+void Bloom::initBitset(uint32_t num_bytes) {</text:p>
            <text:p>+ <text:s/>if (num_bytes &lt; BYTES_PER_FILTER_BLOCK) {</text:p>
            <text:p/>
            <text:p>+ <text:s text:c="3"/>num_bytes = BYTES_PER_FILTER_BLOCK;</text:p>
            <text:p>+ <text:s/>}</text:p>
            <text:p>+</text:p>
            <text:p>+ <text:s/>if (num_bytes &gt; DEFAULT_MAXIMUM_BLOOM_FILTE</text:p>
            <text:p>R_BYTES) {</text:p>
            <text:p>+ <text:s text:c="3"/>num_bytes = DEFAULT_MAXIMUM_BLOOM_FILTER_BYTES;</text:p>
            <text:p>+ <text:s/>}</text:p>
            <text:p>+</text:p>
            <text:p>+ <text:s/>// Get next power of </text:p>
            <text:p>2 if it is not power of 2.</text:p>
            <text:p>+ <text:s/>if ((num_bytes &amp; (num_bytes - 1)) != 0) {</text:p>
            <text:p>+ <text:s text:c="3"/>num_bytes = static</text:p>
            <text:p>_cast&lt;uint32_t&gt;(::arrow::BitUtil::NextPower2(num_bytes));</text:p>
            <text:p>+ <text:s/>}</text:p>
            <text:p>+</text:p>
            <text:p>+ <text:s/>this-&gt;bitset = new uint8_t[</text:p>
            <text:p>num_bytes];</text:p>
            <text:p>+}</text:p>
            <text:p>+</text:p>
            <text:p>+Bloom::Bloom(const uint8_t* bitset, uint32_t num_bytes)</text:p>
            <text:p>+ <text:s text:c="3"/>: num_bytes(num_</text:p>
            <text:p>bytes),</text:p>
            <text:p>+ <text:s text:c="5"/>hash_strategy(MURMUR3_X64_128),</text:p>
            <text:p>+ <text:s text:c="5"/>algorithm(BLOCK){</text:p>
            <text:p>+ <text:s/>this-&gt;bitset = new u</text:p>
            <text:p>int8_t[num_bytes];</text:p>
            <text:p>+ <text:s/>memcpy(this-&gt;bitset, bitset, num_bytes);</text:p>
            <text:p>+ <text:s/>switch (hash_strategy) {</text:p>
            <text:p>+ <text:s/>c</text:p>
            <text:p>ase MURMUR3_X64_128:</text:p>
            <text:p>+ <text:s text:c="3"/>this-&gt;hashFunc = &amp;MurmurHash3_x64_128;</text:p>
            <text:p>+ <text:s text:c="3"/>break;</text:p>
            <text:p>+ <text:s/>default:</text:p>
            <text:p>+ <text:s text:c="3"/>t</text:p>
            <text:p>hrow new parquet::ParquetException("Not supported hash strategy");</text:p>
            <text:p>+ <text:s/>}</text:p>
            <text:p>+}</text:p>
            <text:p>+</text:p>
            <text:p>+void Bloom::setMa</text:p>
            <text:p>sk(uint32_t key, uint32_t mask[8]) {</text:p>
            <text:p>+ <text:s/>for (int i = 0; i &lt; 8; ++i) {</text:p>
            <text:p>+ <text:s text:c="3"/>mask[i] = key * SALT</text:p>
            <text:p>[i];</text:p>
            <text:p>+ <text:s/>}</text:p>
            <text:p>+ <text:s/></text:p>
            <text:p>+ <text:s/>for (int i = 0; i &lt; 8; ++i) {</text:p>
            <text:p>+ <text:s text:c="3"/>mask[i] = mask[i] &gt;&gt; 27;</text:p>
            <text:p>+ <text:s/>}</text:p>
            <text:p>+ <text:s/></text:p>
            <text:p>+ <text:s/>for (i</text:p>
            <text:p>nt i = 0; i &lt; 8; ++i) {</text:p>
            <text:p>+ <text:s text:c="3"/>mask[i] = 0x1U &lt;&lt; mask[i];</text:p>
            <text:p>+ <text:s/>}</text:p>
            <text:p>+}</text:p>
            <text:p>+</text:p>
            <text:p>+uint32_t optimalNumOfBits(ui</text:p>
            <text:p>nt32_t ndv, double fpp) {</text:p>
            <text:p>+ <text:s/>DCHECK(fpp &gt; 0.0 &amp;&amp; fpp &lt; 1.0);</text:p>
            <text:p>+ <text:s/>const double M = -8 * ndv / log</text:p>
            <text:p>(1 - pow(fpp, 1.0 / 8));</text:p>
            <text:p>+ <text:s/>const double MAX = Bloom::DEFAULT_MAXIMUM_BLOOM_FILTER_BYTES &lt;&lt; 3;</text:p>
            <text:p/>
            <text:p>+</text:p>
            <text:p>+ <text:s/>int num_bits = static_cast&lt;uint32_t&gt;(M);</text:p>
            <text:p>+</text:p>
            <text:p>+ <text:s/>// Handle overflow.</text:p>
            <text:p>+ <text:s/>if (M &gt; MAX || M &lt; 0)</text:p>
            <text:p><text:s/>{</text:p>
            <text:p>+ <text:s text:c="3"/>num_bits = static_cast&lt;uint32_t&gt;(MAX);</text:p>
            <text:p>+ <text:s/>}</text:p>
            <text:p>+</text:p>
            <text:p>+ <text:s/>// Get next power of 2 if bits is not </text:p>
            <text:p>power of 2.</text:p>
            <text:p>+ <text:s/>if ((num_bits &amp; (num_bits - 1)) != 0) {</text:p>
            <text:p>+ <text:s text:c="3"/>num_bits = static_cast&lt;uint32_t&gt;(::</text:p>
            <text:p>arrow::BitUtil::NextPower2(num_bits));</text:p>
            <text:p>+ <text:s/>}</text:p>
            <text:p>+</text:p>
            <text:p>+ <text:s/>// Minimum</text:p>
            <text:p>+ <text:s/>if (num_bits &lt; (Bloom::BYTES_PER</text:p>
            <text:p>_FILTER_BLOCK &lt;&lt; 3)) {</text:p>
            <text:p>+ <text:s text:c="3"/>num_bits = Bloom::BYTES_PER_FILTER_BLOCK &lt;&lt; 3;</text:p>
            <text:p>+ <text:s/>}</text:p>
            <text:p>+</text:p>
            <text:p>+ <text:s/>return num</text:p>
            <text:p>_bits;</text:p>
            <text:p>+}</text:p>
            <text:p>+</text:p>
            <text:p>+void Bloom::addElement(uint64_t hash) {</text:p>
            <text:p>+ <text:s/>uint32_t* const bitset32 = reinterpret_</text:p>
            <text:p>cast&lt;uint32_t*&gt;(bitset);</text:p>
            <text:p>+ <text:s/>const uint32_t bucketIndex = static_cast&lt;uint32_t&gt;(hash &gt;&gt; 32)</text:p>
            <text:p>+ <text:s text:c="2"/></text:p>
            <text:p><text:s text:c="3"/>&amp; (num_bytes / BYTES_PER_FILTER_BLOCK - 1);</text:p>
            <text:p>+ <text:s/>uint32_t key = static_cast&lt;uint32_t&gt;(hash);</text:p>
            <text:p>+</text:p>
            <text:p/>
            <text:p>+ <text:s/>// Calculate mask for bucket.</text:p>
            <text:p>+ <text:s/>uint32_t mask[8];</text:p>
            <text:p>+ <text:s/>setMask(key, mask);</text:p>
            <text:p>+</text:p>
            <text:p>+ <text:s/>for (int i =</text:p>
            <text:p><text:s/>0; i &lt; 8; i++) {</text:p>
            <text:p>+ <text:s text:c="3"/>bitset32[bucketIndex * 8 + i] |= mask[i];</text:p>
            <text:p>+ <text:s/>}</text:p>
            <text:p>+}</text:p>
            <text:p>+</text:p>
            <text:p>+bool Bloom::contain</text:p>
            <text:p>s(uint64_t hash) {</text:p>
            <text:p>+ <text:s/>uint32_t * const bitset32 = reinterpret_cast&lt;uint32_t * const&gt;(bitset);</text:p>
            <text:p>+</text:p>
            <text:p><text:s text:c="2"/>const uint32_t bucketIndex = static_cast&lt;uint32_t&gt;((hash &gt;&gt; 32)</text:p>
            <text:p>+ <text:s text:c="5"/>&amp; (num_bytes / BYTES_P</text:p>
            <text:p>ER_FILTER_BLOCK - 1));</text:p>
            <text:p>+ <text:s/>uint32_t key = static_cast&lt;uint32_t&gt;(hash);</text:p>
            <text:p>+</text:p>
            <text:p>+ <text:s/>// Calculate mask fo</text:p>
            <text:p>r bucket.</text:p>
            <text:p>+ <text:s/>uint32_t mask[8];</text:p>
            <text:p>+ <text:s/>setMask(key, mask);</text:p>
            <text:p>+</text:p>
            <text:p>+ <text:s/>for (int i = 0; i &lt; 8; ++i) {</text:p>
            <text:p>+ <text:s text:c="3"/>i</text:p>
            <text:p>f (0 == (bitset32[8 * bucketIndex + i] &amp; mask[i])) {</text:p>
            <text:p>+ <text:s text:c="5"/>return false;</text:p>
            <text:p>+ <text:s text:c="3"/>}</text:p>
            <text:p>+ <text:s/>}</text:p>
            <text:p>+ <text:s/>return</text:p>
            <text:p><text:s/>true;</text:p>
            <text:p>+}</text:p>
            <text:p>+</text:p>
            <text:p>+bool Bloom::find(uint64_t hash) {</text:p>
            <text:p>+ <text:s/>return contains(hash);</text:p>
            <text:p>+}</text:p>
            <text:p>+</text:p>
            <text:p>+void Bloom::inse</text:p>
            <text:p>rt(unsigned long long hash) {</text:p>
            <text:p>+ <text:s/>addElement(hash);</text:p>
            <text:p>+}</text:p>
            <text:p>+</text:p>
            <text:p>+uint64_t Bloom::hash(int value) {</text:p>
            <text:p>+ <text:s/>u</text:p>
            <text:p>int64_t out[2];</text:p>
            <text:p>+ <text:s/>(*hashFunc)((void*)&amp;value, sizeof(int), DEFAULT_SEED, &amp;out);</text:p>
            <text:p>+ <text:s/>return out[0</text:p>
            <text:p>];</text:p>
            <text:p>+}</text:p>
            <text:p>+</text:p>
            <text:p>+uint64_t Bloom::hash(const long value) {</text:p>
            <text:p>+ <text:s/>uint64_t out[2];</text:p>
            <text:p>+ <text:s/>(*hashFunc)((void*)&amp;va</text:p>
            <text:p>lue, sizeof(long), DEFAULT_SEED, &amp;out);</text:p>
            <text:p>+ <text:s/>return out[0];</text:p>
            <text:p>+}</text:p>
            <text:p>+</text:p>
            <text:p>+uint64_t Bloom::hash(const floa</text:p>
            <text:p>t value) {</text:p>
            <text:p>+ <text:s/>uint64_t out[2];</text:p>
            <text:p>+ <text:s/>(*hashFunc)((void*)&amp;value, sizeof(float), DEFAULT_SEED, &amp;out)</text:p>
            <text:p>;</text:p>
            <text:p>+ <text:s/>return out[0];</text:p>
            <text:p>+}</text:p>
            <text:p>+</text:p>
            <text:p>+</text:p>
            <text:p>+uint64_t Bloom::hash(const double value) {</text:p>
            <text:p>+ <text:s/>uint64_t out[2];</text:p>
            <text:p>+ <text:s/>(</text:p>
            <text:p>*hashFunc)((void*)&amp;value, sizeof(double), DEFAULT_SEED, &amp;out);</text:p>
            <text:p>+ <text:s/>return out[0];</text:p>
            <text:p>+}</text:p>
            <text:p>+</text:p>
            <text:p>+</text:p>
            <text:p>+uint64</text:p>
            <text:p>_t Bloom::hash(const Int96 &amp;value) {</text:p>
            <text:p>+ <text:s/>uint64_t out[2];</text:p>
            <text:p>+ <text:s/>(*hashFunc)((void*)value.value, siz</text:p>
            <text:p>eof(value.value), DEFAULT_SEED, &amp;out);</text:p>
            <text:p>+ <text:s/>return out[0];</text:p>
            <text:p>+}</text:p>
            <text:p>+</text:p>
            <text:p>+uint64_t Bloom::hash(const ByteA</text:p>
            <text:p>rray &amp;value) {</text:p>
            <text:p>+ <text:s/>uint64_t out[2];</text:p>
            <text:p>+ <text:s/>(*hashFunc)((void*)value.ptr, value.len, DEFAULT_SEED, &amp;o</text:p>
            <text:p>ut);</text:p>
            <text:p>+ <text:s/>return out[0];</text:p>
            <text:p>+}</text:p>
            <text:p>+</text:p>
            <text:p>+uint64_t Bloom::hash(const FLBA &amp;value, uint32_t len) {</text:p>
            <text:p>+ <text:s/>uint64_</text:p>
            <text:p>t out[2];</text:p>
            <text:p>+ <text:s/>(*hashFunc)((void*)value.ptr, len, DEFAULT_SEED, &amp;out);</text:p>
            <text:p>+ <text:s/>return out[0];</text:p>
            <text:p>+}</text:p>
            <text:p>+</text:p>
            <text:p>+vo</text:p>
            <text:p>id Bloom::writeTo(const std::shared_ptr&lt;OutputStream&gt;&amp; sink){</text:p>
            <text:p>+ <text:s/>sink-&gt;Write(reinterpret_cast&lt;c</text:p>
            <text:p>onst uint8_t *&gt;(&amp;num_bytes), sizeof(uint32_t));</text:p>
            <text:p>+ <text:s/>sink-&gt;Write(reinterpret_cast&lt;const uint8_t *</text:p>
            <text:p>&gt;(&amp;hash_strategy), sizeof(uint32_t));</text:p>
            <text:p>+ <text:s/>sink-&gt;Write(reinterpret_cast&lt;const uint8_t *&gt;(&amp;algorit</text:p>
            <text:p>hm), sizeof(uint32_t));</text:p>
            <text:p>+ <text:s/>sink-&gt;Write(bitset, num_bytes);</text:p>
            <text:p>+}</text:p>
            <text:p>+</text:p>
            <text:p>+Bloom::~Bloom() {</text:p>
            <text:p>+ <text:s/>if (bitse</text:p>
            <text:p>t) {</text:p>
            <text:p>+ <text:s text:c="3"/>free(bitset);</text:p>
            <text:p>+ <text:s/>}</text:p>
            <text:p>+}</text:p>
            <text:p>+} // namespace parquet</text:p>
            <text:p>+</text:p>
            <text:p>diff --git a/src/parquet/bloom.h b/sr</text:p>
            <text:p>c/parquet/bloom.h</text:p>
            <text:p>new file mode 100644</text:p>
            <text:p>index 00000000..fb3a7996</text:p>
            <text:p>--- /dev/null</text:p>
            <text:p>+++ b/src/parquet</text:p>
            <text:p>/bloom.h</text:p>
            <text:p>@@ -0,0 +1,177 @@</text:p>
            <text:p>+// Licensed to the Apache Software Foundation (ASF) under one</text:p>
            <text:p>+// o</text:p>
            <text:p>r more contributor license agreements. <text:s/>See the NOTICE file</text:p>
            <text:p>+// distributed with this work for </text:p>
            <text:p>additional information</text:p>
            <text:p>+// regarding copyright ownership. <text:s/>The ASF licenses this file</text:p>
            <text:p>+// to yo</text:p>
            <text:p>u under the Apache License, Version 2.0 (the</text:p>
            <text:p>+// "License"); you may not use this file except i</text:p>
            <text:p>n compliance</text:p>
            <text:p>+// with the License. <text:s/>You may obtain a copy of the License at</text:p>
            <text:p>+//</text:p>
            <text:p>+// <text:s text:c="2"/>http://ww</text:p>
            <text:p>w.apache.org/licenses/LICENSE-2.0</text:p>
            <text:p>+//</text:p>
            <text:p>+// Unless required by applicable law or agreed to in wri</text:p>
            <text:p>ting,</text:p>
            <text:p>+// software distributed under the License is distributed on an</text:p>
            <text:p>+// "AS IS" BASIS, WITHOU</text:p>
            <text:p>T WARRANTIES OR CONDITIONS OF ANY</text:p>
            <text:p>+// KIND, either express or implied. <text:s/>See the License for the</text:p>
            <text:p/>
            <text:p>+// specific language governing permissions and limitations</text:p>
            <text:p>+// under the License.</text:p>
            <text:p>+</text:p>
            <text:p>+#ifndef </text:p>
            <text:p>PARQUET_BLOOM_H</text:p>
            <text:p>+#define PARQUET_BLOOM_H</text:p>
            <text:p>+</text:p>
            <text:p>+#include &lt;set&gt;</text:p>
            <text:p>+#include &lt;cstdint&gt;</text:p>
            <text:p>+</text:p>
            <text:p>+#include "par</text:p>
            <text:p>quet/types.h"</text:p>
            <text:p>+#include "parquet/util/memory.h"</text:p>
            <text:p>+</text:p>
            <text:p>+namespace parquet{</text:p>
            <text:p>+ <text:s/>class OutputStream;</text:p>
            <text:p>+ </text:p>
            <text:p><text:s/></text:p>
            <text:p>+ // Bloom Filter is a compact structure to indicate whether an item is not in set or</text:p>
            <text:p>+ // pr</text:p>
            <text:p>obably in set. Bloom class is underlying class of Bloom Filter which stores a</text:p>
            <text:p>+ // bit set repr</text:p>
            <text:p>esents elements set, hash strategy and bloom filter algorithm.</text:p>
            <text:p>+</text:p>
            <text:p>+ // Bloom Filter algorithm is</text:p>
            <text:p><text:s/>implemented using block Bloom filters from Putze et al.'s</text:p>
            <text:p>+ // "Cache-,Hash- and Space-Efficie</text:p>
            <text:p>nt Bloom Filters". The basic idea is to hash the</text:p>
            <text:p>+ // item to a tiny Bloom Filter which size fi</text:p>
            <text:p>t a single cache line or smaller. This</text:p>
            <text:p>+ // implementation sets 8 bits in each tiny Bloom Filte</text:p>
            <text:p>r. Tiny bloom filter are 32</text:p>
            <text:p>+ // bytes to take advantage of 32-bytes SIMD instruction.</text:p>
            <text:p>+</text:p>
            <text:p>+class</text:p>
            <text:p><text:s/>Bloom {</text:p>
            <text:p>+public:</text:p>
            <text:p>+ <text:s/>// Hash strategy available for bloom filter.</text:p>
            <text:p>+ <text:s/>enum HashStrategy {</text:p>
            <text:p>+ <text:s text:c="3"/>M</text:p>
            <text:p>URMUR3_X64_128</text:p>
            <text:p>+ <text:s/>};</text:p>
            <text:p>+</text:p>
            <text:p>+ <text:s/>// Bloom filter algorithm.</text:p>
            <text:p>+ <text:s/>enum Algorithm {</text:p>
            <text:p>+ <text:s text:c="3"/>BLOCK</text:p>
            <text:p>+ <text:s/>};</text:p>
            <text:p>+</text:p>
            <text:p>+ <text:s/></text:p>
            <text:p>/**</text:p>
            <text:p>+ <text:s text:c="2"/>* Default false positive probability value use to calculate optimal number of bits</text:p>
            <text:p>+ <text:s text:c="2"/></text:p>
            <text:p>* used by bloom filter.</text:p>
            <text:p>+ <text:s text:c="2"/>*/</text:p>
            <text:p>+ <text:s/>static constexpr double DEFAULT_FPP = 0.01;</text:p>
            <text:p>+</text:p>
            <text:p>+ <text:s/>// Bloom fil</text:p>
            <text:p>ter data header, including number of bytes, hash strategy and algorithm.</text:p>
            <text:p>+ <text:s/>static constexpr in</text:p>
            <text:p>t HEADER_SIZE = 12;</text:p>
            <text:p>+</text:p>
            <text:p>+ <text:s/>// Bytes in a tiny bloom filter block.</text:p>
            <text:p>+ <text:s/>static constexpr int BYTES_P</text:p>
            <text:p>ER_FILTER_BLOCK = 32;</text:p>
            <text:p>+</text:p>
            <text:p>+ <text:s/>// Default seed for hash function</text:p>
            <text:p>+ <text:s/>static constexpr int DEFAULT_SE</text:p>
            <text:p>ED = 104729;</text:p>
            <text:p>+</text:p>
            <text:p>+ <text:s/>// Default maximum bloom filter size (need to discuss)</text:p>
            <text:p>+ <text:s/>static constexpr in</text:p>
            <text:p>t DEFAULT_MAXIMUM_BLOOM_FILTER_BYTES = 16 * 1024 * 1024;</text:p>
            <text:p>+</text:p>
            <text:p>+ <text:s/>// The block based algorithm need</text:p>
            <text:p>s 8 odd SALT values to calculate eight index</text:p>
            <text:p>+ <text:s/>// of bit to set, one bit in 32-bit word.</text:p>
            <text:p>+ <text:s/>st</text:p>
            <text:p>atic constexpr uint32_t SALT[8] = { 0x47b6137bU, 0x44974d91U, 0x8824ad5bU,</text:p>
            <text:p>+ <text:s text:c="5"/>0xa2b7289dU, </text:p>
            <text:p>0x705495c7U, 0x2df1424bU, 0x9efc4947U, 0x5c6bfb31U };</text:p>
            <text:p>+</text:p>
            <text:p>+ <text:s/>typedef void (*HashFunc)(const void </text:p>
            <text:p>*, int, uint32_t, void*);</text:p>
            <text:p>+public:</text:p>
            <text:p>+ <text:s/>/// Constructor of bloom filter, if numBytes is zero, blo</text:p>
            <text:p>om filter bitset</text:p>
            <text:p>+ <text:s/>/// will be created lazily and the number of bytes will be calculated throu</text:p>
            <text:p>gh</text:p>
            <text:p>+ <text:s/>/// distinct values in cache. It use murmur3_x64_128 as its default hash function</text:p>
            <text:p>+ <text:s/>/// </text:p>
            <text:p>and block based algorithm as default algorithm.</text:p>
            <text:p>+ <text:s/>/// @param num_bytes The number of bytes for</text:p>
            <text:p><text:s/>bloom filter bitset, set to zero can</text:p>
            <text:p>+ <text:s/>/// <text:s text:c="14"/>let it calculate number automaticall</text:p>
            <text:p>y by using default DEFAULT_FPP.</text:p>
            <text:p>+ <text:s/>Bloom(uint32_t num_bytes);</text:p>
            <text:p>+ <text:s/></text:p>
            <text:p>+ <text:s/></text:p>
            <text:p>+ <text:s/>/// Construct the bloo</text:p>
            <text:p>m filter with given bit set, it is used when reconstruct</text:p>
            <text:p>+ <text:s/>/// bloom filter from parquet file.</text:p>
            <text:p>It use murmur3_x64_128 as its default hash</text:p>
            <text:p>+ <text:s/>/// function and block based algorithm as default</text:p>
            <text:p><text:s/>algorithm.</text:p>
            <text:p>+ <text:s/>/// @param bitset The given bitset to construct bloom filter.</text:p>
            <text:p>+ <text:s/>/// @param len </text:p>
            <text:p>Length of bitset.</text:p>
            <text:p>+ <text:s/>Bloom(const uint8_t* bitset, uint32_t len);</text:p>
            <text:p>+ <text:s/></text:p>
            <text:p>+ <text:s/>Bloom(const Bloom&amp; orig</text:p>
            <text:p>) = delete;</text:p>
            <text:p>+ <text:s/>virtual ~Bloom();</text:p>
            <text:p>+</text:p>
            <text:p>+ <text:s/>// Calculate optimal size according to the number of dist</text:p>
            <text:p>inct values and false</text:p>
            <text:p>+ <text:s/>// positive probability.</text:p>
            <text:p>+ <text:s/>// @param ndv: The number of distinct valu</text:p>
            <text:p>es.</text:p>
            <text:p>+ <text:s/>// @param fpp: The false positive probability.</text:p>
            <text:p>+ <text:s/>// @return optimal number of bits of g</text:p>
            <text:p>iven n and p.</text:p>
            <text:p>+ <text:s/>static uint32_t optimalNumOfBits(uint32_t ndv, double fpp);</text:p>
            <text:p>+ <text:s/></text:p>
            <text:p>+ <text:s/>// Determin</text:p>
            <text:p>e whether an element exist in set or not.</text:p>
            <text:p>+ <text:s/>// @param hash the element to contain.</text:p>
            <text:p>+ <text:s/>// @retu</text:p>
            <text:p>rn false if value is definitely not in set, and true means PROBABLY in set.</text:p>
            <text:p>+ <text:s/>bool find(uint64</text:p>
            <text:p>_t hash);</text:p>
            <text:p>+</text:p>
            <text:p>+ <text:s/>// Insert element to set represented by bloom bitset.</text:p>
            <text:p>+ <text:s/>// @param hash the hash</text:p>
            <text:p><text:s/>of value to insert into bloom filter..</text:p>
            <text:p>+ <text:s/>void insert(unsigned long long hash);</text:p>
            <text:p>+</text:p>
            <text:p>+ <text:s/>// Comput</text:p>
            <text:p>e hash for int value by using its plain encoding result.</text:p>
            <text:p>+ <text:s/>// @param value the value to hash.</text:p>
            <text:p/>
            <text:p>+ <text:s/>// @return hash result.</text:p>
            <text:p>+ <text:s/>uint64_t hash(const int value);</text:p>
            <text:p>+</text:p>
            <text:p>+ <text:s/>// Compute hash for long val</text:p>
            <text:p>ue by using its plain encoding result.</text:p>
            <text:p>+ <text:s/>// @param value the value to hash.</text:p>
            <text:p>+ <text:s/>// @return hash</text:p>
            <text:p><text:s/>result.</text:p>
            <text:p>+ <text:s/>uint64_t hash(const long value);</text:p>
            <text:p>+</text:p>
            <text:p>+ <text:s/>// Compute hash for float value by using its </text:p>
            <text:p>plain encoding result.</text:p>
            <text:p>+ <text:s/>// @param value the value to hash.</text:p>
            <text:p>+ <text:s/>// @return hash result.</text:p>
            <text:p>+ <text:s/>uint</text:p>
            <text:p>64_t hash(const float value);</text:p>
            <text:p>+</text:p>
            <text:p>+ <text:s/>// Compute hash for double value by using its plain encoding</text:p>
            <text:p><text:s/>result.</text:p>
            <text:p>+ <text:s/>// @param value the value to hash.</text:p>
            <text:p>+ <text:s/>// @return hash result.</text:p>
            <text:p>+ <text:s/>uint64_t hash(cons</text:p>
            <text:p>t double value);</text:p>
            <text:p>+</text:p>
            <text:p>+ <text:s/>// Compute hash for Int96 value by using its plain encoding result.</text:p>
            <text:p>+ <text:s/>//</text:p>
            <text:p><text:s/>@param value the value to hash.</text:p>
            <text:p>+ <text:s/>// @return hash result.</text:p>
            <text:p>+ <text:s/>uint64_t hash(const Int96 &amp;value</text:p>
            <text:p>);</text:p>
            <text:p>+</text:p>
            <text:p>+ <text:s/>// Compute hash for ByteArray value by using its plain encoding result.</text:p>
            <text:p>+ <text:s/>// @param va</text:p>
            <text:p>lue the value to hash.</text:p>
            <text:p>+ <text:s/>// @return hash result.</text:p>
            <text:p>+ <text:s/>uint64_t hash(const ByteArray &amp;value);</text:p>
            <text:p>+</text:p>
            <text:p>+</text:p>
            <text:p><text:s text:c="2"/>// Compute hash for Fixed Length Byte Array value by using its plain encoding result.</text:p>
            <text:p>+ <text:s/>// @</text:p>
            <text:p>param value the value to hash.</text:p>
            <text:p>+ <text:s/>// @return hash result.</text:p>
            <text:p>+ <text:s/>uint64_t hash(const FLBA &amp;value, u</text:p>
            <text:p>int32_t len);</text:p>
            <text:p>+ <text:s/></text:p>
            <text:p>+ <text:s/>// Write bloom filter to output stream. A bloom filter structure should in</text:p>
            <text:p>clude</text:p>
            <text:p>+ <text:s/>// bitset length, hash strategy, algorithm, and bitset.</text:p>
            <text:p>+ <text:s/>// @param sink output strea</text:p>
            <text:p>m to write</text:p>
            <text:p>+ <text:s/>void writeTo(const std::shared_ptr&lt;OutputStream&gt;&amp; sink);</text:p>
            <text:p>+</text:p>
            <text:p>+private:</text:p>
            <text:p>+ <text:s/>// Create</text:p>
            <text:p><text:s/>a new bitset for bloom filter, at least 256 bits will be create.</text:p>
            <text:p>+ <text:s/>// @param numBytes number </text:p>
            <text:p>of bytes for bitset</text:p>
            <text:p>+ <text:s/>void initBitset(uint32_t num_bytes);</text:p>
            <text:p>+ <text:s/>void setMask(uint32_t key, uint3</text:p>
            <text:p>2_t mask[8]);</text:p>
            <text:p>+ <text:s/>void addElement(uint64_t hash);</text:p>
            <text:p>+ <text:s/>bool contains(uint64_t hash);</text:p>
            <text:p>+</text:p>
            <text:p>+ <text:s/>// The n</text:p>
            <text:p>umber of bytes of bloom filter bitset.</text:p>
            <text:p>+ <text:s/>uint32_t num_bytes;</text:p>
            <text:p>+</text:p>
            <text:p>+ <text:s/>// Hash strategy used in thi</text:p>
            <text:p>s bloom filter.</text:p>
            <text:p>+ <text:s/>HashStrategy hash_strategy;</text:p>
            <text:p>+</text:p>
            <text:p>+ <text:s/>// Algorithm applied of this bloom filter.</text:p>
            <text:p/>
            <text:p>+ <text:s/>Algorithm algorithm;</text:p>
            <text:p>+</text:p>
            <text:p>+ <text:s/>// The underlying byte array for bloom filter bitset.</text:p>
            <text:p>+ <text:s/>uint8_t* </text:p>
            <text:p>bitset;</text:p>
            <text:p>+</text:p>
            <text:p>+ <text:s/>// Hash function applied.</text:p>
            <text:p>+ <text:s/>HashFunc hashFunc;</text:p>
            <text:p>+};</text:p>
            <text:p>+}</text:p>
            <text:p>+#endif /* BLOOM_H */</text:p>
            <text:p>+</text:p>
            <text:p>dif</text:p>
            <text:p>f --git a/src/parquet/murmur3.cc b/src/parquet/murmur3.cc</text:p>
            <text:p>new file mode 100644</text:p>
            <text:p>index 00000000..</text:p>
            <text:p>ab4cfa1e</text:p>
            <text:p>--- /dev/null</text:p>
            <text:p>+++ b/src/parquet/murmur3.cc</text:p>
            <text:p>@@ -0,0 +1,349 @@</text:p>
            <text:p>+// Licensed to the Apach</text:p>
            <text:p>e Software Foundation (ASF) under one</text:p>
            <text:p>+// or more contributor license agreements. <text:s/>See the NOTI</text:p>
            <text:p>CE file</text:p>
            <text:p>+// distributed with this work for additional information</text:p>
            <text:p>+// regarding copyright owner</text:p>
            <text:p>ship. <text:s/>The ASF licenses this file</text:p>
            <text:p>+// to you under the Apache License, Version 2.0 (the</text:p>
            <text:p>+// "Li</text:p>
            <text:p>cense"); you may not use this file except in compliance</text:p>
            <text:p>+// with the License. <text:s/>You may obtain a</text:p>
            <text:p><text:s/>copy of the License at</text:p>
            <text:p>+//</text:p>
            <text:p>+// <text:s text:c="2"/>http://www.apache.org/licenses/LICENSE-2.0</text:p>
            <text:p>+//</text:p>
            <text:p>+// Unless req</text:p>
            <text:p>uired by applicable law or agreed to in writing,</text:p>
            <text:p>+// software distributed under the License is </text:p>
            <text:p>distributed on an</text:p>
            <text:p>+// "AS IS" BASIS, WITHOUT WARRANTIES OR CONDITIONS OF ANY</text:p>
            <text:p>+// KIND, either e</text:p>
            <text:p>xpress or implied. <text:s/>See the License for the</text:p>
            <text:p>+// specific language governing permissions and lim</text:p>
            <text:p>itations</text:p>
            <text:p>+// under the License.</text:p>
            <text:p>+</text:p>
            <text:p>+//----------------------------------------------------------</text:p>
            <text:p>-------------------</text:p>
            <text:p>+// MurmurHash3 was written by Austin Appleby, and is placed in the public</text:p>
            <text:p/>
            <text:p>+// domain. The author hereby disclaims copyright to this source code.</text:p>
            <text:p>+</text:p>
            <text:p>+// Note - The x86 and</text:p>
            <text:p><text:s/>x64 versions do _not_ produce the same results, as the</text:p>
            <text:p>+// algorithms are optimized for their </text:p>
            <text:p>respective platforms. You can still</text:p>
            <text:p>+// compile and run any of them on any platform, but your p</text:p>
            <text:p>erformance with the</text:p>
            <text:p>+// non-native version will be less than optimal.</text:p>
            <text:p>+</text:p>
            <text:p>+#include "murmur3.h"</text:p>
            <text:p>+</text:p>
            <text:p/>
            <text:p>+//-----------------------------------------------------------------------------</text:p>
            <text:p>+// Platform-</text:p>
            <text:p>specific functions and macros</text:p>
            <text:p>+</text:p>
            <text:p>+// Microsoft Visual Studio</text:p>
            <text:p>+</text:p>
            <text:p>+#if defined(_MSC_VER)</text:p>
            <text:p>+</text:p>
            <text:p>+#define</text:p>
            <text:p><text:s/>FORCE_INLINE<text:tab/>__forceinline</text:p>
            <text:p>+</text:p>
            <text:p>+#include &lt;stdlib.h&gt;</text:p>
            <text:p>+</text:p>
            <text:p>+#define ROTL32(x,y)<text:tab/>_rotl(x,y)</text:p>
            <text:p>+#define R</text:p>
            <text:p>OTL64(x,y)<text:tab/>_rotl64(x,y)</text:p>
            <text:p>+</text:p>
            <text:p>+#define BIG_CONSTANT(x) (x)</text:p>
            <text:p>+</text:p>
            <text:p>+// Other compilers</text:p>
            <text:p>+</text:p>
            <text:p>+#else<text:tab/>// define</text:p>
            <text:p>d(_MSC_VER)</text:p>
            <text:p>+</text:p>
            <text:p>+#define<text:tab/>FORCE_INLINE inline __attribute__((always_inline))</text:p>
            <text:p>+</text:p>
            <text:p>+inline uint32_t ro</text:p>
            <text:p>tl32 ( uint32_t x, int8_t r )</text:p>
            <text:p>+{</text:p>
            <text:p>+ <text:s/>return (x &lt;&lt; r) | (x &gt;&gt; (32 - r));</text:p>
            <text:p>+}</text:p>
            <text:p>+</text:p>
            <text:p>+inline uint64_t ro</text:p>
            <text:p>tl64 ( uint64_t x, int8_t r )</text:p>
            <text:p>+{</text:p>
            <text:p>+ <text:s/>return (x &lt;&lt; r) | (x &gt;&gt; (64 - r));</text:p>
            <text:p>+}</text:p>
            <text:p>+</text:p>
            <text:p>+#define<text:tab/>ROTL32(x,y</text:p>
            <text:p>)<text:tab/>rotl32(x,y)</text:p>
            <text:p>+#define ROTL64(x,y)<text:tab/>rotl64(x,y)</text:p>
            <text:p>+</text:p>
            <text:p>+#define BIG_CONSTANT(x) (x##LLU)</text:p>
            <text:p>+</text:p>
            <text:p>+#endif //</text:p>
            <text:p><text:s/>!defined(_MSC_VER)</text:p>
            <text:p>+</text:p>
            <text:p>+//----------------------------------------------------------------------</text:p>
            <text:p>-------</text:p>
            <text:p>+// Block read - if your platform needs to do endian-swapping or can only</text:p>
            <text:p>+// handle al</text:p>
            <text:p>igned reads, do the conversion here</text:p>
            <text:p>+</text:p>
            <text:p>+FORCE_INLINE uint32_t getblock32 ( const uint32_t * p, i</text:p>
            <text:p>nt i )</text:p>
            <text:p>+{</text:p>
            <text:p>+ <text:s/>return p[i];</text:p>
            <text:p>+}</text:p>
            <text:p>+</text:p>
            <text:p>+FORCE_INLINE uint64_t getblock64 ( const uint64_t * p, int i )</text:p>
            <text:p/>
            <text:p>+{</text:p>
            <text:p>+ <text:s/>return p[i];</text:p>
            <text:p>+}</text:p>
            <text:p>+</text:p>
            <text:p>+//--------------------------------------------------------------------</text:p>
            <text:p>---------</text:p>
            <text:p>+// Finalization mix - force all bits of a hash block to avalanche</text:p>
            <text:p>+</text:p>
            <text:p>+FORCE_INLINE ui</text:p>
            <text:p>nt32_t fmix32 ( uint32_t h )</text:p>
            <text:p>+{</text:p>
            <text:p>+ <text:s/>h ^= h &gt;&gt; 16;</text:p>
            <text:p>+ <text:s/>h *= 0x85ebca6b;</text:p>
            <text:p>+ <text:s/>h ^= h &gt;&gt; 13;</text:p>
            <text:p>+ <text:s/>h *= 0</text:p>
            <text:p>xc2b2ae35;</text:p>
            <text:p>+ <text:s/>h ^= h &gt;&gt; 16;</text:p>
            <text:p>+</text:p>
            <text:p>+ <text:s/>return h;</text:p>
            <text:p>+}</text:p>
            <text:p>+</text:p>
            <text:p>+//----------</text:p>
            <text:p>+</text:p>
            <text:p>+FORCE_INLINE uint64_t fmix64 (</text:p>
            <text:p><text:s/>uint64_t k )</text:p>
            <text:p>+{</text:p>
            <text:p>+ <text:s/>k ^= k &gt;&gt; 33;</text:p>
            <text:p>+ <text:s/>k *= BIG_CONSTANT(0xff51afd7ed558ccd);</text:p>
            <text:p>+ <text:s/>k ^= k &gt;&gt; 33;</text:p>
            <text:p>+ </text:p>
            <text:p><text:s/>k *= BIG_CONSTANT(0xc4ceb9fe1a85ec53);</text:p>
            <text:p>+ <text:s/>k ^= k &gt;&gt; 33;</text:p>
            <text:p>+</text:p>
            <text:p>+ <text:s/>return k;</text:p>
            <text:p>+}</text:p>
            <text:p>+</text:p>
            <text:p>+//---------------</text:p>
            <text:p>--------------------------------------------------------------</text:p>
            <text:p>+</text:p>
            <text:p>+void MurmurHash3_x86_32 ( con</text:p>
            <text:p>st void * key, int len,</text:p>
            <text:p>+ <text:s text:c="25"/>uint32_t seed, void * out )</text:p>
            <text:p>+{</text:p>
            <text:p>+ <text:s/>const uint</text:p>
            <text:p>8_t * data = (const uint8_t*)key;</text:p>
            <text:p>+ <text:s/>const int nblocks = len / 4;</text:p>
            <text:p>+</text:p>
            <text:p>+ <text:s/>uint32_t h1 = seed;</text:p>
            <text:p>+</text:p>
            <text:p>+ </text:p>
            <text:p><text:s/>const uint32_t c1 = 0xcc9e2d51;</text:p>
            <text:p>+ <text:s/>const uint32_t c2 = 0x1b873593;</text:p>
            <text:p>+</text:p>
            <text:p>+ <text:s/>//----------</text:p>
            <text:p>+ <text:s/>// bod</text:p>
            <text:p>y</text:p>
            <text:p>+</text:p>
            <text:p>+ <text:s/>const uint32_t * blocks = (const uint32_t *)(data + nblocks*4);</text:p>
            <text:p>+</text:p>
            <text:p>+ <text:s/>for(int i = -nblock</text:p>
            <text:p>s; i; i++)</text:p>
            <text:p>+ <text:s/>{</text:p>
            <text:p>+ <text:s text:c="3"/>uint32_t k1 = getblock32(blocks,i);</text:p>
            <text:p>+</text:p>
            <text:p>+ <text:s text:c="3"/>k1 *= c1;</text:p>
            <text:p>+ <text:s text:c="3"/>k1 = ROTL32(k1,1</text:p>
            <text:p>5);</text:p>
            <text:p>+ <text:s text:c="3"/>k1 *= c2;</text:p>
            <text:p>+ <text:s text:c="3"/></text:p>
            <text:p>+ <text:s text:c="3"/>h1 ^= k1;</text:p>
            <text:p>+ <text:s text:c="3"/>h1 = ROTL32(h1,13); </text:p>
            <text:p>+ <text:s text:c="3"/>h1 = h1*5+0xe6546b64;</text:p>
            <text:p>+ </text:p>
            <text:p><text:s/>}</text:p>
            <text:p>+</text:p>
            <text:p>+ <text:s/>//----------</text:p>
            <text:p>+ <text:s/>// tail</text:p>
            <text:p>+</text:p>
            <text:p>+ <text:s/>const uint8_t * tail = (const uint8_t*)(data + nblocks*4);</text:p>
            <text:p/>
            <text:p>+</text:p>
            <text:p>+ <text:s/>uint32_t k1 = 0;</text:p>
            <text:p>+</text:p>
            <text:p>+ <text:s/>switch(len &amp; 3)</text:p>
            <text:p>+ <text:s/>{</text:p>
            <text:p>+ <text:s/>case 3: k1 ^= tail[2] &lt;&lt; 16;</text:p>
            <text:p>+ <text:s/>case 2: k1 </text:p>
            <text:p>^= tail[1] &lt;&lt; 8;</text:p>
            <text:p>+ <text:s/>case 1: k1 ^= tail[0];</text:p>
            <text:p>+ <text:s text:c="9"/>k1 *= c1; k1 = ROTL32(k1,15); k1 *= c2; h</text:p>
            <text:p>1 ^= k1;</text:p>
            <text:p>+ <text:s/>};</text:p>
            <text:p>+</text:p>
            <text:p>+ <text:s/>//----------</text:p>
            <text:p>+ <text:s/>// finalization</text:p>
            <text:p>+</text:p>
            <text:p>+ <text:s/>h1 ^= len;</text:p>
            <text:p>+</text:p>
            <text:p>+ <text:s/>h1 = fmix32(h1);</text:p>
            <text:p>+</text:p>
            <text:p>+ <text:s/></text:p>
            <text:p>*(uint32_t*)out = h1;</text:p>
            <text:p>+} </text:p>
            <text:p>+</text:p>
            <text:p>+//----------------------------------------------------------------</text:p>
            <text:p>-------------</text:p>
            <text:p>+</text:p>
            <text:p>+void MurmurHash3_x86_128 ( const void * key, const int len,</text:p>
            <text:p>+ <text:s text:c="16"/></text:p>
            <text:p><text:s text:c="10"/>uint32_t seed, void * out )</text:p>
            <text:p>+{</text:p>
            <text:p>+ <text:s/>const uint8_t * data = (const uint8_t*)key;</text:p>
            <text:p>+ <text:s/>cons</text:p>
            <text:p>t int nblocks = len / 16;</text:p>
            <text:p>+</text:p>
            <text:p>+ <text:s/>uint32_t h1 = seed;</text:p>
            <text:p>+ <text:s/>uint32_t h2 = seed;</text:p>
            <text:p>+ <text:s/>uint32_t h3 = seed</text:p>
            <text:p>;</text:p>
            <text:p>+ <text:s/>uint32_t h4 = seed;</text:p>
            <text:p>+</text:p>
            <text:p>+ <text:s/>const uint32_t c1 = 0x239b961b; </text:p>
            <text:p>+ <text:s/>const uint32_t c2 = 0xab0e978</text:p>
            <text:p>9;</text:p>
            <text:p>+ <text:s/>const uint32_t c3 = 0x38b34ae5; </text:p>
            <text:p>+ <text:s/>const uint32_t c4 = 0xa1e38b93;</text:p>
            <text:p>+</text:p>
            <text:p>+ <text:s/>//----------</text:p>
            <text:p>+ <text:s/></text:p>
            <text:p>// body</text:p>
            <text:p>+</text:p>
            <text:p>+ <text:s/>const uint32_t * blocks = (const uint32_t *)(data + nblocks*16);</text:p>
            <text:p>+</text:p>
            <text:p>+ <text:s/>for(int i = </text:p>
            <text:p>-nblocks; i; i++)</text:p>
            <text:p>+ <text:s/>{</text:p>
            <text:p>+ <text:s text:c="3"/>uint32_t k1 = getblock32(blocks,i*4+0);</text:p>
            <text:p>+ <text:s text:c="3"/>uint32_t k2 = getblock</text:p>
            <text:p>32(blocks,i*4+1);</text:p>
            <text:p>+ <text:s text:c="3"/>uint32_t k3 = getblock32(blocks,i*4+2);</text:p>
            <text:p>+ <text:s text:c="3"/>uint32_t k4 = getblock32(bl</text:p>
            <text:p>ocks,i*4+3);</text:p>
            <text:p>+</text:p>
            <text:p>+ <text:s text:c="3"/>k1 *= c1; k1 <text:s/>= ROTL32(k1,15); k1 *= c2; h1 ^= k1;</text:p>
            <text:p>+</text:p>
            <text:p>+ <text:s text:c="3"/>h1 = ROTL32(h1,19</text:p>
            <text:p>); h1 += h2; h1 = h1*5+0x561ccd1b;</text:p>
            <text:p>+</text:p>
            <text:p>+ <text:s text:c="3"/>k2 *= c2; k2 <text:s/>= ROTL32(k2,16); k2 *= c3; h2 ^= k2;</text:p>
            <text:p>+</text:p>
            <text:p/>
            <text:p>+ <text:s text:c="3"/>h2 = ROTL32(h2,17); h2 += h3; h2 = h2*5+0x0bcaa747;</text:p>
            <text:p>+</text:p>
            <text:p>+ <text:s text:c="3"/>k3 *= c3; k3 <text:s/>= ROTL32(k3,17); </text:p>
            <text:p>k3 *= c4; h3 ^= k3;</text:p>
            <text:p>+</text:p>
            <text:p>+ <text:s text:c="3"/>h3 = ROTL32(h3,15); h3 += h4; h3 = h3*5+0x96cd1c35;</text:p>
            <text:p>+</text:p>
            <text:p>+ <text:s text:c="3"/>k4 *= c4;</text:p>
            <text:p><text:s/>k4 <text:s/>= ROTL32(k4,18); k4 *= c1; h4 ^= k4;</text:p>
            <text:p>+</text:p>
            <text:p>+ <text:s text:c="3"/>h4 = ROTL32(h4,13); h4 += h1; h4 = h4*5+0x32ac</text:p>
            <text:p>3b17;</text:p>
            <text:p>+ <text:s/>}</text:p>
            <text:p>+</text:p>
            <text:p>+ <text:s/>//----------</text:p>
            <text:p>+ <text:s/>// tail</text:p>
            <text:p>+</text:p>
            <text:p>+ <text:s/>const uint8_t * tail = (const uint8_t*)(data + nbl</text:p>
            <text:p>ocks*16);</text:p>
            <text:p>+</text:p>
            <text:p>+ <text:s/>uint32_t k1 = 0;</text:p>
            <text:p>+ <text:s/>uint32_t k2 = 0;</text:p>
            <text:p>+ <text:s/>uint32_t k3 = 0;</text:p>
            <text:p>+ <text:s/>uint32_t k4 = 0;</text:p>
            <text:p>+</text:p>
            <text:p>+</text:p>
            <text:p><text:s text:c="2"/>switch(len &amp; 15)</text:p>
            <text:p>+ <text:s/>{</text:p>
            <text:p>+ <text:s/>case 15: k4 ^= tail[14] &lt;&lt; 16;</text:p>
            <text:p>+ <text:s/>case 14: k4 ^= tail[13] &lt;&lt; 8;</text:p>
            <text:p>+ <text:s/>c</text:p>
            <text:p>ase 13: k4 ^= tail[12] &lt;&lt; 0;</text:p>
            <text:p>+ <text:s text:c="10"/>k4 *= c4; k4 <text:s/>= ROTL32(k4,18); k4 *= c1; h4 ^= k4;</text:p>
            <text:p>+</text:p>
            <text:p>+</text:p>
            <text:p><text:s text:c="2"/>case 12: k3 ^= tail[11] &lt;&lt; 24;</text:p>
            <text:p>+ <text:s/>case 11: k3 ^= tail[10] &lt;&lt; 16;</text:p>
            <text:p>+ <text:s/>case 10: k3 ^= tail[ 9] &lt;</text:p>
            <text:p>&lt; 8;</text:p>
            <text:p>+ <text:s/>case <text:s/>9: k3 ^= tail[ 8] &lt;&lt; 0;</text:p>
            <text:p>+ <text:s text:c="10"/>k3 *= c3; k3 <text:s/>= ROTL32(k3,17); k3 *= c4; h3 ^</text:p>
            <text:p>= k3;</text:p>
            <text:p>+</text:p>
            <text:p>+ <text:s/>case <text:s/>8: k2 ^= tail[ 7] &lt;&lt; 24;</text:p>
            <text:p>+ <text:s/>case <text:s/>7: k2 ^= tail[ 6] &lt;&lt; 16;</text:p>
            <text:p>+ <text:s/>case <text:s/>6: k2 ^= t</text:p>
            <text:p>ail[ 5] &lt;&lt; 8;</text:p>
            <text:p>+ <text:s/>case <text:s/>5: k2 ^= tail[ 4] &lt;&lt; 0;</text:p>
            <text:p>+ <text:s text:c="10"/>k2 *= c2; k2 <text:s/>= ROTL32(k2,16); k2 *=</text:p>
            <text:p><text:s/>c3; h2 ^= k2;</text:p>
            <text:p>+</text:p>
            <text:p>+ <text:s/>case <text:s/>4: k1 ^= tail[ 3] &lt;&lt; 24;</text:p>
            <text:p>+ <text:s/>case <text:s/>3: k1 ^= tail[ 2] &lt;&lt; 16;</text:p>
            <text:p>+ <text:s/>case <text:s/>2</text:p>
            <text:p>: k1 ^= tail[ 1] &lt;&lt; 8;</text:p>
            <text:p>+ <text:s/>case <text:s/>1: k1 ^= tail[ 0] &lt;&lt; 0;</text:p>
            <text:p>+ <text:s text:c="10"/>k1 *= c1; k1 <text:s/>= ROTL32(k1,1</text:p>
            <text:p>5); k1 *= c2; h1 ^= k1;</text:p>
            <text:p>+ <text:s/>};</text:p>
            <text:p>+</text:p>
            <text:p>+ <text:s/>//----------</text:p>
            <text:p>+ <text:s/>// finalization</text:p>
            <text:p>+</text:p>
            <text:p>+ <text:s/>h1 ^= len; h2 ^= len; h</text:p>
            <text:p>3 ^= len; h4 ^= len;</text:p>
            <text:p>+</text:p>
            <text:p>+ <text:s/>h1 += h2; h1 += h3; h1 += h4;</text:p>
            <text:p>+ <text:s/>h2 += h1; h3 += h1; h4 += h1;</text:p>
            <text:p>+</text:p>
            <text:p>+ <text:s/>h</text:p>
            <text:p>1 = fmix32(h1);</text:p>
            <text:p>+ <text:s/>h2 = fmix32(h2);</text:p>
            <text:p>+ <text:s/>h3 = fmix32(h3);</text:p>
            <text:p>+ <text:s/>h4 = fmix32(h4);</text:p>
            <text:p>+</text:p>
            <text:p>+ <text:s/>h1 += h2; h1 +</text:p>
            <text:p>= h3; h1 += h4;</text:p>
            <text:p>+ <text:s/>h2 += h1; h3 += h1; h4 += h1;</text:p>
            <text:p>+</text:p>
            <text:p>+ <text:s/>((uint32_t*)out)[0] = h1;</text:p>
            <text:p>+ <text:s/>((uint32_t*)</text:p>
            <text:p>out)[1] = h2;</text:p>
            <text:p>+ <text:s/>((uint32_t*)out)[2] = h3;</text:p>
            <text:p>+ <text:s/>((uint32_t*)out)[3] = h4;</text:p>
            <text:p>+}</text:p>
            <text:p>+</text:p>
            <text:p>+//---------------</text:p>
            <text:p>--------------------------------------------------------------</text:p>
            <text:p>+</text:p>
            <text:p>+void MurmurHash3_x64_128 ( co</text:p>
            <text:p>nst void * key, const int len,</text:p>
            <text:p>+ <text:s text:c="26"/>const uint32_t seed, void * out )</text:p>
            <text:p>+{</text:p>
            <text:p/>
            <text:p>+ <text:s/>const uint8_t * data = (const uint8_t*)key;</text:p>
            <text:p>+ <text:s/>const int nblocks = len / 16;</text:p>
            <text:p>+</text:p>
            <text:p>+ <text:s/>uint64_t </text:p>
            <text:p>h1 = seed;</text:p>
            <text:p>+ <text:s/>uint64_t h2 = seed;</text:p>
            <text:p>+</text:p>
            <text:p>+ <text:s/>const uint64_t c1 = BIG_CONSTANT(0x87c37b91114253d5);</text:p>
            <text:p>+ </text:p>
            <text:p><text:s/>const uint64_t c2 = BIG_CONSTANT(0x4cf5ad432745937f);</text:p>
            <text:p>+</text:p>
            <text:p>+ <text:s/>//----------</text:p>
            <text:p>+ <text:s/>// body</text:p>
            <text:p>+</text:p>
            <text:p>+ <text:s/>const </text:p>
            <text:p>uint64_t * blocks = (const uint64_t *)(data);</text:p>
            <text:p>+</text:p>
            <text:p>+ <text:s/>for(int i = 0; i &lt; nblocks; i++)</text:p>
            <text:p>+ <text:s/>{</text:p>
            <text:p>+ <text:s text:c="3"/>u</text:p>
            <text:p>int64_t k1 = getblock64(blocks,i*2+0);</text:p>
            <text:p>+ <text:s text:c="3"/>uint64_t k2 = getblock64(blocks,i*2+1);</text:p>
            <text:p>+</text:p>
            <text:p>+ <text:s text:c="3"/>k1 *</text:p>
            <text:p>= c1; k1 <text:s/>= ROTL64(k1,31); k1 *= c2; h1 ^= k1;</text:p>
            <text:p>+</text:p>
            <text:p>+ <text:s text:c="3"/>h1 = ROTL64(h1,27); h1 += h2; h1 = h1*5+0</text:p>
            <text:p>x52dce729;</text:p>
            <text:p>+</text:p>
            <text:p>+ <text:s text:c="3"/>k2 *= c2; k2 <text:s/>= ROTL64(k2,33); k2 *= c1; h2 ^= k2;</text:p>
            <text:p>+</text:p>
            <text:p>+ <text:s text:c="3"/>h2 = ROTL64(h2,31);</text:p>
            <text:p><text:s/>h2 += h1; h2 = h2*5+0x38495ab5;</text:p>
            <text:p>+ <text:s/>}</text:p>
            <text:p>+</text:p>
            <text:p>+ <text:s/>//----------</text:p>
            <text:p>+ <text:s/>// tail</text:p>
            <text:p>+</text:p>
            <text:p>+ <text:s/>const uint8_t * tail = </text:p>
            <text:p>(const uint8_t*)(data + nblocks*16);</text:p>
            <text:p>+</text:p>
            <text:p>+ <text:s/>uint64_t k1 = 0;</text:p>
            <text:p>+ <text:s/>uint64_t k2 = 0;</text:p>
            <text:p>+</text:p>
            <text:p>+ <text:s/>switch(len </text:p>
            <text:p>&amp; 15)</text:p>
            <text:p>+ <text:s/>{</text:p>
            <text:p>+ <text:s/>case 15: k2 ^= ((uint64_t)tail[14]) &lt;&lt; 48;</text:p>
            <text:p>+ <text:s/>case 14: k2 ^= ((uint64_t)tail[13])</text:p>
            <text:p><text:s/>&lt;&lt; 40;</text:p>
            <text:p>+ <text:s/>case 13: k2 ^= ((uint64_t)tail[12]) &lt;&lt; 32;</text:p>
            <text:p>+ <text:s/>case 12: k2 ^= ((uint64_t)tail[11]) &lt;&lt;</text:p>
            <text:p><text:s/>24;</text:p>
            <text:p>+ <text:s/>case 11: k2 ^= ((uint64_t)tail[10]) &lt;&lt; 16;</text:p>
            <text:p>+ <text:s/>case 10: k2 ^= ((uint64_t)tail[ 9]) &lt;&lt; 8;</text:p>
            <text:p/>
            <text:p>+ <text:s/>case <text:s/>9: k2 ^= ((uint64_t)tail[ 8]) &lt;&lt; 0;</text:p>
            <text:p>+ <text:s text:c="10"/>k2 *= c2; k2 <text:s/>= ROTL64(k2,33); k2 *= </text:p>
            <text:p>c1; h2 ^= k2;</text:p>
            <text:p>+</text:p>
            <text:p>+ <text:s/>case <text:s/>8: k1 ^= ((uint64_t)tail[ 7]) &lt;&lt; 56;</text:p>
            <text:p>+ <text:s/>case <text:s/>7: k1 ^= ((uint64_t)tail</text:p>
            <text:p>[ 6]) &lt;&lt; 48;</text:p>
            <text:p>+ <text:s/>case <text:s/>6: k1 ^= ((uint64_t)tail[ 5]) &lt;&lt; 40;</text:p>
            <text:p>+ <text:s/>case <text:s/>5: k1 ^= ((uint64_t)tail[ 4</text:p>
            <text:p>]) &lt;&lt; 32;</text:p>
            <text:p>+ <text:s/>case <text:s/>4: k1 ^= ((uint64_t)tail[ 3]) &lt;&lt; 24;</text:p>
            <text:p>+ <text:s/>case <text:s/>3: k1 ^= ((uint64_t)tail[ 2]) </text:p>
            <text:p>&lt;&lt; 16;</text:p>
            <text:p>+ <text:s/>case <text:s/>2: k1 ^= ((uint64_t)tail[ 1]) &lt;&lt; 8;</text:p>
            <text:p>+ <text:s/>case <text:s/>1: k1 ^= ((uint64_t)tail[ 0]) &lt;&lt; 0</text:p>
            <text:p>;</text:p>
            <text:p>+ <text:s text:c="10"/>k1 *= c1; k1 <text:s/>= ROTL64(k1,31); k1 *= c2; h1 ^= k1;</text:p>
            <text:p>+ <text:s/>};</text:p>
            <text:p>+</text:p>
            <text:p>+ <text:s/>//----------</text:p>
            <text:p>+ <text:s/>// </text:p>
            <text:p>finalization</text:p>
            <text:p>+</text:p>
            <text:p>+ <text:s/>h1 ^= len; h2 ^= len;</text:p>
            <text:p>+</text:p>
            <text:p>+ <text:s/>h1 += h2;</text:p>
            <text:p>+ <text:s/>h2 += h1;</text:p>
            <text:p>+</text:p>
            <text:p>+ <text:s/>h1 = fmix64(h1);</text:p>
            <text:p>+ <text:s/>h2</text:p>
            <text:p><text:s/>= fmix64(h2);</text:p>
            <text:p>+</text:p>
            <text:p>+ <text:s/>h1 += h2;</text:p>
            <text:p>+ <text:s/>h2 += h1;</text:p>
            <text:p>+</text:p>
            <text:p>+ <text:s/>((uint64_t*)out)[0] = h1;</text:p>
            <text:p>+ <text:s/>((uint64_t*)out)[1</text:p>
            <text:p>] = h2;</text:p>
            <text:p>+}</text:p>
            <text:p>diff --git a/src/parquet/murmur3.h b/src/parquet/murmur3.h</text:p>
            <text:p>new file mode 100644</text:p>
            <text:p>inde</text:p>
            <text:p>x 00000000..e823e7c6</text:p>
            <text:p>--- /dev/null</text:p>
            <text:p>+++ b/src/parquet/murmur3.h</text:p>
            <text:p>@@ -0,0 +1,55 @@</text:p>
            <text:p>+// Licensed to</text:p>
            <text:p><text:s/>the Apache Software Foundation (ASF) under one</text:p>
            <text:p>+// or more contributor license agreements. <text:s/>Se</text:p>
            <text:p>e the NOTICE file</text:p>
            <text:p>+// distributed with this work for additional information</text:p>
            <text:p>+// regarding copyr</text:p>
            <text:p>ight ownership. <text:s/>The ASF licenses this file</text:p>
            <text:p>+// to you under the Apache License, Version 2.0 (t</text:p>
            <text:p>he</text:p>
            <text:p>+// "License"); you may not use this file except in compliance</text:p>
            <text:p>+// with the License. <text:s/>You ma</text:p>
            <text:p>y obtain a copy of the License at</text:p>
            <text:p>+//</text:p>
            <text:p>+// <text:s text:c="2"/>http://www.apache.org/licenses/LICENSE-2.0</text:p>
            <text:p>+//</text:p>
            <text:p>+// </text:p>
            <text:p>Unless required by applicable law or agreed to in writing,</text:p>
            <text:p>+// software distributed under the L</text:p>
            <text:p>icense is distributed on an</text:p>
            <text:p>+// "AS IS" BASIS, WITHOUT WARRANTIES OR CONDITIONS OF ANY</text:p>
            <text:p>+// KIND</text:p>
            <text:p>, either express or implied. <text:s/>See the License for the</text:p>
            <text:p>+// specific language governing permissio</text:p>
            <text:p>ns and limitations</text:p>
            <text:p>+// under the License.</text:p>
            <text:p>+</text:p>
            <text:p>+</text:p>
            <text:p>+//----------------------------------------------</text:p>
            <text:p>-------------------------------</text:p>
            <text:p>+// MurmurHash3 was written by Austin Appleby, and is placed in</text:p>
            <text:p><text:s/>the public</text:p>
            <text:p>+// domain. The author hereby disclaims copyright to this source code.</text:p>
            <text:p>+</text:p>
            <text:p>+#ifndef _</text:p>
            <text:p>MURMURHASH3_H_</text:p>
            <text:p>+#define _MURMURHASH3_H_</text:p>
            <text:p>+</text:p>
            <text:p>+//--------------------------------------------------</text:p>
            <text:p>---------------------------</text:p>
            <text:p>+// Platform-specific functions and macros</text:p>
            <text:p>+</text:p>
            <text:p>+// Microsoft Visual S</text:p>
            <text:p>tudio</text:p>
            <text:p>+</text:p>
            <text:p>+#if defined(_MSC_VER) &amp;&amp; (_MSC_VER &lt; 1600)</text:p>
            <text:p>+</text:p>
            <text:p>+typedef unsigned char uint8_t;</text:p>
            <text:p>+typedef </text:p>
            <text:p>unsigned int uint32_t;</text:p>
            <text:p>+typedef unsigned __int64 uint64_t;</text:p>
            <text:p>+</text:p>
            <text:p>+// Other compilers</text:p>
            <text:p>+</text:p>
            <text:p>+#else<text:tab/>// de</text:p>
            <text:p>fined(_MSC_VER)</text:p>
            <text:p>+</text:p>
            <text:p>+#include &lt;stdint.h&gt;</text:p>
            <text:p>+</text:p>
            <text:p>+#endif // !defined(_MSC_VER)</text:p>
            <text:p>+</text:p>
            <text:p>+//-------------------</text:p>
            <text:p>----------------------------------------------------------</text:p>
            <text:p>+</text:p>
            <text:p>+void MurmurHash3_x86_32 <text:s/>( const </text:p>
            <text:p>void * key, int len, uint32_t seed, void * out );</text:p>
            <text:p>+</text:p>
            <text:p>+void MurmurHash3_x86_128 ( const void * ke</text:p>
            <text:p>y, int len, uint32_t seed, void * out );</text:p>
            <text:p>+</text:p>
            <text:p>+void MurmurHash3_x64_128 ( const void * key, int le</text:p>
            <text:p>n, uint32_t seed, void * out );</text:p>
            <text:p>+</text:p>
            <text:p>+//----------------------------------------------------------</text:p>
            <text:p>-------------------</text:p>
            <text:p>+</text:p>
            <text:p>+#endif // _MURMURHASH3_H_</text:p>
            <text:p>\ No newline at end of file</text:p>
            <text:p/>
            <text:p/>
            <text:p><text:s/></text:p>
            <text:p/>
            <text:p>-------------</text:p>
            <text:p>---------------------------------------------------</text:p>
            <text:p>This is an automated message from the Apach</text:p>
            <text:p>e Git Service.</text:p>
            <text:p>To respond to the message, please log on GitHub and use the</text:p>
            <text:p>URL above to go to t</text:p>
            <text:p>he specific comment.</text:p>
            <text:p><text:s/></text:p>
            <text:p>For queries about this service, please contact Infrastructure at:</text:p>
            <text:p>users@</text:p>
            <text:p>infra.apache.org</text:p>
            <text:p/>
          </table:table-cell>
          <table:table-cell table:number-columns-repeated="1019"/>
        </table:table-row>
        <table:table-row table:style-name="ro36">
          <table:table-cell table:number-columns-repeated="3"/>
          <table:table-cell office:value-type="string">
            <text:p>16331898</text:p>
          </table:table-cell>
          <table:table-cell office:value-type="string">
            <text:p>cjjnjust opened a new pull request #432: PARQUET-41: Add bloom filter for parquet</text:p>
            <text:p>URL: https://</text:p>
            <text:p>github.com/apache/parquet-cpp/pull/432</text:p>
            <text:p><text:s/></text:p>
            <text:p><text:s/></text:p>
            <text:p><text:s text:c="3"/>This is first part of bloom filter patch set, whi</text:p>
            <text:p>ch include a bloom filter utility and also some unit tests. <text:s/></text:p>
            <text:p><text:s text:c="3"/>Note that this patch also inc</text:p>
            <text:p>ludes murmur3Hash original code from Austin Appleby. The code isn't formatted as parquet-cpp fo</text:p>
            <text:p>rmat.</text:p>
            <text:p/>
            <text:p>----------------------------------------------------------------</text:p>
            <text:p>This is an automated me</text:p>
            <text:p>ssage from the Apache Git Service.</text:p>
            <text:p>To respond to the message, please log on GitHub and use the</text:p>
            <text:p/>
            <text:p>URL above to go to the specific comment.</text:p>
            <text:p><text:s/></text:p>
            <text:p>For queries about this service, please contact Infra</text:p>
            <text:p>structure at:</text:p>
            <text:p>users@infra.apache.org</text:p>
            <text:p/>
          </table:table-cell>
          <table:table-cell table:number-columns-repeated="1019"/>
        </table:table-row>
        <table:table-row table:style-name="ro81">
          <table:table-cell table:number-columns-repeated="3"/>
          <table:table-cell office:value-type="string">
            <text:p>16337913</text:p>
          </table:table-cell>
          <table:table-cell office:value-type="string">
            <text:p>daedric commented on a change in pull request #432: PARQUET-41: Add bloom filter for parquet</text:p>
            <text:p>UR</text:p>
            <text:p>L: https://github.com/apache/parquet-cpp/pull/432#discussion_r163618131</text:p>
            <text:p><text:s/></text:p>
            <text:p><text:s/></text:p>
            <text:p/>
            <text:p><text:s/>##########</text:p>
            <text:p><text:s/>File </text:p>
            <text:p>path: src/parquet/bloom.cc</text:p>
            <text:p><text:s/>##########</text:p>
            <text:p><text:s/>@@ -0,0 +1,215 @@</text:p>
            <text:p>+// Licensed to the Apache Software F</text:p>
            <text:p>oundation (ASF) under one</text:p>
            <text:p>+// or more contributor license agreements. <text:s/>See the NOTICE file</text:p>
            <text:p>+// </text:p>
            <text:p>distributed with this work for additional information</text:p>
            <text:p>+// regarding copyright ownership. <text:s/>The A</text:p>
            <text:p>SF licenses this file</text:p>
            <text:p>+// to you under the Apache License, Version 2.0 (the</text:p>
            <text:p>+// "License"); you</text:p>
            <text:p><text:s/>may not use this file except in compliance</text:p>
            <text:p>+// with the License. <text:s/>You may obtain a copy of the</text:p>
            <text:p><text:s/>License at</text:p>
            <text:p>+//</text:p>
            <text:p>+// <text:s text:c="2"/>http://www.apache.org/licenses/LICENSE-2.0</text:p>
            <text:p>+//</text:p>
            <text:p>+// Unless required by app</text:p>
            <text:p>licable law or agreed to in writing,</text:p>
            <text:p>+// software distributed under the License is distributed </text:p>
            <text:p>on an</text:p>
            <text:p>+// "AS IS" BASIS, WITHOUT WARRANTIES OR CONDITIONS OF ANY</text:p>
            <text:p>+// KIND, either express or im</text:p>
            <text:p>plied. <text:s/>See the License for the</text:p>
            <text:p>+// specific language governing permissions and limitations</text:p>
            <text:p>+//</text:p>
            <text:p><text:s/>under the License.</text:p>
            <text:p>+#include "parquet/bloom.h"</text:p>
            <text:p>+</text:p>
            <text:p>+#include &lt;algorithm&gt;</text:p>
            <text:p>+#include &lt;cstdint&gt;</text:p>
            <text:p>+</text:p>
            <text:p>+</text:p>
            <text:p>#include "arrow/util/bit-util.h"</text:p>
            <text:p>+</text:p>
            <text:p>+#include "parquet/exception.h"</text:p>
            <text:p>+#include "parquet/murmur3.h</text:p>
            <text:p>"</text:p>
            <text:p>+#include "parquet/util/logging.h"</text:p>
            <text:p>+</text:p>
            <text:p>+namespace parquet {</text:p>
            <text:p>+constexpr uint32_t Bloom::SALT[8];</text:p>
            <text:p/>
            <text:p>+</text:p>
            <text:p>+Bloom::Bloom(uint32_t num_bytes)</text:p>
            <text:p>+ <text:s text:c="3"/>: num_bytes(num_bytes),</text:p>
            <text:p>+ <text:s text:c="5"/>hash_strategy(MURMUR3_</text:p>
            <text:p>X64_128),</text:p>
            <text:p>+ <text:s text:c="5"/>algorithm(BLOCK),</text:p>
            <text:p>+ <text:s text:c="5"/>hashFunc(NULL) {</text:p>
            <text:p>+ <text:s/>initBitset(num_bytes);</text:p>
            <text:p>+</text:p>
            <text:p>+ <text:s/>switc</text:p>
            <text:p>h (hash_strategy) {</text:p>
            <text:p>+ <text:s/>case MURMUR3_X64_128:</text:p>
            <text:p>+ <text:s text:c="3"/>this-&gt;hashFunc = &amp;MurmurHash3_x64_128;</text:p>
            <text:p>+ <text:s text:c="3"/>b</text:p>
            <text:p>reak;</text:p>
            <text:p>+ <text:s/>default:</text:p>
            <text:p>+ <text:s text:c="3"/>throw parquet::ParquetException("Unknown hash strategy.");</text:p>
            <text:p>+ <text:s/>}</text:p>
            <text:p>+}</text:p>
            <text:p>+</text:p>
            <text:p>+vo</text:p>
            <text:p>id Bloom::initBitset(uint32_t num_bytes) {</text:p>
            <text:p>+ <text:s/>if (num_bytes &lt; BYTES_PER_FILTER_BLOCK) {</text:p>
            <text:p>+ <text:s text:c="3"/>nu</text:p>
            <text:p>m_bytes = BYTES_PER_FILTER_BLOCK;</text:p>
            <text:p>+ <text:s/>}</text:p>
            <text:p>+</text:p>
            <text:p>+ <text:s/>if (num_bytes &gt; DEFAULT_MAXIMUM_BLOOM_FILTER_BYTES)</text:p>
            <text:p><text:s/>{</text:p>
            <text:p>+ <text:s text:c="3"/>num_bytes = DEFAULT_MAXIMUM_BLOOM_FILTER_BYTES;</text:p>
            <text:p>+ <text:s/>}</text:p>
            <text:p>+</text:p>
            <text:p>+ <text:s/>// Get next power of 2 if it </text:p>
            <text:p>is not power of 2.</text:p>
            <text:p>+ <text:s/>if ((num_bytes &amp; (num_bytes - 1)) != 0) {</text:p>
            <text:p>+ <text:s text:c="3"/>num_bytes = static_cast&lt;ui</text:p>
            <text:p>nt32_t&gt;(::arrow::BitUtil::NextPower2(num_bytes));</text:p>
            <text:p>+ <text:s/>}</text:p>
            <text:p>+</text:p>
            <text:p>+ <text:s/>this-&gt;bitset = new uint8_t[num_byte</text:p>
            <text:p>s];</text:p>
            <text:p>+}</text:p>
            <text:p>+</text:p>
            <text:p>+Bloom::Bloom(const uint8_t* bitset, uint32_t num_bytes)</text:p>
            <text:p>+ <text:s text:c="3"/>: num_bytes(num_bytes),</text:p>
            <text:p/>
            <text:p>+ <text:s text:c="5"/>hash_strategy(MURMUR3_X64_128),</text:p>
            <text:p>+ <text:s text:c="5"/>algorithm(BLOCK){</text:p>
            <text:p>+ <text:s/>this-&gt;bitset = new uint8_t[n</text:p>
            <text:p>um_bytes];</text:p>
            <text:p>+ <text:s/>memcpy(this-&gt;bitset, bitset, num_bytes);</text:p>
            <text:p>+ <text:s/>switch (hash_strategy) {</text:p>
            <text:p>+ <text:s/>case MURM</text:p>
            <text:p>UR3_X64_128:</text:p>
            <text:p>+ <text:s text:c="3"/>this-&gt;hashFunc = &amp;MurmurHash3_x64_128;</text:p>
            <text:p>+ <text:s text:c="3"/>break;</text:p>
            <text:p>+ <text:s/>default:</text:p>
            <text:p>+ <text:s text:c="3"/>throw new</text:p>
            <text:p><text:s/>parquet::ParquetException("Not supported hash strategy");</text:p>
            <text:p><text:s/></text:p>
            <text:p><text:s/>Review comment:</text:p>
            <text:p><text:s text:c="3"/>are you sure y</text:p>
            <text:p>ou want to new the exception ?</text:p>
            <text:p/>
            <text:p>---------------------------------------------------------------</text:p>
            <text:p>-</text:p>
            <text:p>This is an automated message from the Apache Git Service.</text:p>
            <text:p>To respond to the message, please l</text:p>
            <text:p>og on GitHub and use the</text:p>
            <text:p>URL above to go to the specific comment.</text:p>
            <text:p><text:s/></text:p>
            <text:p>For queries about this serv</text:p>
            <text:p>ic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338244</text:p>
          </table:table-cell>
          <table:table-cell office:value-type="string">
            <text:p>IIRC, there was a plan to create an end-to-end benchmark of an MR or Spark job that showed Bloo</text:p>
            <text:p>m filtering more efficient than dictionary filtering. Is that complete?</text:p>
          </table:table-cell>
          <table:table-cell table:number-columns-repeated="1019"/>
        </table:table-row>
        <table:table-row table:style-name="ro81">
          <table:table-cell table:number-columns-repeated="3"/>
          <table:table-cell office:value-type="string">
            <text:p>16338631</text:p>
          </table:table-cell>
          <table:table-cell office:value-type="string">
            <text:p>cjjnjust commented on a change in pull request #432: PARQUET-41: Add bloom filter for parquet</text:p>
            <text:p>U</text:p>
            <text:p>RL: https://github.com/apache/parquet-cpp/pull/432#discussion_r163737101</text:p>
            <text:p><text:s/></text:p>
            <text:p><text:s/></text:p>
            <text:p/>
            <text:p><text:s/>##########</text:p>
            <text:p><text:s/>File</text:p>
            <text:p><text:s/>path: src/parquet/bloom.cc</text:p>
            <text:p><text:s/>##########</text:p>
            <text:p><text:s/>@@ -0,0 +1,215 @@</text:p>
            <text:p>+// Licensed to the Apache Software </text:p>
            <text:p>Foundation (ASF) under one</text:p>
            <text:p>+// or more contributor license agreements. <text:s/>See the NOTICE file</text:p>
            <text:p>+//</text:p>
            <text:p><text:s/>distributed with this work for additional information</text:p>
            <text:p>+// regarding copyright ownership. <text:s/>The </text:p>
            <text:p>ASF licenses this file</text:p>
            <text:p>+// to you under the Apache License, Version 2.0 (the</text:p>
            <text:p>+// "License"); yo</text:p>
            <text:p>u may not use this file except in compliance</text:p>
            <text:p>+// with the License. <text:s/>You may obtain a copy of th</text:p>
            <text:p>e License at</text:p>
            <text:p>+//</text:p>
            <text:p>+// <text:s text:c="2"/>http://www.apache.org/licenses/LICENSE-2.0</text:p>
            <text:p>+//</text:p>
            <text:p>+// Unless required by ap</text:p>
            <text:p>plicable law or agreed to in writing,</text:p>
            <text:p>+// software distributed under the License is distributed</text:p>
            <text:p><text:s/>on an</text:p>
            <text:p>+// "AS IS" BASIS, WITHOUT WARRANTIES OR CONDITIONS OF ANY</text:p>
            <text:p>+// KIND, either express or i</text:p>
            <text:p>mplied. <text:s/>See the License for the</text:p>
            <text:p>+// specific language governing permissions and limitations</text:p>
            <text:p>+/</text:p>
            <text:p>/ under the License.</text:p>
            <text:p>+#include "parquet/bloom.h"</text:p>
            <text:p>+</text:p>
            <text:p>+#include &lt;algorithm&gt;</text:p>
            <text:p>+#include &lt;cstdint&gt;</text:p>
            <text:p>+</text:p>
            <text:p/>
            <text:p>+#include "arrow/util/bit-util.h"</text:p>
            <text:p>+</text:p>
            <text:p>+#include "parquet/exception.h"</text:p>
            <text:p>+#include "parquet/murmur3.</text:p>
            <text:p>h"</text:p>
            <text:p>+#include "parquet/util/logging.h"</text:p>
            <text:p>+</text:p>
            <text:p>+namespace parquet {</text:p>
            <text:p>+constexpr uint32_t Bloom::SALT[8]</text:p>
            <text:p>;</text:p>
            <text:p>+</text:p>
            <text:p>+Bloom::Bloom(uint32_t num_bytes)</text:p>
            <text:p>+ <text:s text:c="3"/>: num_bytes(num_bytes),</text:p>
            <text:p>+ <text:s text:c="5"/>hash_strategy(MURMUR3</text:p>
            <text:p>_X64_128),</text:p>
            <text:p>+ <text:s text:c="5"/>algorithm(BLOCK),</text:p>
            <text:p>+ <text:s text:c="5"/>hashFunc(NULL) {</text:p>
            <text:p>+ <text:s/>initBitset(num_bytes);</text:p>
            <text:p>+</text:p>
            <text:p>+ <text:s/>swit</text:p>
            <text:p>ch (hash_strategy) {</text:p>
            <text:p>+ <text:s/>case MURMUR3_X64_128:</text:p>
            <text:p>+ <text:s text:c="3"/>this-&gt;hashFunc = &amp;MurmurHash3_x64_128;</text:p>
            <text:p>+ <text:s text:c="3"/></text:p>
            <text:p>break;</text:p>
            <text:p>+ <text:s/>default:</text:p>
            <text:p>+ <text:s text:c="3"/>throw parquet::ParquetException("Unknown hash strategy.");</text:p>
            <text:p>+ <text:s/>}</text:p>
            <text:p>+}</text:p>
            <text:p>+</text:p>
            <text:p>+v</text:p>
            <text:p>oid Bloom::initBitset(uint32_t num_bytes) {</text:p>
            <text:p>+ <text:s/>if (num_bytes &lt; BYTES_PER_FILTER_BLOCK) {</text:p>
            <text:p>+ <text:s text:c="3"/>n</text:p>
            <text:p>um_bytes = BYTES_PER_FILTER_BLOCK;</text:p>
            <text:p>+ <text:s/>}</text:p>
            <text:p>+</text:p>
            <text:p>+ <text:s/>if (num_bytes &gt; DEFAULT_MAXIMUM_BLOOM_FILTER_BYTES</text:p>
            <text:p>) {</text:p>
            <text:p>+ <text:s text:c="3"/>num_bytes = DEFAULT_MAXIMUM_BLOOM_FILTER_BYTES;</text:p>
            <text:p>+ <text:s/>}</text:p>
            <text:p>+</text:p>
            <text:p>+ <text:s/>// Get next power of 2 if it</text:p>
            <text:p><text:s/>is not power of 2.</text:p>
            <text:p>+ <text:s/>if ((num_bytes &amp; (num_bytes - 1)) != 0) {</text:p>
            <text:p>+ <text:s text:c="3"/>num_bytes = static_cast&lt;u</text:p>
            <text:p>int32_t&gt;(::arrow::BitUtil::NextPower2(num_bytes));</text:p>
            <text:p>+ <text:s/>}</text:p>
            <text:p>+</text:p>
            <text:p>+ <text:s/>this-&gt;bitset = new uint8_t[num_byt</text:p>
            <text:p>es];</text:p>
            <text:p>+}</text:p>
            <text:p>+</text:p>
            <text:p>+Bloom::Bloom(const uint8_t* bitset, uint32_t num_bytes)</text:p>
            <text:p>+ <text:s text:c="3"/>: num_bytes(num_bytes),</text:p>
            <text:p/>
            <text:p>+ <text:s text:c="5"/>hash_strategy(MURMUR3_X64_128),</text:p>
            <text:p>+ <text:s text:c="5"/>algorithm(BLOCK){</text:p>
            <text:p>+ <text:s/>this-&gt;bitset = new uint8_t[</text:p>
            <text:p>num_bytes];</text:p>
            <text:p>+ <text:s/>memcpy(this-&gt;bitset, bitset, num_bytes);</text:p>
            <text:p>+ <text:s/>switch (hash_strategy) {</text:p>
            <text:p>+ <text:s/>case MUR</text:p>
            <text:p>MUR3_X64_128:</text:p>
            <text:p>+ <text:s text:c="3"/>this-&gt;hashFunc = &amp;MurmurHash3_x64_128;</text:p>
            <text:p>+ <text:s text:c="3"/>break;</text:p>
            <text:p>+ <text:s/>default:</text:p>
            <text:p>+ <text:s text:c="3"/>throw ne</text:p>
            <text:p>w parquet::ParquetException("Not supported hash strategy");</text:p>
            <text:p><text:s/></text:p>
            <text:p><text:s/>Review comment:</text:p>
            <text:p><text:s text:c="3"/>nice catch, t</text:p>
            <text:p>hanks.</text:p>
            <text:p/>
            <text:p>----------------------------------------------------------------</text:p>
            <text:p>This is an automated m</text:p>
            <text:p>essage from the Apache Git Service.</text:p>
            <text:p>To respond to the message, please log on GitHub and use the</text:p>
            <text:p/>
            <text:p>URL above to go to the specific comment.</text:p>
            <text:p><text:s/></text:p>
            <text:p>For queries about this service, please contact Infr</text:p>
            <text:p>astructure at:</text:p>
            <text:p>users@infra.apache.org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6338670</text:p>
          </table:table-cell>
          <table:table-cell office:value-type="string">
            <text:p>Hi [~jbapple], AFAIK, we don't have benchmark progress to compare dic vs bloom yet. Just want t</text:p>
            <text:p>o ask again, is benchmark meaningful? Dictionary filter is for the column with small cardinalit</text:p>
            <text:p>y, <text:s/>while bloom filter is for the column with large cardinality. <text:s/>A column with large cardinali</text:p>
            <text:p>ty can not even encode with dictionary due to benefit calculation logic, and bloom filter on a </text:p>
            <text:p>column with small cardinality obviously show less benefit than dictionary filter.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338680</text:p>
          </table:table-cell>
          <table:table-cell office:value-type="string">
            <text:p>Could you elaborate on "A column with large cardinality can not even encode with dictionary due</text:p>
            <text:p><text:s/>to benefit calculation logic"? I don't know much about Parquet internals.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6338706</text:p>
          </table:table-cell>
          <table:table-cell office:value-type="string">
            <text:p>In Parquet-mr, when we set dictionary encoding to true, the valueWriter is FallbackValuesWriter</text:p>
            <text:p><text:s/>which consist of a dictionaryValueWriter and FallbackWriter. In the DictionaryValuesWriter, <text:s/>i</text:p>
            <text:p>t first determines whether it should use dictionary encoding by check maxDictionaryBytes which </text:p>
            <text:p>is DEFAULT_PAGE_SIZE in ParquetProperties.java, and then in FallValuesrWriter, it also check wh</text:p>
            <text:p>ether dic index plus dic data is large than raw data, you can see [line 123|https://github.com/</text:p>
            <text:p>apache/parquet-mr/blob/master/parquet-column/src/main/java/org/apache/parquet/column/values/dic</text:p>
            <text:p>tionary/DictionaryValuesWriter.java#L123] and [line 130|https://github.com/apache/parquet-mr/bl</text:p>
            <text:p>ob/master/parquet-column/src/main/java/org/apache/parquet/column/values/dictionary/DictionaryVa</text:p>
            <text:p>luesWriter.java#L130]. So the column with large cardinality should fallback to plain encoding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338709</text:p>
          </table:table-cell>
          <table:table-cell office:value-type="string">
            <text:p>Why not tweak that logic in parquet-mr to allow dictionary encoding of high cardinality columns</text:p>
            <text:p><text:s/>when a caller explicitly asks for it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338722</text:p>
          </table:table-cell>
          <table:table-cell office:value-type="string">
            <text:p>Sure, it is feasible, then we are comparing bloom filter vs disadvantaged dictionary filter. <text:s/>T</text:p>
            <text:p>he result may be not as useful as comparing with plain encoding, right?</text:p>
          </table:table-cell>
          <table:table-cell table:number-columns-repeated="1019"/>
        </table:table-row>
        <table:table-row table:style-name="ro82">
          <table:table-cell table:number-columns-repeated="3"/>
          <table:table-cell office:value-type="string">
            <text:p>16343305</text:p>
          </table:table-cell>
          <table:table-cell office:value-type="string">
            <text:p>daedric commented on a change in pull request #432: PARQUET-41: Add bloom filter for parquet</text:p>
            <text:p>UR</text:p>
            <text:p>L: https://github.com/apache/parquet-cpp/pull/432#discussion_r164416898</text:p>
            <text:p><text:s/></text:p>
            <text:p><text:s/></text:p>
            <text:p/>
            <text:p><text:s/>##########</text:p>
            <text:p><text:s/>File </text:p>
            <text:p>path: src/parquet/bloom.h</text:p>
            <text:p><text:s/>##########</text:p>
            <text:p><text:s/>@@ -0,0 +1,178 @@</text:p>
            <text:p>+// Licensed to the Apache Software Fo</text:p>
            <text:p>undation (ASF) under one</text:p>
            <text:p>+// or more contributor license agreements. <text:s/>See the NOTICE file</text:p>
            <text:p>+// d</text:p>
            <text:p>istributed with this work for additional information</text:p>
            <text:p>+// regarding copyright ownership. <text:s/>The AS</text:p>
            <text:p>F licenses this file</text:p>
            <text:p>+// to you under the Apache License, Version 2.0 (the</text:p>
            <text:p>+// "License"); you </text:p>
            <text:p>may not use this file except in compliance</text:p>
            <text:p>+// with the License. <text:s/>You may obtain a copy of the </text:p>
            <text:p>License at</text:p>
            <text:p>+//</text:p>
            <text:p>+// <text:s text:c="2"/>http://www.apache.org/licenses/LICENSE-2.0</text:p>
            <text:p>+//</text:p>
            <text:p>+// Unless required by appl</text:p>
            <text:p>icable law or agreed to in writing,</text:p>
            <text:p>+// software distributed under the License is distributed o</text:p>
            <text:p>n an</text:p>
            <text:p>+// "AS IS" BASIS, WITHOUT WARRANTIES OR CONDITIONS OF ANY</text:p>
            <text:p>+// KIND, either express or imp</text:p>
            <text:p>lied. <text:s/>See the License for the</text:p>
            <text:p>+// specific language governing permissions and limitations</text:p>
            <text:p>+// </text:p>
            <text:p>under the License.</text:p>
            <text:p>+</text:p>
            <text:p>+#ifndef PARQUET_BLOOM_H</text:p>
            <text:p>+#define PARQUET_BLOOM_H</text:p>
            <text:p>+</text:p>
            <text:p>+#include &lt;set&gt;</text:p>
            <text:p>+#incl</text:p>
            <text:p>ude &lt;cstdint&gt;</text:p>
            <text:p>+</text:p>
            <text:p>+#include "parquet/types.h"</text:p>
            <text:p>+#include "parquet/util/memory.h"</text:p>
            <text:p>+</text:p>
            <text:p>+namespace parq</text:p>
            <text:p>uet {</text:p>
            <text:p>+class OutputStream;</text:p>
            <text:p>+</text:p>
            <text:p>+// Bloom Filter is a compact structure to indicate whether an ite</text:p>
            <text:p>m is not in set or</text:p>
            <text:p>+// probably in set. Bloom class is underlying class of Bloom Filter which s</text:p>
            <text:p>tores a</text:p>
            <text:p>+// bit set represents elements set, hash strategy and bloom filter algorithm.</text:p>
            <text:p>+</text:p>
            <text:p>+// Bl</text:p>
            <text:p>oom Filter algorithm is implemented using block Bloom filters from Putze et al.'s</text:p>
            <text:p>+// "Cache-,H</text:p>
            <text:p>ash- and Space-Efficient Bloom Filters". The basic idea is to hash the</text:p>
            <text:p>+// item to a tiny Bloom</text:p>
            <text:p><text:s/>Filter which size fit a single cache line or smaller. This</text:p>
            <text:p>+// implementation sets 8 bits in e</text:p>
            <text:p>ach tiny Bloom Filter. Tiny bloom filter are 32</text:p>
            <text:p>+// bytes to take advantage of 32-bytes SIMD in</text:p>
            <text:p>struction.</text:p>
            <text:p>+</text:p>
            <text:p>+class Bloom {</text:p>
            <text:p>+ public:</text:p>
            <text:p>+ <text:s/>// Hash strategy available for bloom filter.</text:p>
            <text:p>+ <text:s/>enum H</text:p>
            <text:p>ashStrategy {</text:p>
            <text:p>+ <text:s text:c="3"/>MURMUR3_X64_128</text:p>
            <text:p>+ <text:s/>};</text:p>
            <text:p>+</text:p>
            <text:p>+ <text:s/>// Bloom filter algorithm.</text:p>
            <text:p>+ <text:s/>enum Algorithm {</text:p>
            <text:p>+ </text:p>
            <text:p><text:s text:c="3"/>BLOCK</text:p>
            <text:p>+ <text:s/>};</text:p>
            <text:p>+</text:p>
            <text:p>+ <text:s/>/**</text:p>
            <text:p>+ <text:s text:c="2"/>* Default false positive probability value use to calculate optimal</text:p>
            <text:p><text:s/>number of bits</text:p>
            <text:p>+ <text:s text:c="2"/>* used by bloom filter.</text:p>
            <text:p>+ <text:s text:c="2"/>*/</text:p>
            <text:p>+ <text:s/>static constexpr double DEFAULT_FPP = 0.0</text:p>
            <text:p>1;</text:p>
            <text:p>+</text:p>
            <text:p>+ <text:s/>// Bloom filter data header, including number of bytes, hash strategy and algorithm.</text:p>
            <text:p>+ </text:p>
            <text:p><text:s/>static constexpr int HEADER_SIZE = 12;</text:p>
            <text:p>+</text:p>
            <text:p>+ <text:s/>// Bytes in a tiny bloom filter block.</text:p>
            <text:p>+ <text:s/>static c</text:p>
            <text:p>onstexpr int BYTES_PER_FILTER_BLOCK = 32;</text:p>
            <text:p>+</text:p>
            <text:p>+ <text:s/>// Default seed for hash function</text:p>
            <text:p>+ <text:s/>static cons</text:p>
            <text:p>texpr int DEFAULT_SEED = 104729;</text:p>
            <text:p>+</text:p>
            <text:p>+ <text:s/>// Default maximum bloom filter size (need to discuss)</text:p>
            <text:p>+ </text:p>
            <text:p><text:s/>static constexpr int DEFAULT_MAXIMUM_BLOOM_FILTER_BYTES = 16 * 1024 * 1024;</text:p>
            <text:p>+</text:p>
            <text:p>+ <text:s/>// The block </text:p>
            <text:p>based algorithm needs 8 odd SALT values to calculate eight index</text:p>
            <text:p>+ <text:s/>// of bit to set, one bit i</text:p>
            <text:p>n 32-bit word.</text:p>
            <text:p>+ <text:s/>static constexpr uint32_t SALT[8] = { 0x47b6137bU, 0x44974d91U, 0x8824ad5bU,</text:p>
            <text:p/>
            <text:p>+ <text:s text:c="5"/>0xa2b7289dU, 0x705495c7U, 0x2df1424bU, 0x9efc4947U, 0x5c6bfb31U };</text:p>
            <text:p>+</text:p>
            <text:p>+ <text:s/>typedef void (*H</text:p>
            <text:p>ashFunc)(const void *, int, uint32_t, void*);</text:p>
            <text:p>+</text:p>
            <text:p>+ public:</text:p>
            <text:p>+ <text:s/>/// Constructor of bloom filter, i</text:p>
            <text:p>f numBytes is zero, bloom filter bitset</text:p>
            <text:p>+ <text:s/>/// will be created lazily and the number of bytes w</text:p>
            <text:p>ill be calculated through</text:p>
            <text:p>+ <text:s/>/// distinct values in cache. It use murmur3_x64_128 as its defaul</text:p>
            <text:p>t hash function</text:p>
            <text:p>+ <text:s/>/// and block based algorithm as default algorithm.</text:p>
            <text:p>+ <text:s/>/// @param num_bytes </text:p>
            <text:p>The number of bytes for bloom filter bitset, set to zero can</text:p>
            <text:p>+ <text:s/>/// <text:s text:c="14"/>let it calcul</text:p>
            <text:p>ate number automatically by using default DEFAULT_FPP.</text:p>
            <text:p>+ <text:s/>explicit Bloom(uint32_t num_bytes);</text:p>
            <text:p>+</text:p>
            <text:p/>
            <text:p>+</text:p>
            <text:p>+ <text:s/>/// Construct the bloom filter with given bit set, it is used when reconstruct</text:p>
            <text:p>+ <text:s/>/// blo</text:p>
            <text:p>om filter from parquet file.It use murmur3_x64_128 as its default hash</text:p>
            <text:p>+ <text:s/>/// function and bloc</text:p>
            <text:p>k based algorithm as default algorithm.</text:p>
            <text:p>+ <text:s/>/// @param bitset The given bitset to construct bloo</text:p>
            <text:p>m filter.</text:p>
            <text:p>+ <text:s/>/// @param len Length of bitset.</text:p>
            <text:p>+ <text:s/>Bloom(const uint8_t* bitset, uint32_t len);</text:p>
            <text:p>+</text:p>
            <text:p/>
            <text:p>+ <text:s/>Bloom(const Bloom&amp; orig) = delete;</text:p>
            <text:p>+ <text:s/>virtual ~Bloom();</text:p>
            <text:p>+</text:p>
            <text:p>+ <text:s/>// Calculate optimal size accor</text:p>
            <text:p>ding to the number of distinct values and false</text:p>
            <text:p>+ <text:s/>// positive probability.</text:p>
            <text:p>+ <text:s/>// @param ndv: T</text:p>
            <text:p>he number of distinct values.</text:p>
            <text:p>+ <text:s/>// @param fpp: The false positive probability.</text:p>
            <text:p>+ <text:s/>// @return o</text:p>
            <text:p>ptimal number of bits of given n and p.</text:p>
            <text:p>+ <text:s/>static uint32_t optimalNumOfBits(uint32_t ndv, doubl</text:p>
            <text:p>e fpp);</text:p>
            <text:p>+</text:p>
            <text:p>+ <text:s/>// Determine whether an element exist in set or not.</text:p>
            <text:p>+ <text:s/>// @param hash the element</text:p>
            <text:p><text:s/>to contain.</text:p>
            <text:p>+ <text:s/>// @return false if value is definitely not in set, and true means PROBABLY in </text:p>
            <text:p>set.</text:p>
            <text:p>+ <text:s/>bool find(uint64_t hash);</text:p>
            <text:p>+</text:p>
            <text:p>+ <text:s/>// Insert element to set represented by bloom bitset.</text:p>
            <text:p>+ </text:p>
            <text:p><text:s/>// @param hash the hash of value to insert into bloom filter..</text:p>
            <text:p>+ <text:s/>void insert(uint64_t hash);</text:p>
            <text:p/>
            <text:p>+</text:p>
            <text:p>+ <text:s/>// Compute hash for int value by using its plain encoding result.</text:p>
            <text:p>+ <text:s/>// @param value the v</text:p>
            <text:p>alue to hash.</text:p>
            <text:p>+ <text:s/>// @return hash result.</text:p>
            <text:p>+ <text:s/>uint64_t hash(const int value);</text:p>
            <text:p>+</text:p>
            <text:p>+ <text:s/>// Compute has</text:p>
            <text:p>h for long value by using its plain encoding result.</text:p>
            <text:p>+ <text:s/>// @param value the value to hash.</text:p>
            <text:p>+ <text:s/>/</text:p>
            <text:p>/ @return hash result.</text:p>
            <text:p>+ <text:s/>uint64_t hash(const int64_t value);</text:p>
            <text:p>+</text:p>
            <text:p>+ <text:s/>// Compute hash for float va</text:p>
            <text:p>lue by using its plain encoding result.</text:p>
            <text:p>+ <text:s/>// @param value the value to hash.</text:p>
            <text:p>+ <text:s/>// @return has</text:p>
            <text:p>h result.</text:p>
            <text:p>+ <text:s/>uint64_t hash(const float value);</text:p>
            <text:p>+</text:p>
            <text:p>+ <text:s/>// Compute hash for double value by using i</text:p>
            <text:p>ts plain encoding result.</text:p>
            <text:p>+ <text:s/>// @param value the value to hash.</text:p>
            <text:p>+ <text:s/>// @return hash result.</text:p>
            <text:p>+ <text:s/>u</text:p>
            <text:p>int64_t hash(const double value);</text:p>
            <text:p>+</text:p>
            <text:p>+ <text:s/>// Compute hash for Int96 value by using its plain encod</text:p>
            <text:p>ing result.</text:p>
            <text:p>+ <text:s/>// @param value the value to hash.</text:p>
            <text:p>+ <text:s/>// @return hash result.</text:p>
            <text:p>+ <text:s/>uint64_t hash(c</text:p>
            <text:p>onst Int96 &amp;value);</text:p>
            <text:p>+</text:p>
            <text:p>+ <text:s/>// Compute hash for ByteArray value by using its plain encoding result</text:p>
            <text:p>.</text:p>
            <text:p>+ <text:s/>// @param value the value to hash.</text:p>
            <text:p>+ <text:s/>// @return hash result.</text:p>
            <text:p>+ <text:s/>uint64_t hash(const ByteA</text:p>
            <text:p>rray &amp;value);</text:p>
            <text:p>+</text:p>
            <text:p>+ <text:s/>// Compute hash for Fixed Length Byte Array value by using its plain encodin</text:p>
            <text:p>g result.</text:p>
            <text:p>+ <text:s/>// @param value the value to hash.</text:p>
            <text:p>+ <text:s/>// @return hash result.</text:p>
            <text:p>+ <text:s/>uint64_t hash(con</text:p>
            <text:p>st FLBA &amp;value, uint32_t len);</text:p>
            <text:p>+</text:p>
            <text:p>+ <text:s/>// Write bloom filter to output stream. A bloom filter stru</text:p>
            <text:p>cture should include</text:p>
            <text:p>+ <text:s/>// bitset length, hash strategy, algorithm, and bitset.</text:p>
            <text:p>+ <text:s/>// @param si</text:p>
            <text:p>nk output stream to write</text:p>
            <text:p>+ <text:s/>void writeTo(const std::shared_ptr&lt;OutputStream&gt;&amp; sink);</text:p>
            <text:p>+</text:p>
            <text:p>+ priva</text:p>
            <text:p>te:</text:p>
            <text:p>+ <text:s/>// Create a new bitset for bloom filter, at least 256 bits will be create.</text:p>
            <text:p>+ <text:s/>// @param </text:p>
            <text:p>numBytes number of bytes for bitset</text:p>
            <text:p>+ <text:s/>void initBitset(uint32_t num_bytes);</text:p>
            <text:p>+ <text:s/>void setMask(uin</text:p>
            <text:p>t32_t key, uint32_t mask[8]);</text:p>
            <text:p>+ <text:s/>void addElement(uint64_t hash);</text:p>
            <text:p>+ <text:s/>bool contains(uint64_t hash</text:p>
            <text:p>);</text:p>
            <text:p>+</text:p>
            <text:p>+ <text:s/>// The number of bytes of bloom filter bitset.</text:p>
            <text:p>+ <text:s/>uint32_t num_bytes;</text:p>
            <text:p>+</text:p>
            <text:p>+ <text:s/>// Hash stra</text:p>
            <text:p>tegy used in this bloom filter.</text:p>
            <text:p>+ <text:s/>HashStrategy hash_strategy;</text:p>
            <text:p>+</text:p>
            <text:p>+ <text:s/>// Algorithm applied of thi</text:p>
            <text:p>s bloom filter.</text:p>
            <text:p>+ <text:s/>Algorithm algorithm;</text:p>
            <text:p>+</text:p>
            <text:p>+ <text:s/>// The underlying byte array for bloom filter bits</text:p>
            <text:p>et.</text:p>
            <text:p>+ <text:s/>uint8_t* bitset;</text:p>
            <text:p><text:s/></text:p>
            <text:p><text:s/>Review comment:</text:p>
            <text:p><text:s text:c="3"/>The move ctor and operator are not deleted which </text:p>
            <text:p>could lead to a crash since the bitset is freed in the dtor.</text:p>
            <text:p><text:s text:c="3"/>Good practice would be to wrap</text:p>
            <text:p><text:s/>it in a std::unique_ptr&lt;uint8_t[]&gt;</text:p>
            <text:p/>
            <text:p>----------------------------------------------------------</text:p>
            <text:p>------</text:p>
            <text:p>This is an automated message from the Apache Git Service.</text:p>
            <text:p>To respond to the message, ple</text:p>
            <text:p>ase log on GitHub and use the</text:p>
            <text:p>URL above to go to the specific comment.</text:p>
            <text:p><text:s/></text:p>
            <text:p>For queries about this</text:p>
            <text:p><text:s/>servic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83">
          <table:table-cell table:number-columns-repeated="3"/>
          <table:table-cell office:value-type="string">
            <text:p>16343306</text:p>
          </table:table-cell>
          <table:table-cell office:value-type="string">
            <text:p>daedric commented on a change in pull request #432: PARQUET-41: Add bloom filter for parquet</text:p>
            <text:p>UR</text:p>
            <text:p>L: https://github.com/apache/parquet-cpp/pull/432#discussion_r164417003</text:p>
            <text:p><text:s/></text:p>
            <text:p><text:s/></text:p>
            <text:p/>
            <text:p><text:s/>##########</text:p>
            <text:p><text:s/>File </text:p>
            <text:p>path: src/parquet/bloom.cc</text:p>
            <text:p><text:s/>##########</text:p>
            <text:p><text:s/>@@ -0,0 +1,216 @@</text:p>
            <text:p>+// Licensed to the Apache Software F</text:p>
            <text:p>oundation (ASF) under one</text:p>
            <text:p>+// or more contributor license agreements. <text:s/>See the NOTICE file</text:p>
            <text:p>+// </text:p>
            <text:p>distributed with this work for additional information</text:p>
            <text:p>+// regarding copyright ownership. <text:s/>The A</text:p>
            <text:p>SF licenses this file</text:p>
            <text:p>+// to you under the Apache License, Version 2.0 (the</text:p>
            <text:p>+// "License"); you</text:p>
            <text:p><text:s/>may not use this file except in compliance</text:p>
            <text:p>+// with the License. <text:s/>You may obtain a copy of the</text:p>
            <text:p><text:s/>License at</text:p>
            <text:p>+//</text:p>
            <text:p>+// <text:s text:c="2"/>http://www.apache.org/licenses/LICENSE-2.0</text:p>
            <text:p>+//</text:p>
            <text:p>+// Unless required by app</text:p>
            <text:p>licable law or agreed to in writing,</text:p>
            <text:p>+// software distributed under the License is distributed </text:p>
            <text:p>on an</text:p>
            <text:p>+// "AS IS" BASIS, WITHOUT WARRANTIES OR CONDITIONS OF ANY</text:p>
            <text:p>+// KIND, either express or im</text:p>
            <text:p>plied. <text:s/>See the License for the</text:p>
            <text:p>+// specific language governing permissions and limitations</text:p>
            <text:p>+//</text:p>
            <text:p><text:s/>under the License.</text:p>
            <text:p>+#include "parquet/bloom.h"</text:p>
            <text:p>+</text:p>
            <text:p>+#include &lt;algorithm&gt;</text:p>
            <text:p>+#include &lt;cstdint&gt;</text:p>
            <text:p>+</text:p>
            <text:p>+</text:p>
            <text:p>#include "arrow/util/bit-util.h"</text:p>
            <text:p>+</text:p>
            <text:p>+#include "parquet/exception.h"</text:p>
            <text:p>+#include "parquet/murmur3.h</text:p>
            <text:p>"</text:p>
            <text:p>+#include "parquet/util/logging.h"</text:p>
            <text:p>+</text:p>
            <text:p>+namespace parquet {</text:p>
            <text:p>+constexpr uint32_t Bloom::SALT[8];</text:p>
            <text:p/>
            <text:p>+</text:p>
            <text:p>+Bloom::Bloom(uint32_t num_bytes)</text:p>
            <text:p>+ <text:s text:c="3"/>: num_bytes(num_bytes),</text:p>
            <text:p>+ <text:s text:c="5"/>hash_strategy(MURMUR3_</text:p>
            <text:p>X64_128),</text:p>
            <text:p>+ <text:s text:c="5"/>algorithm(BLOCK),</text:p>
            <text:p>+ <text:s text:c="5"/>hashFunc(NULL) {</text:p>
            <text:p>+ <text:s/>initBitset(num_bytes);</text:p>
            <text:p>+</text:p>
            <text:p>+ <text:s/>switc</text:p>
            <text:p>h (hash_strategy) {</text:p>
            <text:p>+ <text:s/>case MURMUR3_X64_128:</text:p>
            <text:p>+ <text:s text:c="3"/>this-&gt;hashFunc = &amp;MurmurHash3_x64_128;</text:p>
            <text:p>+ <text:s text:c="3"/>b</text:p>
            <text:p>reak;</text:p>
            <text:p>+ <text:s/>default:</text:p>
            <text:p>+ <text:s text:c="3"/>throw parquet::ParquetException("Unknown hash strategy.");</text:p>
            <text:p>+ <text:s/>}</text:p>
            <text:p>+}</text:p>
            <text:p>+</text:p>
            <text:p>+vo</text:p>
            <text:p>id Bloom::initBitset(uint32_t num_bytes) {</text:p>
            <text:p>+ <text:s/>if (num_bytes &lt; BYTES_PER_FILTER_BLOCK) {</text:p>
            <text:p>+ <text:s text:c="3"/>nu</text:p>
            <text:p>m_bytes = BYTES_PER_FILTER_BLOCK;</text:p>
            <text:p>+ <text:s/>}</text:p>
            <text:p>+</text:p>
            <text:p>+ <text:s/>if (num_bytes &gt; DEFAULT_MAXIMUM_BLOOM_FILTER_BYTES)</text:p>
            <text:p><text:s/>{</text:p>
            <text:p>+ <text:s text:c="3"/>num_bytes = DEFAULT_MAXIMUM_BLOOM_FILTER_BYTES;</text:p>
            <text:p>+ <text:s/>}</text:p>
            <text:p>+</text:p>
            <text:p>+ <text:s/>// Get next power of 2 if it </text:p>
            <text:p>is not power of 2.</text:p>
            <text:p>+ <text:s/>if ((num_bytes &amp; (num_bytes - 1)) != 0) {</text:p>
            <text:p>+ <text:s text:c="3"/>num_bytes = static_cast&lt;ui</text:p>
            <text:p>nt32_t&gt;(::arrow::BitUtil::NextPower2(num_bytes));</text:p>
            <text:p>+ <text:s/>}</text:p>
            <text:p>+</text:p>
            <text:p>+ <text:s/>this-&gt;bitset = new uint8_t[num_byte</text:p>
            <text:p>s];</text:p>
            <text:p>+}</text:p>
            <text:p>+</text:p>
            <text:p>+Bloom::Bloom(const uint8_t* bitset, uint32_t num_bytes)</text:p>
            <text:p>+ <text:s text:c="3"/>: num_bytes(num_bytes),</text:p>
            <text:p/>
            <text:p>+ <text:s text:c="5"/>hash_strategy(MURMUR3_X64_128),</text:p>
            <text:p>+ <text:s text:c="5"/>algorithm(BLOCK) {</text:p>
            <text:p>+ <text:s/>this-&gt;bitset = new uint8_t[</text:p>
            <text:p>num_bytes];</text:p>
            <text:p>+ <text:s/>memcpy(this-&gt;bitset, bitset, num_bytes);</text:p>
            <text:p>+ <text:s/>switch (hash_strategy) {</text:p>
            <text:p>+ <text:s/>case MUR</text:p>
            <text:p>MUR3_X64_128:</text:p>
            <text:p>+ <text:s text:c="3"/>this-&gt;hashFunc = &amp;MurmurHash3_x64_128;</text:p>
            <text:p>+ <text:s text:c="3"/>break;</text:p>
            <text:p>+ <text:s/>default:</text:p>
            <text:p>+ <text:s text:c="3"/>throw pa</text:p>
            <text:p>rquet::ParquetException("Not supported hash strategy");</text:p>
            <text:p>+ <text:s/>}</text:p>
            <text:p>+}</text:p>
            <text:p>+</text:p>
            <text:p>+void Bloom::setMask(uint32_t</text:p>
            <text:p><text:s/>key, uint32_t mask[8]) {</text:p>
            <text:p>+ <text:s/>for (int i = 0; i &lt; 8; ++i) {</text:p>
            <text:p>+ <text:s text:c="3"/>mask[i] = key * SALT[i];</text:p>
            <text:p>+ <text:s/>}</text:p>
            <text:p>+</text:p>
            <text:p/>
            <text:p>+ <text:s/>for (int i = 0; i &lt; 8; ++i) {</text:p>
            <text:p>+ <text:s text:c="3"/>mask[i] = mask[i] &gt;&gt; 27;</text:p>
            <text:p>+ <text:s/>}</text:p>
            <text:p>+</text:p>
            <text:p>+ <text:s/>for (int i = 0; i &lt; 8</text:p>
            <text:p>; ++i) {</text:p>
            <text:p>+ <text:s text:c="3"/>mask[i] = 0x1U &lt;&lt; mask[i];</text:p>
            <text:p>+ <text:s/>}</text:p>
            <text:p>+}</text:p>
            <text:p>+</text:p>
            <text:p>+uint32_t Bloom::optimalNumOfBits(uint32_t n</text:p>
            <text:p>dv, double fpp) {</text:p>
            <text:p>+ <text:s/>DCHECK(fpp &gt; 0.0 &amp;&amp; fpp &lt; 1.0);</text:p>
            <text:p>+ <text:s/>const double M = -8.0 * ndv / log(1 - p</text:p>
            <text:p>ow(fpp, 1.0/8));</text:p>
            <text:p>+ <text:s/>const double MAX = Bloom::DEFAULT_MAXIMUM_BLOOM_FILTER_BYTES &lt;&lt; 3;</text:p>
            <text:p>+ <text:s/>int n</text:p>
            <text:p>um_bits = static_cast&lt;uint32_t&gt;(M);</text:p>
            <text:p>+</text:p>
            <text:p>+ <text:s/>// Handle overflow.</text:p>
            <text:p>+ <text:s/>if (M &gt; MAX || M &lt; 0) {</text:p>
            <text:p>+ <text:s text:c="3"/>nu</text:p>
            <text:p>m_bits = static_cast&lt;uint32_t&gt;(MAX);</text:p>
            <text:p>+ <text:s/>}</text:p>
            <text:p>+</text:p>
            <text:p>+ <text:s/>// Get next power of 2 if bits is not power of 2</text:p>
            <text:p>.</text:p>
            <text:p>+ <text:s/>if ((num_bits &amp; (num_bits - 1)) != 0) {</text:p>
            <text:p>+ <text:s text:c="3"/>num_bits = static_cast&lt;uint32_t&gt;(::arrow::Bit</text:p>
            <text:p>Util::NextPower2(num_bits));</text:p>
            <text:p>+ <text:s/>}</text:p>
            <text:p>+</text:p>
            <text:p>+ <text:s/>// Minimum</text:p>
            <text:p>+ <text:s/>if (num_bits &lt; (Bloom::BYTES_PER_FILTER_BL</text:p>
            <text:p>OCK &lt;&lt; 3)) {</text:p>
            <text:p>+ <text:s text:c="3"/>num_bits = Bloom::BYTES_PER_FILTER_BLOCK &lt;&lt; 3;</text:p>
            <text:p>+ <text:s/>}</text:p>
            <text:p>+</text:p>
            <text:p>+ <text:s/>return num_bits;</text:p>
            <text:p>+}</text:p>
            <text:p/>
            <text:p>+</text:p>
            <text:p>+void Bloom::addElement(uint64_t hash) {</text:p>
            <text:p>+ <text:s/>uint32_t* const bitset32 = reinterpret_cast&lt;uint3</text:p>
            <text:p>2_t*&gt;(bitset);</text:p>
            <text:p>+ <text:s/>const uint32_t bucketIndex = static_cast&lt;uint32_t&gt;(hash &gt;&gt; 32)</text:p>
            <text:p>+ <text:s text:c="5"/>&amp; (num_</text:p>
            <text:p>bytes / BYTES_PER_FILTER_BLOCK - 1);</text:p>
            <text:p>+ <text:s/>uint32_t key = static_cast&lt;uint32_t&gt;(hash);</text:p>
            <text:p>+</text:p>
            <text:p>+ <text:s/>// Cal</text:p>
            <text:p>culate mask for bucket.</text:p>
            <text:p>+ <text:s/>uint32_t mask[8];</text:p>
            <text:p>+ <text:s/>setMask(key, mask);</text:p>
            <text:p>+</text:p>
            <text:p>+ <text:s/>for (int i = 0; i &lt; 8;</text:p>
            <text:p><text:s/>i++) {</text:p>
            <text:p>+ <text:s text:c="3"/>bitset32[bucketIndex * 8 + i] |= mask[i];</text:p>
            <text:p>+ <text:s/>}</text:p>
            <text:p>+}</text:p>
            <text:p>+</text:p>
            <text:p>+bool Bloom::contains(uint64_t</text:p>
            <text:p><text:s/>hash) {</text:p>
            <text:p>+ <text:s/>uint32_t * const bitset32 = reinterpret_cast&lt;uint32_t * const&gt;(bitset);</text:p>
            <text:p>+ <text:s/>const ui</text:p>
            <text:p>nt32_t bucketIndex = static_cast&lt;uint32_t&gt;((hash &gt;&gt; 32)</text:p>
            <text:p>+ <text:s text:c="5"/>&amp; (num_bytes / BYTES_PER_FILTER_</text:p>
            <text:p>BLOCK - 1));</text:p>
            <text:p>+ <text:s/>uint32_t key = static_cast&lt;uint32_t&gt;(hash);</text:p>
            <text:p>+</text:p>
            <text:p>+ <text:s/>// Calculate mask for bucket.</text:p>
            <text:p/>
            <text:p>+ <text:s/>uint32_t mask[8];</text:p>
            <text:p>+ <text:s/>setMask(key, mask);</text:p>
            <text:p>+</text:p>
            <text:p>+ <text:s/>for (int i = 0; i &lt; 8; ++i) {</text:p>
            <text:p>+ <text:s text:c="3"/>if (0 == (b</text:p>
            <text:p>itset32[8 * bucketIndex + i] &amp; mask[i])) {</text:p>
            <text:p>+ <text:s text:c="5"/>return false;</text:p>
            <text:p>+ <text:s text:c="3"/>}</text:p>
            <text:p>+ <text:s/>}</text:p>
            <text:p>+ <text:s/>return true;</text:p>
            <text:p>+}</text:p>
            <text:p/>
            <text:p>+</text:p>
            <text:p>+bool Bloom::find(uint64_t hash) {</text:p>
            <text:p>+ <text:s/>return contains(hash);</text:p>
            <text:p>+}</text:p>
            <text:p>+</text:p>
            <text:p>+void Bloom::insert(uint64_</text:p>
            <text:p>t hash) {</text:p>
            <text:p>+ <text:s/>addElement(hash);</text:p>
            <text:p>+}</text:p>
            <text:p>+</text:p>
            <text:p>+uint64_t Bloom::hash(int value) {</text:p>
            <text:p>+ <text:s/>uint64_t out[2];</text:p>
            <text:p>+ <text:s/>(</text:p>
            <text:p>*hashFunc)(reinterpret_cast&lt;void *&gt;(&amp;value), sizeof(int), DEFAULT_SEED, &amp;out);</text:p>
            <text:p>+ <text:s/>return out[0]</text:p>
            <text:p>;</text:p>
            <text:p>+}</text:p>
            <text:p>+</text:p>
            <text:p>+uint64_t Bloom::hash(const int64_t value) {</text:p>
            <text:p>+ <text:s/>uint64_t out[2];</text:p>
            <text:p>+ <text:s/>(*hashFunc)(reinterp</text:p>
            <text:p>ret_cast&lt;void*&gt;(&amp;value), sizeof(int64_t), DEFAULT_SEED, &amp;out);</text:p>
            <text:p>+ <text:s/>return out[0];</text:p>
            <text:p>+}</text:p>
            <text:p>+</text:p>
            <text:p>+uint64_t</text:p>
            <text:p><text:s/>Bloom::hash(const float value) {</text:p>
            <text:p>+ <text:s/>uint64_t out[2];</text:p>
            <text:p>+ <text:s/>(*hashFunc)(reinterpret_cast&lt;void *&gt;(&amp;</text:p>
            <text:p>value), sizeof(float), DEFAULT_SEED, &amp;out);</text:p>
            <text:p>+ <text:s/>return out[0];</text:p>
            <text:p>+}</text:p>
            <text:p>+</text:p>
            <text:p>+</text:p>
            <text:p>+uint64_t Bloom::hash(cons</text:p>
            <text:p>t double value) {</text:p>
            <text:p>+ <text:s/>uint64_t out[2];</text:p>
            <text:p>+ <text:s/>(*hashFunc)(reinterpret_cast&lt;void *&gt;(&amp;value), sizeof(d</text:p>
            <text:p>ouble), DEFAULT_SEED, &amp;out);</text:p>
            <text:p>+ <text:s/>return out[0];</text:p>
            <text:p>+}</text:p>
            <text:p>+</text:p>
            <text:p>+</text:p>
            <text:p>+uint64_t Bloom::hash(const Int96 &amp;value)</text:p>
            <text:p><text:s/>{</text:p>
            <text:p>+ <text:s/>uint64_t out[2];</text:p>
            <text:p>+ <text:s/>(*hashFunc)(reinterpret_cast&lt;void *&gt;(value.value), sizeof(value.value</text:p>
            <text:p>),</text:p>
            <text:p>+ <text:s text:c="3"/>DEFAULT_SEED, &amp;out);</text:p>
            <text:p>+ <text:s/>return out[0];</text:p>
            <text:p>+}</text:p>
            <text:p>+</text:p>
            <text:p>+uint64_t Bloom::hash(const ByteArray &amp;valu</text:p>
            <text:p>e) {</text:p>
            <text:p>+ <text:s/>uint64_t out[2];</text:p>
            <text:p>+ <text:s/>(*hashFunc)(reinterpret_cast&lt;void *&gt;(value.ptr), value.len, DEFAULT</text:p>
            <text:p>_SEED, &amp;out);</text:p>
            <text:p>+ <text:s/>return out[0];</text:p>
            <text:p>+}</text:p>
            <text:p>+</text:p>
            <text:p>+uint64_t Bloom::hash(const FLBA &amp;value, uint32_t len) {</text:p>
            <text:p>+</text:p>
            <text:p><text:s text:c="2"/>uint64_t out[2];</text:p>
            <text:p>+ <text:s/>(*hashFunc)(reinterpret_cast&lt;void *&gt;(value.ptr), len, DEFAULT_SEED, &amp;out)</text:p>
            <text:p>;</text:p>
            <text:p>+ <text:s/>return out[0];</text:p>
            <text:p>+}</text:p>
            <text:p>+</text:p>
            <text:p>+void Bloom::writeTo(const std::shared_ptr&lt;OutputStream&gt;&amp; sink) {</text:p>
            <text:p>+ <text:s/>s</text:p>
            <text:p>ink-&gt;Write(reinterpret_cast&lt;const uint8_t *&gt;(&amp;num_bytes), sizeof(uint32_t));</text:p>
            <text:p>+ <text:s/>sink-&gt;Write(rei</text:p>
            <text:p>nterpret_cast&lt;const uint8_t *&gt;(&amp;hash_strategy), sizeof(uint32_t));</text:p>
            <text:p>+ <text:s/>sink-&gt;Write(reinterpret_c</text:p>
            <text:p>ast&lt;const uint8_t *&gt;(&amp;algorithm), sizeof(uint32_t));</text:p>
            <text:p>+ <text:s/>sink-&gt;Write(bitset, num_bytes);</text:p>
            <text:p>+}</text:p>
            <text:p>+</text:p>
            <text:p>+B</text:p>
            <text:p>loom::~Bloom() {</text:p>
            <text:p>+ <text:s/>if (bitset) {</text:p>
            <text:p>+ <text:s text:c="3"/>free(bitset);</text:p>
            <text:p><text:s/></text:p>
            <text:p><text:s/>Review comment:</text:p>
            <text:p><text:s text:c="3"/>use delete[] bitset;</text:p>
            <text:p><text:s/>it was `new`ed not `malloc`ed</text:p>
            <text:p/>
            <text:p>---------------------------------------------------------------</text:p>
            <text:p>-</text:p>
            <text:p>This is an automated message from the Apache Git Service.</text:p>
            <text:p>To respond to the message, please l</text:p>
            <text:p>og on GitHub and use the</text:p>
            <text:p>URL above to go to the specific comment.</text:p>
            <text:p><text:s/></text:p>
            <text:p>For queries about this serv</text:p>
            <text:p>ic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84">
          <table:table-cell table:number-columns-repeated="3"/>
          <table:table-cell office:value-type="string">
            <text:p>16343376</text:p>
          </table:table-cell>
          <table:table-cell office:value-type="string">
            <text:p>cjjnjust commented on a change in pull request #432: PARQUET-41: Add bloom filter for parquet</text:p>
            <text:p>U</text:p>
            <text:p>RL: https://github.com/apache/parquet-cpp/pull/432#discussion_r164438870</text:p>
            <text:p><text:s/></text:p>
            <text:p><text:s/></text:p>
            <text:p/>
            <text:p><text:s/>##########</text:p>
            <text:p><text:s/>File</text:p>
            <text:p><text:s/>path: src/parquet/bloom.h</text:p>
            <text:p><text:s/>##########</text:p>
            <text:p><text:s/>@@ -0,0 +1,178 @@</text:p>
            <text:p>+// Licensed to the Apache Software F</text:p>
            <text:p>oundation (ASF) under one</text:p>
            <text:p>+// or more contributor license agreements. <text:s/>See the NOTICE file</text:p>
            <text:p>+// </text:p>
            <text:p>distributed with this work for additional information</text:p>
            <text:p>+// regarding copyright ownership. <text:s/>The A</text:p>
            <text:p>SF licenses this file</text:p>
            <text:p>+// to you under the Apache License, Version 2.0 (the</text:p>
            <text:p>+// "License"); you</text:p>
            <text:p><text:s/>may not use this file except in compliance</text:p>
            <text:p>+// with the License. <text:s/>You may obtain a copy of the</text:p>
            <text:p><text:s/>License at</text:p>
            <text:p>+//</text:p>
            <text:p>+// <text:s text:c="2"/>http://www.apache.org/licenses/LICENSE-2.0</text:p>
            <text:p>+//</text:p>
            <text:p>+// Unless required by app</text:p>
            <text:p>licable law or agreed to in writing,</text:p>
            <text:p>+// software distributed under the License is distributed </text:p>
            <text:p>on an</text:p>
            <text:p>+// "AS IS" BASIS, WITHOUT WARRANTIES OR CONDITIONS OF ANY</text:p>
            <text:p>+// KIND, either express or im</text:p>
            <text:p>plied. <text:s/>See the License for the</text:p>
            <text:p>+// specific language governing permissions and limitations</text:p>
            <text:p>+//</text:p>
            <text:p><text:s/>under the License.</text:p>
            <text:p>+</text:p>
            <text:p>+#ifndef PARQUET_BLOOM_H</text:p>
            <text:p>+#define PARQUET_BLOOM_H</text:p>
            <text:p>+</text:p>
            <text:p>+#include &lt;set&gt;</text:p>
            <text:p>+#inc</text:p>
            <text:p>lude &lt;cstdint&gt;</text:p>
            <text:p>+</text:p>
            <text:p>+#include "parquet/types.h"</text:p>
            <text:p>+#include "parquet/util/memory.h"</text:p>
            <text:p>+</text:p>
            <text:p>+namespace par</text:p>
            <text:p>quet {</text:p>
            <text:p>+class OutputStream;</text:p>
            <text:p>+</text:p>
            <text:p>+// Bloom Filter is a compact structure to indicate whether an it</text:p>
            <text:p>em is not in set or</text:p>
            <text:p>+// probably in set. Bloom class is underlying class of Bloom Filter which </text:p>
            <text:p>stores a</text:p>
            <text:p>+// bit set represents elements set, hash strategy and bloom filter algorithm.</text:p>
            <text:p>+</text:p>
            <text:p>+// B</text:p>
            <text:p>loom Filter algorithm is implemented using block Bloom filters from Putze et al.'s</text:p>
            <text:p>+// "Cache-,</text:p>
            <text:p>Hash- and Space-Efficient Bloom Filters". The basic idea is to hash the</text:p>
            <text:p>+// item to a tiny Bloo</text:p>
            <text:p>m Filter which size fit a single cache line or smaller. This</text:p>
            <text:p>+// implementation sets 8 bits in </text:p>
            <text:p>each tiny Bloom Filter. Tiny bloom filter are 32</text:p>
            <text:p>+// bytes to take advantage of 32-bytes SIMD i</text:p>
            <text:p>nstruction.</text:p>
            <text:p>+</text:p>
            <text:p>+class Bloom {</text:p>
            <text:p>+ public:</text:p>
            <text:p>+ <text:s/>// Hash strategy available for bloom filter.</text:p>
            <text:p>+ <text:s/>enum </text:p>
            <text:p>HashStrategy {</text:p>
            <text:p>+ <text:s text:c="3"/>MURMUR3_X64_128</text:p>
            <text:p>+ <text:s/>};</text:p>
            <text:p>+</text:p>
            <text:p>+ <text:s/>// Bloom filter algorithm.</text:p>
            <text:p>+ <text:s/>enum Algorithm {</text:p>
            <text:p>+</text:p>
            <text:p><text:s text:c="4"/>BLOCK</text:p>
            <text:p>+ <text:s/>};</text:p>
            <text:p>+</text:p>
            <text:p>+ <text:s/>/**</text:p>
            <text:p>+ <text:s text:c="2"/>* Default false positive probability value use to calculate optima</text:p>
            <text:p>l number of bits</text:p>
            <text:p>+ <text:s text:c="2"/>* used by bloom filter.</text:p>
            <text:p>+ <text:s text:c="2"/>*/</text:p>
            <text:p>+ <text:s/>static constexpr double DEFAULT_FPP = 0.</text:p>
            <text:p>01;</text:p>
            <text:p>+</text:p>
            <text:p>+ <text:s/>// Bloom filter data header, including number of bytes, hash strategy and algorithm.</text:p>
            <text:p>+</text:p>
            <text:p><text:s text:c="2"/>static constexpr int HEADER_SIZE = 12;</text:p>
            <text:p>+</text:p>
            <text:p>+ <text:s/>// Bytes in a tiny bloom filter block.</text:p>
            <text:p>+ <text:s/>static </text:p>
            <text:p>constexpr int BYTES_PER_FILTER_BLOCK = 32;</text:p>
            <text:p>+</text:p>
            <text:p>+ <text:s/>// Default seed for hash function</text:p>
            <text:p>+ <text:s/>static con</text:p>
            <text:p>stexpr int DEFAULT_SEED = 104729;</text:p>
            <text:p>+</text:p>
            <text:p>+ <text:s/>// Default maximum bloom filter size (need to discuss)</text:p>
            <text:p>+</text:p>
            <text:p><text:s text:c="2"/>static constexpr int DEFAULT_MAXIMUM_BLOOM_FILTER_BYTES = 16 * 1024 * 1024;</text:p>
            <text:p>+</text:p>
            <text:p>+ <text:s/>// The block</text:p>
            <text:p><text:s/>based algorithm needs 8 odd SALT values to calculate eight index</text:p>
            <text:p>+ <text:s/>// of bit to set, one bit </text:p>
            <text:p>in 32-bit word.</text:p>
            <text:p>+ <text:s/>static constexpr uint32_t SALT[8] = { 0x47b6137bU, 0x44974d91U, 0x8824ad5bU,</text:p>
            <text:p/>
            <text:p>+ <text:s text:c="5"/>0xa2b7289dU, 0x705495c7U, 0x2df1424bU, 0x9efc4947U, 0x5c6bfb31U };</text:p>
            <text:p>+</text:p>
            <text:p>+ <text:s/>typedef void (*</text:p>
            <text:p>HashFunc)(const void *, int, uint32_t, void*);</text:p>
            <text:p>+</text:p>
            <text:p>+ public:</text:p>
            <text:p>+ <text:s/>/// Constructor of bloom filter, </text:p>
            <text:p>if numBytes is zero, bloom filter bitset</text:p>
            <text:p>+ <text:s/>/// will be created lazily and the number of bytes </text:p>
            <text:p>will be calculated through</text:p>
            <text:p>+ <text:s/>/// distinct values in cache. It use murmur3_x64_128 as its defau</text:p>
            <text:p>lt hash function</text:p>
            <text:p>+ <text:s/>/// and block based algorithm as default algorithm.</text:p>
            <text:p>+ <text:s/>/// @param num_bytes</text:p>
            <text:p><text:s/>The number of bytes for bloom filter bitset, set to zero can</text:p>
            <text:p>+ <text:s/>/// <text:s text:c="14"/>let it calcu</text:p>
            <text:p>late number automatically by using default DEFAULT_FPP.</text:p>
            <text:p>+ <text:s/>explicit Bloom(uint32_t num_bytes);</text:p>
            <text:p/>
            <text:p>+</text:p>
            <text:p>+</text:p>
            <text:p>+ <text:s/>/// Construct the bloom filter with given bit set, it is used when reconstruct</text:p>
            <text:p>+ <text:s/>/// bl</text:p>
            <text:p>oom filter from parquet file.It use murmur3_x64_128 as its default hash</text:p>
            <text:p>+ <text:s/>/// function and blo</text:p>
            <text:p>ck based algorithm as default algorithm.</text:p>
            <text:p>+ <text:s/>/// @param bitset The given bitset to construct blo</text:p>
            <text:p>om filter.</text:p>
            <text:p>+ <text:s/>/// @param len Length of bitset.</text:p>
            <text:p>+ <text:s/>Bloom(const uint8_t* bitset, uint32_t len);</text:p>
            <text:p>+</text:p>
            <text:p/>
            <text:p>+ <text:s/>Bloom(const Bloom&amp; orig) = delete;</text:p>
            <text:p>+ <text:s/>virtual ~Bloom();</text:p>
            <text:p>+</text:p>
            <text:p>+ <text:s/>// Calculate optimal size acco</text:p>
            <text:p>rding to the number of distinct values and false</text:p>
            <text:p>+ <text:s/>// positive probability.</text:p>
            <text:p>+ <text:s/>// @param ndv: </text:p>
            <text:p>The number of distinct values.</text:p>
            <text:p>+ <text:s/>// @param fpp: The false positive probability.</text:p>
            <text:p>+ <text:s/>// @return </text:p>
            <text:p>optimal number of bits of given n and p.</text:p>
            <text:p>+ <text:s/>static uint32_t optimalNumOfBits(uint32_t ndv, doub</text:p>
            <text:p>le fpp);</text:p>
            <text:p>+</text:p>
            <text:p>+ <text:s/>// Determine whether an element exist in set or not.</text:p>
            <text:p>+ <text:s/>// @param hash the elemen</text:p>
            <text:p>t to contain.</text:p>
            <text:p>+ <text:s/>// @return false if value is definitely not in set, and true means PROBABLY in</text:p>
            <text:p><text:s/>set.</text:p>
            <text:p>+ <text:s/>bool find(uint64_t hash);</text:p>
            <text:p>+</text:p>
            <text:p>+ <text:s/>// Insert element to set represented by bloom bitset.</text:p>
            <text:p>+</text:p>
            <text:p><text:s text:c="2"/>// @param hash the hash of value to insert into bloom filter..</text:p>
            <text:p>+ <text:s/>void insert(uint64_t hash);</text:p>
            <text:p/>
            <text:p>+</text:p>
            <text:p>+ <text:s/>// Compute hash for int value by using its plain encoding result.</text:p>
            <text:p>+ <text:s/>// @param value the </text:p>
            <text:p>value to hash.</text:p>
            <text:p>+ <text:s/>// @return hash result.</text:p>
            <text:p>+ <text:s/>uint64_t hash(const int value);</text:p>
            <text:p>+</text:p>
            <text:p>+ <text:s/>// Compute ha</text:p>
            <text:p>sh for long value by using its plain encoding result.</text:p>
            <text:p>+ <text:s/>// @param value the value to hash.</text:p>
            <text:p>+ <text:s/></text:p>
            <text:p>// @return hash result.</text:p>
            <text:p>+ <text:s/>uint64_t hash(const int64_t value);</text:p>
            <text:p>+</text:p>
            <text:p>+ <text:s/>// Compute hash for float v</text:p>
            <text:p>alue by using its plain encoding result.</text:p>
            <text:p>+ <text:s/>// @param value the value to hash.</text:p>
            <text:p>+ <text:s/>// @return ha</text:p>
            <text:p>sh result.</text:p>
            <text:p>+ <text:s/>uint64_t hash(const float value);</text:p>
            <text:p>+</text:p>
            <text:p>+ <text:s/>// Compute hash for double value by using </text:p>
            <text:p>its plain encoding result.</text:p>
            <text:p>+ <text:s/>// @param value the value to hash.</text:p>
            <text:p>+ <text:s/>// @return hash result.</text:p>
            <text:p>+ <text:s/></text:p>
            <text:p>uint64_t hash(const double value);</text:p>
            <text:p>+</text:p>
            <text:p>+ <text:s/>// Compute hash for Int96 value by using its plain enco</text:p>
            <text:p>ding result.</text:p>
            <text:p>+ <text:s/>// @param value the value to hash.</text:p>
            <text:p>+ <text:s/>// @return hash result.</text:p>
            <text:p>+ <text:s/>uint64_t hash(</text:p>
            <text:p>const Int96 &amp;value);</text:p>
            <text:p>+</text:p>
            <text:p>+ <text:s/>// Compute hash for ByteArray value by using its plain encoding resul</text:p>
            <text:p>t.</text:p>
            <text:p>+ <text:s/>// @param value the value to hash.</text:p>
            <text:p>+ <text:s/>// @return hash result.</text:p>
            <text:p>+ <text:s/>uint64_t hash(const Byte</text:p>
            <text:p>Array &amp;value);</text:p>
            <text:p>+</text:p>
            <text:p>+ <text:s/>// Compute hash for Fixed Length Byte Array value by using its plain encodi</text:p>
            <text:p>ng result.</text:p>
            <text:p>+ <text:s/>// @param value the value to hash.</text:p>
            <text:p>+ <text:s/>// @return hash result.</text:p>
            <text:p>+ <text:s/>uint64_t hash(co</text:p>
            <text:p>nst FLBA &amp;value, uint32_t len);</text:p>
            <text:p>+</text:p>
            <text:p>+ <text:s/>// Write bloom filter to output stream. A bloom filter str</text:p>
            <text:p>ucture should include</text:p>
            <text:p>+ <text:s/>// bitset length, hash strategy, algorithm, and bitset.</text:p>
            <text:p>+ <text:s/>// @param s</text:p>
            <text:p>ink output stream to write</text:p>
            <text:p>+ <text:s/>void writeTo(const std::shared_ptr&lt;OutputStream&gt;&amp; sink);</text:p>
            <text:p>+</text:p>
            <text:p>+ priv</text:p>
            <text:p>ate:</text:p>
            <text:p>+ <text:s/>// Create a new bitset for bloom filter, at least 256 bits will be create.</text:p>
            <text:p>+ <text:s/>// @param</text:p>
            <text:p><text:s/>numBytes number of bytes for bitset</text:p>
            <text:p>+ <text:s/>void initBitset(uint32_t num_bytes);</text:p>
            <text:p>+ <text:s/>void setMask(ui</text:p>
            <text:p>nt32_t key, uint32_t mask[8]);</text:p>
            <text:p>+ <text:s/>void addElement(uint64_t hash);</text:p>
            <text:p>+ <text:s/>bool contains(uint64_t has</text:p>
            <text:p>h);</text:p>
            <text:p>+</text:p>
            <text:p>+ <text:s/>// The number of bytes of bloom filter bitset.</text:p>
            <text:p>+ <text:s/>uint32_t num_bytes;</text:p>
            <text:p>+</text:p>
            <text:p>+ <text:s/>// Hash str</text:p>
            <text:p>ategy used in this bloom filter.</text:p>
            <text:p>+ <text:s/>HashStrategy hash_strategy;</text:p>
            <text:p>+</text:p>
            <text:p>+ <text:s/>// Algorithm applied of th</text:p>
            <text:p>is bloom filter.</text:p>
            <text:p>+ <text:s/>Algorithm algorithm;</text:p>
            <text:p>+</text:p>
            <text:p>+ <text:s/>// The underlying byte array for bloom filter bit</text:p>
            <text:p>set.</text:p>
            <text:p>+ <text:s/>uint8_t* bitset;</text:p>
            <text:p><text:s/></text:p>
            <text:p><text:s/>Review comment:</text:p>
            <text:p><text:s text:c="3"/>Good suggestion. applied.</text:p>
            <text:p/>
            <text:p>---------------------</text:p>
            <text:p>-------------------------------------------</text:p>
            <text:p>This is an automated message from the Apache Git Se</text:p>
            <text:p>rvice.</text:p>
            <text:p>To respond to the message, please log on GitHub and use the</text:p>
            <text:p>URL above to go to the speci</text:p>
            <text:p>fic comment.</text:p>
            <text:p><text:s/></text:p>
            <text:p>For queries about this service, please contact Infrastructure at:</text:p>
            <text:p>users@infra.ap</text:p>
            <text:p>ache.org</text:p>
            <text:p/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6343497</text:p>
          </table:table-cell>
          <table:table-cell office:value-type="string">
            <text:p>cjjnjust commented on issue #432: PARQUET-41: Add bloom filter for parquet</text:p>
            <text:p>URL: https://github.</text:p>
            <text:p>com/apache/parquet-cpp/pull/432#issuecomment-361283112</text:p>
            <text:p><text:s/></text:p>
            <text:p><text:s/></text:p>
            <text:p><text:s text:c="3"/>Not sure why CI build error, <text:s/>val</text:p>
            <text:p>grind complain for "jump or move depends on uninitialised value". <text:s/></text:p>
            <text:p/>
            <text:p>--------------------------</text:p>
            <text:p>--------------------------------------</text:p>
            <text:p>This is an automated message from the Apache Git Service</text:p>
            <text:p>.</text:p>
            <text:p>To respond to the message, please log on GitHub and use the</text:p>
            <text:p>URL above to go to the specific c</text:p>
            <text:p>omment.</text:p>
            <text:p><text:s/></text:p>
            <text:p>For queries about this service, please contact Infrastructure at:</text:p>
            <text:p>users@infra.apache.</text:p>
            <text:p>org</text:p>
            <text:p/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6343563</text:p>
          </table:table-cell>
          <table:table-cell office:value-type="string">
            <text:p>daedric commented on issue #432: PARQUET-41: Add bloom filter for parquet</text:p>
            <text:p>URL: https://github.c</text:p>
            <text:p>om/apache/parquet-cpp/pull/432#issuecomment-361296104</text:p>
            <text:p><text:s/></text:p>
            <text:p><text:s/></text:p>
            <text:p><text:s text:c="3"/>You don't memset to 0 your int arr</text:p>
            <text:p>ay so it contains garbage :)</text:p>
            <text:p/>
            <text:p>----------------------------------------------------------------</text:p>
            <text:p/>
            <text:p>This is an automated message from the Apache Git Service.</text:p>
            <text:p>To respond to the message, please log</text:p>
            <text:p><text:s/>on GitHub and use the</text:p>
            <text:p>URL above to go to the specific comment.</text:p>
            <text:p><text:s/></text:p>
            <text:p>For queries about this servic</text:p>
            <text:p>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6462312</text:p>
          </table:table-cell>
          <table:table-cell office:value-type="string">
            <text:p>BenoitHanotte commented on issue #425: PARQUET-41:Add Bloom Filter for parquet</text:p>
            <text:p>URL: https://git</text:p>
            <text:p>hub.com/apache/parquet-mr/pull/425#issuecomment-386268112</text:p>
            <text:p><text:s/></text:p>
            <text:p><text:s/></text:p>
            <text:p><text:s text:c="3"/>I am quite interested in this </text:p>
            <text:p>topic, is there any plan to move forward with this?</text:p>
            <text:p><text:s text:c="3"/></text:p>
            <text:p><text:s text:c="3"/>As we already depend on guava 18.0</text:p>
            <text:p><text:s/>in the parquet-hadoop module, why don't we simply use the BloomFilter class it provides? (http</text:p>
            <text:p>s://google.github.io/guava/releases/18.0/api/docs/com/google/common/hash/BloomFilter.html)</text:p>
            <text:p><text:s text:c="3"/></text:p>
            <text:p>It is very efficient and well tested. If it fit our needs I would suggest not bothering re-impl</text:p>
            <text:p>ementing the filters as it is not a trivial task.</text:p>
            <text:p><text:s text:c="3"/></text:p>
            <text:p><text:s text:c="3"/></text:p>
            <text:p/>
            <text:p>----------------------------------</text:p>
            <text:p>------------------------------</text:p>
            <text:p>This is an automated message from the Apache Git Service.</text:p>
            <text:p>To res</text:p>
            <text:p>pond to the message, please log on GitHub and use the</text:p>
            <text:p>URL above to go to the specific comment.</text:p>
            <text:p/>
            <text:p><text:s/></text:p>
            <text:p>For queries about this servic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>
            <text:p>16462316</text:p>
          </table:table-cell>
          <table:table-cell office:value-type="string">
            <text:p>BenoitHanotte commented on issue #425: PARQUET-41:Add Bloom Filter for parquet</text:p>
            <text:p>URL: https://git</text:p>
            <text:p>hub.com/apache/parquet-mr/pull/425#issuecomment-386268112</text:p>
            <text:p><text:s/></text:p>
            <text:p><text:s/></text:p>
            <text:p><text:s text:c="3"/>I am quite interested in this </text:p>
            <text:p>topic, is there any plan to move forward with this?</text:p>
            <text:p><text:s text:c="3"/></text:p>
            <text:p><text:s text:c="3"/>As we already depend on guava 18.0</text:p>
            <text:p><text:s/>in the parquet-hadoop module, why don't we simply use the BloomFilter class it provides? (http</text:p>
            <text:p>s://google.github.io/guava/releases/18.0/api/docs/com/google/common/hash/BloomFilter.html)</text:p>
            <text:p><text:s text:c="3"/></text:p>
            <text:p>It is very efficient and well tested. If it fit our needs I would suggest not bothering re-impl</text:p>
            <text:p>ementing the filters as it is not a trivial task.</text:p>
            <text:p><text:s text:c="3"/></text:p>
            <text:p><text:s text:c="3"/></text:p>
            <text:p/>
            <text:p>----------------------------------</text:p>
            <text:p>------------------------------</text:p>
            <text:p>This is an automated message from the Apache Git Service.</text:p>
            <text:p>To res</text:p>
            <text:p>pond to the message, please log on GitHub and use the</text:p>
            <text:p>URL above to go to the specific comment.</text:p>
            <text:p/>
            <text:p><text:s/></text:p>
            <text:p>For queries about this servic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6462359</text:p>
          </table:table-cell>
          <table:table-cell office:value-type="string">
            <text:p>cjjnjust commented on issue #432: PARQUET-41: Add bloom filter for parquet</text:p>
            <text:p>URL: https://github.</text:p>
            <text:p>com/apache/parquet-cpp/pull/432#issuecomment-386278874</text:p>
            <text:p><text:s/></text:p>
            <text:p><text:s/></text:p>
            <text:p><text:s text:c="3"/>Hi @winningsix and @daedric </text:p>
            <text:p><text:s text:c="3"/></text:p>
            <text:p>any update on this?</text:p>
            <text:p/>
            <text:p>----------------------------------------------------------------</text:p>
            <text:p>This is a</text:p>
            <text:p>n automated message from the Apache Git Service.</text:p>
            <text:p>To respond to the message, please log on GitHu</text:p>
            <text:p>b and use the</text:p>
            <text:p>URL above to go to the specific comment.</text:p>
            <text:p><text:s/></text:p>
            <text:p>For queries about this service, please</text:p>
            <text:p><text:s/>contact Infrastructure at:</text:p>
            <text:p>users@infra.apache.org</text:p>
            <text:p/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6462365</text:p>
          </table:table-cell>
          <table:table-cell office:value-type="string">
            <text:p>cjjnjust commented on issue #425: PARQUET-41:Add Bloom Filter for parquet</text:p>
            <text:p>URL: https://github.c</text:p>
            <text:p>om/apache/parquet-mr/pull/425#issuecomment-386281495</text:p>
            <text:p><text:s/></text:p>
            <text:p><text:s/></text:p>
            <text:p><text:s text:c="3"/>Hi @winningsix </text:p>
            <text:p><text:s text:c="3"/>any update on t</text:p>
            <text:p>his?</text:p>
            <text:p/>
            <text:p>----------------------------------------------------------------</text:p>
            <text:p>This is an automated mes</text:p>
            <text:p>sage from the Apache Git Service.</text:p>
            <text:p>To respond to the message, please log on GitHub and use the</text:p>
            <text:p>U</text:p>
            <text:p>RL above to go to the specific comment.</text:p>
            <text:p><text:s/></text:p>
            <text:p>For queries about this service, please contact Infras</text:p>
            <text:p>tructure at:</text:p>
            <text:p>users@infra.apache.org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480460</text:p>
          </table:table-cell>
          <table:table-cell office:value-type="string">
            <text:p>This is a very critical feature from performance perspective. thanks all for the good work and </text:p>
            <text:p>discussions. [~junjie] and [~Ferd], any progress recently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481309</text:p>
          </table:table-cell>
          <table:table-cell office:value-type="string">
            <text:p>[~junping_du] I didn't have circles to move it forwards recently. [~junjie] as per discussed of</text:p>
            <text:p>fline, feel free to move it forward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6483791</text:p>
          </table:table-cell>
          <table:table-cell office:value-type="string">
            <text:p>Thanks [~Ferd] for quick update. The plan sounds good.</text:p>
          </table:table-cell>
          <table:table-cell table:number-columns-repeated="1019"/>
        </table:table-row>
        <table:table-row table:style-name="ro43">
          <table:table-cell table:number-columns-repeated="3"/>
          <table:table-cell office:value-type="string">
            <text:p>16486833</text:p>
          </table:table-cell>
          <table:table-cell office:value-type="string">
            <text:p>cjjnjust opened a new pull request #484: PARQUET-41: rebase to latest master</text:p>
            <text:p>URL: https://githu</text:p>
            <text:p>b.com/apache/parquet-mr/pull/484</text:p>
            <text:p><text:s/></text:p>
            <text:p><text:s/></text:p>
            <text:p><text:s text:c="3"/>Hi <text:s/>developers</text:p>
            <text:p><text:s text:c="3"/></text:p>
            <text:p><text:s text:c="3"/>Sorry for no update long time f</text:p>
            <text:p>or bloom filter topic due to transition, now I'm back to move this forward start from this reba</text:p>
            <text:p>se. </text:p>
            <text:p><text:s text:c="3"/></text:p>
            <text:p><text:s text:c="3"/>No obviously change in this commit, <text:s/>I just remove unrelated changes.</text:p>
            <text:p><text:s text:c="3"/></text:p>
            <text:p><text:s text:c="3"/>@r</text:p>
            <text:p>dblue @jbapple-cloudera <text:s/>Could you please kindly to have a look?</text:p>
            <text:p><text:s text:c="3"/>@wesm As you point out, I </text:p>
            <text:p>had a PR in parquet-cpp also, could you please also have a look?</text:p>
            <text:p><text:s text:c="3"/></text:p>
            <text:p><text:s text:c="3"/>Many thanks</text:p>
            <text:p><text:s text:c="3"/></text:p>
            <text:p/>
            <text:p>---</text:p>
            <text:p>-------------------------------------------------------------</text:p>
            <text:p>This is an automated message from</text:p>
            <text:p><text:s/>the Apache Git Service.</text:p>
            <text:p>To respond to the message, please log on GitHub and use the</text:p>
            <text:p>URL above </text:p>
            <text:p>to go to the specific comment.</text:p>
            <text:p><text:s/></text:p>
            <text:p>For queries about this service, please contact Infrastructure </text:p>
            <text:p>at:</text:p>
            <text:p>users@infra.apache.org</text:p>
            <text:p/>
          </table:table-cell>
          <table:table-cell table:number-columns-repeated="1019"/>
        </table:table-row>
        <table:table-row table:style-name="ro85">
          <table:table-cell table:number-columns-repeated="3"/>
          <table:table-cell office:value-type="string">
            <text:p>16486836</text:p>
          </table:table-cell>
          <table:table-cell office:value-type="string">
            <text:p>cjjnjust closed pull request #484: PARQUET-41: rebase to latest master</text:p>
            <text:p>URL: https://github.com/</text:p>
            <text:p>apache/parquet-mr/pull/484</text:p>
            <text:p><text:s/></text:p>
            <text:p><text:s/></text:p>
            <text:p><text:s text:c="3"/></text:p>
            <text:p/>
            <text:p>This is a PR merged from a forked repository.</text:p>
            <text:p>As GitHub hid</text:p>
            <text:p>es the original diff on merge, it is displayed below for</text:p>
            <text:p>the sake of provenance:</text:p>
            <text:p/>
            <text:p>As this is a </text:p>
            <text:p>foreign pull request (from a fork), the diff is supplied</text:p>
            <text:p>below (as it won't show otherwise due </text:p>
            <text:p>to GitHub magic):</text:p>
            <text:p/>
            <text:p>diff --git a/parquet-column/src/main/java/org/apache/parquet/column/ParquetP</text:p>
            <text:p>roperties.java b/parquet-column/src/main/java/org/apache/parquet/column/ParquetProperties.java</text:p>
            <text:p/>
            <text:p>index 39b65da9f..3abb5365f 100644</text:p>
            <text:p>--- a/parquet-column/src/main/java/org/apache/parquet/column/</text:p>
            <text:p>ParquetProperties.java</text:p>
            <text:p>+++ b/parquet-column/src/main/java/org/apache/parquet/column/ParquetProp</text:p>
            <text:p>erties.java</text:p>
            <text:p>@@ -48,6 +48,9 @@</text:p>
            <text:p><text:s text:c="3"/>public static final int DEFAULT_MINIMUM_RECORD_COUNT_FOR_CHECK</text:p>
            <text:p><text:s/>= 100;</text:p>
            <text:p><text:s text:c="3"/>public static final int DEFAULT_MAXIMUM_RECORD_COUNT_FOR_CHECK = 10000;</text:p>
            <text:p><text:s/></text:p>
            <text:p>+ <text:s/>// TODO</text:p>
            <text:p>: need to discuss a maximum value</text:p>
            <text:p>+ <text:s/>public static final int DEFAULT_MAXIMUM_BLOOM_FILTER_BYTES</text:p>
            <text:p><text:s/>= 16 * 1024 * 1024;</text:p>
            <text:p>+</text:p>
            <text:p><text:s text:c="3"/>public static final ValuesWriterFactory DEFAULT_VALUES_WRITER_FACTORY</text:p>
            <text:p><text:s/>= new DefaultValuesWriterFactory();</text:p>
            <text:p><text:s/></text:p>
            <text:p><text:s text:c="3"/>private static final int MIN_SLAB_SIZE = 64;</text:p>
            <text:p>diff --g</text:p>
            <text:p>it a/parquet-column/src/test/java/org/apache/parquet/column/values/bloom/Bloom.java b/parquet-c</text:p>
            <text:p>olumn/src/test/java/org/apache/parquet/column/values/bloom/Bloom.java</text:p>
            <text:p>new file mode 100644</text:p>
            <text:p>inde</text:p>
            <text:p>x 000000000..dace127ec</text:p>
            <text:p>--- /dev/null</text:p>
            <text:p>+++ b/parquet-column/src/test/java/org/apache/parquet/colu</text:p>
            <text:p>mn/values/bloom/Bloom.java</text:p>
            <text:p>@@ -0,0 +1,369 @@</text:p>
            <text:p>+/*</text:p>
            <text:p>+ * Licensed to the Apache Software Foundation</text:p>
            <text:p><text:s/>(ASF) under one</text:p>
            <text:p>+ * or more contributor license agreements. <text:s/>See the NOTICE file</text:p>
            <text:p>+ * distribut</text:p>
            <text:p>ed with this work for additional information</text:p>
            <text:p>+ * regarding copyright ownership. <text:s/>The ASF licens</text:p>
            <text:p>es this file</text:p>
            <text:p>+ * to you under the Apache License, Version 2.0 (the</text:p>
            <text:p>+ * "License"); you may not </text:p>
            <text:p>use this file except in compliance</text:p>
            <text:p>+ * with the License. <text:s/>You may obtain a copy of the License </text:p>
            <text:p>at</text:p>
            <text:p>+ *</text:p>
            <text:p>+ * <text:s text:c="2"/>http://www.apache.org/licenses/LICENSE-2.0</text:p>
            <text:p>+ *</text:p>
            <text:p>+ * Unless required by applicable l</text:p>
            <text:p>aw or agreed to in writing,</text:p>
            <text:p>+ * software distributed under the License is distributed on an</text:p>
            <text:p>+ *</text:p>
            <text:p><text:s/>"AS IS" BASIS, WITHOUT WARRANTIES OR CONDITIONS OF ANY</text:p>
            <text:p>+ * KIND, either express or implied. <text:s/>S</text:p>
            <text:p>ee the License for the</text:p>
            <text:p>+ * specific language governing permissions and limitations</text:p>
            <text:p>+ * under th</text:p>
            <text:p>e License.</text:p>
            <text:p>+ */</text:p>
            <text:p>+package org.apache.parquet.column.values.bloom;</text:p>
            <text:p>+</text:p>
            <text:p>+import java.io.IOException;</text:p>
            <text:p/>
            <text:p>+import java.io.OutputStream;</text:p>
            <text:p>+import java.nio.ByteBuffer;</text:p>
            <text:p>+import java.nio.ByteOrder;</text:p>
            <text:p>+import</text:p>
            <text:p><text:s/>java.nio.IntBuffer;</text:p>
            <text:p>+</text:p>
            <text:p>+import com.google.common.hash.Hashing;</text:p>
            <text:p>+import com.google.common.hash.H</text:p>
            <text:p>ashFunction;</text:p>
            <text:p>+import org.apache.parquet.Preconditions;</text:p>
            <text:p>+import org.apache.parquet.bytes.*;</text:p>
            <text:p>+imp</text:p>
            <text:p>ort org.apache.parquet.column.ParquetProperties;</text:p>
            <text:p>+import org.apache.parquet.io.api.Binary;</text:p>
            <text:p>+</text:p>
            <text:p>+/</text:p>
            <text:p>**</text:p>
            <text:p>+ * Bloom Filter is a compact structure to indicate whether an item is not in set or probabl</text:p>
            <text:p>y</text:p>
            <text:p>+ * in set. Bloom class is underlying class of Bloom Filter which stores a bit set represents</text:p>
            <text:p/>
            <text:p>+ * elements set, hash strategy and bloom filter algorithm.</text:p>
            <text:p>+ *</text:p>
            <text:p>+ * Bloom Filter algorithm is </text:p>
            <text:p>implemented using block Bloom filters from Putze et al.'s "Cache-,</text:p>
            <text:p>+ * Hash- and Space-Efficien</text:p>
            <text:p>t Bloom Filters". The basic idea is to hash the item to a tiny Bloom</text:p>
            <text:p>+ * Filter which size fit </text:p>
            <text:p>a single cache line or smaller. This implementation sets 8 bits in</text:p>
            <text:p>+ * each tiny Bloom Filter. </text:p>
            <text:p>Tiny bloom filter are 32 bytes to take advantage of 32-bytes SIMD</text:p>
            <text:p>+ * instruction.</text:p>
            <text:p>+ */</text:p>
            <text:p>+</text:p>
            <text:p>+publ</text:p>
            <text:p>ic class Bloom {</text:p>
            <text:p>+ <text:s/>// Hash strategy available for bloom filter.</text:p>
            <text:p>+ <text:s/>public enum HashStrategy {</text:p>
            <text:p/>
            <text:p>+ <text:s text:c="3"/>MURMUR3_X64_128,</text:p>
            <text:p>+ <text:s/>}</text:p>
            <text:p>+</text:p>
            <text:p>+ <text:s/>// Bloom filter algorithm.</text:p>
            <text:p>+ <text:s/>public enum Algorithm {</text:p>
            <text:p>+ <text:s text:c="3"/>BLOC</text:p>
            <text:p>K,</text:p>
            <text:p>+ <text:s/>}</text:p>
            <text:p>+</text:p>
            <text:p>+ <text:s/>/**</text:p>
            <text:p>+ <text:s text:c="2"/>* Default false positive probability value use to calculate optimal number</text:p>
            <text:p><text:s/>of bits</text:p>
            <text:p>+ <text:s text:c="2"/>* used by bloom filter.</text:p>
            <text:p>+ <text:s text:c="2"/>*/</text:p>
            <text:p>+ <text:s/>public final double DEFAULT_FPP = 0.01;</text:p>
            <text:p>+</text:p>
            <text:p>+ <text:s/>// </text:p>
            <text:p>Bloom filter data header, including number of bytes, hash strategy and algorithm.</text:p>
            <text:p>+ <text:s/>public sta</text:p>
            <text:p>tic final int HEADER_SIZE = 12;</text:p>
            <text:p>+</text:p>
            <text:p>+ <text:s/>// Bytes in a tiny bloom filter block.</text:p>
            <text:p>+ <text:s/>public static fi</text:p>
            <text:p>nal int BYTES_PER_FILTER_BLOCK = 32;</text:p>
            <text:p>+</text:p>
            <text:p>+ <text:s/>// Default seed for hash function</text:p>
            <text:p>+ <text:s/>public static fi</text:p>
            <text:p>nal int DEFAULT_SEED = 104729;</text:p>
            <text:p>+</text:p>
            <text:p>+ <text:s/>// Hash strategy used in this bloom filter.</text:p>
            <text:p>+ <text:s/>public final</text:p>
            <text:p><text:s/>HashStrategy hashStrategy;</text:p>
            <text:p>+</text:p>
            <text:p>+ <text:s/>// Algorithm applied of this bloom filter.</text:p>
            <text:p>+ <text:s/>public final Alg</text:p>
            <text:p>orithm algorithm;</text:p>
            <text:p>+</text:p>
            <text:p>+ <text:s/>// The underlying byte array for bloom filter bitset.</text:p>
            <text:p>+ <text:s/>private byte[] </text:p>
            <text:p>bitset;</text:p>
            <text:p>+</text:p>
            <text:p>+ <text:s/>// A integer array buffer of underlying bitset help setting bits.</text:p>
            <text:p>+ <text:s/>private IntBu</text:p>
            <text:p>ffer intBuffer;</text:p>
            <text:p>+</text:p>
            <text:p>+ <text:s/>// Hash function use to compute hash for column value.</text:p>
            <text:p>+ <text:s/>private HashFunc</text:p>
            <text:p>tion hashFunction;</text:p>
            <text:p>+</text:p>
            <text:p>+ <text:s/>// The block based algorithm needs 8 odd SALT values to calculate eight</text:p>
            <text:p><text:s/>index</text:p>
            <text:p>+ <text:s/>// of bit to set, one bit in 32-bit word.</text:p>
            <text:p>+ <text:s/>private static final int SALT[] = {0x47b</text:p>
            <text:p>6137b, 0x44974d91, 0x8824ad5b, 0xa2b7289d,</text:p>
            <text:p>+ <text:s text:c="3"/>0x705495c7, 0x2df1424b, 0x9efc4947, 0x5c6bfb31}</text:p>
            <text:p>;</text:p>
            <text:p>+</text:p>
            <text:p>+ <text:s/>/**</text:p>
            <text:p>+ <text:s text:c="2"/>* Constructor of bloom filter, if numBytes is zero, bloom filter bitset</text:p>
            <text:p>+ <text:s text:c="2"/>* wi</text:p>
            <text:p>ll be created lazily and the number of bytes will be calculated through</text:p>
            <text:p>+ <text:s text:c="2"/>* distinct values i</text:p>
            <text:p>n cache. It use murmur3_x64_128 as its default hash function</text:p>
            <text:p>+ <text:s text:c="2"/>* and block based algorithm as</text:p>
            <text:p><text:s/>default algorithm.</text:p>
            <text:p>+ <text:s text:c="2"/>* @param numBytes The number of bytes for bloom filter bitset, set to z</text:p>
            <text:p>ero can</text:p>
            <text:p>+ <text:s text:c="2"/>* <text:s text:c="16"/>let it calculate number automatically by using default DEFAULT_FP</text:p>
            <text:p>P.</text:p>
            <text:p>+ <text:s text:c="2"/>*/</text:p>
            <text:p>+ <text:s/>public Bloom(int numBytes) {</text:p>
            <text:p>+ <text:s text:c="3"/>this(numBytes, HashStrategy.MURMUR3_X64_128, Alg</text:p>
            <text:p>orithm.BLOCK);</text:p>
            <text:p>+ <text:s/>}</text:p>
            <text:p>+</text:p>
            <text:p>+ <text:s/>/**</text:p>
            <text:p>+ <text:s text:c="2"/>* Constructor of bloom filter, if numBytes is zero, bloom filt</text:p>
            <text:p>er bitset</text:p>
            <text:p>+ <text:s text:c="2"/>* will be created lazily and the number of bytes will be calculated through</text:p>
            <text:p>+ <text:s text:c="2"/>*</text:p>
            <text:p><text:s/>distinct values in cache.</text:p>
            <text:p>+ <text:s text:c="2"/>* @param numBytes The number of bytes for bloom filter bitset, s</text:p>
            <text:p>et to zero can</text:p>
            <text:p>+ <text:s text:c="2"/>* <text:s text:c="16"/>let it calculate number automatically by using default DEF</text:p>
            <text:p>AULT_FPP.</text:p>
            <text:p>+ <text:s text:c="2"/>* @param hashStrategy The hash strategy bloom filter apply.</text:p>
            <text:p>+ <text:s text:c="2"/>* @param algorith</text:p>
            <text:p>m The algorithm of bloom filter.</text:p>
            <text:p>+ <text:s text:c="2"/>*/</text:p>
            <text:p>+ <text:s/>private Bloom(int numBytes, HashStrategy hashStrateg</text:p>
            <text:p>y, Algorithm algorithm) {</text:p>
            <text:p>+ <text:s text:c="3"/>initBitset(numBytes);</text:p>
            <text:p>+</text:p>
            <text:p>+ <text:s text:c="3"/>switch (hashStrategy) {</text:p>
            <text:p>+ <text:s text:c="5"/>case</text:p>
            <text:p><text:s/>MURMUR3_X64_128:</text:p>
            <text:p>+ <text:s text:c="7"/>this.hashStrategy = hashStrategy;</text:p>
            <text:p>+ <text:s text:c="7"/>hashFunction = Hashing.mu</text:p>
            <text:p>rmur3_128(DEFAULT_SEED);</text:p>
            <text:p>+ <text:s text:c="7"/>break;</text:p>
            <text:p>+ <text:s text:c="5"/>default:</text:p>
            <text:p>+ <text:s text:c="7"/>throw new RuntimeException("N</text:p>
            <text:p>ot supported hash strategy");</text:p>
            <text:p>+ <text:s text:c="3"/>}</text:p>
            <text:p>+</text:p>
            <text:p>+ <text:s text:c="3"/>this.algorithm = algorithm;</text:p>
            <text:p>+ <text:s/>}</text:p>
            <text:p>+</text:p>
            <text:p>+</text:p>
            <text:p>+ <text:s/>/**</text:p>
            <text:p>+ <text:s text:c="2"/>* C</text:p>
            <text:p>onstruct the bloom filter with given bit set, it is used when reconstruct</text:p>
            <text:p>+ <text:s text:c="2"/>* bloom filter fr</text:p>
            <text:p>om parquet file.It use murmur3_x64_128 as its default hash</text:p>
            <text:p>+ <text:s text:c="2"/>* function and block based algor</text:p>
            <text:p>ithm as default algorithm.</text:p>
            <text:p>+ <text:s text:c="2"/>* @param bitset The given bitset to construct bloom filter.</text:p>
            <text:p>+ <text:s text:c="2"/></text:p>
            <text:p>*/</text:p>
            <text:p>+ <text:s/>public Bloom(byte[] bitset) {</text:p>
            <text:p>+ <text:s text:c="3"/>this(bitset, HashStrategy.MURMUR3_X64_128, Algorithm.B</text:p>
            <text:p>LOCK);</text:p>
            <text:p>+ <text:s/>}</text:p>
            <text:p>+</text:p>
            <text:p>+ <text:s/>/**</text:p>
            <text:p>+ <text:s text:c="2"/>* Construct the bloom filter with given bit set, it is used</text:p>
            <text:p>+ <text:s text:c="2"/>* when</text:p>
            <text:p><text:s/>reconstruct bloom filter from parquet file.</text:p>
            <text:p>+ <text:s text:c="2"/>* @param bitset The given bitset to construct </text:p>
            <text:p>bloom filter.</text:p>
            <text:p>+ <text:s text:c="2"/>* @param hashStrategy The hash strategy bloom filter apply.</text:p>
            <text:p>+ <text:s text:c="2"/>* @param algo</text:p>
            <text:p>rithm The algorithm of bloom filter.</text:p>
            <text:p>+ <text:s text:c="2"/>*/</text:p>
            <text:p>+ <text:s/>private Bloom(byte[] bitset, HashStrategy hashSt</text:p>
            <text:p>rategy, Algorithm algorithm) {</text:p>
            <text:p>+ <text:s text:c="3"/>this.bitset = bitset;</text:p>
            <text:p>+ <text:s text:c="3"/>this.intBuffer = ByteBuffer.wrap</text:p>
            <text:p>(bitset).asIntBuffer();</text:p>
            <text:p>+</text:p>
            <text:p>+ <text:s text:c="3"/>switch (hashStrategy) {</text:p>
            <text:p>+ <text:s text:c="5"/>case MURMUR3_X64_128:</text:p>
            <text:p>+ <text:s text:c="7"/>th</text:p>
            <text:p>is.hashStrategy = hashStrategy;</text:p>
            <text:p>+ <text:s text:c="7"/>hashFunction = Hashing.murmur3_128(DEFAULT_SEED);</text:p>
            <text:p>+ <text:s text:c="2"/></text:p>
            <text:p><text:s text:c="5"/>break;</text:p>
            <text:p>+ <text:s text:c="5"/>default:</text:p>
            <text:p>+ <text:s text:c="7"/>throw new RuntimeException("Not supported hash strategy");</text:p>
            <text:p/>
            <text:p>+ <text:s text:c="3"/>}</text:p>
            <text:p>+ <text:s text:c="3"/>this.algorithm = algorithm;</text:p>
            <text:p>+ <text:s/>}</text:p>
            <text:p>+</text:p>
            <text:p>+ <text:s/>/**</text:p>
            <text:p>+ <text:s text:c="2"/>* Create a new bitset for bloom filt</text:p>
            <text:p>er, at least 256 bits will be create.</text:p>
            <text:p>+ <text:s text:c="2"/>* @param numBytes number of bytes for bit set.</text:p>
            <text:p>+ <text:s text:c="2"/>*/</text:p>
            <text:p/>
            <text:p>+ <text:s/>private void initBitset(int numBytes) {</text:p>
            <text:p>+ <text:s text:c="3"/>if (numBytes &lt; BYTES_PER_FILTER_BLOCK) {</text:p>
            <text:p>+ <text:s text:c="3"/></text:p>
            <text:p><text:s text:c="2"/>numBytes = BYTES_PER_FILTER_BLOCK;</text:p>
            <text:p>+ <text:s text:c="3"/>}</text:p>
            <text:p>+</text:p>
            <text:p>+ <text:s text:c="3"/>// Get next power of 2 if it is not power of</text:p>
            <text:p><text:s/>2.</text:p>
            <text:p>+ <text:s text:c="3"/>if ((numBytes &amp; (numBytes - 1)) != 0) {</text:p>
            <text:p>+ <text:s text:c="5"/>numBytes = Integer.highestOneBit(numByt</text:p>
            <text:p>es) &lt;&lt; 1;</text:p>
            <text:p>+ <text:s text:c="3"/>}</text:p>
            <text:p>+</text:p>
            <text:p>+ <text:s text:c="3"/>if (numBytes &gt; ParquetProperties.DEFAULT_MAXIMUM_BLOOM_FILTER_BYTES || </text:p>
            <text:p>numBytes &lt; 0) {</text:p>
            <text:p>+ <text:s text:c="5"/>numBytes = ParquetProperties.DEFAULT_MAXIMUM_BLOOM_FILTER_BYTES;</text:p>
            <text:p>+ <text:s text:c="3"/>}</text:p>
            <text:p/>
            <text:p>+</text:p>
            <text:p>+ <text:s text:c="3"/>this.bitset = new byte[numBytes];</text:p>
            <text:p>+ <text:s text:c="3"/>this.intBuffer = ByteBuffer.wrap(bitset).order(By</text:p>
            <text:p>teOrder.BIG_ENDIAN).asIntBuffer();</text:p>
            <text:p>+ <text:s/>}</text:p>
            <text:p>+</text:p>
            <text:p>+ <text:s/>/**</text:p>
            <text:p>+ <text:s text:c="2"/>* Write bloom filter to output stream. A b</text:p>
            <text:p>loom filter structure should include</text:p>
            <text:p>+ <text:s text:c="2"/>* bitset length, hash strategy, algorithm, and bitset.</text:p>
            <text:p/>
            <text:p>+ <text:s text:c="2"/>* @param out output stream to write</text:p>
            <text:p>+ <text:s text:c="2"/>*/</text:p>
            <text:p>+ <text:s/>public void writeTo(OutputStream out) throws</text:p>
            <text:p><text:s/>IOException {</text:p>
            <text:p>+ <text:s text:c="3"/>// Write number of bytes of bitset.</text:p>
            <text:p>+ <text:s text:c="3"/>out.write(BytesUtils.intToBytes(bi</text:p>
            <text:p>tset.length));</text:p>
            <text:p>+</text:p>
            <text:p>+ <text:s text:c="3"/>// Write hash strategy</text:p>
            <text:p>+ <text:s text:c="3"/>out.write(BytesUtils.intToBytes(this.hashStra</text:p>
            <text:p>tegy.ordinal()));</text:p>
            <text:p>+</text:p>
            <text:p>+ <text:s text:c="3"/>// Write algorithm</text:p>
            <text:p>+ <text:s text:c="3"/>out.write(BytesUtils.intToBytes(this.algorithm</text:p>
            <text:p>.ordinal()));</text:p>
            <text:p>+</text:p>
            <text:p>+ <text:s text:c="3"/>// Write bitset</text:p>
            <text:p>+ <text:s text:c="3"/>out.write(bitset);</text:p>
            <text:p>+ <text:s/>}</text:p>
            <text:p>+</text:p>
            <text:p>+ <text:s/>private int[] setMask(in</text:p>
            <text:p>t key) {</text:p>
            <text:p>+ <text:s text:c="3"/>int mask[] = new int[8];</text:p>
            <text:p>+</text:p>
            <text:p>+ <text:s text:c="3"/>for (int i = 0; i &lt; 8; ++i) {</text:p>
            <text:p>+ <text:s text:c="5"/>mask[i] = ke</text:p>
            <text:p>y * SALT[i];</text:p>
            <text:p>+ <text:s text:c="3"/>}</text:p>
            <text:p>+</text:p>
            <text:p>+ <text:s text:c="3"/>for (int i = 0; i &lt; 8; ++i) {</text:p>
            <text:p>+ <text:s text:c="5"/>mask[i] = mask[i] &gt;&gt;&gt; 27;</text:p>
            <text:p>+ <text:s text:c="3"/></text:p>
            <text:p>}</text:p>
            <text:p>+</text:p>
            <text:p>+ <text:s text:c="3"/>for (int i = 0; i &lt; 8; ++i) {</text:p>
            <text:p>+ <text:s text:c="5"/>mask[i] = 0x1 &lt;&lt; mask[i];</text:p>
            <text:p>+ <text:s text:c="3"/>}</text:p>
            <text:p>+</text:p>
            <text:p>+ <text:s text:c="3"/>return ma</text:p>
            <text:p>sk;</text:p>
            <text:p>+ <text:s/>}</text:p>
            <text:p>+</text:p>
            <text:p>+ <text:s/>/**</text:p>
            <text:p>+ <text:s text:c="2"/>* Add an element to bloom filter, the element content is represented by</text:p>
            <text:p>+</text:p>
            <text:p><text:s text:c="3"/>* the hash value of its plain encoding result.</text:p>
            <text:p>+ <text:s text:c="2"/>* @param hash the hash result of element.</text:p>
            <text:p/>
            <text:p>+ <text:s text:c="2"/>*/</text:p>
            <text:p>+ <text:s/>private void addElement(long hash) {</text:p>
            <text:p>+ <text:s text:c="3"/>int bucketIndex = (int)(hash &gt;&gt; 32) &amp; (bit</text:p>
            <text:p>set.length / BYTES_PER_FILTER_BLOCK - 1);</text:p>
            <text:p>+ <text:s text:c="3"/>int key = (int)hash;</text:p>
            <text:p>+</text:p>
            <text:p>+ <text:s text:c="3"/>// Calculate mask fo</text:p>
            <text:p>r bucket.</text:p>
            <text:p>+ <text:s text:c="3"/>int mask[] = setMask(key);</text:p>
            <text:p>+</text:p>
            <text:p>+ <text:s text:c="3"/>for (int i = 0; i &lt; 8; i++) {</text:p>
            <text:p>+ <text:s text:c="5"/>int value</text:p>
            <text:p><text:s/>= intBuffer.get(bucketIndex * (BYTES_PER_FILTER_BLOCK / 4) + i);</text:p>
            <text:p>+ <text:s text:c="5"/>value |= mask[i];</text:p>
            <text:p>+ <text:s text:c="2"/></text:p>
            <text:p><text:s text:c="3"/>intBuffer.put(bucketIndex * (BYTES_PER_FILTER_BLOCK / 4) + i, value);</text:p>
            <text:p>+ <text:s text:c="3"/>}</text:p>
            <text:p>+ <text:s/>}</text:p>
            <text:p>+</text:p>
            <text:p>+ <text:s/>/**</text:p>
            <text:p>+</text:p>
            <text:p><text:s text:c="3"/>* Determine where an element is in set or not.</text:p>
            <text:p>+ <text:s text:c="2"/>* @param hash the hash value of element p</text:p>
            <text:p>lain encoding result.</text:p>
            <text:p>+ <text:s text:c="2"/>* @return false if element is must not in set, true if element probab</text:p>
            <text:p>ly in set.</text:p>
            <text:p>+ <text:s text:c="2"/>*/</text:p>
            <text:p>+ <text:s/>private boolean contains(long hash) {</text:p>
            <text:p>+ <text:s text:c="3"/>int bucketIndex = (int)(hash &gt;&gt;</text:p>
            <text:p><text:s/>32) &amp; (bitset.length / BYTES_PER_FILTER_BLOCK - 1);</text:p>
            <text:p>+ <text:s text:c="3"/>int key = (int)hash;</text:p>
            <text:p>+</text:p>
            <text:p>+ <text:s text:c="3"/>// Calcul</text:p>
            <text:p>ate mask for bucket.</text:p>
            <text:p>+ <text:s text:c="3"/>int mask[] = setMask(key);</text:p>
            <text:p>+</text:p>
            <text:p>+ <text:s text:c="3"/>for (int i = 0; i &lt; 8; i++) {</text:p>
            <text:p>+ <text:s text:c="3"/></text:p>
            <text:p><text:s text:c="2"/>if (0 == (intBuffer.get(bucketIndex * (BYTES_PER_FILTER_BLOCK / 4) + i) &amp; mask[i])) {</text:p>
            <text:p>+ <text:s text:c="5"/></text:p>
            <text:p><text:s text:c="2"/>return false;</text:p>
            <text:p>+ <text:s text:c="5"/>}</text:p>
            <text:p>+ <text:s text:c="3"/>}</text:p>
            <text:p>+</text:p>
            <text:p>+ <text:s text:c="3"/>return true;</text:p>
            <text:p>+ <text:s/>}</text:p>
            <text:p>+</text:p>
            <text:p>+ <text:s/>/**</text:p>
            <text:p>+ <text:s text:c="2"/>* Calculate optimal size </text:p>
            <text:p>according to the number of distinct values and false positive probability.</text:p>
            <text:p>+ <text:s text:c="2"/>* @param n: The </text:p>
            <text:p>number of distinct values.</text:p>
            <text:p>+ <text:s text:c="2"/>* @param p: The false positive probability.</text:p>
            <text:p>+ <text:s text:c="2"/>* @return optima</text:p>
            <text:p>l number of bits of given n and p.</text:p>
            <text:p>+ <text:s text:c="2"/>*/</text:p>
            <text:p>+ <text:s/>public static int optimalNumOfBits(long n, double </text:p>
            <text:p>p) {</text:p>
            <text:p>+ <text:s text:c="3"/>Preconditions.checkArgument((p &gt; 0.0 &amp;&amp; p &lt; 1.0),</text:p>
            <text:p>+ <text:s text:c="5"/>"FPP should be less than 1.0</text:p>
            <text:p><text:s/>and great than 0.0");</text:p>
            <text:p>+</text:p>
            <text:p>+ <text:s text:c="3"/>final double M = -8 * n / Math.log(1 - Math.pow(p, 1.0 / 8));</text:p>
            <text:p>+ <text:s/></text:p>
            <text:p><text:s text:c="2"/>final double MAX = ParquetProperties.DEFAULT_MAXIMUM_BLOOM_FILTER_BYTES &lt;&lt; 3;</text:p>
            <text:p>+ <text:s text:c="3"/>int numBit</text:p>
            <text:p>s = (int)M;</text:p>
            <text:p>+</text:p>
            <text:p>+ <text:s text:c="3"/>// Handle overflow.</text:p>
            <text:p>+ <text:s text:c="3"/>if (M &gt; MAX || M &lt; 0) {</text:p>
            <text:p>+ <text:s text:c="5"/>numBits = (int)MAX;</text:p>
            <text:p/>
            <text:p>+ <text:s text:c="3"/>}</text:p>
            <text:p>+</text:p>
            <text:p>+ <text:s text:c="3"/>// Get next power of 2 if bits is not power of 2.</text:p>
            <text:p>+ <text:s text:c="3"/>if ((numBits &amp; (numBits - </text:p>
            <text:p>1)) != 0) {</text:p>
            <text:p>+ <text:s text:c="5"/>numBits = Integer.highestOneBit(numBits) &lt;&lt; 1;</text:p>
            <text:p>+ <text:s text:c="3"/>}</text:p>
            <text:p>+</text:p>
            <text:p>+ <text:s text:c="3"/>// Minimum</text:p>
            <text:p>+ <text:s text:c="2"/></text:p>
            <text:p><text:s/>if (numBits &lt; (BYTES_PER_FILTER_BLOCK &lt;&lt; 3)) {</text:p>
            <text:p>+ <text:s text:c="5"/>numBits = BYTES_PER_FILTER_BLOCK &lt;&lt; 3;</text:p>
            <text:p>+</text:p>
            <text:p><text:s text:c="4"/>}</text:p>
            <text:p>+</text:p>
            <text:p>+ <text:s text:c="3"/>return numBits;</text:p>
            <text:p>+ <text:s/>}</text:p>
            <text:p>+</text:p>
            <text:p>+ <text:s/>/**</text:p>
            <text:p>+ <text:s text:c="2"/>* used to decide if we want to work to the next </text:p>
            <text:p>page</text:p>
            <text:p>+ <text:s text:c="2"/>* @return Bytes buffered of bloom filter.</text:p>
            <text:p>+ <text:s text:c="2"/>*/</text:p>
            <text:p>+ <text:s/>public long getBufferedSize() {</text:p>
            <text:p>+ </text:p>
            <text:p><text:s text:c="3"/>return bitset.length;</text:p>
            <text:p>+ <text:s/>}</text:p>
            <text:p>+</text:p>
            <text:p>+ <text:s/>/**</text:p>
            <text:p>+ <text:s text:c="2"/>* Compute hash for int value by using its plain enco</text:p>
            <text:p>ding result.</text:p>
            <text:p>+ <text:s text:c="2"/>* @param value the value to hash</text:p>
            <text:p>+ <text:s text:c="2"/>* @return hash result</text:p>
            <text:p>+ <text:s text:c="2"/>*/</text:p>
            <text:p>+ <text:s/>public lo</text:p>
            <text:p>ng hash(int value) {</text:p>
            <text:p>+ <text:s text:c="3"/>ByteBuffer plain = ByteBuffer.allocate(Integer.SIZE/Byte.SIZE);</text:p>
            <text:p>+ <text:s text:c="3"/></text:p>
            <text:p>plain.order(ByteOrder.LITTLE_ENDIAN).putInt(value);</text:p>
            <text:p>+ <text:s text:c="3"/>return hashFunction.hashBytes(plain.ar</text:p>
            <text:p>ray()).asLong();</text:p>
            <text:p>+ <text:s/>}</text:p>
            <text:p>+</text:p>
            <text:p>+ <text:s/>/**</text:p>
            <text:p>+ <text:s text:c="2"/>* Compute hash for long value by using its plain encoding re</text:p>
            <text:p>sult.</text:p>
            <text:p>+ <text:s text:c="2"/>* @param value the value to hash</text:p>
            <text:p>+ <text:s text:c="2"/>* @return hash result</text:p>
            <text:p>+ <text:s text:c="2"/>*/</text:p>
            <text:p>+ <text:s/>public long hash</text:p>
            <text:p>(long value) {</text:p>
            <text:p>+ <text:s text:c="3"/>ByteBuffer plain = ByteBuffer.allocate(Long.SIZE/Byte.SIZE);</text:p>
            <text:p>+ <text:s text:c="3"/>plain.ord</text:p>
            <text:p>er(ByteOrder.LITTLE_ENDIAN).putLong(value);</text:p>
            <text:p>+ <text:s text:c="3"/>return hashFunction.hashBytes(plain.array()).a</text:p>
            <text:p>sLong();</text:p>
            <text:p>+ <text:s/>}</text:p>
            <text:p>+</text:p>
            <text:p>+ <text:s/>/**</text:p>
            <text:p>+ <text:s text:c="2"/>* Compute hash for double value by using its plain encoding result.</text:p>
            <text:p/>
            <text:p>+ <text:s text:c="2"/>* @param value the value to hash</text:p>
            <text:p>+ <text:s text:c="2"/>* @return hash result</text:p>
            <text:p>+ <text:s text:c="2"/>*/</text:p>
            <text:p>+ <text:s/>public long hash(doubl</text:p>
            <text:p>e value) {</text:p>
            <text:p>+ <text:s text:c="3"/>ByteBuffer plain = ByteBuffer.allocate(Double.SIZE/Byte.SIZE);</text:p>
            <text:p>+ <text:s text:c="3"/>plain.order</text:p>
            <text:p>(ByteOrder.LITTLE_ENDIAN).putDouble(value);</text:p>
            <text:p>+ <text:s text:c="3"/>return hashFunction.hashBytes(plain.array()).a</text:p>
            <text:p>sLong();</text:p>
            <text:p>+ <text:s/>}</text:p>
            <text:p>+</text:p>
            <text:p>+ <text:s/>/**</text:p>
            <text:p>+ <text:s text:c="2"/>* Compute hash for float value by using its plain encoding result.</text:p>
            <text:p>+</text:p>
            <text:p><text:s text:c="3"/>* @param value the value to hash</text:p>
            <text:p>+ <text:s text:c="2"/>* @return hash result</text:p>
            <text:p>+ <text:s text:c="2"/>*/</text:p>
            <text:p>+ <text:s/>public long hash(float </text:p>
            <text:p>value) {</text:p>
            <text:p>+ <text:s text:c="3"/>ByteBuffer plain = ByteBuffer.allocate(Float.SIZE/Byte.SIZE);</text:p>
            <text:p>+ <text:s text:c="3"/>plain.order(By</text:p>
            <text:p>teOrder.LITTLE_ENDIAN).putFloat(value);</text:p>
            <text:p>+ <text:s text:c="3"/>return hashFunction.hashBytes(plain.array()).asLon</text:p>
            <text:p>g();</text:p>
            <text:p>+ <text:s/>}</text:p>
            <text:p>+</text:p>
            <text:p>+ <text:s/>/**</text:p>
            <text:p>+ <text:s text:c="2"/>* Compute hash for Binary value by using its plain encoding result.</text:p>
            <text:p>+ <text:s text:c="2"/></text:p>
            <text:p>* @param value the value to hash</text:p>
            <text:p>+ <text:s text:c="2"/>* @return hash result</text:p>
            <text:p>+ <text:s text:c="2"/>*/</text:p>
            <text:p>+ <text:s/>public long hash(Binary va</text:p>
            <text:p>lue) {</text:p>
            <text:p>+ <text:s text:c="5"/>return hashFunction.hashBytes(value.getBytes()).asLong();</text:p>
            <text:p>+ <text:s/>}</text:p>
            <text:p>+</text:p>
            <text:p>+ <text:s/>/**</text:p>
            <text:p>+ <text:s text:c="2"/>* Ins</text:p>
            <text:p>ert element to set represented by bloom bitset.</text:p>
            <text:p>+ <text:s text:c="2"/>* @param hash the hash of value to insert i</text:p>
            <text:p>nto bloom filter..</text:p>
            <text:p>+ <text:s text:c="2"/>*/</text:p>
            <text:p>+ <text:s/>public void insert(long hash) {</text:p>
            <text:p>+ <text:s text:c="5"/>addElement(hash);</text:p>
            <text:p>+ <text:s/>}</text:p>
            <text:p>+</text:p>
            <text:p>+ </text:p>
            <text:p><text:s/>/**</text:p>
            <text:p>+ <text:s text:c="2"/>* Determine whether an element exist in set or not.</text:p>
            <text:p>+ <text:s text:c="2"/>* @param hash the element to c</text:p>
            <text:p>ontain.</text:p>
            <text:p>+ <text:s text:c="2"/>* @return false if value is definitely not in set, and true means PROBABLY in set.</text:p>
            <text:p/>
            <text:p>+ <text:s text:c="2"/>*/</text:p>
            <text:p>+ <text:s/>public boolean find(long hash) {</text:p>
            <text:p>+ <text:s text:c="3"/>return contains(hash);</text:p>
            <text:p>+ <text:s/>}</text:p>
            <text:p>+}</text:p>
            <text:p>diff --git a/par</text:p>
            <text:p>quet-column/src/test/java/org/apache/parquet/column/values/bloom/TestBloom.java b/parquet-colum</text:p>
            <text:p>n/src/test/java/org/apache/parquet/column/values/bloom/TestBloom.java</text:p>
            <text:p>new file mode 100644</text:p>
            <text:p>inde</text:p>
            <text:p>x 000000000..ade4bae3f</text:p>
            <text:p>--- /dev/null</text:p>
            <text:p>+++ b/parquet-column/src/test/java/org/apache/parquet/colu</text:p>
            <text:p>mn/values/bloom/TestBloom.java</text:p>
            <text:p>@@ -0,0 +1,111 @@</text:p>
            <text:p>+/*</text:p>
            <text:p>+ * Licensed to the Apache Software Founda</text:p>
            <text:p>tion (ASF) under one</text:p>
            <text:p>+ * or more contributor license agreements. <text:s/>See the NOTICE file</text:p>
            <text:p>+ * distr</text:p>
            <text:p>ibuted with this work for additional information</text:p>
            <text:p>+ * regarding copyright ownership. <text:s/>The ASF li</text:p>
            <text:p>censes this file</text:p>
            <text:p>+ * to you under the Apache License, Version 2.0 (the</text:p>
            <text:p>+ * "License"); you may </text:p>
            <text:p>not use this file except in compliance</text:p>
            <text:p>+ * with the License. <text:s/>You may obtain a copy of the Lice</text:p>
            <text:p>nse at</text:p>
            <text:p>+ *</text:p>
            <text:p>+ * <text:s text:c="2"/>http://www.apache.org/licenses/LICENSE-2.0</text:p>
            <text:p>+ *</text:p>
            <text:p>+ * Unless required by applicab</text:p>
            <text:p>le law or agreed to in writing,</text:p>
            <text:p>+ * software distributed under the License is distributed on an</text:p>
            <text:p/>
            <text:p>+ * "AS IS" BASIS, WITHOUT WARRANTIES OR CONDITIONS OF ANY</text:p>
            <text:p>+ * KIND, either express or implied</text:p>
            <text:p>. <text:s/>See the License for the</text:p>
            <text:p>+ * specific language governing permissions and limitations</text:p>
            <text:p>+ * unde</text:p>
            <text:p>r the License.</text:p>
            <text:p>+ */</text:p>
            <text:p>+</text:p>
            <text:p>+package org.apache.parquet.column.values.bloom;</text:p>
            <text:p>+</text:p>
            <text:p>+import java.io.ByteAr</text:p>
            <text:p>rayOutputStream;</text:p>
            <text:p>+import java.io.IOException;</text:p>
            <text:p>+import java.nio.ByteBuffer;</text:p>
            <text:p>+import java.util.Ar</text:p>
            <text:p>rayList;</text:p>
            <text:p>+import java.util.List;</text:p>
            <text:p>+import java.util.Random;</text:p>
            <text:p>+</text:p>
            <text:p>+import org.apache.parquet.column.</text:p>
            <text:p>values.RandomStr;</text:p>
            <text:p>+import org.apache.parquet.io.api.Binary;</text:p>
            <text:p>+import org.junit.Test;</text:p>
            <text:p>+</text:p>
            <text:p>+import s</text:p>
            <text:p>tatic org.junit.Assert.assertEquals;</text:p>
            <text:p>+import static org.junit.Assert.assertTrue;</text:p>
            <text:p>+</text:p>
            <text:p>+</text:p>
            <text:p>+public cl</text:p>
            <text:p>ass TestBloom {</text:p>
            <text:p>+ <text:s/>@Test</text:p>
            <text:p>+ <text:s/>public void testIntBloom () throws IOException {</text:p>
            <text:p>+ <text:s text:c="3"/>Bloom bloom =</text:p>
            <text:p><text:s/>new Bloom(279);</text:p>
            <text:p>+ <text:s text:c="3"/>assertEquals("bloom filter size should be adjust to 512 bytes if input by</text:p>
            <text:p>tes is 279 bytes",</text:p>
            <text:p>+ <text:s text:c="5"/>bloom.getBufferedSize(), 512);</text:p>
            <text:p>+</text:p>
            <text:p>+ <text:s text:c="3"/>for(int i = 0; i&lt;10; i++) {</text:p>
            <text:p>+ <text:s/></text:p>
            <text:p><text:s text:c="4"/>bloom.insert(bloom.hash(i));</text:p>
            <text:p>+ <text:s text:c="3"/>}</text:p>
            <text:p>+</text:p>
            <text:p>+ <text:s text:c="3"/>ByteArrayOutputStream baos = new ByteArrayOutput</text:p>
            <text:p>Stream((int)bloom.getBufferedSize() + bloom.HEADER_SIZE);</text:p>
            <text:p>+ <text:s text:c="3"/>bloom.writeTo(baos);</text:p>
            <text:p>+</text:p>
            <text:p>+ <text:s text:c="3"/>Byte</text:p>
            <text:p>Buffer bloomBuffer = ByteBuffer.wrap(baos.toByteArray());</text:p>
            <text:p>+</text:p>
            <text:p>+ <text:s text:c="3"/>int length = Integer.reverseBy</text:p>
            <text:p>tes(bloomBuffer.getInt());</text:p>
            <text:p>+ <text:s text:c="3"/>int hash = Integer.reverseBytes(bloomBuffer.getInt());</text:p>
            <text:p>+ <text:s text:c="3"/>int</text:p>
            <text:p><text:s/>algorithm = Integer.reverseBytes(bloomBuffer.getInt());</text:p>
            <text:p>+</text:p>
            <text:p>+ <text:s text:c="3"/>byte[] bitset = new byte[length</text:p>
            <text:p>];</text:p>
            <text:p>+ <text:s text:c="3"/>bloomBuffer.get(bitset);</text:p>
            <text:p>+</text:p>
            <text:p>+ <text:s text:c="3"/>bloom = new Bloom(bitset);</text:p>
            <text:p>+</text:p>
            <text:p>+ <text:s text:c="3"/>for(int i = 0; i &lt; 10</text:p>
            <text:p>; i++) {</text:p>
            <text:p>+ <text:s text:c="5"/>assertTrue(bloom.find(bloom.hash(i)));</text:p>
            <text:p>+ <text:s text:c="3"/>}</text:p>
            <text:p>+ <text:s/>}</text:p>
            <text:p>+</text:p>
            <text:p>+ <text:s/>@Test</text:p>
            <text:p>+ <text:s/>public void te</text:p>
            <text:p>stBinaryBloom() throws IOException {</text:p>
            <text:p>+ <text:s text:c="3"/>final long SEED = 104729;</text:p>
            <text:p>+ <text:s text:c="3"/>Bloom binaryBloom = ne</text:p>
            <text:p>w Bloom(Bloom.optimalNumOfBits(100000, 0.01));</text:p>
            <text:p>+</text:p>
            <text:p>+ <text:s text:c="3"/>List&lt;String&gt; strings = new ArrayList&lt;&gt;();</text:p>
            <text:p/>
            <text:p>+ <text:s text:c="3"/>RandomStr randomStr = new RandomStr(new Random(SEED));</text:p>
            <text:p>+ <text:s text:c="3"/>for(int i = 0; i &lt; 100000; i+</text:p>
            <text:p>+) {</text:p>
            <text:p>+ <text:s text:c="5"/>String str = randomStr.get(10);</text:p>
            <text:p>+ <text:s text:c="5"/>strings.add(str);</text:p>
            <text:p>+ <text:s text:c="5"/>binaryBloom.insert(</text:p>
            <text:p>binaryBloom.hash(Binary.fromString(str)));</text:p>
            <text:p>+ <text:s text:c="3"/>}</text:p>
            <text:p>+</text:p>
            <text:p>+ <text:s text:c="3"/>ByteArrayOutputStream baos = new ByteA</text:p>
            <text:p>rrayOutputStream(</text:p>
            <text:p>+ <text:s text:c="5"/>(int)binaryBloom.getBufferedSize() + binaryBloom.HEADER_SIZE);</text:p>
            <text:p>+ <text:s text:c="3"/>bi</text:p>
            <text:p>naryBloom.writeTo(baos);</text:p>
            <text:p>+</text:p>
            <text:p>+ <text:s text:c="3"/>ByteBuffer bloomBuffer = ByteBuffer.wrap(baos.toByteArray());</text:p>
            <text:p>+</text:p>
            <text:p/>
            <text:p>+ <text:s text:c="3"/>int length = Integer.reverseBytes(bloomBuffer.getInt());</text:p>
            <text:p>+ <text:s text:c="3"/>int hash = Integer.reverseB</text:p>
            <text:p>ytes(bloomBuffer.getInt());</text:p>
            <text:p>+ <text:s text:c="3"/>int algorithm = Integer.reverseBytes(bloomBuffer.getInt());</text:p>
            <text:p>+</text:p>
            <text:p/>
            <text:p>+ <text:s text:c="3"/>byte[] bitset = new byte[length];</text:p>
            <text:p>+ <text:s text:c="3"/>bloomBuffer.get(bitset);</text:p>
            <text:p>+</text:p>
            <text:p>+ <text:s text:c="3"/>binaryBloom = new B</text:p>
            <text:p>loom(bitset);</text:p>
            <text:p>+</text:p>
            <text:p>+ <text:s text:c="3"/>for(int i = 0; i &lt; strings.size(); i++) {</text:p>
            <text:p>+ <text:s text:c="5"/>assertTrue(binaryBloom.fi</text:p>
            <text:p>nd(binaryBloom.hash(Binary.fromString(strings.get(i)))));</text:p>
            <text:p>+ <text:s text:c="3"/>}</text:p>
            <text:p>+</text:p>
            <text:p>+ <text:s text:c="3"/>// exist can be true at</text:p>
            <text:p><text:s/>probability 0.01.</text:p>
            <text:p>+ <text:s text:c="3"/>int exist = 0;</text:p>
            <text:p>+ <text:s text:c="3"/>for (int i = 0; i &lt; 100000; i++) {</text:p>
            <text:p>+ <text:s text:c="5"/>String st</text:p>
            <text:p>r = randomStr.get(8);</text:p>
            <text:p>+ <text:s text:c="5"/>if (binaryBloom.find(binaryBloom.hash(Binary.fromString(str)))) {</text:p>
            <text:p/>
            <text:p>+ <text:s text:c="7"/>exist ++;</text:p>
            <text:p>+ <text:s text:c="5"/>}</text:p>
            <text:p>+ <text:s text:c="3"/>}</text:p>
            <text:p>+</text:p>
            <text:p>+ <text:s text:c="3"/>// exist should be probably less than 1000 according </text:p>
            <text:p>default FPP 0.01.</text:p>
            <text:p>+ <text:s text:c="3"/>assertTrue(exist &lt; 1200);</text:p>
            <text:p>+ <text:s/>}</text:p>
            <text:p>+}</text:p>
            <text:p/>
            <text:p/>
            <text:p><text:s/></text:p>
            <text:p/>
            <text:p>---------------------------------</text:p>
            <text:p>-------------------------------</text:p>
            <text:p>This is an automated message from the Apache Git Service.</text:p>
            <text:p>To re</text:p>
            <text:p>spond to the message, please log on GitHub and use the</text:p>
            <text:p>URL above to go to the specific comment.</text:p>
            <text:p/>
            <text:p><text:s/></text:p>
            <text:p>For queries about this servic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>
            <text:p>16486844</text:p>
          </table:table-cell>
          <table:table-cell office:value-type="string">
            <text:p>cjjnjust commented on issue #425: PARQUET-41:Add Bloom Filter for parquet</text:p>
            <text:p>URL: https://github.c</text:p>
            <text:p>om/apache/parquet-mr/pull/425#issuecomment-391247594</text:p>
            <text:p><text:s/></text:p>
            <text:p><text:s/></text:p>
            <text:p><text:s text:c="3"/>Hi developers</text:p>
            <text:p><text:s text:c="3"/></text:p>
            <text:p><text:s text:c="3"/>Sorry for no</text:p>
            <text:p><text:s/>update long time for bloom filter topic due to transition, now I'm back to move this forward s</text:p>
            <text:p>tart from this rebase.</text:p>
            <text:p><text:s text:c="3"/></text:p>
            <text:p><text:s text:c="3"/>No obviously change in this commit, I just remove unrelated cha</text:p>
            <text:p>nges.</text:p>
            <text:p><text:s text:c="3"/></text:p>
            <text:p><text:s text:c="3"/>@rdblue @jbapple-cloudera Could you please kindly to have a look?</text:p>
            <text:p><text:s text:c="3"/>@wesm As y</text:p>
            <text:p>ou point out, I had a PR in parquet-cpp also, could you please also have a look?</text:p>
            <text:p><text:s text:c="3"/></text:p>
            <text:p><text:s text:c="3"/>Many </text:p>
            <text:p>thanks</text:p>
            <text:p/>
            <text:p>----------------------------------------------------------------</text:p>
            <text:p>This is an automated m</text:p>
            <text:p>essage from the Apache Git Service.</text:p>
            <text:p>To respond to the message, please log on GitHub and use the</text:p>
            <text:p/>
            <text:p>URL above to go to the specific comment.</text:p>
            <text:p><text:s/></text:p>
            <text:p>For queries about this service, please contact Infr</text:p>
            <text:p>astructure at:</text:p>
            <text:p>users@infra.apache.org</text:p>
            <text:p/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>
            <text:p>16486862</text:p>
          </table:table-cell>
          <table:table-cell office:value-type="string">
            <text:p>cjjnjust commented on issue #432: PARQUET-41: Add bloom filter for parquet</text:p>
            <text:p>URL: https://github.</text:p>
            <text:p>com/apache/parquet-cpp/pull/432#issuecomment-391252642</text:p>
            <text:p><text:s/></text:p>
            <text:p><text:s/></text:p>
            <text:p><text:s text:c="3"/>@wesm @xhochy @daedric Since @win</text:p>
            <text:p>ningsix has no bandwidth to handle this, I 'm back to take this again. This has been reviewed f</text:p>
            <text:p>or long time, could you please kindly help to have a look again?</text:p>
            <text:p/>
            <text:p>-----------------------------</text:p>
            <text:p>-----------------------------------</text:p>
            <text:p>This is an automated message from the Apache Git Service.</text:p>
            <text:p>T</text:p>
            <text:p>o respond to the message, please log on GitHub and use the</text:p>
            <text:p>URL above to go to the specific comm</text:p>
            <text:p>ent.</text:p>
            <text:p><text:s/></text:p>
            <text:p>For queries about this service, please contact Infrastructure at:</text:p>
            <text:p>users@infra.apache.org</text:p>
            <text:p/>
            <text:p/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>
            <text:p>16486884</text:p>
          </table:table-cell>
          <table:table-cell office:value-type="string">
            <text:p>In response to [~junjie]'s question above, "Sure, it is feasible, then we are comparing bloom f</text:p>
            <text:p>ilter vs disadvantaged dictionary filter. The result may be not as useful as comparing with pla</text:p>
            <text:p>in encoding, right?" I'm not sure I understand. The suggestion I was making would not, in my op</text:p>
            <text:p>inion, disadvantage the dictionary filter. It would perhaps allow it to compete on a more even </text:p>
            <text:p>playing field with the Bloom filter.</text:p>
            <text:p/>
            <text:p>Before we jump into the nitty-gritty of the code review</text:p>
            <text:p>s, I would like for us to be clear about what advantage we expect from this over using dictiona</text:p>
            <text:p>ry filtering.</text:p>
            <text:p/>
            <text:p/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6486936</text:p>
          </table:table-cell>
          <table:table-cell office:value-type="string">
            <text:p>[~jbapple], I understood your point, <text:s/>I will do benchmark to compare dictionary filter and bloo</text:p>
            <text:p>m filter and share result firstly.</text:p>
            <text:p/>
            <text:p>Thanks for your quick response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6509737</text:p>
          </table:table-cell>
          <table:table-cell office:value-type="string">
            <text:p>Hi</text:p>
            <text:p>Here is benchmark link: https://docs.google.com/spreadsheets/d/1UKegd1dz7-fmRBiC1ikf5fJbeHL</text:p>
            <text:p>jMtCKYMTuBApDgGA/edit?usp=sharing</text:p>
          </table:table-cell>
          <table:table-cell table:number-columns-repeated="1019"/>
        </table:table-row>
        <table:table-row table:style-name="ro38">
          <table:table-cell table:number-columns-repeated="3"/>
          <table:table-cell office:value-type="string">
            <text:p>16513883</text:p>
          </table:table-cell>
          <table:table-cell office:value-type="string">
            <text:p>I took a look at that benchmark and I now believe that in the case where the number of distinct</text:p>
            <text:p><text:s/>values is the same as the number of values, or close to it, that this can provide some perform</text:p>
            <text:p>ance benefit.</text:p>
            <text:p/>
            <text:p>Junjie also shared with me the following resources:</text:p>
            <text:p/>
            <text:p>More benchmarks results</text:p>
            <text:p>: https://docs.google.com/spreadsheets/d/1LQqGZ1EQSkPBXtdi9nyANiQOhwNFwqiiFe8Sazclf5Y/edit#gid=</text:p>
            <text:p>0</text:p>
            <text:p/>
            <text:p>Fork with BF enabled: https://github.com/cjjnjust/parquet-mr/tree/parquet-41-base-1.8.x</text:p>
            <text:p/>
            <text:p/>
            <text:p>Data generator: https://github.com/cjjnjust/SQLDataGen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6513908</text:p>
          </table:table-cell>
          <table:table-cell office:value-type="string">
            <text:p>Thanks [~jbapple]</text:p>
            <text:p/>
            <text:p>Since the jira may contains several components, I 'd like to separate this</text:p>
            <text:p><text:s/>task into more small tasks.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517298</text:p>
          </table:table-cell>
          <table:table-cell office:value-type="string">
            <text:p>[~junjie], is there an updated PR for parquet-format that matches the open PRs for parquet-mr a</text:p>
            <text:p>nd parquet-cpp?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>
            <text:p>16517637</text:p>
          </table:table-cell>
          <table:table-cell office:value-type="string">
            <text:p>cjjnjust opened a new pull request #99: PARQUET-41: add bloom filter</text:p>
            <text:p>URL: https://github.com/ap</text:p>
            <text:p>ache/parquet-format/pull/99</text:p>
            <text:p><text:s/></text:p>
            <text:p><text:s/></text:p>
            <text:p><text:s text:c="3"/>This is rebased bloom filter PR for https://github.com/apach</text:p>
            <text:p>e/parquet-format/pull/62. <text:s/>The original PR contains a lot of rebasing commit message may be con</text:p>
            <text:p>fused.</text:p>
            <text:p/>
            <text:p>----------------------------------------------------------------</text:p>
            <text:p>This is an automated m</text:p>
            <text:p>essage from the Apache Git Service.</text:p>
            <text:p>To respond to the message, please log on GitHub and use the</text:p>
            <text:p/>
            <text:p>URL above to go to the specific comment.</text:p>
            <text:p><text:s/></text:p>
            <text:p>For queries about this service, please contact Infr</text:p>
            <text:p>astructure at:</text:p>
            <text:p>users@infra.apache.org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517638</text:p>
          </table:table-cell>
          <table:table-cell office:value-type="string">
            <text:p>[~jbapple], I just created a new parquet-format PR since original one contains a lot of rebasin</text:p>
            <text:p>g message. <text:s/>New PR: https://github.com/apache/parquet-format/pull/99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6550166</text:p>
          </table:table-cell>
          <table:table-cell office:value-type="string">
            <text:p>[~junjie] - thanks for driving this project! Are you planning to actively work on this? I would</text:p>
            <text:p><text:s/>like to volunteer to help in taking this project forward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6550201</text:p>
          </table:table-cell>
          <table:table-cell office:value-type="string">
            <text:p>[~aniket486], Thanks for watching this. </text:p>
            <text:p/>
            <text:p>Yes, I 'm still working on updating PR for both par</text:p>
            <text:p>quet-mr and parquet-cpp side and Jim is working on reviewing. While some of sub tasks I haven't</text:p>
            <text:p><text:s/>start, such as reader/writer in parquet-cpp side, so I think you could start to help on that p</text:p>
            <text:p>art. Also welcome to review on any PRs.</text:p>
          </table:table-cell>
          <table:table-cell table:number-columns-repeated="1019"/>
        </table:table-row>
        <table:table-row table:style-name="ro86">
          <table:table-cell table:number-columns-repeated="3"/>
          <table:table-cell office:value-type="string">
            <text:p>16627622</text:p>
          </table:table-cell>
          <table:table-cell office:value-type="string">
            <text:p>cjjnjust closed pull request #62: PARQUET-41: Add bloom filter for parquet</text:p>
            <text:p>URL: https://github.</text:p>
            <text:p>com/apache/parquet-format/pull/62</text:p>
            <text:p><text:s/></text:p>
            <text:p><text:s/></text:p>
            <text:p><text:s text:c="3"/></text:p>
            <text:p/>
            <text:p>This is a PR merged from a forked repository.</text:p>
            <text:p>As Git</text:p>
            <text:p>Hub hides the original diff on merge, it is displayed below for</text:p>
            <text:p>the sake of provenance:</text:p>
            <text:p/>
            <text:p>As thi</text:p>
            <text:p>s is a foreign pull request (from a fork), the diff is supplied</text:p>
            <text:p>below (as it won't show otherwi</text:p>
            <text:p>se due to GitHub magic):</text:p>
            <text:p/>
            <text:p>diff --git a/.gitignore b/.gitignore</text:p>
            <text:p>index cb047215..4587f73e 100644</text:p>
            <text:p/>
            <text:p>--- a/.gitignore</text:p>
            <text:p>+++ b/.gitignore</text:p>
            <text:p>@@ -1,3 +1,20 @@</text:p>
            <text:p>+# Licensed to the Apache Software Foundatio</text:p>
            <text:p>n (ASF) under one</text:p>
            <text:p>+# or more contributor license agreements. <text:s/>See the NOTICE file</text:p>
            <text:p>+# distribute</text:p>
            <text:p>d with this work for additional information</text:p>
            <text:p>+# regarding copyright ownership. <text:s/>The ASF licenses</text:p>
            <text:p><text:s/>this file</text:p>
            <text:p>+# to you under the Apache License, Version 2.0 (the</text:p>
            <text:p>+# "License"); you may not use </text:p>
            <text:p>this file except in compliance</text:p>
            <text:p>+# with the License. <text:s/>You may obtain a copy of the License at</text:p>
            <text:p>+#</text:p>
            <text:p/>
            <text:p>+# <text:s text:c="2"/>http://www.apache.org/licenses/LICENSE-2.0</text:p>
            <text:p>+#</text:p>
            <text:p>+# Unless required by applicable law or agr</text:p>
            <text:p>eed to in writing,</text:p>
            <text:p>+# software distributed under the License is distributed on an</text:p>
            <text:p>+# "AS IS" BA</text:p>
            <text:p>SIS, WITHOUT WARRANTIES OR CONDITIONS OF ANY</text:p>
            <text:p>+# KIND, either express or implied. <text:s/>See the Licen</text:p>
            <text:p>se for the</text:p>
            <text:p>+# specific language governing permissions and limitations</text:p>
            <text:p>+# under the License.</text:p>
            <text:p>+</text:p>
            <text:p><text:s/></text:p>
            <text:p>generated/*</text:p>
            <text:p><text:s/>target</text:p>
            <text:p><text:s/>dependency-reduced-pom.xml</text:p>
            <text:p>diff --git a/.travis.yml b/.travis.yml</text:p>
            <text:p>index dc</text:p>
            <text:p>339c51..42ba8baf 100644</text:p>
            <text:p>--- a/.travis.yml</text:p>
            <text:p>+++ b/.travis.yml</text:p>
            <text:p>@@ -1,3 +1,20 @@</text:p>
            <text:p>+# Licensed to the</text:p>
            <text:p><text:s/>Apache Software Foundation (ASF) under one</text:p>
            <text:p>+# or more contributor license agreements. <text:s/>See the</text:p>
            <text:p><text:s/>NOTICE file</text:p>
            <text:p>+# distributed with this work for additional information</text:p>
            <text:p>+# regarding copyright ow</text:p>
            <text:p>nership. <text:s/>The ASF licenses this file</text:p>
            <text:p>+# to you under the Apache License, Version 2.0 (the</text:p>
            <text:p>+# "L</text:p>
            <text:p>icense"); you may not use this file except in compliance</text:p>
            <text:p>+# with the License. <text:s/>You may obtain a</text:p>
            <text:p><text:s/>copy of the License at</text:p>
            <text:p>+#</text:p>
            <text:p>+# <text:s text:c="2"/>http://www.apache.org/licenses/LICENSE-2.0</text:p>
            <text:p>+#</text:p>
            <text:p>+# Unless require</text:p>
            <text:p>d by applicable law or agreed to in writing,</text:p>
            <text:p>+# software distributed under the License is distr</text:p>
            <text:p>ibuted on an</text:p>
            <text:p>+# "AS IS" BASIS, WITHOUT WARRANTIES OR CONDITIONS OF ANY</text:p>
            <text:p>+# KIND, either express </text:p>
            <text:p>or implied. <text:s/>See the License for the</text:p>
            <text:p>+# specific language governing permissions and limitations</text:p>
            <text:p/>
            <text:p>+# under the License.</text:p>
            <text:p>+</text:p>
            <text:p><text:s/>language: java</text:p>
            <text:p><text:s/>dist: precise</text:p>
            <text:p><text:s/>before_install:</text:p>
            <text:p>diff --git a/CHANGES.m</text:p>
            <text:p>d b/CHANGES.md</text:p>
            <text:p>index befe5321..c0c529ab 100644</text:p>
            <text:p>--- a/CHANGES.md</text:p>
            <text:p>+++ b/CHANGES.md</text:p>
            <text:p>@@ -19,6 +19,7</text:p>
            <text:p>0 @@</text:p>
            <text:p><text:s/></text:p>
            <text:p><text:s/># Parquet #</text:p>
            <text:p><text:s/></text:p>
            <text:p>+### Version 2.5.0 ###</text:p>
            <text:p>+</text:p>
            <text:p>+#### Bug</text:p>
            <text:p>+</text:p>
            <text:p>+* <text:s text:c="2"/>[PARQUET-323](https://issues.ap</text:p>
            <text:p>ache.org/jira/browse/PARQUET-323) - INT96 should be marked as deprecated</text:p>
            <text:p>+* <text:s text:c="2"/>[PARQUET-1064](ht</text:p>
            <text:p>tps://issues.apache.org/jira/browse/PARQUET-1064) - Deprecate type-defined sort ordering for IN</text:p>
            <text:p>TERVAL type</text:p>
            <text:p>+* <text:s text:c="2"/>[PARQUET-1065](https://issues.apache.org/jira/browse/PARQUET-1065) - Deprecate</text:p>
            <text:p><text:s/>type-defined sort ordering for INT96 type</text:p>
            <text:p>+* <text:s text:c="2"/>[PARQUET-1145](https://issues.apache.org/jira/b</text:p>
            <text:p>rowse/PARQUET-1145) - Add license to .gitignore and .travis.yml</text:p>
            <text:p>+* <text:s text:c="2"/>[PARQUET-1156](https://iss</text:p>
            <text:p>ues.apache.org/jira/browse/PARQUET-1156) - dev/merge\_parquet\_pr.py problems</text:p>
            <text:p>+* <text:s text:c="2"/>[PARQUET-123</text:p>
            <text:p>6](https://issues.apache.org/jira/browse/PARQUET-1236) - Upgrade org.slf4j:slf4j-api:1.7.2 to 1</text:p>
            <text:p>.7.12</text:p>
            <text:p>+* <text:s text:c="2"/>[PARQUET-1242](https://issues.apache.org/jira/browse/PARQUET-1242) - parquet.thrift </text:p>
            <text:p>refers to wrong releases for the new compressions</text:p>
            <text:p>+* <text:s text:c="2"/>[PARQUET-1251](https://issues.apache.org</text:p>
            <text:p>/jira/browse/PARQUET-1251) - Clarify ambiguous min/max stats for FLOAT/DOUBLE</text:p>
            <text:p>+* <text:s text:c="2"/>[PARQUET-125</text:p>
            <text:p>8](https://issues.apache.org/jira/browse/PARQUET-1258) - Update scm developer connection to git</text:p>
            <text:p>hub</text:p>
            <text:p>+</text:p>
            <text:p>+#### New Feature</text:p>
            <text:p>+</text:p>
            <text:p>+* <text:s text:c="2"/>[PARQUET-1201](https://issues.apache.org/jira/browse/PARQUET-120</text:p>
            <text:p>1) <text:s/>- Write column indexes</text:p>
            <text:p>+</text:p>
            <text:p>+#### Improvement</text:p>
            <text:p>+</text:p>
            <text:p>+* <text:s text:c="2"/>[PARQUET-1171](https://issues.apache.org/</text:p>
            <text:p>jira/browse/PARQUET-1171) - \[C++\] Clarify valid uses for RLE, BIT_PACKED encodings</text:p>
            <text:p>+* <text:s text:c="2"/>[PARQ</text:p>
            <text:p>UET-1197](https://issues.apache.org/jira/browse/PARQUET-1197) - Log rat failures</text:p>
            <text:p>+</text:p>
            <text:p>+#### Task</text:p>
            <text:p>+</text:p>
            <text:p/>
            <text:p>+* <text:s text:c="2"/>[PARQUET-1234](https://issues.apache.org/jira/browse/PARQUET-1234) - Release Parquet form</text:p>
            <text:p>at 2.5.0</text:p>
            <text:p>+</text:p>
            <text:p>+### Version 2.4.0 ###</text:p>
            <text:p>+</text:p>
            <text:p>+#### Bug</text:p>
            <text:p>+</text:p>
            <text:p>+* <text:s text:c="2"/>[PARQUET-255](https://issues.apache.org/ji</text:p>
            <text:p>ra/browse/PARQUET-255) - Typo in decimal type specification</text:p>
            <text:p>+* <text:s text:c="2"/>[PARQUET-322](https://issues.a</text:p>
            <text:p>pache.org/jira/browse/PARQUET-322) - Document ENUM as a logical type</text:p>
            <text:p>+* <text:s text:c="2"/>[PARQUET-412](https:/</text:p>
            <text:p>/issues.apache.org/jira/browse/PARQUET-412) - Format: Do not shade slf4j-api</text:p>
            <text:p>+* <text:s text:c="2"/>[PARQUET-419]</text:p>
            <text:p>(https://issues.apache.org/jira/browse/PARQUET-419) - Update dev script in parquet-cpp to remov</text:p>
            <text:p>e incubator.</text:p>
            <text:p>+* <text:s text:c="2"/>[PARQUET-655](https://issues.apache.org/jira/browse/PARQUET-655) - The Logica</text:p>
            <text:p>lTypes.md link in README.md points to the old Parquet GitHub repository</text:p>
            <text:p>+* <text:s text:c="2"/>[PARQUET-1031](htt</text:p>
            <text:p>ps://issues.apache.org/jira/browse/PARQUET-1031) - Fix spelling errors, whitespace, GitHub urls</text:p>
            <text:p/>
            <text:p>+* <text:s text:c="2"/>[PARQUET-1032](https://issues.apache.org/jira/browse/PARQUET-1032) - Change link in Encod</text:p>
            <text:p>ings.md for variable length encoding</text:p>
            <text:p>+* <text:s text:c="2"/>[PARQUET-1050](https://issues.apache.org/jira/browse/</text:p>
            <text:p>PARQUET-1050) - The comment of Parquet Format Thrift definition file error</text:p>
            <text:p>+* <text:s text:c="2"/>[PARQUET-1076](</text:p>
            <text:p>https://issues.apache.org/jira/browse/PARQUET-1076) - [Format] Switch to long key ids in KEYs f</text:p>
            <text:p>ile</text:p>
            <text:p>+* <text:s text:c="2"/>[PARQUET-1091](https://issues.apache.org/jira/browse/PARQUET-1091) - Wrong and broken </text:p>
            <text:p>links in README</text:p>
            <text:p>+* <text:s text:c="2"/>[PARQUET-1102](https://issues.apache.org/jira/browse/PARQUET-1102) - Travi</text:p>
            <text:p>s CI builds are failing for parquet-format PRs</text:p>
            <text:p>+* <text:s text:c="2"/>[PARQUET-1134](https://issues.apache.org/ji</text:p>
            <text:p>ra/browse/PARQUET-1134) - Release Parquet format 2.4.0</text:p>
            <text:p>+* <text:s text:c="2"/>[PARQUET-1136](https://issues.apach</text:p>
            <text:p>e.org/jira/browse/PARQUET-1136) - Makefile is broken</text:p>
            <text:p>+</text:p>
            <text:p>+#### Improvement</text:p>
            <text:p>+</text:p>
            <text:p>+* <text:s text:c="2"/>[PARQUET-371](h</text:p>
            <text:p>ttps://issues.apache.org/jira/browse/PARQUET-371) - Bumps Thrift version to 0.9.3</text:p>
            <text:p>+* <text:s text:c="2"/>[PARQUET</text:p>
            <text:p>-407](https://issues.apache.org/jira/browse/PARQUET-407) - Incorrect delta-encoding example</text:p>
            <text:p>+* </text:p>
            <text:p><text:s text:c="2"/>[PARQUET-428](https://issues.apache.org/jira/browse/PARQUET-428) - Support INT96 and FIXED_LE</text:p>
            <text:p>N_BYTE_ARRAY types</text:p>
            <text:p>+* <text:s text:c="2"/>[PARQUET-601](https://issues.apache.org/jira/browse/PARQUET-601) - Add </text:p>
            <text:p>support in Parquet to configure the encoding used by ValueWriters</text:p>
            <text:p>+* <text:s text:c="2"/>[PARQUET-609](https://is</text:p>
            <text:p>sues.apache.org/jira/browse/PARQUET-609) - Add Brotli compression to Parquet format</text:p>
            <text:p>+* <text:s text:c="2"/>[PARQU</text:p>
            <text:p>ET-757](https://issues.apache.org/jira/browse/PARQUET-757) - Add NULL type to Bring Parquet log</text:p>
            <text:p>ical types to par with Arrow</text:p>
            <text:p>+* <text:s text:c="2"/>[PARQUET-804](https://issues.apache.org/jira/browse/PARQUET-8</text:p>
            <text:p>04) - parquet-format README.md still links to the old Google group</text:p>
            <text:p>+* <text:s text:c="2"/>[PARQUET-922](https://i</text:p>
            <text:p>ssues.apache.org/jira/browse/PARQUET-922) - Add index pages to the format to support efficient </text:p>
            <text:p>page skipping</text:p>
            <text:p>+* <text:s text:c="2"/>[PARQUET-1049](https://issues.apache.org/jira/browse/PARQUET-1049) - Make th</text:p>
            <text:p>rift version a property in pom.xml</text:p>
            <text:p>+</text:p>
            <text:p>+#### Task</text:p>
            <text:p>+</text:p>
            <text:p>+* <text:s text:c="2"/>[PARQUET-450](https://issues.apache.org/</text:p>
            <text:p>jira/browse/PARQUET-450) - Small typos/issues in parquet-format documentation</text:p>
            <text:p>+* <text:s text:c="2"/>[PARQUET-667</text:p>
            <text:p>](https://issues.apache.org/jira/browse/PARQUET-667) - Update committers lists to point to apac</text:p>
            <text:p>he website</text:p>
            <text:p>+* <text:s text:c="2"/>[PARQUET-1124](https://issues.apache.org/jira/browse/PARQUET-1124) - Add new co</text:p>
            <text:p>mpression codecs to the Parquet spec</text:p>
            <text:p>+* <text:s text:c="2"/>[PARQUET-1125](https://issues.apache.org/jira/browse/</text:p>
            <text:p>PARQUET-1125) - Add UUID logical type</text:p>
            <text:p>+</text:p>
            <text:p><text:s/>### Version 2.2.0 ###</text:p>
            <text:p><text:s/></text:p>
            <text:p><text:s/>* [PARQUET-23](https://issues</text:p>
            <text:p>.apache.org/jira/browse/PARQUET-23): Rename packages and maven coordinates to org.apache</text:p>
            <text:p>diff -</text:p>
            <text:p>-git a/Encodings.md b/Encodings.md</text:p>
            <text:p>index c4cdf704..9358b137 100644</text:p>
            <text:p>--- a/Encodings.md</text:p>
            <text:p>+++ b/Enc</text:p>
            <text:p>odings.md</text:p>
            <text:p>@@ -27,30 +27,30 @@ This file contains the specification of all supported encodings.</text:p>
            <text:p/>
            <text:p><text:s/>Supported Types: all</text:p>
            <text:p><text:s/></text:p>
            <text:p><text:s/>This is the plain encoding that must be supported for types. <text:s/>It is</text:p>
            <text:p>-i</text:p>
            <text:p>ntended to be the simplest encoding. <text:s/>Values are encoded back to back. </text:p>
            <text:p>+intended to be the sim</text:p>
            <text:p>plest encoding. <text:s/>Values are encoded back to back.</text:p>
            <text:p><text:s/></text:p>
            <text:p>-The plain encoding is used whenever a more</text:p>
            <text:p><text:s/>efficient encoding can not be used. It </text:p>
            <text:p>+The plain encoding is used whenever a more efficient </text:p>
            <text:p>encoding can not be used. It</text:p>
            <text:p><text:s/>stores the data in the following format:</text:p>
            <text:p><text:s text:c="2"/>- BOOLEAN: [Bit Packed</text:p>
            <text:p>](#RLE), LSB first</text:p>
            <text:p><text:s text:c="2"/>- INT32: 4 bytes little endian</text:p>
            <text:p><text:s text:c="2"/>- INT64: 8 bytes little endian</text:p>
            <text:p>- - INT96:</text:p>
            <text:p><text:s/>12 bytes little endian</text:p>
            <text:p>+ - INT96: 12 bytes little endian (deprecated)</text:p>
            <text:p><text:s text:c="2"/>- FLOAT: 4 bytes IEEE </text:p>
            <text:p>little endian</text:p>
            <text:p><text:s text:c="2"/>- DOUBLE: 8 bytes IEEE little endian</text:p>
            <text:p><text:s text:c="2"/>- BYTE_ARRAY: length in 4 bytes little e</text:p>
            <text:p>ndian followed by the bytes contained in the array</text:p>
            <text:p><text:s text:c="2"/>- FIXED_LEN_BYTE_ARRAY: the bytes containe</text:p>
            <text:p>d in the array</text:p>
            <text:p><text:s/></text:p>
            <text:p><text:s/>For native types, this outputs the data as little endian. Floating</text:p>
            <text:p>- <text:s text:c="3"/>point</text:p>
            <text:p><text:s/>types are encoded in IEEE. <text:s/></text:p>
            <text:p>+ <text:s text:c="3"/>point types are encoded in IEEE.</text:p>
            <text:p><text:s/></text:p>
            <text:p><text:s/>For the byte array type,</text:p>
            <text:p><text:s/>it encodes the length as a 4 byte little</text:p>
            <text:p><text:s/>endian, followed by the bytes.</text:p>
            <text:p><text:s/></text:p>
            <text:p>-### Dictionary Enc</text:p>
            <text:p>oding (PLAIN_DICTIONARY = 2)</text:p>
            <text:p>-The dictionary encoding builds a dictionary of values encountered</text:p>
            <text:p><text:s/>in a given column. The </text:p>
            <text:p>+### Dictionary Encoding (PLAIN_DICTIONARY = 2 and RLE_DICTIONARY = 8)</text:p>
            <text:p/>
            <text:p>+The dictionary encoding builds a dictionary of values encountered in a given column. The</text:p>
            <text:p><text:s/>dic</text:p>
            <text:p>tionary will be stored in a dictionary page per column chunk. The values are stored as integers</text:p>
            <text:p/>
            <text:p><text:s/>using the [RLE/Bit-Packing Hybrid](#RLE) encoding. If the dictionary grows too big, whether i</text:p>
            <text:p>n size</text:p>
            <text:p>-or number of distinct values, the encoding will fall back to the plain encoding. The di</text:p>
            <text:p>ctionary page is </text:p>
            <text:p>+or number of distinct values, the encoding will fall back to the plain encod</text:p>
            <text:p>ing. The dictionary page is</text:p>
            <text:p><text:s/>written first, before the data pages of the column chunk.</text:p>
            <text:p><text:s/></text:p>
            <text:p><text:s/>Dicti</text:p>
            <text:p>onary page format: the entries in the dictionary - in dictionary order - using the [plain](#PLA</text:p>
            <text:p>IN) encoding.</text:p>
            <text:p>@@ -58,22 +58,28 @@ Dictionary page format: the entries in the dictionary - in di</text:p>
            <text:p>ctionary order - us</text:p>
            <text:p><text:s/>Data page format: the bit width used to encode the entry ids stored as 1 b</text:p>
            <text:p>yte (max bit width = 32),</text:p>
            <text:p><text:s/>followed by the values encoded using RLE/Bit packed described above </text:p>
            <text:p>(with the given bit width).</text:p>
            <text:p><text:s/></text:p>
            <text:p>+Using the PLAIN_DICTIONARY enum value is deprecated in the Parqu</text:p>
            <text:p>et 2.0 specification. Prefer using RLE_DICTIONARY</text:p>
            <text:p>+in a data page and PLAIN in a dictionary pag</text:p>
            <text:p>e for Parquet 2.0+ files.</text:p>
            <text:p>+</text:p>
            <text:p><text:s/>### &lt;a name="RLE"&gt;&lt;/a&gt;Run Length Encoding / Bit-Packing Hybrid (RL</text:p>
            <text:p>E = 3)</text:p>
            <text:p>+</text:p>
            <text:p><text:s/>This encoding uses a combination of bit-packing and run length encoding to more effic</text:p>
            <text:p>iently store repeated values.</text:p>
            <text:p><text:s/></text:p>
            <text:p><text:s/>The grammar for this encoding looks like this, given a fixed b</text:p>
            <text:p>it-width known in advance:</text:p>
            <text:p><text:s/>```</text:p>
            <text:p><text:s/>rle-bit-packed-hybrid: &lt;length&gt; &lt;encoded-data&gt;</text:p>
            <text:p>-length := leng</text:p>
            <text:p>th of the &lt;encoded-data&gt; in bytes stored as 4 bytes little endian</text:p>
            <text:p>+length := length of the &lt;enc</text:p>
            <text:p>oded-data&gt; in bytes stored as 4 bytes little endian (unsigned int32)</text:p>
            <text:p><text:s/>encoded-data := &lt;run&gt;*</text:p>
            <text:p>-r</text:p>
            <text:p>un := &lt;bit-packed-run&gt; | &lt;rle-run&gt; <text:s/></text:p>
            <text:p>-bit-packed-run := &lt;bit-packed-header&gt; &lt;bit-packed-values&gt;</text:p>
            <text:p><text:s text:c="2"/></text:p>
            <text:p>-bit-packed-header := varint-encode(&lt;bit-pack-count&gt; &lt;&lt; 1 | 1) <text:s/></text:p>
            <text:p>-// we always bit-pack a mu</text:p>
            <text:p>ltiple of 8 values at a time, so we only store the number of values / 8 <text:s/></text:p>
            <text:p>-bit-pack-count := (n</text:p>
            <text:p>umber of values in this run) / 8 <text:s/></text:p>
            <text:p>-bit-packed-values := *see 1 below* <text:s/></text:p>
            <text:p>-rle-run := &lt;rle-heade</text:p>
            <text:p>r&gt; &lt;repeated-value&gt; <text:s/></text:p>
            <text:p>-rle-header := varint-encode( (number of times repeated) &lt;&lt; 1) <text:s/></text:p>
            <text:p>+run := </text:p>
            <text:p>&lt;bit-packed-run&gt; | &lt;rle-run&gt;</text:p>
            <text:p>+bit-packed-run := &lt;bit-packed-header&gt; &lt;bit-packed-values&gt;</text:p>
            <text:p>+bit-pa</text:p>
            <text:p>cked-header := varint-encode(&lt;bit-pack-scaled-run-len&gt; &lt;&lt; 1 | 1)</text:p>
            <text:p>+// we always bit-pack a multi</text:p>
            <text:p>ple of 8 values at a time, so we only store the number of values / 8</text:p>
            <text:p>+bit-pack-scaled-run-len :</text:p>
            <text:p>= (bit-packed-run-len) / 8</text:p>
            <text:p>+bit-packed-run-len := *see 3 below*</text:p>
            <text:p>+bit-packed-values := *see 1 be</text:p>
            <text:p>low*</text:p>
            <text:p>+rle-run := &lt;rle-header&gt; &lt;repeated-value&gt;</text:p>
            <text:p>+rle-header := varint-encode( (rle-run-len) &lt;&lt; 1</text:p>
            <text:p>)</text:p>
            <text:p>+rle-run-len := *see 3 below*</text:p>
            <text:p><text:s/>repeated-value := value that is repeated, using a fixed-width </text:p>
            <text:p>of round-up-to-next-byte(bit-width)</text:p>
            <text:p><text:s/>```</text:p>
            <text:p><text:s/></text:p>
            <text:p>@@ -82,14 +88,14 @@ repeated-value := value that is </text:p>
            <text:p>repeated, using a fixed-width of round-up-to-nex</text:p>
            <text:p><text:s text:c="4"/>though the order of the bits in each value</text:p>
            <text:p><text:s/>remains in the usual order of most significant to least</text:p>
            <text:p><text:s text:c="4"/>significant. For example, to pack </text:p>
            <text:p>the same values as the example in the deprecated encoding above:</text:p>
            <text:p><text:s/></text:p>
            <text:p>- <text:s text:c="2"/>The numbers 1 through 7 </text:p>
            <text:p>using bit width 3: <text:s/></text:p>
            <text:p>+ <text:s text:c="2"/>The numbers 1 through 7 using bit width 3:</text:p>
            <text:p><text:s text:c="4"/>```</text:p>
            <text:p><text:s text:c="4"/>dec value: 0 <text:s text:c="2"/></text:p>
            <text:p>1 <text:s text:c="2"/>2 <text:s text:c="2"/>3 <text:s text:c="2"/>4 <text:s text:c="2"/>5 <text:s text:c="2"/>6 <text:s text:c="2"/>7</text:p>
            <text:p><text:s text:c="4"/>bit value: 000 001 010 011 100 101 110 111</text:p>
            <text:p><text:s text:c="4"/>bit label: ABC DEF</text:p>
            <text:p><text:s/>GHI JKL MNO PQR STU VWX</text:p>
            <text:p><text:s text:c="4"/>```</text:p>
            <text:p>- <text:s text:c="2"/></text:p>
            <text:p>- <text:s text:c="2"/>would be encoded like this where spaces mark byte bou</text:p>
            <text:p>ndaries (3 bytes): <text:s/></text:p>
            <text:p>+</text:p>
            <text:p>+ <text:s text:c="2"/>would be encoded like this where spaces mark byte boundaries (3 byte</text:p>
            <text:p>s):</text:p>
            <text:p><text:s text:c="4"/>```</text:p>
            <text:p><text:s text:c="4"/>bit value: 10001000 11000110 11111010</text:p>
            <text:p><text:s text:c="4"/>bit label: HIDEFABC RMNOJKLG VWXSTUPQ</text:p>
            <text:p/>
            <text:p>@@ -101,9 +107,24 @@ repeated-value := value that is repeated, using a fixed-width of round-up</text:p>
            <text:p>-to-nex</text:p>
            <text:p><text:s text:c="4"/>shifting and ORing with a mask. (to make this optimization work on a big-endian mac</text:p>
            <text:p>hine,</text:p>
            <text:p><text:s text:c="4"/>you would have to use the ordering used in the [deprecated bit-packing](#BITPACKED) e</text:p>
            <text:p>ncoding)</text:p>
            <text:p><text:s/></text:p>
            <text:p>-2. varint-encode() is ULEB-128 encoding, see http://en.wikipedia.org/wiki/Variable-</text:p>
            <text:p>length_quantity</text:p>
            <text:p>+2. varint-encode() is ULEB-128 encoding, see https://en.wikipedia.org/wiki/LEB</text:p>
            <text:p>128</text:p>
            <text:p>+</text:p>
            <text:p>+3. bit-packed-run-len and rle-run-len must be in the range \[1, 2&lt;sup&gt;31&lt;/sup&gt; - 1\].</text:p>
            <text:p>+ </text:p>
            <text:p><text:s text:c="2"/>This means that a Parquet implementation can always store the run length in a signed</text:p>
            <text:p>+ <text:s text:c="2"/>32-b</text:p>
            <text:p>it integer. This length restriction was not part of the Parquet 2.5.0 and earlier</text:p>
            <text:p>+ <text:s text:c="2"/>specifica</text:p>
            <text:p>tions, but longer runs were not readable by the most common Parquet</text:p>
            <text:p>+ <text:s text:c="2"/>implementations so, in </text:p>
            <text:p>practice, were not safe for Parquet writers to emit.</text:p>
            <text:p>+</text:p>
            <text:p>+</text:p>
            <text:p>+Note that the RLE encoding method is </text:p>
            <text:p>only supported for the following types of</text:p>
            <text:p>+data:</text:p>
            <text:p>+</text:p>
            <text:p>+* Repetition and definition levels</text:p>
            <text:p>+* Dicti</text:p>
            <text:p>onary indices</text:p>
            <text:p>+* Boolean values in data pages, as an alternative to PLAIN encoding</text:p>
            <text:p><text:s/></text:p>
            <text:p><text:s/>### &lt;a na</text:p>
            <text:p>me="BITPACKED"&gt;&lt;/a&gt;Bit-packed (Deprecated) (BIT_PACKED = 4)</text:p>
            <text:p>+</text:p>
            <text:p><text:s/>This is a bit-packed only encodi</text:p>
            <text:p>ng, which is deprecated and will be replaced by the [RLE/bit-packing](#RLE) hybrid encoding.</text:p>
            <text:p><text:s/>E</text:p>
            <text:p>ach value is encoded back to back using a fixed width.</text:p>
            <text:p><text:s/>There is no padding between values (exc</text:p>
            <text:p>ept for the last byte) which is padded with 0s.</text:p>
            <text:p>@@ -114,18 +135,21 @@ This implementation is de</text:p>
            <text:p>precated because the [RLE/bit-packing](#RLE) hybrid is</text:p>
            <text:p><text:s/>For compatibility reasons, this impleme</text:p>
            <text:p>ntation packs values from the most significant bit to the least significant bit,</text:p>
            <text:p><text:s/>which is not </text:p>
            <text:p>the same as the [RLE/bit-packing](#RLE) hybrid.</text:p>
            <text:p><text:s/></text:p>
            <text:p>-For example, the numbers 1 through 7 using b</text:p>
            <text:p>it width 3: <text:s/></text:p>
            <text:p>+For example, the numbers 1 through 7 using bit width 3:</text:p>
            <text:p><text:s/>```</text:p>
            <text:p><text:s/>dec value: 0 <text:s text:c="2"/>1 <text:s/></text:p>
            <text:p><text:s/>2 <text:s text:c="2"/>3 <text:s text:c="2"/>4 <text:s text:c="2"/>5 <text:s text:c="2"/>6 <text:s text:c="2"/>7</text:p>
            <text:p><text:s/>bit value: 000 001 010 011 100 101 110 111</text:p>
            <text:p><text:s/>bit label: ABC DEF GHI JKL </text:p>
            <text:p>MNO PQR STU VWX</text:p>
            <text:p><text:s/>```</text:p>
            <text:p>-would be encoded like this where spaces mark byte boundaries (3 bytes): <text:s/></text:p>
            <text:p/>
            <text:p>+would be encoded like this where spaces mark byte boundaries (3 bytes):</text:p>
            <text:p><text:s/>```</text:p>
            <text:p><text:s/>bit value: 0000</text:p>
            <text:p>0101 00111001 01110111</text:p>
            <text:p><text:s/>bit label: ABCDEFGH IJKLMNOP QRSTUVWX</text:p>
            <text:p><text:s/>```</text:p>
            <text:p><text:s/></text:p>
            <text:p>+Note that the BIT_PACKED </text:p>
            <text:p>encoding method is only supported for encoding</text:p>
            <text:p>+repetition and definition levels.</text:p>
            <text:p>+</text:p>
            <text:p><text:s/>### &lt;a nam</text:p>
            <text:p>e="DELTAENC"&gt;&lt;/a&gt;Delta Encoding (DELTA_BINARY_PACKED = 5)</text:p>
            <text:p><text:s/>Supported Types: INT32, INT64</text:p>
            <text:p><text:s/></text:p>
            <text:p>@@ -</text:p>
            <text:p>141,7 +165,7 @@ The header is defined as follows:</text:p>
            <text:p><text:s text:c="2"/>* the total value count is stored as a VLQ </text:p>
            <text:p>int</text:p>
            <text:p><text:s text:c="2"/>* the first value is stored as a zigzag VLQ int</text:p>
            <text:p><text:s/></text:p>
            <text:p>-Each block contains </text:p>
            <text:p>+Each block conta</text:p>
            <text:p>ins</text:p>
            <text:p><text:s/>```</text:p>
            <text:p><text:s/>&lt;min delta&gt; &lt;list of bitwidths of miniblocks&gt; &lt;miniblocks&gt;</text:p>
            <text:p><text:s/>```</text:p>
            <text:p>@@ -230,7 +254,7 @@ S</text:p>
            <text:p>upported Types: BYTE_ARRAY</text:p>
            <text:p><text:s/>This is also known as incremental encoding or front compression: fo</text:p>
            <text:p>r each element in a</text:p>
            <text:p><text:s/>sequence of strings, store the prefix length of the previous entry plus th</text:p>
            <text:p>e suffix.</text:p>
            <text:p><text:s/></text:p>
            <text:p>-For a longer description, see http://en.wikipedia.org/wiki/Incremental_encoding.</text:p>
            <text:p>+</text:p>
            <text:p>For a longer description, see https://en.wikipedia.org/wiki/Incremental_encoding.</text:p>
            <text:p><text:s/></text:p>
            <text:p><text:s/>This is st</text:p>
            <text:p>ored as a sequence of delta-encoded prefix lengths (DELTA_BINARY_PACKED), followed by</text:p>
            <text:p>-the suff</text:p>
            <text:p>ixes encoded as delta length byte arrays (DELTA_LENGTH_BYTE_ARRAY). </text:p>
            <text:p>+the suffixes encoded as d</text:p>
            <text:p>elta length byte arrays (DELTA_LENGTH_BYTE_ARRAY).</text:p>
            <text:p>diff --git a/KEYS b/KEYS</text:p>
            <text:p>index d99427de..470</text:p>
            <text:p>79383 100644</text:p>
            <text:p>--- a/KEYS</text:p>
            <text:p>+++ b/KEYS</text:p>
            <text:p>@@ -2,19 +2,17 @@ This file contains the PGP keys of various</text:p>
            <text:p><text:s/>developers.</text:p>
            <text:p><text:s/></text:p>
            <text:p><text:s/>Users: pgp &lt; KEYS</text:p>
            <text:p><text:s text:c="3"/>gpg --import KEYS</text:p>
            <text:p>-Developers: </text:p>
            <text:p>+Developers:</text:p>
            <text:p><text:s text:c="3"/>pgp -kxa &lt;</text:p>
            <text:p>your name&gt; and append it to this file.</text:p>
            <text:p><text:s text:c="3"/>(pgpk -ll &lt;your name&gt; &amp;&amp; pgpk -xa &lt;your name&gt;) &gt;&gt; thi</text:p>
            <text:p>s file.</text:p>
            <text:p>- <text:s/>(gpg --list-sigs &lt;your name&gt;</text:p>
            <text:p>+ <text:s/>(gpg --list-sigs --keyid-format long &lt;your name&gt;</text:p>
            <text:p><text:s text:c="3"/></text:p>
            <text:p><text:s text:c="2"/>&amp;&amp; gpg --armor --export &lt;your name&gt;) &gt;&gt; this file.</text:p>
            <text:p><text:s/></text:p>
            <text:p>-pub <text:s text:c="2"/>2048R/7AE7E47B 2013-04-10 [expire</text:p>
            <text:p>s: 2017-04-10]</text:p>
            <text:p>-uid <text:s text:c="17"/>Julien Le Dem &lt;julien@ledem.net&gt;</text:p>
            <text:p>-sig 3 <text:s text:c="7"/>7AE7E47B 20</text:p>
            <text:p>13-04-10 <text:s/>Julien Le Dem &lt;julien@ledem.net&gt;</text:p>
            <text:p>-sig <text:s text:c="9"/>D3924CCD 2014-09-08 <text:s/>Ryan Blue (CODE S</text:p>
            <text:p>IGNING KEY) &lt;blue@apache.org&gt;</text:p>
            <text:p>-sig <text:s text:c="9"/>71F0F13B 2014-09-08 <text:s/>Tianshuo Deng &lt;tdeng@twitter.c</text:p>
            <text:p>om&gt;</text:p>
            <text:p>-sub <text:s text:c="2"/>2048R/03C4E111 2013-04-10 [expires: 2017-04-10]</text:p>
            <text:p>-sig <text:s text:c="9"/>7AE7E47B 2013-04-10 <text:s/>J</text:p>
            <text:p>ulien Le Dem &lt;julien@ledem.net&gt;</text:p>
            <text:p>+pub <text:s text:c="2"/>2048R/97D7E8647AE7E47B 2013-04-10 [expired: 2017-04-10]</text:p>
            <text:p/>
            <text:p>+uid <text:s text:c="25"/>Julien Le Dem &lt;julien@ledem.net&gt;</text:p>
            <text:p>+sig 3 <text:s text:c="7"/>97D7E8647AE7E47B 2</text:p>
            <text:p>013-04-10 <text:s/>Julien Le Dem &lt;julien@ledem.net&gt;</text:p>
            <text:p>+sig <text:s text:c="9"/>FCB3CBD9D3924CCD 2014-09-08 <text:s/>Ryan Blu</text:p>
            <text:p>e (CODE SIGNING KEY) &lt;blue@apache.org&gt;</text:p>
            <text:p>+sig <text:s text:c="9"/>7CD8278971F0F13B 2014-09-08 <text:s/>Tianshuo Deng</text:p>
            <text:p><text:s/>&lt;tdeng@twitter.com&gt;</text:p>
            <text:p><text:s/></text:p>
            <text:p><text:s/>-----BEGIN PGP PUBLIC KEY BLOCK-----</text:p>
            <text:p><text:s/>Version: GnuPG v1</text:p>
            <text:p>@@ -70,13 +68,1</text:p>
            <text:p>3 @@ cqCIvQIvmBpPdlyaoglwJ8wWb76uIE6VFcN71FF3EfV51/yUeQGJaoExWLY6IH8x</text:p>
            <text:p><text:s/>Xtn3IWkBWA==</text:p>
            <text:p><text:s/>=xpC8</text:p>
            <text:p><text:s/>---</text:p>
            <text:p>--END PGP PUBLIC KEY BLOCK-----</text:p>
            <text:p>-pub <text:s text:c="2"/>2048R/71F0F13B 2013-08-26</text:p>
            <text:p>-uid <text:s text:c="17"/>Tianshuo</text:p>
            <text:p><text:s/>Deng &lt;tdeng@twitter.com&gt;</text:p>
            <text:p>-sig 3 <text:s text:c="7"/>71F0F13B 2013-08-26 <text:s/>Tianshuo Deng &lt;tdeng@twitter.com&gt;</text:p>
            <text:p/>
            <text:p>-sig <text:s text:c="9"/>D3924CCD 2014-09-08 <text:s/>Ryan Blue (CODE SIGNING KEY) &lt;blue@apache.org&gt;</text:p>
            <text:p>-sig <text:s text:c="8"/></text:p>
            <text:p><text:s/>7AE7E47B 2014-09-08 <text:s/>Julien Le Dem &lt;julien@ledem.net&gt;</text:p>
            <text:p>-sub <text:s text:c="2"/>2048R/0CEDD7ED 2013-08-26</text:p>
            <text:p>-sig <text:s text:c="2"/></text:p>
            <text:p><text:s text:c="7"/>71F0F13B 2013-08-26 <text:s/>Tianshuo Deng &lt;tdeng@twitter.com&gt;</text:p>
            <text:p>+pub <text:s text:c="2"/>2048R/7CD8278971F0F13B 201</text:p>
            <text:p>3-08-26</text:p>
            <text:p>+uid <text:s text:c="25"/>Tianshuo Deng &lt;tdeng@twitter.com&gt;</text:p>
            <text:p>+sig 3 <text:s text:c="7"/>7CD827897</text:p>
            <text:p>1F0F13B 2013-08-26 <text:s/>Tianshuo Deng &lt;tdeng@twitter.com&gt;</text:p>
            <text:p>+sig <text:s text:c="9"/>FCB3CBD9D3924CCD 2014-09-08</text:p>
            <text:p><text:s text:c="2"/>Ryan Blue (CODE SIGNING KEY) &lt;blue@apache.org&gt;</text:p>
            <text:p>+sig <text:s text:c="9"/>97D7E8647AE7E47B 2014-09-08 <text:s/>Jul</text:p>
            <text:p>ien Le Dem &lt;julien@ledem.net&gt;</text:p>
            <text:p>+sub <text:s text:c="2"/>2048R/F98EFADB0CEDD7ED 2013-08-26</text:p>
            <text:p>+sig <text:s text:c="9"/>7CD8278971</text:p>
            <text:p>F0F13B 2013-08-26 <text:s/>Tianshuo Deng &lt;tdeng@twitter.com&gt;</text:p>
            <text:p><text:s/></text:p>
            <text:p><text:s/>-----BEGIN PGP PUBLIC KEY BLOCK-----</text:p>
            <text:p><text:s/>V</text:p>
            <text:p>ersion: GnuPG v1</text:p>
            <text:p>@@ -125,19 +123,19 @@ woq9HFeHZ5sSVQ56GOwENRvjCeqDOTmbwus0MIymrcs3yHC6O0UEHPlp</text:p>
            <text:p>HzePNLJl</text:p>
            <text:p><text:s/>/Otnj+wHn/N9LAoxr7gDpu/cpBFiPSLD189FCbU15FnFVAEuC5Vd9Y/3IhMwvg==</text:p>
            <text:p><text:s/>=Gd1/</text:p>
            <text:p><text:s/>-----END PGP</text:p>
            <text:p><text:s/>PUBLIC KEY BLOCK-----</text:p>
            <text:p>-pub <text:s text:c="2"/>1024D/4318F669 2009-06-30</text:p>
            <text:p>-uid <text:s text:c="17"/>Tom White (CODE S</text:p>
            <text:p>IGNING KEY) &lt;tomwhite@apache.org&gt;</text:p>
            <text:p>-sig <text:s text:c="9"/>68E327C1 2010-09-23 <text:s/>[User ID not found]</text:p>
            <text:p>-sig <text:s/></text:p>
            <text:p><text:s text:c="8"/>A7239D59 2010-09-23 <text:s/>Doug Cutting (Lucene guy) &lt;cutting@apache.org&gt;</text:p>
            <text:p>-sig <text:s text:c="9"/>299EB</text:p>
            <text:p>32C 2010-09-25 <text:s/>[User ID not found]</text:p>
            <text:p>-sig <text:s text:c="9"/>AEC77EAF 2010-09-27 <text:s/>[User ID not found]</text:p>
            <text:p>-sig</text:p>
            <text:p><text:s text:c="10"/>1F27E622 2010-10-27 <text:s/>[User ID not found]</text:p>
            <text:p>-sig 3 <text:s text:c="7"/>4318F669 2009-06-30 <text:s/>Tom White</text:p>
            <text:p><text:s/>(CODE SIGNING KEY) &lt;tomwhite@apache.org&gt;</text:p>
            <text:p>-sig <text:s text:c="9"/>C987200D 2010-10-02 <text:s/>[User ID not found</text:p>
            <text:p>]</text:p>
            <text:p>-sig <text:s text:c="9"/>3D0C92B9 2010-09-24 <text:s/>[User ID not found]</text:p>
            <text:p>-sig <text:s text:c="9"/>D3924CCD 2014-09-04 <text:s/>Rya</text:p>
            <text:p>n Blue (CODE SIGNING KEY) &lt;blue@apache.org&gt;</text:p>
            <text:p>-sub <text:s text:c="2"/>2048g/BAEBF3E3 2009-06-30</text:p>
            <text:p>-sig <text:s text:c="9"/>4318</text:p>
            <text:p>F669 2009-06-30 <text:s/>Tom White (CODE SIGNING KEY) &lt;tomwhite@apache.org&gt;</text:p>
            <text:p>+pub <text:s text:c="2"/>1024D/4FB955854318F6</text:p>
            <text:p>69 2009-06-30</text:p>
            <text:p>+uid <text:s text:c="25"/>Tom White (CODE SIGNING KEY) &lt;tomwhite@apache.org&gt;</text:p>
            <text:p/>
            <text:p>+sig <text:s text:c="9"/>E22A746A68E327C1 2010-09-23 <text:s/>[User ID not found]</text:p>
            <text:p>+sig <text:s text:c="9"/>DBAF69BEA7239D59 2</text:p>
            <text:p>010-09-23 <text:s/>[User ID not found]</text:p>
            <text:p>+sig <text:s text:c="9"/>E952F459299EB32C 2010-09-25 <text:s/>[User ID not found]</text:p>
            <text:p>+</text:p>
            <text:p>sig <text:s text:c="9"/>5E43CAB9AEC77EAF 2010-09-27 <text:s/>[User ID not found]</text:p>
            <text:p>+sig <text:s text:c="9"/>220F69801F27E622 20</text:p>
            <text:p>10-10-27 <text:s/>[User ID not found]</text:p>
            <text:p>+sig 3 <text:s text:c="7"/>4FB955854318F669 2009-06-30 <text:s/>Tom White (CODE SIGNIN</text:p>
            <text:p>G KEY) &lt;tomwhite@apache.org&gt;</text:p>
            <text:p>+sig <text:s text:c="9"/>2C89EE98C987200D 2010-10-02 <text:s/>[User ID not found]</text:p>
            <text:p>+si</text:p>
            <text:p>g <text:s text:c="9"/>1209E7F13D0C92B9 2010-09-24 <text:s/>[User ID not found]</text:p>
            <text:p>+sig <text:s text:c="9"/>FCB3CBD9D3924CCD 2014</text:p>
            <text:p>-09-04 <text:s/>Ryan Blue (CODE SIGNING KEY) &lt;blue@apache.org&gt;</text:p>
            <text:p>+sub <text:s text:c="2"/>2048g/A306EFF1BAEBF3E3 2009-06-30</text:p>
            <text:p/>
            <text:p>+sig <text:s text:c="9"/>4FB955854318F669 2009-06-30 <text:s/>Tom White (CODE SIGNING KEY) &lt;tomwhite@apache.org&gt;</text:p>
            <text:p/>
            <text:p><text:s/></text:p>
            <text:p><text:s/>-----BEGIN PGP PUBLIC KEY BLOCK-----</text:p>
            <text:p><text:s/>Version: GnuPG v1</text:p>
            <text:p>@@ -210,19 +208,19 @@ yDChOIyfrt/T8o</text:p>
            <text:p>oJQVaI8IhJBBgRAgAJBQJKSfejAhsMAAoJEE+5VYVDGPZpviQA</text:p>
            <text:p><text:s/>njVeVF9MewkYAYXYwxDQs6J+KIx4AJ9xqFuYD+KbUSG</text:p>
            <text:p>jAUcDyaJPufpZng==</text:p>
            <text:p><text:s/>=kUv7</text:p>
            <text:p><text:s/>-----END PGP PUBLIC KEY BLOCK-----</text:p>
            <text:p>-pub <text:s text:c="2"/>4096R/D3924CCD 2014-08-13</text:p>
            <text:p>-</text:p>
            <text:p>uid <text:s text:c="17"/>Ryan Blue (CODE SIGNING KEY) &lt;blue@apache.org&gt;</text:p>
            <text:p>-sig 3 <text:s text:c="7"/>D3924CCD 2014</text:p>
            <text:p>-08-13 <text:s/>Ryan Blue (CODE SIGNING KEY) &lt;blue@apache.org&gt;</text:p>
            <text:p>-sig <text:s text:c="9"/>4318F669 2014-09-04 <text:s/>Tom W</text:p>
            <text:p>hite (CODE SIGNING KEY) &lt;tomwhite@apache.org&gt;</text:p>
            <text:p>-sig <text:s text:c="9"/>7AE7E47B 2014-09-08 <text:s/>Julien Le Dem </text:p>
            <text:p>&lt;julien@ledem.net&gt;</text:p>
            <text:p>-uid <text:s text:c="17"/>Ryan Blue &lt;blue@apache.org&gt;</text:p>
            <text:p>-sig 3 <text:s text:c="7"/>D3924CCD 201</text:p>
            <text:p>4-08-13 <text:s/>Ryan Blue (CODE SIGNING KEY) &lt;blue@apache.org&gt;</text:p>
            <text:p>-sig <text:s text:c="9"/>4318F669 2014-09-04 <text:s/>Tom </text:p>
            <text:p>White (CODE SIGNING KEY) &lt;tomwhite@apache.org&gt;</text:p>
            <text:p>-sig <text:s text:c="9"/>7AE7E47B 2014-09-08 <text:s/>Julien Le Dem</text:p>
            <text:p><text:s/>&lt;julien@ledem.net&gt;</text:p>
            <text:p>-sub <text:s text:c="2"/>4096R/A8B58800 2014-08-13</text:p>
            <text:p>-sig <text:s text:c="9"/>D3924CCD 2014-08-13 <text:s/>Ryan Bl</text:p>
            <text:p>ue (CODE SIGNING KEY) &lt;blue@apache.org&gt;</text:p>
            <text:p>-sub <text:s text:c="2"/>4096R/A4B2E9B5 2014-08-13</text:p>
            <text:p>-sig <text:s text:c="9"/>D3924CCD</text:p>
            <text:p><text:s/>2014-08-13 <text:s/>Ryan Blue (CODE SIGNING KEY) &lt;blue@apache.org&gt;</text:p>
            <text:p>+pub <text:s text:c="2"/>4096R/FCB3CBD9D3924CCD 2014-</text:p>
            <text:p>08-13</text:p>
            <text:p>+uid <text:s text:c="25"/>Ryan Blue (CODE SIGNING KEY) &lt;blue@apache.org&gt;</text:p>
            <text:p>+sig 3 <text:s text:c="5"/></text:p>
            <text:p><text:s text:c="2"/>FCB3CBD9D3924CCD 2014-08-13 <text:s/>Ryan Blue (CODE SIGNING KEY) &lt;blue@apache.org&gt;</text:p>
            <text:p>+sig <text:s text:c="9"/>4FB</text:p>
            <text:p>955854318F669 2014-09-04 <text:s/>Tom White (CODE SIGNING KEY) &lt;tomwhite@apache.org&gt;</text:p>
            <text:p>+sig <text:s text:c="9"/>97D7</text:p>
            <text:p>E8647AE7E47B 2014-09-08 <text:s/>Julien Le Dem &lt;julien@ledem.net&gt;</text:p>
            <text:p>+uid <text:s text:c="25"/>Ryan Bl</text:p>
            <text:p>ue &lt;blue@apache.org&gt;</text:p>
            <text:p>+sig 3 <text:s text:c="7"/>FCB3CBD9D3924CCD 2014-08-13 <text:s/>Ryan Blue (CODE SIGNING KEY) &lt;b</text:p>
            <text:p>lue@apache.org&gt;</text:p>
            <text:p>+sig <text:s text:c="9"/>4FB955854318F669 2014-09-04 <text:s/>Tom White (CODE SIGNING KEY) &lt;tomwhi</text:p>
            <text:p>te@apache.org&gt;</text:p>
            <text:p>+sig <text:s text:c="9"/>97D7E8647AE7E47B 2014-09-08 <text:s/>Julien Le Dem &lt;julien@ledem.net&gt;</text:p>
            <text:p>+sub</text:p>
            <text:p><text:s text:c="3"/>4096R/F16C5528A8B58800 2014-08-13</text:p>
            <text:p>+sig <text:s text:c="9"/>FCB3CBD9D3924CCD 2014-08-13 <text:s/>Ryan Blue (CODE</text:p>
            <text:p><text:s/>SIGNING KEY) &lt;blue@apache.org&gt;</text:p>
            <text:p>+sub <text:s text:c="2"/>4096R/86781D4FA4B2E9B5 2014-08-13</text:p>
            <text:p>+sig <text:s text:c="9"/>FCB3CBD9</text:p>
            <text:p>D3924CCD 2014-08-13 <text:s/>Ryan Blue (CODE SIGNING KEY) &lt;blue@apache.org&gt;</text:p>
            <text:p><text:s/></text:p>
            <text:p><text:s/>-----BEGIN PGP PUBLIC KE</text:p>
            <text:p>Y BLOCK-----</text:p>
            <text:p><text:s/>Version: GnuPG v1</text:p>
            <text:p>@@ -337,4 +335,64 @@ rEx//hthc5qG2W49kASK+2sK0gIqeHEkCBudcdH8rp</text:p>
            <text:p>foIXx7cRfR3Pk+3o5GrZVf</text:p>
            <text:p><text:s/>BM83UyGyWEjVQCR3/E/ag0jKwmsnlX6ofGFfS6xSqKK+H/FoLsbI23dS4o6bF4QA</text:p>
            <text:p><text:s/>HT2hx</text:p>
            <text:p>Y8ondF9eKU5rnzLGRFYmm1+Pw==</text:p>
            <text:p><text:s/>=gSQT</text:p>
            <text:p>+</text:p>
            <text:p><text:s/>-----END PGP PUBLIC KEY BLOCK-----</text:p>
            <text:p>+pub <text:s text:c="2"/>4096R/90DE59A3 </text:p>
            <text:p>2018-03-23</text:p>
            <text:p>+uid <text:s text:c="17"/>Zoltan Ivanfi (CODE SIGNING KEY) &lt;zivanfi@apache.org&gt;</text:p>
            <text:p>+sig 3 <text:s/></text:p>
            <text:p><text:s text:c="6"/>90DE59A3 2018-03-23 <text:s/>Zoltan Ivanfi (CODE SIGNING KEY) &lt;zivanfi@apache.org&gt;</text:p>
            <text:p>+sub <text:s text:c="2"/>4096R/5</text:p>
            <text:p>842E3B5 2018-03-23</text:p>
            <text:p>+sig <text:s text:c="9"/>90DE59A3 2018-03-23 <text:s/>Zoltan Ivanfi (CODE SIGNING KEY) &lt;zivanfi</text:p>
            <text:p>@apache.org&gt;</text:p>
            <text:p>+</text:p>
            <text:p>+-----BEGIN PGP PUBLIC KEY BLOCK-----</text:p>
            <text:p>+Version: GnuPG v1</text:p>
            <text:p>+</text:p>
            <text:p>+mQINBFq1Ew4BEADHh5yE</text:p>
            <text:p>ROn9b0g2iVFdNeSNBidHKuErYQReqWWEYfReRL5gu8OX</text:p>
            <text:p>+AePJyIC94inupY38vt6yxj9oQzoSwbSP9jRJODGH2AMxbZhMH</text:p>
            <text:p>qrfrAJLBVYHmv8x</text:p>
            <text:p>+J8BP1lG/A0TVkQTTSkysKllWcz+QJB8sz5EksLOOTp/hFjJrGMntzmM94wJorCo7</text:p>
            <text:p>+9kGksY195WJE</text:p>
            <text:p>YaFGwf5ZRbYksPj8c6il45b5eFxAZ1H3cNoCZDAMxVDayezY81Do</text:p>
            <text:p>+MBHfdZO6/scZ13KDGO0zHXFHxp44AZIyCbqB09QRz</text:p>
            <text:p>7RPlrrUiHa4oV8gJEav8BqV</text:p>
            <text:p>+833m0ajfncpeqtyLoQ2bweRPdc7WokhqgwFx/5YIXTE7xrEECxzFv0n2Ekg2na1K</text:p>
            <text:p>+Z/uf</text:p>
            <text:p>7B5rduoNGNvuf/M6ySdzSfHV0Q7/oYXeUaFRqHlVtH4+HMxKt/oOlAxRsnRf</text:p>
            <text:p>+6NjtxRd93u2WJarUK2tGyo+KcNck+0/W8</text:p>
            <text:p>s987WwhYXnMq8YgP/YhPD0Zw8A4axOa</text:p>
            <text:p>+wrhZ8SePEtLTffk3h5uJDQZdzopONVLvmufvbvUL1vqYQ6bTM6C06FurQfI3aJ</text:p>
            <text:p>A9</text:p>
            <text:p>+b3Vlr/JkZI2gmfLmQ4ReJsC1XfZ1IVjibzvyi0njIvlTQhMd5qluBbKlFRcf2S15</text:p>
            <text:p>+Fn1WRX1gNSeZdpEbR62NcAnqg</text:p>
            <text:p>IycuYPVDhfs9fm+Ogd7mRfCrhpOvIMCFQARAQAB</text:p>
            <text:p>+tDVab2x0YW4gSXZhbmZpIChDT0RFIFNJR05JTkcgS0VZKSA8eml2YW</text:p>
            <text:p>5maUBhcGFj</text:p>
            <text:p>+aGUub3JnPokCNwQTAQIAIQIbAwIeAQIXgAUCWrUZrAULCQgHAwUVCgkICwUWAgMB</text:p>
            <text:p>+AAAKCRDzAcr1kN5Zo</text:p>
            <text:p>4PqEACGahN0HtTbt1kJhtYS3nMwQYTI73PjL5QSWqHlTdNx</text:p>
            <text:p>+OfjRU5jMjaNpeNwjdx6hxLp/KnI5DZR+19MwA5trUQ3ZEA</text:p>
            <text:p>YkCqU19dmfaIB9rsVv</text:p>
            <text:p>+JMeLXNLuSv11reOrvLYFs8AcWzwIzhPBNz4q9xZqloVE4aCsRqm25xpJae5a8eDG</text:p>
            <text:p>+mPZdbjIBS</text:p>
            <text:p>D6Na+hai9l2egNQdYbvzD6Qydb4XDq8Se3RMq05f2RLOTYId8qb4inD</text:p>
            <text:p>+es1jQi+apUDSZ+WIL7C5UtS6nlzXDnXQtIfHfJ</text:p>
            <text:p>sAJl2IW91b6wnoJPMlHtt+3BJg</text:p>
            <text:p>+82nI8XGIEeDRQGGhLC/ZfkWc5OXapOhDhYykxuGBurvLzq7dPp+iJcs5F1W4PX7I</text:p>
            <text:p>+x</text:p>
            <text:p>zZD/2x23G/Eg09DmVWYkeKeh3HmwqcDbYN0ApgrUmRuwueAqXvhoEe6kxaZcLrj</text:p>
            <text:p>+otDSmZD0vECOadhOgst0kYHdFCgQL5</text:p>
            <text:p>MoPQqJNHZDPsciq7WiiAU9aF9DtWJy+6Zb</text:p>
            <text:p>+0b5TyaCoT4RaqdJj7AU5bR44BYwHwVTy55UEsa8jZxyvK4kGPFgXwqPwW+l</text:p>
            <text:p>xteiv</text:p>
            <text:p>+k3edHALBEdVZEFs2+xmiz0ns3F4QZHdj9qBG5GGw3jf9iKBDqaerIviEdJS1/yzm</text:p>
            <text:p>+u980v7jcpOwg2ZsyTKh/PF</text:p>
            <text:p>mUO8tDHszj68RbhPzdBPNXpXhtEYSdOfSOdeK/g87c</text:p>
            <text:p>+L7kCDQRatRMOARAAzSPx83m+FbeODkApJreD7A14rlT+gMsMaQT</text:p>
            <text:p>apjD5XDHmuS42</text:p>
            <text:p>+sO4PtV4pGAD4q/KnZzorV2u9tcRxteinALcCoKlP7PoB87tpqUELLkUwgDZjNfNz</text:p>
            <text:p>+/GipyJFSdcT2wa</text:p>
            <text:p>BY+/03bVpthceCxIV3b6xTm2owrJgS0Exd0b21X3zELKiV9UC6</text:p>
            <text:p>+Pjtd1qLsKgf6N+RvIbT8De2CrFzyy+iISvnZTFMEDE9</text:p>
            <text:p>rnkXuwY93OLtOHjW9rncp</text:p>
            <text:p>+x2aLYmxuoUh8fKZTcWTXe/uG7/elED08aUwb8JINjSNTYBugs/2OTOpKW3jbti0h</text:p>
            <text:p>+GOGk/A</text:p>
            <text:p>D+sKNndTG66/nYD5ED6NW0/NleHCDNO+vh0vzjSds08daotj21Z/2sWY06</text:p>
            <text:p>+qxYGOkTEQy4i0DyTxylxxvPk+c5pTIHupcL</text:p>
            <text:p>sRjmjl3J45vPANnkj4lkNMTdlkabJ</text:p>
            <text:p>+P2lglwOV+fmW+nxGmW/83AxvNun1dMrHCV5oZXIR5eblyHGMwBpzonl7kOFTIagG</text:p>
            <text:p/>
            <text:p>+wcJJK/erJxvFOdAYuiXkq51/DxlK5KNBIT/G1U71EzFRCU/jK+rdI+fAMmoiJ794</text:p>
            <text:p>+F2PTQwF5NxEr28lM6qOC1QjF5gx</text:p>
            <text:p>VAQU2N6klP5R2Ir1OrIo6RFrhWO+j1AGnUYjE</text:p>
            <text:p>+zcKLf/DuNzGkO1CTp25Z2mROHSc9vdhSm17EcfCzSPKIrCjkEKeW6Xi7</text:p>
            <text:p>N98AEQEA</text:p>
            <text:p>+AYkCHwQYAQIACQIbDAUCWrUYgwAKCRDzAcr1kN5Zo5jVD/0UUCdJL4rEQ0PfQoMs</text:p>
            <text:p>+Gtxx0xMl4ASQQM4ENVB</text:p>
            <text:p>PIzfhXMe3g9iRZkOrNAuRF2KZ3Hr1ekfM4FtcOX4ZGB7t</text:p>
            <text:p>+TL9ai0QIWJYHj7eWQIpno1sHIQQhx0VpA2Av4gxVdfR7aL3O</text:p>
            <text:p>+rm7QLZU2TPXWd3o</text:p>
            <text:p>+wiBn3BnWKgv0j6XmvWH1Yn13OpFuWjt+QEcE2W0wNg8MP7J+fz3XjC84BucMnBQv</text:p>
            <text:p>+hgz7WkFATnW</text:p>
            <text:p>fwwDm+UB3pmibTqC/Kvia/GZzWrwGc/v73XckxnALMfUXV35KHAY4</text:p>
            <text:p>+YXaLDrHu3h5SnXdoKFnyBkHwFZFlFYWSt47SYpeY</text:p>
            <text:p>vaWDUF1aplMXgH/xYoySeGMt</text:p>
            <text:p>+2GL0xZKE9SI2xwNblqR2dmTOfTjO9HnkI6fYW4VuulBrp850DAWDaluKGoggQaq0</text:p>
            <text:p>+t7q</text:p>
            <text:p>TBxOB4xA9tci9x347Oeq1QnBJZJnkOnEqY56GVG/0ACyemVaPNEg+0B/sD4Uq</text:p>
            <text:p>+3JyQhtn/+UAlyL8Qg98ExOXqVMGK2+wo</text:p>
            <text:p>9P3aZJbR/TCjmNEsPJPWIITVxVHrr5is</text:p>
            <text:p>+3Y4InJ6F8pt4etNyRtreOA7OpJfL4z2fYgtxPeOeSkKtI8/hU/x7pbJP40PKi</text:p>
            <text:p>Nog</text:p>
            <text:p>+EHa3g1YBk2sRqia3cCVZDEYjLymiJAUnyCWMktGWajs+931V44QSGGM+vWi/DauA</text:p>
            <text:p>+VHP5p3w+PsIm1Xf2o1gQl2N2</text:p>
            <text:p>rA==</text:p>
            <text:p>+=a8/z</text:p>
            <text:p>+-----END PGP PUBLIC KEY BLOCK-----</text:p>
            <text:p>+</text:p>
            <text:p>diff --git a/LogicalTypes.md b/LogicalTypes.m</text:p>
            <text:p>d</text:p>
            <text:p>index 29cf5272..762769e7 100644</text:p>
            <text:p>--- a/LogicalTypes.md</text:p>
            <text:p>+++ b/LogicalTypes.md</text:p>
            <text:p>@@ -32,12 +32,34 </text:p>
            <text:p>@@ This file contains the specification for all logical types.</text:p>
            <text:p><text:s/>The parquet format's `Converted</text:p>
            <text:p>Type` stores the type annotation. The annotation</text:p>
            <text:p><text:s/>may require additional metadata fields, as we</text:p>
            <text:p>ll as rules for those fields.</text:p>
            <text:p><text:s/></text:p>
            <text:p>-### UTF8 (Strings)</text:p>
            <text:p>+## String Types</text:p>
            <text:p>+</text:p>
            <text:p>+### UTF8</text:p>
            <text:p><text:s/></text:p>
            <text:p><text:s/>`UTF8` may </text:p>
            <text:p>only be used to annotate the binary primitive type and indicates</text:p>
            <text:p><text:s/>that the byte array should be</text:p>
            <text:p><text:s/>interpreted as a UTF-8 encoded character string.</text:p>
            <text:p><text:s/></text:p>
            <text:p>-The sort order used for `UTF8` strings is </text:p>
            <text:p>`UNSIGNED` byte-wise comparison.</text:p>
            <text:p>+The sort order used for `UTF8` strings is unsigned byte-wise </text:p>
            <text:p>comparison.</text:p>
            <text:p>+</text:p>
            <text:p>+### ENUM</text:p>
            <text:p>+</text:p>
            <text:p>+`ENUM` annotates the binary primitive type and indicates that the va</text:p>
            <text:p>lue</text:p>
            <text:p>+was converted from an enumerated type in another data model (e.g. Thrift, Avro, Protobuf).</text:p>
            <text:p/>
            <text:p>+Applications using a data model lacking a native enum type should interpret `ENUM`</text:p>
            <text:p>+annotated</text:p>
            <text:p><text:s/>field as a UTF-8 encoded string. </text:p>
            <text:p>+</text:p>
            <text:p>+The sort order used for `ENUM` values is unsigned byte-wi</text:p>
            <text:p>se comparison.</text:p>
            <text:p>+</text:p>
            <text:p>+### UUID</text:p>
            <text:p>+</text:p>
            <text:p>+`UUID` annotates a 16-byte fixed-length binary. The value is enco</text:p>
            <text:p>ded using</text:p>
            <text:p>+big-endian, so that `00112233-4455-6677-8899-aabbccddeeff` is encoded as the</text:p>
            <text:p>+bytes </text:p>
            <text:p>`00 11 22 33 44 55 66 77 88 99 aa bb cc dd ee ff`</text:p>
            <text:p>+(This example is from [wikipedia's UUID page</text:p>
            <text:p>][wiki-uuid]).</text:p>
            <text:p>+</text:p>
            <text:p>+The sort order used for `UUID` values is unsigned byte-wise comparison.</text:p>
            <text:p>+</text:p>
            <text:p>+[w</text:p>
            <text:p>iki-uuid]: https://en.wikipedia.org/wiki/Universally_unique_identifier</text:p>
            <text:p><text:s/></text:p>
            <text:p><text:s/>## Numeric Types</text:p>
            <text:p><text:s/></text:p>
            <text:p>@@</text:p>
            <text:p><text:s/>-57,7 +79,7 @@ allows.</text:p>
            <text:p><text:s/>implied by the `int32` and `int64` primitive types if no other annotat</text:p>
            <text:p>ion is</text:p>
            <text:p><text:s/>present and should be considered optional.</text:p>
            <text:p><text:s/></text:p>
            <text:p>-The sort order used for signed integer ty</text:p>
            <text:p>pes is `SIGNED`.</text:p>
            <text:p>+The sort order used for signed integer types is signed.</text:p>
            <text:p><text:s/></text:p>
            <text:p><text:s/>### Unsigned Integ</text:p>
            <text:p>ers</text:p>
            <text:p><text:s/></text:p>
            <text:p>@@ -74,7 +96,7 @@ allows.</text:p>
            <text:p><text:s/>`UINT_8`, `UINT_16`, and `UINT_32` must annotate an `int32` pr</text:p>
            <text:p>imitive type and</text:p>
            <text:p><text:s/>`UINT_64` must annotate an `int64` primitive type.</text:p>
            <text:p><text:s/></text:p>
            <text:p>-The sort order used for</text:p>
            <text:p><text:s/>unsigned integer types is `UNSIGNED`.</text:p>
            <text:p>+The sort order used for unsigned integer types is unsig</text:p>
            <text:p>ned.</text:p>
            <text:p><text:s/></text:p>
            <text:p><text:s/>### DECIMAL</text:p>
            <text:p><text:s/></text:p>
            <text:p>@@ -104,8 +126,8 @@ integer. A precision too large for the underlying typ</text:p>
            <text:p>e (see below) is an error.</text:p>
            <text:p><text:s/>A `SchemaElement` with the `DECIMAL` `ConvertedType` must also have</text:p>
            <text:p><text:s/>both</text:p>
            <text:p><text:s/>`scale` and `precision` fields set, even if scale is 0 by default.</text:p>
            <text:p><text:s/></text:p>
            <text:p>-The sort order use</text:p>
            <text:p>d for `DECIMAL` values is `SIGNED`. The order is equivalent</text:p>
            <text:p>-to signed comparison of decimal va</text:p>
            <text:p>lues.</text:p>
            <text:p>+The sort order used for `DECIMAL` values is signed comparison of the represented</text:p>
            <text:p>+value.</text:p>
            <text:p/>
            <text:p><text:s/></text:p>
            <text:p><text:s/>If the column uses `int32` or `int64` physical types, then signed comparison of</text:p>
            <text:p><text:s/>the intege</text:p>
            <text:p>r values produces the correct ordering. If the physical type is</text:p>
            <text:p>@@ -121,7 +143,7 @@ comparison.</text:p>
            <text:p/>
            <text:p><text:s/>annotate an `int32` that stores the number of days from the Unix epoch, 1</text:p>
            <text:p><text:s/>January 1970.</text:p>
            <text:p><text:s/></text:p>
            <text:p>-T</text:p>
            <text:p>he sort order used for `DATE` is `SIGNED`.</text:p>
            <text:p>+The sort order used for `DATE` is signed.</text:p>
            <text:p><text:s/></text:p>
            <text:p><text:s/>### TI</text:p>
            <text:p>ME\_MILLIS</text:p>
            <text:p><text:s/></text:p>
            <text:p>@@ -129,7 +151,7 @@ The sort order used for `DATE` is `SIGNED`.</text:p>
            <text:p><text:s/>without a date. I</text:p>
            <text:p>t must annotate an `int32` that stores the number of</text:p>
            <text:p><text:s/>milliseconds after midnight.</text:p>
            <text:p><text:s/></text:p>
            <text:p>-The sort </text:p>
            <text:p>order used for `TIME\_MILLIS` is `SIGNED`.</text:p>
            <text:p>+The sort order used for `TIME\_MILLIS` is signed.</text:p>
            <text:p><text:s/></text:p>
            <text:p/>
            <text:p><text:s/>### TIME\_MICROS</text:p>
            <text:p><text:s/></text:p>
            <text:p>@@ -137,7 +159,7 @@ The sort order used for `TIME\_MILLIS` is `SIGNED`.</text:p>
            <text:p><text:s/>w</text:p>
            <text:p>ithout a date. It must annotate an `int64` that stores the number of</text:p>
            <text:p><text:s/>microseconds after midnig</text:p>
            <text:p>ht.</text:p>
            <text:p><text:s/></text:p>
            <text:p>-The sort order used for `TIME\_MICROS` is `SIGNED`.</text:p>
            <text:p>+The sort order used for `TIME\_MICR</text:p>
            <text:p>OS` is signed.</text:p>
            <text:p><text:s/></text:p>
            <text:p><text:s/>### TIMESTAMP\_MILLIS</text:p>
            <text:p><text:s/></text:p>
            <text:p>@@ -145,7 +167,7 @@ The sort order used for `TIME\_MI</text:p>
            <text:p>CROS` is `SIGNED`.</text:p>
            <text:p><text:s/>millisecond precision. It must annotate an `int64` that stores the number o</text:p>
            <text:p>f</text:p>
            <text:p><text:s/>milliseconds from the Unix epoch, 00:00:00.000 on 1 January 1970, UTC.</text:p>
            <text:p><text:s/></text:p>
            <text:p>-The sort order use</text:p>
            <text:p>d for `TIMESTAMP\_MILLIS` is `SIGNED`.</text:p>
            <text:p>+The sort order used for `TIMESTAMP\_MILLIS` is signed.</text:p>
            <text:p/>
            <text:p><text:s/></text:p>
            <text:p><text:s/>### TIMESTAMP\_MICROS</text:p>
            <text:p><text:s/></text:p>
            <text:p>@@ -153,7 +175,7 @@ The sort order used for `TIMESTAMP\_MILLIS` is `</text:p>
            <text:p>SIGNED`.</text:p>
            <text:p><text:s/>microsecond precision. It must annotate an `int64` that stores the number of</text:p>
            <text:p><text:s/>microse</text:p>
            <text:p>conds from the Unix epoch, 00:00:00.000000 on 1 January 1970, UTC.</text:p>
            <text:p><text:s/></text:p>
            <text:p>-The sort order used for `</text:p>
            <text:p>TIMESTAMP\_MICROS` is `SIGNED`.</text:p>
            <text:p>+The sort order used for `TIMESTAMP\_MICROS` is signed.</text:p>
            <text:p><text:s/></text:p>
            <text:p><text:s/>### </text:p>
            <text:p>INTERVAL</text:p>
            <text:p><text:s/></text:p>
            <text:p>@@ -169,8 +191,9 @@ example, there is no requirement that a large number of days sho</text:p>
            <text:p>uld be</text:p>
            <text:p><text:s/>expressed as a mix of months and days because there is not a constant</text:p>
            <text:p><text:s/>conversion from </text:p>
            <text:p>days to months.</text:p>
            <text:p><text:s/></text:p>
            <text:p>-The sort order used for `INTERVAL` is `UNSIGNED`, produced by sorting by</text:p>
            <text:p>-th</text:p>
            <text:p>e value of months, then days, then milliseconds with unsigned comparison.</text:p>
            <text:p>+The sort order used </text:p>
            <text:p>for `INTERVAL` is undefined. When writing data, no min/max</text:p>
            <text:p>+statistics should be saved for this</text:p>
            <text:p><text:s/>type and if such non-compliant statistics</text:p>
            <text:p>+are found during reading, they must be ignored.</text:p>
            <text:p><text:s/></text:p>
            <text:p><text:s/></text:p>
            <text:p>## Embedded Types</text:p>
            <text:p><text:s/></text:p>
            <text:p>@@ -184,6 +207,8 @@ string of valid JSON as defined by the [JSON specificat</text:p>
            <text:p>ion][json-spec]</text:p>
            <text:p><text:s/></text:p>
            <text:p><text:s/>[json-spec]: http://json.org/</text:p>
            <text:p><text:s/></text:p>
            <text:p>+The sort order used for `JSON` is unsigned </text:p>
            <text:p>byte-wise comparison.</text:p>
            <text:p>+</text:p>
            <text:p><text:s/>### BSON</text:p>
            <text:p><text:s/></text:p>
            <text:p><text:s/>`BSON` is used for an embedded BSON document. It must anno</text:p>
            <text:p>tate a `binary`</text:p>
            <text:p>@@ -192,6 +217,8 @@ defined by the [BSON specification][bson-spec].</text:p>
            <text:p><text:s/></text:p>
            <text:p><text:s/>[bson-sp</text:p>
            <text:p>ec]: http://bsonspec.org/spec.html</text:p>
            <text:p><text:s/></text:p>
            <text:p>+The sort order used for `BSON` is unsigned byte-wise comp</text:p>
            <text:p>arison.</text:p>
            <text:p>+</text:p>
            <text:p><text:s/>## Nested Types</text:p>
            <text:p><text:s/></text:p>
            <text:p><text:s/>This section specifies how `LIST` and `MAP` can be used to encode</text:p>
            <text:p><text:s/>nested types</text:p>
            <text:p>diff --git a/Makefile b/Makefile</text:p>
            <text:p>index bb682803..17750c12 100644</text:p>
            <text:p>--- a/Makefile</text:p>
            <text:p>+</text:p>
            <text:p>++ b/Makefile</text:p>
            <text:p>@@ -17,7 +17,14 @@</text:p>
            <text:p><text:s/># under the License.</text:p>
            <text:p><text:s/>#</text:p>
            <text:p><text:s/></text:p>
            <text:p>+.PHONY: doc</text:p>
            <text:p>+</text:p>
            <text:p><text:s/>thrift:</text:p>
            <text:p><text:s/><text:tab/>mkdir -p </text:p>
            <text:p>generated</text:p>
            <text:p>-<text:tab/>thrift --gen cpp -o generated src/thrift/parquet.thrift </text:p>
            <text:p>-<text:tab/>thrift --gen java -o gen</text:p>
            <text:p>erated src/thrift/parquet.thrift </text:p>
            <text:p>+<text:tab/>thrift --gen cpp -o generated src/main/thrift/parquet.thrif</text:p>
            <text:p>t</text:p>
            <text:p>+<text:tab/>thrift --gen java -o generated src/main/thrift/parquet.thrift</text:p>
            <text:p>+</text:p>
            <text:p>+%.html: %.md</text:p>
            <text:p>+<text:tab/>pandoc -f m</text:p>
            <text:p>arkdown_github -t html -o $@ $&lt;</text:p>
            <text:p>+</text:p>
            <text:p>+doc: README.html PageIndex.html LogicalTypes.html</text:p>
            <text:p>diff --git</text:p>
            <text:p><text:s/>a/PageIndex.md b/PageIndex.md</text:p>
            <text:p>new file mode 100644</text:p>
            <text:p>index 00000000..7ac6e423</text:p>
            <text:p>--- /dev/null</text:p>
            <text:p>+++ </text:p>
            <text:p>b/PageIndex.md</text:p>
            <text:p>@@ -0,0 +1,101 @@</text:p>
            <text:p>+&lt;!--</text:p>
            <text:p>+ <text:s/>- Licensed to the Apache Software Foundation (ASF) un</text:p>
            <text:p>der one</text:p>
            <text:p>+ <text:s/>- or more contributor license agreements. <text:s/>See the NOTICE file</text:p>
            <text:p>+ <text:s/>- distributed with</text:p>
            <text:p><text:s/>this work for additional infor</text:p>
          </table:table-cell>
          <table:table-cell table:number-columns-repeated="1019"/>
        </table:table-row>
        <table:table-row table:style-name="ro22">
          <table:table-cell table:number-columns-repeated="3"/>
          <table:table-cell office:value-type="string">
            <text:p>16636508</text:p>
          </table:table-cell>
          <table:table-cell office:value-type="string">
            <text:p>cjjnjust opened a new pull request #112: PARQUET-41: Add Bloom filter</text:p>
            <text:p>URL: https://github.com/a</text:p>
            <text:p>pache/parquet-format/pull/112</text:p>
            <text:p><text:s/></text:p>
            <text:p><text:s/></text:p>
            <text:p><text:s text:c="3"/>Move original PR to here and add doc.</text:p>
            <text:p/>
            <text:p>-------------------</text:p>
            <text:p>---------------------------------------------</text:p>
            <text:p>This is an automated message from the Apache Git </text:p>
            <text:p>Service.</text:p>
            <text:p>To respond to the message, please log on GitHub and use the</text:p>
            <text:p>URL above to go to the spe</text:p>
            <text:p>cific comment.</text:p>
            <text:p><text:s/></text:p>
            <text:p>For queries about this service, please contact Infrastructure at:</text:p>
            <text:p>users@infra.</text:p>
            <text:p>apache.org</text:p>
            <text:p/>
          </table:table-cell>
          <table:table-cell table:number-columns-repeated="1019"/>
        </table:table-row>
        <table:table-row table:style-name="ro87">
          <table:table-cell table:number-columns-repeated="3"/>
          <table:table-cell office:value-type="string">
            <text:p>16636560</text:p>
          </table:table-cell>
          <table:table-cell office:value-type="string">
            <text:p>cjjnjust closed pull request #99: PARQUET-41: add bloom filter</text:p>
            <text:p>URL: https://github.com/apache/p</text:p>
            <text:p>arquet-format/pull/99</text:p>
            <text:p><text:s/></text:p>
            <text:p><text:s/></text:p>
            <text:p><text:s text:c="3"/></text:p>
            <text:p/>
            <text:p>This is a PR merged from a forked repository.</text:p>
            <text:p>As GitHub hides th</text:p>
            <text:p>e original diff on merge, it is displayed below for</text:p>
            <text:p>the sake of provenance:</text:p>
            <text:p/>
            <text:p>As this is a forei</text:p>
            <text:p>gn pull request (from a fork), the diff is supplied</text:p>
            <text:p>below (as it won't show otherwise due to Gi</text:p>
            <text:p>tHub magic):</text:p>
            <text:p/>
            <text:p>diff --git a/src/main/thrift/parquet.thrift b/src/main/thrift/parquet.thrift</text:p>
            <text:p>inde</text:p>
            <text:p>x 3b15cfef..66e676a0 100644</text:p>
            <text:p>--- a/src/main/thrift/parquet.thrift</text:p>
            <text:p>+++ b/src/main/thrift/parquet.</text:p>
            <text:p>thrift</text:p>
            <text:p>@@ -473,6 +473,7 @@ enum PageType {</text:p>
            <text:p><text:s text:c="3"/>INDEX_PAGE = 1;</text:p>
            <text:p><text:s text:c="3"/>DICTIONARY_PAGE = 2;</text:p>
            <text:p><text:s text:c="3"/>DATA_P</text:p>
            <text:p>AGE_V2 = 3;</text:p>
            <text:p>+ <text:s/>BLOOM_FILTER_PAGE = 4;</text:p>
            <text:p><text:s/>}</text:p>
            <text:p><text:s/></text:p>
            <text:p><text:s/>/**</text:p>
            <text:p>@@ -552,6 +553,44 @@ struct DataPageHeaderV2 {</text:p>
            <text:p/>
            <text:p><text:s text:c="3"/>8: optional Statistics statistics;</text:p>
            <text:p><text:s/>}</text:p>
            <text:p><text:s/></text:p>
            <text:p>+/** Block-based algorithm type annotation. **/</text:p>
            <text:p>+str</text:p>
            <text:p>uct SplitBlockAlgorithm {}</text:p>
            <text:p>+</text:p>
            <text:p>+/** The algorithm used in Bloom filter. **/</text:p>
            <text:p>+union BloomFilterAlg</text:p>
            <text:p>orithm {</text:p>
            <text:p>+ <text:s/>/** Block-based Bloom filter. **/</text:p>
            <text:p>+ <text:s/>1: SplitBlockAlgorithm BLOCK;</text:p>
            <text:p>+}</text:p>
            <text:p>+</text:p>
            <text:p>+/** Hash s</text:p>
            <text:p>trategy type annotation. It uses Murmur3Hash_x64_128 from the original SMHasher</text:p>
            <text:p>+ * repo by Aus</text:p>
            <text:p>tin Appleby.</text:p>
            <text:p>+ **/</text:p>
            <text:p>+struct Murmur3 {}</text:p>
            <text:p>+</text:p>
            <text:p>+/** </text:p>
            <text:p>+ * The hash function used in Bloom filter. This </text:p>
            <text:p>function takes the hash of a column value</text:p>
            <text:p>+ * using plain encoding.</text:p>
            <text:p>+ **/</text:p>
            <text:p>+union BloomFilterHas</text:p>
            <text:p>h {</text:p>
            <text:p>+ <text:s/>/** Murmur3 Hash Strategy. **/</text:p>
            <text:p>+ <text:s/>1: Murmur3 MURMUR3;</text:p>
            <text:p>+}</text:p>
            <text:p>+</text:p>
            <text:p>+/**</text:p>
            <text:p>+ <text:s/>* Bloom filter header</text:p>
            <text:p><text:s/>is stored at beginning of Bloom filter data of each column</text:p>
            <text:p>+ <text:s/>* and followed by its bitset.</text:p>
            <text:p>+ </text:p>
            <text:p><text:s/>**/</text:p>
            <text:p>+struct BloomFilterPageHeader {</text:p>
            <text:p>+ <text:s/>/** The size of bitset in bytes **/</text:p>
            <text:p>+ <text:s/>1: required i32 </text:p>
            <text:p>numBytes;</text:p>
            <text:p>+</text:p>
            <text:p>+ <text:s/>/** The algorithm for setting bits. **/</text:p>
            <text:p>+ <text:s/>2: required BloomFilterAlgorithm algo</text:p>
            <text:p>rithm;</text:p>
            <text:p>+</text:p>
            <text:p>+ <text:s/>/** The hash function used for Bloom filter. **/</text:p>
            <text:p>+ <text:s/>3: required BloomFilterHash has</text:p>
            <text:p>h;</text:p>
            <text:p>+}</text:p>
            <text:p>+</text:p>
            <text:p><text:s/>struct PageHeader {</text:p>
            <text:p><text:s text:c="3"/>/** the type of the page: indicates which of the *_header field</text:p>
            <text:p>s is set **/</text:p>
            <text:p><text:s text:c="3"/>1: required PageType type</text:p>
            <text:p>@@ -572,6 +611,7 @@ struct PageHeader {</text:p>
            <text:p><text:s text:c="3"/>6: optiona</text:p>
            <text:p>l IndexPageHeader index_page_header;</text:p>
            <text:p><text:s text:c="3"/>7: optional DictionaryPageHeader dictionary_page_header</text:p>
            <text:p>;</text:p>
            <text:p><text:s text:c="3"/>8: optional DataPageHeaderV2 data_page_header_v2;</text:p>
            <text:p>+ <text:s/>9: optional BloomFilterPageHeader blo</text:p>
            <text:p>om_filter_page_header;</text:p>
            <text:p><text:s/>}</text:p>
            <text:p><text:s/></text:p>
            <text:p><text:s/>/**</text:p>
            <text:p>@@ -658,6 +698,9 @@ struct ColumnMetaData {</text:p>
            <text:p><text:s text:c="4"/>* This informa</text:p>
            <text:p>tion can be used to determine if all data pages are</text:p>
            <text:p><text:s text:c="4"/>* dictionary encoded for example **/</text:p>
            <text:p><text:s text:c="2"/></text:p>
            <text:p><text:s/>13: optional list&lt;PageEncodingStats&gt; encoding_stats;</text:p>
            <text:p>+</text:p>
            <text:p>+ <text:s/>/** Byte offset from beginning of fi</text:p>
            <text:p>le to Bloom filter data. **/</text:p>
            <text:p>+ <text:s/>14: optional i64 bloom_filter_offset;</text:p>
            <text:p><text:s/>}</text:p>
            <text:p><text:s/></text:p>
            <text:p><text:s/>struct ColumnChunk </text:p>
            <text:p>{</text:p>
            <text:p/>
            <text:p/>
            <text:p><text:s/></text:p>
            <text:p/>
            <text:p>----------------------------------------------------------------</text:p>
            <text:p>This is an automated me</text:p>
            <text:p>ssage from the Apache Git Service.</text:p>
            <text:p>To respond to the message, please log on GitHub and use the</text:p>
            <text:p/>
            <text:p>URL above to go to the specific comment.</text:p>
            <text:p><text:s/></text:p>
            <text:p>For queries about this service, please contact Infra</text:p>
            <text:p>structure at:</text:p>
            <text:p>users@infra.apache.org</text:p>
            <text:p/>
          </table:table-cell>
          <table:table-cell table:number-columns-repeated="1019"/>
        </table:table-row>
        <table:table-row table:style-name="ro88">
          <table:table-cell table:number-columns-repeated="3"/>
          <table:table-cell office:value-type="string">
            <text:p>16647243</text:p>
          </table:table-cell>
          <table:table-cell office:value-type="string">
            <text:p>majetideepak closed pull request #112: PARQUET-41: Add Bloom filter</text:p>
            <text:p>URL: https://github.com/apa</text:p>
            <text:p>che/parquet-format/pull/112</text:p>
            <text:p><text:s/></text:p>
            <text:p><text:s/></text:p>
            <text:p><text:s text:c="3"/></text:p>
            <text:p/>
            <text:p>This is a PR merged from a forked repository.</text:p>
            <text:p>As GitHub hi</text:p>
            <text:p>des the original diff on merge, it is displayed below for</text:p>
            <text:p>the sake of provenance:</text:p>
            <text:p/>
            <text:p>As this is a</text:p>
            <text:p><text:s/>foreign pull request (from a fork), the diff is supplied</text:p>
            <text:p>below (as it won't show otherwise due</text:p>
            <text:p><text:s/>to GitHub magic):</text:p>
            <text:p/>
            <text:p>diff --git a/BloomFilter.md b/BloomFilter.md</text:p>
            <text:p>new file mode 100644</text:p>
            <text:p>index 000</text:p>
            <text:p>00000..be27aefb</text:p>
            <text:p>--- /dev/null</text:p>
            <text:p>+++ b/BloomFilter.md</text:p>
            <text:p>@@ -0,0 +1,120 @@</text:p>
            <text:p>+ &lt;!--</text:p>
            <text:p>+ <text:s/>- Licensed to th</text:p>
            <text:p>e Apache Software Foundation (ASF) under one</text:p>
            <text:p>+ <text:s/>- or more contributor license agreements. <text:s/>See </text:p>
            <text:p>the NOTICE file</text:p>
            <text:p>+ <text:s/>- distributed with this work for additional information</text:p>
            <text:p>+ <text:s/>- regarding copyr</text:p>
            <text:p>ight ownership. <text:s/>The ASF licenses this file</text:p>
            <text:p>+ <text:s/>- to you under the Apache License, Version 2.0 (</text:p>
            <text:p>the</text:p>
            <text:p>+ <text:s/>- "License"); you may not use this file except in compliance</text:p>
            <text:p>+ <text:s/>- with the License. <text:s/>You</text:p>
            <text:p><text:s/>may obtain a copy of the License at</text:p>
            <text:p>+ <text:s/>-</text:p>
            <text:p>+ <text:s/>- <text:s text:c="2"/>http://www.apache.org/licenses/LICENSE-2.0</text:p>
            <text:p>+ <text:s/></text:p>
            <text:p>-</text:p>
            <text:p>+ <text:s/>- Unless required by applicable law or agreed to in writing,</text:p>
            <text:p>+ <text:s/>- software distributed und</text:p>
            <text:p>er the License is distributed on an</text:p>
            <text:p>+ <text:s/>- "AS IS" BASIS, WITHOUT WARRANTIES OR CONDITIONS OF ANY</text:p>
            <text:p/>
            <text:p>+ <text:s/>- KIND, either express or implied. <text:s/>See the License for the</text:p>
            <text:p>+ <text:s/>- specific language governin</text:p>
            <text:p>g permissions and limitations</text:p>
            <text:p>+ <text:s/>- under the License.</text:p>
            <text:p>+ <text:s/>--&gt;</text:p>
            <text:p>+</text:p>
            <text:p>+Parquet Bloom Filter</text:p>
            <text:p>+===</text:p>
            <text:p>+### </text:p>
            <text:p>Problem statement</text:p>
            <text:p>+In their current format, column statistics and dictionaries can be used for </text:p>
            <text:p>predicate</text:p>
            <text:p>+pushdown. Statistics include minimum and maximum value, which can be used to filter </text:p>
            <text:p>out</text:p>
            <text:p>+values not in the range. Dictionaries are more specific, and readers can filter out values</text:p>
            <text:p/>
            <text:p>+that are between min and max but not in the dictionary. However, when there are too many</text:p>
            <text:p>+dis</text:p>
            <text:p>tinct values, writers sometimes choose not to add dictionaries because of the extra</text:p>
            <text:p>+space they</text:p>
            <text:p><text:s/>occupy. This leaves columns with large cardinalities and widely separated min</text:p>
            <text:p>+and max without</text:p>
            <text:p><text:s/>support for predicate pushdown.</text:p>
            <text:p>+</text:p>
            <text:p>+A Bloom filter[1] is a compact data structure that overappr</text:p>
            <text:p>oximates a set. It can respond</text:p>
            <text:p>+to membership queries with either "definitely no" or "probably </text:p>
            <text:p>yes", where the probability</text:p>
            <text:p>+of false positives is configured when the filter is initialized. B</text:p>
            <text:p>loom filters do not have</text:p>
            <text:p>+false negatives.</text:p>
            <text:p>+</text:p>
            <text:p>+Because Bloom filters are small compared to dicti</text:p>
            <text:p>onaries, they can be used for predicate</text:p>
            <text:p>+pushdown even in columns with high cardinality and whe</text:p>
            <text:p>n space is at a premium.</text:p>
            <text:p>+</text:p>
            <text:p>+### Goal</text:p>
            <text:p>+* Enable predicate pushdown for high-cardinality columns </text:p>
            <text:p>while using less space than</text:p>
            <text:p>+ <text:s/>dictionaries.</text:p>
            <text:p>+</text:p>
            <text:p>+* Induce no additional I/O overhead when execut</text:p>
            <text:p>ing queries on columns without Bloom</text:p>
            <text:p>+ <text:s/>filters attached or when executing non-selective querie</text:p>
            <text:p>s.</text:p>
            <text:p>+</text:p>
            <text:p>+### Technical Approach</text:p>
            <text:p>+The initial Bloom filter algorithm in Parquet is implemented usin</text:p>
            <text:p>g a combination of two</text:p>
            <text:p>+Bloom filter techniques.</text:p>
            <text:p>+</text:p>
            <text:p>+First, the block Bloom filter algorithm fro</text:p>
            <text:p>m Putze et al.'s "Cache-, Hash- and</text:p>
            <text:p>+Space-Efficient Bloom filters"[2] is used. This divides a </text:p>
            <text:p>filter into many tiny Bloom</text:p>
            <text:p>+filters, each one of which is called a "block". In Parquet's initi</text:p>
            <text:p>al implementation, each</text:p>
            <text:p>+block is 256 bits. When inserting or finding a value, part of the hash</text:p>
            <text:p><text:s/>of that value is</text:p>
            <text:p>+used to index into the array of blocks and pick a single one. This single bl</text:p>
            <text:p>ock is then</text:p>
            <text:p>+used for the remaining part of the operation.</text:p>
            <text:p>+</text:p>
            <text:p>+Second, within each block, this i</text:p>
            <text:p>mplementation uses the folklore split Bloom filter</text:p>
            <text:p>+technique, as described in section 2.1 of "</text:p>
            <text:p>Network Applications of Bloom Filters: A</text:p>
            <text:p>+Survey"[5]. This divides the 256 bits in each block u</text:p>
            <text:p>p into eight contiguous 32-bit lanes</text:p>
            <text:p>+and sets or checks one bit in each lane.</text:p>
            <text:p>+</text:p>
            <text:p>+#### Algorith</text:p>
            <text:p>m</text:p>
            <text:p>+In the initial algorithm, the most significant 32 bits from the hash value are used as the</text:p>
            <text:p>+</text:p>
            <text:p>index to select a block from bitset. The lower 32 bits of the hash value, along with eight</text:p>
            <text:p>+con</text:p>
            <text:p>stant salt values, are used to compute the bit to set in each lane of the block. The</text:p>
            <text:p>+salt and </text:p>
            <text:p>lower 32 bits are combined using the multiply-shift[3] hash function:</text:p>
            <text:p>+</text:p>
            <text:p>+```c</text:p>
            <text:p>+// 8 SALT values</text:p>
            <text:p><text:s/>used to compute bit pattern</text:p>
            <text:p>+static const uint32_t SALT[8] = {0x47b6137bU, 0x44974d91U, 0x8824</text:p>
            <text:p>ad5bU, 0xa2b7289dU,</text:p>
            <text:p>+ <text:s/>0x705495c7U, 0x2df1424bU, 0x9efc4947U, 0x5c6bfb31U};</text:p>
            <text:p>+</text:p>
            <text:p>+// key: the lowe</text:p>
            <text:p>r 32 bits of hash result</text:p>
            <text:p>+// mask: the output bit pattern for a tiny Bloom filter</text:p>
            <text:p>+void Mask(ui</text:p>
            <text:p>nt32_t key, uint32_t mask[8]) {</text:p>
            <text:p>+ <text:s/>for (int i = 0; i &lt; 8; ++i) {</text:p>
            <text:p>+ <text:s text:c="3"/>mask[i] = key * SALT[i];</text:p>
            <text:p/>
            <text:p>+ <text:s/>}</text:p>
            <text:p>+ <text:s/>for (int i = 0; i &lt; 8; ++i) {</text:p>
            <text:p>+ <text:s text:c="3"/>mask[i] = mask[i] &gt;&gt; 27;</text:p>
            <text:p>+ <text:s/>}</text:p>
            <text:p>+ <text:s/>for (int i = 0; i &lt;</text:p>
            <text:p><text:s/>8; ++i) {</text:p>
            <text:p>+ <text:s text:c="3"/>mask[i] = UINT32_C(1) &lt;&lt; mask[i];</text:p>
            <text:p>+ <text:s/>}</text:p>
            <text:p>+}</text:p>
            <text:p>+</text:p>
            <text:p>+```</text:p>
            <text:p>+</text:p>
            <text:p>+#### Hash Function</text:p>
            <text:p>+The fun</text:p>
            <text:p>ction used to hash values in the initial implementation is MurmurHash3[4], using</text:p>
            <text:p>+the least-sig</text:p>
            <text:p>nificant 64 bits of the 128-bit version of the function on the x86-64</text:p>
            <text:p>+platform. Note that the </text:p>
            <text:p>function produces different values on different architectures, so</text:p>
            <text:p>+implementors must be careful</text:p>
            <text:p><text:s/>to use the version specific to x86-64. That function can be</text:p>
            <text:p>+emulated on different platforms w</text:p>
            <text:p>ithout difficulty.</text:p>
            <text:p>+</text:p>
            <text:p>+#### Build a Bloom filter</text:p>
            <text:p>+The fact that exactly eight bits are checked d</text:p>
            <text:p>uring each lookup means that these filters</text:p>
            <text:p>+are most space efficient when used with an expected</text:p>
            <text:p><text:s/>false positive rate of about</text:p>
            <text:p>+0.5%. This is achieved when there are about 11.54 bits for every</text:p>
            <text:p><text:s/>distinct value inserted</text:p>
            <text:p>+into the filter.</text:p>
            <text:p>+</text:p>
            <text:p>+To calculate the size the filter should be for an</text:p>
            <text:p>other false positive rate `p`, use the</text:p>
            <text:p>+following formula. The output is in bits per distinct e</text:p>
            <text:p>lement:</text:p>
            <text:p>+</text:p>
            <text:p>+```c</text:p>
            <text:p>+-8 / log(1 - pow(p, 1.0 / 8));</text:p>
            <text:p>+```</text:p>
            <text:p>+</text:p>
            <text:p>+#### File Format</text:p>
            <text:p>+The Bloom filter data</text:p>
            <text:p><text:s/>of a column is stored at the beginning of its column chunk in the</text:p>
            <text:p>+row group. The column chunk</text:p>
            <text:p><text:s/>metadata contains the Bloom filter offset. The Bloom filter is</text:p>
            <text:p>+stored with a header containin</text:p>
            <text:p>g the size of the filter in bytes, the algorithm, and the</text:p>
            <text:p>+hash function.</text:p>
            <text:p>+</text:p>
            <text:p>+### Reference</text:p>
            <text:p>+1. </text:p>
            <text:p>[Bloom filter introduction at Wiki](https://en.wikipedia.org/wiki/Bloom_filter)</text:p>
            <text:p>+2. [Cache-, Ha</text:p>
            <text:p>sh- and Space-Efficient Bloom Filters](http://algo2.iti.kit.edu/documents/cacheefficientbloomfi</text:p>
            <text:p>lters-jea.pdf)</text:p>
            <text:p>+3. [A Reliable Randomized Algorithm for the Closest-Pair Problem](http://www.di</text:p>
            <text:p>ku.dk/~jyrki/Paper/CP-11.4.1997.ps)</text:p>
            <text:p>+4. [Murmur Hash at Wiki](https://en.wikipedia.org/wiki/Mur</text:p>
            <text:p>murHash)</text:p>
            <text:p>+5. [Network Applications of Bloom Filters: A Survey](https://www.eecs.harvard.edu/~mi</text:p>
            <text:p>chaelm/postscripts/im2005b.pdf)</text:p>
            <text:p>diff --git a/src/main/thrift/parquet.thrift b/src/main/thrift/p</text:p>
            <text:p>arquet.thrift</text:p>
            <text:p>index 6c9011b9..378aa473 100644</text:p>
            <text:p>--- a/src/main/thrift/parquet.thrift</text:p>
            <text:p>+++ b/src/ma</text:p>
            <text:p>in/thrift/parquet.thrift</text:p>
            <text:p>@@ -475,6 +475,7 @@ enum PageType {</text:p>
            <text:p><text:s text:c="3"/>INDEX_PAGE = 1;</text:p>
            <text:p><text:s text:c="3"/>DICTIONARY_P</text:p>
            <text:p>AGE = 2;</text:p>
            <text:p><text:s text:c="3"/>DATA_PAGE_V2 = 3;</text:p>
            <text:p>+ <text:s/>BLOOM_FILTER_PAGE = 4;</text:p>
            <text:p><text:s/>}</text:p>
            <text:p><text:s/></text:p>
            <text:p><text:s/>/**</text:p>
            <text:p>@@ -554,6 +555,38 @@ struct D</text:p>
            <text:p>ataPageHeaderV2 {</text:p>
            <text:p><text:s text:c="3"/>8: optional Statistics statistics;</text:p>
            <text:p><text:s/>}</text:p>
            <text:p><text:s/></text:p>
            <text:p>+/** Block-based algorithm type an</text:p>
            <text:p>notation. **/</text:p>
            <text:p>+struct SplitBlockAlgorithm {}</text:p>
            <text:p>+/** The algorithm used in Bloom filter. **/</text:p>
            <text:p>+unio</text:p>
            <text:p>n BloomFilterAlgorithm {</text:p>
            <text:p>+ <text:s/>/** Block-based Bloom filter. **/</text:p>
            <text:p>+ <text:s/>1: SplitBlockAlgorithm BLOCK;</text:p>
            <text:p/>
            <text:p>+}</text:p>
            <text:p>+/** Hash strategy type annotation. It uses Murmur3Hash_x64_128 from the original SMHasher</text:p>
            <text:p>+</text:p>
            <text:p><text:s/>* repo by Austin Appleby.</text:p>
            <text:p>+ **/</text:p>
            <text:p>+struct Murmur3 {}</text:p>
            <text:p>+/** </text:p>
            <text:p>+ * The hash function used in Bloom f</text:p>
            <text:p>ilter. This function takes the hash of a column value</text:p>
            <text:p>+ * using plain encoding.</text:p>
            <text:p>+ **/</text:p>
            <text:p>+union Bl</text:p>
            <text:p>oomFilterHash {</text:p>
            <text:p>+ <text:s/>/** Murmur3 Hash Strategy. **/</text:p>
            <text:p>+ <text:s/>1: Murmur3 MURMUR3;</text:p>
            <text:p>+}</text:p>
            <text:p>+/**</text:p>
            <text:p>+ <text:s/>* Bloom fil</text:p>
            <text:p>ter header is stored at beginning of Bloom filter data of each column</text:p>
            <text:p>+ <text:s/>* and followed by its </text:p>
            <text:p>bitset.</text:p>
            <text:p>+ <text:s/>**/</text:p>
            <text:p>+struct BloomFilterPageHeader {</text:p>
            <text:p>+ <text:s/>/** The size of bitset in bytes **/</text:p>
            <text:p>+ <text:s/>1: req</text:p>
            <text:p>uired i32 numBytes;</text:p>
            <text:p>+ <text:s/>/** The algorithm for setting bits. **/</text:p>
            <text:p>+ <text:s/>2: required BloomFilterAlgori</text:p>
            <text:p>thm algorithm;</text:p>
            <text:p>+ <text:s/>/** The hash function used for Bloom filter. **/</text:p>
            <text:p>+ <text:s/>3: required BloomFilterHa</text:p>
            <text:p>sh hash;</text:p>
            <text:p>+}</text:p>
            <text:p>+</text:p>
            <text:p><text:s/>struct PageHeader {</text:p>
            <text:p><text:s text:c="3"/>/** the type of the page: indicates which of the *_header</text:p>
            <text:p><text:s/>fields is set **/</text:p>
            <text:p><text:s text:c="3"/>1: required PageType type</text:p>
            <text:p>@@ -574,6 +607,7 @@ struct PageHeader {</text:p>
            <text:p><text:s text:c="3"/>6: o</text:p>
            <text:p>ptional IndexPageHeader index_page_header;</text:p>
            <text:p><text:s text:c="3"/>7: optional DictionaryPageHeader dictionary_page_</text:p>
            <text:p>header;</text:p>
            <text:p><text:s text:c="3"/>8: optional DataPageHeaderV2 data_page_header_v2;</text:p>
            <text:p>+ <text:s/>9: optional BloomFilterPageHead</text:p>
            <text:p>er bloom_filter_page_header;</text:p>
            <text:p><text:s/>}</text:p>
            <text:p><text:s/></text:p>
            <text:p><text:s/>/**</text:p>
            <text:p>@@ -660,6 +694,9 @@ struct ColumnMetaData {</text:p>
            <text:p><text:s text:c="4"/>* This i</text:p>
            <text:p>nformation can be used to determine if all data pages are</text:p>
            <text:p><text:s text:c="4"/>* dictionary encoded for example </text:p>
            <text:p>**/</text:p>
            <text:p><text:s text:c="3"/>13: optional list&lt;PageEncodingStats&gt; encoding_stats;</text:p>
            <text:p>+</text:p>
            <text:p>+ <text:s/>/** Byte offset from beginning</text:p>
            <text:p><text:s/>of file to Bloom filter data. **/</text:p>
            <text:p>+ <text:s/>14: optional i64 bloom_filter_offset;</text:p>
            <text:p><text:s/>}</text:p>
            <text:p><text:s/></text:p>
            <text:p><text:s/>struct Column</text:p>
            <text:p>Chunk {</text:p>
            <text:p/>
            <text:p/>
            <text:p><text:s/></text:p>
            <text:p/>
            <text:p>----------------------------------------------------------------</text:p>
            <text:p>This is an automa</text:p>
            <text:p>ted message from the Apache Git Service.</text:p>
            <text:p>To respond to the message, please log on GitHub and us</text:p>
            <text:p>e the</text:p>
            <text:p>URL above to go to the specific comment.</text:p>
            <text:p><text:s/></text:p>
            <text:p>For queries about this service, please contact</text:p>
            <text:p><text:s/>Infrastructure at:</text:p>
            <text:p>users@infra.apache.org</text:p>
            <text:p/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>
            <text:p>16647248</text:p>
          </table:table-cell>
          <table:table-cell office:value-type="string">
            <text:p>majetideepak opened a new pull request #113: PARQUET-41: Add Bloom filter (#112)</text:p>
            <text:p>URL: https://g</text:p>
            <text:p>ithub.com/apache/parquet-format/pull/113</text:p>
            <text:p><text:s/></text:p>
            <text:p><text:s/></text:p>
            <text:p><text:s text:c="3"/>* PARQUET-41: Add Bloom filter</text:p>
            <text:p><text:s text:c="3"/></text:p>
            <text:p><text:s text:c="3"/>* Gramm</text:p>
            <text:p>ar and structure tweaking for Bloom filter prose.</text:p>
            <text:p/>
            <text:p>--------------------------------------------</text:p>
            <text:p>--------------------</text:p>
            <text:p>This is an automated message from the Apache Git Service.</text:p>
            <text:p>To respond to th</text:p>
            <text:p>e message, please log on GitHub and use the</text:p>
            <text:p>URL above to go to the specific comment.</text:p>
            <text:p><text:s/></text:p>
            <text:p>For quer</text:p>
            <text:p>ies about this servic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6647258</text:p>
          </table:table-cell>
          <table:table-cell office:value-type="string">
            <text:p>majetideepak closed pull request #113: PARQUET-41: Add Bloom filter (#112)</text:p>
            <text:p>URL: https://github.</text:p>
            <text:p>com/apache/parquet-format/pull/113</text:p>
            <text:p><text:s/></text:p>
            <text:p><text:s/></text:p>
            <text:p><text:s text:c="3"/></text:p>
            <text:p/>
            <text:p>---------------------------------------------------</text:p>
            <text:p>-------------</text:p>
            <text:p>This is an automated message from the Apache Git Service.</text:p>
            <text:p>To respond to the messa</text:p>
            <text:p>ge, please log on GitHub and use the</text:p>
            <text:p>URL above to go to the specific comment.</text:p>
            <text:p><text:s/></text:p>
            <text:p>For queries abo</text:p>
            <text:p>ut this service, please contact Infrastructure at:</text:p>
            <text:p>users@infra.apache.org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73</text:p>
          </table:table-cell>
          <table:table-cell office:value-type="string">
            <text:p>PARQUET-40</text:p>
          </table:table-cell>
          <table:table-cell office:value-type="string">
            <text:p>Take advantage of dictionary pages when performing rowgroup filters in the filter2 API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71</text:p>
          </table:table-cell>
          <table:table-cell office:value-type="string">
            <text:p>PARQUET-39</text:p>
          </table:table-cell>
          <table:table-cell office:value-type="string">
            <text:p>Simplify ParquetReader's constructo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522441</text:p>
          </table:table-cell>
          <table:table-cell office:value-type="string">
            <text:p>Looks like ParquetReader already does this. JIRA be Closed/NotReqd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63439</text:p>
          </table:table-cell>
          <table:table-cell office:value-type="string">
            <text:p>This was added in https://github.com/apache/parquet-mr/commit/ad32bf0fd111ab473ad1080cde11de39e</text:p>
            <text:p>3c5a67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69</text:p>
          </table:table-cell>
          <table:table-cell office:value-type="string">
            <text:p>PARQUET-38</text:p>
          </table:table-cell>
          <table:table-cell office:value-type="string">
            <text:p>Many classes in parquet-hadoop belong in parquet-column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68</text:p>
          </table:table-cell>
          <table:table-cell office:value-type="string">
            <text:p>PARQUET-37</text:p>
          </table:table-cell>
          <table:table-cell office:value-type="string">
            <text:p>Record filtering in the filter2 API could possibly short circui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66</text:p>
          </table:table-cell>
          <table:table-cell office:value-type="string">
            <text:p>PARQUET-36</text:p>
          </table:table-cell>
          <table:table-cell office:value-type="string">
            <text:p>FilteringPrimitiveConverter should support dictionaries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282770</text:p>
          </table:table-cell>
          <table:table-cell office:value-type="string">
            <text:p>It looks like hooks for FilteringPrimitiveConverter for dictionary support are in place but tha</text:p>
            <text:p>t these remain unimplemented.</text:p>
            <text:p/>
            <text:p>Are there any plans in this space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84940</text:p>
          </table:table-cell>
          <table:table-cell office:value-type="string">
            <text:p>Definitely something we want to do, we just have not had a chance to implement it yet.</text:p>
          </table:table-cell>
          <table:table-cell table:number-columns-repeated="1019"/>
        </table:table-row>
        <table:table-row table:style-name="ro89">
          <table:table-cell table:number-columns-repeated="3"/>
          <table:table-cell office:value-type="string">
            <text:p>14300176</text:p>
          </table:table-cell>
          <table:table-cell office:value-type="string">
            <text:p>I'm happy to start looking at this. Is there a dev forum that can be used for discussion - or i</text:p>
            <text:p>s JIRA best?</text:p>
            <text:p/>
            <text:p>I think the simplest way to support this would be to add methods to ValueInspecto</text:p>
            <text:p>r and autogenerated subclasses - something like:</text:p>
            <text:p>{code}</text:p>
            <text:p>class ValueInspector {</text:p>
            <text:p><text:s text:c="8"/>...</text:p>
            <text:p><text:s text:c="4"/></text:p>
            <text:p><text:s text:c="4"/>private boolean[] dictionaryResults;</text:p>
            <text:p><text:s text:c="8"/></text:p>
            <text:p><text:s text:c="8"/>/** Populates array of boolean based </text:p>
            <text:p>on whether values pass filter */</text:p>
            <text:p><text:s text:c="8"/>void setDictionary(Dictionary dictionary) {</text:p>
            <text:p><text:s text:c="10"/></text:p>
            <text:p><text:s text:c="2"/>dictionaryResults = fillInDictionaryResults(dictionary);</text:p>
            <text:p><text:s text:c="8"/>}</text:p>
            <text:p><text:s text:c="8"/></text:p>
            <text:p><text:s text:c="8"/>/** Updat</text:p>
            <text:p>e based on element from dictionary */</text:p>
            <text:p><text:s text:c="8"/>void updateFromDictionary(int dictionaryId) {</text:p>
            <text:p><text:s text:c="3"/></text:p>
            <text:p><text:s text:c="9"/>setResult(dictionaryResults[dictionaryId]);</text:p>
            <text:p><text:s text:c="8"/>}</text:p>
            <text:p><text:s text:c="8"/></text:p>
            <text:p><text:s text:c="8"/>/** Return an a</text:p>
            <text:p>rray of boolean that match the predicate for each value in the dictionary */</text:p>
            <text:p><text:s text:c="8"/>abstract p</text:p>
            <text:p>rotected boolean[] fillInDictionaryResults(Dictionary dictionary);</text:p>
            <text:p>}</text:p>
            <text:p>{code}</text:p>
            <text:p/>
            <text:p>It would be nice i</text:p>
            <text:p>f dictionary based predicate evaluation could be used to skip entire rows where appropriate, bu</text:p>
            <text:p>t this is more work I think.</text:p>
            <text:p/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>
            <text:p>14301919</text:p>
          </table:table-cell>
          <table:table-cell office:value-type="string">
            <text:p>Yes, there's a mailing list listed here: </text:p>
            <text:p>http://parquet.incubator.apache.org/community/</text:p>
            <text:p/>
            <text:p>It mi</text:p>
            <text:p>ght make sense to discuss here but if you want to send out an email referencing this jira you c</text:p>
            <text:p>ould do that.</text:p>
            <text:p/>
            <text:p>As you said, the big win is probably from filtering entire row groups. We didn't</text:p>
            <text:p><text:s/>get a chance to implement that (because it involves finding the dictionaries for each row grou</text:p>
            <text:p>p which are not as easy to grab as the statistics), and so I didn't add support for this at the</text:p>
            <text:p><text:s/>value level because of that. But you have a good point -- we could still do this optimization </text:p>
            <text:p>at the value level (avoid decoding strings and such) even if we aren't doing it at the row grou</text:p>
            <text:p>p level yet.</text:p>
            <text:p/>
            <text:p>Your approach looks reasonable -- you might even use a BitSet instead of a boolea</text:p>
            <text:p>n[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07505</text:p>
          </table:table-cell>
          <table:table-cell office:value-type="string">
            <text:p>I have created a PR - https://github.com/apache/parquet-mr/pull/117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308859</text:p>
          </table:table-cell>
          <table:table-cell office:value-type="string">
            <text:p>I think a useful extension to predicates if dictionaries are supported is to add IN and NOT IN.</text:p>
            <text:p><text:s/>These tests can be expensive if repeated for each row - but could be evaluated only once for e</text:p>
            <text:p>ach dictionary element.</text:p>
            <text:p/>
            <text:p>I'll start taking a look at that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10313</text:p>
          </table:table-cell>
          <table:table-cell office:value-type="string">
            <text:p>Is that different from multiple eq() or notEq()? so long as those use the dictionary it's simil</text:p>
            <text:p>ar right? 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>
            <text:p>14310704</text:p>
          </table:table-cell>
          <table:table-cell office:value-type="string">
            <text:p>I think functionally its the same, but for for queries I am running I would like to push down I</text:p>
            <text:p>N predicates with a large number of entries, possibly a few thousand. </text:p>
            <text:p/>
            <text:p>I had imagined that usi</text:p>
            <text:p>ng an IN operator based on a set would be faster, certainly I think this would be important for</text:p>
            <text:p><text:s/>the case when this predicate is evaluated on a column that was not dictionary encoded.</text:p>
            <text:p/>
            <text:p>Is the</text:p>
            <text:p>re a reason why you think an IN (set) based operator could prove problematic?</text:p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14311917</text:p>
          </table:table-cell>
          <table:table-cell office:value-type="string">
            <text:p>I have implemented this change using fastutil sets, which the project already uses. I’m going t</text:p>
            <text:p>o do so performance measurements to see if it is effective. After that should I put in a PR?</text:p>
            <text:p/>
            <text:p>M</text:p>
            <text:p>ick</text:p>
            <text:p/>
            <text:p/>
            <text:p/>
          </table:table-cell>
          <table:table-cell table:number-columns-repeated="1019"/>
        </table:table-row>
        <table:table-row table:style-name="ro38">
          <table:table-cell table:number-columns-repeated="3"/>
          <table:table-cell office:value-type="string">
            <text:p>14312865</text:p>
          </table:table-cell>
          <table:table-cell office:value-type="string">
            <text:p>in() and notIn() sound useful -- one easy way to benchmark might be to create a UserDefinedPred</text:p>
            <text:p>icate that does this, see</text:p>
            <text:p>https://github.com/apache/incubator-parquet-mr/pull/73</text:p>
            <text:p>specifically:</text:p>
            <text:p/>
            <text:p>https://github.com/apache/incubator-parquet-mr/pull/73/files#diff-bfffec155b40f1bbaf730a59a7e0a</text:p>
            <text:p>506R169</text:p>
            <text:p/>
            <text:p>for an example. That PR should be merged soon, but you can base off of that branch. Th</text:p>
            <text:p>at way you won't have to change any parquet APIs you can just implement a UDP backed by a fastu</text:p>
            <text:p>tils set to get a sense for the performance improvement.</text:p>
            <text:p/>
            <text:p>Now that I think of it though, the UD</text:p>
            <text:p>P interface will box every primitive value when it visits it, so maybe not a great way to compa</text:p>
            <text:p>re performance. 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>
            <text:p>14314071</text:p>
          </table:table-cell>
          <table:table-cell office:value-type="string">
            <text:p>Hi Alex, </text:p>
            <text:p/>
            <text:p>I have already implemented the In and NotIn so I can perf test what I have done.</text:p>
            <text:p/>
            <text:p>I </text:p>
            <text:p>am a bit stuck though cos the earlier PR, on which these changes are made, for PARQUET=36 is ju</text:p>
            <text:p>st sitting around - https://github.com/apache/parquet-mr/pull/117. The Travis CI build failed, </text:p>
            <text:p>but when I look at why it does not seem related to the changes I made, is this normally reliabl</text:p>
            <text:p>e? Also I can’t fully build locally due to issues getting thrift 0.7 on Mac OS 10.9+, which I n</text:p>
            <text:p>oted in the PR conversation - I am not sure how that can be fixed.</text:p>
            <text:p/>
            <text:p/>
            <text:p>Mick</text:p>
            <text:p/>
            <text:p/>
            <text:p/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>
            <text:p>14321363</text:p>
          </table:table-cell>
          <table:table-cell office:value-type="string">
            <text:p>I tested the IN predicate by integrating with Spark SQL and running an IN query which filtered </text:p>
            <text:p>for 20 strings out of a possible 20K. For my test query which was a group by plus this filter I</text:p>
            <text:p><text:s/>found that for a file containing many 10s of millions of rows query time was down from 3.9s to</text:p>
            <text:p><text:s/>about 3.2s so around 20%. This is compared with previous time where IN filter evaluation was d</text:p>
            <text:p>one in Spark.</text:p>
            <text:p/>
            <text:p>I am going to take a look at using run lengths from RLE to further optimise dict</text:p>
            <text:p>ionary filters. The data I am working with often has long runs of columns that are being filter</text:p>
            <text:p>ed and so this may be a good optimisation for us.</text:p>
          </table:table-cell>
          <table:table-cell table:number-columns-repeated="1019"/>
        </table:table-row>
        <table:table-row table:style-name="ro38">
          <table:table-cell table:number-columns-repeated="3"/>
          <table:table-cell office:value-type="string">
            <text:p>14361799</text:p>
          </table:table-cell>
          <table:table-cell office:value-type="string">
            <text:p>Based on discussion on https://github.com/apache/parquet-mr/pull/117 the scope of this JIRA sho</text:p>
            <text:p>uld be broadened slightly.</text:p>
            <text:p/>
            <text:p>Rather than just:</text:p>
            <text:p>* If the delegated PrimitiveConverter supports di</text:p>
            <text:p>ctionaries, then FilteringPrimitiveConverter should too.</text:p>
            <text:p/>
            <text:p>* An extra goal should be that the Fi</text:p>
            <text:p>lteringPrimitiveConverter supports dictionaries regardless of the support in the delegated Prim</text:p>
            <text:p>itiveConverter. This would allow possible dictionary based optimisations for filter evaluation </text:p>
            <text:p>in all cases.</text:p>
            <text:p/>
            <text:p>If the delegated PrimitiveConverter supports dictionaries then dictionary calls </text:p>
            <text:p>will be passed through to it from the FilteringPrimitiveConverter. If not then the non-dictiona</text:p>
            <text:p>ry typed calls will be made to it as per usual from non-dictionary supporting converters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395681</text:p>
          </table:table-cell>
          <table:table-cell office:value-type="string">
            <text:p>I have simplified the implementation of PR https://github.com/apache/parquet-mr/pull/117 - I th</text:p>
            <text:p>ink this should be sufficient to resolve this JIRA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521194</text:p>
          </table:table-cell>
          <table:table-cell office:value-type="string">
            <text:p>Hi is it possible for some to either accept or reject this change - it seems to be in a hanging</text:p>
            <text:p><text:s/>stat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63</text:p>
          </table:table-cell>
          <table:table-cell office:value-type="string">
            <text:p>PARQUET-35</text:p>
          </table:table-cell>
          <table:table-cell office:value-type="string">
            <text:p>Consider adding support for more column types in the filter2 API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62</text:p>
          </table:table-cell>
          <table:table-cell office:value-type="string">
            <text:p>PARQUET-34</text:p>
          </table:table-cell>
          <table:table-cell office:value-type="string">
            <text:p>Add support for repeated columns in the filter2 AP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43934</text:p>
          </table:table-cell>
          <table:table-cell office:value-type="string">
            <text:p>Any plans on supporting this?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144019</text:p>
          </table:table-cell>
          <table:table-cell office:value-type="string">
            <text:p>We'd like to, contains() at least shouldn't be too hard, it may not even require any changes ex</text:p>
            <text:p>cept removing the check that prevents it.</text:p>
            <text:p/>
            <text:p>That said we don't have any concrete plans to do it </text:p>
            <text:p>right away -- pull requests always welcome and we're happy to help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27779</text:p>
          </table:table-cell>
          <table:table-cell office:value-type="string">
            <text:p>Repeated columns (protobuf) and lists (thrift) support would be VERY useful.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627810</text:p>
          </table:table-cell>
          <table:table-cell office:value-type="string">
            <text:p>I agree with Flavio. +1 for supporting multi-valued columns.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738942</text:p>
          </table:table-cell>
          <table:table-cell office:value-type="string">
            <text:p>+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992586</text:p>
          </table:table-cell>
          <table:table-cell office:value-type="string">
            <text:p>@alexlevenson did you have any plan for this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000213</text:p>
          </table:table-cell>
          <table:table-cell office:value-type="string">
            <text:p>If someone could give me some advice I could try to implement it by myself (I never looked into</text:p>
            <text:p><text:s/>Parquet code...)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>
            <text:p>15009167</text:p>
          </table:table-cell>
          <table:table-cell office:value-type="string">
            <text:p>You can start by looking at the filter2 api contribution:</text:p>
            <text:p>commit:</text:p>
            <text:p>https://github.com/apache/par</text:p>
            <text:p>quet-mr/commit/ad32bf0fd111ab473ad1080cde11de39e3c5a67f</text:p>
            <text:p>PR:</text:p>
            <text:p>https://github.com/apache/parquet-m</text:p>
            <text:p>r/pull/4</text:p>
            <text:p>older PR with feedback:</text:p>
            <text:p>https://github.com/Parquet/parquet-mr/pull/412</text:p>
            <text:p/>
            <text:p/>
            <text:p/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5022109</text:p>
          </table:table-cell>
          <table:table-cell office:value-type="string">
            <text:p>I think that introducing contains() is definitely not as simple as mentioned at the beginning o</text:p>
            <text:p>f this post.</text:p>
            <text:p>It would require a huge rework of parquet-column in order to handle Collections (P</text:p>
            <text:p>ARQUET-35) and filtering on row groups (see PARQUET-43). </text:p>
            <text:p/>
            <text:p>I'll be glad to contribute but I can</text:p>
            <text:p>'t do it alone without a direct support from your side (at least to agree on the changes to app</text:p>
            <text:p>ort at the core code).</text:p>
            <text:p>Do you think you can spend some time to actively focus with me on this t</text:p>
            <text:p>ask in the next days...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036803</text:p>
          </table:table-cell>
          <table:table-cell office:value-type="string">
            <text:p>Anyone willing to push this feature..? :(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5036944</text:p>
          </table:table-cell>
          <table:table-cell office:value-type="string">
            <text:p>[~f.pompermaier], I don't think anyone has extra cycles to spend implementing this right now, b</text:p>
            <text:p>ut if you are interested in building it, we'll work with you to get it reviewed and included.</text:p>
            <text:p/>
            <text:p/>
            <text:p>I think the next step is to write up what you think needs to be done so we can look at it and h</text:p>
            <text:p>elp you in the right direction. It may be that the disconnect between Alex's comment about this</text:p>
            <text:p><text:s/>being easy and your assessment is a different level of support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5675013</text:p>
          </table:table-cell>
          <table:table-cell office:value-type="string">
            <text:p>Am I still the only one asking for this feature..?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5677180</text:p>
          </table:table-cell>
          <table:table-cell office:value-type="string">
            <text:p>I think it could be useful, but it doesn't seem high priority for anyone. We're happy to review</text:p>
            <text:p><text:s/>it if you put something toget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3">
          <table:table-cell office:value-type="string">
            <text:p>12729361</text:p>
          </table:table-cell>
          <table:table-cell office:value-type="string">
            <text:p>PARQUET-33</text:p>
          </table:table-cell>
          <table:table-cell office:value-type="string">
            <text:p>Benchmark the assembly of thrift objects, and possibly create a more efficient ReplayingTProtoc</text:p>
            <text:p>ol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114634</text:p>
          </table:table-cell>
          <table:table-cell office:value-type="string">
            <text:p>I have the same gut feeling as you, that the protocol stacking is costing us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115923</text:p>
          </table:table-cell>
          <table:table-cell office:value-type="string">
            <text:p>I haven't had a chance to do a thorough benchmark, but I did run through a gig of data on my la</text:p>
            <text:p>ptop and if I'm reading YourKit right 15% of the time was spent in record assembly. I'm not sur</text:p>
            <text:p>e whether that includes parquet's assembly algorithm, or just the thrift layer. I started a pro</text:p>
            <text:p>totype for this but haven't had a chance to try it ou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59</text:p>
          </table:table-cell>
          <table:table-cell office:value-type="string">
            <text:p>PARQUET-32</text:p>
          </table:table-cell>
          <table:table-cell office:value-type="string">
            <text:p>Refactor the Statistics classes to match the specialized pattern used throughout parquet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57</text:p>
          </table:table-cell>
          <table:table-cell office:value-type="string">
            <text:p>PARQUET-31</text:p>
          </table:table-cell>
          <table:table-cell office:value-type="string">
            <text:p>Choose a strategy for semantic versioning of the java artifact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55</text:p>
          </table:table-cell>
          <table:table-cell office:value-type="string">
            <text:p>PARQUET-30</text:p>
          </table:table-cell>
          <table:table-cell office:value-type="string">
            <text:p>There is overlap between ValidTypeMap and PrimitiveTypeName in parquet-m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54</text:p>
          </table:table-cell>
          <table:table-cell office:value-type="string">
            <text:p>PARQUET-29</text:p>
          </table:table-cell>
          <table:table-cell office:value-type="string">
            <text:p>Investigate automatic not null checks via annotations in place of checkNotNull call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52</text:p>
          </table:table-cell>
          <table:table-cell office:value-type="string">
            <text:p>PARQUET-28</text:p>
          </table:table-cell>
          <table:table-cell office:value-type="string">
            <text:p>Parquet often OOMs when reading footer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348</text:p>
          </table:table-cell>
          <table:table-cell office:value-type="string">
            <text:p>PARQUET-27</text:p>
          </table:table-cell>
          <table:table-cell office:value-type="string">
            <text:p>Parquet-hadoop's client side logs are buffered / do not print until the job complete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9207</text:p>
          </table:table-cell>
          <table:table-cell office:value-type="string">
            <text:p>PARQUET-26</text:p>
          </table:table-cell>
          <table:table-cell office:value-type="string">
            <text:p>Parquet doesn't recognize the nested Array type in MAP as ArrayWritable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74809</text:p>
          </table:table-cell>
          <table:table-cell office:value-type="string">
            <text:p>It looks like the actual object is a BinaryWritable, so parquet may be correct to complain. I'l</text:p>
            <text:p>l look into this further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21682</text:p>
          </table:table-cell>
          <table:table-cell office:value-type="string">
            <text:p>This is fixed in HIVE-890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55842</text:p>
          </table:table-cell>
          <table:table-cell office:value-type="string">
            <text:p>See HIVE-8909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8780</text:p>
          </table:table-cell>
          <table:table-cell office:value-type="string">
            <text:p>PARQUET-25</text:p>
          </table:table-cell>
          <table:table-cell office:value-type="string">
            <text:p>Pushdown predicates only work with hardcoded argument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71425</text:p>
          </table:table-cell>
          <table:table-cell office:value-type="string">
            <text:p>Here's a patch that checks whether an UnboundRecordFilter is org.apache.hadoop.conf.Configurabl</text:p>
            <text:p>e after instantiating it and, if so, passes the configuration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071709</text:p>
          </table:table-cell>
          <table:table-cell office:value-type="string">
            <text:p>+1</text:p>
            <text:p/>
            <text:p>I committed this. Thanks Sandy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081630</text:p>
          </table:table-cell>
          <table:table-cell office:value-type="string">
            <text:p>https://github.com/apache/incubator-parquet-mr/commit/4a07b3f545aaf60f0b1d6bba91ee22d214dfaff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8731</text:p>
          </table:table-cell>
          <table:table-cell office:value-type="string">
            <text:p>PARQUET-24</text:p>
          </table:table-cell>
          <table:table-cell office:value-type="string">
            <text:p>Enforce PARQUET jira prefix for PR names in merge script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14129353</text:p>
          </table:table-cell>
          <table:table-cell office:value-type="string">
            <text:p>are we sure we want to do that bullet point 1? Seems <text:s/>like it would cause a lot of thrashing pe</text:p>
            <text:p>oples PRs and unnecessary friction.</text:p>
            <text:p/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29357</text:p>
          </table:table-cell>
          <table:table-cell office:value-type="string">
            <text:p>... in fact i think it's ok to augment the script to create a jira if a jira doesn't exist. aut</text:p>
            <text:p>omate friction away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130338</text:p>
          </table:table-cell>
          <table:table-cell office:value-type="string">
            <text:p>I did not have time to automate the jira creation if missing.</text:p>
            <text:p>I'd be happy to review and merge </text:p>
            <text:p>such a feature.</text:p>
            <text:p>something like: there is no jira for this PR, would you want to create one?</text:p>
            <text:p>and</text:p>
            <text:p><text:s/>add it to the commit message.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>
            <text:p>14130356</text:p>
          </table:table-cell>
          <table:table-cell office:value-type="string">
            <text:p>yea, we can have a separate jira for that.</text:p>
            <text:p/>
            <text:p>But I don't like the idea of making it 100% necessa</text:p>
            <text:p>ry to have the prefix in the PR titl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30372</text:p>
          </table:table-cell>
          <table:table-cell office:value-type="string">
            <text:p>as long as The Jira prefix is in the commit message and the jira refers to the PR, I think it's</text:p>
            <text:p><text:s/>fine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130431</text:p>
          </table:table-cell>
          <table:table-cell office:value-type="string">
            <text:p>+1 to th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8455</text:p>
          </table:table-cell>
          <table:table-cell office:value-type="string">
            <text:p>PARQUET-23</text:p>
          </table:table-cell>
          <table:table-cell office:value-type="string">
            <text:p>Change package names to org.apache.parquet.*</text:p>
          </table:table-cell>
          <table:table-cell table:number-columns-repeated="1021"/>
        </table:table-row>
        <table:table-row table:style-name="ro9">
          <table:table-cell table:number-columns-repeated="3"/>
          <table:table-cell office:value-type="string">
            <text:p>14069109</text:p>
          </table:table-cell>
          <table:table-cell office:value-type="string">
            <text:p>Is this an actual apache requirement, or simply a convention?</text:p>
            <text:p/>
            <text:p>I am not sure how this will help</text:p>
            <text:p><text:s/>our users, but it will certainly cause migration pain. </text:p>
            <text:p/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>
            <text:p>14070469</text:p>
          </table:table-cell>
          <table:table-cell office:value-type="string">
            <text:p>as we're going to change the maven coordinates we need to change the package name as well.</text:p>
            <text:p>Othe</text:p>
            <text:p>rwise you can have conflicts where 2 artifacts that look distinct in maven pull the same classe</text:p>
            <text:p>s.</text:p>
            <text:p/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4077215</text:p>
          </table:table-cell>
          <table:table-cell office:value-type="string">
            <text:p>I'm attaching my refactor script, which does most of the work and has been verified up through </text:p>
            <text:p>parquet-pig. The parquet-hadoop module needs a lot of changes outside of what is done in the sc</text:p>
            <text:p>ript because there are a lot of code references that use full package names when there are coll</text:p>
            <text:p>isions with parquet-format classes.</text:p>
            <text:p/>
            <text:p>This is handled correctly (and probably more reliably) by </text:p>
            <text:p>IntelliJ refactoring, but that requires you to move the package in each module separately, for </text:p>
            <text:p>both test and main. This also causes unused import statements in tests, but that is less of a c</text:p>
            <text:p>oncern than getting the classes wrong in parquet-hadoop. Either way, the refactor is going to r</text:p>
            <text:p>equire manual steps and will take a couple of hour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221529</text:p>
          </table:table-cell>
          <table:table-cell office:value-type="string">
            <text:p>Opened PR for parquet-format: [#18|https://github.com/apache/incubator-parquet-format/pull/18]</text:p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>
            <text:p>14226663</text:p>
          </table:table-cell>
          <table:table-cell office:value-type="string">
            <text:p>I think PR #18 is ready for review. I've also posted a [parquet-mr branch|https://github.com/rd</text:p>
            <text:p>blue/incubator-parquet-mr/tree/PARQUET-23-test-org-apache-parquet-format] that can build using </text:p>
            <text:p>a snapshot of #18. The build and tests pass and I can use parquet-tools for existing parquet fi</text:p>
            <text:p>les so I don't think there is an incompatibility from the parquet-format changes.</text:p>
            <text:p/>
            <text:p>The only pro</text:p>
            <text:p>blem I ran into and still have to track down is a bug in parquet-tools dump:</text:p>
            <text:p>{code}</text:p>
            <text:p>[cloudera@q</text:p>
            <text:p>uickstart ~]$ hadoop jar parquet-tools-1.6.0rc3-SNAPSHOT.jar dump --debug test.parquet</text:p>
            <text:p>java.lan</text:p>
            <text:p>g.NoSuchMethodError: parquet.hadoop.metadata.ColumnChunkMetaData.getPath()Lparquet/common/schem</text:p>
            <text:p>a/ColumnPath;</text:p>
            <text:p><text:s text:c="8"/>at parquet.tools.util.MetadataUtils.showDetails(MetadataUtils.java:92)</text:p>
            <text:p><text:s text:c="2"/></text:p>
            <text:p><text:s text:c="6"/>at parquet.tools.command.DumpCommand.dump(DumpCommand.java:173)</text:p>
            <text:p><text:s text:c="8"/>at parquet.tools.</text:p>
            <text:p>command.DumpCommand.execute(DumpCommand.java:134)</text:p>
            <text:p><text:s text:c="8"/>at parquet.tools.Main.main(Main.java:</text:p>
            <text:p>219)</text:p>
            <text:p><text:s text:c="8"/>at sun.reflect.NativeMethodAccessorImpl.invoke0(Native Method)</text:p>
            <text:p><text:s text:c="8"/>at sun.refl</text:p>
            <text:p>ect.NativeMethodAccessorImpl.invoke(NativeMethodAccessorImpl.java:57)</text:p>
            <text:p><text:s text:c="8"/>at sun.reflect.De</text:p>
            <text:p>legatingMethodAccessorImpl.invoke(DelegatingMethodAccessorImpl.java:43)</text:p>
            <text:p><text:s text:c="8"/>at java.lang.re</text:p>
            <text:p>flect.Method.invoke(Method.java:606)</text:p>
            <text:p><text:s text:c="8"/>at org.apache.hadoop.util.RunJar.main(RunJar.java:</text:p>
            <text:p>212)</text:p>
            <text:p>parquet.hadoop.metadata.ColumnChunkMetaData.getPath()Lparquet/common/schema/ColumnPath;</text:p>
            <text:p/>
            <text:p>2</text:p>
            <text:p>014-11-26 10:59:33 PST</text:p>
            <text:p>{code}</text:p>
            <text:p/>
            <text:p>I don't think this is from the parquet-format changes, but I wan</text:p>
            <text:p>t to track it down before we merge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499126</text:p>
          </table:table-cell>
          <table:table-cell office:value-type="string">
            <text:p>Submitted [PR #179|https://github.com/apache/incubator-parquet-mr/pull/179] with the rename cha</text:p>
            <text:p>nges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518136</text:p>
          </table:table-cell>
          <table:table-cell office:value-type="string">
            <text:p>Merged #18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8344</text:p>
          </table:table-cell>
          <table:table-cell office:value-type="string">
            <text:p>PARQUET-22</text:p>
          </table:table-cell>
          <table:table-cell office:value-type="string">
            <text:p>Parquet #13: Backport of HIVE-6938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67334</text:p>
          </table:table-cell>
          <table:table-cell office:value-type="string">
            <text:p>Issue resolved by pull request 13</text:p>
            <text:p>[https://github.com/apache/incubator-parquet-mr/pull/1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7659</text:p>
          </table:table-cell>
          <table:table-cell office:value-type="string">
            <text:p>PARQUET-21</text:p>
          </table:table-cell>
          <table:table-cell office:value-type="string">
            <text:p>Fix reference to 'github-apache' in dev doc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63528</text:p>
          </table:table-cell>
          <table:table-cell office:value-type="string">
            <text:p>PR: https://github.com/apache/incubator-parquet-mr/pull/2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067062</text:p>
          </table:table-cell>
          <table:table-cell office:value-type="string">
            <text:p>Issue resolved by pull request 20</text:p>
            <text:p>[https://github.com/apache/incubator-parquet-mr/pull/20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7159</text:p>
          </table:table-cell>
          <table:table-cell office:value-type="string">
            <text:p>PARQUET-20</text:p>
          </table:table-cell>
          <table:table-cell office:value-type="string">
            <text:p>Better exception when files are unaccessible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4371941</text:p>
          </table:table-cell>
          <table:table-cell office:value-type="string">
            <text:p>Hi [~julienledem], </text:p>
            <text:p>Can you please explain me what you expect from "better error message" ? <text:s/></text:p>
            <text:p/>
            <text:p/>
            <text:p>Regard,</text:p>
            <text:p>A.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72386</text:p>
          </table:table-cell>
          <table:table-cell office:value-type="string">
            <text:p>I would imagine something like "File does not exist: foo/bar/baz.lzo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372387</text:p>
          </table:table-cell>
          <table:table-cell office:value-type="string">
            <text:p>or in the case of globStatus, "No files found under globPath: foo/bar/*"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>
            <text:p>14372725</text:p>
          </table:table-cell>
          <table:table-cell office:value-type="string">
            <text:p>Hi [~alexlevenson],</text:p>
            <text:p>Thank You . And I just try it by putting log statement. Please check whethe</text:p>
            <text:p>r it is ok as a initial step.</text:p>
            <text:p/>
            <text:p>https://github.com/Yas101/parquet-mr/commit/15ebc6579466fd7932c6</text:p>
            <text:p>1b72c6797011cdda4fcb</text:p>
            <text:p/>
            <text:p>Regards,</text:p>
            <text:p>A.Y</text:p>
            <text:p/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>
            <text:p>14372983</text:p>
          </table:table-cell>
          <table:table-cell office:value-type="string">
            <text:p>Hi A.Y, thanks for the contribution.</text:p>
            <text:p/>
            <text:p>We definitely want this exception to remain fatal, so wra</text:p>
            <text:p>pping it in a </text:p>
            <text:p>try { } catch { log } </text:p>
            <text:p>without re-throwing will actually change the behavior to </text:p>
            <text:p>make this error silently ignored instead of letting it propagate.</text:p>
            <text:p/>
            <text:p>Since this is a null pointer</text:p>
            <text:p><text:s/>exception, hopefully we can just find the line of code that references a null pointer and inst</text:p>
            <text:p>ead change it to check for null, then throw a useful exception when it's null. If this NPE is c</text:p>
            <text:p>oming from somewhere outside our control, then lets wrap the most narrow piece of code that we </text:p>
            <text:p>can in a </text:p>
            <text:p/>
            <text:p>try { } catch(NullPointerException e) { throw new ParquetRuntimeException("File not </text:p>
            <text:p>found...") }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6907</text:p>
          </table:table-cell>
          <table:table-cell office:value-type="string">
            <text:p>PARQUET-19</text:p>
          </table:table-cell>
          <table:table-cell office:value-type="string">
            <text:p>NPE when an empty file is included in a Hive query that uses CombineHiveInputForma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75712</text:p>
          </table:table-cell>
          <table:table-cell office:value-type="string">
            <text:p>HIVE-7459 has been committed. We can now backport the change to Parquet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078009</text:p>
          </table:table-cell>
          <table:table-cell office:value-type="string">
            <text:p>Issue resolved by pull request 19</text:p>
            <text:p>[https://github.com/apache/incubator-parquet-mr/pull/19]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078010</text:p>
          </table:table-cell>
          <table:table-cell office:value-type="string">
            <text:p>[~julienledem] can you give me admin writes on PARQUET jira? I'd like to add [~matt.martin] as </text:p>
            <text:p>a contributor and assign this jira to him.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078026</text:p>
          </table:table-cell>
          <table:table-cell office:value-type="string">
            <text:p>[~brocknoland]: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078032</text:p>
          </table:table-cell>
          <table:table-cell office:value-type="string">
            <text:p>Thank you Matt for your contribution! And Thanks Julien for updating the role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6905</text:p>
          </table:table-cell>
          <table:table-cell office:value-type="string">
            <text:p>PARQUET-18</text:p>
          </table:table-cell>
          <table:table-cell office:value-type="string">
            <text:p>Cannot read dictionary-encoded pages with all null value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59534</text:p>
          </table:table-cell>
          <table:table-cell office:value-type="string">
            <text:p>[Pull request #18|https://github.com/apache/incubator-parquet-mr/pull/18] is ready to be review</text:p>
            <text:p>ed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067180</text:p>
          </table:table-cell>
          <table:table-cell office:value-type="string">
            <text:p>Issue resolved by pull request 18</text:p>
            <text:p>[https://github.com/apache/incubator-parquet-mr/pull/1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6702</text:p>
          </table:table-cell>
          <table:table-cell office:value-type="string">
            <text:p>PARQUET-17</text:p>
          </table:table-cell>
          <table:table-cell office:value-type="string">
            <text:p>Parquet OutputFormat should allow controlling the file siz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6669</text:p>
          </table:table-cell>
          <table:table-cell office:value-type="string">
            <text:p>PARQUET-16</text:p>
          </table:table-cell>
          <table:table-cell office:value-type="string">
            <text:p>Unnecessary getFileStatus() calls on all part-files in ParquetInputFormat.getSplit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57953</text:p>
          </table:table-cell>
          <table:table-cell office:value-type="string">
            <text:p>Could you check how this interacts with https://github.com/apache/incubator-parquet-mr/pull/2 ?</text:p>
            <text:p/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>
            <text:p>14058231</text:p>
          </table:table-cell>
          <table:table-cell office:value-type="string">
            <text:p>Hi [~dvryaboy], thanks for pointing out that PR, the background information is very helpful. Ac</text:p>
            <text:p>tually I can make my change compatible with that PR. Essentially the problem we are facing to i</text:p>
            <text:p>s much easier.</text:p>
            <text:p/>
            <text:p>Currently, calling {{ParquetInputFormat.getSplits(JobContext jobContext)}} resu</text:p>
            <text:p>lt a call chain like this:</text:p>
            <text:p/>
            <text:p>{code}</text:p>
            <text:p>List&lt;InputSplit&gt; getSplits(JobContext jobContext)</text:p>
            <text:p><text:s/>List&lt;Foot</text:p>
            <text:p>er&gt; getFooters(JobContext jobContext)</text:p>
            <text:p><text:s text:c="2"/>List&lt;FileStatus&gt; listStatus(JobContext jobContext) <text:s text:c="4"/></text:p>
            <text:p><text:s text:c="31"/>&lt;-- (1)</text:p>
            <text:p><text:s/>List&lt;ParquetInputSplit&gt; getSplits(Configuration configu</text:p>
            <text:p>ration, List&lt;Footer&gt; footers)</text:p>
            <text:p><text:s text:c="2"/>... <text:s text:c="59"/></text:p>
            <text:p><text:s text:c="23"/>&lt;-- (2)</text:p>
            <text:p>{code}</text:p>
            <text:p/>
            <text:p>Basically all the {{FileStatus}} objects are already fet</text:p>
            <text:p>ched at (1), but abandoned immediately, and then fetched again at (2). The bad thing here is th</text:p>
            <text:p>at (2) fetches all those objects by calling {{getFileStatus()}} on all part-files sequentially.</text:p>
            <text:p><text:s/>Thus we only need to pass those fetched objects from (1) to (2), and caching is not required t</text:p>
            <text:p>o solve this performance issu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6387</text:p>
          </table:table-cell>
          <table:table-cell office:value-type="string">
            <text:p>PARQUET-15</text:p>
          </table:table-cell>
          <table:table-cell office:value-type="string">
            <text:p>Add support for custom metadata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number-columns-repeated="2" office:value-type="string">
            <text:p>NO 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6209</text:p>
          </table:table-cell>
          <table:table-cell office:value-type="string">
            <text:p>PARQUET-14</text:p>
          </table:table-cell>
          <table:table-cell office:value-type="string">
            <text:p>Pig and Hive cannot read repeated groups written with parquet-protobuf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55708</text:p>
          </table:table-cell>
          <table:table-cell office:value-type="string">
            <text:p>I've opened up a pull request with a functional schema coercion prototype: https://github.com/a</text:p>
            <text:p>pache/incubator-parquet-mr/pull/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5918</text:p>
          </table:table-cell>
          <table:table-cell office:value-type="string">
            <text:p>PARQUET-13</text:p>
          </table:table-cell>
          <table:table-cell office:value-type="string">
            <text:p>The `-d` option for `parquet-schema` shouldn't have optional argument</text:p>
          </table:table-cell>
          <table:table-cell table:number-columns-repeated="1021"/>
        </table:table-row>
        <table:table-row table:style-name="ro22">
          <table:table-cell table:number-columns-repeated="3"/>
          <table:table-cell office:value-type="string">
            <text:p>14054493</text:p>
          </table:table-cell>
          <table:table-cell office:value-type="string">
            <text:p>The PR is in https://github.com/apache/incubator-parquet-mr/pull/11</text:p>
            <text:p/>
            <text:p>[~julienledem] do I need s</text:p>
            <text:p>pecial git access? My attempts to follow the docs resulted in this:</text:p>
            <text:p/>
            <text:p>{code}</text:p>
            <text:p>Merge complete (loc</text:p>
            <text:p>al ref PR_TOOL_MERGE_PR_11_MASTER). Push to apache? (y/n): y</text:p>
            <text:p>Username for 'https://git-wip-us.a</text:p>
            <text:p>pache.org': dvryaboy</text:p>
            <text:p>Password for 'https://dvryaboy@git-wip-us.apache.org': </text:p>
            <text:p>fatal: Authenticat</text:p>
            <text:p>ion failed</text:p>
            <text:p>Restoring head pointer to 9ad5485c</text:p>
            <text:p>Note: checking out '9ad5485c'.</text:p>
            <text:p>{code}</text:p>
            <text:p/>
            <text:p>(btw the s</text:p>
            <text:p>cript assumes a remote called apache-github while dev/README.md says github-apache...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083197</text:p>
          </table:table-cell>
          <table:table-cell office:value-type="string">
            <text:p>Merged. Thanks [~lian cheng]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5914</text:p>
          </table:table-cell>
          <table:table-cell office:value-type="string">
            <text:p>PARQUET-12</text:p>
          </table:table-cell>
          <table:table-cell office:value-type="string">
            <text:p>Add support for additional converted typ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54414</text:p>
          </table:table-cell>
          <table:table-cell office:value-type="string">
            <text:p>Patch available here https://github.com/apache/incubator-parquet-format/pull/3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14083136</text:p>
          </table:table-cell>
          <table:table-cell office:value-type="string">
            <text:p>I've added the new ConvertedType annotations to the logical types spec and submitted [PR #5|htt</text:p>
            <text:p>ps://github.com/apache/incubator-parquet-format/pull/5].</text:p>
            <text:p/>
            <text:p>I've also noticed that the link on th</text:p>
            <text:p>e [incubator docs page|http://parquet.incubator.apache.org/documentation/latest/] still points </text:p>
            <text:p>to the markdown hosted on github. Where does the site live so I can submit a PR?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083707</text:p>
          </table:table-cell>
          <table:table-cell office:value-type="string">
            <text:p>Linking to parquet-mr issue to add the new types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089571</text:p>
          </table:table-cell>
          <table:table-cell office:value-type="string">
            <text:p>Thanks for the docs reviews Jacques and Nong! I've merged PR #5 and I think we can close this i</text:p>
            <text:p>ssue, with PARQUET-64 covering the remaining work to be done. I'll close it this afternoon unle</text:p>
            <text:p>ss someone wants to keep it ope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5187</text:p>
          </table:table-cell>
          <table:table-cell office:value-type="string">
            <text:p>PARQUET-11</text:p>
          </table:table-cell>
          <table:table-cell office:value-type="string">
            <text:p>Reduce memory pressure when reading foot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51132</text:p>
          </table:table-cell>
          <table:table-cell office:value-type="string">
            <text:p>Please see discussion in https://github.com/apache/incubator-parquet-format/pull/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4472</text:p>
          </table:table-cell>
          <table:table-cell office:value-type="string">
            <text:p>PARQUET-10</text:p>
          </table:table-cell>
          <table:table-cell office:value-type="string">
            <text:p>Decommission google group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73486</text:p>
          </table:table-cell>
          <table:table-cell office:value-type="string">
            <text:p>https://groups.google.com/forum/#!topic/parquet-dev/nuJRJZwFdR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078713</text:p>
          </table:table-cell>
          <table:table-cell office:value-type="string">
            <text:p>I disabled the group https://groups.google.com/forum/#!forum/parquet-dev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4027</text:p>
          </table:table-cell>
          <table:table-cell office:value-type="string">
            <text:p>PARQUET-9</text:p>
          </table:table-cell>
          <table:table-cell office:value-type="string">
            <text:p>InternalParquetRecordReader will not read multiple blocks when filtering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63516</text:p>
          </table:table-cell>
          <table:table-cell office:value-type="string">
            <text:p>Fixed in https://git-wip-us.apache.org/repos/asf?p=incubator-parquet-mr.git;a=commit;h=2d8ebdbe</text:p>
            <text:p>00786823658bcdd2817e6b5afee15b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2988</text:p>
          </table:table-cell>
          <table:table-cell office:value-type="string">
            <text:p>PARQUET-8</text:p>
          </table:table-cell>
          <table:table-cell office:value-type="string">
            <text:p>[parquet-scrooge] mvn eclipse:eclipse fails on parquet-scrooge</text:p>
          </table:table-cell>
          <table:table-cell table:number-columns-repeated="1021"/>
        </table:table-row>
        <table:table-row table:style-name="ro66">
          <table:table-cell table:number-columns-repeated="3"/>
          <table:table-cell office:value-type="string">
            <text:p>14039975</text:p>
          </table:table-cell>
          <table:table-cell office:value-type="string">
            <text:p>Stack trace:</text:p>
            <text:p/>
            <text:p>{code}</text:p>
            <text:p>[ERROR] Failed to execute goal com.twitter:scrooge-maven-plugin:3.9.0:comp</text:p>
            <text:p>ile (thrift-sources) on project parquet-scrooge: Execution thrift-sources of goal com.twitter:s</text:p>
            <text:p>crooge-maven-plugin:3.9.0:compile failed. NullPointerException -&gt; [Help 1]</text:p>
            <text:p>org.apache.maven.lif</text:p>
            <text:p>ecycle.LifecycleExecutionException: Failed to execute goal com.twitter:scrooge-maven-plugin:3.9</text:p>
            <text:p>.0:compile (thrift-sources) on project parquet-scrooge: Execution thrift-sources of goal com.tw</text:p>
            <text:p>itter:scrooge-maven-plugin:3.9.0:compile failed.</text:p>
            <text:p><text:tab/>at org.apache.maven.lifecycle.internal.MojoEx</text:p>
            <text:p>ecutor.execute(MojoExecutor.java:225)</text:p>
            <text:p><text:tab/>at org.apache.maven.lifecycle.internal.MojoExecutor.exec</text:p>
            <text:p>ute(MojoExecutor.java:153)</text:p>
            <text:p><text:tab/>at org.apache.maven.lifecycle.internal.MojoExecutor.execute(MojoExe</text:p>
            <text:p>cutor.java:145)</text:p>
            <text:p><text:tab/>at org.apache.maven.lifecycle.internal.MojoExecutor.executeForkedExecutions(Mo</text:p>
            <text:p>joExecutor.java:365)</text:p>
            <text:p><text:tab/>at org.apache.maven.lifecycle.internal.MojoExecutor.execute(MojoExecutor.</text:p>
            <text:p>java:199)</text:p>
            <text:p><text:tab/>at org.apache.maven.lifecycle.internal.MojoExecutor.execute(MojoExecutor.java:153)</text:p>
            <text:p><text:tab/></text:p>
            <text:p>at org.apache.maven.lifecycle.internal.MojoExecutor.execute(MojoExecutor.java:145)</text:p>
            <text:p><text:tab/>at org.apac</text:p>
            <text:p>he.maven.lifecycle.internal.LifecycleModuleBuilder.buildProject(LifecycleModuleBuilder.java:84)</text:p>
            <text:p/>
            <text:p><text:tab/>at org.apache.maven.lifecycle.internal.LifecycleModuleBuilder.buildProject(LifecycleModuleBui</text:p>
            <text:p>lder.java:59)</text:p>
            <text:p><text:tab/>at org.apache.maven.lifecycle.internal.LifecycleStarter.singleThreadedBuild(Life</text:p>
            <text:p>cycleStarter.java:183)</text:p>
            <text:p><text:tab/>at org.apache.maven.lifecycle.internal.LifecycleStarter.execute(Lifecyc</text:p>
            <text:p>leStarter.java:161)</text:p>
            <text:p><text:tab/>at org.apache.maven.DefaultMaven.doExecute(DefaultMaven.java:319)</text:p>
            <text:p><text:tab/>at org.</text:p>
            <text:p>apache.maven.DefaultMaven.execute(DefaultMaven.java:156)</text:p>
            <text:p><text:tab/>at org.apache.maven.cli.MavenCli.exec</text:p>
            <text:p>ute(MavenCli.java:537)</text:p>
            <text:p><text:tab/>at org.apache.maven.cli.MavenCli.doMain(MavenCli.java:196)</text:p>
            <text:p><text:tab/>at org.apac</text:p>
            <text:p>he.maven.cli.MavenCli.main(MavenCli.java:141)</text:p>
            <text:p><text:tab/>at sun.reflect.NativeMethodAccessorImpl.invoke0(</text:p>
            <text:p>Native Method)</text:p>
            <text:p><text:tab/>at sun.reflect.NativeMethodAccessorImpl.invoke(NativeMethodAccessorImpl.java:57</text:p>
            <text:p>)</text:p>
            <text:p><text:tab/>at sun.reflect.DelegatingMethodAccessorImpl.invoke(DelegatingMethodAccessorImpl.java:43)</text:p>
            <text:p><text:tab/>at</text:p>
            <text:p><text:s/>java.lang.reflect.Method.invoke(Method.java:601)</text:p>
            <text:p><text:tab/>at org.codehaus.plexus.classworlds.launcher.</text:p>
            <text:p>Launcher.launchEnhanced(Launcher.java:290)</text:p>
            <text:p><text:tab/>at org.codehaus.plexus.classworlds.launcher.Launche</text:p>
            <text:p>r.launch(Launcher.java:230)</text:p>
            <text:p><text:tab/>at org.codehaus.plexus.classworlds.launcher.Launcher.mainWithExitC</text:p>
            <text:p>ode(Launcher.java:409)</text:p>
            <text:p><text:tab/>at org.codehaus.plexus.classworlds.launcher.Launcher.main(Launcher.java</text:p>
            <text:p>:352)</text:p>
            <text:p>Caused by: org.apache.maven.plugin.PluginExecutionException: Execution thrift-sources of </text:p>
            <text:p>goal com.twitter:scrooge-maven-plugin:3.9.0:compile failed.</text:p>
            <text:p><text:tab/>at org.apache.maven.plugin.Default</text:p>
            <text:p>BuildPluginManager.executeMojo(DefaultBuildPluginManager.java:110)</text:p>
            <text:p><text:tab/>at org.apache.maven.lifecyc</text:p>
            <text:p>le.internal.MojoExecutor.execute(MojoExecutor.java:209)</text:p>
            <text:p><text:tab/>... 23 more</text:p>
            <text:p>Caused by: java.lang.NullP</text:p>
            <text:p>ointerException</text:p>
            <text:p><text:tab/>at com.twitter.AbstractMavenScroogeMojo.findThriftDependencies(AbstractMavenSc</text:p>
            <text:p>roogeMojo.java:324)</text:p>
            <text:p><text:tab/>at com.twitter.AbstractMavenScroogeMojo.findThriftFiles(AbstractMavenScroo</text:p>
            <text:p>geMojo.java:292)</text:p>
            <text:p><text:tab/>at com.twitter.AbstractMavenScroogeMojo.execute(AbstractMavenScroogeMojo.java</text:p>
            <text:p>:191)</text:p>
            <text:p><text:tab/>at com.twitter.MavenScroogeCompileMojo.execute(MavenScroogeCompileMojo.java:22)</text:p>
            <text:p><text:tab/>at org.</text:p>
            <text:p>apache.maven.plugin.DefaultBuildPluginManager.executeMojo(DefaultBuildPluginManager.java:101)</text:p>
            <text:p><text:tab/></text:p>
            <text:p>... 24 more</text:p>
            <text:p>{code}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107994</text:p>
          </table:table-cell>
          <table:table-cell office:value-type="string">
            <text:p>I had faced the exact same issue. This is a bug in com.twitter:scrooge-maven-plugin:3.9.0. Upgr</text:p>
            <text:p>aded to 3.9.2, mvn:eclipse:eclipse was successful.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14108221</text:p>
          </table:table-cell>
          <table:table-cell office:value-type="string">
            <text:p>Well that was easy, thanks [~masayuki038]. </text:p>
            <text:p>https://github.com/apache/incubator-parquet-mr/pull</text:p>
            <text:p>/41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114331</text:p>
          </table:table-cell>
          <table:table-cell office:value-type="string">
            <text:p>HEAD is now at f089bac... trivial change to retrigger travis build.</text:p>
            <text:p>Deleting local branch PR_TO</text:p>
            <text:p>OL_MERGE_PR_41</text:p>
            <text:p>Deleting local branch PR_TOOL_MERGE_PR_41_MASTER</text:p>
            <text:p>Pull request #41 merged!</text:p>
            <text:p>Merge </text:p>
            <text:p>hash: 7a10506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2987</text:p>
          </table:table-cell>
          <table:table-cell office:value-type="string">
            <text:p>PARQUET-7</text:p>
          </table:table-cell>
          <table:table-cell office:value-type="string">
            <text:p>[parquet-thrift] improve performance of thrift push-down code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4039998</text:p>
          </table:table-cell>
          <table:table-cell office:value-type="string">
            <text:p>playing with the code, starting to think that:</text:p>
            <text:p/>
            <text:p>1) my suggested fix won't work because events a</text:p>
            <text:p>re accumulated as an individual struct is read</text:p>
            <text:p>2) slowness is likely do to the deep stack of pr</text:p>
            <text:p>otocols for nested structures. For each record, testThriftOptionalFieldsWithReadProjectionUsing</text:p>
            <text:p>ParquetSchema applies 24 protocols!</text:p>
            <text:p>3) perhaps the way forward is to look at generating a singl</text:p>
            <text:p>e protocol that can apply all of the required transformations, rather than delegating through s</text:p>
            <text:p>o many protocols? 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>
            <text:p>14040552</text:p>
          </table:table-cell>
          <table:table-cell office:value-type="string">
            <text:p>That rabbit hole went deep, and undoing the protocol stacking (if indeed it's a problem) would </text:p>
            <text:p>be a huge undertaking.</text:p>
            <text:p/>
            <text:p>In the meantime, I created a small patch to address the case of thrift </text:p>
            <text:p>objects where no fields are required.</text:p>
            <text:p/>
            <text:p>https://github.com/apache/incubator-parquet-mr/pull/7</text:p>
          </table:table-cell>
          <table:table-cell table:number-columns-repeated="1019"/>
        </table:table-row>
        <table:table-row table:style-name="ro90">
          <table:table-cell table:number-columns-repeated="3"/>
          <table:table-cell office:value-type="string">
            <text:p>16625727</text:p>
          </table:table-cell>
          <table:table-cell office:value-type="string">
            <text:p>gszadovszky closed pull request #7: PARQUET-7: [thrift] avoid thrift amender if all fields are </text:p>
            <text:p>optional.</text:p>
            <text:p>URL: https://github.com/apache/parquet-mr/pull/7</text:p>
            <text:p><text:s/></text:p>
            <text:p><text:s/></text:p>
            <text:p><text:s text:c="3"/></text:p>
            <text:p/>
            <text:p>This is a PR merged from a </text:p>
            <text:p>forked repository.</text:p>
            <text:p>As GitHub hides the original diff on merge, it is displayed below for</text:p>
            <text:p>the sa</text:p>
            <text:p>ke of provenance:</text:p>
            <text:p/>
            <text:p>As this is a foreign pull request (from a fork), the diff is supplied</text:p>
            <text:p>below </text:p>
            <text:p>(as it won't show otherwise due to GitHub magic):</text:p>
            <text:p/>
            <text:p>diff --git a/parquet-thrift/src/main/java/pa</text:p>
            <text:p>rquet/thrift/ThriftRecordConverter.java b/parquet-thrift/src/main/java/parquet/thrift/ThriftRec</text:p>
            <text:p>ordConverter.java</text:p>
            <text:p>index bf0a7df08..071bcb4fa 100644</text:p>
            <text:p>--- a/parquet-thrift/src/main/java/parquet/</text:p>
            <text:p>thrift/ThriftRecordConverter.java</text:p>
            <text:p>+++ b/parquet-thrift/src/main/java/parquet/thrift/ThriftRecor</text:p>
            <text:p>dConverter.java</text:p>
            <text:p>@@ -18,9 +18,9 @@</text:p>
            <text:p><text:s/>import java.nio.ByteBuffer;</text:p>
            <text:p><text:s/>import java.util.ArrayList;</text:p>
            <text:p><text:s/>im</text:p>
            <text:p>port java.util.HashMap;</text:p>
            <text:p>+import java.util.Iterator;</text:p>
            <text:p><text:s/>import java.util.List;</text:p>
            <text:p><text:s/>import java.util.M</text:p>
            <text:p>ap;</text:p>
            <text:p>-</text:p>
            <text:p><text:s/>import org.apache.thrift.TException;</text:p>
            <text:p><text:s/>import org.apache.thrift.protocol.TField;</text:p>
            <text:p><text:s/>import </text:p>
            <text:p>org.apache.thrift.protocol.TList;</text:p>
            <text:p>@@ -778,7 +778,12 @@ public void end() {</text:p>
            <text:p><text:s text:c="3"/>private final Par</text:p>
            <text:p>quetReadProtocol protocol;</text:p>
            <text:p><text:s text:c="3"/>private final GroupConverter structConverter;</text:p>
            <text:p><text:s text:c="3"/>private List&lt;TPr</text:p>
            <text:p>otocol&gt; rootEvents = new ArrayList&lt;TProtocol&gt;();</text:p>
            <text:p>+ <text:s/>boolean hasRequiredFields = false;</text:p>
            <text:p><text:s/></text:p>
            <text:p>+ <text:s/>//T</text:p>
            <text:p>ODO(dmitriy): make this expire things</text:p>
            <text:p>+ <text:s/>// we probably want to cache this since we might have </text:p>
            <text:p>to keep re-examining the same struct in different</text:p>
            <text:p>+ <text:s/>// instances of the same converter</text:p>
            <text:p>+ <text:s/>priv</text:p>
            <text:p>ate static Map&lt;ThriftType.StructType, Boolean&gt; hasRequiredFieldCache = new HashMap&lt;ThriftType.S</text:p>
            <text:p>tructType, Boolean&gt;();</text:p>
            <text:p><text:s text:c="3"/>/**</text:p>
            <text:p><text:s text:c="4"/>*</text:p>
            <text:p><text:s text:c="4"/>* @param thriftReader the class responsible for instant</text:p>
            <text:p>iating the final object and read from the protocol</text:p>
            <text:p>@@ -791,9 +796,54 @@ public ThriftRecordConv</text:p>
            <text:p>erter(ThriftReader&lt;T&gt; thriftReader, String name, MessageT</text:p>
            <text:p><text:s text:c="5"/>this.thriftReader = thriftReader</text:p>
            <text:p>;</text:p>
            <text:p><text:s text:c="5"/>this.protocol = new ParquetReadProtocol();</text:p>
            <text:p><text:s text:c="5"/>this.thriftType = thriftType;</text:p>
            <text:p>+ <text:s text:c="3"/>if (!</text:p>
            <text:p>hasRequiredFieldCache.containsKey(thriftType)) {</text:p>
            <text:p>+ <text:s text:c="5"/>hasRequiredFieldCache.put(thriftType, s</text:p>
            <text:p>omethingIsRequiredInStruct(thriftType));</text:p>
            <text:p>+ <text:s text:c="3"/>}</text:p>
            <text:p>+ <text:s text:c="3"/>this.hasRequiredFields = hasRequiredFieldC</text:p>
            <text:p>ache.get(thriftType);</text:p>
            <text:p><text:s text:c="5"/>this.structConverter = new StructConverter(rootEvents, requestedParq</text:p>
            <text:p>uetSchema, new ThriftField(name, (short)0, Requirement.REQUIRED, thriftType));</text:p>
            <text:p><text:s text:c="3"/>}</text:p>
            <text:p><text:s/></text:p>
            <text:p>+ <text:s/>privat</text:p>
            <text:p>e boolean fieldIsRequired(ThriftField thriftField) {</text:p>
            <text:p>+ <text:s text:c="3"/>boolean isRequired = (thriftField.get</text:p>
            <text:p>Requirement() == ThriftField.Requirement.REQUIRED);</text:p>
            <text:p>+ <text:s text:c="3"/>if (isRequired) return true;</text:p>
            <text:p>+</text:p>
            <text:p>+ <text:s text:c="3"/>Th</text:p>
            <text:p>riftType elementType = thriftField.getType();</text:p>
            <text:p>+ <text:s text:c="3"/>ThriftTypeID elementFieldTypeID = elementTyp</text:p>
            <text:p>e.getType();</text:p>
            <text:p>+ <text:s text:c="3"/>switch (elementFieldTypeID) {</text:p>
            <text:p>+ <text:s text:c="5"/>case STRUCT:</text:p>
            <text:p>+ <text:s text:c="7"/>return somethingIs</text:p>
            <text:p>RequiredInStruct((ThriftType.StructType) elementType);</text:p>
            <text:p>+ <text:s text:c="5"/>case LIST:</text:p>
            <text:p>+ <text:s text:c="7"/>return someth</text:p>
            <text:p>ingIsRequiredInList((ThriftType.ListType) elementType);</text:p>
            <text:p>+ <text:s text:c="5"/>case MAP:</text:p>
            <text:p>+ <text:s text:c="7"/>return someth</text:p>
            <text:p>ingIsRequiredInMap((ThriftType.MapType) elementType);</text:p>
            <text:p>+ <text:s text:c="5"/>case SET:</text:p>
            <text:p>+ <text:s text:c="7"/>return somethin</text:p>
            <text:p>gIsRequiredInSet((ThriftType.SetType) elementType);</text:p>
            <text:p>+ <text:s text:c="5"/>default:</text:p>
            <text:p>+ <text:s text:c="7"/>return false;</text:p>
            <text:p>+ <text:s text:c="2"/></text:p>
            <text:p><text:s/>}</text:p>
            <text:p>+ <text:s/>}</text:p>
            <text:p>+</text:p>
            <text:p>+ <text:s/>private boolean somethingIsRequiredInList(ThriftType.ListType thriftType) {</text:p>
            <text:p>+ <text:s text:c="3"/>r</text:p>
            <text:p>eturn fieldIsRequired(thriftType.getValues());</text:p>
            <text:p>+ <text:s/>}</text:p>
            <text:p>+ <text:s/>private boolean somethingIsRequiredInSet</text:p>
            <text:p>(ThriftType.SetType thriftType) {</text:p>
            <text:p>+ <text:s text:c="3"/>return fieldIsRequired(thriftType.getValues());</text:p>
            <text:p>+ <text:s/>}</text:p>
            <text:p>+</text:p>
            <text:p>+</text:p>
            <text:p><text:s text:c="2"/>private boolean somethingIsRequiredInMap(ThriftType.MapType thriftType) {</text:p>
            <text:p>+ <text:s text:c="3"/>return fieldIs</text:p>
            <text:p>Required(thriftType.getKey()) || fieldIsRequired(thriftType.getValue());</text:p>
            <text:p>+ <text:s/>}</text:p>
            <text:p>+</text:p>
            <text:p>+ <text:s/>private bool</text:p>
            <text:p>ean somethingIsRequiredInStruct(ThriftType.StructType thriftType) {</text:p>
            <text:p>+ <text:s text:c="3"/>boolean isRequired = f</text:p>
            <text:p>alse;</text:p>
            <text:p>+ <text:s text:c="3"/>Iterator&lt;ThriftField&gt; childrenIter = thriftType.getChildren().iterator();</text:p>
            <text:p>+ <text:s text:c="3"/>while</text:p>
            <text:p><text:s/>(!isRequired &amp;&amp; childrenIter.hasNext()) {</text:p>
            <text:p>+ <text:s text:c="5"/>ThriftField field = childrenIter.next();</text:p>
            <text:p>+ <text:s text:c="2"/></text:p>
            <text:p><text:s text:c="3"/>isRequired = fieldIsRequired(field);</text:p>
            <text:p>+ <text:s text:c="3"/>}</text:p>
            <text:p>+ <text:s text:c="3"/>return isRequired;</text:p>
            <text:p>+ <text:s/>}</text:p>
            <text:p>+</text:p>
            <text:p><text:s text:c="3"/>/**</text:p>
            <text:p><text:s text:c="4"/>*</text:p>
            <text:p><text:s text:c="4"/></text:p>
            <text:p>* {@inheritDoc}</text:p>
            <text:p>@@ -802,10 +852,16 @@ public ThriftRecordConverter(ThriftReader&lt;T&gt; thriftReader</text:p>
            <text:p>, String name, MessageT</text:p>
            <text:p><text:s text:c="3"/>@Override</text:p>
            <text:p><text:s text:c="3"/>public T getCurrentRecord() {</text:p>
            <text:p><text:s text:c="5"/>try {</text:p>
            <text:p>- <text:s text:c="5"/>List&lt;TP</text:p>
            <text:p>rotocol&gt; fixedEvents = new ProtocolEventsAmender(rootEvents).amendMissingRequiredFields(thriftT</text:p>
            <text:p>ype);</text:p>
            <text:p>- <text:s text:c="5"/>protocol.addAll(fixedEvents);</text:p>
            <text:p>- <text:s text:c="5"/>rootEvents.clear();</text:p>
            <text:p>- <text:s text:c="5"/>return thriftReade</text:p>
            <text:p>r.readOneRecord(protocol);</text:p>
            <text:p>+ <text:s text:c="5"/>if (hasRequiredFields) {</text:p>
            <text:p>+ <text:s text:c="7"/>List&lt;TProtocol&gt; fixedEvents</text:p>
            <text:p><text:s/>= new ProtocolEventsAmender(rootEvents).amendMissingRequiredFields(thriftType);</text:p>
            <text:p>+ <text:s text:c="7"/>proto</text:p>
            <text:p>col.addAll(fixedEvents);</text:p>
            <text:p>+ <text:s text:c="7"/>rootEvents.clear();</text:p>
            <text:p>+ <text:s text:c="7"/>return thriftReader.readOneRecor</text:p>
            <text:p>d(protocol);</text:p>
            <text:p>+ <text:s text:c="4"/>} else {</text:p>
            <text:p>+ <text:s text:c="6"/>protocol.addAll(rootEvents);</text:p>
            <text:p>+ <text:s text:c="6"/>rootEvents.clear();</text:p>
            <text:p>+ </text:p>
            <text:p><text:s text:c="6"/>return thriftReader.readOneRecord(protocol);</text:p>
            <text:p>+ <text:s text:c="4"/>}</text:p>
            <text:p><text:s text:c="5"/>} catch (TException e) {</text:p>
            <text:p><text:s text:c="6"/></text:p>
            <text:p><text:s/>throw new ParquetDecodingException("Could not read thrift object from protocol", e);</text:p>
            <text:p><text:s text:c="5"/>}</text:p>
            <text:p>di</text:p>
            <text:p>ff --git a/parquet-thrift/src/main/java/parquet/thrift/projection/amend/DefaultProtocolEventsGe</text:p>
            <text:p>nerator.java b/parquet-thrift/src/main/java/parquet/thrift/projection/amend/DefaultProtocolEven</text:p>
            <text:p>tsGenerator.java</text:p>
            <text:p>index ce56f861e..ce26f2ca1 100644</text:p>
            <text:p>--- a/parquet-thrift/src/main/java/parquet/t</text:p>
            <text:p>hrift/projection/amend/DefaultProtocolEventsGenerator.java</text:p>
            <text:p>+++ b/parquet-thrift/src/main/java/p</text:p>
            <text:p>arquet/thrift/projection/amend/DefaultProtocolEventsGenerator.java</text:p>
            <text:p>@@ -49,7 +49,7 @@ public voi</text:p>
            <text:p>d readStructEnd() throws TException {</text:p>
            <text:p><text:s text:c="5"/>public void readFieldEnd() throws TException {</text:p>
            <text:p><text:s text:c="5"/></text:p>
            <text:p>}</text:p>
            <text:p><text:s text:c="3"/>};</text:p>
            <text:p>- <text:s/>List createdEvents = new ArrayList&lt;TProtocol&gt;();</text:p>
            <text:p>+ <text:s/>List&lt;TProtocol&gt; createdEvents = </text:p>
            <text:p>new ArrayList&lt;TProtocol&gt;();</text:p>
            <text:p><text:s/></text:p>
            <text:p><text:s text:c="3"/>public List&lt;TProtocol&gt; createProtocolEventsForField(ThriftFiel</text:p>
            <text:p>d missingField) {</text:p>
            <text:p><text:s text:c="5"/>TProtocol fieldBegin = new ReadFieldBeginProtocol(missingField);</text:p>
            <text:p/>
            <text:p/>
            <text:p><text:s/></text:p>
            <text:p/>
            <text:p>--</text:p>
            <text:p>--------------------------------------------------------------</text:p>
            <text:p>This is an automated message fro</text:p>
            <text:p>m the Apache Git Service.</text:p>
            <text:p>To respond to the message, please log on GitHub and use the</text:p>
            <text:p>URL above</text:p>
            <text:p><text:s/>to go to the specific comment.</text:p>
            <text:p><text:s/></text:p>
            <text:p>For queries about this service, please contact Infrastructure</text:p>
            <text:p><text:s/>at:</text:p>
            <text:p>users@infra.apache.org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2985</text:p>
          </table:table-cell>
          <table:table-cell office:value-type="string">
            <text:p>PARQUET-6</text:p>
          </table:table-cell>
          <table:table-cell office:value-type="string">
            <text:p>Document new jira/pr workflow for contributo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41236</text:p>
          </table:table-cell>
          <table:table-cell office:value-type="string">
            <text:p>https://github.com/apache/incubator-parquet-mr/pull/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059255</text:p>
          </table:table-cell>
          <table:table-cell office:value-type="string">
            <text:p>Merged PR 8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2823</text:p>
          </table:table-cell>
          <table:table-cell office:value-type="string">
            <text:p>PARQUET-5</text:p>
          </table:table-cell>
          <table:table-cell office:value-type="string">
            <text:p>Add option to reuse (Avro) objects when reading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14048077</text:p>
          </table:table-cell>
          <table:table-cell office:value-type="string">
            <text:p>Congratulations on entering Incubator!</text:p>
            <text:p/>
            <text:p>I have made some improvements to Parquet's Avro support</text:p>
            <text:p><text:s/>in the past and would like to pick this up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062647</text:p>
          </table:table-cell>
          <table:table-cell office:value-type="string">
            <text:p>[~davidzchen], feel free to pick this up! If you need any help with the parquet-avro code, let </text:p>
            <text:p>us know. Thanks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2692</text:p>
          </table:table-cell>
          <table:table-cell office:value-type="string">
            <text:p>PARQUET-4</text:p>
          </table:table-cell>
          <table:table-cell office:value-type="string">
            <text:p>Use LRU caching for footers in ParquetInputFormat.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14067059</text:p>
          </table:table-cell>
          <table:table-cell office:value-type="string">
            <text:p>Issue resolved by pull request 2</text:p>
            <text:p>[https://github.com/apache/incubator-parquet-mr/pull/2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2623</text:p>
          </table:table-cell>
          <table:table-cell office:value-type="string">
            <text:p>PARQUET-3</text:p>
          </table:table-cell>
          <table:table-cell office:value-type="string">
            <text:p>tool to merge pull requests based on Spark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14039228</text:p>
          </table:table-cell>
          <table:table-cell office:value-type="string">
            <text:p>+1 </text:p>
            <text:p/>
            <text:p>is +1-ing on github ok?</text:p>
            <text:p/>
            <text:p>... also, at some point, we should explain what "you should have </text:p>
            <text:p>apache credentials" involv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14039233</text:p>
          </table:table-cell>
          <table:table-cell office:value-type="string">
            <text:p>I'll rephrase with being a committer.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039677</text:p>
          </table:table-cell>
          <table:table-cell office:value-type="string">
            <text:p>committed in master: https://github.com/apache/incubator-parquet-mr/commit/859b6b4b9485186fdfd3</text:p>
            <text:p>dd0cd0439d2a48b56aa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2591</text:p>
          </table:table-cell>
          <table:table-cell office:value-type="string">
            <text:p>PARQUET-2</text:p>
          </table:table-cell>
          <table:table-cell office:value-type="string">
            <text:p>Adding Type Persuasion for Primitive Type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14042397</text:p>
          </table:table-cell>
          <table:table-cell office:value-type="string">
            <text:p>+1 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042400</text:p>
          </table:table-cell>
          <table:table-cell office:value-type="string">
            <text:p>Issue resolved by pull request 3</text:p>
            <text:p>[https://github.com/apache/incubator-parquet-mr/pull/3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e ID</text:p>
          </table:table-cell>
          <table:table-cell office:value-type="string">
            <text:p>Issue Key</text:p>
          </table:table-cell>
          <table:table-cell office:value-type="string">
            <text:p>Issue Summary</text:p>
          </table:table-cell>
          <table:table-cell table:number-columns-repeated="1021"/>
        </table:table-row>
        <table:table-row table:style-name="ro1">
          <table:table-cell office:value-type="string">
            <text:p>12721230</text:p>
          </table:table-cell>
          <table:table-cell office:value-type="string">
            <text:p>PARQUET-1</text:p>
          </table:table-cell>
          <table:table-cell office:value-type="string">
            <text:p>need http://parquet.incubator.apache.org to be maintained</text:p>
          </table:table-cell>
          <table:table-cell table:number-columns-repeated="1021"/>
        </table:table-row>
        <table:table-row table:style-name="ro16">
          <table:table-cell table:number-columns-repeated="3"/>
          <table:table-cell office:value-type="string">
            <text:p>14062544</text:p>
          </table:table-cell>
          <table:table-cell office:value-type="string">
            <text:p>Spent some time last week setting up something very basic with middleman. I'm not a designer so</text:p>
            <text:p><text:s/>you're pretty much going to get a bootstrap site with minimal theming: http://parquet.incubato</text:p>
            <text:p>r.apache.org/</text:p>
            <text:p/>
            <text:p>We're going to need to update some of the markdown files to not mention the gith</text:p>
            <text:p>ub site or point them to the new github mirror</text:p>
            <text:p/>
            <text:p>I put the documentation to update the site here</text:p>
            <text:p>: </text:p>
            <text:p>http://parquet.incubator.apache.org/contribute/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14070665</text:p>
          </table:table-cell>
          <table:table-cell office:value-type="string">
            <text:p>Thanks Chris</text:p>
            <text:p>Looks good</text:p>
          </table:table-cell>
          <table:table-cell table:number-columns-repeated="1019"/>
        </table:table-row>
        <table:table-row table:style-name="ro1" table:number-rows-repeated="10438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Parquet" table:target-range-address="Parquet.A4:Parquet.E47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19.02.2020</text:date>, <text:time>16:52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arquet" style:display-name="PageStyle_Parqu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9T16:52:35</dc:date>
    <meta:document-statistic meta:table-count="1" meta:cell-count="9398" meta:object-count="0"/>
    <meta:generator>OpenOffice/4.1.5$Unix OpenOffice.org_project/415m1$Build-9789</meta:generator>
  </office:meta>
</office:document-meta>
</file>